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1083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ubway_5f_weekends">
      <style:table-properties table:display="true" style:writing-mode="lr-tb"/>
    </style:style>
    <style:style style:name="ta2" style:family="table" style:master-page-name="PageStyle_5f_subway_20_weekday">
      <style:table-properties table:display="true" style:writing-mode="lr-tb"/>
    </style:style>
    <style:style style:name="ta3" style:family="table" style:master-page-name="PageStyle_5f_Ridership">
      <style:table-properties table:display="true" style:writing-mode="lr-tb"/>
    </style:style>
    <style:style style:name="ta4" style:family="table" style:master-page-name="PageStyle_5f_2012_20_Only">
      <style:table-properties table:display="true" style:writing-mode="lr-tb"/>
    </style:style>
    <style:style style:name="ta5" style:family="table" style:master-page-name="PageStyle_5f_2012_20_Clean">
      <style:table-properties table:display="true" style:writing-mode="lr-tb"/>
    </style:style>
    <style:style style:name="ta6" style:family="table" style:master-page-name="PageStyle_5f_Annual_20_Ridership">
      <style:table-properties table:display="true" style:writing-mode="lr-tb"/>
    </style:style>
    <style:style style:name="ta7" style:family="table" style:master-page-name="PageStyle_5f_Summarie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style:rotation-align="none"/>
    </style:style>
    <style:style style:name="ce5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ubway_weekends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 (alphabetical by borough)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2011-12 Change</text:p>
          </table:table-cell>
          <table:table-cell table:style-name="ce1" office:value-type="string" calcext:value-type="string">
            <text:p>2012 Rank</text:p>
          </table:table-cell>
          <table:table-cell table:style-name="ce1" table:number-columns-repeated="1014"/>
        </table:table-row>
        <table:table-row table:style-name="ro2">
          <table:table-cell table:style-name="Default"/>
          <table:table-cell office:value-type="string" calcext:value-type="string">
            <text:p>The Bronx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38 St-Grand Concourse 4 train icon 5 train icon</text:p>
          </table:table-cell>
          <table:table-cell office:value-type="float" office:value="2001" calcext:value-type="float">
            <text:p>2001</text:p>
          </table:table-cell>
          <table:table-cell office:value-type="float" office:value="2155" calcext:value-type="float">
            <text:p>2155</text:p>
          </table:table-cell>
          <table:table-cell office:value-type="float" office:value="2429" calcext:value-type="float">
            <text:p>2429</text:p>
          </table:table-cell>
          <table:table-cell office:value-type="float" office:value="2450" calcext:value-type="float">
            <text:p>2450</text:p>
          </table:table-cell>
          <table:table-cell office:value-type="float" office:value="2526" calcext:value-type="float">
            <text:p>2526</text:p>
          </table:table-cell>
          <table:table-cell office:value-type="float" office:value="2648" calcext:value-type="float">
            <text:p>264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+4.8%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49 St-Grand Concourse 2 train icon 4 train icon 5 train icon</text:p>
          </table:table-cell>
          <table:table-cell office:value-type="float" office:value="8690" calcext:value-type="float">
            <text:p>8690</text:p>
          </table:table-cell>
          <table:table-cell office:value-type="float" office:value="10039" calcext:value-type="float">
            <text:p>10039</text:p>
          </table:table-cell>
          <table:table-cell office:value-type="float" office:value="10926" calcext:value-type="float">
            <text:p>10926</text:p>
          </table:table-cell>
          <table:table-cell office:value-type="float" office:value="13577" calcext:value-type="float">
            <text:p>13577</text:p>
          </table:table-cell>
          <table:table-cell office:value-type="float" office:value="14022" calcext:value-type="float">
            <text:p>14022</text:p>
          </table:table-cell>
          <table:table-cell office:value-type="float" office:value="13024" calcext:value-type="float">
            <text:p>13024</text:p>
          </table:table-cell>
          <table:table-cell office:value-type="float" office:value="-998" calcext:value-type="float">
            <text:p>-998</text:p>
          </table:table-cell>
          <table:table-cell office:value-type="string" calcext:value-type="string">
            <text:p>-7.1%</text:p>
          </table:table-cell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1 St-Yankee Stadium B train icon D train icon 4 train icon</text:p>
          </table:table-cell>
          <table:table-cell office:value-type="float" office:value="30300" calcext:value-type="float">
            <text:p>30300</text:p>
          </table:table-cell>
          <table:table-cell office:value-type="float" office:value="33035" calcext:value-type="float">
            <text:p>33035</text:p>
          </table:table-cell>
          <table:table-cell office:value-type="float" office:value="31919" calcext:value-type="float">
            <text:p>31919</text:p>
          </table:table-cell>
          <table:table-cell office:value-type="float" office:value="32363" calcext:value-type="float">
            <text:p>32363</text:p>
          </table:table-cell>
          <table:table-cell office:value-type="float" office:value="34258" calcext:value-type="float">
            <text:p>34258</text:p>
          </table:table-cell>
          <table:table-cell office:value-type="float" office:value="35820" calcext:value-type="float">
            <text:p>35820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+4.6%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 4 train icon</text:p>
          </table:table-cell>
          <table:table-cell office:value-type="float" office:value="9789" calcext:value-type="float">
            <text:p>9789</text:p>
          </table:table-cell>
          <table:table-cell office:value-type="float" office:value="9903" calcext:value-type="float">
            <text:p>9903</text:p>
          </table:table-cell>
          <table:table-cell office:value-type="float" office:value="10694" calcext:value-type="float">
            <text:p>10694</text:p>
          </table:table-cell>
          <table:table-cell office:value-type="float" office:value="10696" calcext:value-type="float">
            <text:p>10696</text:p>
          </table:table-cell>
          <table:table-cell office:value-type="float" office:value="11089" calcext:value-type="float">
            <text:p>11089</text:p>
          </table:table-cell>
          <table:table-cell office:value-type="float" office:value="11188" calcext:value-type="float">
            <text:p>111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+0.9%</text:p>
          </table:table-cell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 B train icon D train icon</text:p>
          </table:table-cell>
          <table:table-cell office:value-type="float" office:value="11114" calcext:value-type="float">
            <text:p>11114</text:p>
          </table:table-cell>
          <table:table-cell office:value-type="float" office:value="11722" calcext:value-type="float">
            <text:p>11722</text:p>
          </table:table-cell>
          <table:table-cell office:value-type="float" office:value="11305" calcext:value-type="float">
            <text:p>11305</text:p>
          </table:table-cell>
          <table:table-cell office:value-type="float" office:value="11997" calcext:value-type="float">
            <text:p>11997</text:p>
          </table:table-cell>
          <table:table-cell office:value-type="float" office:value="11956" calcext:value-type="float">
            <text:p>11956</text:p>
          </table:table-cell>
          <table:table-cell office:value-type="float" office:value="11924" calcext:value-type="float">
            <text:p>11924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-0.3%</text:p>
          </table:table-cell>
          <table:table-cell office:value-type="float" office:value="142" calcext:value-type="float">
            <text:p>1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 4 train icon</text:p>
          </table:table-cell>
          <table:table-cell office:value-type="float" office:value="9102" calcext:value-type="float">
            <text:p>9102</text:p>
          </table:table-cell>
          <table:table-cell office:value-type="float" office:value="9508" calcext:value-type="float">
            <text:p>9508</text:p>
          </table:table-cell>
          <table:table-cell office:value-type="float" office:value="10550" calcext:value-type="float">
            <text:p>10550</text:p>
          </table:table-cell>
          <table:table-cell office:value-type="float" office:value="10987" calcext:value-type="float">
            <text:p>10987</text:p>
          </table:table-cell>
          <table:table-cell office:value-type="float" office:value="11081" calcext:value-type="float">
            <text:p>11081</text:p>
          </table:table-cell>
          <table:table-cell office:value-type="float" office:value="10952" calcext:value-type="float">
            <text:p>10952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-1.2%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 B train icon D train icon</text:p>
          </table:table-cell>
          <table:table-cell office:value-type="float" office:value="7739" calcext:value-type="float">
            <text:p>7739</text:p>
          </table:table-cell>
          <table:table-cell office:value-type="float" office:value="8256" calcext:value-type="float">
            <text:p>8256</text:p>
          </table:table-cell>
          <table:table-cell office:value-type="float" office:value="7671" calcext:value-type="float">
            <text:p>7671</text:p>
          </table:table-cell>
          <table:table-cell office:value-type="float" office:value="7263" calcext:value-type="float">
            <text:p>7263</text:p>
          </table:table-cell>
          <table:table-cell office:value-type="float" office:value="7788" calcext:value-type="float">
            <text:p>7788</text:p>
          </table:table-cell>
          <table:table-cell office:value-type="float" office:value="8324" calcext:value-type="float">
            <text:p>8324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+6.9%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4 St 2 train icon 5 train icon</text:p>
          </table:table-cell>
          <table:table-cell office:value-type="float" office:value="7138" calcext:value-type="float">
            <text:p>7138</text:p>
          </table:table-cell>
          <table:table-cell office:value-type="float" office:value="7341" calcext:value-type="float">
            <text:p>7341</text:p>
          </table:table-cell>
          <table:table-cell office:value-type="float" office:value="7187" calcext:value-type="float">
            <text:p>7187</text:p>
          </table:table-cell>
          <table:table-cell office:value-type="float" office:value="7353" calcext:value-type="float">
            <text:p>7353</text:p>
          </table:table-cell>
          <table:table-cell office:value-type="float" office:value="6817" calcext:value-type="float">
            <text:p>6817</text:p>
          </table:table-cell>
          <table:table-cell office:value-type="float" office:value="7210" calcext:value-type="float">
            <text:p>72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+5.8%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Bronx</text:p>
          </table:table-cell>
          <table:table-cell office:value-type="string" calcext:value-type="string">
            <text:p>174-175 Sts B train icon D train icon</text:p>
          </table:table-cell>
          <table:table-cell office:value-type="float" office:value="5516" calcext:value-type="float">
            <text:p>5516</text:p>
          </table:table-cell>
          <table:table-cell office:value-type="float" office:value="5944" calcext:value-type="float">
            <text:p>5944</text:p>
          </table:table-cell>
          <table:table-cell office:value-type="float" office:value="5508" calcext:value-type="float">
            <text:p>5508</text:p>
          </table:table-cell>
          <table:table-cell office:value-type="float" office:value="5403" calcext:value-type="float">
            <text:p>5403</text:p>
          </table:table-cell>
          <table:table-cell office:value-type="float" office:value="5651" calcext:value-type="float">
            <text:p>5651</text:p>
          </table:table-cell>
          <table:table-cell office:value-type="float" office:value="5833" calcext:value-type="float">
            <text:p>583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+3.2%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6 St 4 train icon</text:p>
          </table:table-cell>
          <table:table-cell office:value-type="float" office:value="5136" calcext:value-type="float">
            <text:p>5136</text:p>
          </table:table-cell>
          <table:table-cell office:value-type="float" office:value="5441" calcext:value-type="float">
            <text:p>5441</text:p>
          </table:table-cell>
          <table:table-cell office:value-type="float" office:value="5106" calcext:value-type="float">
            <text:p>5106</text:p>
          </table:table-cell>
          <table:table-cell office:value-type="float" office:value="5379" calcext:value-type="float">
            <text:p>5379</text:p>
          </table:table-cell>
          <table:table-cell office:value-type="float" office:value="6484" calcext:value-type="float">
            <text:p>6484</text:p>
          </table:table-cell>
          <table:table-cell office:value-type="float" office:value="6508" calcext:value-type="float">
            <text:p>65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+0.4%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Bronx</text:p>
          </table:table-cell>
          <table:table-cell office:value-type="string" calcext:value-type="string">
            <text:p>182-183 Sts B train icon D train icon</text:p>
          </table:table-cell>
          <table:table-cell office:value-type="float" office:value="6323" calcext:value-type="float">
            <text:p>6323</text:p>
          </table:table-cell>
          <table:table-cell office:value-type="float" office:value="6363" calcext:value-type="float">
            <text:p>6363</text:p>
          </table:table-cell>
          <table:table-cell office:value-type="float" office:value="6049" calcext:value-type="float">
            <text:p>6049</text:p>
          </table:table-cell>
          <table:table-cell office:value-type="float" office:value="6158" calcext:value-type="float">
            <text:p>6158</text:p>
          </table:table-cell>
          <table:table-cell office:value-type="float" office:value="6135" calcext:value-type="float">
            <text:p>6135</text:p>
          </table:table-cell>
          <table:table-cell office:value-type="float" office:value="5807" calcext:value-type="float">
            <text:p>5807</text:p>
          </table:table-cell>
          <table:table-cell office:value-type="float" office:value="-328" calcext:value-type="float">
            <text:p>-328</text:p>
          </table:table-cell>
          <table:table-cell office:value-type="string" calcext:value-type="string">
            <text:p>-5.3%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83 St 4 train icon</text:p>
          </table:table-cell>
          <table:table-cell office:value-type="float" office:value="3905" calcext:value-type="float">
            <text:p>3905</text:p>
          </table:table-cell>
          <table:table-cell office:value-type="float" office:value="6531" calcext:value-type="float">
            <text:p>6531</text:p>
          </table:table-cell>
          <table:table-cell office:value-type="float" office:value="7231" calcext:value-type="float">
            <text:p>7231</text:p>
          </table:table-cell>
          <table:table-cell office:value-type="float" office:value="7281" calcext:value-type="float">
            <text:p>7281</text:p>
          </table:table-cell>
          <table:table-cell office:value-type="float" office:value="7591" calcext:value-type="float">
            <text:p>7591</text:p>
          </table:table-cell>
          <table:table-cell office:value-type="float" office:value="7588" calcext:value-type="float">
            <text:p>758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0.0%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19 St 2 train icon 5 train icon</text:p>
          </table:table-cell>
          <table:table-cell office:value-type="float" office:value="2937" calcext:value-type="float">
            <text:p>2937</text:p>
          </table:table-cell>
          <table:table-cell office:value-type="float" office:value="2992" calcext:value-type="float">
            <text:p>2992</text:p>
          </table:table-cell>
          <table:table-cell office:value-type="float" office:value="3288" calcext:value-type="float">
            <text:p>3288</text:p>
          </table:table-cell>
          <table:table-cell office:value-type="float" office:value="3545" calcext:value-type="float">
            <text:p>3545</text:p>
          </table:table-cell>
          <table:table-cell office:value-type="float" office:value="3367" calcext:value-type="float">
            <text:p>3367</text:p>
          </table:table-cell>
          <table:table-cell office:value-type="float" office:value="3827" calcext:value-type="float">
            <text:p>38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+13.7%</text:p>
          </table:table-cell>
          <table:table-cell office:value-type="float" office:value="329" calcext:value-type="float">
            <text:p>3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25 St 2 train icon 5 train icon</text:p>
          </table:table-cell>
          <table:table-cell office:value-type="float" office:value="3767" calcext:value-type="float">
            <text:p>3767</text:p>
          </table:table-cell>
          <table:table-cell office:value-type="float" office:value="3688" calcext:value-type="float">
            <text:p>3688</text:p>
          </table:table-cell>
          <table:table-cell office:value-type="float" office:value="3883" calcext:value-type="float">
            <text:p>3883</text:p>
          </table:table-cell>
          <table:table-cell office:value-type="float" office:value="4359" calcext:value-type="float">
            <text:p>4359</text:p>
          </table:table-cell>
          <table:table-cell office:value-type="float" office:value="4246" calcext:value-type="float">
            <text:p>4246</text:p>
          </table:table-cell>
          <table:table-cell office:value-type="float" office:value="4838" calcext:value-type="float">
            <text:p>483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+13.9%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1 St 1 train icon</text:p>
          </table:table-cell>
          <table:table-cell office:value-type="float" office:value="8599" calcext:value-type="float">
            <text:p>8599</text:p>
          </table:table-cell>
          <table:table-cell office:value-type="float" office:value="9821" calcext:value-type="float">
            <text:p>9821</text:p>
          </table:table-cell>
          <table:table-cell office:value-type="float" office:value="9519" calcext:value-type="float">
            <text:p>9519</text:p>
          </table:table-cell>
          <table:table-cell office:value-type="float" office:value="8160" calcext:value-type="float">
            <text:p>8160</text:p>
          </table:table-cell>
          <table:table-cell office:value-type="float" office:value="7274" calcext:value-type="float">
            <text:p>7274</text:p>
          </table:table-cell>
          <table:table-cell office:value-type="float" office:value="9704" calcext:value-type="float">
            <text:p>9704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+33.4%</text:p>
          </table:table-cell>
          <table:table-cell office:value-type="float" office:value="169" calcext:value-type="float">
            <text:p>1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3 St 2 train icon 5 train icon</text:p>
          </table:table-cell>
          <table:table-cell office:value-type="float" office:value="4503" calcext:value-type="float">
            <text:p>4503</text:p>
          </table:table-cell>
          <table:table-cell office:value-type="float" office:value="4549" calcext:value-type="float">
            <text:p>4549</text:p>
          </table:table-cell>
          <table:table-cell office:value-type="float" office:value="4886" calcext:value-type="float">
            <text:p>4886</text:p>
          </table:table-cell>
          <table:table-cell office:value-type="float" office:value="5416" calcext:value-type="float">
            <text:p>5416</text:p>
          </table:table-cell>
          <table:table-cell office:value-type="float" office:value="5277" calcext:value-type="float">
            <text:p>5277</text:p>
          </table:table-cell>
          <table:table-cell office:value-type="float" office:value="5971" calcext:value-type="float">
            <text:p>597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+13.2%</text:p>
          </table:table-cell>
          <table:table-cell office:value-type="float" office:value="264" calcext:value-type="float">
            <text:p>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8 St 1 train icon</text:p>
          </table:table-cell>
          <table:table-cell office:value-type="float" office:value="3545" calcext:value-type="float">
            <text:p>3545</text:p>
          </table:table-cell>
          <table:table-cell office:value-type="float" office:value="4095" calcext:value-type="float">
            <text:p>4095</text:p>
          </table:table-cell>
          <table:table-cell office:value-type="float" office:value="3743" calcext:value-type="float">
            <text:p>3743</text:p>
          </table:table-cell>
          <table:table-cell office:value-type="float" office:value="3134" calcext:value-type="float">
            <text:p>3134</text:p>
          </table:table-cell>
          <table:table-cell office:value-type="float" office:value="2477" calcext:value-type="float">
            <text:p>2477</text:p>
          </table:table-cell>
          <table:table-cell office:value-type="float" office:value="3716" calcext:value-type="float">
            <text:p>3716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+50.0%</text:p>
          </table:table-cell>
          <table:table-cell office:value-type="float" office:value="334" calcext:value-type="float">
            <text:p>3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38 St 6 train icon</text:p>
          </table:table-cell>
          <table:table-cell office:value-type="float" office:value="7020" calcext:value-type="float">
            <text:p>7020</text:p>
          </table:table-cell>
          <table:table-cell office:value-type="float" office:value="7362" calcext:value-type="float">
            <text:p>7362</text:p>
          </table:table-cell>
          <table:table-cell office:value-type="float" office:value="8621" calcext:value-type="float">
            <text:p>8621</text:p>
          </table:table-cell>
          <table:table-cell office:value-type="float" office:value="7575" calcext:value-type="float">
            <text:p>7575</text:p>
          </table:table-cell>
          <table:table-cell office:value-type="float" office:value="8134" calcext:value-type="float">
            <text:p>8134</text:p>
          </table:table-cell>
          <table:table-cell office:value-type="float" office:value="8670" calcext:value-type="float">
            <text:p>867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+6.6%</text:p>
          </table:table-cell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49 St 2 train icon 5 train icon</text:p>
          </table:table-cell>
          <table:table-cell office:value-type="float" office:value="23628" calcext:value-type="float">
            <text:p>23628</text:p>
          </table:table-cell>
          <table:table-cell office:value-type="float" office:value="23744" calcext:value-type="float">
            <text:p>23744</text:p>
          </table:table-cell>
          <table:table-cell office:value-type="float" office:value="23330" calcext:value-type="float">
            <text:p>23330</text:p>
          </table:table-cell>
          <table:table-cell office:value-type="float" office:value="21053" calcext:value-type="float">
            <text:p>21053</text:p>
          </table:table-cell>
          <table:table-cell office:value-type="float" office:value="20811" calcext:value-type="float">
            <text:p>20811</text:p>
          </table:table-cell>
          <table:table-cell office:value-type="float" office:value="25356" calcext:value-type="float">
            <text:p>25356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+21.8%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Bronx</text:p>
          </table:table-cell>
          <table:table-cell office:value-type="string" calcext:value-type="string">
            <text:p>Allerton Av 2 train icon 5 train icon</text:p>
          </table:table-cell>
          <table:table-cell office:value-type="float" office:value="5718" calcext:value-type="float">
            <text:p>5718</text:p>
          </table:table-cell>
          <table:table-cell office:value-type="float" office:value="5491" calcext:value-type="float">
            <text:p>5491</text:p>
          </table:table-cell>
          <table:table-cell office:value-type="float" office:value="5865" calcext:value-type="float">
            <text:p>5865</text:p>
          </table:table-cell>
          <table:table-cell office:value-type="float" office:value="5932" calcext:value-type="float">
            <text:p>5932</text:p>
          </table:table-cell>
          <table:table-cell office:value-type="float" office:value="5164" calcext:value-type="float">
            <text:p>5164</text:p>
          </table:table-cell>
          <table:table-cell office:value-type="float" office:value="6242" calcext:value-type="float">
            <text:p>6242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+20.9%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 Bronx</text:p>
          </table:table-cell>
          <table:table-cell office:value-type="string" calcext:value-type="string">
            <text:p>Baychester Av 5 train icon</text:p>
          </table:table-cell>
          <table:table-cell office:value-type="float" office:value="2931" calcext:value-type="float">
            <text:p>2931</text:p>
          </table:table-cell>
          <table:table-cell office:value-type="float" office:value="3022" calcext:value-type="float">
            <text:p>3022</text:p>
          </table:table-cell>
          <table:table-cell office:value-type="float" office:value="2148" calcext:value-type="float">
            <text:p>2148</text:p>
          </table:table-cell>
          <table:table-cell office:value-type="float" office:value="2630" calcext:value-type="float">
            <text:p>2630</text:p>
          </table:table-cell>
          <table:table-cell office:value-type="float" office:value="2368" calcext:value-type="float">
            <text:p>2368</text:p>
          </table:table-cell>
          <table:table-cell office:value-type="float" office:value="3032" calcext:value-type="float">
            <text:p>3032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+28.0%</text:p>
          </table:table-cell>
          <table:table-cell office:value-type="float" office:value="363" calcext:value-type="float">
            <text:p>3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 B train icon D train icon</text:p>
          </table:table-cell>
          <table:table-cell office:value-type="float" office:value="6373" calcext:value-type="float">
            <text:p>6373</text:p>
          </table:table-cell>
          <table:table-cell office:value-type="float" office:value="6911" calcext:value-type="float">
            <text:p>6911</text:p>
          </table:table-cell>
          <table:table-cell office:value-type="float" office:value="7226" calcext:value-type="float">
            <text:p>7226</text:p>
          </table:table-cell>
          <table:table-cell office:value-type="float" office:value="6417" calcext:value-type="float">
            <text:p>6417</text:p>
          </table:table-cell>
          <table:table-cell office:value-type="float" office:value="6478" calcext:value-type="float">
            <text:p>6478</text:p>
          </table:table-cell>
          <table:table-cell office:value-type="float" office:value="7039" calcext:value-type="float">
            <text:p>703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+8.7%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-Lehman College 4 train icon</text:p>
          </table:table-cell>
          <table:table-cell office:value-type="float" office:value="4594" calcext:value-type="float">
            <text:p>4594</text:p>
          </table:table-cell>
          <table:table-cell office:value-type="float" office:value="5753" calcext:value-type="float">
            <text:p>5753</text:p>
          </table:table-cell>
          <table:table-cell office:value-type="float" office:value="5252" calcext:value-type="float">
            <text:p>5252</text:p>
          </table:table-cell>
          <table:table-cell office:value-type="float" office:value="5333" calcext:value-type="float">
            <text:p>5333</text:p>
          </table:table-cell>
          <table:table-cell office:value-type="float" office:value="5545" calcext:value-type="float">
            <text:p>5545</text:p>
          </table:table-cell>
          <table:table-cell office:value-type="float" office:value="5303" calcext:value-type="float">
            <text:p>5303</text:p>
          </table:table-cell>
          <table:table-cell office:value-type="float" office:value="-242" calcext:value-type="float">
            <text:p>-242</text:p>
          </table:table-cell>
          <table:table-cell office:value-type="string" calcext:value-type="string">
            <text:p>-4.4%</text:p>
          </table:table-cell>
          <table:table-cell office:value-type="float" office:value="281" calcext:value-type="float">
            <text:p>2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nx Park East 2 train icon 5 train icon</text:p>
          </table:table-cell>
          <table:table-cell office:value-type="float" office:value="2785" calcext:value-type="float">
            <text:p>2785</text:p>
          </table:table-cell>
          <table:table-cell office:value-type="float" office:value="2547" calcext:value-type="float">
            <text:p>2547</text:p>
          </table:table-cell>
          <table:table-cell office:value-type="float" office:value="2611" calcext:value-type="float">
            <text:p>2611</text:p>
          </table:table-cell>
          <table:table-cell office:value-type="float" office:value="2807" calcext:value-type="float">
            <text:p>2807</text:p>
          </table:table-cell>
          <table:table-cell office:value-type="float" office:value="2285" calcext:value-type="float">
            <text:p>2285</text:p>
          </table:table-cell>
          <table:table-cell office:value-type="float" office:value="2880" calcext:value-type="float">
            <text:p>288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+26.0%</text:p>
          </table:table-cell>
          <table:table-cell office:value-type="float" office:value="365" calcext:value-type="float">
            <text:p>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ok Av 6 train icon</text:p>
          </table:table-cell>
          <table:table-cell office:value-type="float" office:value="7221" calcext:value-type="float">
            <text:p>7221</text:p>
          </table:table-cell>
          <table:table-cell office:value-type="float" office:value="7542" calcext:value-type="float">
            <text:p>7542</text:p>
          </table:table-cell>
          <table:table-cell office:value-type="float" office:value="5844" calcext:value-type="float">
            <text:p>5844</text:p>
          </table:table-cell>
          <table:table-cell office:value-type="float" office:value="7437" calcext:value-type="float">
            <text:p>7437</text:p>
          </table:table-cell>
          <table:table-cell office:value-type="float" office:value="7487" calcext:value-type="float">
            <text:p>7487</text:p>
          </table:table-cell>
          <table:table-cell office:value-type="float" office:value="6742" calcext:value-type="float">
            <text:p>6742</text:p>
          </table:table-cell>
          <table:table-cell office:value-type="float" office:value="-745" calcext:value-type="float">
            <text:p>-745</text:p>
          </table:table-cell>
          <table:table-cell office:value-type="string" calcext:value-type="string">
            <text:p>-10.0%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hre Av 6 train icon</text:p>
          </table:table-cell>
          <table:table-cell office:value-type="float" office:value="2086" calcext:value-type="float">
            <text:p>2086</text:p>
          </table:table-cell>
          <table:table-cell office:value-type="float" office:value="2360" calcext:value-type="float">
            <text:p>2360</text:p>
          </table:table-cell>
          <table:table-cell office:value-type="float" office:value="2267" calcext:value-type="float">
            <text:p>2267</text:p>
          </table:table-cell>
          <table:table-cell office:value-type="float" office:value="2364" calcext:value-type="float">
            <text:p>2364</text:p>
          </table:table-cell>
          <table:table-cell office:value-type="float" office:value="2742" calcext:value-type="float">
            <text:p>2742</text:p>
          </table:table-cell>
          <table:table-cell office:value-type="float" office:value="2837" calcext:value-type="float">
            <text:p>28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+3.5%</text:p>
          </table:table-cell>
          <table:table-cell office:value-type="float" office:value="368" calcext:value-type="float">
            <text:p>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ke Av 2 train icon 5 train icon</text:p>
          </table:table-cell>
          <table:table-cell office:value-type="float" office:value="3517" calcext:value-type="float">
            <text:p>3517</text:p>
          </table:table-cell>
          <table:table-cell office:value-type="float" office:value="3346" calcext:value-type="float">
            <text:p>3346</text:p>
          </table:table-cell>
          <table:table-cell office:value-type="float" office:value="3445" calcext:value-type="float">
            <text:p>3445</text:p>
          </table:table-cell>
          <table:table-cell office:value-type="float" office:value="3589" calcext:value-type="float">
            <text:p>3589</text:p>
          </table:table-cell>
          <table:table-cell office:value-type="float" office:value="3195" calcext:value-type="float">
            <text:p>3195</text:p>
          </table:table-cell>
          <table:table-cell office:value-type="float" office:value="3900" calcext:value-type="float">
            <text:p>390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+22.1%</text:p>
          </table:table-cell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nside Av 4 train icon</text:p>
          </table:table-cell>
          <table:table-cell office:value-type="float" office:value="11075" calcext:value-type="float">
            <text:p>11075</text:p>
          </table:table-cell>
          <table:table-cell office:value-type="float" office:value="10520" calcext:value-type="float">
            <text:p>10520</text:p>
          </table:table-cell>
          <table:table-cell office:value-type="float" office:value="11542" calcext:value-type="float">
            <text:p>11542</text:p>
          </table:table-cell>
          <table:table-cell office:value-type="float" office:value="12466" calcext:value-type="float">
            <text:p>12466</text:p>
          </table:table-cell>
          <table:table-cell office:value-type="float" office:value="12390" calcext:value-type="float">
            <text:p>12390</text:p>
          </table:table-cell>
          <table:table-cell office:value-type="float" office:value="12070" calcext:value-type="float">
            <text:p>12070</text:p>
          </table:table-cell>
          <table:table-cell office:value-type="float" office:value="-320" calcext:value-type="float">
            <text:p>-320</text:p>
          </table:table-cell>
          <table:table-cell office:value-type="string" calcext:value-type="string">
            <text:p>-2.6%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astle Hill Av 6 train icon</text:p>
          </table:table-cell>
          <table:table-cell office:value-type="float" office:value="5989" calcext:value-type="float">
            <text:p>5989</text:p>
          </table:table-cell>
          <table:table-cell office:value-type="float" office:value="6870" calcext:value-type="float">
            <text:p>6870</text:p>
          </table:table-cell>
          <table:table-cell office:value-type="float" office:value="5944" calcext:value-type="float">
            <text:p>5944</text:p>
          </table:table-cell>
          <table:table-cell office:value-type="float" office:value="7463" calcext:value-type="float">
            <text:p>7463</text:p>
          </table:table-cell>
          <table:table-cell office:value-type="float" office:value="7832" calcext:value-type="float">
            <text:p>7832</text:p>
          </table:table-cell>
          <table:table-cell office:value-type="float" office:value="7956" calcext:value-type="float">
            <text:p>795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+1.6%</text:p>
          </table:table-cell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ypress Av 6 train icon</text:p>
          </table:table-cell>
          <table:table-cell office:value-type="float" office:value="3335" calcext:value-type="float">
            <text:p>3335</text:p>
          </table:table-cell>
          <table:table-cell office:value-type="float" office:value="3625" calcext:value-type="float">
            <text:p>3625</text:p>
          </table:table-cell>
          <table:table-cell office:value-type="float" office:value="3123" calcext:value-type="float">
            <text:p>3123</text:p>
          </table:table-cell>
          <table:table-cell office:value-type="float" office:value="3787" calcext:value-type="float">
            <text:p>3787</text:p>
          </table:table-cell>
          <table:table-cell office:value-type="float" office:value="3713" calcext:value-type="float">
            <text:p>3713</text:p>
          </table:table-cell>
          <table:table-cell office:value-type="float" office:value="3445" calcext:value-type="float">
            <text:p>3445</text:p>
          </table:table-cell>
          <table:table-cell office:value-type="float" office:value="-268" calcext:value-type="float">
            <text:p>-268</text:p>
          </table:table-cell>
          <table:table-cell office:value-type="string" calcext:value-type="string">
            <text:p>-7.2%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3 St-St Mary's St 6 train icon</text:p>
          </table:table-cell>
          <table:table-cell office:value-type="float" office:value="643" calcext:value-type="float">
            <text:p>643</text:p>
          </table:table-cell>
          <table:table-cell office:value-type="float" office:value="648" calcext:value-type="float">
            <text:p>648</text:p>
          </table:table-cell>
          <table:table-cell office:value-type="float" office:value="504" calcext:value-type="float">
            <text:p>504</text:p>
          </table:table-cell>
          <table:table-cell office:value-type="float" office:value="630" calcext:value-type="float">
            <text:p>630</text:p>
          </table:table-cell>
          <table:table-cell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0.4%</text:p>
          </table:table-cell>
          <table:table-cell office:value-type="float" office:value="413" calcext:value-type="float">
            <text:p>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9 St 6 train icon</text:p>
          </table:table-cell>
          <table:table-cell office:value-type="float" office:value="4629" calcext:value-type="float">
            <text:p>4629</text:p>
          </table:table-cell>
          <table:table-cell office:value-type="float" office:value="4976" calcext:value-type="float">
            <text:p>4976</text:p>
          </table:table-cell>
          <table:table-cell office:value-type="float" office:value="4245" calcext:value-type="float">
            <text:p>4245</text:p>
          </table:table-cell>
          <table:table-cell office:value-type="float" office:value="5045" calcext:value-type="float">
            <text:p>5045</text:p>
          </table:table-cell>
          <table:table-cell office:value-type="float" office:value="5173" calcext:value-type="float">
            <text:p>5173</text:p>
          </table:table-cell>
          <table:table-cell office:value-type="float" office:value="5132" calcext:value-type="float">
            <text:p>5132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-0.8%</text:p>
          </table:table-cell>
          <table:table-cell office:value-type="float" office:value="288" calcext:value-type="float">
            <text:p>2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80 St 2 train icon 5 train icon</text:p>
          </table:table-cell>
          <table:table-cell office:value-type="float" office:value="5686" calcext:value-type="float">
            <text:p>5686</text:p>
          </table:table-cell>
          <table:table-cell office:value-type="float" office:value="7356" calcext:value-type="float">
            <text:p>7356</text:p>
          </table:table-cell>
          <table:table-cell office:value-type="float" office:value="8058" calcext:value-type="float">
            <text:p>8058</text:p>
          </table:table-cell>
          <table:table-cell office:value-type="float" office:value="6332" calcext:value-type="float">
            <text:p>6332</text:p>
          </table:table-cell>
          <table:table-cell office:value-type="float" office:value="9549" calcext:value-type="float">
            <text:p>9549</text:p>
          </table:table-cell>
          <table:table-cell office:value-type="float" office:value="7154" calcext:value-type="float">
            <text:p>7154</text:p>
          </table:table-cell>
          <table:table-cell office:value-type="float" office:value="-2395" calcext:value-type="float">
            <text:p>-2395</text:p>
          </table:table-cell>
          <table:table-cell office:value-type="string" calcext:value-type="string">
            <text:p>-25.1%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chester-Dyre Av 5 train icon</text:p>
          </table:table-cell>
          <table:table-cell office:value-type="float" office:value="2681" calcext:value-type="float">
            <text:p>2681</text:p>
          </table:table-cell>
          <table:table-cell office:value-type="float" office:value="2798" calcext:value-type="float">
            <text:p>2798</text:p>
          </table:table-cell>
          <table:table-cell office:value-type="float" office:value="2154" calcext:value-type="float">
            <text:p>2154</text:p>
          </table:table-cell>
          <table:table-cell office:value-type="float" office:value="2860" calcext:value-type="float">
            <text:p>2860</text:p>
          </table:table-cell>
          <table:table-cell office:value-type="float" office:value="2543" calcext:value-type="float">
            <text:p>2543</text:p>
          </table:table-cell>
          <table:table-cell office:value-type="float" office:value="3212" calcext:value-type="float">
            <text:p>321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+26.3%</text:p>
          </table:table-cell>
          <table:table-cell office:value-type="float" office:value="355" calcext:value-type="float">
            <text:p>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lder Av 6 train icon</text:p>
          </table:table-cell>
          <table:table-cell office:value-type="float" office:value="7141" calcext:value-type="float">
            <text:p>7141</text:p>
          </table:table-cell>
          <table:table-cell office:value-type="float" office:value="7684" calcext:value-type="float">
            <text:p>7684</text:p>
          </table:table-cell>
          <table:table-cell office:value-type="float" office:value="7514" calcext:value-type="float">
            <text:p>7514</text:p>
          </table:table-cell>
          <table:table-cell office:value-type="float" office:value="10289" calcext:value-type="float">
            <text:p>10289</text:p>
          </table:table-cell>
          <table:table-cell office:value-type="float" office:value="2675" calcext:value-type="float">
            <text:p>2675</text:p>
          </table:table-cell>
          <table:table-cell office:value-type="float" office:value="7207" calcext:value-type="float">
            <text:p>7207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+169.4%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 4 train icon</text:p>
          </table:table-cell>
          <table:table-cell office:value-type="float" office:value="13849" calcext:value-type="float">
            <text:p>13849</text:p>
          </table:table-cell>
          <table:table-cell office:value-type="float" office:value="12817" calcext:value-type="float">
            <text:p>12817</text:p>
          </table:table-cell>
          <table:table-cell office:value-type="float" office:value="14165" calcext:value-type="float">
            <text:p>14165</text:p>
          </table:table-cell>
          <table:table-cell office:value-type="float" office:value="14523" calcext:value-type="float">
            <text:p>14523</text:p>
          </table:table-cell>
          <table:table-cell office:value-type="float" office:value="15418" calcext:value-type="float">
            <text:p>15418</text:p>
          </table:table-cell>
          <table:table-cell office:value-type="float" office:value="14757" calcext:value-type="float">
            <text:p>14757</text:p>
          </table:table-cell>
          <table:table-cell office:value-type="float" office:value="-661" calcext:value-type="float">
            <text:p>-661</text:p>
          </table:table-cell>
          <table:table-cell office:value-type="string" calcext:value-type="string">
            <text:p>-4.3%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 B train icon D train icon</text:p>
          </table:table-cell>
          <table:table-cell office:value-type="float" office:value="14341" calcext:value-type="float">
            <text:p>14341</text:p>
          </table:table-cell>
          <table:table-cell office:value-type="float" office:value="14574" calcext:value-type="float">
            <text:p>14574</text:p>
          </table:table-cell>
          <table:table-cell office:value-type="float" office:value="13741" calcext:value-type="float">
            <text:p>13741</text:p>
          </table:table-cell>
          <table:table-cell office:value-type="float" office:value="14039" calcext:value-type="float">
            <text:p>14039</text:p>
          </table:table-cell>
          <table:table-cell office:value-type="float" office:value="14161" calcext:value-type="float">
            <text:p>14161</text:p>
          </table:table-cell>
          <table:table-cell office:value-type="float" office:value="14157" calcext:value-type="float">
            <text:p>1415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0.0%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reeman St 2 train icon 5 train icon</text:p>
          </table:table-cell>
          <table:table-cell office:value-type="float" office:value="3656" calcext:value-type="float">
            <text:p>3656</text:p>
          </table:table-cell>
          <table:table-cell office:value-type="float" office:value="4038" calcext:value-type="float">
            <text:p>4038</text:p>
          </table:table-cell>
          <table:table-cell office:value-type="float" office:value="4258" calcext:value-type="float">
            <text:p>4258</text:p>
          </table:table-cell>
          <table:table-cell office:value-type="float" office:value="4379" calcext:value-type="float">
            <text:p>4379</text:p>
          </table:table-cell>
          <table:table-cell office:value-type="float" office:value="4302" calcext:value-type="float">
            <text:p>4302</text:p>
          </table:table-cell>
          <table:table-cell office:value-type="float" office:value="4540" calcext:value-type="float">
            <text:p>454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+5.5%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 2 train icon 5 train icon</text:p>
          </table:table-cell>
          <table:table-cell office:value-type="float" office:value="5918" calcext:value-type="float">
            <text:p>5918</text:p>
          </table:table-cell>
          <table:table-cell office:value-type="float" office:value="6010" calcext:value-type="float">
            <text:p>6010</text:p>
          </table:table-cell>
          <table:table-cell office:value-type="float" office:value="6642" calcext:value-type="float">
            <text:p>6642</text:p>
          </table:table-cell>
          <table:table-cell office:value-type="float" office:value="7187" calcext:value-type="float">
            <text:p>7187</text:p>
          </table:table-cell>
          <table:table-cell office:value-type="float" office:value="7100" calcext:value-type="float">
            <text:p>7100</text:p>
          </table:table-cell>
          <table:table-cell office:value-type="float" office:value="7899" calcext:value-type="float">
            <text:p>789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+11.3%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 5 train icon</text:p>
          </table:table-cell>
          <table:table-cell office:value-type="float" office:value="4951" calcext:value-type="float">
            <text:p>4951</text:p>
          </table:table-cell>
          <table:table-cell office:value-type="float" office:value="5083" calcext:value-type="float">
            <text:p>5083</text:p>
          </table:table-cell>
          <table:table-cell office:value-type="float" office:value="3691" calcext:value-type="float">
            <text:p>3691</text:p>
          </table:table-cell>
          <table:table-cell office:value-type="float" office:value="4433" calcext:value-type="float">
            <text:p>4433</text:p>
          </table:table-cell>
          <table:table-cell office:value-type="float" office:value="3803" calcext:value-type="float">
            <text:p>3803</text:p>
          </table:table-cell>
          <table:table-cell office:value-type="float" office:value="4910" calcext:value-type="float">
            <text:p>491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+29.1%</text:p>
          </table:table-cell>
          <table:table-cell office:value-type="float" office:value="297" calcext:value-type="float">
            <text:p>2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Hunts Point Av 6 train icon</text:p>
          </table:table-cell>
          <table:table-cell office:value-type="float" office:value="9659" calcext:value-type="float">
            <text:p>9659</text:p>
          </table:table-cell>
          <table:table-cell office:value-type="float" office:value="9951" calcext:value-type="float">
            <text:p>9951</text:p>
          </table:table-cell>
          <table:table-cell office:value-type="float" office:value="10411" calcext:value-type="float">
            <text:p>10411</text:p>
          </table:table-cell>
          <table:table-cell office:value-type="float" office:value="10609" calcext:value-type="float">
            <text:p>10609</text:p>
          </table:table-cell>
          <table:table-cell office:value-type="float" office:value="10510" calcext:value-type="float">
            <text:p>10510</text:p>
          </table:table-cell>
          <table:table-cell office:value-type="float" office:value="11168" calcext:value-type="float">
            <text:p>1116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+6.3%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Intervale Av 2 train icon 5 train icon</text:p>
          </table:table-cell>
          <table:table-cell office:value-type="float" office:value="2828" calcext:value-type="float">
            <text:p>2828</text:p>
          </table:table-cell>
          <table:table-cell office:value-type="float" office:value="2940" calcext:value-type="float">
            <text:p>2940</text:p>
          </table:table-cell>
          <table:table-cell office:value-type="float" office:value="2937" calcext:value-type="float">
            <text:p>2937</text:p>
          </table:table-cell>
          <table:table-cell office:value-type="float" office:value="2908" calcext:value-type="float">
            <text:p>2908</text:p>
          </table:table-cell>
          <table:table-cell office:value-type="float" office:value="2698" calcext:value-type="float">
            <text:p>2698</text:p>
          </table:table-cell>
          <table:table-cell office:value-type="float" office:value="2853" calcext:value-type="float">
            <text:p>28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+5.7%</text:p>
          </table:table-cell>
          <table:table-cell office:value-type="float" office:value="366" calcext:value-type="float">
            <text:p>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Jackson Av 2 train icon 5 train icon</text:p>
          </table:table-cell>
          <table:table-cell office:value-type="float" office:value="5303" calcext:value-type="float">
            <text:p>5303</text:p>
          </table:table-cell>
          <table:table-cell office:value-type="float" office:value="5455" calcext:value-type="float">
            <text:p>5455</text:p>
          </table:table-cell>
          <table:table-cell office:value-type="float" office:value="5357" calcext:value-type="float">
            <text:p>5357</text:p>
          </table:table-cell>
          <table:table-cell office:value-type="float" office:value="5272" calcext:value-type="float">
            <text:p>5272</text:p>
          </table:table-cell>
          <table:table-cell office:value-type="float" office:value="5038" calcext:value-type="float">
            <text:p>5038</text:p>
          </table:table-cell>
          <table:table-cell office:value-type="float" office:value="4578" calcext:value-type="float">
            <text:p>4578</text:p>
          </table:table-cell>
          <table:table-cell office:value-type="float" office:value="-460" calcext:value-type="float">
            <text:p>-460</text:p>
          </table:table-cell>
          <table:table-cell office:value-type="string" calcext:value-type="string">
            <text:p>-9.1%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Kingsbridge Rd 4 train icon</text:p>
          </table:table-cell>
          <table:table-cell office:value-type="float" office:value="4956" calcext:value-type="float">
            <text:p>4956</text:p>
          </table:table-cell>
          <table:table-cell office:value-type="float" office:value="8382" calcext:value-type="float">
            <text:p>8382</text:p>
          </table:table-cell>
          <table:table-cell office:value-type="float" office:value="9515" calcext:value-type="float">
            <text:p>9515</text:p>
          </table:table-cell>
          <table:table-cell office:value-type="float" office:value="10229" calcext:value-type="float">
            <text:p>10229</text:p>
          </table:table-cell>
          <table:table-cell office:value-type="float" office:value="10902" calcext:value-type="float">
            <text:p>10902</text:p>
          </table:table-cell>
          <table:table-cell office:value-type="float" office:value="10587" calcext:value-type="float">
            <text:p>10587</text:p>
          </table:table-cell>
          <table:table-cell office:value-type="float" office:value="-315" calcext:value-type="float">
            <text:p>-315</text:p>
          </table:table-cell>
          <table:table-cell office:value-type="string" calcext:value-type="string">
            <text:p>-2.9%</text:p>
          </table:table-cell>
          <table:table-cell office:value-type="float" office:value="156" calcext:value-type="float">
            <text:p>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Kingsbridge Rd B train icon D train icon</text:p>
          </table:table-cell>
          <table:table-cell office:value-type="float" office:value="9414" calcext:value-type="float">
            <text:p>9414</text:p>
          </table:table-cell>
          <table:table-cell office:value-type="float" office:value="8857" calcext:value-type="float">
            <text:p>8857</text:p>
          </table:table-cell>
          <table:table-cell office:value-type="float" office:value="8183" calcext:value-type="float">
            <text:p>8183</text:p>
          </table:table-cell>
          <table:table-cell office:value-type="float" office:value="8248" calcext:value-type="float">
            <text:p>8248</text:p>
          </table:table-cell>
          <table:table-cell office:value-type="float" office:value="8236" calcext:value-type="float">
            <text:p>8236</text:p>
          </table:table-cell>
          <table:table-cell office:value-type="float" office:value="8373" calcext:value-type="float">
            <text:p>837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+1.7%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Longwood Av 6 train icon</text:p>
          </table:table-cell>
          <table:table-cell office:value-type="float" office:value="3300" calcext:value-type="float">
            <text:p>3300</text:p>
          </table:table-cell>
          <table:table-cell office:value-type="float" office:value="3403" calcext:value-type="float">
            <text:p>3403</text:p>
          </table:table-cell>
          <table:table-cell office:value-type="float" office:value="2906" calcext:value-type="float">
            <text:p>2906</text:p>
          </table:table-cell>
          <table:table-cell office:value-type="float" office:value="3540" calcext:value-type="float">
            <text:p>3540</text:p>
          </table:table-cell>
          <table:table-cell office:value-type="float" office:value="3659" calcext:value-type="float">
            <text:p>3659</text:p>
          </table:table-cell>
          <table:table-cell office:value-type="float" office:value="3589" calcext:value-type="float">
            <text:p>358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-1.9%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iddletown Rd 6 train icon</text:p>
          </table:table-cell>
          <table:table-cell office:value-type="float" office:value="1099" calcext:value-type="float">
            <text:p>10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49" calcext:value-type="float">
            <text:p>1249</text:p>
          </table:table-cell>
          <table:table-cell office:value-type="float" office:value="1346" calcext:value-type="float">
            <text:p>1346</text:p>
          </table:table-cell>
          <table:table-cell office:value-type="float" office:value="1372" calcext:value-type="float">
            <text:p>13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1.9%</text:p>
          </table:table-cell>
          <table:table-cell office:value-type="float" office:value="406" calcext:value-type="float">
            <text:p>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rris Park 5 train icon</text:p>
          </table:table-cell>
          <table:table-cell office:value-type="float" office:value="1299" calcext:value-type="float">
            <text:p>1299</text:p>
          </table:table-cell>
          <table:table-cell office:value-type="float" office:value="1291" calcext:value-type="float">
            <text:p>1291</text:p>
          </table:table-cell>
          <table:table-cell office:value-type="float" office:value="848" calcext:value-type="float">
            <text:p>848</text:p>
          </table:table-cell>
          <table:table-cell office:value-type="float" office:value="1096" calcext:value-type="float">
            <text:p>1096</text:p>
          </table:table-cell>
          <table:table-cell office:value-type="float" office:value="994" calcext:value-type="float">
            <text:p>994</text:p>
          </table:table-cell>
          <table:table-cell office:value-type="float" office:value="1255" calcext:value-type="float">
            <text:p>125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+26.3%</text:p>
          </table:table-cell>
          <table:table-cell office:value-type="float" office:value="408" calcext:value-type="float">
            <text:p>4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rrison Av-Soundview 6 train icon</text:p>
          </table:table-cell>
          <table:table-cell office:value-type="float" office:value="6627" calcext:value-type="float">
            <text:p>6627</text:p>
          </table:table-cell>
          <table:table-cell office:value-type="float" office:value="7339" calcext:value-type="float">
            <text:p>7339</text:p>
          </table:table-cell>
          <table:table-cell office:value-type="float" office:value="7226" calcext:value-type="float">
            <text:p>7226</text:p>
          </table:table-cell>
          <table:table-cell office:value-type="float" office:value="2560" calcext:value-type="float">
            <text:p>2560</text:p>
          </table:table-cell>
          <table:table-cell office:value-type="float" office:value="10882" calcext:value-type="float">
            <text:p>10882</text:p>
          </table:table-cell>
          <table:table-cell office:value-type="float" office:value="7494" calcext:value-type="float">
            <text:p>7494</text:p>
          </table:table-cell>
          <table:table-cell office:value-type="float" office:value="-3388" calcext:value-type="float">
            <text:p>-3388</text:p>
          </table:table-cell>
          <table:table-cell office:value-type="string" calcext:value-type="string">
            <text:p>-31.1%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sholu Pkwy 4 train icon</text:p>
          </table:table-cell>
          <table:table-cell office:value-type="float" office:value="6368" calcext:value-type="float">
            <text:p>6368</text:p>
          </table:table-cell>
          <table:table-cell office:value-type="float" office:value="6825" calcext:value-type="float">
            <text:p>6825</text:p>
          </table:table-cell>
          <table:table-cell office:value-type="float" office:value="8843" calcext:value-type="float">
            <text:p>8843</text:p>
          </table:table-cell>
          <table:table-cell office:value-type="float" office:value="9412" calcext:value-type="float">
            <text:p>9412</text:p>
          </table:table-cell>
          <table:table-cell office:value-type="float" office:value="9738" calcext:value-type="float">
            <text:p>9738</text:p>
          </table:table-cell>
          <table:table-cell office:value-type="float" office:value="9261" calcext:value-type="float">
            <text:p>9261</text:p>
          </table:table-cell>
          <table:table-cell office:value-type="float" office:value="-477" calcext:value-type="float">
            <text:p>-477</text:p>
          </table:table-cell>
          <table:table-cell office:value-type="string" calcext:value-type="string">
            <text:p>-4.9%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t Eden Av 4 train icon</text:p>
          </table:table-cell>
          <table:table-cell office:value-type="float" office:value="5148" calcext:value-type="float">
            <text:p>5148</text:p>
          </table:table-cell>
          <table:table-cell office:value-type="float" office:value="5184" calcext:value-type="float">
            <text:p>5184</text:p>
          </table:table-cell>
          <table:table-cell office:value-type="float" office:value="6128" calcext:value-type="float">
            <text:p>6128</text:p>
          </table:table-cell>
          <table:table-cell office:value-type="float" office:value="6495" calcext:value-type="float">
            <text:p>6495</text:p>
          </table:table-cell>
          <table:table-cell office:value-type="float" office:value="6519" calcext:value-type="float">
            <text:p>6519</text:p>
          </table:table-cell>
          <table:table-cell office:value-type="float" office:value="6444" calcext:value-type="float">
            <text:p>644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-1.2%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Nereid Av 2 train icon 5 train icon</text:p>
          </table:table-cell>
          <table:table-cell office:value-type="float" office:value="2478" calcext:value-type="float">
            <text:p>2478</text:p>
          </table:table-cell>
          <table:table-cell office:value-type="float" office:value="2473" calcext:value-type="float">
            <text:p>2473</text:p>
          </table:table-cell>
          <table:table-cell office:value-type="float" office:value="2557" calcext:value-type="float">
            <text:p>2557</text:p>
          </table:table-cell>
          <table:table-cell office:value-type="float" office:value="2941" calcext:value-type="float">
            <text:p>2941</text:p>
          </table:table-cell>
          <table:table-cell office:value-type="float" office:value="2849" calcext:value-type="float">
            <text:p>2849</text:p>
          </table:table-cell>
          <table:table-cell office:value-type="float" office:value="3396" calcext:value-type="float">
            <text:p>339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+19.2%</text:p>
          </table:table-cell>
          <table:table-cell office:value-type="float" office:value="348" calcext:value-type="float">
            <text:p>3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Norwood-205 St D train icon</text:p>
          </table:table-cell>
          <table:table-cell office:value-type="float" office:value="8087" calcext:value-type="float">
            <text:p>8087</text:p>
          </table:table-cell>
          <table:table-cell office:value-type="float" office:value="8823" calcext:value-type="float">
            <text:p>8823</text:p>
          </table:table-cell>
          <table:table-cell office:value-type="float" office:value="6792" calcext:value-type="float">
            <text:p>6792</text:p>
          </table:table-cell>
          <table:table-cell office:value-type="float" office:value="8706" calcext:value-type="float">
            <text:p>8706</text:p>
          </table:table-cell>
          <table:table-cell office:value-type="float" office:value="9120" calcext:value-type="float">
            <text:p>9120</text:p>
          </table:table-cell>
          <table:table-cell office:value-type="float" office:value="9025" calcext:value-type="float">
            <text:p>9025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-1.0%</text:p>
          </table:table-cell>
          <table:table-cell office:value-type="float" office:value="181" calcext:value-type="float">
            <text:p>1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arkchester 6 train icon</text:p>
          </table:table-cell>
          <table:table-cell office:value-type="float" office:value="15830" calcext:value-type="float">
            <text:p>15830</text:p>
          </table:table-cell>
          <table:table-cell office:value-type="float" office:value="15370" calcext:value-type="float">
            <text:p>15370</text:p>
          </table:table-cell>
          <table:table-cell office:value-type="float" office:value="16076" calcext:value-type="float">
            <text:p>16076</text:p>
          </table:table-cell>
          <table:table-cell office:value-type="float" office:value="12886" calcext:value-type="float">
            <text:p>12886</text:p>
          </table:table-cell>
          <table:table-cell office:value-type="float" office:value="16757" calcext:value-type="float">
            <text:p>16757</text:p>
          </table:table-cell>
          <table:table-cell office:value-type="float" office:value="16260" calcext:value-type="float">
            <text:p>16260</text:p>
          </table:table-cell>
          <table:table-cell office:value-type="float" office:value="-497" calcext:value-type="float">
            <text:p>-497</text:p>
          </table:table-cell>
          <table:table-cell office:value-type="string" calcext:value-type="string">
            <text:p>-3.0%</text:p>
          </table:table-cell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Bay Park 6 train icon</text:p>
          </table:table-cell>
          <table:table-cell office:value-type="float" office:value="5584" calcext:value-type="float">
            <text:p>5584</text:p>
          </table:table-cell>
          <table:table-cell office:value-type="float" office:value="6023" calcext:value-type="float">
            <text:p>6023</text:p>
          </table:table-cell>
          <table:table-cell office:value-type="float" office:value="6193" calcext:value-type="float">
            <text:p>6193</text:p>
          </table:table-cell>
          <table:table-cell office:value-type="float" office:value="6039" calcext:value-type="float">
            <text:p>6039</text:p>
          </table:table-cell>
          <table:table-cell office:value-type="float" office:value="6571" calcext:value-type="float">
            <text:p>6571</text:p>
          </table:table-cell>
          <table:table-cell office:value-type="float" office:value="6516" calcext:value-type="float">
            <text:p>6516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-0.8%</text:p>
          </table:table-cell>
          <table:table-cell office:value-type="float" office:value="246" calcext:value-type="float">
            <text:p>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 2 train icon 5 train icon</text:p>
          </table:table-cell>
          <table:table-cell office:value-type="float" office:value="8016" calcext:value-type="float">
            <text:p>8016</text:p>
          </table:table-cell>
          <table:table-cell office:value-type="float" office:value="8048" calcext:value-type="float">
            <text:p>8048</text:p>
          </table:table-cell>
          <table:table-cell office:value-type="float" office:value="8656" calcext:value-type="float">
            <text:p>8656</text:p>
          </table:table-cell>
          <table:table-cell office:value-type="float" office:value="9007" calcext:value-type="float">
            <text:p>9007</text:p>
          </table:table-cell>
          <table:table-cell office:value-type="float" office:value="8269" calcext:value-type="float">
            <text:p>8269</text:p>
          </table:table-cell>
          <table:table-cell office:value-type="float" office:value="10246" calcext:value-type="float">
            <text:p>10246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+23.9%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 5 train icon</text:p>
          </table:table-cell>
          <table:table-cell office:value-type="float" office:value="1648" calcext:value-type="float">
            <text:p>1648</text:p>
          </table:table-cell>
          <table:table-cell office:value-type="float" office:value="1659" calcext:value-type="float">
            <text:p>1659</text:p>
          </table:table-cell>
          <table:table-cell office:value-type="float" office:value="1196" calcext:value-type="float">
            <text:p>1196</text:p>
          </table:table-cell>
          <table:table-cell office:value-type="float" office:value="1567" calcext:value-type="float">
            <text:p>1567</text:p>
          </table:table-cell>
          <table:table-cell office:value-type="float" office:value="1361" calcext:value-type="float">
            <text:p>1361</text:p>
          </table:table-cell>
          <table:table-cell office:value-type="float" office:value="1746" calcext:value-type="float">
            <text:p>174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+28.3%</text:p>
          </table:table-cell>
          <table:table-cell office:value-type="float" office:value="398" calcext:value-type="float">
            <text:p>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rospect Av 2 train icon 5 train icon</text:p>
          </table:table-cell>
          <table:table-cell office:value-type="float" office:value="7527" calcext:value-type="float">
            <text:p>7527</text:p>
          </table:table-cell>
          <table:table-cell office:value-type="float" office:value="7853" calcext:value-type="float">
            <text:p>7853</text:p>
          </table:table-cell>
          <table:table-cell office:value-type="float" office:value="7766" calcext:value-type="float">
            <text:p>7766</text:p>
          </table:table-cell>
          <table:table-cell office:value-type="float" office:value="7440" calcext:value-type="float">
            <text:p>7440</text:p>
          </table:table-cell>
          <table:table-cell office:value-type="float" office:value="6950" calcext:value-type="float">
            <text:p>6950</text:p>
          </table:table-cell>
          <table:table-cell office:value-type="float" office:value="6521" calcext:value-type="float">
            <text:p>6521</text:p>
          </table:table-cell>
          <table:table-cell office:value-type="float" office:value="-429" calcext:value-type="float">
            <text:p>-429</text:p>
          </table:table-cell>
          <table:table-cell office:value-type="string" calcext:value-type="string">
            <text:p>-6.2%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impson St 2 train icon 5 train icon</text:p>
          </table:table-cell>
          <table:table-cell office:value-type="float" office:value="10322" calcext:value-type="float">
            <text:p>10322</text:p>
          </table:table-cell>
          <table:table-cell office:value-type="float" office:value="10570" calcext:value-type="float">
            <text:p>10570</text:p>
          </table:table-cell>
          <table:table-cell office:value-type="float" office:value="10148" calcext:value-type="float">
            <text:p>10148</text:p>
          </table:table-cell>
          <table:table-cell office:value-type="float" office:value="10279" calcext:value-type="float">
            <text:p>10279</text:p>
          </table:table-cell>
          <table:table-cell office:value-type="float" office:value="9372" calcext:value-type="float">
            <text:p>9372</text:p>
          </table:table-cell>
          <table:table-cell office:value-type="float" office:value="9045" calcext:value-type="float">
            <text:p>9045</text:p>
          </table:table-cell>
          <table:table-cell office:value-type="float" office:value="-327" calcext:value-type="float">
            <text:p>-327</text:p>
          </table:table-cell>
          <table:table-cell office:value-type="string" calcext:value-type="string">
            <text:p>-3.5%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t Lawrence Av 6 train icon</text:p>
          </table:table-cell>
          <table:table-cell office:value-type="float" office:value="4421" calcext:value-type="float">
            <text:p>4421</text:p>
          </table:table-cell>
          <table:table-cell office:value-type="float" office:value="4852" calcext:value-type="float">
            <text:p>4852</text:p>
          </table:table-cell>
          <table:table-cell office:value-type="float" office:value="4782" calcext:value-type="float">
            <text:p>4782</text:p>
          </table:table-cell>
          <table:table-cell office:value-type="float" office:value="6624" calcext:value-type="float">
            <text:p>6624</text:p>
          </table:table-cell>
          <table:table-cell office:value-type="float" office:value="1780" calcext:value-type="float">
            <text:p>1780</text:p>
          </table:table-cell>
          <table:table-cell office:value-type="float" office:value="4537" calcext:value-type="float">
            <text:p>4537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+154.9%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Tremont Av B train icon D train icon</text:p>
          </table:table-cell>
          <table:table-cell office:value-type="float" office:value="9830" calcext:value-type="float">
            <text:p>9830</text:p>
          </table:table-cell>
          <table:table-cell office:value-type="float" office:value="10074" calcext:value-type="float">
            <text:p>10074</text:p>
          </table:table-cell>
          <table:table-cell office:value-type="float" office:value="9596" calcext:value-type="float">
            <text:p>9596</text:p>
          </table:table-cell>
          <table:table-cell office:value-type="float" office:value="9896" calcext:value-type="float">
            <text:p>9896</text:p>
          </table:table-cell>
          <table:table-cell office:value-type="float" office:value="9987" calcext:value-type="float">
            <text:p>9987</text:p>
          </table:table-cell>
          <table:table-cell office:value-type="float" office:value="10412" calcext:value-type="float">
            <text:p>1041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+4.3%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Van Cortlandt Park-242 St 1 train icon</text:p>
          </table:table-cell>
          <table:table-cell office:value-type="float" office:value="6673" calcext:value-type="float">
            <text:p>6673</text:p>
          </table:table-cell>
          <table:table-cell office:value-type="float" office:value="7229" calcext:value-type="float">
            <text:p>7229</text:p>
          </table:table-cell>
          <table:table-cell office:value-type="float" office:value="7098" calcext:value-type="float">
            <text:p>7098</text:p>
          </table:table-cell>
          <table:table-cell office:value-type="float" office:value="5688" calcext:value-type="float">
            <text:p>5688</text:p>
          </table:table-cell>
          <table:table-cell office:value-type="float" office:value="5173" calcext:value-type="float">
            <text:p>5173</text:p>
          </table:table-cell>
          <table:table-cell office:value-type="float" office:value="6968" calcext:value-type="float">
            <text:p>696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+34.7%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akefield-241 St 2 train icon</text:p>
          </table:table-cell>
          <table:table-cell office:value-type="float" office:value="4624" calcext:value-type="float">
            <text:p>4624</text:p>
          </table:table-cell>
          <table:table-cell office:value-type="float" office:value="4667" calcext:value-type="float">
            <text:p>4667</text:p>
          </table:table-cell>
          <table:table-cell office:value-type="float" office:value="4862" calcext:value-type="float">
            <text:p>4862</text:p>
          </table:table-cell>
          <table:table-cell office:value-type="float" office:value="5553" calcext:value-type="float">
            <text:p>5553</text:p>
          </table:table-cell>
          <table:table-cell office:value-type="float" office:value="5508" calcext:value-type="float">
            <text:p>5508</text:p>
          </table:table-cell>
          <table:table-cell office:value-type="float" office:value="6195" calcext:value-type="float">
            <text:p>6195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+12.5%</text:p>
          </table:table-cell>
          <table:table-cell office:value-type="float" office:value="257" calcext:value-type="float">
            <text:p>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est Farms Sq-East Tremont Av 2 train icon 5 train icon</text:p>
          </table:table-cell>
          <table:table-cell office:value-type="float" office:value="8595" calcext:value-type="float">
            <text:p>8595</text:p>
          </table:table-cell>
          <table:table-cell office:value-type="float" office:value="8884" calcext:value-type="float">
            <text:p>8884</text:p>
          </table:table-cell>
          <table:table-cell office:value-type="float" office:value="8401" calcext:value-type="float">
            <text:p>8401</text:p>
          </table:table-cell>
          <table:table-cell office:value-type="float" office:value="8673" calcext:value-type="float">
            <text:p>8673</text:p>
          </table:table-cell>
          <table:table-cell office:value-type="float" office:value="7785" calcext:value-type="float">
            <text:p>7785</text:p>
          </table:table-cell>
          <table:table-cell office:value-type="float" office:value="8494" calcext:value-type="float">
            <text:p>849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+9.1%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estchester Sq-East Tremont Av 6 train icon</text:p>
          </table:table-cell>
          <table:table-cell office:value-type="float" office:value="4425" calcext:value-type="float">
            <text:p>4425</text:p>
          </table:table-cell>
          <table:table-cell office:value-type="float" office:value="4939" calcext:value-type="float">
            <text:p>4939</text:p>
          </table:table-cell>
          <table:table-cell office:value-type="float" office:value="4686" calcext:value-type="float">
            <text:p>4686</text:p>
          </table:table-cell>
          <table:table-cell office:value-type="float" office:value="4949" calcext:value-type="float">
            <text:p>4949</text:p>
          </table:table-cell>
          <table:table-cell office:value-type="float" office:value="5557" calcext:value-type="float">
            <text:p>5557</text:p>
          </table:table-cell>
          <table:table-cell office:value-type="float" office:value="5512" calcext:value-type="float">
            <text:p>55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-0.8%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hitlock Av 6 train icon</text:p>
          </table:table-cell>
          <table:table-cell office:value-type="float" office:value="1390" calcext:value-type="float">
            <text:p>1390</text:p>
          </table:table-cell>
          <table:table-cell office:value-type="float" office:value="1568" calcext:value-type="float">
            <text:p>1568</text:p>
          </table:table-cell>
          <table:table-cell office:value-type="float" office:value="1659" calcext:value-type="float">
            <text:p>1659</text:p>
          </table:table-cell>
          <table:table-cell office:value-type="float" office:value="536" calcext:value-type="float">
            <text:p>536</text:p>
          </table:table-cell>
          <table:table-cell office:value-type="float" office:value="2422" calcext:value-type="float">
            <text:p>2422</text:p>
          </table:table-cell>
          <table:table-cell office:value-type="float" office:value="1857" calcext:value-type="float">
            <text:p>1857</text:p>
          </table:table-cell>
          <table:table-cell office:value-type="float" office:value="-565" calcext:value-type="float">
            <text:p>-565</text:p>
          </table:table-cell>
          <table:table-cell office:value-type="string" calcext:value-type="string">
            <text:p>-23.3%</text:p>
          </table:table-cell>
          <table:table-cell office:value-type="float" office:value="395" calcext:value-type="float">
            <text:p>3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oodlawn 4 train icon</text:p>
          </table:table-cell>
          <table:table-cell office:value-type="float" office:value="6579" calcext:value-type="float">
            <text:p>6579</text:p>
          </table:table-cell>
          <table:table-cell office:value-type="float" office:value="6066" calcext:value-type="float">
            <text:p>6066</text:p>
          </table:table-cell>
          <table:table-cell office:value-type="float" office:value="7632" calcext:value-type="float">
            <text:p>7632</text:p>
          </table:table-cell>
          <table:table-cell office:value-type="float" office:value="8589" calcext:value-type="float">
            <text:p>8589</text:p>
          </table:table-cell>
          <table:table-cell office:value-type="float" office:value="9240" calcext:value-type="float">
            <text:p>9240</text:p>
          </table:table-cell>
          <table:table-cell office:value-type="float" office:value="8577" calcext:value-type="float">
            <text:p>8577</text:p>
          </table:table-cell>
          <table:table-cell office:value-type="float" office:value="-663" calcext:value-type="float">
            <text:p>-663</text:p>
          </table:table-cell>
          <table:table-cell office:value-type="string" calcext:value-type="string">
            <text:p>-7.2%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Zerega Av 6 train icon</text:p>
          </table:table-cell>
          <table:table-cell office:value-type="float" office:value="1738" calcext:value-type="float">
            <text:p>1738</text:p>
          </table:table-cell>
          <table:table-cell office:value-type="float" office:value="2007" calcext:value-type="float">
            <text:p>2007</text:p>
          </table:table-cell>
          <table:table-cell office:value-type="float" office:value="1842" calcext:value-type="float">
            <text:p>1842</text:p>
          </table:table-cell>
          <table:table-cell office:value-type="float" office:value="2081" calcext:value-type="float">
            <text:p>2081</text:p>
          </table:table-cell>
          <table:table-cell office:value-type="float" office:value="2380" calcext:value-type="float">
            <text:p>2380</text:p>
          </table:table-cell>
          <table:table-cell office:value-type="float" office:value="2523" calcext:value-type="float">
            <text:p>25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+6.0%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Brooklyn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5 St-Prospect Park F train icon G train icon</text:p>
          </table:table-cell>
          <table:table-cell office:value-type="float" office:value="5872" calcext:value-type="float">
            <text:p>5872</text:p>
          </table:table-cell>
          <table:table-cell office:value-type="float" office:value="5763" calcext:value-type="float">
            <text:p>5763</text:p>
          </table:table-cell>
          <table:table-cell office:value-type="float" office:value="5885" calcext:value-type="float">
            <text:p>5885</text:p>
          </table:table-cell>
          <table:table-cell office:value-type="float" office:value="6219" calcext:value-type="float">
            <text:p>6219</text:p>
          </table:table-cell>
          <table:table-cell office:value-type="float" office:value="4529" calcext:value-type="float">
            <text:p>4529</text:p>
          </table:table-cell>
          <table:table-cell office:value-type="float" office:value="6358" calcext:value-type="float">
            <text:p>6358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+40.4%</text:p>
          </table:table-cell>
          <table:table-cell office:value-type="float" office:value="252" calcext:value-type="float">
            <text:p>2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D train icon</text:p>
          </table:table-cell>
          <table:table-cell office:value-type="float" office:value="5731" calcext:value-type="float">
            <text:p>5731</text:p>
          </table:table-cell>
          <table:table-cell office:value-type="float" office:value="6290" calcext:value-type="float">
            <text:p>6290</text:p>
          </table:table-cell>
          <table:table-cell office:value-type="float" office:value="5656" calcext:value-type="float">
            <text:p>5656</text:p>
          </table:table-cell>
          <table:table-cell office:value-type="float" office:value="5480" calcext:value-type="float">
            <text:p>5480</text:p>
          </table:table-cell>
          <table:table-cell office:value-type="float" office:value="4498" calcext:value-type="float">
            <text:p>4498</text:p>
          </table:table-cell>
          <table:table-cell office:value-type="float" office:value="4960" calcext:value-type="float">
            <text:p>4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+10.3%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F train icon</text:p>
          </table:table-cell>
          <table:table-cell office:value-type="float" office:value="4326" calcext:value-type="float">
            <text:p>4326</text:p>
          </table:table-cell>
          <table:table-cell office:value-type="float" office:value="4267" calcext:value-type="float">
            <text:p>4267</text:p>
          </table:table-cell>
          <table:table-cell office:value-type="float" office:value="4297" calcext:value-type="float">
            <text:p>4297</text:p>
          </table:table-cell>
          <table:table-cell office:value-type="float" office:value="4193" calcext:value-type="float">
            <text:p>4193</text:p>
          </table:table-cell>
          <table:table-cell office:value-type="float" office:value="4347" calcext:value-type="float">
            <text:p>4347</text:p>
          </table:table-cell>
          <table:table-cell office:value-type="float" office:value="4328" calcext:value-type="float">
            <text:p>4328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-0.4%</text:p>
          </table:table-cell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N train icon</text:p>
          </table:table-cell>
          <table:table-cell office:value-type="float" office:value="4681" calcext:value-type="float">
            <text:p>4681</text:p>
          </table:table-cell>
          <table:table-cell office:value-type="float" office:value="5738" calcext:value-type="float">
            <text:p>5738</text:p>
          </table:table-cell>
          <table:table-cell office:value-type="float" office:value="7044" calcext:value-type="float">
            <text:p>7044</text:p>
          </table:table-cell>
          <table:table-cell office:value-type="float" office:value="7151" calcext:value-type="float">
            <text:p>7151</text:p>
          </table:table-cell>
          <table:table-cell office:value-type="float" office:value="8144" calcext:value-type="float">
            <text:p>8144</text:p>
          </table:table-cell>
          <table:table-cell office:value-type="float" office:value="8083" calcext:value-type="float">
            <text:p>8083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-0.7%</text:p>
          </table:table-cell>
          <table:table-cell office:value-type="float" office:value="207" calcext:value-type="float">
            <text:p>2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 D train icon</text:p>
          </table:table-cell>
          <table:table-cell office:value-type="float" office:value="4999" calcext:value-type="float">
            <text:p>4999</text:p>
          </table:table-cell>
          <table:table-cell office:value-type="float" office:value="5354" calcext:value-type="float">
            <text:p>5354</text:p>
          </table:table-cell>
          <table:table-cell office:value-type="float" office:value="4832" calcext:value-type="float">
            <text:p>4832</text:p>
          </table:table-cell>
          <table:table-cell office:value-type="float" office:value="4689" calcext:value-type="float">
            <text:p>4689</text:p>
          </table:table-cell>
          <table:table-cell office:value-type="float" office:value="4197" calcext:value-type="float">
            <text:p>4197</text:p>
          </table:table-cell>
          <table:table-cell office:value-type="float" office:value="4287" calcext:value-type="float">
            <text:p>42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+2.1%</text:p>
          </table:table-cell>
          <table:table-cell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 N train icon</text:p>
          </table:table-cell>
          <table:table-cell office:value-type="float" office:value="2714" calcext:value-type="float">
            <text:p>2714</text:p>
          </table:table-cell>
          <table:table-cell office:value-type="float" office:value="3293" calcext:value-type="float">
            <text:p>3293</text:p>
          </table:table-cell>
          <table:table-cell office:value-type="float" office:value="3794" calcext:value-type="float">
            <text:p>3794</text:p>
          </table:table-cell>
          <table:table-cell office:value-type="float" office:value="3702" calcext:value-type="float">
            <text:p>3702</text:p>
          </table:table-cell>
          <table:table-cell office:value-type="float" office:value="3682" calcext:value-type="float">
            <text:p>3682</text:p>
          </table:table-cell>
          <table:table-cell office:value-type="float" office:value="4060" calcext:value-type="float">
            <text:p>406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+10.3%</text:p>
          </table:table-cell>
          <table:table-cell office:value-type="float" office:value="323" calcext:value-type="float">
            <text:p>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Av D train icon</text:p>
          </table:table-cell>
          <table:table-cell office:value-type="float" office:value="4906" calcext:value-type="float">
            <text:p>4906</text:p>
          </table:table-cell>
          <table:table-cell office:value-type="float" office:value="4919" calcext:value-type="float">
            <text:p>4919</text:p>
          </table:table-cell>
          <table:table-cell office:value-type="float" office:value="4252" calcext:value-type="float">
            <text:p>4252</text:p>
          </table:table-cell>
          <table:table-cell office:value-type="float" office:value="4186" calcext:value-type="float">
            <text:p>4186</text:p>
          </table:table-cell>
          <table:table-cell office:value-type="float" office:value="3586" calcext:value-type="float">
            <text:p>3586</text:p>
          </table:table-cell>
          <table:table-cell office:value-type="float" office:value="3530" calcext:value-type="float">
            <text:p>3530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-1.6%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St R train icon</text:p>
          </table:table-cell>
          <table:table-cell office:value-type="float" office:value="4331" calcext:value-type="float">
            <text:p>4331</text:p>
          </table:table-cell>
          <table:table-cell office:value-type="float" office:value="4350" calcext:value-type="float">
            <text:p>4350</text:p>
          </table:table-cell>
          <table:table-cell office:value-type="float" office:value="4182" calcext:value-type="float">
            <text:p>4182</text:p>
          </table:table-cell>
          <table:table-cell office:value-type="float" office:value="4384" calcext:value-type="float">
            <text:p>4384</text:p>
          </table:table-cell>
          <table:table-cell office:value-type="float" office:value="4597" calcext:value-type="float">
            <text:p>4597</text:p>
          </table:table-cell>
          <table:table-cell office:value-type="float" office:value="4430" calcext:value-type="float">
            <text:p>4430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-3.6%</text:p>
          </table:table-cell>
          <table:table-cell office:value-type="float" office:value="315" calcext:value-type="float">
            <text:p>3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36 St D train icon N train icon R train icon</text:p>
          </table:table-cell>
          <table:table-cell office:value-type="float" office:value="12022" calcext:value-type="float">
            <text:p>12022</text:p>
          </table:table-cell>
          <table:table-cell office:value-type="float" office:value="13234" calcext:value-type="float">
            <text:p>13234</text:p>
          </table:table-cell>
          <table:table-cell office:value-type="float" office:value="12538" calcext:value-type="float">
            <text:p>12538</text:p>
          </table:table-cell>
          <table:table-cell office:value-type="float" office:value="13595" calcext:value-type="float">
            <text:p>13595</text:p>
          </table:table-cell>
          <table:table-cell office:value-type="float" office:value="14140" calcext:value-type="float">
            <text:p>14140</text:p>
          </table:table-cell>
          <table:table-cell office:value-type="float" office:value="14459" calcext:value-type="float">
            <text:p>1445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+2.3%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 Av F train icon G train icon/9 St R train icon</text:p>
          </table:table-cell>
          <table:table-cell office:value-type="float" office:value="11491" calcext:value-type="float">
            <text:p>11491</text:p>
          </table:table-cell>
          <table:table-cell office:value-type="float" office:value="12467" calcext:value-type="float">
            <text:p>12467</text:p>
          </table:table-cell>
          <table:table-cell office:value-type="float" office:value="13293" calcext:value-type="float">
            <text:p>13293</text:p>
          </table:table-cell>
          <table:table-cell office:value-type="float" office:value="14257" calcext:value-type="float">
            <text:p>14257</text:p>
          </table:table-cell>
          <table:table-cell office:value-type="float" office:value="15860" calcext:value-type="float">
            <text:p>15860</text:p>
          </table:table-cell>
          <table:table-cell office:value-type="float" office:value="17155" calcext:value-type="float">
            <text:p>17155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+8.2%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5 St R train icon</text:p>
          </table:table-cell>
          <table:table-cell office:value-type="float" office:value="8996" calcext:value-type="float">
            <text:p>8996</text:p>
          </table:table-cell>
          <table:table-cell office:value-type="float" office:value="8989" calcext:value-type="float">
            <text:p>8989</text:p>
          </table:table-cell>
          <table:table-cell office:value-type="float" office:value="8983" calcext:value-type="float">
            <text:p>8983</text:p>
          </table:table-cell>
          <table:table-cell office:value-type="float" office:value="8903" calcext:value-type="float">
            <text:p>8903</text:p>
          </table:table-cell>
          <table:table-cell office:value-type="float" office:value="9108" calcext:value-type="float">
            <text:p>9108</text:p>
          </table:table-cell>
          <table:table-cell office:value-type="float" office:value="8898" calcext:value-type="float">
            <text:p>8898</text:p>
          </table:table-cell>
          <table:table-cell office:value-type="float" office:value="-210" calcext:value-type="float">
            <text:p>-210</text:p>
          </table:table-cell>
          <table:table-cell office:value-type="string" calcext:value-type="string">
            <text:p>-2.3%</text:p>
          </table:table-cell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0 St D train icon</text:p>
          </table:table-cell>
          <table:table-cell office:value-type="float" office:value="3081" calcext:value-type="float">
            <text:p>3081</text:p>
          </table:table-cell>
          <table:table-cell office:value-type="float" office:value="3072" calcext:value-type="float">
            <text:p>3072</text:p>
          </table:table-cell>
          <table:table-cell office:value-type="float" office:value="2630" calcext:value-type="float">
            <text:p>2630</text:p>
          </table:table-cell>
          <table:table-cell office:value-type="float" office:value="2623" calcext:value-type="float">
            <text:p>2623</text:p>
          </table:table-cell>
          <table:table-cell office:value-type="float" office:value="2373" calcext:value-type="float">
            <text:p>2373</text:p>
          </table:table-cell>
          <table:table-cell office:value-type="float" office:value="2648" calcext:value-type="float">
            <text:p>264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+11.6%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3 St R train icon</text:p>
          </table:table-cell>
          <table:table-cell office:value-type="float" office:value="9226" calcext:value-type="float">
            <text:p>9226</text:p>
          </table:table-cell>
          <table:table-cell office:value-type="float" office:value="9115" calcext:value-type="float">
            <text:p>9115</text:p>
          </table:table-cell>
          <table:table-cell office:value-type="float" office:value="8827" calcext:value-type="float">
            <text:p>8827</text:p>
          </table:table-cell>
          <table:table-cell office:value-type="float" office:value="8804" calcext:value-type="float">
            <text:p>8804</text:p>
          </table:table-cell>
          <table:table-cell office:value-type="float" office:value="8957" calcext:value-type="float">
            <text:p>8957</text:p>
          </table:table-cell>
          <table:table-cell office:value-type="float" office:value="8897" calcext:value-type="float">
            <text:p>889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-0.7%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5 St D train icon</text:p>
          </table:table-cell>
          <table:table-cell office:value-type="float" office:value="1952" calcext:value-type="float">
            <text:p>1952</text:p>
          </table:table-cell>
          <table:table-cell office:value-type="float" office:value="1870" calcext:value-type="float">
            <text:p>1870</text:p>
          </table:table-cell>
          <table:table-cell office:value-type="float" office:value="1547" calcext:value-type="float">
            <text:p>1547</text:p>
          </table:table-cell>
          <table:table-cell office:value-type="float" office:value="1525" calcext:value-type="float">
            <text:p>1525</text:p>
          </table:table-cell>
          <table:table-cell office:value-type="float" office:value="1460" calcext:value-type="float">
            <text:p>1460</text:p>
          </table:table-cell>
          <table:table-cell office:value-type="float" office:value="1445" calcext:value-type="float">
            <text:p>1445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1.0%</text:p>
          </table:table-cell>
          <table:table-cell office:value-type="float" office:value="402" calcext:value-type="float">
            <text:p>4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9 St N train icon R train icon</text:p>
          </table:table-cell>
          <table:table-cell office:value-type="float" office:value="13875" calcext:value-type="float">
            <text:p>13875</text:p>
          </table:table-cell>
          <table:table-cell office:value-type="float" office:value="13937" calcext:value-type="float">
            <text:p>13937</text:p>
          </table:table-cell>
          <table:table-cell office:value-type="float" office:value="13584" calcext:value-type="float">
            <text:p>13584</text:p>
          </table:table-cell>
          <table:table-cell office:value-type="float" office:value="15083" calcext:value-type="float">
            <text:p>15083</text:p>
          </table:table-cell>
          <table:table-cell office:value-type="float" office:value="14213" calcext:value-type="float">
            <text:p>14213</text:p>
          </table:table-cell>
          <table:table-cell office:value-type="float" office:value="14029" calcext:value-type="float">
            <text:p>14029</text:p>
          </table:table-cell>
          <table:table-cell office:value-type="float" office:value="-184" calcext:value-type="float">
            <text:p>-184</text:p>
          </table:table-cell>
          <table:table-cell office:value-type="string" calcext:value-type="string">
            <text:p>-1.3%</text:p>
          </table:table-cell>
          <table:table-cell office:value-type="float" office:value="117" calcext:value-type="float">
            <text:p>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 B train icon Q train icon</text:p>
          </table:table-cell>
          <table:table-cell office:value-type="float" office:value="11176" calcext:value-type="float">
            <text:p>11176</text:p>
          </table:table-cell>
          <table:table-cell office:value-type="float" office:value="11461" calcext:value-type="float">
            <text:p>11461</text:p>
          </table:table-cell>
          <table:table-cell office:value-type="float" office:value="10636" calcext:value-type="float">
            <text:p>10636</text:p>
          </table:table-cell>
          <table:table-cell office:value-type="float" office:value="11485" calcext:value-type="float">
            <text:p>11485</text:p>
          </table:table-cell>
          <table:table-cell office:value-type="float" office:value="9430" calcext:value-type="float">
            <text:p>9430</text:p>
          </table:table-cell>
          <table:table-cell office:value-type="float" office:value="8739" calcext:value-type="float">
            <text:p>8739</text:p>
          </table:table-cell>
          <table:table-cell office:value-type="float" office:value="-691" calcext:value-type="float">
            <text:p>-691</text:p>
          </table:table-cell>
          <table:table-cell office:value-type="string" calcext:value-type="string">
            <text:p>-7.3%</text:p>
          </table:table-cell>
          <table:table-cell office:value-type="float" office:value="186" calcext:value-type="float">
            <text:p>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 F train icon G train icon</text:p>
          </table:table-cell>
          <table:table-cell office:value-type="float" office:value="13074" calcext:value-type="float">
            <text:p>13074</text:p>
          </table:table-cell>
          <table:table-cell office:value-type="float" office:value="12268" calcext:value-type="float">
            <text:p>12268</text:p>
          </table:table-cell>
          <table:table-cell office:value-type="float" office:value="11139" calcext:value-type="float">
            <text:p>11139</text:p>
          </table:table-cell>
          <table:table-cell office:value-type="float" office:value="10928" calcext:value-type="float">
            <text:p>10928</text:p>
          </table:table-cell>
          <table:table-cell office:value-type="float" office:value="12705" calcext:value-type="float">
            <text:p>12705</text:p>
          </table:table-cell>
          <table:table-cell office:value-type="float" office:value="12271" calcext:value-type="float">
            <text:p>12271</text:p>
          </table:table-cell>
          <table:table-cell office:value-type="float" office:value="-434" calcext:value-type="float">
            <text:p>-434</text:p>
          </table:table-cell>
          <table:table-cell office:value-type="string" calcext:value-type="string">
            <text:p>-3.4%</text:p>
          </table:table-cell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1 St D train icon</text:p>
          </table:table-cell>
          <table:table-cell office:value-type="float" office:value="4961" calcext:value-type="float">
            <text:p>4961</text:p>
          </table:table-cell>
          <table:table-cell office:value-type="float" office:value="5023" calcext:value-type="float">
            <text:p>5023</text:p>
          </table:table-cell>
          <table:table-cell office:value-type="float" office:value="4003" calcext:value-type="float">
            <text:p>4003</text:p>
          </table:table-cell>
          <table:table-cell office:value-type="float" office:value="3986" calcext:value-type="float">
            <text:p>3986</text:p>
          </table:table-cell>
          <table:table-cell office:value-type="float" office:value="2895" calcext:value-type="float">
            <text:p>2895</text:p>
          </table:table-cell>
          <table:table-cell office:value-type="float" office:value="3398" calcext:value-type="float">
            <text:p>339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+17.4%</text:p>
          </table:table-cell>
          <table:table-cell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7 St R train icon</text:p>
          </table:table-cell>
          <table:table-cell office:value-type="float" office:value="4442" calcext:value-type="float">
            <text:p>4442</text:p>
          </table:table-cell>
          <table:table-cell office:value-type="float" office:value="4539" calcext:value-type="float">
            <text:p>4539</text:p>
          </table:table-cell>
          <table:table-cell office:value-type="float" office:value="4528" calcext:value-type="float">
            <text:p>4528</text:p>
          </table:table-cell>
          <table:table-cell office:value-type="float" office:value="4336" calcext:value-type="float">
            <text:p>4336</text:p>
          </table:table-cell>
          <table:table-cell office:value-type="float" office:value="4630" calcext:value-type="float">
            <text:p>4630</text:p>
          </table:table-cell>
          <table:table-cell office:value-type="float" office:value="5040" calcext:value-type="float">
            <text:p>504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+8.9%</text:p>
          </table:table-cell>
          <table:table-cell office:value-type="float" office:value="293" calcext:value-type="float">
            <text:p>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9 St D train icon</text:p>
          </table:table-cell>
          <table:table-cell office:value-type="float" office:value="5322" calcext:value-type="float">
            <text:p>5322</text:p>
          </table:table-cell>
          <table:table-cell office:value-type="float" office:value="5600" calcext:value-type="float">
            <text:p>5600</text:p>
          </table:table-cell>
          <table:table-cell office:value-type="float" office:value="4986" calcext:value-type="float">
            <text:p>4986</text:p>
          </table:table-cell>
          <table:table-cell office:value-type="float" office:value="4891" calcext:value-type="float">
            <text:p>4891</text:p>
          </table:table-cell>
          <table:table-cell office:value-type="float" office:value="4075" calcext:value-type="float">
            <text:p>4075</text:p>
          </table:table-cell>
          <table:table-cell office:value-type="float" office:value="4500" calcext:value-type="float">
            <text:p>45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+10.4%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 Av N train icon</text:p>
          </table:table-cell>
          <table:table-cell office:value-type="float" office:value="11986" calcext:value-type="float">
            <text:p>11986</text:p>
          </table:table-cell>
          <table:table-cell office:value-type="float" office:value="13462" calcext:value-type="float">
            <text:p>13462</text:p>
          </table:table-cell>
          <table:table-cell office:value-type="float" office:value="15232" calcext:value-type="float">
            <text:p>15232</text:p>
          </table:table-cell>
          <table:table-cell office:value-type="float" office:value="15854" calcext:value-type="float">
            <text:p>15854</text:p>
          </table:table-cell>
          <table:table-cell office:value-type="float" office:value="14903" calcext:value-type="float">
            <text:p>14903</text:p>
          </table:table-cell>
          <table:table-cell office:value-type="float" office:value="16292" calcext:value-type="float">
            <text:p>16292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+9.3%</text:p>
          </table:table-cell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 N train icon</text:p>
          </table:table-cell>
          <table:table-cell office:value-type="float" office:value="1943" calcext:value-type="float">
            <text:p>1943</text:p>
          </table:table-cell>
          <table:table-cell office:value-type="float" office:value="2250" calcext:value-type="float">
            <text:p>2250</text:p>
          </table:table-cell>
          <table:table-cell office:value-type="float" office:value="2719" calcext:value-type="float">
            <text:p>2719</text:p>
          </table:table-cell>
          <table:table-cell office:value-type="float" office:value="2973" calcext:value-type="float">
            <text:p>2973</text:p>
          </table:table-cell>
          <table:table-cell office:value-type="float" office:value="3017" calcext:value-type="float">
            <text:p>3017</text:p>
          </table:table-cell>
          <table:table-cell office:value-type="float" office:value="3159" calcext:value-type="float">
            <text:p>315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+4.7%</text:p>
          </table:table-cell>
          <table:table-cell office:value-type="float" office:value="359" calcext:value-type="float">
            <text:p>3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 R train icon</text:p>
          </table:table-cell>
          <table:table-cell office:value-type="float" office:value="11318" calcext:value-type="float">
            <text:p>11318</text:p>
          </table:table-cell>
          <table:table-cell office:value-type="float" office:value="11393" calcext:value-type="float">
            <text:p>11393</text:p>
          </table:table-cell>
          <table:table-cell office:value-type="float" office:value="11244" calcext:value-type="float">
            <text:p>11244</text:p>
          </table:table-cell>
          <table:table-cell office:value-type="float" office:value="10613" calcext:value-type="float">
            <text:p>10613</text:p>
          </table:table-cell>
          <table:table-cell office:value-type="float" office:value="11655" calcext:value-type="float">
            <text:p>11655</text:p>
          </table:table-cell>
          <table:table-cell office:value-type="float" office:value="12582" calcext:value-type="float">
            <text:p>12582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+8.0%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9 Av D train icon</text:p>
          </table:table-cell>
          <table:table-cell office:value-type="float" office:value="6936" calcext:value-type="float">
            <text:p>6936</text:p>
          </table:table-cell>
          <table:table-cell office:value-type="float" office:value="7188" calcext:value-type="float">
            <text:p>7188</text:p>
          </table:table-cell>
          <table:table-cell office:value-type="float" office:value="6499" calcext:value-type="float">
            <text:p>6499</text:p>
          </table:table-cell>
          <table:table-cell office:value-type="float" office:value="6250" calcext:value-type="float">
            <text:p>6250</text:p>
          </table:table-cell>
          <table:table-cell office:value-type="float" office:value="4906" calcext:value-type="float">
            <text:p>4906</text:p>
          </table:table-cell>
          <table:table-cell office:value-type="float" office:value="5531" calcext:value-type="float">
            <text:p>553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+12.7%</text:p>
          </table:table-cell>
          <table:table-cell office:value-type="float" office:value="274" calcext:value-type="float">
            <text:p>2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labama Av J train icon</text:p>
          </table:table-cell>
          <table:table-cell office:value-type="float" office:value="2189" calcext:value-type="float">
            <text:p>2189</text:p>
          </table:table-cell>
          <table:table-cell office:value-type="float" office:value="2431" calcext:value-type="float">
            <text:p>2431</text:p>
          </table:table-cell>
          <table:table-cell office:value-type="float" office:value="2453" calcext:value-type="float">
            <text:p>2453</text:p>
          </table:table-cell>
          <table:table-cell office:value-type="float" office:value="2468" calcext:value-type="float">
            <text:p>2468</text:p>
          </table:table-cell>
          <table:table-cell office:value-type="float" office:value="2818" calcext:value-type="float">
            <text:p>2818</text:p>
          </table:table-cell>
          <table:table-cell office:value-type="float" office:value="2844" calcext:value-type="float">
            <text:p>28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0.9%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tlantic Av- Barclays CtrB train icon Q train icon 2 train icon 3 train icon 4 train icon 5 train iconD train icon N train icon R train icon</text:p>
          </table:table-cell>
          <table:table-cell office:value-type="float" office:value="35991" calcext:value-type="float">
            <text:p>35991</text:p>
          </table:table-cell>
          <table:table-cell office:value-type="float" office:value="37407" calcext:value-type="float">
            <text:p>37407</text:p>
          </table:table-cell>
          <table:table-cell office:value-type="float" office:value="37627" calcext:value-type="float">
            <text:p>37627</text:p>
          </table:table-cell>
          <table:table-cell office:value-type="float" office:value="40722" calcext:value-type="float">
            <text:p>40722</text:p>
          </table:table-cell>
          <table:table-cell office:value-type="float" office:value="42885" calcext:value-type="float">
            <text:p>42885</text:p>
          </table:table-cell>
          <table:table-cell office:value-type="float" office:value="47970" calcext:value-type="float">
            <text:p>47970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+11.9%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tlantic Av L train icon</text:p>
          </table:table-cell>
          <table:table-cell office:value-type="float" office:value="884" calcext:value-type="float">
            <text:p>884</text:p>
          </table:table-cell>
          <table:table-cell office:value-type="float" office:value="1067" calcext:value-type="float">
            <text:p>1067</text:p>
          </table:table-cell>
          <table:table-cell office:value-type="float" office:value="1082" calcext:value-type="float">
            <text:p>1082</text:p>
          </table:table-cell>
          <table:table-cell office:value-type="float" office:value="1299" calcext:value-type="float">
            <text:p>1299</text:p>
          </table:table-cell>
          <table:table-cell office:value-type="float" office:value="1124" calcext:value-type="float">
            <text:p>1124</text:p>
          </table:table-cell>
          <table:table-cell office:value-type="float" office:value="1326" calcext:value-type="float">
            <text:p>132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+18.0%</text:p>
          </table:table-cell>
          <table:table-cell office:value-type="float" office:value="407" calcext:value-type="float">
            <text:p>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H Q train icon</text:p>
          </table:table-cell>
          <table:table-cell office:value-type="float" office:value="3007" calcext:value-type="float">
            <text:p>3007</text:p>
          </table:table-cell>
          <table:table-cell office:value-type="float" office:value="3045" calcext:value-type="float">
            <text:p>3045</text:p>
          </table:table-cell>
          <table:table-cell office:value-type="float" office:value="2401" calcext:value-type="float">
            <text:p>2401</text:p>
          </table:table-cell>
          <table:table-cell office:value-type="float" office:value="2016" calcext:value-type="float">
            <text:p>2016</text:p>
          </table:table-cell>
          <table:table-cell office:value-type="float" office:value="1522" calcext:value-type="float">
            <text:p>1522</text:p>
          </table:table-cell>
          <table:table-cell office:value-type="float" office:value="2632" calcext:value-type="float">
            <text:p>263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+72.9%</text:p>
          </table:table-cell>
          <table:table-cell office:value-type="float" office:value="373" calcext:value-type="float">
            <text:p>3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I F train icon</text:p>
          </table:table-cell>
          <table:table-cell office:value-type="float" office:value="2207" calcext:value-type="float">
            <text:p>2207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2108" calcext:value-type="float">
            <text:p>2108</text:p>
          </table:table-cell>
          <table:table-cell office:value-type="float" office:value="2100" calcext:value-type="float">
            <text:p>2100</text:p>
          </table:table-cell>
          <table:table-cell office:value-type="float" office:value="2046" calcext:value-type="float">
            <text:p>2046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-2.6%</text:p>
          </table:table-cell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J Q train icon</text:p>
          </table:table-cell>
          <table:table-cell office:value-type="float" office:value="6568" calcext:value-type="float">
            <text:p>6568</text:p>
          </table:table-cell>
          <table:table-cell office:value-type="float" office:value="6704" calcext:value-type="float">
            <text:p>6704</text:p>
          </table:table-cell>
          <table:table-cell office:value-type="float" office:value="5372" calcext:value-type="float">
            <text:p>5372</text:p>
          </table:table-cell>
          <table:table-cell office:value-type="float" office:value="6220" calcext:value-type="float">
            <text:p>6220</text:p>
          </table:table-cell>
          <table:table-cell office:value-type="float" office:value="6234" calcext:value-type="float">
            <text:p>6234</text:p>
          </table:table-cell>
          <table:table-cell office:value-type="float" office:value="5679" calcext:value-type="float">
            <text:p>5679</text:p>
          </table:table-cell>
          <table:table-cell office:value-type="float" office:value="-555" calcext:value-type="float">
            <text:p>-555</text:p>
          </table:table-cell>
          <table:table-cell office:value-type="string" calcext:value-type="string">
            <text:p>-8.9%</text:p>
          </table:table-cell>
          <table:table-cell office:value-type="float" office:value="270" calcext:value-type="float">
            <text:p>2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M Q train icon</text:p>
          </table:table-cell>
          <table:table-cell office:value-type="float" office:value="4725" calcext:value-type="float">
            <text:p>4725</text:p>
          </table:table-cell>
          <table:table-cell office:value-type="float" office:value="4911" calcext:value-type="float">
            <text:p>4911</text:p>
          </table:table-cell>
          <table:table-cell office:value-type="float" office:value="3706" calcext:value-type="float">
            <text:p>3706</text:p>
          </table:table-cell>
          <table:table-cell office:value-type="float" office:value="3163" calcext:value-type="float">
            <text:p>3163</text:p>
          </table:table-cell>
          <table:table-cell office:value-type="float" office:value="3032" calcext:value-type="float">
            <text:p>3032</text:p>
          </table:table-cell>
          <table:table-cell office:value-type="float" office:value="4030" calcext:value-type="float">
            <text:p>403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+32.9%</text:p>
          </table:table-cell>
          <table:table-cell office:value-type="float" office:value="324" calcext:value-type="float">
            <text:p>3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N F train icon</text:p>
          </table:table-cell>
          <table:table-cell office:value-type="float" office:value="3233" calcext:value-type="float">
            <text:p>3233</text:p>
          </table:table-cell>
          <table:table-cell office:value-type="float" office:value="3180" calcext:value-type="float">
            <text:p>3180</text:p>
          </table:table-cell>
          <table:table-cell office:value-type="float" office:value="2962" calcext:value-type="float">
            <text:p>2962</text:p>
          </table:table-cell>
          <table:table-cell office:value-type="float" office:value="2841" calcext:value-type="float">
            <text:p>2841</text:p>
          </table:table-cell>
          <table:table-cell office:value-type="float" office:value="3124" calcext:value-type="float">
            <text:p>3124</text:p>
          </table:table-cell>
          <table:table-cell office:value-type="float" office:value="2983" calcext:value-type="float">
            <text:p>2983</text:p>
          </table:table-cell>
          <table:table-cell office:value-type="float" office:value="-141" calcext:value-type="float">
            <text:p>-141</text:p>
          </table:table-cell>
          <table:table-cell office:value-type="string" calcext:value-type="string">
            <text:p>-4.5%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P F train icon</text:p>
          </table:table-cell>
          <table:table-cell office:value-type="float" office:value="3150" calcext:value-type="float">
            <text:p>3150</text:p>
          </table:table-cell>
          <table:table-cell office:value-type="float" office:value="3080" calcext:value-type="float">
            <text:p>3080</text:p>
          </table:table-cell>
          <table:table-cell office:value-type="float" office:value="2835" calcext:value-type="float">
            <text:p>2835</text:p>
          </table:table-cell>
          <table:table-cell office:value-type="float" office:value="2729" calcext:value-type="float">
            <text:p>2729</text:p>
          </table:table-cell>
          <table:table-cell office:value-type="float" office:value="2768" calcext:value-type="float">
            <text:p>2768</text:p>
          </table:table-cell>
          <table:table-cell office:value-type="float" office:value="2703" calcext:value-type="float">
            <text:p>2703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-2.3%</text:p>
          </table:table-cell>
          <table:table-cell office:value-type="float" office:value="370" calcext:value-type="float">
            <text:p>3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F train icon</text:p>
          </table:table-cell>
          <table:table-cell office:value-type="float" office:value="2392" calcext:value-type="float">
            <text:p>2392</text:p>
          </table:table-cell>
          <table:table-cell office:value-type="float" office:value="2334" calcext:value-type="float">
            <text:p>2334</text:p>
          </table:table-cell>
          <table:table-cell office:value-type="float" office:value="2336" calcext:value-type="float">
            <text:p>2336</text:p>
          </table:table-cell>
          <table:table-cell office:value-type="float" office:value="2377" calcext:value-type="float">
            <text:p>2377</text:p>
          </table:table-cell>
          <table:table-cell office:value-type="float" office:value="2407" calcext:value-type="float">
            <text:p>2407</text:p>
          </table:table-cell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.0%</text:p>
          </table:table-cell>
          <table:table-cell office:value-type="float" office:value="379" calcext:value-type="float">
            <text:p>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<text:s/>N train icon</text:p>
          </table:table-cell>
          <table:table-cell office:value-type="float" office:value="3100" calcext:value-type="float">
            <text:p>3100</text:p>
          </table:table-cell>
          <table:table-cell office:value-type="float" office:value="3858" calcext:value-type="float">
            <text:p>3858</text:p>
          </table:table-cell>
          <table:table-cell office:value-type="float" office:value="4940" calcext:value-type="float">
            <text:p>4940</text:p>
          </table:table-cell>
          <table:table-cell office:value-type="float" office:value="5125" calcext:value-type="float">
            <text:p>5125</text:p>
          </table:table-cell>
          <table:table-cell office:value-type="float" office:value="5132" calcext:value-type="float">
            <text:p>5132</text:p>
          </table:table-cell>
          <table:table-cell office:value-type="float" office:value="5533" calcext:value-type="float">
            <text:p>553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+7.8%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<text:s/>Q train icon</text:p>
          </table:table-cell>
          <table:table-cell office:value-type="float" office:value="8915" calcext:value-type="float">
            <text:p>8915</text:p>
          </table:table-cell>
          <table:table-cell office:value-type="float" office:value="8740" calcext:value-type="float">
            <text:p>8740</text:p>
          </table:table-cell>
          <table:table-cell office:value-type="float" office:value="6061" calcext:value-type="float">
            <text:p>6061</text:p>
          </table:table-cell>
          <table:table-cell office:value-type="float" office:value="5024" calcext:value-type="float">
            <text:p>5024</text:p>
          </table:table-cell>
          <table:table-cell office:value-type="float" office:value="7398" calcext:value-type="float">
            <text:p>7398</text:p>
          </table:table-cell>
          <table:table-cell office:value-type="float" office:value="7233" calcext:value-type="float">
            <text:p>7233</text:p>
          </table:table-cell>
          <table:table-cell office:value-type="float" office:value="-165" calcext:value-type="float">
            <text:p>-165</text:p>
          </table:table-cell>
          <table:table-cell office:value-type="string" calcext:value-type="string">
            <text:p>-2.2%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X F train icon</text:p>
          </table:table-cell>
          <table:table-cell office:value-type="float" office:value="2736" calcext:value-type="float">
            <text:p>2736</text:p>
          </table:table-cell>
          <table:table-cell office:value-type="float" office:value="2698" calcext:value-type="float">
            <text:p>2698</text:p>
          </table:table-cell>
          <table:table-cell office:value-type="float" office:value="2507" calcext:value-type="float">
            <text:p>2507</text:p>
          </table:table-cell>
          <table:table-cell office:value-type="float" office:value="2442" calcext:value-type="float">
            <text:p>2442</text:p>
          </table:table-cell>
          <table:table-cell office:value-type="float" office:value="2598" calcext:value-type="float">
            <text:p>2598</text:p>
          </table:table-cell>
          <table:table-cell office:value-type="float" office:value="2589" calcext:value-type="float">
            <text:p>2589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-0.3%</text:p>
          </table:table-cell>
          <table:table-cell office:value-type="float" office:value="375" calcext:value-type="float">
            <text:p>3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50 St D train icon</text:p>
          </table:table-cell>
          <table:table-cell office:value-type="float" office:value="2688" calcext:value-type="float">
            <text:p>2688</text:p>
          </table:table-cell>
          <table:table-cell office:value-type="float" office:value="2767" calcext:value-type="float">
            <text:p>2767</text:p>
          </table:table-cell>
          <table:table-cell office:value-type="float" office:value="2451" calcext:value-type="float">
            <text:p>2451</text:p>
          </table:table-cell>
          <table:table-cell office:value-type="float" office:value="2546" calcext:value-type="float">
            <text:p>2546</text:p>
          </table:table-cell>
          <table:table-cell office:value-type="float" office:value="2333" calcext:value-type="float">
            <text:p>2333</text:p>
          </table:table-cell>
          <table:table-cell office:value-type="float" office:value="2168" calcext:value-type="float">
            <text:p>2168</text:p>
          </table:table-cell>
          <table:table-cell office:value-type="float" office:value="-165" calcext:value-type="float">
            <text:p>-165</text:p>
          </table:table-cell>
          <table:table-cell office:value-type="string" calcext:value-type="string">
            <text:p>-7.1%</text:p>
          </table:table-cell>
          <table:table-cell office:value-type="float" office:value="383" calcext:value-type="float">
            <text:p>3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D train icon</text:p>
          </table:table-cell>
          <table:table-cell office:value-type="float" office:value="8190" calcext:value-type="float">
            <text:p>8190</text:p>
          </table:table-cell>
          <table:table-cell office:value-type="float" office:value="8373" calcext:value-type="float">
            <text:p>8373</text:p>
          </table:table-cell>
          <table:table-cell office:value-type="float" office:value="7071" calcext:value-type="float">
            <text:p>7071</text:p>
          </table:table-cell>
          <table:table-cell office:value-type="float" office:value="7037" calcext:value-type="float">
            <text:p>7037</text:p>
          </table:table-cell>
          <table:table-cell office:value-type="float" office:value="6154" calcext:value-type="float">
            <text:p>6154</text:p>
          </table:table-cell>
          <table:table-cell office:value-type="float" office:value="6444" calcext:value-type="float">
            <text:p>644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+4.7%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F train icon</text:p>
          </table:table-cell>
          <table:table-cell office:value-type="float" office:value="1565" calcext:value-type="float">
            <text:p>1565</text:p>
          </table:table-cell>
          <table:table-cell office:value-type="float" office:value="1462" calcext:value-type="float">
            <text:p>1462</text:p>
          </table:table-cell>
          <table:table-cell office:value-type="float" office:value="1405" calcext:value-type="float">
            <text:p>1405</text:p>
          </table:table-cell>
          <table:table-cell office:value-type="float" office:value="1369" calcext:value-type="float">
            <text:p>1369</text:p>
          </table:table-cell>
          <table:table-cell office:value-type="float" office:value="1465" calcext:value-type="float">
            <text:p>1465</text:p>
          </table:table-cell>
          <table:table-cell office:value-type="float" office:value="1518" calcext:value-type="float">
            <text:p>15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3.6%</text:p>
          </table:table-cell>
          <table:table-cell office:value-type="float" office:value="401" calcext:value-type="float">
            <text:p>4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N train icon</text:p>
          </table:table-cell>
          <table:table-cell office:value-type="float" office:value="5340" calcext:value-type="float">
            <text:p>5340</text:p>
          </table:table-cell>
          <table:table-cell office:value-type="float" office:value="6562" calcext:value-type="float">
            <text:p>6562</text:p>
          </table:table-cell>
          <table:table-cell office:value-type="float" office:value="7974" calcext:value-type="float">
            <text:p>7974</text:p>
          </table:table-cell>
          <table:table-cell office:value-type="float" office:value="8315" calcext:value-type="float">
            <text:p>8315</text:p>
          </table:table-cell>
          <table:table-cell office:value-type="float" office:value="8443" calcext:value-type="float">
            <text:p>8443</text:p>
          </table:table-cell>
          <table:table-cell office:value-type="float" office:value="9107" calcext:value-type="float">
            <text:p>910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+7.9%</text:p>
          </table:table-cell>
          <table:table-cell office:value-type="float" office:value="178" calcext:value-type="float">
            <text:p>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 Av R train icon</text:p>
          </table:table-cell>
          <table:table-cell office:value-type="float" office:value="8200" calcext:value-type="float">
            <text:p>8200</text:p>
          </table:table-cell>
          <table:table-cell office:value-type="float" office:value="8246" calcext:value-type="float">
            <text:p>8246</text:p>
          </table:table-cell>
          <table:table-cell office:value-type="float" office:value="8154" calcext:value-type="float">
            <text:p>8154</text:p>
          </table:table-cell>
          <table:table-cell office:value-type="float" office:value="7615" calcext:value-type="float">
            <text:p>7615</text:p>
          </table:table-cell>
          <table:table-cell office:value-type="float" office:value="8183" calcext:value-type="float">
            <text:p>8183</text:p>
          </table:table-cell>
          <table:table-cell office:value-type="float" office:value="8618" calcext:value-type="float">
            <text:p>861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+5.3%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-95 St R train icon</text:p>
          </table:table-cell>
          <table:table-cell office:value-type="float" office:value="4994" calcext:value-type="float">
            <text:p>4994</text:p>
          </table:table-cell>
          <table:table-cell office:value-type="float" office:value="4969" calcext:value-type="float">
            <text:p>4969</text:p>
          </table:table-cell>
          <table:table-cell office:value-type="float" office:value="4963" calcext:value-type="float">
            <text:p>4963</text:p>
          </table:table-cell>
          <table:table-cell office:value-type="float" office:value="4852" calcext:value-type="float">
            <text:p>4852</text:p>
          </table:table-cell>
          <table:table-cell office:value-type="float" office:value="5227" calcext:value-type="float">
            <text:p>5227</text:p>
          </table:table-cell>
          <table:table-cell office:value-type="float" office:value="5700" calcext:value-type="float">
            <text:p>57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+9.0%</text:p>
          </table:table-cell>
          <table:table-cell office:value-type="float" office:value="269" calcext:value-type="float">
            <text:p>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 Av L train icon</text:p>
          </table:table-cell>
          <table:table-cell office:value-type="float" office:value="27252" calcext:value-type="float">
            <text:p>27252</text:p>
          </table:table-cell>
          <table:table-cell office:value-type="float" office:value="30960" calcext:value-type="float">
            <text:p>30960</text:p>
          </table:table-cell>
          <table:table-cell office:value-type="float" office:value="32958" calcext:value-type="float">
            <text:p>32958</text:p>
          </table:table-cell>
          <table:table-cell office:value-type="float" office:value="38038" calcext:value-type="float">
            <text:p>38038</text:p>
          </table:table-cell>
          <table:table-cell office:value-type="float" office:value="37721" calcext:value-type="float">
            <text:p>37721</text:p>
          </table:table-cell>
          <table:table-cell office:value-type="float" office:value="43891" calcext:value-type="float">
            <text:p>43891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+16.4%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-Nostrand Avs G train icon</text:p>
          </table:table-cell>
          <table:table-cell office:value-type="float" office:value="5669" calcext:value-type="float">
            <text:p>5669</text:p>
          </table:table-cell>
          <table:table-cell office:value-type="float" office:value="6033" calcext:value-type="float">
            <text:p>6033</text:p>
          </table:table-cell>
          <table:table-cell office:value-type="float" office:value="6726" calcext:value-type="float">
            <text:p>6726</text:p>
          </table:table-cell>
          <table:table-cell office:value-type="float" office:value="6597" calcext:value-type="float">
            <text:p>6597</text:p>
          </table:table-cell>
          <table:table-cell office:value-type="float" office:value="7397" calcext:value-type="float">
            <text:p>7397</text:p>
          </table:table-cell>
          <table:table-cell office:value-type="float" office:value="8239" calcext:value-type="float">
            <text:p>823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+11.4%</text:p>
          </table:table-cell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 2 train icon 3 train icon</text:p>
          </table:table-cell>
          <table:table-cell office:value-type="float" office:value="3726" calcext:value-type="float">
            <text:p>3726</text:p>
          </table:table-cell>
          <table:table-cell office:value-type="float" office:value="3772" calcext:value-type="float">
            <text:p>3772</text:p>
          </table:table-cell>
          <table:table-cell office:value-type="float" office:value="3982" calcext:value-type="float">
            <text:p>3982</text:p>
          </table:table-cell>
          <table:table-cell office:value-type="float" office:value="3964" calcext:value-type="float">
            <text:p>3964</text:p>
          </table:table-cell>
          <table:table-cell office:value-type="float" office:value="4154" calcext:value-type="float">
            <text:p>4154</text:p>
          </table:table-cell>
          <table:table-cell office:value-type="float" office:value="5126" calcext:value-type="float">
            <text:p>512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+23.4%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 F train icon G train icon</text:p>
          </table:table-cell>
          <table:table-cell office:value-type="float" office:value="11180" calcext:value-type="float">
            <text:p>11180</text:p>
          </table:table-cell>
          <table:table-cell office:value-type="float" office:value="11141" calcext:value-type="float">
            <text:p>11141</text:p>
          </table:table-cell>
          <table:table-cell office:value-type="float" office:value="11862" calcext:value-type="float">
            <text:p>11862</text:p>
          </table:table-cell>
          <table:table-cell office:value-type="float" office:value="11129" calcext:value-type="float">
            <text:p>11129</text:p>
          </table:table-cell>
          <table:table-cell office:value-type="float" office:value="11969" calcext:value-type="float">
            <text:p>11969</text:p>
          </table:table-cell>
          <table:table-cell office:value-type="float" office:value="12573" calcext:value-type="float">
            <text:p>1257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+5.0%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ey Rd Q train icon</text:p>
          </table:table-cell>
          <table:table-cell office:value-type="float" office:value="3298" calcext:value-type="float">
            <text:p>3298</text:p>
          </table:table-cell>
          <table:table-cell office:value-type="float" office:value="3330" calcext:value-type="float">
            <text:p>3330</text:p>
          </table:table-cell>
          <table:table-cell office:value-type="float" office:value="2552" calcext:value-type="float">
            <text:p>2552</text:p>
          </table:table-cell>
          <table:table-cell office:value-type="float" office:value="3584" calcext:value-type="float">
            <text:p>3584</text:p>
          </table:table-cell>
          <table:table-cell office:value-type="float" office:value="3453" calcext:value-type="float">
            <text:p>3453</text:p>
          </table:table-cell>
          <table:table-cell office:value-type="float" office:value="3198" calcext:value-type="float">
            <text:p>3198</text:p>
          </table:table-cell>
          <table:table-cell office:value-type="float" office:value="-255" calcext:value-type="float">
            <text:p>-255</text:p>
          </table:table-cell>
          <table:table-cell office:value-type="string" calcext:value-type="string">
            <text:p>-7.4%</text:p>
          </table:table-cell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y Rd 2 train icon 5 train icon</text:p>
          </table:table-cell>
          <table:table-cell office:value-type="float" office:value="3894" calcext:value-type="float">
            <text:p>3894</text:p>
          </table:table-cell>
          <table:table-cell office:value-type="float" office:value="3959" calcext:value-type="float">
            <text:p>3959</text:p>
          </table:table-cell>
          <table:table-cell office:value-type="float" office:value="3739" calcext:value-type="float">
            <text:p>3739</text:p>
          </table:table-cell>
          <table:table-cell office:value-type="float" office:value="3976" calcext:value-type="float">
            <text:p>3976</text:p>
          </table:table-cell>
          <table:table-cell office:value-type="float" office:value="4047" calcext:value-type="float">
            <text:p>4047</text:p>
          </table:table-cell>
          <table:table-cell office:value-type="float" office:value="4061" calcext:value-type="float">
            <text:p>4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0.3%</text:p>
          </table:table-cell>
          <table:table-cell office:value-type="float" office:value="322" calcext:value-type="float">
            <text:p>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ighton Beach B train icon Q train icon</text:p>
          </table:table-cell>
          <table:table-cell office:value-type="float" office:value="13933" calcext:value-type="float">
            <text:p>13933</text:p>
          </table:table-cell>
          <table:table-cell office:value-type="float" office:value="14309" calcext:value-type="float">
            <text:p>14309</text:p>
          </table:table-cell>
          <table:table-cell office:value-type="float" office:value="13107" calcext:value-type="float">
            <text:p>13107</text:p>
          </table:table-cell>
          <table:table-cell office:value-type="float" office:value="13301" calcext:value-type="float">
            <text:p>13301</text:p>
          </table:table-cell>
          <table:table-cell office:value-type="float" office:value="12484" calcext:value-type="float">
            <text:p>12484</text:p>
          </table:table-cell>
          <table:table-cell office:value-type="float" office:value="12461" calcext:value-type="float">
            <text:p>1246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-0.2%</text:p>
          </table:table-cell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G train icon</text:p>
          </table:table-cell>
          <table:table-cell office:value-type="float" office:value="3316" calcext:value-type="float">
            <text:p>3316</text:p>
          </table:table-cell>
          <table:table-cell office:value-type="float" office:value="3207" calcext:value-type="float">
            <text:p>3207</text:p>
          </table:table-cell>
          <table:table-cell office:value-type="float" office:value="3566" calcext:value-type="float">
            <text:p>3566</text:p>
          </table:table-cell>
          <table:table-cell office:value-type="float" office:value="2226" calcext:value-type="float">
            <text:p>2226</text:p>
          </table:table-cell>
          <table:table-cell office:value-type="float" office:value="3430" calcext:value-type="float">
            <text:p>3430</text:p>
          </table:table-cell>
          <table:table-cell office:value-type="float" office:value="3737" calcext:value-type="float">
            <text:p>373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+9.0%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Junction A train icon C train icon J train icon L train icon Z train icon</text:p>
          </table:table-cell>
          <table:table-cell office:value-type="float" office:value="12641" calcext:value-type="float">
            <text:p>12641</text:p>
          </table:table-cell>
          <table:table-cell office:value-type="float" office:value="12136" calcext:value-type="float">
            <text:p>12136</text:p>
          </table:table-cell>
          <table:table-cell office:value-type="float" office:value="12460" calcext:value-type="float">
            <text:p>12460</text:p>
          </table:table-cell>
          <table:table-cell office:value-type="float" office:value="11439" calcext:value-type="float">
            <text:p>11439</text:p>
          </table:table-cell>
          <table:table-cell office:value-type="float" office:value="12382" calcext:value-type="float">
            <text:p>12382</text:p>
          </table:table-cell>
          <table:table-cell office:value-type="float" office:value="12206" calcext:value-type="float">
            <text:p>12206</text:p>
          </table:table-cell>
          <table:table-cell office:value-type="float" office:value="-176" calcext:value-type="float">
            <text:p>-176</text:p>
          </table:table-cell>
          <table:table-cell office:value-type="string" calcext:value-type="string">
            <text:p>-1.4%</text:p>
          </table:table-cell>
          <table:table-cell office:value-type="float" office:value="134" calcext:value-type="float">
            <text:p>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ushwick Av-Aberdeen St L train icon</text:p>
          </table:table-cell>
          <table:table-cell office:value-type="float" office:value="1011" calcext:value-type="float">
            <text:p>1011</text:p>
          </table:table-cell>
          <table:table-cell office:value-type="float" office:value="1316" calcext:value-type="float">
            <text:p>1316</text:p>
          </table:table-cell>
          <table:table-cell office:value-type="float" office:value="1352" calcext:value-type="float">
            <text:p>1352</text:p>
          </table:table-cell>
          <table:table-cell office:value-type="float" office:value="1492" calcext:value-type="float">
            <text:p>1492</text:p>
          </table:table-cell>
          <table:table-cell office:value-type="float" office:value="1266" calcext:value-type="float">
            <text:p>1266</text:p>
          </table:table-cell>
          <table:table-cell office:value-type="float" office:value="1533" calcext:value-type="float">
            <text:p>153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+21.1%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narsie-Rockaway Pkwy L train icon</text:p>
          </table:table-cell>
          <table:table-cell office:value-type="float" office:value="8965" calcext:value-type="float">
            <text:p>8965</text:p>
          </table:table-cell>
          <table:table-cell office:value-type="float" office:value="9768" calcext:value-type="float">
            <text:p>9768</text:p>
          </table:table-cell>
          <table:table-cell office:value-type="float" office:value="9664" calcext:value-type="float">
            <text:p>9664</text:p>
          </table:table-cell>
          <table:table-cell office:value-type="float" office:value="11437" calcext:value-type="float">
            <text:p>11437</text:p>
          </table:table-cell>
          <table:table-cell office:value-type="float" office:value="11142" calcext:value-type="float">
            <text:p>11142</text:p>
          </table:table-cell>
          <table:table-cell office:value-type="float" office:value="12063" calcext:value-type="float">
            <text:p>1206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+8.3%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rroll St F train icon G train icon</text:p>
          </table:table-cell>
          <table:table-cell office:value-type="float" office:value="9815" calcext:value-type="float">
            <text:p>9815</text:p>
          </table:table-cell>
          <table:table-cell office:value-type="float" office:value="9601" calcext:value-type="float">
            <text:p>9601</text:p>
          </table:table-cell>
          <table:table-cell office:value-type="float" office:value="9261" calcext:value-type="float">
            <text:p>9261</text:p>
          </table:table-cell>
          <table:table-cell office:value-type="float" office:value="8877" calcext:value-type="float">
            <text:p>8877</text:p>
          </table:table-cell>
          <table:table-cell office:value-type="float" office:value="10628" calcext:value-type="float">
            <text:p>10628</text:p>
          </table:table-cell>
          <table:table-cell office:value-type="float" office:value="12155" calcext:value-type="float">
            <text:p>1215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+14.4%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entral Av M train icon</text:p>
          </table:table-cell>
          <table:table-cell office:value-type="float" office:value="1956" calcext:value-type="float">
            <text:p>1956</text:p>
          </table:table-cell>
          <table:table-cell office:value-type="float" office:value="2216" calcext:value-type="float">
            <text:p>2216</text:p>
          </table:table-cell>
          <table:table-cell office:value-type="float" office:value="2731" calcext:value-type="float">
            <text:p>2731</text:p>
          </table:table-cell>
          <table:table-cell office:value-type="float" office:value="1982" calcext:value-type="float">
            <text:p>1982</text:p>
          </table:table-cell>
          <table:table-cell office:value-type="float" office:value="2805" calcext:value-type="float">
            <text:p>2805</text:p>
          </table:table-cell>
          <table:table-cell office:value-type="float" office:value="2387" calcext:value-type="float">
            <text:p>2387</text:p>
          </table:table-cell>
          <table:table-cell office:value-type="float" office:value="-418" calcext:value-type="float">
            <text:p>-418</text:p>
          </table:table-cell>
          <table:table-cell office:value-type="string" calcext:value-type="string">
            <text:p>-14.9%</text:p>
          </table:table-cell>
          <table:table-cell office:value-type="float" office:value="381" calcext:value-type="float">
            <text:p>3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auncey St J train icon Z train icon</text:p>
          </table:table-cell>
          <table:table-cell office:value-type="float" office:value="2957" calcext:value-type="float">
            <text:p>2957</text:p>
          </table:table-cell>
          <table:table-cell office:value-type="float" office:value="3005" calcext:value-type="float">
            <text:p>3005</text:p>
          </table:table-cell>
          <table:table-cell office:value-type="float" office:value="3158" calcext:value-type="float">
            <text:p>3158</text:p>
          </table:table-cell>
          <table:table-cell office:value-type="float" office:value="3438" calcext:value-type="float">
            <text:p>3438</text:p>
          </table:table-cell>
          <table:table-cell office:value-type="float" office:value="3853" calcext:value-type="float">
            <text:p>3853</text:p>
          </table:table-cell>
          <table:table-cell office:value-type="float" office:value="3751" calcext:value-type="float">
            <text:p>3751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-2.6%</text:p>
          </table:table-cell>
          <table:table-cell office:value-type="float" office:value="331" calcext:value-type="float">
            <text:p>3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2 train icon 5 train icon</text:p>
          </table:table-cell>
          <table:table-cell office:value-type="float" office:value="9323" calcext:value-type="float">
            <text:p>9323</text:p>
          </table:table-cell>
          <table:table-cell office:value-type="float" office:value="9273" calcext:value-type="float">
            <text:p>9273</text:p>
          </table:table-cell>
          <table:table-cell office:value-type="float" office:value="8837" calcext:value-type="float">
            <text:p>8837</text:p>
          </table:table-cell>
          <table:table-cell office:value-type="float" office:value="9565" calcext:value-type="float">
            <text:p>9565</text:p>
          </table:table-cell>
          <table:table-cell office:value-type="float" office:value="9791" calcext:value-type="float">
            <text:p>9791</text:p>
          </table:table-cell>
          <table:table-cell office:value-type="float" office:value="9543" calcext:value-type="float">
            <text:p>9543</text:p>
          </table:table-cell>
          <table:table-cell office:value-type="float" office:value="-248" calcext:value-type="float">
            <text:p>-248</text:p>
          </table:table-cell>
          <table:table-cell office:value-type="string" calcext:value-type="string">
            <text:p>-2.5%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B train icon Q train icon</text:p>
          </table:table-cell>
          <table:table-cell office:value-type="float" office:value="17527" calcext:value-type="float">
            <text:p>17527</text:p>
          </table:table-cell>
          <table:table-cell office:value-type="float" office:value="18434" calcext:value-type="float">
            <text:p>18434</text:p>
          </table:table-cell>
          <table:table-cell office:value-type="float" office:value="17295" calcext:value-type="float">
            <text:p>17295</text:p>
          </table:table-cell>
          <table:table-cell office:value-type="float" office:value="16647" calcext:value-type="float">
            <text:p>16647</text:p>
          </table:table-cell>
          <table:table-cell office:value-type="float" office:value="16205" calcext:value-type="float">
            <text:p>16205</text:p>
          </table:table-cell>
          <table:table-cell office:value-type="float" office:value="17733" calcext:value-type="float">
            <text:p>17733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+9.4%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F train icon G train icon</text:p>
          </table:table-cell>
          <table:table-cell office:value-type="float" office:value="10938" calcext:value-type="float">
            <text:p>10938</text:p>
          </table:table-cell>
          <table:table-cell office:value-type="float" office:value="10737" calcext:value-type="float">
            <text:p>10737</text:p>
          </table:table-cell>
          <table:table-cell office:value-type="float" office:value="10423" calcext:value-type="float">
            <text:p>10423</text:p>
          </table:table-cell>
          <table:table-cell office:value-type="float" office:value="10332" calcext:value-type="float">
            <text:p>10332</text:p>
          </table:table-cell>
          <table:table-cell office:value-type="float" office:value="11251" calcext:value-type="float">
            <text:p>11251</text:p>
          </table:table-cell>
          <table:table-cell office:value-type="float" office:value="10593" calcext:value-type="float">
            <text:p>10593</text:p>
          </table:table-cell>
          <table:table-cell office:value-type="float" office:value="-658" calcext:value-type="float">
            <text:p>-658</text:p>
          </table:table-cell>
          <table:table-cell office:value-type="string" calcext:value-type="string">
            <text:p>-5.8%</text:p>
          </table:table-cell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rk St 2 train icon 3 train icon</text:p>
          </table:table-cell>
          <table:table-cell office:value-type="float" office:value="5666" calcext:value-type="float">
            <text:p>5666</text:p>
          </table:table-cell>
          <table:table-cell office:value-type="float" office:value="5286" calcext:value-type="float">
            <text:p>5286</text:p>
          </table:table-cell>
          <table:table-cell office:value-type="float" office:value="6712" calcext:value-type="float">
            <text:p>6712</text:p>
          </table:table-cell>
          <table:table-cell office:value-type="float" office:value="6168" calcext:value-type="float">
            <text:p>6168</text:p>
          </table:table-cell>
          <table:table-cell office:value-type="float" office:value="6134" calcext:value-type="float">
            <text:p>6134</text:p>
          </table:table-cell>
          <table:table-cell office:value-type="float" office:value="7615" calcext:value-type="float">
            <text:p>7615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+24.1%</text:p>
          </table:table-cell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sson Av G train icon</text:p>
          </table:table-cell>
          <table:table-cell office:value-type="float" office:value="3528" calcext:value-type="float">
            <text:p>3528</text:p>
          </table:table-cell>
          <table:table-cell office:value-type="float" office:value="3584" calcext:value-type="float">
            <text:p>3584</text:p>
          </table:table-cell>
          <table:table-cell office:value-type="float" office:value="4201" calcext:value-type="float">
            <text:p>4201</text:p>
          </table:table-cell>
          <table:table-cell office:value-type="float" office:value="3787" calcext:value-type="float">
            <text:p>3787</text:p>
          </table:table-cell>
          <table:table-cell office:value-type="float" office:value="4597" calcext:value-type="float">
            <text:p>4597</text:p>
          </table:table-cell>
          <table:table-cell office:value-type="float" office:value="5178" calcext:value-type="float">
            <text:p>517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+12.6%</text:p>
          </table:table-cell>
          <table:table-cell office:value-type="float" office:value="285" calcext:value-type="float">
            <text:p>2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eveland St J train icon</text:p>
          </table:table-cell>
          <table:table-cell office:value-type="float" office:value="2883" calcext:value-type="float">
            <text:p>2883</text:p>
          </table:table-cell>
          <table:table-cell office:value-type="float" office:value="3369" calcext:value-type="float">
            <text:p>3369</text:p>
          </table:table-cell>
          <table:table-cell office:value-type="float" office:value="3329" calcext:value-type="float">
            <text:p>3329</text:p>
          </table:table-cell>
          <table:table-cell office:value-type="float" office:value="3429" calcext:value-type="float">
            <text:p>3429</text:p>
          </table:table-cell>
          <table:table-cell office:value-type="float" office:value="3724" calcext:value-type="float">
            <text:p>3724</text:p>
          </table:table-cell>
          <table:table-cell office:value-type="float" office:value="3856" calcext:value-type="float">
            <text:p>385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3.5%</text:p>
          </table:table-cell>
          <table:table-cell office:value-type="float" office:value="327" calcext:value-type="float">
            <text:p>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C train icon</text:p>
          </table:table-cell>
          <table:table-cell office:value-type="float" office:value="5211" calcext:value-type="float">
            <text:p>5211</text:p>
          </table:table-cell>
          <table:table-cell office:value-type="float" office:value="5883" calcext:value-type="float">
            <text:p>5883</text:p>
          </table:table-cell>
          <table:table-cell office:value-type="float" office:value="5098" calcext:value-type="float">
            <text:p>5098</text:p>
          </table:table-cell>
          <table:table-cell office:value-type="float" office:value="6126" calcext:value-type="float">
            <text:p>6126</text:p>
          </table:table-cell>
          <table:table-cell office:value-type="float" office:value="6939" calcext:value-type="float">
            <text:p>6939</text:p>
          </table:table-cell>
          <table:table-cell office:value-type="float" office:value="7056" calcext:value-type="float">
            <text:p>705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+1.7%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G train icon</text:p>
          </table:table-cell>
          <table:table-cell office:value-type="float" office:value="4416" calcext:value-type="float">
            <text:p>4416</text:p>
          </table:table-cell>
          <table:table-cell office:value-type="float" office:value="4711" calcext:value-type="float">
            <text:p>4711</text:p>
          </table:table-cell>
          <table:table-cell office:value-type="float" office:value="5523" calcext:value-type="float">
            <text:p>5523</text:p>
          </table:table-cell>
          <table:table-cell office:value-type="float" office:value="4861" calcext:value-type="float">
            <text:p>4861</text:p>
          </table:table-cell>
          <table:table-cell office:value-type="float" office:value="5790" calcext:value-type="float">
            <text:p>5790</text:p>
          </table:table-cell>
          <table:table-cell office:value-type="float" office:value="6301" calcext:value-type="float">
            <text:p>63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+8.8%</text:p>
          </table:table-cell>
          <table:table-cell office:value-type="float" office:value="254" calcext:value-type="float">
            <text:p>2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ney Island-Stillwell Av D train icon F train icon N train icon Q train icon</text:p>
          </table:table-cell>
          <table:table-cell office:value-type="float" office:value="22541" calcext:value-type="float">
            <text:p>22541</text:p>
          </table:table-cell>
          <table:table-cell office:value-type="float" office:value="22689" calcext:value-type="float">
            <text:p>22689</text:p>
          </table:table-cell>
          <table:table-cell office:value-type="float" office:value="21874" calcext:value-type="float">
            <text:p>21874</text:p>
          </table:table-cell>
          <table:table-cell office:value-type="float" office:value="24780" calcext:value-type="float">
            <text:p>24780</text:p>
          </table:table-cell>
          <table:table-cell office:value-type="float" office:value="22652" calcext:value-type="float">
            <text:p>22652</text:p>
          </table:table-cell>
          <table:table-cell office:value-type="float" office:value="23981" calcext:value-type="float">
            <text:p>23981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+5.9%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rtelyou Rd Q train icon</text:p>
          </table:table-cell>
          <table:table-cell office:value-type="float" office:value="7130" calcext:value-type="float">
            <text:p>7130</text:p>
          </table:table-cell>
          <table:table-cell office:value-type="float" office:value="7447" calcext:value-type="float">
            <text:p>7447</text:p>
          </table:table-cell>
          <table:table-cell office:value-type="float" office:value="5933" calcext:value-type="float">
            <text:p>5933</text:p>
          </table:table-cell>
          <table:table-cell office:value-type="float" office:value="7522" calcext:value-type="float">
            <text:p>7522</text:p>
          </table:table-cell>
          <table:table-cell office:value-type="float" office:value="7409" calcext:value-type="float">
            <text:p>7409</text:p>
          </table:table-cell>
          <table:table-cell office:value-type="float" office:value="7241" calcext:value-type="float">
            <text:p>7241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-2.3%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urt St R train icon/Borough Hall 2 train icon 3 train icon 4 train icon 5 train icon</text:p>
          </table:table-cell>
          <table:table-cell office:value-type="float" office:value="22672" calcext:value-type="float">
            <text:p>22672</text:p>
          </table:table-cell>
          <table:table-cell office:value-type="float" office:value="24714" calcext:value-type="float">
            <text:p>24714</text:p>
          </table:table-cell>
          <table:table-cell office:value-type="float" office:value="25165" calcext:value-type="float">
            <text:p>25165</text:p>
          </table:table-cell>
          <table:table-cell office:value-type="float" office:value="27388" calcext:value-type="float">
            <text:p>27388</text:p>
          </table:table-cell>
          <table:table-cell office:value-type="float" office:value="27191" calcext:value-type="float">
            <text:p>27191</text:p>
          </table:table-cell>
          <table:table-cell office:value-type="float" office:value="27299" calcext:value-type="float">
            <text:p>272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+0.4%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escent St J train icon Z train icon</text:p>
          </table:table-cell>
          <table:table-cell office:value-type="float" office:value="4878" calcext:value-type="float">
            <text:p>4878</text:p>
          </table:table-cell>
          <table:table-cell office:value-type="float" office:value="5584" calcext:value-type="float">
            <text:p>5584</text:p>
          </table:table-cell>
          <table:table-cell office:value-type="float" office:value="4961" calcext:value-type="float">
            <text:p>4961</text:p>
          </table:table-cell>
          <table:table-cell office:value-type="float" office:value="5637" calcext:value-type="float">
            <text:p>5637</text:p>
          </table:table-cell>
          <table:table-cell office:value-type="float" office:value="6065" calcext:value-type="float">
            <text:p>6065</text:p>
          </table:table-cell>
          <table:table-cell office:value-type="float" office:value="6335" calcext:value-type="float">
            <text:p>63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+4.5%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own Heights-Utica Av 3 train icon 4 train icon</text:p>
          </table:table-cell>
          <table:table-cell office:value-type="float" office:value="25763" calcext:value-type="float">
            <text:p>25763</text:p>
          </table:table-cell>
          <table:table-cell office:value-type="float" office:value="26087" calcext:value-type="float">
            <text:p>26087</text:p>
          </table:table-cell>
          <table:table-cell office:value-type="float" office:value="25653" calcext:value-type="float">
            <text:p>25653</text:p>
          </table:table-cell>
          <table:table-cell office:value-type="float" office:value="27428" calcext:value-type="float">
            <text:p>27428</text:p>
          </table:table-cell>
          <table:table-cell office:value-type="float" office:value="27187" calcext:value-type="float">
            <text:p>27187</text:p>
          </table:table-cell>
          <table:table-cell office:value-type="float" office:value="28918" calcext:value-type="float">
            <text:p>28918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+6.4%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ypress Hills J train icon</text:p>
          </table:table-cell>
          <table:table-cell office:value-type="float" office:value="1215" calcext:value-type="float">
            <text:p>1215</text:p>
          </table:table-cell>
          <table:table-cell office:value-type="float" office:value="1333" calcext:value-type="float">
            <text:p>1333</text:p>
          </table:table-cell>
          <table:table-cell office:value-type="float" office:value="1392" calcext:value-type="float">
            <text:p>1392</text:p>
          </table:table-cell>
          <table:table-cell office:value-type="float" office:value="1148" calcext:value-type="float">
            <text:p>1148</text:p>
          </table:table-cell>
          <table:table-cell office:value-type="float" office:value="1297" calcext:value-type="float">
            <text:p>1297</text:p>
          </table:table-cell>
          <table:table-cell office:value-type="float" office:value="1148" calcext:value-type="float">
            <text:p>1148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-11.5%</text:p>
          </table:table-cell>
          <table:table-cell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 B train icon Q train icon R train icon</text:p>
          </table:table-cell>
          <table:table-cell office:value-type="float" office:value="13983" calcext:value-type="float">
            <text:p>13983</text:p>
          </table:table-cell>
          <table:table-cell office:value-type="float" office:value="14257" calcext:value-type="float">
            <text:p>14257</text:p>
          </table:table-cell>
          <table:table-cell office:value-type="float" office:value="13485" calcext:value-type="float">
            <text:p>13485</text:p>
          </table:table-cell>
          <table:table-cell office:value-type="float" office:value="14501" calcext:value-type="float">
            <text:p>14501</text:p>
          </table:table-cell>
          <table:table-cell office:value-type="float" office:value="14066" calcext:value-type="float">
            <text:p>14066</text:p>
          </table:table-cell>
          <table:table-cell office:value-type="float" office:value="14327" calcext:value-type="float">
            <text:p>1432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+1.9%</text:p>
          </table:table-cell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 L train icon</text:p>
          </table:table-cell>
          <table:table-cell office:value-type="float" office:value="9900" calcext:value-type="float">
            <text:p>9900</text:p>
          </table:table-cell>
          <table:table-cell office:value-type="float" office:value="12417" calcext:value-type="float">
            <text:p>12417</text:p>
          </table:table-cell>
          <table:table-cell office:value-type="float" office:value="9876" calcext:value-type="float">
            <text:p>9876</text:p>
          </table:table-cell>
          <table:table-cell office:value-type="float" office:value="12591" calcext:value-type="float">
            <text:p>12591</text:p>
          </table:table-cell>
          <table:table-cell office:value-type="float" office:value="11531" calcext:value-type="float">
            <text:p>11531</text:p>
          </table:table-cell>
          <table:table-cell office:value-type="float" office:value="13534" calcext:value-type="float">
            <text:p>1353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+17.4%</text:p>
          </table:table-cell>
          <table:table-cell office:value-type="float" office:value="121" calcext:value-type="float">
            <text:p>1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itmas Av F train icon</text:p>
          </table:table-cell>
          <table:table-cell office:value-type="float" office:value="5020" calcext:value-type="float">
            <text:p>5020</text:p>
          </table:table-cell>
          <table:table-cell office:value-type="float" office:value="4890" calcext:value-type="float">
            <text:p>4890</text:p>
          </table:table-cell>
          <table:table-cell office:value-type="float" office:value="4582" calcext:value-type="float">
            <text:p>4582</text:p>
          </table:table-cell>
          <table:table-cell office:value-type="float" office:value="4327" calcext:value-type="float">
            <text:p>4327</text:p>
          </table:table-cell>
          <table:table-cell office:value-type="float" office:value="4265" calcext:value-type="float">
            <text:p>4265</text:p>
          </table:table-cell>
          <table:table-cell office:value-type="float" office:value="4260" calcext:value-type="float">
            <text:p>426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0.1%</text:p>
          </table:table-cell>
          <table:table-cell office:value-type="float" office:value="319" calcext:value-type="float">
            <text:p>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 105 St L train icon</text:p>
          </table:table-cell>
          <table:table-cell office:value-type="float" office:value="2432" calcext:value-type="float">
            <text:p>2432</text:p>
          </table:table-cell>
          <table:table-cell office:value-type="float" office:value="2640" calcext:value-type="float">
            <text:p>2640</text:p>
          </table:table-cell>
          <table:table-cell office:value-type="float" office:value="2657" calcext:value-type="float">
            <text:p>2657</text:p>
          </table:table-cell>
          <table:table-cell office:value-type="float" office:value="3069" calcext:value-type="float">
            <text:p>3069</text:p>
          </table:table-cell>
          <table:table-cell office:value-type="float" office:value="3022" calcext:value-type="float">
            <text:p>3022</text:p>
          </table:table-cell>
          <table:table-cell office:value-type="float" office:value="3256" calcext:value-type="float">
            <text:p>32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+7.7%</text:p>
          </table:table-cell>
          <table:table-cell office:value-type="float" office:value="354" calcext:value-type="float">
            <text:p>3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ern Pkwy-Brooklyn Museum 2 train icon 3 train icon</text:p>
          </table:table-cell>
          <table:table-cell office:value-type="float" office:value="6882" calcext:value-type="float">
            <text:p>6882</text:p>
          </table:table-cell>
          <table:table-cell office:value-type="float" office:value="6782" calcext:value-type="float">
            <text:p>6782</text:p>
          </table:table-cell>
          <table:table-cell office:value-type="float" office:value="6363" calcext:value-type="float">
            <text:p>6363</text:p>
          </table:table-cell>
          <table:table-cell office:value-type="float" office:value="6823" calcext:value-type="float">
            <text:p>6823</text:p>
          </table:table-cell>
          <table:table-cell office:value-type="float" office:value="6398" calcext:value-type="float">
            <text:p>6398</text:p>
          </table:table-cell>
          <table:table-cell office:value-type="float" office:value="7038" calcext:value-type="float">
            <text:p>703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+10.0%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uclid Av A train icon C train icon</text:p>
          </table:table-cell>
          <table:table-cell office:value-type="float" office:value="8810" calcext:value-type="float">
            <text:p>8810</text:p>
          </table:table-cell>
          <table:table-cell office:value-type="float" office:value="9325" calcext:value-type="float">
            <text:p>9325</text:p>
          </table:table-cell>
          <table:table-cell office:value-type="float" office:value="8836" calcext:value-type="float">
            <text:p>8836</text:p>
          </table:table-cell>
          <table:table-cell office:value-type="float" office:value="9545" calcext:value-type="float">
            <text:p>9545</text:p>
          </table:table-cell>
          <table:table-cell office:value-type="float" office:value="10104" calcext:value-type="float">
            <text:p>10104</text:p>
          </table:table-cell>
          <table:table-cell office:value-type="float" office:value="10455" calcext:value-type="float">
            <text:p>1045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+3.5%</text:p>
          </table:table-cell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atbush Av-Brooklyn College 2 train icon 5 train icon</text:p>
          </table:table-cell>
          <table:table-cell office:value-type="float" office:value="14746" calcext:value-type="float">
            <text:p>14746</text:p>
          </table:table-cell>
          <table:table-cell office:value-type="float" office:value="15340" calcext:value-type="float">
            <text:p>15340</text:p>
          </table:table-cell>
          <table:table-cell office:value-type="float" office:value="14955" calcext:value-type="float">
            <text:p>14955</text:p>
          </table:table-cell>
          <table:table-cell office:value-type="float" office:value="16513" calcext:value-type="float">
            <text:p>16513</text:p>
          </table:table-cell>
          <table:table-cell office:value-type="float" office:value="16775" calcext:value-type="float">
            <text:p>16775</text:p>
          </table:table-cell>
          <table:table-cell office:value-type="float" office:value="16452" calcext:value-type="float">
            <text:p>16452</text:p>
          </table:table-cell>
          <table:table-cell office:value-type="float" office:value="-323" calcext:value-type="float">
            <text:p>-323</text:p>
          </table:table-cell>
          <table:table-cell office:value-type="string" calcext:value-type="string">
            <text:p>-1.9%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 G train icon</text:p>
          </table:table-cell>
          <table:table-cell office:value-type="float" office:value="1757" calcext:value-type="float">
            <text:p>1757</text:p>
          </table:table-cell>
          <table:table-cell office:value-type="float" office:value="1717" calcext:value-type="float">
            <text:p>1717</text:p>
          </table:table-cell>
          <table:table-cell office:value-type="float" office:value="1792" calcext:value-type="float">
            <text:p>1792</text:p>
          </table:table-cell>
          <table:table-cell office:value-type="float" office:value="1135" calcext:value-type="float">
            <text:p>1135</text:p>
          </table:table-cell>
          <table:table-cell office:value-type="float" office:value="1810" calcext:value-type="float">
            <text:p>1810</text:p>
          </table:table-cell>
          <table:table-cell office:value-type="float" office:value="2091" calcext:value-type="float">
            <text:p>209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+15.5%</text:p>
          </table:table-cell>
          <table:table-cell office:value-type="float" office:value="387" calcext:value-type="float">
            <text:p>3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 J train icon M train icon</text:p>
          </table:table-cell>
          <table:table-cell office:value-type="float" office:value="8412" calcext:value-type="float">
            <text:p>8412</text:p>
          </table:table-cell>
          <table:table-cell office:value-type="float" office:value="8661" calcext:value-type="float">
            <text:p>8661</text:p>
          </table:table-cell>
          <table:table-cell office:value-type="float" office:value="9050" calcext:value-type="float">
            <text:p>9050</text:p>
          </table:table-cell>
          <table:table-cell office:value-type="float" office:value="9359" calcext:value-type="float">
            <text:p>9359</text:p>
          </table:table-cell>
          <table:table-cell office:value-type="float" office:value="9773" calcext:value-type="float">
            <text:p>9773</text:p>
          </table:table-cell>
          <table:table-cell office:value-type="float" office:value="9803" calcext:value-type="float">
            <text:p>98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.3%</text:p>
          </table:table-cell>
          <table:table-cell office:value-type="float" office:value="167" calcext:value-type="float">
            <text:p>1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D train icon</text:p>
          </table:table-cell>
          <table:table-cell office:value-type="float" office:value="3808" calcext:value-type="float">
            <text:p>3808</text:p>
          </table:table-cell>
          <table:table-cell office:value-type="float" office:value="3907" calcext:value-type="float">
            <text:p>3907</text:p>
          </table:table-cell>
          <table:table-cell office:value-type="float" office:value="3538" calcext:value-type="float">
            <text:p>3538</text:p>
          </table:table-cell>
          <table:table-cell office:value-type="float" office:value="3489" calcext:value-type="float">
            <text:p>3489</text:p>
          </table:table-cell>
          <table:table-cell office:value-type="float" office:value="3206" calcext:value-type="float">
            <text:p>3206</text:p>
          </table:table-cell>
          <table:table-cell office:value-type="float" office:value="3145" calcext:value-type="float">
            <text:p>3145</text:p>
          </table:table-cell>
          <table:table-cell office:value-type="float" office:value="-61" calcext:value-type="float">
            <text:p>-61</text:p>
          </table:table-cell>
          <table:table-cell office:value-type="string" calcext:value-type="string">
            <text:p>-1.9%</text:p>
          </table:table-cell>
          <table:table-cell office:value-type="float" office:value="360" calcext:value-type="float">
            <text:p>3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F train icon G train icon</text:p>
          </table:table-cell>
          <table:table-cell office:value-type="float" office:value="4455" calcext:value-type="float">
            <text:p>4455</text:p>
          </table:table-cell>
          <table:table-cell office:value-type="float" office:value="4527" calcext:value-type="float">
            <text:p>4527</text:p>
          </table:table-cell>
          <table:table-cell office:value-type="float" office:value="4427" calcext:value-type="float">
            <text:p>4427</text:p>
          </table:table-cell>
          <table:table-cell office:value-type="float" office:value="4500" calcext:value-type="float">
            <text:p>4500</text:p>
          </table:table-cell>
          <table:table-cell office:value-type="float" office:value="3809" calcext:value-type="float">
            <text:p>3809</text:p>
          </table:table-cell>
          <table:table-cell office:value-type="float" office:value="4843" calcext:value-type="float">
            <text:p>4843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+27.1%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N train icon</text:p>
          </table:table-cell>
          <table:table-cell office:value-type="float" office:value="5714" calcext:value-type="float">
            <text:p>5714</text:p>
          </table:table-cell>
          <table:table-cell office:value-type="float" office:value="6263" calcext:value-type="float">
            <text:p>6263</text:p>
          </table:table-cell>
          <table:table-cell office:value-type="float" office:value="6604" calcext:value-type="float">
            <text:p>6604</text:p>
          </table:table-cell>
          <table:table-cell office:value-type="float" office:value="7114" calcext:value-type="float">
            <text:p>7114</text:p>
          </table:table-cell>
          <table:table-cell office:value-type="float" office:value="6942" calcext:value-type="float">
            <text:p>6942</text:p>
          </table:table-cell>
          <table:table-cell office:value-type="float" office:value="7419" calcext:value-type="float">
            <text:p>741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+6.9%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2 train icon 3 train icon 4 train icon 5 train icon/Botanic Garden S train icon</text:p>
          </table:table-cell>
          <table:table-cell office:value-type="float" office:value="13050" calcext:value-type="float">
            <text:p>13050</text:p>
          </table:table-cell>
          <table:table-cell office:value-type="float" office:value="13712" calcext:value-type="float">
            <text:p>13712</text:p>
          </table:table-cell>
          <table:table-cell office:value-type="float" office:value="15172" calcext:value-type="float">
            <text:p>15172</text:p>
          </table:table-cell>
          <table:table-cell office:value-type="float" office:value="15404" calcext:value-type="float">
            <text:p>15404</text:p>
          </table:table-cell>
          <table:table-cell office:value-type="float" office:value="17405" calcext:value-type="float">
            <text:p>17405</text:p>
          </table:table-cell>
          <table:table-cell office:value-type="float" office:value="19949" calcext:value-type="float">
            <text:p>19949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+14.6%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C train icon S train icon</text:p>
          </table:table-cell>
          <table:table-cell office:value-type="float" office:value="6581" calcext:value-type="float">
            <text:p>6581</text:p>
          </table:table-cell>
          <table:table-cell office:value-type="float" office:value="6844" calcext:value-type="float">
            <text:p>6844</text:p>
          </table:table-cell>
          <table:table-cell office:value-type="float" office:value="6493" calcext:value-type="float">
            <text:p>6493</text:p>
          </table:table-cell>
          <table:table-cell office:value-type="float" office:value="7397" calcext:value-type="float">
            <text:p>7397</text:p>
          </table:table-cell>
          <table:table-cell office:value-type="float" office:value="7998" calcext:value-type="float">
            <text:p>7998</text:p>
          </table:table-cell>
          <table:table-cell office:value-type="float" office:value="8279" calcext:value-type="float">
            <text:p>827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+3.5%</text:p>
          </table:table-cell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ulton St G train icon</text:p>
          </table:table-cell>
          <table:table-cell office:value-type="float" office:value="3142" calcext:value-type="float">
            <text:p>3142</text:p>
          </table:table-cell>
          <table:table-cell office:value-type="float" office:value="3440" calcext:value-type="float">
            <text:p>3440</text:p>
          </table:table-cell>
          <table:table-cell office:value-type="float" office:value="4249" calcext:value-type="float">
            <text:p>4249</text:p>
          </table:table-cell>
          <table:table-cell office:value-type="float" office:value="3765" calcext:value-type="float">
            <text:p>3765</text:p>
          </table:table-cell>
          <table:table-cell office:value-type="float" office:value="4472" calcext:value-type="float">
            <text:p>4472</text:p>
          </table:table-cell>
          <table:table-cell office:value-type="float" office:value="5363" calcext:value-type="float">
            <text:p>536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+19.9%</text:p>
          </table:table-cell>
          <table:table-cell office:value-type="float" office:value="279" calcext:value-type="float">
            <text:p>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ates Av J train icon Z train icon</text:p>
          </table:table-cell>
          <table:table-cell office:value-type="float" office:value="5661" calcext:value-type="float">
            <text:p>5661</text:p>
          </table:table-cell>
          <table:table-cell office:value-type="float" office:value="5869" calcext:value-type="float">
            <text:p>5869</text:p>
          </table:table-cell>
          <table:table-cell office:value-type="float" office:value="6248" calcext:value-type="float">
            <text:p>6248</text:p>
          </table:table-cell>
          <table:table-cell office:value-type="float" office:value="6764" calcext:value-type="float">
            <text:p>6764</text:p>
          </table:table-cell>
          <table:table-cell office:value-type="float" office:value="7362" calcext:value-type="float">
            <text:p>7362</text:p>
          </table:table-cell>
          <table:table-cell office:value-type="float" office:value="7464" calcext:value-type="float">
            <text:p>74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+1.4%</text:p>
          </table:table-cell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ham Av L train icon</text:p>
          </table:table-cell>
          <table:table-cell office:value-type="float" office:value="8477" calcext:value-type="float">
            <text:p>8477</text:p>
          </table:table-cell>
          <table:table-cell office:value-type="float" office:value="10202" calcext:value-type="float">
            <text:p>10202</text:p>
          </table:table-cell>
          <table:table-cell office:value-type="float" office:value="8832" calcext:value-type="float">
            <text:p>8832</text:p>
          </table:table-cell>
          <table:table-cell office:value-type="float" office:value="11615" calcext:value-type="float">
            <text:p>11615</text:p>
          </table:table-cell>
          <table:table-cell office:value-type="float" office:value="10308" calcext:value-type="float">
            <text:p>10308</text:p>
          </table:table-cell>
          <table:table-cell office:value-type="float" office:value="11215" calcext:value-type="float">
            <text:p>11215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+8.8%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Army Plaza 2 train icon 3 train icon</text:p>
          </table:table-cell>
          <table:table-cell office:value-type="float" office:value="7384" calcext:value-type="float">
            <text:p>7384</text:p>
          </table:table-cell>
          <table:table-cell office:value-type="float" office:value="7362" calcext:value-type="float">
            <text:p>7362</text:p>
          </table:table-cell>
          <table:table-cell office:value-type="float" office:value="7489" calcext:value-type="float">
            <text:p>7489</text:p>
          </table:table-cell>
          <table:table-cell office:value-type="float" office:value="7335" calcext:value-type="float">
            <text:p>7335</text:p>
          </table:table-cell>
          <table:table-cell office:value-type="float" office:value="7555" calcext:value-type="float">
            <text:p>7555</text:p>
          </table:table-cell>
          <table:table-cell office:value-type="float" office:value="8908" calcext:value-type="float">
            <text:p>8908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+17.9%</text:p>
          </table:table-cell>
          <table:table-cell office:value-type="float" office:value="182" calcext:value-type="float">
            <text:p>1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St L train icon</text:p>
          </table:table-cell>
          <table:table-cell office:value-type="float" office:value="5017" calcext:value-type="float">
            <text:p>5017</text:p>
          </table:table-cell>
          <table:table-cell office:value-type="float" office:value="6146" calcext:value-type="float">
            <text:p>6146</text:p>
          </table:table-cell>
          <table:table-cell office:value-type="float" office:value="5014" calcext:value-type="float">
            <text:p>5014</text:p>
          </table:table-cell>
          <table:table-cell office:value-type="float" office:value="6359" calcext:value-type="float">
            <text:p>6359</text:p>
          </table:table-cell>
          <table:table-cell office:value-type="float" office:value="5765" calcext:value-type="float">
            <text:p>5765</text:p>
          </table:table-cell>
          <table:table-cell office:value-type="float" office:value="6449" calcext:value-type="float">
            <text:p>6449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+11.9%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t Av A train icon</text:p>
          </table:table-cell>
          <table:table-cell office:value-type="float" office:value="6287" calcext:value-type="float">
            <text:p>6287</text:p>
          </table:table-cell>
          <table:table-cell office:value-type="float" office:value="6652" calcext:value-type="float">
            <text:p>6652</text:p>
          </table:table-cell>
          <table:table-cell office:value-type="float" office:value="6325" calcext:value-type="float">
            <text:p>6325</text:p>
          </table:table-cell>
          <table:table-cell office:value-type="float" office:value="6568" calcext:value-type="float">
            <text:p>6568</text:p>
          </table:table-cell>
          <table:table-cell office:value-type="float" office:value="6876" calcext:value-type="float">
            <text:p>6876</text:p>
          </table:table-cell>
          <table:table-cell office:value-type="float" office:value="6929" calcext:value-type="float">
            <text:p>69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0.8%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eenpoint Av G train icon</text:p>
          </table:table-cell>
          <table:table-cell office:value-type="float" office:value="7857" calcext:value-type="float">
            <text:p>7857</text:p>
          </table:table-cell>
          <table:table-cell office:value-type="float" office:value="7962" calcext:value-type="float">
            <text:p>7962</text:p>
          </table:table-cell>
          <table:table-cell office:value-type="float" office:value="8054" calcext:value-type="float">
            <text:p>8054</text:p>
          </table:table-cell>
          <table:table-cell office:value-type="float" office:value="5263" calcext:value-type="float">
            <text:p>5263</text:p>
          </table:table-cell>
          <table:table-cell office:value-type="float" office:value="8126" calcext:value-type="float">
            <text:p>8126</text:p>
          </table:table-cell>
          <table:table-cell office:value-type="float" office:value="8545" calcext:value-type="float">
            <text:p>854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+5.2%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 J train icon</text:p>
          </table:table-cell>
          <table:table-cell office:value-type="float" office:value="5681" calcext:value-type="float">
            <text:p>5681</text:p>
          </table:table-cell>
          <table:table-cell office:value-type="float" office:value="5938" calcext:value-type="float">
            <text:p>5938</text:p>
          </table:table-cell>
          <table:table-cell office:value-type="float" office:value="6023" calcext:value-type="float">
            <text:p>6023</text:p>
          </table:table-cell>
          <table:table-cell office:value-type="float" office:value="6572" calcext:value-type="float">
            <text:p>6572</text:p>
          </table:table-cell>
          <table:table-cell office:value-type="float" office:value="7004" calcext:value-type="float">
            <text:p>7004</text:p>
          </table:table-cell>
          <table:table-cell office:value-type="float" office:value="7075" calcext:value-type="float">
            <text:p>707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.0%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 L train icon</text:p>
          </table:table-cell>
          <table:table-cell office:value-type="float" office:value="5037" calcext:value-type="float">
            <text:p>5037</text:p>
          </table:table-cell>
          <table:table-cell office:value-type="float" office:value="6062" calcext:value-type="float">
            <text:p>6062</text:p>
          </table:table-cell>
          <table:table-cell office:value-type="float" office:value="6204" calcext:value-type="float">
            <text:p>6204</text:p>
          </table:table-cell>
          <table:table-cell office:value-type="float" office:value="7046" calcext:value-type="float">
            <text:p>7046</text:p>
          </table:table-cell>
          <table:table-cell office:value-type="float" office:value="6237" calcext:value-type="float">
            <text:p>6237</text:p>
          </table:table-cell>
          <table:table-cell office:value-type="float" office:value="7458" calcext:value-type="float">
            <text:p>7458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+19.6%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ewes St J train icon M train icon</text:p>
          </table:table-cell>
          <table:table-cell office:value-type="float" office:value="2870" calcext:value-type="float">
            <text:p>2870</text:p>
          </table:table-cell>
          <table:table-cell office:value-type="float" office:value="2827" calcext:value-type="float">
            <text:p>2827</text:p>
          </table:table-cell>
          <table:table-cell office:value-type="float" office:value="3028" calcext:value-type="float">
            <text:p>3028</text:p>
          </table:table-cell>
          <table:table-cell office:value-type="float" office:value="3074" calcext:value-type="float">
            <text:p>3074</text:p>
          </table:table-cell>
          <table:table-cell office:value-type="float" office:value="3335" calcext:value-type="float">
            <text:p>3335</text:p>
          </table:table-cell>
          <table:table-cell office:value-type="float" office:value="3528" calcext:value-type="float">
            <text:p>35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+5.8%</text:p>
          </table:table-cell>
          <table:table-cell office:value-type="float" office:value="342" calcext:value-type="float">
            <text:p>3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igh St A train icon C train icon</text:p>
          </table:table-cell>
          <table:table-cell office:value-type="float" office:value="5967" calcext:value-type="float">
            <text:p>5967</text:p>
          </table:table-cell>
          <table:table-cell office:value-type="float" office:value="6487" calcext:value-type="float">
            <text:p>6487</text:p>
          </table:table-cell>
          <table:table-cell office:value-type="float" office:value="6353" calcext:value-type="float">
            <text:p>6353</text:p>
          </table:table-cell>
          <table:table-cell office:value-type="float" office:value="6887" calcext:value-type="float">
            <text:p>6887</text:p>
          </table:table-cell>
          <table:table-cell office:value-type="float" office:value="7735" calcext:value-type="float">
            <text:p>7735</text:p>
          </table:table-cell>
          <table:table-cell office:value-type="float" office:value="8106" calcext:value-type="float">
            <text:p>810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+4.8%</text:p>
          </table:table-cell>
          <table:table-cell office:value-type="float" office:value="206" calcext:value-type="float">
            <text:p>2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 St 2 train icon 3 train icon</text:p>
          </table:table-cell>
          <table:table-cell office:value-type="float" office:value="5440" calcext:value-type="float">
            <text:p>5440</text:p>
          </table:table-cell>
          <table:table-cell office:value-type="float" office:value="4585" calcext:value-type="float">
            <text:p>4585</text:p>
          </table:table-cell>
          <table:table-cell office:value-type="float" office:value="5352" calcext:value-type="float">
            <text:p>5352</text:p>
          </table:table-cell>
          <table:table-cell office:value-type="float" office:value="4513" calcext:value-type="float">
            <text:p>4513</text:p>
          </table:table-cell>
          <table:table-cell office:value-type="float" office:value="4835" calcext:value-type="float">
            <text:p>4835</text:p>
          </table:table-cell>
          <table:table-cell office:value-type="float" office:value="5562" calcext:value-type="float">
            <text:p>5562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+15.0%</text:p>
          </table:table-cell>
          <table:table-cell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-Schermerhorn Sts A train icon C train icon G train icon</text:p>
          </table:table-cell>
          <table:table-cell office:value-type="float" office:value="7225" calcext:value-type="float">
            <text:p>7225</text:p>
          </table:table-cell>
          <table:table-cell office:value-type="float" office:value="8463" calcext:value-type="float">
            <text:p>8463</text:p>
          </table:table-cell>
          <table:table-cell office:value-type="float" office:value="7530" calcext:value-type="float">
            <text:p>7530</text:p>
          </table:table-cell>
          <table:table-cell office:value-type="float" office:value="8251" calcext:value-type="float">
            <text:p>8251</text:p>
          </table:table-cell>
          <table:table-cell office:value-type="float" office:value="9136" calcext:value-type="float">
            <text:p>9136</text:p>
          </table:table-cell>
          <table:table-cell office:value-type="float" office:value="9428" calcext:value-type="float">
            <text:p>942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+3.2%</text:p>
          </table:table-cell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ay St-MetroTech A train icon C train icon F train icon R train icon</text:p>
          </table:table-cell>
          <table:table-cell office:value-type="float" office:value="24743" calcext:value-type="float">
            <text:p>24743</text:p>
          </table:table-cell>
          <table:table-cell office:value-type="float" office:value="23997" calcext:value-type="float">
            <text:p>23997</text:p>
          </table:table-cell>
          <table:table-cell office:value-type="float" office:value="23495" calcext:value-type="float">
            <text:p>23495</text:p>
          </table:table-cell>
          <table:table-cell office:value-type="float" office:value="25656" calcext:value-type="float">
            <text:p>25656</text:p>
          </table:table-cell>
          <table:table-cell office:value-type="float" office:value="27794" calcext:value-type="float">
            <text:p>27794</text:p>
          </table:table-cell>
          <table:table-cell office:value-type="float" office:value="29899" calcext:value-type="float">
            <text:p>29899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+7.6%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efferson St L train icon</text:p>
          </table:table-cell>
          <table:table-cell office:value-type="float" office:value="4693" calcext:value-type="float">
            <text:p>4693</text:p>
          </table:table-cell>
          <table:table-cell office:value-type="float" office:value="5974" calcext:value-type="float">
            <text:p>5974</text:p>
          </table:table-cell>
          <table:table-cell office:value-type="float" office:value="5309" calcext:value-type="float">
            <text:p>5309</text:p>
          </table:table-cell>
          <table:table-cell office:value-type="float" office:value="6713" calcext:value-type="float">
            <text:p>6713</text:p>
          </table:table-cell>
          <table:table-cell office:value-type="float" office:value="6373" calcext:value-type="float">
            <text:p>6373</text:p>
          </table:table-cell>
          <table:table-cell office:value-type="float" office:value="7613" calcext:value-type="float">
            <text:p>7613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+19.5%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unius St 3 train icon</text:p>
          </table:table-cell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float" office:value="2046" calcext:value-type="float">
            <text:p>2046</text:p>
          </table:table-cell>
          <table:table-cell office:value-type="float" office:value="2295" calcext:value-type="float">
            <text:p>2295</text:p>
          </table:table-cell>
          <table:table-cell office:value-type="float" office:value="2403" calcext:value-type="float">
            <text:p>2403</text:p>
          </table:table-cell>
          <table:table-cell office:value-type="float" office:value="1948" calcext:value-type="float">
            <text:p>1948</text:p>
          </table:table-cell>
          <table:table-cell office:value-type="float" office:value="-455" calcext:value-type="float">
            <text:p>-455</text:p>
          </table:table-cell>
          <table:table-cell office:value-type="string" calcext:value-type="string">
            <text:p>-18.9%</text:p>
          </table:table-cell>
          <table:table-cell office:value-type="float" office:value="392" calcext:value-type="float">
            <text:p>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B train icon Q train icon</text:p>
          </table:table-cell>
          <table:table-cell office:value-type="float" office:value="15442" calcext:value-type="float">
            <text:p>15442</text:p>
          </table:table-cell>
          <table:table-cell office:value-type="float" office:value="16770" calcext:value-type="float">
            <text:p>16770</text:p>
          </table:table-cell>
          <table:table-cell office:value-type="float" office:value="15440" calcext:value-type="float">
            <text:p>15440</text:p>
          </table:table-cell>
          <table:table-cell office:value-type="float" office:value="16422" calcext:value-type="float">
            <text:p>16422</text:p>
          </table:table-cell>
          <table:table-cell office:value-type="float" office:value="15176" calcext:value-type="float">
            <text:p>15176</text:p>
          </table:table-cell>
          <table:table-cell office:value-type="float" office:value="15484" calcext:value-type="float">
            <text:p>1548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+2.0%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F train icon</text:p>
          </table:table-cell>
          <table:table-cell office:value-type="float" office:value="3920" calcext:value-type="float">
            <text:p>3920</text:p>
          </table:table-cell>
          <table:table-cell office:value-type="float" office:value="3779" calcext:value-type="float">
            <text:p>3779</text:p>
          </table:table-cell>
          <table:table-cell office:value-type="float" office:value="3507" calcext:value-type="float">
            <text:p>3507</text:p>
          </table:table-cell>
          <table:table-cell office:value-type="float" office:value="3423" calcext:value-type="float">
            <text:p>3423</text:p>
          </table:table-cell>
          <table:table-cell office:value-type="float" office:value="3653" calcext:value-type="float">
            <text:p>3653</text:p>
          </table:table-cell>
          <table:table-cell office:value-type="float" office:value="3563" calcext:value-type="float">
            <text:p>356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-2.5%</text:p>
          </table:table-cell>
          <table:table-cell office:value-type="float" office:value="339" calcext:value-type="float">
            <text:p>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N train icon</text:p>
          </table:table-cell>
          <table:table-cell office:value-type="float" office:value="4306" calcext:value-type="float">
            <text:p>4306</text:p>
          </table:table-cell>
          <table:table-cell office:value-type="float" office:value="4961" calcext:value-type="float">
            <text:p>4961</text:p>
          </table:table-cell>
          <table:table-cell office:value-type="float" office:value="5725" calcext:value-type="float">
            <text:p>5725</text:p>
          </table:table-cell>
          <table:table-cell office:value-type="float" office:value="5962" calcext:value-type="float">
            <text:p>5962</text:p>
          </table:table-cell>
          <table:table-cell office:value-type="float" office:value="5774" calcext:value-type="float">
            <text:p>5774</text:p>
          </table:table-cell>
          <table:table-cell office:value-type="float" office:value="6212" calcext:value-type="float">
            <text:p>621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+7.6%</text:p>
          </table:table-cell>
          <table:table-cell office:value-type="float" office:value="256" calcext:value-type="float">
            <text:p>2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 Av 3 train icon</text:p>
          </table:table-cell>
          <table:table-cell office:value-type="float" office:value="4806" calcext:value-type="float">
            <text:p>4806</text:p>
          </table:table-cell>
          <table:table-cell office:value-type="float" office:value="5008" calcext:value-type="float">
            <text:p>5008</text:p>
          </table:table-cell>
          <table:table-cell office:value-type="float" office:value="4395" calcext:value-type="float">
            <text:p>4395</text:p>
          </table:table-cell>
          <table:table-cell office:value-type="float" office:value="5069" calcext:value-type="float">
            <text:p>5069</text:p>
          </table:table-cell>
          <table:table-cell office:value-type="float" office:value="5271" calcext:value-type="float">
            <text:p>5271</text:p>
          </table:table-cell>
          <table:table-cell office:value-type="float" office:value="5052" calcext:value-type="float">
            <text:p>5052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-4.2%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-Throop Avs C train icon</text:p>
          </table:table-cell>
          <table:table-cell office:value-type="float" office:value="5365" calcext:value-type="float">
            <text:p>5365</text:p>
          </table:table-cell>
          <table:table-cell office:value-type="float" office:value="5614" calcext:value-type="float">
            <text:p>5614</text:p>
          </table:table-cell>
          <table:table-cell office:value-type="float" office:value="5186" calcext:value-type="float">
            <text:p>5186</text:p>
          </table:table-cell>
          <table:table-cell office:value-type="float" office:value="5914" calcext:value-type="float">
            <text:p>5914</text:p>
          </table:table-cell>
          <table:table-cell office:value-type="float" office:value="6444" calcext:value-type="float">
            <text:p>6444</text:p>
          </table:table-cell>
          <table:table-cell office:value-type="float" office:value="6750" calcext:value-type="float">
            <text:p>675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+4.7%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nickerbocker Av M train icon</text:p>
          </table:table-cell>
          <table:table-cell office:value-type="float" office:value="3471" calcext:value-type="float">
            <text:p>3471</text:p>
          </table:table-cell>
          <table:table-cell office:value-type="float" office:value="3635" calcext:value-type="float">
            <text:p>3635</text:p>
          </table:table-cell>
          <table:table-cell office:value-type="float" office:value="4090" calcext:value-type="float">
            <text:p>4090</text:p>
          </table:table-cell>
          <table:table-cell office:value-type="float" office:value="2844" calcext:value-type="float">
            <text:p>2844</text:p>
          </table:table-cell>
          <table:table-cell office:value-type="float" office:value="4215" calcext:value-type="float">
            <text:p>4215</text:p>
          </table:table-cell>
          <table:table-cell office:value-type="float" office:value="2115" calcext:value-type="float">
            <text:p>2115</text:p>
          </table:table-cell>
          <table:table-cell office:value-type="float" office:value="-2100" calcext:value-type="float">
            <text:p>-2100</text:p>
          </table:table-cell>
          <table:table-cell office:value-type="string" calcext:value-type="string">
            <text:p>-49.8%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osciuszko St J train icon</text:p>
          </table:table-cell>
          <table:table-cell office:value-type="float" office:value="4548" calcext:value-type="float">
            <text:p>4548</text:p>
          </table:table-cell>
          <table:table-cell office:value-type="float" office:value="4805" calcext:value-type="float">
            <text:p>4805</text:p>
          </table:table-cell>
          <table:table-cell office:value-type="float" office:value="5066" calcext:value-type="float">
            <text:p>5066</text:p>
          </table:table-cell>
          <table:table-cell office:value-type="float" office:value="5532" calcext:value-type="float">
            <text:p>5532</text:p>
          </table:table-cell>
          <table:table-cell office:value-type="float" office:value="5845" calcext:value-type="float">
            <text:p>5845</text:p>
          </table:table-cell>
          <table:table-cell office:value-type="float" office:value="6072" calcext:value-type="float">
            <text:p>607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+3.9%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afayette Av C train icon</text:p>
          </table:table-cell>
          <table:table-cell office:value-type="float" office:value="5040" calcext:value-type="float">
            <text:p>5040</text:p>
          </table:table-cell>
          <table:table-cell office:value-type="float" office:value="5854" calcext:value-type="float">
            <text:p>5854</text:p>
          </table:table-cell>
          <table:table-cell office:value-type="float" office:value="5268" calcext:value-type="float">
            <text:p>5268</text:p>
          </table:table-cell>
          <table:table-cell office:value-type="float" office:value="6429" calcext:value-type="float">
            <text:p>6429</text:p>
          </table:table-cell>
          <table:table-cell office:value-type="float" office:value="6947" calcext:value-type="float">
            <text:p>6947</text:p>
          </table:table-cell>
          <table:table-cell office:value-type="float" office:value="7164" calcext:value-type="float">
            <text:p>716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+3.1%</text:p>
          </table:table-cell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berty Av C train icon</text:p>
          </table:table-cell>
          <table:table-cell office:value-type="float" office:value="2606" calcext:value-type="float">
            <text:p>2606</text:p>
          </table:table-cell>
          <table:table-cell office:value-type="float" office:value="2618" calcext:value-type="float">
            <text:p>2618</text:p>
          </table:table-cell>
          <table:table-cell office:value-type="float" office:value="2591" calcext:value-type="float">
            <text:p>2591</text:p>
          </table:table-cell>
          <table:table-cell office:value-type="float" office:value="2554" calcext:value-type="float">
            <text:p>2554</text:p>
          </table:table-cell>
          <table:table-cell office:value-type="float" office:value="2490" calcext:value-type="float">
            <text:p>2490</text:p>
          </table:table-cell>
          <table:table-cell office:value-type="float" office:value="2536" calcext:value-type="float">
            <text:p>25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+1.8%</text:p>
          </table:table-cell>
          <table:table-cell office:value-type="float" office:value="376" calcext:value-type="float">
            <text:p>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vonia Av L train icon</text:p>
          </table:table-cell>
          <table:table-cell office:value-type="float" office:value="1799" calcext:value-type="float">
            <text:p>1799</text:p>
          </table:table-cell>
          <table:table-cell office:value-type="float" office:value="2113" calcext:value-type="float">
            <text:p>2113</text:p>
          </table:table-cell>
          <table:table-cell office:value-type="float" office:value="2223" calcext:value-type="float">
            <text:p>2223</text:p>
          </table:table-cell>
          <table:table-cell office:value-type="float" office:value="2714" calcext:value-type="float">
            <text:p>2714</text:p>
          </table:table-cell>
          <table:table-cell office:value-type="float" office:value="2698" calcext:value-type="float">
            <text:p>2698</text:p>
          </table:table-cell>
          <table:table-cell office:value-type="float" office:value="3198" calcext:value-type="float">
            <text:p>319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18.5%</text:p>
          </table:table-cell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orimer St J train icon M train icon</text:p>
          </table:table-cell>
          <table:table-cell office:value-type="float" office:value="4588" calcext:value-type="float">
            <text:p>4588</text:p>
          </table:table-cell>
          <table:table-cell office:value-type="float" office:value="4893" calcext:value-type="float">
            <text:p>4893</text:p>
          </table:table-cell>
          <table:table-cell office:value-type="float" office:value="5256" calcext:value-type="float">
            <text:p>5256</text:p>
          </table:table-cell>
          <table:table-cell office:value-type="float" office:value="5355" calcext:value-type="float">
            <text:p>5355</text:p>
          </table:table-cell>
          <table:table-cell office:value-type="float" office:value="5748" calcext:value-type="float">
            <text:p>5748</text:p>
          </table:table-cell>
          <table:table-cell office:value-type="float" office:value="5463" calcext:value-type="float">
            <text:p>5463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-5.0%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orimer St L train icon/Metropolitan Av G train icon</text:p>
          </table:table-cell>
          <table:table-cell office:value-type="float" office:value="20229" calcext:value-type="float">
            <text:p>20229</text:p>
          </table:table-cell>
          <table:table-cell office:value-type="float" office:value="16718" calcext:value-type="float">
            <text:p>16718</text:p>
          </table:table-cell>
          <table:table-cell office:value-type="float" office:value="23401" calcext:value-type="float">
            <text:p>23401</text:p>
          </table:table-cell>
          <table:table-cell office:value-type="float" office:value="22217" calcext:value-type="float">
            <text:p>22217</text:p>
          </table:table-cell>
          <table:table-cell office:value-type="float" office:value="22934" calcext:value-type="float">
            <text:p>22934</text:p>
          </table:table-cell>
          <table:table-cell office:value-type="float" office:value="24022" calcext:value-type="float">
            <text:p>2402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+4.7%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arcy Av J train icon M train icon Z train icon</text:p>
          </table:table-cell>
          <table:table-cell office:value-type="float" office:value="8689" calcext:value-type="float">
            <text:p>8689</text:p>
          </table:table-cell>
          <table:table-cell office:value-type="float" office:value="9867" calcext:value-type="float">
            <text:p>9867</text:p>
          </table:table-cell>
          <table:table-cell office:value-type="float" office:value="10490" calcext:value-type="float">
            <text:p>10490</text:p>
          </table:table-cell>
          <table:table-cell office:value-type="float" office:value="11642" calcext:value-type="float">
            <text:p>11642</text:p>
          </table:table-cell>
          <table:table-cell office:value-type="float" office:value="13629" calcext:value-type="float">
            <text:p>13629</text:p>
          </table:table-cell>
          <table:table-cell office:value-type="float" office:value="12181" calcext:value-type="float">
            <text:p>12181</text:p>
          </table:table-cell>
          <table:table-cell office:value-type="float" office:value="-1448" calcext:value-type="float">
            <text:p>-1448</text:p>
          </table:table-cell>
          <table:table-cell office:value-type="string" calcext:value-type="string">
            <text:p>-10.6%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ntrose Av L train icon</text:p>
          </table:table-cell>
          <table:table-cell office:value-type="float" office:value="5812" calcext:value-type="float">
            <text:p>5812</text:p>
          </table:table-cell>
          <table:table-cell office:value-type="float" office:value="7032" calcext:value-type="float">
            <text:p>7032</text:p>
          </table:table-cell>
          <table:table-cell office:value-type="float" office:value="6075" calcext:value-type="float">
            <text:p>6075</text:p>
          </table:table-cell>
          <table:table-cell office:value-type="float" office:value="8081" calcext:value-type="float">
            <text:p>8081</text:p>
          </table:table-cell>
          <table:table-cell office:value-type="float" office:value="7183" calcext:value-type="float">
            <text:p>7183</text:p>
          </table:table-cell>
          <table:table-cell office:value-type="float" office:value="8430" calcext:value-type="float">
            <text:p>8430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+17.4%</text:p>
          </table:table-cell>
          <table:table-cell office:value-type="float" office:value="197" calcext:value-type="float">
            <text:p>1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rgan Av L train icon</text:p>
          </table:table-cell>
          <table:table-cell office:value-type="float" office:value="5037" calcext:value-type="float">
            <text:p>5037</text:p>
          </table:table-cell>
          <table:table-cell office:value-type="float" office:value="6713" calcext:value-type="float">
            <text:p>6713</text:p>
          </table:table-cell>
          <table:table-cell office:value-type="float" office:value="6200" calcext:value-type="float">
            <text:p>6200</text:p>
          </table:table-cell>
          <table:table-cell office:value-type="float" office:value="8832" calcext:value-type="float">
            <text:p>8832</text:p>
          </table:table-cell>
          <table:table-cell office:value-type="float" office:value="8395" calcext:value-type="float">
            <text:p>8395</text:p>
          </table:table-cell>
          <table:table-cell office:value-type="float" office:value="10151" calcext:value-type="float">
            <text:p>10151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+20.9%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 Av J train icon M train icon Z train icon</text:p>
          </table:table-cell>
          <table:table-cell office:value-type="float" office:value="9679" calcext:value-type="float">
            <text:p>9679</text:p>
          </table:table-cell>
          <table:table-cell office:value-type="float" office:value="10670" calcext:value-type="float">
            <text:p>10670</text:p>
          </table:table-cell>
          <table:table-cell office:value-type="float" office:value="11104" calcext:value-type="float">
            <text:p>11104</text:p>
          </table:table-cell>
          <table:table-cell office:value-type="float" office:value="12925" calcext:value-type="float">
            <text:p>12925</text:p>
          </table:table-cell>
          <table:table-cell office:value-type="float" office:value="12921" calcext:value-type="float">
            <text:p>12921</text:p>
          </table:table-cell>
          <table:table-cell office:value-type="float" office:value="13372" calcext:value-type="float">
            <text:p>1337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+3.5%</text:p>
          </table:table-cell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-Willoughby Avs G train icon</text:p>
          </table:table-cell>
          <table:table-cell office:value-type="float" office:value="4039" calcext:value-type="float">
            <text:p>4039</text:p>
          </table:table-cell>
          <table:table-cell office:value-type="float" office:value="4364" calcext:value-type="float">
            <text:p>4364</text:p>
          </table:table-cell>
          <table:table-cell office:value-type="float" office:value="4814" calcext:value-type="float">
            <text:p>4814</text:p>
          </table:table-cell>
          <table:table-cell office:value-type="float" office:value="3071" calcext:value-type="float">
            <text:p>3071</text:p>
          </table:table-cell>
          <table:table-cell office:value-type="float" office:value="4808" calcext:value-type="float">
            <text:p>4808</text:p>
          </table:table-cell>
          <table:table-cell office:value-type="float" office:value="5353" calcext:value-type="float">
            <text:p>5353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+11.3%</text:p>
          </table:table-cell>
          <table:table-cell office:value-type="float" office:value="280" calcext:value-type="float">
            <text:p>2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-Wyckoff Avs L train icon M train icon</text:p>
          </table:table-cell>
          <table:table-cell office:value-type="float" office:value="17308" calcext:value-type="float">
            <text:p>17308</text:p>
          </table:table-cell>
          <table:table-cell office:value-type="float" office:value="20813" calcext:value-type="float">
            <text:p>20813</text:p>
          </table:table-cell>
          <table:table-cell office:value-type="float" office:value="18777" calcext:value-type="float">
            <text:p>18777</text:p>
          </table:table-cell>
          <table:table-cell office:value-type="float" office:value="22313" calcext:value-type="float">
            <text:p>22313</text:p>
          </table:table-cell>
          <table:table-cell office:value-type="float" office:value="20554" calcext:value-type="float">
            <text:p>20554</text:p>
          </table:table-cell>
          <table:table-cell office:value-type="float" office:value="23285" calcext:value-type="float">
            <text:p>23285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+13.3%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assau Av G train icon</text:p>
          </table:table-cell>
          <table:table-cell office:value-type="float" office:value="7627" calcext:value-type="float">
            <text:p>7627</text:p>
          </table:table-cell>
          <table:table-cell office:value-type="float" office:value="7411" calcext:value-type="float">
            <text:p>7411</text:p>
          </table:table-cell>
          <table:table-cell office:value-type="float" office:value="7379" calcext:value-type="float">
            <text:p>7379</text:p>
          </table:table-cell>
          <table:table-cell office:value-type="float" office:value="4760" calcext:value-type="float">
            <text:p>4760</text:p>
          </table:table-cell>
          <table:table-cell office:value-type="float" office:value="7724" calcext:value-type="float">
            <text:p>7724</text:p>
          </table:table-cell>
          <table:table-cell office:value-type="float" office:value="8344" calcext:value-type="float">
            <text:p>834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+8.0%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ck Rd Q train icon</text:p>
          </table:table-cell>
          <table:table-cell office:value-type="float" office:value="3726" calcext:value-type="float">
            <text:p>3726</text:p>
          </table:table-cell>
          <table:table-cell office:value-type="float" office:value="3698" calcext:value-type="float">
            <text:p>3698</text:p>
          </table:table-cell>
          <table:table-cell office:value-type="float" office:value="2640" calcext:value-type="float">
            <text:p>2640</text:p>
          </table:table-cell>
          <table:table-cell office:value-type="float" office:value="2305" calcext:value-type="float">
            <text:p>2305</text:p>
          </table:table-cell>
          <table:table-cell office:value-type="float" office:value="3599" calcext:value-type="float">
            <text:p>3599</text:p>
          </table:table-cell>
          <table:table-cell office:value-type="float" office:value="3460" calcext:value-type="float">
            <text:p>3460</text:p>
          </table:table-cell>
          <table:table-cell office:value-type="float" office:value="-139" calcext:value-type="float">
            <text:p>-139</text:p>
          </table:table-cell>
          <table:table-cell office:value-type="string" calcext:value-type="string">
            <text:p>-3.9%</text:p>
          </table:table-cell>
          <table:table-cell office:value-type="float" office:value="343" calcext:value-type="float">
            <text:p>3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ptune Av F train icon</text:p>
          </table:table-cell>
          <table:table-cell office:value-type="float" office:value="1438" calcext:value-type="float">
            <text:p>1438</text:p>
          </table:table-cell>
          <table:table-cell office:value-type="float" office:value="1442" calcext:value-type="float">
            <text:p>1442</text:p>
          </table:table-cell>
          <table:table-cell office:value-type="float" office:value="1422" calcext:value-type="float">
            <text:p>1422</text:p>
          </table:table-cell>
          <table:table-cell office:value-type="float" office:value="1446" calcext:value-type="float">
            <text:p>1446</text:p>
          </table:table-cell>
          <table:table-cell office:value-type="float" office:value="1492" calcext:value-type="float">
            <text:p>1492</text:p>
          </table:table-cell>
          <table:table-cell office:value-type="float" office:value="1440" calcext:value-type="float">
            <text:p>1440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3.5%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vins St 2 train icon 3 train icon 4 train icon 5 train icon</text:p>
          </table:table-cell>
          <table:table-cell office:value-type="float" office:value="9946" calcext:value-type="float">
            <text:p>9946</text:p>
          </table:table-cell>
          <table:table-cell office:value-type="float" office:value="10081" calcext:value-type="float">
            <text:p>10081</text:p>
          </table:table-cell>
          <table:table-cell office:value-type="float" office:value="9824" calcext:value-type="float">
            <text:p>9824</text:p>
          </table:table-cell>
          <table:table-cell office:value-type="float" office:value="10575" calcext:value-type="float">
            <text:p>10575</text:p>
          </table:table-cell>
          <table:table-cell office:value-type="float" office:value="10239" calcext:value-type="float">
            <text:p>10239</text:p>
          </table:table-cell>
          <table:table-cell office:value-type="float" office:value="10022" calcext:value-type="float">
            <text:p>10022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-2.1%</text:p>
          </table:table-cell>
          <table:table-cell office:value-type="float" office:value="164" calcext:value-type="float">
            <text:p>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 3 train icon</text:p>
          </table:table-cell>
          <table:table-cell office:value-type="float" office:value="6177" calcext:value-type="float">
            <text:p>6177</text:p>
          </table:table-cell>
          <table:table-cell office:value-type="float" office:value="6149" calcext:value-type="float">
            <text:p>6149</text:p>
          </table:table-cell>
          <table:table-cell office:value-type="float" office:value="5730" calcext:value-type="float">
            <text:p>5730</text:p>
          </table:table-cell>
          <table:table-cell office:value-type="float" office:value="6403" calcext:value-type="float">
            <text:p>6403</text:p>
          </table:table-cell>
          <table:table-cell office:value-type="float" office:value="6810" calcext:value-type="float">
            <text:p>6810</text:p>
          </table:table-cell>
          <table:table-cell office:value-type="float" office:value="5436" calcext:value-type="float">
            <text:p>5436</text:p>
          </table:table-cell>
          <table:table-cell office:value-type="float" office:value="-1374" calcext:value-type="float">
            <text:p>-1374</text:p>
          </table:table-cell>
          <table:table-cell office:value-type="string" calcext:value-type="string">
            <text:p>-20.2%</text:p>
          </table:table-cell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 L train icon</text:p>
          </table:table-cell>
          <table:table-cell office:value-type="float" office:value="2662" calcext:value-type="float">
            <text:p>2662</text:p>
          </table:table-cell>
          <table:table-cell office:value-type="float" office:value="3137" calcext:value-type="float">
            <text:p>3137</text:p>
          </table:table-cell>
          <table:table-cell office:value-type="float" office:value="3418" calcext:value-type="float">
            <text:p>3418</text:p>
          </table:table-cell>
          <table:table-cell office:value-type="float" office:value="4066" calcext:value-type="float">
            <text:p>4066</text:p>
          </table:table-cell>
          <table:table-cell office:value-type="float" office:value="4075" calcext:value-type="float">
            <text:p>4075</text:p>
          </table:table-cell>
          <table:table-cell office:value-type="float" office:value="4744" calcext:value-type="float">
            <text:p>4744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+16.4%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Utrecht Av N train icon/62 St D train icon</text:p>
          </table:table-cell>
          <table:table-cell office:value-type="float" office:value="6964" calcext:value-type="float">
            <text:p>6964</text:p>
          </table:table-cell>
          <table:table-cell office:value-type="float" office:value="6806" calcext:value-type="float">
            <text:p>6806</text:p>
          </table:table-cell>
          <table:table-cell office:value-type="float" office:value="6592" calcext:value-type="float">
            <text:p>6592</text:p>
          </table:table-cell>
          <table:table-cell office:value-type="float" office:value="7044" calcext:value-type="float">
            <text:p>7044</text:p>
          </table:table-cell>
          <table:table-cell office:value-type="float" office:value="7696" calcext:value-type="float">
            <text:p>7696</text:p>
          </table:table-cell>
          <table:table-cell office:value-type="float" office:value="8504" calcext:value-type="float">
            <text:p>8504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+10.5%</text:p>
          </table:table-cell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kirk Av 2 train icon 5 train icon</text:p>
          </table:table-cell>
          <table:table-cell office:value-type="float" office:value="7117" calcext:value-type="float">
            <text:p>7117</text:p>
          </table:table-cell>
          <table:table-cell office:value-type="float" office:value="7204" calcext:value-type="float">
            <text:p>7204</text:p>
          </table:table-cell>
          <table:table-cell office:value-type="float" office:value="6745" calcext:value-type="float">
            <text:p>6745</text:p>
          </table:table-cell>
          <table:table-cell office:value-type="float" office:value="7180" calcext:value-type="float">
            <text:p>7180</text:p>
          </table:table-cell>
          <table:table-cell office:value-type="float" office:value="7131" calcext:value-type="float">
            <text:p>7131</text:p>
          </table:table-cell>
          <table:table-cell office:value-type="float" office:value="6854" calcext:value-type="float">
            <text:p>6854</text:p>
          </table:table-cell>
          <table:table-cell office:value-type="float" office:value="-277" calcext:value-type="float">
            <text:p>-277</text:p>
          </table:table-cell>
          <table:table-cell office:value-type="string" calcext:value-type="string">
            <text:p>-3.9%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kirk Plaza B train icon Q train icon</text:p>
          </table:table-cell>
          <table:table-cell office:value-type="float" office:value="10135" calcext:value-type="float">
            <text:p>10135</text:p>
          </table:table-cell>
          <table:table-cell office:value-type="float" office:value="10622" calcext:value-type="float">
            <text:p>10622</text:p>
          </table:table-cell>
          <table:table-cell office:value-type="float" office:value="8221" calcext:value-type="float">
            <text:p>8221</text:p>
          </table:table-cell>
          <table:table-cell office:value-type="float" office:value="9643" calcext:value-type="float">
            <text:p>9643</text:p>
          </table:table-cell>
          <table:table-cell office:value-type="float" office:value="9910" calcext:value-type="float">
            <text:p>9910</text:p>
          </table:table-cell>
          <table:table-cell office:value-type="float" office:value="10004" calcext:value-type="float">
            <text:p>1000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+0.9%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rwood Av J train icon Z train icon</text:p>
          </table:table-cell>
          <table:table-cell office:value-type="float" office:value="3453" calcext:value-type="float">
            <text:p>3453</text:p>
          </table:table-cell>
          <table:table-cell office:value-type="float" office:value="3841" calcext:value-type="float">
            <text:p>3841</text:p>
          </table:table-cell>
          <table:table-cell office:value-type="float" office:value="3558" calcext:value-type="float">
            <text:p>3558</text:p>
          </table:table-cell>
          <table:table-cell office:value-type="float" office:value="3590" calcext:value-type="float">
            <text:p>3590</text:p>
          </table:table-cell>
          <table:table-cell office:value-type="float" office:value="3848" calcext:value-type="float">
            <text:p>3848</text:p>
          </table:table-cell>
          <table:table-cell office:value-type="float" office:value="3957" calcext:value-type="float">
            <text:p>395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+2.8%</text:p>
          </table:table-cell>
          <table:table-cell office:value-type="float" office:value="325" calcext:value-type="float">
            <text:p>3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 3 train icon</text:p>
          </table:table-cell>
          <table:table-cell office:value-type="float" office:value="4663" calcext:value-type="float">
            <text:p>4663</text:p>
          </table:table-cell>
          <table:table-cell office:value-type="float" office:value="4614" calcext:value-type="float">
            <text:p>4614</text:p>
          </table:table-cell>
          <table:table-cell office:value-type="float" office:value="4315" calcext:value-type="float">
            <text:p>4315</text:p>
          </table:table-cell>
          <table:table-cell office:value-type="float" office:value="4971" calcext:value-type="float">
            <text:p>4971</text:p>
          </table:table-cell>
          <table:table-cell office:value-type="float" office:value="5293" calcext:value-type="float">
            <text:p>5293</text:p>
          </table:table-cell>
          <table:table-cell office:value-type="float" office:value="5192" calcext:value-type="float">
            <text:p>5192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-1.9%</text:p>
          </table:table-cell>
          <table:table-cell office:value-type="float" office:value="283" calcext:value-type="float">
            <text:p>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 A train icon C train icon</text:p>
          </table:table-cell>
          <table:table-cell office:value-type="float" office:value="16241" calcext:value-type="float">
            <text:p>16241</text:p>
          </table:table-cell>
          <table:table-cell office:value-type="float" office:value="18900" calcext:value-type="float">
            <text:p>18900</text:p>
          </table:table-cell>
          <table:table-cell office:value-type="float" office:value="15405" calcext:value-type="float">
            <text:p>15405</text:p>
          </table:table-cell>
          <table:table-cell office:value-type="float" office:value="17816" calcext:value-type="float">
            <text:p>17816</text:p>
          </table:table-cell>
          <table:table-cell office:value-type="float" office:value="20432" calcext:value-type="float">
            <text:p>20432</text:p>
          </table:table-cell>
          <table:table-cell office:value-type="float" office:value="21437" calcext:value-type="float">
            <text:p>2143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+4.9%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Ocean Pkwy Q train icon</text:p>
          </table:table-cell>
          <table:table-cell office:value-type="float" office:value="3778" calcext:value-type="float">
            <text:p>3778</text:p>
          </table:table-cell>
          <table:table-cell office:value-type="float" office:value="3725" calcext:value-type="float">
            <text:p>3725</text:p>
          </table:table-cell>
          <table:table-cell office:value-type="float" office:value="3449" calcext:value-type="float">
            <text:p>3449</text:p>
          </table:table-cell>
          <table:table-cell office:value-type="float" office:value="3690" calcext:value-type="float">
            <text:p>3690</text:p>
          </table:table-cell>
          <table:table-cell office:value-type="float" office:value="3500" calcext:value-type="float">
            <text:p>3500</text:p>
          </table:table-cell>
          <table:table-cell office:value-type="float" office:value="3542" calcext:value-type="float">
            <text:p>35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+1.2%</text:p>
          </table:table-cell>
          <table:table-cell office:value-type="float" office:value="340" calcext:value-type="float">
            <text:p>3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 Pl S train icon</text:p>
          </table:table-cell>
          <table:table-cell office:value-type="float" office:value="2717" calcext:value-type="float">
            <text:p>2717</text:p>
          </table:table-cell>
          <table:table-cell office:value-type="float" office:value="2672" calcext:value-type="float">
            <text:p>2672</text:p>
          </table:table-cell>
          <table:table-cell office:value-type="float" office:value="2319" calcext:value-type="float">
            <text:p>2319</text:p>
          </table:table-cell>
          <table:table-cell office:value-type="float" office:value="2465" calcext:value-type="float">
            <text:p>2465</text:p>
          </table:table-cell>
          <table:table-cell office:value-type="float" office:value="2445" calcext:value-type="float">
            <text:p>2445</text:p>
          </table:table-cell>
          <table:table-cell office:value-type="float" office:value="2397" calcext:value-type="float">
            <text:p>2397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-2.0%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side Av Q train icon</text:p>
          </table:table-cell>
          <table:table-cell office:value-type="float" office:value="7482" calcext:value-type="float">
            <text:p>7482</text:p>
          </table:table-cell>
          <table:table-cell office:value-type="float" office:value="7488" calcext:value-type="float">
            <text:p>7488</text:p>
          </table:table-cell>
          <table:table-cell office:value-type="float" office:value="6041" calcext:value-type="float">
            <text:p>6041</text:p>
          </table:table-cell>
          <table:table-cell office:value-type="float" office:value="7607" calcext:value-type="float">
            <text:p>7607</text:p>
          </table:table-cell>
          <table:table-cell office:value-type="float" office:value="7245" calcext:value-type="float">
            <text:p>7245</text:p>
          </table:table-cell>
          <table:table-cell office:value-type="float" office:value="6891" calcext:value-type="float">
            <text:p>6891</text:p>
          </table:table-cell>
          <table:table-cell office:value-type="float" office:value="-354" calcext:value-type="float">
            <text:p>-354</text:p>
          </table:table-cell>
          <table:table-cell office:value-type="string" calcext:value-type="string">
            <text:p>-4.9%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ennsylvania Av 3 train icon</text:p>
          </table:table-cell>
          <table:table-cell office:value-type="float" office:value="6202" calcext:value-type="float">
            <text:p>6202</text:p>
          </table:table-cell>
          <table:table-cell office:value-type="float" office:value="6201" calcext:value-type="float">
            <text:p>6201</text:p>
          </table:table-cell>
          <table:table-cell office:value-type="float" office:value="5605" calcext:value-type="float">
            <text:p>5605</text:p>
          </table:table-cell>
          <table:table-cell office:value-type="float" office:value="5948" calcext:value-type="float">
            <text:p>5948</text:p>
          </table:table-cell>
          <table:table-cell office:value-type="float" office:value="6085" calcext:value-type="float">
            <text:p>6085</text:p>
          </table:table-cell>
          <table:table-cell office:value-type="float" office:value="4783" calcext:value-type="float">
            <text:p>4783</text:p>
          </table:table-cell>
          <table:table-cell office:value-type="float" office:value="-1302" calcext:value-type="float">
            <text:p>-1302</text:p>
          </table:table-cell>
          <table:table-cell office:value-type="string" calcext:value-type="string">
            <text:p>-21.4%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esident St 2 train icon 5 train icon</text:p>
          </table:table-cell>
          <table:table-cell office:value-type="float" office:value="3081" calcext:value-type="float">
            <text:p>3081</text:p>
          </table:table-cell>
          <table:table-cell office:value-type="float" office:value="3112" calcext:value-type="float">
            <text:p>3112</text:p>
          </table:table-cell>
          <table:table-cell office:value-type="float" office:value="2871" calcext:value-type="float">
            <text:p>2871</text:p>
          </table:table-cell>
          <table:table-cell office:value-type="float" office:value="3232" calcext:value-type="float">
            <text:p>3232</text:p>
          </table:table-cell>
          <table:table-cell office:value-type="float" office:value="3239" calcext:value-type="float">
            <text:p>3239</text:p>
          </table:table-cell>
          <table:table-cell office:value-type="float" office:value="3395" calcext:value-type="float">
            <text:p>339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+4.8%</text:p>
          </table:table-cell>
          <table:table-cell office:value-type="float" office:value="349" calcext:value-type="float">
            <text:p>3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Av R train icon</text:p>
          </table:table-cell>
          <table:table-cell office:value-type="float" office:value="5869" calcext:value-type="float">
            <text:p>5869</text:p>
          </table:table-cell>
          <table:table-cell office:value-type="float" office:value="6123" calcext:value-type="float">
            <text:p>6123</text:p>
          </table:table-cell>
          <table:table-cell office:value-type="float" office:value="6104" calcext:value-type="float">
            <text:p>6104</text:p>
          </table:table-cell>
          <table:table-cell office:value-type="float" office:value="6192" calcext:value-type="float">
            <text:p>6192</text:p>
          </table:table-cell>
          <table:table-cell office:value-type="float" office:value="6449" calcext:value-type="float">
            <text:p>6449</text:p>
          </table:table-cell>
          <table:table-cell office:value-type="float" office:value="6018" calcext:value-type="float">
            <text:p>6018</text:p>
          </table:table-cell>
          <table:table-cell office:value-type="float" office:value="-431" calcext:value-type="float">
            <text:p>-431</text:p>
          </table:table-cell>
          <table:table-cell office:value-type="string" calcext:value-type="string">
            <text:p>-6.7%</text:p>
          </table:table-cell>
          <table:table-cell office:value-type="float" office:value="261" calcext:value-type="float">
            <text:p>2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Park B train icon Q train icon S train icon</text:p>
          </table:table-cell>
          <table:table-cell office:value-type="float" office:value="10702" calcext:value-type="float">
            <text:p>10702</text:p>
          </table:table-cell>
          <table:table-cell office:value-type="float" office:value="11029" calcext:value-type="float">
            <text:p>11029</text:p>
          </table:table-cell>
          <table:table-cell office:value-type="float" office:value="13850" calcext:value-type="float">
            <text:p>13850</text:p>
          </table:table-cell>
          <table:table-cell office:value-type="float" office:value="12943" calcext:value-type="float">
            <text:p>12943</text:p>
          </table:table-cell>
          <table:table-cell office:value-type="float" office:value="11787" calcext:value-type="float">
            <text:p>11787</text:p>
          </table:table-cell>
          <table:table-cell office:value-type="float" office:value="11561" calcext:value-type="float">
            <text:p>11561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-1.9%</text:p>
          </table:table-cell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alph Av C train icon</text:p>
          </table:table-cell>
          <table:table-cell office:value-type="float" office:value="5127" calcext:value-type="float">
            <text:p>5127</text:p>
          </table:table-cell>
          <table:table-cell office:value-type="float" office:value="5315" calcext:value-type="float">
            <text:p>5315</text:p>
          </table:table-cell>
          <table:table-cell office:value-type="float" office:value="5000" calcext:value-type="float">
            <text:p>5000</text:p>
          </table:table-cell>
          <table:table-cell office:value-type="float" office:value="5407" calcext:value-type="float">
            <text:p>5407</text:p>
          </table:table-cell>
          <table:table-cell office:value-type="float" office:value="5750" calcext:value-type="float">
            <text:p>5750</text:p>
          </table:table-cell>
          <table:table-cell office:value-type="float" office:value="6042" calcext:value-type="float">
            <text:p>604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+5.1%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 3 train icon</text:p>
          </table:table-cell>
          <table:table-cell office:value-type="float" office:value="6009" calcext:value-type="float">
            <text:p>6009</text:p>
          </table:table-cell>
          <table:table-cell office:value-type="float" office:value="6102" calcext:value-type="float">
            <text:p>6102</text:p>
          </table:table-cell>
          <table:table-cell office:value-type="float" office:value="5569" calcext:value-type="float">
            <text:p>5569</text:p>
          </table:table-cell>
          <table:table-cell office:value-type="float" office:value="5969" calcext:value-type="float">
            <text:p>5969</text:p>
          </table:table-cell>
          <table:table-cell office:value-type="float" office:value="6228" calcext:value-type="float">
            <text:p>6228</text:p>
          </table:table-cell>
          <table:table-cell office:value-type="float" office:value="4906" calcext:value-type="float">
            <text:p>4906</text:p>
          </table:table-cell>
          <table:table-cell office:value-type="float" office:value="-1322" calcext:value-type="float">
            <text:p>-1322</text:p>
          </table:table-cell>
          <table:table-cell office:value-type="string" calcext:value-type="string">
            <text:p>-21.2%</text:p>
          </table:table-cell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 C train icon</text:p>
          </table:table-cell>
          <table:table-cell office:value-type="float" office:value="4879" calcext:value-type="float">
            <text:p>4879</text:p>
          </table:table-cell>
          <table:table-cell office:value-type="float" office:value="4986" calcext:value-type="float">
            <text:p>4986</text:p>
          </table:table-cell>
          <table:table-cell office:value-type="float" office:value="4756" calcext:value-type="float">
            <text:p>4756</text:p>
          </table:table-cell>
          <table:table-cell office:value-type="float" office:value="4992" calcext:value-type="float">
            <text:p>4992</text:p>
          </table:table-cell>
          <table:table-cell office:value-type="float" office:value="5246" calcext:value-type="float">
            <text:p>5246</text:p>
          </table:table-cell>
          <table:table-cell office:value-type="float" office:value="5512" calcext:value-type="float">
            <text:p>551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+5.1%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aratoga Av 3 train icon</text:p>
          </table:table-cell>
          <table:table-cell office:value-type="float" office:value="5355" calcext:value-type="float">
            <text:p>5355</text:p>
          </table:table-cell>
          <table:table-cell office:value-type="float" office:value="5390" calcext:value-type="float">
            <text:p>5390</text:p>
          </table:table-cell>
          <table:table-cell office:value-type="float" office:value="4909" calcext:value-type="float">
            <text:p>4909</text:p>
          </table:table-cell>
          <table:table-cell office:value-type="float" office:value="5305" calcext:value-type="float">
            <text:p>5305</text:p>
          </table:table-cell>
          <table:table-cell office:value-type="float" office:value="5583" calcext:value-type="float">
            <text:p>5583</text:p>
          </table:table-cell>
          <table:table-cell office:value-type="float" office:value="4525" calcext:value-type="float">
            <text:p>4525</text:p>
          </table:table-cell>
          <table:table-cell office:value-type="float" office:value="-1058" calcext:value-type="float">
            <text:p>-1058</text:p>
          </table:table-cell>
          <table:table-cell office:value-type="string" calcext:value-type="string">
            <text:p>-19.0%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epshead Bay B train icon Q train icon</text:p>
          </table:table-cell>
          <table:table-cell office:value-type="float" office:value="11501" calcext:value-type="float">
            <text:p>11501</text:p>
          </table:table-cell>
          <table:table-cell office:value-type="float" office:value="11871" calcext:value-type="float">
            <text:p>11871</text:p>
          </table:table-cell>
          <table:table-cell office:value-type="float" office:value="11395" calcext:value-type="float">
            <text:p>11395</text:p>
          </table:table-cell>
          <table:table-cell office:value-type="float" office:value="12344" calcext:value-type="float">
            <text:p>12344</text:p>
          </table:table-cell>
          <table:table-cell office:value-type="float" office:value="11217" calcext:value-type="float">
            <text:p>11217</text:p>
          </table:table-cell>
          <table:table-cell office:value-type="float" office:value="11495" calcext:value-type="float">
            <text:p>1149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+2.5%</text:p>
          </table:table-cell>
          <table:table-cell office:value-type="float" office:value="145" calcext:value-type="float">
            <text:p>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pherd Av C train icon</text:p>
          </table:table-cell>
          <table:table-cell office:value-type="float" office:value="3126" calcext:value-type="float">
            <text:p>3126</text:p>
          </table:table-cell>
          <table:table-cell office:value-type="float" office:value="3296" calcext:value-type="float">
            <text:p>3296</text:p>
          </table:table-cell>
          <table:table-cell office:value-type="float" office:value="3164" calcext:value-type="float">
            <text:p>3164</text:p>
          </table:table-cell>
          <table:table-cell office:value-type="float" office:value="3194" calcext:value-type="float">
            <text:p>3194</text:p>
          </table:table-cell>
          <table:table-cell office:value-type="float" office:value="3241" calcext:value-type="float">
            <text:p>3241</text:p>
          </table:table-cell>
          <table:table-cell office:value-type="float" office:value="3405" calcext:value-type="float">
            <text:p>34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+5.1%</text:p>
          </table:table-cell>
          <table:table-cell office:value-type="float" office:value="346" calcext:value-type="float">
            <text:p>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mith-9 Sts F train icon G train icon</text:p>
          </table:table-cell>
          <table:table-cell office:value-type="float" office:value="4956" calcext:value-type="float">
            <text:p>4956</text:p>
          </table:table-cell>
          <table:table-cell office:value-type="float" office:value="5452" calcext:value-type="float">
            <text:p>5452</text:p>
          </table:table-cell>
          <table:table-cell office:value-type="float" office:value="5461" calcext:value-type="float">
            <text:p>5461</text:p>
          </table:table-cell>
          <table:table-cell office:value-type="float" office:value="5263" calcext:value-type="float">
            <text:p>5263</text:p>
          </table:table-cell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  <table:table-cell office:value-type="float" office:value="-2068" calcext:value-type="float">
            <text:p>-2068</text:p>
          </table:table-cell>
          <table:table-cell office:value-type="string" calcext:value-type="string">
            <text:p>-100.0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terling St 2 train icon 5 train icon</text:p>
          </table:table-cell>
          <table:table-cell office:value-type="float" office:value="5410" calcext:value-type="float">
            <text:p>5410</text:p>
          </table:table-cell>
          <table:table-cell office:value-type="float" office:value="5420" calcext:value-type="float">
            <text:p>5420</text:p>
          </table:table-cell>
          <table:table-cell office:value-type="float" office:value="5097" calcext:value-type="float">
            <text:p>5097</text:p>
          </table:table-cell>
          <table:table-cell office:value-type="float" office:value="5720" calcext:value-type="float">
            <text:p>5720</text:p>
          </table:table-cell>
          <table:table-cell office:value-type="float" office:value="5913" calcext:value-type="float">
            <text:p>5913</text:p>
          </table:table-cell>
          <table:table-cell office:value-type="float" office:value="5932" calcext:value-type="float">
            <text:p>59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0.3%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utter Av L train icon</text:p>
          </table:table-cell>
          <table:table-cell office:value-type="float" office:value="3103" calcext:value-type="float">
            <text:p>3103</text:p>
          </table:table-cell>
          <table:table-cell office:value-type="float" office:value="3538" calcext:value-type="float">
            <text:p>3538</text:p>
          </table:table-cell>
          <table:table-cell office:value-type="float" office:value="3786" calcext:value-type="float">
            <text:p>3786</text:p>
          </table:table-cell>
          <table:table-cell office:value-type="float" office:value="4527" calcext:value-type="float">
            <text:p>4527</text:p>
          </table:table-cell>
          <table:table-cell office:value-type="float" office:value="4299" calcext:value-type="float">
            <text:p>4299</text:p>
          </table:table-cell>
          <table:table-cell office:value-type="float" office:value="4989" calcext:value-type="float">
            <text:p>498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+16.1%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utter Av-Rutland Rd 3 train icon</text:p>
          </table:table-cell>
          <table:table-cell office:value-type="float" office:value="7629" calcext:value-type="float">
            <text:p>7629</text:p>
          </table:table-cell>
          <table:table-cell office:value-type="float" office:value="7651" calcext:value-type="float">
            <text:p>7651</text:p>
          </table:table-cell>
          <table:table-cell office:value-type="float" office:value="6728" calcext:value-type="float">
            <text:p>6728</text:p>
          </table:table-cell>
          <table:table-cell office:value-type="float" office:value="7605" calcext:value-type="float">
            <text:p>7605</text:p>
          </table:table-cell>
          <table:table-cell office:value-type="float" office:value="7952" calcext:value-type="float">
            <text:p>7952</text:p>
          </table:table-cell>
          <table:table-cell office:value-type="float" office:value="6469" calcext:value-type="float">
            <text:p>6469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-18.6%</text:p>
          </table:table-cell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nion St R train icon</text:p>
          </table:table-cell>
          <table:table-cell office:value-type="float" office:value="6959" calcext:value-type="float">
            <text:p>6959</text:p>
          </table:table-cell>
          <table:table-cell table:number-columns-repeated="2" office:value-type="float" office:value="7205" calcext:value-type="float">
            <text:p>7205</text:p>
          </table:table-cell>
          <table:table-cell office:value-type="float" office:value="7670" calcext:value-type="float">
            <text:p>7670</text:p>
          </table:table-cell>
          <table:table-cell office:value-type="float" office:value="8361" calcext:value-type="float">
            <text:p>8361</text:p>
          </table:table-cell>
          <table:table-cell office:value-type="float" office:value="7627" calcext:value-type="float">
            <text:p>7627</text:p>
          </table:table-cell>
          <table:table-cell office:value-type="float" office:value="-734" calcext:value-type="float">
            <text:p>-734</text:p>
          </table:table-cell>
          <table:table-cell office:value-type="string" calcext:value-type="string">
            <text:p>-8.8%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tica Av A train icon C train icon</text:p>
          </table:table-cell>
          <table:table-cell office:value-type="float" office:value="14071" calcext:value-type="float">
            <text:p>14071</text:p>
          </table:table-cell>
          <table:table-cell office:value-type="float" office:value="15410" calcext:value-type="float">
            <text:p>15410</text:p>
          </table:table-cell>
          <table:table-cell office:value-type="float" office:value="14481" calcext:value-type="float">
            <text:p>14481</text:p>
          </table:table-cell>
          <table:table-cell office:value-type="float" office:value="14866" calcext:value-type="float">
            <text:p>14866</text:p>
          </table:table-cell>
          <table:table-cell office:value-type="float" office:value="16306" calcext:value-type="float">
            <text:p>16306</text:p>
          </table:table-cell>
          <table:table-cell office:value-type="float" office:value="17320" calcext:value-type="float">
            <text:p>1732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+6.2%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Van Siclen Av 3 train icon</text:p>
          </table:table-cell>
          <table:table-cell office:value-type="float" office:value="3039" calcext:value-type="float">
            <text:p>3039</text:p>
          </table:table-cell>
          <table:table-cell office:value-type="float" office:value="3064" calcext:value-type="float">
            <text:p>3064</text:p>
          </table:table-cell>
          <table:table-cell office:value-type="float" office:value="2907" calcext:value-type="float">
            <text:p>2907</text:p>
          </table:table-cell>
          <table:table-cell office:value-type="float" office:value="3305" calcext:value-type="float">
            <text:p>3305</text:p>
          </table:table-cell>
          <table:table-cell office:value-type="float" office:value="3529" calcext:value-type="float">
            <text:p>3529</text:p>
          </table:table-cell>
          <table:table-cell office:value-type="float" office:value="2834" calcext:value-type="float">
            <text:p>2834</text:p>
          </table:table-cell>
          <table:table-cell office:value-type="float" office:value="-695" calcext:value-type="float">
            <text:p>-695</text:p>
          </table:table-cell>
          <table:table-cell office:value-type="string" calcext:value-type="string">
            <text:p>-19.7%</text:p>
          </table:table-cell>
          <table:table-cell office:value-type="float" office:value="369" calcext:value-type="float">
            <text:p>3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Van Siclen Av C train icon</text:p>
          </table:table-cell>
          <table:table-cell office:value-type="float" office:value="2919" calcext:value-type="float">
            <text:p>2919</text:p>
          </table:table-cell>
          <table:table-cell office:value-type="float" office:value="3156" calcext:value-type="float">
            <text:p>3156</text:p>
          </table:table-cell>
          <table:table-cell office:value-type="float" office:value="3005" calcext:value-type="float">
            <text:p>3005</text:p>
          </table:table-cell>
          <table:table-cell office:value-type="float" office:value="3141" calcext:value-type="float">
            <text:p>3141</text:p>
          </table:table-cell>
          <table:table-cell office:value-type="float" office:value="3232" calcext:value-type="float">
            <text:p>3232</text:p>
          </table:table-cell>
          <table:table-cell office:value-type="float" office:value="3307" calcext:value-type="float">
            <text:p>330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+2.3%</text:p>
          </table:table-cell>
          <table:table-cell office:value-type="float" office:value="351" calcext:value-type="float">
            <text:p>3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Van Siclen Av J train icon Z train icon</text:p>
          </table:table-cell>
          <table:table-cell office:value-type="float" office:value="2563" calcext:value-type="float">
            <text:p>2563</text:p>
          </table:table-cell>
          <table:table-cell office:value-type="float" office:value="2878" calcext:value-type="float">
            <text:p>2878</text:p>
          </table:table-cell>
          <table:table-cell office:value-type="float" office:value="2892" calcext:value-type="float">
            <text:p>2892</text:p>
          </table:table-cell>
          <table:table-cell office:value-type="float" office:value="2984" calcext:value-type="float">
            <text:p>2984</text:p>
          </table:table-cell>
          <table:table-cell office:value-type="float" office:value="3382" calcext:value-type="float">
            <text:p>3382</text:p>
          </table:table-cell>
          <table:table-cell office:value-type="float" office:value="3393" calcext:value-type="float">
            <text:p>3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0.3%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est 8 St-New York Aquarium F train icon Q train icon</text:p>
          </table:table-cell>
          <table:table-cell office:value-type="float" office:value="4029" calcext:value-type="float">
            <text:p>4029</text:p>
          </table:table-cell>
          <table:table-cell office:value-type="float" office:value="3753" calcext:value-type="float">
            <text:p>3753</text:p>
          </table:table-cell>
          <table:table-cell office:value-type="float" office:value="3349" calcext:value-type="float">
            <text:p>3349</text:p>
          </table:table-cell>
          <table:table-cell office:value-type="float" office:value="3889" calcext:value-type="float">
            <text:p>3889</text:p>
          </table:table-cell>
          <table:table-cell office:value-type="float" office:value="3251" calcext:value-type="float">
            <text:p>3251</text:p>
          </table:table-cell>
          <table:table-cell office:value-type="float" office:value="3427" calcext:value-type="float">
            <text:p>34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+5.4%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lson Av L train icon</text:p>
          </table:table-cell>
          <table:table-cell office:value-type="float" office:value="2883" calcext:value-type="float">
            <text:p>2883</text:p>
          </table:table-cell>
          <table:table-cell office:value-type="float" office:value="3592" calcext:value-type="float">
            <text:p>3592</text:p>
          </table:table-cell>
          <table:table-cell office:value-type="float" office:value="3873" calcext:value-type="float">
            <text:p>3873</text:p>
          </table:table-cell>
          <table:table-cell office:value-type="float" office:value="4074" calcext:value-type="float">
            <text:p>4074</text:p>
          </table:table-cell>
          <table:table-cell office:value-type="float" office:value="3551" calcext:value-type="float">
            <text:p>3551</text:p>
          </table:table-cell>
          <table:table-cell office:value-type="float" office:value="4064" calcext:value-type="float">
            <text:p>406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+14.4%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nthrop St 2 train icon 5 train icon</text:p>
          </table:table-cell>
          <table:table-cell office:value-type="float" office:value="4764" calcext:value-type="float">
            <text:p>4764</text:p>
          </table:table-cell>
          <table:table-cell office:value-type="float" office:value="4898" calcext:value-type="float">
            <text:p>4898</text:p>
          </table:table-cell>
          <table:table-cell office:value-type="float" office:value="4730" calcext:value-type="float">
            <text:p>4730</text:p>
          </table:table-cell>
          <table:table-cell office:value-type="float" office:value="5146" calcext:value-type="float">
            <text:p>5146</text:p>
          </table:table-cell>
          <table:table-cell office:value-type="float" office:value="5311" calcext:value-type="float">
            <text:p>5311</text:p>
          </table:table-cell>
          <table:table-cell office:value-type="float" office:value="5287" calcext:value-type="float">
            <text:p>5287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-0.5%</text:p>
          </table:table-cell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York St F train icon</text:p>
          </table:table-cell>
          <table:table-cell office:value-type="float" office:value="5461" calcext:value-type="float">
            <text:p>5461</text:p>
          </table:table-cell>
          <table:table-cell office:value-type="float" office:value="6370" calcext:value-type="float">
            <text:p>6370</text:p>
          </table:table-cell>
          <table:table-cell office:value-type="float" office:value="6757" calcext:value-type="float">
            <text:p>6757</text:p>
          </table:table-cell>
          <table:table-cell office:value-type="float" office:value="6591" calcext:value-type="float">
            <text:p>6591</text:p>
          </table:table-cell>
          <table:table-cell office:value-type="float" office:value="6794" calcext:value-type="float">
            <text:p>6794</text:p>
          </table:table-cell>
          <table:table-cell office:value-type="float" office:value="7260" calcext:value-type="float">
            <text:p>726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+6.9%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Manhattan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 Av L train icon</text:p>
          </table:table-cell>
          <table:table-cell office:value-type="float" office:value="21667" calcext:value-type="float">
            <text:p>21667</text:p>
          </table:table-cell>
          <table:table-cell office:value-type="float" office:value="23737" calcext:value-type="float">
            <text:p>23737</text:p>
          </table:table-cell>
          <table:table-cell office:value-type="float" office:value="25686" calcext:value-type="float">
            <text:p>25686</text:p>
          </table:table-cell>
          <table:table-cell office:value-type="float" office:value="28914" calcext:value-type="float">
            <text:p>28914</text:p>
          </table:table-cell>
          <table:table-cell office:value-type="float" office:value="26919" calcext:value-type="float">
            <text:p>26919</text:p>
          </table:table-cell>
          <table:table-cell office:value-type="float" office:value="30928" calcext:value-type="float">
            <text:p>3092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+14.9%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1 train icon</text:p>
          </table:table-cell>
          <table:table-cell office:value-type="float" office:value="17358" calcext:value-type="float">
            <text:p>17358</text:p>
          </table:table-cell>
          <table:table-cell office:value-type="float" office:value="17949" calcext:value-type="float">
            <text:p>17949</text:p>
          </table:table-cell>
          <table:table-cell office:value-type="float" office:value="18408" calcext:value-type="float">
            <text:p>18408</text:p>
          </table:table-cell>
          <table:table-cell office:value-type="float" office:value="15798" calcext:value-type="float">
            <text:p>15798</text:p>
          </table:table-cell>
          <table:table-cell office:value-type="float" office:value="17071" calcext:value-type="float">
            <text:p>17071</text:p>
          </table:table-cell>
          <table:table-cell office:value-type="float" office:value="17810" calcext:value-type="float">
            <text:p>1781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+4.3%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6 train icon</text:p>
          </table:table-cell>
          <table:table-cell office:value-type="float" office:value="15876" calcext:value-type="float">
            <text:p>15876</text:p>
          </table:table-cell>
          <table:table-cell office:value-type="float" office:value="15903" calcext:value-type="float">
            <text:p>15903</text:p>
          </table:table-cell>
          <table:table-cell office:value-type="float" office:value="16428" calcext:value-type="float">
            <text:p>16428</text:p>
          </table:table-cell>
          <table:table-cell office:value-type="float" office:value="17051" calcext:value-type="float">
            <text:p>17051</text:p>
          </table:table-cell>
          <table:table-cell office:value-type="float" office:value="16972" calcext:value-type="float">
            <text:p>16972</text:p>
          </table:table-cell>
          <table:table-cell office:value-type="float" office:value="16997" calcext:value-type="float">
            <text:p>169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0.1%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B train icon C train icon</text:p>
          </table:table-cell>
          <table:table-cell office:value-type="float" office:value="5836" calcext:value-type="float">
            <text:p>5836</text:p>
          </table:table-cell>
          <table:table-cell office:value-type="float" office:value="6047" calcext:value-type="float">
            <text:p>6047</text:p>
          </table:table-cell>
          <table:table-cell office:value-type="float" office:value="5789" calcext:value-type="float">
            <text:p>5789</text:p>
          </table:table-cell>
          <table:table-cell office:value-type="float" office:value="6212" calcext:value-type="float">
            <text:p>6212</text:p>
          </table:table-cell>
          <table:table-cell office:value-type="float" office:value="5410" calcext:value-type="float">
            <text:p>5410</text:p>
          </table:table-cell>
          <table:table-cell office:value-type="float" office:value="5599" calcext:value-type="float">
            <text:p>559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+3.5%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0 St 6 train icon</text:p>
          </table:table-cell>
          <table:table-cell office:value-type="float" office:value="13361" calcext:value-type="float">
            <text:p>13361</text:p>
          </table:table-cell>
          <table:table-cell office:value-type="float" office:value="13423" calcext:value-type="float">
            <text:p>13423</text:p>
          </table:table-cell>
          <table:table-cell office:value-type="float" office:value="13879" calcext:value-type="float">
            <text:p>13879</text:p>
          </table:table-cell>
          <table:table-cell office:value-type="float" office:value="13986" calcext:value-type="float">
            <text:p>13986</text:p>
          </table:table-cell>
          <table:table-cell office:value-type="float" office:value="14111" calcext:value-type="float">
            <text:p>14111</text:p>
          </table:table-cell>
          <table:table-cell office:value-type="float" office:value="13944" calcext:value-type="float">
            <text:p>13944</text:p>
          </table:table-cell>
          <table:table-cell office:value-type="float" office:value="-167" calcext:value-type="float">
            <text:p>-167</text:p>
          </table:table-cell>
          <table:table-cell office:value-type="string" calcext:value-type="string">
            <text:p>-1.2%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2 train icon 3 train icon</text:p>
          </table:table-cell>
          <table:table-cell office:value-type="float" office:value="11561" calcext:value-type="float">
            <text:p>11561</text:p>
          </table:table-cell>
          <table:table-cell office:value-type="float" office:value="11117" calcext:value-type="float">
            <text:p>11117</text:p>
          </table:table-cell>
          <table:table-cell office:value-type="float" office:value="12545" calcext:value-type="float">
            <text:p>12545</text:p>
          </table:table-cell>
          <table:table-cell office:value-type="float" office:value="11325" calcext:value-type="float">
            <text:p>11325</text:p>
          </table:table-cell>
          <table:table-cell office:value-type="float" office:value="13715" calcext:value-type="float">
            <text:p>13715</text:p>
          </table:table-cell>
          <table:table-cell office:value-type="float" office:value="14810" calcext:value-type="float">
            <text:p>1481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+8.0%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6 train icon</text:p>
          </table:table-cell>
          <table:table-cell office:value-type="float" office:value="18789" calcext:value-type="float">
            <text:p>18789</text:p>
          </table:table-cell>
          <table:table-cell office:value-type="float" office:value="19092" calcext:value-type="float">
            <text:p>19092</text:p>
          </table:table-cell>
          <table:table-cell office:value-type="float" office:value="19332" calcext:value-type="float">
            <text:p>19332</text:p>
          </table:table-cell>
          <table:table-cell office:value-type="float" office:value="20475" calcext:value-type="float">
            <text:p>20475</text:p>
          </table:table-cell>
          <table:table-cell office:value-type="float" office:value="21024" calcext:value-type="float">
            <text:p>21024</text:p>
          </table:table-cell>
          <table:table-cell office:value-type="float" office:value="20749" calcext:value-type="float">
            <text:p>20749</text:p>
          </table:table-cell>
          <table:table-cell office:value-type="float" office:value="-275" calcext:value-type="float">
            <text:p>-275</text:p>
          </table:table-cell>
          <table:table-cell office:value-type="string" calcext:value-type="string">
            <text:p>-1.3%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B train icon C train icon</text:p>
          </table:table-cell>
          <table:table-cell office:value-type="float" office:value="5973" calcext:value-type="float">
            <text:p>5973</text:p>
          </table:table-cell>
          <table:table-cell office:value-type="float" office:value="6971" calcext:value-type="float">
            <text:p>6971</text:p>
          </table:table-cell>
          <table:table-cell office:value-type="float" office:value="6868" calcext:value-type="float">
            <text:p>6868</text:p>
          </table:table-cell>
          <table:table-cell office:value-type="float" office:value="7521" calcext:value-type="float">
            <text:p>7521</text:p>
          </table:table-cell>
          <table:table-cell office:value-type="float" office:value="7051" calcext:value-type="float">
            <text:p>7051</text:p>
          </table:table-cell>
          <table:table-cell office:value-type="float" office:value="7647" calcext:value-type="float">
            <text:p>764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+8.5%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-Columbia University 1 train icon</text:p>
          </table:table-cell>
          <table:table-cell office:value-type="float" office:value="15463" calcext:value-type="float">
            <text:p>15463</text:p>
          </table:table-cell>
          <table:table-cell office:value-type="float" office:value="15474" calcext:value-type="float">
            <text:p>15474</text:p>
          </table:table-cell>
          <table:table-cell office:value-type="float" office:value="15195" calcext:value-type="float">
            <text:p>15195</text:p>
          </table:table-cell>
          <table:table-cell office:value-type="float" office:value="13987" calcext:value-type="float">
            <text:p>13987</text:p>
          </table:table-cell>
          <table:table-cell office:value-type="float" office:value="15481" calcext:value-type="float">
            <text:p>15481</text:p>
          </table:table-cell>
          <table:table-cell office:value-type="float" office:value="16047" calcext:value-type="float">
            <text:p>1604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+3.7%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1 train icon</text:p>
          </table:table-cell>
          <table:table-cell office:value-type="float" office:value="10012" calcext:value-type="float">
            <text:p>10012</text:p>
          </table:table-cell>
          <table:table-cell office:value-type="float" office:value="10251" calcext:value-type="float">
            <text:p>10251</text:p>
          </table:table-cell>
          <table:table-cell office:value-type="float" office:value="10331" calcext:value-type="float">
            <text:p>10331</text:p>
          </table:table-cell>
          <table:table-cell office:value-type="float" office:value="9423" calcext:value-type="float">
            <text:p>9423</text:p>
          </table:table-cell>
          <table:table-cell office:value-type="float" office:value="9985" calcext:value-type="float">
            <text:p>9985</text:p>
          </table:table-cell>
          <table:table-cell office:value-type="float" office:value="10889" calcext:value-type="float">
            <text:p>1088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+9.1%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2 train icon 3 train icon</text:p>
          </table:table-cell>
          <table:table-cell office:value-type="float" office:value="16053" calcext:value-type="float">
            <text:p>16053</text:p>
          </table:table-cell>
          <table:table-cell office:value-type="float" office:value="14929" calcext:value-type="float">
            <text:p>14929</text:p>
          </table:table-cell>
          <table:table-cell office:value-type="float" office:value="16460" calcext:value-type="float">
            <text:p>16460</text:p>
          </table:table-cell>
          <table:table-cell office:value-type="float" office:value="14350" calcext:value-type="float">
            <text:p>14350</text:p>
          </table:table-cell>
          <table:table-cell office:value-type="float" office:value="17393" calcext:value-type="float">
            <text:p>17393</text:p>
          </table:table-cell>
          <table:table-cell office:value-type="float" office:value="18686" calcext:value-type="float">
            <text:p>18686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+7.4%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4 train icon 5 train icon 6 train icon</text:p>
          </table:table-cell>
          <table:table-cell office:value-type="float" office:value="29532" calcext:value-type="float">
            <text:p>29532</text:p>
          </table:table-cell>
          <table:table-cell office:value-type="float" office:value="30709" calcext:value-type="float">
            <text:p>30709</text:p>
          </table:table-cell>
          <table:table-cell office:value-type="float" office:value="30406" calcext:value-type="float">
            <text:p>30406</text:p>
          </table:table-cell>
          <table:table-cell office:value-type="float" office:value="31536" calcext:value-type="float">
            <text:p>31536</text:p>
          </table:table-cell>
          <table:table-cell office:value-type="float" office:value="30832" calcext:value-type="float">
            <text:p>30832</text:p>
          </table:table-cell>
          <table:table-cell office:value-type="float" office:value="31873" calcext:value-type="float">
            <text:p>31873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+3.4%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A train icon B train icon C train icon D train icon</text:p>
          </table:table-cell>
          <table:table-cell office:value-type="float" office:value="30477" calcext:value-type="float">
            <text:p>30477</text:p>
          </table:table-cell>
          <table:table-cell office:value-type="float" office:value="31392" calcext:value-type="float">
            <text:p>31392</text:p>
          </table:table-cell>
          <table:table-cell office:value-type="float" office:value="30408" calcext:value-type="float">
            <text:p>30408</text:p>
          </table:table-cell>
          <table:table-cell office:value-type="float" office:value="32174" calcext:value-type="float">
            <text:p>32174</text:p>
          </table:table-cell>
          <table:table-cell office:value-type="float" office:value="33401" calcext:value-type="float">
            <text:p>33401</text:p>
          </table:table-cell>
          <table:table-cell office:value-type="float" office:value="34011" calcext:value-type="float">
            <text:p>3401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+1.8%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 2 train icon 3 train icon</text:p>
          </table:table-cell>
          <table:table-cell office:value-type="float" office:value="13918" calcext:value-type="float">
            <text:p>13918</text:p>
          </table:table-cell>
          <table:table-cell office:value-type="float" office:value="13694" calcext:value-type="float">
            <text:p>13694</text:p>
          </table:table-cell>
          <table:table-cell office:value-type="float" office:value="14562" calcext:value-type="float">
            <text:p>14562</text:p>
          </table:table-cell>
          <table:table-cell office:value-type="float" office:value="13268" calcext:value-type="float">
            <text:p>13268</text:p>
          </table:table-cell>
          <table:table-cell office:value-type="float" office:value="16289" calcext:value-type="float">
            <text:p>16289</text:p>
          </table:table-cell>
          <table:table-cell office:value-type="float" office:value="17351" calcext:value-type="float">
            <text:p>1735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+6.5%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 B train icon C train icon</text:p>
          </table:table-cell>
          <table:table-cell office:value-type="float" office:value="4360" calcext:value-type="float">
            <text:p>4360</text:p>
          </table:table-cell>
          <table:table-cell office:value-type="float" office:value="4475" calcext:value-type="float">
            <text:p>4475</text:p>
          </table:table-cell>
          <table:table-cell office:value-type="float" office:value="4457" calcext:value-type="float">
            <text:p>4457</text:p>
          </table:table-cell>
          <table:table-cell office:value-type="float" office:value="5015" calcext:value-type="float">
            <text:p>5015</text:p>
          </table:table-cell>
          <table:table-cell office:value-type="float" office:value="4985" calcext:value-type="float">
            <text:p>4985</text:p>
          </table:table-cell>
          <table:table-cell office:value-type="float" office:value="5165" calcext:value-type="float">
            <text:p>51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+3.6%</text:p>
          </table:table-cell>
          <table:table-cell office:value-type="float" office:value="286" calcext:value-type="float">
            <text:p>2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7 St-City College 1 train icon</text:p>
          </table:table-cell>
          <table:table-cell office:value-type="float" office:value="16020" calcext:value-type="float">
            <text:p>16020</text:p>
          </table:table-cell>
          <table:table-cell office:value-type="float" office:value="16992" calcext:value-type="float">
            <text:p>16992</text:p>
          </table:table-cell>
          <table:table-cell office:value-type="float" office:value="16791" calcext:value-type="float">
            <text:p>16791</text:p>
          </table:table-cell>
          <table:table-cell office:value-type="float" office:value="15341" calcext:value-type="float">
            <text:p>15341</text:p>
          </table:table-cell>
          <table:table-cell office:value-type="float" office:value="15799" calcext:value-type="float">
            <text:p>15799</text:p>
          </table:table-cell>
          <table:table-cell office:value-type="float" office:value="16874" calcext:value-type="float">
            <text:p>1687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+6.8%</text:p>
          </table:table-cell>
          <table:table-cell office:value-type="float" office:value="97" calcext:value-type="float">
            <text:p>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A train icon C train icon E train icon/8 Av L train icon</text:p>
          </table:table-cell>
          <table:table-cell office:value-type="float" office:value="38314" calcext:value-type="float">
            <text:p>38314</text:p>
          </table:table-cell>
          <table:table-cell office:value-type="float" office:value="40310" calcext:value-type="float">
            <text:p>40310</text:p>
          </table:table-cell>
          <table:table-cell office:value-type="float" office:value="40132" calcext:value-type="float">
            <text:p>40132</text:p>
          </table:table-cell>
          <table:table-cell office:value-type="float" office:value="45247" calcext:value-type="float">
            <text:p>45247</text:p>
          </table:table-cell>
          <table:table-cell office:value-type="float" office:value="47685" calcext:value-type="float">
            <text:p>47685</text:p>
          </table:table-cell>
          <table:table-cell office:value-type="float" office:value="51356" calcext:value-type="float">
            <text:p>51356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+7.7%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F train icon M train icon 1 train icon 2 train icon 3 train icon/6 Av L train icon</text:p>
          </table:table-cell>
          <table:table-cell office:value-type="float" office:value="52363" calcext:value-type="float">
            <text:p>52363</text:p>
          </table:table-cell>
          <table:table-cell office:value-type="float" office:value="53593" calcext:value-type="float">
            <text:p>53593</text:p>
          </table:table-cell>
          <table:table-cell office:value-type="float" office:value="55726" calcext:value-type="float">
            <text:p>55726</text:p>
          </table:table-cell>
          <table:table-cell office:value-type="float" office:value="56113" calcext:value-type="float">
            <text:p>56113</text:p>
          </table:table-cell>
          <table:table-cell office:value-type="float" office:value="56932" calcext:value-type="float">
            <text:p>56932</text:p>
          </table:table-cell>
          <table:table-cell office:value-type="float" office:value="58546" calcext:value-type="float">
            <text:p>58546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+2.8%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-Union Sq L train icon N train icon Q train icon R train icon 4 train icon 5 train icon 6 train icon</text:p>
          </table:table-cell>
          <table:table-cell office:value-type="float" office:value="132323" calcext:value-type="float">
            <text:p>132323</text:p>
          </table:table-cell>
          <table:table-cell office:value-type="float" office:value="141077" calcext:value-type="float">
            <text:p>141077</text:p>
          </table:table-cell>
          <table:table-cell office:value-type="float" office:value="138618" calcext:value-type="float">
            <text:p>138618</text:p>
          </table:table-cell>
          <table:table-cell office:value-type="float" office:value="142748" calcext:value-type="float">
            <text:p>142748</text:p>
          </table:table-cell>
          <table:table-cell office:value-type="float" office:value="143239" calcext:value-type="float">
            <text:p>143239</text:p>
          </table:table-cell>
          <table:table-cell office:value-type="float" office:value="140855" calcext:value-type="float">
            <text:p>140855</text:p>
          </table:table-cell>
          <table:table-cell office:value-type="float" office:value="-2384" calcext:value-type="float">
            <text:p>-2384</text:p>
          </table:table-cell>
          <table:table-cell office:value-type="string" calcext:value-type="string">
            <text:p>-1.7%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1 train icon</text:p>
          </table:table-cell>
          <table:table-cell office:value-type="float" office:value="14068" calcext:value-type="float">
            <text:p>14068</text:p>
          </table:table-cell>
          <table:table-cell office:value-type="float" office:value="14020" calcext:value-type="float">
            <text:p>14020</text:p>
          </table:table-cell>
          <table:table-cell office:value-type="float" office:value="13469" calcext:value-type="float">
            <text:p>13469</text:p>
          </table:table-cell>
          <table:table-cell office:value-type="float" office:value="13077" calcext:value-type="float">
            <text:p>13077</text:p>
          </table:table-cell>
          <table:table-cell office:value-type="float" office:value="13300" calcext:value-type="float">
            <text:p>13300</text:p>
          </table:table-cell>
          <table:table-cell office:value-type="float" office:value="14616" calcext:value-type="float">
            <text:p>14616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+9.9%</text:p>
          </table:table-cell>
          <table:table-cell office:value-type="float" office:value="111" calcext:value-type="float">
            <text:p>1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3 train icon</text:p>
          </table:table-cell>
          <table:table-cell office:value-type="float" office:value="1938" calcext:value-type="float">
            <text:p>1938</text:p>
          </table:table-cell>
          <table:table-cell office:value-type="float" office:value="2118" calcext:value-type="float">
            <text:p>2118</text:p>
          </table:table-cell>
          <table:table-cell office:value-type="float" office:value="2807" calcext:value-type="float">
            <text:p>2807</text:p>
          </table:table-cell>
          <table:table-cell office:value-type="float" office:value="2580" calcext:value-type="float">
            <text:p>2580</text:p>
          </table:table-cell>
          <table:table-cell office:value-type="float" office:value="3413" calcext:value-type="float">
            <text:p>3413</text:p>
          </table:table-cell>
          <table:table-cell office:value-type="float" office:value="3594" calcext:value-type="float">
            <text:p>359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+5.3%</text:p>
          </table:table-cell>
          <table:table-cell office:value-type="float" office:value="337" calcext:value-type="float">
            <text:p>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A train icon B train icon C train icon D train icon</text:p>
          </table:table-cell>
          <table:table-cell office:value-type="float" office:value="23810" calcext:value-type="float">
            <text:p>23810</text:p>
          </table:table-cell>
          <table:table-cell office:value-type="float" office:value="25126" calcext:value-type="float">
            <text:p>25126</text:p>
          </table:table-cell>
          <table:table-cell office:value-type="float" office:value="24200" calcext:value-type="float">
            <text:p>24200</text:p>
          </table:table-cell>
          <table:table-cell office:value-type="float" office:value="26068" calcext:value-type="float">
            <text:p>26068</text:p>
          </table:table-cell>
          <table:table-cell office:value-type="float" office:value="27122" calcext:value-type="float">
            <text:p>27122</text:p>
          </table:table-cell>
          <table:table-cell office:value-type="float" office:value="27736" calcext:value-type="float">
            <text:p>2773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+2.3%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 B train icon D train icon</text:p>
          </table:table-cell>
          <table:table-cell office:value-type="float" office:value="4263" calcext:value-type="float">
            <text:p>4263</text:p>
          </table:table-cell>
          <table:table-cell office:value-type="float" office:value="4452" calcext:value-type="float">
            <text:p>4452</text:p>
          </table:table-cell>
          <table:table-cell office:value-type="float" office:value="4547" calcext:value-type="float">
            <text:p>4547</text:p>
          </table:table-cell>
          <table:table-cell office:value-type="float" office:value="4874" calcext:value-type="float">
            <text:p>4874</text:p>
          </table:table-cell>
          <table:table-cell office:value-type="float" office:value="4979" calcext:value-type="float">
            <text:p>4979</text:p>
          </table:table-cell>
          <table:table-cell office:value-type="float" office:value="4906" calcext:value-type="float">
            <text:p>4906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-1.5%</text:p>
          </table:table-cell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 C train icon</text:p>
          </table:table-cell>
          <table:table-cell office:value-type="float" office:value="2746" calcext:value-type="float">
            <text:p>2746</text:p>
          </table:table-cell>
          <table:table-cell office:value-type="float" office:value="2678" calcext:value-type="float">
            <text:p>2678</text:p>
          </table:table-cell>
          <table:table-cell office:value-type="float" office:value="2652" calcext:value-type="float">
            <text:p>2652</text:p>
          </table:table-cell>
          <table:table-cell office:value-type="float" office:value="2853" calcext:value-type="float">
            <text:p>2853</text:p>
          </table:table-cell>
          <table:table-cell office:value-type="float" office:value="3112" calcext:value-type="float">
            <text:p>3112</text:p>
          </table:table-cell>
          <table:table-cell office:value-type="float" office:value="3212" calcext:value-type="float">
            <text:p>32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+3.2%</text:p>
          </table:table-cell>
          <table:table-cell office:value-type="float" office:value="355" calcext:value-type="float">
            <text:p>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7 St 1 train icon</text:p>
          </table:table-cell>
          <table:table-cell office:value-type="float" office:value="13614" calcext:value-type="float">
            <text:p>13614</text:p>
          </table:table-cell>
          <table:table-cell office:value-type="float" office:value="13661" calcext:value-type="float">
            <text:p>13661</text:p>
          </table:table-cell>
          <table:table-cell office:value-type="float" office:value="13597" calcext:value-type="float">
            <text:p>13597</text:p>
          </table:table-cell>
          <table:table-cell office:value-type="float" office:value="13108" calcext:value-type="float">
            <text:p>13108</text:p>
          </table:table-cell>
          <table:table-cell office:value-type="float" office:value="13380" calcext:value-type="float">
            <text:p>13380</text:p>
          </table:table-cell>
          <table:table-cell office:value-type="float" office:value="14552" calcext:value-type="float">
            <text:p>14552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+8.8%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3 St-Amsterdam Av C train icon</text:p>
          </table:table-cell>
          <table:table-cell office:value-type="float" office:value="4572" calcext:value-type="float">
            <text:p>4572</text:p>
          </table:table-cell>
          <table:table-cell office:value-type="float" office:value="4516" calcext:value-type="float">
            <text:p>4516</text:p>
          </table:table-cell>
          <table:table-cell office:value-type="float" office:value="4479" calcext:value-type="float">
            <text:p>4479</text:p>
          </table:table-cell>
          <table:table-cell office:value-type="float" office:value="4796" calcext:value-type="float">
            <text:p>4796</text:p>
          </table:table-cell>
          <table:table-cell office:value-type="float" office:value="4845" calcext:value-type="float">
            <text:p>4845</text:p>
          </table:table-cell>
          <table:table-cell office:value-type="float" office:value="4881" calcext:value-type="float">
            <text:p>48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+0.7%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8 St A train icon C train icon 1 train icon</text:p>
          </table:table-cell>
          <table:table-cell office:value-type="float" office:value="25381" calcext:value-type="float">
            <text:p>25381</text:p>
          </table:table-cell>
          <table:table-cell office:value-type="float" office:value="31787" calcext:value-type="float">
            <text:p>31787</text:p>
          </table:table-cell>
          <table:table-cell office:value-type="float" office:value="28040" calcext:value-type="float">
            <text:p>28040</text:p>
          </table:table-cell>
          <table:table-cell office:value-type="float" office:value="24663" calcext:value-type="float">
            <text:p>24663</text:p>
          </table:table-cell>
          <table:table-cell office:value-type="float" office:value="25915" calcext:value-type="float">
            <text:p>25915</text:p>
          </table:table-cell>
          <table:table-cell office:value-type="float" office:value="24960" calcext:value-type="float">
            <text:p>24960</text:p>
          </table:table-cell>
          <table:table-cell office:value-type="float" office:value="-955" calcext:value-type="float">
            <text:p>-955</text:p>
          </table:table-cell>
          <table:table-cell office:value-type="string" calcext:value-type="string">
            <text:p>-3.7%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75 St A train icon</text:p>
          </table:table-cell>
          <table:table-cell office:value-type="float" office:value="11234" calcext:value-type="float">
            <text:p>11234</text:p>
          </table:table-cell>
          <table:table-cell office:value-type="float" office:value="7739" calcext:value-type="float">
            <text:p>7739</text:p>
          </table:table-cell>
          <table:table-cell office:value-type="float" office:value="8813" calcext:value-type="float">
            <text:p>8813</text:p>
          </table:table-cell>
          <table:table-cell office:value-type="float" office:value="12985" calcext:value-type="float">
            <text:p>12985</text:p>
          </table:table-cell>
          <table:table-cell office:value-type="float" office:value="14622" calcext:value-type="float">
            <text:p>14622</text:p>
          </table:table-cell>
          <table:table-cell office:value-type="float" office:value="14568" calcext:value-type="float">
            <text:p>14568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-0.4%</text:p>
          </table:table-cell>
          <table:table-cell office:value-type="float" office:value="112" calcext:value-type="float">
            <text:p>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 St 1 train icon</text:p>
          </table:table-cell>
          <table:table-cell office:value-type="float" office:value="7209" calcext:value-type="float">
            <text:p>7209</text:p>
          </table:table-cell>
          <table:table-cell office:value-type="float" office:value="7323" calcext:value-type="float">
            <text:p>7323</text:p>
          </table:table-cell>
          <table:table-cell office:value-type="float" office:value="7624" calcext:value-type="float">
            <text:p>7624</text:p>
          </table:table-cell>
          <table:table-cell office:value-type="float" office:value="7658" calcext:value-type="float">
            <text:p>7658</text:p>
          </table:table-cell>
          <table:table-cell office:value-type="float" office:value="7753" calcext:value-type="float">
            <text:p>7753</text:p>
          </table:table-cell>
          <table:table-cell office:value-type="float" office:value="7867" calcext:value-type="float">
            <text:p>78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+1.5%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 1 train icon</text:p>
          </table:table-cell>
          <table:table-cell office:value-type="float" office:value="15204" calcext:value-type="float">
            <text:p>15204</text:p>
          </table:table-cell>
          <table:table-cell office:value-type="float" office:value="16859" calcext:value-type="float">
            <text:p>16859</text:p>
          </table:table-cell>
          <table:table-cell office:value-type="float" office:value="15542" calcext:value-type="float">
            <text:p>15542</text:p>
          </table:table-cell>
          <table:table-cell office:value-type="float" office:value="12292" calcext:value-type="float">
            <text:p>12292</text:p>
          </table:table-cell>
          <table:table-cell office:value-type="float" office:value="9742" calcext:value-type="float">
            <text:p>9742</text:p>
          </table:table-cell>
          <table:table-cell office:value-type="float" office:value="13682" calcext:value-type="float">
            <text:p>13682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+40.4%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 A train icon</text:p>
          </table:table-cell>
          <table:table-cell office:value-type="float" office:value="9967" calcext:value-type="float">
            <text:p>9967</text:p>
          </table:table-cell>
          <table:table-cell office:value-type="float" office:value="6753" calcext:value-type="float">
            <text:p>6753</text:p>
          </table:table-cell>
          <table:table-cell office:value-type="float" office:value="7966" calcext:value-type="float">
            <text:p>7966</text:p>
          </table:table-cell>
          <table:table-cell office:value-type="float" office:value="11633" calcext:value-type="float">
            <text:p>11633</text:p>
          </table:table-cell>
          <table:table-cell office:value-type="float" office:value="12852" calcext:value-type="float">
            <text:p>12852</text:p>
          </table:table-cell>
          <table:table-cell office:value-type="float" office:value="12549" calcext:value-type="float">
            <text:p>12549</text:p>
          </table:table-cell>
          <table:table-cell office:value-type="float" office:value="-303" calcext:value-type="float">
            <text:p>-303</text:p>
          </table:table-cell>
          <table:table-cell office:value-type="string" calcext:value-type="string">
            <text:p>-2.4%</text:p>
          </table:table-cell>
          <table:table-cell office:value-type="float" office:value="129" calcext:value-type="float">
            <text:p>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0 St A train icon</text:p>
          </table:table-cell>
          <table:table-cell office:value-type="float" office:value="4087" calcext:value-type="float">
            <text:p>4087</text:p>
          </table:table-cell>
          <table:table-cell office:value-type="float" office:value="2788" calcext:value-type="float">
            <text:p>2788</text:p>
          </table:table-cell>
          <table:table-cell office:value-type="float" office:value="3420" calcext:value-type="float">
            <text:p>3420</text:p>
          </table:table-cell>
          <table:table-cell office:value-type="float" office:value="5066" calcext:value-type="float">
            <text:p>5066</text:p>
          </table:table-cell>
          <table:table-cell office:value-type="float" office:value="5996" calcext:value-type="float">
            <text:p>5996</text:p>
          </table:table-cell>
          <table:table-cell office:value-type="float" office:value="5974" calcext:value-type="float">
            <text:p>5974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-0.4%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1 St 1 train icon</text:p>
          </table:table-cell>
          <table:table-cell office:value-type="float" office:value="9059" calcext:value-type="float">
            <text:p>9059</text:p>
          </table:table-cell>
          <table:table-cell office:value-type="float" office:value="10050" calcext:value-type="float">
            <text:p>10050</text:p>
          </table:table-cell>
          <table:table-cell office:value-type="float" office:value="9395" calcext:value-type="float">
            <text:p>9395</text:p>
          </table:table-cell>
          <table:table-cell office:value-type="float" office:value="7603" calcext:value-type="float">
            <text:p>7603</text:p>
          </table:table-cell>
          <table:table-cell office:value-type="float" office:value="6654" calcext:value-type="float">
            <text:p>6654</text:p>
          </table:table-cell>
          <table:table-cell office:value-type="float" office:value="9138" calcext:value-type="float">
            <text:p>9138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+37.3%</text:p>
          </table:table-cell>
          <table:table-cell office:value-type="float" office:value="177" calcext:value-type="float">
            <text:p>1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 Av F train icon</text:p>
          </table:table-cell>
          <table:table-cell office:value-type="float" office:value="23335" calcext:value-type="float">
            <text:p>23335</text:p>
          </table:table-cell>
          <table:table-cell office:value-type="float" office:value="25036" calcext:value-type="float">
            <text:p>25036</text:p>
          </table:table-cell>
          <table:table-cell office:value-type="float" office:value="24413" calcext:value-type="float">
            <text:p>24413</text:p>
          </table:table-cell>
          <table:table-cell office:value-type="float" office:value="23523" calcext:value-type="float">
            <text:p>23523</text:p>
          </table:table-cell>
          <table:table-cell office:value-type="float" office:value="24518" calcext:value-type="float">
            <text:p>24518</text:p>
          </table:table-cell>
          <table:table-cell office:value-type="float" office:value="24235" calcext:value-type="float">
            <text:p>24235</text:p>
          </table:table-cell>
          <table:table-cell office:value-type="float" office:value="-283" calcext:value-type="float">
            <text:p>-283</text:p>
          </table:table-cell>
          <table:table-cell office:value-type="string" calcext:value-type="string">
            <text:p>-1.2%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07 St 1 train icon</text:p>
          </table:table-cell>
          <table:table-cell office:value-type="float" office:value="7164" calcext:value-type="float">
            <text:p>7164</text:p>
          </table:table-cell>
          <table:table-cell office:value-type="float" office:value="8554" calcext:value-type="float">
            <text:p>8554</text:p>
          </table:table-cell>
          <table:table-cell office:value-type="float" office:value="8332" calcext:value-type="float">
            <text:p>8332</text:p>
          </table:table-cell>
          <table:table-cell office:value-type="float" office:value="6687" calcext:value-type="float">
            <text:p>6687</text:p>
          </table:table-cell>
          <table:table-cell office:value-type="float" office:value="6178" calcext:value-type="float">
            <text:p>6178</text:p>
          </table:table-cell>
          <table:table-cell office:value-type="float" office:value="8484" calcext:value-type="float">
            <text:p>8484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+37.3%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15 St 1 train icon</text:p>
          </table:table-cell>
          <table:table-cell office:value-type="float" office:value="1976" calcext:value-type="float">
            <text:p>1976</text:p>
          </table:table-cell>
          <table:table-cell office:value-type="float" office:value="2448" calcext:value-type="float">
            <text:p>2448</text:p>
          </table:table-cell>
          <table:table-cell office:value-type="float" office:value="2443" calcext:value-type="float">
            <text:p>2443</text:p>
          </table:table-cell>
          <table:table-cell office:value-type="float" office:value="1610" calcext:value-type="float">
            <text:p>1610</text:p>
          </table:table-cell>
          <table:table-cell office:value-type="float" office:value="1363" calcext:value-type="float">
            <text:p>1363</text:p>
          </table:table-cell>
          <table:table-cell office:value-type="float" office:value="1858" calcext:value-type="float">
            <text:p>1858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+36.3%</text:p>
          </table:table-cell>
          <table:table-cell office:value-type="float" office:value="394" calcext:value-type="float">
            <text:p>3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1 train icon</text:p>
          </table:table-cell>
          <table:table-cell office:value-type="float" office:value="15805" calcext:value-type="float">
            <text:p>15805</text:p>
          </table:table-cell>
          <table:table-cell office:value-type="float" office:value="15588" calcext:value-type="float">
            <text:p>15588</text:p>
          </table:table-cell>
          <table:table-cell office:value-type="float" office:value="15997" calcext:value-type="float">
            <text:p>15997</text:p>
          </table:table-cell>
          <table:table-cell office:value-type="float" office:value="15992" calcext:value-type="float">
            <text:p>15992</text:p>
          </table:table-cell>
          <table:table-cell office:value-type="float" office:value="16730" calcext:value-type="float">
            <text:p>16730</text:p>
          </table:table-cell>
          <table:table-cell office:value-type="float" office:value="16990" calcext:value-type="float">
            <text:p>1699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+1.6%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6 train icon</text:p>
          </table:table-cell>
          <table:table-cell office:value-type="float" office:value="19130" calcext:value-type="float">
            <text:p>19130</text:p>
          </table:table-cell>
          <table:table-cell office:value-type="float" office:value="19699" calcext:value-type="float">
            <text:p>19699</text:p>
          </table:table-cell>
          <table:table-cell office:value-type="float" office:value="19545" calcext:value-type="float">
            <text:p>19545</text:p>
          </table:table-cell>
          <table:table-cell office:value-type="float" office:value="20088" calcext:value-type="float">
            <text:p>20088</text:p>
          </table:table-cell>
          <table:table-cell office:value-type="float" office:value="20183" calcext:value-type="float">
            <text:p>20183</text:p>
          </table:table-cell>
          <table:table-cell office:value-type="float" office:value="21335" calcext:value-type="float">
            <text:p>2133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+5.7%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C train icon E train icon</text:p>
          </table:table-cell>
          <table:table-cell office:value-type="float" office:value="22834" calcext:value-type="float">
            <text:p>22834</text:p>
          </table:table-cell>
          <table:table-cell office:value-type="float" office:value="23020" calcext:value-type="float">
            <text:p>23020</text:p>
          </table:table-cell>
          <table:table-cell office:value-type="float" office:value="22090" calcext:value-type="float">
            <text:p>22090</text:p>
          </table:table-cell>
          <table:table-cell office:value-type="float" office:value="20847" calcext:value-type="float">
            <text:p>20847</text:p>
          </table:table-cell>
          <table:table-cell office:value-type="float" office:value="21867" calcext:value-type="float">
            <text:p>21867</text:p>
          </table:table-cell>
          <table:table-cell office:value-type="float" office:value="23119" calcext:value-type="float">
            <text:p>23119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+5.7%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F train icon M train icon</text:p>
          </table:table-cell>
          <table:table-cell office:value-type="float" office:value="18030" calcext:value-type="float">
            <text:p>18030</text:p>
          </table:table-cell>
          <table:table-cell office:value-type="float" office:value="17500" calcext:value-type="float">
            <text:p>17500</text:p>
          </table:table-cell>
          <table:table-cell office:value-type="float" office:value="17603" calcext:value-type="float">
            <text:p>17603</text:p>
          </table:table-cell>
          <table:table-cell office:value-type="float" office:value="18900" calcext:value-type="float">
            <text:p>18900</text:p>
          </table:table-cell>
          <table:table-cell office:value-type="float" office:value="19493" calcext:value-type="float">
            <text:p>19493</text:p>
          </table:table-cell>
          <table:table-cell office:value-type="float" office:value="20120" calcext:value-type="float">
            <text:p>2012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+3.2%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N train icon R train icon</text:p>
          </table:table-cell>
          <table:table-cell office:value-type="float" office:value="15588" calcext:value-type="float">
            <text:p>15588</text:p>
          </table:table-cell>
          <table:table-cell office:value-type="float" office:value="15925" calcext:value-type="float">
            <text:p>15925</text:p>
          </table:table-cell>
          <table:table-cell office:value-type="float" office:value="16400" calcext:value-type="float">
            <text:p>16400</text:p>
          </table:table-cell>
          <table:table-cell office:value-type="float" office:value="17051" calcext:value-type="float">
            <text:p>17051</text:p>
          </table:table-cell>
          <table:table-cell office:value-type="float" office:value="19543" calcext:value-type="float">
            <text:p>19543</text:p>
          </table:table-cell>
          <table:table-cell office:value-type="float" office:value="19597" calcext:value-type="float">
            <text:p>195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+0.3%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1 train icon</text:p>
          </table:table-cell>
          <table:table-cell office:value-type="float" office:value="8045" calcext:value-type="float">
            <text:p>8045</text:p>
          </table:table-cell>
          <table:table-cell office:value-type="float" office:value="8547" calcext:value-type="float">
            <text:p>8547</text:p>
          </table:table-cell>
          <table:table-cell office:value-type="float" office:value="9932" calcext:value-type="float">
            <text:p>9932</text:p>
          </table:table-cell>
          <table:table-cell office:value-type="float" office:value="10974" calcext:value-type="float">
            <text:p>10974</text:p>
          </table:table-cell>
          <table:table-cell office:value-type="float" office:value="11675" calcext:value-type="float">
            <text:p>11675</text:p>
          </table:table-cell>
          <table:table-cell office:value-type="float" office:value="12833" calcext:value-type="float">
            <text:p>1283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+9.9%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6 train icon</text:p>
          </table:table-cell>
          <table:table-cell office:value-type="float" office:value="16854" calcext:value-type="float">
            <text:p>16854</text:p>
          </table:table-cell>
          <table:table-cell office:value-type="float" office:value="17305" calcext:value-type="float">
            <text:p>17305</text:p>
          </table:table-cell>
          <table:table-cell office:value-type="float" office:value="17263" calcext:value-type="float">
            <text:p>17263</text:p>
          </table:table-cell>
          <table:table-cell office:value-type="float" office:value="17775" calcext:value-type="float">
            <text:p>17775</text:p>
          </table:table-cell>
          <table:table-cell office:value-type="float" office:value="17723" calcext:value-type="float">
            <text:p>17723</text:p>
          </table:table-cell>
          <table:table-cell office:value-type="float" office:value="18664" calcext:value-type="float">
            <text:p>18664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+5.3%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N train icon R train icon</text:p>
          </table:table-cell>
          <table:table-cell office:value-type="float" office:value="8861" calcext:value-type="float">
            <text:p>8861</text:p>
          </table:table-cell>
          <table:table-cell office:value-type="float" office:value="8605" calcext:value-type="float">
            <text:p>8605</text:p>
          </table:table-cell>
          <table:table-cell office:value-type="float" office:value="8700" calcext:value-type="float">
            <text:p>8700</text:p>
          </table:table-cell>
          <table:table-cell office:value-type="float" office:value="9259" calcext:value-type="float">
            <text:p>9259</text:p>
          </table:table-cell>
          <table:table-cell office:value-type="float" office:value="9803" calcext:value-type="float">
            <text:p>9803</text:p>
          </table:table-cell>
          <table:table-cell office:value-type="float" office:value="9883" calcext:value-type="float">
            <text:p>988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+0.8%</text:p>
          </table:table-cell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 Av L train icon</text:p>
          </table:table-cell>
          <table:table-cell office:value-type="float" office:value="7370" calcext:value-type="float">
            <text:p>7370</text:p>
          </table:table-cell>
          <table:table-cell office:value-type="float" office:value="7206" calcext:value-type="float">
            <text:p>7206</text:p>
          </table:table-cell>
          <table:table-cell office:value-type="float" office:value="7472" calcext:value-type="float">
            <text:p>7472</text:p>
          </table:table-cell>
          <table:table-cell office:value-type="float" office:value="9385" calcext:value-type="float">
            <text:p>9385</text:p>
          </table:table-cell>
          <table:table-cell office:value-type="float" office:value="8445" calcext:value-type="float">
            <text:p>8445</text:p>
          </table:table-cell>
          <table:table-cell office:value-type="float" office:value="10073" calcext:value-type="float">
            <text:p>10073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+19.3%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3 St 6 train icon</text:p>
          </table:table-cell>
          <table:table-cell office:value-type="float" office:value="23930" calcext:value-type="float">
            <text:p>23930</text:p>
          </table:table-cell>
          <table:table-cell office:value-type="float" office:value="24648" calcext:value-type="float">
            <text:p>24648</text:p>
          </table:table-cell>
          <table:table-cell office:value-type="float" office:value="23709" calcext:value-type="float">
            <text:p>23709</text:p>
          </table:table-cell>
          <table:table-cell office:value-type="float" office:value="24751" calcext:value-type="float">
            <text:p>24751</text:p>
          </table:table-cell>
          <table:table-cell office:value-type="float" office:value="24125" calcext:value-type="float">
            <text:p>24125</text:p>
          </table:table-cell>
          <table:table-cell office:value-type="float" office:value="25926" calcext:value-type="float">
            <text:p>2592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+7.5%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Herald Square B train icon D train icon F train icon M train icon N train icon Q train icon R train icon</text:p>
          </table:table-cell>
          <table:table-cell office:value-type="float" office:value="125551" calcext:value-type="float">
            <text:p>125551</text:p>
          </table:table-cell>
          <table:table-cell office:value-type="float" office:value="124795" calcext:value-type="float">
            <text:p>124795</text:p>
          </table:table-cell>
          <table:table-cell office:value-type="float" office:value="120579" calcext:value-type="float">
            <text:p>120579</text:p>
          </table:table-cell>
          <table:table-cell office:value-type="float" office:value="128763" calcext:value-type="float">
            <text:p>128763</text:p>
          </table:table-cell>
          <table:table-cell office:value-type="float" office:value="127682" calcext:value-type="float">
            <text:p>127682</text:p>
          </table:table-cell>
          <table:table-cell office:value-type="float" office:value="125297" calcext:value-type="float">
            <text:p>125297</text:p>
          </table:table-cell>
          <table:table-cell office:value-type="float" office:value="-2385" calcext:value-type="float">
            <text:p>-2385</text:p>
          </table:table-cell>
          <table:table-cell office:value-type="string" calcext:value-type="string">
            <text:p>-1.9%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 1 train icon 2 train icon 3 train icon</text:p>
          </table:table-cell>
          <table:table-cell office:value-type="float" office:value="84381" calcext:value-type="float">
            <text:p>84381</text:p>
          </table:table-cell>
          <table:table-cell office:value-type="float" office:value="84940" calcext:value-type="float">
            <text:p>84940</text:p>
          </table:table-cell>
          <table:table-cell office:value-type="float" office:value="85188" calcext:value-type="float">
            <text:p>85188</text:p>
          </table:table-cell>
          <table:table-cell office:value-type="float" office:value="83359" calcext:value-type="float">
            <text:p>83359</text:p>
          </table:table-cell>
          <table:table-cell office:value-type="float" office:value="82935" calcext:value-type="float">
            <text:p>82935</text:p>
          </table:table-cell>
          <table:table-cell office:value-type="float" office:value="87177" calcext:value-type="float">
            <text:p>87177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+5.1%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 A train icon C train icon E train icon</text:p>
          </table:table-cell>
          <table:table-cell office:value-type="float" office:value="73756" calcext:value-type="float">
            <text:p>73756</text:p>
          </table:table-cell>
          <table:table-cell office:value-type="float" office:value="76132" calcext:value-type="float">
            <text:p>76132</text:p>
          </table:table-cell>
          <table:table-cell office:value-type="float" office:value="70183" calcext:value-type="float">
            <text:p>70183</text:p>
          </table:table-cell>
          <table:table-cell office:value-type="float" office:value="71387" calcext:value-type="float">
            <text:p>71387</text:p>
          </table:table-cell>
          <table:table-cell office:value-type="float" office:value="73738" calcext:value-type="float">
            <text:p>73738</text:p>
          </table:table-cell>
          <table:table-cell office:value-type="float" office:value="76888" calcext:value-type="float">
            <text:p>76888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+4.3%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2 St-Bryant Pk B train icon D train icon F train icon M train icon/5 Av 7 train icon</text:p>
          </table:table-cell>
          <table:table-cell office:value-type="float" office:value="28769" calcext:value-type="float">
            <text:p>28769</text:p>
          </table:table-cell>
          <table:table-cell office:value-type="float" office:value="31012" calcext:value-type="float">
            <text:p>31012</text:p>
          </table:table-cell>
          <table:table-cell office:value-type="float" office:value="30667" calcext:value-type="float">
            <text:p>30667</text:p>
          </table:table-cell>
          <table:table-cell office:value-type="float" office:value="33567" calcext:value-type="float">
            <text:p>33567</text:p>
          </table:table-cell>
          <table:table-cell office:value-type="float" office:value="35576" calcext:value-type="float">
            <text:p>35576</text:p>
          </table:table-cell>
          <table:table-cell office:value-type="float" office:value="35250" calcext:value-type="float">
            <text:p>35250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-0.9%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7-50 Sts-Rockefeller Center B train icon D train icon F train icon M train icon</text:p>
          </table:table-cell>
          <table:table-cell office:value-type="float" office:value="35830" calcext:value-type="float">
            <text:p>35830</text:p>
          </table:table-cell>
          <table:table-cell office:value-type="float" office:value="35203" calcext:value-type="float">
            <text:p>35203</text:p>
          </table:table-cell>
          <table:table-cell office:value-type="float" office:value="34013" calcext:value-type="float">
            <text:p>34013</text:p>
          </table:table-cell>
          <table:table-cell office:value-type="float" office:value="37500" calcext:value-type="float">
            <text:p>37500</text:p>
          </table:table-cell>
          <table:table-cell office:value-type="float" office:value="40178" calcext:value-type="float">
            <text:p>40178</text:p>
          </table:table-cell>
          <table:table-cell office:value-type="float" office:value="39051" calcext:value-type="float">
            <text:p>39051</text:p>
          </table:table-cell>
          <table:table-cell office:value-type="float" office:value="-1127" calcext:value-type="float">
            <text:p>-1127</text:p>
          </table:table-cell>
          <table:table-cell office:value-type="string" calcext:value-type="string">
            <text:p>-2.8%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9 St N train icon Q train icon R train icon</text:p>
          </table:table-cell>
          <table:table-cell office:value-type="float" office:value="27800" calcext:value-type="float">
            <text:p>27800</text:p>
          </table:table-cell>
          <table:table-cell office:value-type="float" office:value="27819" calcext:value-type="float">
            <text:p>27819</text:p>
          </table:table-cell>
          <table:table-cell office:value-type="float" office:value="29016" calcext:value-type="float">
            <text:p>29016</text:p>
          </table:table-cell>
          <table:table-cell office:value-type="float" office:value="31512" calcext:value-type="float">
            <text:p>31512</text:p>
          </table:table-cell>
          <table:table-cell office:value-type="float" office:value="30294" calcext:value-type="float">
            <text:p>30294</text:p>
          </table:table-cell>
          <table:table-cell office:value-type="float" office:value="31697" calcext:value-type="float">
            <text:p>31697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+4.6%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3 St E train icon M train icon</text:p>
          </table:table-cell>
          <table:table-cell office:value-type="float" office:value="11552" calcext:value-type="float">
            <text:p>11552</text:p>
          </table:table-cell>
          <table:table-cell office:value-type="float" office:value="12570" calcext:value-type="float">
            <text:p>12570</text:p>
          </table:table-cell>
          <table:table-cell office:value-type="float" office:value="9567" calcext:value-type="float">
            <text:p>9567</text:p>
          </table:table-cell>
          <table:table-cell office:value-type="float" office:value="7228" calcext:value-type="float">
            <text:p>7228</text:p>
          </table:table-cell>
          <table:table-cell office:value-type="float" office:value="7897" calcext:value-type="float">
            <text:p>7897</text:p>
          </table:table-cell>
          <table:table-cell office:value-type="float" office:value="10344" calcext:value-type="float">
            <text:p>10344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+31.0%</text:p>
          </table:table-cell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9 St N train icon Q train icon R train icon</text:p>
          </table:table-cell>
          <table:table-cell office:value-type="float" office:value="19000" calcext:value-type="float">
            <text:p>19000</text:p>
          </table:table-cell>
          <table:table-cell office:value-type="float" office:value="18905" calcext:value-type="float">
            <text:p>18905</text:p>
          </table:table-cell>
          <table:table-cell office:value-type="float" office:value="19276" calcext:value-type="float">
            <text:p>19276</text:p>
          </table:table-cell>
          <table:table-cell office:value-type="float" office:value="20820" calcext:value-type="float">
            <text:p>20820</text:p>
          </table:table-cell>
          <table:table-cell office:value-type="float" office:value="20405" calcext:value-type="float">
            <text:p>20405</text:p>
          </table:table-cell>
          <table:table-cell office:value-type="float" office:value="22443" calcext:value-type="float">
            <text:p>22443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+10.0%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 1 train icon</text:p>
          </table:table-cell>
          <table:table-cell office:value-type="float" office:value="24314" calcext:value-type="float">
            <text:p>24314</text:p>
          </table:table-cell>
          <table:table-cell office:value-type="float" office:value="24823" calcext:value-type="float">
            <text:p>24823</text:p>
          </table:table-cell>
          <table:table-cell office:value-type="float" office:value="23187" calcext:value-type="float">
            <text:p>23187</text:p>
          </table:table-cell>
          <table:table-cell office:value-type="float" office:value="22083" calcext:value-type="float">
            <text:p>22083</text:p>
          </table:table-cell>
          <table:table-cell office:value-type="float" office:value="23577" calcext:value-type="float">
            <text:p>23577</text:p>
          </table:table-cell>
          <table:table-cell office:value-type="float" office:value="26513" calcext:value-type="float">
            <text:p>26513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+12.5%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 C train icon E train icon</text:p>
          </table:table-cell>
          <table:table-cell office:value-type="float" office:value="21463" calcext:value-type="float">
            <text:p>21463</text:p>
          </table:table-cell>
          <table:table-cell office:value-type="float" office:value="22225" calcext:value-type="float">
            <text:p>22225</text:p>
          </table:table-cell>
          <table:table-cell office:value-type="float" office:value="20285" calcext:value-type="float">
            <text:p>20285</text:p>
          </table:table-cell>
          <table:table-cell office:value-type="float" office:value="19920" calcext:value-type="float">
            <text:p>19920</text:p>
          </table:table-cell>
          <table:table-cell office:value-type="float" office:value="21213" calcext:value-type="float">
            <text:p>21213</text:p>
          </table:table-cell>
          <table:table-cell office:value-type="float" office:value="22505" calcext:value-type="float">
            <text:p>2250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+6.1%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 F train icon</text:p>
          </table:table-cell>
          <table:table-cell office:value-type="float" office:value="11269" calcext:value-type="float">
            <text:p>11269</text:p>
          </table:table-cell>
          <table:table-cell office:value-type="float" office:value="12013" calcext:value-type="float">
            <text:p>12013</text:p>
          </table:table-cell>
          <table:table-cell office:value-type="float" office:value="12616" calcext:value-type="float">
            <text:p>12616</text:p>
          </table:table-cell>
          <table:table-cell office:value-type="float" office:value="15403" calcext:value-type="float">
            <text:p>15403</text:p>
          </table:table-cell>
          <table:table-cell office:value-type="float" office:value="14776" calcext:value-type="float">
            <text:p>14776</text:p>
          </table:table-cell>
          <table:table-cell office:value-type="float" office:value="13207" calcext:value-type="float">
            <text:p>13207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-10.6%</text:p>
          </table:table-cell>
          <table:table-cell office:value-type="float" office:value="123" calcext:value-type="float">
            <text:p>1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-7 Av N train icon Q train icon R train icon</text:p>
          </table:table-cell>
          <table:table-cell office:value-type="float" office:value="29501" calcext:value-type="float">
            <text:p>29501</text:p>
          </table:table-cell>
          <table:table-cell office:value-type="float" office:value="29795" calcext:value-type="float">
            <text:p>29795</text:p>
          </table:table-cell>
          <table:table-cell office:value-type="float" office:value="29515" calcext:value-type="float">
            <text:p>29515</text:p>
          </table:table-cell>
          <table:table-cell office:value-type="float" office:value="31281" calcext:value-type="float">
            <text:p>31281</text:p>
          </table:table-cell>
          <table:table-cell office:value-type="float" office:value="30018" calcext:value-type="float">
            <text:p>30018</text:p>
          </table:table-cell>
          <table:table-cell office:value-type="float" office:value="31343" calcext:value-type="float">
            <text:p>31343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+4.4%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9 St-Columbus Circle A train icon B train icon C train icon D train icon 1 train icon</text:p>
          </table:table-cell>
          <table:table-cell office:value-type="float" office:value="66749" calcext:value-type="float">
            <text:p>66749</text:p>
          </table:table-cell>
          <table:table-cell office:value-type="float" office:value="68706" calcext:value-type="float">
            <text:p>68706</text:p>
          </table:table-cell>
          <table:table-cell office:value-type="float" office:value="69035" calcext:value-type="float">
            <text:p>69035</text:p>
          </table:table-cell>
          <table:table-cell office:value-type="float" office:value="71809" calcext:value-type="float">
            <text:p>71809</text:p>
          </table:table-cell>
          <table:table-cell office:value-type="float" office:value="74713" calcext:value-type="float">
            <text:p>74713</text:p>
          </table:table-cell>
          <table:table-cell office:value-type="float" office:value="76520" calcext:value-type="float">
            <text:p>76520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+2.4%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6 St-Lincoln Center 1 train icon</text:p>
          </table:table-cell>
          <table:table-cell office:value-type="float" office:value="24608" calcext:value-type="float">
            <text:p>24608</text:p>
          </table:table-cell>
          <table:table-cell office:value-type="float" office:value="24079" calcext:value-type="float">
            <text:p>24079</text:p>
          </table:table-cell>
          <table:table-cell office:value-type="float" office:value="22740" calcext:value-type="float">
            <text:p>22740</text:p>
          </table:table-cell>
          <table:table-cell office:value-type="float" office:value="23141" calcext:value-type="float">
            <text:p>23141</text:p>
          </table:table-cell>
          <table:table-cell office:value-type="float" office:value="25773" calcext:value-type="float">
            <text:p>25773</text:p>
          </table:table-cell>
          <table:table-cell office:value-type="float" office:value="28259" calcext:value-type="float">
            <text:p>28259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+9.6%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8 St-Hunter College 6 train icon</text:p>
          </table:table-cell>
          <table:table-cell office:value-type="float" office:value="24852" calcext:value-type="float">
            <text:p>24852</text:p>
          </table:table-cell>
          <table:table-cell office:value-type="float" office:value="24032" calcext:value-type="float">
            <text:p>24032</text:p>
          </table:table-cell>
          <table:table-cell office:value-type="float" office:value="24550" calcext:value-type="float">
            <text:p>24550</text:p>
          </table:table-cell>
          <table:table-cell office:value-type="float" office:value="23909" calcext:value-type="float">
            <text:p>23909</text:p>
          </table:table-cell>
          <table:table-cell office:value-type="float" office:value="24888" calcext:value-type="float">
            <text:p>24888</text:p>
          </table:table-cell>
          <table:table-cell office:value-type="float" office:value="25112" calcext:value-type="float">
            <text:p>251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+0.9%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 Av B train icon D train icon E train icon</text:p>
          </table:table-cell>
          <table:table-cell office:value-type="float" office:value="10869" calcext:value-type="float">
            <text:p>10869</text:p>
          </table:table-cell>
          <table:table-cell office:value-type="float" office:value="11516" calcext:value-type="float">
            <text:p>11516</text:p>
          </table:table-cell>
          <table:table-cell office:value-type="float" office:value="10690" calcext:value-type="float">
            <text:p>10690</text:p>
          </table:table-cell>
          <table:table-cell office:value-type="float" office:value="10498" calcext:value-type="float">
            <text:p>10498</text:p>
          </table:table-cell>
          <table:table-cell office:value-type="float" office:value="11128" calcext:value-type="float">
            <text:p>11128</text:p>
          </table:table-cell>
          <table:table-cell office:value-type="float" office:value="11945" calcext:value-type="float">
            <text:p>1194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+7.3%</text:p>
          </table:table-cell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 1 train icon 2 train icon 3 train icon</text:p>
          </table:table-cell>
          <table:table-cell office:value-type="float" office:value="45573" calcext:value-type="float">
            <text:p>45573</text:p>
          </table:table-cell>
          <table:table-cell office:value-type="float" office:value="47590" calcext:value-type="float">
            <text:p>47590</text:p>
          </table:table-cell>
          <table:table-cell office:value-type="float" office:value="49356" calcext:value-type="float">
            <text:p>49356</text:p>
          </table:table-cell>
          <table:table-cell office:value-type="float" office:value="50672" calcext:value-type="float">
            <text:p>50672</text:p>
          </table:table-cell>
          <table:table-cell office:value-type="float" office:value="52465" calcext:value-type="float">
            <text:p>52465</text:p>
          </table:table-cell>
          <table:table-cell office:value-type="float" office:value="54346" calcext:value-type="float">
            <text:p>54346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+3.6%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 B train icon C train icon</text:p>
          </table:table-cell>
          <table:table-cell office:value-type="float" office:value="9437" calcext:value-type="float">
            <text:p>9437</text:p>
          </table:table-cell>
          <table:table-cell office:value-type="float" office:value="10383" calcext:value-type="float">
            <text:p>10383</text:p>
          </table:table-cell>
          <table:table-cell office:value-type="float" office:value="10388" calcext:value-type="float">
            <text:p>10388</text:p>
          </table:table-cell>
          <table:table-cell office:value-type="float" office:value="11304" calcext:value-type="float">
            <text:p>11304</text:p>
          </table:table-cell>
          <table:table-cell office:value-type="float" office:value="10696" calcext:value-type="float">
            <text:p>10696</text:p>
          </table:table-cell>
          <table:table-cell office:value-type="float" office:value="11146" calcext:value-type="float">
            <text:p>1114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+4.2%</text:p>
          </table:table-cell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7 St 6 train icon</text:p>
          </table:table-cell>
          <table:table-cell office:value-type="float" office:value="32905" calcext:value-type="float">
            <text:p>32905</text:p>
          </table:table-cell>
          <table:table-cell office:value-type="float" office:value="31609" calcext:value-type="float">
            <text:p>31609</text:p>
          </table:table-cell>
          <table:table-cell office:value-type="float" office:value="32858" calcext:value-type="float">
            <text:p>32858</text:p>
          </table:table-cell>
          <table:table-cell office:value-type="float" office:value="32841" calcext:value-type="float">
            <text:p>32841</text:p>
          </table:table-cell>
          <table:table-cell office:value-type="float" office:value="34741" calcext:value-type="float">
            <text:p>34741</text:p>
          </table:table-cell>
          <table:table-cell office:value-type="float" office:value="35034" calcext:value-type="float">
            <text:p>350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+0.8%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9 St 1 train icon</text:p>
          </table:table-cell>
          <table:table-cell office:value-type="float" office:value="23837" calcext:value-type="float">
            <text:p>23837</text:p>
          </table:table-cell>
          <table:table-cell office:value-type="float" office:value="20314" calcext:value-type="float">
            <text:p>20314</text:p>
          </table:table-cell>
          <table:table-cell office:value-type="float" office:value="20597" calcext:value-type="float">
            <text:p>20597</text:p>
          </table:table-cell>
          <table:table-cell office:value-type="float" office:value="19277" calcext:value-type="float">
            <text:p>19277</text:p>
          </table:table-cell>
          <table:table-cell office:value-type="float" office:value="22222" calcext:value-type="float">
            <text:p>22222</text:p>
          </table:table-cell>
          <table:table-cell office:value-type="float" office:value="22065" calcext:value-type="float">
            <text:p>22065</text:p>
          </table:table-cell>
          <table:table-cell office:value-type="float" office:value="-157" calcext:value-type="float">
            <text:p>-157</text:p>
          </table:table-cell>
          <table:table-cell office:value-type="string" calcext:value-type="string">
            <text:p>-0.7%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 St-New York University N train icon R train icon</text:p>
          </table:table-cell>
          <table:table-cell office:value-type="float" office:value="22508" calcext:value-type="float">
            <text:p>22508</text:p>
          </table:table-cell>
          <table:table-cell office:value-type="float" office:value="22282" calcext:value-type="float">
            <text:p>22282</text:p>
          </table:table-cell>
          <table:table-cell office:value-type="float" office:value="23452" calcext:value-type="float">
            <text:p>23452</text:p>
          </table:table-cell>
          <table:table-cell office:value-type="float" office:value="22479" calcext:value-type="float">
            <text:p>22479</text:p>
          </table:table-cell>
          <table:table-cell office:value-type="float" office:value="23679" calcext:value-type="float">
            <text:p>23679</text:p>
          </table:table-cell>
          <table:table-cell office:value-type="float" office:value="22455" calcext:value-type="float">
            <text:p>22455</text:p>
          </table:table-cell>
          <table:table-cell office:value-type="float" office:value="-1224" calcext:value-type="float">
            <text:p>-1224</text:p>
          </table:table-cell>
          <table:table-cell office:value-type="string" calcext:value-type="string">
            <text:p>-5.2%</text:p>
          </table:table-cell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1 St-Museum of Natural History B train icon C train icon</text:p>
          </table:table-cell>
          <table:table-cell office:value-type="float" office:value="15097" calcext:value-type="float">
            <text:p>15097</text:p>
          </table:table-cell>
          <table:table-cell office:value-type="float" office:value="16227" calcext:value-type="float">
            <text:p>16227</text:p>
          </table:table-cell>
          <table:table-cell office:value-type="float" office:value="16156" calcext:value-type="float">
            <text:p>16156</text:p>
          </table:table-cell>
          <table:table-cell office:value-type="float" office:value="16794" calcext:value-type="float">
            <text:p>16794</text:p>
          </table:table-cell>
          <table:table-cell office:value-type="float" office:value="16543" calcext:value-type="float">
            <text:p>16543</text:p>
          </table:table-cell>
          <table:table-cell office:value-type="float" office:value="17404" calcext:value-type="float">
            <text:p>17404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+5.2%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1 train icon</text:p>
          </table:table-cell>
          <table:table-cell office:value-type="float" office:value="23623" calcext:value-type="float">
            <text:p>23623</text:p>
          </table:table-cell>
          <table:table-cell office:value-type="float" office:value="21130" calcext:value-type="float">
            <text:p>21130</text:p>
          </table:table-cell>
          <table:table-cell office:value-type="float" office:value="22420" calcext:value-type="float">
            <text:p>22420</text:p>
          </table:table-cell>
          <table:table-cell office:value-type="float" office:value="20182" calcext:value-type="float">
            <text:p>20182</text:p>
          </table:table-cell>
          <table:table-cell office:value-type="float" office:value="22870" calcext:value-type="float">
            <text:p>22870</text:p>
          </table:table-cell>
          <table:table-cell office:value-type="float" office:value="23823" calcext:value-type="float">
            <text:p>2382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+4.2%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4 train icon 5 train icon 6 train icon</text:p>
          </table:table-cell>
          <table:table-cell office:value-type="float" office:value="63111" calcext:value-type="float">
            <text:p>63111</text:p>
          </table:table-cell>
          <table:table-cell office:value-type="float" office:value="66932" calcext:value-type="float">
            <text:p>66932</text:p>
          </table:table-cell>
          <table:table-cell office:value-type="float" office:value="65665" calcext:value-type="float">
            <text:p>65665</text:p>
          </table:table-cell>
          <table:table-cell office:value-type="float" office:value="67545" calcext:value-type="float">
            <text:p>67545</text:p>
          </table:table-cell>
          <table:table-cell office:value-type="float" office:value="67526" calcext:value-type="float">
            <text:p>67526</text:p>
          </table:table-cell>
          <table:table-cell office:value-type="float" office:value="70146" calcext:value-type="float">
            <text:p>70146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+3.9%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B train icon C train icon</text:p>
          </table:table-cell>
          <table:table-cell office:value-type="float" office:value="8164" calcext:value-type="float">
            <text:p>8164</text:p>
          </table:table-cell>
          <table:table-cell office:value-type="float" office:value="8785" calcext:value-type="float">
            <text:p>8785</text:p>
          </table:table-cell>
          <table:table-cell office:value-type="float" office:value="8689" calcext:value-type="float">
            <text:p>8689</text:p>
          </table:table-cell>
          <table:table-cell office:value-type="float" office:value="9536" calcext:value-type="float">
            <text:p>9536</text:p>
          </table:table-cell>
          <table:table-cell office:value-type="float" office:value="9290" calcext:value-type="float">
            <text:p>9290</text:p>
          </table:table-cell>
          <table:table-cell office:value-type="float" office:value="9680" calcext:value-type="float">
            <text:p>968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+4.2%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1 train icon 2 train icon 3 train icon</text:p>
          </table:table-cell>
          <table:table-cell office:value-type="float" office:value="42981" calcext:value-type="float">
            <text:p>42981</text:p>
          </table:table-cell>
          <table:table-cell office:value-type="float" office:value="43033" calcext:value-type="float">
            <text:p>43033</text:p>
          </table:table-cell>
          <table:table-cell office:value-type="float" office:value="40611" calcext:value-type="float">
            <text:p>40611</text:p>
          </table:table-cell>
          <table:table-cell office:value-type="float" office:value="48168" calcext:value-type="float">
            <text:p>48168</text:p>
          </table:table-cell>
          <table:table-cell office:value-type="float" office:value="46337" calcext:value-type="float">
            <text:p>46337</text:p>
          </table:table-cell>
          <table:table-cell office:value-type="float" office:value="48008" calcext:value-type="float">
            <text:p>48008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+3.6%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6 train icon</text:p>
          </table:table-cell>
          <table:table-cell office:value-type="float" office:value="20022" calcext:value-type="float">
            <text:p>20022</text:p>
          </table:table-cell>
          <table:table-cell office:value-type="float" office:value="19814" calcext:value-type="float">
            <text:p>19814</text:p>
          </table:table-cell>
          <table:table-cell office:value-type="float" office:value="20884" calcext:value-type="float">
            <text:p>20884</text:p>
          </table:table-cell>
          <table:table-cell office:value-type="float" office:value="21020" calcext:value-type="float">
            <text:p>21020</text:p>
          </table:table-cell>
          <table:table-cell office:value-type="float" office:value="22037" calcext:value-type="float">
            <text:p>22037</text:p>
          </table:table-cell>
          <table:table-cell office:value-type="float" office:value="21960" calcext:value-type="float">
            <text:p>21960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-0.3%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B train icon C train icon</text:p>
          </table:table-cell>
          <table:table-cell office:value-type="float" office:value="6441" calcext:value-type="float">
            <text:p>6441</text:p>
          </table:table-cell>
          <table:table-cell office:value-type="float" office:value="7004" calcext:value-type="float">
            <text:p>7004</text:p>
          </table:table-cell>
          <table:table-cell office:value-type="float" office:value="7109" calcext:value-type="float">
            <text:p>7109</text:p>
          </table:table-cell>
          <table:table-cell office:value-type="float" office:value="8010" calcext:value-type="float">
            <text:p>8010</text:p>
          </table:table-cell>
          <table:table-cell office:value-type="float" office:value="7877" calcext:value-type="float">
            <text:p>7877</text:p>
          </table:table-cell>
          <table:table-cell office:value-type="float" office:value="8283" calcext:value-type="float">
            <text:p>82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+5.2%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Astor Place 6 train icon</text:p>
          </table:table-cell>
          <table:table-cell office:value-type="float" office:value="23553" calcext:value-type="float">
            <text:p>23553</text:p>
          </table:table-cell>
          <table:table-cell office:value-type="float" office:value="23977" calcext:value-type="float">
            <text:p>23977</text:p>
          </table:table-cell>
          <table:table-cell office:value-type="float" office:value="20185" calcext:value-type="float">
            <text:p>20185</text:p>
          </table:table-cell>
          <table:table-cell office:value-type="float" office:value="21114" calcext:value-type="float">
            <text:p>21114</text:p>
          </table:table-cell>
          <table:table-cell office:value-type="float" office:value="20420" calcext:value-type="float">
            <text:p>20420</text:p>
          </table:table-cell>
          <table:table-cell office:value-type="float" office:value="21020" calcext:value-type="float">
            <text:p>21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+2.9%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ery J train icon Z train icon</text:p>
          </table:table-cell>
          <table:table-cell office:value-type="float" office:value="3652" calcext:value-type="float">
            <text:p>3652</text:p>
          </table:table-cell>
          <table:table-cell office:value-type="float" office:value="3960" calcext:value-type="float">
            <text:p>3960</text:p>
          </table:table-cell>
          <table:table-cell office:value-type="float" office:value="4870" calcext:value-type="float">
            <text:p>4870</text:p>
          </table:table-cell>
          <table:table-cell office:value-type="float" office:value="5097" calcext:value-type="float">
            <text:p>5097</text:p>
          </table:table-cell>
          <table:table-cell office:value-type="float" office:value="5402" calcext:value-type="float">
            <text:p>5402</text:p>
          </table:table-cell>
          <table:table-cell office:value-type="float" office:value="5145" calcext:value-type="float">
            <text:p>5145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-4.8%</text:p>
          </table:table-cell>
          <table:table-cell office:value-type="float" office:value="287" calcext:value-type="float">
            <text:p>2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ling Green 4 train icon 5 train icon</text:p>
          </table:table-cell>
          <table:table-cell office:value-type="float" office:value="14776" calcext:value-type="float">
            <text:p>14776</text:p>
          </table:table-cell>
          <table:table-cell office:value-type="float" office:value="17626" calcext:value-type="float">
            <text:p>17626</text:p>
          </table:table-cell>
          <table:table-cell office:value-type="float" office:value="19607" calcext:value-type="float">
            <text:p>19607</text:p>
          </table:table-cell>
          <table:table-cell office:value-type="float" office:value="19271" calcext:value-type="float">
            <text:p>19271</text:p>
          </table:table-cell>
          <table:table-cell office:value-type="float" office:value="16990" calcext:value-type="float">
            <text:p>16990</text:p>
          </table:table-cell>
          <table:table-cell office:value-type="float" office:value="17227" calcext:value-type="float">
            <text:p>1722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+1.4%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 St J train icon Z train icon</text:p>
          </table:table-cell>
          <table:table-cell office:value-type="float" office:value="497" calcext:value-type="float">
            <text:p>497</text:p>
          </table:table-cell>
          <table:table-cell office:value-type="float" office:value="592" calcext:value-type="float">
            <text:p>592</text:p>
          </table:table-cell>
          <table:table-cell office:value-type="float" office:value="89" calcext:value-type="float">
            <text:p>89</text:p>
          </table:table-cell>
          <table:table-cell office:value-type="float" office:value="332" calcext:value-type="float">
            <text:p>332</text:p>
          </table:table-cell>
          <table:table-cell office:value-type="float" office:value="277" calcext:value-type="float">
            <text:p>277</text:p>
          </table:table-cell>
          <table:table-cell office:value-type="float" office:value="95" calcext:value-type="float">
            <text:p>95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-65.7%</text:p>
          </table:table-cell>
          <table:table-cell office:value-type="float" office:value="418" calcext:value-type="float">
            <text:p>4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way-Lafayette St B train icon D train icon F train icon M train icon/Bleecker St 6 train icon</text:p>
          </table:table-cell>
          <table:table-cell office:value-type="float" office:value="40205" calcext:value-type="float">
            <text:p>40205</text:p>
          </table:table-cell>
          <table:table-cell office:value-type="float" office:value="42350" calcext:value-type="float">
            <text:p>42350</text:p>
          </table:table-cell>
          <table:table-cell office:value-type="float" office:value="40090" calcext:value-type="float">
            <text:p>40090</text:p>
          </table:table-cell>
          <table:table-cell office:value-type="float" office:value="43844" calcext:value-type="float">
            <text:p>43844</text:p>
          </table:table-cell>
          <table:table-cell office:value-type="float" office:value="45388" calcext:value-type="float">
            <text:p>45388</text:p>
          </table:table-cell>
          <table:table-cell office:value-type="float" office:value="45632" calcext:value-type="float">
            <text:p>4563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+0.5%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oklyn Bridge-City Hall 4 train icon 5 train icon 6 train icon/Chambers St J train icon Z train icon</text:p>
          </table:table-cell>
          <table:table-cell office:value-type="float" office:value="22298" calcext:value-type="float">
            <text:p>22298</text:p>
          </table:table-cell>
          <table:table-cell office:value-type="float" office:value="24511" calcext:value-type="float">
            <text:p>24511</text:p>
          </table:table-cell>
          <table:table-cell office:value-type="float" office:value="24566" calcext:value-type="float">
            <text:p>24566</text:p>
          </table:table-cell>
          <table:table-cell office:value-type="float" office:value="25987" calcext:value-type="float">
            <text:p>25987</text:p>
          </table:table-cell>
          <table:table-cell office:value-type="float" office:value="26995" calcext:value-type="float">
            <text:p>26995</text:p>
          </table:table-cell>
          <table:table-cell office:value-type="float" office:value="26025" calcext:value-type="float">
            <text:p>26025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-3.6%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1 train icon</text:p>
          </table:table-cell>
          <table:table-cell office:value-type="float" office:value="4776" calcext:value-type="float">
            <text:p>4776</text:p>
          </table:table-cell>
          <table:table-cell office:value-type="float" office:value="5129" calcext:value-type="float">
            <text:p>5129</text:p>
          </table:table-cell>
          <table:table-cell office:value-type="float" office:value="5418" calcext:value-type="float">
            <text:p>5418</text:p>
          </table:table-cell>
          <table:table-cell office:value-type="float" office:value="5104" calcext:value-type="float">
            <text:p>5104</text:p>
          </table:table-cell>
          <table:table-cell office:value-type="float" office:value="5068" calcext:value-type="float">
            <text:p>5068</text:p>
          </table:table-cell>
          <table:table-cell office:value-type="float" office:value="4875" calcext:value-type="float">
            <text:p>4875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-3.8%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A train icon C train icon E train icon</text:p>
          </table:table-cell>
          <table:table-cell office:value-type="float" office:value="15090" calcext:value-type="float">
            <text:p>15090</text:p>
          </table:table-cell>
          <table:table-cell office:value-type="float" office:value="14975" calcext:value-type="float">
            <text:p>14975</text:p>
          </table:table-cell>
          <table:table-cell office:value-type="float" office:value="14487" calcext:value-type="float">
            <text:p>14487</text:p>
          </table:table-cell>
          <table:table-cell office:value-type="float" office:value="14544" calcext:value-type="float">
            <text:p>14544</text:p>
          </table:table-cell>
          <table:table-cell office:value-type="float" office:value="15297" calcext:value-type="float">
            <text:p>15297</text:p>
          </table:table-cell>
          <table:table-cell office:value-type="float" office:value="15441" calcext:value-type="float">
            <text:p>154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+0.9%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J train icon N train icon Q train icon R train icon Z train icon 6 train icon</text:p>
          </table:table-cell>
          <table:table-cell office:value-type="float" office:value="80653" calcext:value-type="float">
            <text:p>80653</text:p>
          </table:table-cell>
          <table:table-cell office:value-type="float" office:value="79571" calcext:value-type="float">
            <text:p>79571</text:p>
          </table:table-cell>
          <table:table-cell office:value-type="float" office:value="75908" calcext:value-type="float">
            <text:p>75908</text:p>
          </table:table-cell>
          <table:table-cell office:value-type="float" office:value="77105" calcext:value-type="float">
            <text:p>77105</text:p>
          </table:table-cell>
          <table:table-cell office:value-type="float" office:value="73517" calcext:value-type="float">
            <text:p>73517</text:p>
          </table:table-cell>
          <table:table-cell office:value-type="float" office:value="73859" calcext:value-type="float">
            <text:p>7385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+0.5%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1 train icon</text:p>
          </table:table-cell>
          <table:table-cell office:value-type="float" office:value="17115" calcext:value-type="float">
            <text:p>17115</text:p>
          </table:table-cell>
          <table:table-cell office:value-type="float" office:value="17845" calcext:value-type="float">
            <text:p>17845</text:p>
          </table:table-cell>
          <table:table-cell office:value-type="float" office:value="17928" calcext:value-type="float">
            <text:p>17928</text:p>
          </table:table-cell>
          <table:table-cell office:value-type="float" office:value="16125" calcext:value-type="float">
            <text:p>16125</text:p>
          </table:table-cell>
          <table:table-cell office:value-type="float" office:value="18005" calcext:value-type="float">
            <text:p>18005</text:p>
          </table:table-cell>
          <table:table-cell office:value-type="float" office:value="18710" calcext:value-type="float">
            <text:p>1871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+3.9%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B train icon C train icon</text:p>
          </table:table-cell>
          <table:table-cell office:value-type="float" office:value="7463" calcext:value-type="float">
            <text:p>7463</text:p>
          </table:table-cell>
          <table:table-cell office:value-type="float" office:value="8130" calcext:value-type="float">
            <text:p>8130</text:p>
          </table:table-cell>
          <table:table-cell office:value-type="float" office:value="7889" calcext:value-type="float">
            <text:p>7889</text:p>
          </table:table-cell>
          <table:table-cell office:value-type="float" office:value="8844" calcext:value-type="float">
            <text:p>8844</text:p>
          </table:table-cell>
          <table:table-cell office:value-type="float" office:value="8375" calcext:value-type="float">
            <text:p>8375</text:p>
          </table:table-cell>
          <table:table-cell office:value-type="float" office:value="8652" calcext:value-type="float">
            <text:p>865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+3.3%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entral Park North-110 St 2 train icon 3 train icon</text:p>
          </table:table-cell>
          <table:table-cell office:value-type="float" office:value="8903" calcext:value-type="float">
            <text:p>8903</text:p>
          </table:table-cell>
          <table:table-cell office:value-type="float" office:value="8475" calcext:value-type="float">
            <text:p>8475</text:p>
          </table:table-cell>
          <table:table-cell office:value-type="float" office:value="9435" calcext:value-type="float">
            <text:p>9435</text:p>
          </table:table-cell>
          <table:table-cell office:value-type="float" office:value="8509" calcext:value-type="float">
            <text:p>8509</text:p>
          </table:table-cell>
          <table:table-cell office:value-type="float" office:value="10541" calcext:value-type="float">
            <text:p>10541</text:p>
          </table:table-cell>
          <table:table-cell office:value-type="float" office:value="11305" calcext:value-type="float">
            <text:p>11305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+7.2%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1 train icon 2 train icon 3 train icon</text:p>
          </table:table-cell>
          <table:table-cell office:value-type="float" office:value="12303" calcext:value-type="float">
            <text:p>12303</text:p>
          </table:table-cell>
          <table:table-cell office:value-type="float" office:value="12294" calcext:value-type="float">
            <text:p>12294</text:p>
          </table:table-cell>
          <table:table-cell office:value-type="float" office:value="13496" calcext:value-type="float">
            <text:p>13496</text:p>
          </table:table-cell>
          <table:table-cell office:value-type="float" office:value="14659" calcext:value-type="float">
            <text:p>14659</text:p>
          </table:table-cell>
          <table:table-cell office:value-type="float" office:value="14876" calcext:value-type="float">
            <text:p>14876</text:p>
          </table:table-cell>
          <table:table-cell office:value-type="float" office:value="15240" calcext:value-type="float">
            <text:p>1524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+2.4%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A train icon C train icon/WTC E train icon/Park Place 2 train icon 3 train icon</text:p>
          </table:table-cell>
          <table:table-cell office:value-type="float" office:value="38849" calcext:value-type="float">
            <text:p>38849</text:p>
          </table:table-cell>
          <table:table-cell office:value-type="float" office:value="36370" calcext:value-type="float">
            <text:p>36370</text:p>
          </table:table-cell>
          <table:table-cell office:value-type="float" office:value="32414" calcext:value-type="float">
            <text:p>32414</text:p>
          </table:table-cell>
          <table:table-cell office:value-type="float" office:value="34757" calcext:value-type="float">
            <text:p>34757</text:p>
          </table:table-cell>
          <table:table-cell office:value-type="float" office:value="36074" calcext:value-type="float">
            <text:p>36074</text:p>
          </table:table-cell>
          <table:table-cell office:value-type="float" office:value="36362" calcext:value-type="float">
            <text:p>3636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+0.8%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ristopher St-Sheridan Sq 1 train icon</text:p>
          </table:table-cell>
          <table:table-cell office:value-type="float" office:value="16160" calcext:value-type="float">
            <text:p>16160</text:p>
          </table:table-cell>
          <table:table-cell office:value-type="float" office:value="16402" calcext:value-type="float">
            <text:p>16402</text:p>
          </table:table-cell>
          <table:table-cell office:value-type="float" office:value="17187" calcext:value-type="float">
            <text:p>17187</text:p>
          </table:table-cell>
          <table:table-cell office:value-type="float" office:value="16807" calcext:value-type="float">
            <text:p>16807</text:p>
          </table:table-cell>
          <table:table-cell office:value-type="float" office:value="17016" calcext:value-type="float">
            <text:p>17016</text:p>
          </table:table-cell>
          <table:table-cell office:value-type="float" office:value="16848" calcext:value-type="float">
            <text:p>16848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-1.0%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ity Hall R train icon</text:p>
          </table:table-cell>
          <table:table-cell office:value-type="float" office:value="6633" calcext:value-type="float">
            <text:p>6633</text:p>
          </table:table-cell>
          <table:table-cell office:value-type="float" office:value="6789" calcext:value-type="float">
            <text:p>6789</text:p>
          </table:table-cell>
          <table:table-cell office:value-type="float" office:value="4828" calcext:value-type="float">
            <text:p>4828</text:p>
          </table:table-cell>
          <table:table-cell office:value-type="float" office:value="5468" calcext:value-type="float">
            <text:p>5468</text:p>
          </table:table-cell>
          <table:table-cell office:value-type="float" office:value="6577" calcext:value-type="float">
            <text:p>6577</text:p>
          </table:table-cell>
          <table:table-cell office:value-type="float" office:value="4819" calcext:value-type="float">
            <text:p>4819</text:p>
          </table:table-cell>
          <table:table-cell office:value-type="float" office:value="-1758" calcext:value-type="float">
            <text:p>-1758</text:p>
          </table:table-cell>
          <table:table-cell office:value-type="string" calcext:value-type="string">
            <text:p>-26.7%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ortlandt St 1 train icon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ortlandt St R train ic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5081" calcext:value-type="float">
            <text:p>5081</text:p>
          </table:table-cell>
          <table:table-cell office:value-type="float" office:value="8028" calcext:value-type="float">
            <text:p>8028</text:p>
          </table:table-cell>
          <table:table-cell office:value-type="float" office:value="8372" calcext:value-type="float">
            <text:p>837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+4.3%</text:p>
          </table:table-cell>
          <table:table-cell office:value-type="float" office:value="199" calcext:value-type="float">
            <text:p>1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Delancey St F train icon/Essex St J train icon M train icon Z train icon</text:p>
          </table:table-cell>
          <table:table-cell office:value-type="float" office:value="22964" calcext:value-type="float">
            <text:p>22964</text:p>
          </table:table-cell>
          <table:table-cell office:value-type="float" office:value="24423" calcext:value-type="float">
            <text:p>24423</text:p>
          </table:table-cell>
          <table:table-cell office:value-type="float" office:value="25036" calcext:value-type="float">
            <text:p>25036</text:p>
          </table:table-cell>
          <table:table-cell office:value-type="float" office:value="26722" calcext:value-type="float">
            <text:p>26722</text:p>
          </table:table-cell>
          <table:table-cell office:value-type="float" office:value="28903" calcext:value-type="float">
            <text:p>28903</text:p>
          </table:table-cell>
          <table:table-cell office:value-type="float" office:value="28830" calcext:value-type="float">
            <text:p>2883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-0.3%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Dyckman St 1 train icon</text:p>
          </table:table-cell>
          <table:table-cell office:value-type="float" office:value="9695" calcext:value-type="float">
            <text:p>9695</text:p>
          </table:table-cell>
          <table:table-cell office:value-type="float" office:value="10922" calcext:value-type="float">
            <text:p>10922</text:p>
          </table:table-cell>
          <table:table-cell office:value-type="float" office:value="10229" calcext:value-type="float">
            <text:p>10229</text:p>
          </table:table-cell>
          <table:table-cell office:value-type="float" office:value="7861" calcext:value-type="float">
            <text:p>7861</text:p>
          </table:table-cell>
          <table:table-cell office:value-type="float" office:value="3462" calcext:value-type="float">
            <text:p>3462</text:p>
          </table:table-cell>
          <table:table-cell office:value-type="float" office:value="5184" calcext:value-type="float">
            <text:p>5184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+49.7%</text:p>
          </table:table-cell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Dyckman St A train icon</text:p>
          </table:table-cell>
          <table:table-cell office:value-type="float" office:value="6068" calcext:value-type="float">
            <text:p>6068</text:p>
          </table:table-cell>
          <table:table-cell office:value-type="float" office:value="3946" calcext:value-type="float">
            <text:p>3946</text:p>
          </table:table-cell>
          <table:table-cell office:value-type="float" office:value="4759" calcext:value-type="float">
            <text:p>4759</text:p>
          </table:table-cell>
          <table:table-cell office:value-type="float" office:value="7773" calcext:value-type="float">
            <text:p>7773</text:p>
          </table:table-cell>
          <table:table-cell office:value-type="float" office:value="9753" calcext:value-type="float">
            <text:p>9753</text:p>
          </table:table-cell>
          <table:table-cell office:value-type="float" office:value="9142" calcext:value-type="float">
            <text:p>9142</text:p>
          </table:table-cell>
          <table:table-cell office:value-type="float" office:value="-611" calcext:value-type="float">
            <text:p>-611</text:p>
          </table:table-cell>
          <table:table-cell office:value-type="string" calcext:value-type="string">
            <text:p>-6.3%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East Broadway F train icon</text:p>
          </table:table-cell>
          <table:table-cell office:value-type="float" office:value="15436" calcext:value-type="float">
            <text:p>15436</text:p>
          </table:table-cell>
          <table:table-cell office:value-type="float" office:value="15945" calcext:value-type="float">
            <text:p>15945</text:p>
          </table:table-cell>
          <table:table-cell office:value-type="float" office:value="14319" calcext:value-type="float">
            <text:p>14319</text:p>
          </table:table-cell>
          <table:table-cell office:value-type="float" office:value="13593" calcext:value-type="float">
            <text:p>13593</text:p>
          </table:table-cell>
          <table:table-cell office:value-type="float" office:value="13851" calcext:value-type="float">
            <text:p>13851</text:p>
          </table:table-cell>
          <table:table-cell office:value-type="float" office:value="13734" calcext:value-type="float">
            <text:p>13734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-0.8%</text:p>
          </table:table-cell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ranklin St 1 train icon</text:p>
          </table:table-cell>
          <table:table-cell office:value-type="float" office:value="4012" calcext:value-type="float">
            <text:p>4012</text:p>
          </table:table-cell>
          <table:table-cell office:value-type="float" office:value="4512" calcext:value-type="float">
            <text:p>4512</text:p>
          </table:table-cell>
          <table:table-cell office:value-type="float" office:value="4365" calcext:value-type="float">
            <text:p>4365</text:p>
          </table:table-cell>
          <table:table-cell office:value-type="float" office:value="4549" calcext:value-type="float">
            <text:p>4549</text:p>
          </table:table-cell>
          <table:table-cell office:value-type="float" office:value="4718" calcext:value-type="float">
            <text:p>4718</text:p>
          </table:table-cell>
          <table:table-cell office:value-type="float" office:value="4279" calcext:value-type="float">
            <text:p>4279</text:p>
          </table:table-cell>
          <table:table-cell office:value-type="float" office:value="-439" calcext:value-type="float">
            <text:p>-439</text:p>
          </table:table-cell>
          <table:table-cell office:value-type="string" calcext:value-type="string">
            <text:p>-9.3%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ulton St A train icon C train icon J train icon Z train icon 2 train icon 3 train icon 4 train icon 5 train icon</text:p>
          </table:table-cell>
          <table:table-cell office:value-type="float" office:value="37889" calcext:value-type="float">
            <text:p>37889</text:p>
          </table:table-cell>
          <table:table-cell office:value-type="float" office:value="40273" calcext:value-type="float">
            <text:p>40273</text:p>
          </table:table-cell>
          <table:table-cell office:value-type="float" office:value="39214" calcext:value-type="float">
            <text:p>39214</text:p>
          </table:table-cell>
          <table:table-cell office:value-type="float" office:value="36149" calcext:value-type="float">
            <text:p>36149</text:p>
          </table:table-cell>
          <table:table-cell office:value-type="float" office:value="35143" calcext:value-type="float">
            <text:p>35143</text:p>
          </table:table-cell>
          <table:table-cell office:value-type="float" office:value="40109" calcext:value-type="float">
            <text:p>40109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+14.1%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Central-42 St S train icon 4 train icon 5 train icon 6 train icon 7 train icon</text:p>
          </table:table-cell>
          <table:table-cell office:value-type="float" office:value="92009" calcext:value-type="float">
            <text:p>92009</text:p>
          </table:table-cell>
          <table:table-cell office:value-type="float" office:value="97748" calcext:value-type="float">
            <text:p>97748</text:p>
          </table:table-cell>
          <table:table-cell office:value-type="float" office:value="94001" calcext:value-type="float">
            <text:p>94001</text:p>
          </table:table-cell>
          <table:table-cell office:value-type="float" office:value="95946" calcext:value-type="float">
            <text:p>95946</text:p>
          </table:table-cell>
          <table:table-cell office:value-type="float" office:value="97284" calcext:value-type="float">
            <text:p>97284</text:p>
          </table:table-cell>
          <table:table-cell office:value-type="float" office:value="99936" calcext:value-type="float">
            <text:p>99936</text:p>
          </table:table-cell>
          <table:table-cell office:value-type="float" office:value="2652" calcext:value-type="float">
            <text:p>2652</text:p>
          </table:table-cell>
          <table:table-cell office:value-type="string" calcext:value-type="string">
            <text:p>+2.7%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St B train icon D train icon</text:p>
          </table:table-cell>
          <table:table-cell office:value-type="float" office:value="34492" calcext:value-type="float">
            <text:p>34492</text:p>
          </table:table-cell>
          <table:table-cell office:value-type="float" office:value="35725" calcext:value-type="float">
            <text:p>35725</text:p>
          </table:table-cell>
          <table:table-cell office:value-type="float" office:value="33620" calcext:value-type="float">
            <text:p>33620</text:p>
          </table:table-cell>
          <table:table-cell office:value-type="float" office:value="33065" calcext:value-type="float">
            <text:p>33065</text:p>
          </table:table-cell>
          <table:table-cell office:value-type="float" office:value="34181" calcext:value-type="float">
            <text:p>34181</text:p>
          </table:table-cell>
          <table:table-cell office:value-type="float" office:value="32714" calcext:value-type="float">
            <text:p>32714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-4.3%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arlem-148 St 3 train icon</text:p>
          </table:table-cell>
          <table:table-cell office:value-type="float" office:value="2253" calcext:value-type="float">
            <text:p>2253</text:p>
          </table:table-cell>
          <table:table-cell office:value-type="float" office:value="2440" calcext:value-type="float">
            <text:p>2440</text:p>
          </table:table-cell>
          <table:table-cell office:value-type="float" office:value="3145" calcext:value-type="float">
            <text:p>3145</text:p>
          </table:table-cell>
          <table:table-cell office:value-type="float" office:value="2826" calcext:value-type="float">
            <text:p>2826</text:p>
          </table:table-cell>
          <table:table-cell office:value-type="float" office:value="3670" calcext:value-type="float">
            <text:p>3670</text:p>
          </table:table-cell>
          <table:table-cell office:value-type="float" office:value="3786" calcext:value-type="float">
            <text:p>378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+3.2%</text:p>
          </table:table-cell>
          <table:table-cell office:value-type="float" office:value="330" calcext:value-type="float">
            <text:p>3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ouston St 1 train icon</text:p>
          </table:table-cell>
          <table:table-cell office:value-type="float" office:value="7041" calcext:value-type="float">
            <text:p>7041</text:p>
          </table:table-cell>
          <table:table-cell office:value-type="float" office:value="7526" calcext:value-type="float">
            <text:p>7526</text:p>
          </table:table-cell>
          <table:table-cell office:value-type="float" office:value="8293" calcext:value-type="float">
            <text:p>8293</text:p>
          </table:table-cell>
          <table:table-cell office:value-type="float" office:value="8112" calcext:value-type="float">
            <text:p>8112</text:p>
          </table:table-cell>
          <table:table-cell office:value-type="float" office:value="8587" calcext:value-type="float">
            <text:p>8587</text:p>
          </table:table-cell>
          <table:table-cell office:value-type="float" office:value="8851" calcext:value-type="float">
            <text:p>885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+3.1%</text:p>
          </table:table-cell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Inwood-207 St A train icon</text:p>
          </table:table-cell>
          <table:table-cell office:value-type="float" office:value="8643" calcext:value-type="float">
            <text:p>8643</text:p>
          </table:table-cell>
          <table:table-cell office:value-type="float" office:value="5196" calcext:value-type="float">
            <text:p>5196</text:p>
          </table:table-cell>
          <table:table-cell office:value-type="float" office:value="6361" calcext:value-type="float">
            <text:p>6361</text:p>
          </table:table-cell>
          <table:table-cell office:value-type="float" office:value="12380" calcext:value-type="float">
            <text:p>12380</text:p>
          </table:table-cell>
          <table:table-cell office:value-type="float" office:value="15361" calcext:value-type="float">
            <text:p>15361</text:p>
          </table:table-cell>
          <table:table-cell office:value-type="float" office:value="11333" calcext:value-type="float">
            <text:p>11333</text:p>
          </table:table-cell>
          <table:table-cell office:value-type="float" office:value="-4028" calcext:value-type="float">
            <text:p>-4028</text:p>
          </table:table-cell>
          <table:table-cell office:value-type="string" calcext:value-type="string">
            <text:p>-26.2%</text:p>
          </table:table-cell>
          <table:table-cell office:value-type="float" office:value="146" calcext:value-type="float">
            <text:p>1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 N train icon Q train icon R train icon/59 St 4 train icon 5 train icon 6 train icon</text:p>
          </table:table-cell>
          <table:table-cell office:value-type="float" office:value="62068" calcext:value-type="float">
            <text:p>62068</text:p>
          </table:table-cell>
          <table:table-cell office:value-type="float" office:value="63679" calcext:value-type="float">
            <text:p>63679</text:p>
          </table:table-cell>
          <table:table-cell office:value-type="float" office:value="60767" calcext:value-type="float">
            <text:p>60767</text:p>
          </table:table-cell>
          <table:table-cell office:value-type="float" office:value="64849" calcext:value-type="float">
            <text:p>64849</text:p>
          </table:table-cell>
          <table:table-cell office:value-type="float" office:value="67744" calcext:value-type="float">
            <text:p>67744</text:p>
          </table:table-cell>
          <table:table-cell office:value-type="float" office:value="69374" calcext:value-type="float">
            <text:p>69374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+2.4%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53 St E train icon M train icon/51 St 6 train icon</text:p>
          </table:table-cell>
          <table:table-cell office:value-type="float" office:value="45187" calcext:value-type="float">
            <text:p>45187</text:p>
          </table:table-cell>
          <table:table-cell office:value-type="float" office:value="44690" calcext:value-type="float">
            <text:p>44690</text:p>
          </table:table-cell>
          <table:table-cell office:value-type="float" office:value="40990" calcext:value-type="float">
            <text:p>40990</text:p>
          </table:table-cell>
          <table:table-cell office:value-type="float" office:value="38040" calcext:value-type="float">
            <text:p>38040</text:p>
          </table:table-cell>
          <table:table-cell office:value-type="float" office:value="40172" calcext:value-type="float">
            <text:p>40172</text:p>
          </table:table-cell>
          <table:table-cell office:value-type="float" office:value="42957" calcext:value-type="float">
            <text:p>42957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+6.9%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63 St F train icon</text:p>
          </table:table-cell>
          <table:table-cell office:value-type="float" office:value="9238" calcext:value-type="float">
            <text:p>9238</text:p>
          </table:table-cell>
          <table:table-cell office:value-type="float" office:value="9275" calcext:value-type="float">
            <text:p>9275</text:p>
          </table:table-cell>
          <table:table-cell office:value-type="float" office:value="10576" calcext:value-type="float">
            <text:p>10576</text:p>
          </table:table-cell>
          <table:table-cell office:value-type="float" office:value="16221" calcext:value-type="float">
            <text:p>16221</text:p>
          </table:table-cell>
          <table:table-cell office:value-type="float" office:value="13981" calcext:value-type="float">
            <text:p>13981</text:p>
          </table:table-cell>
          <table:table-cell office:value-type="float" office:value="12191" calcext:value-type="float">
            <text:p>12191</text:p>
          </table:table-cell>
          <table:table-cell office:value-type="float" office:value="-1790" calcext:value-type="float">
            <text:p>-1790</text:p>
          </table:table-cell>
          <table:table-cell office:value-type="string" calcext:value-type="string">
            <text:p>-12.8%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Marble Hill-225 St 1 train icon</text:p>
          </table:table-cell>
          <table:table-cell office:value-type="float" office:value="7304" calcext:value-type="float">
            <text:p>7304</text:p>
          </table:table-cell>
          <table:table-cell office:value-type="float" office:value="8177" calcext:value-type="float">
            <text:p>8177</text:p>
          </table:table-cell>
          <table:table-cell office:value-type="float" office:value="7821" calcext:value-type="float">
            <text:p>7821</text:p>
          </table:table-cell>
          <table:table-cell office:value-type="float" office:value="6336" calcext:value-type="float">
            <text:p>6336</text:p>
          </table:table-cell>
          <table:table-cell office:value-type="float" office:value="4845" calcext:value-type="float">
            <text:p>4845</text:p>
          </table:table-cell>
          <table:table-cell office:value-type="float" office:value="6846" calcext:value-type="float">
            <text:p>684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+41.3%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Prince St N train icon R train icon</text:p>
          </table:table-cell>
          <table:table-cell office:value-type="float" office:value="24200" calcext:value-type="float">
            <text:p>24200</text:p>
          </table:table-cell>
          <table:table-cell office:value-type="float" office:value="24252" calcext:value-type="float">
            <text:p>24252</text:p>
          </table:table-cell>
          <table:table-cell office:value-type="float" office:value="24729" calcext:value-type="float">
            <text:p>24729</text:p>
          </table:table-cell>
          <table:table-cell office:value-type="float" office:value="25339" calcext:value-type="float">
            <text:p>25339</text:p>
          </table:table-cell>
          <table:table-cell office:value-type="float" office:value="27581" calcext:value-type="float">
            <text:p>27581</text:p>
          </table:table-cell>
          <table:table-cell office:value-type="float" office:value="25952" calcext:value-type="float">
            <text:p>25952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-5.9%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 1 train icon</text:p>
          </table:table-cell>
          <table:table-cell office:value-type="float" office:value="2082" calcext:value-type="float">
            <text:p>2082</text:p>
          </table:table-cell>
          <table:table-cell office:value-type="float" office:value="4008" calcext:value-type="float">
            <text:p>4008</text:p>
          </table:table-cell>
          <table:table-cell office:value-type="float" office:value="5463" calcext:value-type="float">
            <text:p>5463</text:p>
          </table:table-cell>
          <table:table-cell office:value-type="float" office:value="5285" calcext:value-type="float">
            <text:p>5285</text:p>
          </table:table-cell>
          <table:table-cell office:value-type="float" office:value="6852" calcext:value-type="float">
            <text:p>6852</text:p>
          </table:table-cell>
          <table:table-cell office:value-type="float" office:value="9776" calcext:value-type="float">
            <text:p>9776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+42.7%</text:p>
          </table:table-cell>
          <table:table-cell office:value-type="float" office:value="168" calcext:value-type="float">
            <text:p>1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 R train icon</text:p>
          </table:table-cell>
          <table:table-cell office:value-type="float" office:value="7443" calcext:value-type="float">
            <text:p>7443</text:p>
          </table:table-cell>
          <table:table-cell office:value-type="float" office:value="6937" calcext:value-type="float">
            <text:p>6937</text:p>
          </table:table-cell>
          <table:table-cell office:value-type="float" office:value="4427" calcext:value-type="float">
            <text:p>4427</text:p>
          </table:table-cell>
          <table:table-cell office:value-type="float" office:value="5276" calcext:value-type="float">
            <text:p>5276</text:p>
          </table:table-cell>
          <table:table-cell office:value-type="float" office:value="6669" calcext:value-type="float">
            <text:p>6669</text:p>
          </table:table-cell>
          <table:table-cell office:value-type="float" office:value="5985" calcext:value-type="float">
            <text:p>5985</text:p>
          </table:table-cell>
          <table:table-cell office:value-type="float" office:value="-684" calcext:value-type="float">
            <text:p>-684</text:p>
          </table:table-cell>
          <table:table-cell office:value-type="string" calcext:value-type="string">
            <text:p>-10.3%</text:p>
          </table:table-cell>
          <table:table-cell office:value-type="float" office:value="262" calcext:value-type="float">
            <text:p>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oosevelt Island F train icon</text:p>
          </table:table-cell>
          <table:table-cell office:value-type="float" office:value="6861" calcext:value-type="float">
            <text:p>6861</text:p>
          </table:table-cell>
          <table:table-cell office:value-type="float" office:value="6811" calcext:value-type="float">
            <text:p>6811</text:p>
          </table:table-cell>
          <table:table-cell office:value-type="float" office:value="7210" calcext:value-type="float">
            <text:p>7210</text:p>
          </table:table-cell>
          <table:table-cell office:value-type="float" office:value="10621" calcext:value-type="float">
            <text:p>10621</text:p>
          </table:table-cell>
          <table:table-cell office:value-type="float" office:value="8135" calcext:value-type="float">
            <text:p>8135</text:p>
          </table:table-cell>
          <table:table-cell office:value-type="float" office:value="7571" calcext:value-type="float">
            <text:p>7571</text:p>
          </table:table-cell>
          <table:table-cell office:value-type="float" office:value="-564" calcext:value-type="float">
            <text:p>-564</text:p>
          </table:table-cell>
          <table:table-cell office:value-type="string" calcext:value-type="string">
            <text:p>-6.9%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outh Ferry1 train icon/Whitehall St R train icon</text:p>
          </table:table-cell>
          <table:table-cell office:value-type="float" office:value="19702" calcext:value-type="float">
            <text:p>19702</text:p>
          </table:table-cell>
          <table:table-cell office:value-type="float" office:value="22861" calcext:value-type="float">
            <text:p>22861</text:p>
          </table:table-cell>
          <table:table-cell office:value-type="float" office:value="24550" calcext:value-type="float">
            <text:p>24550</text:p>
          </table:table-cell>
          <table:table-cell office:value-type="float" office:value="25871" calcext:value-type="float">
            <text:p>25871</text:p>
          </table:table-cell>
          <table:table-cell office:value-type="float" office:value="28410" calcext:value-type="float">
            <text:p>28410</text:p>
          </table:table-cell>
          <table:table-cell office:value-type="float" office:value="26929" calcext:value-type="float">
            <text:p>26929</text:p>
          </table:table-cell>
          <table:table-cell office:value-type="float" office:value="-1481" calcext:value-type="float">
            <text:p>-1481</text:p>
          </table:table-cell>
          <table:table-cell office:value-type="string" calcext:value-type="string">
            <text:p>-5.2%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 6 train icon</text:p>
          </table:table-cell>
          <table:table-cell office:value-type="float" office:value="17260" calcext:value-type="float">
            <text:p>17260</text:p>
          </table:table-cell>
          <table:table-cell office:value-type="float" office:value="17717" calcext:value-type="float">
            <text:p>17717</text:p>
          </table:table-cell>
          <table:table-cell office:value-type="float" office:value="15447" calcext:value-type="float">
            <text:p>15447</text:p>
          </table:table-cell>
          <table:table-cell office:value-type="float" office:value="16555" calcext:value-type="float">
            <text:p>16555</text:p>
          </table:table-cell>
          <table:table-cell office:value-type="float" office:value="16949" calcext:value-type="float">
            <text:p>16949</text:p>
          </table:table-cell>
          <table:table-cell office:value-type="float" office:value="17778" calcext:value-type="float">
            <text:p>1777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+4.9%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 C train icon E train icon</text:p>
          </table:table-cell>
          <table:table-cell office:value-type="float" office:value="9189" calcext:value-type="float">
            <text:p>9189</text:p>
          </table:table-cell>
          <table:table-cell office:value-type="float" office:value="8614" calcext:value-type="float">
            <text:p>8614</text:p>
          </table:table-cell>
          <table:table-cell office:value-type="float" office:value="8355" calcext:value-type="float">
            <text:p>8355</text:p>
          </table:table-cell>
          <table:table-cell office:value-type="float" office:value="8179" calcext:value-type="float">
            <text:p>8179</text:p>
          </table:table-cell>
          <table:table-cell office:value-type="float" office:value="9562" calcext:value-type="float">
            <text:p>9562</text:p>
          </table:table-cell>
          <table:table-cell office:value-type="float" office:value="10489" calcext:value-type="float">
            <text:p>10489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+9.7%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Times Sq-42 St N train icon Q train icon R train icon S train icon 1 train icon 2 train icon 3 train icon 7 train icon/42 St A train icon C train icon E train icon</text:p>
          </table:table-cell>
          <table:table-cell office:value-type="float" office:value="223052" calcext:value-type="float">
            <text:p>223052</text:p>
          </table:table-cell>
          <table:table-cell office:value-type="float" office:value="227667" calcext:value-type="float">
            <text:p>227667</text:p>
          </table:table-cell>
          <table:table-cell office:value-type="float" office:value="217730" calcext:value-type="float">
            <text:p>217730</text:p>
          </table:table-cell>
          <table:table-cell office:value-type="float" office:value="220521" calcext:value-type="float">
            <text:p>220521</text:p>
          </table:table-cell>
          <table:table-cell office:value-type="float" office:value="228807" calcext:value-type="float">
            <text:p>228807</text:p>
          </table:table-cell>
          <table:table-cell office:value-type="float" office:value="239674" calcext:value-type="float">
            <text:p>239674</text:p>
          </table:table-cell>
          <table:table-cell office:value-type="float" office:value="10867" calcext:value-type="float">
            <text:p>10867</text:p>
          </table:table-cell>
          <table:table-cell office:value-type="string" calcext:value-type="string">
            <text:p>+4.7%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 2 train icon 3 train icon</text:p>
          </table:table-cell>
          <table:table-cell office:value-type="float" office:value="7033" calcext:value-type="float">
            <text:p>7033</text:p>
          </table:table-cell>
          <table:table-cell office:value-type="float" office:value="6499" calcext:value-type="float">
            <text:p>6499</text:p>
          </table:table-cell>
          <table:table-cell office:value-type="float" office:value="8586" calcext:value-type="float">
            <text:p>8586</text:p>
          </table:table-cell>
          <table:table-cell office:value-type="float" office:value="8760" calcext:value-type="float">
            <text:p>8760</text:p>
          </table:table-cell>
          <table:table-cell office:value-type="float" office:value="9611" calcext:value-type="float">
            <text:p>9611</text:p>
          </table:table-cell>
          <table:table-cell office:value-type="float" office:value="11514" calcext:value-type="float">
            <text:p>11514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+19.8%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 4 train icon 5 train icon</text:p>
          </table:table-cell>
          <table:table-cell office:value-type="float" office:value="9428" calcext:value-type="float">
            <text:p>9428</text:p>
          </table:table-cell>
          <table:table-cell office:value-type="float" office:value="10807" calcext:value-type="float">
            <text:p>10807</text:p>
          </table:table-cell>
          <table:table-cell office:value-type="float" office:value="11857" calcext:value-type="float">
            <text:p>11857</text:p>
          </table:table-cell>
          <table:table-cell office:value-type="float" office:value="12254" calcext:value-type="float">
            <text:p>12254</text:p>
          </table:table-cell>
          <table:table-cell office:value-type="float" office:value="12756" calcext:value-type="float">
            <text:p>12756</text:p>
          </table:table-cell>
          <table:table-cell office:value-type="float" office:value="12233" calcext:value-type="float">
            <text:p>12233</text:p>
          </table:table-cell>
          <table:table-cell office:value-type="float" office:value="-523" calcext:value-type="float">
            <text:p>-523</text:p>
          </table:table-cell>
          <table:table-cell office:value-type="string" calcext:value-type="string">
            <text:p>-4.1%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est 4 St-Washington Sq A train icon B train icon C train icon D train icon E train icon F train icon M train icon</text:p>
          </table:table-cell>
          <table:table-cell office:value-type="float" office:value="53032" calcext:value-type="float">
            <text:p>53032</text:p>
          </table:table-cell>
          <table:table-cell office:value-type="float" office:value="53101" calcext:value-type="float">
            <text:p>53101</text:p>
          </table:table-cell>
          <table:table-cell office:value-type="float" office:value="51696" calcext:value-type="float">
            <text:p>51696</text:p>
          </table:table-cell>
          <table:table-cell office:value-type="float" office:value="52758" calcext:value-type="float">
            <text:p>52758</text:p>
          </table:table-cell>
          <table:table-cell office:value-type="float" office:value="54015" calcext:value-type="float">
            <text:p>54015</text:p>
          </table:table-cell>
          <table:table-cell office:value-type="float" office:value="54177" calcext:value-type="float">
            <text:p>5417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+0.3%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Queens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3 St-Corona Plaza 7 train icon</text:p>
          </table:table-cell>
          <table:table-cell office:value-type="float" office:value="22650" calcext:value-type="float">
            <text:p>22650</text:p>
          </table:table-cell>
          <table:table-cell office:value-type="float" office:value="23530" calcext:value-type="float">
            <text:p>23530</text:p>
          </table:table-cell>
          <table:table-cell office:value-type="float" office:value="22675" calcext:value-type="float">
            <text:p>22675</text:p>
          </table:table-cell>
          <table:table-cell office:value-type="float" office:value="24002" calcext:value-type="float">
            <text:p>24002</text:p>
          </table:table-cell>
          <table:table-cell office:value-type="float" office:value="25330" calcext:value-type="float">
            <text:p>25330</text:p>
          </table:table-cell>
          <table:table-cell office:value-type="float" office:value="25246" calcext:value-type="float">
            <text:p>25246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-0.3%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 A train icon</text:p>
          </table:table-cell>
          <table:table-cell office:value-type="float" office:value="1358" calcext:value-type="float">
            <text:p>1358</text:p>
          </table:table-cell>
          <table:table-cell office:value-type="float" office:value="1524" calcext:value-type="float">
            <text:p>1524</text:p>
          </table:table-cell>
          <table:table-cell office:value-type="float" office:value="1348" calcext:value-type="float">
            <text:p>1348</text:p>
          </table:table-cell>
          <table:table-cell office:value-type="float" office:value="1336" calcext:value-type="float">
            <text:p>1336</text:p>
          </table:table-cell>
          <table:table-cell office:value-type="float" office:value="1434" calcext:value-type="float">
            <text:p>1434</text:p>
          </table:table-cell>
          <table:table-cell office:value-type="float" office:value="1401" calcext:value-type="float">
            <text:p>1401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-2.3%</text:p>
          </table:table-cell>
          <table:table-cell office:value-type="float" office:value="405" calcext:value-type="float">
            <text:p>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 J train icon Z train icon</text:p>
          </table:table-cell>
          <table:table-cell office:value-type="float" office:value="2076" calcext:value-type="float">
            <text:p>2076</text:p>
          </table:table-cell>
          <table:table-cell office:value-type="float" office:value="2252" calcext:value-type="float">
            <text:p>2252</text:p>
          </table:table-cell>
          <table:table-cell office:value-type="float" office:value="2459" calcext:value-type="float">
            <text:p>2459</text:p>
          </table:table-cell>
          <table:table-cell office:value-type="float" office:value="2148" calcext:value-type="float">
            <text:p>2148</text:p>
          </table:table-cell>
          <table:table-cell office:value-type="float" office:value="2416" calcext:value-type="float">
            <text:p>2416</text:p>
          </table:table-cell>
          <table:table-cell office:value-type="float" office:value="2108" calcext:value-type="float">
            <text:p>2108</text:p>
          </table:table-cell>
          <table:table-cell office:value-type="float" office:value="-308" calcext:value-type="float">
            <text:p>-308</text:p>
          </table:table-cell>
          <table:table-cell office:value-type="string" calcext:value-type="string">
            <text:p>-12.7%</text:p>
          </table:table-cell>
          <table:table-cell office:value-type="float" office:value="385" calcext:value-type="float">
            <text:p>3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7 train icon</text:p>
          </table:table-cell>
          <table:table-cell office:value-type="float" office:value="15066" calcext:value-type="float">
            <text:p>15066</text:p>
          </table:table-cell>
          <table:table-cell office:value-type="float" office:value="13585" calcext:value-type="float">
            <text:p>13585</text:p>
          </table:table-cell>
          <table:table-cell office:value-type="float" office:value="14181" calcext:value-type="float">
            <text:p>14181</text:p>
          </table:table-cell>
          <table:table-cell office:value-type="float" office:value="14531" calcext:value-type="float">
            <text:p>14531</text:p>
          </table:table-cell>
          <table:table-cell office:value-type="float" office:value="14791" calcext:value-type="float">
            <text:p>14791</text:p>
          </table:table-cell>
          <table:table-cell office:value-type="float" office:value="14741" calcext:value-type="float">
            <text:p>1474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0.3%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A train icon</text:p>
          </table:table-cell>
          <table:table-cell office:value-type="float" office:value="1888" calcext:value-type="float">
            <text:p>1888</text:p>
          </table:table-cell>
          <table:table-cell office:value-type="float" office:value="2116" calcext:value-type="float">
            <text:p>2116</text:p>
          </table:table-cell>
          <table:table-cell office:value-type="float" office:value="1909" calcext:value-type="float">
            <text:p>1909</text:p>
          </table:table-cell>
          <table:table-cell office:value-type="float" office:value="1930" calcext:value-type="float">
            <text:p>1930</text:p>
          </table:table-cell>
          <table:table-cell office:value-type="float" office:value="2017" calcext:value-type="float">
            <text:p>2017</text:p>
          </table:table-cell>
          <table:table-cell office:value-type="float" office:value="2102" calcext:value-type="float">
            <text:p>210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+4.2%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J train icon</text:p>
          </table:table-cell>
          <table:table-cell office:value-type="float" office:value="1967" calcext:value-type="float">
            <text:p>1967</text:p>
          </table:table-cell>
          <table:table-cell office:value-type="float" office:value="2086" calcext:value-type="float">
            <text:p>2086</text:p>
          </table:table-cell>
          <table:table-cell office:value-type="float" office:value="2308" calcext:value-type="float">
            <text:p>2308</text:p>
          </table:table-cell>
          <table:table-cell office:value-type="float" office:value="1976" calcext:value-type="float">
            <text:p>1976</text:p>
          </table:table-cell>
          <table:table-cell office:value-type="float" office:value="2262" calcext:value-type="float">
            <text:p>2262</text:p>
          </table:table-cell>
          <table:table-cell office:value-type="float" office:value="2021" calcext:value-type="float">
            <text:p>2021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-10.7%</text:p>
          </table:table-cell>
          <table:table-cell office:value-type="float" office:value="389" calcext:value-type="float">
            <text:p>3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21 St J train icon Z train icon</text:p>
          </table:table-cell>
          <table:table-cell office:value-type="float" office:value="1677" calcext:value-type="float">
            <text:p>1677</text:p>
          </table:table-cell>
          <table:table-cell office:value-type="float" office:value="1843" calcext:value-type="float">
            <text:p>1843</text:p>
          </table:table-cell>
          <table:table-cell office:value-type="float" office:value="2173" calcext:value-type="float">
            <text:p>2173</text:p>
          </table:table-cell>
          <table:table-cell office:value-type="float" office:value="2000" calcext:value-type="float">
            <text:p>2000</text:p>
          </table:table-cell>
          <table:table-cell office:value-type="float" office:value="2249" calcext:value-type="float">
            <text:p>2249</text:p>
          </table:table-cell>
          <table:table-cell office:value-type="float" office:value="1991" calcext:value-type="float">
            <text:p>1991</text:p>
          </table:table-cell>
          <table:table-cell office:value-type="float" office:value="-258" calcext:value-type="float">
            <text:p>-258</text:p>
          </table:table-cell>
          <table:table-cell office:value-type="string" calcext:value-type="string">
            <text:p>-11.5%</text:p>
          </table:table-cell>
          <table:table-cell office:value-type="float" office:value="390" calcext:value-type="float">
            <text:p>3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69 St F train icon</text:p>
          </table:table-cell>
          <table:table-cell office:value-type="float" office:value="8129" calcext:value-type="float">
            <text:p>8129</text:p>
          </table:table-cell>
          <table:table-cell office:value-type="float" office:value="8411" calcext:value-type="float">
            <text:p>8411</text:p>
          </table:table-cell>
          <table:table-cell office:value-type="float" office:value="8530" calcext:value-type="float">
            <text:p>8530</text:p>
          </table:table-cell>
          <table:table-cell office:value-type="float" office:value="9004" calcext:value-type="float">
            <text:p>9004</text:p>
          </table:table-cell>
          <table:table-cell office:value-type="float" office:value="9343" calcext:value-type="float">
            <text:p>9343</text:p>
          </table:table-cell>
          <table:table-cell office:value-type="float" office:value="9576" calcext:value-type="float">
            <text:p>957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+2.5%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 G train icon</text:p>
          </table:table-cell>
          <table:table-cell office:value-type="float" office:value="1028" calcext:value-type="float">
            <text:p>1028</text:p>
          </table:table-cell>
          <table:table-cell office:value-type="float" office:value="1097" calcext:value-type="float">
            <text:p>1097</text:p>
          </table:table-cell>
          <table:table-cell office:value-type="float" office:value="1391" calcext:value-type="float">
            <text:p>1391</text:p>
          </table:table-cell>
          <table:table-cell office:value-type="float" office:value="983" calcext:value-type="float">
            <text:p>983</text:p>
          </table:table-cell>
          <table:table-cell office:value-type="float" office:value="1490" calcext:value-type="float">
            <text:p>1490</text:p>
          </table:table-cell>
          <table:table-cell office:value-type="float" office:value="1841" calcext:value-type="float">
            <text:p>184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+23.6%</text:p>
          </table:table-cell>
          <table:table-cell office:value-type="float" office:value="397" calcext:value-type="float">
            <text:p>3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-Queensbridge F train icon</text:p>
          </table:table-cell>
          <table:table-cell office:value-type="float" office:value="6515" calcext:value-type="float">
            <text:p>6515</text:p>
          </table:table-cell>
          <table:table-cell office:value-type="float" office:value="6410" calcext:value-type="float">
            <text:p>6410</text:p>
          </table:table-cell>
          <table:table-cell office:value-type="float" office:value="7659" calcext:value-type="float">
            <text:p>7659</text:p>
          </table:table-cell>
          <table:table-cell office:value-type="float" office:value="9605" calcext:value-type="float">
            <text:p>9605</text:p>
          </table:table-cell>
          <table:table-cell office:value-type="float" office:value="9202" calcext:value-type="float">
            <text:p>9202</text:p>
          </table:table-cell>
          <table:table-cell office:value-type="float" office:value="8532" calcext:value-type="float">
            <text:p>8532</text:p>
          </table:table-cell>
          <table:table-cell office:value-type="float" office:value="-670" calcext:value-type="float">
            <text:p>-670</text:p>
          </table:table-cell>
          <table:table-cell office:value-type="string" calcext:value-type="string">
            <text:p>-7.3%</text:p>
          </table:table-cell>
          <table:table-cell office:value-type="float" office:value="193" calcext:value-type="float">
            <text:p>1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0 Av N train icon Q train icon</text:p>
          </table:table-cell>
          <table:table-cell office:value-type="float" office:value="16834" calcext:value-type="float">
            <text:p>16834</text:p>
          </table:table-cell>
          <table:table-cell office:value-type="float" office:value="16950" calcext:value-type="float">
            <text:p>16950</text:p>
          </table:table-cell>
          <table:table-cell office:value-type="float" office:value="16333" calcext:value-type="float">
            <text:p>16333</text:p>
          </table:table-cell>
          <table:table-cell office:value-type="float" office:value="17467" calcext:value-type="float">
            <text:p>17467</text:p>
          </table:table-cell>
          <table:table-cell office:value-type="float" office:value="15563" calcext:value-type="float">
            <text:p>15563</text:p>
          </table:table-cell>
          <table:table-cell office:value-type="float" office:value="18212" calcext:value-type="float">
            <text:p>18212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+17.0%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3 St-Rawson St 7 train icon</text:p>
          </table:table-cell>
          <table:table-cell office:value-type="float" office:value="3721" calcext:value-type="float">
            <text:p>3721</text:p>
          </table:table-cell>
          <table:table-cell office:value-type="float" office:value="4254" calcext:value-type="float">
            <text:p>4254</text:p>
          </table:table-cell>
          <table:table-cell office:value-type="float" office:value="4485" calcext:value-type="float">
            <text:p>4485</text:p>
          </table:table-cell>
          <table:table-cell office:value-type="float" office:value="4996" calcext:value-type="float">
            <text:p>4996</text:p>
          </table:table-cell>
          <table:table-cell office:value-type="float" office:value="4772" calcext:value-type="float">
            <text:p>4772</text:p>
          </table:table-cell>
          <table:table-cell office:value-type="float" office:value="4920" calcext:value-type="float">
            <text:p>49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+3.1%</text:p>
          </table:table-cell>
          <table:table-cell office:value-type="float" office:value="296" calcext:value-type="float">
            <text:p>2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Av N train icon Q train icon</text:p>
          </table:table-cell>
          <table:table-cell office:value-type="float" office:value="8566" calcext:value-type="float">
            <text:p>8566</text:p>
          </table:table-cell>
          <table:table-cell office:value-type="float" office:value="8610" calcext:value-type="float">
            <text:p>8610</text:p>
          </table:table-cell>
          <table:table-cell office:value-type="float" office:value="8416" calcext:value-type="float">
            <text:p>8416</text:p>
          </table:table-cell>
          <table:table-cell office:value-type="float" office:value="8899" calcext:value-type="float">
            <text:p>8899</text:p>
          </table:table-cell>
          <table:table-cell office:value-type="float" office:value="7743" calcext:value-type="float">
            <text:p>7743</text:p>
          </table:table-cell>
          <table:table-cell office:value-type="float" office:value="9088" calcext:value-type="float">
            <text:p>9088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+17.4%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St M train icon R train icon</text:p>
          </table:table-cell>
          <table:table-cell office:value-type="float" office:value="1826" calcext:value-type="float">
            <text:p>1826</text:p>
          </table:table-cell>
          <table:table-cell office:value-type="float" office:value="1949" calcext:value-type="float">
            <text:p>1949</text:p>
          </table:table-cell>
          <table:table-cell office:value-type="float" office:value="1989" calcext:value-type="float">
            <text:p>1989</text:p>
          </table:table-cell>
          <table:table-cell office:value-type="float" office:value="2085" calcext:value-type="float">
            <text:p>2085</text:p>
          </table:table-cell>
          <table:table-cell office:value-type="float" office:value="2525" calcext:value-type="float">
            <text:p>2525</text:p>
          </table:table-cell>
          <table:table-cell office:value-type="float" office:value="2454" calcext:value-type="float">
            <text:p>2454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-2.8%</text:p>
          </table:table-cell>
          <table:table-cell office:value-type="float" office:value="378" calcext:value-type="float">
            <text:p>3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9 Av N train icon Q train icon</text:p>
          </table:table-cell>
          <table:table-cell office:value-type="float" office:value="2130" calcext:value-type="float">
            <text:p>2130</text:p>
          </table:table-cell>
          <table:table-cell office:value-type="float" office:value="2184" calcext:value-type="float">
            <text:p>2184</text:p>
          </table:table-cell>
          <table:table-cell office:value-type="float" office:value="2515" calcext:value-type="float">
            <text:p>2515</text:p>
          </table:table-cell>
          <table:table-cell office:value-type="float" office:value="2726" calcext:value-type="float">
            <text:p>2726</text:p>
          </table:table-cell>
          <table:table-cell office:value-type="float" office:value="2226" calcext:value-type="float">
            <text:p>2226</text:p>
          </table:table-cell>
          <table:table-cell office:value-type="float" office:value="3110" calcext:value-type="float">
            <text:p>311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+39.7%</text:p>
          </table:table-cell>
          <table:table-cell office:value-type="float" office:value="361" calcext:value-type="float">
            <text:p>3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0 St-Lowery St 7 train icon</text:p>
          </table:table-cell>
          <table:table-cell office:value-type="float" office:value="10366" calcext:value-type="float">
            <text:p>10366</text:p>
          </table:table-cell>
          <table:table-cell office:value-type="float" office:value="11409" calcext:value-type="float">
            <text:p>11409</text:p>
          </table:table-cell>
          <table:table-cell office:value-type="float" office:value="11324" calcext:value-type="float">
            <text:p>11324</text:p>
          </table:table-cell>
          <table:table-cell office:value-type="float" office:value="12260" calcext:value-type="float">
            <text:p>12260</text:p>
          </table:table-cell>
          <table:table-cell office:value-type="float" office:value="11926" calcext:value-type="float">
            <text:p>11926</text:p>
          </table:table-cell>
          <table:table-cell office:value-type="float" office:value="12122" calcext:value-type="float">
            <text:p>1212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+1.6%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 M train icon R train icon</text:p>
          </table:table-cell>
          <table:table-cell office:value-type="float" office:value="10523" calcext:value-type="float">
            <text:p>10523</text:p>
          </table:table-cell>
          <table:table-cell office:value-type="float" office:value="10943" calcext:value-type="float">
            <text:p>10943</text:p>
          </table:table-cell>
          <table:table-cell office:value-type="float" office:value="10344" calcext:value-type="float">
            <text:p>10344</text:p>
          </table:table-cell>
          <table:table-cell office:value-type="float" office:value="10741" calcext:value-type="float">
            <text:p>10741</text:p>
          </table:table-cell>
          <table:table-cell office:value-type="float" office:value="10679" calcext:value-type="float">
            <text:p>10679</text:p>
          </table:table-cell>
          <table:table-cell office:value-type="float" office:value="11137" calcext:value-type="float">
            <text:p>1113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+4.3%</text:p>
          </table:table-cell>
          <table:table-cell office:value-type="float" office:value="152" calcext:value-type="float">
            <text:p>1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-Bliss St 7 train icon</text:p>
          </table:table-cell>
          <table:table-cell office:value-type="float" office:value="16373" calcext:value-type="float">
            <text:p>16373</text:p>
          </table:table-cell>
          <table:table-cell office:value-type="float" office:value="17999" calcext:value-type="float">
            <text:p>17999</text:p>
          </table:table-cell>
          <table:table-cell office:value-type="float" office:value="18419" calcext:value-type="float">
            <text:p>18419</text:p>
          </table:table-cell>
          <table:table-cell office:value-type="float" office:value="19099" calcext:value-type="float">
            <text:p>19099</text:p>
          </table:table-cell>
          <table:table-cell office:value-type="float" office:value="18496" calcext:value-type="float">
            <text:p>18496</text:p>
          </table:table-cell>
          <table:table-cell office:value-type="float" office:value="18491" calcext:value-type="float">
            <text:p>1849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0.0%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52 St 7 train icon</text:p>
          </table:table-cell>
          <table:table-cell office:value-type="float" office:value="7135" calcext:value-type="float">
            <text:p>7135</text:p>
          </table:table-cell>
          <table:table-cell office:value-type="float" office:value="7637" calcext:value-type="float">
            <text:p>7637</text:p>
          </table:table-cell>
          <table:table-cell office:value-type="float" office:value="7737" calcext:value-type="float">
            <text:p>7737</text:p>
          </table:table-cell>
          <table:table-cell office:value-type="float" office:value="8083" calcext:value-type="float">
            <text:p>8083</text:p>
          </table:table-cell>
          <table:table-cell office:value-type="float" office:value="8118" calcext:value-type="float">
            <text:p>8118</text:p>
          </table:table-cell>
          <table:table-cell office:value-type="float" office:value="8221" calcext:value-type="float">
            <text:p>82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+1.3%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3 Dr-Rego Park M train icon R train icon</text:p>
          </table:table-cell>
          <table:table-cell office:value-type="float" office:value="15255" calcext:value-type="float">
            <text:p>15255</text:p>
          </table:table-cell>
          <table:table-cell office:value-type="float" office:value="14905" calcext:value-type="float">
            <text:p>14905</text:p>
          </table:table-cell>
          <table:table-cell office:value-type="float" office:value="14448" calcext:value-type="float">
            <text:p>14448</text:p>
          </table:table-cell>
          <table:table-cell office:value-type="float" office:value="15762" calcext:value-type="float">
            <text:p>15762</text:p>
          </table:table-cell>
          <table:table-cell office:value-type="float" office:value="17333" calcext:value-type="float">
            <text:p>17333</text:p>
          </table:table-cell>
          <table:table-cell office:value-type="float" office:value="17997" calcext:value-type="float">
            <text:p>1799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+3.8%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5 St M train icon R train icon</text:p>
          </table:table-cell>
          <table:table-cell office:value-type="float" office:value="3816" calcext:value-type="float">
            <text:p>3816</text:p>
          </table:table-cell>
          <table:table-cell office:value-type="float" office:value="3965" calcext:value-type="float">
            <text:p>3965</text:p>
          </table:table-cell>
          <table:table-cell office:value-type="float" office:value="3838" calcext:value-type="float">
            <text:p>3838</text:p>
          </table:table-cell>
          <table:table-cell office:value-type="float" office:value="4072" calcext:value-type="float">
            <text:p>4072</text:p>
          </table:table-cell>
          <table:table-cell office:value-type="float" office:value="4093" calcext:value-type="float">
            <text:p>4093</text:p>
          </table:table-cell>
          <table:table-cell office:value-type="float" office:value="4453" calcext:value-type="float">
            <text:p>445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+8.8%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7 Av M train icon R train icon</text:p>
          </table:table-cell>
          <table:table-cell office:value-type="float" office:value="7309" calcext:value-type="float">
            <text:p>7309</text:p>
          </table:table-cell>
          <table:table-cell office:value-type="float" office:value="7425" calcext:value-type="float">
            <text:p>7425</text:p>
          </table:table-cell>
          <table:table-cell office:value-type="float" office:value="7680" calcext:value-type="float">
            <text:p>7680</text:p>
          </table:table-cell>
          <table:table-cell office:value-type="float" office:value="7507" calcext:value-type="float">
            <text:p>7507</text:p>
          </table:table-cell>
          <table:table-cell office:value-type="float" office:value="7744" calcext:value-type="float">
            <text:p>7744</text:p>
          </table:table-cell>
          <table:table-cell office:value-type="float" office:value="7702" calcext:value-type="float">
            <text:p>7702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-0.5%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9 St 7 train icon</text:p>
          </table:table-cell>
          <table:table-cell office:value-type="float" office:value="6755" calcext:value-type="float">
            <text:p>6755</text:p>
          </table:table-cell>
          <table:table-cell office:value-type="float" office:value="6501" calcext:value-type="float">
            <text:p>6501</text:p>
          </table:table-cell>
          <table:table-cell office:value-type="float" office:value="6858" calcext:value-type="float">
            <text:p>6858</text:p>
          </table:table-cell>
          <table:table-cell office:value-type="float" office:value="7618" calcext:value-type="float">
            <text:p>7618</text:p>
          </table:table-cell>
          <table:table-cell office:value-type="float" office:value="7061" calcext:value-type="float">
            <text:p>7061</text:p>
          </table:table-cell>
          <table:table-cell office:value-type="float" office:value="7107" calcext:value-type="float">
            <text:p>71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+0.7%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4-Bway 7 train icon/Jackson Hts-Roosevelt Av E train icon F train icon M train icon R train icon</text:p>
          </table:table-cell>
          <table:table-cell office:value-type="float" office:value="70222" calcext:value-type="float">
            <text:p>70222</text:p>
          </table:table-cell>
          <table:table-cell office:value-type="float" office:value="71606" calcext:value-type="float">
            <text:p>71606</text:p>
          </table:table-cell>
          <table:table-cell office:value-type="float" office:value="68047" calcext:value-type="float">
            <text:p>68047</text:p>
          </table:table-cell>
          <table:table-cell office:value-type="float" office:value="68745" calcext:value-type="float">
            <text:p>68745</text:p>
          </table:table-cell>
          <table:table-cell office:value-type="float" office:value="68607" calcext:value-type="float">
            <text:p>68607</text:p>
          </table:table-cell>
          <table:table-cell office:value-type="float" office:value="69688" calcext:value-type="float">
            <text:p>69688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+1.6%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Av E train icon F train icon</text:p>
          </table:table-cell>
          <table:table-cell office:value-type="float" office:value="3685" calcext:value-type="float">
            <text:p>3685</text:p>
          </table:table-cell>
          <table:table-cell office:value-type="float" office:value="3660" calcext:value-type="float">
            <text:p>3660</text:p>
          </table:table-cell>
          <table:table-cell office:value-type="float" office:value="3566" calcext:value-type="float">
            <text:p>3566</text:p>
          </table:table-cell>
          <table:table-cell office:value-type="float" office:value="3596" calcext:value-type="float">
            <text:p>3596</text:p>
          </table:table-cell>
          <table:table-cell office:value-type="float" office:value="3761" calcext:value-type="float">
            <text:p>3761</text:p>
          </table:table-cell>
          <table:table-cell office:value-type="float" office:value="3615" calcext:value-type="float">
            <text:p>3615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-3.9%</text:p>
          </table:table-cell>
          <table:table-cell office:value-type="float" office:value="336" calcext:value-type="float">
            <text:p>3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St-Elderts Ln J train icon Z train icon</text:p>
          </table:table-cell>
          <table:table-cell office:value-type="float" office:value="2937" calcext:value-type="float">
            <text:p>2937</text:p>
          </table:table-cell>
          <table:table-cell office:value-type="float" office:value="3244" calcext:value-type="float">
            <text:p>3244</text:p>
          </table:table-cell>
          <table:table-cell office:value-type="float" office:value="3565" calcext:value-type="float">
            <text:p>3565</text:p>
          </table:table-cell>
          <table:table-cell office:value-type="float" office:value="3020" calcext:value-type="float">
            <text:p>3020</text:p>
          </table:table-cell>
          <table:table-cell office:value-type="float" office:value="3380" calcext:value-type="float">
            <text:p>3380</text:p>
          </table:table-cell>
          <table:table-cell office:value-type="float" office:value="3046" calcext:value-type="float">
            <text:p>3046</text:p>
          </table:table-cell>
          <table:table-cell office:value-type="float" office:value="-334" calcext:value-type="float">
            <text:p>-334</text:p>
          </table:table-cell>
          <table:table-cell office:value-type="string" calcext:value-type="string">
            <text:p>-9.9%</text:p>
          </table:table-cell>
          <table:table-cell office:value-type="float" office:value="362" calcext:value-type="float">
            <text:p>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0 St A train icon</text:p>
          </table:table-cell>
          <table:table-cell office:value-type="float" office:value="4055" calcext:value-type="float">
            <text:p>4055</text:p>
          </table:table-cell>
          <table:table-cell office:value-type="float" office:value="3947" calcext:value-type="float">
            <text:p>3947</text:p>
          </table:table-cell>
          <table:table-cell office:value-type="float" office:value="3836" calcext:value-type="float">
            <text:p>3836</text:p>
          </table:table-cell>
          <table:table-cell office:value-type="float" office:value="3960" calcext:value-type="float">
            <text:p>3960</text:p>
          </table:table-cell>
          <table:table-cell office:value-type="float" office:value="4068" calcext:value-type="float">
            <text:p>4068</text:p>
          </table:table-cell>
          <table:table-cell office:value-type="float" office:value="4212" calcext:value-type="float">
            <text:p>42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+3.5%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2 St-Jackson Hts 7 train icon</text:p>
          </table:table-cell>
          <table:table-cell office:value-type="float" office:value="21854" calcext:value-type="float">
            <text:p>21854</text:p>
          </table:table-cell>
          <table:table-cell office:value-type="float" office:value="21540" calcext:value-type="float">
            <text:p>21540</text:p>
          </table:table-cell>
          <table:table-cell office:value-type="float" office:value="20614" calcext:value-type="float">
            <text:p>20614</text:p>
          </table:table-cell>
          <table:table-cell office:value-type="float" office:value="20955" calcext:value-type="float">
            <text:p>20955</text:p>
          </table:table-cell>
          <table:table-cell office:value-type="float" office:value="21122" calcext:value-type="float">
            <text:p>21122</text:p>
          </table:table-cell>
          <table:table-cell office:value-type="float" office:value="20374" calcext:value-type="float">
            <text:p>20374</text:p>
          </table:table-cell>
          <table:table-cell office:value-type="float" office:value="-748" calcext:value-type="float">
            <text:p>-748</text:p>
          </table:table-cell>
          <table:table-cell office:value-type="string" calcext:value-type="string">
            <text:p>-3.5%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5 St-Forest Pkwy J train icon</text:p>
          </table:table-cell>
          <table:table-cell office:value-type="float" office:value="3308" calcext:value-type="float">
            <text:p>3308</text:p>
          </table:table-cell>
          <table:table-cell office:value-type="float" office:value="3461" calcext:value-type="float">
            <text:p>3461</text:p>
          </table:table-cell>
          <table:table-cell office:value-type="float" office:value="3698" calcext:value-type="float">
            <text:p>3698</text:p>
          </table:table-cell>
          <table:table-cell office:value-type="float" office:value="3151" calcext:value-type="float">
            <text:p>3151</text:p>
          </table:table-cell>
          <table:table-cell office:value-type="float" office:value="3605" calcext:value-type="float">
            <text:p>3605</text:p>
          </table:table-cell>
          <table:table-cell office:value-type="float" office:value="3279" calcext:value-type="float">
            <text:p>3279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-9.0%</text:p>
          </table:table-cell>
          <table:table-cell office:value-type="float" office:value="352" calcext:value-type="float">
            <text:p>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8 St A train icon</text:p>
          </table:table-cell>
          <table:table-cell office:value-type="float" office:value="1949" calcext:value-type="float">
            <text:p>1949</text:p>
          </table:table-cell>
          <table:table-cell office:value-type="float" office:value="2204" calcext:value-type="float">
            <text:p>2204</text:p>
          </table:table-cell>
          <table:table-cell office:value-type="float" office:value="2100" calcext:value-type="float">
            <text:p>2100</text:p>
          </table:table-cell>
          <table:table-cell office:value-type="float" office:value="2130" calcext:value-type="float">
            <text:p>2130</text:p>
          </table:table-cell>
          <table:table-cell office:value-type="float" office:value="2275" calcext:value-type="float">
            <text:p>2275</text:p>
          </table:table-cell>
          <table:table-cell office:value-type="float" office:value="2257" calcext:value-type="float">
            <text:p>225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-0.8%</text:p>
          </table:table-cell>
          <table:table-cell office:value-type="float" office:value="382" calcext:value-type="float">
            <text:p>3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90 St-Elmhurst Av 7 train icon</text:p>
          </table:table-cell>
          <table:table-cell office:value-type="float" office:value="23102" calcext:value-type="float">
            <text:p>23102</text:p>
          </table:table-cell>
          <table:table-cell office:value-type="float" office:value="22752" calcext:value-type="float">
            <text:p>22752</text:p>
          </table:table-cell>
          <table:table-cell office:value-type="float" office:value="22324" calcext:value-type="float">
            <text:p>22324</text:p>
          </table:table-cell>
          <table:table-cell office:value-type="float" office:value="22724" calcext:value-type="float">
            <text:p>22724</text:p>
          </table:table-cell>
          <table:table-cell office:value-type="float" office:value="22874" calcext:value-type="float">
            <text:p>22874</text:p>
          </table:table-cell>
          <table:table-cell office:value-type="float" office:value="22506" calcext:value-type="float">
            <text:p>22506</text:p>
          </table:table-cell>
          <table:table-cell office:value-type="float" office:value="-368" calcext:value-type="float">
            <text:p>-368</text:p>
          </table:table-cell>
          <table:table-cell office:value-type="string" calcext:value-type="string">
            <text:p>-1.6%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 Racetrack A train icon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-461" calcext:value-type="float">
            <text:p>-461</text:p>
          </table:table-cell>
          <table:table-cell office:value-type="string" calcext:value-type="string">
            <text:p>-100.0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-North Conduit Av A train icon</text:p>
          </table:table-cell>
          <table:table-cell office:value-type="float" office:value="757" calcext:value-type="float">
            <text:p>757</text:p>
          </table:table-cell>
          <table:table-cell office:value-type="float" office:value="764" calcext:value-type="float">
            <text:p>764</text:p>
          </table:table-cell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office:value-type="float" office:value="2229" calcext:value-type="float">
            <text:p>2229</text:p>
          </table:table-cell>
          <table:table-cell office:value-type="float" office:value="5067" calcext:value-type="float">
            <text:p>5067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+127.3%</text:p>
          </table:table-cell>
          <table:table-cell office:value-type="float" office:value="291" calcext:value-type="float">
            <text:p>2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 Blvd N train icon Q train icon</text:p>
          </table:table-cell>
          <table:table-cell office:value-type="float" office:value="13530" calcext:value-type="float">
            <text:p>13530</text:p>
          </table:table-cell>
          <table:table-cell office:value-type="float" office:value="13899" calcext:value-type="float">
            <text:p>13899</text:p>
          </table:table-cell>
          <table:table-cell office:value-type="float" office:value="13445" calcext:value-type="float">
            <text:p>13445</text:p>
          </table:table-cell>
          <table:table-cell office:value-type="float" office:value="14319" calcext:value-type="float">
            <text:p>14319</text:p>
          </table:table-cell>
          <table:table-cell office:value-type="float" office:value="15757" calcext:value-type="float">
            <text:p>15757</text:p>
          </table:table-cell>
          <table:table-cell office:value-type="float" office:value="15354" calcext:value-type="float">
            <text:p>15354</text:p>
          </table:table-cell>
          <table:table-cell office:value-type="float" office:value="-403" calcext:value-type="float">
            <text:p>-403</text:p>
          </table:table-cell>
          <table:table-cell office:value-type="string" calcext:value-type="string">
            <text:p>-2.6%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-Ditmars Blvd N train icon Q train icon</text:p>
          </table:table-cell>
          <table:table-cell office:value-type="float" office:value="17834" calcext:value-type="float">
            <text:p>17834</text:p>
          </table:table-cell>
          <table:table-cell office:value-type="float" office:value="18343" calcext:value-type="float">
            <text:p>18343</text:p>
          </table:table-cell>
          <table:table-cell office:value-type="float" office:value="17499" calcext:value-type="float">
            <text:p>17499</text:p>
          </table:table-cell>
          <table:table-cell office:value-type="float" office:value="18325" calcext:value-type="float">
            <text:p>18325</text:p>
          </table:table-cell>
          <table:table-cell office:value-type="float" office:value="18568" calcext:value-type="float">
            <text:p>18568</text:p>
          </table:table-cell>
          <table:table-cell office:value-type="float" office:value="19077" calcext:value-type="float">
            <text:p>1907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+2.7%</text:p>
          </table:table-cell>
          <table:table-cell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105 St A train icon S train icon</text:p>
          </table:table-cell>
          <table:table-cell office:value-type="float" office:value="206" calcext:value-type="float">
            <text:p>206</text:p>
          </table:table-cell>
          <table:table-cell office:value-type="float" office:value="252" calcext:value-type="float">
            <text:p>252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271" calcext:value-type="float">
            <text:p>271</text:p>
          </table:table-cell>
          <table:table-cell office:value-type="float" office:value="325" calcext:value-type="float">
            <text:p>3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+19.9%</text:p>
          </table:table-cell>
          <table:table-cell office:value-type="float" office:value="416" calcext:value-type="float">
            <text:p>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25 St A train icon</text:p>
          </table:table-cell>
          <table:table-cell office:value-type="float" office:value="1287" calcext:value-type="float">
            <text:p>1287</text:p>
          </table:table-cell>
          <table:table-cell office:value-type="float" office:value="1384" calcext:value-type="float">
            <text:p>1384</text:p>
          </table:table-cell>
          <table:table-cell office:value-type="float" office:value="1022" calcext:value-type="float">
            <text:p>1022</text:p>
          </table:table-cell>
          <table:table-cell office:value-type="float" office:value="902" calcext:value-type="float">
            <text:p>902</text:p>
          </table:table-cell>
          <table:table-cell office:value-type="float" office:value="1235" calcext:value-type="float">
            <text:p>1235</text:p>
          </table:table-cell>
          <table:table-cell office:value-type="float" office:value="1163" calcext:value-type="float">
            <text:p>116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-5.8%</text:p>
          </table:table-cell>
          <table:table-cell office:value-type="float" office:value="409" calcext:value-type="float">
            <text:p>4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36 St A train icon</text:p>
          </table:table-cell>
          <table:table-cell office:value-type="float" office:value="810" calcext:value-type="float">
            <text:p>810</text:p>
          </table:table-cell>
          <table:table-cell office:value-type="float" office:value="786" calcext:value-type="float">
            <text:p>786</text:p>
          </table:table-cell>
          <table:table-cell office:value-type="float" office:value="632" calcext:value-type="float">
            <text:p>632</text:p>
          </table:table-cell>
          <table:table-cell office:value-type="float" office:value="756" calcext:value-type="float">
            <text:p>756</text:p>
          </table:table-cell>
          <table:table-cell office:value-type="float" office:value="621" calcext:value-type="float">
            <text:p>621</text:p>
          </table:table-cell>
          <table:table-cell office:value-type="float" office:value="696" calcext:value-type="float">
            <text:p>6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+12.1%</text:p>
          </table:table-cell>
          <table:table-cell office:value-type="float" office:value="414" calcext:value-type="float">
            <text:p>4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44 St A train icon</text:p>
          </table:table-cell>
          <table:table-cell office:value-type="float" office:value="528" calcext:value-type="float">
            <text:p>528</text:p>
          </table:table-cell>
          <table:table-cell office:value-type="float" office:value="573" calcext:value-type="float">
            <text:p>573</text:p>
          </table:table-cell>
          <table:table-cell office:value-type="float" office:value="454" calcext:value-type="float">
            <text:p>454</text:p>
          </table:table-cell>
          <table:table-cell office:value-type="float" office:value="394" calcext:value-type="float">
            <text:p>394</text:p>
          </table:table-cell>
          <table:table-cell office:value-type="float" office:value="631" calcext:value-type="float">
            <text:p>631</text:p>
          </table:table-cell>
          <table:table-cell office:value-type="float" office:value="496" calcext:value-type="float">
            <text:p>496</text:p>
          </table:table-cell>
          <table:table-cell office:value-type="float" office:value="-135" calcext:value-type="float">
            <text:p>-135</text:p>
          </table:table-cell>
          <table:table-cell office:value-type="string" calcext:value-type="string">
            <text:p>-21.4%</text:p>
          </table:table-cell>
          <table:table-cell office:value-type="float" office:value="415" calcext:value-type="float">
            <text:p>4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0 St A train icon</text:p>
          </table:table-cell>
          <table:table-cell office:value-type="float" office:value="2482" calcext:value-type="float">
            <text:p>2482</text:p>
          </table:table-cell>
          <table:table-cell office:value-type="float" office:value="2412" calcext:value-type="float">
            <text:p>2412</text:p>
          </table:table-cell>
          <table:table-cell office:value-type="float" office:value="1959" calcext:value-type="float">
            <text:p>1959</text:p>
          </table:table-cell>
          <table:table-cell office:value-type="float" office:value="2136" calcext:value-type="float">
            <text:p>2136</text:p>
          </table:table-cell>
          <table:table-cell office:value-type="float" office:value="1777" calcext:value-type="float">
            <text:p>1777</text:p>
          </table:table-cell>
          <table:table-cell office:value-type="float" office:value="1954" calcext:value-type="float">
            <text:p>195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+10.0%</text:p>
          </table:table-cell>
          <table:table-cell office:value-type="float" office:value="391" calcext:value-type="float">
            <text:p>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7 St A train icon</text:p>
          </table:table-cell>
          <table:table-cell office:value-type="float" office:value="1597" calcext:value-type="float">
            <text:p>1597</text:p>
          </table:table-cell>
          <table:table-cell office:value-type="float" office:value="1691" calcext:value-type="float">
            <text:p>1691</text:p>
          </table:table-cell>
          <table:table-cell office:value-type="float" office:value="1396" calcext:value-type="float">
            <text:p>1396</text:p>
          </table:table-cell>
          <table:table-cell office:value-type="float" office:value="1439" calcext:value-type="float">
            <text:p>1439</text:p>
          </table:table-cell>
          <table:table-cell office:value-type="float" office:value="2026" calcext:value-type="float">
            <text:p>2026</text:p>
          </table:table-cell>
          <table:table-cell office:value-type="float" office:value="1947" calcext:value-type="float">
            <text:p>194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-3.9%</text:p>
          </table:table-cell>
          <table:table-cell office:value-type="float" office:value="393" calcext:value-type="float">
            <text:p>3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0 St A train icon S train icon</text:p>
          </table:table-cell>
          <table:table-cell office:value-type="float" office:value="1481" calcext:value-type="float">
            <text:p>1481</text:p>
          </table:table-cell>
          <table:table-cell office:value-type="float" office:value="2356" calcext:value-type="float">
            <text:p>2356</text:p>
          </table:table-cell>
          <table:table-cell office:value-type="float" office:value="2225" calcext:value-type="float">
            <text:p>2225</text:p>
          </table:table-cell>
          <table:table-cell office:value-type="float" office:value="1981" calcext:value-type="float">
            <text:p>1981</text:p>
          </table:table-cell>
          <table:table-cell office:value-type="float" office:value="2412" calcext:value-type="float">
            <text:p>2412</text:p>
          </table:table-cell>
          <table:table-cell office:value-type="float" office:value="1563" calcext:value-type="float">
            <text:p>1563</text:p>
          </table:table-cell>
          <table:table-cell office:value-type="float" office:value="-849" calcext:value-type="float">
            <text:p>-849</text:p>
          </table:table-cell>
          <table:table-cell office:value-type="string" calcext:value-type="string">
            <text:p>-35.2%</text:p>
          </table:table-cell>
          <table:table-cell office:value-type="float" office:value="399" calcext:value-type="float">
            <text:p>3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8 St A train icon S train icon</text:p>
          </table:table-cell>
          <table:table-cell office:value-type="float" office:value="549" calcext:value-type="float">
            <text:p>549</text:p>
          </table:table-cell>
          <table:table-cell office:value-type="float" office:value="547" calcext:value-type="float">
            <text:p>547</text:p>
          </table:table-cell>
          <table:table-cell office:value-type="float" office:value="1123" calcext:value-type="float">
            <text:p>1123</text:p>
          </table:table-cell>
          <table:table-cell office:value-type="float" office:value="1646" calcext:value-type="float">
            <text:p>1646</text:p>
          </table:table-cell>
          <table:table-cell office:value-type="float" office:value="741" calcext:value-type="float">
            <text:p>741</text:p>
          </table:table-cell>
          <table:table-cell office:value-type="float" office:value="874" calcext:value-type="float">
            <text:p>87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+17.9%</text:p>
          </table:table-cell>
          <table:table-cell office:value-type="float" office:value="412" calcext:value-type="float">
            <text:p>4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iarwood-Van Wyck Blvd E train icon F train icon</text:p>
          </table:table-cell>
          <table:table-cell office:value-type="float" office:value="5606" calcext:value-type="float">
            <text:p>5606</text:p>
          </table:table-cell>
          <table:table-cell office:value-type="float" office:value="5779" calcext:value-type="float">
            <text:p>5779</text:p>
          </table:table-cell>
          <table:table-cell office:value-type="float" office:value="5513" calcext:value-type="float">
            <text:p>5513</text:p>
          </table:table-cell>
          <table:table-cell office:value-type="float" office:value="5596" calcext:value-type="float">
            <text:p>5596</text:p>
          </table:table-cell>
          <table:table-cell office:value-type="float" office:value="5402" calcext:value-type="float">
            <text:p>5402</text:p>
          </table:table-cell>
          <table:table-cell office:value-type="float" office:value="4827" calcext:value-type="float">
            <text:p>4827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-10.6%</text:p>
          </table:table-cell>
          <table:table-cell office:value-type="float" office:value="304" calcext:value-type="float">
            <text:p>3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 Channel A train icon S train icon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171" calcext:value-type="float">
            <text:p>17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-19.0%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way N train icon Q train icon</text:p>
          </table:table-cell>
          <table:table-cell office:value-type="float" office:value="16100" calcext:value-type="float">
            <text:p>16100</text:p>
          </table:table-cell>
          <table:table-cell office:value-type="float" office:value="15904" calcext:value-type="float">
            <text:p>15904</text:p>
          </table:table-cell>
          <table:table-cell office:value-type="float" office:value="15158" calcext:value-type="float">
            <text:p>15158</text:p>
          </table:table-cell>
          <table:table-cell office:value-type="float" office:value="15867" calcext:value-type="float">
            <text:p>15867</text:p>
          </table:table-cell>
          <table:table-cell office:value-type="float" office:value="14578" calcext:value-type="float">
            <text:p>14578</text:p>
          </table:table-cell>
          <table:table-cell office:value-type="float" office:value="16517" calcext:value-type="float">
            <text:p>1651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+13.3%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Court Sq E train icon G train icon M train icon 7 train icon</text:p>
          </table:table-cell>
          <table:table-cell office:value-type="float" office:value="18372" calcext:value-type="float">
            <text:p>18372</text:p>
          </table:table-cell>
          <table:table-cell office:value-type="float" office:value="20469" calcext:value-type="float">
            <text:p>20469</text:p>
          </table:table-cell>
          <table:table-cell office:value-type="float" office:value="18110" calcext:value-type="float">
            <text:p>18110</text:p>
          </table:table-cell>
          <table:table-cell office:value-type="float" office:value="17195" calcext:value-type="float">
            <text:p>17195</text:p>
          </table:table-cell>
          <table:table-cell office:value-type="float" office:value="15709" calcext:value-type="float">
            <text:p>15709</text:p>
          </table:table-cell>
          <table:table-cell office:value-type="float" office:value="12787" calcext:value-type="float">
            <text:p>12787</text:p>
          </table:table-cell>
          <table:table-cell office:value-type="float" office:value="-2922" calcext:value-type="float">
            <text:p>-2922</text:p>
          </table:table-cell>
          <table:table-cell office:value-type="string" calcext:value-type="string">
            <text:p>-18.6%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Elmhurst Av M train icon R train icon</text:p>
          </table:table-cell>
          <table:table-cell office:value-type="float" office:value="16204" calcext:value-type="float">
            <text:p>16204</text:p>
          </table:table-cell>
          <table:table-cell office:value-type="float" office:value="16754" calcext:value-type="float">
            <text:p>16754</text:p>
          </table:table-cell>
          <table:table-cell office:value-type="float" office:value="17228" calcext:value-type="float">
            <text:p>17228</text:p>
          </table:table-cell>
          <table:table-cell office:value-type="float" office:value="15579" calcext:value-type="float">
            <text:p>15579</text:p>
          </table:table-cell>
          <table:table-cell office:value-type="float" office:value="17039" calcext:value-type="float">
            <text:p>17039</text:p>
          </table:table-cell>
          <table:table-cell office:value-type="float" office:value="17262" calcext:value-type="float">
            <text:p>1726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+1.3%</text:p>
          </table:table-cell>
          <table:table-cell office:value-type="float" office:value="91" calcext:value-type="float">
            <text:p>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ar Rockaway-Mott Av A train icon</text:p>
          </table:table-cell>
          <table:table-cell office:value-type="float" office:value="3675" calcext:value-type="float">
            <text:p>3675</text:p>
          </table:table-cell>
          <table:table-cell office:value-type="float" office:value="3978" calcext:value-type="float">
            <text:p>3978</text:p>
          </table:table-cell>
          <table:table-cell office:value-type="float" office:value="3107" calcext:value-type="float">
            <text:p>3107</text:p>
          </table:table-cell>
          <table:table-cell office:value-type="float" office:value="3310" calcext:value-type="float">
            <text:p>3310</text:p>
          </table:table-cell>
          <table:table-cell office:value-type="float" office:value="3953" calcext:value-type="float">
            <text:p>3953</text:p>
          </table:table-cell>
          <table:table-cell office:value-type="float" office:value="3639" calcext:value-type="float">
            <text:p>3639</text:p>
          </table:table-cell>
          <table:table-cell office:value-type="float" office:value="-314" calcext:value-type="float">
            <text:p>-314</text:p>
          </table:table-cell>
          <table:table-cell office:value-type="string" calcext:value-type="string">
            <text:p>-7.9%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lushing-Main St 7 train icon</text:p>
          </table:table-cell>
          <table:table-cell office:value-type="float" office:value="61710" calcext:value-type="float">
            <text:p>61710</text:p>
          </table:table-cell>
          <table:table-cell office:value-type="float" office:value="62638" calcext:value-type="float">
            <text:p>62638</text:p>
          </table:table-cell>
          <table:table-cell office:value-type="float" office:value="65363" calcext:value-type="float">
            <text:p>65363</text:p>
          </table:table-cell>
          <table:table-cell office:value-type="float" office:value="65497" calcext:value-type="float">
            <text:p>65497</text:p>
          </table:table-cell>
          <table:table-cell office:value-type="float" office:value="67395" calcext:value-type="float">
            <text:p>67395</text:p>
          </table:table-cell>
          <table:table-cell office:value-type="float" office:value="70993" calcext:value-type="float">
            <text:p>70993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+5.3%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Av M train icon</text:p>
          </table:table-cell>
          <table:table-cell office:value-type="float" office:value="2732" calcext:value-type="float">
            <text:p>2732</text:p>
          </table:table-cell>
          <table:table-cell office:value-type="float" office:value="2849" calcext:value-type="float">
            <text:p>2849</text:p>
          </table:table-cell>
          <table:table-cell office:value-type="float" office:value="3235" calcext:value-type="float">
            <text:p>3235</text:p>
          </table:table-cell>
          <table:table-cell office:value-type="float" office:value="2275" calcext:value-type="float">
            <text:p>2275</text:p>
          </table:table-cell>
          <table:table-cell office:value-type="float" office:value="3344" calcext:value-type="float">
            <text:p>3344</text:p>
          </table:table-cell>
          <table:table-cell office:value-type="float" office:value="2606" calcext:value-type="float">
            <text:p>2606</text:p>
          </table:table-cell>
          <table:table-cell office:value-type="float" office:value="-738" calcext:value-type="float">
            <text:p>-738</text:p>
          </table:table-cell>
          <table:table-cell office:value-type="string" calcext:value-type="string">
            <text:p>-22.1%</text:p>
          </table:table-cell>
          <table:table-cell office:value-type="float" office:value="374" calcext:value-type="float">
            <text:p>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Hills-71 Av E train icon F train icon M train icon R train icon</text:p>
          </table:table-cell>
          <table:table-cell office:value-type="float" office:value="27196" calcext:value-type="float">
            <text:p>27196</text:p>
          </table:table-cell>
          <table:table-cell office:value-type="float" office:value="27070" calcext:value-type="float">
            <text:p>27070</text:p>
          </table:table-cell>
          <table:table-cell office:value-type="float" office:value="25700" calcext:value-type="float">
            <text:p>25700</text:p>
          </table:table-cell>
          <table:table-cell office:value-type="float" office:value="25716" calcext:value-type="float">
            <text:p>25716</text:p>
          </table:table-cell>
          <table:table-cell office:value-type="float" office:value="26364" calcext:value-type="float">
            <text:p>26364</text:p>
          </table:table-cell>
          <table:table-cell office:value-type="float" office:value="26787" calcext:value-type="float">
            <text:p>2678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+1.6%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resh Pond Rd M train icon</text:p>
          </table:table-cell>
          <table:table-cell office:value-type="float" office:value="3492" calcext:value-type="float">
            <text:p>3492</text:p>
          </table:table-cell>
          <table:table-cell office:value-type="float" office:value="3898" calcext:value-type="float">
            <text:p>3898</text:p>
          </table:table-cell>
          <table:table-cell office:value-type="float" office:value="4271" calcext:value-type="float">
            <text:p>4271</text:p>
          </table:table-cell>
          <table:table-cell office:value-type="float" office:value="3232" calcext:value-type="float">
            <text:p>3232</text:p>
          </table:table-cell>
          <table:table-cell office:value-type="float" office:value="4349" calcext:value-type="float">
            <text:p>4349</text:p>
          </table:table-cell>
          <table:table-cell office:value-type="float" office:value="3739" calcext:value-type="float">
            <text:p>3739</text:p>
          </table:table-cell>
          <table:table-cell office:value-type="float" office:value="-610" calcext:value-type="float">
            <text:p>-610</text:p>
          </table:table-cell>
          <table:table-cell office:value-type="string" calcext:value-type="string">
            <text:p>-14.0%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Grand Av-Newtown M train icon R train icon</text:p>
          </table:table-cell>
          <table:table-cell office:value-type="float" office:value="20871" calcext:value-type="float">
            <text:p>20871</text:p>
          </table:table-cell>
          <table:table-cell office:value-type="float" office:value="21245" calcext:value-type="float">
            <text:p>21245</text:p>
          </table:table-cell>
          <table:table-cell office:value-type="float" office:value="21406" calcext:value-type="float">
            <text:p>21406</text:p>
          </table:table-cell>
          <table:table-cell office:value-type="float" office:value="20487" calcext:value-type="float">
            <text:p>20487</text:p>
          </table:table-cell>
          <table:table-cell office:value-type="float" office:value="21671" calcext:value-type="float">
            <text:p>21671</text:p>
          </table:table-cell>
          <table:table-cell office:value-type="float" office:value="22147" calcext:value-type="float">
            <text:p>2214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+2.2%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oward Beach-JFK Airport A train icon</text:p>
          </table:table-cell>
          <table:table-cell office:value-type="float" office:value="4137" calcext:value-type="float">
            <text:p>4137</text:p>
          </table:table-cell>
          <table:table-cell office:value-type="float" office:value="4451" calcext:value-type="float">
            <text:p>4451</text:p>
          </table:table-cell>
          <table:table-cell office:value-type="float" office:value="4769" calcext:value-type="float">
            <text:p>4769</text:p>
          </table:table-cell>
          <table:table-cell office:value-type="float" office:value="4106" calcext:value-type="float">
            <text:p>4106</text:p>
          </table:table-cell>
          <table:table-cell office:value-type="float" office:value="4264" calcext:value-type="float">
            <text:p>4264</text:p>
          </table:table-cell>
          <table:table-cell office:value-type="float" office:value="4751" calcext:value-type="float">
            <text:p>475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+11.4%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unters Point Av 7 train icon</text:p>
          </table:table-cell>
          <table:table-cell office:value-type="float" office:value="1802" calcext:value-type="float">
            <text:p>1802</text:p>
          </table:table-cell>
          <table:table-cell office:value-type="float" office:value="1858" calcext:value-type="float">
            <text:p>1858</text:p>
          </table:table-cell>
          <table:table-cell office:value-type="float" office:value="1525" calcext:value-type="float">
            <text:p>1525</text:p>
          </table:table-cell>
          <table:table-cell office:value-type="float" office:value="1795" calcext:value-type="float">
            <text:p>1795</text:p>
          </table:table-cell>
          <table:table-cell office:value-type="float" office:value="1888" calcext:value-type="float">
            <text:p>1888</text:p>
          </table:table-cell>
          <table:table-cell office:value-type="float" office:value="1442" calcext:value-type="float">
            <text:p>1442</text:p>
          </table:table-cell>
          <table:table-cell office:value-type="float" office:value="-446" calcext:value-type="float">
            <text:p>-446</text:p>
          </table:table-cell>
          <table:table-cell office:value-type="string" calcext:value-type="string">
            <text:p>-23.6%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 Center-Parsons-Archer E train icon J train icon Z train icon</text:p>
          </table:table-cell>
          <table:table-cell office:value-type="float" office:value="31505" calcext:value-type="float">
            <text:p>31505</text:p>
          </table:table-cell>
          <table:table-cell office:value-type="float" office:value="32638" calcext:value-type="float">
            <text:p>32638</text:p>
          </table:table-cell>
          <table:table-cell office:value-type="float" office:value="32698" calcext:value-type="float">
            <text:p>32698</text:p>
          </table:table-cell>
          <table:table-cell office:value-type="float" office:value="30307" calcext:value-type="float">
            <text:p>30307</text:p>
          </table:table-cell>
          <table:table-cell office:value-type="float" office:value="34502" calcext:value-type="float">
            <text:p>34502</text:p>
          </table:table-cell>
          <table:table-cell office:value-type="float" office:value="35186" calcext:value-type="float">
            <text:p>35186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+2.0%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179 St F train icon</text:p>
          </table:table-cell>
          <table:table-cell office:value-type="float" office:value="16394" calcext:value-type="float">
            <text:p>16394</text:p>
          </table:table-cell>
          <table:table-cell office:value-type="float" office:value="16697" calcext:value-type="float">
            <text:p>16697</text:p>
          </table:table-cell>
          <table:table-cell office:value-type="float" office:value="16227" calcext:value-type="float">
            <text:p>16227</text:p>
          </table:table-cell>
          <table:table-cell office:value-type="float" office:value="16943" calcext:value-type="float">
            <text:p>16943</text:p>
          </table:table-cell>
          <table:table-cell office:value-type="float" office:value="17118" calcext:value-type="float">
            <text:p>17118</text:p>
          </table:table-cell>
          <table:table-cell office:value-type="float" office:value="17189" calcext:value-type="float">
            <text:p>1718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0.4%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Van Wyck E train icon</text:p>
          </table:table-cell>
          <table:table-cell office:value-type="float" office:value="5915" calcext:value-type="float">
            <text:p>5915</text:p>
          </table:table-cell>
          <table:table-cell office:value-type="float" office:value="4940" calcext:value-type="float">
            <text:p>4940</text:p>
          </table:table-cell>
          <table:table-cell office:value-type="float" office:value="4577" calcext:value-type="float">
            <text:p>4577</text:p>
          </table:table-cell>
          <table:table-cell office:value-type="float" office:value="4656" calcext:value-type="float">
            <text:p>4656</text:p>
          </table:table-cell>
          <table:table-cell office:value-type="float" office:value="5302" calcext:value-type="float">
            <text:p>5302</text:p>
          </table:table-cell>
          <table:table-cell office:value-type="float" office:value="5876" calcext:value-type="float">
            <text:p>587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+10.8%</text:p>
          </table:table-cell>
          <table:table-cell office:value-type="float" office:value="266" calcext:value-type="float">
            <text:p>2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unction Blvd 7 train icon</text:p>
          </table:table-cell>
          <table:table-cell office:value-type="float" office:value="29193" calcext:value-type="float">
            <text:p>29193</text:p>
          </table:table-cell>
          <table:table-cell office:value-type="float" office:value="27651" calcext:value-type="float">
            <text:p>27651</text:p>
          </table:table-cell>
          <table:table-cell office:value-type="float" office:value="30411" calcext:value-type="float">
            <text:p>30411</text:p>
          </table:table-cell>
          <table:table-cell office:value-type="float" office:value="30200" calcext:value-type="float">
            <text:p>30200</text:p>
          </table:table-cell>
          <table:table-cell office:value-type="float" office:value="28929" calcext:value-type="float">
            <text:p>28929</text:p>
          </table:table-cell>
          <table:table-cell office:value-type="float" office:value="28341" calcext:value-type="float">
            <text:p>28341</text:p>
          </table:table-cell>
          <table:table-cell office:value-type="float" office:value="-588" calcext:value-type="float">
            <text:p>-588</text:p>
          </table:table-cell>
          <table:table-cell office:value-type="string" calcext:value-type="string">
            <text:p>-2.0%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Kew Gardens-Union Turnpike E train icon F train icon</text:p>
          </table:table-cell>
          <table:table-cell office:value-type="float" office:value="22200" calcext:value-type="float">
            <text:p>22200</text:p>
          </table:table-cell>
          <table:table-cell office:value-type="float" office:value="22974" calcext:value-type="float">
            <text:p>22974</text:p>
          </table:table-cell>
          <table:table-cell office:value-type="float" office:value="22663" calcext:value-type="float">
            <text:p>22663</text:p>
          </table:table-cell>
          <table:table-cell office:value-type="float" office:value="25078" calcext:value-type="float">
            <text:p>25078</text:p>
          </table:table-cell>
          <table:table-cell office:value-type="float" office:value="23022" calcext:value-type="float">
            <text:p>23022</text:p>
          </table:table-cell>
          <table:table-cell office:value-type="float" office:value="24355" calcext:value-type="float">
            <text:p>24355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+5.8%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ets-Willets Point 7 train icon</text:p>
          </table:table-cell>
          <table:table-cell office:value-type="float" office:value="11108" calcext:value-type="float">
            <text:p>11108</text:p>
          </table:table-cell>
          <table:table-cell office:value-type="float" office:value="11713" calcext:value-type="float">
            <text:p>11713</text:p>
          </table:table-cell>
          <table:table-cell office:value-type="float" office:value="10561" calcext:value-type="float">
            <text:p>10561</text:p>
          </table:table-cell>
          <table:table-cell office:value-type="float" office:value="12295" calcext:value-type="float">
            <text:p>12295</text:p>
          </table:table-cell>
          <table:table-cell office:value-type="float" office:value="11044" calcext:value-type="float">
            <text:p>11044</text:p>
          </table:table-cell>
          <table:table-cell office:value-type="float" office:value="9273" calcext:value-type="float">
            <text:p>9273</text:p>
          </table:table-cell>
          <table:table-cell office:value-type="float" office:value="-1771" calcext:value-type="float">
            <text:p>-1771</text:p>
          </table:table-cell>
          <table:table-cell office:value-type="string" calcext:value-type="string">
            <text:p>-16.0%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iddle Village-Metropolitan Av M train icon</text:p>
          </table:table-cell>
          <table:table-cell office:value-type="float" office:value="2959" calcext:value-type="float">
            <text:p>2959</text:p>
          </table:table-cell>
          <table:table-cell office:value-type="float" office:value="3435" calcext:value-type="float">
            <text:p>3435</text:p>
          </table:table-cell>
          <table:table-cell office:value-type="float" office:value="3901" calcext:value-type="float">
            <text:p>3901</text:p>
          </table:table-cell>
          <table:table-cell office:value-type="float" office:value="2783" calcext:value-type="float">
            <text:p>2783</text:p>
          </table:table-cell>
          <table:table-cell office:value-type="float" office:value="3864" calcext:value-type="float">
            <text:p>3864</text:p>
          </table:table-cell>
          <table:table-cell office:value-type="float" office:value="3268" calcext:value-type="float">
            <text:p>3268</text:p>
          </table:table-cell>
          <table:table-cell office:value-type="float" office:value="-596" calcext:value-type="float">
            <text:p>-596</text:p>
          </table:table-cell>
          <table:table-cell office:value-type="string" calcext:value-type="string">
            <text:p>-15.4%</text:p>
          </table:table-cell>
          <table:table-cell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orthern Blvd M train icon R train icon</text:p>
          </table:table-cell>
          <table:table-cell office:value-type="float" office:value="7066" calcext:value-type="float">
            <text:p>7066</text:p>
          </table:table-cell>
          <table:table-cell office:value-type="float" office:value="7618" calcext:value-type="float">
            <text:p>7618</text:p>
          </table:table-cell>
          <table:table-cell office:value-type="float" office:value="7335" calcext:value-type="float">
            <text:p>7335</text:p>
          </table:table-cell>
          <table:table-cell office:value-type="float" office:value="7480" calcext:value-type="float">
            <text:p>7480</text:p>
          </table:table-cell>
          <table:table-cell office:value-type="float" office:value="7255" calcext:value-type="float">
            <text:p>7255</text:p>
          </table:table-cell>
          <table:table-cell office:value-type="float" office:value="7587" calcext:value-type="float">
            <text:p>758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+4.6%</text:p>
          </table:table-cell>
          <table:table-cell office:value-type="float" office:value="218" calcext:value-type="float">
            <text:p>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Ozone Park-Lefferts Blvd A train icon</text:p>
          </table:table-cell>
          <table:table-cell office:value-type="float" office:value="6326" calcext:value-type="float">
            <text:p>6326</text:p>
          </table:table-cell>
          <table:table-cell office:value-type="float" office:value="7117" calcext:value-type="float">
            <text:p>7117</text:p>
          </table:table-cell>
          <table:table-cell office:value-type="float" office:value="6370" calcext:value-type="float">
            <text:p>6370</text:p>
          </table:table-cell>
          <table:table-cell office:value-type="float" office:value="6511" calcext:value-type="float">
            <text:p>6511</text:p>
          </table:table-cell>
          <table:table-cell office:value-type="float" office:value="7036" calcext:value-type="float">
            <text:p>7036</text:p>
          </table:table-cell>
          <table:table-cell office:value-type="float" office:value="6976" calcext:value-type="float">
            <text:p>6976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-0.9%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Parsons Blvd F train icon</text:p>
          </table:table-cell>
          <table:table-cell office:value-type="float" office:value="6154" calcext:value-type="float">
            <text:p>6154</text:p>
          </table:table-cell>
          <table:table-cell office:value-type="float" office:value="6205" calcext:value-type="float">
            <text:p>6205</text:p>
          </table:table-cell>
          <table:table-cell office:value-type="float" office:value="6075" calcext:value-type="float">
            <text:p>6075</text:p>
          </table:table-cell>
          <table:table-cell office:value-type="float" office:value="6841" calcext:value-type="float">
            <text:p>6841</text:p>
          </table:table-cell>
          <table:table-cell office:value-type="float" office:value="6476" calcext:value-type="float">
            <text:p>6476</text:p>
          </table:table-cell>
          <table:table-cell office:value-type="float" office:value="6740" calcext:value-type="float">
            <text:p>674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+4.1%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 Plaza E train icon M train icon R train icon</text:p>
          </table:table-cell>
          <table:table-cell office:value-type="float" office:value="6924" calcext:value-type="float">
            <text:p>6924</text:p>
          </table:table-cell>
          <table:table-cell office:value-type="float" office:value="6439" calcext:value-type="float">
            <text:p>6439</text:p>
          </table:table-cell>
          <table:table-cell office:value-type="float" office:value="5844" calcext:value-type="float">
            <text:p>5844</text:p>
          </table:table-cell>
          <table:table-cell office:value-type="float" office:value="5246" calcext:value-type="float">
            <text:p>5246</text:p>
          </table:table-cell>
          <table:table-cell office:value-type="float" office:value="5580" calcext:value-type="float">
            <text:p>5580</text:p>
          </table:table-cell>
          <table:table-cell office:value-type="float" office:value="6051" calcext:value-type="float">
            <text:p>605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+8.4%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boro Plaza N train icon Q train icon 7 train icon</text:p>
          </table:table-cell>
          <table:table-cell office:value-type="float" office:value="9972" calcext:value-type="float">
            <text:p>9972</text:p>
          </table:table-cell>
          <table:table-cell office:value-type="float" office:value="8964" calcext:value-type="float">
            <text:p>8964</text:p>
          </table:table-cell>
          <table:table-cell office:value-type="float" office:value="10819" calcext:value-type="float">
            <text:p>10819</text:p>
          </table:table-cell>
          <table:table-cell office:value-type="float" office:value="10074" calcext:value-type="float">
            <text:p>10074</text:p>
          </table:table-cell>
          <table:table-cell office:value-type="float" office:value="11545" calcext:value-type="float">
            <text:p>11545</text:p>
          </table:table-cell>
          <table:table-cell office:value-type="float" office:value="12254" calcext:value-type="float">
            <text:p>1225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+6.1%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Blvd A train icon</text:p>
          </table:table-cell>
          <table:table-cell office:value-type="float" office:value="6055" calcext:value-type="float">
            <text:p>6055</text:p>
          </table:table-cell>
          <table:table-cell office:value-type="float" office:value="6582" calcext:value-type="float">
            <text:p>6582</text:p>
          </table:table-cell>
          <table:table-cell office:value-type="float" office:value="6601" calcext:value-type="float">
            <text:p>6601</text:p>
          </table:table-cell>
          <table:table-cell office:value-type="float" office:value="7179" calcext:value-type="float">
            <text:p>7179</text:p>
          </table:table-cell>
          <table:table-cell office:value-type="float" office:value="7289" calcext:value-type="float">
            <text:p>7289</text:p>
          </table:table-cell>
          <table:table-cell office:value-type="float" office:value="7989" calcext:value-type="float">
            <text:p>798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+9.6%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Park-Beach 116 St A train icon S train icon</text:p>
          </table:table-cell>
          <table:table-cell office:value-type="float" office:value="1215" calcext:value-type="float">
            <text:p>1215</text:p>
          </table:table-cell>
          <table:table-cell office:value-type="float" office:value="1386" calcext:value-type="float">
            <text:p>1386</text:p>
          </table:table-cell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1262" calcext:value-type="float">
            <text:p>1262</text:p>
          </table:table-cell>
          <table:table-cell office:value-type="float" office:value="1143" calcext:value-type="float">
            <text:p>1143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-9.4%</text:p>
          </table:table-cell>
          <table:table-cell office:value-type="float" office:value="411" calcext:value-type="float">
            <text:p>4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eneca Av M train icon</text:p>
          </table:table-cell>
          <table:table-cell office:value-type="float" office:value="2149" calcext:value-type="float">
            <text:p>2149</text:p>
          </table:table-cell>
          <table:table-cell office:value-type="float" office:value="2208" calcext:value-type="float">
            <text:p>2208</text:p>
          </table:table-cell>
          <table:table-cell office:value-type="float" office:value="2595" calcext:value-type="float">
            <text:p>2595</text:p>
          </table:table-cell>
          <table:table-cell office:value-type="float" office:value="1812" calcext:value-type="float">
            <text:p>1812</text:p>
          </table:table-cell>
          <table:table-cell office:value-type="float" office:value="2580" calcext:value-type="float">
            <text:p>2580</text:p>
          </table:table-cell>
          <table:table-cell office:value-type="float" office:value="1851" calcext:value-type="float">
            <text:p>1851</text:p>
          </table:table-cell>
          <table:table-cell office:value-type="float" office:value="-729" calcext:value-type="float">
            <text:p>-729</text:p>
          </table:table-cell>
          <table:table-cell office:value-type="string" calcext:value-type="string">
            <text:p>-28.3%</text:p>
          </table:table-cell>
          <table:table-cell office:value-type="float" office:value="396" calcext:value-type="float">
            <text:p>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teinway St M train icon R train icon</text:p>
          </table:table-cell>
          <table:table-cell office:value-type="float" office:value="17996" calcext:value-type="float">
            <text:p>17996</text:p>
          </table:table-cell>
          <table:table-cell office:value-type="float" office:value="18873" calcext:value-type="float">
            <text:p>18873</text:p>
          </table:table-cell>
          <table:table-cell office:value-type="float" office:value="18519" calcext:value-type="float">
            <text:p>18519</text:p>
          </table:table-cell>
          <table:table-cell office:value-type="float" office:value="18267" calcext:value-type="float">
            <text:p>18267</text:p>
          </table:table-cell>
          <table:table-cell office:value-type="float" office:value="20633" calcext:value-type="float">
            <text:p>20633</text:p>
          </table:table-cell>
          <table:table-cell office:value-type="float" office:value="20193" calcext:value-type="float">
            <text:p>20193</text:p>
          </table:table-cell>
          <table:table-cell office:value-type="float" office:value="-440" calcext:value-type="float">
            <text:p>-440</text:p>
          </table:table-cell>
          <table:table-cell office:value-type="string" calcext:value-type="string">
            <text:p>-2.1%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utphin Blvd F train icon</text:p>
          </table:table-cell>
          <table:table-cell office:value-type="float" office:value="4654" calcext:value-type="float">
            <text:p>4654</text:p>
          </table:table-cell>
          <table:table-cell office:value-type="float" office:value="4725" calcext:value-type="float">
            <text:p>4725</text:p>
          </table:table-cell>
          <table:table-cell office:value-type="float" office:value="4636" calcext:value-type="float">
            <text:p>4636</text:p>
          </table:table-cell>
          <table:table-cell office:value-type="float" office:value="5366" calcext:value-type="float">
            <text:p>5366</text:p>
          </table:table-cell>
          <table:table-cell office:value-type="float" office:value="5100" calcext:value-type="float">
            <text:p>5100</text:p>
          </table:table-cell>
          <table:table-cell office:value-type="float" office:value="5086" calcext:value-type="float">
            <text:p>5086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-0.3%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utphin Blvd-Archer Av-JFK Airport E train icon J train icon Z train icon</text:p>
          </table:table-cell>
          <table:table-cell office:value-type="float" office:value="22168" calcext:value-type="float">
            <text:p>22168</text:p>
          </table:table-cell>
          <table:table-cell office:value-type="float" office:value="23358" calcext:value-type="float">
            <text:p>23358</text:p>
          </table:table-cell>
          <table:table-cell office:value-type="float" office:value="23367" calcext:value-type="float">
            <text:p>23367</text:p>
          </table:table-cell>
          <table:table-cell office:value-type="float" office:value="21309" calcext:value-type="float">
            <text:p>21309</text:p>
          </table:table-cell>
          <table:table-cell office:value-type="float" office:value="24498" calcext:value-type="float">
            <text:p>24498</text:p>
          </table:table-cell>
          <table:table-cell office:value-type="float" office:value="25388" calcext:value-type="float">
            <text:p>2538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+3.6%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Vernon Blvd-Jackson Av 7 train icon</text:p>
          </table:table-cell>
          <table:table-cell office:value-type="float" office:value="6838" calcext:value-type="float">
            <text:p>6838</text:p>
          </table:table-cell>
          <table:table-cell office:value-type="float" office:value="9657" calcext:value-type="float">
            <text:p>9657</text:p>
          </table:table-cell>
          <table:table-cell office:value-type="float" office:value="8967" calcext:value-type="float">
            <text:p>8967</text:p>
          </table:table-cell>
          <table:table-cell office:value-type="float" office:value="10371" calcext:value-type="float">
            <text:p>10371</text:p>
          </table:table-cell>
          <table:table-cell office:value-type="float" office:value="9441" calcext:value-type="float">
            <text:p>9441</text:p>
          </table:table-cell>
          <table:table-cell office:value-type="float" office:value="8612" calcext:value-type="float">
            <text:p>8612</text:p>
          </table:table-cell>
          <table:table-cell office:value-type="float" office:value="-829" calcext:value-type="float">
            <text:p>-829</text:p>
          </table:table-cell>
          <table:table-cell office:value-type="string" calcext:value-type="string">
            <text:p>-8.8%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haven Blvd J train icon Z train icon</text:p>
          </table:table-cell>
          <table:table-cell office:value-type="float" office:value="3379" calcext:value-type="float">
            <text:p>3379</text:p>
          </table:table-cell>
          <table:table-cell office:value-type="float" office:value="3689" calcext:value-type="float">
            <text:p>3689</text:p>
          </table:table-cell>
          <table:table-cell office:value-type="float" office:value="4049" calcext:value-type="float">
            <text:p>4049</text:p>
          </table:table-cell>
          <table:table-cell office:value-type="float" office:value="3667" calcext:value-type="float">
            <text:p>3667</text:p>
          </table:table-cell>
          <table:table-cell office:value-type="float" office:value="4227" calcext:value-type="float">
            <text:p>4227</text:p>
          </table:table-cell>
          <table:table-cell office:value-type="float" office:value="3835" calcext:value-type="float">
            <text:p>3835</text:p>
          </table:table-cell>
          <table:table-cell office:value-type="float" office:value="-392" calcext:value-type="float">
            <text:p>-392</text:p>
          </table:table-cell>
          <table:table-cell office:value-type="string" calcext:value-type="string">
            <text:p>-9.3%</text:p>
          </table:table-cell>
          <table:table-cell office:value-type="float" office:value="328" calcext:value-type="float">
            <text:p>3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haven Blvd M train icon R train icon</text:p>
          </table:table-cell>
          <table:table-cell office:value-type="float" office:value="29207" calcext:value-type="float">
            <text:p>29207</text:p>
          </table:table-cell>
          <table:table-cell office:value-type="float" office:value="29430" calcext:value-type="float">
            <text:p>29430</text:p>
          </table:table-cell>
          <table:table-cell office:value-type="float" office:value="28930" calcext:value-type="float">
            <text:p>28930</text:p>
          </table:table-cell>
          <table:table-cell office:value-type="float" office:value="27994" calcext:value-type="float">
            <text:p>27994</text:p>
          </table:table-cell>
          <table:table-cell office:value-type="float" office:value="28011" calcext:value-type="float">
            <text:p>28011</text:p>
          </table:table-cell>
          <table:table-cell office:value-type="float" office:value="27847" calcext:value-type="float">
            <text:p>27847</text:p>
          </table:table-cell>
          <table:table-cell office:value-type="float" office:value="-164" calcext:value-type="float">
            <text:p>-164</text:p>
          </table:table-cell>
          <table:table-cell office:value-type="string" calcext:value-type="string">
            <text:p>-0.6%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side-61 St 7 train icon</text:p>
          </table:table-cell>
          <table:table-cell office:value-type="float" office:value="19820" calcext:value-type="float">
            <text:p>19820</text:p>
          </table:table-cell>
          <table:table-cell office:value-type="float" office:value="22737" calcext:value-type="float">
            <text:p>22737</text:p>
          </table:table-cell>
          <table:table-cell office:value-type="float" office:value="21365" calcext:value-type="float">
            <text:p>21365</text:p>
          </table:table-cell>
          <table:table-cell office:value-type="float" office:value="21032" calcext:value-type="float">
            <text:p>21032</text:p>
          </table:table-cell>
          <table:table-cell office:value-type="float" office:value="20841" calcext:value-type="float">
            <text:p>20841</text:p>
          </table:table-cell>
          <table:table-cell office:value-type="float" office:value="20030" calcext:value-type="float">
            <text:p>20030</text:p>
          </table:table-cell>
          <table:table-cell office:value-type="float" office:value="-811" calcext:value-type="float">
            <text:p>-811</text:p>
          </table:table-cell>
          <table:table-cell office:value-type="string" calcext:value-type="string">
            <text:p>-3.9%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oklyn</text:p>
          </table:table-cell>
          <table:table-cell office:value-type="float" office:value="1096431" calcext:value-type="float">
            <text:p>1096431</text:p>
          </table:table-cell>
          <table:table-cell office:value-type="float" office:value="1149070" calcext:value-type="float">
            <text:p>1149070</text:p>
          </table:table-cell>
          <table:table-cell office:value-type="float" office:value="1123903" calcext:value-type="float">
            <text:p>1123903</text:p>
          </table:table-cell>
          <table:table-cell office:value-type="float" office:value="1182286" calcext:value-type="float">
            <text:p>1182286</text:p>
          </table:table-cell>
          <table:table-cell office:value-type="float" office:value="1207135" calcext:value-type="float">
            <text:p>1207135</text:p>
          </table:table-cell>
          <table:table-cell office:value-type="float" office:value="1259307" calcext:value-type="float">
            <text:p>1259307</text:p>
          </table:table-cell>
          <table:table-cell office:value-type="float" office:value="52172" calcext:value-type="float">
            <text:p>52172</text:p>
          </table:table-cell>
          <table:table-cell office:value-type="string" calcext:value-type="string">
            <text:p>+4.3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nx</text:p>
          </table:table-cell>
          <table:table-cell office:value-type="float" office:value="443639" calcext:value-type="float">
            <text:p>443639</text:p>
          </table:table-cell>
          <table:table-cell office:value-type="float" office:value="468435" calcext:value-type="float">
            <text:p>468435</text:p>
          </table:table-cell>
          <table:table-cell office:value-type="float" office:value="467575" calcext:value-type="float">
            <text:p>467575</text:p>
          </table:table-cell>
          <table:table-cell office:value-type="float" office:value="477163" calcext:value-type="float">
            <text:p>477163</text:p>
          </table:table-cell>
          <table:table-cell office:value-type="float" office:value="483278" calcext:value-type="float">
            <text:p>483278</text:p>
          </table:table-cell>
          <table:table-cell office:value-type="float" office:value="504897" calcext:value-type="float">
            <text:p>504897</text:p>
          </table:table-cell>
          <table:table-cell office:value-type="float" office:value="21619" calcext:value-type="float">
            <text:p>21619</text:p>
          </table:table-cell>
          <table:table-cell office:value-type="string" calcext:value-type="string">
            <text:p>+4.5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Manhattan</text:p>
          </table:table-cell>
          <table:table-cell office:value-type="float" office:value="2795800" calcext:value-type="float">
            <text:p>2795800</text:p>
          </table:table-cell>
          <table:table-cell office:value-type="float" office:value="2857501" calcext:value-type="float">
            <text:p>2857501</text:p>
          </table:table-cell>
          <table:table-cell office:value-type="float" office:value="2814371" calcext:value-type="float">
            <text:p>2814371</text:p>
          </table:table-cell>
          <table:table-cell office:value-type="float" office:value="2895079" calcext:value-type="float">
            <text:p>2895079</text:p>
          </table:table-cell>
          <table:table-cell office:value-type="float" office:value="2970547" calcext:value-type="float">
            <text:p>2970547</text:p>
          </table:table-cell>
          <table:table-cell office:value-type="float" office:value="3054361" calcext:value-type="float">
            <text:p>3054361</text:p>
          </table:table-cell>
          <table:table-cell office:value-type="float" office:value="83814" calcext:value-type="float">
            <text:p>83814</text:p>
          </table:table-cell>
          <table:table-cell office:value-type="string" calcext:value-type="string">
            <text:p>+2.8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Queens</text:p>
          </table:table-cell>
          <table:table-cell office:value-type="float" office:value="796680" calcext:value-type="float">
            <text:p>796680</text:p>
          </table:table-cell>
          <table:table-cell office:value-type="float" office:value="819419" calcext:value-type="float">
            <text:p>819419</text:p>
          </table:table-cell>
          <table:table-cell office:value-type="float" office:value="810836" calcext:value-type="float">
            <text:p>810836</text:p>
          </table:table-cell>
          <table:table-cell office:value-type="float" office:value="817487" calcext:value-type="float">
            <text:p>817487</text:p>
          </table:table-cell>
          <table:table-cell office:value-type="float" office:value="836956" calcext:value-type="float">
            <text:p>836956</text:p>
          </table:table-cell>
          <table:table-cell office:value-type="float" office:value="844804" calcext:value-type="float">
            <text:p>844804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+0.9%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Total</text:p>
          </table:table-cell>
          <table:table-cell office:value-type="string" calcext:value-type="string">
            <text:p>Systemwide Adjustment</text:p>
          </table:table-cell>
          <table:table-cell office:value-type="float" office:value="-3778" calcext:value-type="float">
            <text:p>-3778</text:p>
          </table:table-cell>
          <table:table-cell office:value-type="float" office:value="-4091" calcext:value-type="float">
            <text:p>-4091</text:p>
          </table:table-cell>
          <table:table-cell office:value-type="float" office:value="-4837" calcext:value-type="float">
            <text:p>-4837</text:p>
          </table:table-cell>
          <table:table-cell office:value-type="float" office:value="-5649" calcext:value-type="float">
            <text:p>-5649</text:p>
          </table:table-cell>
          <table:table-cell office:value-type="float" office:value="-866" calcext:value-type="float">
            <text:p>-866</text:p>
          </table:table-cell>
          <table:table-cell office:value-type="float" office:value="-6" calcext:value-type="float">
            <text:p>-6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System Total</text:p>
          </table:table-cell>
          <table:table-cell office:value-type="float" office:value="5128772" calcext:value-type="float">
            <text:p>5128772</text:p>
          </table:table-cell>
          <table:table-cell office:value-type="float" office:value="5290334" calcext:value-type="float">
            <text:p>5290334</text:p>
          </table:table-cell>
          <table:table-cell office:value-type="float" office:value="5211848" calcext:value-type="float">
            <text:p>5211848</text:p>
          </table:table-cell>
          <table:table-cell office:value-type="float" office:value="5366366" calcext:value-type="float">
            <text:p>5366366</text:p>
          </table:table-cell>
          <table:table-cell office:value-type="float" office:value="5497050" calcext:value-type="float">
            <text:p>5497050</text:p>
          </table:table-cell>
          <table:table-cell office:value-type="float" office:value="5663363" calcext:value-type="float">
            <text:p>5663363</text:p>
          </table:table-cell>
          <table:table-cell office:value-type="float" office:value="166313" calcext:value-type="float">
            <text:p>166313</text:p>
          </table:table-cell>
          <table:table-cell office:value-type="string" calcext:value-type="string">
            <text:p>+3.0%</text:p>
          </table:table-cell>
          <table:table-cell table:style-name="Default"/>
          <table:table-cell table:number-columns-repeated="1013"/>
        </table:table-row>
      </table:table>
      <table:table table:name="subway weekday" table:style-name="ta2">
        <office:forms form:automatic-focus="false" form:apply-design-mode="false"/>
        <table:table-column table:style-name="co1" table:number-columns-repeated="9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 (alphabetical by borough)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string" calcext:value-type="string">
            <text:p>2011-12 Change</text:p>
          </table:table-cell>
          <table:table-cell table:style-name="ce1" office:value-type="string" calcext:value-type="string">
            <text:p>2012 Rank</text:p>
          </table:table-cell>
          <table:table-cell table:style-name="ce1" table:number-columns-repeated="1013"/>
        </table:table-row>
        <table:table-row table:style-name="ro2">
          <table:table-cell table:style-name="Default"/>
          <table:table-cell office:value-type="string" calcext:value-type="string">
            <text:p>The Bronx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38 St-Grand Concourse 4 train icon 5 train icon</text:p>
          </table:table-cell>
          <table:table-cell office:value-type="float" office:value="2720" calcext:value-type="float">
            <text:p>2720</text:p>
          </table:table-cell>
          <table:table-cell office:value-type="float" office:value="2926" calcext:value-type="float">
            <text:p>2926</text:p>
          </table:table-cell>
          <table:table-cell office:value-type="float" office:value="2969" calcext:value-type="float">
            <text:p>2969</text:p>
          </table:table-cell>
          <table:table-cell office:value-type="float" office:value="3013" calcext:value-type="float">
            <text:p>3013</text:p>
          </table:table-cell>
          <table:table-cell office:value-type="float" office:value="3076" calcext:value-type="float">
            <text:p>3076</text:p>
          </table:table-cell>
          <table:table-cell office:value-type="float" office:value="3183" calcext:value-type="float">
            <text:p>318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+3.5%</text:p>
          </table:table-cell>
          <table:table-cell office:value-type="float" office:value="359" calcext:value-type="float">
            <text:p>3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49 St-Grand Concourse 2 train icon 4 train icon 5 train icon</text:p>
          </table:table-cell>
          <table:table-cell office:value-type="float" office:value="10384" calcext:value-type="float">
            <text:p>10384</text:p>
          </table:table-cell>
          <table:table-cell office:value-type="float" office:value="11395" calcext:value-type="float">
            <text:p>11395</text:p>
          </table:table-cell>
          <table:table-cell office:value-type="float" office:value="12056" calcext:value-type="float">
            <text:p>12056</text:p>
          </table:table-cell>
          <table:table-cell office:value-type="float" office:value="12744" calcext:value-type="float">
            <text:p>12744</text:p>
          </table:table-cell>
          <table:table-cell office:value-type="float" office:value="13422" calcext:value-type="float">
            <text:p>13422</text:p>
          </table:table-cell>
          <table:table-cell office:value-type="float" office:value="13599" calcext:value-type="float">
            <text:p>1359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+1.3%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1 St-Yankee Stadium B train icon D train icon 4 train icon</text:p>
          </table:table-cell>
          <table:table-cell office:value-type="float" office:value="24258" calcext:value-type="float">
            <text:p>24258</text:p>
          </table:table-cell>
          <table:table-cell office:value-type="float" office:value="26511" calcext:value-type="float">
            <text:p>26511</text:p>
          </table:table-cell>
          <table:table-cell office:value-type="float" office:value="26061" calcext:value-type="float">
            <text:p>26061</text:p>
          </table:table-cell>
          <table:table-cell office:value-type="float" office:value="26159" calcext:value-type="float">
            <text:p>26159</text:p>
          </table:table-cell>
          <table:table-cell office:value-type="float" office:value="26631" calcext:value-type="float">
            <text:p>26631</text:p>
          </table:table-cell>
          <table:table-cell office:value-type="float" office:value="27604" calcext:value-type="float">
            <text:p>27604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+3.7%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 4 train icon</text:p>
          </table:table-cell>
          <table:table-cell office:value-type="float" office:value="8564" calcext:value-type="float">
            <text:p>8564</text:p>
          </table:table-cell>
          <table:table-cell office:value-type="float" office:value="9125" calcext:value-type="float">
            <text:p>9125</text:p>
          </table:table-cell>
          <table:table-cell office:value-type="float" office:value="9054" calcext:value-type="float">
            <text:p>9054</text:p>
          </table:table-cell>
          <table:table-cell office:value-type="float" office:value="9220" calcext:value-type="float">
            <text:p>9220</text:p>
          </table:table-cell>
          <table:table-cell office:value-type="float" office:value="9351" calcext:value-type="float">
            <text:p>9351</text:p>
          </table:table-cell>
          <table:table-cell office:value-type="float" office:value="9699" calcext:value-type="float">
            <text:p>969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+3.7%</text:p>
          </table:table-cell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 B train icon D train icon</text:p>
          </table:table-cell>
          <table:table-cell office:value-type="float" office:value="8747" calcext:value-type="float">
            <text:p>8747</text:p>
          </table:table-cell>
          <table:table-cell office:value-type="float" office:value="8913" calcext:value-type="float">
            <text:p>8913</text:p>
          </table:table-cell>
          <table:table-cell office:value-type="float" office:value="8848" calcext:value-type="float">
            <text:p>8848</text:p>
          </table:table-cell>
          <table:table-cell office:value-type="float" office:value="8839" calcext:value-type="float">
            <text:p>8839</text:p>
          </table:table-cell>
          <table:table-cell office:value-type="float" office:value="9054" calcext:value-type="float">
            <text:p>9054</text:p>
          </table:table-cell>
          <table:table-cell office:value-type="float" office:value="9264" calcext:value-type="float">
            <text:p>926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+2.3%</text:p>
          </table:table-cell>
          <table:table-cell office:value-type="float" office:value="169" calcext:value-type="float">
            <text:p>1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 4 train icon</text:p>
          </table:table-cell>
          <table:table-cell office:value-type="float" office:value="7958" calcext:value-type="float">
            <text:p>7958</text:p>
          </table:table-cell>
          <table:table-cell office:value-type="float" office:value="8661" calcext:value-type="float">
            <text:p>8661</text:p>
          </table:table-cell>
          <table:table-cell office:value-type="float" office:value="8848" calcext:value-type="float">
            <text:p>8848</text:p>
          </table:table-cell>
          <table:table-cell office:value-type="float" office:value="9234" calcext:value-type="float">
            <text:p>9234</text:p>
          </table:table-cell>
          <table:table-cell office:value-type="float" office:value="9259" calcext:value-type="float">
            <text:p>9259</text:p>
          </table:table-cell>
          <table:table-cell office:value-type="float" office:value="9518" calcext:value-type="float">
            <text:p>951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+2.8%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 B train icon D train icon</text:p>
          </table:table-cell>
          <table:table-cell office:value-type="float" office:value="6273" calcext:value-type="float">
            <text:p>6273</text:p>
          </table:table-cell>
          <table:table-cell office:value-type="float" office:value="6421" calcext:value-type="float">
            <text:p>6421</text:p>
          </table:table-cell>
          <table:table-cell office:value-type="float" office:value="6255" calcext:value-type="float">
            <text:p>6255</text:p>
          </table:table-cell>
          <table:table-cell office:value-type="float" office:value="6054" calcext:value-type="float">
            <text:p>6054</text:p>
          </table:table-cell>
          <table:table-cell office:value-type="float" office:value="6155" calcext:value-type="float">
            <text:p>6155</text:p>
          </table:table-cell>
          <table:table-cell office:value-type="float" office:value="6303" calcext:value-type="float">
            <text:p>630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+2.4%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4 St 2 train icon 5 train icon</text:p>
          </table:table-cell>
          <table:table-cell office:value-type="float" office:value="6514" calcext:value-type="float">
            <text:p>6514</text:p>
          </table:table-cell>
          <table:table-cell office:value-type="float" office:value="6876" calcext:value-type="float">
            <text:p>6876</text:p>
          </table:table-cell>
          <table:table-cell office:value-type="float" office:value="6801" calcext:value-type="float">
            <text:p>6801</text:p>
          </table:table-cell>
          <table:table-cell office:value-type="float" office:value="7227" calcext:value-type="float">
            <text:p>7227</text:p>
          </table:table-cell>
          <table:table-cell office:value-type="float" office:value="7049" calcext:value-type="float">
            <text:p>7049</text:p>
          </table:table-cell>
          <table:table-cell office:value-type="float" office:value="7018" calcext:value-type="float">
            <text:p>7018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-0.4%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74-175 Sts B train icon D train icon</text:p>
          </table:table-cell>
          <table:table-cell office:value-type="float" office:value="4669" calcext:value-type="float">
            <text:p>4669</text:p>
          </table:table-cell>
          <table:table-cell office:value-type="float" office:value="4822" calcext:value-type="float">
            <text:p>4822</text:p>
          </table:table-cell>
          <table:table-cell office:value-type="float" office:value="4603" calcext:value-type="float">
            <text:p>4603</text:p>
          </table:table-cell>
          <table:table-cell office:value-type="float" office:value="4537" calcext:value-type="float">
            <text:p>4537</text:p>
          </table:table-cell>
          <table:table-cell office:value-type="float" office:value="4660" calcext:value-type="float">
            <text:p>4660</text:p>
          </table:table-cell>
          <table:table-cell office:value-type="float" office:value="4706" calcext:value-type="float">
            <text:p>47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+1.0%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6 St 4 train icon</text:p>
          </table:table-cell>
          <table:table-cell office:value-type="float" office:value="4606" calcext:value-type="float">
            <text:p>4606</text:p>
          </table:table-cell>
          <table:table-cell office:value-type="float" office:value="5105" calcext:value-type="float">
            <text:p>5105</text:p>
          </table:table-cell>
          <table:table-cell office:value-type="float" office:value="4312" calcext:value-type="float">
            <text:p>4312</text:p>
          </table:table-cell>
          <table:table-cell office:value-type="float" office:value="4517" calcext:value-type="float">
            <text:p>4517</text:p>
          </table:table-cell>
          <table:table-cell office:value-type="float" office:value="5383" calcext:value-type="float">
            <text:p>5383</text:p>
          </table:table-cell>
          <table:table-cell office:value-type="float" office:value="5623" calcext:value-type="float">
            <text:p>56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+4.5%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82-183 Sts B train icon D train icon</text:p>
          </table:table-cell>
          <table:table-cell office:value-type="float" office:value="4898" calcext:value-type="float">
            <text:p>4898</text:p>
          </table:table-cell>
          <table:table-cell office:value-type="float" office:value="4747" calcext:value-type="float">
            <text:p>4747</text:p>
          </table:table-cell>
          <table:table-cell office:value-type="float" office:value="4612" calcext:value-type="float">
            <text:p>4612</text:p>
          </table:table-cell>
          <table:table-cell office:value-type="float" office:value="4550" calcext:value-type="float">
            <text:p>4550</text:p>
          </table:table-cell>
          <table:table-cell office:value-type="float" office:value="4546" calcext:value-type="float">
            <text:p>4546</text:p>
          </table:table-cell>
          <table:table-cell office:value-type="float" office:value="4507" calcext:value-type="float">
            <text:p>4507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-0.9%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83 St 4 train icon</text:p>
          </table:table-cell>
          <table:table-cell office:value-type="float" office:value="3371" calcext:value-type="float">
            <text:p>3371</text:p>
          </table:table-cell>
          <table:table-cell office:value-type="float" office:value="5890" calcext:value-type="float">
            <text:p>5890</text:p>
          </table:table-cell>
          <table:table-cell office:value-type="float" office:value="5954" calcext:value-type="float">
            <text:p>5954</text:p>
          </table:table-cell>
          <table:table-cell office:value-type="float" office:value="6071" calcext:value-type="float">
            <text:p>6071</text:p>
          </table:table-cell>
          <table:table-cell office:value-type="float" office:value="6162" calcext:value-type="float">
            <text:p>6162</text:p>
          </table:table-cell>
          <table:table-cell office:value-type="float" office:value="6319" calcext:value-type="float">
            <text:p>631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+2.5%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19 St 2 train icon 5 train icon</text:p>
          </table:table-cell>
          <table:table-cell office:value-type="float" office:value="2727" calcext:value-type="float">
            <text:p>2727</text:p>
          </table:table-cell>
          <table:table-cell office:value-type="float" office:value="2982" calcext:value-type="float">
            <text:p>2982</text:p>
          </table:table-cell>
          <table:table-cell office:value-type="float" office:value="3049" calcext:value-type="float">
            <text:p>3049</text:p>
          </table:table-cell>
          <table:table-cell office:value-type="float" office:value="3261" calcext:value-type="float">
            <text:p>3261</text:p>
          </table:table-cell>
          <table:table-cell office:value-type="float" office:value="3337" calcext:value-type="float">
            <text:p>3337</text:p>
          </table:table-cell>
          <table:table-cell office:value-type="float" office:value="3413" calcext:value-type="float">
            <text:p>34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.3%</text:p>
          </table:table-cell>
          <table:table-cell office:value-type="float" office:value="351" calcext:value-type="float">
            <text:p>3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25 St 2 train icon 5 train icon</text:p>
          </table:table-cell>
          <table:table-cell office:value-type="float" office:value="3493" calcext:value-type="float">
            <text:p>3493</text:p>
          </table:table-cell>
          <table:table-cell office:value-type="float" office:value="3798" calcext:value-type="float">
            <text:p>3798</text:p>
          </table:table-cell>
          <table:table-cell office:value-type="float" office:value="3841" calcext:value-type="float">
            <text:p>3841</text:p>
          </table:table-cell>
          <table:table-cell office:value-type="float" office:value="4104" calcext:value-type="float">
            <text:p>4104</text:p>
          </table:table-cell>
          <table:table-cell office:value-type="float" office:value="4346" calcext:value-type="float">
            <text:p>4346</text:p>
          </table:table-cell>
          <table:table-cell office:value-type="float" office:value="4469" calcext:value-type="float">
            <text:p>44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2.8%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1 St 1 train icon</text:p>
          </table:table-cell>
          <table:table-cell office:value-type="float" office:value="8095" calcext:value-type="float">
            <text:p>8095</text:p>
          </table:table-cell>
          <table:table-cell office:value-type="float" office:value="8670" calcext:value-type="float">
            <text:p>8670</text:p>
          </table:table-cell>
          <table:table-cell office:value-type="float" office:value="8428" calcext:value-type="float">
            <text:p>8428</text:p>
          </table:table-cell>
          <table:table-cell office:value-type="float" office:value="8680" calcext:value-type="float">
            <text:p>8680</text:p>
          </table:table-cell>
          <table:table-cell office:value-type="float" office:value="9170" calcext:value-type="float">
            <text:p>9170</text:p>
          </table:table-cell>
          <table:table-cell office:value-type="float" office:value="9187" calcext:value-type="float">
            <text:p>91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0.2%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3 St 2 train icon 5 train icon</text:p>
          </table:table-cell>
          <table:table-cell office:value-type="float" office:value="4437" calcext:value-type="float">
            <text:p>4437</text:p>
          </table:table-cell>
          <table:table-cell office:value-type="float" office:value="4834" calcext:value-type="float">
            <text:p>4834</text:p>
          </table:table-cell>
          <table:table-cell office:value-type="float" office:value="4870" calcext:value-type="float">
            <text:p>4870</text:p>
          </table:table-cell>
          <table:table-cell office:value-type="float" office:value="5179" calcext:value-type="float">
            <text:p>5179</text:p>
          </table:table-cell>
          <table:table-cell office:value-type="float" office:value="5379" calcext:value-type="float">
            <text:p>5379</text:p>
          </table:table-cell>
          <table:table-cell office:value-type="float" office:value="5388" calcext:value-type="float">
            <text:p>53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0.2%</text:p>
          </table:table-cell>
          <table:table-cell office:value-type="float" office:value="274" calcext:value-type="float">
            <text:p>2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8 St 1 train icon</text:p>
          </table:table-cell>
          <table:table-cell office:value-type="float" office:value="3551" calcext:value-type="float">
            <text:p>3551</text:p>
          </table:table-cell>
          <table:table-cell office:value-type="float" office:value="3681" calcext:value-type="float">
            <text:p>3681</text:p>
          </table:table-cell>
          <table:table-cell office:value-type="float" office:value="3492" calcext:value-type="float">
            <text:p>3492</text:p>
          </table:table-cell>
          <table:table-cell office:value-type="float" office:value="3514" calcext:value-type="float">
            <text:p>3514</text:p>
          </table:table-cell>
          <table:table-cell office:value-type="float" office:value="3019" calcext:value-type="float">
            <text:p>3019</text:p>
          </table:table-cell>
          <table:table-cell office:value-type="float" office:value="3612" calcext:value-type="float">
            <text:p>361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+19.6%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38 St 6 train icon</text:p>
          </table:table-cell>
          <table:table-cell office:value-type="float" office:value="6447" calcext:value-type="float">
            <text:p>6447</text:p>
          </table:table-cell>
          <table:table-cell office:value-type="float" office:value="6878" calcext:value-type="float">
            <text:p>6878</text:p>
          </table:table-cell>
          <table:table-cell office:value-type="float" office:value="6894" calcext:value-type="float">
            <text:p>6894</text:p>
          </table:table-cell>
          <table:table-cell office:value-type="float" office:value="6985" calcext:value-type="float">
            <text:p>6985</text:p>
          </table:table-cell>
          <table:table-cell office:value-type="float" office:value="7238" calcext:value-type="float">
            <text:p>7238</text:p>
          </table:table-cell>
          <table:table-cell office:value-type="float" office:value="7326" calcext:value-type="float">
            <text:p>73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+1.2%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49 St 2 train icon 5 train icon</text:p>
          </table:table-cell>
          <table:table-cell office:value-type="float" office:value="22824" calcext:value-type="float">
            <text:p>22824</text:p>
          </table:table-cell>
          <table:table-cell office:value-type="float" office:value="23859" calcext:value-type="float">
            <text:p>23859</text:p>
          </table:table-cell>
          <table:table-cell office:value-type="float" office:value="24096" calcext:value-type="float">
            <text:p>24096</text:p>
          </table:table-cell>
          <table:table-cell office:value-type="float" office:value="23955" calcext:value-type="float">
            <text:p>23955</text:p>
          </table:table-cell>
          <table:table-cell office:value-type="float" office:value="24022" calcext:value-type="float">
            <text:p>24022</text:p>
          </table:table-cell>
          <table:table-cell office:value-type="float" office:value="24580" calcext:value-type="float">
            <text:p>2458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+2.3%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Allerton Av 2 train icon 5 train icon</text:p>
          </table:table-cell>
          <table:table-cell office:value-type="float" office:value="4958" calcext:value-type="float">
            <text:p>4958</text:p>
          </table:table-cell>
          <table:table-cell office:value-type="float" office:value="5179" calcext:value-type="float">
            <text:p>5179</text:p>
          </table:table-cell>
          <table:table-cell office:value-type="float" office:value="5258" calcext:value-type="float">
            <text:p>5258</text:p>
          </table:table-cell>
          <table:table-cell office:value-type="float" office:value="5282" calcext:value-type="float">
            <text:p>5282</text:p>
          </table:table-cell>
          <table:table-cell office:value-type="float" office:value="5193" calcext:value-type="float">
            <text:p>5193</text:p>
          </table:table-cell>
          <table:table-cell office:value-type="float" office:value="5389" calcext:value-type="float">
            <text:p>538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+3.8%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aychester Av 5 train icon</text:p>
          </table:table-cell>
          <table:table-cell office:value-type="float" office:value="3743" calcext:value-type="float">
            <text:p>3743</text:p>
          </table:table-cell>
          <table:table-cell office:value-type="float" office:value="3924" calcext:value-type="float">
            <text:p>3924</text:p>
          </table:table-cell>
          <table:table-cell office:value-type="float" office:value="3634" calcext:value-type="float">
            <text:p>3634</text:p>
          </table:table-cell>
          <table:table-cell office:value-type="float" office:value="3706" calcext:value-type="float">
            <text:p>3706</text:p>
          </table:table-cell>
          <table:table-cell office:value-type="float" office:value="3840" calcext:value-type="float">
            <text:p>3840</text:p>
          </table:table-cell>
          <table:table-cell office:value-type="float" office:value="3980" calcext:value-type="float">
            <text:p>39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+3.6%</text:p>
          </table:table-cell>
          <table:table-cell office:value-type="float" office:value="323" calcext:value-type="float">
            <text:p>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 B train icon D train icon</text:p>
          </table:table-cell>
          <table:table-cell office:value-type="float" office:value="6214" calcext:value-type="float">
            <text:p>6214</text:p>
          </table:table-cell>
          <table:table-cell office:value-type="float" office:value="6317" calcext:value-type="float">
            <text:p>6317</text:p>
          </table:table-cell>
          <table:table-cell office:value-type="float" office:value="6054" calcext:value-type="float">
            <text:p>6054</text:p>
          </table:table-cell>
          <table:table-cell office:value-type="float" office:value="6037" calcext:value-type="float">
            <text:p>6037</text:p>
          </table:table-cell>
          <table:table-cell office:value-type="float" office:value="6150" calcext:value-type="float">
            <text:p>6150</text:p>
          </table:table-cell>
          <table:table-cell office:value-type="float" office:value="6183" calcext:value-type="float">
            <text:p>61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+0.5%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-Lehman College 4 train icon</text:p>
          </table:table-cell>
          <table:table-cell office:value-type="float" office:value="5359" calcext:value-type="float">
            <text:p>5359</text:p>
          </table:table-cell>
          <table:table-cell office:value-type="float" office:value="5519" calcext:value-type="float">
            <text:p>5519</text:p>
          </table:table-cell>
          <table:table-cell office:value-type="float" office:value="5701" calcext:value-type="float">
            <text:p>5701</text:p>
          </table:table-cell>
          <table:table-cell office:value-type="float" office:value="5897" calcext:value-type="float">
            <text:p>5897</text:p>
          </table:table-cell>
          <table:table-cell office:value-type="float" office:value="6052" calcext:value-type="float">
            <text:p>6052</text:p>
          </table:table-cell>
          <table:table-cell office:value-type="float" office:value="6034" calcext:value-type="float">
            <text:p>6034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-0.3%</text:p>
          </table:table-cell>
          <table:table-cell office:value-type="float" office:value="246" calcext:value-type="float">
            <text:p>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nx Park East 2 train icon 5 train icon</text:p>
          </table:table-cell>
          <table:table-cell office:value-type="float" office:value="2768" calcext:value-type="float">
            <text:p>2768</text:p>
          </table:table-cell>
          <table:table-cell office:value-type="float" office:value="2897" calcext:value-type="float">
            <text:p>2897</text:p>
          </table:table-cell>
          <table:table-cell office:value-type="float" office:value="2834" calcext:value-type="float">
            <text:p>2834</text:p>
          </table:table-cell>
          <table:table-cell office:value-type="float" office:value="2888" calcext:value-type="float">
            <text:p>2888</text:p>
          </table:table-cell>
          <table:table-cell office:value-type="float" office:value="2757" calcext:value-type="float">
            <text:p>2757</text:p>
          </table:table-cell>
          <table:table-cell office:value-type="float" office:value="2811" calcext:value-type="float">
            <text:p>28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+2.0%</text:p>
          </table:table-cell>
          <table:table-cell office:value-type="float" office:value="372" calcext:value-type="float">
            <text:p>3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ok Av 6 train icon</text:p>
          </table:table-cell>
          <table:table-cell office:value-type="float" office:value="5618" calcext:value-type="float">
            <text:p>5618</text:p>
          </table:table-cell>
          <table:table-cell office:value-type="float" office:value="5877" calcext:value-type="float">
            <text:p>5877</text:p>
          </table:table-cell>
          <table:table-cell office:value-type="float" office:value="5790" calcext:value-type="float">
            <text:p>5790</text:p>
          </table:table-cell>
          <table:table-cell office:value-type="float" office:value="5874" calcext:value-type="float">
            <text:p>5874</text:p>
          </table:table-cell>
          <table:table-cell office:value-type="float" office:value="6073" calcext:value-type="float">
            <text:p>6073</text:p>
          </table:table-cell>
          <table:table-cell office:value-type="float" office:value="6113" calcext:value-type="float">
            <text:p>61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.7%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uhre Av 6 train icon</text:p>
          </table:table-cell>
          <table:table-cell office:value-type="float" office:value="2795" calcext:value-type="float">
            <text:p>2795</text:p>
          </table:table-cell>
          <table:table-cell office:value-type="float" office:value="2975" calcext:value-type="float">
            <text:p>2975</text:p>
          </table:table-cell>
          <table:table-cell office:value-type="float" office:value="2980" calcext:value-type="float">
            <text:p>2980</text:p>
          </table:table-cell>
          <table:table-cell office:value-type="float" office:value="3011" calcext:value-type="float">
            <text:p>3011</text:p>
          </table:table-cell>
          <table:table-cell office:value-type="float" office:value="3315" calcext:value-type="float">
            <text:p>3315</text:p>
          </table:table-cell>
          <table:table-cell office:value-type="float" office:value="3418" calcext:value-type="float">
            <text:p>34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+3.1%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ke Av 2 train icon 5 train icon</text:p>
          </table:table-cell>
          <table:table-cell office:value-type="float" office:value="3252" calcext:value-type="float">
            <text:p>3252</text:p>
          </table:table-cell>
          <table:table-cell office:value-type="float" office:value="3380" calcext:value-type="float">
            <text:p>3380</text:p>
          </table:table-cell>
          <table:table-cell office:value-type="float" office:value="3367" calcext:value-type="float">
            <text:p>3367</text:p>
          </table:table-cell>
          <table:table-cell office:value-type="float" office:value="3392" calcext:value-type="float">
            <text:p>3392</text:p>
          </table:table-cell>
          <table:table-cell office:value-type="float" office:value="3387" calcext:value-type="float">
            <text:p>3387</text:p>
          </table:table-cell>
          <table:table-cell office:value-type="float" office:value="3491" calcext:value-type="float">
            <text:p>349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+3.1%</text:p>
          </table:table-cell>
          <table:table-cell office:value-type="float" office:value="346" calcext:value-type="float">
            <text:p>3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nside Av 4 train icon</text:p>
          </table:table-cell>
          <table:table-cell office:value-type="float" office:value="10135" calcext:value-type="float">
            <text:p>10135</text:p>
          </table:table-cell>
          <table:table-cell office:value-type="float" office:value="10433" calcext:value-type="float">
            <text:p>10433</text:p>
          </table:table-cell>
          <table:table-cell office:value-type="float" office:value="10909" calcext:value-type="float">
            <text:p>10909</text:p>
          </table:table-cell>
          <table:table-cell office:value-type="float" office:value="11232" calcext:value-type="float">
            <text:p>11232</text:p>
          </table:table-cell>
          <table:table-cell office:value-type="float" office:value="11243" calcext:value-type="float">
            <text:p>11243</text:p>
          </table:table-cell>
          <table:table-cell office:value-type="float" office:value="11387" calcext:value-type="float">
            <text:p>1138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+1.3%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astle Hill Av 6 train icon</text:p>
          </table:table-cell>
          <table:table-cell office:value-type="float" office:value="6660" calcext:value-type="float">
            <text:p>6660</text:p>
          </table:table-cell>
          <table:table-cell office:value-type="float" office:value="6969" calcext:value-type="float">
            <text:p>6969</text:p>
          </table:table-cell>
          <table:table-cell office:value-type="float" office:value="6708" calcext:value-type="float">
            <text:p>6708</text:p>
          </table:table-cell>
          <table:table-cell office:value-type="float" office:value="7617" calcext:value-type="float">
            <text:p>7617</text:p>
          </table:table-cell>
          <table:table-cell office:value-type="float" office:value="7540" calcext:value-type="float">
            <text:p>7540</text:p>
          </table:table-cell>
          <table:table-cell office:value-type="float" office:value="7567" calcext:value-type="float">
            <text:p>75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+0.4%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ypress Av 6 train icon</text:p>
          </table:table-cell>
          <table:table-cell office:value-type="float" office:value="3358" calcext:value-type="float">
            <text:p>3358</text:p>
          </table:table-cell>
          <table:table-cell office:value-type="float" office:value="3670" calcext:value-type="float">
            <text:p>3670</text:p>
          </table:table-cell>
          <table:table-cell office:value-type="float" office:value="3574" calcext:value-type="float">
            <text:p>3574</text:p>
          </table:table-cell>
          <table:table-cell office:value-type="float" office:value="3739" calcext:value-type="float">
            <text:p>3739</text:p>
          </table:table-cell>
          <table:table-cell office:value-type="float" office:value="3701" calcext:value-type="float">
            <text:p>3701</text:p>
          </table:table-cell>
          <table:table-cell office:value-type="float" office:value="3636" calcext:value-type="float">
            <text:p>3636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-1.8%</text:p>
          </table:table-cell>
          <table:table-cell office:value-type="float" office:value="339" calcext:value-type="float">
            <text:p>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3 St-St Mary's St 6 train icon</text:p>
          </table:table-cell>
          <table:table-cell office:value-type="float" office:value="931" calcext:value-type="float">
            <text:p>931</text:p>
          </table:table-cell>
          <table:table-cell office:value-type="float" office:value="899" calcext:value-type="float">
            <text:p>899</text:p>
          </table:table-cell>
          <table:table-cell office:value-type="float" office:value="831" calcext:value-type="float">
            <text:p>831</text:p>
          </table:table-cell>
          <table:table-cell office:value-type="float" office:value="871" calcext:value-type="float">
            <text:p>871</text:p>
          </table:table-cell>
          <table:table-cell office:value-type="float" office:value="941" calcext:value-type="float">
            <text:p>941</text:p>
          </table:table-cell>
          <table:table-cell office:value-type="float" office:value="973" calcext:value-type="float">
            <text:p>9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3.4%</text:p>
          </table:table-cell>
          <table:table-cell office:value-type="float" office:value="411" calcext:value-type="float">
            <text:p>4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9 St 6 train icon</text:p>
          </table:table-cell>
          <table:table-cell office:value-type="float" office:value="4259" calcext:value-type="float">
            <text:p>4259</text:p>
          </table:table-cell>
          <table:table-cell office:value-type="float" office:value="4386" calcext:value-type="float">
            <text:p>4386</text:p>
          </table:table-cell>
          <table:table-cell office:value-type="float" office:value="4323" calcext:value-type="float">
            <text:p>4323</text:p>
          </table:table-cell>
          <table:table-cell office:value-type="float" office:value="4226" calcext:value-type="float">
            <text:p>4226</text:p>
          </table:table-cell>
          <table:table-cell office:value-type="float" office:value="4336" calcext:value-type="float">
            <text:p>4336</text:p>
          </table:table-cell>
          <table:table-cell office:value-type="float" office:value="4486" calcext:value-type="float">
            <text:p>44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+3.5%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80 St 2 train icon 5 train icon</text:p>
          </table:table-cell>
          <table:table-cell office:value-type="float" office:value="5948" calcext:value-type="float">
            <text:p>5948</text:p>
          </table:table-cell>
          <table:table-cell office:value-type="float" office:value="6428" calcext:value-type="float">
            <text:p>6428</text:p>
          </table:table-cell>
          <table:table-cell office:value-type="float" office:value="6341" calcext:value-type="float">
            <text:p>6341</text:p>
          </table:table-cell>
          <table:table-cell office:value-type="float" office:value="5931" calcext:value-type="float">
            <text:p>5931</text:p>
          </table:table-cell>
          <table:table-cell office:value-type="float" office:value="6518" calcext:value-type="float">
            <text:p>6518</text:p>
          </table:table-cell>
          <table:table-cell office:value-type="float" office:value="6832" calcext:value-type="float">
            <text:p>683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+4.8%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Eastchester-Dyre Av 5 train icon</text:p>
          </table:table-cell>
          <table:table-cell office:value-type="float" office:value="3930" calcext:value-type="float">
            <text:p>3930</text:p>
          </table:table-cell>
          <table:table-cell office:value-type="float" office:value="4301" calcext:value-type="float">
            <text:p>4301</text:p>
          </table:table-cell>
          <table:table-cell office:value-type="float" office:value="4189" calcext:value-type="float">
            <text:p>4189</text:p>
          </table:table-cell>
          <table:table-cell office:value-type="float" office:value="4333" calcext:value-type="float">
            <text:p>4333</text:p>
          </table:table-cell>
          <table:table-cell office:value-type="float" office:value="4603" calcext:value-type="float">
            <text:p>4603</text:p>
          </table:table-cell>
          <table:table-cell office:value-type="float" office:value="4765" calcext:value-type="float">
            <text:p>476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+3.5%</text:p>
          </table:table-cell>
          <table:table-cell office:value-type="float" office:value="293" calcext:value-type="float">
            <text:p>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lder Av 6 train icon</text:p>
          </table:table-cell>
          <table:table-cell office:value-type="float" office:value="6318" calcext:value-type="float">
            <text:p>6318</text:p>
          </table:table-cell>
          <table:table-cell office:value-type="float" office:value="6480" calcext:value-type="float">
            <text:p>6480</text:p>
          </table:table-cell>
          <table:table-cell office:value-type="float" office:value="6434" calcext:value-type="float">
            <text:p>6434</text:p>
          </table:table-cell>
          <table:table-cell office:value-type="float" office:value="9042" calcext:value-type="float">
            <text:p>9042</text:p>
          </table:table-cell>
          <table:table-cell office:value-type="float" office:value="2240" calcext:value-type="float">
            <text:p>2240</text:p>
          </table:table-cell>
          <table:table-cell office:value-type="float" office:value="6161" calcext:value-type="float">
            <text:p>6161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+175.0%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 4 train icon</text:p>
          </table:table-cell>
          <table:table-cell office:value-type="float" office:value="12570" calcext:value-type="float">
            <text:p>12570</text:p>
          </table:table-cell>
          <table:table-cell office:value-type="float" office:value="11511" calcext:value-type="float">
            <text:p>11511</text:p>
          </table:table-cell>
          <table:table-cell office:value-type="float" office:value="11732" calcext:value-type="float">
            <text:p>11732</text:p>
          </table:table-cell>
          <table:table-cell office:value-type="float" office:value="12080" calcext:value-type="float">
            <text:p>12080</text:p>
          </table:table-cell>
          <table:table-cell office:value-type="float" office:value="12330" calcext:value-type="float">
            <text:p>12330</text:p>
          </table:table-cell>
          <table:table-cell office:value-type="float" office:value="12560" calcext:value-type="float">
            <text:p>1256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+1.9%</text:p>
          </table:table-cell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 B train icon D train icon</text:p>
          </table:table-cell>
          <table:table-cell office:value-type="float" office:value="11516" calcext:value-type="float">
            <text:p>11516</text:p>
          </table:table-cell>
          <table:table-cell office:value-type="float" office:value="11576" calcext:value-type="float">
            <text:p>11576</text:p>
          </table:table-cell>
          <table:table-cell office:value-type="float" office:value="11413" calcext:value-type="float">
            <text:p>11413</text:p>
          </table:table-cell>
          <table:table-cell office:value-type="float" office:value="11454" calcext:value-type="float">
            <text:p>11454</text:p>
          </table:table-cell>
          <table:table-cell office:value-type="float" office:value="11465" calcext:value-type="float">
            <text:p>11465</text:p>
          </table:table-cell>
          <table:table-cell office:value-type="float" office:value="11521" calcext:value-type="float">
            <text:p>115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+0.5%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reeman St 2 train icon 5 train icon</text:p>
          </table:table-cell>
          <table:table-cell office:value-type="float" office:value="3313" calcext:value-type="float">
            <text:p>3313</text:p>
          </table:table-cell>
          <table:table-cell office:value-type="float" office:value="3635" calcext:value-type="float">
            <text:p>3635</text:p>
          </table:table-cell>
          <table:table-cell office:value-type="float" office:value="3812" calcext:value-type="float">
            <text:p>3812</text:p>
          </table:table-cell>
          <table:table-cell office:value-type="float" office:value="4296" calcext:value-type="float">
            <text:p>4296</text:p>
          </table:table-cell>
          <table:table-cell office:value-type="float" office:value="4382" calcext:value-type="float">
            <text:p>4382</text:p>
          </table:table-cell>
          <table:table-cell office:value-type="float" office:value="4569" calcext:value-type="float">
            <text:p>456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+4.3%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 2 train icon 5 train icon</text:p>
          </table:table-cell>
          <table:table-cell office:value-type="float" office:value="5567" calcext:value-type="float">
            <text:p>5567</text:p>
          </table:table-cell>
          <table:table-cell office:value-type="float" office:value="6005" calcext:value-type="float">
            <text:p>6005</text:p>
          </table:table-cell>
          <table:table-cell office:value-type="float" office:value="6145" calcext:value-type="float">
            <text:p>6145</text:p>
          </table:table-cell>
          <table:table-cell office:value-type="float" office:value="6717" calcext:value-type="float">
            <text:p>6717</text:p>
          </table:table-cell>
          <table:table-cell office:value-type="float" office:value="7045" calcext:value-type="float">
            <text:p>7045</text:p>
          </table:table-cell>
          <table:table-cell office:value-type="float" office:value="7212" calcext:value-type="float">
            <text:p>72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+2.4%</text:p>
          </table:table-cell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 5 train icon</text:p>
          </table:table-cell>
          <table:table-cell office:value-type="float" office:value="5828" calcext:value-type="float">
            <text:p>5828</text:p>
          </table:table-cell>
          <table:table-cell office:value-type="float" office:value="6025" calcext:value-type="float">
            <text:p>6025</text:p>
          </table:table-cell>
          <table:table-cell office:value-type="float" office:value="5770" calcext:value-type="float">
            <text:p>5770</text:p>
          </table:table-cell>
          <table:table-cell office:value-type="float" office:value="5776" calcext:value-type="float">
            <text:p>5776</text:p>
          </table:table-cell>
          <table:table-cell office:value-type="float" office:value="5794" calcext:value-type="float">
            <text:p>5794</text:p>
          </table:table-cell>
          <table:table-cell office:value-type="float" office:value="5953" calcext:value-type="float">
            <text:p>595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+2.7%</text:p>
          </table:table-cell>
          <table:table-cell office:value-type="float" office:value="252" calcext:value-type="float">
            <text:p>2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Hunts Point Av 6 train icon</text:p>
          </table:table-cell>
          <table:table-cell office:value-type="float" office:value="10242" calcext:value-type="float">
            <text:p>10242</text:p>
          </table:table-cell>
          <table:table-cell office:value-type="float" office:value="10612" calcext:value-type="float">
            <text:p>10612</text:p>
          </table:table-cell>
          <table:table-cell office:value-type="float" office:value="10512" calcext:value-type="float">
            <text:p>10512</text:p>
          </table:table-cell>
          <table:table-cell office:value-type="float" office:value="10494" calcext:value-type="float">
            <text:p>10494</text:p>
          </table:table-cell>
          <table:table-cell office:value-type="float" office:value="10316" calcext:value-type="float">
            <text:p>10316</text:p>
          </table:table-cell>
          <table:table-cell office:value-type="float" office:value="10389" calcext:value-type="float">
            <text:p>103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+0.7%</text:p>
          </table:table-cell>
          <table:table-cell office:value-type="float" office:value="146" calcext:value-type="float">
            <text:p>14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Intervale Av 2 train icon 5 train icon</text:p>
          </table:table-cell>
          <table:table-cell office:value-type="float" office:value="2640" calcext:value-type="float">
            <text:p>2640</text:p>
          </table:table-cell>
          <table:table-cell office:value-type="float" office:value="2775" calcext:value-type="float">
            <text:p>2775</text:p>
          </table:table-cell>
          <table:table-cell office:value-type="float" office:value="2785" calcext:value-type="float">
            <text:p>2785</text:p>
          </table:table-cell>
          <table:table-cell office:value-type="float" office:value="2951" calcext:value-type="float">
            <text:p>2951</text:p>
          </table:table-cell>
          <table:table-cell office:value-type="float" office:value="2974" calcext:value-type="float">
            <text:p>2974</text:p>
          </table:table-cell>
          <table:table-cell office:value-type="float" office:value="3121" calcext:value-type="float">
            <text:p>3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+4.9%</text:p>
          </table:table-cell>
          <table:table-cell office:value-type="float" office:value="362" calcext:value-type="float">
            <text:p>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Jackson Av 2 train icon 5 train icon</text:p>
          </table:table-cell>
          <table:table-cell office:value-type="float" office:value="4860" calcext:value-type="float">
            <text:p>4860</text:p>
          </table:table-cell>
          <table:table-cell office:value-type="float" office:value="5089" calcext:value-type="float">
            <text:p>5089</text:p>
          </table:table-cell>
          <table:table-cell office:value-type="float" office:value="4961" calcext:value-type="float">
            <text:p>4961</text:p>
          </table:table-cell>
          <table:table-cell office:value-type="float" office:value="5249" calcext:value-type="float">
            <text:p>5249</text:p>
          </table:table-cell>
          <table:table-cell office:value-type="float" office:value="5110" calcext:value-type="float">
            <text:p>5110</text:p>
          </table:table-cell>
          <table:table-cell office:value-type="float" office:value="5060" calcext:value-type="float">
            <text:p>5060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1.0%</text:p>
          </table:table-cell>
          <table:table-cell office:value-type="float" office:value="285" calcext:value-type="float">
            <text:p>28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 4 train icon</text:p>
          </table:table-cell>
          <table:table-cell office:value-type="float" office:value="5049" calcext:value-type="float">
            <text:p>5049</text:p>
          </table:table-cell>
          <table:table-cell office:value-type="float" office:value="8980" calcext:value-type="float">
            <text:p>8980</text:p>
          </table:table-cell>
          <table:table-cell office:value-type="float" office:value="9320" calcext:value-type="float">
            <text:p>9320</text:p>
          </table:table-cell>
          <table:table-cell office:value-type="float" office:value="9754" calcext:value-type="float">
            <text:p>9754</text:p>
          </table:table-cell>
          <table:table-cell office:value-type="float" office:value="10153" calcext:value-type="float">
            <text:p>10153</text:p>
          </table:table-cell>
          <table:table-cell office:value-type="float" office:value="10377" calcext:value-type="float">
            <text:p>1037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+2.2%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 B train icon D train icon</text:p>
          </table:table-cell>
          <table:table-cell office:value-type="float" office:value="8502" calcext:value-type="float">
            <text:p>8502</text:p>
          </table:table-cell>
          <table:table-cell office:value-type="float" office:value="7788" calcext:value-type="float">
            <text:p>7788</text:p>
          </table:table-cell>
          <table:table-cell office:value-type="float" office:value="7417" calcext:value-type="float">
            <text:p>7417</text:p>
          </table:table-cell>
          <table:table-cell office:value-type="float" office:value="7208" calcext:value-type="float">
            <text:p>7208</text:p>
          </table:table-cell>
          <table:table-cell office:value-type="float" office:value="7189" calcext:value-type="float">
            <text:p>7189</text:p>
          </table:table-cell>
          <table:table-cell office:value-type="float" office:value="7184" calcext:value-type="float">
            <text:p>718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0.1%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Longwood Av 6 train icon</text:p>
          </table:table-cell>
          <table:table-cell office:value-type="float" office:value="3346" calcext:value-type="float">
            <text:p>3346</text:p>
          </table:table-cell>
          <table:table-cell office:value-type="float" office:value="3352" calcext:value-type="float">
            <text:p>3352</text:p>
          </table:table-cell>
          <table:table-cell office:value-type="float" office:value="3228" calcext:value-type="float">
            <text:p>3228</text:p>
          </table:table-cell>
          <table:table-cell office:value-type="float" office:value="3273" calcext:value-type="float">
            <text:p>3273</text:p>
          </table:table-cell>
          <table:table-cell office:value-type="float" office:value="3418" calcext:value-type="float">
            <text:p>3418</text:p>
          </table:table-cell>
          <table:table-cell office:value-type="float" office:value="3476" calcext:value-type="float">
            <text:p>34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+1.7%</text:p>
          </table:table-cell>
          <table:table-cell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iddletown Rd 6 train icon</text:p>
          </table:table-cell>
          <table:table-cell office:value-type="float" office:value="1682" calcext:value-type="float">
            <text:p>1682</text:p>
          </table:table-cell>
          <table:table-cell office:value-type="float" office:value="1796" calcext:value-type="float">
            <text:p>1796</text:p>
          </table:table-cell>
          <table:table-cell office:value-type="float" office:value="1802" calcext:value-type="float">
            <text:p>1802</text:p>
          </table:table-cell>
          <table:table-cell office:value-type="float" office:value="1883" calcext:value-type="float">
            <text:p>1883</text:p>
          </table:table-cell>
          <table:table-cell office:value-type="float" office:value="1916" calcext:value-type="float">
            <text:p>1916</text:p>
          </table:table-cell>
          <table:table-cell office:value-type="float" office:value="1969" calcext:value-type="float">
            <text:p>19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2.8%</text:p>
          </table:table-cell>
          <table:table-cell office:value-type="float" office:value="398" calcext:value-type="float">
            <text:p>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rris Park 5 train icon</text:p>
          </table:table-cell>
          <table:table-cell office:value-type="float" office:value="1885" calcext:value-type="float">
            <text:p>1885</text:p>
          </table:table-cell>
          <table:table-cell office:value-type="float" office:value="1957" calcext:value-type="float">
            <text:p>1957</text:p>
          </table:table-cell>
          <table:table-cell office:value-type="float" office:value="1873" calcext:value-type="float">
            <text:p>1873</text:p>
          </table:table-cell>
          <table:table-cell office:value-type="float" office:value="1871" calcext:value-type="float">
            <text:p>1871</text:p>
          </table:table-cell>
          <table:table-cell office:value-type="float" office:value="1966" calcext:value-type="float">
            <text:p>1966</text:p>
          </table:table-cell>
          <table:table-cell office:value-type="float" office:value="2083" calcext:value-type="float">
            <text:p>208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+6.0%</text:p>
          </table:table-cell>
          <table:table-cell office:value-type="float" office:value="396" calcext:value-type="float">
            <text:p>39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rrison Av-Soundview 6 train icon</text:p>
          </table:table-cell>
          <table:table-cell office:value-type="float" office:value="5956" calcext:value-type="float">
            <text:p>5956</text:p>
          </table:table-cell>
          <table:table-cell office:value-type="float" office:value="6352" calcext:value-type="float">
            <text:p>6352</text:p>
          </table:table-cell>
          <table:table-cell office:value-type="float" office:value="6225" calcext:value-type="float">
            <text:p>6225</text:p>
          </table:table-cell>
          <table:table-cell office:value-type="float" office:value="2304" calcext:value-type="float">
            <text:p>2304</text:p>
          </table:table-cell>
          <table:table-cell office:value-type="float" office:value="9603" calcext:value-type="float">
            <text:p>9603</text:p>
          </table:table-cell>
          <table:table-cell office:value-type="float" office:value="6582" calcext:value-type="float">
            <text:p>6582</text:p>
          </table:table-cell>
          <table:table-cell office:value-type="float" office:value="-3021" calcext:value-type="float">
            <text:p>-3021</text:p>
          </table:table-cell>
          <table:table-cell office:value-type="string" calcext:value-type="string">
            <text:p>-31.5%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sholu Pkwy 4 train icon</text:p>
          </table:table-cell>
          <table:table-cell office:value-type="float" office:value="7103" calcext:value-type="float">
            <text:p>7103</text:p>
          </table:table-cell>
          <table:table-cell office:value-type="float" office:value="8468" calcext:value-type="float">
            <text:p>8468</text:p>
          </table:table-cell>
          <table:table-cell office:value-type="float" office:value="9078" calcext:value-type="float">
            <text:p>9078</text:p>
          </table:table-cell>
          <table:table-cell office:value-type="float" office:value="9439" calcext:value-type="float">
            <text:p>9439</text:p>
          </table:table-cell>
          <table:table-cell office:value-type="float" office:value="9578" calcext:value-type="float">
            <text:p>9578</text:p>
          </table:table-cell>
          <table:table-cell office:value-type="float" office:value="9596" calcext:value-type="float">
            <text:p>9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0.2%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t Eden Av 4 train icon</text:p>
          </table:table-cell>
          <table:table-cell office:value-type="float" office:value="4937" calcext:value-type="float">
            <text:p>4937</text:p>
          </table:table-cell>
          <table:table-cell office:value-type="float" office:value="5174" calcext:value-type="float">
            <text:p>5174</text:p>
          </table:table-cell>
          <table:table-cell office:value-type="float" office:value="5615" calcext:value-type="float">
            <text:p>5615</text:p>
          </table:table-cell>
          <table:table-cell office:value-type="float" office:value="5848" calcext:value-type="float">
            <text:p>5848</text:p>
          </table:table-cell>
          <table:table-cell office:value-type="float" office:value="5748" calcext:value-type="float">
            <text:p>5748</text:p>
          </table:table-cell>
          <table:table-cell office:value-type="float" office:value="5859" calcext:value-type="float">
            <text:p>585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+1.9%</text:p>
          </table:table-cell>
          <table:table-cell office:value-type="float" office:value="257" calcext:value-type="float">
            <text:p>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Nereid Av 2 train icon 5 train icon</text:p>
          </table:table-cell>
          <table:table-cell office:value-type="float" office:value="2840" calcext:value-type="float">
            <text:p>2840</text:p>
          </table:table-cell>
          <table:table-cell office:value-type="float" office:value="3107" calcext:value-type="float">
            <text:p>3107</text:p>
          </table:table-cell>
          <table:table-cell office:value-type="float" office:value="3080" calcext:value-type="float">
            <text:p>3080</text:p>
          </table:table-cell>
          <table:table-cell office:value-type="float" office:value="3307" calcext:value-type="float">
            <text:p>3307</text:p>
          </table:table-cell>
          <table:table-cell office:value-type="float" office:value="3420" calcext:value-type="float">
            <text:p>3420</text:p>
          </table:table-cell>
          <table:table-cell office:value-type="float" office:value="3603" calcext:value-type="float">
            <text:p>360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+5.4%</text:p>
          </table:table-cell>
          <table:table-cell office:value-type="float" office:value="342" calcext:value-type="float">
            <text:p>34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Norwood-205 St D train icon</text:p>
          </table:table-cell>
          <table:table-cell office:value-type="float" office:value="7626" calcext:value-type="float">
            <text:p>7626</text:p>
          </table:table-cell>
          <table:table-cell office:value-type="float" office:value="7869" calcext:value-type="float">
            <text:p>7869</text:p>
          </table:table-cell>
          <table:table-cell office:value-type="float" office:value="7588" calcext:value-type="float">
            <text:p>7588</text:p>
          </table:table-cell>
          <table:table-cell office:value-type="float" office:value="7602" calcext:value-type="float">
            <text:p>7602</text:p>
          </table:table-cell>
          <table:table-cell office:value-type="float" office:value="7779" calcext:value-type="float">
            <text:p>7779</text:p>
          </table:table-cell>
          <table:table-cell office:value-type="float" office:value="7872" calcext:value-type="float">
            <text:p>787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+1.2%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Parkchester 6 train icon</text:p>
          </table:table-cell>
          <table:table-cell office:value-type="float" office:value="14708" calcext:value-type="float">
            <text:p>14708</text:p>
          </table:table-cell>
          <table:table-cell office:value-type="float" office:value="15189" calcext:value-type="float">
            <text:p>15189</text:p>
          </table:table-cell>
          <table:table-cell office:value-type="float" office:value="14978" calcext:value-type="float">
            <text:p>14978</text:p>
          </table:table-cell>
          <table:table-cell office:value-type="float" office:value="12724" calcext:value-type="float">
            <text:p>12724</text:p>
          </table:table-cell>
          <table:table-cell office:value-type="float" office:value="15516" calcext:value-type="float">
            <text:p>15516</text:p>
          </table:table-cell>
          <table:table-cell office:value-type="float" office:value="15190" calcext:value-type="float">
            <text:p>15190</text:p>
          </table:table-cell>
          <table:table-cell office:value-type="float" office:value="-326" calcext:value-type="float">
            <text:p>-326</text:p>
          </table:table-cell>
          <table:table-cell office:value-type="string" calcext:value-type="string">
            <text:p>-2.1%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Bay Park 6 train icon</text:p>
          </table:table-cell>
          <table:table-cell office:value-type="float" office:value="6010" calcext:value-type="float">
            <text:p>6010</text:p>
          </table:table-cell>
          <table:table-cell office:value-type="float" office:value="6262" calcext:value-type="float">
            <text:p>6262</text:p>
          </table:table-cell>
          <table:table-cell office:value-type="float" office:value="6299" calcext:value-type="float">
            <text:p>6299</text:p>
          </table:table-cell>
          <table:table-cell office:value-type="float" office:value="6538" calcext:value-type="float">
            <text:p>6538</text:p>
          </table:table-cell>
          <table:table-cell office:value-type="float" office:value="6705" calcext:value-type="float">
            <text:p>6705</text:p>
          </table:table-cell>
          <table:table-cell office:value-type="float" office:value="6688" calcext:value-type="float">
            <text:p>6688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-0.3%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 2 train icon 5 train icon</text:p>
          </table:table-cell>
          <table:table-cell office:value-type="float" office:value="7373" calcext:value-type="float">
            <text:p>7373</text:p>
          </table:table-cell>
          <table:table-cell office:value-type="float" office:value="8116" calcext:value-type="float">
            <text:p>8116</text:p>
          </table:table-cell>
          <table:table-cell office:value-type="float" office:value="8287" calcext:value-type="float">
            <text:p>8287</text:p>
          </table:table-cell>
          <table:table-cell office:value-type="float" office:value="8691" calcext:value-type="float">
            <text:p>8691</text:p>
          </table:table-cell>
          <table:table-cell office:value-type="float" office:value="8850" calcext:value-type="float">
            <text:p>8850</text:p>
          </table:table-cell>
          <table:table-cell office:value-type="float" office:value="9288" calcext:value-type="float">
            <text:p>928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+4.9%</text:p>
          </table:table-cell>
          <table:table-cell office:value-type="float" office:value="168" calcext:value-type="float">
            <text:p>1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 5 train icon</text:p>
          </table:table-cell>
          <table:table-cell office:value-type="float" office:value="2950" calcext:value-type="float">
            <text:p>2950</text:p>
          </table:table-cell>
          <table:table-cell office:value-type="float" office:value="3054" calcext:value-type="float">
            <text:p>3054</text:p>
          </table:table-cell>
          <table:table-cell office:value-type="float" office:value="3011" calcext:value-type="float">
            <text:p>3011</text:p>
          </table:table-cell>
          <table:table-cell office:value-type="float" office:value="3139" calcext:value-type="float">
            <text:p>3139</text:p>
          </table:table-cell>
          <table:table-cell office:value-type="float" office:value="3236" calcext:value-type="float">
            <text:p>3236</text:p>
          </table:table-cell>
          <table:table-cell office:value-type="float" office:value="3314" calcext:value-type="float">
            <text:p>33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2.4%</text:p>
          </table:table-cell>
          <table:table-cell office:value-type="float" office:value="354" calcext:value-type="float">
            <text:p>3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rospect Av 2 train icon 5 train icon</text:p>
          </table:table-cell>
          <table:table-cell office:value-type="float" office:value="7064" calcext:value-type="float">
            <text:p>7064</text:p>
          </table:table-cell>
          <table:table-cell office:value-type="float" office:value="7457" calcext:value-type="float">
            <text:p>7457</text:p>
          </table:table-cell>
          <table:table-cell office:value-type="float" office:value="7291" calcext:value-type="float">
            <text:p>7291</text:p>
          </table:table-cell>
          <table:table-cell office:value-type="float" office:value="7551" calcext:value-type="float">
            <text:p>7551</text:p>
          </table:table-cell>
          <table:table-cell office:value-type="float" office:value="7212" calcext:value-type="float">
            <text:p>7212</text:p>
          </table:table-cell>
          <table:table-cell office:value-type="float" office:value="7053" calcext:value-type="float">
            <text:p>7053</text:p>
          </table:table-cell>
          <table:table-cell office:value-type="float" office:value="-159" calcext:value-type="float">
            <text:p>-159</text:p>
          </table:table-cell>
          <table:table-cell office:value-type="string" calcext:value-type="string">
            <text:p>-2.2%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impson St 2 train icon 5 train icon</text:p>
          </table:table-cell>
          <table:table-cell office:value-type="float" office:value="8851" calcext:value-type="float">
            <text:p>8851</text:p>
          </table:table-cell>
          <table:table-cell office:value-type="float" office:value="9375" calcext:value-type="float">
            <text:p>9375</text:p>
          </table:table-cell>
          <table:table-cell office:value-type="float" office:value="9095" calcext:value-type="float">
            <text:p>9095</text:p>
          </table:table-cell>
          <table:table-cell office:value-type="float" office:value="9815" calcext:value-type="float">
            <text:p>9815</text:p>
          </table:table-cell>
          <table:table-cell office:value-type="float" office:value="9421" calcext:value-type="float">
            <text:p>9421</text:p>
          </table:table-cell>
          <table:table-cell office:value-type="float" office:value="9243" calcext:value-type="float">
            <text:p>9243</text:p>
          </table:table-cell>
          <table:table-cell office:value-type="float" office:value="-178" calcext:value-type="float">
            <text:p>-178</text:p>
          </table:table-cell>
          <table:table-cell office:value-type="string" calcext:value-type="string">
            <text:p>-1.9%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t Lawrence Av 6 train icon</text:p>
          </table:table-cell>
          <table:table-cell office:value-type="float" office:value="3810" calcext:value-type="float">
            <text:p>3810</text:p>
          </table:table-cell>
          <table:table-cell office:value-type="float" office:value="4036" calcext:value-type="float">
            <text:p>4036</text:p>
          </table:table-cell>
          <table:table-cell office:value-type="float" office:value="4016" calcext:value-type="float">
            <text:p>4016</text:p>
          </table:table-cell>
          <table:table-cell office:value-type="float" office:value="5093" calcext:value-type="float">
            <text:p>5093</text:p>
          </table:table-cell>
          <table:table-cell office:value-type="float" office:value="1427" calcext:value-type="float">
            <text:p>1427</text:p>
          </table:table-cell>
          <table:table-cell office:value-type="float" office:value="3852" calcext:value-type="float">
            <text:p>385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+169.9%</text:p>
          </table:table-cell>
          <table:table-cell office:value-type="float" office:value="328" calcext:value-type="float">
            <text:p>32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Tremont Av B train icon D train icon</text:p>
          </table:table-cell>
          <table:table-cell office:value-type="float" office:value="8767" calcext:value-type="float">
            <text:p>8767</text:p>
          </table:table-cell>
          <table:table-cell office:value-type="float" office:value="8842" calcext:value-type="float">
            <text:p>8842</text:p>
          </table:table-cell>
          <table:table-cell office:value-type="float" office:value="8542" calcext:value-type="float">
            <text:p>8542</text:p>
          </table:table-cell>
          <table:table-cell office:value-type="float" office:value="8513" calcext:value-type="float">
            <text:p>8513</text:p>
          </table:table-cell>
          <table:table-cell office:value-type="float" office:value="8767" calcext:value-type="float">
            <text:p>8767</text:p>
          </table:table-cell>
          <table:table-cell office:value-type="float" office:value="8882" calcext:value-type="float">
            <text:p>888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+1.3%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Van Cortlandt Park-242 St 1 train icon</text:p>
          </table:table-cell>
          <table:table-cell office:value-type="float" office:value="5758" calcext:value-type="float">
            <text:p>5758</text:p>
          </table:table-cell>
          <table:table-cell office:value-type="float" office:value="6184" calcext:value-type="float">
            <text:p>6184</text:p>
          </table:table-cell>
          <table:table-cell office:value-type="float" office:value="6040" calcext:value-type="float">
            <text:p>6040</text:p>
          </table:table-cell>
          <table:table-cell office:value-type="float" office:value="6148" calcext:value-type="float">
            <text:p>6148</text:p>
          </table:table-cell>
          <table:table-cell office:value-type="float" office:value="6504" calcext:value-type="float">
            <text:p>6504</text:p>
          </table:table-cell>
          <table:table-cell office:value-type="float" office:value="6641" calcext:value-type="float">
            <text:p>664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+2.1%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akefield-241 St 2 train icon</text:p>
          </table:table-cell>
          <table:table-cell office:value-type="float" office:value="4002" calcext:value-type="float">
            <text:p>4002</text:p>
          </table:table-cell>
          <table:table-cell office:value-type="float" office:value="4257" calcext:value-type="float">
            <text:p>4257</text:p>
          </table:table-cell>
          <table:table-cell office:value-type="float" office:value="4212" calcext:value-type="float">
            <text:p>4212</text:p>
          </table:table-cell>
          <table:table-cell office:value-type="float" office:value="4582" calcext:value-type="float">
            <text:p>4582</text:p>
          </table:table-cell>
          <table:table-cell office:value-type="float" office:value="4955" calcext:value-type="float">
            <text:p>4955</text:p>
          </table:table-cell>
          <table:table-cell office:value-type="float" office:value="5048" calcext:value-type="float">
            <text:p>50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+1.9%</text:p>
          </table:table-cell>
          <table:table-cell office:value-type="float" office:value="286" calcext:value-type="float">
            <text:p>28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 Farms Sq-East Tremont Av 2 train icon 5 train icon</text:p>
          </table:table-cell>
          <table:table-cell office:value-type="float" office:value="7050" calcext:value-type="float">
            <text:p>7050</text:p>
          </table:table-cell>
          <table:table-cell office:value-type="float" office:value="7348" calcext:value-type="float">
            <text:p>7348</text:p>
          </table:table-cell>
          <table:table-cell office:value-type="float" office:value="7270" calcext:value-type="float">
            <text:p>7270</text:p>
          </table:table-cell>
          <table:table-cell office:value-type="float" office:value="8052" calcext:value-type="float">
            <text:p>8052</text:p>
          </table:table-cell>
          <table:table-cell office:value-type="float" office:value="7749" calcext:value-type="float">
            <text:p>7749</text:p>
          </table:table-cell>
          <table:table-cell office:value-type="float" office:value="7842" calcext:value-type="float">
            <text:p>78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+1.2%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chester Sq-East Tremont Av 6 train icon</text:p>
          </table:table-cell>
          <table:table-cell office:value-type="float" office:value="6095" calcext:value-type="float">
            <text:p>6095</text:p>
          </table:table-cell>
          <table:table-cell office:value-type="float" office:value="6322" calcext:value-type="float">
            <text:p>6322</text:p>
          </table:table-cell>
          <table:table-cell office:value-type="float" office:value="6178" calcext:value-type="float">
            <text:p>6178</text:p>
          </table:table-cell>
          <table:table-cell office:value-type="float" office:value="6359" calcext:value-type="float">
            <text:p>6359</text:p>
          </table:table-cell>
          <table:table-cell table:number-columns-repeated="2" office:value-type="float" office:value="6663" calcext:value-type="float">
            <text:p>6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0%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hitlock Av 6 train icon</text:p>
          </table:table-cell>
          <table:table-cell office:value-type="float" office:value="1507" calcext:value-type="float">
            <text:p>1507</text:p>
          </table:table-cell>
          <table:table-cell office:value-type="float" office:value="1524" calcext:value-type="float">
            <text:p>1524</text:p>
          </table:table-cell>
          <table:table-cell office:value-type="float" office:value="1528" calcext:value-type="float">
            <text:p>1528</text:p>
          </table:table-cell>
          <table:table-cell office:value-type="float" office:value="524" calcext:value-type="float">
            <text:p>524</text:p>
          </table:table-cell>
          <table:table-cell office:value-type="float" office:value="2342" calcext:value-type="float">
            <text:p>2342</text:p>
          </table:table-cell>
          <table:table-cell office:value-type="float" office:value="1691" calcext:value-type="float">
            <text:p>1691</text:p>
          </table:table-cell>
          <table:table-cell office:value-type="float" office:value="-651" calcext:value-type="float">
            <text:p>-651</text:p>
          </table:table-cell>
          <table:table-cell office:value-type="string" calcext:value-type="string">
            <text:p>-27.8%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oodlawn 4 train icon</text:p>
          </table:table-cell>
          <table:table-cell office:value-type="float" office:value="6318" calcext:value-type="float">
            <text:p>6318</text:p>
          </table:table-cell>
          <table:table-cell office:value-type="float" office:value="6723" calcext:value-type="float">
            <text:p>6723</text:p>
          </table:table-cell>
          <table:table-cell office:value-type="float" office:value="6980" calcext:value-type="float">
            <text:p>6980</text:p>
          </table:table-cell>
          <table:table-cell office:value-type="float" office:value="7513" calcext:value-type="float">
            <text:p>7513</text:p>
          </table:table-cell>
          <table:table-cell office:value-type="float" office:value="7852" calcext:value-type="float">
            <text:p>7852</text:p>
          </table:table-cell>
          <table:table-cell office:value-type="float" office:value="7797" calcext:value-type="float">
            <text:p>7797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-0.7%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Zerega Av 6 train icon</text:p>
          </table:table-cell>
          <table:table-cell office:value-type="float" office:value="2335" calcext:value-type="float">
            <text:p>2335</text:p>
          </table:table-cell>
          <table:table-cell office:value-type="float" office:value="2455" calcext:value-type="float">
            <text:p>2455</text:p>
          </table:table-cell>
          <table:table-cell office:value-type="float" office:value="2404" calcext:value-type="float">
            <text:p>2404</text:p>
          </table:table-cell>
          <table:table-cell office:value-type="float" office:value="2539" calcext:value-type="float">
            <text:p>2539</text:p>
          </table:table-cell>
          <table:table-cell office:value-type="float" office:value="2741" calcext:value-type="float">
            <text:p>2741</text:p>
          </table:table-cell>
          <table:table-cell office:value-type="float" office:value="2849" calcext:value-type="float">
            <text:p>284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+3.9%</text:p>
          </table:table-cell>
          <table:table-cell office:value-type="float" office:value="370" calcext:value-type="float">
            <text:p>370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Brooklyn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5 St-Prospect Park F train icon G train icon</text:p>
          </table:table-cell>
          <table:table-cell office:value-type="float" office:value="6006" calcext:value-type="float">
            <text:p>6006</text:p>
          </table:table-cell>
          <table:table-cell office:value-type="float" office:value="6002" calcext:value-type="float">
            <text:p>6002</text:p>
          </table:table-cell>
          <table:table-cell office:value-type="float" office:value="5977" calcext:value-type="float">
            <text:p>5977</text:p>
          </table:table-cell>
          <table:table-cell office:value-type="float" office:value="6220" calcext:value-type="float">
            <text:p>6220</text:p>
          </table:table-cell>
          <table:table-cell office:value-type="float" office:value="4725" calcext:value-type="float">
            <text:p>4725</text:p>
          </table:table-cell>
          <table:table-cell office:value-type="float" office:value="6018" calcext:value-type="float">
            <text:p>6018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+27.4%</text:p>
          </table:table-cell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D train icon</text:p>
          </table:table-cell>
          <table:table-cell office:value-type="float" office:value="5267" calcext:value-type="float">
            <text:p>5267</text:p>
          </table:table-cell>
          <table:table-cell office:value-type="float" office:value="5667" calcext:value-type="float">
            <text:p>5667</text:p>
          </table:table-cell>
          <table:table-cell office:value-type="float" office:value="5611" calcext:value-type="float">
            <text:p>5611</text:p>
          </table:table-cell>
          <table:table-cell office:value-type="float" office:value="5699" calcext:value-type="float">
            <text:p>5699</text:p>
          </table:table-cell>
          <table:table-cell office:value-type="float" office:value="5516" calcext:value-type="float">
            <text:p>5516</text:p>
          </table:table-cell>
          <table:table-cell office:value-type="float" office:value="5544" calcext:value-type="float">
            <text:p>55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0.5%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F train icon</text:p>
          </table:table-cell>
          <table:table-cell office:value-type="float" office:value="4127" calcext:value-type="float">
            <text:p>4127</text:p>
          </table:table-cell>
          <table:table-cell office:value-type="float" office:value="4209" calcext:value-type="float">
            <text:p>4209</text:p>
          </table:table-cell>
          <table:table-cell office:value-type="float" office:value="4008" calcext:value-type="float">
            <text:p>4008</text:p>
          </table:table-cell>
          <table:table-cell office:value-type="float" office:value="4145" calcext:value-type="float">
            <text:p>4145</text:p>
          </table:table-cell>
          <table:table-cell office:value-type="float" office:value="4205" calcext:value-type="float">
            <text:p>4205</text:p>
          </table:table-cell>
          <table:table-cell office:value-type="float" office:value="4220" calcext:value-type="float">
            <text:p>4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0.4%</text:p>
          </table:table-cell>
          <table:table-cell office:value-type="float" office:value="315" calcext:value-type="float">
            <text:p>3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N train icon</text:p>
          </table:table-cell>
          <table:table-cell office:value-type="float" office:value="4686" calcext:value-type="float">
            <text:p>4686</text:p>
          </table:table-cell>
          <table:table-cell office:value-type="float" office:value="5077" calcext:value-type="float">
            <text:p>5077</text:p>
          </table:table-cell>
          <table:table-cell office:value-type="float" office:value="5227" calcext:value-type="float">
            <text:p>5227</text:p>
          </table:table-cell>
          <table:table-cell office:value-type="float" office:value="5049" calcext:value-type="float">
            <text:p>5049</text:p>
          </table:table-cell>
          <table:table-cell office:value-type="float" office:value="5469" calcext:value-type="float">
            <text:p>5469</text:p>
          </table:table-cell>
          <table:table-cell office:value-type="float" office:value="5507" calcext:value-type="float">
            <text:p>5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+0.7%</text:p>
          </table:table-cell>
          <table:table-cell office:value-type="float" office:value="270" calcext:value-type="float">
            <text:p>2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 D train icon</text:p>
          </table:table-cell>
          <table:table-cell office:value-type="float" office:value="4461" calcext:value-type="float">
            <text:p>4461</text:p>
          </table:table-cell>
          <table:table-cell office:value-type="float" office:value="4680" calcext:value-type="float">
            <text:p>4680</text:p>
          </table:table-cell>
          <table:table-cell office:value-type="float" office:value="4531" calcext:value-type="float">
            <text:p>4531</text:p>
          </table:table-cell>
          <table:table-cell office:value-type="float" office:value="4517" calcext:value-type="float">
            <text:p>4517</text:p>
          </table:table-cell>
          <table:table-cell office:value-type="float" office:value="4478" calcext:value-type="float">
            <text:p>4478</text:p>
          </table:table-cell>
          <table:table-cell office:value-type="float" office:value="4556" calcext:value-type="float">
            <text:p>45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1.7%</text:p>
          </table:table-cell>
          <table:table-cell office:value-type="float" office:value="304" calcext:value-type="float">
            <text:p>3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 N train icon</text:p>
          </table:table-cell>
          <table:table-cell office:value-type="float" office:value="3634" calcext:value-type="float">
            <text:p>3634</text:p>
          </table:table-cell>
          <table:table-cell office:value-type="float" office:value="3923" calcext:value-type="float">
            <text:p>3923</text:p>
          </table:table-cell>
          <table:table-cell office:value-type="float" office:value="4108" calcext:value-type="float">
            <text:p>4108</text:p>
          </table:table-cell>
          <table:table-cell office:value-type="float" office:value="3903" calcext:value-type="float">
            <text:p>3903</text:p>
          </table:table-cell>
          <table:table-cell office:value-type="float" office:value="4011" calcext:value-type="float">
            <text:p>4011</text:p>
          </table:table-cell>
          <table:table-cell office:value-type="float" office:value="4091" calcext:value-type="float">
            <text:p>40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+2.0%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Av D train icon</text:p>
          </table:table-cell>
          <table:table-cell office:value-type="float" office:value="4272" calcext:value-type="float">
            <text:p>4272</text:p>
          </table:table-cell>
          <table:table-cell office:value-type="float" office:value="4445" calcext:value-type="float">
            <text:p>4445</text:p>
          </table:table-cell>
          <table:table-cell office:value-type="float" office:value="4304" calcext:value-type="float">
            <text:p>4304</text:p>
          </table:table-cell>
          <table:table-cell office:value-type="float" office:value="4318" calcext:value-type="float">
            <text:p>4318</text:p>
          </table:table-cell>
          <table:table-cell office:value-type="float" office:value="4220" calcext:value-type="float">
            <text:p>4220</text:p>
          </table:table-cell>
          <table:table-cell office:value-type="float" office:value="4046" calcext:value-type="float">
            <text:p>4046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-4.1%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St R train icon</text:p>
          </table:table-cell>
          <table:table-cell office:value-type="float" office:value="3786" calcext:value-type="float">
            <text:p>3786</text:p>
          </table:table-cell>
          <table:table-cell office:value-type="float" office:value="3859" calcext:value-type="float">
            <text:p>3859</text:p>
          </table:table-cell>
          <table:table-cell office:value-type="float" office:value="3736" calcext:value-type="float">
            <text:p>3736</text:p>
          </table:table-cell>
          <table:table-cell office:value-type="float" office:value="3812" calcext:value-type="float">
            <text:p>3812</text:p>
          </table:table-cell>
          <table:table-cell office:value-type="float" office:value="3915" calcext:value-type="float">
            <text:p>3915</text:p>
          </table:table-cell>
          <table:table-cell office:value-type="float" office:value="3820" calcext:value-type="float">
            <text:p>3820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-2.4%</text:p>
          </table:table-cell>
          <table:table-cell office:value-type="float" office:value="331" calcext:value-type="float">
            <text:p>3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36 St D train icon N train icon R train icon</text:p>
          </table:table-cell>
          <table:table-cell office:value-type="float" office:value="10578" calcext:value-type="float">
            <text:p>10578</text:p>
          </table:table-cell>
          <table:table-cell office:value-type="float" office:value="11151" calcext:value-type="float">
            <text:p>11151</text:p>
          </table:table-cell>
          <table:table-cell office:value-type="float" office:value="10852" calcext:value-type="float">
            <text:p>10852</text:p>
          </table:table-cell>
          <table:table-cell office:value-type="float" office:value="11135" calcext:value-type="float">
            <text:p>11135</text:p>
          </table:table-cell>
          <table:table-cell office:value-type="float" office:value="11411" calcext:value-type="float">
            <text:p>11411</text:p>
          </table:table-cell>
          <table:table-cell office:value-type="float" office:value="11946" calcext:value-type="float">
            <text:p>1194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+4.7%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 Av F train icon G train icon/9 St R train icon</text:p>
          </table:table-cell>
          <table:table-cell office:value-type="float" office:value="10205" calcext:value-type="float">
            <text:p>10205</text:p>
          </table:table-cell>
          <table:table-cell office:value-type="float" office:value="10789" calcext:value-type="float">
            <text:p>10789</text:p>
          </table:table-cell>
          <table:table-cell office:value-type="float" office:value="10895" calcext:value-type="float">
            <text:p>10895</text:p>
          </table:table-cell>
          <table:table-cell office:value-type="float" office:value="11412" calcext:value-type="float">
            <text:p>11412</text:p>
          </table:table-cell>
          <table:table-cell office:value-type="float" office:value="12479" calcext:value-type="float">
            <text:p>12479</text:p>
          </table:table-cell>
          <table:table-cell office:value-type="float" office:value="13471" calcext:value-type="float">
            <text:p>13471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+7.9%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5 St R train icon</text:p>
          </table:table-cell>
          <table:table-cell office:value-type="float" office:value="7052" calcext:value-type="float">
            <text:p>7052</text:p>
          </table:table-cell>
          <table:table-cell office:value-type="float" office:value="7303" calcext:value-type="float">
            <text:p>7303</text:p>
          </table:table-cell>
          <table:table-cell office:value-type="float" office:value="7171" calcext:value-type="float">
            <text:p>7171</text:p>
          </table:table-cell>
          <table:table-cell office:value-type="float" office:value="7059" calcext:value-type="float">
            <text:p>7059</text:p>
          </table:table-cell>
          <table:table-cell office:value-type="float" office:value="7218" calcext:value-type="float">
            <text:p>7218</text:p>
          </table:table-cell>
          <table:table-cell office:value-type="float" office:value="7070" calcext:value-type="float">
            <text:p>7070</text:p>
          </table:table-cell>
          <table:table-cell office:value-type="float" office:value="-148" calcext:value-type="float">
            <text:p>-148</text:p>
          </table:table-cell>
          <table:table-cell office:value-type="string" calcext:value-type="string">
            <text:p>-2.1%</text:p>
          </table:table-cell>
          <table:table-cell office:value-type="float" office:value="207" calcext:value-type="float">
            <text:p>2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0 St D train icon</text:p>
          </table:table-cell>
          <table:table-cell office:value-type="float" office:value="3269" calcext:value-type="float">
            <text:p>3269</text:p>
          </table:table-cell>
          <table:table-cell office:value-type="float" office:value="3279" calcext:value-type="float">
            <text:p>3279</text:p>
          </table:table-cell>
          <table:table-cell office:value-type="float" office:value="3130" calcext:value-type="float">
            <text:p>3130</text:p>
          </table:table-cell>
          <table:table-cell office:value-type="float" office:value="3129" calcext:value-type="float">
            <text:p>3129</text:p>
          </table:table-cell>
          <table:table-cell office:value-type="float" office:value="3008" calcext:value-type="float">
            <text:p>3008</text:p>
          </table:table-cell>
          <table:table-cell office:value-type="float" office:value="3172" calcext:value-type="float">
            <text:p>317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+5.5%</text:p>
          </table:table-cell>
          <table:table-cell office:value-type="float" office:value="360" calcext:value-type="float">
            <text:p>3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3 St R train icon</text:p>
          </table:table-cell>
          <table:table-cell office:value-type="float" office:value="7516" calcext:value-type="float">
            <text:p>7516</text:p>
          </table:table-cell>
          <table:table-cell office:value-type="float" office:value="7648" calcext:value-type="float">
            <text:p>7648</text:p>
          </table:table-cell>
          <table:table-cell office:value-type="float" office:value="7460" calcext:value-type="float">
            <text:p>7460</text:p>
          </table:table-cell>
          <table:table-cell office:value-type="float" office:value="7423" calcext:value-type="float">
            <text:p>7423</text:p>
          </table:table-cell>
          <table:table-cell office:value-type="float" office:value="7533" calcext:value-type="float">
            <text:p>7533</text:p>
          </table:table-cell>
          <table:table-cell office:value-type="float" office:value="7476" calcext:value-type="float">
            <text:p>7476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-0.8%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5 St D train icon</text:p>
          </table:table-cell>
          <table:table-cell office:value-type="float" office:value="2018" calcext:value-type="float">
            <text:p>2018</text:p>
          </table:table-cell>
          <table:table-cell office:value-type="float" office:value="2046" calcext:value-type="float">
            <text:p>2046</text:p>
          </table:table-cell>
          <table:table-cell office:value-type="float" office:value="1925" calcext:value-type="float">
            <text:p>1925</text:p>
          </table:table-cell>
          <table:table-cell office:value-type="float" office:value="1944" calcext:value-type="float">
            <text:p>1944</text:p>
          </table:table-cell>
          <table:table-cell office:value-type="float" office:value="1983" calcext:value-type="float">
            <text:p>1983</text:p>
          </table:table-cell>
          <table:table-cell office:value-type="float" office:value="1859" calcext:value-type="float">
            <text:p>1859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-6.3%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9 St N train icon R train icon</text:p>
          </table:table-cell>
          <table:table-cell office:value-type="float" office:value="11586" calcext:value-type="float">
            <text:p>11586</text:p>
          </table:table-cell>
          <table:table-cell office:value-type="float" office:value="12020" calcext:value-type="float">
            <text:p>12020</text:p>
          </table:table-cell>
          <table:table-cell office:value-type="float" office:value="11756" calcext:value-type="float">
            <text:p>11756</text:p>
          </table:table-cell>
          <table:table-cell office:value-type="float" office:value="11979" calcext:value-type="float">
            <text:p>11979</text:p>
          </table:table-cell>
          <table:table-cell office:value-type="float" office:value="11999" calcext:value-type="float">
            <text:p>11999</text:p>
          </table:table-cell>
          <table:table-cell office:value-type="float" office:value="12317" calcext:value-type="float">
            <text:p>12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+2.7%</text:p>
          </table:table-cell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 B train icon Q train icon</text:p>
          </table:table-cell>
          <table:table-cell office:value-type="float" office:value="9093" calcext:value-type="float">
            <text:p>9093</text:p>
          </table:table-cell>
          <table:table-cell office:value-type="float" office:value="9590" calcext:value-type="float">
            <text:p>9590</text:p>
          </table:table-cell>
          <table:table-cell office:value-type="float" office:value="9568" calcext:value-type="float">
            <text:p>9568</text:p>
          </table:table-cell>
          <table:table-cell office:value-type="float" office:value="9614" calcext:value-type="float">
            <text:p>9614</text:p>
          </table:table-cell>
          <table:table-cell office:value-type="float" office:value="9615" calcext:value-type="float">
            <text:p>9615</text:p>
          </table:table-cell>
          <table:table-cell office:value-type="float" office:value="9408" calcext:value-type="float">
            <text:p>9408</text:p>
          </table:table-cell>
          <table:table-cell office:value-type="float" office:value="-207" calcext:value-type="float">
            <text:p>-207</text:p>
          </table:table-cell>
          <table:table-cell office:value-type="string" calcext:value-type="string">
            <text:p>-2.2%</text:p>
          </table:table-cell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 F train icon G train icon</text:p>
          </table:table-cell>
          <table:table-cell office:value-type="float" office:value="10999" calcext:value-type="float">
            <text:p>10999</text:p>
          </table:table-cell>
          <table:table-cell office:value-type="float" office:value="10903" calcext:value-type="float">
            <text:p>10903</text:p>
          </table:table-cell>
          <table:table-cell office:value-type="float" office:value="10643" calcext:value-type="float">
            <text:p>10643</text:p>
          </table:table-cell>
          <table:table-cell office:value-type="float" office:value="11018" calcext:value-type="float">
            <text:p>11018</text:p>
          </table:table-cell>
          <table:table-cell office:value-type="float" office:value="12792" calcext:value-type="float">
            <text:p>12792</text:p>
          </table:table-cell>
          <table:table-cell office:value-type="float" office:value="12118" calcext:value-type="float">
            <text:p>12118</text:p>
          </table:table-cell>
          <table:table-cell office:value-type="float" office:value="-674" calcext:value-type="float">
            <text:p>-674</text:p>
          </table:table-cell>
          <table:table-cell office:value-type="string" calcext:value-type="string">
            <text:p>-5.3%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1 St D train icon</text:p>
          </table:table-cell>
          <table:table-cell office:value-type="float" office:value="4378" calcext:value-type="float">
            <text:p>4378</text:p>
          </table:table-cell>
          <table:table-cell office:value-type="float" office:value="4538" calcext:value-type="float">
            <text:p>4538</text:p>
          </table:table-cell>
          <table:table-cell office:value-type="float" office:value="4270" calcext:value-type="float">
            <text:p>4270</text:p>
          </table:table-cell>
          <table:table-cell office:value-type="float" office:value="4365" calcext:value-type="float">
            <text:p>4365</text:p>
          </table:table-cell>
          <table:table-cell office:value-type="float" office:value="3740" calcext:value-type="float">
            <text:p>3740</text:p>
          </table:table-cell>
          <table:table-cell office:value-type="float" office:value="4007" calcext:value-type="float">
            <text:p>400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+7.1%</text:p>
          </table:table-cell>
          <table:table-cell office:value-type="float" office:value="322" calcext:value-type="float">
            <text:p>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7 St R train icon</text:p>
          </table:table-cell>
          <table:table-cell office:value-type="float" office:value="4960" calcext:value-type="float">
            <text:p>4960</text:p>
          </table:table-cell>
          <table:table-cell office:value-type="float" office:value="5236" calcext:value-type="float">
            <text:p>5236</text:p>
          </table:table-cell>
          <table:table-cell office:value-type="float" office:value="5080" calcext:value-type="float">
            <text:p>5080</text:p>
          </table:table-cell>
          <table:table-cell office:value-type="float" office:value="5146" calcext:value-type="float">
            <text:p>5146</text:p>
          </table:table-cell>
          <table:table-cell office:value-type="float" office:value="5228" calcext:value-type="float">
            <text:p>5228</text:p>
          </table:table-cell>
          <table:table-cell office:value-type="float" office:value="5306" calcext:value-type="float">
            <text:p>530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+1.5%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9 St D train icon</text:p>
          </table:table-cell>
          <table:table-cell office:value-type="float" office:value="5659" calcext:value-type="float">
            <text:p>5659</text:p>
          </table:table-cell>
          <table:table-cell office:value-type="float" office:value="5775" calcext:value-type="float">
            <text:p>5775</text:p>
          </table:table-cell>
          <table:table-cell office:value-type="float" office:value="5577" calcext:value-type="float">
            <text:p>5577</text:p>
          </table:table-cell>
          <table:table-cell office:value-type="float" office:value="5733" calcext:value-type="float">
            <text:p>5733</text:p>
          </table:table-cell>
          <table:table-cell office:value-type="float" office:value="5554" calcext:value-type="float">
            <text:p>5554</text:p>
          </table:table-cell>
          <table:table-cell office:value-type="float" office:value="5612" calcext:value-type="float">
            <text:p>56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+1.0%</text:p>
          </table:table-cell>
          <table:table-cell office:value-type="float" office:value="266" calcext:value-type="float">
            <text:p>2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 Av N train icon</text:p>
          </table:table-cell>
          <table:table-cell office:value-type="float" office:value="8956" calcext:value-type="float">
            <text:p>8956</text:p>
          </table:table-cell>
          <table:table-cell office:value-type="float" office:value="9594" calcext:value-type="float">
            <text:p>9594</text:p>
          </table:table-cell>
          <table:table-cell office:value-type="float" office:value="9987" calcext:value-type="float">
            <text:p>9987</text:p>
          </table:table-cell>
          <table:table-cell office:value-type="float" office:value="10215" calcext:value-type="float">
            <text:p>10215</text:p>
          </table:table-cell>
          <table:table-cell office:value-type="float" office:value="10480" calcext:value-type="float">
            <text:p>10480</text:p>
          </table:table-cell>
          <table:table-cell office:value-type="float" office:value="10613" calcext:value-type="float">
            <text:p>106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+1.3%</text:p>
          </table:table-cell>
          <table:table-cell office:value-type="float" office:value="145" calcext:value-type="float">
            <text:p>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 N train icon</text:p>
          </table:table-cell>
          <table:table-cell office:value-type="float" office:value="2016" calcext:value-type="float">
            <text:p>2016</text:p>
          </table:table-cell>
          <table:table-cell office:value-type="float" office:value="2194" calcext:value-type="float">
            <text:p>2194</text:p>
          </table:table-cell>
          <table:table-cell office:value-type="float" office:value="2307" calcext:value-type="float">
            <text:p>2307</text:p>
          </table:table-cell>
          <table:table-cell office:value-type="float" office:value="2389" calcext:value-type="float">
            <text:p>2389</text:p>
          </table:table-cell>
          <table:table-cell office:value-type="float" office:value="2491" calcext:value-type="float">
            <text:p>2491</text:p>
          </table:table-cell>
          <table:table-cell office:value-type="float" office:value="2552" calcext:value-type="float">
            <text:p>25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2.4%</text:p>
          </table:table-cell>
          <table:table-cell office:value-type="float" office:value="383" calcext:value-type="float">
            <text:p>3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 R train icon</text:p>
          </table:table-cell>
          <table:table-cell office:value-type="float" office:value="10263" calcext:value-type="float">
            <text:p>10263</text:p>
          </table:table-cell>
          <table:table-cell office:value-type="float" office:value="10659" calcext:value-type="float">
            <text:p>10659</text:p>
          </table:table-cell>
          <table:table-cell office:value-type="float" office:value="10457" calcext:value-type="float">
            <text:p>10457</text:p>
          </table:table-cell>
          <table:table-cell office:value-type="float" office:value="10710" calcext:value-type="float">
            <text:p>10710</text:p>
          </table:table-cell>
          <table:table-cell office:value-type="float" office:value="11076" calcext:value-type="float">
            <text:p>11076</text:p>
          </table:table-cell>
          <table:table-cell office:value-type="float" office:value="11313" calcext:value-type="float">
            <text:p>1131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+2.1%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9 Av D train icon</text:p>
          </table:table-cell>
          <table:table-cell office:value-type="float" office:value="5815" calcext:value-type="float">
            <text:p>5815</text:p>
          </table:table-cell>
          <table:table-cell office:value-type="float" office:value="6152" calcext:value-type="float">
            <text:p>6152</text:p>
          </table:table-cell>
          <table:table-cell office:value-type="float" office:value="5945" calcext:value-type="float">
            <text:p>5945</text:p>
          </table:table-cell>
          <table:table-cell office:value-type="float" office:value="5955" calcext:value-type="float">
            <text:p>5955</text:p>
          </table:table-cell>
          <table:table-cell office:value-type="float" office:value="5533" calcext:value-type="float">
            <text:p>5533</text:p>
          </table:table-cell>
          <table:table-cell office:value-type="float" office:value="5440" calcext:value-type="float">
            <text:p>5440</text:p>
          </table:table-cell>
          <table:table-cell office:value-type="float" office:value="-93" calcext:value-type="float">
            <text:p>-93</text:p>
          </table:table-cell>
          <table:table-cell office:value-type="string" calcext:value-type="string">
            <text:p>-1.7%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labama Av J train icon</text:p>
          </table:table-cell>
          <table:table-cell office:value-type="float" office:value="1906" calcext:value-type="float">
            <text:p>1906</text:p>
          </table:table-cell>
          <table:table-cell office:value-type="float" office:value="2119" calcext:value-type="float">
            <text:p>2119</text:p>
          </table:table-cell>
          <table:table-cell office:value-type="float" office:value="2153" calcext:value-type="float">
            <text:p>2153</text:p>
          </table:table-cell>
          <table:table-cell office:value-type="float" office:value="2271" calcext:value-type="float">
            <text:p>2271</text:p>
          </table:table-cell>
          <table:table-cell office:value-type="float" office:value="2387" calcext:value-type="float">
            <text:p>2387</text:p>
          </table:table-cell>
          <table:table-cell office:value-type="float" office:value="2464" calcext:value-type="float">
            <text:p>24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3.2%</text:p>
          </table:table-cell>
          <table:table-cell office:value-type="float" office:value="385" calcext:value-type="float">
            <text:p>38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Atlantic Av- Barclays Ctr B train icon Q train icon 2 train icon 3 train icon 4 train icon 5 train iconD train icon N train icon R train icon</text:p>
          </table:table-cell>
          <table:table-cell office:value-type="float" office:value="30224" calcext:value-type="float">
            <text:p>30224</text:p>
          </table:table-cell>
          <table:table-cell office:value-type="float" office:value="31657" calcext:value-type="float">
            <text:p>31657</text:p>
          </table:table-cell>
          <table:table-cell office:value-type="float" office:value="31408" calcext:value-type="float">
            <text:p>31408</text:p>
          </table:table-cell>
          <table:table-cell office:value-type="float" office:value="32497" calcext:value-type="float">
            <text:p>32497</text:p>
          </table:table-cell>
          <table:table-cell office:value-type="float" office:value="33160" calcext:value-type="float">
            <text:p>33160</text:p>
          </table:table-cell>
          <table:table-cell office:value-type="float" office:value="35670" calcext:value-type="float">
            <text:p>3567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+7.6%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tlantic Av L train icon</text:p>
          </table:table-cell>
          <table:table-cell office:value-type="float" office:value="1144" calcext:value-type="float">
            <text:p>1144</text:p>
          </table:table-cell>
          <table:table-cell office:value-type="float" office:value="1284" calcext:value-type="float">
            <text:p>1284</text:p>
          </table:table-cell>
          <table:table-cell office:value-type="float" office:value="1319" calcext:value-type="float">
            <text:p>1319</text:p>
          </table:table-cell>
          <table:table-cell office:value-type="float" office:value="1385" calcext:value-type="float">
            <text:p>1385</text:p>
          </table:table-cell>
          <table:table-cell office:value-type="float" office:value="1440" calcext:value-type="float">
            <text:p>1440</text:p>
          </table:table-cell>
          <table:table-cell office:value-type="float" office:value="1487" calcext:value-type="float">
            <text:p>14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+3.3%</text:p>
          </table:table-cell>
          <table:table-cell office:value-type="float" office:value="407" calcext:value-type="float">
            <text:p>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H Q train icon</text:p>
          </table:table-cell>
          <table:table-cell office:value-type="float" office:value="2695" calcext:value-type="float">
            <text:p>2695</text:p>
          </table:table-cell>
          <table:table-cell office:value-type="float" office:value="2820" calcext:value-type="float">
            <text:p>2820</text:p>
          </table:table-cell>
          <table:table-cell office:value-type="float" office:value="2697" calcext:value-type="float">
            <text:p>2697</text:p>
          </table:table-cell>
          <table:table-cell office:value-type="float" office:value="2174" calcext:value-type="float">
            <text:p>2174</text:p>
          </table:table-cell>
          <table:table-cell office:value-type="float" office:value="1724" calcext:value-type="float">
            <text:p>1724</text:p>
          </table:table-cell>
          <table:table-cell office:value-type="float" office:value="2714" calcext:value-type="float">
            <text:p>271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+57.4%</text:p>
          </table:table-cell>
          <table:table-cell office:value-type="float" office:value="376" calcext:value-type="float">
            <text:p>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I F train icon</text:p>
          </table:table-cell>
          <table:table-cell office:value-type="float" office:value="2414" calcext:value-type="float">
            <text:p>2414</text:p>
          </table:table-cell>
          <table:table-cell office:value-type="float" office:value="2422" calcext:value-type="float">
            <text:p>2422</text:p>
          </table:table-cell>
          <table:table-cell office:value-type="float" office:value="2370" calcext:value-type="float">
            <text:p>2370</text:p>
          </table:table-cell>
          <table:table-cell office:value-type="float" office:value="2328" calcext:value-type="float">
            <text:p>2328</text:p>
          </table:table-cell>
          <table:table-cell office:value-type="float" office:value="2290" calcext:value-type="float">
            <text:p>2290</text:p>
          </table:table-cell>
          <table:table-cell office:value-type="float" office:value="2284" calcext:value-type="float">
            <text:p>228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0.3%</text:p>
          </table:table-cell>
          <table:table-cell office:value-type="float" office:value="391" calcext:value-type="float">
            <text:p>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J Q train icon</text:p>
          </table:table-cell>
          <table:table-cell office:value-type="float" office:value="6335" calcext:value-type="float">
            <text:p>6335</text:p>
          </table:table-cell>
          <table:table-cell office:value-type="float" office:value="6506" calcext:value-type="float">
            <text:p>6506</text:p>
          </table:table-cell>
          <table:table-cell office:value-type="float" office:value="6237" calcext:value-type="float">
            <text:p>6237</text:p>
          </table:table-cell>
          <table:table-cell office:value-type="float" office:value="6742" calcext:value-type="float">
            <text:p>6742</text:p>
          </table:table-cell>
          <table:table-cell office:value-type="float" office:value="6860" calcext:value-type="float">
            <text:p>6860</text:p>
          </table:table-cell>
          <table:table-cell office:value-type="float" office:value="5974" calcext:value-type="float">
            <text:p>5974</text:p>
          </table:table-cell>
          <table:table-cell office:value-type="float" office:value="-886" calcext:value-type="float">
            <text:p>-886</text:p>
          </table:table-cell>
          <table:table-cell office:value-type="string" calcext:value-type="string">
            <text:p>-12.9%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M Q train icon</text:p>
          </table:table-cell>
          <table:table-cell office:value-type="float" office:value="5858" calcext:value-type="float">
            <text:p>5858</text:p>
          </table:table-cell>
          <table:table-cell office:value-type="float" office:value="6188" calcext:value-type="float">
            <text:p>6188</text:p>
          </table:table-cell>
          <table:table-cell office:value-type="float" office:value="5713" calcext:value-type="float">
            <text:p>5713</text:p>
          </table:table-cell>
          <table:table-cell office:value-type="float" office:value="4628" calcext:value-type="float">
            <text:p>4628</text:p>
          </table:table-cell>
          <table:table-cell office:value-type="float" office:value="4632" calcext:value-type="float">
            <text:p>4632</text:p>
          </table:table-cell>
          <table:table-cell office:value-type="float" office:value="5544" calcext:value-type="float">
            <text:p>554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+19.7%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N F train icon</text:p>
          </table:table-cell>
          <table:table-cell office:value-type="float" office:value="3433" calcext:value-type="float">
            <text:p>3433</text:p>
          </table:table-cell>
          <table:table-cell office:value-type="float" office:value="3493" calcext:value-type="float">
            <text:p>3493</text:p>
          </table:table-cell>
          <table:table-cell office:value-type="float" office:value="3282" calcext:value-type="float">
            <text:p>3282</text:p>
          </table:table-cell>
          <table:table-cell office:value-type="float" office:value="3377" calcext:value-type="float">
            <text:p>3377</text:p>
          </table:table-cell>
          <table:table-cell office:value-type="float" office:value="3458" calcext:value-type="float">
            <text:p>3458</text:p>
          </table:table-cell>
          <table:table-cell office:value-type="float" office:value="3390" calcext:value-type="float">
            <text:p>3390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-2.0%</text:p>
          </table:table-cell>
          <table:table-cell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P F train icon</text:p>
          </table:table-cell>
          <table:table-cell office:value-type="float" office:value="2828" calcext:value-type="float">
            <text:p>2828</text:p>
          </table:table-cell>
          <table:table-cell office:value-type="float" office:value="2859" calcext:value-type="float">
            <text:p>2859</text:p>
          </table:table-cell>
          <table:table-cell office:value-type="float" office:value="2648" calcext:value-type="float">
            <text:p>2648</text:p>
          </table:table-cell>
          <table:table-cell office:value-type="float" office:value="2667" calcext:value-type="float">
            <text:p>2667</text:p>
          </table:table-cell>
          <table:table-cell office:value-type="float" office:value="2696" calcext:value-type="float">
            <text:p>2696</text:p>
          </table:table-cell>
          <table:table-cell office:value-type="float" office:value="2705" calcext:value-type="float">
            <text:p>27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0.3%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F train icon</text:p>
          </table:table-cell>
          <table:table-cell office:value-type="float" office:value="2147" calcext:value-type="float">
            <text:p>2147</text:p>
          </table:table-cell>
          <table:table-cell office:value-type="float" office:value="2153" calcext:value-type="float">
            <text:p>2153</text:p>
          </table:table-cell>
          <table:table-cell office:value-type="float" office:value="2142" calcext:value-type="float">
            <text:p>2142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2" calcext:value-type="float">
            <text:p>23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+3.3%</text:p>
          </table:table-cell>
          <table:table-cell office:value-type="float" office:value="389" calcext:value-type="float">
            <text:p>3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<text:s/>N train icon</text:p>
          </table:table-cell>
          <table:table-cell office:value-type="float" office:value="3197" calcext:value-type="float">
            <text:p>3197</text:p>
          </table:table-cell>
          <table:table-cell office:value-type="float" office:value="3537" calcext:value-type="float">
            <text:p>3537</text:p>
          </table:table-cell>
          <table:table-cell office:value-type="float" office:value="3871" calcext:value-type="float">
            <text:p>3871</text:p>
          </table:table-cell>
          <table:table-cell office:value-type="float" office:value="3872" calcext:value-type="float">
            <text:p>3872</text:p>
          </table:table-cell>
          <table:table-cell office:value-type="float" office:value="3804" calcext:value-type="float">
            <text:p>3804</text:p>
          </table:table-cell>
          <table:table-cell office:value-type="float" office:value="3980" calcext:value-type="float">
            <text:p>398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+4.6%</text:p>
          </table:table-cell>
          <table:table-cell office:value-type="float" office:value="323" calcext:value-type="float">
            <text:p>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<text:s/>Q train icon</text:p>
          </table:table-cell>
          <table:table-cell office:value-type="float" office:value="7010" calcext:value-type="float">
            <text:p>7010</text:p>
          </table:table-cell>
          <table:table-cell office:value-type="float" office:value="7173" calcext:value-type="float">
            <text:p>7173</text:p>
          </table:table-cell>
          <table:table-cell office:value-type="float" office:value="5875" calcext:value-type="float">
            <text:p>5875</text:p>
          </table:table-cell>
          <table:table-cell office:value-type="float" office:value="4101" calcext:value-type="float">
            <text:p>4101</text:p>
          </table:table-cell>
          <table:table-cell office:value-type="float" office:value="6816" calcext:value-type="float">
            <text:p>6816</text:p>
          </table:table-cell>
          <table:table-cell office:value-type="float" office:value="6694" calcext:value-type="float">
            <text:p>6694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-1.8%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X F train icon</text:p>
          </table:table-cell>
          <table:table-cell office:value-type="float" office:value="2896" calcext:value-type="float">
            <text:p>2896</text:p>
          </table:table-cell>
          <table:table-cell office:value-type="float" office:value="2857" calcext:value-type="float">
            <text:p>2857</text:p>
          </table:table-cell>
          <table:table-cell office:value-type="float" office:value="2736" calcext:value-type="float">
            <text:p>2736</text:p>
          </table:table-cell>
          <table:table-cell office:value-type="float" office:value="2789" calcext:value-type="float">
            <text:p>2789</text:p>
          </table:table-cell>
          <table:table-cell office:value-type="float" office:value="2810" calcext:value-type="float">
            <text:p>2810</text:p>
          </table:table-cell>
          <table:table-cell office:value-type="float" office:value="2877" calcext:value-type="float">
            <text:p>28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+2.4%</text:p>
          </table:table-cell>
          <table:table-cell office:value-type="float" office:value="368" calcext:value-type="float">
            <text:p>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50 St D train icon</text:p>
          </table:table-cell>
          <table:table-cell office:value-type="float" office:value="2856" calcext:value-type="float">
            <text:p>2856</text:p>
          </table:table-cell>
          <table:table-cell office:value-type="float" office:value="2820" calcext:value-type="float">
            <text:p>2820</text:p>
          </table:table-cell>
          <table:table-cell office:value-type="float" office:value="3170" calcext:value-type="float">
            <text:p>3170</text:p>
          </table:table-cell>
          <table:table-cell office:value-type="float" office:value="3260" calcext:value-type="float">
            <text:p>3260</text:p>
          </table:table-cell>
          <table:table-cell office:value-type="float" office:value="3117" calcext:value-type="float">
            <text:p>3117</text:p>
          </table:table-cell>
          <table:table-cell office:value-type="float" office:value="2632" calcext:value-type="float">
            <text:p>2632</text:p>
          </table:table-cell>
          <table:table-cell office:value-type="float" office:value="-485" calcext:value-type="float">
            <text:p>-485</text:p>
          </table:table-cell>
          <table:table-cell office:value-type="string" calcext:value-type="string">
            <text:p>-15.6%</text:p>
          </table:table-cell>
          <table:table-cell office:value-type="float" office:value="379" calcext:value-type="float">
            <text:p>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D train icon</text:p>
          </table:table-cell>
          <table:table-cell office:value-type="float" office:value="6674" calcext:value-type="float">
            <text:p>6674</text:p>
          </table:table-cell>
          <table:table-cell office:value-type="float" office:value="6979" calcext:value-type="float">
            <text:p>6979</text:p>
          </table:table-cell>
          <table:table-cell office:value-type="float" office:value="6673" calcext:value-type="float">
            <text:p>6673</text:p>
          </table:table-cell>
          <table:table-cell office:value-type="float" office:value="6753" calcext:value-type="float">
            <text:p>6753</text:p>
          </table:table-cell>
          <table:table-cell office:value-type="float" office:value="6594" calcext:value-type="float">
            <text:p>6594</text:p>
          </table:table-cell>
          <table:table-cell office:value-type="float" office:value="6726" calcext:value-type="float">
            <text:p>67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2.0%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F train icon</text:p>
          </table:table-cell>
          <table:table-cell office:value-type="float" office:value="1427" calcext:value-type="float">
            <text:p>1427</text:p>
          </table:table-cell>
          <table:table-cell office:value-type="float" office:value="1414" calcext:value-type="float">
            <text:p>1414</text:p>
          </table:table-cell>
          <table:table-cell office:value-type="float" office:value="1336" calcext:value-type="float">
            <text:p>1336</text:p>
          </table:table-cell>
          <table:table-cell office:value-type="float" office:value="1386" calcext:value-type="float">
            <text:p>1386</text:p>
          </table:table-cell>
          <table:table-cell office:value-type="float" office:value="1398" calcext:value-type="float">
            <text:p>1398</text:p>
          </table:table-cell>
          <table:table-cell office:value-type="float" office:value="1526" calcext:value-type="float">
            <text:p>15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+9.2%</text:p>
          </table:table-cell>
          <table:table-cell office:value-type="float" office:value="405" calcext:value-type="float">
            <text:p>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N train icon</text:p>
          </table:table-cell>
          <table:table-cell office:value-type="float" office:value="5623" calcext:value-type="float">
            <text:p>5623</text:p>
          </table:table-cell>
          <table:table-cell office:value-type="float" office:value="6180" calcext:value-type="float">
            <text:p>6180</text:p>
          </table:table-cell>
          <table:table-cell office:value-type="float" office:value="6494" calcext:value-type="float">
            <text:p>6494</text:p>
          </table:table-cell>
          <table:table-cell office:value-type="float" office:value="6497" calcext:value-type="float">
            <text:p>6497</text:p>
          </table:table-cell>
          <table:table-cell office:value-type="float" office:value="6703" calcext:value-type="float">
            <text:p>6703</text:p>
          </table:table-cell>
          <table:table-cell office:value-type="float" office:value="6892" calcext:value-type="float">
            <text:p>689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+2.8%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 Av R train icon</text:p>
          </table:table-cell>
          <table:table-cell office:value-type="float" office:value="7830" calcext:value-type="float">
            <text:p>7830</text:p>
          </table:table-cell>
          <table:table-cell office:value-type="float" office:value="8215" calcext:value-type="float">
            <text:p>8215</text:p>
          </table:table-cell>
          <table:table-cell office:value-type="float" office:value="8092" calcext:value-type="float">
            <text:p>8092</text:p>
          </table:table-cell>
          <table:table-cell office:value-type="float" office:value="8119" calcext:value-type="float">
            <text:p>8119</text:p>
          </table:table-cell>
          <table:table-cell office:value-type="float" office:value="8240" calcext:value-type="float">
            <text:p>8240</text:p>
          </table:table-cell>
          <table:table-cell office:value-type="float" office:value="8206" calcext:value-type="float">
            <text:p>8206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-0.4%</text:p>
          </table:table-cell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-95 St R train icon</text:p>
          </table:table-cell>
          <table:table-cell office:value-type="float" office:value="5535" calcext:value-type="float">
            <text:p>5535</text:p>
          </table:table-cell>
          <table:table-cell office:value-type="float" office:value="5722" calcext:value-type="float">
            <text:p>5722</text:p>
          </table:table-cell>
          <table:table-cell office:value-type="float" office:value="5617" calcext:value-type="float">
            <text:p>5617</text:p>
          </table:table-cell>
          <table:table-cell office:value-type="float" office:value="5715" calcext:value-type="float">
            <text:p>5715</text:p>
          </table:table-cell>
          <table:table-cell office:value-type="float" office:value="5848" calcext:value-type="float">
            <text:p>5848</text:p>
          </table:table-cell>
          <table:table-cell office:value-type="float" office:value="5996" calcext:value-type="float">
            <text:p>599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+2.5%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 Av L train icon</text:p>
          </table:table-cell>
          <table:table-cell office:value-type="float" office:value="16857" calcext:value-type="float">
            <text:p>16857</text:p>
          </table:table-cell>
          <table:table-cell office:value-type="float" office:value="18887" calcext:value-type="float">
            <text:p>18887</text:p>
          </table:table-cell>
          <table:table-cell office:value-type="float" office:value="19550" calcext:value-type="float">
            <text:p>19550</text:p>
          </table:table-cell>
          <table:table-cell office:value-type="float" office:value="21149" calcext:value-type="float">
            <text:p>21149</text:p>
          </table:table-cell>
          <table:table-cell office:value-type="float" office:value="22520" calcext:value-type="float">
            <text:p>22520</text:p>
          </table:table-cell>
          <table:table-cell office:value-type="float" office:value="23825" calcext:value-type="float">
            <text:p>2382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+5.8%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Bedford-Nostrand Avs G train icon</text:p>
          </table:table-cell>
          <table:table-cell office:value-type="float" office:value="5312" calcext:value-type="float">
            <text:p>5312</text:p>
          </table:table-cell>
          <table:table-cell office:value-type="float" office:value="5832" calcext:value-type="float">
            <text:p>5832</text:p>
          </table:table-cell>
          <table:table-cell office:value-type="float" office:value="5928" calcext:value-type="float">
            <text:p>5928</text:p>
          </table:table-cell>
          <table:table-cell office:value-type="float" office:value="6040" calcext:value-type="float">
            <text:p>6040</text:p>
          </table:table-cell>
          <table:table-cell office:value-type="float" office:value="6348" calcext:value-type="float">
            <text:p>6348</text:p>
          </table:table-cell>
          <table:table-cell office:value-type="float" office:value="6755" calcext:value-type="float">
            <text:p>675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+6.4%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 2 train icon 3 train icon</text:p>
          </table:table-cell>
          <table:table-cell office:value-type="float" office:value="3946" calcext:value-type="float">
            <text:p>3946</text:p>
          </table:table-cell>
          <table:table-cell office:value-type="float" office:value="4033" calcext:value-type="float">
            <text:p>4033</text:p>
          </table:table-cell>
          <table:table-cell office:value-type="float" office:value="4015" calcext:value-type="float">
            <text:p>4015</text:p>
          </table:table-cell>
          <table:table-cell office:value-type="float" office:value="4127" calcext:value-type="float">
            <text:p>4127</text:p>
          </table:table-cell>
          <table:table-cell office:value-type="float" office:value="4344" calcext:value-type="float">
            <text:p>4344</text:p>
          </table:table-cell>
          <table:table-cell office:value-type="float" office:value="4472" calcext:value-type="float">
            <text:p>44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+2.9%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 F train icon G train icon</text:p>
          </table:table-cell>
          <table:table-cell office:value-type="float" office:value="9896" calcext:value-type="float">
            <text:p>9896</text:p>
          </table:table-cell>
          <table:table-cell office:value-type="float" office:value="10038" calcext:value-type="float">
            <text:p>10038</text:p>
          </table:table-cell>
          <table:table-cell office:value-type="float" office:value="10154" calcext:value-type="float">
            <text:p>10154</text:p>
          </table:table-cell>
          <table:table-cell office:value-type="float" office:value="10578" calcext:value-type="float">
            <text:p>10578</text:p>
          </table:table-cell>
          <table:table-cell office:value-type="float" office:value="11048" calcext:value-type="float">
            <text:p>11048</text:p>
          </table:table-cell>
          <table:table-cell office:value-type="float" office:value="11370" calcext:value-type="float">
            <text:p>1137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+2.9%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ey Rd Q train icon</text:p>
          </table:table-cell>
          <table:table-cell office:value-type="float" office:value="2829" calcext:value-type="float">
            <text:p>2829</text:p>
          </table:table-cell>
          <table:table-cell office:value-type="float" office:value="2875" calcext:value-type="float">
            <text:p>2875</text:p>
          </table:table-cell>
          <table:table-cell office:value-type="float" office:value="2933" calcext:value-type="float">
            <text:p>2933</text:p>
          </table:table-cell>
          <table:table-cell office:value-type="float" office:value="3436" calcext:value-type="float">
            <text:p>3436</text:p>
          </table:table-cell>
          <table:table-cell office:value-type="float" office:value="3567" calcext:value-type="float">
            <text:p>3567</text:p>
          </table:table-cell>
          <table:table-cell office:value-type="float" office:value="3096" calcext:value-type="float">
            <text:p>3096</text:p>
          </table:table-cell>
          <table:table-cell office:value-type="float" office:value="-471" calcext:value-type="float">
            <text:p>-471</text:p>
          </table:table-cell>
          <table:table-cell office:value-type="string" calcext:value-type="string">
            <text:p>-13.2%</text:p>
          </table:table-cell>
          <table:table-cell office:value-type="float" office:value="363" calcext:value-type="float">
            <text:p>3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y Rd 2 train icon 5 train icon</text:p>
          </table:table-cell>
          <table:table-cell office:value-type="float" office:value="4044" calcext:value-type="float">
            <text:p>4044</text:p>
          </table:table-cell>
          <table:table-cell office:value-type="float" office:value="4121" calcext:value-type="float">
            <text:p>4121</text:p>
          </table:table-cell>
          <table:table-cell office:value-type="float" office:value="3975" calcext:value-type="float">
            <text:p>3975</text:p>
          </table:table-cell>
          <table:table-cell office:value-type="float" office:value="3972" calcext:value-type="float">
            <text:p>3972</text:p>
          </table:table-cell>
          <table:table-cell office:value-type="float" office:value="4146" calcext:value-type="float">
            <text:p>4146</text:p>
          </table:table-cell>
          <table:table-cell office:value-type="float" office:value="4199" calcext:value-type="float">
            <text:p>41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.3%</text:p>
          </table:table-cell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ighton Beach B train icon Q train icon</text:p>
          </table:table-cell>
          <table:table-cell office:value-type="float" office:value="12312" calcext:value-type="float">
            <text:p>12312</text:p>
          </table:table-cell>
          <table:table-cell office:value-type="float" office:value="13064" calcext:value-type="float">
            <text:p>13064</text:p>
          </table:table-cell>
          <table:table-cell office:value-type="float" office:value="12848" calcext:value-type="float">
            <text:p>12848</text:p>
          </table:table-cell>
          <table:table-cell office:value-type="float" office:value="12770" calcext:value-type="float">
            <text:p>12770</text:p>
          </table:table-cell>
          <table:table-cell office:value-type="float" office:value="12421" calcext:value-type="float">
            <text:p>12421</text:p>
          </table:table-cell>
          <table:table-cell office:value-type="float" office:value="12376" calcext:value-type="float">
            <text:p>12376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-0.4%</text:p>
          </table:table-cell>
          <table:table-cell office:value-type="float" office:value="123" calcext:value-type="float">
            <text:p>1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G train icon</text:p>
          </table:table-cell>
          <table:table-cell office:value-type="float" office:value="3242" calcext:value-type="float">
            <text:p>3242</text:p>
          </table:table-cell>
          <table:table-cell office:value-type="float" office:value="3352" calcext:value-type="float">
            <text:p>3352</text:p>
          </table:table-cell>
          <table:table-cell office:value-type="float" office:value="3347" calcext:value-type="float">
            <text:p>3347</text:p>
          </table:table-cell>
          <table:table-cell office:value-type="float" office:value="3217" calcext:value-type="float">
            <text:p>3217</text:p>
          </table:table-cell>
          <table:table-cell office:value-type="float" office:value="3186" calcext:value-type="float">
            <text:p>3186</text:p>
          </table:table-cell>
          <table:table-cell office:value-type="float" office:value="3272" calcext:value-type="float">
            <text:p>32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+2.7%</text:p>
          </table:table-cell>
          <table:table-cell office:value-type="float" office:value="356" calcext:value-type="float">
            <text:p>3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Junction A train icon C train icon J train icon L train icon Z train icon</text:p>
          </table:table-cell>
          <table:table-cell office:value-type="float" office:value="8731" calcext:value-type="float">
            <text:p>8731</text:p>
          </table:table-cell>
          <table:table-cell office:value-type="float" office:value="8913" calcext:value-type="float">
            <text:p>8913</text:p>
          </table:table-cell>
          <table:table-cell office:value-type="float" office:value="8528" calcext:value-type="float">
            <text:p>8528</text:p>
          </table:table-cell>
          <table:table-cell office:value-type="float" office:value="8412" calcext:value-type="float">
            <text:p>8412</text:p>
          </table:table-cell>
          <table:table-cell office:value-type="float" office:value="8441" calcext:value-type="float">
            <text:p>8441</text:p>
          </table:table-cell>
          <table:table-cell office:value-type="float" office:value="8790" calcext:value-type="float">
            <text:p>879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+4.1%</text:p>
          </table:table-cell>
          <table:table-cell office:value-type="float" office:value="177" calcext:value-type="float">
            <text:p>17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Bushwick Av-Aberdeen St L train icon</text:p>
          </table:table-cell>
          <table:table-cell office:value-type="float" office:value="1022" calcext:value-type="float">
            <text:p>1022</text:p>
          </table:table-cell>
          <table:table-cell office:value-type="float" office:value="1150" calcext:value-type="float">
            <text:p>1150</text:p>
          </table:table-cell>
          <table:table-cell office:value-type="float" office:value="1143" calcext:value-type="float">
            <text:p>1143</text:p>
          </table:table-cell>
          <table:table-cell office:value-type="float" office:value="1246" calcext:value-type="float">
            <text:p>1246</text:p>
          </table:table-cell>
          <table:table-cell office:value-type="float" office:value="1322" calcext:value-type="float">
            <text:p>1322</text:p>
          </table:table-cell>
          <table:table-cell office:value-type="float" office:value="1371" calcext:value-type="float">
            <text:p>13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+3.7%</text:p>
          </table:table-cell>
          <table:table-cell office:value-type="float" office:value="410" calcext:value-type="float">
            <text:p>4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anarsie-Rockaway Pkwy L train icon</text:p>
          </table:table-cell>
          <table:table-cell office:value-type="float" office:value="12224" calcext:value-type="float">
            <text:p>12224</text:p>
          </table:table-cell>
          <table:table-cell office:value-type="float" office:value="12671" calcext:value-type="float">
            <text:p>12671</text:p>
          </table:table-cell>
          <table:table-cell office:value-type="float" office:value="12282" calcext:value-type="float">
            <text:p>12282</text:p>
          </table:table-cell>
          <table:table-cell office:value-type="float" office:value="12504" calcext:value-type="float">
            <text:p>12504</text:p>
          </table:table-cell>
          <table:table-cell office:value-type="float" office:value="12817" calcext:value-type="float">
            <text:p>12817</text:p>
          </table:table-cell>
          <table:table-cell office:value-type="float" office:value="13039" calcext:value-type="float">
            <text:p>1303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+1.7%</text:p>
          </table:table-cell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rroll St F train icon G train icon</text:p>
          </table:table-cell>
          <table:table-cell office:value-type="float" office:value="9930" calcext:value-type="float">
            <text:p>9930</text:p>
          </table:table-cell>
          <table:table-cell office:value-type="float" office:value="10051" calcext:value-type="float">
            <text:p>10051</text:p>
          </table:table-cell>
          <table:table-cell office:value-type="float" office:value="9786" calcext:value-type="float">
            <text:p>9786</text:p>
          </table:table-cell>
          <table:table-cell office:value-type="float" office:value="10002" calcext:value-type="float">
            <text:p>10002</text:p>
          </table:table-cell>
          <table:table-cell office:value-type="float" office:value="11906" calcext:value-type="float">
            <text:p>11906</text:p>
          </table:table-cell>
          <table:table-cell office:value-type="float" office:value="13193" calcext:value-type="float">
            <text:p>13193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+10.8%</text:p>
          </table:table-cell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entral Av M train icon</text:p>
          </table:table-cell>
          <table:table-cell office:value-type="float" office:value="2012" calcext:value-type="float">
            <text:p>2012</text:p>
          </table:table-cell>
          <table:table-cell office:value-type="float" office:value="2202" calcext:value-type="float">
            <text:p>2202</text:p>
          </table:table-cell>
          <table:table-cell office:value-type="float" office:value="2347" calcext:value-type="float">
            <text:p>2347</text:p>
          </table:table-cell>
          <table:table-cell office:value-type="float" office:value="2548" calcext:value-type="float">
            <text:p>2548</text:p>
          </table:table-cell>
          <table:table-cell office:value-type="float" office:value="2903" calcext:value-type="float">
            <text:p>2903</text:p>
          </table:table-cell>
          <table:table-cell office:value-type="float" office:value="3445" calcext:value-type="float">
            <text:p>3445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+18.7%</text:p>
          </table:table-cell>
          <table:table-cell office:value-type="float" office:value="348" calcext:value-type="float">
            <text:p>3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auncey St J train icon Z train icon</text:p>
          </table:table-cell>
          <table:table-cell office:value-type="float" office:value="2395" calcext:value-type="float">
            <text:p>2395</text:p>
          </table:table-cell>
          <table:table-cell office:value-type="float" office:value="2571" calcext:value-type="float">
            <text:p>2571</text:p>
          </table:table-cell>
          <table:table-cell office:value-type="float" office:value="2646" calcext:value-type="float">
            <text:p>2646</text:p>
          </table:table-cell>
          <table:table-cell office:value-type="float" office:value="2789" calcext:value-type="float">
            <text:p>2789</text:p>
          </table:table-cell>
          <table:table-cell office:value-type="float" office:value="2984" calcext:value-type="float">
            <text:p>2984</text:p>
          </table:table-cell>
          <table:table-cell office:value-type="float" office:value="3037" calcext:value-type="float">
            <text:p>30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1.8%</text:p>
          </table:table-cell>
          <table:table-cell office:value-type="float" office:value="365" calcext:value-type="float">
            <text:p>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2 train icon 5 train icon</text:p>
          </table:table-cell>
          <table:table-cell office:value-type="float" office:value="9470" calcext:value-type="float">
            <text:p>9470</text:p>
          </table:table-cell>
          <table:table-cell office:value-type="float" office:value="9539" calcext:value-type="float">
            <text:p>9539</text:p>
          </table:table-cell>
          <table:table-cell office:value-type="float" office:value="9367" calcext:value-type="float">
            <text:p>9367</text:p>
          </table:table-cell>
          <table:table-cell office:value-type="float" office:value="9691" calcext:value-type="float">
            <text:p>9691</text:p>
          </table:table-cell>
          <table:table-cell office:value-type="float" office:value="9929" calcext:value-type="float">
            <text:p>9929</text:p>
          </table:table-cell>
          <table:table-cell office:value-type="float" office:value="9851" calcext:value-type="float">
            <text:p>9851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-0.8%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B train icon Q train icon</text:p>
          </table:table-cell>
          <table:table-cell office:value-type="float" office:value="15392" calcext:value-type="float">
            <text:p>15392</text:p>
          </table:table-cell>
          <table:table-cell office:value-type="float" office:value="16295" calcext:value-type="float">
            <text:p>16295</text:p>
          </table:table-cell>
          <table:table-cell office:value-type="float" office:value="15769" calcext:value-type="float">
            <text:p>15769</text:p>
          </table:table-cell>
          <table:table-cell office:value-type="float" office:value="14696" calcext:value-type="float">
            <text:p>14696</text:p>
          </table:table-cell>
          <table:table-cell office:value-type="float" office:value="14876" calcext:value-type="float">
            <text:p>14876</text:p>
          </table:table-cell>
          <table:table-cell office:value-type="float" office:value="16042" calcext:value-type="float">
            <text:p>16042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+7.8%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F train icon G train icon</text:p>
          </table:table-cell>
          <table:table-cell office:value-type="float" office:value="9209" calcext:value-type="float">
            <text:p>9209</text:p>
          </table:table-cell>
          <table:table-cell office:value-type="float" office:value="9305" calcext:value-type="float">
            <text:p>9305</text:p>
          </table:table-cell>
          <table:table-cell office:value-type="float" office:value="9174" calcext:value-type="float">
            <text:p>9174</text:p>
          </table:table-cell>
          <table:table-cell office:value-type="float" office:value="9429" calcext:value-type="float">
            <text:p>9429</text:p>
          </table:table-cell>
          <table:table-cell office:value-type="float" office:value="10463" calcext:value-type="float">
            <text:p>10463</text:p>
          </table:table-cell>
          <table:table-cell office:value-type="float" office:value="9985" calcext:value-type="float">
            <text:p>9985</text:p>
          </table:table-cell>
          <table:table-cell office:value-type="float" office:value="-478" calcext:value-type="float">
            <text:p>-478</text:p>
          </table:table-cell>
          <table:table-cell office:value-type="string" calcext:value-type="string">
            <text:p>-4.6%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rk St 2 train icon 3 train icon</text:p>
          </table:table-cell>
          <table:table-cell office:value-type="float" office:value="5040" calcext:value-type="float">
            <text:p>5040</text:p>
          </table:table-cell>
          <table:table-cell office:value-type="float" office:value="5221" calcext:value-type="float">
            <text:p>5221</text:p>
          </table:table-cell>
          <table:table-cell office:value-type="float" office:value="5269" calcext:value-type="float">
            <text:p>5269</text:p>
          </table:table-cell>
          <table:table-cell office:value-type="float" office:value="5406" calcext:value-type="float">
            <text:p>5406</text:p>
          </table:table-cell>
          <table:table-cell office:value-type="float" office:value="5596" calcext:value-type="float">
            <text:p>5596</text:p>
          </table:table-cell>
          <table:table-cell office:value-type="float" office:value="5760" calcext:value-type="float">
            <text:p>576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+2.9%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asson Av G train icon</text:p>
          </table:table-cell>
          <table:table-cell office:value-type="float" office:value="3572" calcext:value-type="float">
            <text:p>3572</text:p>
          </table:table-cell>
          <table:table-cell office:value-type="float" office:value="3713" calcext:value-type="float">
            <text:p>3713</text:p>
          </table:table-cell>
          <table:table-cell office:value-type="float" office:value="3760" calcext:value-type="float">
            <text:p>3760</text:p>
          </table:table-cell>
          <table:table-cell office:value-type="float" office:value="3935" calcext:value-type="float">
            <text:p>3935</text:p>
          </table:table-cell>
          <table:table-cell office:value-type="float" office:value="4170" calcext:value-type="float">
            <text:p>4170</text:p>
          </table:table-cell>
          <table:table-cell office:value-type="float" office:value="4288" calcext:value-type="float">
            <text:p>428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+2.8%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eveland St J train icon</text:p>
          </table:table-cell>
          <table:table-cell office:value-type="float" office:value="2592" calcext:value-type="float">
            <text:p>2592</text:p>
          </table:table-cell>
          <table:table-cell office:value-type="float" office:value="2943" calcext:value-type="float">
            <text:p>2943</text:p>
          </table:table-cell>
          <table:table-cell office:value-type="float" office:value="3013" calcext:value-type="float">
            <text:p>3013</text:p>
          </table:table-cell>
          <table:table-cell office:value-type="float" office:value="3080" calcext:value-type="float">
            <text:p>3080</text:p>
          </table:table-cell>
          <table:table-cell office:value-type="float" office:value="3148" calcext:value-type="float">
            <text:p>3148</text:p>
          </table:table-cell>
          <table:table-cell office:value-type="float" office:value="3271" calcext:value-type="float">
            <text:p>327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3.9%</text:p>
          </table:table-cell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C train icon</text:p>
          </table:table-cell>
          <table:table-cell office:value-type="float" office:value="4902" calcext:value-type="float">
            <text:p>4902</text:p>
          </table:table-cell>
          <table:table-cell office:value-type="float" office:value="5153" calcext:value-type="float">
            <text:p>5153</text:p>
          </table:table-cell>
          <table:table-cell office:value-type="float" office:value="5029" calcext:value-type="float">
            <text:p>5029</text:p>
          </table:table-cell>
          <table:table-cell office:value-type="float" office:value="5404" calcext:value-type="float">
            <text:p>5404</text:p>
          </table:table-cell>
          <table:table-cell office:value-type="float" office:value="5698" calcext:value-type="float">
            <text:p>5698</text:p>
          </table:table-cell>
          <table:table-cell office:value-type="float" office:value="6033" calcext:value-type="float">
            <text:p>603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+5.9%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G train icon</text:p>
          </table:table-cell>
          <table:table-cell office:value-type="float" office:value="4624" calcext:value-type="float">
            <text:p>4624</text:p>
          </table:table-cell>
          <table:table-cell office:value-type="float" office:value="4728" calcext:value-type="float">
            <text:p>4728</text:p>
          </table:table-cell>
          <table:table-cell office:value-type="float" office:value="4736" calcext:value-type="float">
            <text:p>4736</text:p>
          </table:table-cell>
          <table:table-cell office:value-type="float" office:value="4942" calcext:value-type="float">
            <text:p>4942</text:p>
          </table:table-cell>
          <table:table-cell office:value-type="float" office:value="5190" calcext:value-type="float">
            <text:p>5190</text:p>
          </table:table-cell>
          <table:table-cell office:value-type="float" office:value="5183" calcext:value-type="float">
            <text:p>518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0.1%</text:p>
          </table:table-cell>
          <table:table-cell office:value-type="float" office:value="280" calcext:value-type="float">
            <text:p>28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oney Island-Stillwell Av D train icon F train icon N train icon Q train icon</text:p>
          </table:table-cell>
          <table:table-cell office:value-type="float" office:value="11737" calcext:value-type="float">
            <text:p>11737</text:p>
          </table:table-cell>
          <table:table-cell office:value-type="float" office:value="12488" calcext:value-type="float">
            <text:p>12488</text:p>
          </table:table-cell>
          <table:table-cell office:value-type="float" office:value="12240" calcext:value-type="float">
            <text:p>12240</text:p>
          </table:table-cell>
          <table:table-cell office:value-type="float" office:value="13079" calcext:value-type="float">
            <text:p>13079</text:p>
          </table:table-cell>
          <table:table-cell office:value-type="float" office:value="13254" calcext:value-type="float">
            <text:p>13254</text:p>
          </table:table-cell>
          <table:table-cell office:value-type="float" office:value="13474" calcext:value-type="float">
            <text:p>1347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+1.7%</text:p>
          </table:table-cell>
          <table:table-cell office:value-type="float" office:value="112" calcext:value-type="float">
            <text:p>1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ortelyou Rd Q train icon</text:p>
          </table:table-cell>
          <table:table-cell office:value-type="float" office:value="5870" calcext:value-type="float">
            <text:p>5870</text:p>
          </table:table-cell>
          <table:table-cell office:value-type="float" office:value="6171" calcext:value-type="float">
            <text:p>6171</text:p>
          </table:table-cell>
          <table:table-cell office:value-type="float" office:value="6088" calcext:value-type="float">
            <text:p>6088</text:p>
          </table:table-cell>
          <table:table-cell office:value-type="float" office:value="6578" calcext:value-type="float">
            <text:p>6578</text:p>
          </table:table-cell>
          <table:table-cell office:value-type="float" office:value="6812" calcext:value-type="float">
            <text:p>6812</text:p>
          </table:table-cell>
          <table:table-cell office:value-type="float" office:value="6379" calcext:value-type="float">
            <text:p>6379</text:p>
          </table:table-cell>
          <table:table-cell office:value-type="float" office:value="-433" calcext:value-type="float">
            <text:p>-433</text:p>
          </table:table-cell>
          <table:table-cell office:value-type="string" calcext:value-type="string">
            <text:p>-6.4%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urt St R train icon/Borough Hall 2 train icon 3 train icon 4 train icon 5 train icon</text:p>
          </table:table-cell>
          <table:table-cell office:value-type="float" office:value="35069" calcext:value-type="float">
            <text:p>35069</text:p>
          </table:table-cell>
          <table:table-cell office:value-type="float" office:value="36639" calcext:value-type="float">
            <text:p>36639</text:p>
          </table:table-cell>
          <table:table-cell office:value-type="float" office:value="37057" calcext:value-type="float">
            <text:p>37057</text:p>
          </table:table-cell>
          <table:table-cell office:value-type="float" office:value="38057" calcext:value-type="float">
            <text:p>38057</text:p>
          </table:table-cell>
          <table:table-cell office:value-type="float" office:value="38026" calcext:value-type="float">
            <text:p>38026</text:p>
          </table:table-cell>
          <table:table-cell office:value-type="float" office:value="38088" calcext:value-type="float">
            <text:p>380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0.2%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escent St J train icon Z train icon</text:p>
          </table:table-cell>
          <table:table-cell office:value-type="float" office:value="3973" calcext:value-type="float">
            <text:p>3973</text:p>
          </table:table-cell>
          <table:table-cell office:value-type="float" office:value="4429" calcext:value-type="float">
            <text:p>4429</text:p>
          </table:table-cell>
          <table:table-cell office:value-type="float" office:value="4428" calcext:value-type="float">
            <text:p>4428</text:p>
          </table:table-cell>
          <table:table-cell office:value-type="float" office:value="4551" calcext:value-type="float">
            <text:p>4551</text:p>
          </table:table-cell>
          <table:table-cell office:value-type="float" office:value="4667" calcext:value-type="float">
            <text:p>4667</text:p>
          </table:table-cell>
          <table:table-cell office:value-type="float" office:value="4635" calcext:value-type="float">
            <text:p>463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-0.7%</text:p>
          </table:table-cell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own Heights-Utica Av 3 train icon 4 train icon</text:p>
          </table:table-cell>
          <table:table-cell office:value-type="float" office:value="27087" calcext:value-type="float">
            <text:p>27087</text:p>
          </table:table-cell>
          <table:table-cell office:value-type="float" office:value="27945" calcext:value-type="float">
            <text:p>27945</text:p>
          </table:table-cell>
          <table:table-cell office:value-type="float" office:value="27231" calcext:value-type="float">
            <text:p>27231</text:p>
          </table:table-cell>
          <table:table-cell office:value-type="float" office:value="27476" calcext:value-type="float">
            <text:p>27476</text:p>
          </table:table-cell>
          <table:table-cell office:value-type="float" office:value="27368" calcext:value-type="float">
            <text:p>27368</text:p>
          </table:table-cell>
          <table:table-cell office:value-type="float" office:value="27549" calcext:value-type="float">
            <text:p>2754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+0.7%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ypress Hills J train icon</text:p>
          </table:table-cell>
          <table:table-cell office:value-type="float" office:value="1408" calcext:value-type="float">
            <text:p>1408</text:p>
          </table:table-cell>
          <table:table-cell office:value-type="float" office:value="1393" calcext:value-type="float">
            <text:p>1393</text:p>
          </table:table-cell>
          <table:table-cell office:value-type="float" office:value="1379" calcext:value-type="float">
            <text:p>1379</text:p>
          </table:table-cell>
          <table:table-cell office:value-type="float" office:value="1398" calcext:value-type="float">
            <text:p>1398</text:p>
          </table:table-cell>
          <table:table-cell office:value-type="float" office:value="1434" calcext:value-type="float">
            <text:p>1434</text:p>
          </table:table-cell>
          <table:table-cell office:value-type="float" office:value="1391" calcext:value-type="float">
            <text:p>1391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3.0%</text:p>
          </table:table-cell>
          <table:table-cell office:value-type="float" office:value="409" calcext:value-type="float">
            <text:p>4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 B train icon Q train icon R train icon</text:p>
          </table:table-cell>
          <table:table-cell office:value-type="float" office:value="16068" calcext:value-type="float">
            <text:p>16068</text:p>
          </table:table-cell>
          <table:table-cell office:value-type="float" office:value="16724" calcext:value-type="float">
            <text:p>167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905" calcext:value-type="float">
            <text:p>16905</text:p>
          </table:table-cell>
          <table:table-cell office:value-type="float" office:value="17180" calcext:value-type="float">
            <text:p>17180</text:p>
          </table:table-cell>
          <table:table-cell office:value-type="float" office:value="17791" calcext:value-type="float">
            <text:p>1779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+3.6%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 L train icon</text:p>
          </table:table-cell>
          <table:table-cell office:value-type="float" office:value="9743" calcext:value-type="float">
            <text:p>9743</text:p>
          </table:table-cell>
          <table:table-cell office:value-type="float" office:value="10374" calcext:value-type="float">
            <text:p>10374</text:p>
          </table:table-cell>
          <table:table-cell office:value-type="float" office:value="10066" calcext:value-type="float">
            <text:p>10066</text:p>
          </table:table-cell>
          <table:table-cell office:value-type="float" office:value="10451" calcext:value-type="float">
            <text:p>10451</text:p>
          </table:table-cell>
          <table:table-cell office:value-type="float" office:value="10829" calcext:value-type="float">
            <text:p>10829</text:p>
          </table:table-cell>
          <table:table-cell office:value-type="float" office:value="11004" calcext:value-type="float">
            <text:p>1100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+1.6%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Ditmas Av F train icon</text:p>
          </table:table-cell>
          <table:table-cell office:value-type="float" office:value="4745" calcext:value-type="float">
            <text:p>4745</text:p>
          </table:table-cell>
          <table:table-cell office:value-type="float" office:value="4728" calcext:value-type="float">
            <text:p>4728</text:p>
          </table:table-cell>
          <table:table-cell office:value-type="float" office:value="4496" calcext:value-type="float">
            <text:p>4496</text:p>
          </table:table-cell>
          <table:table-cell office:value-type="float" office:value="4471" calcext:value-type="float">
            <text:p>4471</text:p>
          </table:table-cell>
          <table:table-cell office:value-type="float" office:value="4554" calcext:value-type="float">
            <text:p>4554</text:p>
          </table:table-cell>
          <table:table-cell office:value-type="float" office:value="4669" calcext:value-type="float">
            <text:p>466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+2.5%</text:p>
          </table:table-cell>
          <table:table-cell office:value-type="float" office:value="296" calcext:value-type="float">
            <text:p>2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 105 St L train icon</text:p>
          </table:table-cell>
          <table:table-cell office:value-type="float" office:value="3142" calcext:value-type="float">
            <text:p>3142</text:p>
          </table:table-cell>
          <table:table-cell office:value-type="float" office:value="3414" calcext:value-type="float">
            <text:p>3414</text:p>
          </table:table-cell>
          <table:table-cell office:value-type="float" office:value="3407" calcext:value-type="float">
            <text:p>3407</text:p>
          </table:table-cell>
          <table:table-cell office:value-type="float" office:value="3525" calcext:value-type="float">
            <text:p>3525</text:p>
          </table:table-cell>
          <table:table-cell office:value-type="float" office:value="3684" calcext:value-type="float">
            <text:p>3684</text:p>
          </table:table-cell>
          <table:table-cell office:value-type="float" office:value="3727" calcext:value-type="float">
            <text:p>37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1.2%</text:p>
          </table:table-cell>
          <table:table-cell office:value-type="float" office:value="337" calcext:value-type="float">
            <text:p>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ern Pkwy-Brooklyn Museum 2 train icon 3 train icon</text:p>
          </table:table-cell>
          <table:table-cell office:value-type="float" office:value="4696" calcext:value-type="float">
            <text:p>4696</text:p>
          </table:table-cell>
          <table:table-cell office:value-type="float" office:value="4842" calcext:value-type="float">
            <text:p>4842</text:p>
          </table:table-cell>
          <table:table-cell office:value-type="float" office:value="4754" calcext:value-type="float">
            <text:p>4754</text:p>
          </table:table-cell>
          <table:table-cell office:value-type="float" office:value="4813" calcext:value-type="float">
            <text:p>4813</text:p>
          </table:table-cell>
          <table:table-cell office:value-type="float" office:value="4835" calcext:value-type="float">
            <text:p>4835</text:p>
          </table:table-cell>
          <table:table-cell office:value-type="float" office:value="4795" calcext:value-type="float">
            <text:p>479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-0.8%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uclid Av A train icon C train icon</text:p>
          </table:table-cell>
          <table:table-cell office:value-type="float" office:value="9368" calcext:value-type="float">
            <text:p>9368</text:p>
          </table:table-cell>
          <table:table-cell office:value-type="float" office:value="9722" calcext:value-type="float">
            <text:p>9722</text:p>
          </table:table-cell>
          <table:table-cell office:value-type="float" office:value="9435" calcext:value-type="float">
            <text:p>9435</text:p>
          </table:table-cell>
          <table:table-cell office:value-type="float" office:value="9750" calcext:value-type="float">
            <text:p>9750</text:p>
          </table:table-cell>
          <table:table-cell office:value-type="float" office:value="10037" calcext:value-type="float">
            <text:p>10037</text:p>
          </table:table-cell>
          <table:table-cell office:value-type="float" office:value="10169" calcext:value-type="float">
            <text:p>1016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+1.3%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Flatbush Av-Brooklyn College 2 train icon 5 train icon</text:p>
          </table:table-cell>
          <table:table-cell office:value-type="float" office:value="19825" calcext:value-type="float">
            <text:p>19825</text:p>
          </table:table-cell>
          <table:table-cell office:value-type="float" office:value="20338" calcext:value-type="float">
            <text:p>20338</text:p>
          </table:table-cell>
          <table:table-cell office:value-type="float" office:value="20159" calcext:value-type="float">
            <text:p>20159</text:p>
          </table:table-cell>
          <table:table-cell office:value-type="float" office:value="21355" calcext:value-type="float">
            <text:p>21355</text:p>
          </table:table-cell>
          <table:table-cell office:value-type="float" office:value="22168" calcext:value-type="float">
            <text:p>22168</text:p>
          </table:table-cell>
          <table:table-cell office:value-type="float" office:value="21942" calcext:value-type="float">
            <text:p>21942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-1.0%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 G train icon</text:p>
          </table:table-cell>
          <table:table-cell office:value-type="float" office:value="1961" calcext:value-type="float">
            <text:p>1961</text:p>
          </table:table-cell>
          <table:table-cell office:value-type="float" office:value="1974" calcext:value-type="float">
            <text:p>1974</text:p>
          </table:table-cell>
          <table:table-cell office:value-type="float" office:value="1900" calcext:value-type="float">
            <text:p>1900</text:p>
          </table:table-cell>
          <table:table-cell office:value-type="float" office:value="1930" calcext:value-type="float">
            <text:p>1930</text:p>
          </table:table-cell>
          <table:table-cell office:value-type="float" office:value="2032" calcext:value-type="float">
            <text:p>2032</text:p>
          </table:table-cell>
          <table:table-cell office:value-type="float" office:value="2157" calcext:value-type="float">
            <text:p>21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+6.2%</text:p>
          </table:table-cell>
          <table:table-cell office:value-type="float" office:value="395" calcext:value-type="float">
            <text:p>3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 J train icon M train icon</text:p>
          </table:table-cell>
          <table:table-cell office:value-type="float" office:value="6803" calcext:value-type="float">
            <text:p>6803</text:p>
          </table:table-cell>
          <table:table-cell office:value-type="float" office:value="7378" calcext:value-type="float">
            <text:p>7378</text:p>
          </table:table-cell>
          <table:table-cell office:value-type="float" office:value="7765" calcext:value-type="float">
            <text:p>7765</text:p>
          </table:table-cell>
          <table:table-cell office:value-type="float" office:value="8243" calcext:value-type="float">
            <text:p>8243</text:p>
          </table:table-cell>
          <table:table-cell office:value-type="float" office:value="8477" calcext:value-type="float">
            <text:p>8477</text:p>
          </table:table-cell>
          <table:table-cell office:value-type="float" office:value="8963" calcext:value-type="float">
            <text:p>896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+5.7%</text:p>
          </table:table-cell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D train icon</text:p>
          </table:table-cell>
          <table:table-cell office:value-type="float" office:value="3685" calcext:value-type="float">
            <text:p>3685</text:p>
          </table:table-cell>
          <table:table-cell office:value-type="float" office:value="3809" calcext:value-type="float">
            <text:p>3809</text:p>
          </table:table-cell>
          <table:table-cell office:value-type="float" office:value="3783" calcext:value-type="float">
            <text:p>3783</text:p>
          </table:table-cell>
          <table:table-cell office:value-type="float" office:value="3772" calcext:value-type="float">
            <text:p>3772</text:p>
          </table:table-cell>
          <table:table-cell office:value-type="float" office:value="3640" calcext:value-type="float">
            <text:p>3640</text:p>
          </table:table-cell>
          <table:table-cell office:value-type="float" office:value="3403" calcext:value-type="float">
            <text:p>3403</text:p>
          </table:table-cell>
          <table:table-cell office:value-type="float" office:value="-237" calcext:value-type="float">
            <text:p>-237</text:p>
          </table:table-cell>
          <table:table-cell office:value-type="string" calcext:value-type="string">
            <text:p>-6.5%</text:p>
          </table:table-cell>
          <table:table-cell office:value-type="float" office:value="352" calcext:value-type="float">
            <text:p>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F train icon G train icon</text:p>
          </table:table-cell>
          <table:table-cell office:value-type="float" office:value="4625" calcext:value-type="float">
            <text:p>4625</text:p>
          </table:table-cell>
          <table:table-cell office:value-type="float" office:value="4805" calcext:value-type="float">
            <text:p>4805</text:p>
          </table:table-cell>
          <table:table-cell office:value-type="float" office:value="4816" calcext:value-type="float">
            <text:p>4816</text:p>
          </table:table-cell>
          <table:table-cell office:value-type="float" office:value="4967" calcext:value-type="float">
            <text:p>4967</text:p>
          </table:table-cell>
          <table:table-cell office:value-type="float" office:value="4268" calcext:value-type="float">
            <text:p>4268</text:p>
          </table:table-cell>
          <table:table-cell office:value-type="float" office:value="5092" calcext:value-type="float">
            <text:p>509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+19.3%</text:p>
          </table:table-cell>
          <table:table-cell office:value-type="float" office:value="283" calcext:value-type="float">
            <text:p>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N train icon</text:p>
          </table:table-cell>
          <table:table-cell office:value-type="float" office:value="5997" calcext:value-type="float">
            <text:p>5997</text:p>
          </table:table-cell>
          <table:table-cell office:value-type="float" office:value="6399" calcext:value-type="float">
            <text:p>6399</text:p>
          </table:table-cell>
          <table:table-cell office:value-type="float" office:value="6407" calcext:value-type="float">
            <text:p>6407</text:p>
          </table:table-cell>
          <table:table-cell office:value-type="float" office:value="6508" calcext:value-type="float">
            <text:p>6508</text:p>
          </table:table-cell>
          <table:table-cell office:value-type="float" office:value="6715" calcext:value-type="float">
            <text:p>6715</text:p>
          </table:table-cell>
          <table:table-cell office:value-type="float" office:value="6786" calcext:value-type="float">
            <text:p>678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1.1%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2 train icon 3 train icon 4 train icon 5 train icon/Botanic Garden S train icon</text:p>
          </table:table-cell>
          <table:table-cell office:value-type="float" office:value="12882" calcext:value-type="float">
            <text:p>12882</text:p>
          </table:table-cell>
          <table:table-cell office:value-type="float" office:value="13537" calcext:value-type="float">
            <text:p>13537</text:p>
          </table:table-cell>
          <table:table-cell office:value-type="float" office:value="13557" calcext:value-type="float">
            <text:p>13557</text:p>
          </table:table-cell>
          <table:table-cell office:value-type="float" office:value="14071" calcext:value-type="float">
            <text:p>14071</text:p>
          </table:table-cell>
          <table:table-cell office:value-type="float" office:value="14795" calcext:value-type="float">
            <text:p>14795</text:p>
          </table:table-cell>
          <table:table-cell office:value-type="float" office:value="15352" calcext:value-type="float">
            <text:p>1535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+3.8%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C train icon S train icon</text:p>
          </table:table-cell>
          <table:table-cell office:value-type="float" office:value="4720" calcext:value-type="float">
            <text:p>4720</text:p>
          </table:table-cell>
          <table:table-cell office:value-type="float" office:value="5022" calcext:value-type="float">
            <text:p>5022</text:p>
          </table:table-cell>
          <table:table-cell office:value-type="float" office:value="4906" calcext:value-type="float">
            <text:p>4906</text:p>
          </table:table-cell>
          <table:table-cell office:value-type="float" office:value="5348" calcext:value-type="float">
            <text:p>5348</text:p>
          </table:table-cell>
          <table:table-cell office:value-type="float" office:value="5786" calcext:value-type="float">
            <text:p>5786</text:p>
          </table:table-cell>
          <table:table-cell office:value-type="float" office:value="6111" calcext:value-type="float">
            <text:p>611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+5.6%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ulton St G train icon</text:p>
          </table:table-cell>
          <table:table-cell office:value-type="float" office:value="3004" calcext:value-type="float">
            <text:p>3004</text:p>
          </table:table-cell>
          <table:table-cell office:value-type="float" office:value="3235" calcext:value-type="float">
            <text:p>3235</text:p>
          </table:table-cell>
          <table:table-cell office:value-type="float" office:value="3379" calcext:value-type="float">
            <text:p>3379</text:p>
          </table:table-cell>
          <table:table-cell office:value-type="float" office:value="3523" calcext:value-type="float">
            <text:p>3523</text:p>
          </table:table-cell>
          <table:table-cell office:value-type="float" office:value="3699" calcext:value-type="float">
            <text:p>3699</text:p>
          </table:table-cell>
          <table:table-cell office:value-type="float" office:value="3956" calcext:value-type="float">
            <text:p>39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+6.9%</text:p>
          </table:table-cell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ates Av J train icon Z train icon</text:p>
          </table:table-cell>
          <table:table-cell office:value-type="float" office:value="4662" calcext:value-type="float">
            <text:p>4662</text:p>
          </table:table-cell>
          <table:table-cell office:value-type="float" office:value="5037" calcext:value-type="float">
            <text:p>5037</text:p>
          </table:table-cell>
          <table:table-cell office:value-type="float" office:value="5194" calcext:value-type="float">
            <text:p>5194</text:p>
          </table:table-cell>
          <table:table-cell office:value-type="float" office:value="5413" calcext:value-type="float">
            <text:p>5413</text:p>
          </table:table-cell>
          <table:table-cell office:value-type="float" office:value="5787" calcext:value-type="float">
            <text:p>5787</text:p>
          </table:table-cell>
          <table:table-cell office:value-type="float" office:value="5964" calcext:value-type="float">
            <text:p>596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+3.1%</text:p>
          </table:table-cell>
          <table:table-cell office:value-type="float" office:value="251" calcext:value-type="float">
            <text:p>2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ham Av L train icon</text:p>
          </table:table-cell>
          <table:table-cell office:value-type="float" office:value="8023" calcext:value-type="float">
            <text:p>8023</text:p>
          </table:table-cell>
          <table:table-cell office:value-type="float" office:value="8503" calcext:value-type="float">
            <text:p>8503</text:p>
          </table:table-cell>
          <table:table-cell office:value-type="float" office:value="8766" calcext:value-type="float">
            <text:p>8766</text:p>
          </table:table-cell>
          <table:table-cell office:value-type="float" office:value="9442" calcext:value-type="float">
            <text:p>9442</text:p>
          </table:table-cell>
          <table:table-cell office:value-type="float" office:value="9828" calcext:value-type="float">
            <text:p>9828</text:p>
          </table:table-cell>
          <table:table-cell office:value-type="float" office:value="9889" calcext:value-type="float">
            <text:p>98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0.6%</text:p>
          </table:table-cell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Army Plaza 2 train icon 3 train icon</text:p>
          </table:table-cell>
          <table:table-cell office:value-type="float" office:value="7869" calcext:value-type="float">
            <text:p>7869</text:p>
          </table:table-cell>
          <table:table-cell office:value-type="float" office:value="7841" calcext:value-type="float">
            <text:p>7841</text:p>
          </table:table-cell>
          <table:table-cell office:value-type="float" office:value="7661" calcext:value-type="float">
            <text:p>7661</text:p>
          </table:table-cell>
          <table:table-cell office:value-type="float" office:value="7722" calcext:value-type="float">
            <text:p>7722</text:p>
          </table:table-cell>
          <table:table-cell office:value-type="float" office:value="7882" calcext:value-type="float">
            <text:p>7882</text:p>
          </table:table-cell>
          <table:table-cell office:value-type="float" office:value="8068" calcext:value-type="float">
            <text:p>806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+2.4%</text:p>
          </table:table-cell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St L train icon</text:p>
          </table:table-cell>
          <table:table-cell office:value-type="float" office:value="6490" calcext:value-type="float">
            <text:p>6490</text:p>
          </table:table-cell>
          <table:table-cell office:value-type="float" office:value="6816" calcext:value-type="float">
            <text:p>6816</text:p>
          </table:table-cell>
          <table:table-cell office:value-type="float" office:value="6700" calcext:value-type="float">
            <text:p>6700</text:p>
          </table:table-cell>
          <table:table-cell office:value-type="float" office:value="6923" calcext:value-type="float">
            <text:p>6923</text:p>
          </table:table-cell>
          <table:table-cell office:value-type="float" office:value="7169" calcext:value-type="float">
            <text:p>7169</text:p>
          </table:table-cell>
          <table:table-cell office:value-type="float" office:value="7171" calcext:value-type="float">
            <text:p>7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.0%</text:p>
          </table:table-cell>
          <table:table-cell office:value-type="float" office:value="206" calcext:value-type="float">
            <text:p>2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t Av A train icon</text:p>
          </table:table-cell>
          <table:table-cell office:value-type="float" office:value="5952" calcext:value-type="float">
            <text:p>5952</text:p>
          </table:table-cell>
          <table:table-cell office:value-type="float" office:value="6170" calcext:value-type="float">
            <text:p>6170</text:p>
          </table:table-cell>
          <table:table-cell office:value-type="float" office:value="6091" calcext:value-type="float">
            <text:p>6091</text:p>
          </table:table-cell>
          <table:table-cell office:value-type="float" office:value="6089" calcext:value-type="float">
            <text:p>6089</text:p>
          </table:table-cell>
          <table:table-cell office:value-type="float" office:value="6216" calcext:value-type="float">
            <text:p>6216</text:p>
          </table:table-cell>
          <table:table-cell office:value-type="float" office:value="6290" calcext:value-type="float">
            <text:p>62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+1.2%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Greenpoint Av G train icon</text:p>
          </table:table-cell>
          <table:table-cell office:value-type="float" office:value="7372" calcext:value-type="float">
            <text:p>7372</text:p>
          </table:table-cell>
          <table:table-cell office:value-type="float" office:value="7660" calcext:value-type="float">
            <text:p>7660</text:p>
          </table:table-cell>
          <table:table-cell office:value-type="float" office:value="7392" calcext:value-type="float">
            <text:p>7392</text:p>
          </table:table-cell>
          <table:table-cell office:value-type="float" office:value="7523" calcext:value-type="float">
            <text:p>7523</text:p>
          </table:table-cell>
          <table:table-cell office:value-type="float" office:value="8073" calcext:value-type="float">
            <text:p>8073</text:p>
          </table:table-cell>
          <table:table-cell office:value-type="float" office:value="8212" calcext:value-type="float">
            <text:p>82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+1.7%</text:p>
          </table:table-cell>
          <table:table-cell office:value-type="float" office:value="182" calcext:value-type="float">
            <text:p>1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 J train icon</text:p>
          </table:table-cell>
          <table:table-cell office:value-type="float" office:value="4684" calcext:value-type="float">
            <text:p>4684</text:p>
          </table:table-cell>
          <table:table-cell office:value-type="float" office:value="5061" calcext:value-type="float">
            <text:p>5061</text:p>
          </table:table-cell>
          <table:table-cell office:value-type="float" office:value="5109" calcext:value-type="float">
            <text:p>5109</text:p>
          </table:table-cell>
          <table:table-cell office:value-type="float" office:value="5378" calcext:value-type="float">
            <text:p>5378</text:p>
          </table:table-cell>
          <table:table-cell office:value-type="float" office:value="5608" calcext:value-type="float">
            <text:p>5608</text:p>
          </table:table-cell>
          <table:table-cell office:value-type="float" office:value="5650" calcext:value-type="float">
            <text:p>56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+0.7%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 L train icon</text:p>
          </table:table-cell>
          <table:table-cell office:value-type="float" office:value="5821" calcext:value-type="float">
            <text:p>5821</text:p>
          </table:table-cell>
          <table:table-cell office:value-type="float" office:value="6313" calcext:value-type="float">
            <text:p>6313</text:p>
          </table:table-cell>
          <table:table-cell office:value-type="float" office:value="6154" calcext:value-type="float">
            <text:p>6154</text:p>
          </table:table-cell>
          <table:table-cell office:value-type="float" office:value="6420" calcext:value-type="float">
            <text:p>6420</text:p>
          </table:table-cell>
          <table:table-cell office:value-type="float" office:value="6672" calcext:value-type="float">
            <text:p>6672</text:p>
          </table:table-cell>
          <table:table-cell office:value-type="float" office:value="6904" calcext:value-type="float">
            <text:p>690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+3.5%</text:p>
          </table:table-cell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Hewes St J train icon M train icon</text:p>
          </table:table-cell>
          <table:table-cell office:value-type="float" office:value="1966" calcext:value-type="float">
            <text:p>1966</text:p>
          </table:table-cell>
          <table:table-cell office:value-type="float" office:value="2143" calcext:value-type="float">
            <text:p>2143</text:p>
          </table:table-cell>
          <table:table-cell office:value-type="float" office:value="2272" calcext:value-type="float">
            <text:p>2272</text:p>
          </table:table-cell>
          <table:table-cell office:value-type="float" office:value="2420" calcext:value-type="float">
            <text:p>2420</text:p>
          </table:table-cell>
          <table:table-cell office:value-type="float" office:value="2628" calcext:value-type="float">
            <text:p>2628</text:p>
          </table:table-cell>
          <table:table-cell office:value-type="float" office:value="2811" calcext:value-type="float">
            <text:p>28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+7.0%</text:p>
          </table:table-cell>
          <table:table-cell office:value-type="float" office:value="372" calcext:value-type="float">
            <text:p>3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igh St A train icon C train icon</text:p>
          </table:table-cell>
          <table:table-cell office:value-type="float" office:value="5572" calcext:value-type="float">
            <text:p>5572</text:p>
          </table:table-cell>
          <table:table-cell office:value-type="float" office:value="6089" calcext:value-type="float">
            <text:p>6089</text:p>
          </table:table-cell>
          <table:table-cell office:value-type="float" office:value="6045" calcext:value-type="float">
            <text:p>6045</text:p>
          </table:table-cell>
          <table:table-cell office:value-type="float" office:value="6259" calcext:value-type="float">
            <text:p>6259</text:p>
          </table:table-cell>
          <table:table-cell office:value-type="float" office:value="6586" calcext:value-type="float">
            <text:p>6586</text:p>
          </table:table-cell>
          <table:table-cell office:value-type="float" office:value="7050" calcext:value-type="float">
            <text:p>705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+7.0%</text:p>
          </table:table-cell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 St 2 train icon 3 train icon</text:p>
          </table:table-cell>
          <table:table-cell office:value-type="float" office:value="6652" calcext:value-type="float">
            <text:p>6652</text:p>
          </table:table-cell>
          <table:table-cell office:value-type="float" office:value="6613" calcext:value-type="float">
            <text:p>6613</text:p>
          </table:table-cell>
          <table:table-cell office:value-type="float" office:value="6341" calcext:value-type="float">
            <text:p>6341</text:p>
          </table:table-cell>
          <table:table-cell office:value-type="float" office:value="6262" calcext:value-type="float">
            <text:p>6262</text:p>
          </table:table-cell>
          <table:table-cell office:value-type="float" office:value="6535" calcext:value-type="float">
            <text:p>6535</text:p>
          </table:table-cell>
          <table:table-cell office:value-type="float" office:value="6710" calcext:value-type="float">
            <text:p>67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+2.7%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Hoyt-Schermerhorn Sts A train icon C train icon G train icon</text:p>
          </table:table-cell>
          <table:table-cell office:value-type="float" office:value="8847" calcext:value-type="float">
            <text:p>8847</text:p>
          </table:table-cell>
          <table:table-cell office:value-type="float" office:value="9553" calcext:value-type="float">
            <text:p>9553</text:p>
          </table:table-cell>
          <table:table-cell office:value-type="float" office:value="9642" calcext:value-type="float">
            <text:p>9642</text:p>
          </table:table-cell>
          <table:table-cell office:value-type="float" office:value="9742" calcext:value-type="float">
            <text:p>9742</text:p>
          </table:table-cell>
          <table:table-cell office:value-type="float" office:value="9760" calcext:value-type="float">
            <text:p>9760</text:p>
          </table:table-cell>
          <table:table-cell office:value-type="float" office:value="9928" calcext:value-type="float">
            <text:p>992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+1.7%</text:p>
          </table:table-cell>
          <table:table-cell office:value-type="float" office:value="156" calcext:value-type="float">
            <text:p>15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Jay St-MetroTech A train icon C train icon F train icon R train icon</text:p>
          </table:table-cell>
          <table:table-cell office:value-type="float" office:value="35761" calcext:value-type="float">
            <text:p>35761</text:p>
          </table:table-cell>
          <table:table-cell office:value-type="float" office:value="36596" calcext:value-type="float">
            <text:p>36596</text:p>
          </table:table-cell>
          <table:table-cell office:value-type="float" office:value="35723" calcext:value-type="float">
            <text:p>35723</text:p>
          </table:table-cell>
          <table:table-cell office:value-type="float" office:value="35884" calcext:value-type="float">
            <text:p>35884</text:p>
          </table:table-cell>
          <table:table-cell office:value-type="float" office:value="38037" calcext:value-type="float">
            <text:p>38037</text:p>
          </table:table-cell>
          <table:table-cell office:value-type="float" office:value="39561" calcext:value-type="float">
            <text:p>39561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+4.0%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efferson St L train icon</text:p>
          </table:table-cell>
          <table:table-cell office:value-type="float" office:value="4502" calcext:value-type="float">
            <text:p>4502</text:p>
          </table:table-cell>
          <table:table-cell office:value-type="float" office:value="4865" calcext:value-type="float">
            <text:p>4865</text:p>
          </table:table-cell>
          <table:table-cell office:value-type="float" office:value="5059" calcext:value-type="float">
            <text:p>5059</text:p>
          </table:table-cell>
          <table:table-cell office:value-type="float" office:value="5408" calcext:value-type="float">
            <text:p>5408</text:p>
          </table:table-cell>
          <table:table-cell office:value-type="float" office:value="5771" calcext:value-type="float">
            <text:p>5771</text:p>
          </table:table-cell>
          <table:table-cell office:value-type="float" office:value="5951" calcext:value-type="float">
            <text:p>59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+3.1%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Junius St 3 train icon</text:p>
          </table:table-cell>
          <table:table-cell office:value-type="float" office:value="2057" calcext:value-type="float">
            <text:p>2057</text:p>
          </table:table-cell>
          <table:table-cell office:value-type="float" office:value="2105" calcext:value-type="float">
            <text:p>2105</text:p>
          </table:table-cell>
          <table:table-cell office:value-type="float" office:value="2024" calcext:value-type="float">
            <text:p>2024</text:p>
          </table:table-cell>
          <table:table-cell office:value-type="float" office:value="2142" calcext:value-type="float">
            <text:p>2142</text:p>
          </table:table-cell>
          <table:table-cell office:value-type="float" office:value="2153" calcext:value-type="float">
            <text:p>2153</text:p>
          </table:table-cell>
          <table:table-cell office:value-type="float" office:value="2204" calcext:value-type="float">
            <text:p>2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2.4%</text:p>
          </table:table-cell>
          <table:table-cell office:value-type="float" office:value="393" calcext:value-type="float">
            <text:p>3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B train icon Q train icon</text:p>
          </table:table-cell>
          <table:table-cell office:value-type="float" office:value="18181" calcext:value-type="float">
            <text:p>18181</text:p>
          </table:table-cell>
          <table:table-cell office:value-type="float" office:value="19193" calcext:value-type="float">
            <text:p>19193</text:p>
          </table:table-cell>
          <table:table-cell office:value-type="float" office:value="18462" calcext:value-type="float">
            <text:p>18462</text:p>
          </table:table-cell>
          <table:table-cell office:value-type="float" office:value="19091" calcext:value-type="float">
            <text:p>19091</text:p>
          </table:table-cell>
          <table:table-cell office:value-type="float" office:value="17639" calcext:value-type="float">
            <text:p>17639</text:p>
          </table:table-cell>
          <table:table-cell office:value-type="float" office:value="18422" calcext:value-type="float">
            <text:p>18422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+4.4%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F train icon</text:p>
          </table:table-cell>
          <table:table-cell office:value-type="float" office:value="3503" calcext:value-type="float">
            <text:p>3503</text:p>
          </table:table-cell>
          <table:table-cell office:value-type="float" office:value="3513" calcext:value-type="float">
            <text:p>3513</text:p>
          </table:table-cell>
          <table:table-cell office:value-type="float" office:value="3323" calcext:value-type="float">
            <text:p>3323</text:p>
          </table:table-cell>
          <table:table-cell office:value-type="float" office:value="3478" calcext:value-type="float">
            <text:p>3478</text:p>
          </table:table-cell>
          <table:table-cell office:value-type="float" office:value="3605" calcext:value-type="float">
            <text:p>3605</text:p>
          </table:table-cell>
          <table:table-cell office:value-type="float" office:value="3681" calcext:value-type="float">
            <text:p>368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+2.1%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N train icon</text:p>
          </table:table-cell>
          <table:table-cell office:value-type="float" office:value="4597" calcext:value-type="float">
            <text:p>4597</text:p>
          </table:table-cell>
          <table:table-cell office:value-type="float" office:value="4923" calcext:value-type="float">
            <text:p>4923</text:p>
          </table:table-cell>
          <table:table-cell office:value-type="float" office:value="4989" calcext:value-type="float">
            <text:p>4989</text:p>
          </table:table-cell>
          <table:table-cell office:value-type="float" office:value="5017" calcext:value-type="float">
            <text:p>5017</text:p>
          </table:table-cell>
          <table:table-cell office:value-type="float" office:value="5065" calcext:value-type="float">
            <text:p>5065</text:p>
          </table:table-cell>
          <table:table-cell office:value-type="float" office:value="5104" calcext:value-type="float">
            <text:p>51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+0.8%</text:p>
          </table:table-cell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 Av 3 train icon</text:p>
          </table:table-cell>
          <table:table-cell office:value-type="float" office:value="4789" calcext:value-type="float">
            <text:p>4789</text:p>
          </table:table-cell>
          <table:table-cell office:value-type="float" office:value="4947" calcext:value-type="float">
            <text:p>4947</text:p>
          </table:table-cell>
          <table:table-cell office:value-type="float" office:value="4734" calcext:value-type="float">
            <text:p>4734</text:p>
          </table:table-cell>
          <table:table-cell office:value-type="float" office:value="4717" calcext:value-type="float">
            <text:p>4717</text:p>
          </table:table-cell>
          <table:table-cell office:value-type="float" office:value="4825" calcext:value-type="float">
            <text:p>4825</text:p>
          </table:table-cell>
          <table:table-cell office:value-type="float" office:value="4929" calcext:value-type="float">
            <text:p>492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+2.2%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Kingston-Throop Avs C train icon</text:p>
          </table:table-cell>
          <table:table-cell office:value-type="float" office:value="4787" calcext:value-type="float">
            <text:p>4787</text:p>
          </table:table-cell>
          <table:table-cell office:value-type="float" office:value="4962" calcext:value-type="float">
            <text:p>4962</text:p>
          </table:table-cell>
          <table:table-cell office:value-type="float" office:value="4769" calcext:value-type="float">
            <text:p>4769</text:p>
          </table:table-cell>
          <table:table-cell office:value-type="float" office:value="4897" calcext:value-type="float">
            <text:p>4897</text:p>
          </table:table-cell>
          <table:table-cell office:value-type="float" office:value="5152" calcext:value-type="float">
            <text:p>5152</text:p>
          </table:table-cell>
          <table:table-cell office:value-type="float" office:value="5331" calcext:value-type="float">
            <text:p>53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+3.5%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nickerbocker Av M train icon</text:p>
          </table:table-cell>
          <table:table-cell office:value-type="float" office:value="3043" calcext:value-type="float">
            <text:p>3043</text:p>
          </table:table-cell>
          <table:table-cell office:value-type="float" office:value="3204" calcext:value-type="float">
            <text:p>3204</text:p>
          </table:table-cell>
          <table:table-cell office:value-type="float" office:value="3260" calcext:value-type="float">
            <text:p>3260</text:p>
          </table:table-cell>
          <table:table-cell office:value-type="float" office:value="3325" calcext:value-type="float">
            <text:p>3325</text:p>
          </table:table-cell>
          <table:table-cell office:value-type="float" office:value="3575" calcext:value-type="float">
            <text:p>3575</text:p>
          </table:table-cell>
          <table:table-cell office:value-type="float" office:value="2350" calcext:value-type="float">
            <text:p>2350</text:p>
          </table:table-cell>
          <table:table-cell office:value-type="float" office:value="-1225" calcext:value-type="float">
            <text:p>-1225</text:p>
          </table:table-cell>
          <table:table-cell office:value-type="string" calcext:value-type="string">
            <text:p>-34.3%</text:p>
          </table:table-cell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Kosciuszko St J train icon</text:p>
          </table:table-cell>
          <table:table-cell office:value-type="float" office:value="3732" calcext:value-type="float">
            <text:p>3732</text:p>
          </table:table-cell>
          <table:table-cell office:value-type="float" office:value="4028" calcext:value-type="float">
            <text:p>4028</text:p>
          </table:table-cell>
          <table:table-cell office:value-type="float" office:value="4107" calcext:value-type="float">
            <text:p>4107</text:p>
          </table:table-cell>
          <table:table-cell office:value-type="float" office:value="4315" calcext:value-type="float">
            <text:p>4315</text:p>
          </table:table-cell>
          <table:table-cell office:value-type="float" office:value="4528" calcext:value-type="float">
            <text:p>4528</text:p>
          </table:table-cell>
          <table:table-cell office:value-type="float" office:value="4592" calcext:value-type="float">
            <text:p>45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+1.4%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afayette Av C train icon</text:p>
          </table:table-cell>
          <table:table-cell office:value-type="float" office:value="4186" calcext:value-type="float">
            <text:p>4186</text:p>
          </table:table-cell>
          <table:table-cell office:value-type="float" office:value="4518" calcext:value-type="float">
            <text:p>4518</text:p>
          </table:table-cell>
          <table:table-cell office:value-type="float" office:value="4409" calcext:value-type="float">
            <text:p>4409</text:p>
          </table:table-cell>
          <table:table-cell office:value-type="float" office:value="4627" calcext:value-type="float">
            <text:p>4627</text:p>
          </table:table-cell>
          <table:table-cell office:value-type="float" office:value="4665" calcext:value-type="float">
            <text:p>4665</text:p>
          </table:table-cell>
          <table:table-cell office:value-type="float" office:value="4774" calcext:value-type="float">
            <text:p>47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+2.3%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berty Av C train icon</text:p>
          </table:table-cell>
          <table:table-cell office:value-type="float" office:value="2948" calcext:value-type="float">
            <text:p>2948</text:p>
          </table:table-cell>
          <table:table-cell office:value-type="float" office:value="2960" calcext:value-type="float">
            <text:p>2960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687" calcext:value-type="float">
            <text:p>2687</text:p>
          </table:table-cell>
          <table:table-cell office:value-type="float" office:value="2632" calcext:value-type="float">
            <text:p>2632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-2.0%</text:p>
          </table:table-cell>
          <table:table-cell office:value-type="float" office:value="379" calcext:value-type="float">
            <text:p>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vonia Av L train icon</text:p>
          </table:table-cell>
          <table:table-cell office:value-type="float" office:value="1983" calcext:value-type="float">
            <text:p>1983</text:p>
          </table:table-cell>
          <table:table-cell office:value-type="float" office:value="2249" calcext:value-type="float">
            <text:p>2249</text:p>
          </table:table-cell>
          <table:table-cell office:value-type="float" office:value="2280" calcext:value-type="float">
            <text:p>2280</text:p>
          </table:table-cell>
          <table:table-cell office:value-type="float" office:value="2497" calcext:value-type="float">
            <text:p>2497</text:p>
          </table:table-cell>
          <table:table-cell office:value-type="float" office:value="2678" calcext:value-type="float">
            <text:p>2678</text:p>
          </table:table-cell>
          <table:table-cell office:value-type="float" office:value="2908" calcext:value-type="float">
            <text:p>290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+8.6%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Lorimer St J train icon M train icon</text:p>
          </table:table-cell>
          <table:table-cell office:value-type="float" office:value="3858" calcext:value-type="float">
            <text:p>3858</text:p>
          </table:table-cell>
          <table:table-cell office:value-type="float" office:value="4217" calcext:value-type="float">
            <text:p>4217</text:p>
          </table:table-cell>
          <table:table-cell office:value-type="float" office:value="4287" calcext:value-type="float">
            <text:p>4287</text:p>
          </table:table-cell>
          <table:table-cell office:value-type="float" office:value="4364" calcext:value-type="float">
            <text:p>4364</text:p>
          </table:table-cell>
          <table:table-cell office:value-type="float" office:value="4564" calcext:value-type="float">
            <text:p>4564</text:p>
          </table:table-cell>
          <table:table-cell office:value-type="float" office:value="4779" calcext:value-type="float">
            <text:p>477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+4.7%</text:p>
          </table:table-cell>
          <table:table-cell office:value-type="float" office:value="291" calcext:value-type="float">
            <text:p>29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Lorimer St L train icon/Metropolitan Av G train icon</text:p>
          </table:table-cell>
          <table:table-cell office:value-type="float" office:value="10883" calcext:value-type="float">
            <text:p>10883</text:p>
          </table:table-cell>
          <table:table-cell office:value-type="float" office:value="11436" calcext:value-type="float">
            <text:p>11436</text:p>
          </table:table-cell>
          <table:table-cell office:value-type="float" office:value="11846" calcext:value-type="float">
            <text:p>11846</text:p>
          </table:table-cell>
          <table:table-cell office:value-type="float" office:value="12556" calcext:value-type="float">
            <text:p>12556</text:p>
          </table:table-cell>
          <table:table-cell office:value-type="float" office:value="12815" calcext:value-type="float">
            <text:p>12815</text:p>
          </table:table-cell>
          <table:table-cell office:value-type="float" office:value="13344" calcext:value-type="float">
            <text:p>13344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+4.1%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arcy Av J train icon M train icon Z train icon</text:p>
          </table:table-cell>
          <table:table-cell office:value-type="float" office:value="8340" calcext:value-type="float">
            <text:p>8340</text:p>
          </table:table-cell>
          <table:table-cell office:value-type="float" office:value="9217" calcext:value-type="float">
            <text:p>9217</text:p>
          </table:table-cell>
          <table:table-cell office:value-type="float" office:value="9550" calcext:value-type="float">
            <text:p>9550</text:p>
          </table:table-cell>
          <table:table-cell office:value-type="float" office:value="10349" calcext:value-type="float">
            <text:p>10349</text:p>
          </table:table-cell>
          <table:table-cell office:value-type="float" office:value="11319" calcext:value-type="float">
            <text:p>11319</text:p>
          </table:table-cell>
          <table:table-cell office:value-type="float" office:value="11591" calcext:value-type="float">
            <text:p>1159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+2.4%</text:p>
          </table:table-cell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ontrose Av L train icon</text:p>
          </table:table-cell>
          <table:table-cell office:value-type="float" office:value="5007" calcext:value-type="float">
            <text:p>5007</text:p>
          </table:table-cell>
          <table:table-cell office:value-type="float" office:value="5333" calcext:value-type="float">
            <text:p>5333</text:p>
          </table:table-cell>
          <table:table-cell office:value-type="float" office:value="5433" calcext:value-type="float">
            <text:p>5433</text:p>
          </table:table-cell>
          <table:table-cell office:value-type="float" office:value="5946" calcext:value-type="float">
            <text:p>5946</text:p>
          </table:table-cell>
          <table:table-cell office:value-type="float" office:value="6268" calcext:value-type="float">
            <text:p>6268</text:p>
          </table:table-cell>
          <table:table-cell office:value-type="float" office:value="6452" calcext:value-type="float">
            <text:p>64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+2.9%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rgan Av L train icon</text:p>
          </table:table-cell>
          <table:table-cell office:value-type="float" office:value="4633" calcext:value-type="float">
            <text:p>4633</text:p>
          </table:table-cell>
          <table:table-cell office:value-type="float" office:value="5078" calcext:value-type="float">
            <text:p>5078</text:p>
          </table:table-cell>
          <table:table-cell office:value-type="float" office:value="5269" calcext:value-type="float">
            <text:p>5269</text:p>
          </table:table-cell>
          <table:table-cell office:value-type="float" office:value="6050" calcext:value-type="float">
            <text:p>6050</text:p>
          </table:table-cell>
          <table:table-cell office:value-type="float" office:value="6530" calcext:value-type="float">
            <text:p>6530</text:p>
          </table:table-cell>
          <table:table-cell office:value-type="float" office:value="6821" calcext:value-type="float">
            <text:p>682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+4.5%</text:p>
          </table:table-cell>
          <table:table-cell office:value-type="float" office:value="218" calcext:value-type="float">
            <text:p>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 Av J train icon M train icon Z train icon</text:p>
          </table:table-cell>
          <table:table-cell office:value-type="float" office:value="7490" calcext:value-type="float">
            <text:p>7490</text:p>
          </table:table-cell>
          <table:table-cell office:value-type="float" office:value="8192" calcext:value-type="float">
            <text:p>8192</text:p>
          </table:table-cell>
          <table:table-cell office:value-type="float" office:value="8405" calcext:value-type="float">
            <text:p>8405</text:p>
          </table:table-cell>
          <table:table-cell office:value-type="float" office:value="8995" calcext:value-type="float">
            <text:p>8995</text:p>
          </table:table-cell>
          <table:table-cell office:value-type="float" office:value="9670" calcext:value-type="float">
            <text:p>9670</text:p>
          </table:table-cell>
          <table:table-cell office:value-type="float" office:value="10098" calcext:value-type="float">
            <text:p>1009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+4.4%</text:p>
          </table:table-cell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yrtle-Willoughby Avs G train icon</text:p>
          </table:table-cell>
          <table:table-cell office:value-type="float" office:value="3818" calcext:value-type="float">
            <text:p>3818</text:p>
          </table:table-cell>
          <table:table-cell office:value-type="float" office:value="4179" calcext:value-type="float">
            <text:p>4179</text:p>
          </table:table-cell>
          <table:table-cell office:value-type="float" office:value="4250" calcext:value-type="float">
            <text:p>4250</text:p>
          </table:table-cell>
          <table:table-cell office:value-type="float" office:value="4139" calcext:value-type="float">
            <text:p>4139</text:p>
          </table:table-cell>
          <table:table-cell office:value-type="float" office:value="4412" calcext:value-type="float">
            <text:p>4412</text:p>
          </table:table-cell>
          <table:table-cell office:value-type="float" office:value="4581" calcext:value-type="float">
            <text:p>458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+3.8%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yrtle-Wyckoff Avs L train icon M train icon</text:p>
          </table:table-cell>
          <table:table-cell office:value-type="float" office:value="14790" calcext:value-type="float">
            <text:p>14790</text:p>
          </table:table-cell>
          <table:table-cell office:value-type="float" office:value="16026" calcext:value-type="float">
            <text:p>16026</text:p>
          </table:table-cell>
          <table:table-cell office:value-type="float" office:value="16030" calcext:value-type="float">
            <text:p>16030</text:p>
          </table:table-cell>
          <table:table-cell office:value-type="float" office:value="16445" calcext:value-type="float">
            <text:p>16445</text:p>
          </table:table-cell>
          <table:table-cell office:value-type="float" office:value="16689" calcext:value-type="float">
            <text:p>16689</text:p>
          </table:table-cell>
          <table:table-cell office:value-type="float" office:value="17537" calcext:value-type="float">
            <text:p>17537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+5.1%</text:p>
          </table:table-cell>
          <table:table-cell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assau Av G train icon</text:p>
          </table:table-cell>
          <table:table-cell office:value-type="float" office:value="7654" calcext:value-type="float">
            <text:p>7654</text:p>
          </table:table-cell>
          <table:table-cell office:value-type="float" office:value="7782" calcext:value-type="float">
            <text:p>7782</text:p>
          </table:table-cell>
          <table:table-cell office:value-type="float" office:value="7542" calcext:value-type="float">
            <text:p>7542</text:p>
          </table:table-cell>
          <table:table-cell office:value-type="float" office:value="7343" calcext:value-type="float">
            <text:p>7343</text:p>
          </table:table-cell>
          <table:table-cell office:value-type="float" office:value="7791" calcext:value-type="float">
            <text:p>7791</text:p>
          </table:table-cell>
          <table:table-cell office:value-type="float" office:value="8096" calcext:value-type="float">
            <text:p>809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+3.9%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ck Rd Q train icon</text:p>
          </table:table-cell>
          <table:table-cell office:value-type="float" office:value="3713" calcext:value-type="float">
            <text:p>3713</text:p>
          </table:table-cell>
          <table:table-cell office:value-type="float" office:value="3796" calcext:value-type="float">
            <text:p>3796</text:p>
          </table:table-cell>
          <table:table-cell office:value-type="float" office:value="3182" calcext:value-type="float">
            <text:p>3182</text:p>
          </table:table-cell>
          <table:table-cell office:value-type="float" office:value="2606" calcext:value-type="float">
            <text:p>2606</text:p>
          </table:table-cell>
          <table:table-cell office:value-type="float" office:value="4114" calcext:value-type="float">
            <text:p>4114</text:p>
          </table:table-cell>
          <table:table-cell office:value-type="float" office:value="3834" calcext:value-type="float">
            <text:p>3834</text:p>
          </table:table-cell>
          <table:table-cell office:value-type="float" office:value="-280" calcext:value-type="float">
            <text:p>-280</text:p>
          </table:table-cell>
          <table:table-cell office:value-type="string" calcext:value-type="string">
            <text:p>-6.8%</text:p>
          </table:table-cell>
          <table:table-cell office:value-type="float" office:value="330" calcext:value-type="float">
            <text:p>3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ptune Av F train icon</text:p>
          </table:table-cell>
          <table:table-cell office:value-type="float" office:value="1626" calcext:value-type="float">
            <text:p>1626</text:p>
          </table:table-cell>
          <table:table-cell office:value-type="float" office:value="1611" calcext:value-type="float">
            <text:p>1611</text:p>
          </table:table-cell>
          <table:table-cell office:value-type="float" office:value="1583" calcext:value-type="float">
            <text:p>1583</text:p>
          </table:table-cell>
          <table:table-cell office:value-type="float" office:value="1720" calcext:value-type="float">
            <text:p>1720</text:p>
          </table:table-cell>
          <table:table-cell office:value-type="float" office:value="1794" calcext:value-type="float">
            <text:p>1794</text:p>
          </table:table-cell>
          <table:table-cell office:value-type="float" office:value="1705" calcext:value-type="float">
            <text:p>1705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-5.0%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vins St 2 train icon 3 train icon 4 train icon 5 train icon</text:p>
          </table:table-cell>
          <table:table-cell office:value-type="float" office:value="11134" calcext:value-type="float">
            <text:p>11134</text:p>
          </table:table-cell>
          <table:table-cell office:value-type="float" office:value="11406" calcext:value-type="float">
            <text:p>11406</text:p>
          </table:table-cell>
          <table:table-cell office:value-type="float" office:value="11579" calcext:value-type="float">
            <text:p>11579</text:p>
          </table:table-cell>
          <table:table-cell office:value-type="float" office:value="11778" calcext:value-type="float">
            <text:p>11778</text:p>
          </table:table-cell>
          <table:table-cell office:value-type="float" office:value="11708" calcext:value-type="float">
            <text:p>11708</text:p>
          </table:table-cell>
          <table:table-cell office:value-type="float" office:value="11653" calcext:value-type="float">
            <text:p>11653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-0.5%</text:p>
          </table:table-cell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 3 train icon</text:p>
          </table:table-cell>
          <table:table-cell office:value-type="float" office:value="5675" calcext:value-type="float">
            <text:p>5675</text:p>
          </table:table-cell>
          <table:table-cell office:value-type="float" office:value="5874" calcext:value-type="float">
            <text:p>5874</text:p>
          </table:table-cell>
          <table:table-cell office:value-type="float" office:value="5752" calcext:value-type="float">
            <text:p>5752</text:p>
          </table:table-cell>
          <table:table-cell office:value-type="float" office:value="6015" calcext:value-type="float">
            <text:p>6015</text:p>
          </table:table-cell>
          <table:table-cell office:value-type="float" office:value="6223" calcext:value-type="float">
            <text:p>6223</text:p>
          </table:table-cell>
          <table:table-cell office:value-type="float" office:value="6214" calcext:value-type="float">
            <text:p>6214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-0.1%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 L train icon</text:p>
          </table:table-cell>
          <table:table-cell office:value-type="float" office:value="3115" calcext:value-type="float">
            <text:p>3115</text:p>
          </table:table-cell>
          <table:table-cell office:value-type="float" office:value="3520" calcext:value-type="float">
            <text:p>3520</text:p>
          </table:table-cell>
          <table:table-cell office:value-type="float" office:value="3729" calcext:value-type="float">
            <text:p>3729</text:p>
          </table:table-cell>
          <table:table-cell office:value-type="float" office:value="3961" calcext:value-type="float">
            <text:p>3961</text:p>
          </table:table-cell>
          <table:table-cell office:value-type="float" office:value="4255" calcext:value-type="float">
            <text:p>4255</text:p>
          </table:table-cell>
          <table:table-cell office:value-type="float" office:value="4475" calcext:value-type="float">
            <text:p>447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+5.2%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Utrecht Av N train icon/62 St D train icon</text:p>
          </table:table-cell>
          <table:table-cell office:value-type="float" office:value="5086" calcext:value-type="float">
            <text:p>5086</text:p>
          </table:table-cell>
          <table:table-cell office:value-type="float" office:value="5161" calcext:value-type="float">
            <text:p>5161</text:p>
          </table:table-cell>
          <table:table-cell office:value-type="float" office:value="5052" calcext:value-type="float">
            <text:p>5052</text:p>
          </table:table-cell>
          <table:table-cell office:value-type="float" office:value="5155" calcext:value-type="float">
            <text:p>5155</text:p>
          </table:table-cell>
          <table:table-cell office:value-type="float" office:value="5340" calcext:value-type="float">
            <text:p>5340</text:p>
          </table:table-cell>
          <table:table-cell office:value-type="float" office:value="5883" calcext:value-type="float">
            <text:p>588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+10.2%</text:p>
          </table:table-cell>
          <table:table-cell office:value-type="float" office:value="256" calcext:value-type="float">
            <text:p>25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ewkirk Av 2 train icon 5 train icon</text:p>
          </table:table-cell>
          <table:table-cell office:value-type="float" office:value="7645" calcext:value-type="float">
            <text:p>7645</text:p>
          </table:table-cell>
          <table:table-cell office:value-type="float" office:value="7851" calcext:value-type="float">
            <text:p>7851</text:p>
          </table:table-cell>
          <table:table-cell office:value-type="float" office:value="7561" calcext:value-type="float">
            <text:p>7561</text:p>
          </table:table-cell>
          <table:table-cell office:value-type="float" office:value="7666" calcext:value-type="float">
            <text:p>7666</text:p>
          </table:table-cell>
          <table:table-cell office:value-type="float" office:value="7715" calcext:value-type="float">
            <text:p>7715</text:p>
          </table:table-cell>
          <table:table-cell office:value-type="float" office:value="7604" calcext:value-type="float">
            <text:p>7604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-1.4%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ewkirk Plaza B train icon Q train icon</text:p>
          </table:table-cell>
          <table:table-cell office:value-type="float" office:value="9563" calcext:value-type="float">
            <text:p>9563</text:p>
          </table:table-cell>
          <table:table-cell office:value-type="float" office:value="10004" calcext:value-type="float">
            <text:p>10004</text:p>
          </table:table-cell>
          <table:table-cell office:value-type="float" office:value="9375" calcext:value-type="float">
            <text:p>9375</text:p>
          </table:table-cell>
          <table:table-cell office:value-type="float" office:value="9179" calcext:value-type="float">
            <text:p>9179</text:p>
          </table:table-cell>
          <table:table-cell office:value-type="float" office:value="9672" calcext:value-type="float">
            <text:p>9672</text:p>
          </table:table-cell>
          <table:table-cell office:value-type="float" office:value="9890" calcext:value-type="float">
            <text:p>989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+2.3%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orwood Av J train icon Z train icon</text:p>
          </table:table-cell>
          <table:table-cell office:value-type="float" office:value="3221" calcext:value-type="float">
            <text:p>3221</text:p>
          </table:table-cell>
          <table:table-cell office:value-type="float" office:value="3390" calcext:value-type="float">
            <text:p>3390</text:p>
          </table:table-cell>
          <table:table-cell office:value-type="float" office:value="3319" calcext:value-type="float">
            <text:p>3319</text:p>
          </table:table-cell>
          <table:table-cell office:value-type="float" office:value="3381" calcext:value-type="float">
            <text:p>3381</text:p>
          </table:table-cell>
          <table:table-cell office:value-type="float" office:value="3366" calcext:value-type="float">
            <text:p>3366</text:p>
          </table:table-cell>
          <table:table-cell office:value-type="float" office:value="3518" calcext:value-type="float">
            <text:p>35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+4.5%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 3 train icon</text:p>
          </table:table-cell>
          <table:table-cell office:value-type="float" office:value="3895" calcext:value-type="float">
            <text:p>3895</text:p>
          </table:table-cell>
          <table:table-cell office:value-type="float" office:value="3891" calcext:value-type="float">
            <text:p>3891</text:p>
          </table:table-cell>
          <table:table-cell office:value-type="float" office:value="3782" calcext:value-type="float">
            <text:p>3782</text:p>
          </table:table-cell>
          <table:table-cell office:value-type="float" office:value="3980" calcext:value-type="float">
            <text:p>3980</text:p>
          </table:table-cell>
          <table:table-cell office:value-type="float" office:value="4069" calcext:value-type="float">
            <text:p>4069</text:p>
          </table:table-cell>
          <table:table-cell office:value-type="float" office:value="4113" calcext:value-type="float">
            <text:p>41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+1.1%</text:p>
          </table:table-cell>
          <table:table-cell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 A train icon C train icon</text:p>
          </table:table-cell>
          <table:table-cell office:value-type="float" office:value="14840" calcext:value-type="float">
            <text:p>14840</text:p>
          </table:table-cell>
          <table:table-cell office:value-type="float" office:value="15658" calcext:value-type="float">
            <text:p>15658</text:p>
          </table:table-cell>
          <table:table-cell office:value-type="float" office:value="15018" calcext:value-type="float">
            <text:p>15018</text:p>
          </table:table-cell>
          <table:table-cell office:value-type="float" office:value="15264" calcext:value-type="float">
            <text:p>15264</text:p>
          </table:table-cell>
          <table:table-cell office:value-type="float" office:value="15868" calcext:value-type="float">
            <text:p>15868</text:p>
          </table:table-cell>
          <table:table-cell office:value-type="float" office:value="16439" calcext:value-type="float">
            <text:p>1643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+3.6%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Ocean Pkwy Q train icon</text:p>
          </table:table-cell>
          <table:table-cell office:value-type="float" office:value="2864" calcext:value-type="float">
            <text:p>2864</text:p>
          </table:table-cell>
          <table:table-cell office:value-type="float" office:value="2992" calcext:value-type="float">
            <text:p>2992</text:p>
          </table:table-cell>
          <table:table-cell office:value-type="float" office:value="3075" calcext:value-type="float">
            <text:p>3075</text:p>
          </table:table-cell>
          <table:table-cell office:value-type="float" office:value="3350" calcext:value-type="float">
            <text:p>3350</text:p>
          </table:table-cell>
          <table:table-cell office:value-type="float" office:value="3314" calcext:value-type="float">
            <text:p>3314</text:p>
          </table:table-cell>
          <table:table-cell office:value-type="float" office:value="3155" calcext:value-type="float">
            <text:p>3155</text:p>
          </table:table-cell>
          <table:table-cell office:value-type="float" office:value="-159" calcext:value-type="float">
            <text:p>-159</text:p>
          </table:table-cell>
          <table:table-cell office:value-type="string" calcext:value-type="string">
            <text:p>-4.8%</text:p>
          </table:table-cell>
          <table:table-cell office:value-type="float" office:value="361" calcext:value-type="float">
            <text:p>3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 Pl S train icon</text:p>
          </table:table-cell>
          <table:table-cell office:value-type="float" office:value="2363" calcext:value-type="float">
            <text:p>2363</text:p>
          </table:table-cell>
          <table:table-cell office:value-type="float" office:value="2427" calcext:value-type="float">
            <text:p>2427</text:p>
          </table:table-cell>
          <table:table-cell office:value-type="float" office:value="2305" calcext:value-type="float">
            <text:p>2305</text:p>
          </table:table-cell>
          <table:table-cell office:value-type="float" office:value="2261" calcext:value-type="float">
            <text:p>2261</text:p>
          </table:table-cell>
          <table:table-cell office:value-type="float" office:value="2259" calcext:value-type="float">
            <text:p>2259</text:p>
          </table:table-cell>
          <table:table-cell office:value-type="float" office:value="2201" calcext:value-type="float">
            <text:p>2201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-2.6%</text:p>
          </table:table-cell>
          <table:table-cell office:value-type="float" office:value="394" calcext:value-type="float">
            <text:p>39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Parkside Av Q train icon</text:p>
          </table:table-cell>
          <table:table-cell office:value-type="float" office:value="5569" calcext:value-type="float">
            <text:p>5569</text:p>
          </table:table-cell>
          <table:table-cell office:value-type="float" office:value="5648" calcext:value-type="float">
            <text:p>5648</text:p>
          </table:table-cell>
          <table:table-cell office:value-type="float" office:value="5661" calcext:value-type="float">
            <text:p>5661</text:p>
          </table:table-cell>
          <table:table-cell office:value-type="float" office:value="6407" calcext:value-type="float">
            <text:p>6407</text:p>
          </table:table-cell>
          <table:table-cell office:value-type="float" office:value="6691" calcext:value-type="float">
            <text:p>6691</text:p>
          </table:table-cell>
          <table:table-cell office:value-type="float" office:value="5729" calcext:value-type="float">
            <text:p>5729</text:p>
          </table:table-cell>
          <table:table-cell office:value-type="float" office:value="-962" calcext:value-type="float">
            <text:p>-962</text:p>
          </table:table-cell>
          <table:table-cell office:value-type="string" calcext:value-type="string">
            <text:p>-14.4%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ennsylvania Av 3 train icon</text:p>
          </table:table-cell>
          <table:table-cell office:value-type="float" office:value="5832" calcext:value-type="float">
            <text:p>5832</text:p>
          </table:table-cell>
          <table:table-cell office:value-type="float" office:value="5964" calcext:value-type="float">
            <text:p>5964</text:p>
          </table:table-cell>
          <table:table-cell office:value-type="float" office:value="5799" calcext:value-type="float">
            <text:p>5799</text:p>
          </table:table-cell>
          <table:table-cell office:value-type="float" office:value="5800" calcext:value-type="float">
            <text:p>5800</text:p>
          </table:table-cell>
          <table:table-cell office:value-type="float" office:value="5798" calcext:value-type="float">
            <text:p>5798</text:p>
          </table:table-cell>
          <table:table-cell office:value-type="float" office:value="5696" calcext:value-type="float">
            <text:p>5696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-1.8%</text:p>
          </table:table-cell>
          <table:table-cell office:value-type="float" office:value="262" calcext:value-type="float">
            <text:p>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esident St 2 train icon 5 train icon</text:p>
          </table:table-cell>
          <table:table-cell office:value-type="float" office:value="3365" calcext:value-type="float">
            <text:p>3365</text:p>
          </table:table-cell>
          <table:table-cell office:value-type="float" office:value="3492" calcext:value-type="float">
            <text:p>3492</text:p>
          </table:table-cell>
          <table:table-cell office:value-type="float" office:value="3469" calcext:value-type="float">
            <text:p>3469</text:p>
          </table:table-cell>
          <table:table-cell office:value-type="float" office:value="3731" calcext:value-type="float">
            <text:p>3731</text:p>
          </table:table-cell>
          <table:table-cell office:value-type="float" office:value="3754" calcext:value-type="float">
            <text:p>3754</text:p>
          </table:table-cell>
          <table:table-cell office:value-type="float" office:value="3815" calcext:value-type="float">
            <text:p>38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+1.6%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Av R train icon</text:p>
          </table:table-cell>
          <table:table-cell office:value-type="float" office:value="5774" calcext:value-type="float">
            <text:p>5774</text:p>
          </table:table-cell>
          <table:table-cell office:value-type="float" office:value="6042" calcext:value-type="float">
            <text:p>6042</text:p>
          </table:table-cell>
          <table:table-cell office:value-type="float" office:value="6008" calcext:value-type="float">
            <text:p>6008</text:p>
          </table:table-cell>
          <table:table-cell office:value-type="float" office:value="6006" calcext:value-type="float">
            <text:p>6006</text:p>
          </table:table-cell>
          <table:table-cell office:value-type="float" office:value="6230" calcext:value-type="float">
            <text:p>6230</text:p>
          </table:table-cell>
          <table:table-cell office:value-type="float" office:value="6147" calcext:value-type="float">
            <text:p>6147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-1.3%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Park B train icon Q train icon S train icon</text:p>
          </table:table-cell>
          <table:table-cell office:value-type="float" office:value="8322" calcext:value-type="float">
            <text:p>8322</text:p>
          </table:table-cell>
          <table:table-cell office:value-type="float" office:value="8675" calcext:value-type="float">
            <text:p>8675</text:p>
          </table:table-cell>
          <table:table-cell office:value-type="float" office:value="8641" calcext:value-type="float">
            <text:p>8641</text:p>
          </table:table-cell>
          <table:table-cell office:value-type="float" office:value="8496" calcext:value-type="float">
            <text:p>8496</text:p>
          </table:table-cell>
          <table:table-cell office:value-type="float" office:value="8557" calcext:value-type="float">
            <text:p>8557</text:p>
          </table:table-cell>
          <table:table-cell office:value-type="float" office:value="9024" calcext:value-type="float">
            <text:p>902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+5.5%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alph Av C train icon</text:p>
          </table:table-cell>
          <table:table-cell office:value-type="float" office:value="4531" calcext:value-type="float">
            <text:p>4531</text:p>
          </table:table-cell>
          <table:table-cell office:value-type="float" office:value="4721" calcext:value-type="float">
            <text:p>4721</text:p>
          </table:table-cell>
          <table:table-cell office:value-type="float" office:value="4617" calcext:value-type="float">
            <text:p>4617</text:p>
          </table:table-cell>
          <table:table-cell office:value-type="float" office:value="4840" calcext:value-type="float">
            <text:p>4840</text:p>
          </table:table-cell>
          <table:table-cell office:value-type="float" office:value="5007" calcext:value-type="float">
            <text:p>5007</text:p>
          </table:table-cell>
          <table:table-cell office:value-type="float" office:value="5175" calcext:value-type="float">
            <text:p>517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+3.4%</text:p>
          </table:table-cell>
          <table:table-cell office:value-type="float" office:value="281" calcext:value-type="float">
            <text:p>2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 3 train icon</text:p>
          </table:table-cell>
          <table:table-cell office:value-type="float" office:value="5616" calcext:value-type="float">
            <text:p>5616</text:p>
          </table:table-cell>
          <table:table-cell office:value-type="float" office:value="5828" calcext:value-type="float">
            <text:p>5828</text:p>
          </table:table-cell>
          <table:table-cell office:value-type="float" office:value="5699" calcext:value-type="float">
            <text:p>5699</text:p>
          </table:table-cell>
          <table:table-cell office:value-type="float" office:value="5729" calcext:value-type="float">
            <text:p>5729</text:p>
          </table:table-cell>
          <table:table-cell office:value-type="float" office:value="5715" calcext:value-type="float">
            <text:p>5715</text:p>
          </table:table-cell>
          <table:table-cell office:value-type="float" office:value="5636" calcext:value-type="float">
            <text:p>5636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-1.4%</text:p>
          </table:table-cell>
          <table:table-cell office:value-type="float" office:value="264" calcext:value-type="float">
            <text:p>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 C train icon</text:p>
          </table:table-cell>
          <table:table-cell office:value-type="float" office:value="4633" calcext:value-type="float">
            <text:p>4633</text:p>
          </table:table-cell>
          <table:table-cell office:value-type="float" office:value="4889" calcext:value-type="float">
            <text:p>4889</text:p>
          </table:table-cell>
          <table:table-cell office:value-type="float" office:value="4786" calcext:value-type="float">
            <text:p>4786</text:p>
          </table:table-cell>
          <table:table-cell office:value-type="float" office:value="4815" calcext:value-type="float">
            <text:p>4815</text:p>
          </table:table-cell>
          <table:table-cell office:value-type="float" office:value="4971" calcext:value-type="float">
            <text:p>4971</text:p>
          </table:table-cell>
          <table:table-cell office:value-type="float" office:value="5089" calcext:value-type="float">
            <text:p>508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+2.4%</text:p>
          </table:table-cell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aratoga Av 3 train icon</text:p>
          </table:table-cell>
          <table:table-cell office:value-type="float" office:value="5421" calcext:value-type="float">
            <text:p>5421</text:p>
          </table:table-cell>
          <table:table-cell office:value-type="float" office:value="5572" calcext:value-type="float">
            <text:p>5572</text:p>
          </table:table-cell>
          <table:table-cell office:value-type="float" office:value="5472" calcext:value-type="float">
            <text:p>5472</text:p>
          </table:table-cell>
          <table:table-cell office:value-type="float" office:value="5529" calcext:value-type="float">
            <text:p>5529</text:p>
          </table:table-cell>
          <table:table-cell office:value-type="float" office:value="5662" calcext:value-type="float">
            <text:p>5662</text:p>
          </table:table-cell>
          <table:table-cell office:value-type="float" office:value="5697" calcext:value-type="float">
            <text:p>56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0.6%</text:p>
          </table:table-cell>
          <table:table-cell office:value-type="float" office:value="261" calcext:value-type="float">
            <text:p>26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heepshead Bay B train icon Q train icon</text:p>
          </table:table-cell>
          <table:table-cell office:value-type="float" office:value="14429" calcext:value-type="float">
            <text:p>14429</text:p>
          </table:table-cell>
          <table:table-cell office:value-type="float" office:value="14899" calcext:value-type="float">
            <text:p>14899</text:p>
          </table:table-cell>
          <table:table-cell office:value-type="float" office:value="14670" calcext:value-type="float">
            <text:p>14670</text:p>
          </table:table-cell>
          <table:table-cell office:value-type="float" office:value="14969" calcext:value-type="float">
            <text:p>14969</text:p>
          </table:table-cell>
          <table:table-cell office:value-type="float" office:value="13716" calcext:value-type="float">
            <text:p>13716</text:p>
          </table:table-cell>
          <table:table-cell office:value-type="float" office:value="14083" calcext:value-type="float">
            <text:p>1408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+2.7%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pherd Av C train icon</text:p>
          </table:table-cell>
          <table:table-cell office:value-type="float" office:value="2913" calcext:value-type="float">
            <text:p>2913</text:p>
          </table:table-cell>
          <table:table-cell office:value-type="float" office:value="3076" calcext:value-type="float">
            <text:p>3076</text:p>
          </table:table-cell>
          <table:table-cell office:value-type="float" office:value="2939" calcext:value-type="float">
            <text:p>2939</text:p>
          </table:table-cell>
          <table:table-cell office:value-type="float" office:value="2917" calcext:value-type="float">
            <text:p>2917</text:p>
          </table:table-cell>
          <table:table-cell office:value-type="float" office:value="2968" calcext:value-type="float">
            <text:p>2968</text:p>
          </table:table-cell>
          <table:table-cell office:value-type="float" office:value="3034" calcext:value-type="float">
            <text:p>30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+2.2%</text:p>
          </table:table-cell>
          <table:table-cell office:value-type="float" office:value="366" calcext:value-type="float">
            <text:p>36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mith-9 Sts F train icon G train icon</text:p>
          </table:table-cell>
          <table:table-cell office:value-type="float" office:value="4097" calcext:value-type="float">
            <text:p>4097</text:p>
          </table:table-cell>
          <table:table-cell office:value-type="float" office:value="4464" calcext:value-type="float">
            <text:p>4464</text:p>
          </table:table-cell>
          <table:table-cell office:value-type="float" office:value="4579" calcext:value-type="float">
            <text:p>4579</text:p>
          </table:table-cell>
          <table:table-cell office:value-type="float" office:value="4763" calcext:value-type="float">
            <text:p>4763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office:value-type="float" office:value="-1834" calcext:value-type="float">
            <text:p>-1834</text:p>
          </table:table-cell>
          <table:table-cell office:value-type="string" calcext:value-type="string">
            <text:p>-100.0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terling St 2 train icon 5 train icon</text:p>
          </table:table-cell>
          <table:table-cell office:value-type="float" office:value="5326" calcext:value-type="float">
            <text:p>5326</text:p>
          </table:table-cell>
          <table:table-cell office:value-type="float" office:value="5417" calcext:value-type="float">
            <text:p>5417</text:p>
          </table:table-cell>
          <table:table-cell office:value-type="float" office:value="5315" calcext:value-type="float">
            <text:p>5315</text:p>
          </table:table-cell>
          <table:table-cell office:value-type="float" office:value="5597" calcext:value-type="float">
            <text:p>5597</text:p>
          </table:table-cell>
          <table:table-cell office:value-type="float" office:value="5755" calcext:value-type="float">
            <text:p>5755</text:p>
          </table:table-cell>
          <table:table-cell office:value-type="float" office:value="5899" calcext:value-type="float">
            <text:p>589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+2.5%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utter Av L train icon</text:p>
          </table:table-cell>
          <table:table-cell office:value-type="float" office:value="3265" calcext:value-type="float">
            <text:p>3265</text:p>
          </table:table-cell>
          <table:table-cell office:value-type="float" office:value="3556" calcext:value-type="float">
            <text:p>3556</text:p>
          </table:table-cell>
          <table:table-cell office:value-type="float" office:value="3766" calcext:value-type="float">
            <text:p>3766</text:p>
          </table:table-cell>
          <table:table-cell office:value-type="float" office:value="4050" calcext:value-type="float">
            <text:p>4050</text:p>
          </table:table-cell>
          <table:table-cell office:value-type="float" office:value="4201" calcext:value-type="float">
            <text:p>4201</text:p>
          </table:table-cell>
          <table:table-cell office:value-type="float" office:value="4437" calcext:value-type="float">
            <text:p>443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+5.6%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utter Av-Rutland Rd 3 train icon</text:p>
          </table:table-cell>
          <table:table-cell office:value-type="float" office:value="7325" calcext:value-type="float">
            <text:p>7325</text:p>
          </table:table-cell>
          <table:table-cell office:value-type="float" office:value="7495" calcext:value-type="float">
            <text:p>7495</text:p>
          </table:table-cell>
          <table:table-cell office:value-type="float" office:value="7259" calcext:value-type="float">
            <text:p>7259</text:p>
          </table:table-cell>
          <table:table-cell office:value-type="float" office:value="7461" calcext:value-type="float">
            <text:p>7461</text:p>
          </table:table-cell>
          <table:table-cell office:value-type="float" office:value="7621" calcext:value-type="float">
            <text:p>7621</text:p>
          </table:table-cell>
          <table:table-cell office:value-type="float" office:value="7713" calcext:value-type="float">
            <text:p>77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+1.2%</text:p>
          </table:table-cell>
          <table:table-cell office:value-type="float" office:value="193" calcext:value-type="float">
            <text:p>1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nion St R train icon</text:p>
          </table:table-cell>
          <table:table-cell office:value-type="float" office:value="6317" calcext:value-type="float">
            <text:p>6317</text:p>
          </table:table-cell>
          <table:table-cell office:value-type="float" office:value="6581" calcext:value-type="float">
            <text:p>6581</text:p>
          </table:table-cell>
          <table:table-cell office:value-type="float" office:value="6591" calcext:value-type="float">
            <text:p>6591</text:p>
          </table:table-cell>
          <table:table-cell office:value-type="float" office:value="6738" calcext:value-type="float">
            <text:p>6738</text:p>
          </table:table-cell>
          <table:table-cell office:value-type="float" office:value="7010" calcext:value-type="float">
            <text:p>7010</text:p>
          </table:table-cell>
          <table:table-cell office:value-type="float" office:value="6935" calcext:value-type="float">
            <text:p>6935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-1.1%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tica Av A train icon C train icon</text:p>
          </table:table-cell>
          <table:table-cell office:value-type="float" office:value="13367" calcext:value-type="float">
            <text:p>13367</text:p>
          </table:table-cell>
          <table:table-cell office:value-type="float" office:value="14057" calcext:value-type="float">
            <text:p>14057</text:p>
          </table:table-cell>
          <table:table-cell office:value-type="float" office:value="13515" calcext:value-type="float">
            <text:p>13515</text:p>
          </table:table-cell>
          <table:table-cell office:value-type="float" office:value="13584" calcext:value-type="float">
            <text:p>13584</text:p>
          </table:table-cell>
          <table:table-cell office:value-type="float" office:value="13977" calcext:value-type="float">
            <text:p>13977</text:p>
          </table:table-cell>
          <table:table-cell office:value-type="float" office:value="14327" calcext:value-type="float">
            <text:p>1432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+2.5%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 3 train icon</text:p>
          </table:table-cell>
          <table:table-cell office:value-type="float" office:value="2937" calcext:value-type="float">
            <text:p>2937</text:p>
          </table:table-cell>
          <table:table-cell office:value-type="float" office:value="3090" calcext:value-type="float">
            <text:p>3090</text:p>
          </table:table-cell>
          <table:table-cell office:value-type="float" office:value="3124" calcext:value-type="float">
            <text:p>3124</text:p>
          </table:table-cell>
          <table:table-cell office:value-type="float" office:value="3302" calcext:value-type="float">
            <text:p>3302</text:p>
          </table:table-cell>
          <table:table-cell office:value-type="float" office:value="3415" calcext:value-type="float">
            <text:p>3415</text:p>
          </table:table-cell>
          <table:table-cell office:value-type="float" office:value="3431" calcext:value-type="float">
            <text:p>34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+0.5%</text:p>
          </table:table-cell>
          <table:table-cell office:value-type="float" office:value="349" calcext:value-type="float">
            <text:p>34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 C train icon</text:p>
          </table:table-cell>
          <table:table-cell office:value-type="float" office:value="2646" calcext:value-type="float">
            <text:p>2646</text:p>
          </table:table-cell>
          <table:table-cell office:value-type="float" office:value="2903" calcext:value-type="float">
            <text:p>2903</text:p>
          </table:table-cell>
          <table:table-cell office:value-type="float" office:value="2763" calcext:value-type="float">
            <text:p>2763</text:p>
          </table:table-cell>
          <table:table-cell office:value-type="float" office:value="2829" calcext:value-type="float">
            <text:p>2829</text:p>
          </table:table-cell>
          <table:table-cell office:value-type="float" office:value="2854" calcext:value-type="float">
            <text:p>2854</text:p>
          </table:table-cell>
          <table:table-cell office:value-type="float" office:value="2864" calcext:value-type="float">
            <text:p>28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0.4%</text:p>
          </table:table-cell>
          <table:table-cell office:value-type="float" office:value="369" calcext:value-type="float">
            <text:p>36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 J train icon Z train icon</text:p>
          </table:table-cell>
          <table:table-cell office:value-type="float" office:value="2265" calcext:value-type="float">
            <text:p>2265</text:p>
          </table:table-cell>
          <table:table-cell office:value-type="float" office:value="2437" calcext:value-type="float">
            <text:p>2437</text:p>
          </table:table-cell>
          <table:table-cell office:value-type="float" office:value="2550" calcext:value-type="float">
            <text:p>2550</text:p>
          </table:table-cell>
          <table:table-cell office:value-type="float" office:value="2615" calcext:value-type="float">
            <text:p>2615</text:p>
          </table:table-cell>
          <table:table-cell office:value-type="float" office:value="2765" calcext:value-type="float">
            <text:p>2765</text:p>
          </table:table-cell>
          <table:table-cell office:value-type="float" office:value="2829" calcext:value-type="float">
            <text:p>28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+2.3%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est 8 St-New York Aquarium F train icon Q train icon</text:p>
          </table:table-cell>
          <table:table-cell office:value-type="float" office:value="2146" calcext:value-type="float">
            <text:p>2146</text:p>
          </table:table-cell>
          <table:table-cell office:value-type="float" office:value="2333" calcext:value-type="float">
            <text:p>2333</text:p>
          </table:table-cell>
          <table:table-cell office:value-type="float" office:value="2302" calcext:value-type="float">
            <text:p>2302</text:p>
          </table:table-cell>
          <table:table-cell office:value-type="float" office:value="2506" calcext:value-type="float">
            <text:p>2506</text:p>
          </table:table-cell>
          <table:table-cell office:value-type="float" office:value="2478" calcext:value-type="float">
            <text:p>2478</text:p>
          </table:table-cell>
          <table:table-cell office:value-type="float" office:value="2285" calcext:value-type="float">
            <text:p>2285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-7.8%</text:p>
          </table:table-cell>
          <table:table-cell office:value-type="float" office:value="390" calcext:value-type="float">
            <text:p>3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lson Av L train icon</text:p>
          </table:table-cell>
          <table:table-cell office:value-type="float" office:value="3036" calcext:value-type="float">
            <text:p>3036</text:p>
          </table:table-cell>
          <table:table-cell office:value-type="float" office:value="3354" calcext:value-type="float">
            <text:p>3354</text:p>
          </table:table-cell>
          <table:table-cell office:value-type="float" office:value="3357" calcext:value-type="float">
            <text:p>3357</text:p>
          </table:table-cell>
          <table:table-cell office:value-type="float" office:value="3400" calcext:value-type="float">
            <text:p>3400</text:p>
          </table:table-cell>
          <table:table-cell office:value-type="float" office:value="3532" calcext:value-type="float">
            <text:p>3532</text:p>
          </table:table-cell>
          <table:table-cell office:value-type="float" office:value="3566" calcext:value-type="float">
            <text:p>35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+1.0%</text:p>
          </table:table-cell>
          <table:table-cell office:value-type="float" office:value="343" calcext:value-type="float">
            <text:p>3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nthrop St 2 train icon 5 train icon</text:p>
          </table:table-cell>
          <table:table-cell office:value-type="float" office:value="6581" calcext:value-type="float">
            <text:p>6581</text:p>
          </table:table-cell>
          <table:table-cell office:value-type="float" office:value="6862" calcext:value-type="float">
            <text:p>6862</text:p>
          </table:table-cell>
          <table:table-cell office:value-type="float" office:value="6854" calcext:value-type="float">
            <text:p>6854</text:p>
          </table:table-cell>
          <table:table-cell office:value-type="float" office:value="7185" calcext:value-type="float">
            <text:p>7185</text:p>
          </table:table-cell>
          <table:table-cell office:value-type="float" office:value="7409" calcext:value-type="float">
            <text:p>7409</text:p>
          </table:table-cell>
          <table:table-cell office:value-type="float" office:value="7524" calcext:value-type="float">
            <text:p>75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+1.6%</text:p>
          </table:table-cell>
          <table:table-cell office:value-type="float" office:value="197" calcext:value-type="float">
            <text:p>1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York St F train icon</text:p>
          </table:table-cell>
          <table:table-cell office:value-type="float" office:value="5131" calcext:value-type="float">
            <text:p>5131</text:p>
          </table:table-cell>
          <table:table-cell office:value-type="float" office:value="5894" calcext:value-type="float">
            <text:p>5894</text:p>
          </table:table-cell>
          <table:table-cell office:value-type="float" office:value="6077" calcext:value-type="float">
            <text:p>6077</text:p>
          </table:table-cell>
          <table:table-cell office:value-type="float" office:value="6621" calcext:value-type="float">
            <text:p>6621</text:p>
          </table:table-cell>
          <table:table-cell office:value-type="float" office:value="7426" calcext:value-type="float">
            <text:p>7426</text:p>
          </table:table-cell>
          <table:table-cell office:value-type="float" office:value="7798" calcext:value-type="float">
            <text:p>779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+5.0%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Manhattan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 Av L train icon</text:p>
          </table:table-cell>
          <table:table-cell office:value-type="float" office:value="17358" calcext:value-type="float">
            <text:p>17358</text:p>
          </table:table-cell>
          <table:table-cell office:value-type="float" office:value="19203" calcext:value-type="float">
            <text:p>19203</text:p>
          </table:table-cell>
          <table:table-cell office:value-type="float" office:value="20006" calcext:value-type="float">
            <text:p>20006</text:p>
          </table:table-cell>
          <table:table-cell office:value-type="float" office:value="21157" calcext:value-type="float">
            <text:p>21157</text:p>
          </table:table-cell>
          <table:table-cell office:value-type="float" office:value="22039" calcext:value-type="float">
            <text:p>22039</text:p>
          </table:table-cell>
          <table:table-cell office:value-type="float" office:value="22436" calcext:value-type="float">
            <text:p>2243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+1.8%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1 train icon</text:p>
          </table:table-cell>
          <table:table-cell office:value-type="float" office:value="13353" calcext:value-type="float">
            <text:p>13353</text:p>
          </table:table-cell>
          <table:table-cell office:value-type="float" office:value="13573" calcext:value-type="float">
            <text:p>13573</text:p>
          </table:table-cell>
          <table:table-cell office:value-type="float" office:value="13409" calcext:value-type="float">
            <text:p>13409</text:p>
          </table:table-cell>
          <table:table-cell office:value-type="float" office:value="12968" calcext:value-type="float">
            <text:p>12968</text:p>
          </table:table-cell>
          <table:table-cell office:value-type="float" office:value="13292" calcext:value-type="float">
            <text:p>13292</text:p>
          </table:table-cell>
          <table:table-cell office:value-type="float" office:value="13557" calcext:value-type="float">
            <text:p>1355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+2.0%</text:p>
          </table:table-cell>
          <table:table-cell office:value-type="float" office:value="111" calcext:value-type="float">
            <text:p>1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6 train icon</text:p>
          </table:table-cell>
          <table:table-cell office:value-type="float" office:value="13897" calcext:value-type="float">
            <text:p>13897</text:p>
          </table:table-cell>
          <table:table-cell office:value-type="float" office:value="14500" calcext:value-type="float">
            <text:p>14500</text:p>
          </table:table-cell>
          <table:table-cell office:value-type="float" office:value="14663" calcext:value-type="float">
            <text:p>14663</text:p>
          </table:table-cell>
          <table:table-cell office:value-type="float" office:value="15210" calcext:value-type="float">
            <text:p>15210</text:p>
          </table:table-cell>
          <table:table-cell office:value-type="float" office:value="15673" calcext:value-type="float">
            <text:p>15673</text:p>
          </table:table-cell>
          <table:table-cell office:value-type="float" office:value="15721" calcext:value-type="float">
            <text:p>157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+0.3%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B train icon C train icon</text:p>
          </table:table-cell>
          <table:table-cell office:value-type="float" office:value="4778" calcext:value-type="float">
            <text:p>4778</text:p>
          </table:table-cell>
          <table:table-cell office:value-type="float" office:value="4961" calcext:value-type="float">
            <text:p>4961</text:p>
          </table:table-cell>
          <table:table-cell office:value-type="float" office:value="4736" calcext:value-type="float">
            <text:p>4736</text:p>
          </table:table-cell>
          <table:table-cell office:value-type="float" office:value="4782" calcext:value-type="float">
            <text:p>4782</text:p>
          </table:table-cell>
          <table:table-cell office:value-type="float" office:value="4562" calcext:value-type="float">
            <text:p>4562</text:p>
          </table:table-cell>
          <table:table-cell office:value-type="float" office:value="4659" calcext:value-type="float">
            <text:p>465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+2.1%</text:p>
          </table:table-cell>
          <table:table-cell office:value-type="float" office:value="297" calcext:value-type="float">
            <text:p>2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0 St 6 train icon</text:p>
          </table:table-cell>
          <table:table-cell office:value-type="float" office:value="10973" calcext:value-type="float">
            <text:p>10973</text:p>
          </table:table-cell>
          <table:table-cell office:value-type="float" office:value="11320" calcext:value-type="float">
            <text:p>11320</text:p>
          </table:table-cell>
          <table:table-cell office:value-type="float" office:value="11425" calcext:value-type="float">
            <text:p>11425</text:p>
          </table:table-cell>
          <table:table-cell office:value-type="float" office:value="11630" calcext:value-type="float">
            <text:p>11630</text:p>
          </table:table-cell>
          <table:table-cell office:value-type="float" office:value="11836" calcext:value-type="float">
            <text:p>11836</text:p>
          </table:table-cell>
          <table:table-cell office:value-type="float" office:value="11908" calcext:value-type="float">
            <text:p>1190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0.6%</text:p>
          </table:table-cell>
          <table:table-cell office:value-type="float" office:value="129" calcext:value-type="float">
            <text:p>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2 train icon 3 train icon</text:p>
          </table:table-cell>
          <table:table-cell office:value-type="float" office:value="9522" calcext:value-type="float">
            <text:p>9522</text:p>
          </table:table-cell>
          <table:table-cell office:value-type="float" office:value="9968" calcext:value-type="float">
            <text:p>9968</text:p>
          </table:table-cell>
          <table:table-cell office:value-type="float" office:value="10190" calcext:value-type="float">
            <text:p>10190</text:p>
          </table:table-cell>
          <table:table-cell office:value-type="float" office:value="10227" calcext:value-type="float">
            <text:p>10227</text:p>
          </table:table-cell>
          <table:table-cell office:value-type="float" office:value="10627" calcext:value-type="float">
            <text:p>10627</text:p>
          </table:table-cell>
          <table:table-cell office:value-type="float" office:value="11100" calcext:value-type="float">
            <text:p>111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+4.5%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6 train icon</text:p>
          </table:table-cell>
          <table:table-cell office:value-type="float" office:value="13994" calcext:value-type="float">
            <text:p>13994</text:p>
          </table:table-cell>
          <table:table-cell office:value-type="float" office:value="14698" calcext:value-type="float">
            <text:p>14698</text:p>
          </table:table-cell>
          <table:table-cell office:value-type="float" office:value="14899" calcext:value-type="float">
            <text:p>14899</text:p>
          </table:table-cell>
          <table:table-cell office:value-type="float" office:value="15655" calcext:value-type="float">
            <text:p>15655</text:p>
          </table:table-cell>
          <table:table-cell office:value-type="float" office:value="16206" calcext:value-type="float">
            <text:p>16206</text:p>
          </table:table-cell>
          <table:table-cell office:value-type="float" office:value="16514" calcext:value-type="float">
            <text:p>16514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+1.9%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B train icon C train icon</text:p>
          </table:table-cell>
          <table:table-cell office:value-type="float" office:value="5331" calcext:value-type="float">
            <text:p>5331</text:p>
          </table:table-cell>
          <table:table-cell office:value-type="float" office:value="5752" calcext:value-type="float">
            <text:p>5752</text:p>
          </table:table-cell>
          <table:table-cell office:value-type="float" office:value="5745" calcext:value-type="float">
            <text:p>5745</text:p>
          </table:table-cell>
          <table:table-cell office:value-type="float" office:value="5945" calcext:value-type="float">
            <text:p>5945</text:p>
          </table:table-cell>
          <table:table-cell office:value-type="float" office:value="6153" calcext:value-type="float">
            <text:p>6153</text:p>
          </table:table-cell>
          <table:table-cell office:value-type="float" office:value="6328" calcext:value-type="float">
            <text:p>632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+2.8%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-Columbia University 1 train icon</text:p>
          </table:table-cell>
          <table:table-cell office:value-type="float" office:value="15657" calcext:value-type="float">
            <text:p>15657</text:p>
          </table:table-cell>
          <table:table-cell office:value-type="float" office:value="15939" calcext:value-type="float">
            <text:p>15939</text:p>
          </table:table-cell>
          <table:table-cell office:value-type="float" office:value="15891" calcext:value-type="float">
            <text:p>15891</text:p>
          </table:table-cell>
          <table:table-cell office:value-type="float" office:value="15808" calcext:value-type="float">
            <text:p>15808</text:p>
          </table:table-cell>
          <table:table-cell office:value-type="float" office:value="16130" calcext:value-type="float">
            <text:p>16130</text:p>
          </table:table-cell>
          <table:table-cell office:value-type="float" office:value="16283" calcext:value-type="float">
            <text:p>1628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+0.9%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1 train icon</text:p>
          </table:table-cell>
          <table:table-cell office:value-type="float" office:value="7126" calcext:value-type="float">
            <text:p>7126</text:p>
          </table:table-cell>
          <table:table-cell office:value-type="float" office:value="7380" calcext:value-type="float">
            <text:p>7380</text:p>
          </table:table-cell>
          <table:table-cell office:value-type="float" office:value="7221" calcext:value-type="float">
            <text:p>7221</text:p>
          </table:table-cell>
          <table:table-cell office:value-type="float" office:value="7243" calcext:value-type="float">
            <text:p>7243</text:p>
          </table:table-cell>
          <table:table-cell office:value-type="float" office:value="7468" calcext:value-type="float">
            <text:p>7468</text:p>
          </table:table-cell>
          <table:table-cell office:value-type="float" office:value="7857" calcext:value-type="float">
            <text:p>785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+5.2%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2 train icon 3 train icon</text:p>
          </table:table-cell>
          <table:table-cell office:value-type="float" office:value="13075" calcext:value-type="float">
            <text:p>13075</text:p>
          </table:table-cell>
          <table:table-cell office:value-type="float" office:value="13810" calcext:value-type="float">
            <text:p>13810</text:p>
          </table:table-cell>
          <table:table-cell office:value-type="float" office:value="14207" calcext:value-type="float">
            <text:p>14207</text:p>
          </table:table-cell>
          <table:table-cell office:value-type="float" office:value="13878" calcext:value-type="float">
            <text:p>13878</text:p>
          </table:table-cell>
          <table:table-cell office:value-type="float" office:value="14101" calcext:value-type="float">
            <text:p>14101</text:p>
          </table:table-cell>
          <table:table-cell office:value-type="float" office:value="14471" calcext:value-type="float">
            <text:p>1447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+2.6%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4 train icon 5 train icon 6 train icon</text:p>
          </table:table-cell>
          <table:table-cell office:value-type="float" office:value="26282" calcext:value-type="float">
            <text:p>26282</text:p>
          </table:table-cell>
          <table:table-cell office:value-type="float" office:value="27433" calcext:value-type="float">
            <text:p>27433</text:p>
          </table:table-cell>
          <table:table-cell office:value-type="float" office:value="27704" calcext:value-type="float">
            <text:p>27704</text:p>
          </table:table-cell>
          <table:table-cell office:value-type="float" office:value="27990" calcext:value-type="float">
            <text:p>27990</text:p>
          </table:table-cell>
          <table:table-cell office:value-type="float" office:value="28341" calcext:value-type="float">
            <text:p>28341</text:p>
          </table:table-cell>
          <table:table-cell office:value-type="float" office:value="28913" calcext:value-type="float">
            <text:p>2891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+2.0%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A train icon B train icon C train icon D train icon</text:p>
          </table:table-cell>
          <table:table-cell office:value-type="float" office:value="23402" calcext:value-type="float">
            <text:p>23402</text:p>
          </table:table-cell>
          <table:table-cell office:value-type="float" office:value="24566" calcext:value-type="float">
            <text:p>24566</text:p>
          </table:table-cell>
          <table:table-cell office:value-type="float" office:value="24404" calcext:value-type="float">
            <text:p>24404</text:p>
          </table:table-cell>
          <table:table-cell office:value-type="float" office:value="24584" calcext:value-type="float">
            <text:p>24584</text:p>
          </table:table-cell>
          <table:table-cell office:value-type="float" office:value="25084" calcext:value-type="float">
            <text:p>25084</text:p>
          </table:table-cell>
          <table:table-cell office:value-type="float" office:value="26276" calcext:value-type="float">
            <text:p>26276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+4.8%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 2 train icon 3 train icon</text:p>
          </table:table-cell>
          <table:table-cell office:value-type="float" office:value="12158" calcext:value-type="float">
            <text:p>12158</text:p>
          </table:table-cell>
          <table:table-cell office:value-type="float" office:value="12505" calcext:value-type="float">
            <text:p>12505</text:p>
          </table:table-cell>
          <table:table-cell office:value-type="float" office:value="12676" calcext:value-type="float">
            <text:p>12676</text:p>
          </table:table-cell>
          <table:table-cell office:value-type="float" office:value="13031" calcext:value-type="float">
            <text:p>13031</text:p>
          </table:table-cell>
          <table:table-cell office:value-type="float" office:value="13641" calcext:value-type="float">
            <text:p>13641</text:p>
          </table:table-cell>
          <table:table-cell office:value-type="float" office:value="14120" calcext:value-type="float">
            <text:p>1412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+3.5%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 B train icon C train icon</text:p>
          </table:table-cell>
          <table:table-cell office:value-type="float" office:value="4540" calcext:value-type="float">
            <text:p>4540</text:p>
          </table:table-cell>
          <table:table-cell office:value-type="float" office:value="4791" calcext:value-type="float">
            <text:p>4791</text:p>
          </table:table-cell>
          <table:table-cell office:value-type="float" office:value="4657" calcext:value-type="float">
            <text:p>4657</text:p>
          </table:table-cell>
          <table:table-cell office:value-type="float" office:value="4878" calcext:value-type="float">
            <text:p>4878</text:p>
          </table:table-cell>
          <table:table-cell office:value-type="float" office:value="5145" calcext:value-type="float">
            <text:p>5145</text:p>
          </table:table-cell>
          <table:table-cell office:value-type="float" office:value="5409" calcext:value-type="float">
            <text:p>540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+5.1%</text:p>
          </table:table-cell>
          <table:table-cell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7 St-City College 1 train icon</text:p>
          </table:table-cell>
          <table:table-cell office:value-type="float" office:value="14316" calcext:value-type="float">
            <text:p>14316</text:p>
          </table:table-cell>
          <table:table-cell office:value-type="float" office:value="14454" calcext:value-type="float">
            <text:p>14454</text:p>
          </table:table-cell>
          <table:table-cell office:value-type="float" office:value="14181" calcext:value-type="float">
            <text:p>14181</text:p>
          </table:table-cell>
          <table:table-cell office:value-type="float" office:value="14158" calcext:value-type="float">
            <text:p>14158</text:p>
          </table:table-cell>
          <table:table-cell office:value-type="float" office:value="14528" calcext:value-type="float">
            <text:p>14528</text:p>
          </table:table-cell>
          <table:table-cell office:value-type="float" office:value="14854" calcext:value-type="float">
            <text:p>1485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+2.2%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A train icon C train icon E train icon/8 Av L train icon</text:p>
          </table:table-cell>
          <table:table-cell office:value-type="float" office:value="35018" calcext:value-type="float">
            <text:p>35018</text:p>
          </table:table-cell>
          <table:table-cell office:value-type="float" office:value="36735" calcext:value-type="float">
            <text:p>36735</text:p>
          </table:table-cell>
          <table:table-cell office:value-type="float" office:value="35157" calcext:value-type="float">
            <text:p>35157</text:p>
          </table:table-cell>
          <table:table-cell office:value-type="float" office:value="36777" calcext:value-type="float">
            <text:p>36777</text:p>
          </table:table-cell>
          <table:table-cell office:value-type="float" office:value="38802" calcext:value-type="float">
            <text:p>38802</text:p>
          </table:table-cell>
          <table:table-cell office:value-type="float" office:value="40990" calcext:value-type="float">
            <text:p>40990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+5.6%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F train icon M train icon 1 train icon 2 train icon 3 train icon/6 Av L train icon</text:p>
          </table:table-cell>
          <table:table-cell office:value-type="float" office:value="46877" calcext:value-type="float">
            <text:p>46877</text:p>
          </table:table-cell>
          <table:table-cell office:value-type="float" office:value="48540" calcext:value-type="float">
            <text:p>48540</text:p>
          </table:table-cell>
          <table:table-cell office:value-type="float" office:value="47932" calcext:value-type="float">
            <text:p>47932</text:p>
          </table:table-cell>
          <table:table-cell office:value-type="float" office:value="47204" calcext:value-type="float">
            <text:p>47204</text:p>
          </table:table-cell>
          <table:table-cell office:value-type="float" office:value="47831" calcext:value-type="float">
            <text:p>47831</text:p>
          </table:table-cell>
          <table:table-cell office:value-type="float" office:value="49237" calcext:value-type="float">
            <text:p>4923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+2.9%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-Union Sq L train icon N train icon Q train icon R train icon 4 train icon 5 train icon 6 train icon</text:p>
          </table:table-cell>
          <table:table-cell office:value-type="float" office:value="104501" calcext:value-type="float">
            <text:p>104501</text:p>
          </table:table-cell>
          <table:table-cell office:value-type="float" office:value="109272" calcext:value-type="float">
            <text:p>109272</text:p>
          </table:table-cell>
          <table:table-cell office:value-type="float" office:value="105118" calcext:value-type="float">
            <text:p>105118</text:p>
          </table:table-cell>
          <table:table-cell office:value-type="float" office:value="106380" calcext:value-type="float">
            <text:p>106380</text:p>
          </table:table-cell>
          <table:table-cell office:value-type="float" office:value="107352" calcext:value-type="float">
            <text:p>107352</text:p>
          </table:table-cell>
          <table:table-cell office:value-type="float" office:value="108000" calcext:value-type="float">
            <text:p>108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+0.6%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1 train icon</text:p>
          </table:table-cell>
          <table:table-cell office:value-type="float" office:value="9422" calcext:value-type="float">
            <text:p>9422</text:p>
          </table:table-cell>
          <table:table-cell office:value-type="float" office:value="9487" calcext:value-type="float">
            <text:p>9487</text:p>
          </table:table-cell>
          <table:table-cell office:value-type="float" office:value="9382" calcext:value-type="float">
            <text:p>9382</text:p>
          </table:table-cell>
          <table:table-cell office:value-type="float" office:value="9417" calcext:value-type="float">
            <text:p>9417</text:p>
          </table:table-cell>
          <table:table-cell office:value-type="float" office:value="9510" calcext:value-type="float">
            <text:p>9510</text:p>
          </table:table-cell>
          <table:table-cell office:value-type="float" office:value="9952" calcext:value-type="float">
            <text:p>995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+4.6%</text:p>
          </table:table-cell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3 train icon</text:p>
          </table:table-cell>
          <table:table-cell office:value-type="float" office:value="2693" calcext:value-type="float">
            <text:p>2693</text:p>
          </table:table-cell>
          <table:table-cell office:value-type="float" office:value="2777" calcext:value-type="float">
            <text:p>2777</text:p>
          </table:table-cell>
          <table:table-cell office:value-type="float" office:value="2848" calcext:value-type="float">
            <text:p>2848</text:p>
          </table:table-cell>
          <table:table-cell office:value-type="float" office:value="2873" calcext:value-type="float">
            <text:p>2873</text:p>
          </table:table-cell>
          <table:table-cell office:value-type="float" office:value="3136" calcext:value-type="float">
            <text:p>3136</text:p>
          </table:table-cell>
          <table:table-cell office:value-type="float" office:value="3273" calcext:value-type="float">
            <text:p>327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+4.4%</text:p>
          </table:table-cell>
          <table:table-cell office:value-type="float" office:value="355" calcext:value-type="float">
            <text:p>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A train icon B train icon C train icon D train icon</text:p>
          </table:table-cell>
          <table:table-cell office:value-type="float" office:value="19170" calcext:value-type="float">
            <text:p>19170</text:p>
          </table:table-cell>
          <table:table-cell office:value-type="float" office:value="20476" calcext:value-type="float">
            <text:p>20476</text:p>
          </table:table-cell>
          <table:table-cell office:value-type="float" office:value="20126" calcext:value-type="float">
            <text:p>20126</text:p>
          </table:table-cell>
          <table:table-cell office:value-type="float" office:value="20730" calcext:value-type="float">
            <text:p>20730</text:p>
          </table:table-cell>
          <table:table-cell office:value-type="float" office:value="21576" calcext:value-type="float">
            <text:p>21576</text:p>
          </table:table-cell>
          <table:table-cell office:value-type="float" office:value="22125" calcext:value-type="float">
            <text:p>2212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+2.5%</text:p>
          </table:table-cell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 B train icon D train icon</text:p>
          </table:table-cell>
          <table:table-cell office:value-type="float" office:value="3718" calcext:value-type="float">
            <text:p>3718</text:p>
          </table:table-cell>
          <table:table-cell office:value-type="float" office:value="3735" calcext:value-type="float">
            <text:p>3735</text:p>
          </table:table-cell>
          <table:table-cell office:value-type="float" office:value="3728" calcext:value-type="float">
            <text:p>3728</text:p>
          </table:table-cell>
          <table:table-cell office:value-type="float" office:value="3823" calcext:value-type="float">
            <text:p>3823</text:p>
          </table:table-cell>
          <table:table-cell office:value-type="float" office:value="3845" calcext:value-type="float">
            <text:p>3845</text:p>
          </table:table-cell>
          <table:table-cell office:value-type="float" office:value="3947" calcext:value-type="float">
            <text:p>394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+2.7%</text:p>
          </table:table-cell>
          <table:table-cell office:value-type="float" office:value="327" calcext:value-type="float">
            <text:p>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 C train icon</text:p>
          </table:table-cell>
          <table:table-cell office:value-type="float" office:value="2264" calcext:value-type="float">
            <text:p>2264</text:p>
          </table:table-cell>
          <table:table-cell office:value-type="float" office:value="2321" calcext:value-type="float">
            <text:p>2321</text:p>
          </table:table-cell>
          <table:table-cell office:value-type="float" office:value="2221" calcext:value-type="float">
            <text:p>2221</text:p>
          </table:table-cell>
          <table:table-cell office:value-type="float" office:value="2279" calcext:value-type="float">
            <text:p>2279</text:p>
          </table:table-cell>
          <table:table-cell office:value-type="float" office:value="2455" calcext:value-type="float">
            <text:p>2455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1.4%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7 St 1 train icon</text:p>
          </table:table-cell>
          <table:table-cell office:value-type="float" office:value="9706" calcext:value-type="float">
            <text:p>9706</text:p>
          </table:table-cell>
          <table:table-cell office:value-type="float" office:value="9815" calcext:value-type="float">
            <text:p>9815</text:p>
          </table:table-cell>
          <table:table-cell office:value-type="float" office:value="9843" calcext:value-type="float">
            <text:p>9843</text:p>
          </table:table-cell>
          <table:table-cell office:value-type="float" office:value="9899" calcext:value-type="float">
            <text:p>9899</text:p>
          </table:table-cell>
          <table:table-cell office:value-type="float" office:value="9972" calcext:value-type="float">
            <text:p>9972</text:p>
          </table:table-cell>
          <table:table-cell office:value-type="float" office:value="10331" calcext:value-type="float">
            <text:p>1033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+3.6%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3 St-Amsterdam Av C train icon</text:p>
          </table:table-cell>
          <table:table-cell office:value-type="float" office:value="3587" calcext:value-type="float">
            <text:p>3587</text:p>
          </table:table-cell>
          <table:table-cell office:value-type="float" office:value="3600" calcext:value-type="float">
            <text:p>3600</text:p>
          </table:table-cell>
          <table:table-cell office:value-type="float" office:value="3525" calcext:value-type="float">
            <text:p>3525</text:p>
          </table:table-cell>
          <table:table-cell office:value-type="float" office:value="3663" calcext:value-type="float">
            <text:p>3663</text:p>
          </table:table-cell>
          <table:table-cell office:value-type="float" office:value="3772" calcext:value-type="float">
            <text:p>3772</text:p>
          </table:table-cell>
          <table:table-cell office:value-type="float" office:value="3849" calcext:value-type="float">
            <text:p>384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+2.0%</text:p>
          </table:table-cell>
          <table:table-cell office:value-type="float" office:value="329" calcext:value-type="float">
            <text:p>3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8 St A train icon C train icon 1 train icon</text:p>
          </table:table-cell>
          <table:table-cell office:value-type="float" office:value="22377" calcext:value-type="float">
            <text:p>22377</text:p>
          </table:table-cell>
          <table:table-cell office:value-type="float" office:value="23458" calcext:value-type="float">
            <text:p>23458</text:p>
          </table:table-cell>
          <table:table-cell office:value-type="float" office:value="23592" calcext:value-type="float">
            <text:p>23592</text:p>
          </table:table-cell>
          <table:table-cell office:value-type="float" office:value="23572" calcext:value-type="float">
            <text:p>23572</text:p>
          </table:table-cell>
          <table:table-cell office:value-type="float" office:value="24019" calcext:value-type="float">
            <text:p>24019</text:p>
          </table:table-cell>
          <table:table-cell office:value-type="float" office:value="24580" calcext:value-type="float">
            <text:p>2458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+2.3%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75 St A train icon</text:p>
          </table:table-cell>
          <table:table-cell office:value-type="float" office:value="12325" calcext:value-type="float">
            <text:p>12325</text:p>
          </table:table-cell>
          <table:table-cell office:value-type="float" office:value="12402" calcext:value-type="float">
            <text:p>12402</text:p>
          </table:table-cell>
          <table:table-cell office:value-type="float" office:value="11834" calcext:value-type="float">
            <text:p>11834</text:p>
          </table:table-cell>
          <table:table-cell office:value-type="float" office:value="12078" calcext:value-type="float">
            <text:p>12078</text:p>
          </table:table-cell>
          <table:table-cell office:value-type="float" office:value="12737" calcext:value-type="float">
            <text:p>12737</text:p>
          </table:table-cell>
          <table:table-cell office:value-type="float" office:value="12914" calcext:value-type="float">
            <text:p>1291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+1.4%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 St 1 train icon</text:p>
          </table:table-cell>
          <table:table-cell office:value-type="float" office:value="8010" calcext:value-type="float">
            <text:p>8010</text:p>
          </table:table-cell>
          <table:table-cell office:value-type="float" office:value="8076" calcext:value-type="float">
            <text:p>8076</text:p>
          </table:table-cell>
          <table:table-cell office:value-type="float" office:value="7846" calcext:value-type="float">
            <text:p>7846</text:p>
          </table:table-cell>
          <table:table-cell office:value-type="float" office:value="7968" calcext:value-type="float">
            <text:p>7968</text:p>
          </table:table-cell>
          <table:table-cell office:value-type="float" office:value="8199" calcext:value-type="float">
            <text:p>8199</text:p>
          </table:table-cell>
          <table:table-cell office:value-type="float" office:value="8437" calcext:value-type="float">
            <text:p>84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+2.9%</text:p>
          </table:table-cell>
          <table:table-cell office:value-type="float" office:value="181" calcext:value-type="float">
            <text:p>1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 1 train icon</text:p>
          </table:table-cell>
          <table:table-cell office:value-type="float" office:value="10819" calcext:value-type="float">
            <text:p>10819</text:p>
          </table:table-cell>
          <table:table-cell office:value-type="float" office:value="11133" calcext:value-type="float">
            <text:p>11133</text:p>
          </table:table-cell>
          <table:table-cell office:value-type="float" office:value="10604" calcext:value-type="float">
            <text:p>10604</text:p>
          </table:table-cell>
          <table:table-cell office:value-type="float" office:value="10803" calcext:value-type="float">
            <text:p>10803</text:p>
          </table:table-cell>
          <table:table-cell office:value-type="float" office:value="10370" calcext:value-type="float">
            <text:p>10370</text:p>
          </table:table-cell>
          <table:table-cell office:value-type="float" office:value="10978" calcext:value-type="float">
            <text:p>1097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+5.9%</text:p>
          </table:table-cell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 A train icon</text:p>
          </table:table-cell>
          <table:table-cell office:value-type="float" office:value="9795" calcext:value-type="float">
            <text:p>9795</text:p>
          </table:table-cell>
          <table:table-cell office:value-type="float" office:value="9772" calcext:value-type="float">
            <text:p>9772</text:p>
          </table:table-cell>
          <table:table-cell office:value-type="float" office:value="9585" calcext:value-type="float">
            <text:p>9585</text:p>
          </table:table-cell>
          <table:table-cell office:value-type="float" office:value="9723" calcext:value-type="float">
            <text:p>9723</text:p>
          </table:table-cell>
          <table:table-cell office:value-type="float" office:value="10044" calcext:value-type="float">
            <text:p>10044</text:p>
          </table:table-cell>
          <table:table-cell office:value-type="float" office:value="10223" calcext:value-type="float">
            <text:p>1022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+1.8%</text:p>
          </table:table-cell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0 St A train icon</text:p>
          </table:table-cell>
          <table:table-cell office:value-type="float" office:value="4007" calcext:value-type="float">
            <text:p>4007</text:p>
          </table:table-cell>
          <table:table-cell office:value-type="float" office:value="3993" calcext:value-type="float">
            <text:p>3993</text:p>
          </table:table-cell>
          <table:table-cell office:value-type="float" office:value="3891" calcext:value-type="float">
            <text:p>3891</text:p>
          </table:table-cell>
          <table:table-cell office:value-type="float" office:value="3988" calcext:value-type="float">
            <text:p>3988</text:p>
          </table:table-cell>
          <table:table-cell office:value-type="float" office:value="4425" calcext:value-type="float">
            <text:p>4425</text:p>
          </table:table-cell>
          <table:table-cell office:value-type="float" office:value="4592" calcext:value-type="float">
            <text:p>459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+3.8%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1 St 1 train icon</text:p>
          </table:table-cell>
          <table:table-cell office:value-type="float" office:value="7648" calcext:value-type="float">
            <text:p>7648</text:p>
          </table:table-cell>
          <table:table-cell office:value-type="float" office:value="7880" calcext:value-type="float">
            <text:p>7880</text:p>
          </table:table-cell>
          <table:table-cell office:value-type="float" office:value="7532" calcext:value-type="float">
            <text:p>7532</text:p>
          </table:table-cell>
          <table:table-cell office:value-type="float" office:value="7561" calcext:value-type="float">
            <text:p>7561</text:p>
          </table:table-cell>
          <table:table-cell office:value-type="float" office:value="7686" calcext:value-type="float">
            <text:p>7686</text:p>
          </table:table-cell>
          <table:table-cell office:value-type="float" office:value="8042" calcext:value-type="float">
            <text:p>804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+4.6%</text:p>
          </table:table-cell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 Av F train icon</text:p>
          </table:table-cell>
          <table:table-cell office:value-type="float" office:value="16637" calcext:value-type="float">
            <text:p>16637</text:p>
          </table:table-cell>
          <table:table-cell office:value-type="float" office:value="17552" calcext:value-type="float">
            <text:p>17552</text:p>
          </table:table-cell>
          <table:table-cell office:value-type="float" office:value="17310" calcext:value-type="float">
            <text:p>17310</text:p>
          </table:table-cell>
          <table:table-cell office:value-type="float" office:value="17090" calcext:value-type="float">
            <text:p>17090</text:p>
          </table:table-cell>
          <table:table-cell office:value-type="float" office:value="17364" calcext:value-type="float">
            <text:p>17364</text:p>
          </table:table-cell>
          <table:table-cell office:value-type="float" office:value="17540" calcext:value-type="float">
            <text:p>1754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+1.0%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07 St 1 train icon</text:p>
          </table:table-cell>
          <table:table-cell office:value-type="float" office:value="5189" calcext:value-type="float">
            <text:p>5189</text:p>
          </table:table-cell>
          <table:table-cell office:value-type="float" office:value="5640" calcext:value-type="float">
            <text:p>5640</text:p>
          </table:table-cell>
          <table:table-cell office:value-type="float" office:value="5746" calcext:value-type="float">
            <text:p>5746</text:p>
          </table:table-cell>
          <table:table-cell office:value-type="float" office:value="5917" calcext:value-type="float">
            <text:p>5917</text:p>
          </table:table-cell>
          <table:table-cell office:value-type="float" office:value="6745" calcext:value-type="float">
            <text:p>6745</text:p>
          </table:table-cell>
          <table:table-cell office:value-type="float" office:value="6954" calcext:value-type="float">
            <text:p>695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+3.1%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15 St 1 train icon</text:p>
          </table:table-cell>
          <table:table-cell office:value-type="float" office:value="1444" calcext:value-type="float">
            <text:p>1444</text:p>
          </table:table-cell>
          <table:table-cell office:value-type="float" office:value="1824" calcext:value-type="float">
            <text:p>1824</text:p>
          </table:table-cell>
          <table:table-cell office:value-type="float" office:value="1979" calcext:value-type="float">
            <text:p>1979</text:p>
          </table:table-cell>
          <table:table-cell office:value-type="float" office:value="1949" calcext:value-type="float">
            <text:p>1949</text:p>
          </table:table-cell>
          <table:table-cell office:value-type="float" office:value="2006" calcext:value-type="float">
            <text:p>2006</text:p>
          </table:table-cell>
          <table:table-cell office:value-type="float" office:value="1996" calcext:value-type="float">
            <text:p>199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0.5%</text:p>
          </table:table-cell>
          <table:table-cell office:value-type="float" office:value="397" calcext:value-type="float">
            <text:p>3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1 train icon</text:p>
          </table:table-cell>
          <table:table-cell office:value-type="float" office:value="14948" calcext:value-type="float">
            <text:p>14948</text:p>
          </table:table-cell>
          <table:table-cell office:value-type="float" office:value="14766" calcext:value-type="float">
            <text:p>14766</text:p>
          </table:table-cell>
          <table:table-cell office:value-type="float" office:value="14338" calcext:value-type="float">
            <text:p>14338</text:p>
          </table:table-cell>
          <table:table-cell office:value-type="float" office:value="14379" calcext:value-type="float">
            <text:p>14379</text:p>
          </table:table-cell>
          <table:table-cell office:value-type="float" office:value="14663" calcext:value-type="float">
            <text:p>14663</text:p>
          </table:table-cell>
          <table:table-cell office:value-type="float" office:value="14931" calcext:value-type="float">
            <text:p>1493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+1.8%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6 train icon</text:p>
          </table:table-cell>
          <table:table-cell office:value-type="float" office:value="31527" calcext:value-type="float">
            <text:p>31527</text:p>
          </table:table-cell>
          <table:table-cell office:value-type="float" office:value="32018" calcext:value-type="float">
            <text:p>32018</text:p>
          </table:table-cell>
          <table:table-cell office:value-type="float" office:value="30908" calcext:value-type="float">
            <text:p>30908</text:p>
          </table:table-cell>
          <table:table-cell office:value-type="float" office:value="30929" calcext:value-type="float">
            <text:p>30929</text:p>
          </table:table-cell>
          <table:table-cell office:value-type="float" office:value="31206" calcext:value-type="float">
            <text:p>31206</text:p>
          </table:table-cell>
          <table:table-cell office:value-type="float" office:value="31053" calcext:value-type="float">
            <text:p>31053</text:p>
          </table:table-cell>
          <table:table-cell office:value-type="float" office:value="-153" calcext:value-type="float">
            <text:p>-153</text:p>
          </table:table-cell>
          <table:table-cell office:value-type="string" calcext:value-type="string">
            <text:p>-0.5%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C train icon E train icon</text:p>
          </table:table-cell>
          <table:table-cell office:value-type="float" office:value="21799" calcext:value-type="float">
            <text:p>21799</text:p>
          </table:table-cell>
          <table:table-cell office:value-type="float" office:value="22749" calcext:value-type="float">
            <text:p>22749</text:p>
          </table:table-cell>
          <table:table-cell office:value-type="float" office:value="22061" calcext:value-type="float">
            <text:p>22061</text:p>
          </table:table-cell>
          <table:table-cell office:value-type="float" office:value="21934" calcext:value-type="float">
            <text:p>21934</text:p>
          </table:table-cell>
          <table:table-cell office:value-type="float" office:value="22900" calcext:value-type="float">
            <text:p>22900</text:p>
          </table:table-cell>
          <table:table-cell office:value-type="float" office:value="23572" calcext:value-type="float">
            <text:p>23572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+2.9%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F train icon M train icon</text:p>
          </table:table-cell>
          <table:table-cell office:value-type="float" office:value="25706" calcext:value-type="float">
            <text:p>25706</text:p>
          </table:table-cell>
          <table:table-cell office:value-type="float" office:value="25917" calcext:value-type="float">
            <text:p>25917</text:p>
          </table:table-cell>
          <table:table-cell office:value-type="float" office:value="24407" calcext:value-type="float">
            <text:p>24407</text:p>
          </table:table-cell>
          <table:table-cell office:value-type="float" office:value="25100" calcext:value-type="float">
            <text:p>25100</text:p>
          </table:table-cell>
          <table:table-cell office:value-type="float" office:value="27049" calcext:value-type="float">
            <text:p>27049</text:p>
          </table:table-cell>
          <table:table-cell office:value-type="float" office:value="27977" calcext:value-type="float">
            <text:p>2797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+3.4%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N train icon R train icon</text:p>
          </table:table-cell>
          <table:table-cell office:value-type="float" office:value="18853" calcext:value-type="float">
            <text:p>18853</text:p>
          </table:table-cell>
          <table:table-cell office:value-type="float" office:value="19695" calcext:value-type="float">
            <text:p>19695</text:p>
          </table:table-cell>
          <table:table-cell office:value-type="float" office:value="19065" calcext:value-type="float">
            <text:p>19065</text:p>
          </table:table-cell>
          <table:table-cell office:value-type="float" office:value="20007" calcext:value-type="float">
            <text:p>20007</text:p>
          </table:table-cell>
          <table:table-cell office:value-type="float" office:value="22080" calcext:value-type="float">
            <text:p>22080</text:p>
          </table:table-cell>
          <table:table-cell office:value-type="float" office:value="22981" calcext:value-type="float">
            <text:p>2298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+4.1%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1 train icon</text:p>
          </table:table-cell>
          <table:table-cell office:value-type="float" office:value="12388" calcext:value-type="float">
            <text:p>12388</text:p>
          </table:table-cell>
          <table:table-cell office:value-type="float" office:value="12601" calcext:value-type="float">
            <text:p>12601</text:p>
          </table:table-cell>
          <table:table-cell office:value-type="float" office:value="12752" calcext:value-type="float">
            <text:p>12752</text:p>
          </table:table-cell>
          <table:table-cell office:value-type="float" office:value="13179" calcext:value-type="float">
            <text:p>13179</text:p>
          </table:table-cell>
          <table:table-cell office:value-type="float" office:value="13634" calcext:value-type="float">
            <text:p>13634</text:p>
          </table:table-cell>
          <table:table-cell office:value-type="float" office:value="14597" calcext:value-type="float">
            <text:p>1459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+7.1%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6 train icon</text:p>
          </table:table-cell>
          <table:table-cell office:value-type="float" office:value="22323" calcext:value-type="float">
            <text:p>22323</text:p>
          </table:table-cell>
          <table:table-cell office:value-type="float" office:value="22750" calcext:value-type="float">
            <text:p>22750</text:p>
          </table:table-cell>
          <table:table-cell office:value-type="float" office:value="22042" calcext:value-type="float">
            <text:p>22042</text:p>
          </table:table-cell>
          <table:table-cell office:value-type="float" office:value="22274" calcext:value-type="float">
            <text:p>22274</text:p>
          </table:table-cell>
          <table:table-cell office:value-type="float" office:value="22794" calcext:value-type="float">
            <text:p>22794</text:p>
          </table:table-cell>
          <table:table-cell office:value-type="float" office:value="22715" calcext:value-type="float">
            <text:p>2271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-0.3%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N train icon R train icon</text:p>
          </table:table-cell>
          <table:table-cell office:value-type="float" office:value="9719" calcext:value-type="float">
            <text:p>9719</text:p>
          </table:table-cell>
          <table:table-cell office:value-type="float" office:value="9965" calcext:value-type="float">
            <text:p>9965</text:p>
          </table:table-cell>
          <table:table-cell office:value-type="float" office:value="9657" calcext:value-type="float">
            <text:p>9657</text:p>
          </table:table-cell>
          <table:table-cell office:value-type="float" office:value="10003" calcext:value-type="float">
            <text:p>10003</text:p>
          </table:table-cell>
          <table:table-cell office:value-type="float" office:value="10894" calcext:value-type="float">
            <text:p>10894</text:p>
          </table:table-cell>
          <table:table-cell office:value-type="float" office:value="11502" calcext:value-type="float">
            <text:p>1150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+5.6%</text:p>
          </table:table-cell>
          <table:table-cell office:value-type="float" office:value="134" calcext:value-type="float">
            <text:p>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 Av L train icon</text:p>
          </table:table-cell>
          <table:table-cell office:value-type="float" office:value="5241" calcext:value-type="float">
            <text:p>5241</text:p>
          </table:table-cell>
          <table:table-cell office:value-type="float" office:value="5605" calcext:value-type="float">
            <text:p>5605</text:p>
          </table:table-cell>
          <table:table-cell office:value-type="float" office:value="5815" calcext:value-type="float">
            <text:p>5815</text:p>
          </table:table-cell>
          <table:table-cell office:value-type="float" office:value="6123" calcext:value-type="float">
            <text:p>6123</text:p>
          </table:table-cell>
          <table:table-cell office:value-type="float" office:value="6278" calcext:value-type="float">
            <text:p>6278</text:p>
          </table:table-cell>
          <table:table-cell office:value-type="float" office:value="6532" calcext:value-type="float">
            <text:p>653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+4.0%</text:p>
          </table:table-cell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3 St 6 train icon</text:p>
          </table:table-cell>
          <table:table-cell office:value-type="float" office:value="31292" calcext:value-type="float">
            <text:p>31292</text:p>
          </table:table-cell>
          <table:table-cell office:value-type="float" office:value="31883" calcext:value-type="float">
            <text:p>31883</text:p>
          </table:table-cell>
          <table:table-cell office:value-type="float" office:value="30129" calcext:value-type="float">
            <text:p>30129</text:p>
          </table:table-cell>
          <table:table-cell office:value-type="float" office:value="30497" calcext:value-type="float">
            <text:p>30497</text:p>
          </table:table-cell>
          <table:table-cell office:value-type="float" office:value="31181" calcext:value-type="float">
            <text:p>31181</text:p>
          </table:table-cell>
          <table:table-cell office:value-type="float" office:value="31877" calcext:value-type="float">
            <text:p>3187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+2.2%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Herald Square B train icon D train icon F train icon M train icon N train icon Q train icon R train icon</text:p>
          </table:table-cell>
          <table:table-cell office:value-type="float" office:value="124651" calcext:value-type="float">
            <text:p>124651</text:p>
          </table:table-cell>
          <table:table-cell office:value-type="float" office:value="126117" calcext:value-type="float">
            <text:p>126117</text:p>
          </table:table-cell>
          <table:table-cell office:value-type="float" office:value="119202" calcext:value-type="float">
            <text:p>119202</text:p>
          </table:table-cell>
          <table:table-cell office:value-type="float" office:value="120764" calcext:value-type="float">
            <text:p>120764</text:p>
          </table:table-cell>
          <table:table-cell office:value-type="float" office:value="121081" calcext:value-type="float">
            <text:p>121081</text:p>
          </table:table-cell>
          <table:table-cell office:value-type="float" office:value="121120" calcext:value-type="float">
            <text:p>121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+0.0%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 1 train icon 2 train icon 3 train icon</text:p>
          </table:table-cell>
          <table:table-cell office:value-type="float" office:value="91169" calcext:value-type="float">
            <text:p>91169</text:p>
          </table:table-cell>
          <table:table-cell office:value-type="float" office:value="92750" calcext:value-type="float">
            <text:p>92750</text:p>
          </table:table-cell>
          <table:table-cell office:value-type="float" office:value="88520" calcext:value-type="float">
            <text:p>88520</text:p>
          </table:table-cell>
          <table:table-cell office:value-type="float" office:value="87736" calcext:value-type="float">
            <text:p>87736</text:p>
          </table:table-cell>
          <table:table-cell office:value-type="float" office:value="87482" calcext:value-type="float">
            <text:p>87482</text:p>
          </table:table-cell>
          <table:table-cell office:value-type="float" office:value="88929" calcext:value-type="float">
            <text:p>88929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+1.7%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 A train icon C train icon E train icon</text:p>
          </table:table-cell>
          <table:table-cell office:value-type="float" office:value="83450" calcext:value-type="float">
            <text:p>83450</text:p>
          </table:table-cell>
          <table:table-cell office:value-type="float" office:value="85542" calcext:value-type="float">
            <text:p>85542</text:p>
          </table:table-cell>
          <table:table-cell office:value-type="float" office:value="79875" calcext:value-type="float">
            <text:p>79875</text:p>
          </table:table-cell>
          <table:table-cell office:value-type="float" office:value="80009" calcext:value-type="float">
            <text:p>80009</text:p>
          </table:table-cell>
          <table:table-cell office:value-type="float" office:value="81585" calcext:value-type="float">
            <text:p>81585</text:p>
          </table:table-cell>
          <table:table-cell office:value-type="float" office:value="82511" calcext:value-type="float">
            <text:p>8251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+1.1%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2 St-Bryant Pk B train icon D train icon F train icon M train icon/5 Av 7 train icon</text:p>
          </table:table-cell>
          <table:table-cell office:value-type="float" office:value="47175" calcext:value-type="float">
            <text:p>47175</text:p>
          </table:table-cell>
          <table:table-cell office:value-type="float" office:value="48939" calcext:value-type="float">
            <text:p>48939</text:p>
          </table:table-cell>
          <table:table-cell office:value-type="float" office:value="46431" calcext:value-type="float">
            <text:p>46431</text:p>
          </table:table-cell>
          <table:table-cell office:value-type="float" office:value="47741" calcext:value-type="float">
            <text:p>47741</text:p>
          </table:table-cell>
          <table:table-cell office:value-type="float" office:value="50375" calcext:value-type="float">
            <text:p>50375</text:p>
          </table:table-cell>
          <table:table-cell office:value-type="float" office:value="51962" calcext:value-type="float">
            <text:p>51962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+3.2%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47-50 Sts-Rockefeller Center B train icon D train icon F train icon M train icon</text:p>
          </table:table-cell>
          <table:table-cell office:value-type="float" office:value="61560" calcext:value-type="float">
            <text:p>61560</text:p>
          </table:table-cell>
          <table:table-cell office:value-type="float" office:value="60818" calcext:value-type="float">
            <text:p>60818</text:p>
          </table:table-cell>
          <table:table-cell office:value-type="float" office:value="55402" calcext:value-type="float">
            <text:p>55402</text:p>
          </table:table-cell>
          <table:table-cell office:value-type="float" office:value="56758" calcext:value-type="float">
            <text:p>56758</text:p>
          </table:table-cell>
          <table:table-cell office:value-type="float" office:value="59979" calcext:value-type="float">
            <text:p>59979</text:p>
          </table:table-cell>
          <table:table-cell office:value-type="float" office:value="59749" calcext:value-type="float">
            <text:p>59749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-0.4%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9 St N train icon Q train icon R train icon</text:p>
          </table:table-cell>
          <table:table-cell office:value-type="float" office:value="25410" calcext:value-type="float">
            <text:p>25410</text:p>
          </table:table-cell>
          <table:table-cell office:value-type="float" office:value="25796" calcext:value-type="float">
            <text:p>25796</text:p>
          </table:table-cell>
          <table:table-cell office:value-type="float" office:value="24487" calcext:value-type="float">
            <text:p>24487</text:p>
          </table:table-cell>
          <table:table-cell office:value-type="float" office:value="25284" calcext:value-type="float">
            <text:p>25284</text:p>
          </table:table-cell>
          <table:table-cell office:value-type="float" office:value="25480" calcext:value-type="float">
            <text:p>25480</text:p>
          </table:table-cell>
          <table:table-cell office:value-type="float" office:value="25793" calcext:value-type="float">
            <text:p>257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+1.2%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3 St E train icon M train icon</text:p>
          </table:table-cell>
          <table:table-cell office:value-type="float" office:value="26411" calcext:value-type="float">
            <text:p>26411</text:p>
          </table:table-cell>
          <table:table-cell office:value-type="float" office:value="26667" calcext:value-type="float">
            <text:p>26667</text:p>
          </table:table-cell>
          <table:table-cell office:value-type="float" office:value="24027" calcext:value-type="float">
            <text:p>24027</text:p>
          </table:table-cell>
          <table:table-cell office:value-type="float" office:value="23239" calcext:value-type="float">
            <text:p>23239</text:p>
          </table:table-cell>
          <table:table-cell office:value-type="float" office:value="23970" calcext:value-type="float">
            <text:p>23970</text:p>
          </table:table-cell>
          <table:table-cell office:value-type="float" office:value="24727" calcext:value-type="float">
            <text:p>2472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+3.2%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9 St N train icon Q train icon R train icon</text:p>
          </table:table-cell>
          <table:table-cell office:value-type="float" office:value="17896" calcext:value-type="float">
            <text:p>17896</text:p>
          </table:table-cell>
          <table:table-cell office:value-type="float" office:value="18894" calcext:value-type="float">
            <text:p>18894</text:p>
          </table:table-cell>
          <table:table-cell office:value-type="float" office:value="17762" calcext:value-type="float">
            <text:p>17762</text:p>
          </table:table-cell>
          <table:table-cell office:value-type="float" office:value="18200" calcext:value-type="float">
            <text:p>18200</text:p>
          </table:table-cell>
          <table:table-cell office:value-type="float" office:value="18797" calcext:value-type="float">
            <text:p>18797</text:p>
          </table:table-cell>
          <table:table-cell office:value-type="float" office:value="18816" calcext:value-type="float">
            <text:p>188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0.1%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 1 train icon</text:p>
          </table:table-cell>
          <table:table-cell office:value-type="float" office:value="27141" calcext:value-type="float">
            <text:p>27141</text:p>
          </table:table-cell>
          <table:table-cell office:value-type="float" office:value="26187" calcext:value-type="float">
            <text:p>26187</text:p>
          </table:table-cell>
          <table:table-cell office:value-type="float" office:value="24388" calcext:value-type="float">
            <text:p>24388</text:p>
          </table:table-cell>
          <table:table-cell office:value-type="float" office:value="24636" calcext:value-type="float">
            <text:p>24636</text:p>
          </table:table-cell>
          <table:table-cell office:value-type="float" office:value="25062" calcext:value-type="float">
            <text:p>25062</text:p>
          </table:table-cell>
          <table:table-cell office:value-type="float" office:value="25930" calcext:value-type="float">
            <text:p>2593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+3.5%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 C train icon E train icon</text:p>
          </table:table-cell>
          <table:table-cell office:value-type="float" office:value="18314" calcext:value-type="float">
            <text:p>18314</text:p>
          </table:table-cell>
          <table:table-cell office:value-type="float" office:value="18776" calcext:value-type="float">
            <text:p>18776</text:p>
          </table:table-cell>
          <table:table-cell office:value-type="float" office:value="17395" calcext:value-type="float">
            <text:p>17395</text:p>
          </table:table-cell>
          <table:table-cell office:value-type="float" office:value="16936" calcext:value-type="float">
            <text:p>16936</text:p>
          </table:table-cell>
          <table:table-cell office:value-type="float" office:value="17403" calcext:value-type="float">
            <text:p>17403</text:p>
          </table:table-cell>
          <table:table-cell office:value-type="float" office:value="17892" calcext:value-type="float">
            <text:p>1789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+2.8%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 F train icon</text:p>
          </table:table-cell>
          <table:table-cell office:value-type="float" office:value="15157" calcext:value-type="float">
            <text:p>15157</text:p>
          </table:table-cell>
          <table:table-cell office:value-type="float" office:value="15267" calcext:value-type="float">
            <text:p>15267</text:p>
          </table:table-cell>
          <table:table-cell office:value-type="float" office:value="13939" calcext:value-type="float">
            <text:p>13939</text:p>
          </table:table-cell>
          <table:table-cell office:value-type="float" office:value="14426" calcext:value-type="float">
            <text:p>14426</text:p>
          </table:table-cell>
          <table:table-cell office:value-type="float" office:value="15045" calcext:value-type="float">
            <text:p>15045</text:p>
          </table:table-cell>
          <table:table-cell office:value-type="float" office:value="14743" calcext:value-type="float">
            <text:p>14743</text:p>
          </table:table-cell>
          <table:table-cell office:value-type="float" office:value="-302" calcext:value-type="float">
            <text:p>-302</text:p>
          </table:table-cell>
          <table:table-cell office:value-type="string" calcext:value-type="string">
            <text:p>-2.0%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-7 Av N train icon Q train icon R train icon</text:p>
          </table:table-cell>
          <table:table-cell office:value-type="float" office:value="28494" calcext:value-type="float">
            <text:p>28494</text:p>
          </table:table-cell>
          <table:table-cell office:value-type="float" office:value="29393" calcext:value-type="float">
            <text:p>29393</text:p>
          </table:table-cell>
          <table:table-cell office:value-type="float" office:value="28121" calcext:value-type="float">
            <text:p>28121</text:p>
          </table:table-cell>
          <table:table-cell office:value-type="float" office:value="27958" calcext:value-type="float">
            <text:p>27958</text:p>
          </table:table-cell>
          <table:table-cell office:value-type="float" office:value="27497" calcext:value-type="float">
            <text:p>27497</text:p>
          </table:table-cell>
          <table:table-cell office:value-type="float" office:value="28044" calcext:value-type="float">
            <text:p>2804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+2.0%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9 St-Columbus Circle A train icon B train icon C train icon D train icon 1 train icon</text:p>
          </table:table-cell>
          <table:table-cell office:value-type="float" office:value="65507" calcext:value-type="float">
            <text:p>65507</text:p>
          </table:table-cell>
          <table:table-cell office:value-type="float" office:value="66969" calcext:value-type="float">
            <text:p>66969</text:p>
          </table:table-cell>
          <table:table-cell office:value-type="float" office:value="65376" calcext:value-type="float">
            <text:p>65376</text:p>
          </table:table-cell>
          <table:table-cell office:value-type="float" office:value="66058" calcext:value-type="float">
            <text:p>66058</text:p>
          </table:table-cell>
          <table:table-cell office:value-type="float" office:value="67901" calcext:value-type="float">
            <text:p>67901</text:p>
          </table:table-cell>
          <table:table-cell office:value-type="float" office:value="69653" calcext:value-type="float">
            <text:p>69653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+2.6%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6 St-Lincoln Center 1 train icon</text:p>
          </table:table-cell>
          <table:table-cell office:value-type="float" office:value="22887" calcext:value-type="float">
            <text:p>22887</text:p>
          </table:table-cell>
          <table:table-cell office:value-type="float" office:value="22623" calcext:value-type="float">
            <text:p>22623</text:p>
          </table:table-cell>
          <table:table-cell office:value-type="float" office:value="21496" calcext:value-type="float">
            <text:p>21496</text:p>
          </table:table-cell>
          <table:table-cell office:value-type="float" office:value="21717" calcext:value-type="float">
            <text:p>21717</text:p>
          </table:table-cell>
          <table:table-cell office:value-type="float" office:value="22436" calcext:value-type="float">
            <text:p>22436</text:p>
          </table:table-cell>
          <table:table-cell office:value-type="float" office:value="23305" calcext:value-type="float">
            <text:p>23305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+3.9%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8 St-Hunter College 6 train icon</text:p>
          </table:table-cell>
          <table:table-cell office:value-type="float" office:value="35708" calcext:value-type="float">
            <text:p>35708</text:p>
          </table:table-cell>
          <table:table-cell office:value-type="float" office:value="36269" calcext:value-type="float">
            <text:p>36269</text:p>
          </table:table-cell>
          <table:table-cell office:value-type="float" office:value="35323" calcext:value-type="float">
            <text:p>35323</text:p>
          </table:table-cell>
          <table:table-cell office:value-type="float" office:value="34984" calcext:value-type="float">
            <text:p>34984</text:p>
          </table:table-cell>
          <table:table-cell office:value-type="float" office:value="36026" calcext:value-type="float">
            <text:p>36026</text:p>
          </table:table-cell>
          <table:table-cell office:value-type="float" office:value="36109" calcext:value-type="float">
            <text:p>3610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+0.2%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 Av B train icon D train icon E train icon</text:p>
          </table:table-cell>
          <table:table-cell office:value-type="float" office:value="14476" calcext:value-type="float">
            <text:p>14476</text:p>
          </table:table-cell>
          <table:table-cell office:value-type="float" office:value="14793" calcext:value-type="float">
            <text:p>14793</text:p>
          </table:table-cell>
          <table:table-cell office:value-type="float" office:value="13887" calcext:value-type="float">
            <text:p>13887</text:p>
          </table:table-cell>
          <table:table-cell office:value-type="float" office:value="14004" calcext:value-type="float">
            <text:p>14004</text:p>
          </table:table-cell>
          <table:table-cell office:value-type="float" office:value="14530" calcext:value-type="float">
            <text:p>14530</text:p>
          </table:table-cell>
          <table:table-cell office:value-type="float" office:value="14922" calcext:value-type="float">
            <text:p>1492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+2.7%</text:p>
          </table:table-cell>
          <table:table-cell office:value-type="float" office:value="97" calcext:value-type="float">
            <text:p>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 1 train icon 2 train icon 3 train icon</text:p>
          </table:table-cell>
          <table:table-cell office:value-type="float" office:value="35330" calcext:value-type="float">
            <text:p>35330</text:p>
          </table:table-cell>
          <table:table-cell office:value-type="float" office:value="36311" calcext:value-type="float">
            <text:p>36311</text:p>
          </table:table-cell>
          <table:table-cell office:value-type="float" office:value="36287" calcext:value-type="float">
            <text:p>36287</text:p>
          </table:table-cell>
          <table:table-cell office:value-type="float" office:value="36900" calcext:value-type="float">
            <text:p>36900</text:p>
          </table:table-cell>
          <table:table-cell office:value-type="float" office:value="39180" calcext:value-type="float">
            <text:p>39180</text:p>
          </table:table-cell>
          <table:table-cell office:value-type="float" office:value="40271" calcext:value-type="float">
            <text:p>4027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+2.8%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 B train icon C train icon</text:p>
          </table:table-cell>
          <table:table-cell office:value-type="float" office:value="8062" calcext:value-type="float">
            <text:p>8062</text:p>
          </table:table-cell>
          <table:table-cell office:value-type="float" office:value="8532" calcext:value-type="float">
            <text:p>8532</text:p>
          </table:table-cell>
          <table:table-cell office:value-type="float" office:value="8245" calcext:value-type="float">
            <text:p>8245</text:p>
          </table:table-cell>
          <table:table-cell office:value-type="float" office:value="8435" calcext:value-type="float">
            <text:p>8435</text:p>
          </table:table-cell>
          <table:table-cell office:value-type="float" office:value="8679" calcext:value-type="float">
            <text:p>8679</text:p>
          </table:table-cell>
          <table:table-cell office:value-type="float" office:value="8875" calcext:value-type="float">
            <text:p>887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+2.3%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7 St 6 train icon</text:p>
          </table:table-cell>
          <table:table-cell office:value-type="float" office:value="35200" calcext:value-type="float">
            <text:p>35200</text:p>
          </table:table-cell>
          <table:table-cell office:value-type="float" office:value="36182" calcext:value-type="float">
            <text:p>36182</text:p>
          </table:table-cell>
          <table:table-cell office:value-type="float" office:value="35288" calcext:value-type="float">
            <text:p>35288</text:p>
          </table:table-cell>
          <table:table-cell office:value-type="float" office:value="35579" calcext:value-type="float">
            <text:p>35579</text:p>
          </table:table-cell>
          <table:table-cell office:value-type="float" office:value="36607" calcext:value-type="float">
            <text:p>36607</text:p>
          </table:table-cell>
          <table:table-cell office:value-type="float" office:value="36846" calcext:value-type="float">
            <text:p>3684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+0.7%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9 St 1 train icon</text:p>
          </table:table-cell>
          <table:table-cell office:value-type="float" office:value="16721" calcext:value-type="float">
            <text:p>16721</text:p>
          </table:table-cell>
          <table:table-cell office:value-type="float" office:value="16345" calcext:value-type="float">
            <text:p>16345</text:p>
          </table:table-cell>
          <table:table-cell office:value-type="float" office:value="15802" calcext:value-type="float">
            <text:p>15802</text:p>
          </table:table-cell>
          <table:table-cell office:value-type="float" office:value="15952" calcext:value-type="float">
            <text:p>15952</text:p>
          </table:table-cell>
          <table:table-cell office:value-type="float" office:value="16276" calcext:value-type="float">
            <text:p>16276</text:p>
          </table:table-cell>
          <table:table-cell office:value-type="float" office:value="16349" calcext:value-type="float">
            <text:p>163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+0.4%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 St-New York University N train icon R train icon</text:p>
          </table:table-cell>
          <table:table-cell office:value-type="float" office:value="16443" calcext:value-type="float">
            <text:p>16443</text:p>
          </table:table-cell>
          <table:table-cell office:value-type="float" office:value="16696" calcext:value-type="float">
            <text:p>16696</text:p>
          </table:table-cell>
          <table:table-cell office:value-type="float" office:value="16303" calcext:value-type="float">
            <text:p>16303</text:p>
          </table:table-cell>
          <table:table-cell office:value-type="float" office:value="16759" calcext:value-type="float">
            <text:p>16759</text:p>
          </table:table-cell>
          <table:table-cell office:value-type="float" office:value="17759" calcext:value-type="float">
            <text:p>17759</text:p>
          </table:table-cell>
          <table:table-cell office:value-type="float" office:value="17766" calcext:value-type="float">
            <text:p>177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0.0%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1 St-Museum of Natural History B train icon C train icon</text:p>
          </table:table-cell>
          <table:table-cell office:value-type="float" office:value="12036" calcext:value-type="float">
            <text:p>12036</text:p>
          </table:table-cell>
          <table:table-cell office:value-type="float" office:value="12484" calcext:value-type="float">
            <text:p>12484</text:p>
          </table:table-cell>
          <table:table-cell office:value-type="float" office:value="12370" calcext:value-type="float">
            <text:p>12370</text:p>
          </table:table-cell>
          <table:table-cell office:value-type="float" office:value="12374" calcext:value-type="float">
            <text:p>12374</text:p>
          </table:table-cell>
          <table:table-cell office:value-type="float" office:value="12685" calcext:value-type="float">
            <text:p>12685</text:p>
          </table:table-cell>
          <table:table-cell office:value-type="float" office:value="13119" calcext:value-type="float">
            <text:p>1311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+3.4%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1 train icon</text:p>
          </table:table-cell>
          <table:table-cell office:value-type="float" office:value="19491" calcext:value-type="float">
            <text:p>19491</text:p>
          </table:table-cell>
          <table:table-cell office:value-type="float" office:value="19354" calcext:value-type="float">
            <text:p>19354</text:p>
          </table:table-cell>
          <table:table-cell office:value-type="float" office:value="18933" calcext:value-type="float">
            <text:p>18933</text:p>
          </table:table-cell>
          <table:table-cell office:value-type="float" office:value="18901" calcext:value-type="float">
            <text:p>18901</text:p>
          </table:table-cell>
          <table:table-cell office:value-type="float" office:value="19269" calcext:value-type="float">
            <text:p>19269</text:p>
          </table:table-cell>
          <table:table-cell office:value-type="float" office:value="19677" calcext:value-type="float">
            <text:p>196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+2.1%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4 train icon 5 train icon 6 train icon</text:p>
          </table:table-cell>
          <table:table-cell office:value-type="float" office:value="59958" calcext:value-type="float">
            <text:p>59958</text:p>
          </table:table-cell>
          <table:table-cell office:value-type="float" office:value="61897" calcext:value-type="float">
            <text:p>61897</text:p>
          </table:table-cell>
          <table:table-cell office:value-type="float" office:value="60254" calcext:value-type="float">
            <text:p>60254</text:p>
          </table:table-cell>
          <table:table-cell office:value-type="float" office:value="60965" calcext:value-type="float">
            <text:p>60965</text:p>
          </table:table-cell>
          <table:table-cell office:value-type="float" office:value="62214" calcext:value-type="float">
            <text:p>62214</text:p>
          </table:table-cell>
          <table:table-cell office:value-type="float" office:value="63550" calcext:value-type="float">
            <text:p>63550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+2.1%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B train icon C train icon</text:p>
          </table:table-cell>
          <table:table-cell office:value-type="float" office:value="10779" calcext:value-type="float">
            <text:p>10779</text:p>
          </table:table-cell>
          <table:table-cell office:value-type="float" office:value="10998" calcext:value-type="float">
            <text:p>10998</text:p>
          </table:table-cell>
          <table:table-cell office:value-type="float" office:value="10469" calcext:value-type="float">
            <text:p>10469</text:p>
          </table:table-cell>
          <table:table-cell office:value-type="float" office:value="10572" calcext:value-type="float">
            <text:p>10572</text:p>
          </table:table-cell>
          <table:table-cell office:value-type="float" office:value="10771" calcext:value-type="float">
            <text:p>10771</text:p>
          </table:table-cell>
          <table:table-cell office:value-type="float" office:value="11093" calcext:value-type="float">
            <text:p>1109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+3.0%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1 train icon 2 train icon 3 train icon</text:p>
          </table:table-cell>
          <table:table-cell office:value-type="float" office:value="35159" calcext:value-type="float">
            <text:p>35159</text:p>
          </table:table-cell>
          <table:table-cell office:value-type="float" office:value="35682" calcext:value-type="float">
            <text:p>35682</text:p>
          </table:table-cell>
          <table:table-cell office:value-type="float" office:value="34571" calcext:value-type="float">
            <text:p>34571</text:p>
          </table:table-cell>
          <table:table-cell office:value-type="float" office:value="35053" calcext:value-type="float">
            <text:p>35053</text:p>
          </table:table-cell>
          <table:table-cell office:value-type="float" office:value="36550" calcext:value-type="float">
            <text:p>36550</text:p>
          </table:table-cell>
          <table:table-cell office:value-type="float" office:value="37941" calcext:value-type="float">
            <text:p>37941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+3.8%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6 train icon</text:p>
          </table:table-cell>
          <table:table-cell office:value-type="float" office:value="24149" calcext:value-type="float">
            <text:p>24149</text:p>
          </table:table-cell>
          <table:table-cell office:value-type="float" office:value="25033" calcext:value-type="float">
            <text:p>25033</text:p>
          </table:table-cell>
          <table:table-cell office:value-type="float" office:value="24591" calcext:value-type="float">
            <text:p>24591</text:p>
          </table:table-cell>
          <table:table-cell office:value-type="float" office:value="24870" calcext:value-type="float">
            <text:p>24870</text:p>
          </table:table-cell>
          <table:table-cell office:value-type="float" office:value="25848" calcext:value-type="float">
            <text:p>25848</text:p>
          </table:table-cell>
          <table:table-cell office:value-type="float" office:value="26070" calcext:value-type="float">
            <text:p>2607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+0.9%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B train icon C train icon</text:p>
          </table:table-cell>
          <table:table-cell office:value-type="float" office:value="8129" calcext:value-type="float">
            <text:p>8129</text:p>
          </table:table-cell>
          <table:table-cell office:value-type="float" office:value="8619" calcext:value-type="float">
            <text:p>8619</text:p>
          </table:table-cell>
          <table:table-cell office:value-type="float" office:value="8530" calcext:value-type="float">
            <text:p>8530</text:p>
          </table:table-cell>
          <table:table-cell office:value-type="float" office:value="9037" calcext:value-type="float">
            <text:p>9037</text:p>
          </table:table-cell>
          <table:table-cell office:value-type="float" office:value="9249" calcext:value-type="float">
            <text:p>9249</text:p>
          </table:table-cell>
          <table:table-cell office:value-type="float" office:value="9514" calcext:value-type="float">
            <text:p>951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+2.9%</text:p>
          </table:table-cell>
          <table:table-cell office:value-type="float" office:value="164" calcext:value-type="float">
            <text:p>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Astor Place 6 train icon</text:p>
          </table:table-cell>
          <table:table-cell office:value-type="float" office:value="17642" calcext:value-type="float">
            <text:p>17642</text:p>
          </table:table-cell>
          <table:table-cell office:value-type="float" office:value="17927" calcext:value-type="float">
            <text:p>17927</text:p>
          </table:table-cell>
          <table:table-cell office:value-type="float" office:value="17376" calcext:value-type="float">
            <text:p>17376</text:p>
          </table:table-cell>
          <table:table-cell office:value-type="float" office:value="17630" calcext:value-type="float">
            <text:p>17630</text:p>
          </table:table-cell>
          <table:table-cell office:value-type="float" office:value="17632" calcext:value-type="float">
            <text:p>17632</text:p>
          </table:table-cell>
          <table:table-cell office:value-type="float" office:value="17607" calcext:value-type="float">
            <text:p>17607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-0.1%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ery J train icon Z train icon</text:p>
          </table:table-cell>
          <table:table-cell office:value-type="float" office:value="2434" calcext:value-type="float">
            <text:p>2434</text:p>
          </table:table-cell>
          <table:table-cell office:value-type="float" office:value="2822" calcext:value-type="float">
            <text:p>2822</text:p>
          </table:table-cell>
          <table:table-cell office:value-type="float" office:value="3084" calcext:value-type="float">
            <text:p>3084</text:p>
          </table:table-cell>
          <table:table-cell office:value-type="float" office:value="3016" calcext:value-type="float">
            <text:p>3016</text:p>
          </table:table-cell>
          <table:table-cell office:value-type="float" office:value="2763" calcext:value-type="float">
            <text:p>2763</text:p>
          </table:table-cell>
          <table:table-cell office:value-type="float" office:value="2746" calcext:value-type="float">
            <text:p>2746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-0.6%</text:p>
          </table:table-cell>
          <table:table-cell office:value-type="float" office:value="374" calcext:value-type="float">
            <text:p>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ling Green 4 train icon 5 train icon</text:p>
          </table:table-cell>
          <table:table-cell office:value-type="float" office:value="25784" calcext:value-type="float">
            <text:p>25784</text:p>
          </table:table-cell>
          <table:table-cell office:value-type="float" office:value="28094" calcext:value-type="float">
            <text:p>28094</text:p>
          </table:table-cell>
          <table:table-cell office:value-type="float" office:value="26925" calcext:value-type="float">
            <text:p>26925</text:p>
          </table:table-cell>
          <table:table-cell office:value-type="float" office:value="26411" calcext:value-type="float">
            <text:p>26411</text:p>
          </table:table-cell>
          <table:table-cell office:value-type="float" office:value="27015" calcext:value-type="float">
            <text:p>27015</text:p>
          </table:table-cell>
          <table:table-cell office:value-type="float" office:value="28183" calcext:value-type="float">
            <text:p>28183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+4.3%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 St J train icon Z train icon</text:p>
          </table:table-cell>
          <table:table-cell office:value-type="float" office:value="6846" calcext:value-type="float">
            <text:p>6846</text:p>
          </table:table-cell>
          <table:table-cell office:value-type="float" office:value="7199" calcext:value-type="float">
            <text:p>7199</text:p>
          </table:table-cell>
          <table:table-cell office:value-type="float" office:value="7052" calcext:value-type="float">
            <text:p>7052</text:p>
          </table:table-cell>
          <table:table-cell office:value-type="float" office:value="6401" calcext:value-type="float">
            <text:p>6401</text:p>
          </table:table-cell>
          <table:table-cell office:value-type="float" office:value="5746" calcext:value-type="float">
            <text:p>5746</text:p>
          </table:table-cell>
          <table:table-cell office:value-type="float" office:value="5261" calcext:value-type="float">
            <text:p>5261</text:p>
          </table:table-cell>
          <table:table-cell office:value-type="float" office:value="-485" calcext:value-type="float">
            <text:p>-485</text:p>
          </table:table-cell>
          <table:table-cell office:value-type="string" calcext:value-type="string">
            <text:p>-8.4%</text:p>
          </table:table-cell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Broadway-Lafayette St B train icon D train icon F train icon M train icon/Bleecker St 6 train icon</text:p>
          </table:table-cell>
          <table:table-cell office:value-type="float" office:value="31923" calcext:value-type="float">
            <text:p>31923</text:p>
          </table:table-cell>
          <table:table-cell office:value-type="float" office:value="33377" calcext:value-type="float">
            <text:p>33377</text:p>
          </table:table-cell>
          <table:table-cell office:value-type="float" office:value="32489" calcext:value-type="float">
            <text:p>32489</text:p>
          </table:table-cell>
          <table:table-cell office:value-type="float" office:value="34191" calcext:value-type="float">
            <text:p>34191</text:p>
          </table:table-cell>
          <table:table-cell office:value-type="float" office:value="36301" calcext:value-type="float">
            <text:p>36301</text:p>
          </table:table-cell>
          <table:table-cell office:value-type="float" office:value="37283" calcext:value-type="float">
            <text:p>37283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+2.7%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oklyn Bridge-City Hall 4 train icon 5 train icon 6 train icon/Chambers St J train icon Z train icon</text:p>
          </table:table-cell>
          <table:table-cell office:value-type="float" office:value="34570" calcext:value-type="float">
            <text:p>34570</text:p>
          </table:table-cell>
          <table:table-cell office:value-type="float" office:value="36656" calcext:value-type="float">
            <text:p>36656</text:p>
          </table:table-cell>
          <table:table-cell office:value-type="float" office:value="36679" calcext:value-type="float">
            <text:p>36679</text:p>
          </table:table-cell>
          <table:table-cell office:value-type="float" office:value="36939" calcext:value-type="float">
            <text:p>36939</text:p>
          </table:table-cell>
          <table:table-cell office:value-type="float" office:value="36350" calcext:value-type="float">
            <text:p>36350</text:p>
          </table:table-cell>
          <table:table-cell office:value-type="float" office:value="36993" calcext:value-type="float">
            <text:p>3699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+1.8%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1 train icon</text:p>
          </table:table-cell>
          <table:table-cell office:value-type="float" office:value="5460" calcext:value-type="float">
            <text:p>5460</text:p>
          </table:table-cell>
          <table:table-cell office:value-type="float" office:value="5689" calcext:value-type="float">
            <text:p>5689</text:p>
          </table:table-cell>
          <table:table-cell office:value-type="float" office:value="5526" calcext:value-type="float">
            <text:p>5526</text:p>
          </table:table-cell>
          <table:table-cell office:value-type="float" office:value="5691" calcext:value-type="float">
            <text:p>5691</text:p>
          </table:table-cell>
          <table:table-cell office:value-type="float" office:value="5960" calcext:value-type="float">
            <text:p>5960</text:p>
          </table:table-cell>
          <table:table-cell office:value-type="float" office:value="5854" calcext:value-type="float">
            <text:p>5854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-1.8%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A train icon C train icon E train icon</text:p>
          </table:table-cell>
          <table:table-cell office:value-type="float" office:value="17795" calcext:value-type="float">
            <text:p>17795</text:p>
          </table:table-cell>
          <table:table-cell office:value-type="float" office:value="18503" calcext:value-type="float">
            <text:p>18503</text:p>
          </table:table-cell>
          <table:table-cell office:value-type="float" office:value="17858" calcext:value-type="float">
            <text:p>17858</text:p>
          </table:table-cell>
          <table:table-cell office:value-type="float" office:value="17975" calcext:value-type="float">
            <text:p>17975</text:p>
          </table:table-cell>
          <table:table-cell office:value-type="float" office:value="18986" calcext:value-type="float">
            <text:p>18986</text:p>
          </table:table-cell>
          <table:table-cell office:value-type="float" office:value="19097" calcext:value-type="float">
            <text:p>1909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+0.6%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J train icon N train icon Q train icon R train icon Z train icon 6 train icon</text:p>
          </table:table-cell>
          <table:table-cell office:value-type="float" office:value="45505" calcext:value-type="float">
            <text:p>45505</text:p>
          </table:table-cell>
          <table:table-cell office:value-type="float" office:value="47383" calcext:value-type="float">
            <text:p>47383</text:p>
          </table:table-cell>
          <table:table-cell office:value-type="float" office:value="46450" calcext:value-type="float">
            <text:p>46450</text:p>
          </table:table-cell>
          <table:table-cell office:value-type="float" office:value="46435" calcext:value-type="float">
            <text:p>46435</text:p>
          </table:table-cell>
          <table:table-cell office:value-type="float" office:value="45700" calcext:value-type="float">
            <text:p>45700</text:p>
          </table:table-cell>
          <table:table-cell office:value-type="float" office:value="45952" calcext:value-type="float">
            <text:p>459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+0.6%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1 train icon</text:p>
          </table:table-cell>
          <table:table-cell office:value-type="float" office:value="12938" calcext:value-type="float">
            <text:p>12938</text:p>
          </table:table-cell>
          <table:table-cell office:value-type="float" office:value="13382" calcext:value-type="float">
            <text:p>13382</text:p>
          </table:table-cell>
          <table:table-cell office:value-type="float" office:value="13277" calcext:value-type="float">
            <text:p>13277</text:p>
          </table:table-cell>
          <table:table-cell office:value-type="float" office:value="13116" calcext:value-type="float">
            <text:p>13116</text:p>
          </table:table-cell>
          <table:table-cell office:value-type="float" office:value="13650" calcext:value-type="float">
            <text:p>13650</text:p>
          </table:table-cell>
          <table:table-cell office:value-type="float" office:value="13870" calcext:value-type="float">
            <text:p>138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+1.6%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B train icon C train icon</text:p>
          </table:table-cell>
          <table:table-cell office:value-type="float" office:value="6083" calcext:value-type="float">
            <text:p>6083</text:p>
          </table:table-cell>
          <table:table-cell office:value-type="float" office:value="6448" calcext:value-type="float">
            <text:p>6448</text:p>
          </table:table-cell>
          <table:table-cell office:value-type="float" office:value="6309" calcext:value-type="float">
            <text:p>6309</text:p>
          </table:table-cell>
          <table:table-cell office:value-type="float" office:value="6597" calcext:value-type="float">
            <text:p>6597</text:p>
          </table:table-cell>
          <table:table-cell office:value-type="float" office:value="6742" calcext:value-type="float">
            <text:p>6742</text:p>
          </table:table-cell>
          <table:table-cell office:value-type="float" office:value="6933" calcext:value-type="float">
            <text:p>693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+2.8%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entral Park North-110 St 2 train icon 3 train icon</text:p>
          </table:table-cell>
          <table:table-cell office:value-type="float" office:value="7376" calcext:value-type="float">
            <text:p>7376</text:p>
          </table:table-cell>
          <table:table-cell office:value-type="float" office:value="7678" calcext:value-type="float">
            <text:p>7678</text:p>
          </table:table-cell>
          <table:table-cell office:value-type="float" office:value="7927" calcext:value-type="float">
            <text:p>7927</text:p>
          </table:table-cell>
          <table:table-cell office:value-type="float" office:value="8098" calcext:value-type="float">
            <text:p>8098</text:p>
          </table:table-cell>
          <table:table-cell office:value-type="float" office:value="8472" calcext:value-type="float">
            <text:p>8472</text:p>
          </table:table-cell>
          <table:table-cell office:value-type="float" office:value="8751" calcext:value-type="float">
            <text:p>875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+3.3%</text:p>
          </table:table-cell>
          <table:table-cell office:value-type="float" office:value="178" calcext:value-type="float">
            <text:p>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1 train icon 2 train icon 3 train icon</text:p>
          </table:table-cell>
          <table:table-cell office:value-type="float" office:value="18006" calcext:value-type="float">
            <text:p>18006</text:p>
          </table:table-cell>
          <table:table-cell office:value-type="float" office:value="18949" calcext:value-type="float">
            <text:p>18949</text:p>
          </table:table-cell>
          <table:table-cell office:value-type="float" office:value="20202" calcext:value-type="float">
            <text:p>20202</text:p>
          </table:table-cell>
          <table:table-cell office:value-type="float" office:value="21619" calcext:value-type="float">
            <text:p>21619</text:p>
          </table:table-cell>
          <table:table-cell office:value-type="float" office:value="22683" calcext:value-type="float">
            <text:p>22683</text:p>
          </table:table-cell>
          <table:table-cell office:value-type="float" office:value="23151" calcext:value-type="float">
            <text:p>2315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+2.1%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A train icon C train icon/WTC E train icon/Park Place 2 train icon 3 train icon</text:p>
          </table:table-cell>
          <table:table-cell office:value-type="float" office:value="53900" calcext:value-type="float">
            <text:p>53900</text:p>
          </table:table-cell>
          <table:table-cell office:value-type="float" office:value="54437" calcext:value-type="float">
            <text:p>54437</text:p>
          </table:table-cell>
          <table:table-cell office:value-type="float" office:value="51076" calcext:value-type="float">
            <text:p>51076</text:p>
          </table:table-cell>
          <table:table-cell office:value-type="float" office:value="50671" calcext:value-type="float">
            <text:p>50671</text:p>
          </table:table-cell>
          <table:table-cell office:value-type="float" office:value="53178" calcext:value-type="float">
            <text:p>53178</text:p>
          </table:table-cell>
          <table:table-cell office:value-type="float" office:value="53589" calcext:value-type="float">
            <text:p>5358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+0.8%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ristopher St-Sheridan Sq 1 train icon</text:p>
          </table:table-cell>
          <table:table-cell office:value-type="float" office:value="10142" calcext:value-type="float">
            <text:p>10142</text:p>
          </table:table-cell>
          <table:table-cell office:value-type="float" office:value="10136" calcext:value-type="float">
            <text:p>10136</text:p>
          </table:table-cell>
          <table:table-cell office:value-type="float" office:value="10016" calcext:value-type="float">
            <text:p>10016</text:p>
          </table:table-cell>
          <table:table-cell office:value-type="float" office:value="10005" calcext:value-type="float">
            <text:p>10005</text:p>
          </table:table-cell>
          <table:table-cell office:value-type="float" office:value="10077" calcext:value-type="float">
            <text:p>10077</text:p>
          </table:table-cell>
          <table:table-cell office:value-type="float" office:value="10068" calcext:value-type="float">
            <text:p>10068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-0.1%</text:p>
          </table:table-cell>
          <table:table-cell office:value-type="float" office:value="152" calcext:value-type="float">
            <text:p>1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ity Hall R train icon</text:p>
          </table:table-cell>
          <table:table-cell office:value-type="float" office:value="10697" calcext:value-type="float">
            <text:p>10697</text:p>
          </table:table-cell>
          <table:table-cell office:value-type="float" office:value="11107" calcext:value-type="float">
            <text:p>11107</text:p>
          </table:table-cell>
          <table:table-cell office:value-type="float" office:value="10636" calcext:value-type="float">
            <text:p>10636</text:p>
          </table:table-cell>
          <table:table-cell office:value-type="float" office:value="9840" calcext:value-type="float">
            <text:p>9840</text:p>
          </table:table-cell>
          <table:table-cell office:value-type="float" office:value="8954" calcext:value-type="float">
            <text:p>8954</text:p>
          </table:table-cell>
          <table:table-cell office:value-type="float" office:value="7330" calcext:value-type="float">
            <text:p>7330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-18.1%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Cortlandt St 1 train icon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Cortlandt St R train ic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361" calcext:value-type="float">
            <text:p>3361</text:p>
          </table:table-cell>
          <table:table-cell office:value-type="float" office:value="4745" calcext:value-type="float">
            <text:p>4745</text:p>
          </table:table-cell>
          <table:table-cell office:value-type="float" office:value="6393" calcext:value-type="float">
            <text:p>6393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+34.7%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elancey St F train icon/Essex St J train icon M train icon Z train icon</text:p>
          </table:table-cell>
          <table:table-cell office:value-type="float" office:value="18016" calcext:value-type="float">
            <text:p>18016</text:p>
          </table:table-cell>
          <table:table-cell office:value-type="float" office:value="19078" calcext:value-type="float">
            <text:p>19078</text:p>
          </table:table-cell>
          <table:table-cell office:value-type="float" office:value="19380" calcext:value-type="float">
            <text:p>19380</text:p>
          </table:table-cell>
          <table:table-cell office:value-type="float" office:value="20798" calcext:value-type="float">
            <text:p>20798</text:p>
          </table:table-cell>
          <table:table-cell office:value-type="float" office:value="22127" calcext:value-type="float">
            <text:p>22127</text:p>
          </table:table-cell>
          <table:table-cell office:value-type="float" office:value="22846" calcext:value-type="float">
            <text:p>2284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+3.2%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yckman St 1 train icon</text:p>
          </table:table-cell>
          <table:table-cell office:value-type="float" office:value="7235" calcext:value-type="float">
            <text:p>7235</text:p>
          </table:table-cell>
          <table:table-cell office:value-type="float" office:value="7482" calcext:value-type="float">
            <text:p>7482</text:p>
          </table:table-cell>
          <table:table-cell office:value-type="float" office:value="7248" calcext:value-type="float">
            <text:p>7248</text:p>
          </table:table-cell>
          <table:table-cell office:value-type="float" office:value="7092" calcext:value-type="float">
            <text:p>7092</text:p>
          </table:table-cell>
          <table:table-cell office:value-type="float" office:value="4025" calcext:value-type="float">
            <text:p>4025</text:p>
          </table:table-cell>
          <table:table-cell office:value-type="float" office:value="3795" calcext:value-type="float">
            <text:p>3795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-5.7%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yckman St A train icon</text:p>
          </table:table-cell>
          <table:table-cell office:value-type="float" office:value="5914" calcext:value-type="float">
            <text:p>5914</text:p>
          </table:table-cell>
          <table:table-cell office:value-type="float" office:value="5778" calcext:value-type="float">
            <text:p>5778</text:p>
          </table:table-cell>
          <table:table-cell office:value-type="float" office:value="5579" calcext:value-type="float">
            <text:p>5579</text:p>
          </table:table-cell>
          <table:table-cell office:value-type="float" office:value="5935" calcext:value-type="float">
            <text:p>5935</text:p>
          </table:table-cell>
          <table:table-cell office:value-type="float" office:value="7088" calcext:value-type="float">
            <text:p>7088</text:p>
          </table:table-cell>
          <table:table-cell office:value-type="float" office:value="7375" calcext:value-type="float">
            <text:p>7375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+4.0%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East Broadway F train icon</text:p>
          </table:table-cell>
          <table:table-cell office:value-type="float" office:value="12964" calcext:value-type="float">
            <text:p>12964</text:p>
          </table:table-cell>
          <table:table-cell office:value-type="float" office:value="13321" calcext:value-type="float">
            <text:p>13321</text:p>
          </table:table-cell>
          <table:table-cell office:value-type="float" office:value="12783" calcext:value-type="float">
            <text:p>12783</text:p>
          </table:table-cell>
          <table:table-cell office:value-type="float" office:value="12779" calcext:value-type="float">
            <text:p>12779</text:p>
          </table:table-cell>
          <table:table-cell office:value-type="float" office:value="12993" calcext:value-type="float">
            <text:p>12993</text:p>
          </table:table-cell>
          <table:table-cell office:value-type="float" office:value="13052" calcext:value-type="float">
            <text:p>130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+0.5%</text:p>
          </table:table-cell>
          <table:table-cell office:value-type="float" office:value="117" calcext:value-type="float">
            <text:p>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ranklin St 1 train icon</text:p>
          </table:table-cell>
          <table:table-cell office:value-type="float" office:value="5846" calcext:value-type="float">
            <text:p>5846</text:p>
          </table:table-cell>
          <table:table-cell office:value-type="float" office:value="5857" calcext:value-type="float">
            <text:p>5857</text:p>
          </table:table-cell>
          <table:table-cell office:value-type="float" office:value="5596" calcext:value-type="float">
            <text:p>5596</text:p>
          </table:table-cell>
          <table:table-cell office:value-type="float" office:value="5804" calcext:value-type="float">
            <text:p>5804</text:p>
          </table:table-cell>
          <table:table-cell office:value-type="float" office:value="5998" calcext:value-type="float">
            <text:p>5998</text:p>
          </table:table-cell>
          <table:table-cell office:value-type="float" office:value="5931" calcext:value-type="float">
            <text:p>5931</text:p>
          </table:table-cell>
          <table:table-cell office:value-type="float" office:value="-67" calcext:value-type="float">
            <text:p>-67</text:p>
          </table:table-cell>
          <table:table-cell office:value-type="string" calcext:value-type="string">
            <text:p>-1.1%</text:p>
          </table:table-cell>
          <table:table-cell office:value-type="float" office:value="254" calcext:value-type="float">
            <text:p>2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ulton St A train icon C train icon J train icon Z train icon 2 train icon 3 train icon 4 train icon 5 train icon</text:p>
          </table:table-cell>
          <table:table-cell office:value-type="float" office:value="66293" calcext:value-type="float">
            <text:p>66293</text:p>
          </table:table-cell>
          <table:table-cell office:value-type="float" office:value="68975" calcext:value-type="float">
            <text:p>68975</text:p>
          </table:table-cell>
          <table:table-cell office:value-type="float" office:value="65635" calcext:value-type="float">
            <text:p>65635</text:p>
          </table:table-cell>
          <table:table-cell office:value-type="float" office:value="64287" calcext:value-type="float">
            <text:p>64287</text:p>
          </table:table-cell>
          <table:table-cell office:value-type="float" office:value="63203" calcext:value-type="float">
            <text:p>63203</text:p>
          </table:table-cell>
          <table:table-cell office:value-type="float" office:value="62779" calcext:value-type="float">
            <text:p>62779</text:p>
          </table:table-cell>
          <table:table-cell office:value-type="float" office:value="-424" calcext:value-type="float">
            <text:p>-424</text:p>
          </table:table-cell>
          <table:table-cell office:value-type="string" calcext:value-type="string">
            <text:p>-0.7%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Central-42 St S train icon 4 train icon 5 train icon 6 train icon 7 train icon</text:p>
          </table:table-cell>
          <table:table-cell office:value-type="float" office:value="149224" calcext:value-type="float">
            <text:p>149224</text:p>
          </table:table-cell>
          <table:table-cell office:value-type="float" office:value="153747" calcext:value-type="float">
            <text:p>153747</text:p>
          </table:table-cell>
          <table:table-cell office:value-type="float" office:value="144904" calcext:value-type="float">
            <text:p>144904</text:p>
          </table:table-cell>
          <table:table-cell office:value-type="float" office:value="144350" calcext:value-type="float">
            <text:p>144350</text:p>
          </table:table-cell>
          <table:table-cell office:value-type="float" office:value="147644" calcext:value-type="float">
            <text:p>147644</text:p>
          </table:table-cell>
          <table:table-cell office:value-type="float" office:value="150266" calcext:value-type="float">
            <text:p>150266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+1.8%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St B train icon D train icon</text:p>
          </table:table-cell>
          <table:table-cell office:value-type="float" office:value="22310" calcext:value-type="float">
            <text:p>22310</text:p>
          </table:table-cell>
          <table:table-cell office:value-type="float" office:value="23333" calcext:value-type="float">
            <text:p>23333</text:p>
          </table:table-cell>
          <table:table-cell office:value-type="float" office:value="23266" calcext:value-type="float">
            <text:p>23266</text:p>
          </table:table-cell>
          <table:table-cell office:value-type="float" office:value="23304" calcext:value-type="float">
            <text:p>23304</text:p>
          </table:table-cell>
          <table:table-cell office:value-type="float" office:value="23284" calcext:value-type="float">
            <text:p>23284</text:p>
          </table:table-cell>
          <table:table-cell office:value-type="float" office:value="23406" calcext:value-type="float">
            <text:p>234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+0.5%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arlem-148 St 3 train icon</text:p>
          </table:table-cell>
          <table:table-cell office:value-type="float" office:value="3154" calcext:value-type="float">
            <text:p>3154</text:p>
          </table:table-cell>
          <table:table-cell office:value-type="float" office:value="3285" calcext:value-type="float">
            <text:p>3285</text:p>
          </table:table-cell>
          <table:table-cell office:value-type="float" office:value="3266" calcext:value-type="float">
            <text:p>3266</text:p>
          </table:table-cell>
          <table:table-cell office:value-type="float" office:value="3277" calcext:value-type="float">
            <text:p>3277</text:p>
          </table:table-cell>
          <table:table-cell office:value-type="float" office:value="3553" calcext:value-type="float">
            <text:p>3553</text:p>
          </table:table-cell>
          <table:table-cell office:value-type="float" office:value="3616" calcext:value-type="float">
            <text:p>36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+1.8%</text:p>
          </table:table-cell>
          <table:table-cell office:value-type="float" office:value="340" calcext:value-type="float">
            <text:p>3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ouston St 1 train icon</text:p>
          </table:table-cell>
          <table:table-cell office:value-type="float" office:value="13606" calcext:value-type="float">
            <text:p>13606</text:p>
          </table:table-cell>
          <table:table-cell office:value-type="float" office:value="13705" calcext:value-type="float">
            <text:p>13705</text:p>
          </table:table-cell>
          <table:table-cell office:value-type="float" office:value="13606" calcext:value-type="float">
            <text:p>13606</text:p>
          </table:table-cell>
          <table:table-cell office:value-type="float" office:value="13908" calcext:value-type="float">
            <text:p>13908</text:p>
          </table:table-cell>
          <table:table-cell office:value-type="float" office:value="14814" calcext:value-type="float">
            <text:p>14814</text:p>
          </table:table-cell>
          <table:table-cell office:value-type="float" office:value="15247" calcext:value-type="float">
            <text:p>1524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+2.9%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Inwood-207 St A train icon</text:p>
          </table:table-cell>
          <table:table-cell office:value-type="float" office:value="8121" calcext:value-type="float">
            <text:p>8121</text:p>
          </table:table-cell>
          <table:table-cell office:value-type="float" office:value="8156" calcext:value-type="float">
            <text:p>8156</text:p>
          </table:table-cell>
          <table:table-cell office:value-type="float" office:value="8113" calcext:value-type="float">
            <text:p>8113</text:p>
          </table:table-cell>
          <table:table-cell office:value-type="float" office:value="8202" calcext:value-type="float">
            <text:p>8202</text:p>
          </table:table-cell>
          <table:table-cell office:value-type="float" office:value="8888" calcext:value-type="float">
            <text:p>8888</text:p>
          </table:table-cell>
          <table:table-cell office:value-type="float" office:value="8717" calcext:value-type="float">
            <text:p>8717</text:p>
          </table:table-cell>
          <table:table-cell office:value-type="float" office:value="-171" calcext:value-type="float">
            <text:p>-171</text:p>
          </table:table-cell>
          <table:table-cell office:value-type="string" calcext:value-type="string">
            <text:p>-1.9%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 N train icon Q train icon R train icon/59 St 4 train icon 5 train icon 6 train icon</text:p>
          </table:table-cell>
          <table:table-cell office:value-type="float" office:value="62657" calcext:value-type="float">
            <text:p>62657</text:p>
          </table:table-cell>
          <table:table-cell office:value-type="float" office:value="65013" calcext:value-type="float">
            <text:p>65013</text:p>
          </table:table-cell>
          <table:table-cell office:value-type="float" office:value="61403" calcext:value-type="float">
            <text:p>61403</text:p>
          </table:table-cell>
          <table:table-cell office:value-type="float" office:value="63138" calcext:value-type="float">
            <text:p>63138</text:p>
          </table:table-cell>
          <table:table-cell office:value-type="float" office:value="65855" calcext:value-type="float">
            <text:p>65855</text:p>
          </table:table-cell>
          <table:table-cell office:value-type="float" office:value="67478" calcext:value-type="float">
            <text:p>67478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+2.5%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53 St E train icon M train icon/51 St 6 train icon</text:p>
          </table:table-cell>
          <table:table-cell office:value-type="float" office:value="71048" calcext:value-type="float">
            <text:p>71048</text:p>
          </table:table-cell>
          <table:table-cell office:value-type="float" office:value="70667" calcext:value-type="float">
            <text:p>70667</text:p>
          </table:table-cell>
          <table:table-cell office:value-type="float" office:value="64389" calcext:value-type="float">
            <text:p>64389</text:p>
          </table:table-cell>
          <table:table-cell office:value-type="float" office:value="62774" calcext:value-type="float">
            <text:p>62774</text:p>
          </table:table-cell>
          <table:table-cell office:value-type="float" office:value="66045" calcext:value-type="float">
            <text:p>66045</text:p>
          </table:table-cell>
          <table:table-cell office:value-type="float" office:value="67821" calcext:value-type="float">
            <text:p>67821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+2.7%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63 St F train icon</text:p>
          </table:table-cell>
          <table:table-cell office:value-type="float" office:value="12991" calcext:value-type="float">
            <text:p>12991</text:p>
          </table:table-cell>
          <table:table-cell office:value-type="float" office:value="13488" calcext:value-type="float">
            <text:p>13488</text:p>
          </table:table-cell>
          <table:table-cell office:value-type="float" office:value="13425" calcext:value-type="float">
            <text:p>13425</text:p>
          </table:table-cell>
          <table:table-cell office:value-type="float" office:value="15816" calcext:value-type="float">
            <text:p>15816</text:p>
          </table:table-cell>
          <table:table-cell office:value-type="float" office:value="15616" calcext:value-type="float">
            <text:p>15616</text:p>
          </table:table-cell>
          <table:table-cell office:value-type="float" office:value="15639" calcext:value-type="float">
            <text:p>156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0.1%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Marble Hill-225 St 1 train icon</text:p>
          </table:table-cell>
          <table:table-cell office:value-type="float" office:value="5434" calcext:value-type="float">
            <text:p>5434</text:p>
          </table:table-cell>
          <table:table-cell office:value-type="float" office:value="5718" calcext:value-type="float">
            <text:p>5718</text:p>
          </table:table-cell>
          <table:table-cell office:value-type="float" office:value="5586" calcext:value-type="float">
            <text:p>5586</text:p>
          </table:table-cell>
          <table:table-cell office:value-type="float" office:value="5570" calcext:value-type="float">
            <text:p>5570</text:p>
          </table:table-cell>
          <table:table-cell office:value-type="float" office:value="4758" calcext:value-type="float">
            <text:p>4758</text:p>
          </table:table-cell>
          <table:table-cell office:value-type="float" office:value="5380" calcext:value-type="float">
            <text:p>538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+13.1%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Prince St N train icon R train icon</text:p>
          </table:table-cell>
          <table:table-cell office:value-type="float" office:value="13849" calcext:value-type="float">
            <text:p>13849</text:p>
          </table:table-cell>
          <table:table-cell office:value-type="float" office:value="14330" calcext:value-type="float">
            <text:p>14330</text:p>
          </table:table-cell>
          <table:table-cell office:value-type="float" office:value="13834" calcext:value-type="float">
            <text:p>13834</text:p>
          </table:table-cell>
          <table:table-cell office:value-type="float" office:value="14826" calcext:value-type="float">
            <text:p>14826</text:p>
          </table:table-cell>
          <table:table-cell office:value-type="float" office:value="16223" calcext:value-type="float">
            <text:p>16223</text:p>
          </table:table-cell>
          <table:table-cell office:value-type="float" office:value="16344" calcext:value-type="float">
            <text:p>163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+0.7%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 1 train icon</text:p>
          </table:table-cell>
          <table:table-cell office:value-type="float" office:value="7386" calcext:value-type="float">
            <text:p>7386</text:p>
          </table:table-cell>
          <table:table-cell office:value-type="float" office:value="8072" calcext:value-type="float">
            <text:p>8072</text:p>
          </table:table-cell>
          <table:table-cell office:value-type="float" office:value="7983" calcext:value-type="float">
            <text:p>7983</text:p>
          </table:table-cell>
          <table:table-cell office:value-type="float" office:value="8165" calcext:value-type="float">
            <text:p>8165</text:p>
          </table:table-cell>
          <table:table-cell office:value-type="float" office:value="8902" calcext:value-type="float">
            <text:p>8902</text:p>
          </table:table-cell>
          <table:table-cell office:value-type="float" office:value="10065" calcext:value-type="float">
            <text:p>10065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+13.1%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 R train icon</text:p>
          </table:table-cell>
          <table:table-cell office:value-type="float" office:value="10296" calcext:value-type="float">
            <text:p>10296</text:p>
          </table:table-cell>
          <table:table-cell office:value-type="float" office:value="10479" calcext:value-type="float">
            <text:p>10479</text:p>
          </table:table-cell>
          <table:table-cell office:value-type="float" office:value="9487" calcext:value-type="float">
            <text:p>9487</text:p>
          </table:table-cell>
          <table:table-cell office:value-type="float" office:value="8588" calcext:value-type="float">
            <text:p>8588</text:p>
          </table:table-cell>
          <table:table-cell office:value-type="float" office:value="8083" calcext:value-type="float">
            <text:p>8083</text:p>
          </table:table-cell>
          <table:table-cell office:value-type="float" office:value="6912" calcext:value-type="float">
            <text:p>6912</text:p>
          </table:table-cell>
          <table:table-cell office:value-type="float" office:value="-1171" calcext:value-type="float">
            <text:p>-1171</text:p>
          </table:table-cell>
          <table:table-cell office:value-type="string" calcext:value-type="string">
            <text:p>-14.5%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oosevelt Island F train icon</text:p>
          </table:table-cell>
          <table:table-cell office:value-type="float" office:value="5871" calcext:value-type="float">
            <text:p>5871</text:p>
          </table:table-cell>
          <table:table-cell office:value-type="float" office:value="6071" calcext:value-type="float">
            <text:p>6071</text:p>
          </table:table-cell>
          <table:table-cell office:value-type="float" office:value="5816" calcext:value-type="float">
            <text:p>5816</text:p>
          </table:table-cell>
          <table:table-cell office:value-type="float" office:value="7870" calcext:value-type="float">
            <text:p>7870</text:p>
          </table:table-cell>
          <table:table-cell office:value-type="float" office:value="6576" calcext:value-type="float">
            <text:p>6576</text:p>
          </table:table-cell>
          <table:table-cell office:value-type="float" office:value="6430" calcext:value-type="float">
            <text:p>6430</text:p>
          </table:table-cell>
          <table:table-cell office:value-type="float" office:value="-146" calcext:value-type="float">
            <text:p>-146</text:p>
          </table:table-cell>
          <table:table-cell office:value-type="string" calcext:value-type="string">
            <text:p>-2.2%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outh Ferry1 train icon/Whitehall St R train icon</text:p>
          </table:table-cell>
          <table:table-cell office:value-type="float" office:value="28007" calcext:value-type="float">
            <text:p>28007</text:p>
          </table:table-cell>
          <table:table-cell office:value-type="float" office:value="28948" calcext:value-type="float">
            <text:p>28948</text:p>
          </table:table-cell>
          <table:table-cell office:value-type="float" office:value="29284" calcext:value-type="float">
            <text:p>29284</text:p>
          </table:table-cell>
          <table:table-cell office:value-type="float" office:value="29014" calcext:value-type="float">
            <text:p>29014</text:p>
          </table:table-cell>
          <table:table-cell office:value-type="float" office:value="29583" calcext:value-type="float">
            <text:p>29583</text:p>
          </table:table-cell>
          <table:table-cell office:value-type="float" office:value="26576" calcext:value-type="float">
            <text:p>26576</text:p>
          </table:table-cell>
          <table:table-cell office:value-type="float" office:value="-3007" calcext:value-type="float">
            <text:p>-3007</text:p>
          </table:table-cell>
          <table:table-cell office:value-type="string" calcext:value-type="string">
            <text:p>-10.2%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 6 train icon</text:p>
          </table:table-cell>
          <table:table-cell office:value-type="float" office:value="10509" calcext:value-type="float">
            <text:p>10509</text:p>
          </table:table-cell>
          <table:table-cell office:value-type="float" office:value="10877" calcext:value-type="float">
            <text:p>10877</text:p>
          </table:table-cell>
          <table:table-cell office:value-type="float" office:value="10603" calcext:value-type="float">
            <text:p>10603</text:p>
          </table:table-cell>
          <table:table-cell office:value-type="float" office:value="11132" calcext:value-type="float">
            <text:p>11132</text:p>
          </table:table-cell>
          <table:table-cell office:value-type="float" office:value="11729" calcext:value-type="float">
            <text:p>11729</text:p>
          </table:table-cell>
          <table:table-cell office:value-type="float" office:value="12153" calcext:value-type="float">
            <text:p>1215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+3.6%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 C train icon E train icon</text:p>
          </table:table-cell>
          <table:table-cell office:value-type="float" office:value="11101" calcext:value-type="float">
            <text:p>11101</text:p>
          </table:table-cell>
          <table:table-cell office:value-type="float" office:value="11488" calcext:value-type="float">
            <text:p>11488</text:p>
          </table:table-cell>
          <table:table-cell office:value-type="float" office:value="10893" calcext:value-type="float">
            <text:p>10893</text:p>
          </table:table-cell>
          <table:table-cell office:value-type="float" office:value="11249" calcext:value-type="float">
            <text:p>11249</text:p>
          </table:table-cell>
          <table:table-cell office:value-type="float" office:value="12097" calcext:value-type="float">
            <text:p>12097</text:p>
          </table:table-cell>
          <table:table-cell office:value-type="float" office:value="12604" calcext:value-type="float">
            <text:p>1260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+4.2%</text:p>
          </table:table-cell>
          <table:table-cell office:value-type="float" office:value="121" calcext:value-type="float">
            <text:p>1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Times Sq-42 St N train icon Q train icon R train icon S train icon 1 train icon 2 train icon 3 train icon 7 train icon/42 St A train icon C train icon E train icon</text:p>
          </table:table-cell>
          <table:table-cell office:value-type="float" office:value="181992" calcext:value-type="float">
            <text:p>181992</text:p>
          </table:table-cell>
          <table:table-cell office:value-type="float" office:value="189506" calcext:value-type="float">
            <text:p>189506</text:p>
          </table:table-cell>
          <table:table-cell office:value-type="float" office:value="181224" calcext:value-type="float">
            <text:p>181224</text:p>
          </table:table-cell>
          <table:table-cell office:value-type="float" office:value="182170" calcext:value-type="float">
            <text:p>182170</text:p>
          </table:table-cell>
          <table:table-cell office:value-type="float" office:value="189426" calcext:value-type="float">
            <text:p>189426</text:p>
          </table:table-cell>
          <table:table-cell office:value-type="float" office:value="195464" calcext:value-type="float">
            <text:p>195464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+3.2%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 2 train icon 3 train icon</text:p>
          </table:table-cell>
          <table:table-cell office:value-type="float" office:value="26579" calcext:value-type="float">
            <text:p>26579</text:p>
          </table:table-cell>
          <table:table-cell office:value-type="float" office:value="26852" calcext:value-type="float">
            <text:p>26852</text:p>
          </table:table-cell>
          <table:table-cell office:value-type="float" office:value="26090" calcext:value-type="float">
            <text:p>26090</text:p>
          </table:table-cell>
          <table:table-cell office:value-type="float" office:value="25371" calcext:value-type="float">
            <text:p>25371</text:p>
          </table:table-cell>
          <table:table-cell office:value-type="float" office:value="25559" calcext:value-type="float">
            <text:p>25559</text:p>
          </table:table-cell>
          <table:table-cell office:value-type="float" office:value="25682" calcext:value-type="float">
            <text:p>2568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+0.5%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 4 train icon 5 train icon</text:p>
          </table:table-cell>
          <table:table-cell office:value-type="float" office:value="23107" calcext:value-type="float">
            <text:p>23107</text:p>
          </table:table-cell>
          <table:table-cell office:value-type="float" office:value="23357" calcext:value-type="float">
            <text:p>23357</text:p>
          </table:table-cell>
          <table:table-cell office:value-type="float" office:value="22358" calcext:value-type="float">
            <text:p>22358</text:p>
          </table:table-cell>
          <table:table-cell office:value-type="float" office:value="22551" calcext:value-type="float">
            <text:p>22551</text:p>
          </table:table-cell>
          <table:table-cell office:value-type="float" office:value="22986" calcext:value-type="float">
            <text:p>22986</text:p>
          </table:table-cell>
          <table:table-cell office:value-type="float" office:value="23992" calcext:value-type="float">
            <text:p>2399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+4.4%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est 4 St-Washington Sq A train icon B train icon C train icon D train icon E train icon F train icon M train icon</text:p>
          </table:table-cell>
          <table:table-cell office:value-type="float" office:value="36879" calcext:value-type="float">
            <text:p>36879</text:p>
          </table:table-cell>
          <table:table-cell office:value-type="float" office:value="38018" calcext:value-type="float">
            <text:p>38018</text:p>
          </table:table-cell>
          <table:table-cell office:value-type="float" office:value="37304" calcext:value-type="float">
            <text:p>37304</text:p>
          </table:table-cell>
          <table:table-cell office:value-type="float" office:value="37175" calcext:value-type="float">
            <text:p>37175</text:p>
          </table:table-cell>
          <table:table-cell office:value-type="float" office:value="37873" calcext:value-type="float">
            <text:p>37873</text:p>
          </table:table-cell>
          <table:table-cell office:value-type="float" office:value="39157" calcext:value-type="float">
            <text:p>39157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+3.4%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Queens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3 St-Corona Plaza 7 train icon</text:p>
          </table:table-cell>
          <table:table-cell office:value-type="float" office:value="16352" calcext:value-type="float">
            <text:p>16352</text:p>
          </table:table-cell>
          <table:table-cell office:value-type="float" office:value="18021" calcext:value-type="float">
            <text:p>18021</text:p>
          </table:table-cell>
          <table:table-cell office:value-type="float" office:value="17627" calcext:value-type="float">
            <text:p>17627</text:p>
          </table:table-cell>
          <table:table-cell office:value-type="float" office:value="17751" calcext:value-type="float">
            <text:p>1775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84" calcext:value-type="float">
            <text:p>1898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+2.2%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 A train icon</text:p>
          </table:table-cell>
          <table:table-cell office:value-type="float" office:value="1808" calcext:value-type="float">
            <text:p>1808</text:p>
          </table:table-cell>
          <table:table-cell office:value-type="float" office:value="1827" calcext:value-type="float">
            <text:p>1827</text:p>
          </table:table-cell>
          <table:table-cell office:value-type="float" office:value="1715" calcext:value-type="float">
            <text:p>1715</text:p>
          </table:table-cell>
          <table:table-cell office:value-type="float" office:value="1693" calcext:value-type="float">
            <text:p>1693</text:p>
          </table:table-cell>
          <table:table-cell office:value-type="float" office:value="1751" calcext:value-type="float">
            <text:p>1751</text:p>
          </table:table-cell>
          <table:table-cell office:value-type="float" office:value="1725" calcext:value-type="float">
            <text:p>172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-1.5%</text:p>
          </table:table-cell>
          <table:table-cell office:value-type="float" office:value="402" calcext:value-type="float">
            <text:p>4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 J train icon Z train icon</text:p>
          </table:table-cell>
          <table:table-cell office:value-type="float" office:value="2388" calcext:value-type="float">
            <text:p>2388</text:p>
          </table:table-cell>
          <table:table-cell office:value-type="float" office:value="2509" calcext:value-type="float">
            <text:p>2509</text:p>
          </table:table-cell>
          <table:table-cell office:value-type="float" office:value="2498" calcext:value-type="float">
            <text:p>2498</text:p>
          </table:table-cell>
          <table:table-cell office:value-type="float" office:value="2527" calcext:value-type="float">
            <text:p>2527</text:p>
          </table:table-cell>
          <table:table-cell office:value-type="float" office:value="2558" calcext:value-type="float">
            <text:p>2558</text:p>
          </table:table-cell>
          <table:table-cell office:value-type="float" office:value="2553" calcext:value-type="float">
            <text:p>255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0.2%</text:p>
          </table:table-cell>
          <table:table-cell office:value-type="float" office:value="382" calcext:value-type="float">
            <text:p>3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7 train icon</text:p>
          </table:table-cell>
          <table:table-cell office:value-type="float" office:value="9725" calcext:value-type="float">
            <text:p>9725</text:p>
          </table:table-cell>
          <table:table-cell office:value-type="float" office:value="10381" calcext:value-type="float">
            <text:p>10381</text:p>
          </table:table-cell>
          <table:table-cell office:value-type="float" office:value="10366" calcext:value-type="float">
            <text:p>10366</text:p>
          </table:table-cell>
          <table:table-cell office:value-type="float" office:value="10457" calcext:value-type="float">
            <text:p>10457</text:p>
          </table:table-cell>
          <table:table-cell office:value-type="float" office:value="10593" calcext:value-type="float">
            <text:p>10593</text:p>
          </table:table-cell>
          <table:table-cell office:value-type="float" office:value="10655" calcext:value-type="float">
            <text:p>106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0.6%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A train icon</text:p>
          </table:table-cell>
          <table:table-cell office:value-type="float" office:value="2678" calcext:value-type="float">
            <text:p>2678</text:p>
          </table:table-cell>
          <table:table-cell office:value-type="float" office:value="2770" calcext:value-type="float">
            <text:p>2770</text:p>
          </table:table-cell>
          <table:table-cell office:value-type="float" office:value="2666" calcext:value-type="float">
            <text:p>2666</text:p>
          </table:table-cell>
          <table:table-cell office:value-type="float" office:value="2618" calcext:value-type="float">
            <text:p>2618</text:p>
          </table:table-cell>
          <table:table-cell office:value-type="float" office:value="2711" calcext:value-type="float">
            <text:p>2711</text:p>
          </table:table-cell>
          <table:table-cell office:value-type="float" office:value="2728" calcext:value-type="float">
            <text:p>27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0.6%</text:p>
          </table:table-cell>
          <table:table-cell office:value-type="float" office:value="375" calcext:value-type="float">
            <text:p>3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J train icon</text:p>
          </table:table-cell>
          <table:table-cell office:value-type="float" office:value="2588" calcext:value-type="float">
            <text:p>2588</text:p>
          </table:table-cell>
          <table:table-cell office:value-type="float" office:value="2637" calcext:value-type="float">
            <text:p>2637</text:p>
          </table:table-cell>
          <table:table-cell office:value-type="float" office:value="2607" calcext:value-type="float">
            <text:p>2607</text:p>
          </table:table-cell>
          <table:table-cell office:value-type="float" office:value="2650" calcext:value-type="float">
            <text:p>2650</text:p>
          </table:table-cell>
          <table:table-cell office:value-type="float" office:value="2683" calcext:value-type="float">
            <text:p>2683</text:p>
          </table:table-cell>
          <table:table-cell office:value-type="float" office:value="2613" calcext:value-type="float">
            <text:p>26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-2.6%</text:p>
          </table:table-cell>
          <table:table-cell office:value-type="float" office:value="381" calcext:value-type="float">
            <text:p>3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21 St J train icon Z train icon</text:p>
          </table:table-cell>
          <table:table-cell office:value-type="float" office:value="1876" calcext:value-type="float">
            <text:p>1876</text:p>
          </table:table-cell>
          <table:table-cell office:value-type="float" office:value="2021" calcext:value-type="float">
            <text:p>2021</text:p>
          </table:table-cell>
          <table:table-cell office:value-type="float" office:value="2091" calcext:value-type="float">
            <text:p>2091</text:p>
          </table:table-cell>
          <table:table-cell office:value-type="float" office:value="2176" calcext:value-type="float">
            <text:p>2176</text:p>
          </table:table-cell>
          <table:table-cell office:value-type="float" office:value="2248" calcext:value-type="float">
            <text:p>2248</text:p>
          </table:table-cell>
          <table:table-cell office:value-type="float" office:value="2218" calcext:value-type="float">
            <text:p>2218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-1.3%</text:p>
          </table:table-cell>
          <table:table-cell office:value-type="float" office:value="392" calcext:value-type="float">
            <text:p>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69 St F train icon</text:p>
          </table:table-cell>
          <table:table-cell office:value-type="float" office:value="7999" calcext:value-type="float">
            <text:p>7999</text:p>
          </table:table-cell>
          <table:table-cell office:value-type="float" office:value="8416" calcext:value-type="float">
            <text:p>8416</text:p>
          </table:table-cell>
          <table:table-cell office:value-type="float" office:value="8412" calcext:value-type="float">
            <text:p>8412</text:p>
          </table:table-cell>
          <table:table-cell office:value-type="float" office:value="8600" calcext:value-type="float">
            <text:p>8600</text:p>
          </table:table-cell>
          <table:table-cell office:value-type="float" office:value="8949" calcext:value-type="float">
            <text:p>8949</text:p>
          </table:table-cell>
          <table:table-cell office:value-type="float" office:value="8944" calcext:value-type="float">
            <text:p>8944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0.1%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 G train icon</text:p>
          </table:table-cell>
          <table:table-cell office:value-type="float" office:value="959" calcext:value-type="float">
            <text:p>959</text:p>
          </table:table-cell>
          <table:table-cell office:value-type="float" office:value="1001" calcext:value-type="float">
            <text:p>1001</text:p>
          </table:table-cell>
          <table:table-cell office:value-type="float" office:value="1015" calcext:value-type="float">
            <text:p>1015</text:p>
          </table:table-cell>
          <table:table-cell office:value-type="float" office:value="1050" calcext:value-type="float">
            <text:p>1050</text:p>
          </table:table-cell>
          <table:table-cell office:value-type="float" office:value="1123" calcext:value-type="float">
            <text:p>1123</text:p>
          </table:table-cell>
          <table:table-cell office:value-type="float" office:value="1478" calcext:value-type="float">
            <text:p>147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+31.6%</text:p>
          </table:table-cell>
          <table:table-cell office:value-type="float" office:value="408" calcext:value-type="float">
            <text:p>40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21 St-Queensbridge F train icon</text:p>
          </table:table-cell>
          <table:table-cell office:value-type="float" office:value="7065" calcext:value-type="float">
            <text:p>7065</text:p>
          </table:table-cell>
          <table:table-cell office:value-type="float" office:value="7374" calcext:value-type="float">
            <text:p>7374</text:p>
          </table:table-cell>
          <table:table-cell office:value-type="float" office:value="7602" calcext:value-type="float">
            <text:p>7602</text:p>
          </table:table-cell>
          <table:table-cell office:value-type="float" office:value="8365" calcext:value-type="float">
            <text:p>8365</text:p>
          </table:table-cell>
          <table:table-cell office:value-type="float" office:value="8678" calcext:value-type="float">
            <text:p>8678</text:p>
          </table:table-cell>
          <table:table-cell office:value-type="float" office:value="8749" calcext:value-type="float">
            <text:p>87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0.8%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0 Av N train icon Q train icon</text:p>
          </table:table-cell>
          <table:table-cell office:value-type="float" office:value="13433" calcext:value-type="float">
            <text:p>13433</text:p>
          </table:table-cell>
          <table:table-cell office:value-type="float" office:value="13781" calcext:value-type="float">
            <text:p>13781</text:p>
          </table:table-cell>
          <table:table-cell office:value-type="float" office:value="13430" calcext:value-type="float">
            <text:p>13430</text:p>
          </table:table-cell>
          <table:table-cell office:value-type="float" office:value="13791" calcext:value-type="float">
            <text:p>13791</text:p>
          </table:table-cell>
          <table:table-cell office:value-type="float" office:value="13774" calcext:value-type="float">
            <text:p>13774</text:p>
          </table:table-cell>
          <table:table-cell office:value-type="float" office:value="14515" calcext:value-type="float">
            <text:p>14515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+5.4%</text:p>
          </table:table-cell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3 St-Rawson St 7 train icon</text:p>
          </table:table-cell>
          <table:table-cell office:value-type="float" office:value="12734" calcext:value-type="float">
            <text:p>12734</text:p>
          </table:table-cell>
          <table:table-cell office:value-type="float" office:value="13147" calcext:value-type="float">
            <text:p>13147</text:p>
          </table:table-cell>
          <table:table-cell office:value-type="float" office:value="13405" calcext:value-type="float">
            <text:p>13405</text:p>
          </table:table-cell>
          <table:table-cell office:value-type="float" office:value="13660" calcext:value-type="float">
            <text:p>13660</text:p>
          </table:table-cell>
          <table:table-cell office:value-type="float" office:value="13587" calcext:value-type="float">
            <text:p>13587</text:p>
          </table:table-cell>
          <table:table-cell office:value-type="float" office:value="13985" calcext:value-type="float">
            <text:p>1398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+2.9%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Av N train icon Q train icon</text:p>
          </table:table-cell>
          <table:table-cell office:value-type="float" office:value="7193" calcext:value-type="float">
            <text:p>7193</text:p>
          </table:table-cell>
          <table:table-cell office:value-type="float" office:value="7395" calcext:value-type="float">
            <text:p>7395</text:p>
          </table:table-cell>
          <table:table-cell office:value-type="float" office:value="7187" calcext:value-type="float">
            <text:p>7187</text:p>
          </table:table-cell>
          <table:table-cell office:value-type="float" office:value="7352" calcext:value-type="float">
            <text:p>7352</text:p>
          </table:table-cell>
          <table:table-cell office:value-type="float" office:value="7194" calcext:value-type="float">
            <text:p>7194</text:p>
          </table:table-cell>
          <table:table-cell office:value-type="float" office:value="7669" calcext:value-type="float">
            <text:p>766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+6.6%</text:p>
          </table:table-cell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St M train icon R train icon</text:p>
          </table:table-cell>
          <table:table-cell office:value-type="float" office:value="3262" calcext:value-type="float">
            <text:p>3262</text:p>
          </table:table-cell>
          <table:table-cell office:value-type="float" office:value="3354" calcext:value-type="float">
            <text:p>3354</text:p>
          </table:table-cell>
          <table:table-cell office:value-type="float" office:value="3743" calcext:value-type="float">
            <text:p>3743</text:p>
          </table:table-cell>
          <table:table-cell office:value-type="float" office:value="4003" calcext:value-type="float">
            <text:p>4003</text:p>
          </table:table-cell>
          <table:table-cell office:value-type="float" office:value="4340" calcext:value-type="float">
            <text:p>4340</text:p>
          </table:table-cell>
          <table:table-cell office:value-type="float" office:value="4502" calcext:value-type="float">
            <text:p>450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+3.7%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9 Av N train icon Q train icon</text:p>
          </table:table-cell>
          <table:table-cell office:value-type="float" office:value="2110" calcext:value-type="float">
            <text:p>2110</text:p>
          </table:table-cell>
          <table:table-cell office:value-type="float" office:value="2269" calcext:value-type="float">
            <text:p>2269</text:p>
          </table:table-cell>
          <table:table-cell office:value-type="float" office:value="2562" calcext:value-type="float">
            <text:p>2562</text:p>
          </table:table-cell>
          <table:table-cell office:value-type="float" office:value="2833" calcext:value-type="float">
            <text:p>2833</text:p>
          </table:table-cell>
          <table:table-cell office:value-type="float" office:value="2768" calcext:value-type="float">
            <text:p>2768</text:p>
          </table:table-cell>
          <table:table-cell office:value-type="float" office:value="3044" calcext:value-type="float">
            <text:p>304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+10.0%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0 St-Lowery St 7 train icon</text:p>
          </table:table-cell>
          <table:table-cell office:value-type="float" office:value="10513" calcext:value-type="float">
            <text:p>10513</text:p>
          </table:table-cell>
          <table:table-cell office:value-type="float" office:value="10725" calcext:value-type="float">
            <text:p>10725</text:p>
          </table:table-cell>
          <table:table-cell office:value-type="float" office:value="10433" calcext:value-type="float">
            <text:p>10433</text:p>
          </table:table-cell>
          <table:table-cell office:value-type="float" office:value="10620" calcext:value-type="float">
            <text:p>10620</text:p>
          </table:table-cell>
          <table:table-cell office:value-type="float" office:value="10751" calcext:value-type="float">
            <text:p>10751</text:p>
          </table:table-cell>
          <table:table-cell office:value-type="float" office:value="10919" calcext:value-type="float">
            <text:p>1091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+1.6%</text:p>
          </table:table-cell>
          <table:table-cell office:value-type="float" office:value="142" calcext:value-type="float">
            <text:p>1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 M train icon R train icon</text:p>
          </table:table-cell>
          <table:table-cell office:value-type="float" office:value="9592" calcext:value-type="float">
            <text:p>9592</text:p>
          </table:table-cell>
          <table:table-cell office:value-type="float" office:value="9860" calcext:value-type="float">
            <text:p>9860</text:p>
          </table:table-cell>
          <table:table-cell office:value-type="float" office:value="9222" calcext:value-type="float">
            <text:p>9222</text:p>
          </table:table-cell>
          <table:table-cell office:value-type="float" office:value="9246" calcext:value-type="float">
            <text:p>9246</text:p>
          </table:table-cell>
          <table:table-cell office:value-type="float" office:value="9399" calcext:value-type="float">
            <text:p>9399</text:p>
          </table:table-cell>
          <table:table-cell office:value-type="float" office:value="9482" calcext:value-type="float">
            <text:p>94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+0.9%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-Bliss St 7 train icon</text:p>
          </table:table-cell>
          <table:table-cell office:value-type="float" office:value="14145" calcext:value-type="float">
            <text:p>14145</text:p>
          </table:table-cell>
          <table:table-cell office:value-type="float" office:value="14561" calcext:value-type="float">
            <text:p>14561</text:p>
          </table:table-cell>
          <table:table-cell office:value-type="float" office:value="14273" calcext:value-type="float">
            <text:p>14273</text:p>
          </table:table-cell>
          <table:table-cell office:value-type="float" office:value="14389" calcext:value-type="float">
            <text:p>14389</text:p>
          </table:table-cell>
          <table:table-cell office:value-type="float" office:value="14479" calcext:value-type="float">
            <text:p>14479</text:p>
          </table:table-cell>
          <table:table-cell office:value-type="float" office:value="14499" calcext:value-type="float">
            <text:p>144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0.1%</text:p>
          </table:table-cell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52 St 7 train icon</text:p>
          </table:table-cell>
          <table:table-cell office:value-type="float" office:value="6516" calcext:value-type="float">
            <text:p>6516</text:p>
          </table:table-cell>
          <table:table-cell office:value-type="float" office:value="6614" calcext:value-type="float">
            <text:p>6614</text:p>
          </table:table-cell>
          <table:table-cell office:value-type="float" office:value="6388" calcext:value-type="float">
            <text:p>6388</text:p>
          </table:table-cell>
          <table:table-cell office:value-type="float" office:value="6440" calcext:value-type="float">
            <text:p>6440</text:p>
          </table:table-cell>
          <table:table-cell office:value-type="float" office:value="6596" calcext:value-type="float">
            <text:p>6596</text:p>
          </table:table-cell>
          <table:table-cell office:value-type="float" office:value="6748" calcext:value-type="float">
            <text:p>674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+2.3%</text:p>
          </table:table-cell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63 Dr-Rego Park M train icon R train icon</text:p>
          </table:table-cell>
          <table:table-cell office:value-type="float" office:value="15068" calcext:value-type="float">
            <text:p>15068</text:p>
          </table:table-cell>
          <table:table-cell office:value-type="float" office:value="15171" calcext:value-type="float">
            <text:p>15171</text:p>
          </table:table-cell>
          <table:table-cell office:value-type="float" office:value="14395" calcext:value-type="float">
            <text:p>14395</text:p>
          </table:table-cell>
          <table:table-cell office:value-type="float" office:value="14940" calcext:value-type="float">
            <text:p>14940</text:p>
          </table:table-cell>
          <table:table-cell office:value-type="float" office:value="15557" calcext:value-type="float">
            <text:p>15557</text:p>
          </table:table-cell>
          <table:table-cell office:value-type="float" office:value="16056" calcext:value-type="float">
            <text:p>1605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+3.2%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5 St M train icon R train icon</text:p>
          </table:table-cell>
          <table:table-cell office:value-type="float" office:value="3283" calcext:value-type="float">
            <text:p>3283</text:p>
          </table:table-cell>
          <table:table-cell office:value-type="float" office:value="3409" calcext:value-type="float">
            <text:p>3409</text:p>
          </table:table-cell>
          <table:table-cell office:value-type="float" office:value="3296" calcext:value-type="float">
            <text:p>3296</text:p>
          </table:table-cell>
          <table:table-cell office:value-type="float" office:value="3313" calcext:value-type="float">
            <text:p>3313</text:p>
          </table:table-cell>
          <table:table-cell office:value-type="float" office:value="3448" calcext:value-type="float">
            <text:p>3448</text:p>
          </table:table-cell>
          <table:table-cell office:value-type="float" office:value="3551" calcext:value-type="float">
            <text:p>355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+3.0%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7 Av M train icon R train icon</text:p>
          </table:table-cell>
          <table:table-cell office:value-type="float" office:value="9283" calcext:value-type="float">
            <text:p>9283</text:p>
          </table:table-cell>
          <table:table-cell office:value-type="float" office:value="9534" calcext:value-type="float">
            <text:p>9534</text:p>
          </table:table-cell>
          <table:table-cell office:value-type="float" office:value="9317" calcext:value-type="float">
            <text:p>9317</text:p>
          </table:table-cell>
          <table:table-cell office:value-type="float" office:value="9238" calcext:value-type="float">
            <text:p>9238</text:p>
          </table:table-cell>
          <table:table-cell office:value-type="float" office:value="9333" calcext:value-type="float">
            <text:p>9333</text:p>
          </table:table-cell>
          <table:table-cell office:value-type="float" office:value="9403" calcext:value-type="float">
            <text:p>94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0.8%</text:p>
          </table:table-cell>
          <table:table-cell office:value-type="float" office:value="167" calcext:value-type="float">
            <text:p>1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9 St 7 train icon</text:p>
          </table:table-cell>
          <table:table-cell office:value-type="float" office:value="4853" calcext:value-type="float">
            <text:p>4853</text:p>
          </table:table-cell>
          <table:table-cell office:value-type="float" office:value="4927" calcext:value-type="float">
            <text:p>4927</text:p>
          </table:table-cell>
          <table:table-cell office:value-type="float" office:value="4878" calcext:value-type="float">
            <text:p>4878</text:p>
          </table:table-cell>
          <table:table-cell office:value-type="float" office:value="5031" calcext:value-type="float">
            <text:p>5031</text:p>
          </table:table-cell>
          <table:table-cell office:value-type="float" office:value="4984" calcext:value-type="float">
            <text:p>4984</text:p>
          </table:table-cell>
          <table:table-cell office:value-type="float" office:value="5031" calcext:value-type="float">
            <text:p>50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+0.9%</text:p>
          </table:table-cell>
          <table:table-cell office:value-type="float" office:value="287" calcext:value-type="float">
            <text:p>28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74-Bway 7 train icon/Jackson Hts-Roosevelt Av E train icon F train icon M train icon R train icon</text:p>
          </table:table-cell>
          <table:table-cell office:value-type="float" office:value="47675" calcext:value-type="float">
            <text:p>47675</text:p>
          </table:table-cell>
          <table:table-cell office:value-type="float" office:value="49156" calcext:value-type="float">
            <text:p>49156</text:p>
          </table:table-cell>
          <table:table-cell office:value-type="float" office:value="48426" calcext:value-type="float">
            <text:p>48426</text:p>
          </table:table-cell>
          <table:table-cell office:value-type="float" office:value="49216" calcext:value-type="float">
            <text:p>49216</text:p>
          </table:table-cell>
          <table:table-cell office:value-type="float" office:value="49828" calcext:value-type="float">
            <text:p>49828</text:p>
          </table:table-cell>
          <table:table-cell office:value-type="float" office:value="50194" calcext:value-type="float">
            <text:p>5019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+0.7%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Av E train icon F train icon</text:p>
          </table:table-cell>
          <table:table-cell office:value-type="float" office:value="3752" calcext:value-type="float">
            <text:p>3752</text:p>
          </table:table-cell>
          <table:table-cell office:value-type="float" office:value="3687" calcext:value-type="float">
            <text:p>3687</text:p>
          </table:table-cell>
          <table:table-cell office:value-type="float" office:value="3595" calcext:value-type="float">
            <text:p>3595</text:p>
          </table:table-cell>
          <table:table-cell office:value-type="float" office:value="3692" calcext:value-type="float">
            <text:p>3692</text:p>
          </table:table-cell>
          <table:table-cell office:value-type="float" office:value="3811" calcext:value-type="float">
            <text:p>3811</text:p>
          </table:table-cell>
          <table:table-cell office:value-type="float" office:value="3735" calcext:value-type="float">
            <text:p>3735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-2.0%</text:p>
          </table:table-cell>
          <table:table-cell office:value-type="float" office:value="336" calcext:value-type="float">
            <text:p>33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75 St-Elderts Ln J train icon Z train icon</text:p>
          </table:table-cell>
          <table:table-cell office:value-type="float" office:value="3619" calcext:value-type="float">
            <text:p>3619</text:p>
          </table:table-cell>
          <table:table-cell office:value-type="float" office:value="3758" calcext:value-type="float">
            <text:p>3758</text:p>
          </table:table-cell>
          <table:table-cell office:value-type="float" office:value="3737" calcext:value-type="float">
            <text:p>3737</text:p>
          </table:table-cell>
          <table:table-cell office:value-type="float" office:value="3686" calcext:value-type="float">
            <text:p>3686</text:p>
          </table:table-cell>
          <table:table-cell office:value-type="float" office:value="3714" calcext:value-type="float">
            <text:p>3714</text:p>
          </table:table-cell>
          <table:table-cell office:value-type="float" office:value="3757" calcext:value-type="float">
            <text:p>37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1.2%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0 St A train icon</text:p>
          </table:table-cell>
          <table:table-cell office:value-type="float" office:value="4101" calcext:value-type="float">
            <text:p>4101</text:p>
          </table:table-cell>
          <table:table-cell office:value-type="float" office:value="4303" calcext:value-type="float">
            <text:p>4303</text:p>
          </table:table-cell>
          <table:table-cell office:value-type="float" office:value="4151" calcext:value-type="float">
            <text:p>4151</text:p>
          </table:table-cell>
          <table:table-cell office:value-type="float" office:value="4101" calcext:value-type="float">
            <text:p>4101</text:p>
          </table:table-cell>
          <table:table-cell office:value-type="float" office:value="4181" calcext:value-type="float">
            <text:p>4181</text:p>
          </table:table-cell>
          <table:table-cell office:value-type="float" office:value="4253" calcext:value-type="float">
            <text:p>425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.7%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2 St-Jackson Hts 7 train icon</text:p>
          </table:table-cell>
          <table:table-cell office:value-type="float" office:value="16189" calcext:value-type="float">
            <text:p>16189</text:p>
          </table:table-cell>
          <table:table-cell office:value-type="float" office:value="16666" calcext:value-type="float">
            <text:p>16666</text:p>
          </table:table-cell>
          <table:table-cell office:value-type="float" office:value="16092" calcext:value-type="float">
            <text:p>16092</text:p>
          </table:table-cell>
          <table:table-cell office:value-type="float" office:value="15575" calcext:value-type="float">
            <text:p>15575</text:p>
          </table:table-cell>
          <table:table-cell office:value-type="float" office:value="15811" calcext:value-type="float">
            <text:p>15811</text:p>
          </table:table-cell>
          <table:table-cell office:value-type="float" office:value="15582" calcext:value-type="float">
            <text:p>15582</text:p>
          </table:table-cell>
          <table:table-cell office:value-type="float" office:value="-229" calcext:value-type="float">
            <text:p>-229</text:p>
          </table:table-cell>
          <table:table-cell office:value-type="string" calcext:value-type="string">
            <text:p>-1.4%</text:p>
          </table:table-cell>
          <table:table-cell office:value-type="float" office:value="91" calcext:value-type="float">
            <text:p>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5 St-Forest Pkwy J train icon</text:p>
          </table:table-cell>
          <table:table-cell office:value-type="float" office:value="3667" calcext:value-type="float">
            <text:p>3667</text:p>
          </table:table-cell>
          <table:table-cell office:value-type="float" office:value="3693" calcext:value-type="float">
            <text:p>3693</text:p>
          </table:table-cell>
          <table:table-cell office:value-type="float" office:value="3592" calcext:value-type="float">
            <text:p>3592</text:p>
          </table:table-cell>
          <table:table-cell office:value-type="float" office:value="3643" calcext:value-type="float">
            <text:p>3643</text:p>
          </table:table-cell>
          <table:table-cell office:value-type="float" office:value="3704" calcext:value-type="float">
            <text:p>3704</text:p>
          </table:table-cell>
          <table:table-cell office:value-type="float" office:value="3776" calcext:value-type="float">
            <text:p>377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1.9%</text:p>
          </table:table-cell>
          <table:table-cell office:value-type="float" office:value="334" calcext:value-type="float">
            <text:p>3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8 St A train icon</text:p>
          </table:table-cell>
          <table:table-cell office:value-type="float" office:value="2601" calcext:value-type="float">
            <text:p>2601</text:p>
          </table:table-cell>
          <table:table-cell office:value-type="float" office:value="2708" calcext:value-type="float">
            <text:p>2708</text:p>
          </table:table-cell>
          <table:table-cell office:value-type="float" office:value="2638" calcext:value-type="float">
            <text:p>2638</text:p>
          </table:table-cell>
          <table:table-cell office:value-type="float" office:value="2648" calcext:value-type="float">
            <text:p>2648</text:p>
          </table:table-cell>
          <table:table-cell office:value-type="float" office:value="2680" calcext:value-type="float">
            <text:p>2680</text:p>
          </table:table-cell>
          <table:table-cell office:value-type="float" office:value="2677" calcext:value-type="float">
            <text:p>267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0.1%</text:p>
          </table:table-cell>
          <table:table-cell office:value-type="float" office:value="378" calcext:value-type="float">
            <text:p>3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90 St-Elmhurst Av 7 train icon</text:p>
          </table:table-cell>
          <table:table-cell office:value-type="float" office:value="16598" calcext:value-type="float">
            <text:p>16598</text:p>
          </table:table-cell>
          <table:table-cell office:value-type="float" office:value="17303" calcext:value-type="float">
            <text:p>17303</text:p>
          </table:table-cell>
          <table:table-cell office:value-type="float" office:value="16618" calcext:value-type="float">
            <text:p>16618</text:p>
          </table:table-cell>
          <table:table-cell office:value-type="float" office:value="16647" calcext:value-type="float">
            <text:p>16647</text:p>
          </table:table-cell>
          <table:table-cell office:value-type="float" office:value="16679" calcext:value-type="float">
            <text:p>16679</text:p>
          </table:table-cell>
          <table:table-cell office:value-type="float" office:value="16768" calcext:value-type="float">
            <text:p>167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+0.5%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 Racetrack A train icon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office:value-type="string" calcext:value-type="string">
            <text:p>-100.0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-North Conduit Av A train icon</text:p>
          </table:table-cell>
          <table:table-cell office:value-type="float" office:value="895" calcext:value-type="float">
            <text:p>895</text:p>
          </table:table-cell>
          <table:table-cell office:value-type="float" office:value="889" calcext:value-type="float">
            <text:p>889</text:p>
          </table:table-cell>
          <table:table-cell office:value-type="float" office:value="830" calcext:value-type="float">
            <text:p>830</text:p>
          </table:table-cell>
          <table:table-cell office:value-type="float" office:value="791" calcext:value-type="float">
            <text:p>791</text:p>
          </table:table-cell>
          <table:table-cell office:value-type="float" office:value="1386" calcext:value-type="float">
            <text:p>1386</text:p>
          </table:table-cell>
          <table:table-cell office:value-type="float" office:value="2430" calcext:value-type="float">
            <text:p>243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+75.3%</text:p>
          </table:table-cell>
          <table:table-cell office:value-type="float" office:value="387" calcext:value-type="float">
            <text:p>3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 Blvd N train icon Q train icon</text:p>
          </table:table-cell>
          <table:table-cell office:value-type="float" office:value="10498" calcext:value-type="float">
            <text:p>10498</text:p>
          </table:table-cell>
          <table:table-cell office:value-type="float" office:value="11146" calcext:value-type="float">
            <text:p>11146</text:p>
          </table:table-cell>
          <table:table-cell office:value-type="float" office:value="10993" calcext:value-type="float">
            <text:p>10993</text:p>
          </table:table-cell>
          <table:table-cell office:value-type="float" office:value="11173" calcext:value-type="float">
            <text:p>11173</text:p>
          </table:table-cell>
          <table:table-cell office:value-type="float" office:value="11809" calcext:value-type="float">
            <text:p>11809</text:p>
          </table:table-cell>
          <table:table-cell office:value-type="float" office:value="12127" calcext:value-type="float">
            <text:p>1212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+2.7%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Astoria-Ditmars Blvd N train icon Q train icon</text:p>
          </table:table-cell>
          <table:table-cell office:value-type="float" office:value="16200" calcext:value-type="float">
            <text:p>16200</text:p>
          </table:table-cell>
          <table:table-cell office:value-type="float" office:value="16748" calcext:value-type="float">
            <text:p>16748</text:p>
          </table:table-cell>
          <table:table-cell office:value-type="float" office:value="16027" calcext:value-type="float">
            <text:p>16027</text:p>
          </table:table-cell>
          <table:table-cell office:value-type="float" office:value="16148" calcext:value-type="float">
            <text:p>16148</text:p>
          </table:table-cell>
          <table:table-cell office:value-type="float" office:value="16541" calcext:value-type="float">
            <text:p>16541</text:p>
          </table:table-cell>
          <table:table-cell office:value-type="float" office:value="16777" calcext:value-type="float">
            <text:p>1677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+1.4%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105 St A train icon S train icon</text:p>
          </table:table-cell>
          <table:table-cell office:value-type="float" office:value="264" calcext:value-type="float">
            <text:p>264</text:p>
          </table:table-cell>
          <table:table-cell office:value-type="float" office:value="282" calcext:value-type="float">
            <text:p>282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0.8%</text:p>
          </table:table-cell>
          <table:table-cell office:value-type="float" office:value="418" calcext:value-type="float">
            <text:p>4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25 St A train icon</text:p>
          </table:table-cell>
          <table:table-cell office:value-type="float" office:value="1763" calcext:value-type="float">
            <text:p>1763</text:p>
          </table:table-cell>
          <table:table-cell office:value-type="float" office:value="1871" calcext:value-type="float">
            <text:p>1871</text:p>
          </table:table-cell>
          <table:table-cell office:value-type="float" office:value="1748" calcext:value-type="float">
            <text:p>1748</text:p>
          </table:table-cell>
          <table:table-cell office:value-type="float" office:value="1329" calcext:value-type="float">
            <text:p>1329</text:p>
          </table:table-cell>
          <table:table-cell office:value-type="float" office:value="1702" calcext:value-type="float">
            <text:p>1702</text:p>
          </table:table-cell>
          <table:table-cell office:value-type="float" office:value="1494" calcext:value-type="float">
            <text:p>1494</text:p>
          </table:table-cell>
          <table:table-cell office:value-type="float" office:value="-208" calcext:value-type="float">
            <text:p>-208</text:p>
          </table:table-cell>
          <table:table-cell office:value-type="string" calcext:value-type="string">
            <text:p>-12.2%</text:p>
          </table:table-cell>
          <table:table-cell office:value-type="float" office:value="406" calcext:value-type="float">
            <text:p>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36 St A train icon</text:p>
          </table:table-cell>
          <table:table-cell office:value-type="float" office:value="875" calcext:value-type="float">
            <text:p>875</text:p>
          </table:table-cell>
          <table:table-cell office:value-type="float" office:value="881" calcext:value-type="float">
            <text:p>881</text:p>
          </table:table-cell>
          <table:table-cell office:value-type="float" office:value="896" calcext:value-type="float">
            <text:p>896</text:p>
          </table:table-cell>
          <table:table-cell office:value-type="float" office:value="1111" calcext:value-type="float">
            <text:p>1111</text:p>
          </table:table-cell>
          <table:table-cell office:value-type="float" office:value="622" calcext:value-type="float">
            <text:p>622</text:p>
          </table:table-cell>
          <table:table-cell office:value-type="float" office:value="718" calcext:value-type="float">
            <text:p>7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+15.4%</text:p>
          </table:table-cell>
          <table:table-cell office:value-type="float" office:value="414" calcext:value-type="float">
            <text:p>4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44 St A train icon</text:p>
          </table:table-cell>
          <table:table-cell office:value-type="float" office:value="520" calcext:value-type="float">
            <text:p>520</text:p>
          </table:table-cell>
          <table:table-cell office:value-type="float" office:value="604" calcext:value-type="float">
            <text:p>604</text:p>
          </table:table-cell>
          <table:table-cell office:value-type="float" office:value="594" calcext:value-type="float">
            <text:p>594</text:p>
          </table:table-cell>
          <table:table-cell office:value-type="float" office:value="478" calcext:value-type="float">
            <text:p>478</text:p>
          </table:table-cell>
          <table:table-cell office:value-type="float" office:value="748" calcext:value-type="float">
            <text:p>748</text:p>
          </table:table-cell>
          <table:table-cell office:value-type="float" office:value="538" calcext:value-type="float">
            <text:p>538</text:p>
          </table:table-cell>
          <table:table-cell office:value-type="float" office:value="-210" calcext:value-type="float">
            <text:p>-210</text:p>
          </table:table-cell>
          <table:table-cell office:value-type="string" calcext:value-type="string">
            <text:p>-28.1%</text:p>
          </table:table-cell>
          <table:table-cell office:value-type="float" office:value="416" calcext:value-type="float">
            <text:p>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0 St A train icon</text:p>
          </table:table-cell>
          <table:table-cell office:value-type="float" office:value="2431" calcext:value-type="float">
            <text:p>2431</text:p>
          </table:table-cell>
          <table:table-cell office:value-type="float" office:value="2478" calcext:value-type="float">
            <text:p>2478</text:p>
          </table:table-cell>
          <table:table-cell office:value-type="float" office:value="2401" calcext:value-type="float">
            <text:p>2401</text:p>
          </table:table-cell>
          <table:table-cell office:value-type="float" office:value="2624" calcext:value-type="float">
            <text:p>2624</text:p>
          </table:table-cell>
          <table:table-cell office:value-type="float" office:value="1798" calcext:value-type="float">
            <text:p>1798</text:p>
          </table:table-cell>
          <table:table-cell office:value-type="float" office:value="1924" calcext:value-type="float">
            <text:p>19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+7.0%</text:p>
          </table:table-cell>
          <table:table-cell office:value-type="float" office:value="399" calcext:value-type="float">
            <text:p>3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7 St A train icon</text:p>
          </table:table-cell>
          <table:table-cell office:value-type="float" office:value="1808" calcext:value-type="float">
            <text:p>1808</text:p>
          </table:table-cell>
          <table:table-cell office:value-type="float" office:value="1929" calcext:value-type="float">
            <text:p>1929</text:p>
          </table:table-cell>
          <table:table-cell office:value-type="float" office:value="1912" calcext:value-type="float">
            <text:p>1912</text:p>
          </table:table-cell>
          <table:table-cell office:value-type="float" office:value="1546" calcext:value-type="float">
            <text:p>1546</text:p>
          </table:table-cell>
          <table:table-cell office:value-type="float" office:value="2236" calcext:value-type="float">
            <text:p>2236</text:p>
          </table:table-cell>
          <table:table-cell office:value-type="float" office:value="1859" calcext:value-type="float">
            <text:p>1859</text:p>
          </table:table-cell>
          <table:table-cell office:value-type="float" office:value="-377" calcext:value-type="float">
            <text:p>-377</text:p>
          </table:table-cell>
          <table:table-cell office:value-type="string" calcext:value-type="string">
            <text:p>-16.9%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0 St A train icon S train icon</text:p>
          </table:table-cell>
          <table:table-cell office:value-type="float" office:value="1064" calcext:value-type="float">
            <text:p>1064</text:p>
          </table:table-cell>
          <table:table-cell office:value-type="float" office:value="1114" calcext:value-type="float">
            <text:p>1114</text:p>
          </table:table-cell>
          <table:table-cell office:value-type="float" office:value="864" calcext:value-type="float">
            <text:p>864</text:p>
          </table:table-cell>
          <table:table-cell office:value-type="float" office:value="908" calcext:value-type="float">
            <text:p>908</text:p>
          </table:table-cell>
          <table:table-cell office:value-type="float" office:value="1019" calcext:value-type="float">
            <text:p>1019</text:p>
          </table:table-cell>
          <table:table-cell office:value-type="float" office:value="877" calcext:value-type="float">
            <text:p>877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-13.9%</text:p>
          </table:table-cell>
          <table:table-cell office:value-type="float" office:value="412" calcext:value-type="float">
            <text:p>4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8 St A train icon S train icon</text:p>
          </table:table-cell>
          <table:table-cell office:value-type="float" office:value="927" calcext:value-type="float">
            <text:p>927</text:p>
          </table:table-cell>
          <table:table-cell office:value-type="float" office:value="794" calcext:value-type="float">
            <text:p>794</text:p>
          </table:table-cell>
          <table:table-cell office:value-type="float" office:value="782" calcext:value-type="float">
            <text:p>782</text:p>
          </table:table-cell>
          <table:table-cell office:value-type="float" office:value="503" calcext:value-type="float">
            <text:p>503</text:p>
          </table:table-cell>
          <table:table-cell office:value-type="float" office:value="615" calcext:value-type="float">
            <text:p>615</text:p>
          </table:table-cell>
          <table:table-cell office:value-type="float" office:value="572" calcext:value-type="float">
            <text:p>572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-7.0%</text:p>
          </table:table-cell>
          <table:table-cell office:value-type="float" office:value="415" calcext:value-type="float">
            <text:p>41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Briarwood-Van Wyck Blvd E train icon F train icon</text:p>
          </table:table-cell>
          <table:table-cell office:value-type="float" office:value="5853" calcext:value-type="float">
            <text:p>5853</text:p>
          </table:table-cell>
          <table:table-cell office:value-type="float" office:value="6026" calcext:value-type="float">
            <text:p>6026</text:p>
          </table:table-cell>
          <table:table-cell office:value-type="float" office:value="5744" calcext:value-type="float">
            <text:p>5744</text:p>
          </table:table-cell>
          <table:table-cell office:value-type="float" office:value="5688" calcext:value-type="float">
            <text:p>5688</text:p>
          </table:table-cell>
          <table:table-cell office:value-type="float" office:value="5655" calcext:value-type="float">
            <text:p>5655</text:p>
          </table:table-cell>
          <table:table-cell office:value-type="float" office:value="5196" calcext:value-type="float">
            <text:p>5196</text:p>
          </table:table-cell>
          <table:table-cell office:value-type="float" office:value="-459" calcext:value-type="float">
            <text:p>-459</text:p>
          </table:table-cell>
          <table:table-cell office:value-type="string" calcext:value-type="string">
            <text:p>-8.1%</text:p>
          </table:table-cell>
          <table:table-cell office:value-type="float" office:value="279" calcext:value-type="float">
            <text:p>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 Channel A train icon S train icon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304" calcext:value-type="float">
            <text:p>304</text:p>
          </table:table-cell>
          <table:table-cell office:value-type="float" office:value="267" calcext:value-type="float">
            <text:p>267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-12.2%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way N train icon Q train icon</text:p>
          </table:table-cell>
          <table:table-cell office:value-type="float" office:value="12783" calcext:value-type="float">
            <text:p>12783</text:p>
          </table:table-cell>
          <table:table-cell office:value-type="float" office:value="13018" calcext:value-type="float">
            <text:p>13018</text:p>
          </table:table-cell>
          <table:table-cell office:value-type="float" office:value="12511" calcext:value-type="float">
            <text:p>12511</text:p>
          </table:table-cell>
          <table:table-cell office:value-type="float" office:value="12644" calcext:value-type="float">
            <text:p>12644</text:p>
          </table:table-cell>
          <table:table-cell office:value-type="float" office:value="12678" calcext:value-type="float">
            <text:p>12678</text:p>
          </table:table-cell>
          <table:table-cell office:value-type="float" office:value="13041" calcext:value-type="float">
            <text:p>13041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+2.9%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Court Sq E train icon G train icon M train icon 7 train icon</text:p>
          </table:table-cell>
          <table:table-cell office:value-type="float" office:value="27470" calcext:value-type="float">
            <text:p>27470</text:p>
          </table:table-cell>
          <table:table-cell office:value-type="float" office:value="29042" calcext:value-type="float">
            <text:p>29042</text:p>
          </table:table-cell>
          <table:table-cell office:value-type="float" office:value="25140" calcext:value-type="float">
            <text:p>25140</text:p>
          </table:table-cell>
          <table:table-cell office:value-type="float" office:value="24848" calcext:value-type="float">
            <text:p>24848</text:p>
          </table:table-cell>
          <table:table-cell office:value-type="float" office:value="21610" calcext:value-type="float">
            <text:p>21610</text:p>
          </table:table-cell>
          <table:table-cell office:value-type="float" office:value="18631" calcext:value-type="float">
            <text:p>18631</text:p>
          </table:table-cell>
          <table:table-cell office:value-type="float" office:value="-2979" calcext:value-type="float">
            <text:p>-2979</text:p>
          </table:table-cell>
          <table:table-cell office:value-type="string" calcext:value-type="string">
            <text:p>-13.8%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Elmhurst Av M train icon R train icon</text:p>
          </table:table-cell>
          <table:table-cell office:value-type="float" office:value="13541" calcext:value-type="float">
            <text:p>13541</text:p>
          </table:table-cell>
          <table:table-cell office:value-type="float" office:value="13885" calcext:value-type="float">
            <text:p>13885</text:p>
          </table:table-cell>
          <table:table-cell office:value-type="float" office:value="13410" calcext:value-type="float">
            <text:p>13410</text:p>
          </table:table-cell>
          <table:table-cell office:value-type="float" office:value="13253" calcext:value-type="float">
            <text:p>13253</text:p>
          </table:table-cell>
          <table:table-cell office:value-type="float" office:value="13426" calcext:value-type="float">
            <text:p>13426</text:p>
          </table:table-cell>
          <table:table-cell office:value-type="float" office:value="13562" calcext:value-type="float">
            <text:p>1356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+1.0%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ar Rockaway-Mott Av A train icon</text:p>
          </table:table-cell>
          <table:table-cell office:value-type="float" office:value="4461" calcext:value-type="float">
            <text:p>4461</text:p>
          </table:table-cell>
          <table:table-cell office:value-type="float" office:value="4655" calcext:value-type="float">
            <text:p>4655</text:p>
          </table:table-cell>
          <table:table-cell office:value-type="float" office:value="4568" calcext:value-type="float">
            <text:p>4568</text:p>
          </table:table-cell>
          <table:table-cell office:value-type="float" office:value="4662" calcext:value-type="float">
            <text:p>4662</text:p>
          </table:table-cell>
          <table:table-cell office:value-type="float" office:value="4750" calcext:value-type="float">
            <text:p>4750</text:p>
          </table:table-cell>
          <table:table-cell office:value-type="float" office:value="4068" calcext:value-type="float">
            <text:p>4068</text:p>
          </table:table-cell>
          <table:table-cell office:value-type="float" office:value="-682" calcext:value-type="float">
            <text:p>-682</text:p>
          </table:table-cell>
          <table:table-cell office:value-type="string" calcext:value-type="string">
            <text:p>-14.4%</text:p>
          </table:table-cell>
          <table:table-cell office:value-type="float" office:value="319" calcext:value-type="float">
            <text:p>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lushing-Main St 7 train icon</text:p>
          </table:table-cell>
          <table:table-cell office:value-type="float" office:value="57426" calcext:value-type="float">
            <text:p>57426</text:p>
          </table:table-cell>
          <table:table-cell office:value-type="float" office:value="58681" calcext:value-type="float">
            <text:p>58681</text:p>
          </table:table-cell>
          <table:table-cell office:value-type="float" office:value="57753" calcext:value-type="float">
            <text:p>57753</text:p>
          </table:table-cell>
          <table:table-cell office:value-type="float" office:value="59093" calcext:value-type="float">
            <text:p>59093</text:p>
          </table:table-cell>
          <table:table-cell office:value-type="float" office:value="60184" calcext:value-type="float">
            <text:p>60184</text:p>
          </table:table-cell>
          <table:table-cell office:value-type="float" office:value="60540" calcext:value-type="float">
            <text:p>6054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+0.6%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Av M train icon</text:p>
          </table:table-cell>
          <table:table-cell office:value-type="float" office:value="3424" calcext:value-type="float">
            <text:p>3424</text:p>
          </table:table-cell>
          <table:table-cell office:value-type="float" office:value="3517" calcext:value-type="float">
            <text:p>3517</text:p>
          </table:table-cell>
          <table:table-cell office:value-type="float" office:value="3502" calcext:value-type="float">
            <text:p>3502</text:p>
          </table:table-cell>
          <table:table-cell office:value-type="float" office:value="3608" calcext:value-type="float">
            <text:p>3608</text:p>
          </table:table-cell>
          <table:table-cell office:value-type="float" office:value="3901" calcext:value-type="float">
            <text:p>3901</text:p>
          </table:table-cell>
          <table:table-cell office:value-type="float" office:value="3971" calcext:value-type="float">
            <text:p>39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.8%</text:p>
          </table:table-cell>
          <table:table-cell office:value-type="float" office:value="325" calcext:value-type="float">
            <text:p>3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Hills-71 Av E train icon F train icon M train icon R train icon</text:p>
          </table:table-cell>
          <table:table-cell office:value-type="float" office:value="26611" calcext:value-type="float">
            <text:p>26611</text:p>
          </table:table-cell>
          <table:table-cell office:value-type="float" office:value="27139" calcext:value-type="float">
            <text:p>27139</text:p>
          </table:table-cell>
          <table:table-cell office:value-type="float" office:value="26190" calcext:value-type="float">
            <text:p>26190</text:p>
          </table:table-cell>
          <table:table-cell office:value-type="float" office:value="26494" calcext:value-type="float">
            <text:p>26494</text:p>
          </table:table-cell>
          <table:table-cell office:value-type="float" office:value="27123" calcext:value-type="float">
            <text:p>27123</text:p>
          </table:table-cell>
          <table:table-cell office:value-type="float" office:value="27537" calcext:value-type="float">
            <text:p>2753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+1.5%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resh Pond Rd M train icon</text:p>
          </table:table-cell>
          <table:table-cell office:value-type="float" office:value="4609" calcext:value-type="float">
            <text:p>4609</text:p>
          </table:table-cell>
          <table:table-cell office:value-type="float" office:value="4849" calcext:value-type="float">
            <text:p>4849</text:p>
          </table:table-cell>
          <table:table-cell office:value-type="float" office:value="4782" calcext:value-type="float">
            <text:p>4782</text:p>
          </table:table-cell>
          <table:table-cell office:value-type="float" office:value="5001" calcext:value-type="float">
            <text:p>5001</text:p>
          </table:table-cell>
          <table:table-cell office:value-type="float" office:value="5431" calcext:value-type="float">
            <text:p>5431</text:p>
          </table:table-cell>
          <table:table-cell office:value-type="float" office:value="5545" calcext:value-type="float">
            <text:p>55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+2.1%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Grand Av-Newtown M train icon R train icon</text:p>
          </table:table-cell>
          <table:table-cell office:value-type="float" office:value="17326" calcext:value-type="float">
            <text:p>17326</text:p>
          </table:table-cell>
          <table:table-cell office:value-type="float" office:value="17789" calcext:value-type="float">
            <text:p>17789</text:p>
          </table:table-cell>
          <table:table-cell office:value-type="float" office:value="17387" calcext:value-type="float">
            <text:p>17387</text:p>
          </table:table-cell>
          <table:table-cell office:value-type="float" office:value="17466" calcext:value-type="float">
            <text:p>17466</text:p>
          </table:table-cell>
          <table:table-cell office:value-type="float" office:value="17886" calcext:value-type="float">
            <text:p>17886</text:p>
          </table:table-cell>
          <table:table-cell office:value-type="float" office:value="18108" calcext:value-type="float">
            <text:p>1810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+1.2%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oward Beach-JFK Airport A train icon</text:p>
          </table:table-cell>
          <table:table-cell office:value-type="float" office:value="2837" calcext:value-type="float">
            <text:p>2837</text:p>
          </table:table-cell>
          <table:table-cell office:value-type="float" office:value="2966" calcext:value-type="float">
            <text:p>2966</text:p>
          </table:table-cell>
          <table:table-cell office:value-type="float" office:value="2801" calcext:value-type="float">
            <text:p>2801</text:p>
          </table:table-cell>
          <table:table-cell office:value-type="float" office:value="2667" calcext:value-type="float">
            <text:p>2667</text:p>
          </table:table-cell>
          <table:table-cell office:value-type="float" office:value="2729" calcext:value-type="float">
            <text:p>2729</text:p>
          </table:table-cell>
          <table:table-cell office:value-type="float" office:value="3227" calcext:value-type="float">
            <text:p>322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+18.2%</text:p>
          </table:table-cell>
          <table:table-cell office:value-type="float" office:value="358" calcext:value-type="float">
            <text:p>3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unters Point Av 7 train icon</text:p>
          </table:table-cell>
          <table:table-cell office:value-type="float" office:value="6743" calcext:value-type="float">
            <text:p>6743</text:p>
          </table:table-cell>
          <table:table-cell office:value-type="float" office:value="6655" calcext:value-type="float">
            <text:p>6655</text:p>
          </table:table-cell>
          <table:table-cell office:value-type="float" office:value="6210" calcext:value-type="float">
            <text:p>6210</text:p>
          </table:table-cell>
          <table:table-cell office:value-type="float" office:value="6023" calcext:value-type="float">
            <text:p>6023</text:p>
          </table:table-cell>
          <table:table-cell office:value-type="float" office:value="6113" calcext:value-type="float">
            <text:p>6113</text:p>
          </table:table-cell>
          <table:table-cell office:value-type="float" office:value="6521" calcext:value-type="float">
            <text:p>65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+6.7%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 Center-Parsons-Archer E train icon J train icon Z train icon</text:p>
          </table:table-cell>
          <table:table-cell office:value-type="float" office:value="37580" calcext:value-type="float">
            <text:p>37580</text:p>
          </table:table-cell>
          <table:table-cell office:value-type="float" office:value="38966" calcext:value-type="float">
            <text:p>38966</text:p>
          </table:table-cell>
          <table:table-cell office:value-type="float" office:value="38563" calcext:value-type="float">
            <text:p>38563</text:p>
          </table:table-cell>
          <table:table-cell office:value-type="float" office:value="39327" calcext:value-type="float">
            <text:p>39327</text:p>
          </table:table-cell>
          <table:table-cell office:value-type="float" office:value="40423" calcext:value-type="float">
            <text:p>40423</text:p>
          </table:table-cell>
          <table:table-cell office:value-type="float" office:value="41130" calcext:value-type="float">
            <text:p>4113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+1.7%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179 St F train icon</text:p>
          </table:table-cell>
          <table:table-cell office:value-type="float" office:value="22793" calcext:value-type="float">
            <text:p>22793</text:p>
          </table:table-cell>
          <table:table-cell office:value-type="float" office:value="23394" calcext:value-type="float">
            <text:p>23394</text:p>
          </table:table-cell>
          <table:table-cell office:value-type="float" office:value="22535" calcext:value-type="float">
            <text:p>22535</text:p>
          </table:table-cell>
          <table:table-cell office:value-type="float" office:value="22766" calcext:value-type="float">
            <text:p>22766</text:p>
          </table:table-cell>
          <table:table-cell office:value-type="float" office:value="23174" calcext:value-type="float">
            <text:p>23174</text:p>
          </table:table-cell>
          <table:table-cell office:value-type="float" office:value="23330" calcext:value-type="float">
            <text:p>2333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+0.7%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Jamaica-Van Wyck E train icon</text:p>
          </table:table-cell>
          <table:table-cell office:value-type="float" office:value="4621" calcext:value-type="float">
            <text:p>4621</text:p>
          </table:table-cell>
          <table:table-cell office:value-type="float" office:value="4299" calcext:value-type="float">
            <text:p>4299</text:p>
          </table:table-cell>
          <table:table-cell office:value-type="float" office:value="4279" calcext:value-type="float">
            <text:p>4279</text:p>
          </table:table-cell>
          <table:table-cell office:value-type="float" office:value="4588" calcext:value-type="float">
            <text:p>4588</text:p>
          </table:table-cell>
          <table:table-cell office:value-type="float" office:value="4882" calcext:value-type="float">
            <text:p>4882</text:p>
          </table:table-cell>
          <table:table-cell office:value-type="float" office:value="4930" calcext:value-type="float">
            <text:p>49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+1.0%</text:p>
          </table:table-cell>
          <table:table-cell office:value-type="float" office:value="288" calcext:value-type="float">
            <text:p>2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unction Blvd 7 train icon</text:p>
          </table:table-cell>
          <table:table-cell office:value-type="float" office:value="20484" calcext:value-type="float">
            <text:p>20484</text:p>
          </table:table-cell>
          <table:table-cell office:value-type="float" office:value="21038" calcext:value-type="float">
            <text:p>21038</text:p>
          </table:table-cell>
          <table:table-cell office:value-type="float" office:value="21196" calcext:value-type="float">
            <text:p>21196</text:p>
          </table:table-cell>
          <table:table-cell office:value-type="float" office:value="21593" calcext:value-type="float">
            <text:p>21593</text:p>
          </table:table-cell>
          <table:table-cell office:value-type="float" office:value="21240" calcext:value-type="float">
            <text:p>21240</text:p>
          </table:table-cell>
          <table:table-cell office:value-type="float" office:value="20938" calcext:value-type="float">
            <text:p>20938</text:p>
          </table:table-cell>
          <table:table-cell office:value-type="float" office:value="-302" calcext:value-type="float">
            <text:p>-302</text:p>
          </table:table-cell>
          <table:table-cell office:value-type="string" calcext:value-type="string">
            <text:p>-1.4%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Kew Gardens-Union Turnpike E train icon F train icon</text:p>
          </table:table-cell>
          <table:table-cell office:value-type="float" office:value="26168" calcext:value-type="float">
            <text:p>26168</text:p>
          </table:table-cell>
          <table:table-cell office:value-type="float" office:value="26996" calcext:value-type="float">
            <text:p>26996</text:p>
          </table:table-cell>
          <table:table-cell office:value-type="float" office:value="26411" calcext:value-type="float">
            <text:p>26411</text:p>
          </table:table-cell>
          <table:table-cell office:value-type="float" office:value="26763" calcext:value-type="float">
            <text:p>26763</text:p>
          </table:table-cell>
          <table:table-cell office:value-type="float" office:value="27280" calcext:value-type="float">
            <text:p>27280</text:p>
          </table:table-cell>
          <table:table-cell office:value-type="float" office:value="27884" calcext:value-type="float">
            <text:p>2788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+2.2%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Mets-Willets Point 7 train icon</text:p>
          </table:table-cell>
          <table:table-cell office:value-type="float" office:value="4932" calcext:value-type="float">
            <text:p>4932</text:p>
          </table:table-cell>
          <table:table-cell office:value-type="float" office:value="5406" calcext:value-type="float">
            <text:p>5406</text:p>
          </table:table-cell>
          <table:table-cell office:value-type="float" office:value="4998" calcext:value-type="float">
            <text:p>4998</text:p>
          </table:table-cell>
          <table:table-cell office:value-type="float" office:value="4648" calcext:value-type="float">
            <text:p>4648</text:p>
          </table:table-cell>
          <table:table-cell office:value-type="float" office:value="4472" calcext:value-type="float">
            <text:p>4472</text:p>
          </table:table-cell>
          <table:table-cell office:value-type="float" office:value="4618" calcext:value-type="float">
            <text:p>46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+3.3%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iddle Village-Metropolitan Av M train icon</text:p>
          </table:table-cell>
          <table:table-cell office:value-type="float" office:value="3389" calcext:value-type="float">
            <text:p>3389</text:p>
          </table:table-cell>
          <table:table-cell office:value-type="float" office:value="3640" calcext:value-type="float">
            <text:p>3640</text:p>
          </table:table-cell>
          <table:table-cell office:value-type="float" office:value="3763" calcext:value-type="float">
            <text:p>3763</text:p>
          </table:table-cell>
          <table:table-cell office:value-type="float" office:value="3815" calcext:value-type="float">
            <text:p>3815</text:p>
          </table:table-cell>
          <table:table-cell office:value-type="float" office:value="3983" calcext:value-type="float">
            <text:p>3983</text:p>
          </table:table-cell>
          <table:table-cell office:value-type="float" office:value="4053" calcext:value-type="float">
            <text:p>405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+1.8%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orthern Blvd M train icon R train icon</text:p>
          </table:table-cell>
          <table:table-cell office:value-type="float" office:value="7147" calcext:value-type="float">
            <text:p>7147</text:p>
          </table:table-cell>
          <table:table-cell office:value-type="float" office:value="7584" calcext:value-type="float">
            <text:p>7584</text:p>
          </table:table-cell>
          <table:table-cell office:value-type="float" office:value="7263" calcext:value-type="float">
            <text:p>7263</text:p>
          </table:table-cell>
          <table:table-cell office:value-type="float" office:value="7066" calcext:value-type="float">
            <text:p>7066</text:p>
          </table:table-cell>
          <table:table-cell office:value-type="float" office:value="7049" calcext:value-type="float">
            <text:p>7049</text:p>
          </table:table-cell>
          <table:table-cell office:value-type="float" office:value="7201" calcext:value-type="float">
            <text:p>720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+2.2%</text:p>
          </table:table-cell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Ozone Park-Lefferts Blvd A train icon</text:p>
          </table:table-cell>
          <table:table-cell office:value-type="float" office:value="7504" calcext:value-type="float">
            <text:p>7504</text:p>
          </table:table-cell>
          <table:table-cell office:value-type="float" office:value="7773" calcext:value-type="float">
            <text:p>7773</text:p>
          </table:table-cell>
          <table:table-cell office:value-type="float" office:value="7434" calcext:value-type="float">
            <text:p>7434</text:p>
          </table:table-cell>
          <table:table-cell office:value-type="float" office:value="7326" calcext:value-type="float">
            <text:p>7326</text:p>
          </table:table-cell>
          <table:table-cell office:value-type="float" office:value="7491" calcext:value-type="float">
            <text:p>7491</text:p>
          </table:table-cell>
          <table:table-cell office:value-type="float" office:value="7460" calcext:value-type="float">
            <text:p>746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-0.4%</text:p>
          </table:table-cell>
          <table:table-cell office:value-type="float" office:value="199" calcext:value-type="float">
            <text:p>1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Parsons Blvd F train icon</text:p>
          </table:table-cell>
          <table:table-cell office:value-type="float" office:value="5914" calcext:value-type="float">
            <text:p>5914</text:p>
          </table:table-cell>
          <table:table-cell office:value-type="float" office:value="6122" calcext:value-type="float">
            <text:p>6122</text:p>
          </table:table-cell>
          <table:table-cell office:value-type="float" office:value="5920" calcext:value-type="float">
            <text:p>5920</text:p>
          </table:table-cell>
          <table:table-cell office:value-type="float" office:value="6013" calcext:value-type="float">
            <text:p>6013</text:p>
          </table:table-cell>
          <table:table-cell office:value-type="float" office:value="6174" calcext:value-type="float">
            <text:p>6174</text:p>
          </table:table-cell>
          <table:table-cell office:value-type="float" office:value="6329" calcext:value-type="float">
            <text:p>63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+2.5%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 Plaza E train icon M train icon R train icon</text:p>
          </table:table-cell>
          <table:table-cell office:value-type="float" office:value="8086" calcext:value-type="float">
            <text:p>8086</text:p>
          </table:table-cell>
          <table:table-cell office:value-type="float" office:value="8558" calcext:value-type="float">
            <text:p>8558</text:p>
          </table:table-cell>
          <table:table-cell office:value-type="float" office:value="8277" calcext:value-type="float">
            <text:p>8277</text:p>
          </table:table-cell>
          <table:table-cell office:value-type="float" office:value="8370" calcext:value-type="float">
            <text:p>8370</text:p>
          </table:table-cell>
          <table:table-cell office:value-type="float" office:value="8869" calcext:value-type="float">
            <text:p>8869</text:p>
          </table:table-cell>
          <table:table-cell office:value-type="float" office:value="9695" calcext:value-type="float">
            <text:p>9695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+9.3%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Queensboro Plaza N train icon Q train icon 7 train icon</text:p>
          </table:table-cell>
          <table:table-cell office:value-type="float" office:value="8496" calcext:value-type="float">
            <text:p>8496</text:p>
          </table:table-cell>
          <table:table-cell office:value-type="float" office:value="8955" calcext:value-type="float">
            <text:p>8955</text:p>
          </table:table-cell>
          <table:table-cell office:value-type="float" office:value="8682" calcext:value-type="float">
            <text:p>8682</text:p>
          </table:table-cell>
          <table:table-cell office:value-type="float" office:value="8916" calcext:value-type="float">
            <text:p>8916</text:p>
          </table:table-cell>
          <table:table-cell office:value-type="float" office:value="9577" calcext:value-type="float">
            <text:p>9577</text:p>
          </table:table-cell>
          <table:table-cell office:value-type="float" office:value="10752" calcext:value-type="float">
            <text:p>10752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+12.3%</text:p>
          </table:table-cell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Blvd A train icon</text:p>
          </table:table-cell>
          <table:table-cell office:value-type="float" office:value="7055" calcext:value-type="float">
            <text:p>7055</text:p>
          </table:table-cell>
          <table:table-cell office:value-type="float" office:value="7422" calcext:value-type="float">
            <text:p>7422</text:p>
          </table:table-cell>
          <table:table-cell office:value-type="float" office:value="7441" calcext:value-type="float">
            <text:p>7441</text:p>
          </table:table-cell>
          <table:table-cell office:value-type="float" office:value="7715" calcext:value-type="float">
            <text:p>7715</text:p>
          </table:table-cell>
          <table:table-cell office:value-type="float" office:value="7786" calcext:value-type="float">
            <text:p>7786</text:p>
          </table:table-cell>
          <table:table-cell office:value-type="float" office:value="8045" calcext:value-type="float">
            <text:p>804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+3.3%</text:p>
          </table:table-cell>
          <table:table-cell office:value-type="float" office:value="186" calcext:value-type="float">
            <text:p>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Park-Beach 116 St A train icon S train icon</text:p>
          </table:table-cell>
          <table:table-cell office:value-type="float" office:value="850" calcext:value-type="float">
            <text:p>850</text:p>
          </table:table-cell>
          <table:table-cell office:value-type="float" office:value="843" calcext:value-type="float">
            <text:p>843</text:p>
          </table:table-cell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office:value-type="float" office:value="845" calcext:value-type="float">
            <text:p>845</text:p>
          </table:table-cell>
          <table:table-cell office:value-type="float" office:value="741" calcext:value-type="float">
            <text:p>741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-12.3%</text:p>
          </table:table-cell>
          <table:table-cell office:value-type="float" office:value="413" calcext:value-type="float">
            <text:p>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eneca Av M train icon</text:p>
          </table:table-cell>
          <table:table-cell office:value-type="float" office:value="2081" calcext:value-type="float">
            <text:p>2081</text:p>
          </table:table-cell>
          <table:table-cell office:value-type="float" office:value="2117" calcext:value-type="float">
            <text:p>2117</text:p>
          </table:table-cell>
          <table:table-cell office:value-type="float" office:value="2158" calcext:value-type="float">
            <text:p>2158</text:p>
          </table:table-cell>
          <table:table-cell office:value-type="float" office:value="2235" calcext:value-type="float">
            <text:p>2235</text:p>
          </table:table-cell>
          <table:table-cell office:value-type="float" office:value="2433" calcext:value-type="float">
            <text:p>2433</text:p>
          </table:table-cell>
          <table:table-cell office:value-type="float" office:value="2461" calcext:value-type="float">
            <text:p>24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+1.2%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teinway St M train icon R train icon</text:p>
          </table:table-cell>
          <table:table-cell office:value-type="float" office:value="13711" calcext:value-type="float">
            <text:p>13711</text:p>
          </table:table-cell>
          <table:table-cell office:value-type="float" office:value="14214" calcext:value-type="float">
            <text:p>14214</text:p>
          </table:table-cell>
          <table:table-cell office:value-type="float" office:value="13901" calcext:value-type="float">
            <text:p>13901</text:p>
          </table:table-cell>
          <table:table-cell office:value-type="float" office:value="14028" calcext:value-type="float">
            <text:p>14028</text:p>
          </table:table-cell>
          <table:table-cell office:value-type="float" office:value="15036" calcext:value-type="float">
            <text:p>15036</text:p>
          </table:table-cell>
          <table:table-cell office:value-type="float" office:value="15061" calcext:value-type="float">
            <text:p>150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0.2%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Sutphin Blvd F train icon</text:p>
          </table:table-cell>
          <table:table-cell office:value-type="float" office:value="4337" calcext:value-type="float">
            <text:p>4337</text:p>
          </table:table-cell>
          <table:table-cell office:value-type="float" office:value="4464" calcext:value-type="float">
            <text:p>4464</text:p>
          </table:table-cell>
          <table:table-cell office:value-type="float" office:value="4404" calcext:value-type="float">
            <text:p>4404</text:p>
          </table:table-cell>
          <table:table-cell office:value-type="float" office:value="4605" calcext:value-type="float">
            <text:p>4605</text:p>
          </table:table-cell>
          <table:table-cell office:value-type="float" office:value="4693" calcext:value-type="float">
            <text:p>4693</text:p>
          </table:table-cell>
          <table:table-cell office:value-type="float" office:value="4760" calcext:value-type="float">
            <text:p>47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+1.4%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Sutphin Blvd-Archer Av-JFK Airport E train icon J train icon Z train icon</text:p>
          </table:table-cell>
          <table:table-cell office:value-type="float" office:value="19036" calcext:value-type="float">
            <text:p>19036</text:p>
          </table:table-cell>
          <table:table-cell office:value-type="float" office:value="20138" calcext:value-type="float">
            <text:p>20138</text:p>
          </table:table-cell>
          <table:table-cell office:value-type="float" office:value="20144" calcext:value-type="float">
            <text:p>20144</text:p>
          </table:table-cell>
          <table:table-cell office:value-type="float" office:value="20706" calcext:value-type="float">
            <text:p>20706</text:p>
          </table:table-cell>
          <table:table-cell office:value-type="float" office:value="21630" calcext:value-type="float">
            <text:p>21630</text:p>
          </table:table-cell>
          <table:table-cell office:value-type="float" office:value="22285" calcext:value-type="float">
            <text:p>2228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+3.0%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Vernon Blvd-Jackson Av 7 train icon</text:p>
          </table:table-cell>
          <table:table-cell office:value-type="float" office:value="8019" calcext:value-type="float">
            <text:p>8019</text:p>
          </table:table-cell>
          <table:table-cell office:value-type="float" office:value="9541" calcext:value-type="float">
            <text:p>9541</text:p>
          </table:table-cell>
          <table:table-cell office:value-type="float" office:value="9607" calcext:value-type="float">
            <text:p>9607</text:p>
          </table:table-cell>
          <table:table-cell office:value-type="float" office:value="10028" calcext:value-type="float">
            <text:p>10028</text:p>
          </table:table-cell>
          <table:table-cell office:value-type="float" office:value="10450" calcext:value-type="float">
            <text:p>10450</text:p>
          </table:table-cell>
          <table:table-cell office:value-type="float" office:value="11541" calcext:value-type="float">
            <text:p>1154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+10.4%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Woodhaven Blvd J train icon Z train icon</text:p>
          </table:table-cell>
          <table:table-cell office:value-type="float" office:value="3907" calcext:value-type="float">
            <text:p>3907</text:p>
          </table:table-cell>
          <table:table-cell office:value-type="float" office:value="4173" calcext:value-type="float">
            <text:p>4173</text:p>
          </table:table-cell>
          <table:table-cell office:value-type="float" office:value="4176" calcext:value-type="float">
            <text:p>4176</text:p>
          </table:table-cell>
          <table:table-cell office:value-type="float" office:value="4260" calcext:value-type="float">
            <text:p>4260</text:p>
          </table:table-cell>
          <table:table-cell office:value-type="float" office:value="4433" calcext:value-type="float">
            <text:p>4433</text:p>
          </table:table-cell>
          <table:table-cell office:value-type="float" office:value="4464" calcext:value-type="float">
            <text:p>44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+0.7%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Woodhaven Blvd M train icon R train icon</text:p>
          </table:table-cell>
          <table:table-cell office:value-type="float" office:value="22990" calcext:value-type="float">
            <text:p>22990</text:p>
          </table:table-cell>
          <table:table-cell office:value-type="float" office:value="23826" calcext:value-type="float">
            <text:p>23826</text:p>
          </table:table-cell>
          <table:table-cell office:value-type="float" office:value="23035" calcext:value-type="float">
            <text:p>23035</text:p>
          </table:table-cell>
          <table:table-cell office:value-type="float" office:value="22673" calcext:value-type="float">
            <text:p>22673</text:p>
          </table:table-cell>
          <table:table-cell office:value-type="float" office:value="22502" calcext:value-type="float">
            <text:p>22502</text:p>
          </table:table-cell>
          <table:table-cell office:value-type="float" office:value="22521" calcext:value-type="float">
            <text:p>225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0.1%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side-61 St 7 train icon</text:p>
          </table:table-cell>
          <table:table-cell office:value-type="float" office:value="16070" calcext:value-type="float">
            <text:p>16070</text:p>
          </table:table-cell>
          <table:table-cell office:value-type="float" office:value="16746" calcext:value-type="float">
            <text:p>16746</text:p>
          </table:table-cell>
          <table:table-cell office:value-type="float" office:value="16541" calcext:value-type="float">
            <text:p>16541</text:p>
          </table:table-cell>
          <table:table-cell office:value-type="float" office:value="16680" calcext:value-type="float">
            <text:p>16680</text:p>
          </table:table-cell>
          <table:table-cell office:value-type="float" office:value="16734" calcext:value-type="float">
            <text:p>16734</text:p>
          </table:table-cell>
          <table:table-cell office:value-type="float" office:value="16698" calcext:value-type="float">
            <text:p>16698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-0.2%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Brooklyn</text:p>
          </table:table-cell>
          <table:table-cell office:value-type="float" office:value="1038631" calcext:value-type="float">
            <text:p>1038631</text:p>
          </table:table-cell>
          <table:table-cell office:value-type="float" office:value="1087312" calcext:value-type="float">
            <text:p>1087312</text:p>
          </table:table-cell>
          <table:table-cell office:value-type="float" office:value="1075159" calcext:value-type="float">
            <text:p>1075159</text:p>
          </table:table-cell>
          <table:table-cell office:value-type="float" office:value="1100055" calcext:value-type="float">
            <text:p>1100055</text:p>
          </table:table-cell>
          <table:table-cell office:value-type="float" office:value="1128393" calcext:value-type="float">
            <text:p>1128393</text:p>
          </table:table-cell>
          <table:table-cell office:value-type="float" office:value="1151433" calcext:value-type="float">
            <text:p>1151433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+2.0%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Bronx</text:p>
          </table:table-cell>
          <table:table-cell office:value-type="float" office:value="418842" calcext:value-type="float">
            <text:p>418842</text:p>
          </table:table-cell>
          <table:table-cell office:value-type="float" office:value="444943" calcext:value-type="float">
            <text:p>444943</text:p>
          </table:table-cell>
          <table:table-cell office:value-type="float" office:value="442457" calcext:value-type="float">
            <text:p>442457</text:p>
          </table:table-cell>
          <table:table-cell office:value-type="float" office:value="450208" calcext:value-type="float">
            <text:p>450208</text:p>
          </table:table-cell>
          <table:table-cell office:value-type="float" office:value="459274" calcext:value-type="float">
            <text:p>459274</text:p>
          </table:table-cell>
          <table:table-cell office:value-type="float" office:value="469571" calcext:value-type="float">
            <text:p>469571</text:p>
          </table:table-cell>
          <table:table-cell office:value-type="float" office:value="10297" calcext:value-type="float">
            <text:p>10297</text:p>
          </table:table-cell>
          <table:table-cell office:value-type="string" calcext:value-type="string">
            <text:p>+2.2%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Manhattan</text:p>
          </table:table-cell>
          <table:table-cell office:value-type="float" office:value="2849118" calcext:value-type="float">
            <text:p>2849118</text:p>
          </table:table-cell>
          <table:table-cell office:value-type="float" office:value="2930611" calcext:value-type="float">
            <text:p>2930611</text:p>
          </table:table-cell>
          <table:table-cell office:value-type="float" office:value="2826545" calcext:value-type="float">
            <text:p>2826545</text:p>
          </table:table-cell>
          <table:table-cell office:value-type="float" office:value="2856251" calcext:value-type="float">
            <text:p>2856251</text:p>
          </table:table-cell>
          <table:table-cell office:value-type="float" office:value="2928969" calcext:value-type="float">
            <text:p>2928969</text:p>
          </table:table-cell>
          <table:table-cell office:value-type="float" office:value="2981657" calcext:value-type="float">
            <text:p>2981657</text:p>
          </table:table-cell>
          <table:table-cell office:value-type="float" office:value="52688" calcext:value-type="float">
            <text:p>52688</text:p>
          </table:table-cell>
          <table:table-cell office:value-type="string" calcext:value-type="string">
            <text:p>+1.8%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Queens</text:p>
          </table:table-cell>
          <table:table-cell office:value-type="float" office:value="739533" calcext:value-type="float">
            <text:p>739533</text:p>
          </table:table-cell>
          <table:table-cell office:value-type="float" office:value="766571" calcext:value-type="float">
            <text:p>766571</text:p>
          </table:table-cell>
          <table:table-cell office:value-type="float" office:value="747114" calcext:value-type="float">
            <text:p>747114</text:p>
          </table:table-cell>
          <table:table-cell office:value-type="float" office:value="755495" calcext:value-type="float">
            <text:p>755495</text:p>
          </table:table-cell>
          <table:table-cell office:value-type="float" office:value="768288" calcext:value-type="float">
            <text:p>768288</text:p>
          </table:table-cell>
          <table:table-cell office:value-type="float" office:value="777473" calcext:value-type="float">
            <text:p>777473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+1.2%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Systemwide Adjustment</text:p>
          </table:table-cell>
          <table:table-cell office:value-type="float" office:value="-3861" calcext:value-type="float">
            <text:p>-3861</text:p>
          </table:table-cell>
          <table:table-cell office:value-type="float" office:value="-3762" calcext:value-type="float">
            <text:p>-3762</text:p>
          </table:table-cell>
          <table:table-cell office:value-type="float" office:value="-4442" calcext:value-type="float">
            <text:p>-4442</text:p>
          </table:table-cell>
          <table:table-cell office:value-type="float" office:value="-5096" calcext:value-type="float">
            <text:p>-5096</text:p>
          </table:table-cell>
          <table:table-cell office:value-type="float" office:value="-629" calcext:value-type="float">
            <text:p>-62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System Total</text:p>
          </table:table-cell>
          <table:table-cell office:value-type="float" office:value="5042263" calcext:value-type="float">
            <text:p>5042263</text:p>
          </table:table-cell>
          <table:table-cell office:value-type="float" office:value="5225675" calcext:value-type="float">
            <text:p>5225675</text:p>
          </table:table-cell>
          <table:table-cell office:value-type="float" office:value="5086833" calcext:value-type="float">
            <text:p>5086833</text:p>
          </table:table-cell>
          <table:table-cell office:value-type="float" office:value="5156913" calcext:value-type="float">
            <text:p>5156913</text:p>
          </table:table-cell>
          <table:table-cell office:value-type="float" office:value="5284295" calcext:value-type="float">
            <text:p>5284295</text:p>
          </table:table-cell>
          <table:table-cell office:value-type="float" office:value="5380184" calcext:value-type="float">
            <text:p>5380184</text:p>
          </table:table-cell>
          <table:table-cell office:value-type="float" office:value="95889" calcext:value-type="float">
            <text:p>95889</text:p>
          </table:table-cell>
          <table:table-cell office:value-type="string" calcext:value-type="string">
            <text:p>+1.8%</text:p>
          </table:table-cell>
          <table:table-cell table:style-name="Default"/>
          <table:table-cell table:number-columns-repeated="1013"/>
        </table:table-row>
      </table:table>
      <table:table table:name="Ridership" table:style-name="ta3">
        <office:forms form:automatic-focus="false" form:apply-design-mode="false"/>
        <table:table-column table:style-name="co1" table:number-columns-repeated="6" table:default-cell-style-name="Default"/>
        <table:table-column table:style-name="co1" table:number-columns-repeated="1018" table:default-cell-style-name="ce2"/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verage Weekday</text:p>
          </table:table-cell>
          <table:table-cell table:style-name="ce2" office:value-type="string" calcext:value-type="string">
            <text:p>Average Saturday</text:p>
          </table:table-cell>
          <table:table-cell table:style-name="ce2" office:value-type="string" calcext:value-type="string">
            <text:p>Average Sunday</text:p>
          </table:table-cell>
          <table:table-cell table:style-name="ce2" office:value-type="string" calcext:value-type="string">
            <text:p>Average Weekend</text:p>
          </table:table-cell>
          <table:table-cell table:style-name="ce2" office:value-type="string" calcext:value-type="string">
            <text:p>Annual Total</text:p>
          </table:table-cell>
          <table:table-cell table:number-columns-repeated="1018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042263" calcext:value-type="float">
            <text:p>5042263</text:p>
          </table:table-cell>
          <table:table-cell table:style-name="ce2" office:value-type="float" office:value="2917270" calcext:value-type="float">
            <text:p>2917270</text:p>
          </table:table-cell>
          <table:table-cell table:style-name="ce2" office:value-type="float" office:value="2211502" calcext:value-type="float">
            <text:p>2211502</text:p>
          </table:table-cell>
          <table:table-cell table:style-name="ce2" office:value-type="float" office:value="5128772" calcext:value-type="float">
            <text:p>5128772</text:p>
          </table:table-cell>
          <table:table-cell table:style-name="ce2" office:value-type="float" office:value="1562515065" calcext:value-type="float">
            <text:p>1562515065</text:p>
          </table:table-cell>
          <table:table-cell table:number-columns-repeated="1018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225675" calcext:value-type="float">
            <text:p>5225675</text:p>
          </table:table-cell>
          <table:table-cell table:style-name="ce2" office:value-type="float" office:value="2979391" calcext:value-type="float">
            <text:p>2979391</text:p>
          </table:table-cell>
          <table:table-cell table:style-name="ce2" office:value-type="float" office:value="2310944" calcext:value-type="float">
            <text:p>2310944</text:p>
          </table:table-cell>
          <table:table-cell table:style-name="ce2" office:value-type="float" office:value="5290334" calcext:value-type="float">
            <text:p>5290334</text:p>
          </table:table-cell>
          <table:table-cell table:style-name="ce2" office:value-type="float" office:value="1623881369" calcext:value-type="float">
            <text:p>1623881369</text:p>
          </table:table-cell>
          <table:table-cell table:number-columns-repeated="1018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086833" calcext:value-type="float">
            <text:p>5086833</text:p>
          </table:table-cell>
          <table:table-cell table:style-name="ce2" office:value-type="float" office:value="2928247" calcext:value-type="float">
            <text:p>2928247</text:p>
          </table:table-cell>
          <table:table-cell table:style-name="ce2" office:value-type="float" office:value="2283601" calcext:value-type="float">
            <text:p>2283601</text:p>
          </table:table-cell>
          <table:table-cell table:style-name="ce2" office:value-type="float" office:value="5211848" calcext:value-type="float">
            <text:p>5211848</text:p>
          </table:table-cell>
          <table:table-cell table:style-name="ce2" office:value-type="float" office:value="1579866600" calcext:value-type="float">
            <text:p>1579866600</text:p>
          </table:table-cell>
          <table:table-cell table:number-columns-repeated="1018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156913" calcext:value-type="float">
            <text:p>5156913</text:p>
          </table:table-cell>
          <table:table-cell table:style-name="ce2" office:value-type="float" office:value="3031289" calcext:value-type="float">
            <text:p>3031289</text:p>
          </table:table-cell>
          <table:table-cell table:style-name="ce2" office:value-type="float" office:value="2335077" calcext:value-type="float">
            <text:p>2335077</text:p>
          </table:table-cell>
          <table:table-cell table:style-name="ce2" office:value-type="float" office:value="5366366" calcext:value-type="float">
            <text:p>5366366</text:p>
          </table:table-cell>
          <table:table-cell table:style-name="ce2" office:value-type="float" office:value="1604198017" calcext:value-type="float">
            <text:p>1604198017</text:p>
          </table:table-cell>
          <table:table-cell table:number-columns-repeated="1018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284295" calcext:value-type="float">
            <text:p>5284295</text:p>
          </table:table-cell>
          <table:table-cell table:style-name="ce2" office:value-type="float" office:value="3082463" calcext:value-type="float">
            <text:p>3082463</text:p>
          </table:table-cell>
          <table:table-cell table:style-name="ce2" office:value-type="float" office:value="2414587" calcext:value-type="float">
            <text:p>2414587</text:p>
          </table:table-cell>
          <table:table-cell table:style-name="ce2" office:value-type="float" office:value="5497050" calcext:value-type="float">
            <text:p>5497050</text:p>
          </table:table-cell>
          <table:table-cell table:style-name="ce2" office:value-type="float" office:value="1640434672" calcext:value-type="float">
            <text:p>1640434672</text:p>
          </table:table-cell>
          <table:table-cell table:number-columns-repeated="1018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380184" calcext:value-type="float">
            <text:p>5380184</text:p>
          </table:table-cell>
          <table:table-cell table:style-name="ce2" office:value-type="float" office:value="3172627" calcext:value-type="float">
            <text:p>3172627</text:p>
          </table:table-cell>
          <table:table-cell table:style-name="ce2" office:value-type="float" office:value="2490736" calcext:value-type="float">
            <text:p>2490736</text:p>
          </table:table-cell>
          <table:table-cell table:style-name="ce2" office:value-type="float" office:value="5663363" calcext:value-type="float">
            <text:p>5663363</text:p>
          </table:table-cell>
          <table:table-cell table:style-name="ce2" office:value-type="float" office:value="1654582265" calcext:value-type="float">
            <text:p>1654582265</text:p>
          </table:table-cell>
          <table:table-cell table:number-columns-repeated="1018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2 Only" table:style-name="ta4">
        <office:forms form:automatic-focus="false" form:apply-design-mode="false"/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 (alphabetical by borough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 (alphabetical by borough)</text:p>
          </table:table-cell>
          <table:table-cell table:style-name="ce1" office:value-type="float" office:value="2012" calcext:value-type="float">
            <text:p>2012</text:p>
          </table:table-cell>
          <table:table-cell table:style-name="ce2" office:value-type="string" calcext:value-type="string">
            <text:p>Check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The Bronx</text:p>
          </table:table-cell>
          <table:table-cell table:style-name="Default" table:number-columns-repeated="2"/>
          <table:table-cell office:value-type="string" calcext:value-type="string">
            <text:p>The Bronx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38 St-Grand Concourse 4 train icon 5 train icon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38 St-Grand Concourse 4 train icon 5 train icon</text:p>
          </table:table-cell>
          <table:table-cell office:value-type="float" office:value="3183" calcext:value-type="float">
            <text:p>3183</text:p>
          </table:table-cell>
          <table:table-cell table:formula="of:=EXACT([.E3];[.B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49 St-Grand Concourse 2 train icon 4 train icon 5 train icon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49 St-Grand Concourse 2 train icon 4 train icon 5 train icon</text:p>
          </table:table-cell>
          <table:table-cell office:value-type="float" office:value="13599" calcext:value-type="float">
            <text:p>13599</text:p>
          </table:table-cell>
          <table:table-cell table:formula="of:=EXACT([.E4];[.B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1 St-Yankee Stadium B train icon D train icon 4 train icon</text:p>
          </table:table-cell>
          <table:table-cell office:value-type="float" office:value="35820" calcext:value-type="float">
            <text:p>3582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61 St-Yankee Stadium B train icon D train icon 4 train icon</text:p>
          </table:table-cell>
          <table:table-cell office:value-type="float" office:value="27604" calcext:value-type="float">
            <text:p>27604</text:p>
          </table:table-cell>
          <table:table-cell table:formula="of:=EXACT([.E5];[.B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 4 train icon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67 St 4 train icon</text:p>
          </table:table-cell>
          <table:table-cell office:value-type="float" office:value="9699" calcext:value-type="float">
            <text:p>9699</text:p>
          </table:table-cell>
          <table:table-cell table:formula="of:=EXACT([.E6];[.B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 B train icon D train icon</text:p>
          </table:table-cell>
          <table:table-cell office:value-type="float" office:value="11924" calcext:value-type="float">
            <text:p>1192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67 St B train icon D train icon</text:p>
          </table:table-cell>
          <table:table-cell office:value-type="float" office:value="9264" calcext:value-type="float">
            <text:p>9264</text:p>
          </table:table-cell>
          <table:table-cell table:formula="of:=EXACT([.E7];[.B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 4 train icon</text:p>
          </table:table-cell>
          <table:table-cell office:value-type="float" office:value="10952" calcext:value-type="float">
            <text:p>1095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70 St 4 train icon</text:p>
          </table:table-cell>
          <table:table-cell office:value-type="float" office:value="9518" calcext:value-type="float">
            <text:p>9518</text:p>
          </table:table-cell>
          <table:table-cell table:formula="of:=EXACT([.E8];[.B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 B train icon D train icon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70 St B train icon D train icon</text:p>
          </table:table-cell>
          <table:table-cell office:value-type="float" office:value="6303" calcext:value-type="float">
            <text:p>6303</text:p>
          </table:table-cell>
          <table:table-cell table:formula="of:=EXACT([.E9];[.B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4 St 2 train icon 5 train icon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74 St 2 train icon 5 train icon</text:p>
          </table:table-cell>
          <table:table-cell office:value-type="float" office:value="7018" calcext:value-type="float">
            <text:p>7018</text:p>
          </table:table-cell>
          <table:table-cell table:formula="of:=EXACT([.E10];[.B1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74-175 Sts B train icon D train icon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74-175 Sts B train icon D train icon</text:p>
          </table:table-cell>
          <table:table-cell office:value-type="float" office:value="4706" calcext:value-type="float">
            <text:p>4706</text:p>
          </table:table-cell>
          <table:table-cell table:formula="of:=EXACT([.E11];[.B1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6 St 4 train icon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76 St 4 train icon</text:p>
          </table:table-cell>
          <table:table-cell office:value-type="float" office:value="5623" calcext:value-type="float">
            <text:p>5623</text:p>
          </table:table-cell>
          <table:table-cell table:formula="of:=EXACT([.E12];[.B1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82-183 Sts B train icon D train icon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82-183 Sts B train icon D train icon</text:p>
          </table:table-cell>
          <table:table-cell office:value-type="float" office:value="4507" calcext:value-type="float">
            <text:p>4507</text:p>
          </table:table-cell>
          <table:table-cell table:formula="of:=EXACT([.E13];[.B1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83 St 4 train icon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183 St 4 train icon</text:p>
          </table:table-cell>
          <table:table-cell office:value-type="float" office:value="6319" calcext:value-type="float">
            <text:p>6319</text:p>
          </table:table-cell>
          <table:table-cell table:formula="of:=EXACT([.E14];[.B1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19 St 2 train icon 5 train icon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219 St 2 train icon 5 train icon</text:p>
          </table:table-cell>
          <table:table-cell office:value-type="float" office:value="3413" calcext:value-type="float">
            <text:p>3413</text:p>
          </table:table-cell>
          <table:table-cell table:formula="of:=EXACT([.E15];[.B1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25 St 2 train icon 5 train icon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225 St 2 train icon 5 train icon</text:p>
          </table:table-cell>
          <table:table-cell office:value-type="float" office:value="4469" calcext:value-type="float">
            <text:p>4469</text:p>
          </table:table-cell>
          <table:table-cell table:formula="of:=EXACT([.E16];[.B1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1 St 1 train icon</text:p>
          </table:table-cell>
          <table:table-cell office:value-type="float" office:value="9704" calcext:value-type="float">
            <text:p>970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231 St 1 train icon</text:p>
          </table:table-cell>
          <table:table-cell office:value-type="float" office:value="9187" calcext:value-type="float">
            <text:p>9187</text:p>
          </table:table-cell>
          <table:table-cell table:formula="of:=EXACT([.E17];[.B1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3 St 2 train icon 5 train icon</text:p>
          </table:table-cell>
          <table:table-cell office:value-type="float" office:value="5971" calcext:value-type="float">
            <text:p>5971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233 St 2 train icon 5 train icon</text:p>
          </table:table-cell>
          <table:table-cell office:value-type="float" office:value="5388" calcext:value-type="float">
            <text:p>5388</text:p>
          </table:table-cell>
          <table:table-cell table:formula="of:=EXACT([.E18];[.B1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8 St 1 train icon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238 St 1 train icon</text:p>
          </table:table-cell>
          <table:table-cell office:value-type="float" office:value="3612" calcext:value-type="float">
            <text:p>3612</text:p>
          </table:table-cell>
          <table:table-cell table:formula="of:=EXACT([.E19];[.B1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38 St 6 train icon</text:p>
          </table:table-cell>
          <table:table-cell office:value-type="float" office:value="8670" calcext:value-type="float">
            <text:p>867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3 Av-138 St 6 train icon</text:p>
          </table:table-cell>
          <table:table-cell office:value-type="float" office:value="7326" calcext:value-type="float">
            <text:p>7326</text:p>
          </table:table-cell>
          <table:table-cell table:formula="of:=EXACT([.E20];[.B2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49 St 2 train icon 5 train icon</text:p>
          </table:table-cell>
          <table:table-cell office:value-type="float" office:value="25356" calcext:value-type="float">
            <text:p>2535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3 Av-149 St 2 train icon 5 train icon</text:p>
          </table:table-cell>
          <table:table-cell office:value-type="float" office:value="24580" calcext:value-type="float">
            <text:p>24580</text:p>
          </table:table-cell>
          <table:table-cell table:formula="of:=EXACT([.E21];[.B2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Allerton Av 2 train icon 5 train icon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Allerton Av 2 train icon 5 train icon</text:p>
          </table:table-cell>
          <table:table-cell office:value-type="float" office:value="5389" calcext:value-type="float">
            <text:p>5389</text:p>
          </table:table-cell>
          <table:table-cell table:formula="of:=EXACT([.E22];[.B2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aychester Av 5 train ico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aychester Av 5 train icon</text:p>
          </table:table-cell>
          <table:table-cell office:value-type="float" office:value="3980" calcext:value-type="float">
            <text:p>3980</text:p>
          </table:table-cell>
          <table:table-cell table:formula="of:=EXACT([.E23];[.B2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 B train icon D train icon</text:p>
          </table:table-cell>
          <table:table-cell office:value-type="float" office:value="7039" calcext:value-type="float">
            <text:p>7039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edford Park Blvd B train icon D train icon</text:p>
          </table:table-cell>
          <table:table-cell office:value-type="float" office:value="6183" calcext:value-type="float">
            <text:p>6183</text:p>
          </table:table-cell>
          <table:table-cell table:formula="of:=EXACT([.E24];[.B2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-Lehman College 4 train icon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edford Park Blvd-Lehman College 4 train icon</text:p>
          </table:table-cell>
          <table:table-cell office:value-type="float" office:value="6034" calcext:value-type="float">
            <text:p>6034</text:p>
          </table:table-cell>
          <table:table-cell table:formula="of:=EXACT([.E25];[.B2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nx Park East 2 train icon 5 train icon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ronx Park East 2 train icon 5 train icon</text:p>
          </table:table-cell>
          <table:table-cell office:value-type="float" office:value="2811" calcext:value-type="float">
            <text:p>2811</text:p>
          </table:table-cell>
          <table:table-cell table:formula="of:=EXACT([.E26];[.B2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ok Av 6 train icon</text:p>
          </table:table-cell>
          <table:table-cell office:value-type="float" office:value="6742" calcext:value-type="float">
            <text:p>674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rook Av 6 train icon</text:p>
          </table:table-cell>
          <table:table-cell office:value-type="float" office:value="6113" calcext:value-type="float">
            <text:p>6113</text:p>
          </table:table-cell>
          <table:table-cell table:formula="of:=EXACT([.E27];[.B2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uhre Av 6 train icon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uhre Av 6 train icon</text:p>
          </table:table-cell>
          <table:table-cell office:value-type="float" office:value="3418" calcext:value-type="float">
            <text:p>3418</text:p>
          </table:table-cell>
          <table:table-cell table:formula="of:=EXACT([.E28];[.B2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ke Av 2 train icon 5 train ico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urke Av 2 train icon 5 train icon</text:p>
          </table:table-cell>
          <table:table-cell office:value-type="float" office:value="3491" calcext:value-type="float">
            <text:p>3491</text:p>
          </table:table-cell>
          <table:table-cell table:formula="of:=EXACT([.E29];[.B2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nside Av 4 train icon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Burnside Av 4 train icon</text:p>
          </table:table-cell>
          <table:table-cell office:value-type="float" office:value="11387" calcext:value-type="float">
            <text:p>11387</text:p>
          </table:table-cell>
          <table:table-cell table:formula="of:=EXACT([.E30];[.B3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astle Hill Av 6 train icon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Castle Hill Av 6 train icon</text:p>
          </table:table-cell>
          <table:table-cell office:value-type="float" office:value="7567" calcext:value-type="float">
            <text:p>7567</text:p>
          </table:table-cell>
          <table:table-cell table:formula="of:=EXACT([.E31];[.B3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ypress Av 6 train icon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Cypress Av 6 train icon</text:p>
          </table:table-cell>
          <table:table-cell office:value-type="float" office:value="3636" calcext:value-type="float">
            <text:p>3636</text:p>
          </table:table-cell>
          <table:table-cell table:formula="of:=EXACT([.E32];[.B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3 St-St Mary's St 6 train icon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East 143 St-St Mary's St 6 train icon</text:p>
          </table:table-cell>
          <table:table-cell office:value-type="float" office:value="973" calcext:value-type="float">
            <text:p>973</text:p>
          </table:table-cell>
          <table:table-cell table:formula="of:=EXACT([.E33];[.B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9 St 6 train icon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East 149 St 6 train icon</text:p>
          </table:table-cell>
          <table:table-cell office:value-type="float" office:value="4486" calcext:value-type="float">
            <text:p>4486</text:p>
          </table:table-cell>
          <table:table-cell table:formula="of:=EXACT([.E34];[.B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80 St 2 train icon 5 train icon</text:p>
          </table:table-cell>
          <table:table-cell office:value-type="float" office:value="7154" calcext:value-type="float">
            <text:p>715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East 180 St 2 train icon 5 train icon</text:p>
          </table:table-cell>
          <table:table-cell office:value-type="float" office:value="6832" calcext:value-type="float">
            <text:p>6832</text:p>
          </table:table-cell>
          <table:table-cell table:formula="of:=EXACT([.E35];[.B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Eastchester-Dyre Av 5 train icon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Eastchester-Dyre Av 5 train icon</text:p>
          </table:table-cell>
          <table:table-cell office:value-type="float" office:value="4765" calcext:value-type="float">
            <text:p>4765</text:p>
          </table:table-cell>
          <table:table-cell table:formula="of:=EXACT([.E36];[.B3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lder Av 6 train icon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Elder Av 6 train icon</text:p>
          </table:table-cell>
          <table:table-cell office:value-type="float" office:value="6161" calcext:value-type="float">
            <text:p>6161</text:p>
          </table:table-cell>
          <table:table-cell table:formula="of:=EXACT([.E37];[.B3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 4 train icon</text:p>
          </table:table-cell>
          <table:table-cell office:value-type="float" office:value="14757" calcext:value-type="float">
            <text:p>1475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Fordham Rd 4 train icon</text:p>
          </table:table-cell>
          <table:table-cell office:value-type="float" office:value="12560" calcext:value-type="float">
            <text:p>12560</text:p>
          </table:table-cell>
          <table:table-cell table:formula="of:=EXACT([.E38];[.B3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 B train icon D train icon</text:p>
          </table:table-cell>
          <table:table-cell office:value-type="float" office:value="14157" calcext:value-type="float">
            <text:p>1415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Fordham Rd B train icon D train icon</text:p>
          </table:table-cell>
          <table:table-cell office:value-type="float" office:value="11521" calcext:value-type="float">
            <text:p>11521</text:p>
          </table:table-cell>
          <table:table-cell table:formula="of:=EXACT([.E39];[.B3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reeman St 2 train icon 5 train icon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Freeman St 2 train icon 5 train icon</text:p>
          </table:table-cell>
          <table:table-cell office:value-type="float" office:value="4569" calcext:value-type="float">
            <text:p>4569</text:p>
          </table:table-cell>
          <table:table-cell table:formula="of:=EXACT([.E40];[.B4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 2 train icon 5 train icon</text:p>
          </table:table-cell>
          <table:table-cell office:value-type="float" office:value="7899" calcext:value-type="float">
            <text:p>7899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Gun Hill Rd 2 train icon 5 train icon</text:p>
          </table:table-cell>
          <table:table-cell office:value-type="float" office:value="7212" calcext:value-type="float">
            <text:p>7212</text:p>
          </table:table-cell>
          <table:table-cell table:formula="of:=EXACT([.E41];[.B4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 5 train icon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Gun Hill Rd 5 train icon</text:p>
          </table:table-cell>
          <table:table-cell office:value-type="float" office:value="5953" calcext:value-type="float">
            <text:p>5953</text:p>
          </table:table-cell>
          <table:table-cell table:formula="of:=EXACT([.E42];[.B4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Hunts Point Av 6 train icon</text:p>
          </table:table-cell>
          <table:table-cell office:value-type="float" office:value="11168" calcext:value-type="float">
            <text:p>1116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Hunts Point Av 6 train icon</text:p>
          </table:table-cell>
          <table:table-cell office:value-type="float" office:value="10389" calcext:value-type="float">
            <text:p>10389</text:p>
          </table:table-cell>
          <table:table-cell table:formula="of:=EXACT([.E43];[.B4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Intervale Av 2 train icon 5 train ico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Intervale Av 2 train icon 5 train icon</text:p>
          </table:table-cell>
          <table:table-cell office:value-type="float" office:value="3121" calcext:value-type="float">
            <text:p>3121</text:p>
          </table:table-cell>
          <table:table-cell table:formula="of:=EXACT([.E44];[.B4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Jackson Av 2 train icon 5 train icon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Jackson Av 2 train icon 5 train icon</text:p>
          </table:table-cell>
          <table:table-cell office:value-type="float" office:value="5060" calcext:value-type="float">
            <text:p>5060</text:p>
          </table:table-cell>
          <table:table-cell table:formula="of:=EXACT([.E45];[.B4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 4 train icon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Kingsbridge Rd 4 train icon</text:p>
          </table:table-cell>
          <table:table-cell office:value-type="float" office:value="10377" calcext:value-type="float">
            <text:p>10377</text:p>
          </table:table-cell>
          <table:table-cell table:formula="of:=EXACT([.E46];[.B4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 B train icon D train icon</text:p>
          </table:table-cell>
          <table:table-cell office:value-type="float" office:value="8373" calcext:value-type="float">
            <text:p>8373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Kingsbridge Rd B train icon D train icon</text:p>
          </table:table-cell>
          <table:table-cell office:value-type="float" office:value="7184" calcext:value-type="float">
            <text:p>7184</text:p>
          </table:table-cell>
          <table:table-cell table:formula="of:=EXACT([.E47];[.B4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Longwood Av 6 train icon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Longwood Av 6 train icon</text:p>
          </table:table-cell>
          <table:table-cell office:value-type="float" office:value="3476" calcext:value-type="float">
            <text:p>3476</text:p>
          </table:table-cell>
          <table:table-cell table:formula="of:=EXACT([.E48];[.B4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iddletown Rd 6 train icon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Middletown Rd 6 train icon</text:p>
          </table:table-cell>
          <table:table-cell office:value-type="float" office:value="1969" calcext:value-type="float">
            <text:p>1969</text:p>
          </table:table-cell>
          <table:table-cell table:formula="of:=EXACT([.E49];[.B4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rris Park 5 train icon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Morris Park 5 train icon</text:p>
          </table:table-cell>
          <table:table-cell office:value-type="float" office:value="2083" calcext:value-type="float">
            <text:p>2083</text:p>
          </table:table-cell>
          <table:table-cell table:formula="of:=EXACT([.E50];[.B5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rrison Av-Soundview 6 train icon</text:p>
          </table:table-cell>
          <table:table-cell office:value-type="float" office:value="7494" calcext:value-type="float">
            <text:p>749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Morrison Av-Soundview 6 train icon</text:p>
          </table:table-cell>
          <table:table-cell office:value-type="float" office:value="6582" calcext:value-type="float">
            <text:p>6582</text:p>
          </table:table-cell>
          <table:table-cell table:formula="of:=EXACT([.E51];[.B5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sholu Pkwy 4 train icon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Mosholu Pkwy 4 train icon</text:p>
          </table:table-cell>
          <table:table-cell office:value-type="float" office:value="9596" calcext:value-type="float">
            <text:p>9596</text:p>
          </table:table-cell>
          <table:table-cell table:formula="of:=EXACT([.E52];[.B5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t Eden Av 4 train icon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Mt Eden Av 4 train icon</text:p>
          </table:table-cell>
          <table:table-cell office:value-type="float" office:value="5859" calcext:value-type="float">
            <text:p>5859</text:p>
          </table:table-cell>
          <table:table-cell table:formula="of:=EXACT([.E53];[.B5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Nereid Av 2 train icon 5 train icon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Nereid Av 2 train icon 5 train icon</text:p>
          </table:table-cell>
          <table:table-cell office:value-type="float" office:value="3603" calcext:value-type="float">
            <text:p>3603</text:p>
          </table:table-cell>
          <table:table-cell table:formula="of:=EXACT([.E54];[.B5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Norwood-205 St D train icon</text:p>
          </table:table-cell>
          <table:table-cell office:value-type="float" office:value="9025" calcext:value-type="float">
            <text:p>9025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Norwood-205 St D train icon</text:p>
          </table:table-cell>
          <table:table-cell office:value-type="float" office:value="7872" calcext:value-type="float">
            <text:p>7872</text:p>
          </table:table-cell>
          <table:table-cell table:formula="of:=EXACT([.E55];[.B5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Parkchester 6 train icon</text:p>
          </table:table-cell>
          <table:table-cell office:value-type="float" office:value="16260" calcext:value-type="float">
            <text:p>16260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Parkchester 6 train icon</text:p>
          </table:table-cell>
          <table:table-cell office:value-type="float" office:value="15190" calcext:value-type="float">
            <text:p>15190</text:p>
          </table:table-cell>
          <table:table-cell table:formula="of:=EXACT([.E56];[.B5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Bay Park 6 train icon</text:p>
          </table:table-cell>
          <table:table-cell office:value-type="float" office:value="6516" calcext:value-type="float">
            <text:p>651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Pelham Bay Park 6 train icon</text:p>
          </table:table-cell>
          <table:table-cell office:value-type="float" office:value="6688" calcext:value-type="float">
            <text:p>6688</text:p>
          </table:table-cell>
          <table:table-cell table:formula="of:=EXACT([.E57];[.B5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 2 train icon 5 train icon</text:p>
          </table:table-cell>
          <table:table-cell office:value-type="float" office:value="10246" calcext:value-type="float">
            <text:p>1024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Pelham Pkwy 2 train icon 5 train icon</text:p>
          </table:table-cell>
          <table:table-cell office:value-type="float" office:value="9288" calcext:value-type="float">
            <text:p>9288</text:p>
          </table:table-cell>
          <table:table-cell table:formula="of:=EXACT([.E58];[.B5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 5 train icon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Pelham Pkwy 5 train icon</text:p>
          </table:table-cell>
          <table:table-cell office:value-type="float" office:value="3314" calcext:value-type="float">
            <text:p>3314</text:p>
          </table:table-cell>
          <table:table-cell table:formula="of:=EXACT([.E59];[.B5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rospect Av 2 train icon 5 train icon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Prospect Av 2 train icon 5 train icon</text:p>
          </table:table-cell>
          <table:table-cell office:value-type="float" office:value="7053" calcext:value-type="float">
            <text:p>7053</text:p>
          </table:table-cell>
          <table:table-cell table:formula="of:=EXACT([.E60];[.B6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impson St 2 train icon 5 train icon</text:p>
          </table:table-cell>
          <table:table-cell office:value-type="float" office:value="9045" calcext:value-type="float">
            <text:p>9045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Simpson St 2 train icon 5 train icon</text:p>
          </table:table-cell>
          <table:table-cell office:value-type="float" office:value="9243" calcext:value-type="float">
            <text:p>9243</text:p>
          </table:table-cell>
          <table:table-cell table:formula="of:=EXACT([.E61];[.B6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t Lawrence Av 6 train icon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St Lawrence Av 6 train icon</text:p>
          </table:table-cell>
          <table:table-cell office:value-type="float" office:value="3852" calcext:value-type="float">
            <text:p>3852</text:p>
          </table:table-cell>
          <table:table-cell table:formula="of:=EXACT([.E62];[.B6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Tremont Av B train icon D train icon</text:p>
          </table:table-cell>
          <table:table-cell office:value-type="float" office:value="10412" calcext:value-type="float">
            <text:p>1041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Tremont Av B train icon D train icon</text:p>
          </table:table-cell>
          <table:table-cell office:value-type="float" office:value="8882" calcext:value-type="float">
            <text:p>8882</text:p>
          </table:table-cell>
          <table:table-cell table:formula="of:=EXACT([.E63];[.B6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Van Cortlandt Park-242 St 1 train icon</text:p>
          </table:table-cell>
          <table:table-cell office:value-type="float" office:value="6968" calcext:value-type="float">
            <text:p>6968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Van Cortlandt Park-242 St 1 train icon</text:p>
          </table:table-cell>
          <table:table-cell office:value-type="float" office:value="6641" calcext:value-type="float">
            <text:p>6641</text:p>
          </table:table-cell>
          <table:table-cell table:formula="of:=EXACT([.E64];[.B6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akefield-241 St 2 train icon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Wakefield-241 St 2 train icon</text:p>
          </table:table-cell>
          <table:table-cell office:value-type="float" office:value="5048" calcext:value-type="float">
            <text:p>5048</text:p>
          </table:table-cell>
          <table:table-cell table:formula="of:=EXACT([.E65];[.B6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 Farms Sq-East Tremont Av 2 train icon 5 train icon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West Farms Sq-East Tremont Av 2 train icon 5 train icon</text:p>
          </table:table-cell>
          <table:table-cell office:value-type="float" office:value="7842" calcext:value-type="float">
            <text:p>7842</text:p>
          </table:table-cell>
          <table:table-cell table:formula="of:=EXACT([.E66];[.B6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chester Sq-East Tremont Av 6 train icon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Westchester Sq-East Tremont Av 6 train icon</text:p>
          </table:table-cell>
          <table:table-cell office:value-type="float" office:value="6663" calcext:value-type="float">
            <text:p>6663</text:p>
          </table:table-cell>
          <table:table-cell table:formula="of:=EXACT([.E67];[.B6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hitlock Av 6 train icon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Whitlock Av 6 train icon</text:p>
          </table:table-cell>
          <table:table-cell office:value-type="float" office:value="1691" calcext:value-type="float">
            <text:p>1691</text:p>
          </table:table-cell>
          <table:table-cell table:formula="of:=EXACT([.E68];[.B6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oodlawn 4 train icon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Woodlawn 4 train icon</text:p>
          </table:table-cell>
          <table:table-cell office:value-type="float" office:value="7797" calcext:value-type="float">
            <text:p>7797</text:p>
          </table:table-cell>
          <table:table-cell table:formula="of:=EXACT([.E69];[.B6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Zerega Av 6 train icon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The Bronx</text:p>
          </table:table-cell>
          <table:table-cell office:value-type="string" calcext:value-type="string">
            <text:p>Zerega Av 6 train icon</text:p>
          </table:table-cell>
          <table:table-cell office:value-type="float" office:value="2849" calcext:value-type="float">
            <text:p>2849</text:p>
          </table:table-cell>
          <table:table-cell table:formula="of:=EXACT([.E70];[.B7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Brooklyn</text:p>
          </table:table-cell>
          <table:table-cell table:style-name="Default" table:number-columns-repeated="2"/>
          <table:table-cell office:value-type="string" calcext:value-type="string">
            <text:p>Brooklyn</text:p>
          </table:table-cell>
          <table:table-cell table:style-name="Default"/>
          <table:table-cell table:formula="of:=EXACT([.E71];[.B7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5 St-Prospect Park F train icon G train icon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15 St-Prospect Park F train icon G train icon</text:p>
          </table:table-cell>
          <table:table-cell office:value-type="float" office:value="6018" calcext:value-type="float">
            <text:p>6018</text:p>
          </table:table-cell>
          <table:table-cell table:formula="of:=EXACT([.E72];[.B7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D train icon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18 Av D train icon</text:p>
          </table:table-cell>
          <table:table-cell office:value-type="float" office:value="5544" calcext:value-type="float">
            <text:p>5544</text:p>
          </table:table-cell>
          <table:table-cell table:formula="of:=EXACT([.E73];[.B7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F train icon</text:p>
          </table:table-cell>
          <table:table-cell office:value-type="float" office:value="4328" calcext:value-type="float">
            <text:p>432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18 Av F train icon</text:p>
          </table:table-cell>
          <table:table-cell office:value-type="float" office:value="4220" calcext:value-type="float">
            <text:p>4220</text:p>
          </table:table-cell>
          <table:table-cell table:formula="of:=EXACT([.E74];[.B7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 N train icon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18 Av N train icon</text:p>
          </table:table-cell>
          <table:table-cell office:value-type="float" office:value="5507" calcext:value-type="float">
            <text:p>5507</text:p>
          </table:table-cell>
          <table:table-cell table:formula="of:=EXACT([.E75];[.B7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 D train icon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20 Av D train icon</text:p>
          </table:table-cell>
          <table:table-cell office:value-type="float" office:value="4556" calcext:value-type="float">
            <text:p>4556</text:p>
          </table:table-cell>
          <table:table-cell table:formula="of:=EXACT([.E76];[.B7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 N train icon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20 Av N train icon</text:p>
          </table:table-cell>
          <table:table-cell office:value-type="float" office:value="4091" calcext:value-type="float">
            <text:p>4091</text:p>
          </table:table-cell>
          <table:table-cell table:formula="of:=EXACT([.E77];[.B7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Av D train icon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25 Av D train icon</text:p>
          </table:table-cell>
          <table:table-cell office:value-type="float" office:value="4046" calcext:value-type="float">
            <text:p>4046</text:p>
          </table:table-cell>
          <table:table-cell table:formula="of:=EXACT([.E78];[.B7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St R train icon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25 St R train icon</text:p>
          </table:table-cell>
          <table:table-cell office:value-type="float" office:value="3820" calcext:value-type="float">
            <text:p>3820</text:p>
          </table:table-cell>
          <table:table-cell table:formula="of:=EXACT([.E79];[.B7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36 St D train icon N train icon R train icon</text:p>
          </table:table-cell>
          <table:table-cell office:value-type="float" office:value="14459" calcext:value-type="float">
            <text:p>1445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36 St D train icon N train icon R train icon</text:p>
          </table:table-cell>
          <table:table-cell office:value-type="float" office:value="11946" calcext:value-type="float">
            <text:p>11946</text:p>
          </table:table-cell>
          <table:table-cell table:formula="of:=EXACT([.E80];[.B8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 Av F train icon G train icon/9 St R train icon</text:p>
          </table:table-cell>
          <table:table-cell office:value-type="float" office:value="17155" calcext:value-type="float">
            <text:p>1715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4 Av F train icon G train icon/9 St R train icon</text:p>
          </table:table-cell>
          <table:table-cell office:value-type="float" office:value="13471" calcext:value-type="float">
            <text:p>13471</text:p>
          </table:table-cell>
          <table:table-cell table:formula="of:=EXACT([.E81];[.B8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5 St R train icon</text:p>
          </table:table-cell>
          <table:table-cell office:value-type="float" office:value="8898" calcext:value-type="float">
            <text:p>889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45 St R train icon</text:p>
          </table:table-cell>
          <table:table-cell office:value-type="float" office:value="7070" calcext:value-type="float">
            <text:p>7070</text:p>
          </table:table-cell>
          <table:table-cell table:formula="of:=EXACT([.E82];[.B8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0 St D train icon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50 St D train icon</text:p>
          </table:table-cell>
          <table:table-cell office:value-type="float" office:value="3172" calcext:value-type="float">
            <text:p>3172</text:p>
          </table:table-cell>
          <table:table-cell table:formula="of:=EXACT([.E83];[.B8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3 St R train icon</text:p>
          </table:table-cell>
          <table:table-cell office:value-type="float" office:value="8897" calcext:value-type="float">
            <text:p>889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53 St R train icon</text:p>
          </table:table-cell>
          <table:table-cell office:value-type="float" office:value="7476" calcext:value-type="float">
            <text:p>7476</text:p>
          </table:table-cell>
          <table:table-cell table:formula="of:=EXACT([.E84];[.B8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5 St D train icon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55 St D train icon</text:p>
          </table:table-cell>
          <table:table-cell office:value-type="float" office:value="1859" calcext:value-type="float">
            <text:p>1859</text:p>
          </table:table-cell>
          <table:table-cell table:formula="of:=EXACT([.E85];[.B8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9 St N train icon R train icon</text:p>
          </table:table-cell>
          <table:table-cell office:value-type="float" office:value="14029" calcext:value-type="float">
            <text:p>1402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59 St N train icon R train icon</text:p>
          </table:table-cell>
          <table:table-cell office:value-type="float" office:value="12317" calcext:value-type="float">
            <text:p>12317</text:p>
          </table:table-cell>
          <table:table-cell table:formula="of:=EXACT([.E86];[.B8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 B train icon Q train icon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7 Av B train icon Q train icon</text:p>
          </table:table-cell>
          <table:table-cell office:value-type="float" office:value="9408" calcext:value-type="float">
            <text:p>9408</text:p>
          </table:table-cell>
          <table:table-cell table:formula="of:=EXACT([.E87];[.B8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 F train icon G train icon</text:p>
          </table:table-cell>
          <table:table-cell office:value-type="float" office:value="12271" calcext:value-type="float">
            <text:p>1227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7 Av F train icon G train icon</text:p>
          </table:table-cell>
          <table:table-cell office:value-type="float" office:value="12118" calcext:value-type="float">
            <text:p>12118</text:p>
          </table:table-cell>
          <table:table-cell table:formula="of:=EXACT([.E88];[.B8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1 St D train icon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71 St D train icon</text:p>
          </table:table-cell>
          <table:table-cell office:value-type="float" office:value="4007" calcext:value-type="float">
            <text:p>4007</text:p>
          </table:table-cell>
          <table:table-cell table:formula="of:=EXACT([.E89];[.B8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7 St R train icon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77 St R train icon</text:p>
          </table:table-cell>
          <table:table-cell office:value-type="float" office:value="5306" calcext:value-type="float">
            <text:p>5306</text:p>
          </table:table-cell>
          <table:table-cell table:formula="of:=EXACT([.E90];[.B9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9 St D train icon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79 St D train icon</text:p>
          </table:table-cell>
          <table:table-cell office:value-type="float" office:value="5612" calcext:value-type="float">
            <text:p>5612</text:p>
          </table:table-cell>
          <table:table-cell table:formula="of:=EXACT([.E91];[.B9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 Av N train icon</text:p>
          </table:table-cell>
          <table:table-cell office:value-type="float" office:value="16292" calcext:value-type="float">
            <text:p>1629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8 Av N train icon</text:p>
          </table:table-cell>
          <table:table-cell office:value-type="float" office:value="10613" calcext:value-type="float">
            <text:p>10613</text:p>
          </table:table-cell>
          <table:table-cell table:formula="of:=EXACT([.E92];[.B9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 N train ico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86 St N train icon</text:p>
          </table:table-cell>
          <table:table-cell office:value-type="float" office:value="2552" calcext:value-type="float">
            <text:p>2552</text:p>
          </table:table-cell>
          <table:table-cell table:formula="of:=EXACT([.E93];[.B9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 R train icon</text:p>
          </table:table-cell>
          <table:table-cell office:value-type="float" office:value="12582" calcext:value-type="float">
            <text:p>1258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86 St R train icon</text:p>
          </table:table-cell>
          <table:table-cell office:value-type="float" office:value="11313" calcext:value-type="float">
            <text:p>11313</text:p>
          </table:table-cell>
          <table:table-cell table:formula="of:=EXACT([.E94];[.B9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9 Av D train icon</text:p>
          </table:table-cell>
          <table:table-cell office:value-type="float" office:value="5531" calcext:value-type="float">
            <text:p>553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9 Av D train icon</text:p>
          </table:table-cell>
          <table:table-cell office:value-type="float" office:value="5440" calcext:value-type="float">
            <text:p>5440</text:p>
          </table:table-cell>
          <table:table-cell table:formula="of:=EXACT([.E95];[.B9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labama Av J train icon</text:p>
          </table:table-cell>
          <table:table-cell office:value-type="float" office:value="2844" calcext:value-type="float">
            <text:p>284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labama Av J train icon</text:p>
          </table:table-cell>
          <table:table-cell office:value-type="float" office:value="2464" calcext:value-type="float">
            <text:p>2464</text:p>
          </table:table-cell>
          <table:table-cell table:formula="of:=EXACT([.E96];[.B9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rooklyn</text:p>
          </table:table-cell>
          <table:table-cell table:style-name="ce1" office:value-type="string" calcext:value-type="string">
            <text:p>Atlantic Av- Barclays CtrB train icon Q train icon 2 train icon 3 train icon 4 train icon 5 train iconD train icon N train icon R train icon</text:p>
          </table:table-cell>
          <table:table-cell table:style-name="ce1" office:value-type="float" office:value="47970" calcext:value-type="float">
            <text:p>47970</text:p>
          </table:table-cell>
          <table:table-cell table:style-name="ce1" office:value-type="string" calcext:value-type="string">
            <text:p>Brooklyn</text:p>
          </table:table-cell>
          <table:table-cell table:style-name="ce1" office:value-type="string" calcext:value-type="string">
            <text:p>Atlantic Av- Barclays Ctr B train icon Q train icon 2 train icon 3 train icon 4 train icon 5 train iconD train icon N train icon R train icon</text:p>
          </table:table-cell>
          <table:table-cell table:style-name="ce1" office:value-type="float" office:value="35670" calcext:value-type="float">
            <text:p>35670</text:p>
          </table:table-cell>
          <table:table-cell table:style-name="ce5" table:formula="of:=EXACT([.E97];[.B97])" office:value-type="boolean" office:boolean-value="false" calcext:value-type="boolean">
            <text:p>FALSE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tlantic Av L train icon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tlantic Av L train icon</text:p>
          </table:table-cell>
          <table:table-cell office:value-type="float" office:value="1487" calcext:value-type="float">
            <text:p>1487</text:p>
          </table:table-cell>
          <table:table-cell table:formula="of:=EXACT([.E98];[.B9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H Q train icon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H Q train icon</text:p>
          </table:table-cell>
          <table:table-cell office:value-type="float" office:value="2714" calcext:value-type="float">
            <text:p>2714</text:p>
          </table:table-cell>
          <table:table-cell table:formula="of:=EXACT([.E99];[.B9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I F train icon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I F train icon</text:p>
          </table:table-cell>
          <table:table-cell office:value-type="float" office:value="2284" calcext:value-type="float">
            <text:p>2284</text:p>
          </table:table-cell>
          <table:table-cell table:formula="of:=EXACT([.E100];[.B10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J Q train icon</text:p>
          </table:table-cell>
          <table:table-cell office:value-type="float" office:value="5679" calcext:value-type="float">
            <text:p>567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J Q train icon</text:p>
          </table:table-cell>
          <table:table-cell office:value-type="float" office:value="5974" calcext:value-type="float">
            <text:p>5974</text:p>
          </table:table-cell>
          <table:table-cell table:formula="of:=EXACT([.E101];[.B10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M Q train icon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M Q train icon</text:p>
          </table:table-cell>
          <table:table-cell office:value-type="float" office:value="5544" calcext:value-type="float">
            <text:p>5544</text:p>
          </table:table-cell>
          <table:table-cell table:formula="of:=EXACT([.E102];[.B10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N F train icon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N F train icon</text:p>
          </table:table-cell>
          <table:table-cell office:value-type="float" office:value="3390" calcext:value-type="float">
            <text:p>3390</text:p>
          </table:table-cell>
          <table:table-cell table:formula="of:=EXACT([.E103];[.B10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P F train icon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P F train icon</text:p>
          </table:table-cell>
          <table:table-cell office:value-type="float" office:value="2705" calcext:value-type="float">
            <text:p>2705</text:p>
          </table:table-cell>
          <table:table-cell table:formula="of:=EXACT([.E104];[.B10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F train icon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U F train icon</text:p>
          </table:table-cell>
          <table:table-cell office:value-type="float" office:value="2302" calcext:value-type="float">
            <text:p>2302</text:p>
          </table:table-cell>
          <table:table-cell table:formula="of:=EXACT([.E105];[.B10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<text:s/>N train icon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U <text:s/>N train icon</text:p>
          </table:table-cell>
          <table:table-cell office:value-type="float" office:value="3980" calcext:value-type="float">
            <text:p>3980</text:p>
          </table:table-cell>
          <table:table-cell table:formula="of:=EXACT([.E106];[.B10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 <text:s/>Q train icon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U <text:s/>Q train icon</text:p>
          </table:table-cell>
          <table:table-cell office:value-type="float" office:value="6694" calcext:value-type="float">
            <text:p>6694</text:p>
          </table:table-cell>
          <table:table-cell table:formula="of:=EXACT([.E107];[.B10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X F train icon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enue X F train icon</text:p>
          </table:table-cell>
          <table:table-cell office:value-type="float" office:value="2877" calcext:value-type="float">
            <text:p>2877</text:p>
          </table:table-cell>
          <table:table-cell table:formula="of:=EXACT([.E108];[.B10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50 St D train icon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y 50 St D train icon</text:p>
          </table:table-cell>
          <table:table-cell office:value-type="float" office:value="2632" calcext:value-type="float">
            <text:p>2632</text:p>
          </table:table-cell>
          <table:table-cell table:formula="of:=EXACT([.E109];[.B10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D train icon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y Pkwy D train icon</text:p>
          </table:table-cell>
          <table:table-cell office:value-type="float" office:value="6726" calcext:value-type="float">
            <text:p>6726</text:p>
          </table:table-cell>
          <table:table-cell table:formula="of:=EXACT([.E110];[.B11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F train ico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y Pkwy F train icon</text:p>
          </table:table-cell>
          <table:table-cell office:value-type="float" office:value="1526" calcext:value-type="float">
            <text:p>1526</text:p>
          </table:table-cell>
          <table:table-cell table:formula="of:=EXACT([.E111];[.B11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 N train icon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y Pkwy N train icon</text:p>
          </table:table-cell>
          <table:table-cell office:value-type="float" office:value="6892" calcext:value-type="float">
            <text:p>6892</text:p>
          </table:table-cell>
          <table:table-cell table:formula="of:=EXACT([.E112];[.B11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 Av R train icon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y Ridge Av R train icon</text:p>
          </table:table-cell>
          <table:table-cell office:value-type="float" office:value="8206" calcext:value-type="float">
            <text:p>8206</text:p>
          </table:table-cell>
          <table:table-cell table:formula="of:=EXACT([.E113];[.B11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-95 St R train icon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ay Ridge-95 St R train icon</text:p>
          </table:table-cell>
          <table:table-cell office:value-type="float" office:value="5996" calcext:value-type="float">
            <text:p>5996</text:p>
          </table:table-cell>
          <table:table-cell table:formula="of:=EXACT([.E114];[.B11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 Av L train icon</text:p>
          </table:table-cell>
          <table:table-cell office:value-type="float" office:value="43891" calcext:value-type="float">
            <text:p>4389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dford Av L train icon</text:p>
          </table:table-cell>
          <table:table-cell office:value-type="float" office:value="23825" calcext:value-type="float">
            <text:p>23825</text:p>
          </table:table-cell>
          <table:table-cell table:formula="of:=EXACT([.E115];[.B11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Bedford-Nostrand Avs G train icon</text:p>
          </table:table-cell>
          <table:table-cell office:value-type="float" office:value="8239" calcext:value-type="float">
            <text:p>823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dford-Nostrand Avs G train icon</text:p>
          </table:table-cell>
          <table:table-cell office:value-type="float" office:value="6755" calcext:value-type="float">
            <text:p>6755</text:p>
          </table:table-cell>
          <table:table-cell table:formula="of:=EXACT([.E116];[.B11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 2 train icon 3 train icon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rgen St 2 train icon 3 train icon</text:p>
          </table:table-cell>
          <table:table-cell office:value-type="float" office:value="4472" calcext:value-type="float">
            <text:p>4472</text:p>
          </table:table-cell>
          <table:table-cell table:formula="of:=EXACT([.E117];[.B11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 F train icon G train icon</text:p>
          </table:table-cell>
          <table:table-cell office:value-type="float" office:value="12573" calcext:value-type="float">
            <text:p>1257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rgen St F train icon G train icon</text:p>
          </table:table-cell>
          <table:table-cell office:value-type="float" office:value="11370" calcext:value-type="float">
            <text:p>11370</text:p>
          </table:table-cell>
          <table:table-cell table:formula="of:=EXACT([.E118];[.B11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ey Rd Q train icon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verley Rd Q train icon</text:p>
          </table:table-cell>
          <table:table-cell office:value-type="float" office:value="3096" calcext:value-type="float">
            <text:p>3096</text:p>
          </table:table-cell>
          <table:table-cell table:formula="of:=EXACT([.E119];[.B11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y Rd 2 train icon 5 train icon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verly Rd 2 train icon 5 train icon</text:p>
          </table:table-cell>
          <table:table-cell office:value-type="float" office:value="4199" calcext:value-type="float">
            <text:p>4199</text:p>
          </table:table-cell>
          <table:table-cell table:formula="of:=EXACT([.E120];[.B12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ighton Beach B train icon Q train icon</text:p>
          </table:table-cell>
          <table:table-cell office:value-type="float" office:value="12461" calcext:value-type="float">
            <text:p>1246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righton Beach B train icon Q train icon</text:p>
          </table:table-cell>
          <table:table-cell office:value-type="float" office:value="12376" calcext:value-type="float">
            <text:p>12376</text:p>
          </table:table-cell>
          <table:table-cell table:formula="of:=EXACT([.E121];[.B12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G train icon</text:p>
          </table:table-cell>
          <table:table-cell office:value-type="float" office:value="3737" calcext:value-type="float">
            <text:p>373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roadway G train icon</text:p>
          </table:table-cell>
          <table:table-cell office:value-type="float" office:value="3272" calcext:value-type="float">
            <text:p>3272</text:p>
          </table:table-cell>
          <table:table-cell table:formula="of:=EXACT([.E122];[.B12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Junction A train icon C train icon J train icon L train icon Z train icon</text:p>
          </table:table-cell>
          <table:table-cell office:value-type="float" office:value="12206" calcext:value-type="float">
            <text:p>1220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roadway Junction A train icon C train icon J train icon L train icon Z train icon</text:p>
          </table:table-cell>
          <table:table-cell office:value-type="float" office:value="8790" calcext:value-type="float">
            <text:p>8790</text:p>
          </table:table-cell>
          <table:table-cell table:formula="of:=EXACT([.E123];[.B12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Bushwick Av-Aberdeen St L train icon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ushwick Av-Aberdeen St L train icon</text:p>
          </table:table-cell>
          <table:table-cell office:value-type="float" office:value="1371" calcext:value-type="float">
            <text:p>1371</text:p>
          </table:table-cell>
          <table:table-cell table:formula="of:=EXACT([.E124];[.B12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anarsie-Rockaway Pkwy L train icon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anarsie-Rockaway Pkwy L train icon</text:p>
          </table:table-cell>
          <table:table-cell office:value-type="float" office:value="13039" calcext:value-type="float">
            <text:p>13039</text:p>
          </table:table-cell>
          <table:table-cell table:formula="of:=EXACT([.E125];[.B12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rroll St F train icon G train icon</text:p>
          </table:table-cell>
          <table:table-cell office:value-type="float" office:value="12155" calcext:value-type="float">
            <text:p>1215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arroll St F train icon G train icon</text:p>
          </table:table-cell>
          <table:table-cell office:value-type="float" office:value="13193" calcext:value-type="float">
            <text:p>13193</text:p>
          </table:table-cell>
          <table:table-cell table:formula="of:=EXACT([.E126];[.B12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entral Av M train icon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entral Av M train icon</text:p>
          </table:table-cell>
          <table:table-cell office:value-type="float" office:value="3445" calcext:value-type="float">
            <text:p>3445</text:p>
          </table:table-cell>
          <table:table-cell table:formula="of:=EXACT([.E127];[.B12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auncey St J train icon Z train icon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hauncey St J train icon Z train icon</text:p>
          </table:table-cell>
          <table:table-cell office:value-type="float" office:value="3037" calcext:value-type="float">
            <text:p>3037</text:p>
          </table:table-cell>
          <table:table-cell table:formula="of:=EXACT([.E128];[.B12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2 train icon 5 train icon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hurch Av 2 train icon 5 train icon</text:p>
          </table:table-cell>
          <table:table-cell office:value-type="float" office:value="9851" calcext:value-type="float">
            <text:p>9851</text:p>
          </table:table-cell>
          <table:table-cell table:formula="of:=EXACT([.E129];[.B12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B train icon Q train icon</text:p>
          </table:table-cell>
          <table:table-cell office:value-type="float" office:value="17733" calcext:value-type="float">
            <text:p>1773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hurch Av B train icon Q train icon</text:p>
          </table:table-cell>
          <table:table-cell office:value-type="float" office:value="16042" calcext:value-type="float">
            <text:p>16042</text:p>
          </table:table-cell>
          <table:table-cell table:formula="of:=EXACT([.E130];[.B13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 F train icon G train icon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hurch Av F train icon G train icon</text:p>
          </table:table-cell>
          <table:table-cell office:value-type="float" office:value="9985" calcext:value-type="float">
            <text:p>9985</text:p>
          </table:table-cell>
          <table:table-cell table:formula="of:=EXACT([.E131];[.B13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rk St 2 train icon 3 train icon</text:p>
          </table:table-cell>
          <table:table-cell office:value-type="float" office:value="7615" calcext:value-type="float">
            <text:p>761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lark St 2 train icon 3 train icon</text:p>
          </table:table-cell>
          <table:table-cell office:value-type="float" office:value="5760" calcext:value-type="float">
            <text:p>5760</text:p>
          </table:table-cell>
          <table:table-cell table:formula="of:=EXACT([.E132];[.B1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asson Av G train icon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lasson Av G train icon</text:p>
          </table:table-cell>
          <table:table-cell office:value-type="float" office:value="4288" calcext:value-type="float">
            <text:p>4288</text:p>
          </table:table-cell>
          <table:table-cell table:formula="of:=EXACT([.E133];[.B1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eveland St J train icon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leveland St J train icon</text:p>
          </table:table-cell>
          <table:table-cell office:value-type="float" office:value="3271" calcext:value-type="float">
            <text:p>3271</text:p>
          </table:table-cell>
          <table:table-cell table:formula="of:=EXACT([.E134];[.B1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C train icon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C train icon</text:p>
          </table:table-cell>
          <table:table-cell office:value-type="float" office:value="6033" calcext:value-type="float">
            <text:p>6033</text:p>
          </table:table-cell>
          <table:table-cell table:formula="of:=EXACT([.E135];[.B1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G train icon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 G train icon</text:p>
          </table:table-cell>
          <table:table-cell office:value-type="float" office:value="5183" calcext:value-type="float">
            <text:p>5183</text:p>
          </table:table-cell>
          <table:table-cell table:formula="of:=EXACT([.E136];[.B13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oney Island-Stillwell Av D train icon F train icon N train icon Q train icon</text:p>
          </table:table-cell>
          <table:table-cell office:value-type="float" office:value="23981" calcext:value-type="float">
            <text:p>2398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oney Island-Stillwell Av D train icon F train icon N train icon Q train icon</text:p>
          </table:table-cell>
          <table:table-cell office:value-type="float" office:value="13474" calcext:value-type="float">
            <text:p>13474</text:p>
          </table:table-cell>
          <table:table-cell table:formula="of:=EXACT([.E137];[.B13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ortelyou Rd Q train icon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ortelyou Rd Q train icon</text:p>
          </table:table-cell>
          <table:table-cell office:value-type="float" office:value="6379" calcext:value-type="float">
            <text:p>6379</text:p>
          </table:table-cell>
          <table:table-cell table:formula="of:=EXACT([.E138];[.B13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urt St R train icon/Borough Hall 2 train icon 3 train icon 4 train icon 5 train icon</text:p>
          </table:table-cell>
          <table:table-cell office:value-type="float" office:value="27299" calcext:value-type="float">
            <text:p>2729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ourt St R train icon/Borough Hall 2 train icon 3 train icon 4 train icon 5 train icon</text:p>
          </table:table-cell>
          <table:table-cell office:value-type="float" office:value="38088" calcext:value-type="float">
            <text:p>38088</text:p>
          </table:table-cell>
          <table:table-cell table:formula="of:=EXACT([.E139];[.B13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escent St J train icon Z train icon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rescent St J train icon Z train icon</text:p>
          </table:table-cell>
          <table:table-cell office:value-type="float" office:value="4635" calcext:value-type="float">
            <text:p>4635</text:p>
          </table:table-cell>
          <table:table-cell table:formula="of:=EXACT([.E140];[.B14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own Heights-Utica Av 3 train icon 4 train icon</text:p>
          </table:table-cell>
          <table:table-cell office:value-type="float" office:value="28918" calcext:value-type="float">
            <text:p>2891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rown Heights-Utica Av 3 train icon 4 train icon</text:p>
          </table:table-cell>
          <table:table-cell office:value-type="float" office:value="27549" calcext:value-type="float">
            <text:p>27549</text:p>
          </table:table-cell>
          <table:table-cell table:formula="of:=EXACT([.E141];[.B14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ypress Hills J train icon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Cypress Hills J train icon</text:p>
          </table:table-cell>
          <table:table-cell office:value-type="float" office:value="1391" calcext:value-type="float">
            <text:p>1391</text:p>
          </table:table-cell>
          <table:table-cell table:formula="of:=EXACT([.E142];[.B14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 B train icon Q train icon R train icon</text:p>
          </table:table-cell>
          <table:table-cell office:value-type="float" office:value="14327" calcext:value-type="float">
            <text:p>1432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eKalb Av B train icon Q train icon R train icon</text:p>
          </table:table-cell>
          <table:table-cell office:value-type="float" office:value="17791" calcext:value-type="float">
            <text:p>17791</text:p>
          </table:table-cell>
          <table:table-cell table:formula="of:=EXACT([.E143];[.B14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 L train icon</text:p>
          </table:table-cell>
          <table:table-cell office:value-type="float" office:value="13534" calcext:value-type="float">
            <text:p>1353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eKalb Av L train icon</text:p>
          </table:table-cell>
          <table:table-cell office:value-type="float" office:value="11004" calcext:value-type="float">
            <text:p>11004</text:p>
          </table:table-cell>
          <table:table-cell table:formula="of:=EXACT([.E144];[.B14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Ditmas Av F train icon</text:p>
          </table:table-cell>
          <table:table-cell office:value-type="float" office:value="4260" calcext:value-type="float">
            <text:p>426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itmas Av F train icon</text:p>
          </table:table-cell>
          <table:table-cell office:value-type="float" office:value="4669" calcext:value-type="float">
            <text:p>4669</text:p>
          </table:table-cell>
          <table:table-cell table:formula="of:=EXACT([.E145];[.B14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 105 St L train icon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East 105 St L train icon</text:p>
          </table:table-cell>
          <table:table-cell office:value-type="float" office:value="3727" calcext:value-type="float">
            <text:p>3727</text:p>
          </table:table-cell>
          <table:table-cell table:formula="of:=EXACT([.E146];[.B14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ern Pkwy-Brooklyn Museum 2 train icon 3 train icon</text:p>
          </table:table-cell>
          <table:table-cell office:value-type="float" office:value="7038" calcext:value-type="float">
            <text:p>703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Eastern Pkwy-Brooklyn Museum 2 train icon 3 train icon</text:p>
          </table:table-cell>
          <table:table-cell office:value-type="float" office:value="4795" calcext:value-type="float">
            <text:p>4795</text:p>
          </table:table-cell>
          <table:table-cell table:formula="of:=EXACT([.E147];[.B14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uclid Av A train icon C train icon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Euclid Av A train icon C train icon</text:p>
          </table:table-cell>
          <table:table-cell office:value-type="float" office:value="10169" calcext:value-type="float">
            <text:p>10169</text:p>
          </table:table-cell>
          <table:table-cell table:formula="of:=EXACT([.E148];[.B14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Flatbush Av-Brooklyn College 2 train icon 5 train icon</text:p>
          </table:table-cell>
          <table:table-cell office:value-type="float" office:value="16452" calcext:value-type="float">
            <text:p>1645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latbush Av-Brooklyn College 2 train icon 5 train icon</text:p>
          </table:table-cell>
          <table:table-cell office:value-type="float" office:value="21942" calcext:value-type="float">
            <text:p>21942</text:p>
          </table:table-cell>
          <table:table-cell table:formula="of:=EXACT([.E149];[.B14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 G train icon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lushing Av G train icon</text:p>
          </table:table-cell>
          <table:table-cell office:value-type="float" office:value="2157" calcext:value-type="float">
            <text:p>2157</text:p>
          </table:table-cell>
          <table:table-cell table:formula="of:=EXACT([.E150];[.B15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 J train icon M train icon</text:p>
          </table:table-cell>
          <table:table-cell office:value-type="float" office:value="9803" calcext:value-type="float">
            <text:p>980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lushing Av J train icon M train icon</text:p>
          </table:table-cell>
          <table:table-cell office:value-type="float" office:value="8963" calcext:value-type="float">
            <text:p>8963</text:p>
          </table:table-cell>
          <table:table-cell table:formula="of:=EXACT([.E151];[.B15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D train ico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ort Hamilton Pkwy D train icon</text:p>
          </table:table-cell>
          <table:table-cell office:value-type="float" office:value="3403" calcext:value-type="float">
            <text:p>3403</text:p>
          </table:table-cell>
          <table:table-cell table:formula="of:=EXACT([.E152];[.B15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F train icon G train icon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ort Hamilton Pkwy F train icon G train icon</text:p>
          </table:table-cell>
          <table:table-cell office:value-type="float" office:value="5092" calcext:value-type="float">
            <text:p>5092</text:p>
          </table:table-cell>
          <table:table-cell table:formula="of:=EXACT([.E153];[.B15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 N train icon</text:p>
          </table:table-cell>
          <table:table-cell office:value-type="float" office:value="7419" calcext:value-type="float">
            <text:p>741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ort Hamilton Pkwy N train icon</text:p>
          </table:table-cell>
          <table:table-cell office:value-type="float" office:value="6786" calcext:value-type="float">
            <text:p>6786</text:p>
          </table:table-cell>
          <table:table-cell table:formula="of:=EXACT([.E154];[.B15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2 train icon 3 train icon 4 train icon 5 train icon/Botanic Garden S train icon</text:p>
          </table:table-cell>
          <table:table-cell office:value-type="float" office:value="19949" calcext:value-type="float">
            <text:p>1994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ranklin Av 2 train icon 3 train icon 4 train icon 5 train icon/Botanic Garden S train icon</text:p>
          </table:table-cell>
          <table:table-cell office:value-type="float" office:value="15352" calcext:value-type="float">
            <text:p>15352</text:p>
          </table:table-cell>
          <table:table-cell table:formula="of:=EXACT([.E155];[.B15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C train icon S train icon</text:p>
          </table:table-cell>
          <table:table-cell office:value-type="float" office:value="8279" calcext:value-type="float">
            <text:p>827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ranklin Av C train icon S train icon</text:p>
          </table:table-cell>
          <table:table-cell office:value-type="float" office:value="6111" calcext:value-type="float">
            <text:p>6111</text:p>
          </table:table-cell>
          <table:table-cell table:formula="of:=EXACT([.E156];[.B15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ulton St G train icon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Fulton St G train icon</text:p>
          </table:table-cell>
          <table:table-cell office:value-type="float" office:value="3956" calcext:value-type="float">
            <text:p>3956</text:p>
          </table:table-cell>
          <table:table-cell table:formula="of:=EXACT([.E157];[.B15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ates Av J train icon Z train icon</text:p>
          </table:table-cell>
          <table:table-cell office:value-type="float" office:value="7464" calcext:value-type="float">
            <text:p>746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Gates Av J train icon Z train icon</text:p>
          </table:table-cell>
          <table:table-cell office:value-type="float" office:value="5964" calcext:value-type="float">
            <text:p>5964</text:p>
          </table:table-cell>
          <table:table-cell table:formula="of:=EXACT([.E158];[.B15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ham Av L train icon</text:p>
          </table:table-cell>
          <table:table-cell office:value-type="float" office:value="11215" calcext:value-type="float">
            <text:p>1121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Graham Av L train icon</text:p>
          </table:table-cell>
          <table:table-cell office:value-type="float" office:value="9889" calcext:value-type="float">
            <text:p>9889</text:p>
          </table:table-cell>
          <table:table-cell table:formula="of:=EXACT([.E159];[.B15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Army Plaza 2 train icon 3 train icon</text:p>
          </table:table-cell>
          <table:table-cell office:value-type="float" office:value="8908" calcext:value-type="float">
            <text:p>890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Grand Army Plaza 2 train icon 3 train icon</text:p>
          </table:table-cell>
          <table:table-cell office:value-type="float" office:value="8068" calcext:value-type="float">
            <text:p>8068</text:p>
          </table:table-cell>
          <table:table-cell table:formula="of:=EXACT([.E160];[.B16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St L train icon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Grand St L train icon</text:p>
          </table:table-cell>
          <table:table-cell office:value-type="float" office:value="7171" calcext:value-type="float">
            <text:p>7171</text:p>
          </table:table-cell>
          <table:table-cell table:formula="of:=EXACT([.E161];[.B16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t Av A train icon</text:p>
          </table:table-cell>
          <table:table-cell office:value-type="float" office:value="6929" calcext:value-type="float">
            <text:p>692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Grant Av A train icon</text:p>
          </table:table-cell>
          <table:table-cell office:value-type="float" office:value="6290" calcext:value-type="float">
            <text:p>6290</text:p>
          </table:table-cell>
          <table:table-cell table:formula="of:=EXACT([.E162];[.B16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Greenpoint Av G train icon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Greenpoint Av G train icon</text:p>
          </table:table-cell>
          <table:table-cell office:value-type="float" office:value="8212" calcext:value-type="float">
            <text:p>8212</text:p>
          </table:table-cell>
          <table:table-cell table:formula="of:=EXACT([.E163];[.B16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 J train icon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alsey St J train icon</text:p>
          </table:table-cell>
          <table:table-cell office:value-type="float" office:value="5650" calcext:value-type="float">
            <text:p>5650</text:p>
          </table:table-cell>
          <table:table-cell table:formula="of:=EXACT([.E164];[.B16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 L train icon</text:p>
          </table:table-cell>
          <table:table-cell office:value-type="float" office:value="7458" calcext:value-type="float">
            <text:p>745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alsey St L train icon</text:p>
          </table:table-cell>
          <table:table-cell office:value-type="float" office:value="6904" calcext:value-type="float">
            <text:p>6904</text:p>
          </table:table-cell>
          <table:table-cell table:formula="of:=EXACT([.E165];[.B16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Hewes St J train icon M train icon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ewes St J train icon M train icon</text:p>
          </table:table-cell>
          <table:table-cell office:value-type="float" office:value="2811" calcext:value-type="float">
            <text:p>2811</text:p>
          </table:table-cell>
          <table:table-cell table:formula="of:=EXACT([.E166];[.B16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igh St A train icon C train icon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igh St A train icon C train icon</text:p>
          </table:table-cell>
          <table:table-cell office:value-type="float" office:value="7050" calcext:value-type="float">
            <text:p>7050</text:p>
          </table:table-cell>
          <table:table-cell table:formula="of:=EXACT([.E167];[.B16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 St 2 train icon 3 train ico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oyt St 2 train icon 3 train icon</text:p>
          </table:table-cell>
          <table:table-cell office:value-type="float" office:value="6710" calcext:value-type="float">
            <text:p>6710</text:p>
          </table:table-cell>
          <table:table-cell table:formula="of:=EXACT([.E168];[.B16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Hoyt-Schermerhorn Sts A train icon C train icon G train icon</text:p>
          </table:table-cell>
          <table:table-cell office:value-type="float" office:value="9428" calcext:value-type="float">
            <text:p>942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Hoyt-Schermerhorn Sts A train icon C train icon G train icon</text:p>
          </table:table-cell>
          <table:table-cell office:value-type="float" office:value="9928" calcext:value-type="float">
            <text:p>9928</text:p>
          </table:table-cell>
          <table:table-cell table:formula="of:=EXACT([.E169];[.B16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Jay St-MetroTech A train icon C train icon F train icon R train icon</text:p>
          </table:table-cell>
          <table:table-cell office:value-type="float" office:value="29899" calcext:value-type="float">
            <text:p>2989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Jay St-MetroTech A train icon C train icon F train icon R train icon</text:p>
          </table:table-cell>
          <table:table-cell office:value-type="float" office:value="39561" calcext:value-type="float">
            <text:p>39561</text:p>
          </table:table-cell>
          <table:table-cell table:formula="of:=EXACT([.E170];[.B17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efferson St L train icon</text:p>
          </table:table-cell>
          <table:table-cell office:value-type="float" office:value="7613" calcext:value-type="float">
            <text:p>761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Jefferson St L train icon</text:p>
          </table:table-cell>
          <table:table-cell office:value-type="float" office:value="5951" calcext:value-type="float">
            <text:p>5951</text:p>
          </table:table-cell>
          <table:table-cell table:formula="of:=EXACT([.E171];[.B17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Junius St 3 train ico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Junius St 3 train icon</text:p>
          </table:table-cell>
          <table:table-cell office:value-type="float" office:value="2204" calcext:value-type="float">
            <text:p>2204</text:p>
          </table:table-cell>
          <table:table-cell table:formula="of:=EXACT([.E172];[.B17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B train icon Q train icon</text:p>
          </table:table-cell>
          <table:table-cell office:value-type="float" office:value="15484" calcext:value-type="float">
            <text:p>1548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 Hwy B train icon Q train icon</text:p>
          </table:table-cell>
          <table:table-cell office:value-type="float" office:value="18422" calcext:value-type="float">
            <text:p>18422</text:p>
          </table:table-cell>
          <table:table-cell table:formula="of:=EXACT([.E173];[.B17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F train icon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 Hwy F train icon</text:p>
          </table:table-cell>
          <table:table-cell office:value-type="float" office:value="3681" calcext:value-type="float">
            <text:p>3681</text:p>
          </table:table-cell>
          <table:table-cell table:formula="of:=EXACT([.E174];[.B17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 N train icon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 Hwy N train icon</text:p>
          </table:table-cell>
          <table:table-cell office:value-type="float" office:value="5104" calcext:value-type="float">
            <text:p>5104</text:p>
          </table:table-cell>
          <table:table-cell table:formula="of:=EXACT([.E175];[.B17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 Av 3 train icon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ton Av 3 train icon</text:p>
          </table:table-cell>
          <table:table-cell office:value-type="float" office:value="4929" calcext:value-type="float">
            <text:p>4929</text:p>
          </table:table-cell>
          <table:table-cell table:formula="of:=EXACT([.E176];[.B17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Kingston-Throop Avs C train icon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ton-Throop Avs C train icon</text:p>
          </table:table-cell>
          <table:table-cell office:value-type="float" office:value="5331" calcext:value-type="float">
            <text:p>5331</text:p>
          </table:table-cell>
          <table:table-cell table:formula="of:=EXACT([.E177];[.B17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nickerbocker Av M train icon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nickerbocker Av M train icon</text:p>
          </table:table-cell>
          <table:table-cell office:value-type="float" office:value="2350" calcext:value-type="float">
            <text:p>2350</text:p>
          </table:table-cell>
          <table:table-cell table:formula="of:=EXACT([.E178];[.B17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Kosciuszko St J train icon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osciuszko St J train icon</text:p>
          </table:table-cell>
          <table:table-cell office:value-type="float" office:value="4592" calcext:value-type="float">
            <text:p>4592</text:p>
          </table:table-cell>
          <table:table-cell table:formula="of:=EXACT([.E179];[.B17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afayette Av C train icon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afayette Av C train icon</text:p>
          </table:table-cell>
          <table:table-cell office:value-type="float" office:value="4774" calcext:value-type="float">
            <text:p>4774</text:p>
          </table:table-cell>
          <table:table-cell table:formula="of:=EXACT([.E180];[.B18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berty Av C train ico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iberty Av C train icon</text:p>
          </table:table-cell>
          <table:table-cell office:value-type="float" office:value="2632" calcext:value-type="float">
            <text:p>2632</text:p>
          </table:table-cell>
          <table:table-cell table:formula="of:=EXACT([.E181];[.B18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vonia Av L train icon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ivonia Av L train icon</text:p>
          </table:table-cell>
          <table:table-cell office:value-type="float" office:value="2908" calcext:value-type="float">
            <text:p>2908</text:p>
          </table:table-cell>
          <table:table-cell table:formula="of:=EXACT([.E182];[.B18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Lorimer St J train icon M train icon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orimer St J train icon M train icon</text:p>
          </table:table-cell>
          <table:table-cell office:value-type="float" office:value="4779" calcext:value-type="float">
            <text:p>4779</text:p>
          </table:table-cell>
          <table:table-cell table:formula="of:=EXACT([.E183];[.B18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Lorimer St L train icon/Metropolitan Av G train icon</text:p>
          </table:table-cell>
          <table:table-cell office:value-type="float" office:value="24022" calcext:value-type="float">
            <text:p>2402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Lorimer St L train icon/Metropolitan Av G train icon</text:p>
          </table:table-cell>
          <table:table-cell office:value-type="float" office:value="13344" calcext:value-type="float">
            <text:p>13344</text:p>
          </table:table-cell>
          <table:table-cell table:formula="of:=EXACT([.E184];[.B18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arcy Av J train icon M train icon Z train icon</text:p>
          </table:table-cell>
          <table:table-cell office:value-type="float" office:value="12181" calcext:value-type="float">
            <text:p>1218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arcy Av J train icon M train icon Z train icon</text:p>
          </table:table-cell>
          <table:table-cell office:value-type="float" office:value="11591" calcext:value-type="float">
            <text:p>11591</text:p>
          </table:table-cell>
          <table:table-cell table:formula="of:=EXACT([.E185];[.B18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ontrose Av L train icon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ontrose Av L train icon</text:p>
          </table:table-cell>
          <table:table-cell office:value-type="float" office:value="6452" calcext:value-type="float">
            <text:p>6452</text:p>
          </table:table-cell>
          <table:table-cell table:formula="of:=EXACT([.E186];[.B18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rgan Av L train icon</text:p>
          </table:table-cell>
          <table:table-cell office:value-type="float" office:value="10151" calcext:value-type="float">
            <text:p>1015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organ Av L train icon</text:p>
          </table:table-cell>
          <table:table-cell office:value-type="float" office:value="6821" calcext:value-type="float">
            <text:p>6821</text:p>
          </table:table-cell>
          <table:table-cell table:formula="of:=EXACT([.E187];[.B18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 Av J train icon M train icon Z train icon</text:p>
          </table:table-cell>
          <table:table-cell office:value-type="float" office:value="13372" calcext:value-type="float">
            <text:p>1337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yrtle Av J train icon M train icon Z train icon</text:p>
          </table:table-cell>
          <table:table-cell office:value-type="float" office:value="10098" calcext:value-type="float">
            <text:p>10098</text:p>
          </table:table-cell>
          <table:table-cell table:formula="of:=EXACT([.E188];[.B18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yrtle-Willoughby Avs G train icon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yrtle-Willoughby Avs G train icon</text:p>
          </table:table-cell>
          <table:table-cell office:value-type="float" office:value="4581" calcext:value-type="float">
            <text:p>4581</text:p>
          </table:table-cell>
          <table:table-cell table:formula="of:=EXACT([.E189];[.B18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yrtle-Wyckoff Avs L train icon M train icon</text:p>
          </table:table-cell>
          <table:table-cell office:value-type="float" office:value="23285" calcext:value-type="float">
            <text:p>2328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Myrtle-Wyckoff Avs L train icon M train icon</text:p>
          </table:table-cell>
          <table:table-cell office:value-type="float" office:value="17537" calcext:value-type="float">
            <text:p>17537</text:p>
          </table:table-cell>
          <table:table-cell table:formula="of:=EXACT([.E190];[.B19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assau Av G train icon</text:p>
          </table:table-cell>
          <table:table-cell office:value-type="float" office:value="8344" calcext:value-type="float">
            <text:p>834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assau Av G train icon</text:p>
          </table:table-cell>
          <table:table-cell office:value-type="float" office:value="8096" calcext:value-type="float">
            <text:p>8096</text:p>
          </table:table-cell>
          <table:table-cell table:formula="of:=EXACT([.E191];[.B19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ck Rd Q train icon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ck Rd Q train icon</text:p>
          </table:table-cell>
          <table:table-cell office:value-type="float" office:value="3834" calcext:value-type="float">
            <text:p>3834</text:p>
          </table:table-cell>
          <table:table-cell table:formula="of:=EXACT([.E192];[.B19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ptune Av F train icon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ptune Av F train icon</text:p>
          </table:table-cell>
          <table:table-cell office:value-type="float" office:value="1705" calcext:value-type="float">
            <text:p>1705</text:p>
          </table:table-cell>
          <table:table-cell table:formula="of:=EXACT([.E193];[.B19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vins St 2 train icon 3 train icon 4 train icon 5 train icon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vins St 2 train icon 3 train icon 4 train icon 5 train icon</text:p>
          </table:table-cell>
          <table:table-cell office:value-type="float" office:value="11653" calcext:value-type="float">
            <text:p>11653</text:p>
          </table:table-cell>
          <table:table-cell table:formula="of:=EXACT([.E194];[.B19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 3 train icon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Lots Av 3 train icon</text:p>
          </table:table-cell>
          <table:table-cell office:value-type="float" office:value="6214" calcext:value-type="float">
            <text:p>6214</text:p>
          </table:table-cell>
          <table:table-cell table:formula="of:=EXACT([.E195];[.B19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 L train icon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Lots Av L train icon</text:p>
          </table:table-cell>
          <table:table-cell office:value-type="float" office:value="4475" calcext:value-type="float">
            <text:p>4475</text:p>
          </table:table-cell>
          <table:table-cell table:formula="of:=EXACT([.E196];[.B19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Utrecht Av N train icon/62 St D train icon</text:p>
          </table:table-cell>
          <table:table-cell office:value-type="float" office:value="8504" calcext:value-type="float">
            <text:p>850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 Utrecht Av N train icon/62 St D train icon</text:p>
          </table:table-cell>
          <table:table-cell office:value-type="float" office:value="5883" calcext:value-type="float">
            <text:p>5883</text:p>
          </table:table-cell>
          <table:table-cell table:formula="of:=EXACT([.E197];[.B19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ewkirk Av 2 train icon 5 train icon</text:p>
          </table:table-cell>
          <table:table-cell office:value-type="float" office:value="6854" calcext:value-type="float">
            <text:p>685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kirk Av 2 train icon 5 train icon</text:p>
          </table:table-cell>
          <table:table-cell office:value-type="float" office:value="7604" calcext:value-type="float">
            <text:p>7604</text:p>
          </table:table-cell>
          <table:table-cell table:formula="of:=EXACT([.E198];[.B19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ewkirk Plaza B train icon Q train icon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ewkirk Plaza B train icon Q train icon</text:p>
          </table:table-cell>
          <table:table-cell office:value-type="float" office:value="9890" calcext:value-type="float">
            <text:p>9890</text:p>
          </table:table-cell>
          <table:table-cell table:formula="of:=EXACT([.E199];[.B19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orwood Av J train icon Z train icon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orwood Av J train icon Z train icon</text:p>
          </table:table-cell>
          <table:table-cell office:value-type="float" office:value="3518" calcext:value-type="float">
            <text:p>3518</text:p>
          </table:table-cell>
          <table:table-cell table:formula="of:=EXACT([.E200];[.B20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 3 train icon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ostrand Av 3 train icon</text:p>
          </table:table-cell>
          <table:table-cell office:value-type="float" office:value="4113" calcext:value-type="float">
            <text:p>4113</text:p>
          </table:table-cell>
          <table:table-cell table:formula="of:=EXACT([.E201];[.B20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 A train icon C train icon</text:p>
          </table:table-cell>
          <table:table-cell office:value-type="float" office:value="21437" calcext:value-type="float">
            <text:p>2143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ostrand Av A train icon C train icon</text:p>
          </table:table-cell>
          <table:table-cell office:value-type="float" office:value="16439" calcext:value-type="float">
            <text:p>16439</text:p>
          </table:table-cell>
          <table:table-cell table:formula="of:=EXACT([.E202];[.B20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Ocean Pkwy Q train icon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Ocean Pkwy Q train icon</text:p>
          </table:table-cell>
          <table:table-cell office:value-type="float" office:value="3155" calcext:value-type="float">
            <text:p>3155</text:p>
          </table:table-cell>
          <table:table-cell table:formula="of:=EXACT([.E203];[.B20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 Pl S train icon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Park Pl S train icon</text:p>
          </table:table-cell>
          <table:table-cell office:value-type="float" office:value="2201" calcext:value-type="float">
            <text:p>2201</text:p>
          </table:table-cell>
          <table:table-cell table:formula="of:=EXACT([.E204];[.B20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Parkside Av Q train icon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Parkside Av Q train icon</text:p>
          </table:table-cell>
          <table:table-cell office:value-type="float" office:value="5729" calcext:value-type="float">
            <text:p>5729</text:p>
          </table:table-cell>
          <table:table-cell table:formula="of:=EXACT([.E205];[.B20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ennsylvania Av 3 train icon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Pennsylvania Av 3 train icon</text:p>
          </table:table-cell>
          <table:table-cell office:value-type="float" office:value="5696" calcext:value-type="float">
            <text:p>5696</text:p>
          </table:table-cell>
          <table:table-cell table:formula="of:=EXACT([.E206];[.B20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esident St 2 train icon 5 train icon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President St 2 train icon 5 train icon</text:p>
          </table:table-cell>
          <table:table-cell office:value-type="float" office:value="3815" calcext:value-type="float">
            <text:p>3815</text:p>
          </table:table-cell>
          <table:table-cell table:formula="of:=EXACT([.E207];[.B20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Av R train icon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Prospect Av R train icon</text:p>
          </table:table-cell>
          <table:table-cell office:value-type="float" office:value="6147" calcext:value-type="float">
            <text:p>6147</text:p>
          </table:table-cell>
          <table:table-cell table:formula="of:=EXACT([.E208];[.B20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Park B train icon Q train icon S train icon</text:p>
          </table:table-cell>
          <table:table-cell office:value-type="float" office:value="11561" calcext:value-type="float">
            <text:p>11561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Prospect Park B train icon Q train icon S train icon</text:p>
          </table:table-cell>
          <table:table-cell office:value-type="float" office:value="9024" calcext:value-type="float">
            <text:p>9024</text:p>
          </table:table-cell>
          <table:table-cell table:formula="of:=EXACT([.E209];[.B20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alph Av C train icon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alph Av C train icon</text:p>
          </table:table-cell>
          <table:table-cell office:value-type="float" office:value="5175" calcext:value-type="float">
            <text:p>5175</text:p>
          </table:table-cell>
          <table:table-cell table:formula="of:=EXACT([.E210];[.B21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 3 train icon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ockaway Av 3 train icon</text:p>
          </table:table-cell>
          <table:table-cell office:value-type="float" office:value="5636" calcext:value-type="float">
            <text:p>5636</text:p>
          </table:table-cell>
          <table:table-cell table:formula="of:=EXACT([.E211];[.B21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 C train icon</text:p>
          </table:table-cell>
          <table:table-cell office:value-type="float" office:value="5512" calcext:value-type="float">
            <text:p>551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ockaway Av C train icon</text:p>
          </table:table-cell>
          <table:table-cell office:value-type="float" office:value="5089" calcext:value-type="float">
            <text:p>5089</text:p>
          </table:table-cell>
          <table:table-cell table:formula="of:=EXACT([.E212];[.B21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aratoga Av 3 train icon</text:p>
          </table:table-cell>
          <table:table-cell office:value-type="float" office:value="4525" calcext:value-type="float">
            <text:p>452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aratoga Av 3 train icon</text:p>
          </table:table-cell>
          <table:table-cell office:value-type="float" office:value="5697" calcext:value-type="float">
            <text:p>5697</text:p>
          </table:table-cell>
          <table:table-cell table:formula="of:=EXACT([.E213];[.B21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heepshead Bay B train icon Q train icon</text:p>
          </table:table-cell>
          <table:table-cell office:value-type="float" office:value="11495" calcext:value-type="float">
            <text:p>1149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heepshead Bay B train icon Q train icon</text:p>
          </table:table-cell>
          <table:table-cell office:value-type="float" office:value="14083" calcext:value-type="float">
            <text:p>14083</text:p>
          </table:table-cell>
          <table:table-cell table:formula="of:=EXACT([.E214];[.B21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pherd Av C train icon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hepherd Av C train icon</text:p>
          </table:table-cell>
          <table:table-cell office:value-type="float" office:value="3034" calcext:value-type="float">
            <text:p>3034</text:p>
          </table:table-cell>
          <table:table-cell table:formula="of:=EXACT([.E215];[.B21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mith-9 Sts F train icon G train i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mith-9 Sts F train icon G train icon</text:p>
          </table:table-cell>
          <table:table-cell office:value-type="float" office:value="0" calcext:value-type="float">
            <text:p>0</text:p>
          </table:table-cell>
          <table:table-cell table:formula="of:=EXACT([.E216];[.B21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terling St 2 train icon 5 train icon</text:p>
          </table:table-cell>
          <table:table-cell office:value-type="float" office:value="5932" calcext:value-type="float">
            <text:p>5932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terling St 2 train icon 5 train icon</text:p>
          </table:table-cell>
          <table:table-cell office:value-type="float" office:value="5899" calcext:value-type="float">
            <text:p>5899</text:p>
          </table:table-cell>
          <table:table-cell table:formula="of:=EXACT([.E217];[.B21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utter Av L train icon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utter Av L train icon</text:p>
          </table:table-cell>
          <table:table-cell office:value-type="float" office:value="4437" calcext:value-type="float">
            <text:p>4437</text:p>
          </table:table-cell>
          <table:table-cell table:formula="of:=EXACT([.E218];[.B21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utter Av-Rutland Rd 3 train icon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utter Av-Rutland Rd 3 train icon</text:p>
          </table:table-cell>
          <table:table-cell office:value-type="float" office:value="7713" calcext:value-type="float">
            <text:p>7713</text:p>
          </table:table-cell>
          <table:table-cell table:formula="of:=EXACT([.E219];[.B21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nion St R train icon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Union St R train icon</text:p>
          </table:table-cell>
          <table:table-cell office:value-type="float" office:value="6935" calcext:value-type="float">
            <text:p>6935</text:p>
          </table:table-cell>
          <table:table-cell table:formula="of:=EXACT([.E220];[.B22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tica Av A train icon C train icon</text:p>
          </table:table-cell>
          <table:table-cell office:value-type="float" office:value="17320" calcext:value-type="float">
            <text:p>1732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Utica Av A train icon C train icon</text:p>
          </table:table-cell>
          <table:table-cell office:value-type="float" office:value="14327" calcext:value-type="float">
            <text:p>14327</text:p>
          </table:table-cell>
          <table:table-cell table:formula="of:=EXACT([.E221];[.B22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 3 train icon</text:p>
          </table:table-cell>
          <table:table-cell office:value-type="float" office:value="2834" calcext:value-type="float">
            <text:p>283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Van Siclen Av 3 train icon</text:p>
          </table:table-cell>
          <table:table-cell office:value-type="float" office:value="3431" calcext:value-type="float">
            <text:p>3431</text:p>
          </table:table-cell>
          <table:table-cell table:formula="of:=EXACT([.E222];[.B22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 C train icon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Van Siclen Av C train icon</text:p>
          </table:table-cell>
          <table:table-cell office:value-type="float" office:value="2864" calcext:value-type="float">
            <text:p>2864</text:p>
          </table:table-cell>
          <table:table-cell table:formula="of:=EXACT([.E223];[.B22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 J train icon Z train icon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Van Siclen Av J train icon Z train icon</text:p>
          </table:table-cell>
          <table:table-cell office:value-type="float" office:value="2829" calcext:value-type="float">
            <text:p>2829</text:p>
          </table:table-cell>
          <table:table-cell table:formula="of:=EXACT([.E224];[.B22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est 8 St-New York Aquarium F train icon Q train icon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West 8 St-New York Aquarium F train icon Q train icon</text:p>
          </table:table-cell>
          <table:table-cell office:value-type="float" office:value="2285" calcext:value-type="float">
            <text:p>2285</text:p>
          </table:table-cell>
          <table:table-cell table:formula="of:=EXACT([.E225];[.B22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lson Av L train icon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Wilson Av L train icon</text:p>
          </table:table-cell>
          <table:table-cell office:value-type="float" office:value="3566" calcext:value-type="float">
            <text:p>3566</text:p>
          </table:table-cell>
          <table:table-cell table:formula="of:=EXACT([.E226];[.B22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nthrop St 2 train icon 5 train icon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Winthrop St 2 train icon 5 train icon</text:p>
          </table:table-cell>
          <table:table-cell office:value-type="float" office:value="7524" calcext:value-type="float">
            <text:p>7524</text:p>
          </table:table-cell>
          <table:table-cell table:formula="of:=EXACT([.E227];[.B22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York St F train icon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York St F train icon</text:p>
          </table:table-cell>
          <table:table-cell office:value-type="float" office:value="7798" calcext:value-type="float">
            <text:p>7798</text:p>
          </table:table-cell>
          <table:table-cell table:formula="of:=EXACT([.E228];[.B22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Manhattan</text:p>
          </table:table-cell>
          <table:table-cell table:style-name="Default" table:number-columns-repeated="2"/>
          <table:table-cell office:value-type="string" calcext:value-type="string">
            <text:p>Manhattan</text:p>
          </table:table-cell>
          <table:table-cell table:style-name="Default"/>
          <table:table-cell table:formula="of:=EXACT([.E229];[.B22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 Av L train icon</text:p>
          </table:table-cell>
          <table:table-cell office:value-type="float" office:value="30928" calcext:value-type="float">
            <text:p>3092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 Av L train icon</text:p>
          </table:table-cell>
          <table:table-cell office:value-type="float" office:value="22436" calcext:value-type="float">
            <text:p>22436</text:p>
          </table:table-cell>
          <table:table-cell table:formula="of:=EXACT([.E230];[.B23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1 train icon</text:p>
          </table:table-cell>
          <table:table-cell office:value-type="float" office:value="17810" calcext:value-type="float">
            <text:p>1781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03 St 1 train icon</text:p>
          </table:table-cell>
          <table:table-cell office:value-type="float" office:value="13557" calcext:value-type="float">
            <text:p>13557</text:p>
          </table:table-cell>
          <table:table-cell table:formula="of:=EXACT([.E231];[.B23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6 train icon</text:p>
          </table:table-cell>
          <table:table-cell office:value-type="float" office:value="16997" calcext:value-type="float">
            <text:p>1699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03 St 6 train icon</text:p>
          </table:table-cell>
          <table:table-cell office:value-type="float" office:value="15721" calcext:value-type="float">
            <text:p>15721</text:p>
          </table:table-cell>
          <table:table-cell table:formula="of:=EXACT([.E232];[.B2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 B train icon C train icon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03 St B train icon C train icon</text:p>
          </table:table-cell>
          <table:table-cell office:value-type="float" office:value="4659" calcext:value-type="float">
            <text:p>4659</text:p>
          </table:table-cell>
          <table:table-cell table:formula="of:=EXACT([.E233];[.B2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0 St 6 train icon</text:p>
          </table:table-cell>
          <table:table-cell office:value-type="float" office:value="13944" calcext:value-type="float">
            <text:p>1394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10 St 6 train icon</text:p>
          </table:table-cell>
          <table:table-cell office:value-type="float" office:value="11908" calcext:value-type="float">
            <text:p>11908</text:p>
          </table:table-cell>
          <table:table-cell table:formula="of:=EXACT([.E234];[.B2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2 train icon 3 train icon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16 St 2 train icon 3 train icon</text:p>
          </table:table-cell>
          <table:table-cell office:value-type="float" office:value="11100" calcext:value-type="float">
            <text:p>11100</text:p>
          </table:table-cell>
          <table:table-cell table:formula="of:=EXACT([.E235];[.B2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6 train icon</text:p>
          </table:table-cell>
          <table:table-cell office:value-type="float" office:value="20749" calcext:value-type="float">
            <text:p>2074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16 St 6 train icon</text:p>
          </table:table-cell>
          <table:table-cell office:value-type="float" office:value="16514" calcext:value-type="float">
            <text:p>16514</text:p>
          </table:table-cell>
          <table:table-cell table:formula="of:=EXACT([.E236];[.B23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 B train icon C train icon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16 St B train icon C train icon</text:p>
          </table:table-cell>
          <table:table-cell office:value-type="float" office:value="6328" calcext:value-type="float">
            <text:p>6328</text:p>
          </table:table-cell>
          <table:table-cell table:formula="of:=EXACT([.E237];[.B23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-Columbia University 1 train icon</text:p>
          </table:table-cell>
          <table:table-cell office:value-type="float" office:value="16047" calcext:value-type="float">
            <text:p>1604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16 St-Columbia University 1 train icon</text:p>
          </table:table-cell>
          <table:table-cell office:value-type="float" office:value="16283" calcext:value-type="float">
            <text:p>16283</text:p>
          </table:table-cell>
          <table:table-cell table:formula="of:=EXACT([.E238];[.B23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1 train icon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25 St 1 train icon</text:p>
          </table:table-cell>
          <table:table-cell office:value-type="float" office:value="7857" calcext:value-type="float">
            <text:p>7857</text:p>
          </table:table-cell>
          <table:table-cell table:formula="of:=EXACT([.E239];[.B23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2 train icon 3 train icon</text:p>
          </table:table-cell>
          <table:table-cell office:value-type="float" office:value="18686" calcext:value-type="float">
            <text:p>1868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25 St 2 train icon 3 train icon</text:p>
          </table:table-cell>
          <table:table-cell office:value-type="float" office:value="14471" calcext:value-type="float">
            <text:p>14471</text:p>
          </table:table-cell>
          <table:table-cell table:formula="of:=EXACT([.E240];[.B24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4 train icon 5 train icon 6 train icon</text:p>
          </table:table-cell>
          <table:table-cell office:value-type="float" office:value="31873" calcext:value-type="float">
            <text:p>3187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25 St 4 train icon 5 train icon 6 train icon</text:p>
          </table:table-cell>
          <table:table-cell office:value-type="float" office:value="28913" calcext:value-type="float">
            <text:p>28913</text:p>
          </table:table-cell>
          <table:table-cell table:formula="of:=EXACT([.E241];[.B24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 A train icon B train icon C train icon D train icon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25 St A train icon B train icon C train icon D train icon</text:p>
          </table:table-cell>
          <table:table-cell office:value-type="float" office:value="26276" calcext:value-type="float">
            <text:p>26276</text:p>
          </table:table-cell>
          <table:table-cell table:formula="of:=EXACT([.E242];[.B24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 2 train icon 3 train icon</text:p>
          </table:table-cell>
          <table:table-cell office:value-type="float" office:value="17351" calcext:value-type="float">
            <text:p>1735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35 St 2 train icon 3 train icon</text:p>
          </table:table-cell>
          <table:table-cell office:value-type="float" office:value="14120" calcext:value-type="float">
            <text:p>14120</text:p>
          </table:table-cell>
          <table:table-cell table:formula="of:=EXACT([.E243];[.B24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 B train icon C train icon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35 St B train icon C train icon</text:p>
          </table:table-cell>
          <table:table-cell office:value-type="float" office:value="5409" calcext:value-type="float">
            <text:p>5409</text:p>
          </table:table-cell>
          <table:table-cell table:formula="of:=EXACT([.E244];[.B24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7 St-City College 1 train icon</text:p>
          </table:table-cell>
          <table:table-cell office:value-type="float" office:value="16874" calcext:value-type="float">
            <text:p>1687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37 St-City College 1 train icon</text:p>
          </table:table-cell>
          <table:table-cell office:value-type="float" office:value="14854" calcext:value-type="float">
            <text:p>14854</text:p>
          </table:table-cell>
          <table:table-cell table:formula="of:=EXACT([.E245];[.B24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A train icon C train icon E train icon/8 Av L train icon</text:p>
          </table:table-cell>
          <table:table-cell office:value-type="float" office:value="51356" calcext:value-type="float">
            <text:p>5135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4 St A train icon C train icon E train icon/8 Av L train icon</text:p>
          </table:table-cell>
          <table:table-cell office:value-type="float" office:value="40990" calcext:value-type="float">
            <text:p>40990</text:p>
          </table:table-cell>
          <table:table-cell table:formula="of:=EXACT([.E246];[.B24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F train icon M train icon 1 train icon 2 train icon 3 train icon/6 Av L train icon</text:p>
          </table:table-cell>
          <table:table-cell office:value-type="float" office:value="58546" calcext:value-type="float">
            <text:p>5854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4 St F train icon M train icon 1 train icon 2 train icon 3 train icon/6 Av L train icon</text:p>
          </table:table-cell>
          <table:table-cell office:value-type="float" office:value="49237" calcext:value-type="float">
            <text:p>49237</text:p>
          </table:table-cell>
          <table:table-cell table:formula="of:=EXACT([.E247];[.B24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-Union Sq L train icon N train icon Q train icon R train icon 4 train icon 5 train icon 6 train icon</text:p>
          </table:table-cell>
          <table:table-cell office:value-type="float" office:value="140855" calcext:value-type="float">
            <text:p>14085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4 St-Union Sq L train icon N train icon Q train icon R train icon 4 train icon 5 train icon 6 train icon</text:p>
          </table:table-cell>
          <table:table-cell office:value-type="float" office:value="108000" calcext:value-type="float">
            <text:p>108000</text:p>
          </table:table-cell>
          <table:table-cell table:formula="of:=EXACT([.E248];[.B24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1 train icon</text:p>
          </table:table-cell>
          <table:table-cell office:value-type="float" office:value="14616" calcext:value-type="float">
            <text:p>1461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45 St 1 train icon</text:p>
          </table:table-cell>
          <table:table-cell office:value-type="float" office:value="9952" calcext:value-type="float">
            <text:p>9952</text:p>
          </table:table-cell>
          <table:table-cell table:formula="of:=EXACT([.E249];[.B24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3 train icon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45 St 3 train icon</text:p>
          </table:table-cell>
          <table:table-cell office:value-type="float" office:value="3273" calcext:value-type="float">
            <text:p>3273</text:p>
          </table:table-cell>
          <table:table-cell table:formula="of:=EXACT([.E250];[.B25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 A train icon B train icon C train icon D train icon</text:p>
          </table:table-cell>
          <table:table-cell office:value-type="float" office:value="27736" calcext:value-type="float">
            <text:p>2773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45 St A train icon B train icon C train icon D train icon</text:p>
          </table:table-cell>
          <table:table-cell office:value-type="float" office:value="22125" calcext:value-type="float">
            <text:p>22125</text:p>
          </table:table-cell>
          <table:table-cell table:formula="of:=EXACT([.E251];[.B25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 B train icon D train icon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55 St B train icon D train icon</text:p>
          </table:table-cell>
          <table:table-cell office:value-type="float" office:value="3947" calcext:value-type="float">
            <text:p>3947</text:p>
          </table:table-cell>
          <table:table-cell table:formula="of:=EXACT([.E252];[.B25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 C train icon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55 St C train icon</text:p>
          </table:table-cell>
          <table:table-cell office:value-type="float" office:value="2490" calcext:value-type="float">
            <text:p>2490</text:p>
          </table:table-cell>
          <table:table-cell table:formula="of:=EXACT([.E253];[.B25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7 St 1 train icon</text:p>
          </table:table-cell>
          <table:table-cell office:value-type="float" office:value="14552" calcext:value-type="float">
            <text:p>1455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57 St 1 train icon</text:p>
          </table:table-cell>
          <table:table-cell office:value-type="float" office:value="10331" calcext:value-type="float">
            <text:p>10331</text:p>
          </table:table-cell>
          <table:table-cell table:formula="of:=EXACT([.E254];[.B25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3 St-Amsterdam Av C train icon</text:p>
          </table:table-cell>
          <table:table-cell office:value-type="float" office:value="4881" calcext:value-type="float">
            <text:p>488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63 St-Amsterdam Av C train icon</text:p>
          </table:table-cell>
          <table:table-cell office:value-type="float" office:value="3849" calcext:value-type="float">
            <text:p>3849</text:p>
          </table:table-cell>
          <table:table-cell table:formula="of:=EXACT([.E255];[.B25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8 St A train icon C train icon 1 train icon</text:p>
          </table:table-cell>
          <table:table-cell office:value-type="float" office:value="24960" calcext:value-type="float">
            <text:p>2496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68 St A train icon C train icon 1 train icon</text:p>
          </table:table-cell>
          <table:table-cell office:value-type="float" office:value="24580" calcext:value-type="float">
            <text:p>24580</text:p>
          </table:table-cell>
          <table:table-cell table:formula="of:=EXACT([.E256];[.B25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75 St A train icon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75 St A train icon</text:p>
          </table:table-cell>
          <table:table-cell office:value-type="float" office:value="12914" calcext:value-type="float">
            <text:p>12914</text:p>
          </table:table-cell>
          <table:table-cell table:formula="of:=EXACT([.E257];[.B25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 St 1 train icon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8 St 1 train icon</text:p>
          </table:table-cell>
          <table:table-cell office:value-type="float" office:value="8437" calcext:value-type="float">
            <text:p>8437</text:p>
          </table:table-cell>
          <table:table-cell table:formula="of:=EXACT([.E258];[.B25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 1 train icon</text:p>
          </table:table-cell>
          <table:table-cell office:value-type="float" office:value="13682" calcext:value-type="float">
            <text:p>1368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81 St 1 train icon</text:p>
          </table:table-cell>
          <table:table-cell office:value-type="float" office:value="10978" calcext:value-type="float">
            <text:p>10978</text:p>
          </table:table-cell>
          <table:table-cell table:formula="of:=EXACT([.E259];[.B25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 A train icon</text:p>
          </table:table-cell>
          <table:table-cell office:value-type="float" office:value="12549" calcext:value-type="float">
            <text:p>1254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81 St A train icon</text:p>
          </table:table-cell>
          <table:table-cell office:value-type="float" office:value="10223" calcext:value-type="float">
            <text:p>10223</text:p>
          </table:table-cell>
          <table:table-cell table:formula="of:=EXACT([.E260];[.B26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0 St A train icon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90 St A train icon</text:p>
          </table:table-cell>
          <table:table-cell office:value-type="float" office:value="4592" calcext:value-type="float">
            <text:p>4592</text:p>
          </table:table-cell>
          <table:table-cell table:formula="of:=EXACT([.E261];[.B26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1 St 1 train icon</text:p>
          </table:table-cell>
          <table:table-cell office:value-type="float" office:value="9138" calcext:value-type="float">
            <text:p>913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191 St 1 train icon</text:p>
          </table:table-cell>
          <table:table-cell office:value-type="float" office:value="8042" calcext:value-type="float">
            <text:p>8042</text:p>
          </table:table-cell>
          <table:table-cell table:formula="of:=EXACT([.E262];[.B26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 Av F train icon</text:p>
          </table:table-cell>
          <table:table-cell office:value-type="float" office:value="24235" calcext:value-type="float">
            <text:p>2423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 Av F train icon</text:p>
          </table:table-cell>
          <table:table-cell office:value-type="float" office:value="17540" calcext:value-type="float">
            <text:p>17540</text:p>
          </table:table-cell>
          <table:table-cell table:formula="of:=EXACT([.E263];[.B26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07 St 1 train icon</text:p>
          </table:table-cell>
          <table:table-cell office:value-type="float" office:value="8484" calcext:value-type="float">
            <text:p>848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07 St 1 train icon</text:p>
          </table:table-cell>
          <table:table-cell office:value-type="float" office:value="6954" calcext:value-type="float">
            <text:p>6954</text:p>
          </table:table-cell>
          <table:table-cell table:formula="of:=EXACT([.E264];[.B26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15 St 1 train ico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15 St 1 train icon</text:p>
          </table:table-cell>
          <table:table-cell office:value-type="float" office:value="1996" calcext:value-type="float">
            <text:p>1996</text:p>
          </table:table-cell>
          <table:table-cell table:formula="of:=EXACT([.E265];[.B26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1 train icon</text:p>
          </table:table-cell>
          <table:table-cell office:value-type="float" office:value="16990" calcext:value-type="float">
            <text:p>1699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3 St 1 train icon</text:p>
          </table:table-cell>
          <table:table-cell office:value-type="float" office:value="14931" calcext:value-type="float">
            <text:p>14931</text:p>
          </table:table-cell>
          <table:table-cell table:formula="of:=EXACT([.E266];[.B26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6 train icon</text:p>
          </table:table-cell>
          <table:table-cell office:value-type="float" office:value="21335" calcext:value-type="float">
            <text:p>2133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3 St 6 train icon</text:p>
          </table:table-cell>
          <table:table-cell office:value-type="float" office:value="31053" calcext:value-type="float">
            <text:p>31053</text:p>
          </table:table-cell>
          <table:table-cell table:formula="of:=EXACT([.E267];[.B26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C train icon E train icon</text:p>
          </table:table-cell>
          <table:table-cell office:value-type="float" office:value="23119" calcext:value-type="float">
            <text:p>2311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3 St C train icon E train icon</text:p>
          </table:table-cell>
          <table:table-cell office:value-type="float" office:value="23572" calcext:value-type="float">
            <text:p>23572</text:p>
          </table:table-cell>
          <table:table-cell table:formula="of:=EXACT([.E268];[.B26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F train icon M train icon</text:p>
          </table:table-cell>
          <table:table-cell office:value-type="float" office:value="20120" calcext:value-type="float">
            <text:p>2012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3 St F train icon M train icon</text:p>
          </table:table-cell>
          <table:table-cell office:value-type="float" office:value="27977" calcext:value-type="float">
            <text:p>27977</text:p>
          </table:table-cell>
          <table:table-cell table:formula="of:=EXACT([.E269];[.B26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 N train icon R train icon</text:p>
          </table:table-cell>
          <table:table-cell office:value-type="float" office:value="19597" calcext:value-type="float">
            <text:p>1959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3 St N train icon R train icon</text:p>
          </table:table-cell>
          <table:table-cell office:value-type="float" office:value="22981" calcext:value-type="float">
            <text:p>22981</text:p>
          </table:table-cell>
          <table:table-cell table:formula="of:=EXACT([.E270];[.B27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1 train icon</text:p>
          </table:table-cell>
          <table:table-cell office:value-type="float" office:value="12833" calcext:value-type="float">
            <text:p>1283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8 St 1 train icon</text:p>
          </table:table-cell>
          <table:table-cell office:value-type="float" office:value="14597" calcext:value-type="float">
            <text:p>14597</text:p>
          </table:table-cell>
          <table:table-cell table:formula="of:=EXACT([.E271];[.B27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6 train icon</text:p>
          </table:table-cell>
          <table:table-cell office:value-type="float" office:value="18664" calcext:value-type="float">
            <text:p>1866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8 St 6 train icon</text:p>
          </table:table-cell>
          <table:table-cell office:value-type="float" office:value="22715" calcext:value-type="float">
            <text:p>22715</text:p>
          </table:table-cell>
          <table:table-cell table:formula="of:=EXACT([.E272];[.B27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 N train icon R train icon</text:p>
          </table:table-cell>
          <table:table-cell office:value-type="float" office:value="9883" calcext:value-type="float">
            <text:p>988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28 St N train icon R train icon</text:p>
          </table:table-cell>
          <table:table-cell office:value-type="float" office:value="11502" calcext:value-type="float">
            <text:p>11502</text:p>
          </table:table-cell>
          <table:table-cell table:formula="of:=EXACT([.E273];[.B27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 Av L train icon</text:p>
          </table:table-cell>
          <table:table-cell office:value-type="float" office:value="10073" calcext:value-type="float">
            <text:p>1007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3 Av L train icon</text:p>
          </table:table-cell>
          <table:table-cell office:value-type="float" office:value="6532" calcext:value-type="float">
            <text:p>6532</text:p>
          </table:table-cell>
          <table:table-cell table:formula="of:=EXACT([.E274];[.B27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3 St 6 train icon</text:p>
          </table:table-cell>
          <table:table-cell office:value-type="float" office:value="25926" calcext:value-type="float">
            <text:p>2592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33 St 6 train icon</text:p>
          </table:table-cell>
          <table:table-cell office:value-type="float" office:value="31877" calcext:value-type="float">
            <text:p>31877</text:p>
          </table:table-cell>
          <table:table-cell table:formula="of:=EXACT([.E275];[.B27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Herald Square B train icon D train icon F train icon M train icon N train icon Q train icon R train icon</text:p>
          </table:table-cell>
          <table:table-cell office:value-type="float" office:value="125297" calcext:value-type="float">
            <text:p>12529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34 St-Herald Square B train icon D train icon F train icon M train icon N train icon Q train icon R train icon</text:p>
          </table:table-cell>
          <table:table-cell office:value-type="float" office:value="121120" calcext:value-type="float">
            <text:p>121120</text:p>
          </table:table-cell>
          <table:table-cell table:formula="of:=EXACT([.E276];[.B27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 1 train icon 2 train icon 3 train icon</text:p>
          </table:table-cell>
          <table:table-cell office:value-type="float" office:value="87177" calcext:value-type="float">
            <text:p>8717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34 St-Penn Station 1 train icon 2 train icon 3 train icon</text:p>
          </table:table-cell>
          <table:table-cell office:value-type="float" office:value="88929" calcext:value-type="float">
            <text:p>88929</text:p>
          </table:table-cell>
          <table:table-cell table:formula="of:=EXACT([.E277];[.B27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 A train icon C train icon E train icon</text:p>
          </table:table-cell>
          <table:table-cell office:value-type="float" office:value="76888" calcext:value-type="float">
            <text:p>7688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34 St-Penn Station A train icon C train icon E train icon</text:p>
          </table:table-cell>
          <table:table-cell office:value-type="float" office:value="82511" calcext:value-type="float">
            <text:p>82511</text:p>
          </table:table-cell>
          <table:table-cell table:formula="of:=EXACT([.E278];[.B27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2 St-Bryant Pk B train icon D train icon F train icon M train icon/5 Av 7 train icon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42 St-Bryant Pk B train icon D train icon F train icon M train icon/5 Av 7 train icon</text:p>
          </table:table-cell>
          <table:table-cell office:value-type="float" office:value="51962" calcext:value-type="float">
            <text:p>51962</text:p>
          </table:table-cell>
          <table:table-cell table:formula="of:=EXACT([.E279];[.B27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47-50 Sts-Rockefeller Center B train icon D train icon F train icon M train icon</text:p>
          </table:table-cell>
          <table:table-cell office:value-type="float" office:value="39051" calcext:value-type="float">
            <text:p>3905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47-50 Sts-Rockefeller Center B train icon D train icon F train icon M train icon</text:p>
          </table:table-cell>
          <table:table-cell office:value-type="float" office:value="59749" calcext:value-type="float">
            <text:p>59749</text:p>
          </table:table-cell>
          <table:table-cell table:formula="of:=EXACT([.E280];[.B28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9 St N train icon Q train icon R train icon</text:p>
          </table:table-cell>
          <table:table-cell office:value-type="float" office:value="31697" calcext:value-type="float">
            <text:p>3169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49 St N train icon Q train icon R train icon</text:p>
          </table:table-cell>
          <table:table-cell office:value-type="float" office:value="25793" calcext:value-type="float">
            <text:p>25793</text:p>
          </table:table-cell>
          <table:table-cell table:formula="of:=EXACT([.E281];[.B28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3 St E train icon M train icon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 Av-53 St E train icon M train icon</text:p>
          </table:table-cell>
          <table:table-cell office:value-type="float" office:value="24727" calcext:value-type="float">
            <text:p>24727</text:p>
          </table:table-cell>
          <table:table-cell table:formula="of:=EXACT([.E282];[.B28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9 St N train icon Q train icon R train icon</text:p>
          </table:table-cell>
          <table:table-cell office:value-type="float" office:value="22443" calcext:value-type="float">
            <text:p>2244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 Av-59 St N train icon Q train icon R train icon</text:p>
          </table:table-cell>
          <table:table-cell office:value-type="float" office:value="18816" calcext:value-type="float">
            <text:p>18816</text:p>
          </table:table-cell>
          <table:table-cell table:formula="of:=EXACT([.E283];[.B28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 1 train icon</text:p>
          </table:table-cell>
          <table:table-cell office:value-type="float" office:value="26513" calcext:value-type="float">
            <text:p>2651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0 St 1 train icon</text:p>
          </table:table-cell>
          <table:table-cell office:value-type="float" office:value="25930" calcext:value-type="float">
            <text:p>25930</text:p>
          </table:table-cell>
          <table:table-cell table:formula="of:=EXACT([.E284];[.B28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 C train icon E train icon</text:p>
          </table:table-cell>
          <table:table-cell office:value-type="float" office:value="22505" calcext:value-type="float">
            <text:p>2250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0 St C train icon E train icon</text:p>
          </table:table-cell>
          <table:table-cell office:value-type="float" office:value="17892" calcext:value-type="float">
            <text:p>17892</text:p>
          </table:table-cell>
          <table:table-cell table:formula="of:=EXACT([.E285];[.B28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 F train icon</text:p>
          </table:table-cell>
          <table:table-cell office:value-type="float" office:value="13207" calcext:value-type="float">
            <text:p>1320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7 St F train icon</text:p>
          </table:table-cell>
          <table:table-cell office:value-type="float" office:value="14743" calcext:value-type="float">
            <text:p>14743</text:p>
          </table:table-cell>
          <table:table-cell table:formula="of:=EXACT([.E286];[.B28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-7 Av N train icon Q train icon R train icon</text:p>
          </table:table-cell>
          <table:table-cell office:value-type="float" office:value="31343" calcext:value-type="float">
            <text:p>3134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7 St-7 Av N train icon Q train icon R train icon</text:p>
          </table:table-cell>
          <table:table-cell office:value-type="float" office:value="28044" calcext:value-type="float">
            <text:p>28044</text:p>
          </table:table-cell>
          <table:table-cell table:formula="of:=EXACT([.E287];[.B28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9 St-Columbus Circle A train icon B train icon C train icon D train icon 1 train icon</text:p>
          </table:table-cell>
          <table:table-cell office:value-type="float" office:value="76520" calcext:value-type="float">
            <text:p>7652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59 St-Columbus Circle A train icon B train icon C train icon D train icon 1 train icon</text:p>
          </table:table-cell>
          <table:table-cell office:value-type="float" office:value="69653" calcext:value-type="float">
            <text:p>69653</text:p>
          </table:table-cell>
          <table:table-cell table:formula="of:=EXACT([.E288];[.B28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6 St-Lincoln Center 1 train icon</text:p>
          </table:table-cell>
          <table:table-cell office:value-type="float" office:value="28259" calcext:value-type="float">
            <text:p>2825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66 St-Lincoln Center 1 train icon</text:p>
          </table:table-cell>
          <table:table-cell office:value-type="float" office:value="23305" calcext:value-type="float">
            <text:p>23305</text:p>
          </table:table-cell>
          <table:table-cell table:formula="of:=EXACT([.E289];[.B28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8 St-Hunter College 6 train icon</text:p>
          </table:table-cell>
          <table:table-cell office:value-type="float" office:value="25112" calcext:value-type="float">
            <text:p>2511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68 St-Hunter College 6 train icon</text:p>
          </table:table-cell>
          <table:table-cell office:value-type="float" office:value="36109" calcext:value-type="float">
            <text:p>36109</text:p>
          </table:table-cell>
          <table:table-cell table:formula="of:=EXACT([.E290];[.B29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 Av B train icon D train icon E train icon</text:p>
          </table:table-cell>
          <table:table-cell office:value-type="float" office:value="11945" calcext:value-type="float">
            <text:p>1194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7 Av B train icon D train icon E train icon</text:p>
          </table:table-cell>
          <table:table-cell office:value-type="float" office:value="14922" calcext:value-type="float">
            <text:p>14922</text:p>
          </table:table-cell>
          <table:table-cell table:formula="of:=EXACT([.E291];[.B29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 1 train icon 2 train icon 3 train icon</text:p>
          </table:table-cell>
          <table:table-cell office:value-type="float" office:value="54346" calcext:value-type="float">
            <text:p>5434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72 St 1 train icon 2 train icon 3 train icon</text:p>
          </table:table-cell>
          <table:table-cell office:value-type="float" office:value="40271" calcext:value-type="float">
            <text:p>40271</text:p>
          </table:table-cell>
          <table:table-cell table:formula="of:=EXACT([.E292];[.B29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 B train icon C train icon</text:p>
          </table:table-cell>
          <table:table-cell office:value-type="float" office:value="11146" calcext:value-type="float">
            <text:p>1114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72 St B train icon C train icon</text:p>
          </table:table-cell>
          <table:table-cell office:value-type="float" office:value="8875" calcext:value-type="float">
            <text:p>8875</text:p>
          </table:table-cell>
          <table:table-cell table:formula="of:=EXACT([.E293];[.B29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7 St 6 train icon</text:p>
          </table:table-cell>
          <table:table-cell office:value-type="float" office:value="35034" calcext:value-type="float">
            <text:p>3503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77 St 6 train icon</text:p>
          </table:table-cell>
          <table:table-cell office:value-type="float" office:value="36846" calcext:value-type="float">
            <text:p>36846</text:p>
          </table:table-cell>
          <table:table-cell table:formula="of:=EXACT([.E294];[.B29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9 St 1 train icon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79 St 1 train icon</text:p>
          </table:table-cell>
          <table:table-cell office:value-type="float" office:value="16349" calcext:value-type="float">
            <text:p>16349</text:p>
          </table:table-cell>
          <table:table-cell table:formula="of:=EXACT([.E295];[.B29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 St-New York University N train icon R train icon</text:p>
          </table:table-cell>
          <table:table-cell office:value-type="float" office:value="22455" calcext:value-type="float">
            <text:p>2245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8 St-New York University N train icon R train icon</text:p>
          </table:table-cell>
          <table:table-cell office:value-type="float" office:value="17766" calcext:value-type="float">
            <text:p>17766</text:p>
          </table:table-cell>
          <table:table-cell table:formula="of:=EXACT([.E296];[.B29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1 St-Museum of Natural History B train icon C train icon</text:p>
          </table:table-cell>
          <table:table-cell office:value-type="float" office:value="17404" calcext:value-type="float">
            <text:p>1740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81 St-Museum of Natural History B train icon C train icon</text:p>
          </table:table-cell>
          <table:table-cell office:value-type="float" office:value="13119" calcext:value-type="float">
            <text:p>13119</text:p>
          </table:table-cell>
          <table:table-cell table:formula="of:=EXACT([.E297];[.B29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1 train icon</text:p>
          </table:table-cell>
          <table:table-cell office:value-type="float" office:value="23823" calcext:value-type="float">
            <text:p>2382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86 St 1 train icon</text:p>
          </table:table-cell>
          <table:table-cell office:value-type="float" office:value="19677" calcext:value-type="float">
            <text:p>19677</text:p>
          </table:table-cell>
          <table:table-cell table:formula="of:=EXACT([.E298];[.B29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4 train icon 5 train icon 6 train icon</text:p>
          </table:table-cell>
          <table:table-cell office:value-type="float" office:value="70146" calcext:value-type="float">
            <text:p>7014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86 St 4 train icon 5 train icon 6 train icon</text:p>
          </table:table-cell>
          <table:table-cell office:value-type="float" office:value="63550" calcext:value-type="float">
            <text:p>63550</text:p>
          </table:table-cell>
          <table:table-cell table:formula="of:=EXACT([.E299];[.B29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 B train icon C train icon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86 St B train icon C train icon</text:p>
          </table:table-cell>
          <table:table-cell office:value-type="float" office:value="11093" calcext:value-type="float">
            <text:p>11093</text:p>
          </table:table-cell>
          <table:table-cell table:formula="of:=EXACT([.E300];[.B30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1 train icon 2 train icon 3 train icon</text:p>
          </table:table-cell>
          <table:table-cell office:value-type="float" office:value="48008" calcext:value-type="float">
            <text:p>4800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96 St 1 train icon 2 train icon 3 train icon</text:p>
          </table:table-cell>
          <table:table-cell office:value-type="float" office:value="37941" calcext:value-type="float">
            <text:p>37941</text:p>
          </table:table-cell>
          <table:table-cell table:formula="of:=EXACT([.E301];[.B30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6 train icon</text:p>
          </table:table-cell>
          <table:table-cell office:value-type="float" office:value="21960" calcext:value-type="float">
            <text:p>2196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96 St 6 train icon</text:p>
          </table:table-cell>
          <table:table-cell office:value-type="float" office:value="26070" calcext:value-type="float">
            <text:p>26070</text:p>
          </table:table-cell>
          <table:table-cell table:formula="of:=EXACT([.E302];[.B30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 B train icon C train icon</text:p>
          </table:table-cell>
          <table:table-cell office:value-type="float" office:value="8283" calcext:value-type="float">
            <text:p>828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96 St B train icon C train icon</text:p>
          </table:table-cell>
          <table:table-cell office:value-type="float" office:value="9514" calcext:value-type="float">
            <text:p>9514</text:p>
          </table:table-cell>
          <table:table-cell table:formula="of:=EXACT([.E303];[.B30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Astor Place 6 train icon</text:p>
          </table:table-cell>
          <table:table-cell office:value-type="float" office:value="21020" calcext:value-type="float">
            <text:p>2102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Astor Place 6 train icon</text:p>
          </table:table-cell>
          <table:table-cell office:value-type="float" office:value="17607" calcext:value-type="float">
            <text:p>17607</text:p>
          </table:table-cell>
          <table:table-cell table:formula="of:=EXACT([.E304];[.B30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ery J train icon Z train icon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owery J train icon Z train icon</text:p>
          </table:table-cell>
          <table:table-cell office:value-type="float" office:value="2746" calcext:value-type="float">
            <text:p>2746</text:p>
          </table:table-cell>
          <table:table-cell table:formula="of:=EXACT([.E305];[.B30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ling Green 4 train icon 5 train icon</text:p>
          </table:table-cell>
          <table:table-cell office:value-type="float" office:value="17227" calcext:value-type="float">
            <text:p>1722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owling Green 4 train icon 5 train icon</text:p>
          </table:table-cell>
          <table:table-cell office:value-type="float" office:value="28183" calcext:value-type="float">
            <text:p>28183</text:p>
          </table:table-cell>
          <table:table-cell table:formula="of:=EXACT([.E306];[.B30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 St J train icon Z train ic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road St J train icon Z train icon</text:p>
          </table:table-cell>
          <table:table-cell office:value-type="float" office:value="5261" calcext:value-type="float">
            <text:p>5261</text:p>
          </table:table-cell>
          <table:table-cell table:formula="of:=EXACT([.E307];[.B30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Broadway-Lafayette St B train icon D train icon F train icon M train icon/Bleecker St 6 train icon</text:p>
          </table:table-cell>
          <table:table-cell office:value-type="float" office:value="45632" calcext:value-type="float">
            <text:p>4563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roadway-Lafayette St B train icon D train icon F train icon M train icon/Bleecker St 6 train icon</text:p>
          </table:table-cell>
          <table:table-cell office:value-type="float" office:value="37283" calcext:value-type="float">
            <text:p>37283</text:p>
          </table:table-cell>
          <table:table-cell table:formula="of:=EXACT([.E308];[.B30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oklyn Bridge-City Hall 4 train icon 5 train icon 6 train icon/Chambers St J train icon Z train icon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Brooklyn Bridge-City Hall 4 train icon 5 train icon 6 train icon/Chambers St J train icon Z train icon</text:p>
          </table:table-cell>
          <table:table-cell office:value-type="float" office:value="36993" calcext:value-type="float">
            <text:p>36993</text:p>
          </table:table-cell>
          <table:table-cell table:formula="of:=EXACT([.E309];[.B30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1 train icon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anal St 1 train icon</text:p>
          </table:table-cell>
          <table:table-cell office:value-type="float" office:value="5854" calcext:value-type="float">
            <text:p>5854</text:p>
          </table:table-cell>
          <table:table-cell table:formula="of:=EXACT([.E310];[.B31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A train icon C train icon E train icon</text:p>
          </table:table-cell>
          <table:table-cell office:value-type="float" office:value="15441" calcext:value-type="float">
            <text:p>1544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anal St A train icon C train icon E train icon</text:p>
          </table:table-cell>
          <table:table-cell office:value-type="float" office:value="19097" calcext:value-type="float">
            <text:p>19097</text:p>
          </table:table-cell>
          <table:table-cell table:formula="of:=EXACT([.E311];[.B31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 J train icon N train icon Q train icon R train icon Z train icon 6 train icon</text:p>
          </table:table-cell>
          <table:table-cell office:value-type="float" office:value="73859" calcext:value-type="float">
            <text:p>7385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anal St J train icon N train icon Q train icon R train icon Z train icon 6 train icon</text:p>
          </table:table-cell>
          <table:table-cell office:value-type="float" office:value="45952" calcext:value-type="float">
            <text:p>45952</text:p>
          </table:table-cell>
          <table:table-cell table:formula="of:=EXACT([.E312];[.B31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1 train icon</text:p>
          </table:table-cell>
          <table:table-cell office:value-type="float" office:value="18710" calcext:value-type="float">
            <text:p>1871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1 train icon</text:p>
          </table:table-cell>
          <table:table-cell office:value-type="float" office:value="13870" calcext:value-type="float">
            <text:p>13870</text:p>
          </table:table-cell>
          <table:table-cell table:formula="of:=EXACT([.E313];[.B31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B train icon C train icon</text:p>
          </table:table-cell>
          <table:table-cell office:value-type="float" office:value="8652" calcext:value-type="float">
            <text:p>865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 B train icon C train icon</text:p>
          </table:table-cell>
          <table:table-cell office:value-type="float" office:value="6933" calcext:value-type="float">
            <text:p>6933</text:p>
          </table:table-cell>
          <table:table-cell table:formula="of:=EXACT([.E314];[.B31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entral Park North-110 St 2 train icon 3 train icon</text:p>
          </table:table-cell>
          <table:table-cell office:value-type="float" office:value="11305" calcext:value-type="float">
            <text:p>1130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entral Park North-110 St 2 train icon 3 train icon</text:p>
          </table:table-cell>
          <table:table-cell office:value-type="float" office:value="8751" calcext:value-type="float">
            <text:p>8751</text:p>
          </table:table-cell>
          <table:table-cell table:formula="of:=EXACT([.E315];[.B31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1 train icon 2 train icon 3 train icon</text:p>
          </table:table-cell>
          <table:table-cell office:value-type="float" office:value="15240" calcext:value-type="float">
            <text:p>1524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hambers St 1 train icon 2 train icon 3 train icon</text:p>
          </table:table-cell>
          <table:table-cell office:value-type="float" office:value="23151" calcext:value-type="float">
            <text:p>23151</text:p>
          </table:table-cell>
          <table:table-cell table:formula="of:=EXACT([.E316];[.B31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A train icon C train icon/WTC E train icon/Park Place 2 train icon 3 train icon</text:p>
          </table:table-cell>
          <table:table-cell office:value-type="float" office:value="36362" calcext:value-type="float">
            <text:p>3636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hambers St A train icon C train icon/WTC E train icon/Park Place 2 train icon 3 train icon</text:p>
          </table:table-cell>
          <table:table-cell office:value-type="float" office:value="53589" calcext:value-type="float">
            <text:p>53589</text:p>
          </table:table-cell>
          <table:table-cell table:formula="of:=EXACT([.E317];[.B31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ristopher St-Sheridan Sq 1 train icon</text:p>
          </table:table-cell>
          <table:table-cell office:value-type="float" office:value="16848" calcext:value-type="float">
            <text:p>1684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hristopher St-Sheridan Sq 1 train icon</text:p>
          </table:table-cell>
          <table:table-cell office:value-type="float" office:value="10068" calcext:value-type="float">
            <text:p>10068</text:p>
          </table:table-cell>
          <table:table-cell table:formula="of:=EXACT([.E318];[.B31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ity Hall R train icon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ity Hall R train icon</text:p>
          </table:table-cell>
          <table:table-cell office:value-type="float" office:value="7330" calcext:value-type="float">
            <text:p>7330</text:p>
          </table:table-cell>
          <table:table-cell table:formula="of:=EXACT([.E319];[.B31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Cortlandt St 1 train i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ortlandt St 1 train icon</text:p>
          </table:table-cell>
          <table:table-cell office:value-type="float" office:value="0" calcext:value-type="float">
            <text:p>0</text:p>
          </table:table-cell>
          <table:table-cell table:formula="of:=EXACT([.E320];[.B32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Cortlandt St R train icon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Cortlandt St R train icon</text:p>
          </table:table-cell>
          <table:table-cell office:value-type="float" office:value="6393" calcext:value-type="float">
            <text:p>6393</text:p>
          </table:table-cell>
          <table:table-cell table:formula="of:=EXACT([.E321];[.B32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elancey St F train icon/Essex St J train icon M train icon Z train icon</text:p>
          </table:table-cell>
          <table:table-cell office:value-type="float" office:value="28830" calcext:value-type="float">
            <text:p>28830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Delancey St F train icon/Essex St J train icon M train icon Z train icon</text:p>
          </table:table-cell>
          <table:table-cell office:value-type="float" office:value="22846" calcext:value-type="float">
            <text:p>22846</text:p>
          </table:table-cell>
          <table:table-cell table:formula="of:=EXACT([.E322];[.B32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yckman St 1 train icon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Dyckman St 1 train icon</text:p>
          </table:table-cell>
          <table:table-cell office:value-type="float" office:value="3795" calcext:value-type="float">
            <text:p>3795</text:p>
          </table:table-cell>
          <table:table-cell table:formula="of:=EXACT([.E323];[.B32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yckman St A train icon</text:p>
          </table:table-cell>
          <table:table-cell office:value-type="float" office:value="9142" calcext:value-type="float">
            <text:p>914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Dyckman St A train icon</text:p>
          </table:table-cell>
          <table:table-cell office:value-type="float" office:value="7375" calcext:value-type="float">
            <text:p>7375</text:p>
          </table:table-cell>
          <table:table-cell table:formula="of:=EXACT([.E324];[.B32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East Broadway F train icon</text:p>
          </table:table-cell>
          <table:table-cell office:value-type="float" office:value="13734" calcext:value-type="float">
            <text:p>1373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East Broadway F train icon</text:p>
          </table:table-cell>
          <table:table-cell office:value-type="float" office:value="13052" calcext:value-type="float">
            <text:p>13052</text:p>
          </table:table-cell>
          <table:table-cell table:formula="of:=EXACT([.E325];[.B32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ranklin St 1 train icon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Franklin St 1 train icon</text:p>
          </table:table-cell>
          <table:table-cell office:value-type="float" office:value="5931" calcext:value-type="float">
            <text:p>5931</text:p>
          </table:table-cell>
          <table:table-cell table:formula="of:=EXACT([.E326];[.B32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ulton St A train icon C train icon J train icon Z train icon 2 train icon 3 train icon 4 train icon 5 train icon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Fulton St A train icon C train icon J train icon Z train icon 2 train icon 3 train icon 4 train icon 5 train icon</text:p>
          </table:table-cell>
          <table:table-cell office:value-type="float" office:value="62779" calcext:value-type="float">
            <text:p>62779</text:p>
          </table:table-cell>
          <table:table-cell table:formula="of:=EXACT([.E327];[.B32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Central-42 St S train icon 4 train icon 5 train icon 6 train icon 7 train icon</text:p>
          </table:table-cell>
          <table:table-cell office:value-type="float" office:value="99936" calcext:value-type="float">
            <text:p>9993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rand Central-42 St S train icon 4 train icon 5 train icon 6 train icon 7 train icon</text:p>
          </table:table-cell>
          <table:table-cell office:value-type="float" office:value="150266" calcext:value-type="float">
            <text:p>150266</text:p>
          </table:table-cell>
          <table:table-cell table:formula="of:=EXACT([.E328];[.B32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St B train icon D train icon</text:p>
          </table:table-cell>
          <table:table-cell office:value-type="float" office:value="32714" calcext:value-type="float">
            <text:p>3271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Grand St B train icon D train icon</text:p>
          </table:table-cell>
          <table:table-cell office:value-type="float" office:value="23406" calcext:value-type="float">
            <text:p>23406</text:p>
          </table:table-cell>
          <table:table-cell table:formula="of:=EXACT([.E329];[.B32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arlem-148 St 3 train icon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Harlem-148 St 3 train icon</text:p>
          </table:table-cell>
          <table:table-cell office:value-type="float" office:value="3616" calcext:value-type="float">
            <text:p>3616</text:p>
          </table:table-cell>
          <table:table-cell table:formula="of:=EXACT([.E330];[.B33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ouston St 1 train icon</text:p>
          </table:table-cell>
          <table:table-cell office:value-type="float" office:value="8851" calcext:value-type="float">
            <text:p>885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Houston St 1 train icon</text:p>
          </table:table-cell>
          <table:table-cell office:value-type="float" office:value="15247" calcext:value-type="float">
            <text:p>15247</text:p>
          </table:table-cell>
          <table:table-cell table:formula="of:=EXACT([.E331];[.B33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Inwood-207 St A train icon</text:p>
          </table:table-cell>
          <table:table-cell office:value-type="float" office:value="11333" calcext:value-type="float">
            <text:p>1133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Inwood-207 St A train icon</text:p>
          </table:table-cell>
          <table:table-cell office:value-type="float" office:value="8717" calcext:value-type="float">
            <text:p>8717</text:p>
          </table:table-cell>
          <table:table-cell table:formula="of:=EXACT([.E332];[.B3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 N train icon Q train icon R train icon/59 St 4 train icon 5 train icon 6 train icon</text:p>
          </table:table-cell>
          <table:table-cell office:value-type="float" office:value="69374" calcext:value-type="float">
            <text:p>6937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xington Av N train icon Q train icon R train icon/59 St 4 train icon 5 train icon 6 train icon</text:p>
          </table:table-cell>
          <table:table-cell office:value-type="float" office:value="67478" calcext:value-type="float">
            <text:p>67478</text:p>
          </table:table-cell>
          <table:table-cell table:formula="of:=EXACT([.E333];[.B33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53 St E train icon M train icon/51 St 6 train icon</text:p>
          </table:table-cell>
          <table:table-cell office:value-type="float" office:value="42957" calcext:value-type="float">
            <text:p>4295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xington Av-53 St E train icon M train icon/51 St 6 train icon</text:p>
          </table:table-cell>
          <table:table-cell office:value-type="float" office:value="67821" calcext:value-type="float">
            <text:p>67821</text:p>
          </table:table-cell>
          <table:table-cell table:formula="of:=EXACT([.E334];[.B33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63 St F train icon</text:p>
          </table:table-cell>
          <table:table-cell office:value-type="float" office:value="12191" calcext:value-type="float">
            <text:p>1219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Lexington Av-63 St F train icon</text:p>
          </table:table-cell>
          <table:table-cell office:value-type="float" office:value="15639" calcext:value-type="float">
            <text:p>15639</text:p>
          </table:table-cell>
          <table:table-cell table:formula="of:=EXACT([.E335];[.B33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Marble Hill-225 St 1 train icon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Marble Hill-225 St 1 train icon</text:p>
          </table:table-cell>
          <table:table-cell office:value-type="float" office:value="5380" calcext:value-type="float">
            <text:p>5380</text:p>
          </table:table-cell>
          <table:table-cell table:formula="of:=EXACT([.E336];[.B33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Prince St N train icon R train icon</text:p>
          </table:table-cell>
          <table:table-cell office:value-type="float" office:value="25952" calcext:value-type="float">
            <text:p>25952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Prince St N train icon R train icon</text:p>
          </table:table-cell>
          <table:table-cell office:value-type="float" office:value="16344" calcext:value-type="float">
            <text:p>16344</text:p>
          </table:table-cell>
          <table:table-cell table:formula="of:=EXACT([.E337];[.B33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 1 train icon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Rector St 1 train icon</text:p>
          </table:table-cell>
          <table:table-cell office:value-type="float" office:value="10065" calcext:value-type="float">
            <text:p>10065</text:p>
          </table:table-cell>
          <table:table-cell table:formula="of:=EXACT([.E338];[.B33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 R train icon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Rector St R train icon</text:p>
          </table:table-cell>
          <table:table-cell office:value-type="float" office:value="6912" calcext:value-type="float">
            <text:p>6912</text:p>
          </table:table-cell>
          <table:table-cell table:formula="of:=EXACT([.E339];[.B33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oosevelt Island F train icon</text:p>
          </table:table-cell>
          <table:table-cell office:value-type="float" office:value="7571" calcext:value-type="float">
            <text:p>7571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Roosevelt Island F train icon</text:p>
          </table:table-cell>
          <table:table-cell office:value-type="float" office:value="6430" calcext:value-type="float">
            <text:p>6430</text:p>
          </table:table-cell>
          <table:table-cell table:formula="of:=EXACT([.E340];[.B34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outh Ferry1 train icon/Whitehall St R train icon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South Ferry1 train icon/Whitehall St R train icon</text:p>
          </table:table-cell>
          <table:table-cell office:value-type="float" office:value="26576" calcext:value-type="float">
            <text:p>26576</text:p>
          </table:table-cell>
          <table:table-cell table:formula="of:=EXACT([.E341];[.B34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 6 train icon</text:p>
          </table:table-cell>
          <table:table-cell office:value-type="float" office:value="17778" calcext:value-type="float">
            <text:p>17778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Spring St 6 train icon</text:p>
          </table:table-cell>
          <table:table-cell office:value-type="float" office:value="12153" calcext:value-type="float">
            <text:p>12153</text:p>
          </table:table-cell>
          <table:table-cell table:formula="of:=EXACT([.E342];[.B34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 C train icon E train icon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Spring St C train icon E train icon</text:p>
          </table:table-cell>
          <table:table-cell office:value-type="float" office:value="12604" calcext:value-type="float">
            <text:p>12604</text:p>
          </table:table-cell>
          <table:table-cell table:formula="of:=EXACT([.E343];[.B34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Times Sq-42 St N train icon Q train icon R train icon S train icon 1 train icon 2 train icon 3 train icon 7 train icon/42 St A train icon C train icon E train icon</text:p>
          </table:table-cell>
          <table:table-cell office:value-type="float" office:value="239674" calcext:value-type="float">
            <text:p>23967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imes Sq-42 St N train icon Q train icon R train icon S train icon 1 train icon 2 train icon 3 train icon 7 train icon/42 St A train icon C train icon E train icon</text:p>
          </table:table-cell>
          <table:table-cell office:value-type="float" office:value="195464" calcext:value-type="float">
            <text:p>195464</text:p>
          </table:table-cell>
          <table:table-cell table:formula="of:=EXACT([.E344];[.B34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 2 train icon 3 train icon</text:p>
          </table:table-cell>
          <table:table-cell office:value-type="float" office:value="11514" calcext:value-type="float">
            <text:p>11514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Wall St 2 train icon 3 train icon</text:p>
          </table:table-cell>
          <table:table-cell office:value-type="float" office:value="25682" calcext:value-type="float">
            <text:p>25682</text:p>
          </table:table-cell>
          <table:table-cell table:formula="of:=EXACT([.E345];[.B34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 4 train icon 5 train icon</text:p>
          </table:table-cell>
          <table:table-cell office:value-type="float" office:value="12233" calcext:value-type="float">
            <text:p>12233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Wall St 4 train icon 5 train icon</text:p>
          </table:table-cell>
          <table:table-cell office:value-type="float" office:value="23992" calcext:value-type="float">
            <text:p>23992</text:p>
          </table:table-cell>
          <table:table-cell table:formula="of:=EXACT([.E346];[.B34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est 4 St-Washington Sq A train icon B train icon C train icon D train icon E train icon F train icon M train icon</text:p>
          </table:table-cell>
          <table:table-cell office:value-type="float" office:value="54177" calcext:value-type="float">
            <text:p>54177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West 4 St-Washington Sq A train icon B train icon C train icon D train icon E train icon F train icon M train icon</text:p>
          </table:table-cell>
          <table:table-cell office:value-type="float" office:value="39157" calcext:value-type="float">
            <text:p>39157</text:p>
          </table:table-cell>
          <table:table-cell table:formula="of:=EXACT([.E347];[.B34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 calcext:value-type="string">
            <text:p>Queens</text:p>
          </table:table-cell>
          <table:table-cell table:style-name="Default" table:number-columns-repeated="2"/>
          <table:table-cell office:value-type="string" calcext:value-type="string">
            <text:p>Queens</text:p>
          </table:table-cell>
          <table:table-cell table:style-name="Default"/>
          <table:table-cell table:formula="of:=EXACT([.E348];[.B34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3 St-Corona Plaza 7 train icon</text:p>
          </table:table-cell>
          <table:table-cell office:value-type="float" office:value="25246" calcext:value-type="float">
            <text:p>2524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03 St-Corona Plaza 7 train icon</text:p>
          </table:table-cell>
          <table:table-cell office:value-type="float" office:value="18984" calcext:value-type="float">
            <text:p>18984</text:p>
          </table:table-cell>
          <table:table-cell table:formula="of:=EXACT([.E349];[.B34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 A train icon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04 St A train icon</text:p>
          </table:table-cell>
          <table:table-cell office:value-type="float" office:value="1725" calcext:value-type="float">
            <text:p>1725</text:p>
          </table:table-cell>
          <table:table-cell table:formula="of:=EXACT([.E350];[.B35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 J train icon Z train icon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04 St J train icon Z train icon</text:p>
          </table:table-cell>
          <table:table-cell office:value-type="float" office:value="2553" calcext:value-type="float">
            <text:p>2553</text:p>
          </table:table-cell>
          <table:table-cell table:formula="of:=EXACT([.E351];[.B35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7 train icon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11 St 7 train icon</text:p>
          </table:table-cell>
          <table:table-cell office:value-type="float" office:value="10655" calcext:value-type="float">
            <text:p>10655</text:p>
          </table:table-cell>
          <table:table-cell table:formula="of:=EXACT([.E352];[.B35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A train icon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11 St A train icon</text:p>
          </table:table-cell>
          <table:table-cell office:value-type="float" office:value="2728" calcext:value-type="float">
            <text:p>2728</text:p>
          </table:table-cell>
          <table:table-cell table:formula="of:=EXACT([.E353];[.B35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 J train ic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11 St J train icon</text:p>
          </table:table-cell>
          <table:table-cell office:value-type="float" office:value="2613" calcext:value-type="float">
            <text:p>2613</text:p>
          </table:table-cell>
          <table:table-cell table:formula="of:=EXACT([.E354];[.B35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21 St J train icon Z train ic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21 St J train icon Z train icon</text:p>
          </table:table-cell>
          <table:table-cell office:value-type="float" office:value="2218" calcext:value-type="float">
            <text:p>2218</text:p>
          </table:table-cell>
          <table:table-cell table:formula="of:=EXACT([.E355];[.B35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69 St F train icon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169 St F train icon</text:p>
          </table:table-cell>
          <table:table-cell office:value-type="float" office:value="8944" calcext:value-type="float">
            <text:p>8944</text:p>
          </table:table-cell>
          <table:table-cell table:formula="of:=EXACT([.E356];[.B35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 G train icon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21 St G train icon</text:p>
          </table:table-cell>
          <table:table-cell office:value-type="float" office:value="1478" calcext:value-type="float">
            <text:p>1478</text:p>
          </table:table-cell>
          <table:table-cell table:formula="of:=EXACT([.E357];[.B35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21 St-Queensbridge F train icon</text:p>
          </table:table-cell>
          <table:table-cell office:value-type="float" office:value="8532" calcext:value-type="float">
            <text:p>853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21 St-Queensbridge F train icon</text:p>
          </table:table-cell>
          <table:table-cell office:value-type="float" office:value="8749" calcext:value-type="float">
            <text:p>8749</text:p>
          </table:table-cell>
          <table:table-cell table:formula="of:=EXACT([.E358];[.B35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0 Av N train icon Q train icon</text:p>
          </table:table-cell>
          <table:table-cell office:value-type="float" office:value="18212" calcext:value-type="float">
            <text:p>1821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30 Av N train icon Q train icon</text:p>
          </table:table-cell>
          <table:table-cell office:value-type="float" office:value="14515" calcext:value-type="float">
            <text:p>14515</text:p>
          </table:table-cell>
          <table:table-cell table:formula="of:=EXACT([.E359];[.B35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3 St-Rawson St 7 train icon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33 St-Rawson St 7 train icon</text:p>
          </table:table-cell>
          <table:table-cell office:value-type="float" office:value="13985" calcext:value-type="float">
            <text:p>13985</text:p>
          </table:table-cell>
          <table:table-cell table:formula="of:=EXACT([.E360];[.B36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Av N train icon Q train icon</text:p>
          </table:table-cell>
          <table:table-cell office:value-type="float" office:value="9088" calcext:value-type="float">
            <text:p>9088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36 Av N train icon Q train icon</text:p>
          </table:table-cell>
          <table:table-cell office:value-type="float" office:value="7669" calcext:value-type="float">
            <text:p>7669</text:p>
          </table:table-cell>
          <table:table-cell table:formula="of:=EXACT([.E361];[.B36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St M train icon R train icon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36 St M train icon R train icon</text:p>
          </table:table-cell>
          <table:table-cell office:value-type="float" office:value="4502" calcext:value-type="float">
            <text:p>4502</text:p>
          </table:table-cell>
          <table:table-cell table:formula="of:=EXACT([.E362];[.B36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9 Av N train icon Q train icon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39 Av N train icon Q train icon</text:p>
          </table:table-cell>
          <table:table-cell office:value-type="float" office:value="3044" calcext:value-type="float">
            <text:p>3044</text:p>
          </table:table-cell>
          <table:table-cell table:formula="of:=EXACT([.E363];[.B36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0 St-Lowery St 7 train icon</text:p>
          </table:table-cell>
          <table:table-cell office:value-type="float" office:value="12122" calcext:value-type="float">
            <text:p>1212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40 St-Lowery St 7 train icon</text:p>
          </table:table-cell>
          <table:table-cell office:value-type="float" office:value="10919" calcext:value-type="float">
            <text:p>10919</text:p>
          </table:table-cell>
          <table:table-cell table:formula="of:=EXACT([.E364];[.B36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 M train icon R train icon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46 St M train icon R train icon</text:p>
          </table:table-cell>
          <table:table-cell office:value-type="float" office:value="9482" calcext:value-type="float">
            <text:p>9482</text:p>
          </table:table-cell>
          <table:table-cell table:formula="of:=EXACT([.E365];[.B36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-Bliss St 7 train icon</text:p>
          </table:table-cell>
          <table:table-cell office:value-type="float" office:value="18491" calcext:value-type="float">
            <text:p>1849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46 St-Bliss St 7 train icon</text:p>
          </table:table-cell>
          <table:table-cell office:value-type="float" office:value="14499" calcext:value-type="float">
            <text:p>14499</text:p>
          </table:table-cell>
          <table:table-cell table:formula="of:=EXACT([.E366];[.B36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52 St 7 train icon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52 St 7 train icon</text:p>
          </table:table-cell>
          <table:table-cell office:value-type="float" office:value="6748" calcext:value-type="float">
            <text:p>6748</text:p>
          </table:table-cell>
          <table:table-cell table:formula="of:=EXACT([.E367];[.B36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63 Dr-Rego Park M train icon R train icon</text:p>
          </table:table-cell>
          <table:table-cell office:value-type="float" office:value="17997" calcext:value-type="float">
            <text:p>1799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63 Dr-Rego Park M train icon R train icon</text:p>
          </table:table-cell>
          <table:table-cell office:value-type="float" office:value="16056" calcext:value-type="float">
            <text:p>16056</text:p>
          </table:table-cell>
          <table:table-cell table:formula="of:=EXACT([.E368];[.B36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5 St M train icon R train icon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65 St M train icon R train icon</text:p>
          </table:table-cell>
          <table:table-cell office:value-type="float" office:value="3551" calcext:value-type="float">
            <text:p>3551</text:p>
          </table:table-cell>
          <table:table-cell table:formula="of:=EXACT([.E369];[.B36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7 Av M train icon R train icon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67 Av M train icon R train icon</text:p>
          </table:table-cell>
          <table:table-cell office:value-type="float" office:value="9403" calcext:value-type="float">
            <text:p>9403</text:p>
          </table:table-cell>
          <table:table-cell table:formula="of:=EXACT([.E370];[.B37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9 St 7 train icon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69 St 7 train icon</text:p>
          </table:table-cell>
          <table:table-cell office:value-type="float" office:value="5031" calcext:value-type="float">
            <text:p>5031</text:p>
          </table:table-cell>
          <table:table-cell table:formula="of:=EXACT([.E371];[.B37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74-Bway 7 train icon/Jackson Hts-Roosevelt Av E train icon F train icon M train icon R train icon</text:p>
          </table:table-cell>
          <table:table-cell office:value-type="float" office:value="69688" calcext:value-type="float">
            <text:p>69688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74-Bway 7 train icon/Jackson Hts-Roosevelt Av E train icon F train icon M train icon R train icon</text:p>
          </table:table-cell>
          <table:table-cell office:value-type="float" office:value="50194" calcext:value-type="float">
            <text:p>50194</text:p>
          </table:table-cell>
          <table:table-cell table:formula="of:=EXACT([.E372];[.B37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Av E train icon F train icon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75 Av E train icon F train icon</text:p>
          </table:table-cell>
          <table:table-cell office:value-type="float" office:value="3735" calcext:value-type="float">
            <text:p>3735</text:p>
          </table:table-cell>
          <table:table-cell table:formula="of:=EXACT([.E373];[.B37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75 St-Elderts Ln J train icon Z train icon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75 St-Elderts Ln J train icon Z train icon</text:p>
          </table:table-cell>
          <table:table-cell office:value-type="float" office:value="3757" calcext:value-type="float">
            <text:p>3757</text:p>
          </table:table-cell>
          <table:table-cell table:formula="of:=EXACT([.E374];[.B37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0 St A train icon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80 St A train icon</text:p>
          </table:table-cell>
          <table:table-cell office:value-type="float" office:value="4253" calcext:value-type="float">
            <text:p>4253</text:p>
          </table:table-cell>
          <table:table-cell table:formula="of:=EXACT([.E375];[.B37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2 St-Jackson Hts 7 train icon</text:p>
          </table:table-cell>
          <table:table-cell office:value-type="float" office:value="20374" calcext:value-type="float">
            <text:p>20374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82 St-Jackson Hts 7 train icon</text:p>
          </table:table-cell>
          <table:table-cell office:value-type="float" office:value="15582" calcext:value-type="float">
            <text:p>15582</text:p>
          </table:table-cell>
          <table:table-cell table:formula="of:=EXACT([.E376];[.B37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5 St-Forest Pkwy J train icon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85 St-Forest Pkwy J train icon</text:p>
          </table:table-cell>
          <table:table-cell office:value-type="float" office:value="3776" calcext:value-type="float">
            <text:p>3776</text:p>
          </table:table-cell>
          <table:table-cell table:formula="of:=EXACT([.E377];[.B37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8 St A train icon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88 St A train icon</text:p>
          </table:table-cell>
          <table:table-cell office:value-type="float" office:value="2677" calcext:value-type="float">
            <text:p>2677</text:p>
          </table:table-cell>
          <table:table-cell table:formula="of:=EXACT([.E378];[.B37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90 St-Elmhurst Av 7 train icon</text:p>
          </table:table-cell>
          <table:table-cell office:value-type="float" office:value="22506" calcext:value-type="float">
            <text:p>2250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90 St-Elmhurst Av 7 train icon</text:p>
          </table:table-cell>
          <table:table-cell office:value-type="float" office:value="16768" calcext:value-type="float">
            <text:p>16768</text:p>
          </table:table-cell>
          <table:table-cell table:formula="of:=EXACT([.E379];[.B37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 Racetrack A train ic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Aqueduct Racetrack A train icon</text:p>
          </table:table-cell>
          <table:table-cell office:value-type="float" office:value="0" calcext:value-type="float">
            <text:p>0</text:p>
          </table:table-cell>
          <table:table-cell table:formula="of:=EXACT([.E380];[.B38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-North Conduit Av A train icon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Aqueduct-North Conduit Av A train icon</text:p>
          </table:table-cell>
          <table:table-cell office:value-type="float" office:value="2430" calcext:value-type="float">
            <text:p>2430</text:p>
          </table:table-cell>
          <table:table-cell table:formula="of:=EXACT([.E381];[.B38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 Blvd N train icon Q train icon</text:p>
          </table:table-cell>
          <table:table-cell office:value-type="float" office:value="15354" calcext:value-type="float">
            <text:p>15354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Astoria Blvd N train icon Q train icon</text:p>
          </table:table-cell>
          <table:table-cell office:value-type="float" office:value="12127" calcext:value-type="float">
            <text:p>12127</text:p>
          </table:table-cell>
          <table:table-cell table:formula="of:=EXACT([.E382];[.B38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Astoria-Ditmars Blvd N train icon Q train icon</text:p>
          </table:table-cell>
          <table:table-cell office:value-type="float" office:value="19077" calcext:value-type="float">
            <text:p>1907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Astoria-Ditmars Blvd N train icon Q train icon</text:p>
          </table:table-cell>
          <table:table-cell office:value-type="float" office:value="16777" calcext:value-type="float">
            <text:p>16777</text:p>
          </table:table-cell>
          <table:table-cell table:formula="of:=EXACT([.E383];[.B38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105 St A train icon S train ico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105 St A train icon S train icon</text:p>
          </table:table-cell>
          <table:table-cell office:value-type="float" office:value="253" calcext:value-type="float">
            <text:p>253</text:p>
          </table:table-cell>
          <table:table-cell table:formula="of:=EXACT([.E384];[.B38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25 St A train icon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25 St A train icon</text:p>
          </table:table-cell>
          <table:table-cell office:value-type="float" office:value="1494" calcext:value-type="float">
            <text:p>1494</text:p>
          </table:table-cell>
          <table:table-cell table:formula="of:=EXACT([.E385];[.B38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36 St A train icon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36 St A train icon</text:p>
          </table:table-cell>
          <table:table-cell office:value-type="float" office:value="718" calcext:value-type="float">
            <text:p>718</text:p>
          </table:table-cell>
          <table:table-cell table:formula="of:=EXACT([.E386];[.B38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44 St A train icon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44 St A train icon</text:p>
          </table:table-cell>
          <table:table-cell office:value-type="float" office:value="538" calcext:value-type="float">
            <text:p>538</text:p>
          </table:table-cell>
          <table:table-cell table:formula="of:=EXACT([.E387];[.B38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0 St A train ico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60 St A train icon</text:p>
          </table:table-cell>
          <table:table-cell office:value-type="float" office:value="1924" calcext:value-type="float">
            <text:p>1924</text:p>
          </table:table-cell>
          <table:table-cell table:formula="of:=EXACT([.E388];[.B38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7 St A train ico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67 St A train icon</text:p>
          </table:table-cell>
          <table:table-cell office:value-type="float" office:value="1859" calcext:value-type="float">
            <text:p>1859</text:p>
          </table:table-cell>
          <table:table-cell table:formula="of:=EXACT([.E389];[.B38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0 St A train icon S train icon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90 St A train icon S train icon</text:p>
          </table:table-cell>
          <table:table-cell office:value-type="float" office:value="877" calcext:value-type="float">
            <text:p>877</text:p>
          </table:table-cell>
          <table:table-cell table:formula="of:=EXACT([.E390];[.B39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8 St A train icon S train icon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each 98 St A train icon S train icon</text:p>
          </table:table-cell>
          <table:table-cell office:value-type="float" office:value="572" calcext:value-type="float">
            <text:p>572</text:p>
          </table:table-cell>
          <table:table-cell table:formula="of:=EXACT([.E391];[.B39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Briarwood-Van Wyck Blvd E train icon F train icon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riarwood-Van Wyck Blvd E train icon F train icon</text:p>
          </table:table-cell>
          <table:table-cell office:value-type="float" office:value="5196" calcext:value-type="float">
            <text:p>5196</text:p>
          </table:table-cell>
          <table:table-cell table:formula="of:=EXACT([.E392];[.B39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 Channel A train icon S train ico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road Channel A train icon S train icon</text:p>
          </table:table-cell>
          <table:table-cell office:value-type="float" office:value="267" calcext:value-type="float">
            <text:p>267</text:p>
          </table:table-cell>
          <table:table-cell table:formula="of:=EXACT([.E393];[.B39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way N train icon Q train icon</text:p>
          </table:table-cell>
          <table:table-cell office:value-type="float" office:value="16517" calcext:value-type="float">
            <text:p>1651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Broadway N train icon Q train icon</text:p>
          </table:table-cell>
          <table:table-cell office:value-type="float" office:value="13041" calcext:value-type="float">
            <text:p>13041</text:p>
          </table:table-cell>
          <table:table-cell table:formula="of:=EXACT([.E394];[.B39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Court Sq E train icon G train icon M train icon 7 train icon</text:p>
          </table:table-cell>
          <table:table-cell office:value-type="float" office:value="12787" calcext:value-type="float">
            <text:p>1278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Court Sq E train icon G train icon M train icon 7 train icon</text:p>
          </table:table-cell>
          <table:table-cell office:value-type="float" office:value="18631" calcext:value-type="float">
            <text:p>18631</text:p>
          </table:table-cell>
          <table:table-cell table:formula="of:=EXACT([.E395];[.B39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Elmhurst Av M train icon R train icon</text:p>
          </table:table-cell>
          <table:table-cell office:value-type="float" office:value="17262" calcext:value-type="float">
            <text:p>1726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Elmhurst Av M train icon R train icon</text:p>
          </table:table-cell>
          <table:table-cell office:value-type="float" office:value="13562" calcext:value-type="float">
            <text:p>13562</text:p>
          </table:table-cell>
          <table:table-cell table:formula="of:=EXACT([.E396];[.B39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ar Rockaway-Mott Av A train icon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Far Rockaway-Mott Av A train icon</text:p>
          </table:table-cell>
          <table:table-cell office:value-type="float" office:value="4068" calcext:value-type="float">
            <text:p>4068</text:p>
          </table:table-cell>
          <table:table-cell table:formula="of:=EXACT([.E397];[.B39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lushing-Main St 7 train icon</text:p>
          </table:table-cell>
          <table:table-cell office:value-type="float" office:value="70993" calcext:value-type="float">
            <text:p>7099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Flushing-Main St 7 train icon</text:p>
          </table:table-cell>
          <table:table-cell office:value-type="float" office:value="60540" calcext:value-type="float">
            <text:p>60540</text:p>
          </table:table-cell>
          <table:table-cell table:formula="of:=EXACT([.E398];[.B39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Av M train icon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Forest Av M train icon</text:p>
          </table:table-cell>
          <table:table-cell office:value-type="float" office:value="3971" calcext:value-type="float">
            <text:p>3971</text:p>
          </table:table-cell>
          <table:table-cell table:formula="of:=EXACT([.E399];[.B39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Hills-71 Av E train icon F train icon M train icon R train icon</text:p>
          </table:table-cell>
          <table:table-cell office:value-type="float" office:value="26787" calcext:value-type="float">
            <text:p>2678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Forest Hills-71 Av E train icon F train icon M train icon R train icon</text:p>
          </table:table-cell>
          <table:table-cell office:value-type="float" office:value="27537" calcext:value-type="float">
            <text:p>27537</text:p>
          </table:table-cell>
          <table:table-cell table:formula="of:=EXACT([.E400];[.B40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resh Pond Rd M train icon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Fresh Pond Rd M train icon</text:p>
          </table:table-cell>
          <table:table-cell office:value-type="float" office:value="5545" calcext:value-type="float">
            <text:p>5545</text:p>
          </table:table-cell>
          <table:table-cell table:formula="of:=EXACT([.E401];[.B40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Grand Av-Newtown M train icon R train icon</text:p>
          </table:table-cell>
          <table:table-cell office:value-type="float" office:value="22147" calcext:value-type="float">
            <text:p>2214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Grand Av-Newtown M train icon R train icon</text:p>
          </table:table-cell>
          <table:table-cell office:value-type="float" office:value="18108" calcext:value-type="float">
            <text:p>18108</text:p>
          </table:table-cell>
          <table:table-cell table:formula="of:=EXACT([.E402];[.B40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oward Beach-JFK Airport A train icon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Howard Beach-JFK Airport A train icon</text:p>
          </table:table-cell>
          <table:table-cell office:value-type="float" office:value="3227" calcext:value-type="float">
            <text:p>3227</text:p>
          </table:table-cell>
          <table:table-cell table:formula="of:=EXACT([.E403];[.B40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unters Point Av 7 train icon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Hunters Point Av 7 train icon</text:p>
          </table:table-cell>
          <table:table-cell office:value-type="float" office:value="6521" calcext:value-type="float">
            <text:p>6521</text:p>
          </table:table-cell>
          <table:table-cell table:formula="of:=EXACT([.E404];[.B40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 Center-Parsons-Archer E train icon J train icon Z train icon</text:p>
          </table:table-cell>
          <table:table-cell office:value-type="float" office:value="35186" calcext:value-type="float">
            <text:p>3518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Jamaica Center-Parsons-Archer E train icon J train icon Z train icon</text:p>
          </table:table-cell>
          <table:table-cell office:value-type="float" office:value="41130" calcext:value-type="float">
            <text:p>41130</text:p>
          </table:table-cell>
          <table:table-cell table:formula="of:=EXACT([.E405];[.B40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179 St F train icon</text:p>
          </table:table-cell>
          <table:table-cell office:value-type="float" office:value="17189" calcext:value-type="float">
            <text:p>17189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Jamaica-179 St F train icon</text:p>
          </table:table-cell>
          <table:table-cell office:value-type="float" office:value="23330" calcext:value-type="float">
            <text:p>23330</text:p>
          </table:table-cell>
          <table:table-cell table:formula="of:=EXACT([.E406];[.B40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Jamaica-Van Wyck E train icon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Jamaica-Van Wyck E train icon</text:p>
          </table:table-cell>
          <table:table-cell office:value-type="float" office:value="4930" calcext:value-type="float">
            <text:p>4930</text:p>
          </table:table-cell>
          <table:table-cell table:formula="of:=EXACT([.E407];[.B40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unction Blvd 7 train icon</text:p>
          </table:table-cell>
          <table:table-cell office:value-type="float" office:value="28341" calcext:value-type="float">
            <text:p>2834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Junction Blvd 7 train icon</text:p>
          </table:table-cell>
          <table:table-cell office:value-type="float" office:value="20938" calcext:value-type="float">
            <text:p>20938</text:p>
          </table:table-cell>
          <table:table-cell table:formula="of:=EXACT([.E408];[.B40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Kew Gardens-Union Turnpike E train icon F train icon</text:p>
          </table:table-cell>
          <table:table-cell office:value-type="float" office:value="24355" calcext:value-type="float">
            <text:p>24355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Kew Gardens-Union Turnpike E train icon F train icon</text:p>
          </table:table-cell>
          <table:table-cell office:value-type="float" office:value="27884" calcext:value-type="float">
            <text:p>27884</text:p>
          </table:table-cell>
          <table:table-cell table:formula="of:=EXACT([.E409];[.B40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Mets-Willets Point 7 train icon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Mets-Willets Point 7 train icon</text:p>
          </table:table-cell>
          <table:table-cell office:value-type="float" office:value="4618" calcext:value-type="float">
            <text:p>4618</text:p>
          </table:table-cell>
          <table:table-cell table:formula="of:=EXACT([.E410];[.B41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iddle Village-Metropolitan Av M train icon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Middle Village-Metropolitan Av M train icon</text:p>
          </table:table-cell>
          <table:table-cell office:value-type="float" office:value="4053" calcext:value-type="float">
            <text:p>4053</text:p>
          </table:table-cell>
          <table:table-cell table:formula="of:=EXACT([.E411];[.B41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orthern Blvd M train icon R train icon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Northern Blvd M train icon R train icon</text:p>
          </table:table-cell>
          <table:table-cell office:value-type="float" office:value="7201" calcext:value-type="float">
            <text:p>7201</text:p>
          </table:table-cell>
          <table:table-cell table:formula="of:=EXACT([.E412];[.B41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Ozone Park-Lefferts Blvd A train icon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Ozone Park-Lefferts Blvd A train icon</text:p>
          </table:table-cell>
          <table:table-cell office:value-type="float" office:value="7460" calcext:value-type="float">
            <text:p>7460</text:p>
          </table:table-cell>
          <table:table-cell table:formula="of:=EXACT([.E413];[.B41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Parsons Blvd F train icon</text:p>
          </table:table-cell>
          <table:table-cell office:value-type="float" office:value="6740" calcext:value-type="float">
            <text:p>6740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Parsons Blvd F train icon</text:p>
          </table:table-cell>
          <table:table-cell office:value-type="float" office:value="6329" calcext:value-type="float">
            <text:p>6329</text:p>
          </table:table-cell>
          <table:table-cell table:formula="of:=EXACT([.E414];[.B41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 Plaza E train icon M train icon R train icon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Queens Plaza E train icon M train icon R train icon</text:p>
          </table:table-cell>
          <table:table-cell office:value-type="float" office:value="9695" calcext:value-type="float">
            <text:p>9695</text:p>
          </table:table-cell>
          <table:table-cell table:formula="of:=EXACT([.E415];[.B41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Queensboro Plaza N train icon Q train icon 7 train icon</text:p>
          </table:table-cell>
          <table:table-cell office:value-type="float" office:value="12254" calcext:value-type="float">
            <text:p>12254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Queensboro Plaza N train icon Q train icon 7 train icon</text:p>
          </table:table-cell>
          <table:table-cell office:value-type="float" office:value="10752" calcext:value-type="float">
            <text:p>10752</text:p>
          </table:table-cell>
          <table:table-cell table:formula="of:=EXACT([.E416];[.B41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Blvd A train icon</text:p>
          </table:table-cell>
          <table:table-cell office:value-type="float" office:value="7989" calcext:value-type="float">
            <text:p>7989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Rockaway Blvd A train icon</text:p>
          </table:table-cell>
          <table:table-cell office:value-type="float" office:value="8045" calcext:value-type="float">
            <text:p>8045</text:p>
          </table:table-cell>
          <table:table-cell table:formula="of:=EXACT([.E417];[.B41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Park-Beach 116 St A train icon S train icon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Rockaway Park-Beach 116 St A train icon S train icon</text:p>
          </table:table-cell>
          <table:table-cell office:value-type="float" office:value="741" calcext:value-type="float">
            <text:p>741</text:p>
          </table:table-cell>
          <table:table-cell table:formula="of:=EXACT([.E418];[.B41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eneca Av M train icon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eneca Av M train icon</text:p>
          </table:table-cell>
          <table:table-cell office:value-type="float" office:value="2461" calcext:value-type="float">
            <text:p>2461</text:p>
          </table:table-cell>
          <table:table-cell table:formula="of:=EXACT([.E419];[.B41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teinway St M train icon R train icon</text:p>
          </table:table-cell>
          <table:table-cell office:value-type="float" office:value="20193" calcext:value-type="float">
            <text:p>20193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teinway St M train icon R train icon</text:p>
          </table:table-cell>
          <table:table-cell office:value-type="float" office:value="15061" calcext:value-type="float">
            <text:p>15061</text:p>
          </table:table-cell>
          <table:table-cell table:formula="of:=EXACT([.E420];[.B42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Sutphin Blvd F train icon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utphin Blvd F train icon</text:p>
          </table:table-cell>
          <table:table-cell office:value-type="float" office:value="4760" calcext:value-type="float">
            <text:p>4760</text:p>
          </table:table-cell>
          <table:table-cell table:formula="of:=EXACT([.E421];[.B42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Sutphin Blvd-Archer Av-JFK Airport E train icon J train icon Z train icon</text:p>
          </table:table-cell>
          <table:table-cell office:value-type="float" office:value="25388" calcext:value-type="float">
            <text:p>25388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Sutphin Blvd-Archer Av-JFK Airport E train icon J train icon Z train icon</text:p>
          </table:table-cell>
          <table:table-cell office:value-type="float" office:value="22285" calcext:value-type="float">
            <text:p>22285</text:p>
          </table:table-cell>
          <table:table-cell table:formula="of:=EXACT([.E422];[.B42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Vernon Blvd-Jackson Av 7 train icon</text:p>
          </table:table-cell>
          <table:table-cell office:value-type="float" office:value="8612" calcext:value-type="float">
            <text:p>8612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Vernon Blvd-Jackson Av 7 train icon</text:p>
          </table:table-cell>
          <table:table-cell office:value-type="float" office:value="11541" calcext:value-type="float">
            <text:p>11541</text:p>
          </table:table-cell>
          <table:table-cell table:formula="of:=EXACT([.E423];[.B423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Woodhaven Blvd J train icon Z train icon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Woodhaven Blvd J train icon Z train icon</text:p>
          </table:table-cell>
          <table:table-cell office:value-type="float" office:value="4464" calcext:value-type="float">
            <text:p>4464</text:p>
          </table:table-cell>
          <table:table-cell table:formula="of:=EXACT([.E424];[.B424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Woodhaven Blvd M train icon R train icon</text:p>
          </table:table-cell>
          <table:table-cell office:value-type="float" office:value="27847" calcext:value-type="float">
            <text:p>27847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Woodhaven Blvd M train icon R train icon</text:p>
          </table:table-cell>
          <table:table-cell office:value-type="float" office:value="22521" calcext:value-type="float">
            <text:p>22521</text:p>
          </table:table-cell>
          <table:table-cell table:formula="of:=EXACT([.E425];[.B425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side-61 St 7 train icon</text:p>
          </table:table-cell>
          <table:table-cell office:value-type="float" office:value="20030" calcext:value-type="float">
            <text:p>20030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Woodside-61 St 7 train icon</text:p>
          </table:table-cell>
          <table:table-cell office:value-type="float" office:value="16698" calcext:value-type="float">
            <text:p>16698</text:p>
          </table:table-cell>
          <table:table-cell table:formula="of:=EXACT([.E426];[.B426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formula="of:=EXACT([.E427];[.B427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oklyn</text:p>
          </table:table-cell>
          <table:table-cell office:value-type="float" office:value="1259307" calcext:value-type="float">
            <text:p>1259307</text:p>
          </table:table-cell>
          <table:table-cell table:style-name="Default"/>
          <table:table-cell office:value-type="string" calcext:value-type="string">
            <text:p>Brooklyn</text:p>
          </table:table-cell>
          <table:table-cell office:value-type="float" office:value="1151433" calcext:value-type="float">
            <text:p>1151433</text:p>
          </table:table-cell>
          <table:table-cell table:formula="of:=EXACT([.E428];[.B428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nx</text:p>
          </table:table-cell>
          <table:table-cell office:value-type="float" office:value="504897" calcext:value-type="float">
            <text:p>504897</text:p>
          </table:table-cell>
          <table:table-cell table:style-name="Default"/>
          <table:table-cell office:value-type="string" calcext:value-type="string">
            <text:p>Bronx</text:p>
          </table:table-cell>
          <table:table-cell office:value-type="float" office:value="469571" calcext:value-type="float">
            <text:p>469571</text:p>
          </table:table-cell>
          <table:table-cell table:formula="of:=EXACT([.E429];[.B429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Manhattan</text:p>
          </table:table-cell>
          <table:table-cell office:value-type="float" office:value="3054361" calcext:value-type="float">
            <text:p>3054361</text:p>
          </table:table-cell>
          <table:table-cell table:style-name="Default"/>
          <table:table-cell office:value-type="string" calcext:value-type="string">
            <text:p>Manhattan</text:p>
          </table:table-cell>
          <table:table-cell office:value-type="float" office:value="2981657" calcext:value-type="float">
            <text:p>2981657</text:p>
          </table:table-cell>
          <table:table-cell table:formula="of:=EXACT([.E430];[.B430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Queens</text:p>
          </table:table-cell>
          <table:table-cell office:value-type="float" office:value="844804" calcext:value-type="float">
            <text:p>844804</text:p>
          </table:table-cell>
          <table:table-cell table:style-name="Default"/>
          <table:table-cell office:value-type="string" calcext:value-type="string">
            <text:p>Queens</text:p>
          </table:table-cell>
          <table:table-cell office:value-type="float" office:value="777473" calcext:value-type="float">
            <text:p>777473</text:p>
          </table:table-cell>
          <table:table-cell table:formula="of:=EXACT([.E431];[.B431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</text:p>
          </table:table-cell>
          <table:table-cell office:value-type="string" calcext:value-type="string">
            <text:p>Systemwide Adjustment</text:p>
          </table:table-cell>
          <table:table-cell office:value-type="float" office:value="-6" calcext:value-type="float">
            <text:p>-6</text:p>
          </table:table-cell>
          <table:table-cell table:style-name="Default"/>
          <table:table-cell office:value-type="string" calcext:value-type="string">
            <text:p>Systemwide Adjustment</text:p>
          </table:table-cell>
          <table:table-cell office:value-type="float" office:value="50" calcext:value-type="float">
            <text:p>50</text:p>
          </table:table-cell>
          <table:table-cell table:formula="of:=EXACT([.E432];[.B432])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System Total</text:p>
          </table:table-cell>
          <table:table-cell office:value-type="float" office:value="5663363" calcext:value-type="float">
            <text:p>5663363</text:p>
          </table:table-cell>
          <table:table-cell table:style-name="Default"/>
          <table:table-cell office:value-type="string" calcext:value-type="string">
            <text:p>System Total</text:p>
          </table:table-cell>
          <table:table-cell office:value-type="float" office:value="5380184" calcext:value-type="float">
            <text:p>5380184</text:p>
          </table:table-cell>
          <table:table-cell table:formula="of:=EXACT([.E433];[.B433])" office:value-type="boolean" office:boolean-value="true" calcext:value-type="boolean">
            <text:p>TRUE</text:p>
          </table:table-cell>
          <table:table-cell table:number-columns-repeated="1017"/>
        </table:table-row>
      </table:table>
      <table:table table:name="2012 Clean" table:style-name="ta5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2012 Weekend</text:p>
          </table:table-cell>
          <table:table-cell table:style-name="ce1" office:value-type="string" calcext:value-type="string">
            <text:p>2012 Weekday</text:p>
          </table:table-cell>
          <table:table-cell table:style-name="ce1" office:value-type="string" calcext:value-type="string">
            <text:p>Su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3 St-St Mary's St</text:p>
          </table:table-cell>
          <table:table-cell office:value-type="float" office:value="771" calcext:value-type="float">
            <text:p>771</text:p>
          </table:table-cell>
          <table:table-cell office:value-type="float" office:value="973" calcext:value-type="float">
            <text:p>973</text:p>
          </table:table-cell>
          <table:table-cell table:formula="of:=SUM([.C2:.D2])" office:value-type="float" office:value="1744" calcext:value-type="float">
            <text:p>17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rris Park</text:p>
          </table:table-cell>
          <table:table-cell office:value-type="float" office:value="1255" calcext:value-type="float">
            <text:p>1255</text:p>
          </table:table-cell>
          <table:table-cell office:value-type="float" office:value="2083" calcext:value-type="float">
            <text:p>2083</text:p>
          </table:table-cell>
          <table:table-cell table:formula="of:=SUM([.C3:.D3])" office:value-type="float" office:value="3338" calcext:value-type="float">
            <text:p>33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iddletown Rd</text:p>
          </table:table-cell>
          <table:table-cell office:value-type="float" office:value="1372" calcext:value-type="float">
            <text:p>1372</text:p>
          </table:table-cell>
          <table:table-cell office:value-type="float" office:value="1969" calcext:value-type="float">
            <text:p>1969</text:p>
          </table:table-cell>
          <table:table-cell table:formula="of:=SUM([.C4:.D4])" office:value-type="float" office:value="3341" calcext:value-type="float">
            <text:p>33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</text:p>
          </table:table-cell>
          <table:table-cell office:value-type="float" office:value="1746" calcext:value-type="float">
            <text:p>1746</text:p>
          </table:table-cell>
          <table:table-cell office:value-type="float" office:value="3314" calcext:value-type="float">
            <text:p>3314</text:p>
          </table:table-cell>
          <table:table-cell table:formula="of:=SUM([.C5:.D5])" office:value-type="float" office:value="5060" calcext:value-type="float">
            <text:p>50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hitlock Av</text:p>
          </table:table-cell>
          <table:table-cell office:value-type="float" office:value="1857" calcext:value-type="float">
            <text:p>1857</text:p>
          </table:table-cell>
          <table:table-cell office:value-type="float" office:value="1691" calcext:value-type="float">
            <text:p>1691</text:p>
          </table:table-cell>
          <table:table-cell table:formula="of:=SUM([.C6:.D6])" office:value-type="float" office:value="3548" calcext:value-type="float">
            <text:p>35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Zerega Av</text:p>
          </table:table-cell>
          <table:table-cell office:value-type="float" office:value="2523" calcext:value-type="float">
            <text:p>2523</text:p>
          </table:table-cell>
          <table:table-cell office:value-type="float" office:value="2849" calcext:value-type="float">
            <text:p>2849</text:p>
          </table:table-cell>
          <table:table-cell table:formula="of:=SUM([.C7:.D7])" office:value-type="float" office:value="5372" calcext:value-type="float">
            <text:p>53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38 St-Grand Concourse</text:p>
          </table:table-cell>
          <table:table-cell office:value-type="float" office:value="2648" calcext:value-type="float">
            <text:p>2648</text:p>
          </table:table-cell>
          <table:table-cell office:value-type="float" office:value="3183" calcext:value-type="float">
            <text:p>3183</text:p>
          </table:table-cell>
          <table:table-cell table:formula="of:=SUM([.C8:.D8])" office:value-type="float" office:value="5831" calcext:value-type="float">
            <text:p>58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uhre Av</text:p>
          </table:table-cell>
          <table:table-cell office:value-type="float" office:value="2837" calcext:value-type="float">
            <text:p>2837</text:p>
          </table:table-cell>
          <table:table-cell office:value-type="float" office:value="3418" calcext:value-type="float">
            <text:p>3418</text:p>
          </table:table-cell>
          <table:table-cell table:formula="of:=SUM([.C9:.D9])" office:value-type="float" office:value="6255" calcext:value-type="float">
            <text:p>62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Intervale Av</text:p>
          </table:table-cell>
          <table:table-cell office:value-type="float" office:value="2853" calcext:value-type="float">
            <text:p>2853</text:p>
          </table:table-cell>
          <table:table-cell office:value-type="float" office:value="3121" calcext:value-type="float">
            <text:p>3121</text:p>
          </table:table-cell>
          <table:table-cell table:formula="of:=SUM([.C10:.D10])" office:value-type="float" office:value="5974" calcext:value-type="float">
            <text:p>59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nx Park East</text:p>
          </table:table-cell>
          <table:table-cell office:value-type="float" office:value="2880" calcext:value-type="float">
            <text:p>2880</text:p>
          </table:table-cell>
          <table:table-cell office:value-type="float" office:value="2811" calcext:value-type="float">
            <text:p>2811</text:p>
          </table:table-cell>
          <table:table-cell table:formula="of:=SUM([.C11:.D11])" office:value-type="float" office:value="5691" calcext:value-type="float">
            <text:p>56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aychester Av</text:p>
          </table:table-cell>
          <table:table-cell office:value-type="float" office:value="3032" calcext:value-type="float">
            <text:p>3032</text:p>
          </table:table-cell>
          <table:table-cell office:value-type="float" office:value="3980" calcext:value-type="float">
            <text:p>3980</text:p>
          </table:table-cell>
          <table:table-cell table:formula="of:=SUM([.C12:.D12])" office:value-type="float" office:value="7012" calcext:value-type="float">
            <text:p>70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Eastchester-Dyre Av</text:p>
          </table:table-cell>
          <table:table-cell office:value-type="float" office:value="3212" calcext:value-type="float">
            <text:p>3212</text:p>
          </table:table-cell>
          <table:table-cell office:value-type="float" office:value="4765" calcext:value-type="float">
            <text:p>4765</text:p>
          </table:table-cell>
          <table:table-cell table:formula="of:=SUM([.C13:.D13])" office:value-type="float" office:value="7977" calcext:value-type="float">
            <text:p>79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Nereid Av</text:p>
          </table:table-cell>
          <table:table-cell office:value-type="float" office:value="3396" calcext:value-type="float">
            <text:p>3396</text:p>
          </table:table-cell>
          <table:table-cell office:value-type="float" office:value="3603" calcext:value-type="float">
            <text:p>3603</text:p>
          </table:table-cell>
          <table:table-cell table:formula="of:=SUM([.C14:.D14])" office:value-type="float" office:value="6999" calcext:value-type="float">
            <text:p>69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ypress Av</text:p>
          </table:table-cell>
          <table:table-cell office:value-type="float" office:value="3445" calcext:value-type="float">
            <text:p>3445</text:p>
          </table:table-cell>
          <table:table-cell office:value-type="float" office:value="3636" calcext:value-type="float">
            <text:p>3636</text:p>
          </table:table-cell>
          <table:table-cell table:formula="of:=SUM([.C15:.D15])" office:value-type="float" office:value="7081" calcext:value-type="float">
            <text:p>7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Longwood Av</text:p>
          </table:table-cell>
          <table:table-cell office:value-type="float" office:value="3589" calcext:value-type="float">
            <text:p>3589</text:p>
          </table:table-cell>
          <table:table-cell office:value-type="float" office:value="3476" calcext:value-type="float">
            <text:p>3476</text:p>
          </table:table-cell>
          <table:table-cell table:formula="of:=SUM([.C16:.D16])" office:value-type="float" office:value="7065" calcext:value-type="float">
            <text:p>70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8 St</text:p>
          </table:table-cell>
          <table:table-cell office:value-type="float" office:value="3716" calcext:value-type="float">
            <text:p>3716</text:p>
          </table:table-cell>
          <table:table-cell office:value-type="float" office:value="3612" calcext:value-type="float">
            <text:p>3612</text:p>
          </table:table-cell>
          <table:table-cell table:formula="of:=SUM([.C17:.D17])" office:value-type="float" office:value="7328" calcext:value-type="float">
            <text:p>73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19 St</text:p>
          </table:table-cell>
          <table:table-cell office:value-type="float" office:value="3827" calcext:value-type="float">
            <text:p>3827</text:p>
          </table:table-cell>
          <table:table-cell office:value-type="float" office:value="3413" calcext:value-type="float">
            <text:p>3413</text:p>
          </table:table-cell>
          <table:table-cell table:formula="of:=SUM([.C18:.D18])" office:value-type="float" office:value="7240" calcext:value-type="float">
            <text:p>72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ke Av</text:p>
          </table:table-cell>
          <table:table-cell office:value-type="float" office:value="3900" calcext:value-type="float">
            <text:p>3900</text:p>
          </table:table-cell>
          <table:table-cell office:value-type="float" office:value="3491" calcext:value-type="float">
            <text:p>3491</text:p>
          </table:table-cell>
          <table:table-cell table:formula="of:=SUM([.C19:.D19])" office:value-type="float" office:value="7391" calcext:value-type="float">
            <text:p>73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t Lawrence Av</text:p>
          </table:table-cell>
          <table:table-cell office:value-type="float" office:value="4537" calcext:value-type="float">
            <text:p>4537</text:p>
          </table:table-cell>
          <table:table-cell office:value-type="float" office:value="3852" calcext:value-type="float">
            <text:p>3852</text:p>
          </table:table-cell>
          <table:table-cell table:formula="of:=SUM([.C20:.D20])" office:value-type="float" office:value="8389" calcext:value-type="float">
            <text:p>8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reeman St</text:p>
          </table:table-cell>
          <table:table-cell office:value-type="float" office:value="4540" calcext:value-type="float">
            <text:p>4540</text:p>
          </table:table-cell>
          <table:table-cell office:value-type="float" office:value="4569" calcext:value-type="float">
            <text:p>4569</text:p>
          </table:table-cell>
          <table:table-cell table:formula="of:=SUM([.C21:.D21])" office:value-type="float" office:value="9109" calcext:value-type="float">
            <text:p>9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Jackson Av</text:p>
          </table:table-cell>
          <table:table-cell office:value-type="float" office:value="4578" calcext:value-type="float">
            <text:p>4578</text:p>
          </table:table-cell>
          <table:table-cell office:value-type="float" office:value="5060" calcext:value-type="float">
            <text:p>5060</text:p>
          </table:table-cell>
          <table:table-cell table:formula="of:=SUM([.C22:.D22])" office:value-type="float" office:value="9638" calcext:value-type="float">
            <text:p>96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25 St</text:p>
          </table:table-cell>
          <table:table-cell office:value-type="float" office:value="4838" calcext:value-type="float">
            <text:p>4838</text:p>
          </table:table-cell>
          <table:table-cell office:value-type="float" office:value="4469" calcext:value-type="float">
            <text:p>4469</text:p>
          </table:table-cell>
          <table:table-cell table:formula="of:=SUM([.C23:.D23])" office:value-type="float" office:value="9307" calcext:value-type="float">
            <text:p>93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</text:p>
          </table:table-cell>
          <table:table-cell office:value-type="float" office:value="4910" calcext:value-type="float">
            <text:p>4910</text:p>
          </table:table-cell>
          <table:table-cell office:value-type="float" office:value="5953" calcext:value-type="float">
            <text:p>5953</text:p>
          </table:table-cell>
          <table:table-cell table:formula="of:=SUM([.C24:.D24])" office:value-type="float" office:value="10863" calcext:value-type="float">
            <text:p>108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9 St</text:p>
          </table:table-cell>
          <table:table-cell office:value-type="float" office:value="5132" calcext:value-type="float">
            <text:p>5132</text:p>
          </table:table-cell>
          <table:table-cell office:value-type="float" office:value="4486" calcext:value-type="float">
            <text:p>4486</text:p>
          </table:table-cell>
          <table:table-cell table:formula="of:=SUM([.C25:.D25])" office:value-type="float" office:value="9618" calcext:value-type="float">
            <text:p>96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-Lehman College</text:p>
          </table:table-cell>
          <table:table-cell office:value-type="float" office:value="5303" calcext:value-type="float">
            <text:p>5303</text:p>
          </table:table-cell>
          <table:table-cell office:value-type="float" office:value="6034" calcext:value-type="float">
            <text:p>6034</text:p>
          </table:table-cell>
          <table:table-cell table:formula="of:=SUM([.C26:.D26])" office:value-type="float" office:value="11337" calcext:value-type="float">
            <text:p>113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chester Sq-East Tremont Av</text:p>
          </table:table-cell>
          <table:table-cell office:value-type="float" office:value="5512" calcext:value-type="float">
            <text:p>5512</text:p>
          </table:table-cell>
          <table:table-cell office:value-type="float" office:value="6663" calcext:value-type="float">
            <text:p>6663</text:p>
          </table:table-cell>
          <table:table-cell table:formula="of:=SUM([.C27:.D27])" office:value-type="float" office:value="12175" calcext:value-type="float">
            <text:p>12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82-183 Sts</text:p>
          </table:table-cell>
          <table:table-cell office:value-type="float" office:value="5807" calcext:value-type="float">
            <text:p>5807</text:p>
          </table:table-cell>
          <table:table-cell office:value-type="float" office:value="4507" calcext:value-type="float">
            <text:p>4507</text:p>
          </table:table-cell>
          <table:table-cell table:formula="of:=SUM([.C28:.D28])" office:value-type="float" office:value="10314" calcext:value-type="float">
            <text:p>103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74-175 Sts</text:p>
          </table:table-cell>
          <table:table-cell office:value-type="float" office:value="5833" calcext:value-type="float">
            <text:p>5833</text:p>
          </table:table-cell>
          <table:table-cell office:value-type="float" office:value="4706" calcext:value-type="float">
            <text:p>4706</text:p>
          </table:table-cell>
          <table:table-cell table:formula="of:=SUM([.C29:.D29])" office:value-type="float" office:value="10539" calcext:value-type="float">
            <text:p>10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3 St</text:p>
          </table:table-cell>
          <table:table-cell office:value-type="float" office:value="5971" calcext:value-type="float">
            <text:p>5971</text:p>
          </table:table-cell>
          <table:table-cell office:value-type="float" office:value="5388" calcext:value-type="float">
            <text:p>5388</text:p>
          </table:table-cell>
          <table:table-cell table:formula="of:=SUM([.C30:.D30])" office:value-type="float" office:value="11359" calcext:value-type="float">
            <text:p>113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akefield-241 St</text:p>
          </table:table-cell>
          <table:table-cell office:value-type="float" office:value="6195" calcext:value-type="float">
            <text:p>6195</text:p>
          </table:table-cell>
          <table:table-cell office:value-type="float" office:value="5048" calcext:value-type="float">
            <text:p>5048</text:p>
          </table:table-cell>
          <table:table-cell table:formula="of:=SUM([.C31:.D31])" office:value-type="float" office:value="11243" calcext:value-type="float">
            <text:p>112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Allerton Av</text:p>
          </table:table-cell>
          <table:table-cell office:value-type="float" office:value="6242" calcext:value-type="float">
            <text:p>6242</text:p>
          </table:table-cell>
          <table:table-cell office:value-type="float" office:value="5389" calcext:value-type="float">
            <text:p>5389</text:p>
          </table:table-cell>
          <table:table-cell table:formula="of:=SUM([.C32:.D32])" office:value-type="float" office:value="11631" calcext:value-type="float">
            <text:p>116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t Eden Av</text:p>
          </table:table-cell>
          <table:table-cell office:value-type="float" office:value="6444" calcext:value-type="float">
            <text:p>6444</text:p>
          </table:table-cell>
          <table:table-cell office:value-type="float" office:value="5859" calcext:value-type="float">
            <text:p>5859</text:p>
          </table:table-cell>
          <table:table-cell table:formula="of:=SUM([.C33:.D33])" office:value-type="float" office:value="12303" calcext:value-type="float">
            <text:p>123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6 St</text:p>
          </table:table-cell>
          <table:table-cell office:value-type="float" office:value="6508" calcext:value-type="float">
            <text:p>6508</text:p>
          </table:table-cell>
          <table:table-cell office:value-type="float" office:value="5623" calcext:value-type="float">
            <text:p>5623</text:p>
          </table:table-cell>
          <table:table-cell table:formula="of:=SUM([.C34:.D34])" office:value-type="float" office:value="12131" calcext:value-type="float">
            <text:p>121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Bay Park</text:p>
          </table:table-cell>
          <table:table-cell office:value-type="float" office:value="6516" calcext:value-type="float">
            <text:p>6516</text:p>
          </table:table-cell>
          <table:table-cell office:value-type="float" office:value="6688" calcext:value-type="float">
            <text:p>6688</text:p>
          </table:table-cell>
          <table:table-cell table:formula="of:=SUM([.C35:.D35])" office:value-type="float" office:value="13204" calcext:value-type="float">
            <text:p>132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rospect Av</text:p>
          </table:table-cell>
          <table:table-cell office:value-type="float" office:value="6521" calcext:value-type="float">
            <text:p>6521</text:p>
          </table:table-cell>
          <table:table-cell office:value-type="float" office:value="7053" calcext:value-type="float">
            <text:p>7053</text:p>
          </table:table-cell>
          <table:table-cell table:formula="of:=SUM([.C36:.D36])" office:value-type="float" office:value="13574" calcext:value-type="float">
            <text:p>13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ok Av</text:p>
          </table:table-cell>
          <table:table-cell office:value-type="float" office:value="6742" calcext:value-type="float">
            <text:p>6742</text:p>
          </table:table-cell>
          <table:table-cell office:value-type="float" office:value="6113" calcext:value-type="float">
            <text:p>6113</text:p>
          </table:table-cell>
          <table:table-cell table:formula="of:=SUM([.C37:.D37])" office:value-type="float" office:value="12855" calcext:value-type="float">
            <text:p>128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Van Cortlandt Park-242 St</text:p>
          </table:table-cell>
          <table:table-cell office:value-type="float" office:value="6968" calcext:value-type="float">
            <text:p>6968</text:p>
          </table:table-cell>
          <table:table-cell office:value-type="float" office:value="6641" calcext:value-type="float">
            <text:p>6641</text:p>
          </table:table-cell>
          <table:table-cell table:formula="of:=SUM([.C38:.D38])" office:value-type="float" office:value="13609" calcext:value-type="float">
            <text:p>13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</text:p>
          </table:table-cell>
          <table:table-cell office:value-type="float" office:value="7039" calcext:value-type="float">
            <text:p>7039</text:p>
          </table:table-cell>
          <table:table-cell office:value-type="float" office:value="6183" calcext:value-type="float">
            <text:p>6183</text:p>
          </table:table-cell>
          <table:table-cell table:formula="of:=SUM([.C39:.D39])" office:value-type="float" office:value="13222" calcext:value-type="float">
            <text:p>13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80 St</text:p>
          </table:table-cell>
          <table:table-cell office:value-type="float" office:value="7154" calcext:value-type="float">
            <text:p>7154</text:p>
          </table:table-cell>
          <table:table-cell office:value-type="float" office:value="6832" calcext:value-type="float">
            <text:p>6832</text:p>
          </table:table-cell>
          <table:table-cell table:formula="of:=SUM([.C40:.D40])" office:value-type="float" office:value="13986" calcext:value-type="float">
            <text:p>139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lder Av</text:p>
          </table:table-cell>
          <table:table-cell office:value-type="float" office:value="7207" calcext:value-type="float">
            <text:p>7207</text:p>
          </table:table-cell>
          <table:table-cell office:value-type="float" office:value="6161" calcext:value-type="float">
            <text:p>6161</text:p>
          </table:table-cell>
          <table:table-cell table:formula="of:=SUM([.C41:.D41])" office:value-type="float" office:value="13368" calcext:value-type="float">
            <text:p>133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4 St</text:p>
          </table:table-cell>
          <table:table-cell office:value-type="float" office:value="7210" calcext:value-type="float">
            <text:p>7210</text:p>
          </table:table-cell>
          <table:table-cell office:value-type="float" office:value="7018" calcext:value-type="float">
            <text:p>7018</text:p>
          </table:table-cell>
          <table:table-cell table:formula="of:=SUM([.C42:.D42])"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rrison Av-Soundview</text:p>
          </table:table-cell>
          <table:table-cell office:value-type="float" office:value="7494" calcext:value-type="float">
            <text:p>7494</text:p>
          </table:table-cell>
          <table:table-cell office:value-type="float" office:value="6582" calcext:value-type="float">
            <text:p>6582</text:p>
          </table:table-cell>
          <table:table-cell table:formula="of:=SUM([.C43:.D43])" office:value-type="float" office:value="14076" calcext:value-type="float">
            <text:p>140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83 St</text:p>
          </table:table-cell>
          <table:table-cell office:value-type="float" office:value="7588" calcext:value-type="float">
            <text:p>7588</text:p>
          </table:table-cell>
          <table:table-cell office:value-type="float" office:value="6319" calcext:value-type="float">
            <text:p>6319</text:p>
          </table:table-cell>
          <table:table-cell table:formula="of:=SUM([.C44:.D44])" office:value-type="float" office:value="13907" calcext:value-type="float">
            <text:p>139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</text:p>
          </table:table-cell>
          <table:table-cell office:value-type="float" office:value="7899" calcext:value-type="float">
            <text:p>7899</text:p>
          </table:table-cell>
          <table:table-cell office:value-type="float" office:value="7212" calcext:value-type="float">
            <text:p>7212</text:p>
          </table:table-cell>
          <table:table-cell table:formula="of:=SUM([.C45:.D45])" office:value-type="float" office:value="15111" calcext:value-type="float">
            <text:p>15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astle Hill Av</text:p>
          </table:table-cell>
          <table:table-cell office:value-type="float" office:value="7956" calcext:value-type="float">
            <text:p>7956</text:p>
          </table:table-cell>
          <table:table-cell office:value-type="float" office:value="7567" calcext:value-type="float">
            <text:p>7567</text:p>
          </table:table-cell>
          <table:table-cell table:formula="of:=SUM([.C46:.D46])" office:value-type="float" office:value="15523" calcext:value-type="float">
            <text:p>15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</text:p>
          </table:table-cell>
          <table:table-cell office:value-type="float" office:value="8324" calcext:value-type="float">
            <text:p>8324</text:p>
          </table:table-cell>
          <table:table-cell office:value-type="float" office:value="6303" calcext:value-type="float">
            <text:p>6303</text:p>
          </table:table-cell>
          <table:table-cell table:formula="of:=SUM([.C47:.D47])" office:value-type="float" office:value="14627" calcext:value-type="float">
            <text:p>146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</text:p>
          </table:table-cell>
          <table:table-cell office:value-type="float" office:value="8373" calcext:value-type="float">
            <text:p>8373</text:p>
          </table:table-cell>
          <table:table-cell office:value-type="float" office:value="7184" calcext:value-type="float">
            <text:p>7184</text:p>
          </table:table-cell>
          <table:table-cell table:formula="of:=SUM([.C48:.D48])" office:value-type="float" office:value="15557" calcext:value-type="float">
            <text:p>155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 Farms Sq-East Tremont Av</text:p>
          </table:table-cell>
          <table:table-cell office:value-type="float" office:value="8494" calcext:value-type="float">
            <text:p>8494</text:p>
          </table:table-cell>
          <table:table-cell office:value-type="float" office:value="7842" calcext:value-type="float">
            <text:p>7842</text:p>
          </table:table-cell>
          <table:table-cell table:formula="of:=SUM([.C49:.D49])" office:value-type="float" office:value="16336" calcext:value-type="float">
            <text:p>16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oodlawn</text:p>
          </table:table-cell>
          <table:table-cell office:value-type="float" office:value="8577" calcext:value-type="float">
            <text:p>8577</text:p>
          </table:table-cell>
          <table:table-cell office:value-type="float" office:value="7797" calcext:value-type="float">
            <text:p>7797</text:p>
          </table:table-cell>
          <table:table-cell table:formula="of:=SUM([.C50:.D50])" office:value-type="float" office:value="16374" calcext:value-type="float">
            <text:p>163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38 St</text:p>
          </table:table-cell>
          <table:table-cell office:value-type="float" office:value="8670" calcext:value-type="float">
            <text:p>8670</text:p>
          </table:table-cell>
          <table:table-cell office:value-type="float" office:value="7326" calcext:value-type="float">
            <text:p>7326</text:p>
          </table:table-cell>
          <table:table-cell table:formula="of:=SUM([.C51:.D51])" office:value-type="float" office:value="15996" calcext:value-type="float">
            <text:p>159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Norwood-205 St</text:p>
          </table:table-cell>
          <table:table-cell office:value-type="float" office:value="9025" calcext:value-type="float">
            <text:p>9025</text:p>
          </table:table-cell>
          <table:table-cell office:value-type="float" office:value="7872" calcext:value-type="float">
            <text:p>7872</text:p>
          </table:table-cell>
          <table:table-cell table:formula="of:=SUM([.C52:.D52])" office:value-type="float" office:value="16897" calcext:value-type="float">
            <text:p>168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impson St</text:p>
          </table:table-cell>
          <table:table-cell office:value-type="float" office:value="9045" calcext:value-type="float">
            <text:p>9045</text:p>
          </table:table-cell>
          <table:table-cell office:value-type="float" office:value="9243" calcext:value-type="float">
            <text:p>9243</text:p>
          </table:table-cell>
          <table:table-cell table:formula="of:=SUM([.C53:.D53])" office:value-type="float" office:value="18288" calcext:value-type="float">
            <text:p>182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sholu Pkwy</text:p>
          </table:table-cell>
          <table:table-cell office:value-type="float" office:value="9261" calcext:value-type="float">
            <text:p>9261</text:p>
          </table:table-cell>
          <table:table-cell office:value-type="float" office:value="9596" calcext:value-type="float">
            <text:p>9596</text:p>
          </table:table-cell>
          <table:table-cell table:formula="of:=SUM([.C54:.D54])" office:value-type="float" office:value="18857" calcext:value-type="float">
            <text:p>188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1 St</text:p>
          </table:table-cell>
          <table:table-cell office:value-type="float" office:value="9704" calcext:value-type="float">
            <text:p>9704</text:p>
          </table:table-cell>
          <table:table-cell office:value-type="float" office:value="9187" calcext:value-type="float">
            <text:p>9187</text:p>
          </table:table-cell>
          <table:table-cell table:formula="of:=SUM([.C55:.D55])" office:value-type="float" office:value="18891" calcext:value-type="float">
            <text:p>188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</text:p>
          </table:table-cell>
          <table:table-cell office:value-type="float" office:value="10246" calcext:value-type="float">
            <text:p>10246</text:p>
          </table:table-cell>
          <table:table-cell office:value-type="float" office:value="9288" calcext:value-type="float">
            <text:p>9288</text:p>
          </table:table-cell>
          <table:table-cell table:formula="of:=SUM([.C56:.D56])" office:value-type="float" office:value="19534" calcext:value-type="float">
            <text:p>195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Tremont Av</text:p>
          </table:table-cell>
          <table:table-cell office:value-type="float" office:value="10412" calcext:value-type="float">
            <text:p>10412</text:p>
          </table:table-cell>
          <table:table-cell office:value-type="float" office:value="8882" calcext:value-type="float">
            <text:p>8882</text:p>
          </table:table-cell>
          <table:table-cell table:formula="of:=SUM([.C57:.D57])" office:value-type="float" office:value="19294" calcext:value-type="float">
            <text:p>192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</text:p>
          </table:table-cell>
          <table:table-cell office:value-type="float" office:value="10587" calcext:value-type="float">
            <text:p>10587</text:p>
          </table:table-cell>
          <table:table-cell office:value-type="float" office:value="10377" calcext:value-type="float">
            <text:p>10377</text:p>
          </table:table-cell>
          <table:table-cell table:formula="of:=SUM([.C58:.D58])" office:value-type="float" office:value="20964" calcext:value-type="float">
            <text:p>209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</text:p>
          </table:table-cell>
          <table:table-cell office:value-type="float" office:value="10952" calcext:value-type="float">
            <text:p>10952</text:p>
          </table:table-cell>
          <table:table-cell office:value-type="float" office:value="9518" calcext:value-type="float">
            <text:p>9518</text:p>
          </table:table-cell>
          <table:table-cell table:formula="of:=SUM([.C59:.D59])" office:value-type="float" office:value="20470" calcext:value-type="float">
            <text:p>204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Hunts Point Av</text:p>
          </table:table-cell>
          <table:table-cell office:value-type="float" office:value="11168" calcext:value-type="float">
            <text:p>11168</text:p>
          </table:table-cell>
          <table:table-cell office:value-type="float" office:value="10389" calcext:value-type="float">
            <text:p>10389</text:p>
          </table:table-cell>
          <table:table-cell table:formula="of:=SUM([.C60:.D60])" office:value-type="float" office:value="21557" calcext:value-type="float">
            <text:p>215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</text:p>
          </table:table-cell>
          <table:table-cell office:value-type="float" office:value="11188" calcext:value-type="float">
            <text:p>11188</text:p>
          </table:table-cell>
          <table:table-cell office:value-type="float" office:value="9699" calcext:value-type="float">
            <text:p>9699</text:p>
          </table:table-cell>
          <table:table-cell table:formula="of:=SUM([.C61:.D61])" office:value-type="float" office:value="20887" calcext:value-type="float">
            <text:p>208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</text:p>
          </table:table-cell>
          <table:table-cell office:value-type="float" office:value="11924" calcext:value-type="float">
            <text:p>11924</text:p>
          </table:table-cell>
          <table:table-cell office:value-type="float" office:value="9264" calcext:value-type="float">
            <text:p>9264</text:p>
          </table:table-cell>
          <table:table-cell table:formula="of:=SUM([.C62:.D62])" office:value-type="float" office:value="21188" calcext:value-type="float">
            <text:p>211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nside Av</text:p>
          </table:table-cell>
          <table:table-cell office:value-type="float" office:value="12070" calcext:value-type="float">
            <text:p>12070</text:p>
          </table:table-cell>
          <table:table-cell office:value-type="float" office:value="11387" calcext:value-type="float">
            <text:p>11387</text:p>
          </table:table-cell>
          <table:table-cell table:formula="of:=SUM([.C63:.D63])" office:value-type="float" office:value="23457" calcext:value-type="float">
            <text:p>234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49 St-Grand Concourse</text:p>
          </table:table-cell>
          <table:table-cell office:value-type="float" office:value="13024" calcext:value-type="float">
            <text:p>13024</text:p>
          </table:table-cell>
          <table:table-cell office:value-type="float" office:value="13599" calcext:value-type="float">
            <text:p>13599</text:p>
          </table:table-cell>
          <table:table-cell table:formula="of:=SUM([.C64:.D64])" office:value-type="float" office:value="26623" calcext:value-type="float">
            <text:p>266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</text:p>
          </table:table-cell>
          <table:table-cell office:value-type="float" office:value="14157" calcext:value-type="float">
            <text:p>14157</text:p>
          </table:table-cell>
          <table:table-cell office:value-type="float" office:value="11521" calcext:value-type="float">
            <text:p>11521</text:p>
          </table:table-cell>
          <table:table-cell table:formula="of:=SUM([.C65:.D65])" office:value-type="float" office:value="25678" calcext:value-type="float">
            <text:p>25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</text:p>
          </table:table-cell>
          <table:table-cell office:value-type="float" office:value="14757" calcext:value-type="float">
            <text:p>14757</text:p>
          </table:table-cell>
          <table:table-cell office:value-type="float" office:value="12560" calcext:value-type="float">
            <text:p>12560</text:p>
          </table:table-cell>
          <table:table-cell table:formula="of:=SUM([.C66:.D66])" office:value-type="float" office:value="27317" calcext:value-type="float">
            <text:p>273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Parkchester</text:p>
          </table:table-cell>
          <table:table-cell office:value-type="float" office:value="16260" calcext:value-type="float">
            <text:p>16260</text:p>
          </table:table-cell>
          <table:table-cell office:value-type="float" office:value="15190" calcext:value-type="float">
            <text:p>15190</text:p>
          </table:table-cell>
          <table:table-cell table:formula="of:=SUM([.C67:.D67])" office:value-type="float" office:value="31450" calcext:value-type="float">
            <text:p>31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49 St</text:p>
          </table:table-cell>
          <table:table-cell office:value-type="float" office:value="25356" calcext:value-type="float">
            <text:p>25356</text:p>
          </table:table-cell>
          <table:table-cell office:value-type="float" office:value="24580" calcext:value-type="float">
            <text:p>24580</text:p>
          </table:table-cell>
          <table:table-cell table:formula="of:=SUM([.C68:.D68])" office:value-type="float" office:value="49936" calcext:value-type="float">
            <text:p>499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1 St-Yankee Stadium</text:p>
          </table:table-cell>
          <table:table-cell office:value-type="float" office:value="35820" calcext:value-type="float">
            <text:p>35820</text:p>
          </table:table-cell>
          <table:table-cell office:value-type="float" office:value="27604" calcext:value-type="float">
            <text:p>27604</text:p>
          </table:table-cell>
          <table:table-cell table:formula="of:=SUM([.C69:.D69])" office:value-type="float" office:value="63424" calcext:value-type="float">
            <text:p>634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 Racetr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0:.D7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 Channel</text:p>
          </table:table-cell>
          <table:table-cell office:value-type="float" office:value="171" calcext:value-type="float">
            <text:p>171</text:p>
          </table:table-cell>
          <table:table-cell office:value-type="float" office:value="267" calcext:value-type="float">
            <text:p>267</text:p>
          </table:table-cell>
          <table:table-cell table:formula="of:=SUM([.C71:.D71])" office:value-type="float" office:value="438" calcext:value-type="float">
            <text:p>4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105 St</text:p>
          </table:table-cell>
          <table:table-cell office:value-type="float" office:value="325" calcext:value-type="float">
            <text:p>325</text:p>
          </table:table-cell>
          <table:table-cell office:value-type="float" office:value="253" calcext:value-type="float">
            <text:p>253</text:p>
          </table:table-cell>
          <table:table-cell table:formula="of:=SUM([.C72:.D72])" office:value-type="float" office:value="578" calcext:value-type="float">
            <text:p>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44 St</text:p>
          </table:table-cell>
          <table:table-cell office:value-type="float" office:value="496" calcext:value-type="float">
            <text:p>496</text:p>
          </table:table-cell>
          <table:table-cell office:value-type="float" office:value="538" calcext:value-type="float">
            <text:p>538</text:p>
          </table:table-cell>
          <table:table-cell table:formula="of:=SUM([.C73:.D73])" office:value-type="float" office:value="1034" calcext:value-type="float">
            <text:p>10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36 St</text:p>
          </table:table-cell>
          <table:table-cell office:value-type="float" office:value="696" calcext:value-type="float">
            <text:p>696</text:p>
          </table:table-cell>
          <table:table-cell office:value-type="float" office:value="718" calcext:value-type="float">
            <text:p>718</text:p>
          </table:table-cell>
          <table:table-cell table:formula="of:=SUM([.C74:.D74])" office:value-type="float" office:value="1414" calcext:value-type="float">
            <text:p>1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8 St</text:p>
          </table:table-cell>
          <table:table-cell office:value-type="float" office:value="874" calcext:value-type="float">
            <text:p>874</text:p>
          </table:table-cell>
          <table:table-cell office:value-type="float" office:value="572" calcext:value-type="float">
            <text:p>572</text:p>
          </table:table-cell>
          <table:table-cell table:formula="of:=SUM([.C75:.D75])" office:value-type="float" office:value="1446" calcext:value-type="float">
            <text:p>14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Park-Beach 116 St</text:p>
          </table:table-cell>
          <table:table-cell office:value-type="float" office:value="1143" calcext:value-type="float">
            <text:p>1143</text:p>
          </table:table-cell>
          <table:table-cell office:value-type="float" office:value="741" calcext:value-type="float">
            <text:p>741</text:p>
          </table:table-cell>
          <table:table-cell table:formula="of:=SUM([.C76:.D76])" office:value-type="float" office:value="1884" calcext:value-type="float">
            <text:p>18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25 St</text:p>
          </table:table-cell>
          <table:table-cell office:value-type="float" office:value="1163" calcext:value-type="float">
            <text:p>1163</text:p>
          </table:table-cell>
          <table:table-cell office:value-type="float" office:value="1494" calcext:value-type="float">
            <text:p>1494</text:p>
          </table:table-cell>
          <table:table-cell table:formula="of:=SUM([.C77:.D77])" office:value-type="float" office:value="2657" calcext:value-type="float">
            <text:p>26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</text:p>
          </table:table-cell>
          <table:table-cell office:value-type="float" office:value="1401" calcext:value-type="float">
            <text:p>1401</text:p>
          </table:table-cell>
          <table:table-cell office:value-type="float" office:value="1725" calcext:value-type="float">
            <text:p>1725</text:p>
          </table:table-cell>
          <table:table-cell table:formula="of:=SUM([.C78:.D78])" office:value-type="float" office:value="3126" calcext:value-type="float">
            <text:p>31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unters Point Av</text:p>
          </table:table-cell>
          <table:table-cell office:value-type="float" office:value="1442" calcext:value-type="float">
            <text:p>1442</text:p>
          </table:table-cell>
          <table:table-cell office:value-type="float" office:value="6521" calcext:value-type="float">
            <text:p>6521</text:p>
          </table:table-cell>
          <table:table-cell table:formula="of:=SUM([.C79:.D79])" office:value-type="float" office:value="7963" calcext:value-type="float">
            <text:p>79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0 St</text:p>
          </table:table-cell>
          <table:table-cell office:value-type="float" office:value="1563" calcext:value-type="float">
            <text:p>1563</text:p>
          </table:table-cell>
          <table:table-cell office:value-type="float" office:value="877" calcext:value-type="float">
            <text:p>877</text:p>
          </table:table-cell>
          <table:table-cell table:formula="of:=SUM([.C80:.D80])" office:value-type="float" office:value="2440" calcext:value-type="float">
            <text:p>24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</text:p>
          </table:table-cell>
          <table:table-cell office:value-type="float" office:value="1841" calcext:value-type="float">
            <text:p>1841</text:p>
          </table:table-cell>
          <table:table-cell office:value-type="float" office:value="1478" calcext:value-type="float">
            <text:p>1478</text:p>
          </table:table-cell>
          <table:table-cell table:formula="of:=SUM([.C81:.D81])" office:value-type="float" office:value="3319" calcext:value-type="float">
            <text:p>33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eneca Av</text:p>
          </table:table-cell>
          <table:table-cell office:value-type="float" office:value="1851" calcext:value-type="float">
            <text:p>1851</text:p>
          </table:table-cell>
          <table:table-cell office:value-type="float" office:value="2461" calcext:value-type="float">
            <text:p>2461</text:p>
          </table:table-cell>
          <table:table-cell table:formula="of:=SUM([.C82:.D82])" office:value-type="float" office:value="4312" calcext:value-type="float">
            <text:p>43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7 St</text:p>
          </table:table-cell>
          <table:table-cell office:value-type="float" office:value="1947" calcext:value-type="float">
            <text:p>1947</text:p>
          </table:table-cell>
          <table:table-cell office:value-type="float" office:value="1859" calcext:value-type="float">
            <text:p>1859</text:p>
          </table:table-cell>
          <table:table-cell table:formula="of:=SUM([.C83:.D83])" office:value-type="float" office:value="3806" calcext:value-type="float">
            <text:p>38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0 St</text:p>
          </table:table-cell>
          <table:table-cell office:value-type="float" office:value="1954" calcext:value-type="float">
            <text:p>1954</text:p>
          </table:table-cell>
          <table:table-cell office:value-type="float" office:value="1924" calcext:value-type="float">
            <text:p>1924</text:p>
          </table:table-cell>
          <table:table-cell table:formula="of:=SUM([.C84:.D84])" office:value-type="float" office:value="3878" calcext:value-type="float">
            <text:p>38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21 St</text:p>
          </table:table-cell>
          <table:table-cell office:value-type="float" office:value="1991" calcext:value-type="float">
            <text:p>1991</text:p>
          </table:table-cell>
          <table:table-cell office:value-type="float" office:value="2218" calcext:value-type="float">
            <text:p>2218</text:p>
          </table:table-cell>
          <table:table-cell table:formula="of:=SUM([.C85:.D85])" office:value-type="float" office:value="4209" calcext:value-type="float">
            <text:p>42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</text:p>
          </table:table-cell>
          <table:table-cell office:value-type="float" office:value="2021" calcext:value-type="float">
            <text:p>2021</text:p>
          </table:table-cell>
          <table:table-cell office:value-type="float" office:value="2613" calcext:value-type="float">
            <text:p>2613</text:p>
          </table:table-cell>
          <table:table-cell table:formula="of:=SUM([.C86:.D86])" office:value-type="float" office:value="4634" calcext:value-type="float">
            <text:p>46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</text:p>
          </table:table-cell>
          <table:table-cell office:value-type="float" office:value="2102" calcext:value-type="float">
            <text:p>2102</text:p>
          </table:table-cell>
          <table:table-cell office:value-type="float" office:value="2728" calcext:value-type="float">
            <text:p>2728</text:p>
          </table:table-cell>
          <table:table-cell table:formula="of:=SUM([.C87:.D87])" office:value-type="float" office:value="4830" calcext:value-type="float">
            <text:p>48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</text:p>
          </table:table-cell>
          <table:table-cell office:value-type="float" office:value="2108" calcext:value-type="float">
            <text:p>2108</text:p>
          </table:table-cell>
          <table:table-cell office:value-type="float" office:value="2553" calcext:value-type="float">
            <text:p>2553</text:p>
          </table:table-cell>
          <table:table-cell table:formula="of:=SUM([.C88:.D88])" office:value-type="float" office:value="4661" calcext:value-type="float">
            <text:p>4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8 St</text:p>
          </table:table-cell>
          <table:table-cell office:value-type="float" office:value="2257" calcext:value-type="float">
            <text:p>2257</text:p>
          </table:table-cell>
          <table:table-cell office:value-type="float" office:value="2677" calcext:value-type="float">
            <text:p>2677</text:p>
          </table:table-cell>
          <table:table-cell table:formula="of:=SUM([.C89:.D89])" office:value-type="float" office:value="4934" calcext:value-type="float">
            <text:p>4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St</text:p>
          </table:table-cell>
          <table:table-cell office:value-type="float" office:value="2454" calcext:value-type="float">
            <text:p>2454</text:p>
          </table:table-cell>
          <table:table-cell office:value-type="float" office:value="4502" calcext:value-type="float">
            <text:p>4502</text:p>
          </table:table-cell>
          <table:table-cell table:formula="of:=SUM([.C90:.D90])" office:value-type="float" office:value="6956" calcext:value-type="float">
            <text:p>695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Queens</text:p>
          </table:table-cell>
          <table:table-cell table:style-name="ce1" office:value-type="string" calcext:value-type="string">
            <text:p>Forest Av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3971" calcext:value-type="float">
            <text:p>3971</text:p>
          </table:table-cell>
          <table:table-cell table:style-name="ce1" table:formula="of:=SUM([.C91:.D91])" office:value-type="float" office:value="6577" calcext:value-type="float">
            <text:p>6577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75 St-Elderts Ln</text:p>
          </table:table-cell>
          <table:table-cell office:value-type="float" office:value="3046" calcext:value-type="float">
            <text:p>3046</text:p>
          </table:table-cell>
          <table:table-cell office:value-type="float" office:value="3757" calcext:value-type="float">
            <text:p>3757</text:p>
          </table:table-cell>
          <table:table-cell table:formula="of:=SUM([.C92:.D92])" office:value-type="float" office:value="6803" calcext:value-type="float">
            <text:p>68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9 Av</text:p>
          </table:table-cell>
          <table:table-cell office:value-type="float" office:value="3110" calcext:value-type="float">
            <text:p>3110</text:p>
          </table:table-cell>
          <table:table-cell office:value-type="float" office:value="3044" calcext:value-type="float">
            <text:p>3044</text:p>
          </table:table-cell>
          <table:table-cell table:formula="of:=SUM([.C93:.D93])" office:value-type="float" office:value="6154" calcext:value-type="float">
            <text:p>61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iddle Village-Metropolitan Av</text:p>
          </table:table-cell>
          <table:table-cell office:value-type="float" office:value="3268" calcext:value-type="float">
            <text:p>3268</text:p>
          </table:table-cell>
          <table:table-cell office:value-type="float" office:value="4053" calcext:value-type="float">
            <text:p>4053</text:p>
          </table:table-cell>
          <table:table-cell table:formula="of:=SUM([.C94:.D94])" office:value-type="float" office:value="7321" calcext:value-type="float">
            <text:p>73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5 St-Forest Pkwy</text:p>
          </table:table-cell>
          <table:table-cell office:value-type="float" office:value="3279" calcext:value-type="float">
            <text:p>3279</text:p>
          </table:table-cell>
          <table:table-cell office:value-type="float" office:value="3776" calcext:value-type="float">
            <text:p>3776</text:p>
          </table:table-cell>
          <table:table-cell table:formula="of:=SUM([.C95:.D95])" office:value-type="float" office:value="7055" calcext:value-type="float">
            <text:p>70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Av</text:p>
          </table:table-cell>
          <table:table-cell office:value-type="float" office:value="3615" calcext:value-type="float">
            <text:p>3615</text:p>
          </table:table-cell>
          <table:table-cell office:value-type="float" office:value="3735" calcext:value-type="float">
            <text:p>3735</text:p>
          </table:table-cell>
          <table:table-cell table:formula="of:=SUM([.C96:.D96])" office:value-type="float" office:value="7350" calcext:value-type="float">
            <text:p>73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ar Rockaway-Mott Av</text:p>
          </table:table-cell>
          <table:table-cell office:value-type="float" office:value="3639" calcext:value-type="float">
            <text:p>3639</text:p>
          </table:table-cell>
          <table:table-cell office:value-type="float" office:value="4068" calcext:value-type="float">
            <text:p>4068</text:p>
          </table:table-cell>
          <table:table-cell table:formula="of:=SUM([.C97:.D97])" office:value-type="float" office:value="7707" calcext:value-type="float">
            <text:p>77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resh Pond Rd</text:p>
          </table:table-cell>
          <table:table-cell office:value-type="float" office:value="3739" calcext:value-type="float">
            <text:p>3739</text:p>
          </table:table-cell>
          <table:table-cell office:value-type="float" office:value="5545" calcext:value-type="float">
            <text:p>5545</text:p>
          </table:table-cell>
          <table:table-cell table:formula="of:=SUM([.C98:.D98])" office:value-type="float" office:value="9284" calcext:value-type="float">
            <text:p>92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Woodhaven Blvd</text:p>
          </table:table-cell>
          <table:table-cell office:value-type="float" office:value="3835" calcext:value-type="float">
            <text:p>3835</text:p>
          </table:table-cell>
          <table:table-cell office:value-type="float" office:value="4464" calcext:value-type="float">
            <text:p>4464</text:p>
          </table:table-cell>
          <table:table-cell table:formula="of:=SUM([.C99:.D99])" office:value-type="float" office:value="8299" calcext:value-type="float">
            <text:p>82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0 St</text:p>
          </table:table-cell>
          <table:table-cell office:value-type="float" office:value="4212" calcext:value-type="float">
            <text:p>4212</text:p>
          </table:table-cell>
          <table:table-cell office:value-type="float" office:value="4253" calcext:value-type="float">
            <text:p>4253</text:p>
          </table:table-cell>
          <table:table-cell table:formula="of:=SUM([.C100:.D100])" office:value-type="float" office:value="8465" calcext:value-type="float">
            <text:p>84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5 St</text:p>
          </table:table-cell>
          <table:table-cell office:value-type="float" office:value="4453" calcext:value-type="float">
            <text:p>4453</text:p>
          </table:table-cell>
          <table:table-cell office:value-type="float" office:value="3551" calcext:value-type="float">
            <text:p>3551</text:p>
          </table:table-cell>
          <table:table-cell table:formula="of:=SUM([.C101:.D101])" office:value-type="float" office:value="8004" calcext:value-type="float">
            <text:p>80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oward Beach-JFK Airport</text:p>
          </table:table-cell>
          <table:table-cell office:value-type="float" office:value="4751" calcext:value-type="float">
            <text:p>4751</text:p>
          </table:table-cell>
          <table:table-cell office:value-type="float" office:value="3227" calcext:value-type="float">
            <text:p>3227</text:p>
          </table:table-cell>
          <table:table-cell table:formula="of:=SUM([.C102:.D102])" office:value-type="float" office:value="7978" calcext:value-type="float">
            <text:p>79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Briarwood-Van Wyck Blvd</text:p>
          </table:table-cell>
          <table:table-cell office:value-type="float" office:value="4827" calcext:value-type="float">
            <text:p>4827</text:p>
          </table:table-cell>
          <table:table-cell office:value-type="float" office:value="5196" calcext:value-type="float">
            <text:p>5196</text:p>
          </table:table-cell>
          <table:table-cell table:formula="of:=SUM([.C103:.D103])" office:value-type="float" office:value="10023" calcext:value-type="float">
            <text:p>100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3 St-Rawson St</text:p>
          </table:table-cell>
          <table:table-cell office:value-type="float" office:value="4920" calcext:value-type="float">
            <text:p>4920</text:p>
          </table:table-cell>
          <table:table-cell office:value-type="float" office:value="13985" calcext:value-type="float">
            <text:p>13985</text:p>
          </table:table-cell>
          <table:table-cell table:formula="of:=SUM([.C104:.D104])" office:value-type="float" office:value="18905" calcext:value-type="float">
            <text:p>189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-North Conduit Av</text:p>
          </table:table-cell>
          <table:table-cell office:value-type="float" office:value="5067" calcext:value-type="float">
            <text:p>5067</text:p>
          </table:table-cell>
          <table:table-cell office:value-type="float" office:value="2430" calcext:value-type="float">
            <text:p>2430</text:p>
          </table:table-cell>
          <table:table-cell table:formula="of:=SUM([.C105:.D105])" office:value-type="float" office:value="7497" calcext:value-type="float">
            <text:p>74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Sutphin Blvd</text:p>
          </table:table-cell>
          <table:table-cell office:value-type="float" office:value="5086" calcext:value-type="float">
            <text:p>5086</text:p>
          </table:table-cell>
          <table:table-cell office:value-type="float" office:value="4760" calcext:value-type="float">
            <text:p>4760</text:p>
          </table:table-cell>
          <table:table-cell table:formula="of:=SUM([.C106:.D106])" office:value-type="float" office:value="9846" calcext:value-type="float">
            <text:p>98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Jamaica-Van Wyck</text:p>
          </table:table-cell>
          <table:table-cell office:value-type="float" office:value="5876" calcext:value-type="float">
            <text:p>5876</text:p>
          </table:table-cell>
          <table:table-cell office:value-type="float" office:value="4930" calcext:value-type="float">
            <text:p>4930</text:p>
          </table:table-cell>
          <table:table-cell table:formula="of:=SUM([.C107:.D107])" office:value-type="float" office:value="10806" calcext:value-type="float">
            <text:p>108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 Plaza</text:p>
          </table:table-cell>
          <table:table-cell office:value-type="float" office:value="6051" calcext:value-type="float">
            <text:p>6051</text:p>
          </table:table-cell>
          <table:table-cell office:value-type="float" office:value="9695" calcext:value-type="float">
            <text:p>9695</text:p>
          </table:table-cell>
          <table:table-cell table:formula="of:=SUM([.C108:.D108])" office:value-type="float" office:value="15746" calcext:value-type="float">
            <text:p>157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Parsons Blvd</text:p>
          </table:table-cell>
          <table:table-cell office:value-type="float" office:value="6740" calcext:value-type="float">
            <text:p>6740</text:p>
          </table:table-cell>
          <table:table-cell office:value-type="float" office:value="6329" calcext:value-type="float">
            <text:p>6329</text:p>
          </table:table-cell>
          <table:table-cell table:formula="of:=SUM([.C109:.D109])" office:value-type="float" office:value="13069" calcext:value-type="float">
            <text:p>130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Ozone Park-Lefferts Blvd</text:p>
          </table:table-cell>
          <table:table-cell office:value-type="float" office:value="6976" calcext:value-type="float">
            <text:p>6976</text:p>
          </table:table-cell>
          <table:table-cell office:value-type="float" office:value="7460" calcext:value-type="float">
            <text:p>7460</text:p>
          </table:table-cell>
          <table:table-cell table:formula="of:=SUM([.C110:.D110])" office:value-type="float" office:value="14436" calcext:value-type="float">
            <text:p>144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9 St</text:p>
          </table:table-cell>
          <table:table-cell office:value-type="float" office:value="7107" calcext:value-type="float">
            <text:p>7107</text:p>
          </table:table-cell>
          <table:table-cell office:value-type="float" office:value="5031" calcext:value-type="float">
            <text:p>5031</text:p>
          </table:table-cell>
          <table:table-cell table:formula="of:=SUM([.C111:.D111])" office:value-type="float" office:value="12138" calcext:value-type="float">
            <text:p>12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orthern Blvd</text:p>
          </table:table-cell>
          <table:table-cell office:value-type="float" office:value="7587" calcext:value-type="float">
            <text:p>7587</text:p>
          </table:table-cell>
          <table:table-cell office:value-type="float" office:value="7201" calcext:value-type="float">
            <text:p>7201</text:p>
          </table:table-cell>
          <table:table-cell table:formula="of:=SUM([.C112:.D112])" office:value-type="float" office:value="14788" calcext:value-type="float">
            <text:p>147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7 Av</text:p>
          </table:table-cell>
          <table:table-cell office:value-type="float" office:value="7702" calcext:value-type="float">
            <text:p>7702</text:p>
          </table:table-cell>
          <table:table-cell office:value-type="float" office:value="9403" calcext:value-type="float">
            <text:p>9403</text:p>
          </table:table-cell>
          <table:table-cell table:formula="of:=SUM([.C113:.D113])" office:value-type="float" office:value="17105" calcext:value-type="float">
            <text:p>17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Blvd</text:p>
          </table:table-cell>
          <table:table-cell office:value-type="float" office:value="7989" calcext:value-type="float">
            <text:p>7989</text:p>
          </table:table-cell>
          <table:table-cell office:value-type="float" office:value="8045" calcext:value-type="float">
            <text:p>8045</text:p>
          </table:table-cell>
          <table:table-cell table:formula="of:=SUM([.C114:.D114])" office:value-type="float" office:value="16034" calcext:value-type="float">
            <text:p>160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52 St</text:p>
          </table:table-cell>
          <table:table-cell office:value-type="float" office:value="8221" calcext:value-type="float">
            <text:p>8221</text:p>
          </table:table-cell>
          <table:table-cell office:value-type="float" office:value="6748" calcext:value-type="float">
            <text:p>6748</text:p>
          </table:table-cell>
          <table:table-cell table:formula="of:=SUM([.C115:.D115])" office:value-type="float" office:value="14969" calcext:value-type="float">
            <text:p>149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21 St-Queensbridge</text:p>
          </table:table-cell>
          <table:table-cell office:value-type="float" office:value="8532" calcext:value-type="float">
            <text:p>8532</text:p>
          </table:table-cell>
          <table:table-cell office:value-type="float" office:value="8749" calcext:value-type="float">
            <text:p>8749</text:p>
          </table:table-cell>
          <table:table-cell table:formula="of:=SUM([.C116:.D116])" office:value-type="float" office:value="17281" calcext:value-type="float">
            <text:p>17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Vernon Blvd-Jackson Av</text:p>
          </table:table-cell>
          <table:table-cell office:value-type="float" office:value="8612" calcext:value-type="float">
            <text:p>8612</text:p>
          </table:table-cell>
          <table:table-cell office:value-type="float" office:value="11541" calcext:value-type="float">
            <text:p>11541</text:p>
          </table:table-cell>
          <table:table-cell table:formula="of:=SUM([.C117:.D117])" office:value-type="float" office:value="20153" calcext:value-type="float">
            <text:p>201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Av</text:p>
          </table:table-cell>
          <table:table-cell office:value-type="float" office:value="9088" calcext:value-type="float">
            <text:p>9088</text:p>
          </table:table-cell>
          <table:table-cell office:value-type="float" office:value="7669" calcext:value-type="float">
            <text:p>7669</text:p>
          </table:table-cell>
          <table:table-cell table:formula="of:=SUM([.C118:.D118])" office:value-type="float" office:value="16757" calcext:value-type="float">
            <text:p>167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Mets-Willets Point</text:p>
          </table:table-cell>
          <table:table-cell office:value-type="float" office:value="9273" calcext:value-type="float">
            <text:p>9273</text:p>
          </table:table-cell>
          <table:table-cell office:value-type="float" office:value="4618" calcext:value-type="float">
            <text:p>4618</text:p>
          </table:table-cell>
          <table:table-cell table:formula="of:=SUM([.C119:.D119])" office:value-type="float" office:value="13891" calcext:value-type="float">
            <text:p>138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69 St</text:p>
          </table:table-cell>
          <table:table-cell office:value-type="float" office:value="9576" calcext:value-type="float">
            <text:p>9576</text:p>
          </table:table-cell>
          <table:table-cell office:value-type="float" office:value="8944" calcext:value-type="float">
            <text:p>8944</text:p>
          </table:table-cell>
          <table:table-cell table:formula="of:=SUM([.C120:.D120])" office:value-type="float" office:value="18520" calcext:value-type="float">
            <text:p>185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</text:p>
          </table:table-cell>
          <table:table-cell office:value-type="float" office:value="11137" calcext:value-type="float">
            <text:p>11137</text:p>
          </table:table-cell>
          <table:table-cell office:value-type="float" office:value="9482" calcext:value-type="float">
            <text:p>9482</text:p>
          </table:table-cell>
          <table:table-cell table:formula="of:=SUM([.C121:.D121])" office:value-type="float" office:value="20619" calcext:value-type="float">
            <text:p>20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0 St-Lowery St</text:p>
          </table:table-cell>
          <table:table-cell office:value-type="float" office:value="12122" calcext:value-type="float">
            <text:p>12122</text:p>
          </table:table-cell>
          <table:table-cell office:value-type="float" office:value="10919" calcext:value-type="float">
            <text:p>10919</text:p>
          </table:table-cell>
          <table:table-cell table:formula="of:=SUM([.C122:.D122])" office:value-type="float" office:value="23041" calcext:value-type="float">
            <text:p>230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Queensboro Plaza</text:p>
          </table:table-cell>
          <table:table-cell office:value-type="float" office:value="12254" calcext:value-type="float">
            <text:p>12254</text:p>
          </table:table-cell>
          <table:table-cell office:value-type="float" office:value="10752" calcext:value-type="float">
            <text:p>10752</text:p>
          </table:table-cell>
          <table:table-cell table:formula="of:=SUM([.C123:.D123])" office:value-type="float" office:value="23006" calcext:value-type="float">
            <text:p>230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Court Sq</text:p>
          </table:table-cell>
          <table:table-cell office:value-type="float" office:value="12787" calcext:value-type="float">
            <text:p>12787</text:p>
          </table:table-cell>
          <table:table-cell office:value-type="float" office:value="18631" calcext:value-type="float">
            <text:p>18631</text:p>
          </table:table-cell>
          <table:table-cell table:formula="of:=SUM([.C124:.D124])" office:value-type="float" office:value="31418" calcext:value-type="float">
            <text:p>314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</text:p>
          </table:table-cell>
          <table:table-cell office:value-type="float" office:value="14741" calcext:value-type="float">
            <text:p>14741</text:p>
          </table:table-cell>
          <table:table-cell office:value-type="float" office:value="10655" calcext:value-type="float">
            <text:p>10655</text:p>
          </table:table-cell>
          <table:table-cell table:formula="of:=SUM([.C125:.D125])" office:value-type="float" office:value="25396" calcext:value-type="float">
            <text:p>253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 Blvd</text:p>
          </table:table-cell>
          <table:table-cell office:value-type="float" office:value="15354" calcext:value-type="float">
            <text:p>15354</text:p>
          </table:table-cell>
          <table:table-cell office:value-type="float" office:value="12127" calcext:value-type="float">
            <text:p>12127</text:p>
          </table:table-cell>
          <table:table-cell table:formula="of:=SUM([.C126:.D126])" office:value-type="float" office:value="27481" calcext:value-type="float">
            <text:p>27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way</text:p>
          </table:table-cell>
          <table:table-cell office:value-type="float" office:value="16517" calcext:value-type="float">
            <text:p>16517</text:p>
          </table:table-cell>
          <table:table-cell office:value-type="float" office:value="13041" calcext:value-type="float">
            <text:p>13041</text:p>
          </table:table-cell>
          <table:table-cell table:formula="of:=SUM([.C127:.D127])" office:value-type="float" office:value="29558" calcext:value-type="float">
            <text:p>295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179 St</text:p>
          </table:table-cell>
          <table:table-cell office:value-type="float" office:value="17189" calcext:value-type="float">
            <text:p>17189</text:p>
          </table:table-cell>
          <table:table-cell office:value-type="float" office:value="23330" calcext:value-type="float">
            <text:p>23330</text:p>
          </table:table-cell>
          <table:table-cell table:formula="of:=SUM([.C128:.D128])" office:value-type="float" office:value="40519" calcext:value-type="float">
            <text:p>405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Elmhurst Av</text:p>
          </table:table-cell>
          <table:table-cell office:value-type="float" office:value="17262" calcext:value-type="float">
            <text:p>17262</text:p>
          </table:table-cell>
          <table:table-cell office:value-type="float" office:value="13562" calcext:value-type="float">
            <text:p>13562</text:p>
          </table:table-cell>
          <table:table-cell table:formula="of:=SUM([.C129:.D129])" office:value-type="float" office:value="30824" calcext:value-type="float">
            <text:p>308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63 Dr-Rego Park</text:p>
          </table:table-cell>
          <table:table-cell office:value-type="float" office:value="17997" calcext:value-type="float">
            <text:p>17997</text:p>
          </table:table-cell>
          <table:table-cell office:value-type="float" office:value="16056" calcext:value-type="float">
            <text:p>16056</text:p>
          </table:table-cell>
          <table:table-cell table:formula="of:=SUM([.C130:.D130])" office:value-type="float" office:value="34053" calcext:value-type="float">
            <text:p>34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0 Av</text:p>
          </table:table-cell>
          <table:table-cell office:value-type="float" office:value="18212" calcext:value-type="float">
            <text:p>18212</text:p>
          </table:table-cell>
          <table:table-cell office:value-type="float" office:value="14515" calcext:value-type="float">
            <text:p>14515</text:p>
          </table:table-cell>
          <table:table-cell table:formula="of:=SUM([.C131:.D131])" office:value-type="float" office:value="32727" calcext:value-type="float">
            <text:p>327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-Bliss St</text:p>
          </table:table-cell>
          <table:table-cell office:value-type="float" office:value="18491" calcext:value-type="float">
            <text:p>18491</text:p>
          </table:table-cell>
          <table:table-cell office:value-type="float" office:value="14499" calcext:value-type="float">
            <text:p>14499</text:p>
          </table:table-cell>
          <table:table-cell table:formula="of:=SUM([.C132:.D132])" office:value-type="float" office:value="32990" calcext:value-type="float">
            <text:p>329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Astoria-Ditmars Blvd</text:p>
          </table:table-cell>
          <table:table-cell office:value-type="float" office:value="19077" calcext:value-type="float">
            <text:p>19077</text:p>
          </table:table-cell>
          <table:table-cell office:value-type="float" office:value="16777" calcext:value-type="float">
            <text:p>16777</text:p>
          </table:table-cell>
          <table:table-cell table:formula="of:=SUM([.C133:.D133])" office:value-type="float" office:value="35854" calcext:value-type="float">
            <text:p>358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side-61 St</text:p>
          </table:table-cell>
          <table:table-cell office:value-type="float" office:value="20030" calcext:value-type="float">
            <text:p>20030</text:p>
          </table:table-cell>
          <table:table-cell office:value-type="float" office:value="16698" calcext:value-type="float">
            <text:p>16698</text:p>
          </table:table-cell>
          <table:table-cell table:formula="of:=SUM([.C134:.D134])" office:value-type="float" office:value="36728" calcext:value-type="float">
            <text:p>367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teinway St</text:p>
          </table:table-cell>
          <table:table-cell office:value-type="float" office:value="20193" calcext:value-type="float">
            <text:p>20193</text:p>
          </table:table-cell>
          <table:table-cell office:value-type="float" office:value="15061" calcext:value-type="float">
            <text:p>15061</text:p>
          </table:table-cell>
          <table:table-cell table:formula="of:=SUM([.C135:.D135])" office:value-type="float" office:value="35254" calcext:value-type="float">
            <text:p>352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2 St-Jackson Hts</text:p>
          </table:table-cell>
          <table:table-cell office:value-type="float" office:value="20374" calcext:value-type="float">
            <text:p>20374</text:p>
          </table:table-cell>
          <table:table-cell office:value-type="float" office:value="15582" calcext:value-type="float">
            <text:p>15582</text:p>
          </table:table-cell>
          <table:table-cell table:formula="of:=SUM([.C136:.D136])" office:value-type="float" office:value="35956" calcext:value-type="float">
            <text:p>359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Grand Av-Newtown</text:p>
          </table:table-cell>
          <table:table-cell office:value-type="float" office:value="22147" calcext:value-type="float">
            <text:p>22147</text:p>
          </table:table-cell>
          <table:table-cell office:value-type="float" office:value="18108" calcext:value-type="float">
            <text:p>18108</text:p>
          </table:table-cell>
          <table:table-cell table:formula="of:=SUM([.C137:.D137])" office:value-type="float" office:value="40255" calcext:value-type="float">
            <text:p>402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90 St-Elmhurst Av</text:p>
          </table:table-cell>
          <table:table-cell office:value-type="float" office:value="22506" calcext:value-type="float">
            <text:p>22506</text:p>
          </table:table-cell>
          <table:table-cell office:value-type="float" office:value="16768" calcext:value-type="float">
            <text:p>16768</text:p>
          </table:table-cell>
          <table:table-cell table:formula="of:=SUM([.C138:.D138])" office:value-type="float" office:value="39274" calcext:value-type="float">
            <text:p>392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Kew Gardens-Union Turnpike</text:p>
          </table:table-cell>
          <table:table-cell office:value-type="float" office:value="24355" calcext:value-type="float">
            <text:p>24355</text:p>
          </table:table-cell>
          <table:table-cell office:value-type="float" office:value="27884" calcext:value-type="float">
            <text:p>27884</text:p>
          </table:table-cell>
          <table:table-cell table:formula="of:=SUM([.C139:.D139])" office:value-type="float" office:value="52239" calcext:value-type="float">
            <text:p>522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3 St-Corona Plaza</text:p>
          </table:table-cell>
          <table:table-cell office:value-type="float" office:value="25246" calcext:value-type="float">
            <text:p>25246</text:p>
          </table:table-cell>
          <table:table-cell office:value-type="float" office:value="18984" calcext:value-type="float">
            <text:p>18984</text:p>
          </table:table-cell>
          <table:table-cell table:formula="of:=SUM([.C140:.D140])" office:value-type="float" office:value="44230" calcext:value-type="float">
            <text:p>442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Sutphin Blvd-Archer Av-JFK Airport</text:p>
          </table:table-cell>
          <table:table-cell office:value-type="float" office:value="25388" calcext:value-type="float">
            <text:p>25388</text:p>
          </table:table-cell>
          <table:table-cell office:value-type="float" office:value="22285" calcext:value-type="float">
            <text:p>22285</text:p>
          </table:table-cell>
          <table:table-cell table:formula="of:=SUM([.C141:.D141])" office:value-type="float" office:value="47673" calcext:value-type="float">
            <text:p>476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Hills-71 Av</text:p>
          </table:table-cell>
          <table:table-cell office:value-type="float" office:value="26787" calcext:value-type="float">
            <text:p>26787</text:p>
          </table:table-cell>
          <table:table-cell office:value-type="float" office:value="27537" calcext:value-type="float">
            <text:p>27537</text:p>
          </table:table-cell>
          <table:table-cell table:formula="of:=SUM([.C142:.D142])" office:value-type="float" office:value="54324" calcext:value-type="float">
            <text:p>543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Woodhaven Blvd</text:p>
          </table:table-cell>
          <table:table-cell office:value-type="float" office:value="27847" calcext:value-type="float">
            <text:p>27847</text:p>
          </table:table-cell>
          <table:table-cell office:value-type="float" office:value="22521" calcext:value-type="float">
            <text:p>22521</text:p>
          </table:table-cell>
          <table:table-cell table:formula="of:=SUM([.C143:.D143])" office:value-type="float" office:value="50368" calcext:value-type="float">
            <text:p>503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unction Blvd</text:p>
          </table:table-cell>
          <table:table-cell office:value-type="float" office:value="28341" calcext:value-type="float">
            <text:p>28341</text:p>
          </table:table-cell>
          <table:table-cell office:value-type="float" office:value="20938" calcext:value-type="float">
            <text:p>20938</text:p>
          </table:table-cell>
          <table:table-cell table:formula="of:=SUM([.C144:.D144])" office:value-type="float" office:value="49279" calcext:value-type="float">
            <text:p>492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 Center-Parsons-Archer</text:p>
          </table:table-cell>
          <table:table-cell office:value-type="float" office:value="35186" calcext:value-type="float">
            <text:p>35186</text:p>
          </table:table-cell>
          <table:table-cell office:value-type="float" office:value="41130" calcext:value-type="float">
            <text:p>41130</text:p>
          </table:table-cell>
          <table:table-cell table:formula="of:=SUM([.C145:.D145])" office:value-type="float" office:value="76316" calcext:value-type="float">
            <text:p>763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eens</text:p>
          </table:table-cell>
          <table:table-cell office:value-type="string" calcext:value-type="string">
            <text:p>74-Bway /Jackson Hts-Roosevelt Av</text:p>
          </table:table-cell>
          <table:table-cell office:value-type="float" office:value="69688" calcext:value-type="float">
            <text:p>69688</text:p>
          </table:table-cell>
          <table:table-cell office:value-type="float" office:value="50194" calcext:value-type="float">
            <text:p>50194</text:p>
          </table:table-cell>
          <table:table-cell table:formula="of:=SUM([.C146:.D146])" office:value-type="float" office:value="119882" calcext:value-type="float">
            <text:p>1198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lushing-Main St</text:p>
          </table:table-cell>
          <table:table-cell office:value-type="float" office:value="70993" calcext:value-type="float">
            <text:p>70993</text:p>
          </table:table-cell>
          <table:table-cell office:value-type="float" office:value="60540" calcext:value-type="float">
            <text:p>60540</text:p>
          </table:table-cell>
          <table:table-cell table:formula="of:=SUM([.C147:.D147])" office:value-type="float" office:value="131533" calcext:value-type="float">
            <text:p>1315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Cortlandt 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8:.D148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 St</text:p>
          </table:table-cell>
          <table:table-cell office:value-type="float" office:value="95" calcext:value-type="float">
            <text:p>95</text:p>
          </table:table-cell>
          <table:table-cell office:value-type="float" office:value="5261" calcext:value-type="float">
            <text:p>5261</text:p>
          </table:table-cell>
          <table:table-cell table:formula="of:=SUM([.C149:.D149])" office:value-type="float" office:value="5356" calcext:value-type="float">
            <text:p>5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15 St</text:p>
          </table:table-cell>
          <table:table-cell office:value-type="float" office:value="1858" calcext:value-type="float">
            <text:p>1858</text:p>
          </table:table-cell>
          <table:table-cell office:value-type="float" office:value="1996" calcext:value-type="float">
            <text:p>1996</text:p>
          </table:table-cell>
          <table:table-cell table:formula="of:=SUM([.C150:.D150])" office:value-type="float" office:value="3854" calcext:value-type="float">
            <text:p>38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</text:p>
          </table:table-cell>
          <table:table-cell office:value-type="float" office:value="3212" calcext:value-type="float">
            <text:p>3212</text:p>
          </table:table-cell>
          <table:table-cell office:value-type="float" office:value="2490" calcext:value-type="float">
            <text:p>2490</text:p>
          </table:table-cell>
          <table:table-cell table:formula="of:=SUM([.C151:.D151])" office:value-type="float" office:value="5702" calcext:value-type="float">
            <text:p>5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</text:p>
          </table:table-cell>
          <table:table-cell office:value-type="float" office:value="3594" calcext:value-type="float">
            <text:p>3594</text:p>
          </table:table-cell>
          <table:table-cell office:value-type="float" office:value="3273" calcext:value-type="float">
            <text:p>3273</text:p>
          </table:table-cell>
          <table:table-cell table:formula="of:=SUM([.C152:.D152])" office:value-type="float" office:value="6867" calcext:value-type="float">
            <text:p>6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arlem-148 St</text:p>
          </table:table-cell>
          <table:table-cell office:value-type="float" office:value="3786" calcext:value-type="float">
            <text:p>3786</text:p>
          </table:table-cell>
          <table:table-cell office:value-type="float" office:value="3616" calcext:value-type="float">
            <text:p>3616</text:p>
          </table:table-cell>
          <table:table-cell table:formula="of:=SUM([.C153:.D153])" office:value-type="float" office:value="7402" calcext:value-type="float">
            <text:p>7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ranklin St</text:p>
          </table:table-cell>
          <table:table-cell office:value-type="float" office:value="4279" calcext:value-type="float">
            <text:p>4279</text:p>
          </table:table-cell>
          <table:table-cell office:value-type="float" office:value="5931" calcext:value-type="float">
            <text:p>5931</text:p>
          </table:table-cell>
          <table:table-cell table:formula="of:=SUM([.C154:.D154])" office:value-type="float" office:value="10210" calcext:value-type="float">
            <text:p>10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ity Hall</text:p>
          </table:table-cell>
          <table:table-cell office:value-type="float" office:value="4819" calcext:value-type="float">
            <text:p>4819</text:p>
          </table:table-cell>
          <table:table-cell office:value-type="float" office:value="7330" calcext:value-type="float">
            <text:p>7330</text:p>
          </table:table-cell>
          <table:table-cell table:formula="of:=SUM([.C155:.D155])" office:value-type="float" office:value="12149" calcext:value-type="float">
            <text:p>121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</text:p>
          </table:table-cell>
          <table:table-cell office:value-type="float" office:value="4875" calcext:value-type="float">
            <text:p>4875</text:p>
          </table:table-cell>
          <table:table-cell office:value-type="float" office:value="5854" calcext:value-type="float">
            <text:p>5854</text:p>
          </table:table-cell>
          <table:table-cell table:formula="of:=SUM([.C156:.D156])" office:value-type="float" office:value="10729" calcext:value-type="float">
            <text:p>107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3 St-Amsterdam Av</text:p>
          </table:table-cell>
          <table:table-cell office:value-type="float" office:value="4881" calcext:value-type="float">
            <text:p>4881</text:p>
          </table:table-cell>
          <table:table-cell office:value-type="float" office:value="3849" calcext:value-type="float">
            <text:p>3849</text:p>
          </table:table-cell>
          <table:table-cell table:formula="of:=SUM([.C157:.D157])" office:value-type="float" office:value="8730" calcext:value-type="float">
            <text:p>87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</text:p>
          </table:table-cell>
          <table:table-cell office:value-type="float" office:value="4906" calcext:value-type="float">
            <text:p>4906</text:p>
          </table:table-cell>
          <table:table-cell office:value-type="float" office:value="3947" calcext:value-type="float">
            <text:p>3947</text:p>
          </table:table-cell>
          <table:table-cell table:formula="of:=SUM([.C158:.D158])" office:value-type="float" office:value="8853" calcext:value-type="float">
            <text:p>88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ery</text:p>
          </table:table-cell>
          <table:table-cell office:value-type="float" office:value="5145" calcext:value-type="float">
            <text:p>5145</text:p>
          </table:table-cell>
          <table:table-cell office:value-type="float" office:value="2746" calcext:value-type="float">
            <text:p>2746</text:p>
          </table:table-cell>
          <table:table-cell table:formula="of:=SUM([.C159:.D159])" office:value-type="float" office:value="7891" calcext:value-type="float">
            <text:p>78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</text:p>
          </table:table-cell>
          <table:table-cell office:value-type="float" office:value="5165" calcext:value-type="float">
            <text:p>5165</text:p>
          </table:table-cell>
          <table:table-cell office:value-type="float" office:value="5409" calcext:value-type="float">
            <text:p>5409</text:p>
          </table:table-cell>
          <table:table-cell table:formula="of:=SUM([.C160:.D160])" office:value-type="float" office:value="10574" calcext:value-type="float">
            <text:p>105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yckman St</text:p>
          </table:table-cell>
          <table:table-cell office:value-type="float" office:value="5184" calcext:value-type="float">
            <text:p>5184</text:p>
          </table:table-cell>
          <table:table-cell office:value-type="float" office:value="3795" calcext:value-type="float">
            <text:p>3795</text:p>
          </table:table-cell>
          <table:table-cell table:formula="of:=SUM([.C161:.D161])" office:value-type="float" office:value="8979" calcext:value-type="float">
            <text:p>89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</text:p>
          </table:table-cell>
          <table:table-cell office:value-type="float" office:value="5599" calcext:value-type="float">
            <text:p>5599</text:p>
          </table:table-cell>
          <table:table-cell office:value-type="float" office:value="4659" calcext:value-type="float">
            <text:p>4659</text:p>
          </table:table-cell>
          <table:table-cell table:formula="of:=SUM([.C162:.D162])" office:value-type="float" office:value="10258" calcext:value-type="float">
            <text:p>10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0 St</text:p>
          </table:table-cell>
          <table:table-cell office:value-type="float" office:value="5974" calcext:value-type="float">
            <text:p>5974</text:p>
          </table:table-cell>
          <table:table-cell office:value-type="float" office:value="4592" calcext:value-type="float">
            <text:p>4592</text:p>
          </table:table-cell>
          <table:table-cell table:formula="of:=SUM([.C163:.D163])" office:value-type="float" office:value="10566" calcext:value-type="float">
            <text:p>105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</text:p>
          </table:table-cell>
          <table:table-cell office:value-type="float" office:value="5985" calcext:value-type="float">
            <text:p>5985</text:p>
          </table:table-cell>
          <table:table-cell office:value-type="float" office:value="6912" calcext:value-type="float">
            <text:p>6912</text:p>
          </table:table-cell>
          <table:table-cell table:formula="of:=SUM([.C164:.D164])" office:value-type="float" office:value="12897" calcext:value-type="float">
            <text:p>128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Marble Hill-225 St</text:p>
          </table:table-cell>
          <table:table-cell office:value-type="float" office:value="6846" calcext:value-type="float">
            <text:p>6846</text:p>
          </table:table-cell>
          <table:table-cell office:value-type="float" office:value="5380" calcext:value-type="float">
            <text:p>5380</text:p>
          </table:table-cell>
          <table:table-cell table:formula="of:=SUM([.C165:.D165])" office:value-type="float" office:value="12226" calcext:value-type="float">
            <text:p>122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oosevelt Island</text:p>
          </table:table-cell>
          <table:table-cell office:value-type="float" office:value="7571" calcext:value-type="float">
            <text:p>7571</text:p>
          </table:table-cell>
          <table:table-cell office:value-type="float" office:value="6430" calcext:value-type="float">
            <text:p>6430</text:p>
          </table:table-cell>
          <table:table-cell table:formula="of:=SUM([.C166:.D166])" office:value-type="float" office:value="14001" calcext:value-type="float">
            <text:p>140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</text:p>
          </table:table-cell>
          <table:table-cell office:value-type="float" office:value="7647" calcext:value-type="float">
            <text:p>7647</text:p>
          </table:table-cell>
          <table:table-cell office:value-type="float" office:value="6328" calcext:value-type="float">
            <text:p>6328</text:p>
          </table:table-cell>
          <table:table-cell table:formula="of:=SUM([.C167:.D167])" office:value-type="float" office:value="13975" calcext:value-type="float">
            <text:p>139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 St</text:p>
          </table:table-cell>
          <table:table-cell office:value-type="float" office:value="7867" calcext:value-type="float">
            <text:p>7867</text:p>
          </table:table-cell>
          <table:table-cell office:value-type="float" office:value="8437" calcext:value-type="float">
            <text:p>8437</text:p>
          </table:table-cell>
          <table:table-cell table:formula="of:=SUM([.C168:.D168])" office:value-type="float" office:value="16304" calcext:value-type="float">
            <text:p>16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</text:p>
          </table:table-cell>
          <table:table-cell office:value-type="float" office:value="8283" calcext:value-type="float">
            <text:p>8283</text:p>
          </table:table-cell>
          <table:table-cell office:value-type="float" office:value="9514" calcext:value-type="float">
            <text:p>9514</text:p>
          </table:table-cell>
          <table:table-cell table:formula="of:=SUM([.C169:.D169])" office:value-type="float" office:value="17797" calcext:value-type="float">
            <text:p>177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Cortlandt St</text:p>
          </table:table-cell>
          <table:table-cell office:value-type="float" office:value="8372" calcext:value-type="float">
            <text:p>8372</text:p>
          </table:table-cell>
          <table:table-cell office:value-type="float" office:value="6393" calcext:value-type="float">
            <text:p>6393</text:p>
          </table:table-cell>
          <table:table-cell table:formula="of:=SUM([.C170:.D170])" office:value-type="float" office:value="14765" calcext:value-type="float">
            <text:p>147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07 St</text:p>
          </table:table-cell>
          <table:table-cell office:value-type="float" office:value="8484" calcext:value-type="float">
            <text:p>8484</text:p>
          </table:table-cell>
          <table:table-cell office:value-type="float" office:value="6954" calcext:value-type="float">
            <text:p>6954</text:p>
          </table:table-cell>
          <table:table-cell table:formula="of:=SUM([.C171:.D171])" office:value-type="float" office:value="15438" calcext:value-type="float">
            <text:p>154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</text:p>
          </table:table-cell>
          <table:table-cell office:value-type="float" office:value="8652" calcext:value-type="float">
            <text:p>8652</text:p>
          </table:table-cell>
          <table:table-cell office:value-type="float" office:value="6933" calcext:value-type="float">
            <text:p>6933</text:p>
          </table:table-cell>
          <table:table-cell table:formula="of:=SUM([.C172:.D172])" office:value-type="float" office:value="15585" calcext:value-type="float">
            <text:p>155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ouston St</text:p>
          </table:table-cell>
          <table:table-cell office:value-type="float" office:value="8851" calcext:value-type="float">
            <text:p>8851</text:p>
          </table:table-cell>
          <table:table-cell office:value-type="float" office:value="15247" calcext:value-type="float">
            <text:p>15247</text:p>
          </table:table-cell>
          <table:table-cell table:formula="of:=SUM([.C173:.D173])" office:value-type="float" office:value="24098" calcext:value-type="float">
            <text:p>24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1 St</text:p>
          </table:table-cell>
          <table:table-cell office:value-type="float" office:value="9138" calcext:value-type="float">
            <text:p>9138</text:p>
          </table:table-cell>
          <table:table-cell office:value-type="float" office:value="8042" calcext:value-type="float">
            <text:p>8042</text:p>
          </table:table-cell>
          <table:table-cell table:formula="of:=SUM([.C174:.D174])" office:value-type="float" office:value="17180" calcext:value-type="float">
            <text:p>17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yckman St</text:p>
          </table:table-cell>
          <table:table-cell office:value-type="float" office:value="9142" calcext:value-type="float">
            <text:p>9142</text:p>
          </table:table-cell>
          <table:table-cell office:value-type="float" office:value="7375" calcext:value-type="float">
            <text:p>7375</text:p>
          </table:table-cell>
          <table:table-cell table:formula="of:=SUM([.C175:.D175])" office:value-type="float" office:value="16517" calcext:value-type="float">
            <text:p>165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</text:p>
          </table:table-cell>
          <table:table-cell office:value-type="float" office:value="9680" calcext:value-type="float">
            <text:p>9680</text:p>
          </table:table-cell>
          <table:table-cell office:value-type="float" office:value="11093" calcext:value-type="float">
            <text:p>11093</text:p>
          </table:table-cell>
          <table:table-cell table:formula="of:=SUM([.C176:.D176])" office:value-type="float" office:value="20773" calcext:value-type="float">
            <text:p>207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</text:p>
          </table:table-cell>
          <table:table-cell office:value-type="float" office:value="9776" calcext:value-type="float">
            <text:p>9776</text:p>
          </table:table-cell>
          <table:table-cell office:value-type="float" office:value="10065" calcext:value-type="float">
            <text:p>10065</text:p>
          </table:table-cell>
          <table:table-cell table:formula="of:=SUM([.C177:.D177])" office:value-type="float" office:value="19841" calcext:value-type="float">
            <text:p>198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</text:p>
          </table:table-cell>
          <table:table-cell office:value-type="float" office:value="9883" calcext:value-type="float">
            <text:p>9883</text:p>
          </table:table-cell>
          <table:table-cell office:value-type="float" office:value="11502" calcext:value-type="float">
            <text:p>11502</text:p>
          </table:table-cell>
          <table:table-cell table:formula="of:=SUM([.C178:.D178])" office:value-type="float" office:value="21385" calcext:value-type="float">
            <text:p>213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 Av</text:p>
          </table:table-cell>
          <table:table-cell office:value-type="float" office:value="10073" calcext:value-type="float">
            <text:p>10073</text:p>
          </table:table-cell>
          <table:table-cell office:value-type="float" office:value="6532" calcext:value-type="float">
            <text:p>6532</text:p>
          </table:table-cell>
          <table:table-cell table:formula="of:=SUM([.C179:.D179])" office:value-type="float" office:value="16605" calcext:value-type="float">
            <text:p>166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3 St</text:p>
          </table:table-cell>
          <table:table-cell office:value-type="float" office:value="10344" calcext:value-type="float">
            <text:p>10344</text:p>
          </table:table-cell>
          <table:table-cell office:value-type="float" office:value="24727" calcext:value-type="float">
            <text:p>24727</text:p>
          </table:table-cell>
          <table:table-cell table:formula="of:=SUM([.C180:.D180])" office:value-type="float" office:value="35071" calcext:value-type="float">
            <text:p>350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</text:p>
          </table:table-cell>
          <table:table-cell office:value-type="float" office:value="10489" calcext:value-type="float">
            <text:p>10489</text:p>
          </table:table-cell>
          <table:table-cell office:value-type="float" office:value="12604" calcext:value-type="float">
            <text:p>12604</text:p>
          </table:table-cell>
          <table:table-cell table:formula="of:=SUM([.C181:.D181])" office:value-type="float" office:value="23093" calcext:value-type="float">
            <text:p>230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10889" calcext:value-type="float">
            <text:p>10889</text:p>
          </table:table-cell>
          <table:table-cell office:value-type="float" office:value="7857" calcext:value-type="float">
            <text:p>7857</text:p>
          </table:table-cell>
          <table:table-cell table:formula="of:=SUM([.C182:.D182])" office:value-type="float" office:value="18746" calcext:value-type="float">
            <text:p>187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</text:p>
          </table:table-cell>
          <table:table-cell office:value-type="float" office:value="11146" calcext:value-type="float">
            <text:p>11146</text:p>
          </table:table-cell>
          <table:table-cell office:value-type="float" office:value="8875" calcext:value-type="float">
            <text:p>8875</text:p>
          </table:table-cell>
          <table:table-cell table:formula="of:=SUM([.C183:.D183])" office:value-type="float" office:value="20021" calcext:value-type="float">
            <text:p>200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entral Park North-110 St</text:p>
          </table:table-cell>
          <table:table-cell office:value-type="float" office:value="11305" calcext:value-type="float">
            <text:p>11305</text:p>
          </table:table-cell>
          <table:table-cell office:value-type="float" office:value="8751" calcext:value-type="float">
            <text:p>8751</text:p>
          </table:table-cell>
          <table:table-cell table:formula="of:=SUM([.C184:.D184])" office:value-type="float" office:value="20056" calcext:value-type="float">
            <text:p>200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Inwood-207 St</text:p>
          </table:table-cell>
          <table:table-cell office:value-type="float" office:value="11333" calcext:value-type="float">
            <text:p>11333</text:p>
          </table:table-cell>
          <table:table-cell office:value-type="float" office:value="8717" calcext:value-type="float">
            <text:p>8717</text:p>
          </table:table-cell>
          <table:table-cell table:formula="of:=SUM([.C185:.D185])" office:value-type="float" office:value="20050" calcext:value-type="float">
            <text:p>200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</text:p>
          </table:table-cell>
          <table:table-cell office:value-type="float" office:value="11514" calcext:value-type="float">
            <text:p>11514</text:p>
          </table:table-cell>
          <table:table-cell office:value-type="float" office:value="25682" calcext:value-type="float">
            <text:p>25682</text:p>
          </table:table-cell>
          <table:table-cell table:formula="of:=SUM([.C186:.D186])" office:value-type="float" office:value="37196" calcext:value-type="float">
            <text:p>371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 Av</text:p>
          </table:table-cell>
          <table:table-cell office:value-type="float" office:value="11945" calcext:value-type="float">
            <text:p>11945</text:p>
          </table:table-cell>
          <table:table-cell office:value-type="float" office:value="14922" calcext:value-type="float">
            <text:p>14922</text:p>
          </table:table-cell>
          <table:table-cell table:formula="of:=SUM([.C187:.D187])" office:value-type="float" office:value="26867" calcext:value-type="float">
            <text:p>268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63 St</text:p>
          </table:table-cell>
          <table:table-cell office:value-type="float" office:value="12191" calcext:value-type="float">
            <text:p>12191</text:p>
          </table:table-cell>
          <table:table-cell office:value-type="float" office:value="15639" calcext:value-type="float">
            <text:p>15639</text:p>
          </table:table-cell>
          <table:table-cell table:formula="of:=SUM([.C188:.D188])" office:value-type="float" office:value="27830" calcext:value-type="float">
            <text:p>278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</text:p>
          </table:table-cell>
          <table:table-cell office:value-type="float" office:value="12233" calcext:value-type="float">
            <text:p>12233</text:p>
          </table:table-cell>
          <table:table-cell office:value-type="float" office:value="23992" calcext:value-type="float">
            <text:p>23992</text:p>
          </table:table-cell>
          <table:table-cell table:formula="of:=SUM([.C189:.D189])" office:value-type="float" office:value="36225" calcext:value-type="float">
            <text:p>36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</text:p>
          </table:table-cell>
          <table:table-cell office:value-type="float" office:value="12549" calcext:value-type="float">
            <text:p>12549</text:p>
          </table:table-cell>
          <table:table-cell office:value-type="float" office:value="10223" calcext:value-type="float">
            <text:p>10223</text:p>
          </table:table-cell>
          <table:table-cell table:formula="of:=SUM([.C190:.D190])" office:value-type="float" office:value="22772" calcext:value-type="float">
            <text:p>227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</text:p>
          </table:table-cell>
          <table:table-cell office:value-type="float" office:value="12833" calcext:value-type="float">
            <text:p>12833</text:p>
          </table:table-cell>
          <table:table-cell office:value-type="float" office:value="14597" calcext:value-type="float">
            <text:p>14597</text:p>
          </table:table-cell>
          <table:table-cell table:formula="of:=SUM([.C191:.D191])" office:value-type="float" office:value="27430" calcext:value-type="float">
            <text:p>274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</text:p>
          </table:table-cell>
          <table:table-cell office:value-type="float" office:value="13207" calcext:value-type="float">
            <text:p>13207</text:p>
          </table:table-cell>
          <table:table-cell office:value-type="float" office:value="14743" calcext:value-type="float">
            <text:p>14743</text:p>
          </table:table-cell>
          <table:table-cell table:formula="of:=SUM([.C192:.D192])" office:value-type="float" office:value="27950" calcext:value-type="float">
            <text:p>279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</text:p>
          </table:table-cell>
          <table:table-cell office:value-type="float" office:value="13682" calcext:value-type="float">
            <text:p>13682</text:p>
          </table:table-cell>
          <table:table-cell office:value-type="float" office:value="10978" calcext:value-type="float">
            <text:p>10978</text:p>
          </table:table-cell>
          <table:table-cell table:formula="of:=SUM([.C193:.D193])" office:value-type="float" office:value="24660" calcext:value-type="float">
            <text:p>246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East Broadway</text:p>
          </table:table-cell>
          <table:table-cell office:value-type="float" office:value="13734" calcext:value-type="float">
            <text:p>13734</text:p>
          </table:table-cell>
          <table:table-cell office:value-type="float" office:value="13052" calcext:value-type="float">
            <text:p>13052</text:p>
          </table:table-cell>
          <table:table-cell table:formula="of:=SUM([.C194:.D194])" office:value-type="float" office:value="26786" calcext:value-type="float">
            <text:p>267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0 St</text:p>
          </table:table-cell>
          <table:table-cell office:value-type="float" office:value="13944" calcext:value-type="float">
            <text:p>13944</text:p>
          </table:table-cell>
          <table:table-cell office:value-type="float" office:value="11908" calcext:value-type="float">
            <text:p>11908</text:p>
          </table:table-cell>
          <table:table-cell table:formula="of:=SUM([.C195:.D195])" office:value-type="float" office:value="25852" calcext:value-type="float">
            <text:p>258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7 St</text:p>
          </table:table-cell>
          <table:table-cell office:value-type="float" office:value="14552" calcext:value-type="float">
            <text:p>14552</text:p>
          </table:table-cell>
          <table:table-cell office:value-type="float" office:value="10331" calcext:value-type="float">
            <text:p>10331</text:p>
          </table:table-cell>
          <table:table-cell table:formula="of:=SUM([.C196:.D196])" office:value-type="float" office:value="24883" calcext:value-type="float">
            <text:p>248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75 St</text:p>
          </table:table-cell>
          <table:table-cell office:value-type="float" office:value="14568" calcext:value-type="float">
            <text:p>14568</text:p>
          </table:table-cell>
          <table:table-cell office:value-type="float" office:value="12914" calcext:value-type="float">
            <text:p>12914</text:p>
          </table:table-cell>
          <table:table-cell table:formula="of:=SUM([.C197:.D197])" office:value-type="float" office:value="27482" calcext:value-type="float">
            <text:p>274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</text:p>
          </table:table-cell>
          <table:table-cell office:value-type="float" office:value="14616" calcext:value-type="float">
            <text:p>14616</text:p>
          </table:table-cell>
          <table:table-cell office:value-type="float" office:value="9952" calcext:value-type="float">
            <text:p>9952</text:p>
          </table:table-cell>
          <table:table-cell table:formula="of:=SUM([.C198:.D198])" office:value-type="float" office:value="24568" calcext:value-type="float">
            <text:p>2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</text:p>
          </table:table-cell>
          <table:table-cell office:value-type="float" office:value="14810" calcext:value-type="float">
            <text:p>14810</text:p>
          </table:table-cell>
          <table:table-cell office:value-type="float" office:value="11100" calcext:value-type="float">
            <text:p>11100</text:p>
          </table:table-cell>
          <table:table-cell table:formula="of:=SUM([.C199:.D199])" office:value-type="float" office:value="25910" calcext:value-type="float">
            <text:p>259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</text:p>
          </table:table-cell>
          <table:table-cell office:value-type="float" office:value="15240" calcext:value-type="float">
            <text:p>15240</text:p>
          </table:table-cell>
          <table:table-cell office:value-type="float" office:value="23151" calcext:value-type="float">
            <text:p>23151</text:p>
          </table:table-cell>
          <table:table-cell table:formula="of:=SUM([.C200:.D200])" office:value-type="float" office:value="38391" calcext:value-type="float">
            <text:p>383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</text:p>
          </table:table-cell>
          <table:table-cell office:value-type="float" office:value="15441" calcext:value-type="float">
            <text:p>15441</text:p>
          </table:table-cell>
          <table:table-cell office:value-type="float" office:value="19097" calcext:value-type="float">
            <text:p>19097</text:p>
          </table:table-cell>
          <table:table-cell table:formula="of:=SUM([.C201:.D201])" office:value-type="float" office:value="34538" calcext:value-type="float">
            <text:p>345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-Columbia University</text:p>
          </table:table-cell>
          <table:table-cell office:value-type="float" office:value="16047" calcext:value-type="float">
            <text:p>16047</text:p>
          </table:table-cell>
          <table:table-cell office:value-type="float" office:value="16283" calcext:value-type="float">
            <text:p>16283</text:p>
          </table:table-cell>
          <table:table-cell table:formula="of:=SUM([.C202:.D202])" office:value-type="float" office:value="32330" calcext:value-type="float">
            <text:p>323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ristopher St-Sheridan Sq</text:p>
          </table:table-cell>
          <table:table-cell office:value-type="float" office:value="16848" calcext:value-type="float">
            <text:p>16848</text:p>
          </table:table-cell>
          <table:table-cell office:value-type="float" office:value="10068" calcext:value-type="float">
            <text:p>10068</text:p>
          </table:table-cell>
          <table:table-cell table:formula="of:=SUM([.C203:.D203])" office:value-type="float" office:value="26916" calcext:value-type="float">
            <text:p>269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7 St-City College</text:p>
          </table:table-cell>
          <table:table-cell office:value-type="float" office:value="16874" calcext:value-type="float">
            <text:p>16874</text:p>
          </table:table-cell>
          <table:table-cell office:value-type="float" office:value="14854" calcext:value-type="float">
            <text:p>14854</text:p>
          </table:table-cell>
          <table:table-cell table:formula="of:=SUM([.C204:.D204])" office:value-type="float" office:value="31728" calcext:value-type="float">
            <text:p>317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16990" calcext:value-type="float">
            <text:p>16990</text:p>
          </table:table-cell>
          <table:table-cell office:value-type="float" office:value="14931" calcext:value-type="float">
            <text:p>14931</text:p>
          </table:table-cell>
          <table:table-cell table:formula="of:=SUM([.C205:.D205])" office:value-type="float" office:value="31921" calcext:value-type="float">
            <text:p>319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</text:p>
          </table:table-cell>
          <table:table-cell office:value-type="float" office:value="16997" calcext:value-type="float">
            <text:p>16997</text:p>
          </table:table-cell>
          <table:table-cell office:value-type="float" office:value="15721" calcext:value-type="float">
            <text:p>15721</text:p>
          </table:table-cell>
          <table:table-cell table:formula="of:=SUM([.C206:.D206])" office:value-type="float" office:value="32718" calcext:value-type="float">
            <text:p>32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ling Green</text:p>
          </table:table-cell>
          <table:table-cell office:value-type="float" office:value="17227" calcext:value-type="float">
            <text:p>17227</text:p>
          </table:table-cell>
          <table:table-cell office:value-type="float" office:value="28183" calcext:value-type="float">
            <text:p>28183</text:p>
          </table:table-cell>
          <table:table-cell table:formula="of:=SUM([.C207:.D207])" office:value-type="float" office:value="45410" calcext:value-type="float">
            <text:p>454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</text:p>
          </table:table-cell>
          <table:table-cell office:value-type="float" office:value="17351" calcext:value-type="float">
            <text:p>17351</text:p>
          </table:table-cell>
          <table:table-cell office:value-type="float" office:value="14120" calcext:value-type="float">
            <text:p>14120</text:p>
          </table:table-cell>
          <table:table-cell table:formula="of:=SUM([.C208:.D208])" office:value-type="float" office:value="31471" calcext:value-type="float">
            <text:p>314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1 St-Museum of Natural History</text:p>
          </table:table-cell>
          <table:table-cell office:value-type="float" office:value="17404" calcext:value-type="float">
            <text:p>17404</text:p>
          </table:table-cell>
          <table:table-cell office:value-type="float" office:value="13119" calcext:value-type="float">
            <text:p>13119</text:p>
          </table:table-cell>
          <table:table-cell table:formula="of:=SUM([.C209:.D209])" office:value-type="float" office:value="30523" calcext:value-type="float">
            <text:p>30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</text:p>
          </table:table-cell>
          <table:table-cell office:value-type="float" office:value="17778" calcext:value-type="float">
            <text:p>17778</text:p>
          </table:table-cell>
          <table:table-cell office:value-type="float" office:value="12153" calcext:value-type="float">
            <text:p>12153</text:p>
          </table:table-cell>
          <table:table-cell table:formula="of:=SUM([.C210:.D210])" office:value-type="float" office:value="29931" calcext:value-type="float">
            <text:p>299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</text:p>
          </table:table-cell>
          <table:table-cell office:value-type="float" office:value="17810" calcext:value-type="float">
            <text:p>17810</text:p>
          </table:table-cell>
          <table:table-cell office:value-type="float" office:value="13557" calcext:value-type="float">
            <text:p>13557</text:p>
          </table:table-cell>
          <table:table-cell table:formula="of:=SUM([.C211:.D211])" office:value-type="float" office:value="31367" calcext:value-type="float">
            <text:p>313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</text:p>
          </table:table-cell>
          <table:table-cell office:value-type="float" office:value="18664" calcext:value-type="float">
            <text:p>18664</text:p>
          </table:table-cell>
          <table:table-cell office:value-type="float" office:value="22715" calcext:value-type="float">
            <text:p>22715</text:p>
          </table:table-cell>
          <table:table-cell table:formula="of:=SUM([.C212:.D212])" office:value-type="float" office:value="41379" calcext:value-type="float">
            <text:p>413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18686" calcext:value-type="float">
            <text:p>18686</text:p>
          </table:table-cell>
          <table:table-cell office:value-type="float" office:value="14471" calcext:value-type="float">
            <text:p>14471</text:p>
          </table:table-cell>
          <table:table-cell table:formula="of:=SUM([.C213:.D213])" office:value-type="float" office:value="33157" calcext:value-type="float">
            <text:p>331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</text:p>
          </table:table-cell>
          <table:table-cell office:value-type="float" office:value="18710" calcext:value-type="float">
            <text:p>18710</text:p>
          </table:table-cell>
          <table:table-cell office:value-type="float" office:value="13870" calcext:value-type="float">
            <text:p>13870</text:p>
          </table:table-cell>
          <table:table-cell table:formula="of:=SUM([.C214:.D214])" office:value-type="float" office:value="32580" calcext:value-type="float">
            <text:p>325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19597" calcext:value-type="float">
            <text:p>19597</text:p>
          </table:table-cell>
          <table:table-cell office:value-type="float" office:value="22981" calcext:value-type="float">
            <text:p>22981</text:p>
          </table:table-cell>
          <table:table-cell table:formula="of:=SUM([.C215:.D215])" office:value-type="float" office:value="42578" calcext:value-type="float">
            <text:p>42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20120" calcext:value-type="float">
            <text:p>20120</text:p>
          </table:table-cell>
          <table:table-cell office:value-type="float" office:value="27977" calcext:value-type="float">
            <text:p>27977</text:p>
          </table:table-cell>
          <table:table-cell table:formula="of:=SUM([.C216:.D216])" office:value-type="float" office:value="48097" calcext:value-type="float">
            <text:p>480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</text:p>
          </table:table-cell>
          <table:table-cell office:value-type="float" office:value="20749" calcext:value-type="float">
            <text:p>20749</text:p>
          </table:table-cell>
          <table:table-cell office:value-type="float" office:value="16514" calcext:value-type="float">
            <text:p>16514</text:p>
          </table:table-cell>
          <table:table-cell table:formula="of:=SUM([.C217:.D217])" office:value-type="float" office:value="37263" calcext:value-type="float">
            <text:p>372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Astor Place</text:p>
          </table:table-cell>
          <table:table-cell office:value-type="float" office:value="21020" calcext:value-type="float">
            <text:p>21020</text:p>
          </table:table-cell>
          <table:table-cell office:value-type="float" office:value="17607" calcext:value-type="float">
            <text:p>17607</text:p>
          </table:table-cell>
          <table:table-cell table:formula="of:=SUM([.C218:.D218])" office:value-type="float" office:value="38627" calcext:value-type="float">
            <text:p>386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21335" calcext:value-type="float">
            <text:p>21335</text:p>
          </table:table-cell>
          <table:table-cell office:value-type="float" office:value="31053" calcext:value-type="float">
            <text:p>31053</text:p>
          </table:table-cell>
          <table:table-cell table:formula="of:=SUM([.C219:.D219])" office:value-type="float" office:value="52388" calcext:value-type="float">
            <text:p>523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</text:p>
          </table:table-cell>
          <table:table-cell office:value-type="float" office:value="21960" calcext:value-type="float">
            <text:p>21960</text:p>
          </table:table-cell>
          <table:table-cell office:value-type="float" office:value="26070" calcext:value-type="float">
            <text:p>26070</text:p>
          </table:table-cell>
          <table:table-cell table:formula="of:=SUM([.C220:.D220])" office:value-type="float" office:value="48030" calcext:value-type="float">
            <text:p>480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9 St</text:p>
          </table:table-cell>
          <table:table-cell office:value-type="float" office:value="22065" calcext:value-type="float">
            <text:p>22065</text:p>
          </table:table-cell>
          <table:table-cell office:value-type="float" office:value="16349" calcext:value-type="float">
            <text:p>16349</text:p>
          </table:table-cell>
          <table:table-cell table:formula="of:=SUM([.C221:.D221])" office:value-type="float" office:value="38414" calcext:value-type="float">
            <text:p>38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9 St</text:p>
          </table:table-cell>
          <table:table-cell office:value-type="float" office:value="22443" calcext:value-type="float">
            <text:p>22443</text:p>
          </table:table-cell>
          <table:table-cell office:value-type="float" office:value="18816" calcext:value-type="float">
            <text:p>18816</text:p>
          </table:table-cell>
          <table:table-cell table:formula="of:=SUM([.C222:.D222])" office:value-type="float" office:value="41259" calcext:value-type="float">
            <text:p>412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 St-New York University</text:p>
          </table:table-cell>
          <table:table-cell office:value-type="float" office:value="22455" calcext:value-type="float">
            <text:p>22455</text:p>
          </table:table-cell>
          <table:table-cell office:value-type="float" office:value="17766" calcext:value-type="float">
            <text:p>17766</text:p>
          </table:table-cell>
          <table:table-cell table:formula="of:=SUM([.C223:.D223])" office:value-type="float" office:value="40221" calcext:value-type="float">
            <text:p>402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</text:p>
          </table:table-cell>
          <table:table-cell office:value-type="float" office:value="22505" calcext:value-type="float">
            <text:p>22505</text:p>
          </table:table-cell>
          <table:table-cell office:value-type="float" office:value="17892" calcext:value-type="float">
            <text:p>17892</text:p>
          </table:table-cell>
          <table:table-cell table:formula="of:=SUM([.C224:.D224])" office:value-type="float" office:value="40397" calcext:value-type="float">
            <text:p>40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23119" calcext:value-type="float">
            <text:p>23119</text:p>
          </table:table-cell>
          <table:table-cell office:value-type="float" office:value="23572" calcext:value-type="float">
            <text:p>23572</text:p>
          </table:table-cell>
          <table:table-cell table:formula="of:=SUM([.C225:.D225])" office:value-type="float" office:value="46691" calcext:value-type="float">
            <text:p>466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</text:p>
          </table:table-cell>
          <table:table-cell office:value-type="float" office:value="23823" calcext:value-type="float">
            <text:p>23823</text:p>
          </table:table-cell>
          <table:table-cell office:value-type="float" office:value="19677" calcext:value-type="float">
            <text:p>19677</text:p>
          </table:table-cell>
          <table:table-cell table:formula="of:=SUM([.C226:.D226])" office:value-type="float" office:value="43500" calcext:value-type="float">
            <text:p>435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 Av</text:p>
          </table:table-cell>
          <table:table-cell office:value-type="float" office:value="24235" calcext:value-type="float">
            <text:p>24235</text:p>
          </table:table-cell>
          <table:table-cell office:value-type="float" office:value="17540" calcext:value-type="float">
            <text:p>17540</text:p>
          </table:table-cell>
          <table:table-cell table:formula="of:=SUM([.C227:.D227])" office:value-type="float" office:value="41775" calcext:value-type="float">
            <text:p>41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8 St</text:p>
          </table:table-cell>
          <table:table-cell office:value-type="float" office:value="24960" calcext:value-type="float">
            <text:p>24960</text:p>
          </table:table-cell>
          <table:table-cell office:value-type="float" office:value="24580" calcext:value-type="float">
            <text:p>24580</text:p>
          </table:table-cell>
          <table:table-cell table:formula="of:=SUM([.C228:.D228])" office:value-type="float" office:value="49540" calcext:value-type="float">
            <text:p>495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8 St-Hunter College</text:p>
          </table:table-cell>
          <table:table-cell office:value-type="float" office:value="25112" calcext:value-type="float">
            <text:p>25112</text:p>
          </table:table-cell>
          <table:table-cell office:value-type="float" office:value="36109" calcext:value-type="float">
            <text:p>36109</text:p>
          </table:table-cell>
          <table:table-cell table:formula="of:=SUM([.C229:.D229])" office:value-type="float" office:value="61221" calcext:value-type="float">
            <text:p>612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3 St</text:p>
          </table:table-cell>
          <table:table-cell office:value-type="float" office:value="25926" calcext:value-type="float">
            <text:p>25926</text:p>
          </table:table-cell>
          <table:table-cell office:value-type="float" office:value="31877" calcext:value-type="float">
            <text:p>31877</text:p>
          </table:table-cell>
          <table:table-cell table:formula="of:=SUM([.C230:.D230])" office:value-type="float" office:value="57803" calcext:value-type="float">
            <text:p>578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Prince St</text:p>
          </table:table-cell>
          <table:table-cell office:value-type="float" office:value="25952" calcext:value-type="float">
            <text:p>25952</text:p>
          </table:table-cell>
          <table:table-cell office:value-type="float" office:value="16344" calcext:value-type="float">
            <text:p>16344</text:p>
          </table:table-cell>
          <table:table-cell table:formula="of:=SUM([.C231:.D231])" office:value-type="float" office:value="42296" calcext:value-type="float">
            <text:p>422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oklyn Bridge-City Hall <text:s text:c="2"/>/Chambers St</text:p>
          </table:table-cell>
          <table:table-cell office:value-type="float" office:value="26025" calcext:value-type="float">
            <text:p>26025</text:p>
          </table:table-cell>
          <table:table-cell office:value-type="float" office:value="36993" calcext:value-type="float">
            <text:p>36993</text:p>
          </table:table-cell>
          <table:table-cell table:formula="of:=SUM([.C232:.D232])" office:value-type="float" office:value="63018" calcext:value-type="float">
            <text:p>630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</text:p>
          </table:table-cell>
          <table:table-cell office:value-type="float" office:value="26513" calcext:value-type="float">
            <text:p>26513</text:p>
          </table:table-cell>
          <table:table-cell office:value-type="float" office:value="25930" calcext:value-type="float">
            <text:p>25930</text:p>
          </table:table-cell>
          <table:table-cell table:formula="of:=SUM([.C233:.D233])" office:value-type="float" office:value="52443" calcext:value-type="float">
            <text:p>52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outh Ferry/Whitehall St</text:p>
          </table:table-cell>
          <table:table-cell office:value-type="float" office:value="26929" calcext:value-type="float">
            <text:p>26929</text:p>
          </table:table-cell>
          <table:table-cell office:value-type="float" office:value="26576" calcext:value-type="float">
            <text:p>26576</text:p>
          </table:table-cell>
          <table:table-cell table:formula="of:=SUM([.C234:.D234])" office:value-type="float" office:value="53505" calcext:value-type="float">
            <text:p>535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</text:p>
          </table:table-cell>
          <table:table-cell office:value-type="float" office:value="27736" calcext:value-type="float">
            <text:p>27736</text:p>
          </table:table-cell>
          <table:table-cell office:value-type="float" office:value="22125" calcext:value-type="float">
            <text:p>22125</text:p>
          </table:table-cell>
          <table:table-cell table:formula="of:=SUM([.C235:.D235])" office:value-type="float" office:value="49861" calcext:value-type="float">
            <text:p>498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6 St-Lincoln Center</text:p>
          </table:table-cell>
          <table:table-cell office:value-type="float" office:value="28259" calcext:value-type="float">
            <text:p>28259</text:p>
          </table:table-cell>
          <table:table-cell office:value-type="float" office:value="23305" calcext:value-type="float">
            <text:p>23305</text:p>
          </table:table-cell>
          <table:table-cell table:formula="of:=SUM([.C236:.D236])" office:value-type="float" office:value="51564" calcext:value-type="float">
            <text:p>515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Delancey St /Essex St</text:p>
          </table:table-cell>
          <table:table-cell office:value-type="float" office:value="28830" calcext:value-type="float">
            <text:p>28830</text:p>
          </table:table-cell>
          <table:table-cell office:value-type="float" office:value="22846" calcext:value-type="float">
            <text:p>22846</text:p>
          </table:table-cell>
          <table:table-cell table:formula="of:=SUM([.C237:.D237])" office:value-type="float" office:value="51676" calcext:value-type="float">
            <text:p>516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 Av</text:p>
          </table:table-cell>
          <table:table-cell office:value-type="float" office:value="30928" calcext:value-type="float">
            <text:p>30928</text:p>
          </table:table-cell>
          <table:table-cell office:value-type="float" office:value="22436" calcext:value-type="float">
            <text:p>22436</text:p>
          </table:table-cell>
          <table:table-cell table:formula="of:=SUM([.C238:.D238])" office:value-type="float" office:value="53364" calcext:value-type="float">
            <text:p>53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-7 Av</text:p>
          </table:table-cell>
          <table:table-cell office:value-type="float" office:value="31343" calcext:value-type="float">
            <text:p>31343</text:p>
          </table:table-cell>
          <table:table-cell office:value-type="float" office:value="28044" calcext:value-type="float">
            <text:p>28044</text:p>
          </table:table-cell>
          <table:table-cell table:formula="of:=SUM([.C239:.D239])" office:value-type="float" office:value="59387" calcext:value-type="float">
            <text:p>593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9 St</text:p>
          </table:table-cell>
          <table:table-cell office:value-type="float" office:value="31697" calcext:value-type="float">
            <text:p>31697</text:p>
          </table:table-cell>
          <table:table-cell office:value-type="float" office:value="25793" calcext:value-type="float">
            <text:p>25793</text:p>
          </table:table-cell>
          <table:table-cell table:formula="of:=SUM([.C240:.D240])" office:value-type="float" office:value="57490" calcext:value-type="float">
            <text:p>574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31873" calcext:value-type="float">
            <text:p>31873</text:p>
          </table:table-cell>
          <table:table-cell office:value-type="float" office:value="28913" calcext:value-type="float">
            <text:p>28913</text:p>
          </table:table-cell>
          <table:table-cell table:formula="of:=SUM([.C241:.D241])" office:value-type="float" office:value="60786" calcext:value-type="float">
            <text:p>607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St</text:p>
          </table:table-cell>
          <table:table-cell office:value-type="float" office:value="32714" calcext:value-type="float">
            <text:p>32714</text:p>
          </table:table-cell>
          <table:table-cell office:value-type="float" office:value="23406" calcext:value-type="float">
            <text:p>23406</text:p>
          </table:table-cell>
          <table:table-cell table:formula="of:=SUM([.C242:.D242])" office:value-type="float" office:value="56120" calcext:value-type="float">
            <text:p>56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34011" calcext:value-type="float">
            <text:p>34011</text:p>
          </table:table-cell>
          <table:table-cell office:value-type="float" office:value="26276" calcext:value-type="float">
            <text:p>26276</text:p>
          </table:table-cell>
          <table:table-cell table:formula="of:=SUM([.C243:.D243])" office:value-type="float" office:value="60287" calcext:value-type="float">
            <text:p>60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7 St</text:p>
          </table:table-cell>
          <table:table-cell office:value-type="float" office:value="35034" calcext:value-type="float">
            <text:p>35034</text:p>
          </table:table-cell>
          <table:table-cell office:value-type="float" office:value="36846" calcext:value-type="float">
            <text:p>36846</text:p>
          </table:table-cell>
          <table:table-cell table:formula="of:=SUM([.C244:.D244])" office:value-type="float" office:value="71880" calcext:value-type="float">
            <text:p>718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2 St-Bryant Pk <text:s text:c="3"/>/5 Av</text:p>
          </table:table-cell>
          <table:table-cell office:value-type="float" office:value="35250" calcext:value-type="float">
            <text:p>35250</text:p>
          </table:table-cell>
          <table:table-cell office:value-type="float" office:value="51962" calcext:value-type="float">
            <text:p>51962</text:p>
          </table:table-cell>
          <table:table-cell table:formula="of:=SUM([.C245:.D245])" office:value-type="float" office:value="87212" calcext:value-type="float">
            <text:p>872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 <text:s/>/WTC /Park Place</text:p>
          </table:table-cell>
          <table:table-cell office:value-type="float" office:value="36362" calcext:value-type="float">
            <text:p>36362</text:p>
          </table:table-cell>
          <table:table-cell office:value-type="float" office:value="53589" calcext:value-type="float">
            <text:p>53589</text:p>
          </table:table-cell>
          <table:table-cell table:formula="of:=SUM([.C246:.D246])" office:value-type="float" office:value="89951" calcext:value-type="float">
            <text:p>899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47-50 Sts-Rockefeller Center</text:p>
          </table:table-cell>
          <table:table-cell office:value-type="float" office:value="39051" calcext:value-type="float">
            <text:p>39051</text:p>
          </table:table-cell>
          <table:table-cell office:value-type="float" office:value="59749" calcext:value-type="float">
            <text:p>59749</text:p>
          </table:table-cell>
          <table:table-cell table:formula="of:=SUM([.C247:.D247])" office:value-type="float" office:value="98800" calcext:value-type="float">
            <text:p>988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ulton St</text:p>
          </table:table-cell>
          <table:table-cell office:value-type="float" office:value="40109" calcext:value-type="float">
            <text:p>40109</text:p>
          </table:table-cell>
          <table:table-cell office:value-type="float" office:value="62779" calcext:value-type="float">
            <text:p>62779</text:p>
          </table:table-cell>
          <table:table-cell table:formula="of:=SUM([.C248:.D248])" office:value-type="float" office:value="102888" calcext:value-type="float">
            <text:p>1028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53 St <text:s/>/51 St</text:p>
          </table:table-cell>
          <table:table-cell office:value-type="float" office:value="42957" calcext:value-type="float">
            <text:p>42957</text:p>
          </table:table-cell>
          <table:table-cell office:value-type="float" office:value="67821" calcext:value-type="float">
            <text:p>67821</text:p>
          </table:table-cell>
          <table:table-cell table:formula="of:=SUM([.C249:.D249])" office:value-type="float" office:value="110778" calcext:value-type="float">
            <text:p>1107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hattan</text:p>
          </table:table-cell>
          <table:table-cell office:value-type="string" calcext:value-type="string">
            <text:p>Broadway-Lafayette St <text:s text:c="3"/>/Bleecker St</text:p>
          </table:table-cell>
          <table:table-cell office:value-type="float" office:value="45632" calcext:value-type="float">
            <text:p>45632</text:p>
          </table:table-cell>
          <table:table-cell office:value-type="float" office:value="37283" calcext:value-type="float">
            <text:p>37283</text:p>
          </table:table-cell>
          <table:table-cell table:formula="of:=SUM([.C250:.D250])" office:value-type="float" office:value="82915" calcext:value-type="float">
            <text:p>829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</text:p>
          </table:table-cell>
          <table:table-cell office:value-type="float" office:value="48008" calcext:value-type="float">
            <text:p>48008</text:p>
          </table:table-cell>
          <table:table-cell office:value-type="float" office:value="37941" calcext:value-type="float">
            <text:p>37941</text:p>
          </table:table-cell>
          <table:table-cell table:formula="of:=SUM([.C251:.D251])" office:value-type="float" office:value="85949" calcext:value-type="float">
            <text:p>859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<text:s text:c="2"/>/8 Av</text:p>
          </table:table-cell>
          <table:table-cell office:value-type="float" office:value="51356" calcext:value-type="float">
            <text:p>51356</text:p>
          </table:table-cell>
          <table:table-cell office:value-type="float" office:value="40990" calcext:value-type="float">
            <text:p>40990</text:p>
          </table:table-cell>
          <table:table-cell table:formula="of:=SUM([.C252:.D252])" office:value-type="float" office:value="92346" calcext:value-type="float">
            <text:p>92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est 4 St-Washington Sq</text:p>
          </table:table-cell>
          <table:table-cell office:value-type="float" office:value="54177" calcext:value-type="float">
            <text:p>54177</text:p>
          </table:table-cell>
          <table:table-cell office:value-type="float" office:value="39157" calcext:value-type="float">
            <text:p>39157</text:p>
          </table:table-cell>
          <table:table-cell table:formula="of:=SUM([.C253:.D253])" office:value-type="float" office:value="93334" calcext:value-type="float">
            <text:p>933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</text:p>
          </table:table-cell>
          <table:table-cell office:value-type="float" office:value="54346" calcext:value-type="float">
            <text:p>54346</text:p>
          </table:table-cell>
          <table:table-cell office:value-type="float" office:value="40271" calcext:value-type="float">
            <text:p>40271</text:p>
          </table:table-cell>
          <table:table-cell table:formula="of:=SUM([.C254:.D254])" office:value-type="float" office:value="94617" calcext:value-type="float">
            <text:p>94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 <text:s text:c="4"/>/6 Av</text:p>
          </table:table-cell>
          <table:table-cell office:value-type="float" office:value="58546" calcext:value-type="float">
            <text:p>58546</text:p>
          </table:table-cell>
          <table:table-cell office:value-type="float" office:value="49237" calcext:value-type="float">
            <text:p>49237</text:p>
          </table:table-cell>
          <table:table-cell table:formula="of:=SUM([.C255:.D255])" office:value-type="float" office:value="107783" calcext:value-type="float">
            <text:p>1077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 <text:s text:c="2"/>/59 St</text:p>
          </table:table-cell>
          <table:table-cell office:value-type="float" office:value="69374" calcext:value-type="float">
            <text:p>69374</text:p>
          </table:table-cell>
          <table:table-cell office:value-type="float" office:value="67478" calcext:value-type="float">
            <text:p>67478</text:p>
          </table:table-cell>
          <table:table-cell table:formula="of:=SUM([.C256:.D256])" office:value-type="float" office:value="136852" calcext:value-type="float">
            <text:p>1368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</text:p>
          </table:table-cell>
          <table:table-cell office:value-type="float" office:value="70146" calcext:value-type="float">
            <text:p>70146</text:p>
          </table:table-cell>
          <table:table-cell office:value-type="float" office:value="63550" calcext:value-type="float">
            <text:p>63550</text:p>
          </table:table-cell>
          <table:table-cell table:formula="of:=SUM([.C257:.D257])" office:value-type="float" office:value="133696" calcext:value-type="float">
            <text:p>1336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</text:p>
          </table:table-cell>
          <table:table-cell office:value-type="float" office:value="73859" calcext:value-type="float">
            <text:p>73859</text:p>
          </table:table-cell>
          <table:table-cell office:value-type="float" office:value="45952" calcext:value-type="float">
            <text:p>45952</text:p>
          </table:table-cell>
          <table:table-cell table:formula="of:=SUM([.C258:.D258])" office:value-type="float" office:value="119811" calcext:value-type="float">
            <text:p>1198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9 St-Columbus Circle</text:p>
          </table:table-cell>
          <table:table-cell office:value-type="float" office:value="76520" calcext:value-type="float">
            <text:p>76520</text:p>
          </table:table-cell>
          <table:table-cell office:value-type="float" office:value="69653" calcext:value-type="float">
            <text:p>69653</text:p>
          </table:table-cell>
          <table:table-cell table:formula="of:=SUM([.C259:.D259])" office:value-type="float" office:value="146173" calcext:value-type="float">
            <text:p>146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</text:p>
          </table:table-cell>
          <table:table-cell office:value-type="float" office:value="76888" calcext:value-type="float">
            <text:p>76888</text:p>
          </table:table-cell>
          <table:table-cell office:value-type="float" office:value="82511" calcext:value-type="float">
            <text:p>82511</text:p>
          </table:table-cell>
          <table:table-cell table:formula="of:=SUM([.C260:.D260])" office:value-type="float" office:value="159399" calcext:value-type="float">
            <text:p>159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</text:p>
          </table:table-cell>
          <table:table-cell office:value-type="float" office:value="87177" calcext:value-type="float">
            <text:p>87177</text:p>
          </table:table-cell>
          <table:table-cell office:value-type="float" office:value="88929" calcext:value-type="float">
            <text:p>88929</text:p>
          </table:table-cell>
          <table:table-cell table:formula="of:=SUM([.C261:.D261])" office:value-type="float" office:value="176106" calcext:value-type="float">
            <text:p>176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Central-42 St</text:p>
          </table:table-cell>
          <table:table-cell office:value-type="float" office:value="99936" calcext:value-type="float">
            <text:p>99936</text:p>
          </table:table-cell>
          <table:table-cell office:value-type="float" office:value="150266" calcext:value-type="float">
            <text:p>150266</text:p>
          </table:table-cell>
          <table:table-cell table:formula="of:=SUM([.C262:.D262])" office:value-type="float" office:value="250202" calcext:value-type="float">
            <text:p>2502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Herald Square</text:p>
          </table:table-cell>
          <table:table-cell office:value-type="float" office:value="125297" calcext:value-type="float">
            <text:p>125297</text:p>
          </table:table-cell>
          <table:table-cell office:value-type="float" office:value="121120" calcext:value-type="float">
            <text:p>121120</text:p>
          </table:table-cell>
          <table:table-cell table:formula="of:=SUM([.C263:.D263])" office:value-type="float" office:value="246417" calcext:value-type="float">
            <text:p>246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-Union Sq</text:p>
          </table:table-cell>
          <table:table-cell office:value-type="float" office:value="140855" calcext:value-type="float">
            <text:p>140855</text:p>
          </table:table-cell>
          <table:table-cell office:value-type="float" office:value="108000" calcext:value-type="float">
            <text:p>108000</text:p>
          </table:table-cell>
          <table:table-cell table:formula="of:=SUM([.C264:.D264])" office:value-type="float" office:value="248855" calcext:value-type="float">
            <text:p>2488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Times Sq-42 St <text:s text:c="7"/>/42 St</text:p>
          </table:table-cell>
          <table:table-cell office:value-type="float" office:value="239674" calcext:value-type="float">
            <text:p>239674</text:p>
          </table:table-cell>
          <table:table-cell office:value-type="float" office:value="195464" calcext:value-type="float">
            <text:p>195464</text:p>
          </table:table-cell>
          <table:table-cell table:formula="of:=SUM([.C265:.D265])" office:value-type="float" office:value="435138" calcext:value-type="float">
            <text:p>435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mith-9 S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6:.D26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ypress Hills</text:p>
          </table:table-cell>
          <table:table-cell office:value-type="float" office:value="1148" calcext:value-type="float">
            <text:p>1148</text:p>
          </table:table-cell>
          <table:table-cell office:value-type="float" office:value="1391" calcext:value-type="float">
            <text:p>1391</text:p>
          </table:table-cell>
          <table:table-cell table:formula="of:=SUM([.C267:.D267])" office:value-type="float" office:value="2539" calcext:value-type="float">
            <text:p>2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tlantic Av</text:p>
          </table:table-cell>
          <table:table-cell office:value-type="float" office:value="1326" calcext:value-type="float">
            <text:p>1326</text:p>
          </table:table-cell>
          <table:table-cell office:value-type="float" office:value="1487" calcext:value-type="float">
            <text:p>1487</text:p>
          </table:table-cell>
          <table:table-cell table:formula="of:=SUM([.C268:.D268])" office:value-type="float" office:value="2813" calcext:value-type="float">
            <text:p>28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ptune Av</text:p>
          </table:table-cell>
          <table:table-cell office:value-type="float" office:value="1440" calcext:value-type="float">
            <text:p>1440</text:p>
          </table:table-cell>
          <table:table-cell office:value-type="float" office:value="1705" calcext:value-type="float">
            <text:p>1705</text:p>
          </table:table-cell>
          <table:table-cell table:formula="of:=SUM([.C269:.D269])" office:value-type="float" office:value="3145" calcext:value-type="float">
            <text:p>31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5 St</text:p>
          </table:table-cell>
          <table:table-cell office:value-type="float" office:value="1445" calcext:value-type="float">
            <text:p>1445</text:p>
          </table:table-cell>
          <table:table-cell office:value-type="float" office:value="1859" calcext:value-type="float">
            <text:p>1859</text:p>
          </table:table-cell>
          <table:table-cell table:formula="of:=SUM([.C270:.D270])" office:value-type="float" office:value="3304" calcext:value-type="float">
            <text:p>3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table:formula="of:=SUM([.C271:.D271])" office:value-type="float" office:value="3044" calcext:value-type="float">
            <text:p>30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Bushwick Av-Aberdeen St</text:p>
          </table:table-cell>
          <table:table-cell office:value-type="float" office:value="1533" calcext:value-type="float">
            <text:p>1533</text:p>
          </table:table-cell>
          <table:table-cell office:value-type="float" office:value="1371" calcext:value-type="float">
            <text:p>1371</text:p>
          </table:table-cell>
          <table:table-cell table:formula="of:=SUM([.C272:.D272])" office:value-type="float" office:value="2904" calcext:value-type="float">
            <text:p>29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Junius St</text:p>
          </table:table-cell>
          <table:table-cell office:value-type="float" office:value="1948" calcext:value-type="float">
            <text:p>1948</text:p>
          </table:table-cell>
          <table:table-cell office:value-type="float" office:value="2204" calcext:value-type="float">
            <text:p>2204</text:p>
          </table:table-cell>
          <table:table-cell table:formula="of:=SUM([.C273:.D273])" office:value-type="float" office:value="4152" calcext:value-type="float">
            <text:p>41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I</text:p>
          </table:table-cell>
          <table:table-cell office:value-type="float" office:value="2046" calcext:value-type="float">
            <text:p>2046</text:p>
          </table:table-cell>
          <table:table-cell office:value-type="float" office:value="2284" calcext:value-type="float">
            <text:p>2284</text:p>
          </table:table-cell>
          <table:table-cell table:formula="of:=SUM([.C274:.D274])" office:value-type="float" office:value="4330" calcext:value-type="float">
            <text:p>43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</text:p>
          </table:table-cell>
          <table:table-cell office:value-type="float" office:value="2091" calcext:value-type="float">
            <text:p>2091</text:p>
          </table:table-cell>
          <table:table-cell office:value-type="float" office:value="2157" calcext:value-type="float">
            <text:p>2157</text:p>
          </table:table-cell>
          <table:table-cell table:formula="of:=SUM([.C275:.D275])" office:value-type="float" office:value="4248" calcext:value-type="float">
            <text:p>4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nickerbocker Av</text:p>
          </table:table-cell>
          <table:table-cell office:value-type="float" office:value="2115" calcext:value-type="float">
            <text:p>2115</text:p>
          </table:table-cell>
          <table:table-cell office:value-type="float" office:value="2350" calcext:value-type="float">
            <text:p>2350</text:p>
          </table:table-cell>
          <table:table-cell table:formula="of:=SUM([.C276:.D276])" office:value-type="float" office:value="4465" calcext:value-type="float">
            <text:p>44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50 St</text:p>
          </table:table-cell>
          <table:table-cell office:value-type="float" office:value="2168" calcext:value-type="float">
            <text:p>2168</text:p>
          </table:table-cell>
          <table:table-cell office:value-type="float" office:value="2632" calcext:value-type="float">
            <text:p>2632</text:p>
          </table:table-cell>
          <table:table-cell table:formula="of:=SUM([.C277:.D277])" office:value-type="float" office:value="4800" calcext:value-type="float">
            <text:p>48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entral Av</text:p>
          </table:table-cell>
          <table:table-cell office:value-type="float" office:value="2387" calcext:value-type="float">
            <text:p>2387</text:p>
          </table:table-cell>
          <table:table-cell office:value-type="float" office:value="3445" calcext:value-type="float">
            <text:p>3445</text:p>
          </table:table-cell>
          <table:table-cell table:formula="of:=SUM([.C278:.D278])" office:value-type="float" office:value="5832" calcext:value-type="float">
            <text:p>58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 Pl</text:p>
          </table:table-cell>
          <table:table-cell office:value-type="float" office:value="2397" calcext:value-type="float">
            <text:p>2397</text:p>
          </table:table-cell>
          <table:table-cell office:value-type="float" office:value="2201" calcext:value-type="float">
            <text:p>2201</text:p>
          </table:table-cell>
          <table:table-cell table:formula="of:=SUM([.C279:.D279])" office:value-type="float" office:value="4598" calcext:value-type="float">
            <text:p>45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</text:p>
          </table:table-cell>
          <table:table-cell office:value-type="float" office:value="2408" calcext:value-type="float">
            <text:p>2408</text:p>
          </table:table-cell>
          <table:table-cell office:value-type="float" office:value="2302" calcext:value-type="float">
            <text:p>2302</text:p>
          </table:table-cell>
          <table:table-cell table:formula="of:=SUM([.C280:.D280])" office:value-type="float" office:value="4710" calcext:value-type="float">
            <text:p>47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berty Av</text:p>
          </table:table-cell>
          <table:table-cell office:value-type="float" office:value="2536" calcext:value-type="float">
            <text:p>2536</text:p>
          </table:table-cell>
          <table:table-cell office:value-type="float" office:value="2632" calcext:value-type="float">
            <text:p>2632</text:p>
          </table:table-cell>
          <table:table-cell table:formula="of:=SUM([.C281:.D281])" office:value-type="float" office:value="5168" calcext:value-type="float">
            <text:p>51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X</text:p>
          </table:table-cell>
          <table:table-cell office:value-type="float" office:value="2589" calcext:value-type="float">
            <text:p>2589</text:p>
          </table:table-cell>
          <table:table-cell office:value-type="float" office:value="2877" calcext:value-type="float">
            <text:p>2877</text:p>
          </table:table-cell>
          <table:table-cell table:formula="of:=SUM([.C282:.D282])" office:value-type="float" office:value="5466" calcext:value-type="float">
            <text:p>5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H</text:p>
          </table:table-cell>
          <table:table-cell office:value-type="float" office:value="2632" calcext:value-type="float">
            <text:p>2632</text:p>
          </table:table-cell>
          <table:table-cell office:value-type="float" office:value="2714" calcext:value-type="float">
            <text:p>2714</text:p>
          </table:table-cell>
          <table:table-cell table:formula="of:=SUM([.C283:.D283])" office:value-type="float" office:value="5346" calcext:value-type="float">
            <text:p>5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0 St</text:p>
          </table:table-cell>
          <table:table-cell office:value-type="float" office:value="2648" calcext:value-type="float">
            <text:p>2648</text:p>
          </table:table-cell>
          <table:table-cell office:value-type="float" office:value="3172" calcext:value-type="float">
            <text:p>3172</text:p>
          </table:table-cell>
          <table:table-cell table:formula="of:=SUM([.C284:.D284])" office:value-type="float" office:value="5820" calcext:value-type="float">
            <text:p>58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P</text:p>
          </table:table-cell>
          <table:table-cell office:value-type="float" office:value="2703" calcext:value-type="float">
            <text:p>2703</text:p>
          </table:table-cell>
          <table:table-cell office:value-type="float" office:value="2705" calcext:value-type="float">
            <text:p>2705</text:p>
          </table:table-cell>
          <table:table-cell table:formula="of:=SUM([.C285:.D285])" office:value-type="float" office:value="5408" calcext:value-type="float">
            <text:p>54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</text:p>
          </table:table-cell>
          <table:table-cell office:value-type="float" office:value="2834" calcext:value-type="float">
            <text:p>2834</text:p>
          </table:table-cell>
          <table:table-cell office:value-type="float" office:value="3431" calcext:value-type="float">
            <text:p>3431</text:p>
          </table:table-cell>
          <table:table-cell table:formula="of:=SUM([.C286:.D286])" office:value-type="float" office:value="6265" calcext:value-type="float">
            <text:p>62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labama Av</text:p>
          </table:table-cell>
          <table:table-cell office:value-type="float" office:value="2844" calcext:value-type="float">
            <text:p>2844</text:p>
          </table:table-cell>
          <table:table-cell office:value-type="float" office:value="2464" calcext:value-type="float">
            <text:p>2464</text:p>
          </table:table-cell>
          <table:table-cell table:formula="of:=SUM([.C287:.D287])" office:value-type="float" office:value="5308" calcext:value-type="float">
            <text:p>53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N</text:p>
          </table:table-cell>
          <table:table-cell office:value-type="float" office:value="2983" calcext:value-type="float">
            <text:p>2983</text:p>
          </table:table-cell>
          <table:table-cell office:value-type="float" office:value="3390" calcext:value-type="float">
            <text:p>3390</text:p>
          </table:table-cell>
          <table:table-cell table:formula="of:=SUM([.C288:.D288])" office:value-type="float" office:value="6373" calcext:value-type="float">
            <text:p>63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</text:p>
          </table:table-cell>
          <table:table-cell office:value-type="float" office:value="3145" calcext:value-type="float">
            <text:p>3145</text:p>
          </table:table-cell>
          <table:table-cell office:value-type="float" office:value="3403" calcext:value-type="float">
            <text:p>3403</text:p>
          </table:table-cell>
          <table:table-cell table:formula="of:=SUM([.C289:.D289])" office:value-type="float" office:value="6548" calcext:value-type="float">
            <text:p>65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</text:p>
          </table:table-cell>
          <table:table-cell office:value-type="float" office:value="3159" calcext:value-type="float">
            <text:p>3159</text:p>
          </table:table-cell>
          <table:table-cell office:value-type="float" office:value="2552" calcext:value-type="float">
            <text:p>2552</text:p>
          </table:table-cell>
          <table:table-cell table:formula="of:=SUM([.C290:.D290])" office:value-type="float" office:value="5711" calcext:value-type="float">
            <text:p>57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ey Rd</text:p>
          </table:table-cell>
          <table:table-cell office:value-type="float" office:value="3198" calcext:value-type="float">
            <text:p>3198</text:p>
          </table:table-cell>
          <table:table-cell office:value-type="float" office:value="3096" calcext:value-type="float">
            <text:p>3096</text:p>
          </table:table-cell>
          <table:table-cell table:formula="of:=SUM([.C291:.D291])" office:value-type="float" office:value="6294" calcext:value-type="float">
            <text:p>62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vonia Av</text:p>
          </table:table-cell>
          <table:table-cell office:value-type="float" office:value="3198" calcext:value-type="float">
            <text:p>3198</text:p>
          </table:table-cell>
          <table:table-cell office:value-type="float" office:value="2908" calcext:value-type="float">
            <text:p>2908</text:p>
          </table:table-cell>
          <table:table-cell table:formula="of:=SUM([.C292:.D292])" office:value-type="float" office:value="6106" calcext:value-type="float">
            <text:p>6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 105 St</text:p>
          </table:table-cell>
          <table:table-cell office:value-type="float" office:value="3256" calcext:value-type="float">
            <text:p>3256</text:p>
          </table:table-cell>
          <table:table-cell office:value-type="float" office:value="3727" calcext:value-type="float">
            <text:p>3727</text:p>
          </table:table-cell>
          <table:table-cell table:formula="of:=SUM([.C293:.D293])" office:value-type="float" office:value="6983" calcext:value-type="float">
            <text:p>69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</text:p>
          </table:table-cell>
          <table:table-cell office:value-type="float" office:value="3307" calcext:value-type="float">
            <text:p>3307</text:p>
          </table:table-cell>
          <table:table-cell office:value-type="float" office:value="2864" calcext:value-type="float">
            <text:p>2864</text:p>
          </table:table-cell>
          <table:table-cell table:formula="of:=SUM([.C294:.D294])" office:value-type="float" office:value="6171" calcext:value-type="float">
            <text:p>6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Van Siclen Av</text:p>
          </table:table-cell>
          <table:table-cell office:value-type="float" office:value="3393" calcext:value-type="float">
            <text:p>3393</text:p>
          </table:table-cell>
          <table:table-cell office:value-type="float" office:value="2829" calcext:value-type="float">
            <text:p>2829</text:p>
          </table:table-cell>
          <table:table-cell table:formula="of:=SUM([.C295:.D295])" office:value-type="float" office:value="6222" calcext:value-type="float">
            <text:p>6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esident St</text:p>
          </table:table-cell>
          <table:table-cell office:value-type="float" office:value="3395" calcext:value-type="float">
            <text:p>3395</text:p>
          </table:table-cell>
          <table:table-cell office:value-type="float" office:value="3815" calcext:value-type="float">
            <text:p>3815</text:p>
          </table:table-cell>
          <table:table-cell table:formula="of:=SUM([.C296:.D296])" office:value-type="float" office:value="7210" calcext:value-type="float">
            <text:p>7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1 St</text:p>
          </table:table-cell>
          <table:table-cell office:value-type="float" office:value="3398" calcext:value-type="float">
            <text:p>3398</text:p>
          </table:table-cell>
          <table:table-cell office:value-type="float" office:value="4007" calcext:value-type="float">
            <text:p>4007</text:p>
          </table:table-cell>
          <table:table-cell table:formula="of:=SUM([.C297:.D297])" office:value-type="float" office:value="7405" calcext:value-type="float">
            <text:p>74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pherd Av</text:p>
          </table:table-cell>
          <table:table-cell office:value-type="float" office:value="3405" calcext:value-type="float">
            <text:p>3405</text:p>
          </table:table-cell>
          <table:table-cell office:value-type="float" office:value="3034" calcext:value-type="float">
            <text:p>3034</text:p>
          </table:table-cell>
          <table:table-cell table:formula="of:=SUM([.C298:.D298])" office:value-type="float" office:value="6439" calcext:value-type="float">
            <text:p>64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est 8 St-New York Aquarium</text:p>
          </table:table-cell>
          <table:table-cell office:value-type="float" office:value="3427" calcext:value-type="float">
            <text:p>3427</text:p>
          </table:table-cell>
          <table:table-cell office:value-type="float" office:value="2285" calcext:value-type="float">
            <text:p>2285</text:p>
          </table:table-cell>
          <table:table-cell table:formula="of:=SUM([.C299:.D299])" office:value-type="float" office:value="5712" calcext:value-type="float">
            <text:p>57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ck Rd</text:p>
          </table:table-cell>
          <table:table-cell office:value-type="float" office:value="3460" calcext:value-type="float">
            <text:p>3460</text:p>
          </table:table-cell>
          <table:table-cell office:value-type="float" office:value="3834" calcext:value-type="float">
            <text:p>3834</text:p>
          </table:table-cell>
          <table:table-cell table:formula="of:=SUM([.C300:.D300])" office:value-type="float" office:value="7294" calcext:value-type="float">
            <text:p>72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Hewes St</text:p>
          </table:table-cell>
          <table:table-cell office:value-type="float" office:value="3528" calcext:value-type="float">
            <text:p>3528</text:p>
          </table:table-cell>
          <table:table-cell office:value-type="float" office:value="2811" calcext:value-type="float">
            <text:p>2811</text:p>
          </table:table-cell>
          <table:table-cell table:formula="of:=SUM([.C301:.D301])" office:value-type="float" office:value="6339" calcext:value-type="float">
            <text:p>6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Av</text:p>
          </table:table-cell>
          <table:table-cell office:value-type="float" office:value="3530" calcext:value-type="float">
            <text:p>3530</text:p>
          </table:table-cell>
          <table:table-cell office:value-type="float" office:value="4046" calcext:value-type="float">
            <text:p>4046</text:p>
          </table:table-cell>
          <table:table-cell table:formula="of:=SUM([.C302:.D302])" office:value-type="float" office:value="7576" calcext:value-type="float">
            <text:p>7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Ocean Pkwy</text:p>
          </table:table-cell>
          <table:table-cell office:value-type="float" office:value="3542" calcext:value-type="float">
            <text:p>3542</text:p>
          </table:table-cell>
          <table:table-cell office:value-type="float" office:value="3155" calcext:value-type="float">
            <text:p>3155</text:p>
          </table:table-cell>
          <table:table-cell table:formula="of:=SUM([.C303:.D303])" office:value-type="float" office:value="6697" calcext:value-type="float">
            <text:p>6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</text:p>
          </table:table-cell>
          <table:table-cell office:value-type="float" office:value="3563" calcext:value-type="float">
            <text:p>3563</text:p>
          </table:table-cell>
          <table:table-cell office:value-type="float" office:value="3681" calcext:value-type="float">
            <text:p>3681</text:p>
          </table:table-cell>
          <table:table-cell table:formula="of:=SUM([.C304:.D304])" office:value-type="float" office:value="7244" calcext:value-type="float">
            <text:p>72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</text:p>
          </table:table-cell>
          <table:table-cell office:value-type="float" office:value="3737" calcext:value-type="float">
            <text:p>3737</text:p>
          </table:table-cell>
          <table:table-cell office:value-type="float" office:value="3272" calcext:value-type="float">
            <text:p>3272</text:p>
          </table:table-cell>
          <table:table-cell table:formula="of:=SUM([.C305:.D305])" office:value-type="float" office:value="7009" calcext:value-type="float">
            <text:p>70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auncey St</text:p>
          </table:table-cell>
          <table:table-cell office:value-type="float" office:value="3751" calcext:value-type="float">
            <text:p>3751</text:p>
          </table:table-cell>
          <table:table-cell office:value-type="float" office:value="3037" calcext:value-type="float">
            <text:p>3037</text:p>
          </table:table-cell>
          <table:table-cell table:formula="of:=SUM([.C306:.D306])" office:value-type="float" office:value="6788" calcext:value-type="float">
            <text:p>67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eveland St</text:p>
          </table:table-cell>
          <table:table-cell office:value-type="float" office:value="3856" calcext:value-type="float">
            <text:p>3856</text:p>
          </table:table-cell>
          <table:table-cell office:value-type="float" office:value="3271" calcext:value-type="float">
            <text:p>3271</text:p>
          </table:table-cell>
          <table:table-cell table:formula="of:=SUM([.C307:.D307])" office:value-type="float" office:value="7127" calcext:value-type="float">
            <text:p>7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orwood Av</text:p>
          </table:table-cell>
          <table:table-cell office:value-type="float" office:value="3957" calcext:value-type="float">
            <text:p>3957</text:p>
          </table:table-cell>
          <table:table-cell office:value-type="float" office:value="3518" calcext:value-type="float">
            <text:p>3518</text:p>
          </table:table-cell>
          <table:table-cell table:formula="of:=SUM([.C308:.D308])" office:value-type="float" office:value="7475" calcext:value-type="float">
            <text:p>7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M</text:p>
          </table:table-cell>
          <table:table-cell office:value-type="float" office:value="4030" calcext:value-type="float">
            <text:p>4030</text:p>
          </table:table-cell>
          <table:table-cell office:value-type="float" office:value="5544" calcext:value-type="float">
            <text:p>5544</text:p>
          </table:table-cell>
          <table:table-cell table:formula="of:=SUM([.C309:.D309])" office:value-type="float" office:value="9574" calcext:value-type="float">
            <text:p>9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</text:p>
          </table:table-cell>
          <table:table-cell office:value-type="float" office:value="4060" calcext:value-type="float">
            <text:p>4060</text:p>
          </table:table-cell>
          <table:table-cell office:value-type="float" office:value="4091" calcext:value-type="float">
            <text:p>4091</text:p>
          </table:table-cell>
          <table:table-cell table:formula="of:=SUM([.C310:.D310])" office:value-type="float" office:value="8151" calcext:value-type="float">
            <text:p>81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y Rd</text:p>
          </table:table-cell>
          <table:table-cell office:value-type="float" office:value="4061" calcext:value-type="float">
            <text:p>4061</text:p>
          </table:table-cell>
          <table:table-cell office:value-type="float" office:value="4199" calcext:value-type="float">
            <text:p>4199</text:p>
          </table:table-cell>
          <table:table-cell table:formula="of:=SUM([.C311:.D311])" office:value-type="float" office:value="8260" calcext:value-type="float">
            <text:p>8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lson Av</text:p>
          </table:table-cell>
          <table:table-cell office:value-type="float" office:value="4064" calcext:value-type="float">
            <text:p>4064</text:p>
          </table:table-cell>
          <table:table-cell office:value-type="float" office:value="3566" calcext:value-type="float">
            <text:p>3566</text:p>
          </table:table-cell>
          <table:table-cell table:formula="of:=SUM([.C312:.D312])" office:value-type="float" office:value="7630" calcext:value-type="float">
            <text:p>76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Ditmas Av</text:p>
          </table:table-cell>
          <table:table-cell office:value-type="float" office:value="4260" calcext:value-type="float">
            <text:p>4260</text:p>
          </table:table-cell>
          <table:table-cell office:value-type="float" office:value="4669" calcext:value-type="float">
            <text:p>4669</text:p>
          </table:table-cell>
          <table:table-cell table:formula="of:=SUM([.C313:.D313])" office:value-type="float" office:value="8929" calcext:value-type="float">
            <text:p>89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</text:p>
          </table:table-cell>
          <table:table-cell office:value-type="float" office:value="4287" calcext:value-type="float">
            <text:p>4287</text:p>
          </table:table-cell>
          <table:table-cell office:value-type="float" office:value="4556" calcext:value-type="float">
            <text:p>4556</text:p>
          </table:table-cell>
          <table:table-cell table:formula="of:=SUM([.C314:.D314])" office:value-type="float" office:value="8843" calcext:value-type="float">
            <text:p>88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</text:p>
          </table:table-cell>
          <table:table-cell office:value-type="float" office:value="4328" calcext:value-type="float">
            <text:p>4328</text:p>
          </table:table-cell>
          <table:table-cell office:value-type="float" office:value="4220" calcext:value-type="float">
            <text:p>4220</text:p>
          </table:table-cell>
          <table:table-cell table:formula="of:=SUM([.C315:.D315])" office:value-type="float" office:value="8548" calcext:value-type="float">
            <text:p>85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St</text:p>
          </table:table-cell>
          <table:table-cell office:value-type="float" office:value="4430" calcext:value-type="float">
            <text:p>4430</text:p>
          </table:table-cell>
          <table:table-cell office:value-type="float" office:value="3820" calcext:value-type="float">
            <text:p>3820</text:p>
          </table:table-cell>
          <table:table-cell table:formula="of:=SUM([.C316:.D316])" office:value-type="float" office:value="8250" calcext:value-type="float">
            <text:p>8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9 St</text:p>
          </table:table-cell>
          <table:table-cell office:value-type="float" office:value="4500" calcext:value-type="float">
            <text:p>4500</text:p>
          </table:table-cell>
          <table:table-cell office:value-type="float" office:value="5612" calcext:value-type="float">
            <text:p>5612</text:p>
          </table:table-cell>
          <table:table-cell table:formula="of:=SUM([.C317:.D317])" office:value-type="float" office:value="10112" calcext:value-type="float">
            <text:p>101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aratoga Av</text:p>
          </table:table-cell>
          <table:table-cell office:value-type="float" office:value="4525" calcext:value-type="float">
            <text:p>4525</text:p>
          </table:table-cell>
          <table:table-cell office:value-type="float" office:value="5697" calcext:value-type="float">
            <text:p>5697</text:p>
          </table:table-cell>
          <table:table-cell table:formula="of:=SUM([.C318:.D318])" office:value-type="float" office:value="10222" calcext:value-type="float">
            <text:p>10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</text:p>
          </table:table-cell>
          <table:table-cell office:value-type="float" office:value="4744" calcext:value-type="float">
            <text:p>4744</text:p>
          </table:table-cell>
          <table:table-cell office:value-type="float" office:value="4475" calcext:value-type="float">
            <text:p>4475</text:p>
          </table:table-cell>
          <table:table-cell table:formula="of:=SUM([.C319:.D319])" office:value-type="float" office:value="9219" calcext:value-type="float">
            <text:p>9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ennsylvania Av</text:p>
          </table:table-cell>
          <table:table-cell office:value-type="float" office:value="4783" calcext:value-type="float">
            <text:p>4783</text:p>
          </table:table-cell>
          <table:table-cell office:value-type="float" office:value="5696" calcext:value-type="float">
            <text:p>5696</text:p>
          </table:table-cell>
          <table:table-cell table:formula="of:=SUM([.C320:.D320])" office:value-type="float" office:value="10479" calcext:value-type="float">
            <text:p>104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</text:p>
          </table:table-cell>
          <table:table-cell office:value-type="float" office:value="4843" calcext:value-type="float">
            <text:p>4843</text:p>
          </table:table-cell>
          <table:table-cell office:value-type="float" office:value="5092" calcext:value-type="float">
            <text:p>5092</text:p>
          </table:table-cell>
          <table:table-cell table:formula="of:=SUM([.C321:.D321])" office:value-type="float" office:value="9935" calcext:value-type="float">
            <text:p>99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</text:p>
          </table:table-cell>
          <table:table-cell office:value-type="float" office:value="4906" calcext:value-type="float">
            <text:p>4906</text:p>
          </table:table-cell>
          <table:table-cell office:value-type="float" office:value="5636" calcext:value-type="float">
            <text:p>5636</text:p>
          </table:table-cell>
          <table:table-cell table:formula="of:=SUM([.C322:.D322])" office:value-type="float" office:value="10542" calcext:value-type="float">
            <text:p>10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</text:p>
          </table:table-cell>
          <table:table-cell office:value-type="float" office:value="4960" calcext:value-type="float">
            <text:p>4960</text:p>
          </table:table-cell>
          <table:table-cell office:value-type="float" office:value="5544" calcext:value-type="float">
            <text:p>5544</text:p>
          </table:table-cell>
          <table:table-cell table:formula="of:=SUM([.C323:.D323])" office:value-type="float" office:value="10504" calcext:value-type="float">
            <text:p>105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utter Av</text:p>
          </table:table-cell>
          <table:table-cell office:value-type="float" office:value="4989" calcext:value-type="float">
            <text:p>4989</text:p>
          </table:table-cell>
          <table:table-cell office:value-type="float" office:value="4437" calcext:value-type="float">
            <text:p>4437</text:p>
          </table:table-cell>
          <table:table-cell table:formula="of:=SUM([.C324:.D324])" office:value-type="float" office:value="9426" calcext:value-type="float">
            <text:p>94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7 St</text:p>
          </table:table-cell>
          <table:table-cell office:value-type="float" office:value="5040" calcext:value-type="float">
            <text:p>5040</text:p>
          </table:table-cell>
          <table:table-cell office:value-type="float" office:value="5306" calcext:value-type="float">
            <text:p>5306</text:p>
          </table:table-cell>
          <table:table-cell table:formula="of:=SUM([.C325:.D325])" office:value-type="float" office:value="10346" calcext:value-type="float">
            <text:p>10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 Av</text:p>
          </table:table-cell>
          <table:table-cell office:value-type="float" office:value="5052" calcext:value-type="float">
            <text:p>5052</text:p>
          </table:table-cell>
          <table:table-cell office:value-type="float" office:value="4929" calcext:value-type="float">
            <text:p>4929</text:p>
          </table:table-cell>
          <table:table-cell table:formula="of:=SUM([.C326:.D326])" office:value-type="float" office:value="9981" calcext:value-type="float">
            <text:p>99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</text:p>
          </table:table-cell>
          <table:table-cell office:value-type="float" office:value="5126" calcext:value-type="float">
            <text:p>5126</text:p>
          </table:table-cell>
          <table:table-cell office:value-type="float" office:value="4472" calcext:value-type="float">
            <text:p>4472</text:p>
          </table:table-cell>
          <table:table-cell table:formula="of:=SUM([.C327:.D327])" office:value-type="float" office:value="9598" calcext:value-type="float">
            <text:p>95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asson Av</text:p>
          </table:table-cell>
          <table:table-cell office:value-type="float" office:value="5178" calcext:value-type="float">
            <text:p>5178</text:p>
          </table:table-cell>
          <table:table-cell office:value-type="float" office:value="4288" calcext:value-type="float">
            <text:p>4288</text:p>
          </table:table-cell>
          <table:table-cell table:formula="of:=SUM([.C328:.D328])" office:value-type="float" office:value="9466" calcext:value-type="float">
            <text:p>9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</text:p>
          </table:table-cell>
          <table:table-cell office:value-type="float" office:value="5192" calcext:value-type="float">
            <text:p>5192</text:p>
          </table:table-cell>
          <table:table-cell office:value-type="float" office:value="4113" calcext:value-type="float">
            <text:p>4113</text:p>
          </table:table-cell>
          <table:table-cell table:formula="of:=SUM([.C329:.D329])" office:value-type="float" office:value="9305" calcext:value-type="float">
            <text:p>93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nthrop St</text:p>
          </table:table-cell>
          <table:table-cell office:value-type="float" office:value="5287" calcext:value-type="float">
            <text:p>5287</text:p>
          </table:table-cell>
          <table:table-cell office:value-type="float" office:value="7524" calcext:value-type="float">
            <text:p>7524</text:p>
          </table:table-cell>
          <table:table-cell table:formula="of:=SUM([.C330:.D330])" office:value-type="float" office:value="12811" calcext:value-type="float">
            <text:p>128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yrtle-Willoughby Avs</text:p>
          </table:table-cell>
          <table:table-cell office:value-type="float" office:value="5353" calcext:value-type="float">
            <text:p>5353</text:p>
          </table:table-cell>
          <table:table-cell office:value-type="float" office:value="4581" calcext:value-type="float">
            <text:p>4581</text:p>
          </table:table-cell>
          <table:table-cell table:formula="of:=SUM([.C331:.D331])" office:value-type="float" office:value="9934" calcext:value-type="float">
            <text:p>99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ulton St</text:p>
          </table:table-cell>
          <table:table-cell office:value-type="float" office:value="5363" calcext:value-type="float">
            <text:p>5363</text:p>
          </table:table-cell>
          <table:table-cell office:value-type="float" office:value="3956" calcext:value-type="float">
            <text:p>3956</text:p>
          </table:table-cell>
          <table:table-cell table:formula="of:=SUM([.C332:.D332])" office:value-type="float" office:value="9319" calcext:value-type="float">
            <text:p>93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</text:p>
          </table:table-cell>
          <table:table-cell office:value-type="float" office:value="5436" calcext:value-type="float">
            <text:p>5436</text:p>
          </table:table-cell>
          <table:table-cell office:value-type="float" office:value="6214" calcext:value-type="float">
            <text:p>6214</text:p>
          </table:table-cell>
          <table:table-cell table:formula="of:=SUM([.C333:.D333])" office:value-type="float" office:value="11650" calcext:value-type="float">
            <text:p>116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Lorimer St</text:p>
          </table:table-cell>
          <table:table-cell office:value-type="float" office:value="5463" calcext:value-type="float">
            <text:p>5463</text:p>
          </table:table-cell>
          <table:table-cell office:value-type="float" office:value="4779" calcext:value-type="float">
            <text:p>4779</text:p>
          </table:table-cell>
          <table:table-cell table:formula="of:=SUM([.C334:.D334])" office:value-type="float" office:value="10242" calcext:value-type="float">
            <text:p>102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</text:p>
          </table:table-cell>
          <table:table-cell office:value-type="float" office:value="5512" calcext:value-type="float">
            <text:p>5512</text:p>
          </table:table-cell>
          <table:table-cell office:value-type="float" office:value="5089" calcext:value-type="float">
            <text:p>5089</text:p>
          </table:table-cell>
          <table:table-cell table:formula="of:=SUM([.C335:.D335])" office:value-type="float" office:value="10601" calcext:value-type="float">
            <text:p>106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9 Av</text:p>
          </table:table-cell>
          <table:table-cell office:value-type="float" office:value="5531" calcext:value-type="float">
            <text:p>5531</text:p>
          </table:table-cell>
          <table:table-cell office:value-type="float" office:value="5440" calcext:value-type="float">
            <text:p>5440</text:p>
          </table:table-cell>
          <table:table-cell table:formula="of:=SUM([.C336:.D336])" office:value-type="float" office:value="10971" calcext:value-type="float">
            <text:p>109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</text:p>
          </table:table-cell>
          <table:table-cell office:value-type="float" office:value="5533" calcext:value-type="float">
            <text:p>5533</text:p>
          </table:table-cell>
          <table:table-cell office:value-type="float" office:value="3980" calcext:value-type="float">
            <text:p>3980</text:p>
          </table:table-cell>
          <table:table-cell table:formula="of:=SUM([.C337:.D337])" office:value-type="float" office:value="9513" calcext:value-type="float">
            <text:p>95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 St</text:p>
          </table:table-cell>
          <table:table-cell office:value-type="float" office:value="5562" calcext:value-type="float">
            <text:p>5562</text:p>
          </table:table-cell>
          <table:table-cell office:value-type="float" office:value="6710" calcext:value-type="float">
            <text:p>6710</text:p>
          </table:table-cell>
          <table:table-cell table:formula="of:=SUM([.C338:.D338])" office:value-type="float" office:value="12272" calcext:value-type="float">
            <text:p>122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J</text:p>
          </table:table-cell>
          <table:table-cell office:value-type="float" office:value="5679" calcext:value-type="float">
            <text:p>5679</text:p>
          </table:table-cell>
          <table:table-cell office:value-type="float" office:value="5974" calcext:value-type="float">
            <text:p>5974</text:p>
          </table:table-cell>
          <table:table-cell table:formula="of:=SUM([.C339:.D339])" office:value-type="float" office:value="11653" calcext:value-type="float">
            <text:p>116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-95 St</text:p>
          </table:table-cell>
          <table:table-cell office:value-type="float" office:value="5700" calcext:value-type="float">
            <text:p>5700</text:p>
          </table:table-cell>
          <table:table-cell office:value-type="float" office:value="5996" calcext:value-type="float">
            <text:p>5996</text:p>
          </table:table-cell>
          <table:table-cell table:formula="of:=SUM([.C340:.D340])" office:value-type="float" office:value="11696" calcext:value-type="float">
            <text:p>116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terling St</text:p>
          </table:table-cell>
          <table:table-cell office:value-type="float" office:value="5932" calcext:value-type="float">
            <text:p>5932</text:p>
          </table:table-cell>
          <table:table-cell office:value-type="float" office:value="5899" calcext:value-type="float">
            <text:p>5899</text:p>
          </table:table-cell>
          <table:table-cell table:formula="of:=SUM([.C341:.D341])" office:value-type="float" office:value="11831" calcext:value-type="float">
            <text:p>118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Av</text:p>
          </table:table-cell>
          <table:table-cell office:value-type="float" office:value="6018" calcext:value-type="float">
            <text:p>6018</text:p>
          </table:table-cell>
          <table:table-cell office:value-type="float" office:value="6147" calcext:value-type="float">
            <text:p>6147</text:p>
          </table:table-cell>
          <table:table-cell table:formula="of:=SUM([.C342:.D342])" office:value-type="float" office:value="12165" calcext:value-type="float">
            <text:p>12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alph Av</text:p>
          </table:table-cell>
          <table:table-cell office:value-type="float" office:value="6042" calcext:value-type="float">
            <text:p>6042</text:p>
          </table:table-cell>
          <table:table-cell office:value-type="float" office:value="5175" calcext:value-type="float">
            <text:p>5175</text:p>
          </table:table-cell>
          <table:table-cell table:formula="of:=SUM([.C343:.D343])" office:value-type="float" office:value="11217" calcext:value-type="float">
            <text:p>11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Kosciuszko St</text:p>
          </table:table-cell>
          <table:table-cell office:value-type="float" office:value="6072" calcext:value-type="float">
            <text:p>6072</text:p>
          </table:table-cell>
          <table:table-cell office:value-type="float" office:value="4592" calcext:value-type="float">
            <text:p>4592</text:p>
          </table:table-cell>
          <table:table-cell table:formula="of:=SUM([.C344:.D344])" office:value-type="float" office:value="10664" calcext:value-type="float">
            <text:p>106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</text:p>
          </table:table-cell>
          <table:table-cell office:value-type="float" office:value="6212" calcext:value-type="float">
            <text:p>6212</text:p>
          </table:table-cell>
          <table:table-cell office:value-type="float" office:value="5104" calcext:value-type="float">
            <text:p>5104</text:p>
          </table:table-cell>
          <table:table-cell table:formula="of:=SUM([.C345:.D345])" office:value-type="float" office:value="11316" calcext:value-type="float">
            <text:p>113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</text:p>
          </table:table-cell>
          <table:table-cell office:value-type="float" office:value="6301" calcext:value-type="float">
            <text:p>6301</text:p>
          </table:table-cell>
          <table:table-cell office:value-type="float" office:value="5183" calcext:value-type="float">
            <text:p>5183</text:p>
          </table:table-cell>
          <table:table-cell table:formula="of:=SUM([.C346:.D346])" office:value-type="float" office:value="11484" calcext:value-type="float">
            <text:p>114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escent St</text:p>
          </table:table-cell>
          <table:table-cell office:value-type="float" office:value="6335" calcext:value-type="float">
            <text:p>6335</text:p>
          </table:table-cell>
          <table:table-cell office:value-type="float" office:value="4635" calcext:value-type="float">
            <text:p>4635</text:p>
          </table:table-cell>
          <table:table-cell table:formula="of:=SUM([.C347:.D347])" office:value-type="float" office:value="10970" calcext:value-type="float">
            <text:p>109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5 St-Prospect Park</text:p>
          </table:table-cell>
          <table:table-cell office:value-type="float" office:value="6358" calcext:value-type="float">
            <text:p>6358</text:p>
          </table:table-cell>
          <table:table-cell office:value-type="float" office:value="6018" calcext:value-type="float">
            <text:p>6018</text:p>
          </table:table-cell>
          <table:table-cell table:formula="of:=SUM([.C348:.D348])" office:value-type="float" office:value="12376" calcext:value-type="float">
            <text:p>123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</text:p>
          </table:table-cell>
          <table:table-cell office:value-type="float" office:value="6444" calcext:value-type="float">
            <text:p>6444</text:p>
          </table:table-cell>
          <table:table-cell office:value-type="float" office:value="6726" calcext:value-type="float">
            <text:p>6726</text:p>
          </table:table-cell>
          <table:table-cell table:formula="of:=SUM([.C349:.D349])" office:value-type="float" office:value="13170" calcext:value-type="float">
            <text:p>13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St</text:p>
          </table:table-cell>
          <table:table-cell office:value-type="float" office:value="6449" calcext:value-type="float">
            <text:p>6449</text:p>
          </table:table-cell>
          <table:table-cell office:value-type="float" office:value="7171" calcext:value-type="float">
            <text:p>7171</text:p>
          </table:table-cell>
          <table:table-cell table:formula="of:=SUM([.C350:.D350])" office:value-type="float" office:value="13620" calcext:value-type="float">
            <text:p>136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utter Av-Rutland Rd</text:p>
          </table:table-cell>
          <table:table-cell office:value-type="float" office:value="6469" calcext:value-type="float">
            <text:p>6469</text:p>
          </table:table-cell>
          <table:table-cell office:value-type="float" office:value="7713" calcext:value-type="float">
            <text:p>7713</text:p>
          </table:table-cell>
          <table:table-cell table:formula="of:=SUM([.C351:.D351])" office:value-type="float" office:value="14182" calcext:value-type="float">
            <text:p>141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Kingston-Throop Avs</text:p>
          </table:table-cell>
          <table:table-cell office:value-type="float" office:value="6750" calcext:value-type="float">
            <text:p>6750</text:p>
          </table:table-cell>
          <table:table-cell office:value-type="float" office:value="5331" calcext:value-type="float">
            <text:p>5331</text:p>
          </table:table-cell>
          <table:table-cell table:formula="of:=SUM([.C352:.D352])" office:value-type="float" office:value="12081" calcext:value-type="float">
            <text:p>120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ewkirk Av</text:p>
          </table:table-cell>
          <table:table-cell office:value-type="float" office:value="6854" calcext:value-type="float">
            <text:p>6854</text:p>
          </table:table-cell>
          <table:table-cell office:value-type="float" office:value="7604" calcext:value-type="float">
            <text:p>7604</text:p>
          </table:table-cell>
          <table:table-cell table:formula="of:=SUM([.C353:.D353])" office:value-type="float" office:value="14458" calcext:value-type="float">
            <text:p>144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Parkside Av</text:p>
          </table:table-cell>
          <table:table-cell office:value-type="float" office:value="6891" calcext:value-type="float">
            <text:p>6891</text:p>
          </table:table-cell>
          <table:table-cell office:value-type="float" office:value="5729" calcext:value-type="float">
            <text:p>5729</text:p>
          </table:table-cell>
          <table:table-cell table:formula="of:=SUM([.C354:.D354])" office:value-type="float" office:value="12620" calcext:value-type="float">
            <text:p>126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t Av</text:p>
          </table:table-cell>
          <table:table-cell office:value-type="float" office:value="6929" calcext:value-type="float">
            <text:p>6929</text:p>
          </table:table-cell>
          <table:table-cell office:value-type="float" office:value="6290" calcext:value-type="float">
            <text:p>6290</text:p>
          </table:table-cell>
          <table:table-cell table:formula="of:=SUM([.C355:.D355])" office:value-type="float" office:value="13219" calcext:value-type="float">
            <text:p>13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ern Pkwy-Brooklyn Museum</text:p>
          </table:table-cell>
          <table:table-cell office:value-type="float" office:value="7038" calcext:value-type="float">
            <text:p>7038</text:p>
          </table:table-cell>
          <table:table-cell office:value-type="float" office:value="4795" calcext:value-type="float">
            <text:p>4795</text:p>
          </table:table-cell>
          <table:table-cell table:formula="of:=SUM([.C356:.D356])" office:value-type="float" office:value="11833" calcext:value-type="float">
            <text:p>118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</text:p>
          </table:table-cell>
          <table:table-cell office:value-type="float" office:value="7056" calcext:value-type="float">
            <text:p>7056</text:p>
          </table:table-cell>
          <table:table-cell office:value-type="float" office:value="6033" calcext:value-type="float">
            <text:p>6033</text:p>
          </table:table-cell>
          <table:table-cell table:formula="of:=SUM([.C357:.D357])" office:value-type="float" office:value="13089" calcext:value-type="float">
            <text:p>130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</text:p>
          </table:table-cell>
          <table:table-cell office:value-type="float" office:value="7075" calcext:value-type="float">
            <text:p>7075</text:p>
          </table:table-cell>
          <table:table-cell office:value-type="float" office:value="5650" calcext:value-type="float">
            <text:p>5650</text:p>
          </table:table-cell>
          <table:table-cell table:formula="of:=SUM([.C358:.D358])" office:value-type="float" office:value="12725" calcext:value-type="float">
            <text:p>12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afayette Av</text:p>
          </table:table-cell>
          <table:table-cell office:value-type="float" office:value="7164" calcext:value-type="float">
            <text:p>7164</text:p>
          </table:table-cell>
          <table:table-cell office:value-type="float" office:value="4774" calcext:value-type="float">
            <text:p>4774</text:p>
          </table:table-cell>
          <table:table-cell table:formula="of:=SUM([.C359:.D359])" office:value-type="float" office:value="11938" calcext:value-type="float">
            <text:p>119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</text:p>
          </table:table-cell>
          <table:table-cell office:value-type="float" office:value="7233" calcext:value-type="float">
            <text:p>7233</text:p>
          </table:table-cell>
          <table:table-cell office:value-type="float" office:value="6694" calcext:value-type="float">
            <text:p>6694</text:p>
          </table:table-cell>
          <table:table-cell table:formula="of:=SUM([.C360:.D360])" office:value-type="float" office:value="13927" calcext:value-type="float">
            <text:p>139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ortelyou Rd</text:p>
          </table:table-cell>
          <table:table-cell office:value-type="float" office:value="7241" calcext:value-type="float">
            <text:p>7241</text:p>
          </table:table-cell>
          <table:table-cell office:value-type="float" office:value="6379" calcext:value-type="float">
            <text:p>6379</text:p>
          </table:table-cell>
          <table:table-cell table:formula="of:=SUM([.C361:.D361])" office:value-type="float" office:value="13620" calcext:value-type="float">
            <text:p>136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York St</text:p>
          </table:table-cell>
          <table:table-cell office:value-type="float" office:value="7260" calcext:value-type="float">
            <text:p>7260</text:p>
          </table:table-cell>
          <table:table-cell office:value-type="float" office:value="7798" calcext:value-type="float">
            <text:p>7798</text:p>
          </table:table-cell>
          <table:table-cell table:formula="of:=SUM([.C362:.D362])" office:value-type="float" office:value="15058" calcext:value-type="float">
            <text:p>150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</text:p>
          </table:table-cell>
          <table:table-cell office:value-type="float" office:value="7419" calcext:value-type="float">
            <text:p>7419</text:p>
          </table:table-cell>
          <table:table-cell office:value-type="float" office:value="6786" calcext:value-type="float">
            <text:p>6786</text:p>
          </table:table-cell>
          <table:table-cell table:formula="of:=SUM([.C363:.D363])" office:value-type="float" office:value="14205" calcext:value-type="float">
            <text:p>142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</text:p>
          </table:table-cell>
          <table:table-cell office:value-type="float" office:value="7458" calcext:value-type="float">
            <text:p>7458</text:p>
          </table:table-cell>
          <table:table-cell office:value-type="float" office:value="6904" calcext:value-type="float">
            <text:p>6904</text:p>
          </table:table-cell>
          <table:table-cell table:formula="of:=SUM([.C364:.D364])" office:value-type="float" office:value="14362" calcext:value-type="float">
            <text:p>143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ates Av</text:p>
          </table:table-cell>
          <table:table-cell office:value-type="float" office:value="7464" calcext:value-type="float">
            <text:p>7464</text:p>
          </table:table-cell>
          <table:table-cell office:value-type="float" office:value="5964" calcext:value-type="float">
            <text:p>5964</text:p>
          </table:table-cell>
          <table:table-cell table:formula="of:=SUM([.C365:.D365])" office:value-type="float" office:value="13428" calcext:value-type="float">
            <text:p>13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efferson St</text:p>
          </table:table-cell>
          <table:table-cell office:value-type="float" office:value="7613" calcext:value-type="float">
            <text:p>7613</text:p>
          </table:table-cell>
          <table:table-cell office:value-type="float" office:value="5951" calcext:value-type="float">
            <text:p>5951</text:p>
          </table:table-cell>
          <table:table-cell table:formula="of:=SUM([.C366:.D366])" office:value-type="float" office:value="13564" calcext:value-type="float">
            <text:p>135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rk St</text:p>
          </table:table-cell>
          <table:table-cell office:value-type="float" office:value="7615" calcext:value-type="float">
            <text:p>7615</text:p>
          </table:table-cell>
          <table:table-cell office:value-type="float" office:value="5760" calcext:value-type="float">
            <text:p>5760</text:p>
          </table:table-cell>
          <table:table-cell table:formula="of:=SUM([.C367:.D367])" office:value-type="float" office:value="13375" calcext:value-type="float">
            <text:p>133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nion St</text:p>
          </table:table-cell>
          <table:table-cell office:value-type="float" office:value="7627" calcext:value-type="float">
            <text:p>7627</text:p>
          </table:table-cell>
          <table:table-cell office:value-type="float" office:value="6935" calcext:value-type="float">
            <text:p>6935</text:p>
          </table:table-cell>
          <table:table-cell table:formula="of:=SUM([.C368:.D368])" office:value-type="float" office:value="14562" calcext:value-type="float">
            <text:p>145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</text:p>
          </table:table-cell>
          <table:table-cell office:value-type="float" office:value="8083" calcext:value-type="float">
            <text:p>8083</text:p>
          </table:table-cell>
          <table:table-cell office:value-type="float" office:value="5507" calcext:value-type="float">
            <text:p>5507</text:p>
          </table:table-cell>
          <table:table-cell table:formula="of:=SUM([.C369:.D369])" office:value-type="float" office:value="13590" calcext:value-type="float">
            <text:p>135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igh St</text:p>
          </table:table-cell>
          <table:table-cell office:value-type="float" office:value="8106" calcext:value-type="float">
            <text:p>8106</text:p>
          </table:table-cell>
          <table:table-cell office:value-type="float" office:value="7050" calcext:value-type="float">
            <text:p>7050</text:p>
          </table:table-cell>
          <table:table-cell table:formula="of:=SUM([.C370:.D370])" office:value-type="float" office:value="15156" calcext:value-type="float">
            <text:p>151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Bedford-Nostrand Avs</text:p>
          </table:table-cell>
          <table:table-cell office:value-type="float" office:value="8239" calcext:value-type="float">
            <text:p>8239</text:p>
          </table:table-cell>
          <table:table-cell office:value-type="float" office:value="6755" calcext:value-type="float">
            <text:p>6755</text:p>
          </table:table-cell>
          <table:table-cell table:formula="of:=SUM([.C371:.D371])" office:value-type="float" office:value="14994" calcext:value-type="float">
            <text:p>149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</text:p>
          </table:table-cell>
          <table:table-cell office:value-type="float" office:value="8279" calcext:value-type="float">
            <text:p>8279</text:p>
          </table:table-cell>
          <table:table-cell office:value-type="float" office:value="6111" calcext:value-type="float">
            <text:p>6111</text:p>
          </table:table-cell>
          <table:table-cell table:formula="of:=SUM([.C372:.D372])" office:value-type="float" office:value="14390" calcext:value-type="float">
            <text:p>143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assau Av</text:p>
          </table:table-cell>
          <table:table-cell office:value-type="float" office:value="8344" calcext:value-type="float">
            <text:p>8344</text:p>
          </table:table-cell>
          <table:table-cell office:value-type="float" office:value="8096" calcext:value-type="float">
            <text:p>8096</text:p>
          </table:table-cell>
          <table:table-cell table:formula="of:=SUM([.C373:.D373])" office:value-type="float" office:value="16440" calcext:value-type="float">
            <text:p>164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ontrose Av</text:p>
          </table:table-cell>
          <table:table-cell office:value-type="float" office:value="8430" calcext:value-type="float">
            <text:p>8430</text:p>
          </table:table-cell>
          <table:table-cell office:value-type="float" office:value="6452" calcext:value-type="float">
            <text:p>6452</text:p>
          </table:table-cell>
          <table:table-cell table:formula="of:=SUM([.C374:.D374])" office:value-type="float" office:value="14882" calcext:value-type="float">
            <text:p>148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Utrecht Av /62 St</text:p>
          </table:table-cell>
          <table:table-cell office:value-type="float" office:value="8504" calcext:value-type="float">
            <text:p>8504</text:p>
          </table:table-cell>
          <table:table-cell office:value-type="float" office:value="5883" calcext:value-type="float">
            <text:p>5883</text:p>
          </table:table-cell>
          <table:table-cell table:formula="of:=SUM([.C375:.D375])" office:value-type="float" office:value="14387" calcext:value-type="float">
            <text:p>143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Greenpoint Av</text:p>
          </table:table-cell>
          <table:table-cell office:value-type="float" office:value="8545" calcext:value-type="float">
            <text:p>8545</text:p>
          </table:table-cell>
          <table:table-cell office:value-type="float" office:value="8212" calcext:value-type="float">
            <text:p>8212</text:p>
          </table:table-cell>
          <table:table-cell table:formula="of:=SUM([.C376:.D376])" office:value-type="float" office:value="16757" calcext:value-type="float">
            <text:p>167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 Av</text:p>
          </table:table-cell>
          <table:table-cell office:value-type="float" office:value="8618" calcext:value-type="float">
            <text:p>8618</text:p>
          </table:table-cell>
          <table:table-cell office:value-type="float" office:value="8206" calcext:value-type="float">
            <text:p>8206</text:p>
          </table:table-cell>
          <table:table-cell table:formula="of:=SUM([.C377:.D377])" office:value-type="float" office:value="16824" calcext:value-type="float">
            <text:p>168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</text:p>
          </table:table-cell>
          <table:table-cell office:value-type="float" office:value="8739" calcext:value-type="float">
            <text:p>8739</text:p>
          </table:table-cell>
          <table:table-cell office:value-type="float" office:value="9408" calcext:value-type="float">
            <text:p>9408</text:p>
          </table:table-cell>
          <table:table-cell table:formula="of:=SUM([.C378:.D378])" office:value-type="float" office:value="18147" calcext:value-type="float">
            <text:p>181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3 St</text:p>
          </table:table-cell>
          <table:table-cell office:value-type="float" office:value="8897" calcext:value-type="float">
            <text:p>8897</text:p>
          </table:table-cell>
          <table:table-cell office:value-type="float" office:value="7476" calcext:value-type="float">
            <text:p>7476</text:p>
          </table:table-cell>
          <table:table-cell table:formula="of:=SUM([.C379:.D379])" office:value-type="float" office:value="16373" calcext:value-type="float">
            <text:p>163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5 St</text:p>
          </table:table-cell>
          <table:table-cell office:value-type="float" office:value="8898" calcext:value-type="float">
            <text:p>8898</text:p>
          </table:table-cell>
          <table:table-cell office:value-type="float" office:value="7070" calcext:value-type="float">
            <text:p>7070</text:p>
          </table:table-cell>
          <table:table-cell table:formula="of:=SUM([.C380:.D380])" office:value-type="float" office:value="15968" calcext:value-type="float">
            <text:p>159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Army Plaza</text:p>
          </table:table-cell>
          <table:table-cell office:value-type="float" office:value="8908" calcext:value-type="float">
            <text:p>8908</text:p>
          </table:table-cell>
          <table:table-cell office:value-type="float" office:value="8068" calcext:value-type="float">
            <text:p>8068</text:p>
          </table:table-cell>
          <table:table-cell table:formula="of:=SUM([.C381:.D381])" office:value-type="float" office:value="16976" calcext:value-type="float">
            <text:p>169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</text:p>
          </table:table-cell>
          <table:table-cell office:value-type="float" office:value="9107" calcext:value-type="float">
            <text:p>9107</text:p>
          </table:table-cell>
          <table:table-cell office:value-type="float" office:value="6892" calcext:value-type="float">
            <text:p>6892</text:p>
          </table:table-cell>
          <table:table-cell table:formula="of:=SUM([.C382:.D382])" office:value-type="float" office:value="15999" calcext:value-type="float">
            <text:p>159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Hoyt-Schermerhorn Sts</text:p>
          </table:table-cell>
          <table:table-cell office:value-type="float" office:value="9428" calcext:value-type="float">
            <text:p>9428</text:p>
          </table:table-cell>
          <table:table-cell office:value-type="float" office:value="9928" calcext:value-type="float">
            <text:p>9928</text:p>
          </table:table-cell>
          <table:table-cell table:formula="of:=SUM([.C383:.D383])" office:value-type="float" office:value="19356" calcext:value-type="float">
            <text:p>19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</text:p>
          </table:table-cell>
          <table:table-cell office:value-type="float" office:value="9543" calcext:value-type="float">
            <text:p>9543</text:p>
          </table:table-cell>
          <table:table-cell office:value-type="float" office:value="9851" calcext:value-type="float">
            <text:p>9851</text:p>
          </table:table-cell>
          <table:table-cell table:formula="of:=SUM([.C384:.D384])" office:value-type="float" office:value="19394" calcext:value-type="float">
            <text:p>193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</text:p>
          </table:table-cell>
          <table:table-cell office:value-type="float" office:value="9803" calcext:value-type="float">
            <text:p>9803</text:p>
          </table:table-cell>
          <table:table-cell office:value-type="float" office:value="8963" calcext:value-type="float">
            <text:p>8963</text:p>
          </table:table-cell>
          <table:table-cell table:formula="of:=SUM([.C385:.D385])" office:value-type="float" office:value="18766" calcext:value-type="float">
            <text:p>187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Newkirk Plaza</text:p>
          </table:table-cell>
          <table:table-cell office:value-type="float" office:value="10004" calcext:value-type="float">
            <text:p>10004</text:p>
          </table:table-cell>
          <table:table-cell office:value-type="float" office:value="9890" calcext:value-type="float">
            <text:p>9890</text:p>
          </table:table-cell>
          <table:table-cell table:formula="of:=SUM([.C386:.D386])" office:value-type="float" office:value="19894" calcext:value-type="float">
            <text:p>198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vins St</text:p>
          </table:table-cell>
          <table:table-cell office:value-type="float" office:value="10022" calcext:value-type="float">
            <text:p>10022</text:p>
          </table:table-cell>
          <table:table-cell office:value-type="float" office:value="11653" calcext:value-type="float">
            <text:p>11653</text:p>
          </table:table-cell>
          <table:table-cell table:formula="of:=SUM([.C387:.D387])" office:value-type="float" office:value="21675" calcext:value-type="float">
            <text:p>216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rgan Av</text:p>
          </table:table-cell>
          <table:table-cell office:value-type="float" office:value="10151" calcext:value-type="float">
            <text:p>10151</text:p>
          </table:table-cell>
          <table:table-cell office:value-type="float" office:value="6821" calcext:value-type="float">
            <text:p>6821</text:p>
          </table:table-cell>
          <table:table-cell table:formula="of:=SUM([.C388:.D388])" office:value-type="float" office:value="16972" calcext:value-type="float">
            <text:p>169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uclid Av</text:p>
          </table:table-cell>
          <table:table-cell office:value-type="float" office:value="10455" calcext:value-type="float">
            <text:p>10455</text:p>
          </table:table-cell>
          <table:table-cell office:value-type="float" office:value="10169" calcext:value-type="float">
            <text:p>10169</text:p>
          </table:table-cell>
          <table:table-cell table:formula="of:=SUM([.C389:.D389])" office:value-type="float" office:value="20624" calcext:value-type="float">
            <text:p>206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</text:p>
          </table:table-cell>
          <table:table-cell office:value-type="float" office:value="10593" calcext:value-type="float">
            <text:p>10593</text:p>
          </table:table-cell>
          <table:table-cell office:value-type="float" office:value="9985" calcext:value-type="float">
            <text:p>9985</text:p>
          </table:table-cell>
          <table:table-cell table:formula="of:=SUM([.C390:.D390])" office:value-type="float" office:value="20578" calcext:value-type="float">
            <text:p>20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ham Av</text:p>
          </table:table-cell>
          <table:table-cell office:value-type="float" office:value="11215" calcext:value-type="float">
            <text:p>11215</text:p>
          </table:table-cell>
          <table:table-cell office:value-type="float" office:value="9889" calcext:value-type="float">
            <text:p>9889</text:p>
          </table:table-cell>
          <table:table-cell table:formula="of:=SUM([.C391:.D391])" office:value-type="float" office:value="21104" calcext:value-type="float">
            <text:p>21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Sheepshead Bay</text:p>
          </table:table-cell>
          <table:table-cell office:value-type="float" office:value="11495" calcext:value-type="float">
            <text:p>11495</text:p>
          </table:table-cell>
          <table:table-cell office:value-type="float" office:value="14083" calcext:value-type="float">
            <text:p>14083</text:p>
          </table:table-cell>
          <table:table-cell table:formula="of:=SUM([.C392:.D392])" office:value-type="float" office:value="25578" calcext:value-type="float">
            <text:p>25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Park</text:p>
          </table:table-cell>
          <table:table-cell office:value-type="float" office:value="11561" calcext:value-type="float">
            <text:p>11561</text:p>
          </table:table-cell>
          <table:table-cell office:value-type="float" office:value="9024" calcext:value-type="float">
            <text:p>9024</text:p>
          </table:table-cell>
          <table:table-cell table:formula="of:=SUM([.C393:.D393])" office:value-type="float" office:value="20585" calcext:value-type="float">
            <text:p>205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anarsie-Rockaway Pkwy</text:p>
          </table:table-cell>
          <table:table-cell office:value-type="float" office:value="12063" calcext:value-type="float">
            <text:p>12063</text:p>
          </table:table-cell>
          <table:table-cell office:value-type="float" office:value="13039" calcext:value-type="float">
            <text:p>13039</text:p>
          </table:table-cell>
          <table:table-cell table:formula="of:=SUM([.C394:.D394])" office:value-type="float" office:value="25102" calcext:value-type="float">
            <text:p>25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rroll St</text:p>
          </table:table-cell>
          <table:table-cell office:value-type="float" office:value="12155" calcext:value-type="float">
            <text:p>12155</text:p>
          </table:table-cell>
          <table:table-cell office:value-type="float" office:value="13193" calcext:value-type="float">
            <text:p>13193</text:p>
          </table:table-cell>
          <table:table-cell table:formula="of:=SUM([.C395:.D395])" office:value-type="float" office:value="25348" calcext:value-type="float">
            <text:p>253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arcy Av</text:p>
          </table:table-cell>
          <table:table-cell office:value-type="float" office:value="12181" calcext:value-type="float">
            <text:p>12181</text:p>
          </table:table-cell>
          <table:table-cell office:value-type="float" office:value="11591" calcext:value-type="float">
            <text:p>11591</text:p>
          </table:table-cell>
          <table:table-cell table:formula="of:=SUM([.C396:.D396])" office:value-type="float" office:value="23772" calcext:value-type="float">
            <text:p>237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Junction</text:p>
          </table:table-cell>
          <table:table-cell office:value-type="float" office:value="12206" calcext:value-type="float">
            <text:p>12206</text:p>
          </table:table-cell>
          <table:table-cell office:value-type="float" office:value="8790" calcext:value-type="float">
            <text:p>8790</text:p>
          </table:table-cell>
          <table:table-cell table:formula="of:=SUM([.C397:.D397])" office:value-type="float" office:value="20996" calcext:value-type="float">
            <text:p>209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</text:p>
          </table:table-cell>
          <table:table-cell office:value-type="float" office:value="12271" calcext:value-type="float">
            <text:p>12271</text:p>
          </table:table-cell>
          <table:table-cell office:value-type="float" office:value="12118" calcext:value-type="float">
            <text:p>12118</text:p>
          </table:table-cell>
          <table:table-cell table:formula="of:=SUM([.C398:.D398])" office:value-type="float" office:value="24389" calcext:value-type="float">
            <text:p>24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ighton Beach</text:p>
          </table:table-cell>
          <table:table-cell office:value-type="float" office:value="12461" calcext:value-type="float">
            <text:p>12461</text:p>
          </table:table-cell>
          <table:table-cell office:value-type="float" office:value="12376" calcext:value-type="float">
            <text:p>12376</text:p>
          </table:table-cell>
          <table:table-cell table:formula="of:=SUM([.C399:.D399])" office:value-type="float" office:value="24837" calcext:value-type="float">
            <text:p>248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</text:p>
          </table:table-cell>
          <table:table-cell office:value-type="float" office:value="12573" calcext:value-type="float">
            <text:p>12573</text:p>
          </table:table-cell>
          <table:table-cell office:value-type="float" office:value="11370" calcext:value-type="float">
            <text:p>11370</text:p>
          </table:table-cell>
          <table:table-cell table:formula="of:=SUM([.C400:.D400])" office:value-type="float" office:value="23943" calcext:value-type="float">
            <text:p>239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</text:p>
          </table:table-cell>
          <table:table-cell office:value-type="float" office:value="12582" calcext:value-type="float">
            <text:p>12582</text:p>
          </table:table-cell>
          <table:table-cell office:value-type="float" office:value="11313" calcext:value-type="float">
            <text:p>11313</text:p>
          </table:table-cell>
          <table:table-cell table:formula="of:=SUM([.C401:.D401])" office:value-type="float" office:value="23895" calcext:value-type="float">
            <text:p>238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 Av</text:p>
          </table:table-cell>
          <table:table-cell office:value-type="float" office:value="13372" calcext:value-type="float">
            <text:p>13372</text:p>
          </table:table-cell>
          <table:table-cell office:value-type="float" office:value="10098" calcext:value-type="float">
            <text:p>10098</text:p>
          </table:table-cell>
          <table:table-cell table:formula="of:=SUM([.C402:.D402])" office:value-type="float" office:value="23470" calcext:value-type="float">
            <text:p>234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</text:p>
          </table:table-cell>
          <table:table-cell office:value-type="float" office:value="13534" calcext:value-type="float">
            <text:p>13534</text:p>
          </table:table-cell>
          <table:table-cell office:value-type="float" office:value="11004" calcext:value-type="float">
            <text:p>11004</text:p>
          </table:table-cell>
          <table:table-cell table:formula="of:=SUM([.C403:.D403])" office:value-type="float" office:value="24538" calcext:value-type="float">
            <text:p>245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9 St</text:p>
          </table:table-cell>
          <table:table-cell office:value-type="float" office:value="14029" calcext:value-type="float">
            <text:p>14029</text:p>
          </table:table-cell>
          <table:table-cell office:value-type="float" office:value="12317" calcext:value-type="float">
            <text:p>12317</text:p>
          </table:table-cell>
          <table:table-cell table:formula="of:=SUM([.C404:.D404])" office:value-type="float" office:value="26346" calcext:value-type="float">
            <text:p>26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</text:p>
          </table:table-cell>
          <table:table-cell office:value-type="float" office:value="14327" calcext:value-type="float">
            <text:p>14327</text:p>
          </table:table-cell>
          <table:table-cell office:value-type="float" office:value="17791" calcext:value-type="float">
            <text:p>17791</text:p>
          </table:table-cell>
          <table:table-cell table:formula="of:=SUM([.C405:.D405])" office:value-type="float" office:value="32118" calcext:value-type="float">
            <text:p>32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36 St</text:p>
          </table:table-cell>
          <table:table-cell office:value-type="float" office:value="14459" calcext:value-type="float">
            <text:p>14459</text:p>
          </table:table-cell>
          <table:table-cell office:value-type="float" office:value="11946" calcext:value-type="float">
            <text:p>11946</text:p>
          </table:table-cell>
          <table:table-cell table:formula="of:=SUM([.C406:.D406])" office:value-type="float" office:value="26405" calcext:value-type="float">
            <text:p>264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</text:p>
          </table:table-cell>
          <table:table-cell office:value-type="float" office:value="15484" calcext:value-type="float">
            <text:p>15484</text:p>
          </table:table-cell>
          <table:table-cell office:value-type="float" office:value="18422" calcext:value-type="float">
            <text:p>18422</text:p>
          </table:table-cell>
          <table:table-cell table:formula="of:=SUM([.C407:.D407])" office:value-type="float" office:value="33906" calcext:value-type="float">
            <text:p>339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 Av</text:p>
          </table:table-cell>
          <table:table-cell office:value-type="float" office:value="16292" calcext:value-type="float">
            <text:p>16292</text:p>
          </table:table-cell>
          <table:table-cell office:value-type="float" office:value="10613" calcext:value-type="float">
            <text:p>10613</text:p>
          </table:table-cell>
          <table:table-cell table:formula="of:=SUM([.C408:.D408])" office:value-type="float" office:value="26905" calcext:value-type="float">
            <text:p>269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Flatbush Av-Brooklyn College</text:p>
          </table:table-cell>
          <table:table-cell office:value-type="float" office:value="16452" calcext:value-type="float">
            <text:p>16452</text:p>
          </table:table-cell>
          <table:table-cell office:value-type="float" office:value="21942" calcext:value-type="float">
            <text:p>21942</text:p>
          </table:table-cell>
          <table:table-cell table:formula="of:=SUM([.C409:.D409])" office:value-type="float" office:value="38394" calcext:value-type="float">
            <text:p>383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 Av <text:s/>/9 St</text:p>
          </table:table-cell>
          <table:table-cell office:value-type="float" office:value="17155" calcext:value-type="float">
            <text:p>17155</text:p>
          </table:table-cell>
          <table:table-cell office:value-type="float" office:value="13471" calcext:value-type="float">
            <text:p>13471</text:p>
          </table:table-cell>
          <table:table-cell table:formula="of:=SUM([.C410:.D410])" office:value-type="float" office:value="30626" calcext:value-type="float">
            <text:p>306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tica Av</text:p>
          </table:table-cell>
          <table:table-cell office:value-type="float" office:value="17320" calcext:value-type="float">
            <text:p>17320</text:p>
          </table:table-cell>
          <table:table-cell office:value-type="float" office:value="14327" calcext:value-type="float">
            <text:p>14327</text:p>
          </table:table-cell>
          <table:table-cell table:formula="of:=SUM([.C411:.D411])" office:value-type="float" office:value="31647" calcext:value-type="float">
            <text:p>316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</text:p>
          </table:table-cell>
          <table:table-cell office:value-type="float" office:value="17733" calcext:value-type="float">
            <text:p>17733</text:p>
          </table:table-cell>
          <table:table-cell office:value-type="float" office:value="16042" calcext:value-type="float">
            <text:p>16042</text:p>
          </table:table-cell>
          <table:table-cell table:formula="of:=SUM([.C412:.D412])" office:value-type="float" office:value="33775" calcext:value-type="float">
            <text:p>337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 <text:s text:c="3"/>/Botanic Garden</text:p>
          </table:table-cell>
          <table:table-cell office:value-type="float" office:value="19949" calcext:value-type="float">
            <text:p>19949</text:p>
          </table:table-cell>
          <table:table-cell office:value-type="float" office:value="15352" calcext:value-type="float">
            <text:p>15352</text:p>
          </table:table-cell>
          <table:table-cell table:formula="of:=SUM([.C413:.D413])" office:value-type="float" office:value="35301" calcext:value-type="float">
            <text:p>353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</text:p>
          </table:table-cell>
          <table:table-cell office:value-type="float" office:value="21437" calcext:value-type="float">
            <text:p>21437</text:p>
          </table:table-cell>
          <table:table-cell office:value-type="float" office:value="16439" calcext:value-type="float">
            <text:p>16439</text:p>
          </table:table-cell>
          <table:table-cell table:formula="of:=SUM([.C414:.D414])" office:value-type="float" office:value="37876" calcext:value-type="float">
            <text:p>378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Myrtle-Wyckoff Avs</text:p>
          </table:table-cell>
          <table:table-cell office:value-type="float" office:value="23285" calcext:value-type="float">
            <text:p>23285</text:p>
          </table:table-cell>
          <table:table-cell office:value-type="float" office:value="17537" calcext:value-type="float">
            <text:p>17537</text:p>
          </table:table-cell>
          <table:table-cell table:formula="of:=SUM([.C415:.D415])" office:value-type="float" office:value="40822" calcext:value-type="float">
            <text:p>408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Coney Island-Stillwell Av</text:p>
          </table:table-cell>
          <table:table-cell office:value-type="float" office:value="23981" calcext:value-type="float">
            <text:p>23981</text:p>
          </table:table-cell>
          <table:table-cell office:value-type="float" office:value="13474" calcext:value-type="float">
            <text:p>13474</text:p>
          </table:table-cell>
          <table:table-cell table:formula="of:=SUM([.C416:.D416])" office:value-type="float" office:value="37455" calcext:value-type="float">
            <text:p>374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Lorimer St /Metropolitan Av</text:p>
          </table:table-cell>
          <table:table-cell office:value-type="float" office:value="24022" calcext:value-type="float">
            <text:p>24022</text:p>
          </table:table-cell>
          <table:table-cell office:value-type="float" office:value="13344" calcext:value-type="float">
            <text:p>13344</text:p>
          </table:table-cell>
          <table:table-cell table:formula="of:=SUM([.C417:.D417])" office:value-type="float" office:value="37366" calcext:value-type="float">
            <text:p>373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urt St /Borough Hall</text:p>
          </table:table-cell>
          <table:table-cell office:value-type="float" office:value="27299" calcext:value-type="float">
            <text:p>27299</text:p>
          </table:table-cell>
          <table:table-cell office:value-type="float" office:value="38088" calcext:value-type="float">
            <text:p>38088</text:p>
          </table:table-cell>
          <table:table-cell table:formula="of:=SUM([.C418:.D418])" office:value-type="float" office:value="65387" calcext:value-type="float">
            <text:p>653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own Heights-Utica Av</text:p>
          </table:table-cell>
          <table:table-cell office:value-type="float" office:value="28918" calcext:value-type="float">
            <text:p>28918</text:p>
          </table:table-cell>
          <table:table-cell office:value-type="float" office:value="27549" calcext:value-type="float">
            <text:p>27549</text:p>
          </table:table-cell>
          <table:table-cell table:formula="of:=SUM([.C419:.D419])" office:value-type="float" office:value="56467" calcext:value-type="float">
            <text:p>564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ooklyn</text:p>
          </table:table-cell>
          <table:table-cell office:value-type="string" calcext:value-type="string">
            <text:p>Jay St-MetroTech</text:p>
          </table:table-cell>
          <table:table-cell office:value-type="float" office:value="29899" calcext:value-type="float">
            <text:p>29899</text:p>
          </table:table-cell>
          <table:table-cell office:value-type="float" office:value="39561" calcext:value-type="float">
            <text:p>39561</text:p>
          </table:table-cell>
          <table:table-cell table:formula="of:=SUM([.C420:.D420])" office:value-type="float" office:value="69460" calcext:value-type="float">
            <text:p>694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 Av</text:p>
          </table:table-cell>
          <table:table-cell office:value-type="float" office:value="43891" calcext:value-type="float">
            <text:p>43891</text:p>
          </table:table-cell>
          <table:table-cell office:value-type="float" office:value="23825" calcext:value-type="float">
            <text:p>23825</text:p>
          </table:table-cell>
          <table:table-cell table:formula="of:=SUM([.C421:.D421])" office:value-type="float" office:value="67716" calcext:value-type="float">
            <text:p>67716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Brooklyn</text:p>
          </table:table-cell>
          <table:table-cell table:style-name="ce6" office:value-type="string" calcext:value-type="string">
            <text:p>Atlantic Av- Barclays Ctr</text:p>
          </table:table-cell>
          <table:table-cell table:style-name="ce6" office:value-type="float" office:value="47970" calcext:value-type="float">
            <text:p>47970</text:p>
          </table:table-cell>
          <table:table-cell table:style-name="ce6" office:value-type="float" office:value="35670" calcext:value-type="float">
            <text:p>35670</text:p>
          </table:table-cell>
          <table:table-cell table:style-name="ce6" table:formula="of:=SUM([.C422:.D422])" office:value-type="float" office:value="83640" calcext:value-type="float">
            <text:p>83640</text:p>
          </table:table-cell>
          <table:table-cell table:style-name="ce6" table:number-columns-repeated="1019"/>
        </table:table-row>
        <table:table-row table:style-name="ro2" table:number-rows-repeated="4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</table:table>
      <table:table table:name="Annual Ridership" table:style-name="ta6">
        <office:forms form:automatic-focus="false" form:apply-design-mode="false"/>
        <table:table-column table:style-name="co1" table:number-columns-repeated="9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 (alphabetical by borough)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string" calcext:value-type="string">
            <text:p>2011-12 Change</text:p>
          </table:table-cell>
          <table:table-cell table:style-name="ce1" office:value-type="string" calcext:value-type="string">
            <text:p>2012 Rank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38 St-Grand Concourse</text:p>
          </table:table-cell>
          <table:table-cell office:value-type="float" office:value="800595" calcext:value-type="float">
            <text:p>800595</text:p>
          </table:table-cell>
          <table:table-cell office:value-type="float" office:value="864369" calcext:value-type="float">
            <text:p>864369</text:p>
          </table:table-cell>
          <table:table-cell office:value-type="float" office:value="887662" calcext:value-type="float">
            <text:p>887662</text:p>
          </table:table-cell>
          <table:table-cell office:value-type="float" office:value="898509" calcext:value-type="float">
            <text:p>898509</text:p>
          </table:table-cell>
          <table:table-cell office:value-type="float" office:value="917911" calcext:value-type="float">
            <text:p>917911</text:p>
          </table:table-cell>
          <table:table-cell office:value-type="float" office:value="939284" calcext:value-type="float">
            <text:p>939284</text:p>
          </table:table-cell>
          <table:table-cell office:value-type="float" office:value="21373" calcext:value-type="float">
            <text:p>21373</text:p>
          </table:table-cell>
          <table:table-cell office:value-type="string" calcext:value-type="string">
            <text:p>+2.3%</text:p>
          </table:table-cell>
          <table:table-cell office:value-type="float" office:value="364" calcext:value-type="float">
            <text:p>3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49 St-Grand Concourse</text:p>
          </table:table-cell>
          <table:table-cell office:value-type="float" office:value="3112547" calcext:value-type="float">
            <text:p>3112547</text:p>
          </table:table-cell>
          <table:table-cell office:value-type="float" office:value="3454530" calcext:value-type="float">
            <text:p>3454530</text:p>
          </table:table-cell>
          <table:table-cell office:value-type="float" office:value="3660150" calcext:value-type="float">
            <text:p>3660150</text:p>
          </table:table-cell>
          <table:table-cell office:value-type="float" office:value="3979328" calcext:value-type="float">
            <text:p>3979328</text:p>
          </table:table-cell>
          <table:table-cell office:value-type="float" office:value="4169699" calcext:value-type="float">
            <text:p>4169699</text:p>
          </table:table-cell>
          <table:table-cell office:value-type="float" office:value="4104847" calcext:value-type="float">
            <text:p>4104847</text:p>
          </table:table-cell>
          <table:table-cell office:value-type="float" office:value="-64852" calcext:value-type="float">
            <text:p>-64852</text:p>
          </table:table-cell>
          <table:table-cell office:value-type="string" calcext:value-type="string">
            <text:p>-1.6%</text:p>
          </table:table-cell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1 St-Yankee Stadium</text:p>
          </table:table-cell>
          <table:table-cell office:value-type="float" office:value="7836990" calcext:value-type="float">
            <text:p>7836990</text:p>
          </table:table-cell>
          <table:table-cell office:value-type="float" office:value="8576546" calcext:value-type="float">
            <text:p>8576546</text:p>
          </table:table-cell>
          <table:table-cell office:value-type="float" office:value="8410256" calcext:value-type="float">
            <text:p>8410256</text:p>
          </table:table-cell>
          <table:table-cell office:value-type="float" office:value="8434247" calcext:value-type="float">
            <text:p>8434247</text:p>
          </table:table-cell>
          <table:table-cell office:value-type="float" office:value="8605893" calcext:value-type="float">
            <text:p>8605893</text:p>
          </table:table-cell>
          <table:table-cell office:value-type="float" office:value="8831015" calcext:value-type="float">
            <text:p>8831015</text:p>
          </table:table-cell>
          <table:table-cell office:value-type="float" office:value="225122" calcext:value-type="float">
            <text:p>225122</text:p>
          </table:table-cell>
          <table:table-cell office:value-type="string" calcext:value-type="string">
            <text:p>+2.6%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</text:p>
          </table:table-cell>
          <table:table-cell office:value-type="float" office:value="2715327" calcext:value-type="float">
            <text:p>2715327</text:p>
          </table:table-cell>
          <table:table-cell office:value-type="float" office:value="2876058" calcext:value-type="float">
            <text:p>2876058</text:p>
          </table:table-cell>
          <table:table-cell office:value-type="float" office:value="2892398" calcext:value-type="float">
            <text:p>2892398</text:p>
          </table:table-cell>
          <table:table-cell office:value-type="float" office:value="2931947" calcext:value-type="float">
            <text:p>2931947</text:p>
          </table:table-cell>
          <table:table-cell office:value-type="float" office:value="2978748" calcext:value-type="float">
            <text:p>2978748</text:p>
          </table:table-cell>
          <table:table-cell office:value-type="float" office:value="3039634" calcext:value-type="float">
            <text:p>3039634</text:p>
          </table:table-cell>
          <table:table-cell office:value-type="float" office:value="60886" calcext:value-type="float">
            <text:p>60886</text:p>
          </table:table-cell>
          <table:table-cell office:value-type="string" calcext:value-type="string">
            <text:p>+2.0%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67 St</text:p>
          </table:table-cell>
          <table:table-cell office:value-type="float" office:value="2834640" calcext:value-type="float">
            <text:p>2834640</text:p>
          </table:table-cell>
          <table:table-cell office:value-type="float" office:value="2920517" calcext:value-type="float">
            <text:p>2920517</text:p>
          </table:table-cell>
          <table:table-cell office:value-type="float" office:value="2874428" calcext:value-type="float">
            <text:p>2874428</text:p>
          </table:table-cell>
          <table:table-cell office:value-type="float" office:value="2907900" calcext:value-type="float">
            <text:p>2907900</text:p>
          </table:table-cell>
          <table:table-cell office:value-type="float" office:value="2952368" calcext:value-type="float">
            <text:p>2952368</text:p>
          </table:table-cell>
          <table:table-cell office:value-type="float" office:value="2972535" calcext:value-type="float">
            <text:p>2972535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+0.7%</text:p>
          </table:table-cell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</text:p>
          </table:table-cell>
          <table:table-cell office:value-type="float" office:value="2523549" calcext:value-type="float">
            <text:p>2523549</text:p>
          </table:table-cell>
          <table:table-cell office:value-type="float" office:value="2735272" calcext:value-type="float">
            <text:p>2735272</text:p>
          </table:table-cell>
          <table:table-cell office:value-type="float" office:value="2831174" calcext:value-type="float">
            <text:p>2831174</text:p>
          </table:table-cell>
          <table:table-cell office:value-type="float" office:value="2950997" calcext:value-type="float">
            <text:p>2950997</text:p>
          </table:table-cell>
          <table:table-cell office:value-type="float" office:value="2954573" calcext:value-type="float">
            <text:p>2954573</text:p>
          </table:table-cell>
          <table:table-cell office:value-type="float" office:value="2980786" calcext:value-type="float">
            <text:p>2980786</text:p>
          </table:table-cell>
          <table:table-cell office:value-type="float" office:value="26213" calcext:value-type="float">
            <text:p>26213</text:p>
          </table:table-cell>
          <table:table-cell office:value-type="string" calcext:value-type="string">
            <text:p>+0.9%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0 St</text:p>
          </table:table-cell>
          <table:table-cell office:value-type="float" office:value="2019834" calcext:value-type="float">
            <text:p>2019834</text:p>
          </table:table-cell>
          <table:table-cell office:value-type="float" office:value="2092449" calcext:value-type="float">
            <text:p>2092449</text:p>
          </table:table-cell>
          <table:table-cell office:value-type="float" office:value="2014364" calcext:value-type="float">
            <text:p>2014364</text:p>
          </table:table-cell>
          <table:table-cell office:value-type="float" office:value="1940700" calcext:value-type="float">
            <text:p>1940700</text:p>
          </table:table-cell>
          <table:table-cell office:value-type="float" office:value="1988409" calcext:value-type="float">
            <text:p>1988409</text:p>
          </table:table-cell>
          <table:table-cell office:value-type="float" office:value="2032837" calcext:value-type="float">
            <text:p>2032837</text:p>
          </table:table-cell>
          <table:table-cell office:value-type="float" office:value="44428" calcext:value-type="float">
            <text:p>44428</text:p>
          </table:table-cell>
          <table:table-cell office:value-type="string" calcext:value-type="string">
            <text:p>+2.2%</text:p>
          </table:table-cell>
          <table:table-cell office:value-type="float" office:value="229" calcext:value-type="float">
            <text:p>2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4 St</text:p>
          </table:table-cell>
          <table:table-cell office:value-type="float" office:value="2047981" calcext:value-type="float">
            <text:p>2047981</text:p>
          </table:table-cell>
          <table:table-cell office:value-type="float" office:value="2159617" calcext:value-type="float">
            <text:p>2159617</text:p>
          </table:table-cell>
          <table:table-cell office:value-type="float" office:value="2127174" calcext:value-type="float">
            <text:p>2127174</text:p>
          </table:table-cell>
          <table:table-cell office:value-type="float" office:value="2239254" calcext:value-type="float">
            <text:p>2239254</text:p>
          </table:table-cell>
          <table:table-cell office:value-type="float" office:value="2161875" calcext:value-type="float">
            <text:p>2161875</text:p>
          </table:table-cell>
          <table:table-cell office:value-type="float" office:value="2152009" calcext:value-type="float">
            <text:p>2152009</text:p>
          </table:table-cell>
          <table:table-cell office:value-type="float" office:value="-9866" calcext:value-type="float">
            <text:p>-9866</text:p>
          </table:table-cell>
          <table:table-cell office:value-type="string" calcext:value-type="string">
            <text:p>-0.5%</text:p>
          </table:table-cell>
          <table:table-cell office:value-type="float" office:value="212" calcext:value-type="float">
            <text:p>2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74-175 Sts</text:p>
          </table:table-cell>
          <table:table-cell office:value-type="float" office:value="1490168" calcext:value-type="float">
            <text:p>1490168</text:p>
          </table:table-cell>
          <table:table-cell office:value-type="float" office:value="1557954" calcext:value-type="float">
            <text:p>1557954</text:p>
          </table:table-cell>
          <table:table-cell office:value-type="float" office:value="1475159" calcext:value-type="float">
            <text:p>1475159</text:p>
          </table:table-cell>
          <table:table-cell office:value-type="float" office:value="1451367" calcext:value-type="float">
            <text:p>1451367</text:p>
          </table:table-cell>
          <table:table-cell office:value-type="float" office:value="1492092" calcext:value-type="float">
            <text:p>1492092</text:p>
          </table:table-cell>
          <table:table-cell office:value-type="float" office:value="1496869" calcext:value-type="float">
            <text:p>1496869</text:p>
          </table:table-cell>
          <table:table-cell office:value-type="float" office:value="4777" calcext:value-type="float">
            <text:p>4777</text:p>
          </table:table-cell>
          <table:table-cell office:value-type="string" calcext:value-type="string">
            <text:p>+0.3%</text:p>
          </table:table-cell>
          <table:table-cell office:value-type="float" office:value="293" calcext:value-type="float">
            <text:p>2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76 St</text:p>
          </table:table-cell>
          <table:table-cell office:value-type="float" office:value="1454231" calcext:value-type="float">
            <text:p>1454231</text:p>
          </table:table-cell>
          <table:table-cell office:value-type="float" office:value="1604117" calcext:value-type="float">
            <text:p>1604117</text:p>
          </table:table-cell>
          <table:table-cell office:value-type="float" office:value="1378480" calcext:value-type="float">
            <text:p>1378480</text:p>
          </table:table-cell>
          <table:table-cell office:value-type="float" office:value="1445219" calcext:value-type="float">
            <text:p>1445219</text:p>
          </table:table-cell>
          <table:table-cell office:value-type="float" office:value="1720629" calcext:value-type="float">
            <text:p>1720629</text:p>
          </table:table-cell>
          <table:table-cell office:value-type="float" office:value="1764100" calcext:value-type="float">
            <text:p>1764100</text:p>
          </table:table-cell>
          <table:table-cell office:value-type="float" office:value="43471" calcext:value-type="float">
            <text:p>43471</text:p>
          </table:table-cell>
          <table:table-cell office:value-type="string" calcext:value-type="string">
            <text:p>+2.5%</text:p>
          </table:table-cell>
          <table:table-cell office:value-type="float" office:value="259" calcext:value-type="float">
            <text:p>25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182-183 Sts</text:p>
          </table:table-cell>
          <table:table-cell office:value-type="float" office:value="1592710" calcext:value-type="float">
            <text:p>1592710</text:p>
          </table:table-cell>
          <table:table-cell office:value-type="float" office:value="1561529" calcext:value-type="float">
            <text:p>1561529</text:p>
          </table:table-cell>
          <table:table-cell office:value-type="float" office:value="1506398" calcext:value-type="float">
            <text:p>1506398</text:p>
          </table:table-cell>
          <table:table-cell office:value-type="float" office:value="1495831" calcext:value-type="float">
            <text:p>1495831</text:p>
          </table:table-cell>
          <table:table-cell office:value-type="float" office:value="1489026" calcext:value-type="float">
            <text:p>1489026</text:p>
          </table:table-cell>
          <table:table-cell office:value-type="float" office:value="1447028" calcext:value-type="float">
            <text:p>1447028</text:p>
          </table:table-cell>
          <table:table-cell office:value-type="float" office:value="-41998" calcext:value-type="float">
            <text:p>-41998</text:p>
          </table:table-cell>
          <table:table-cell office:value-type="string" calcext:value-type="string">
            <text:p>-2.8%</text:p>
          </table:table-cell>
          <table:table-cell office:value-type="float" office:value="299" calcext:value-type="float">
            <text:p>2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183 St</text:p>
          </table:table-cell>
          <table:table-cell office:value-type="float" office:value="1073820" calcext:value-type="float">
            <text:p>1073820</text:p>
          </table:table-cell>
          <table:table-cell office:value-type="float" office:value="1864350" calcext:value-type="float">
            <text:p>1864350</text:p>
          </table:table-cell>
          <table:table-cell office:value-type="float" office:value="1913656" calcext:value-type="float">
            <text:p>1913656</text:p>
          </table:table-cell>
          <table:table-cell office:value-type="float" office:value="1945021" calcext:value-type="float">
            <text:p>1945021</text:p>
          </table:table-cell>
          <table:table-cell office:value-type="float" office:value="1978737" calcext:value-type="float">
            <text:p>1978737</text:p>
          </table:table-cell>
          <table:table-cell office:value-type="float" office:value="1997038" calcext:value-type="float">
            <text:p>1997038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+0.9%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19 St</text:p>
          </table:table-cell>
          <table:table-cell office:value-type="float" office:value="854553" calcext:value-type="float">
            <text:p>854553</text:p>
          </table:table-cell>
          <table:table-cell office:value-type="float" office:value="926893" calcext:value-type="float">
            <text:p>926893</text:p>
          </table:table-cell>
          <table:table-cell office:value-type="float" office:value="957529" calcext:value-type="float">
            <text:p>957529</text:p>
          </table:table-cell>
          <table:table-cell office:value-type="float" office:value="1024424" calcext:value-type="float">
            <text:p>1024424</text:p>
          </table:table-cell>
          <table:table-cell office:value-type="float" office:value="1032343" calcext:value-type="float">
            <text:p>1032343</text:p>
          </table:table-cell>
          <table:table-cell office:value-type="float" office:value="1063058" calcext:value-type="float">
            <text:p>1063058</text:p>
          </table:table-cell>
          <table:table-cell office:value-type="float" office:value="30715" calcext:value-type="float">
            <text:p>30715</text:p>
          </table:table-cell>
          <table:table-cell office:value-type="string" calcext:value-type="string">
            <text:p>+3.0%</text:p>
          </table:table-cell>
          <table:table-cell office:value-type="float" office:value="349" calcext:value-type="float">
            <text:p>3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25 St</text:p>
          </table:table-cell>
          <table:table-cell office:value-type="float" office:value="1095409" calcext:value-type="float">
            <text:p>1095409</text:p>
          </table:table-cell>
          <table:table-cell office:value-type="float" office:value="1173697" calcext:value-type="float">
            <text:p>1173697</text:p>
          </table:table-cell>
          <table:table-cell office:value-type="float" office:value="1191808" calcext:value-type="float">
            <text:p>1191808</text:p>
          </table:table-cell>
          <table:table-cell office:value-type="float" office:value="1283398" calcext:value-type="float">
            <text:p>1283398</text:p>
          </table:table-cell>
          <table:table-cell office:value-type="float" office:value="1336790" calcext:value-type="float">
            <text:p>1336790</text:p>
          </table:table-cell>
          <table:table-cell office:value-type="float" office:value="1382626" calcext:value-type="float">
            <text:p>1382626</text:p>
          </table:table-cell>
          <table:table-cell office:value-type="float" office:value="45836" calcext:value-type="float">
            <text:p>45836</text:p>
          </table:table-cell>
          <table:table-cell office:value-type="string" calcext:value-type="string">
            <text:p>+3.4%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1 St</text:p>
          </table:table-cell>
          <table:table-cell office:value-type="float" office:value="2531151" calcext:value-type="float">
            <text:p>2531151</text:p>
          </table:table-cell>
          <table:table-cell office:value-type="float" office:value="2752351" calcext:value-type="float">
            <text:p>2752351</text:p>
          </table:table-cell>
          <table:table-cell office:value-type="float" office:value="2669185" calcext:value-type="float">
            <text:p>2669185</text:p>
          </table:table-cell>
          <table:table-cell office:value-type="float" office:value="2660882" calcext:value-type="float">
            <text:p>2660882</text:p>
          </table:table-cell>
          <table:table-cell office:value-type="float" office:value="2731068" calcext:value-type="float">
            <text:p>2731068</text:p>
          </table:table-cell>
          <table:table-cell office:value-type="float" office:value="2829503" calcext:value-type="float">
            <text:p>2829503</text:p>
          </table:table-cell>
          <table:table-cell office:value-type="float" office:value="98435" calcext:value-type="float">
            <text:p>98435</text:p>
          </table:table-cell>
          <table:table-cell office:value-type="string" calcext:value-type="string">
            <text:p>+3.6%</text:p>
          </table:table-cell>
          <table:table-cell office:value-type="float" office:value="170" calcext:value-type="float">
            <text:p>1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3 St</text:p>
          </table:table-cell>
          <table:table-cell office:value-type="float" office:value="1375404" calcext:value-type="float">
            <text:p>1375404</text:p>
          </table:table-cell>
          <table:table-cell office:value-type="float" office:value="1485276" calcext:value-type="float">
            <text:p>1485276</text:p>
          </table:table-cell>
          <table:table-cell office:value-type="float" office:value="1508683" calcext:value-type="float">
            <text:p>1508683</text:p>
          </table:table-cell>
          <table:table-cell office:value-type="float" office:value="1614436" calcext:value-type="float">
            <text:p>1614436</text:p>
          </table:table-cell>
          <table:table-cell office:value-type="float" office:value="1655372" calcext:value-type="float">
            <text:p>1655372</text:p>
          </table:table-cell>
          <table:table-cell office:value-type="float" office:value="1674406" calcext:value-type="float">
            <text:p>1674406</text:p>
          </table:table-cell>
          <table:table-cell office:value-type="float" office:value="19034" calcext:value-type="float">
            <text:p>19034</text:p>
          </table:table-cell>
          <table:table-cell office:value-type="string" calcext:value-type="string">
            <text:p>+1.1%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238 St</text:p>
          </table:table-cell>
          <table:table-cell office:value-type="float" office:value="1097387" calcext:value-type="float">
            <text:p>1097387</text:p>
          </table:table-cell>
          <table:table-cell office:value-type="float" office:value="1164038" calcext:value-type="float">
            <text:p>1164038</text:p>
          </table:table-cell>
          <table:table-cell office:value-type="float" office:value="1094292" calcext:value-type="float">
            <text:p>1094292</text:p>
          </table:table-cell>
          <table:table-cell office:value-type="float" office:value="1067352" calcext:value-type="float">
            <text:p>1067352</text:p>
          </table:table-cell>
          <table:table-cell office:value-type="float" office:value="902601" calcext:value-type="float">
            <text:p>902601</text:p>
          </table:table-cell>
          <table:table-cell office:value-type="float" office:value="1106353" calcext:value-type="float">
            <text:p>1106353</text:p>
          </table:table-cell>
          <table:table-cell office:value-type="float" office:value="203752" calcext:value-type="float">
            <text:p>203752</text:p>
          </table:table-cell>
          <table:table-cell office:value-type="string" calcext:value-type="string">
            <text:p>+22.6%</text:p>
          </table:table-cell>
          <table:table-cell office:value-type="float" office:value="342" calcext:value-type="float">
            <text:p>3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38 St</text:p>
          </table:table-cell>
          <table:table-cell office:value-type="float" office:value="2023274" calcext:value-type="float">
            <text:p>2023274</text:p>
          </table:table-cell>
          <table:table-cell office:value-type="float" office:value="2159647" calcext:value-type="float">
            <text:p>2159647</text:p>
          </table:table-cell>
          <table:table-cell office:value-type="float" office:value="2222695" calcext:value-type="float">
            <text:p>2222695</text:p>
          </table:table-cell>
          <table:table-cell office:value-type="float" office:value="2190627" calcext:value-type="float">
            <text:p>2190627</text:p>
          </table:table-cell>
          <table:table-cell office:value-type="float" office:value="2280268" calcext:value-type="float">
            <text:p>2280268</text:p>
          </table:table-cell>
          <table:table-cell office:value-type="float" office:value="2304717" calcext:value-type="float">
            <text:p>2304717</text:p>
          </table:table-cell>
          <table:table-cell office:value-type="float" office:value="24449" calcext:value-type="float">
            <text:p>24449</text:p>
          </table:table-cell>
          <table:table-cell office:value-type="string" calcext:value-type="string">
            <text:p>+1.1%</text:p>
          </table:table-cell>
          <table:table-cell office:value-type="float" office:value="197" calcext:value-type="float">
            <text:p>1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3 Av-149 St</text:p>
          </table:table-cell>
          <table:table-cell office:value-type="float" office:value="7095262" calcext:value-type="float">
            <text:p>7095262</text:p>
          </table:table-cell>
          <table:table-cell office:value-type="float" office:value="7393330" calcext:value-type="float">
            <text:p>7393330</text:p>
          </table:table-cell>
          <table:table-cell office:value-type="float" office:value="7411343" calcext:value-type="float">
            <text:p>7411343</text:p>
          </table:table-cell>
          <table:table-cell office:value-type="float" office:value="7239167" calcext:value-type="float">
            <text:p>7239167</text:p>
          </table:table-cell>
          <table:table-cell office:value-type="float" office:value="7232070" calcext:value-type="float">
            <text:p>7232070</text:p>
          </table:table-cell>
          <table:table-cell office:value-type="float" office:value="7525904" calcext:value-type="float">
            <text:p>7525904</text:p>
          </table:table-cell>
          <table:table-cell office:value-type="float" office:value="293834" calcext:value-type="float">
            <text:p>293834</text:p>
          </table:table-cell>
          <table:table-cell office:value-type="string" calcext:value-type="string">
            <text:p>+4.1%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Allerton Av</text:p>
          </table:table-cell>
          <table:table-cell office:value-type="float" office:value="1574252" calcext:value-type="float">
            <text:p>1574252</text:p>
          </table:table-cell>
          <table:table-cell office:value-type="float" office:value="1625023" calcext:value-type="float">
            <text:p>1625023</text:p>
          </table:table-cell>
          <table:table-cell office:value-type="float" office:value="1661132" calcext:value-type="float">
            <text:p>1661132</text:p>
          </table:table-cell>
          <table:table-cell office:value-type="float" office:value="1668896" calcext:value-type="float">
            <text:p>1668896</text:p>
          </table:table-cell>
          <table:table-cell office:value-type="float" office:value="1602390" calcext:value-type="float">
            <text:p>1602390</text:p>
          </table:table-cell>
          <table:table-cell office:value-type="float" office:value="1689145" calcext:value-type="float">
            <text:p>1689145</text:p>
          </table:table-cell>
          <table:table-cell office:value-type="float" office:value="86755" calcext:value-type="float">
            <text:p>86755</text:p>
          </table:table-cell>
          <table:table-cell office:value-type="string" calcext:value-type="string">
            <text:p>+5.4%</text:p>
          </table:table-cell>
          <table:table-cell office:value-type="float" office:value="268" calcext:value-type="float">
            <text:p>26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aychester Av</text:p>
          </table:table-cell>
          <table:table-cell office:value-type="float" office:value="1112821" calcext:value-type="float">
            <text:p>1112821</text:p>
          </table:table-cell>
          <table:table-cell office:value-type="float" office:value="1168224" calcext:value-type="float">
            <text:p>1168224</text:p>
          </table:table-cell>
          <table:table-cell office:value-type="float" office:value="1045547" calcext:value-type="float">
            <text:p>1045547</text:p>
          </table:table-cell>
          <table:table-cell office:value-type="float" office:value="1087618" calcext:value-type="float">
            <text:p>1087618</text:p>
          </table:table-cell>
          <table:table-cell office:value-type="float" office:value="1106959" calcext:value-type="float">
            <text:p>1106959</text:p>
          </table:table-cell>
          <table:table-cell office:value-type="float" office:value="1161075" calcext:value-type="float">
            <text:p>1161075</text:p>
          </table:table-cell>
          <table:table-cell office:value-type="float" office:value="54116" calcext:value-type="float">
            <text:p>54116</text:p>
          </table:table-cell>
          <table:table-cell office:value-type="string" calcext:value-type="string">
            <text:p>+4.9%</text:p>
          </table:table-cell>
          <table:table-cell office:value-type="float" office:value="330" calcext:value-type="float">
            <text:p>3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</text:p>
          </table:table-cell>
          <table:table-cell office:value-type="float" office:value="1928566" calcext:value-type="float">
            <text:p>1928566</text:p>
          </table:table-cell>
          <table:table-cell office:value-type="float" office:value="1989894" calcext:value-type="float">
            <text:p>1989894</text:p>
          </table:table-cell>
          <table:table-cell office:value-type="float" office:value="1932709" calcext:value-type="float">
            <text:p>1932709</text:p>
          </table:table-cell>
          <table:table-cell office:value-type="float" office:value="1885231" calcext:value-type="float">
            <text:p>1885231</text:p>
          </table:table-cell>
          <table:table-cell office:value-type="float" office:value="1914096" calcext:value-type="float">
            <text:p>1914096</text:p>
          </table:table-cell>
          <table:table-cell office:value-type="float" office:value="1929623" calcext:value-type="float">
            <text:p>1929623</text:p>
          </table:table-cell>
          <table:table-cell office:value-type="float" office:value="15527" calcext:value-type="float">
            <text:p>15527</text:p>
          </table:table-cell>
          <table:table-cell office:value-type="string" calcext:value-type="string">
            <text:p>+0.8%</text:p>
          </table:table-cell>
          <table:table-cell office:value-type="float" office:value="242" calcext:value-type="float">
            <text:p>2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edford Park Blvd-Lehman College</text:p>
          </table:table-cell>
          <table:table-cell office:value-type="float" office:value="1614531" calcext:value-type="float">
            <text:p>1614531</text:p>
          </table:table-cell>
          <table:table-cell office:value-type="float" office:value="1719816" calcext:value-type="float">
            <text:p>1719816</text:p>
          </table:table-cell>
          <table:table-cell office:value-type="float" office:value="1735029" calcext:value-type="float">
            <text:p>1735029</text:p>
          </table:table-cell>
          <table:table-cell office:value-type="float" office:value="1786305" calcext:value-type="float">
            <text:p>1786305</text:p>
          </table:table-cell>
          <table:table-cell office:value-type="float" office:value="1835965" calcext:value-type="float">
            <text:p>1835965</text:p>
          </table:table-cell>
          <table:table-cell office:value-type="float" office:value="1796392" calcext:value-type="float">
            <text:p>1796392</text:p>
          </table:table-cell>
          <table:table-cell office:value-type="float" office:value="-39573" calcext:value-type="float">
            <text:p>-39573</text:p>
          </table:table-cell>
          <table:table-cell office:value-type="string" calcext:value-type="string">
            <text:p>-2.2%</text:p>
          </table:table-cell>
          <table:table-cell office:value-type="float" office:value="258" calcext:value-type="float">
            <text:p>2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nx Park East</text:p>
          </table:table-cell>
          <table:table-cell office:value-type="float" office:value="856682" calcext:value-type="float">
            <text:p>856682</text:p>
          </table:table-cell>
          <table:table-cell office:value-type="float" office:value="880102" calcext:value-type="float">
            <text:p>880102</text:p>
          </table:table-cell>
          <table:table-cell office:value-type="float" office:value="865492" calcext:value-type="float">
            <text:p>865492</text:p>
          </table:table-cell>
          <table:table-cell office:value-type="float" office:value="888162" calcext:value-type="float">
            <text:p>888162</text:p>
          </table:table-cell>
          <table:table-cell office:value-type="float" office:value="826356" calcext:value-type="float">
            <text:p>826356</text:p>
          </table:table-cell>
          <table:table-cell office:value-type="float" office:value="860554" calcext:value-type="float">
            <text:p>860554</text:p>
          </table:table-cell>
          <table:table-cell office:value-type="float" office:value="34198" calcext:value-type="float">
            <text:p>34198</text:p>
          </table:table-cell>
          <table:table-cell office:value-type="string" calcext:value-type="string">
            <text:p>+4.1%</text:p>
          </table:table-cell>
          <table:table-cell office:value-type="float" office:value="374" calcext:value-type="float">
            <text:p>3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rook Av</text:p>
          </table:table-cell>
          <table:table-cell office:value-type="float" office:value="1825026" calcext:value-type="float">
            <text:p>1825026</text:p>
          </table:table-cell>
          <table:table-cell office:value-type="float" office:value="1915123" calcext:value-type="float">
            <text:p>1915123</text:p>
          </table:table-cell>
          <table:table-cell office:value-type="float" office:value="1800008" calcext:value-type="float">
            <text:p>1800008</text:p>
          </table:table-cell>
          <table:table-cell office:value-type="float" office:value="1902909" calcext:value-type="float">
            <text:p>1902909</text:p>
          </table:table-cell>
          <table:table-cell office:value-type="float" office:value="1950893" calcext:value-type="float">
            <text:p>1950893</text:p>
          </table:table-cell>
          <table:table-cell office:value-type="float" office:value="1901192" calcext:value-type="float">
            <text:p>1901192</text:p>
          </table:table-cell>
          <table:table-cell office:value-type="float" office:value="-49701" calcext:value-type="float">
            <text:p>-49701</text:p>
          </table:table-cell>
          <table:table-cell office:value-type="string" calcext:value-type="string">
            <text:p>-2.5%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Buhre Av</text:p>
          </table:table-cell>
          <table:table-cell office:value-type="float" office:value="824727" calcext:value-type="float">
            <text:p>824727</text:p>
          </table:table-cell>
          <table:table-cell office:value-type="float" office:value="888854" calcext:value-type="float">
            <text:p>888854</text:p>
          </table:table-cell>
          <table:table-cell office:value-type="float" office:value="883232" calcext:value-type="float">
            <text:p>883232</text:p>
          </table:table-cell>
          <table:table-cell office:value-type="float" office:value="895193" calcext:value-type="float">
            <text:p>895193</text:p>
          </table:table-cell>
          <table:table-cell office:value-type="float" office:value="991171" calcext:value-type="float">
            <text:p>991171</text:p>
          </table:table-cell>
          <table:table-cell office:value-type="float" office:value="1008640" calcext:value-type="float">
            <text:p>1008640</text:p>
          </table:table-cell>
          <table:table-cell office:value-type="float" office:value="17469" calcext:value-type="float">
            <text:p>17469</text:p>
          </table:table-cell>
          <table:table-cell office:value-type="string" calcext:value-type="string">
            <text:p>+1.8%</text:p>
          </table:table-cell>
          <table:table-cell office:value-type="float" office:value="356" calcext:value-type="float">
            <text:p>3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ke Av</text:p>
          </table:table-cell>
          <table:table-cell office:value-type="float" office:value="1019924" calcext:value-type="float">
            <text:p>1019924</text:p>
          </table:table-cell>
          <table:table-cell office:value-type="float" office:value="1047965" calcext:value-type="float">
            <text:p>1047965</text:p>
          </table:table-cell>
          <table:table-cell office:value-type="float" office:value="1047238" calcext:value-type="float">
            <text:p>1047238</text:p>
          </table:table-cell>
          <table:table-cell office:value-type="float" office:value="1060008" calcext:value-type="float">
            <text:p>1060008</text:p>
          </table:table-cell>
          <table:table-cell office:value-type="float" office:value="1036169" calcext:value-type="float">
            <text:p>1036169</text:p>
          </table:table-cell>
          <table:table-cell office:value-type="float" office:value="1086792" calcext:value-type="float">
            <text:p>1086792</text:p>
          </table:table-cell>
          <table:table-cell office:value-type="float" office:value="50623" calcext:value-type="float">
            <text:p>50623</text:p>
          </table:table-cell>
          <table:table-cell office:value-type="string" calcext:value-type="string">
            <text:p>+4.9%</text:p>
          </table:table-cell>
          <table:table-cell office:value-type="float" office:value="345" calcext:value-type="float">
            <text:p>3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Burnside Av</text:p>
          </table:table-cell>
          <table:table-cell office:value-type="float" office:value="3182286" calcext:value-type="float">
            <text:p>3182286</text:p>
          </table:table-cell>
          <table:table-cell office:value-type="float" office:value="3241959" calcext:value-type="float">
            <text:p>3241959</text:p>
          </table:table-cell>
          <table:table-cell office:value-type="float" office:value="3408080" calcext:value-type="float">
            <text:p>3408080</text:p>
          </table:table-cell>
          <table:table-cell office:value-type="float" office:value="3533604" calcext:value-type="float">
            <text:p>3533604</text:p>
          </table:table-cell>
          <table:table-cell office:value-type="float" office:value="3528312" calcext:value-type="float">
            <text:p>3528312</text:p>
          </table:table-cell>
          <table:table-cell office:value-type="float" office:value="3508076" calcext:value-type="float">
            <text:p>3508076</text:p>
          </table:table-cell>
          <table:table-cell office:value-type="float" office:value="-20236" calcext:value-type="float">
            <text:p>-20236</text:p>
          </table:table-cell>
          <table:table-cell office:value-type="string" calcext:value-type="string">
            <text:p>-0.6%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astle Hill Av</text:p>
          </table:table-cell>
          <table:table-cell office:value-type="float" office:value="2021224" calcext:value-type="float">
            <text:p>2021224</text:p>
          </table:table-cell>
          <table:table-cell office:value-type="float" office:value="2155897" calcext:value-type="float">
            <text:p>2155897</text:p>
          </table:table-cell>
          <table:table-cell office:value-type="float" office:value="2036025" calcext:value-type="float">
            <text:p>2036025</text:p>
          </table:table-cell>
          <table:table-cell office:value-type="float" office:value="2345255" calcext:value-type="float">
            <text:p>2345255</text:p>
          </table:table-cell>
          <table:table-cell office:value-type="float" office:value="2341370" calcext:value-type="float">
            <text:p>2341370</text:p>
          </table:table-cell>
          <table:table-cell office:value-type="float" office:value="2327404" calcext:value-type="float">
            <text:p>2327404</text:p>
          </table:table-cell>
          <table:table-cell office:value-type="float" office:value="-13966" calcext:value-type="float">
            <text:p>-13966</text:p>
          </table:table-cell>
          <table:table-cell office:value-type="string" calcext:value-type="string">
            <text:p>-0.6%</text:p>
          </table:table-cell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Cypress Av</text:p>
          </table:table-cell>
          <table:table-cell office:value-type="float" office:value="1037151" calcext:value-type="float">
            <text:p>1037151</text:p>
          </table:table-cell>
          <table:table-cell office:value-type="float" office:value="1136278" calcext:value-type="float">
            <text:p>1136278</text:p>
          </table:table-cell>
          <table:table-cell office:value-type="float" office:value="1082788" calcext:value-type="float">
            <text:p>1082788</text:p>
          </table:table-cell>
          <table:table-cell office:value-type="float" office:value="1158742" calcext:value-type="float">
            <text:p>1158742</text:p>
          </table:table-cell>
          <table:table-cell office:value-type="float" office:value="1142381" calcext:value-type="float">
            <text:p>1142381</text:p>
          </table:table-cell>
          <table:table-cell office:value-type="float" office:value="1097947" calcext:value-type="float">
            <text:p>1097947</text:p>
          </table:table-cell>
          <table:table-cell office:value-type="float" office:value="-44434" calcext:value-type="float">
            <text:p>-44434</text:p>
          </table:table-cell>
          <table:table-cell office:value-type="string" calcext:value-type="string">
            <text:p>-3.9%</text:p>
          </table:table-cell>
          <table:table-cell office:value-type="float" office:value="343" calcext:value-type="float">
            <text:p>3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3 St-St Mary's St</text:p>
          </table:table-cell>
          <table:table-cell office:value-type="float" office:value="271886" calcext:value-type="float">
            <text:p>271886</text:p>
          </table:table-cell>
          <table:table-cell office:value-type="float" office:value="264788" calcext:value-type="float">
            <text:p>264788</text:p>
          </table:table-cell>
          <table:table-cell office:value-type="float" office:value="239458" calcext:value-type="float">
            <text:p>239458</text:p>
          </table:table-cell>
          <table:table-cell office:value-type="float" office:value="256277" calcext:value-type="float">
            <text:p>256277</text:p>
          </table:table-cell>
          <table:table-cell office:value-type="float" office:value="280840" calcext:value-type="float">
            <text:p>280840</text:p>
          </table:table-cell>
          <table:table-cell office:value-type="float" office:value="285464" calcext:value-type="float">
            <text:p>285464</text:p>
          </table:table-cell>
          <table:table-cell office:value-type="float" office:value="4624" calcext:value-type="float">
            <text:p>4624</text:p>
          </table:table-cell>
          <table:table-cell office:value-type="string" calcext:value-type="string">
            <text:p>+1.6%</text:p>
          </table:table-cell>
          <table:table-cell office:value-type="float" office:value="412" calcext:value-type="float">
            <text:p>4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49 St</text:p>
          </table:table-cell>
          <table:table-cell office:value-type="float" office:value="1337401" calcext:value-type="float">
            <text:p>1337401</text:p>
          </table:table-cell>
          <table:table-cell office:value-type="float" office:value="1393227" calcext:value-type="float">
            <text:p>1393227</text:p>
          </table:table-cell>
          <table:table-cell office:value-type="float" office:value="1335234" calcext:value-type="float">
            <text:p>1335234</text:p>
          </table:table-cell>
          <table:table-cell office:value-type="float" office:value="1351873" calcext:value-type="float">
            <text:p>1351873</text:p>
          </table:table-cell>
          <table:table-cell office:value-type="float" office:value="1383455" calcext:value-type="float">
            <text:p>1383455</text:p>
          </table:table-cell>
          <table:table-cell office:value-type="float" office:value="1403118" calcext:value-type="float">
            <text:p>1403118</text:p>
          </table:table-cell>
          <table:table-cell office:value-type="float" office:value="19663" calcext:value-type="float">
            <text:p>19663</text:p>
          </table:table-cell>
          <table:table-cell office:value-type="string" calcext:value-type="string">
            <text:p>+1.4%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ast 180 St</text:p>
          </table:table-cell>
          <table:table-cell office:value-type="float" office:value="1824605" calcext:value-type="float">
            <text:p>1824605</text:p>
          </table:table-cell>
          <table:table-cell office:value-type="float" office:value="2041507" calcext:value-type="float">
            <text:p>2041507</text:p>
          </table:table-cell>
          <table:table-cell office:value-type="float" office:value="2049824" calcext:value-type="float">
            <text:p>2049824</text:p>
          </table:table-cell>
          <table:table-cell office:value-type="float" office:value="1852836" calcext:value-type="float">
            <text:p>1852836</text:p>
          </table:table-cell>
          <table:table-cell office:value-type="float" office:value="2164608" calcext:value-type="float">
            <text:p>2164608</text:p>
          </table:table-cell>
          <table:table-cell office:value-type="float" office:value="2098429" calcext:value-type="float">
            <text:p>2098429</text:p>
          </table:table-cell>
          <table:table-cell office:value-type="float" office:value="-66179" calcext:value-type="float">
            <text:p>-66179</text:p>
          </table:table-cell>
          <table:table-cell office:value-type="string" calcext:value-type="string">
            <text:p>-3.1%</text:p>
          </table:table-cell>
          <table:table-cell office:value-type="float" office:value="220" calcext:value-type="float">
            <text:p>22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Eastchester-Dyre Av</text:p>
          </table:table-cell>
          <table:table-cell office:value-type="float" office:value="1146326" calcext:value-type="float">
            <text:p>1146326</text:p>
          </table:table-cell>
          <table:table-cell office:value-type="float" office:value="1251842" calcext:value-type="float">
            <text:p>1251842</text:p>
          </table:table-cell>
          <table:table-cell office:value-type="float" office:value="1186603" calcext:value-type="float">
            <text:p>1186603</text:p>
          </table:table-cell>
          <table:table-cell office:value-type="float" office:value="1258858" calcext:value-type="float">
            <text:p>1258858</text:p>
          </table:table-cell>
          <table:table-cell office:value-type="float" office:value="1309695" calcext:value-type="float">
            <text:p>1309695</text:p>
          </table:table-cell>
          <table:table-cell office:value-type="float" office:value="1366077" calcext:value-type="float">
            <text:p>1366077</text:p>
          </table:table-cell>
          <table:table-cell office:value-type="float" office:value="56382" calcext:value-type="float">
            <text:p>56382</text:p>
          </table:table-cell>
          <table:table-cell office:value-type="string" calcext:value-type="string">
            <text:p>+4.3%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Elder Av</text:p>
          </table:table-cell>
          <table:table-cell office:value-type="float" office:value="1999596" calcext:value-type="float">
            <text:p>1999596</text:p>
          </table:table-cell>
          <table:table-cell office:value-type="float" office:value="2077064" calcext:value-type="float">
            <text:p>2077064</text:p>
          </table:table-cell>
          <table:table-cell office:value-type="float" office:value="2050983" calcext:value-type="float">
            <text:p>2050983</text:p>
          </table:table-cell>
          <table:table-cell office:value-type="float" office:value="2864031" calcext:value-type="float">
            <text:p>2864031</text:p>
          </table:table-cell>
          <table:table-cell office:value-type="float" office:value="721362" calcext:value-type="float">
            <text:p>721362</text:p>
          </table:table-cell>
          <table:table-cell office:value-type="float" office:value="1936349" calcext:value-type="float">
            <text:p>1936349</text:p>
          </table:table-cell>
          <table:table-cell office:value-type="float" office:value="1214987" calcext:value-type="float">
            <text:p>1214987</text:p>
          </table:table-cell>
          <table:table-cell office:value-type="string" calcext:value-type="string">
            <text:p>+168.4%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</text:p>
          </table:table-cell>
          <table:table-cell office:value-type="float" office:value="3954572" calcext:value-type="float">
            <text:p>3954572</text:p>
          </table:table-cell>
          <table:table-cell office:value-type="float" office:value="3643168" calcext:value-type="float">
            <text:p>3643168</text:p>
          </table:table-cell>
          <table:table-cell office:value-type="float" office:value="3760364" calcext:value-type="float">
            <text:p>3760364</text:p>
          </table:table-cell>
          <table:table-cell office:value-type="float" office:value="3866249" calcext:value-type="float">
            <text:p>3866249</text:p>
          </table:table-cell>
          <table:table-cell office:value-type="float" office:value="3966339" calcext:value-type="float">
            <text:p>3966339</text:p>
          </table:table-cell>
          <table:table-cell office:value-type="float" office:value="3947625" calcext:value-type="float">
            <text:p>3947625</text:p>
          </table:table-cell>
          <table:table-cell office:value-type="float" office:value="-18714" calcext:value-type="float">
            <text:p>-18714</text:p>
          </table:table-cell>
          <table:table-cell office:value-type="string" calcext:value-type="string">
            <text:p>-0.5%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ordham Rd</text:p>
          </table:table-cell>
          <table:table-cell office:value-type="float" office:value="3711150" calcext:value-type="float">
            <text:p>3711150</text:p>
          </table:table-cell>
          <table:table-cell office:value-type="float" office:value="3753128" calcext:value-type="float">
            <text:p>3753128</text:p>
          </table:table-cell>
          <table:table-cell office:value-type="float" office:value="3656618" calcext:value-type="float">
            <text:p>3656618</text:p>
          </table:table-cell>
          <table:table-cell office:value-type="float" office:value="3681362" calcext:value-type="float">
            <text:p>3681362</text:p>
          </table:table-cell>
          <table:table-cell office:value-type="float" office:value="3680312" calcext:value-type="float">
            <text:p>3680312</text:p>
          </table:table-cell>
          <table:table-cell office:value-type="float" office:value="3655007" calcext:value-type="float">
            <text:p>3655007</text:p>
          </table:table-cell>
          <table:table-cell office:value-type="float" office:value="-25305" calcext:value-type="float">
            <text:p>-25305</text:p>
          </table:table-cell>
          <table:table-cell office:value-type="string" calcext:value-type="string">
            <text:p>-0.7%</text:p>
          </table:table-cell>
          <table:table-cell office:value-type="float" office:value="130" calcext:value-type="float">
            <text:p>1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Freeman St</text:p>
          </table:table-cell>
          <table:table-cell office:value-type="float" office:value="1043539" calcext:value-type="float">
            <text:p>1043539</text:p>
          </table:table-cell>
          <table:table-cell office:value-type="float" office:value="1150491" calcext:value-type="float">
            <text:p>1150491</text:p>
          </table:table-cell>
          <table:table-cell office:value-type="float" office:value="1204838" calcext:value-type="float">
            <text:p>1204838</text:p>
          </table:table-cell>
          <table:table-cell office:value-type="float" office:value="1332285" calcext:value-type="float">
            <text:p>1332285</text:p>
          </table:table-cell>
          <table:table-cell office:value-type="float" office:value="1348014" calcext:value-type="float">
            <text:p>1348014</text:p>
          </table:table-cell>
          <table:table-cell office:value-type="float" office:value="1393186" calcext:value-type="float">
            <text:p>1393186</text:p>
          </table:table-cell>
          <table:table-cell office:value-type="float" office:value="45172" calcext:value-type="float">
            <text:p>45172</text:p>
          </table:table-cell>
          <table:table-cell office:value-type="string" calcext:value-type="string">
            <text:p>+3.4%</text:p>
          </table:table-cell>
          <table:table-cell office:value-type="float" office:value="304" calcext:value-type="float">
            <text:p>3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</text:p>
          </table:table-cell>
          <table:table-cell office:value-type="float" office:value="1739590" calcext:value-type="float">
            <text:p>1739590</text:p>
          </table:table-cell>
          <table:table-cell office:value-type="float" office:value="1864323" calcext:value-type="float">
            <text:p>1864323</text:p>
          </table:table-cell>
          <table:table-cell office:value-type="float" office:value="1928697" calcext:value-type="float">
            <text:p>1928697</text:p>
          </table:table-cell>
          <table:table-cell office:value-type="float" office:value="2101823" calcext:value-type="float">
            <text:p>2101823</text:p>
          </table:table-cell>
          <table:table-cell office:value-type="float" office:value="2176939" calcext:value-type="float">
            <text:p>2176939</text:p>
          </table:table-cell>
          <table:table-cell office:value-type="float" office:value="2235325" calcext:value-type="float">
            <text:p>2235325</text:p>
          </table:table-cell>
          <table:table-cell office:value-type="float" office:value="58386" calcext:value-type="float">
            <text:p>58386</text:p>
          </table:table-cell>
          <table:table-cell office:value-type="string" calcext:value-type="string">
            <text:p>+2.7%</text:p>
          </table:table-cell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Gun Hill Rd</text:p>
          </table:table-cell>
          <table:table-cell office:value-type="float" office:value="1753569" calcext:value-type="float">
            <text:p>1753569</text:p>
          </table:table-cell>
          <table:table-cell office:value-type="float" office:value="1817798" calcext:value-type="float">
            <text:p>1817798</text:p>
          </table:table-cell>
          <table:table-cell office:value-type="float" office:value="1675952" calcext:value-type="float">
            <text:p>1675952</text:p>
          </table:table-cell>
          <table:table-cell office:value-type="float" office:value="1713288" calcext:value-type="float">
            <text:p>1713288</text:p>
          </table:table-cell>
          <table:table-cell office:value-type="float" office:value="1683011" calcext:value-type="float">
            <text:p>1683011</text:p>
          </table:table-cell>
          <table:table-cell office:value-type="float" office:value="1757377" calcext:value-type="float">
            <text:p>1757377</text:p>
          </table:table-cell>
          <table:table-cell office:value-type="float" office:value="74366" calcext:value-type="float">
            <text:p>74366</text:p>
          </table:table-cell>
          <table:table-cell office:value-type="string" calcext:value-type="string">
            <text:p>+4.4%</text:p>
          </table:table-cell>
          <table:table-cell office:value-type="float" office:value="260" calcext:value-type="float">
            <text:p>2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Hunts Point Av</text:p>
          </table:table-cell>
          <table:table-cell office:value-type="float" office:value="3132363" calcext:value-type="float">
            <text:p>3132363</text:p>
          </table:table-cell>
          <table:table-cell office:value-type="float" office:value="3255048" calcext:value-type="float">
            <text:p>3255048</text:p>
          </table:table-cell>
          <table:table-cell office:value-type="float" office:value="3244240" calcext:value-type="float">
            <text:p>3244240</text:p>
          </table:table-cell>
          <table:table-cell office:value-type="float" office:value="3248970" calcext:value-type="float">
            <text:p>3248970</text:p>
          </table:table-cell>
          <table:table-cell office:value-type="float" office:value="3191706" calcext:value-type="float">
            <text:p>3191706</text:p>
          </table:table-cell>
          <table:table-cell office:value-type="float" office:value="3204779" calcext:value-type="float">
            <text:p>320477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+0.4%</text:p>
          </table:table-cell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Intervale Av</text:p>
          </table:table-cell>
          <table:table-cell office:value-type="float" office:value="826760" calcext:value-type="float">
            <text:p>826760</text:p>
          </table:table-cell>
          <table:table-cell office:value-type="float" office:value="870362" calcext:value-type="float">
            <text:p>870362</text:p>
          </table:table-cell>
          <table:table-cell office:value-type="float" office:value="870466" calcext:value-type="float">
            <text:p>870466</text:p>
          </table:table-cell>
          <table:table-cell office:value-type="float" office:value="908596" calcext:value-type="float">
            <text:p>908596</text:p>
          </table:table-cell>
          <table:table-cell office:value-type="float" office:value="902216" calcext:value-type="float">
            <text:p>902216</text:p>
          </table:table-cell>
          <table:table-cell office:value-type="float" office:value="937280" calcext:value-type="float">
            <text:p>937280</text:p>
          </table:table-cell>
          <table:table-cell office:value-type="float" office:value="35064" calcext:value-type="float">
            <text:p>35064</text:p>
          </table:table-cell>
          <table:table-cell office:value-type="string" calcext:value-type="string">
            <text:p>+3.9%</text:p>
          </table:table-cell>
          <table:table-cell office:value-type="float" office:value="365" calcext:value-type="float">
            <text:p>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Jackson Av</text:p>
          </table:table-cell>
          <table:table-cell office:value-type="float" office:value="1527291" calcext:value-type="float">
            <text:p>1527291</text:p>
          </table:table-cell>
          <table:table-cell office:value-type="float" office:value="1600588" calcext:value-type="float">
            <text:p>1600588</text:p>
          </table:table-cell>
          <table:table-cell office:value-type="float" office:value="1558808" calcext:value-type="float">
            <text:p>1558808</text:p>
          </table:table-cell>
          <table:table-cell office:value-type="float" office:value="1624212" calcext:value-type="float">
            <text:p>1624212</text:p>
          </table:table-cell>
          <table:table-cell office:value-type="float" office:value="1573302" calcext:value-type="float">
            <text:p>1573302</text:p>
          </table:table-cell>
          <table:table-cell office:value-type="float" office:value="1520612" calcext:value-type="float">
            <text:p>1520612</text:p>
          </table:table-cell>
          <table:table-cell office:value-type="float" office:value="-52690" calcext:value-type="float">
            <text:p>-52690</text:p>
          </table:table-cell>
          <table:table-cell office:value-type="string" calcext:value-type="string">
            <text:p>-3.3%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</text:p>
          </table:table-cell>
          <table:table-cell office:value-type="float" office:value="1557595" calcext:value-type="float">
            <text:p>1557595</text:p>
          </table:table-cell>
          <table:table-cell office:value-type="float" office:value="2754063" calcext:value-type="float">
            <text:p>2754063</text:p>
          </table:table-cell>
          <table:table-cell office:value-type="float" office:value="2892922" calcext:value-type="float">
            <text:p>2892922</text:p>
          </table:table-cell>
          <table:table-cell office:value-type="float" office:value="3037572" calcext:value-type="float">
            <text:p>3037572</text:p>
          </table:table-cell>
          <table:table-cell office:value-type="float" office:value="3169615" calcext:value-type="float">
            <text:p>3169615</text:p>
          </table:table-cell>
          <table:table-cell office:value-type="float" office:value="3173688" calcext:value-type="float">
            <text:p>3173688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+0.1%</text:p>
          </table:table-cell>
          <table:table-cell office:value-type="float" office:value="152" calcext:value-type="float">
            <text:p>15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Kingsbridge Rd</text:p>
          </table:table-cell>
          <table:table-cell office:value-type="float" office:value="2677855" calcext:value-type="float">
            <text:p>2677855</text:p>
          </table:table-cell>
          <table:table-cell office:value-type="float" office:value="2475092" calcext:value-type="float">
            <text:p>2475092</text:p>
          </table:table-cell>
          <table:table-cell office:value-type="float" office:value="2337672" calcext:value-type="float">
            <text:p>2337672</text:p>
          </table:table-cell>
          <table:table-cell office:value-type="float" office:value="2285401" calcext:value-type="float">
            <text:p>2285401</text:p>
          </table:table-cell>
          <table:table-cell office:value-type="float" office:value="2275576" calcext:value-type="float">
            <text:p>2275576</text:p>
          </table:table-cell>
          <table:table-cell office:value-type="float" office:value="2255556" calcext:value-type="float">
            <text:p>2255556</text:p>
          </table:table-cell>
          <table:table-cell office:value-type="float" office:value="-20020" calcext:value-type="float">
            <text:p>-20020</text:p>
          </table:table-cell>
          <table:table-cell office:value-type="string" calcext:value-type="string">
            <text:p>-0.9%</text:p>
          </table:table-cell>
          <table:table-cell office:value-type="float" office:value="202" calcext:value-type="float">
            <text:p>20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Longwood Av</text:p>
          </table:table-cell>
          <table:table-cell office:value-type="float" office:value="1031697" calcext:value-type="float">
            <text:p>1031697</text:p>
          </table:table-cell>
          <table:table-cell office:value-type="float" office:value="1042782" calcext:value-type="float">
            <text:p>1042782</text:p>
          </table:table-cell>
          <table:table-cell office:value-type="float" office:value="982290" calcext:value-type="float">
            <text:p>982290</text:p>
          </table:table-cell>
          <table:table-cell office:value-type="float" office:value="1026772" calcext:value-type="float">
            <text:p>1026772</text:p>
          </table:table-cell>
          <table:table-cell office:value-type="float" office:value="1067960" calcext:value-type="float">
            <text:p>1067960</text:p>
          </table:table-cell>
          <table:table-cell office:value-type="float" office:value="1065764" calcext:value-type="float">
            <text:p>1065764</text:p>
          </table:table-cell>
          <table:table-cell office:value-type="float" office:value="-2196" calcext:value-type="float">
            <text:p>-2196</text:p>
          </table:table-cell>
          <table:table-cell office:value-type="string" calcext:value-type="string">
            <text:p>-0.2%</text:p>
          </table:table-cell>
          <table:table-cell office:value-type="float" office:value="348" calcext:value-type="float">
            <text:p>3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iddletown Rd</text:p>
          </table:table-cell>
          <table:table-cell office:value-type="float" office:value="487759" calcext:value-type="float">
            <text:p>487759</text:p>
          </table:table-cell>
          <table:table-cell office:value-type="float" office:value="526567" calcext:value-type="float">
            <text:p>526567</text:p>
          </table:table-cell>
          <table:table-cell office:value-type="float" office:value="523950" calcext:value-type="float">
            <text:p>523950</text:p>
          </table:table-cell>
          <table:table-cell office:value-type="float" office:value="546692" calcext:value-type="float">
            <text:p>546692</text:p>
          </table:table-cell>
          <table:table-cell office:value-type="float" office:value="559746" calcext:value-type="float">
            <text:p>559746</text:p>
          </table:table-cell>
          <table:table-cell office:value-type="float" office:value="566771" calcext:value-type="float">
            <text:p>566771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+1.3%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orris Park</text:p>
          </table:table-cell>
          <table:table-cell office:value-type="float" office:value="550547" calcext:value-type="float">
            <text:p>550547</text:p>
          </table:table-cell>
          <table:table-cell office:value-type="float" office:value="570262" calcext:value-type="float">
            <text:p>570262</text:p>
          </table:table-cell>
          <table:table-cell office:value-type="float" office:value="524382" calcext:value-type="float">
            <text:p>524382</text:p>
          </table:table-cell>
          <table:table-cell office:value-type="float" office:value="535823" calcext:value-type="float">
            <text:p>535823</text:p>
          </table:table-cell>
          <table:table-cell office:value-type="float" office:value="554320" calcext:value-type="float">
            <text:p>554320</text:p>
          </table:table-cell>
          <table:table-cell office:value-type="float" office:value="589170" calcext:value-type="float">
            <text:p>589170</text:p>
          </table:table-cell>
          <table:table-cell office:value-type="float" office:value="34850" calcext:value-type="float">
            <text:p>34850</text:p>
          </table:table-cell>
          <table:table-cell office:value-type="string" calcext:value-type="string">
            <text:p>+6.3%</text:p>
          </table:table-cell>
          <table:table-cell office:value-type="float" office:value="397" calcext:value-type="float">
            <text:p>39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rrison Av-Soundview</text:p>
          </table:table-cell>
          <table:table-cell office:value-type="float" office:value="1879569" calcext:value-type="float">
            <text:p>1879569</text:p>
          </table:table-cell>
          <table:table-cell office:value-type="float" office:value="2025425" calcext:value-type="float">
            <text:p>2025425</text:p>
          </table:table-cell>
          <table:table-cell office:value-type="float" office:value="1982168" calcext:value-type="float">
            <text:p>1982168</text:p>
          </table:table-cell>
          <table:table-cell office:value-type="float" office:value="730517" calcext:value-type="float">
            <text:p>730517</text:p>
          </table:table-cell>
          <table:table-cell office:value-type="float" office:value="3028145" calcext:value-type="float">
            <text:p>3028145</text:p>
          </table:table-cell>
          <table:table-cell office:value-type="float" office:value="2057570" calcext:value-type="float">
            <text:p>2057570</text:p>
          </table:table-cell>
          <table:table-cell office:value-type="float" office:value="-970575" calcext:value-type="float">
            <text:p>-970575</text:p>
          </table:table-cell>
          <table:table-cell office:value-type="string" calcext:value-type="string">
            <text:p>-32.1%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Mosholu Pkwy</text:p>
          </table:table-cell>
          <table:table-cell office:value-type="float" office:value="2155241" calcext:value-type="float">
            <text:p>2155241</text:p>
          </table:table-cell>
          <table:table-cell office:value-type="float" office:value="2539286" calcext:value-type="float">
            <text:p>2539286</text:p>
          </table:table-cell>
          <table:table-cell office:value-type="float" office:value="2794992" calcext:value-type="float">
            <text:p>2794992</text:p>
          </table:table-cell>
          <table:table-cell office:value-type="float" office:value="2913786" calcext:value-type="float">
            <text:p>2913786</text:p>
          </table:table-cell>
          <table:table-cell office:value-type="float" office:value="2961522" calcext:value-type="float">
            <text:p>2961522</text:p>
          </table:table-cell>
          <table:table-cell office:value-type="float" office:value="2906150" calcext:value-type="float">
            <text:p>2906150</text:p>
          </table:table-cell>
          <table:table-cell office:value-type="float" office:value="-55372" calcext:value-type="float">
            <text:p>-55372</text:p>
          </table:table-cell>
          <table:table-cell office:value-type="string" calcext:value-type="string">
            <text:p>-1.9%</text:p>
          </table:table-cell>
          <table:table-cell office:value-type="float" office:value="164" calcext:value-type="float">
            <text:p>1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Mt Eden Av</text:p>
          </table:table-cell>
          <table:table-cell office:value-type="float" office:value="1538588" calcext:value-type="float">
            <text:p>1538588</text:p>
          </table:table-cell>
          <table:table-cell office:value-type="float" office:value="1607256" calcext:value-type="float">
            <text:p>1607256</text:p>
          </table:table-cell>
          <table:table-cell office:value-type="float" office:value="1766092" calcext:value-type="float">
            <text:p>1766092</text:p>
          </table:table-cell>
          <table:table-cell office:value-type="float" office:value="1843698" calcext:value-type="float">
            <text:p>1843698</text:p>
          </table:table-cell>
          <table:table-cell office:value-type="float" office:value="1814951" calcext:value-type="float">
            <text:p>1814951</text:p>
          </table:table-cell>
          <table:table-cell office:value-type="float" office:value="1818870" calcext:value-type="float">
            <text:p>1818870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+0.2%</text:p>
          </table:table-cell>
          <table:table-cell office:value-type="float" office:value="252" calcext:value-type="float">
            <text:p>2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Nereid Av</text:p>
          </table:table-cell>
          <table:table-cell office:value-type="float" office:value="857763" calcext:value-type="float">
            <text:p>857763</text:p>
          </table:table-cell>
          <table:table-cell office:value-type="float" office:value="929559" calcext:value-type="float">
            <text:p>929559</text:p>
          </table:table-cell>
          <table:table-cell office:value-type="float" office:value="924584" calcext:value-type="float">
            <text:p>924584</text:p>
          </table:table-cell>
          <table:table-cell office:value-type="float" office:value="1001851" calcext:value-type="float">
            <text:p>1001851</text:p>
          </table:table-cell>
          <table:table-cell office:value-type="float" office:value="1025004" calcext:value-type="float">
            <text:p>1025004</text:p>
          </table:table-cell>
          <table:table-cell office:value-type="float" office:value="1086227" calcext:value-type="float">
            <text:p>1086227</text:p>
          </table:table-cell>
          <table:table-cell office:value-type="float" office:value="61223" calcext:value-type="float">
            <text:p>61223</text:p>
          </table:table-cell>
          <table:table-cell office:value-type="string" calcext:value-type="string">
            <text:p>+6.0%</text:p>
          </table:table-cell>
          <table:table-cell office:value-type="float" office:value="346" calcext:value-type="float">
            <text:p>34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Norwood-205 St</text:p>
          </table:table-cell>
          <table:table-cell office:value-type="float" office:value="2382795" calcext:value-type="float">
            <text:p>2382795</text:p>
          </table:table-cell>
          <table:table-cell office:value-type="float" office:value="2493009" calcext:value-type="float">
            <text:p>2493009</text:p>
          </table:table-cell>
          <table:table-cell office:value-type="float" office:value="2308963" calcext:value-type="float">
            <text:p>2308963</text:p>
          </table:table-cell>
          <table:table-cell office:value-type="float" office:value="2410949" calcext:value-type="float">
            <text:p>2410949</text:p>
          </table:table-cell>
          <table:table-cell office:value-type="float" office:value="2472094" calcext:value-type="float">
            <text:p>2472094</text:p>
          </table:table-cell>
          <table:table-cell office:value-type="float" office:value="2463462" calcext:value-type="float">
            <text:p>2463462</text:p>
          </table:table-cell>
          <table:table-cell office:value-type="float" office:value="-8632" calcext:value-type="float">
            <text:p>-8632</text:p>
          </table:table-cell>
          <table:table-cell office:value-type="string" calcext:value-type="string">
            <text:p>-0.3%</text:p>
          </table:table-cell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Parkchester</text:p>
          </table:table-cell>
          <table:table-cell office:value-type="float" office:value="4605514" calcext:value-type="float">
            <text:p>4605514</text:p>
          </table:table-cell>
          <table:table-cell office:value-type="float" office:value="4720570" calcext:value-type="float">
            <text:p>4720570</text:p>
          </table:table-cell>
          <table:table-cell office:value-type="float" office:value="4691478" calcext:value-type="float">
            <text:p>4691478</text:p>
          </table:table-cell>
          <table:table-cell office:value-type="float" office:value="3944729" calcext:value-type="float">
            <text:p>3944729</text:p>
          </table:table-cell>
          <table:table-cell office:value-type="float" office:value="4851182" calcext:value-type="float">
            <text:p>4851182</text:p>
          </table:table-cell>
          <table:table-cell office:value-type="float" office:value="4687402" calcext:value-type="float">
            <text:p>4687402</text:p>
          </table:table-cell>
          <table:table-cell office:value-type="float" office:value="-163780" calcext:value-type="float">
            <text:p>-163780</text:p>
          </table:table-cell>
          <table:table-cell office:value-type="string" calcext:value-type="string">
            <text:p>-3.4%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Bay Park</text:p>
          </table:table-cell>
          <table:table-cell office:value-type="float" office:value="1836334" calcext:value-type="float">
            <text:p>1836334</text:p>
          </table:table-cell>
          <table:table-cell office:value-type="float" office:value="1931973" calcext:value-type="float">
            <text:p>1931973</text:p>
          </table:table-cell>
          <table:table-cell office:value-type="float" office:value="1946139" calcext:value-type="float">
            <text:p>1946139</text:p>
          </table:table-cell>
          <table:table-cell office:value-type="float" office:value="1997392" calcext:value-type="float">
            <text:p>1997392</text:p>
          </table:table-cell>
          <table:table-cell office:value-type="float" office:value="2062525" calcext:value-type="float">
            <text:p>2062525</text:p>
          </table:table-cell>
          <table:table-cell office:value-type="float" office:value="2030215" calcext:value-type="float">
            <text:p>2030215</text:p>
          </table:table-cell>
          <table:table-cell office:value-type="float" office:value="-32310" calcext:value-type="float">
            <text:p>-32310</text:p>
          </table:table-cell>
          <table:table-cell office:value-type="string" calcext:value-type="string">
            <text:p>-1.6%</text:p>
          </table:table-cell>
          <table:table-cell office:value-type="float" office:value="230" calcext:value-type="float">
            <text:p>2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</text:p>
          </table:table-cell>
          <table:table-cell office:value-type="float" office:value="2313926" calcext:value-type="float">
            <text:p>2313926</text:p>
          </table:table-cell>
          <table:table-cell office:value-type="float" office:value="2514944" calcext:value-type="float">
            <text:p>2514944</text:p>
          </table:table-cell>
          <table:table-cell office:value-type="float" office:value="2585393" calcext:value-type="float">
            <text:p>2585393</text:p>
          </table:table-cell>
          <table:table-cell office:value-type="float" office:value="2703568" calcext:value-type="float">
            <text:p>2703568</text:p>
          </table:table-cell>
          <table:table-cell office:value-type="float" office:value="2701431" calcext:value-type="float">
            <text:p>2701431</text:p>
          </table:table-cell>
          <table:table-cell office:value-type="float" office:value="2882651" calcext:value-type="float">
            <text:p>2882651</text:p>
          </table:table-cell>
          <table:table-cell office:value-type="float" office:value="181220" calcext:value-type="float">
            <text:p>181220</text:p>
          </table:table-cell>
          <table:table-cell office:value-type="string" calcext:value-type="string">
            <text:p>+6.7%</text:p>
          </table:table-cell>
          <table:table-cell office:value-type="float" office:value="166" calcext:value-type="float">
            <text:p>1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elham Pkwy</text:p>
          </table:table-cell>
          <table:table-cell office:value-type="float" office:value="840151" calcext:value-type="float">
            <text:p>840151</text:p>
          </table:table-cell>
          <table:table-cell office:value-type="float" office:value="870544" calcext:value-type="float">
            <text:p>870544</text:p>
          </table:table-cell>
          <table:table-cell office:value-type="float" office:value="832968" calcext:value-type="float">
            <text:p>832968</text:p>
          </table:table-cell>
          <table:table-cell office:value-type="float" office:value="883490" calcext:value-type="float">
            <text:p>883490</text:p>
          </table:table-cell>
          <table:table-cell office:value-type="float" office:value="897433" calcext:value-type="float">
            <text:p>897433</text:p>
          </table:table-cell>
          <table:table-cell office:value-type="float" office:value="923188" calcext:value-type="float">
            <text:p>923188</text:p>
          </table:table-cell>
          <table:table-cell office:value-type="float" office:value="25755" calcext:value-type="float">
            <text:p>25755</text:p>
          </table:table-cell>
          <table:table-cell office:value-type="string" calcext:value-type="string">
            <text:p>+2.9%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Prospect Av</text:p>
          </table:table-cell>
          <table:table-cell office:value-type="float" office:value="2208977" calcext:value-type="float">
            <text:p>2208977</text:p>
          </table:table-cell>
          <table:table-cell office:value-type="float" office:value="2335593" calcext:value-type="float">
            <text:p>2335593</text:p>
          </table:table-cell>
          <table:table-cell office:value-type="float" office:value="2282752" calcext:value-type="float">
            <text:p>2282752</text:p>
          </table:table-cell>
          <table:table-cell office:value-type="float" office:value="2326054" calcext:value-type="float">
            <text:p>2326054</text:p>
          </table:table-cell>
          <table:table-cell office:value-type="float" office:value="2209945" calcext:value-type="float">
            <text:p>2209945</text:p>
          </table:table-cell>
          <table:table-cell office:value-type="float" office:value="2125066" calcext:value-type="float">
            <text:p>2125066</text:p>
          </table:table-cell>
          <table:table-cell office:value-type="float" office:value="-84879" calcext:value-type="float">
            <text:p>-84879</text:p>
          </table:table-cell>
          <table:table-cell office:value-type="string" calcext:value-type="string">
            <text:p>-3.8%</text:p>
          </table:table-cell>
          <table:table-cell office:value-type="float" office:value="218" calcext:value-type="float">
            <text:p>2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impson St</text:p>
          </table:table-cell>
          <table:table-cell office:value-type="float" office:value="2816132" calcext:value-type="float">
            <text:p>2816132</text:p>
          </table:table-cell>
          <table:table-cell office:value-type="float" office:value="2974529" calcext:value-type="float">
            <text:p>2974529</text:p>
          </table:table-cell>
          <table:table-cell office:value-type="float" office:value="2874093" calcext:value-type="float">
            <text:p>2874093</text:p>
          </table:table-cell>
          <table:table-cell office:value-type="float" office:value="3057192" calcext:value-type="float">
            <text:p>3057192</text:p>
          </table:table-cell>
          <table:table-cell office:value-type="float" office:value="2901513" calcext:value-type="float">
            <text:p>2901513</text:p>
          </table:table-cell>
          <table:table-cell office:value-type="float" office:value="2810789" calcext:value-type="float">
            <text:p>2810789</text:p>
          </table:table-cell>
          <table:table-cell office:value-type="float" office:value="-90724" calcext:value-type="float">
            <text:p>-90724</text:p>
          </table:table-cell>
          <table:table-cell office:value-type="string" calcext:value-type="string">
            <text:p>-3.1%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St Lawrence Av</text:p>
          </table:table-cell>
          <table:table-cell office:value-type="float" office:value="1212190" calcext:value-type="float">
            <text:p>1212190</text:p>
          </table:table-cell>
          <table:table-cell office:value-type="float" office:value="1297041" calcext:value-type="float">
            <text:p>1297041</text:p>
          </table:table-cell>
          <table:table-cell office:value-type="float" office:value="1284770" calcext:value-type="float">
            <text:p>1284770</text:p>
          </table:table-cell>
          <table:table-cell office:value-type="float" office:value="1655340" calcext:value-type="float">
            <text:p>1655340</text:p>
          </table:table-cell>
          <table:table-cell office:value-type="float" office:value="463809" calcext:value-type="float">
            <text:p>463809</text:p>
          </table:table-cell>
          <table:table-cell office:value-type="float" office:value="1212796" calcext:value-type="float">
            <text:p>1212796</text:p>
          </table:table-cell>
          <table:table-cell office:value-type="float" office:value="748987" calcext:value-type="float">
            <text:p>748987</text:p>
          </table:table-cell>
          <table:table-cell office:value-type="string" calcext:value-type="string">
            <text:p>+161.5%</text:p>
          </table:table-cell>
          <table:table-cell office:value-type="float" office:value="325" calcext:value-type="float">
            <text:p>3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Tremont Av</text:p>
          </table:table-cell>
          <table:table-cell office:value-type="float" office:value="2769024" calcext:value-type="float">
            <text:p>2769024</text:p>
          </table:table-cell>
          <table:table-cell office:value-type="float" office:value="2811145" calcext:value-type="float">
            <text:p>2811145</text:p>
          </table:table-cell>
          <table:table-cell office:value-type="float" office:value="2702043" calcext:value-type="float">
            <text:p>2702043</text:p>
          </table:table-cell>
          <table:table-cell office:value-type="float" office:value="2709632" calcext:value-type="float">
            <text:p>2709632</text:p>
          </table:table-cell>
          <table:table-cell office:value-type="float" office:value="2772602" calcext:value-type="float">
            <text:p>2772602</text:p>
          </table:table-cell>
          <table:table-cell office:value-type="float" office:value="2791329" calcext:value-type="float">
            <text:p>2791329</text:p>
          </table:table-cell>
          <table:table-cell office:value-type="float" office:value="18727" calcext:value-type="float">
            <text:p>18727</text:p>
          </table:table-cell>
          <table:table-cell office:value-type="string" calcext:value-type="string">
            <text:p>+0.7%</text:p>
          </table:table-cell>
          <table:table-cell office:value-type="float" office:value="175" calcext:value-type="float">
            <text:p>17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Van Cortlandt Park-242 St</text:p>
          </table:table-cell>
          <table:table-cell office:value-type="float" office:value="1829242" calcext:value-type="float">
            <text:p>1829242</text:p>
          </table:table-cell>
          <table:table-cell office:value-type="float" office:value="1974147" calcext:value-type="float">
            <text:p>1974147</text:p>
          </table:table-cell>
          <table:table-cell office:value-type="float" office:value="1925846" calcext:value-type="float">
            <text:p>1925846</text:p>
          </table:table-cell>
          <table:table-cell office:value-type="float" office:value="1878788" calcext:value-type="float">
            <text:p>1878788</text:p>
          </table:table-cell>
          <table:table-cell office:value-type="float" office:value="1937333" calcext:value-type="float">
            <text:p>1937333</text:p>
          </table:table-cell>
          <table:table-cell office:value-type="float" office:value="2041551" calcext:value-type="float">
            <text:p>2041551</text:p>
          </table:table-cell>
          <table:table-cell office:value-type="float" office:value="104218" calcext:value-type="float">
            <text:p>104218</text:p>
          </table:table-cell>
          <table:table-cell office:value-type="string" calcext:value-type="string">
            <text:p>+5.4%</text:p>
          </table:table-cell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akefield-241 St</text:p>
          </table:table-cell>
          <table:table-cell office:value-type="float" office:value="1272043" calcext:value-type="float">
            <text:p>1272043</text:p>
          </table:table-cell>
          <table:table-cell office:value-type="float" office:value="1344876" calcext:value-type="float">
            <text:p>1344876</text:p>
          </table:table-cell>
          <table:table-cell office:value-type="float" office:value="1340643" calcext:value-type="float">
            <text:p>1340643</text:p>
          </table:table-cell>
          <table:table-cell office:value-type="float" office:value="1471501" calcext:value-type="float">
            <text:p>1471501</text:p>
          </table:table-cell>
          <table:table-cell office:value-type="float" office:value="1560698" calcext:value-type="float">
            <text:p>1560698</text:p>
          </table:table-cell>
          <table:table-cell office:value-type="float" office:value="1603076" calcext:value-type="float">
            <text:p>1603076</text:p>
          </table:table-cell>
          <table:table-cell office:value-type="float" office:value="42378" calcext:value-type="float">
            <text:p>42378</text:p>
          </table:table-cell>
          <table:table-cell office:value-type="string" calcext:value-type="string">
            <text:p>+2.7%</text:p>
          </table:table-cell>
          <table:table-cell office:value-type="float" office:value="281" calcext:value-type="float">
            <text:p>28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 Farms Sq-East Tremont Av</text:p>
          </table:table-cell>
          <table:table-cell office:value-type="float" office:value="2266956" calcext:value-type="float">
            <text:p>2266956</text:p>
          </table:table-cell>
          <table:table-cell office:value-type="float" office:value="2366256" calcext:value-type="float">
            <text:p>2366256</text:p>
          </table:table-cell>
          <table:table-cell office:value-type="float" office:value="2314557" calcext:value-type="float">
            <text:p>2314557</text:p>
          </table:table-cell>
          <table:table-cell office:value-type="float" office:value="2520377" calcext:value-type="float">
            <text:p>2520377</text:p>
          </table:table-cell>
          <table:table-cell office:value-type="float" office:value="2391352" calcext:value-type="float">
            <text:p>2391352</text:p>
          </table:table-cell>
          <table:table-cell office:value-type="float" office:value="2428999" calcext:value-type="float">
            <text:p>2428999</text:p>
          </table:table-cell>
          <table:table-cell office:value-type="float" office:value="37647" calcext:value-type="float">
            <text:p>37647</text:p>
          </table:table-cell>
          <table:table-cell office:value-type="string" calcext:value-type="string">
            <text:p>+1.6%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he Bronx</text:p>
          </table:table-cell>
          <table:table-cell office:value-type="string" calcext:value-type="string">
            <text:p>Westchester Sq-East Tremont Av</text:p>
          </table:table-cell>
          <table:table-cell office:value-type="float" office:value="1791258" calcext:value-type="float">
            <text:p>1791258</text:p>
          </table:table-cell>
          <table:table-cell office:value-type="float" office:value="1883509" calcext:value-type="float">
            <text:p>1883509</text:p>
          </table:table-cell>
          <table:table-cell office:value-type="float" office:value="1828155" calcext:value-type="float">
            <text:p>1828155</text:p>
          </table:table-cell>
          <table:table-cell office:value-type="float" office:value="1885522" calcext:value-type="float">
            <text:p>1885522</text:p>
          </table:table-cell>
          <table:table-cell office:value-type="float" office:value="1993343" calcext:value-type="float">
            <text:p>1993343</text:p>
          </table:table-cell>
          <table:table-cell office:value-type="float" office:value="1964525" calcext:value-type="float">
            <text:p>1964525</text:p>
          </table:table-cell>
          <table:table-cell office:value-type="float" office:value="-28818" calcext:value-type="float">
            <text:p>-28818</text:p>
          </table:table-cell>
          <table:table-cell office:value-type="string" calcext:value-type="string">
            <text:p>-1.4%</text:p>
          </table:table-cell>
          <table:table-cell office:value-type="float" office:value="237" calcext:value-type="float">
            <text:p>2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hitlock Av</text:p>
          </table:table-cell>
          <table:table-cell office:value-type="float" office:value="459855" calcext:value-type="float">
            <text:p>459855</text:p>
          </table:table-cell>
          <table:table-cell office:value-type="float" office:value="475282" calcext:value-type="float">
            <text:p>475282</text:p>
          </table:table-cell>
          <table:table-cell office:value-type="float" office:value="480146" calcext:value-type="float">
            <text:p>480146</text:p>
          </table:table-cell>
          <table:table-cell office:value-type="float" office:value="163461" calcext:value-type="float">
            <text:p>163461</text:p>
          </table:table-cell>
          <table:table-cell office:value-type="float" office:value="726747" calcext:value-type="float">
            <text:p>726747</text:p>
          </table:table-cell>
          <table:table-cell office:value-type="float" office:value="524988" calcext:value-type="float">
            <text:p>524988</text:p>
          </table:table-cell>
          <table:table-cell office:value-type="float" office:value="-201759" calcext:value-type="float">
            <text:p>-201759</text:p>
          </table:table-cell>
          <table:table-cell office:value-type="string" calcext:value-type="string">
            <text:p>-27.8%</text:p>
          </table:table-cell>
          <table:table-cell office:value-type="float" office:value="402" calcext:value-type="float">
            <text:p>4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Woodlawn</text:p>
          </table:table-cell>
          <table:table-cell office:value-type="float" office:value="1963703" calcext:value-type="float">
            <text:p>1963703</text:p>
          </table:table-cell>
          <table:table-cell office:value-type="float" office:value="2051564" calcext:value-type="float">
            <text:p>2051564</text:p>
          </table:table-cell>
          <table:table-cell office:value-type="float" office:value="2194906" calcext:value-type="float">
            <text:p>2194906</text:p>
          </table:table-cell>
          <table:table-cell office:value-type="float" office:value="2379276" calcext:value-type="float">
            <text:p>2379276</text:p>
          </table:table-cell>
          <table:table-cell office:value-type="float" office:value="2494092" calcext:value-type="float">
            <text:p>2494092</text:p>
          </table:table-cell>
          <table:table-cell office:value-type="float" office:value="2417765" calcext:value-type="float">
            <text:p>2417765</text:p>
          </table:table-cell>
          <table:table-cell office:value-type="float" office:value="-76327" calcext:value-type="float">
            <text:p>-76327</text:p>
          </table:table-cell>
          <table:table-cell office:value-type="string" calcext:value-type="string">
            <text:p>-3.1%</text:p>
          </table:table-cell>
          <table:table-cell office:value-type="float" office:value="191" calcext:value-type="float">
            <text:p>1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he Bronx</text:p>
          </table:table-cell>
          <table:table-cell office:value-type="string" calcext:value-type="string">
            <text:p>Zerega Av</text:p>
          </table:table-cell>
          <table:table-cell office:value-type="float" office:value="688598" calcext:value-type="float">
            <text:p>688598</text:p>
          </table:table-cell>
          <table:table-cell office:value-type="float" office:value="736708" calcext:value-type="float">
            <text:p>736708</text:p>
          </table:table-cell>
          <table:table-cell office:value-type="float" office:value="713198" calcext:value-type="float">
            <text:p>713198</text:p>
          </table:table-cell>
          <table:table-cell office:value-type="float" office:value="759280" calcext:value-type="float">
            <text:p>759280</text:p>
          </table:table-cell>
          <table:table-cell office:value-type="float" office:value="825755" calcext:value-type="float">
            <text:p>825755</text:p>
          </table:table-cell>
          <table:table-cell office:value-type="float" office:value="849815" calcext:value-type="float">
            <text:p>849815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+2.9%</text:p>
          </table:table-cell>
          <table:table-cell office:value-type="float" office:value="375" calcext:value-type="float">
            <text:p>375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Brooklyn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5 St-Prospect Park</text:p>
          </table:table-cell>
          <table:table-cell office:value-type="float" office:value="1848820" calcext:value-type="float">
            <text:p>1848820</text:p>
          </table:table-cell>
          <table:table-cell office:value-type="float" office:value="1849326" calcext:value-type="float">
            <text:p>1849326</text:p>
          </table:table-cell>
          <table:table-cell office:value-type="float" office:value="1844403" calcext:value-type="float">
            <text:p>1844403</text:p>
          </table:table-cell>
          <table:table-cell office:value-type="float" office:value="1922348" calcext:value-type="float">
            <text:p>1922348</text:p>
          </table:table-cell>
          <table:table-cell office:value-type="float" office:value="1449241" calcext:value-type="float">
            <text:p>1449241</text:p>
          </table:table-cell>
          <table:table-cell office:value-type="float" office:value="1852346" calcext:value-type="float">
            <text:p>1852346</text:p>
          </table:table-cell>
          <table:table-cell office:value-type="float" office:value="403105" calcext:value-type="float">
            <text:p>403105</text:p>
          </table:table-cell>
          <table:table-cell office:value-type="string" calcext:value-type="string">
            <text:p>+27.8%</text:p>
          </table:table-cell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</text:p>
          </table:table-cell>
          <table:table-cell office:value-type="float" office:value="1653638" calcext:value-type="float">
            <text:p>1653638</text:p>
          </table:table-cell>
          <table:table-cell office:value-type="float" office:value="1792316" calcext:value-type="float">
            <text:p>1792316</text:p>
          </table:table-cell>
          <table:table-cell office:value-type="float" office:value="1740190" calcext:value-type="float">
            <text:p>1740190</text:p>
          </table:table-cell>
          <table:table-cell office:value-type="float" office:value="1752952" calcext:value-type="float">
            <text:p>1752952</text:p>
          </table:table-cell>
          <table:table-cell office:value-type="float" office:value="1654305" calcext:value-type="float">
            <text:p>1654305</text:p>
          </table:table-cell>
          <table:table-cell office:value-type="float" office:value="1661770" calcext:value-type="float">
            <text:p>1661770</text:p>
          </table:table-cell>
          <table:table-cell office:value-type="float" office:value="7465" calcext:value-type="float">
            <text:p>7465</text:p>
          </table:table-cell>
          <table:table-cell office:value-type="string" calcext:value-type="string">
            <text:p>+0.5%</text:p>
          </table:table-cell>
          <table:table-cell office:value-type="float" office:value="273" calcext:value-type="float">
            <text:p>2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</text:p>
          </table:table-cell>
          <table:table-cell office:value-type="float" office:value="1288783" calcext:value-type="float">
            <text:p>1288783</text:p>
          </table:table-cell>
          <table:table-cell office:value-type="float" office:value="1311236" calcext:value-type="float">
            <text:p>1311236</text:p>
          </table:table-cell>
          <table:table-cell office:value-type="float" office:value="1258172" calcext:value-type="float">
            <text:p>1258172</text:p>
          </table:table-cell>
          <table:table-cell office:value-type="float" office:value="1287551" calcext:value-type="float">
            <text:p>1287551</text:p>
          </table:table-cell>
          <table:table-cell office:value-type="float" office:value="1306839" calcext:value-type="float">
            <text:p>1306839</text:p>
          </table:table-cell>
          <table:table-cell office:value-type="float" office:value="1294568" calcext:value-type="float">
            <text:p>1294568</text:p>
          </table:table-cell>
          <table:table-cell office:value-type="float" office:value="-12271" calcext:value-type="float">
            <text:p>-12271</text:p>
          </table:table-cell>
          <table:table-cell office:value-type="string" calcext:value-type="string">
            <text:p>-0.9%</text:p>
          </table:table-cell>
          <table:table-cell office:value-type="float" office:value="315" calcext:value-type="float">
            <text:p>3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18 Av</text:p>
          </table:table-cell>
          <table:table-cell office:value-type="float" office:value="1451716" calcext:value-type="float">
            <text:p>1451716</text:p>
          </table:table-cell>
          <table:table-cell office:value-type="float" office:value="1614019" calcext:value-type="float">
            <text:p>1614019</text:p>
          </table:table-cell>
          <table:table-cell office:value-type="float" office:value="1717106" calcext:value-type="float">
            <text:p>1717106</text:p>
          </table:table-cell>
          <table:table-cell office:value-type="float" office:value="1676056" calcext:value-type="float">
            <text:p>1676056</text:p>
          </table:table-cell>
          <table:table-cell office:value-type="float" office:value="1828462" calcext:value-type="float">
            <text:p>1828462</text:p>
          </table:table-cell>
          <table:table-cell office:value-type="float" office:value="1819255" calcext:value-type="float">
            <text:p>1819255</text:p>
          </table:table-cell>
          <table:table-cell office:value-type="float" office:value="-9207" calcext:value-type="float">
            <text:p>-9207</text:p>
          </table:table-cell>
          <table:table-cell office:value-type="string" calcext:value-type="string">
            <text:p>-0.5%</text:p>
          </table:table-cell>
          <table:table-cell office:value-type="float" office:value="251" calcext:value-type="float">
            <text:p>2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</text:p>
          </table:table-cell>
          <table:table-cell office:value-type="float" office:value="1408668" calcext:value-type="float">
            <text:p>1408668</text:p>
          </table:table-cell>
          <table:table-cell office:value-type="float" office:value="1489652" calcext:value-type="float">
            <text:p>1489652</text:p>
          </table:table-cell>
          <table:table-cell office:value-type="float" office:value="1419604" calcext:value-type="float">
            <text:p>1419604</text:p>
          </table:table-cell>
          <table:table-cell office:value-type="float" office:value="1409313" calcext:value-type="float">
            <text:p>1409313</text:p>
          </table:table-cell>
          <table:table-cell office:value-type="float" office:value="1370001" calcext:value-type="float">
            <text:p>1370001</text:p>
          </table:table-cell>
          <table:table-cell office:value-type="float" office:value="1377648" calcext:value-type="float">
            <text:p>1377648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+0.6%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0 Av</text:p>
          </table:table-cell>
          <table:table-cell office:value-type="float" office:value="1074076" calcext:value-type="float">
            <text:p>1074076</text:p>
          </table:table-cell>
          <table:table-cell office:value-type="float" office:value="1183329" calcext:value-type="float">
            <text:p>1183329</text:p>
          </table:table-cell>
          <table:table-cell office:value-type="float" office:value="1253690" calcext:value-type="float">
            <text:p>1253690</text:p>
          </table:table-cell>
          <table:table-cell office:value-type="float" office:value="1194973" calcext:value-type="float">
            <text:p>1194973</text:p>
          </table:table-cell>
          <table:table-cell office:value-type="float" office:value="1220065" calcext:value-type="float">
            <text:p>1220065</text:p>
          </table:table-cell>
          <table:table-cell office:value-type="float" office:value="1245145" calcext:value-type="float">
            <text:p>1245145</text:p>
          </table:table-cell>
          <table:table-cell office:value-type="float" office:value="25080" calcext:value-type="float">
            <text:p>25080</text:p>
          </table:table-cell>
          <table:table-cell office:value-type="string" calcext:value-type="string">
            <text:p>+2.1%</text:p>
          </table:table-cell>
          <table:table-cell office:value-type="float" office:value="321" calcext:value-type="float">
            <text:p>3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Av</text:p>
          </table:table-cell>
          <table:table-cell office:value-type="float" office:value="1354147" calcext:value-type="float">
            <text:p>1354147</text:p>
          </table:table-cell>
          <table:table-cell office:value-type="float" office:value="1404084" calcext:value-type="float">
            <text:p>1404084</text:p>
          </table:table-cell>
          <table:table-cell office:value-type="float" office:value="1329003" calcext:value-type="float">
            <text:p>1329003</text:p>
          </table:table-cell>
          <table:table-cell office:value-type="float" office:value="1328491" calcext:value-type="float">
            <text:p>1328491</text:p>
          </table:table-cell>
          <table:table-cell office:value-type="float" office:value="1266146" calcext:value-type="float">
            <text:p>1266146</text:p>
          </table:table-cell>
          <table:table-cell office:value-type="float" office:value="1206526" calcext:value-type="float">
            <text:p>1206526</text:p>
          </table:table-cell>
          <table:table-cell office:value-type="float" office:value="-59620" calcext:value-type="float">
            <text:p>-59620</text:p>
          </table:table-cell>
          <table:table-cell office:value-type="string" calcext:value-type="string">
            <text:p>-4.7%</text:p>
          </table:table-cell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25 St</text:p>
          </table:table-cell>
          <table:table-cell office:value-type="float" office:value="1199657" calcext:value-type="float">
            <text:p>1199657</text:p>
          </table:table-cell>
          <table:table-cell office:value-type="float" office:value="1223561" calcext:value-type="float">
            <text:p>1223561</text:p>
          </table:table-cell>
          <table:table-cell office:value-type="float" office:value="1179455" calcext:value-type="float">
            <text:p>1179455</text:p>
          </table:table-cell>
          <table:table-cell office:value-type="float" office:value="1208827" calcext:value-type="float">
            <text:p>1208827</text:p>
          </table:table-cell>
          <table:table-cell office:value-type="float" office:value="1243737" calcext:value-type="float">
            <text:p>1243737</text:p>
          </table:table-cell>
          <table:table-cell office:value-type="float" office:value="1198226" calcext:value-type="float">
            <text:p>1198226</text:p>
          </table:table-cell>
          <table:table-cell office:value-type="float" office:value="-45511" calcext:value-type="float">
            <text:p>-45511</text:p>
          </table:table-cell>
          <table:table-cell office:value-type="string" calcext:value-type="string">
            <text:p>-3.7%</text:p>
          </table:table-cell>
          <table:table-cell office:value-type="float" office:value="327" calcext:value-type="float">
            <text:p>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36 St</text:p>
          </table:table-cell>
          <table:table-cell office:value-type="float" office:value="3344295" calcext:value-type="float">
            <text:p>3344295</text:p>
          </table:table-cell>
          <table:table-cell office:value-type="float" office:value="3567379" calcext:value-type="float">
            <text:p>3567379</text:p>
          </table:table-cell>
          <table:table-cell office:value-type="float" office:value="3444333" calcext:value-type="float">
            <text:p>3444333</text:p>
          </table:table-cell>
          <table:table-cell office:value-type="float" office:value="3567832" calcext:value-type="float">
            <text:p>3567832</text:p>
          </table:table-cell>
          <table:table-cell office:value-type="float" office:value="3659139" calcext:value-type="float">
            <text:p>3659139</text:p>
          </table:table-cell>
          <table:table-cell office:value-type="float" office:value="3772420" calcext:value-type="float">
            <text:p>3772420</text:p>
          </table:table-cell>
          <table:table-cell office:value-type="float" office:value="113281" calcext:value-type="float">
            <text:p>113281</text:p>
          </table:table-cell>
          <table:table-cell office:value-type="string" calcext:value-type="string">
            <text:p>+3.1%</text:p>
          </table:table-cell>
          <table:table-cell office:value-type="float" office:value="125" calcext:value-type="float">
            <text:p>1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 Av/9 St</text:p>
          </table:table-cell>
          <table:table-cell office:value-type="float" office:value="3220717" calcext:value-type="float">
            <text:p>3220717</text:p>
          </table:table-cell>
          <table:table-cell office:value-type="float" office:value="3433636" calcext:value-type="float">
            <text:p>3433636</text:p>
          </table:table-cell>
          <table:table-cell office:value-type="float" office:value="3494753" calcext:value-type="float">
            <text:p>3494753</text:p>
          </table:table-cell>
          <table:table-cell office:value-type="float" office:value="3672622" calcext:value-type="float">
            <text:p>3672622</text:p>
          </table:table-cell>
          <table:table-cell office:value-type="float" office:value="4020665" calcext:value-type="float">
            <text:p>4020665</text:p>
          </table:table-cell>
          <table:table-cell office:value-type="float" office:value="4300400" calcext:value-type="float">
            <text:p>4300400</text:p>
          </table:table-cell>
          <table:table-cell office:value-type="float" office:value="279735" calcext:value-type="float">
            <text:p>279735</text:p>
          </table:table-cell>
          <table:table-cell office:value-type="string" calcext:value-type="string">
            <text:p>+7.0%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45 St</text:p>
          </table:table-cell>
          <table:table-cell office:value-type="float" office:value="2285612" calcext:value-type="float">
            <text:p>2285612</text:p>
          </table:table-cell>
          <table:table-cell office:value-type="float" office:value="2358187" calcext:value-type="float">
            <text:p>2358187</text:p>
          </table:table-cell>
          <table:table-cell office:value-type="float" office:value="2317470" calcext:value-type="float">
            <text:p>2317470</text:p>
          </table:table-cell>
          <table:table-cell office:value-type="float" office:value="2284356" calcext:value-type="float">
            <text:p>2284356</text:p>
          </table:table-cell>
          <table:table-cell office:value-type="float" office:value="2328141" calcext:value-type="float">
            <text:p>2328141</text:p>
          </table:table-cell>
          <table:table-cell office:value-type="float" office:value="2255877" calcext:value-type="float">
            <text:p>2255877</text:p>
          </table:table-cell>
          <table:table-cell office:value-type="float" office:value="-72264" calcext:value-type="float">
            <text:p>-72264</text:p>
          </table:table-cell>
          <table:table-cell office:value-type="string" calcext:value-type="string">
            <text:p>-3.1%</text:p>
          </table:table-cell>
          <table:table-cell office:value-type="float" office:value="201" calcext:value-type="float">
            <text:p>2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0 St</text:p>
          </table:table-cell>
          <table:table-cell office:value-type="float" office:value="1002804" calcext:value-type="float">
            <text:p>1002804</text:p>
          </table:table-cell>
          <table:table-cell office:value-type="float" office:value="1008658" calcext:value-type="float">
            <text:p>1008658</text:p>
          </table:table-cell>
          <table:table-cell office:value-type="float" office:value="944314" calcext:value-type="float">
            <text:p>944314</text:p>
          </table:table-cell>
          <table:table-cell office:value-type="float" office:value="942902" calcext:value-type="float">
            <text:p>942902</text:p>
          </table:table-cell>
          <table:table-cell office:value-type="float" office:value="897609" calcext:value-type="float">
            <text:p>897609</text:p>
          </table:table-cell>
          <table:table-cell office:value-type="float" office:value="941157" calcext:value-type="float">
            <text:p>941157</text:p>
          </table:table-cell>
          <table:table-cell office:value-type="float" office:value="43548" calcext:value-type="float">
            <text:p>43548</text:p>
          </table:table-cell>
          <table:table-cell office:value-type="string" calcext:value-type="string">
            <text:p>+4.9%</text:p>
          </table:table-cell>
          <table:table-cell office:value-type="float" office:value="363" calcext:value-type="float">
            <text:p>3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3 St</text:p>
          </table:table-cell>
          <table:table-cell office:value-type="float" office:value="2416483" calcext:value-type="float">
            <text:p>2416483</text:p>
          </table:table-cell>
          <table:table-cell office:value-type="float" office:value="2453450" calcext:value-type="float">
            <text:p>2453450</text:p>
          </table:table-cell>
          <table:table-cell office:value-type="float" office:value="2382707" calcext:value-type="float">
            <text:p>2382707</text:p>
          </table:table-cell>
          <table:table-cell office:value-type="float" office:value="2370851" calcext:value-type="float">
            <text:p>2370851</text:p>
          </table:table-cell>
          <table:table-cell office:value-type="float" office:value="2401105" calcext:value-type="float">
            <text:p>2401105</text:p>
          </table:table-cell>
          <table:table-cell office:value-type="float" office:value="2357449" calcext:value-type="float">
            <text:p>2357449</text:p>
          </table:table-cell>
          <table:table-cell office:value-type="float" office:value="-43656" calcext:value-type="float">
            <text:p>-43656</text:p>
          </table:table-cell>
          <table:table-cell office:value-type="string" calcext:value-type="string">
            <text:p>-1.8%</text:p>
          </table:table-cell>
          <table:table-cell office:value-type="float" office:value="193" calcext:value-type="float">
            <text:p>1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5 St</text:p>
          </table:table-cell>
          <table:table-cell office:value-type="float" office:value="622180" calcext:value-type="float">
            <text:p>622180</text:p>
          </table:table-cell>
          <table:table-cell office:value-type="float" office:value="627136" calcext:value-type="float">
            <text:p>627136</text:p>
          </table:table-cell>
          <table:table-cell office:value-type="float" office:value="577138" calcext:value-type="float">
            <text:p>577138</text:p>
          </table:table-cell>
          <table:table-cell office:value-type="float" office:value="580913" calcext:value-type="float">
            <text:p>580913</text:p>
          </table:table-cell>
          <table:table-cell office:value-type="float" office:value="586282" calcext:value-type="float">
            <text:p>586282</text:p>
          </table:table-cell>
          <table:table-cell office:value-type="float" office:value="546080" calcext:value-type="float">
            <text:p>546080</text:p>
          </table:table-cell>
          <table:table-cell office:value-type="float" office:value="-40202" calcext:value-type="float">
            <text:p>-40202</text:p>
          </table:table-cell>
          <table:table-cell office:value-type="string" calcext:value-type="string">
            <text:p>-6.9%</text:p>
          </table:table-cell>
          <table:table-cell office:value-type="float" office:value="401" calcext:value-type="float">
            <text:p>4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59 St</text:p>
          </table:table-cell>
          <table:table-cell office:value-type="float" office:value="3705952" calcext:value-type="float">
            <text:p>3705952</text:p>
          </table:table-cell>
          <table:table-cell office:value-type="float" office:value="3833772" calcext:value-type="float">
            <text:p>3833772</text:p>
          </table:table-cell>
          <table:table-cell office:value-type="float" office:value="3736347" calcext:value-type="float">
            <text:p>3736347</text:p>
          </table:table-cell>
          <table:table-cell office:value-type="float" office:value="3867990" calcext:value-type="float">
            <text:p>3867990</text:p>
          </table:table-cell>
          <table:table-cell office:value-type="float" office:value="3819141" calcext:value-type="float">
            <text:p>3819141</text:p>
          </table:table-cell>
          <table:table-cell office:value-type="float" office:value="3848745" calcext:value-type="float">
            <text:p>3848745</text:p>
          </table:table-cell>
          <table:table-cell office:value-type="float" office:value="29604" calcext:value-type="float">
            <text:p>29604</text:p>
          </table:table-cell>
          <table:table-cell office:value-type="string" calcext:value-type="string">
            <text:p>+0.8%</text:p>
          </table:table-cell>
          <table:table-cell office:value-type="float" office:value="123" calcext:value-type="float">
            <text:p>1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</text:p>
          </table:table-cell>
          <table:table-cell office:value-type="float" office:value="2919809" calcext:value-type="float">
            <text:p>2919809</text:p>
          </table:table-cell>
          <table:table-cell office:value-type="float" office:value="3071778" calcext:value-type="float">
            <text:p>3071778</text:p>
          </table:table-cell>
          <table:table-cell office:value-type="float" office:value="3014532" calcext:value-type="float">
            <text:p>3014532</text:p>
          </table:table-cell>
          <table:table-cell office:value-type="float" office:value="3064214" calcext:value-type="float">
            <text:p>3064214</text:p>
          </table:table-cell>
          <table:table-cell office:value-type="float" office:value="2953368" calcext:value-type="float">
            <text:p>2953368</text:p>
          </table:table-cell>
          <table:table-cell office:value-type="float" office:value="2824839" calcext:value-type="float">
            <text:p>2824839</text:p>
          </table:table-cell>
          <table:table-cell office:value-type="float" office:value="-128529" calcext:value-type="float">
            <text:p>-128529</text:p>
          </table:table-cell>
          <table:table-cell office:value-type="string" calcext:value-type="string">
            <text:p>-4.4%</text:p>
          </table:table-cell>
          <table:table-cell office:value-type="float" office:value="171" calcext:value-type="float">
            <text:p>1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 Av</text:p>
          </table:table-cell>
          <table:table-cell office:value-type="float" office:value="3507448" calcext:value-type="float">
            <text:p>3507448</text:p>
          </table:table-cell>
          <table:table-cell office:value-type="float" office:value="3451277" calcext:value-type="float">
            <text:p>3451277</text:p>
          </table:table-cell>
          <table:table-cell office:value-type="float" office:value="3316537" calcext:value-type="float">
            <text:p>3316537</text:p>
          </table:table-cell>
          <table:table-cell office:value-type="float" office:value="3397045" calcext:value-type="float">
            <text:p>3397045</text:p>
          </table:table-cell>
          <table:table-cell office:value-type="float" office:value="3934545" calcext:value-type="float">
            <text:p>3934545</text:p>
          </table:table-cell>
          <table:table-cell office:value-type="float" office:value="3699471" calcext:value-type="float">
            <text:p>3699471</text:p>
          </table:table-cell>
          <table:table-cell office:value-type="float" office:value="-235074" calcext:value-type="float">
            <text:p>-235074</text:p>
          </table:table-cell>
          <table:table-cell office:value-type="string" calcext:value-type="string">
            <text:p>-6.0%</text:p>
          </table:table-cell>
          <table:table-cell office:value-type="float" office:value="129" calcext:value-type="float">
            <text:p>1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1 St</text:p>
          </table:table-cell>
          <table:table-cell office:value-type="float" office:value="1384920" calcext:value-type="float">
            <text:p>1384920</text:p>
          </table:table-cell>
          <table:table-cell office:value-type="float" office:value="1434010" calcext:value-type="float">
            <text:p>1434010</text:p>
          </table:table-cell>
          <table:table-cell office:value-type="float" office:value="1308071" calcext:value-type="float">
            <text:p>1308071</text:p>
          </table:table-cell>
          <table:table-cell office:value-type="float" office:value="1332009" calcext:value-type="float">
            <text:p>1332009</text:p>
          </table:table-cell>
          <table:table-cell office:value-type="float" office:value="1115321" calcext:value-type="float">
            <text:p>1115321</text:p>
          </table:table-cell>
          <table:table-cell office:value-type="float" office:value="1191257" calcext:value-type="float">
            <text:p>1191257</text:p>
          </table:table-cell>
          <table:table-cell office:value-type="float" office:value="75936" calcext:value-type="float">
            <text:p>75936</text:p>
          </table:table-cell>
          <table:table-cell office:value-type="string" calcext:value-type="string">
            <text:p>+6.8%</text:p>
          </table:table-cell>
          <table:table-cell office:value-type="float" office:value="328" calcext:value-type="float">
            <text:p>3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7 St</text:p>
          </table:table-cell>
          <table:table-cell office:value-type="float" office:value="1503433" calcext:value-type="float">
            <text:p>1503433</text:p>
          </table:table-cell>
          <table:table-cell office:value-type="float" office:value="1584765" calcext:value-type="float">
            <text:p>1584765</text:p>
          </table:table-cell>
          <table:table-cell office:value-type="float" office:value="1539875" calcext:value-type="float">
            <text:p>1539875</text:p>
          </table:table-cell>
          <table:table-cell office:value-type="float" office:value="1545617" calcext:value-type="float">
            <text:p>1545617</text:p>
          </table:table-cell>
          <table:table-cell office:value-type="float" office:value="1579635" calcext:value-type="float">
            <text:p>1579635</text:p>
          </table:table-cell>
          <table:table-cell office:value-type="float" office:value="1600644" calcext:value-type="float">
            <text:p>1600644</text:p>
          </table:table-cell>
          <table:table-cell office:value-type="float" office:value="21009" calcext:value-type="float">
            <text:p>21009</text:p>
          </table:table-cell>
          <table:table-cell office:value-type="string" calcext:value-type="string">
            <text:p>+1.3%</text:p>
          </table:table-cell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79 St</text:p>
          </table:table-cell>
          <table:table-cell office:value-type="float" office:value="1730863" calcext:value-type="float">
            <text:p>1730863</text:p>
          </table:table-cell>
          <table:table-cell office:value-type="float" office:value="1781752" calcext:value-type="float">
            <text:p>1781752</text:p>
          </table:table-cell>
          <table:table-cell office:value-type="float" office:value="1694385" calcext:value-type="float">
            <text:p>1694385</text:p>
          </table:table-cell>
          <table:table-cell office:value-type="float" office:value="1728820" calcext:value-type="float">
            <text:p>1728820</text:p>
          </table:table-cell>
          <table:table-cell office:value-type="float" office:value="1633616" calcext:value-type="float">
            <text:p>1633616</text:p>
          </table:table-cell>
          <table:table-cell office:value-type="float" office:value="1651785" calcext:value-type="float">
            <text:p>1651785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+1.1%</text:p>
          </table:table-cell>
          <table:table-cell office:value-type="float" office:value="274" calcext:value-type="float">
            <text:p>2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 Av</text:p>
          </table:table-cell>
          <table:table-cell office:value-type="float" office:value="2943759" calcext:value-type="float">
            <text:p>2943759</text:p>
          </table:table-cell>
          <table:table-cell office:value-type="float" office:value="3196930" calcext:value-type="float">
            <text:p>3196930</text:p>
          </table:table-cell>
          <table:table-cell office:value-type="float" office:value="3384130" calcext:value-type="float">
            <text:p>3384130</text:p>
          </table:table-cell>
          <table:table-cell office:value-type="float" office:value="3475890" calcext:value-type="float">
            <text:p>3475890</text:p>
          </table:table-cell>
          <table:table-cell office:value-type="float" office:value="3484429" calcext:value-type="float">
            <text:p>3484429</text:p>
          </table:table-cell>
          <table:table-cell office:value-type="float" office:value="3559576" calcext:value-type="float">
            <text:p>3559576</text:p>
          </table:table-cell>
          <table:table-cell office:value-type="float" office:value="75147" calcext:value-type="float">
            <text:p>75147</text:p>
          </table:table-cell>
          <table:table-cell office:value-type="string" calcext:value-type="string">
            <text:p>+2.2%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</text:p>
          </table:table-cell>
          <table:table-cell office:value-type="float" office:value="619906" calcext:value-type="float">
            <text:p>619906</text:p>
          </table:table-cell>
          <table:table-cell office:value-type="float" office:value="684815" calcext:value-type="float">
            <text:p>684815</text:p>
          </table:table-cell>
          <table:table-cell office:value-type="float" office:value="736775" calcext:value-type="float">
            <text:p>736775</text:p>
          </table:table-cell>
          <table:table-cell office:value-type="float" office:value="770621" calcext:value-type="float">
            <text:p>770621</text:p>
          </table:table-cell>
          <table:table-cell office:value-type="float" office:value="796379" calcext:value-type="float">
            <text:p>796379</text:p>
          </table:table-cell>
          <table:table-cell office:value-type="float" office:value="811332" calcext:value-type="float">
            <text:p>811332</text:p>
          </table:table-cell>
          <table:table-cell office:value-type="float" office:value="14953" calcext:value-type="float">
            <text:p>14953</text:p>
          </table:table-cell>
          <table:table-cell office:value-type="string" calcext:value-type="string">
            <text:p>+1.9%</text:p>
          </table:table-cell>
          <table:table-cell office:value-type="float" office:value="378" calcext:value-type="float">
            <text:p>3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86 St</text:p>
          </table:table-cell>
          <table:table-cell office:value-type="float" office:value="3226321" calcext:value-type="float">
            <text:p>3226321</text:p>
          </table:table-cell>
          <table:table-cell office:value-type="float" office:value="3343893" calcext:value-type="float">
            <text:p>3343893</text:p>
          </table:table-cell>
          <table:table-cell office:value-type="float" office:value="3274415" calcext:value-type="float">
            <text:p>3274415</text:p>
          </table:table-cell>
          <table:table-cell office:value-type="float" office:value="3306164" calcext:value-type="float">
            <text:p>3306164</text:p>
          </table:table-cell>
          <table:table-cell office:value-type="float" office:value="3445470" calcext:value-type="float">
            <text:p>3445470</text:p>
          </table:table-cell>
          <table:table-cell office:value-type="float" office:value="3515085" calcext:value-type="float">
            <text:p>3515085</text:p>
          </table:table-cell>
          <table:table-cell office:value-type="float" office:value="69615" calcext:value-type="float">
            <text:p>69615</text:p>
          </table:table-cell>
          <table:table-cell office:value-type="string" calcext:value-type="string">
            <text:p>+2.0%</text:p>
          </table:table-cell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9 Av</text:p>
          </table:table-cell>
          <table:table-cell office:value-type="float" office:value="1861608" calcext:value-type="float">
            <text:p>1861608</text:p>
          </table:table-cell>
          <table:table-cell office:value-type="float" office:value="1968068" calcext:value-type="float">
            <text:p>1968068</text:p>
          </table:table-cell>
          <table:table-cell office:value-type="float" office:value="1873361" calcext:value-type="float">
            <text:p>1873361</text:p>
          </table:table-cell>
          <table:table-cell office:value-type="float" office:value="1863019" calcext:value-type="float">
            <text:p>1863019</text:p>
          </table:table-cell>
          <table:table-cell office:value-type="float" office:value="1681423" calcext:value-type="float">
            <text:p>1681423</text:p>
          </table:table-cell>
          <table:table-cell office:value-type="float" office:value="1668767" calcext:value-type="float">
            <text:p>1668767</text:p>
          </table:table-cell>
          <table:table-cell office:value-type="float" office:value="-12656" calcext:value-type="float">
            <text:p>-12656</text:p>
          </table:table-cell>
          <table:table-cell office:value-type="string" calcext:value-type="string">
            <text:p>-0.8%</text:p>
          </table:table-cell>
          <table:table-cell office:value-type="float" office:value="272" calcext:value-type="float">
            <text:p>2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labama Av</text:p>
          </table:table-cell>
          <table:table-cell office:value-type="float" office:value="605337" calcext:value-type="float">
            <text:p>605337</text:p>
          </table:table-cell>
          <table:table-cell office:value-type="float" office:value="675258" calcext:value-type="float">
            <text:p>675258</text:p>
          </table:table-cell>
          <table:table-cell office:value-type="float" office:value="683329" calcext:value-type="float">
            <text:p>683329</text:p>
          </table:table-cell>
          <table:table-cell office:value-type="float" office:value="712714" calcext:value-type="float">
            <text:p>712714</text:p>
          </table:table-cell>
          <table:table-cell office:value-type="float" office:value="759581" calcext:value-type="float">
            <text:p>759581</text:p>
          </table:table-cell>
          <table:table-cell office:value-type="float" office:value="772447" calcext:value-type="float">
            <text:p>772447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+1.7%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Brooklyn</text:p>
          </table:table-cell>
          <table:table-cell office:value-type="string" calcext:value-type="string">
            <text:p>Atlantic Av-Barclays CtrD train icon</text:p>
          </table:table-cell>
          <table:table-cell office:value-type="float" office:value="9643487" calcext:value-type="float">
            <text:p>9643487</text:p>
          </table:table-cell>
          <table:table-cell office:value-type="float" office:value="10121151" calcext:value-type="float">
            <text:p>10121151</text:p>
          </table:table-cell>
          <table:table-cell office:value-type="float" office:value="10039490" calcext:value-type="float">
            <text:p>10039490</text:p>
          </table:table-cell>
          <table:table-cell office:value-type="float" office:value="10478354" calcext:value-type="float">
            <text:p>10478354</text:p>
          </table:table-cell>
          <table:table-cell office:value-type="float" office:value="10726332" calcext:value-type="float">
            <text:p>10726332</text:p>
          </table:table-cell>
          <table:table-cell office:value-type="float" office:value="11526090" calcext:value-type="float">
            <text:p>11526090</text:p>
          </table:table-cell>
          <table:table-cell office:value-type="float" office:value="799758" calcext:value-type="float">
            <text:p>799758</text:p>
          </table:table-cell>
          <table:table-cell office:value-type="string" calcext:value-type="string">
            <text:p>+7.5%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tlantic Av</text:p>
          </table:table-cell>
          <table:table-cell office:value-type="float" office:value="339874" calcext:value-type="float">
            <text:p>339874</text:p>
          </table:table-cell>
          <table:table-cell office:value-type="float" office:value="386672" calcext:value-type="float">
            <text:p>386672</text:p>
          </table:table-cell>
          <table:table-cell office:value-type="float" office:value="395884" calcext:value-type="float">
            <text:p>395884</text:p>
          </table:table-cell>
          <table:table-cell office:value-type="float" office:value="424208" calcext:value-type="float">
            <text:p>424208</text:p>
          </table:table-cell>
          <table:table-cell office:value-type="float" office:value="427914" calcext:value-type="float">
            <text:p>427914</text:p>
          </table:table-cell>
          <table:table-cell office:value-type="float" office:value="444960" calcext:value-type="float">
            <text:p>444960</text:p>
          </table:table-cell>
          <table:table-cell office:value-type="float" office:value="17046" calcext:value-type="float">
            <text:p>17046</text:p>
          </table:table-cell>
          <table:table-cell office:value-type="string" calcext:value-type="string">
            <text:p>+4.0%</text:p>
          </table:table-cell>
          <table:table-cell office:value-type="float" office:value="407" calcext:value-type="float">
            <text:p>4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H</text:p>
          </table:table-cell>
          <table:table-cell office:value-type="float" office:value="850208" calcext:value-type="float">
            <text:p>850208</text:p>
          </table:table-cell>
          <table:table-cell office:value-type="float" office:value="887650" calcext:value-type="float">
            <text:p>887650</text:p>
          </table:table-cell>
          <table:table-cell office:value-type="float" office:value="819739" calcext:value-type="float">
            <text:p>819739</text:p>
          </table:table-cell>
          <table:table-cell office:value-type="float" office:value="662564" calcext:value-type="float">
            <text:p>662564</text:p>
          </table:table-cell>
          <table:table-cell office:value-type="float" office:value="521818" calcext:value-type="float">
            <text:p>521818</text:p>
          </table:table-cell>
          <table:table-cell office:value-type="float" office:value="823237" calcext:value-type="float">
            <text:p>823237</text:p>
          </table:table-cell>
          <table:table-cell office:value-type="float" office:value="301419" calcext:value-type="float">
            <text:p>301419</text:p>
          </table:table-cell>
          <table:table-cell office:value-type="string" calcext:value-type="string">
            <text:p>+57.8%</text:p>
          </table:table-cell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I</text:p>
          </table:table-cell>
          <table:table-cell office:value-type="float" office:value="736191" calcext:value-type="float">
            <text:p>736191</text:p>
          </table:table-cell>
          <table:table-cell office:value-type="float" office:value="741356" calcext:value-type="float">
            <text:p>741356</text:p>
          </table:table-cell>
          <table:table-cell office:value-type="float" office:value="725876" calcext:value-type="float">
            <text:p>725876</text:p>
          </table:table-cell>
          <table:table-cell office:value-type="float" office:value="708788" calcext:value-type="float">
            <text:p>708788</text:p>
          </table:table-cell>
          <table:table-cell office:value-type="float" office:value="696851" calcext:value-type="float">
            <text:p>696851</text:p>
          </table:table-cell>
          <table:table-cell office:value-type="float" office:value="684241" calcext:value-type="float">
            <text:p>684241</text:p>
          </table:table-cell>
          <table:table-cell office:value-type="float" office:value="-12610" calcext:value-type="float">
            <text:p>-12610</text:p>
          </table:table-cell>
          <table:table-cell office:value-type="string" calcext:value-type="string">
            <text:p>-1.8%</text:p>
          </table:table-cell>
          <table:table-cell office:value-type="float" office:value="391" calcext:value-type="float">
            <text:p>3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J</text:p>
          </table:table-cell>
          <table:table-cell office:value-type="float" office:value="1973706" calcext:value-type="float">
            <text:p>1973706</text:p>
          </table:table-cell>
          <table:table-cell office:value-type="float" office:value="2031548" calcext:value-type="float">
            <text:p>2031548</text:p>
          </table:table-cell>
          <table:table-cell office:value-type="float" office:value="1886881" calcext:value-type="float">
            <text:p>1886881</text:p>
          </table:table-cell>
          <table:table-cell office:value-type="float" office:value="2059453" calcext:value-type="float">
            <text:p>2059453</text:p>
          </table:table-cell>
          <table:table-cell office:value-type="float" office:value="2085557" calcext:value-type="float">
            <text:p>2085557</text:p>
          </table:table-cell>
          <table:table-cell office:value-type="float" office:value="1807574" calcext:value-type="float">
            <text:p>1807574</text:p>
          </table:table-cell>
          <table:table-cell office:value-type="float" office:value="-277983" calcext:value-type="float">
            <text:p>-277983</text:p>
          </table:table-cell>
          <table:table-cell office:value-type="string" calcext:value-type="string">
            <text:p>-13.3%</text:p>
          </table:table-cell>
          <table:table-cell office:value-type="float" office:value="255" calcext:value-type="float">
            <text:p>2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M</text:p>
          </table:table-cell>
          <table:table-cell office:value-type="float" office:value="1751074" calcext:value-type="float">
            <text:p>1751074</text:p>
          </table:table-cell>
          <table:table-cell office:value-type="float" office:value="1851760" calcext:value-type="float">
            <text:p>1851760</text:p>
          </table:table-cell>
          <table:table-cell office:value-type="float" office:value="1661369" calcext:value-type="float">
            <text:p>1661369</text:p>
          </table:table-cell>
          <table:table-cell office:value-type="float" office:value="1351418" calcext:value-type="float">
            <text:p>1351418</text:p>
          </table:table-cell>
          <table:table-cell office:value-type="float" office:value="1345774" calcext:value-type="float">
            <text:p>1345774</text:p>
          </table:table-cell>
          <table:table-cell office:value-type="float" office:value="1608901" calcext:value-type="float">
            <text:p>1608901</text:p>
          </table:table-cell>
          <table:table-cell office:value-type="float" office:value="263127" calcext:value-type="float">
            <text:p>263127</text:p>
          </table:table-cell>
          <table:table-cell office:value-type="string" calcext:value-type="string">
            <text:p>+19.6%</text:p>
          </table:table-cell>
          <table:table-cell office:value-type="float" office:value="280" calcext:value-type="float">
            <text:p>2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N</text:p>
          </table:table-cell>
          <table:table-cell office:value-type="float" office:value="1051230" calcext:value-type="float">
            <text:p>1051230</text:p>
          </table:table-cell>
          <table:table-cell office:value-type="float" office:value="1067437" calcext:value-type="float">
            <text:p>1067437</text:p>
          </table:table-cell>
          <table:table-cell office:value-type="float" office:value="999622" calcext:value-type="float">
            <text:p>999622</text:p>
          </table:table-cell>
          <table:table-cell office:value-type="float" office:value="1016781" calcext:value-type="float">
            <text:p>1016781</text:p>
          </table:table-cell>
          <table:table-cell office:value-type="float" office:value="1049752" calcext:value-type="float">
            <text:p>1049752</text:p>
          </table:table-cell>
          <table:table-cell office:value-type="float" office:value="1012534" calcext:value-type="float">
            <text:p>1012534</text:p>
          </table:table-cell>
          <table:table-cell office:value-type="float" office:value="-37218" calcext:value-type="float">
            <text:p>-37218</text:p>
          </table:table-cell>
          <table:table-cell office:value-type="string" calcext:value-type="string">
            <text:p>-3.5%</text:p>
          </table:table-cell>
          <table:table-cell office:value-type="float" office:value="355" calcext:value-type="float">
            <text:p>3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P</text:p>
          </table:table-cell>
          <table:table-cell office:value-type="float" office:value="892585" calcext:value-type="float">
            <text:p>892585</text:p>
          </table:table-cell>
          <table:table-cell office:value-type="float" office:value="900117" calcext:value-type="float">
            <text:p>900117</text:p>
          </table:table-cell>
          <table:table-cell office:value-type="float" office:value="830813" calcext:value-type="float">
            <text:p>830813</text:p>
          </table:table-cell>
          <table:table-cell office:value-type="float" office:value="829508" calcext:value-type="float">
            <text:p>829508</text:p>
          </table:table-cell>
          <table:table-cell office:value-type="float" office:value="836317" calcext:value-type="float">
            <text:p>836317</text:p>
          </table:table-cell>
          <table:table-cell office:value-type="float" office:value="825620" calcext:value-type="float">
            <text:p>825620</text:p>
          </table:table-cell>
          <table:table-cell office:value-type="float" office:value="-10697" calcext:value-type="float">
            <text:p>-10697</text:p>
          </table:table-cell>
          <table:table-cell office:value-type="string" calcext:value-type="string">
            <text:p>-1.3%</text:p>
          </table:table-cell>
          <table:table-cell office:value-type="float" office:value="376" calcext:value-type="float">
            <text:p>3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</text:p>
          </table:table-cell>
          <table:table-cell office:value-type="float" office:value="676788" calcext:value-type="float">
            <text:p>676788</text:p>
          </table:table-cell>
          <table:table-cell office:value-type="float" office:value="678084" calcext:value-type="float">
            <text:p>678084</text:p>
          </table:table-cell>
          <table:table-cell office:value-type="float" office:value="673170" calcext:value-type="float">
            <text:p>673170</text:p>
          </table:table-cell>
          <table:table-cell office:value-type="float" office:value="723222" calcext:value-type="float">
            <text:p>723222</text:p>
          </table:table-cell>
          <table:table-cell office:value-type="float" office:value="696998" calcext:value-type="float">
            <text:p>696998</text:p>
          </table:table-cell>
          <table:table-cell office:value-type="float" office:value="707595" calcext:value-type="float">
            <text:p>707595</text:p>
          </table:table-cell>
          <table:table-cell office:value-type="float" office:value="10597" calcext:value-type="float">
            <text:p>10597</text:p>
          </table:table-cell>
          <table:table-cell office:value-type="string" calcext:value-type="string">
            <text:p>+1.5%</text:p>
          </table:table-cell>
          <table:table-cell office:value-type="float" office:value="389" calcext:value-type="float">
            <text:p>3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</text:p>
          </table:table-cell>
          <table:table-cell office:value-type="float" office:value="984530" calcext:value-type="float">
            <text:p>984530</text:p>
          </table:table-cell>
          <table:table-cell office:value-type="float" office:value="1116116" calcext:value-type="float">
            <text:p>1116116</text:p>
          </table:table-cell>
          <table:table-cell office:value-type="float" office:value="1255861" calcext:value-type="float">
            <text:p>1255861</text:p>
          </table:table-cell>
          <table:table-cell office:value-type="float" office:value="1263986" calcext:value-type="float">
            <text:p>1263986</text:p>
          </table:table-cell>
          <table:table-cell office:value-type="float" office:value="1244178" calcext:value-type="float">
            <text:p>1244178</text:p>
          </table:table-cell>
          <table:table-cell office:value-type="float" office:value="1297870" calcext:value-type="float">
            <text:p>1297870</text:p>
          </table:table-cell>
          <table:table-cell office:value-type="float" office:value="53692" calcext:value-type="float">
            <text:p>53692</text:p>
          </table:table-cell>
          <table:table-cell office:value-type="string" calcext:value-type="string">
            <text:p>+4.3%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U</text:p>
          </table:table-cell>
          <table:table-cell office:value-type="float" office:value="2271140" calcext:value-type="float">
            <text:p>2271140</text:p>
          </table:table-cell>
          <table:table-cell office:value-type="float" office:value="2312053" calcext:value-type="float">
            <text:p>2312053</text:p>
          </table:table-cell>
          <table:table-cell office:value-type="float" office:value="1829675" calcext:value-type="float">
            <text:p>1829675</text:p>
          </table:table-cell>
          <table:table-cell office:value-type="float" office:value="1325173" calcext:value-type="float">
            <text:p>1325173</text:p>
          </table:table-cell>
          <table:table-cell office:value-type="float" office:value="2136714" calcext:value-type="float">
            <text:p>2136714</text:p>
          </table:table-cell>
          <table:table-cell office:value-type="float" office:value="2071874" calcext:value-type="float">
            <text:p>2071874</text:p>
          </table:table-cell>
          <table:table-cell office:value-type="float" office:value="-64840" calcext:value-type="float">
            <text:p>-64840</text:p>
          </table:table-cell>
          <table:table-cell office:value-type="string" calcext:value-type="string">
            <text:p>-3.0%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Avenue X</text:p>
          </table:table-cell>
          <table:table-cell office:value-type="float" office:value="886355" calcext:value-type="float">
            <text:p>886355</text:p>
          </table:table-cell>
          <table:table-cell office:value-type="float" office:value="877399" calcext:value-type="float">
            <text:p>877399</text:p>
          </table:table-cell>
          <table:table-cell office:value-type="float" office:value="833930" calcext:value-type="float">
            <text:p>833930</text:p>
          </table:table-cell>
          <table:table-cell office:value-type="float" office:value="843207" calcext:value-type="float">
            <text:p>843207</text:p>
          </table:table-cell>
          <table:table-cell office:value-type="float" office:value="854737" calcext:value-type="float">
            <text:p>854737</text:p>
          </table:table-cell>
          <table:table-cell office:value-type="float" office:value="860597" calcext:value-type="float">
            <text:p>860597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+0.7%</text:p>
          </table:table-cell>
          <table:table-cell office:value-type="float" office:value="373" calcext:value-type="float">
            <text:p>3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50 St</text:p>
          </table:table-cell>
          <table:table-cell office:value-type="float" office:value="873104" calcext:value-type="float">
            <text:p>873104</text:p>
          </table:table-cell>
          <table:table-cell office:value-type="float" office:value="871867" calcext:value-type="float">
            <text:p>871867</text:p>
          </table:table-cell>
          <table:table-cell office:value-type="float" office:value="941332" calcext:value-type="float">
            <text:p>941332</text:p>
          </table:table-cell>
          <table:table-cell office:value-type="float" office:value="969133" calcext:value-type="float">
            <text:p>969133</text:p>
          </table:table-cell>
          <table:table-cell office:value-type="float" office:value="920243" calcext:value-type="float">
            <text:p>920243</text:p>
          </table:table-cell>
          <table:table-cell office:value-type="float" office:value="777836" calcext:value-type="float">
            <text:p>777836</text:p>
          </table:table-cell>
          <table:table-cell office:value-type="float" office:value="-142407" calcext:value-type="float">
            <text:p>-142407</text:p>
          </table:table-cell>
          <table:table-cell office:value-type="string" calcext:value-type="string">
            <text:p>-15.5%</text:p>
          </table:table-cell>
          <table:table-cell office:value-type="float" office:value="383" calcext:value-type="float">
            <text:p>3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</text:p>
          </table:table-cell>
          <table:table-cell office:value-type="float" office:value="2145203" calcext:value-type="float">
            <text:p>2145203</text:p>
          </table:table-cell>
          <table:table-cell office:value-type="float" office:value="2241011" calcext:value-type="float">
            <text:p>2241011</text:p>
          </table:table-cell>
          <table:table-cell office:value-type="float" office:value="2088844" calcext:value-type="float">
            <text:p>2088844</text:p>
          </table:table-cell>
          <table:table-cell office:value-type="float" office:value="2107643" calcext:value-type="float">
            <text:p>2107643</text:p>
          </table:table-cell>
          <table:table-cell office:value-type="float" office:value="2018400" calcext:value-type="float">
            <text:p>2018400</text:p>
          </table:table-cell>
          <table:table-cell office:value-type="float" office:value="2038864" calcext:value-type="float">
            <text:p>2038864</text:p>
          </table:table-cell>
          <table:table-cell office:value-type="float" office:value="20464" calcext:value-type="float">
            <text:p>20464</text:p>
          </table:table-cell>
          <table:table-cell office:value-type="string" calcext:value-type="string">
            <text:p>+1.0%</text:p>
          </table:table-cell>
          <table:table-cell office:value-type="float" office:value="228" calcext:value-type="float">
            <text:p>2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</text:p>
          </table:table-cell>
          <table:table-cell office:value-type="float" office:value="448356" calcext:value-type="float">
            <text:p>448356</text:p>
          </table:table-cell>
          <table:table-cell office:value-type="float" office:value="441249" calcext:value-type="float">
            <text:p>441249</text:p>
          </table:table-cell>
          <table:table-cell office:value-type="float" office:value="417087" calcext:value-type="float">
            <text:p>417087</text:p>
          </table:table-cell>
          <table:table-cell office:value-type="float" office:value="427277" calcext:value-type="float">
            <text:p>427277</text:p>
          </table:table-cell>
          <table:table-cell office:value-type="float" office:value="434564" calcext:value-type="float">
            <text:p>434564</text:p>
          </table:table-cell>
          <table:table-cell office:value-type="float" office:value="464906" calcext:value-type="float">
            <text:p>464906</text:p>
          </table:table-cell>
          <table:table-cell office:value-type="float" office:value="30342" calcext:value-type="float">
            <text:p>30342</text:p>
          </table:table-cell>
          <table:table-cell office:value-type="string" calcext:value-type="string">
            <text:p>+7.0%</text:p>
          </table:table-cell>
          <table:table-cell office:value-type="float" office:value="406" calcext:value-type="float">
            <text:p>4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Pkwy</text:p>
          </table:table-cell>
          <table:table-cell office:value-type="float" office:value="1725387" calcext:value-type="float">
            <text:p>1725387</text:p>
          </table:table-cell>
          <table:table-cell office:value-type="float" office:value="1940220" calcext:value-type="float">
            <text:p>1940220</text:p>
          </table:table-cell>
          <table:table-cell office:value-type="float" office:value="2090204" calcext:value-type="float">
            <text:p>2090204</text:p>
          </table:table-cell>
          <table:table-cell office:value-type="float" office:value="2107881" calcext:value-type="float">
            <text:p>2107881</text:p>
          </table:table-cell>
          <table:table-cell office:value-type="float" office:value="2160569" calcext:value-type="float">
            <text:p>2160569</text:p>
          </table:table-cell>
          <table:table-cell office:value-type="float" office:value="2221968" calcext:value-type="float">
            <text:p>2221968</text:p>
          </table:table-cell>
          <table:table-cell office:value-type="float" office:value="61399" calcext:value-type="float">
            <text:p>61399</text:p>
          </table:table-cell>
          <table:table-cell office:value-type="string" calcext:value-type="string">
            <text:p>+2.8%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 Av</text:p>
          </table:table-cell>
          <table:table-cell office:value-type="float" office:value="2438750" calcext:value-type="float">
            <text:p>2438750</text:p>
          </table:table-cell>
          <table:table-cell office:value-type="float" office:value="2549155" calcext:value-type="float">
            <text:p>2549155</text:p>
          </table:table-cell>
          <table:table-cell office:value-type="float" office:value="2505035" calcext:value-type="float">
            <text:p>2505035</text:p>
          </table:table-cell>
          <table:table-cell office:value-type="float" office:value="2483394" calcext:value-type="float">
            <text:p>2483394</text:p>
          </table:table-cell>
          <table:table-cell office:value-type="float" office:value="2538150" calcext:value-type="float">
            <text:p>2538150</text:p>
          </table:table-cell>
          <table:table-cell office:value-type="float" office:value="2522369" calcext:value-type="float">
            <text:p>2522369</text:p>
          </table:table-cell>
          <table:table-cell office:value-type="float" office:value="-15781" calcext:value-type="float">
            <text:p>-15781</text:p>
          </table:table-cell>
          <table:table-cell office:value-type="string" calcext:value-type="string">
            <text:p>-0.6%</text:p>
          </table:table-cell>
          <table:table-cell office:value-type="float" office:value="183" calcext:value-type="float">
            <text:p>1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ay Ridge-95 St</text:p>
          </table:table-cell>
          <table:table-cell office:value-type="float" office:value="1679876" calcext:value-type="float">
            <text:p>1679876</text:p>
          </table:table-cell>
          <table:table-cell office:value-type="float" office:value="1732989" calcext:value-type="float">
            <text:p>1732989</text:p>
          </table:table-cell>
          <table:table-cell office:value-type="float" office:value="1700946" calcext:value-type="float">
            <text:p>1700946</text:p>
          </table:table-cell>
          <table:table-cell office:value-type="float" office:value="1719577" calcext:value-type="float">
            <text:p>1719577</text:p>
          </table:table-cell>
          <table:table-cell office:value-type="float" office:value="1769432" calcext:value-type="float">
            <text:p>1769432</text:p>
          </table:table-cell>
          <table:table-cell office:value-type="float" office:value="1809829" calcext:value-type="float">
            <text:p>1809829</text:p>
          </table:table-cell>
          <table:table-cell office:value-type="float" office:value="40397" calcext:value-type="float">
            <text:p>40397</text:p>
          </table:table-cell>
          <table:table-cell office:value-type="string" calcext:value-type="string">
            <text:p>+2.3%</text:p>
          </table:table-cell>
          <table:table-cell office:value-type="float" office:value="254" calcext:value-type="float">
            <text:p>2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 Av</text:p>
          </table:table-cell>
          <table:table-cell office:value-type="float" office:value="5766688" calcext:value-type="float">
            <text:p>5766688</text:p>
          </table:table-cell>
          <table:table-cell office:value-type="float" office:value="6504331" calcext:value-type="float">
            <text:p>6504331</text:p>
          </table:table-cell>
          <table:table-cell office:value-type="float" office:value="6761478" calcext:value-type="float">
            <text:p>6761478</text:p>
          </table:table-cell>
          <table:table-cell office:value-type="float" office:value="7418203" calcext:value-type="float">
            <text:p>7418203</text:p>
          </table:table-cell>
          <table:table-cell office:value-type="float" office:value="7738863" calcext:value-type="float">
            <text:p>7738863</text:p>
          </table:table-cell>
          <table:table-cell office:value-type="float" office:value="8342397" calcext:value-type="float">
            <text:p>8342397</text:p>
          </table:table-cell>
          <table:table-cell office:value-type="float" office:value="603534" calcext:value-type="float">
            <text:p>603534</text:p>
          </table:table-cell>
          <table:table-cell office:value-type="string" calcext:value-type="string">
            <text:p>+7.8%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dford-Nostrand Avs</text:p>
          </table:table-cell>
          <table:table-cell office:value-type="float" office:value="1660873" calcext:value-type="float">
            <text:p>1660873</text:p>
          </table:table-cell>
          <table:table-cell office:value-type="float" office:value="1820311" calcext:value-type="float">
            <text:p>1820311</text:p>
          </table:table-cell>
          <table:table-cell office:value-type="float" office:value="1876400" calcext:value-type="float">
            <text:p>1876400</text:p>
          </table:table-cell>
          <table:table-cell office:value-type="float" office:value="1895163" calcext:value-type="float">
            <text:p>1895163</text:p>
          </table:table-cell>
          <table:table-cell office:value-type="float" office:value="2012606" calcext:value-type="float">
            <text:p>2012606</text:p>
          </table:table-cell>
          <table:table-cell office:value-type="float" office:value="2138852" calcext:value-type="float">
            <text:p>2138852</text:p>
          </table:table-cell>
          <table:table-cell office:value-type="float" office:value="126246" calcext:value-type="float">
            <text:p>126246</text:p>
          </table:table-cell>
          <table:table-cell office:value-type="string" calcext:value-type="string">
            <text:p>+6.3%</text:p>
          </table:table-cell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</text:p>
          </table:table-cell>
          <table:table-cell office:value-type="float" office:value="1207019" calcext:value-type="float">
            <text:p>1207019</text:p>
          </table:table-cell>
          <table:table-cell office:value-type="float" office:value="1236037" calcext:value-type="float">
            <text:p>1236037</text:p>
          </table:table-cell>
          <table:table-cell office:value-type="float" office:value="1238795" calcext:value-type="float">
            <text:p>1238795</text:p>
          </table:table-cell>
          <table:table-cell office:value-type="float" office:value="1265510" calcext:value-type="float">
            <text:p>1265510</text:p>
          </table:table-cell>
          <table:table-cell office:value-type="float" office:value="1326721" calcext:value-type="float">
            <text:p>1326721</text:p>
          </table:table-cell>
          <table:table-cell office:value-type="float" office:value="1397036" calcext:value-type="float">
            <text:p>1397036</text:p>
          </table:table-cell>
          <table:table-cell office:value-type="float" office:value="70315" calcext:value-type="float">
            <text:p>70315</text:p>
          </table:table-cell>
          <table:table-cell office:value-type="string" calcext:value-type="string">
            <text:p>+5.3%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rgen St</text:p>
          </table:table-cell>
          <table:table-cell office:value-type="float" office:value="3126241" calcext:value-type="float">
            <text:p>3126241</text:p>
          </table:table-cell>
          <table:table-cell office:value-type="float" office:value="3169916" calcext:value-type="float">
            <text:p>3169916</text:p>
          </table:table-cell>
          <table:table-cell office:value-type="float" office:value="3228987" calcext:value-type="float">
            <text:p>3228987</text:p>
          </table:table-cell>
          <table:table-cell office:value-type="float" office:value="3296466" calcext:value-type="float">
            <text:p>3296466</text:p>
          </table:table-cell>
          <table:table-cell office:value-type="float" office:value="3452452" calcext:value-type="float">
            <text:p>3452452</text:p>
          </table:table-cell>
          <table:table-cell office:value-type="float" office:value="3529174" calcext:value-type="float">
            <text:p>3529174</text:p>
          </table:table-cell>
          <table:table-cell office:value-type="float" office:value="76722" calcext:value-type="float">
            <text:p>76722</text:p>
          </table:table-cell>
          <table:table-cell office:value-type="string" calcext:value-type="string">
            <text:p>+2.2%</text:p>
          </table:table-cell>
          <table:table-cell office:value-type="float" office:value="134" calcext:value-type="float">
            <text:p>1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ey Rd</text:p>
          </table:table-cell>
          <table:table-cell office:value-type="float" office:value="900828" calcext:value-type="float">
            <text:p>900828</text:p>
          </table:table-cell>
          <table:table-cell office:value-type="float" office:value="917474" calcext:value-type="float">
            <text:p>917474</text:p>
          </table:table-cell>
          <table:table-cell office:value-type="float" office:value="889066" calcext:value-type="float">
            <text:p>889066</text:p>
          </table:table-cell>
          <table:table-cell office:value-type="float" office:value="1070872" calcext:value-type="float">
            <text:p>1070872</text:p>
          </table:table-cell>
          <table:table-cell office:value-type="float" office:value="1095502" calcext:value-type="float">
            <text:p>1095502</text:p>
          </table:table-cell>
          <table:table-cell office:value-type="float" office:value="950243" calcext:value-type="float">
            <text:p>950243</text:p>
          </table:table-cell>
          <table:table-cell office:value-type="float" office:value="-145259" calcext:value-type="float">
            <text:p>-145259</text:p>
          </table:table-cell>
          <table:table-cell office:value-type="string" calcext:value-type="string">
            <text:p>-13.3%</text:p>
          </table:table-cell>
          <table:table-cell office:value-type="float" office:value="361" calcext:value-type="float">
            <text:p>3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everly Rd</text:p>
          </table:table-cell>
          <table:table-cell office:value-type="float" office:value="1244565" calcext:value-type="float">
            <text:p>1244565</text:p>
          </table:table-cell>
          <table:table-cell office:value-type="float" office:value="1271764" calcext:value-type="float">
            <text:p>1271764</text:p>
          </table:table-cell>
          <table:table-cell office:value-type="float" office:value="1219695" calcext:value-type="float">
            <text:p>1219695</text:p>
          </table:table-cell>
          <table:table-cell office:value-type="float" office:value="1231592" calcext:value-type="float">
            <text:p>1231592</text:p>
          </table:table-cell>
          <table:table-cell office:value-type="float" office:value="1276466" calcext:value-type="float">
            <text:p>1276466</text:p>
          </table:table-cell>
          <table:table-cell office:value-type="float" office:value="1274789" calcext:value-type="float">
            <text:p>1274789</text:p>
          </table:table-cell>
          <table:table-cell office:value-type="float" office:value="-1677" calcext:value-type="float">
            <text:p>-1677</text:p>
          </table:table-cell>
          <table:table-cell office:value-type="string" calcext:value-type="string">
            <text:p>-0.1%</text:p>
          </table:table-cell>
          <table:table-cell office:value-type="float" office:value="318" calcext:value-type="float">
            <text:p>3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ighton Beach</text:p>
          </table:table-cell>
          <table:table-cell office:value-type="float" office:value="3895150" calcext:value-type="float">
            <text:p>3895150</text:p>
          </table:table-cell>
          <table:table-cell office:value-type="float" office:value="4125373" calcext:value-type="float">
            <text:p>4125373</text:p>
          </table:table-cell>
          <table:table-cell office:value-type="float" office:value="3997205" calcext:value-type="float">
            <text:p>3997205</text:p>
          </table:table-cell>
          <table:table-cell office:value-type="float" office:value="3995043" calcext:value-type="float">
            <text:p>3995043</text:p>
          </table:table-cell>
          <table:table-cell office:value-type="float" office:value="3842789" calcext:value-type="float">
            <text:p>3842789</text:p>
          </table:table-cell>
          <table:table-cell office:value-type="float" office:value="3781554" calcext:value-type="float">
            <text:p>3781554</text:p>
          </table:table-cell>
          <table:table-cell office:value-type="float" office:value="-61235" calcext:value-type="float">
            <text:p>-61235</text:p>
          </table:table-cell>
          <table:table-cell office:value-type="string" calcext:value-type="string">
            <text:p>-1.6%</text:p>
          </table:table-cell>
          <table:table-cell office:value-type="float" office:value="124" calcext:value-type="float">
            <text:p>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</text:p>
          </table:table-cell>
          <table:table-cell office:value-type="float" office:value="1006749" calcext:value-type="float">
            <text:p>1006749</text:p>
          </table:table-cell>
          <table:table-cell office:value-type="float" office:value="1032689" calcext:value-type="float">
            <text:p>1032689</text:p>
          </table:table-cell>
          <table:table-cell office:value-type="float" office:value="1047629" calcext:value-type="float">
            <text:p>1047629</text:p>
          </table:table-cell>
          <table:table-cell office:value-type="float" office:value="941243" calcext:value-type="float">
            <text:p>941243</text:p>
          </table:table-cell>
          <table:table-cell office:value-type="float" office:value="995856" calcext:value-type="float">
            <text:p>995856</text:p>
          </table:table-cell>
          <table:table-cell office:value-type="float" office:value="1023397" calcext:value-type="float">
            <text:p>1023397</text:p>
          </table:table-cell>
          <table:table-cell office:value-type="float" office:value="27541" calcext:value-type="float">
            <text:p>27541</text:p>
          </table:table-cell>
          <table:table-cell office:value-type="string" calcext:value-type="string">
            <text:p>+2.8%</text:p>
          </table:table-cell>
          <table:table-cell office:value-type="float" office:value="352" calcext:value-type="float">
            <text:p>3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roadway Junction</text:p>
          </table:table-cell>
          <table:table-cell office:value-type="float" office:value="2907085" calcext:value-type="float">
            <text:p>2907085</text:p>
          </table:table-cell>
          <table:table-cell office:value-type="float" office:value="2937794" calcext:value-type="float">
            <text:p>2937794</text:p>
          </table:table-cell>
          <table:table-cell office:value-type="float" office:value="2846582" calcext:value-type="float">
            <text:p>2846582</text:p>
          </table:table-cell>
          <table:table-cell office:value-type="float" office:value="2767838" calcext:value-type="float">
            <text:p>2767838</text:p>
          </table:table-cell>
          <table:table-cell office:value-type="float" office:value="2810713" calcext:value-type="float">
            <text:p>2810713</text:p>
          </table:table-cell>
          <table:table-cell office:value-type="float" office:value="2862830" calcext:value-type="float">
            <text:p>2862830</text:p>
          </table:table-cell>
          <table:table-cell office:value-type="float" office:value="52117" calcext:value-type="float">
            <text:p>52117</text:p>
          </table:table-cell>
          <table:table-cell office:value-type="string" calcext:value-type="string">
            <text:p>+1.9%</text:p>
          </table:table-cell>
          <table:table-cell office:value-type="float" office:value="167" calcext:value-type="float">
            <text:p>1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Bushwick Av-Aberdeen St</text:p>
          </table:table-cell>
          <table:table-cell office:value-type="float" office:value="315597" calcext:value-type="float">
            <text:p>315597</text:p>
          </table:table-cell>
          <table:table-cell office:value-type="float" office:value="366270" calcext:value-type="float">
            <text:p>366270</text:p>
          </table:table-cell>
          <table:table-cell office:value-type="float" office:value="365349" calcext:value-type="float">
            <text:p>365349</text:p>
          </table:table-cell>
          <table:table-cell office:value-type="float" office:value="398834" calcext:value-type="float">
            <text:p>398834</text:p>
          </table:table-cell>
          <table:table-cell office:value-type="float" office:value="405385" calcext:value-type="float">
            <text:p>405385</text:p>
          </table:table-cell>
          <table:table-cell office:value-type="float" office:value="427032" calcext:value-type="float">
            <text:p>427032</text:p>
          </table:table-cell>
          <table:table-cell office:value-type="float" office:value="21647" calcext:value-type="float">
            <text:p>21647</text:p>
          </table:table-cell>
          <table:table-cell office:value-type="string" calcext:value-type="string">
            <text:p>+5.3%</text:p>
          </table:table-cell>
          <table:table-cell office:value-type="float" office:value="409" calcext:value-type="float">
            <text:p>4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narsie-Rockaway Pkwy</text:p>
          </table:table-cell>
          <table:table-cell office:value-type="float" office:value="3601731" calcext:value-type="float">
            <text:p>3601731</text:p>
          </table:table-cell>
          <table:table-cell office:value-type="float" office:value="3773940" calcext:value-type="float">
            <text:p>3773940</text:p>
          </table:table-cell>
          <table:table-cell office:value-type="float" office:value="3660047" calcext:value-type="float">
            <text:p>3660047</text:p>
          </table:table-cell>
          <table:table-cell office:value-type="float" office:value="3806903" calcext:value-type="float">
            <text:p>3806903</text:p>
          </table:table-cell>
          <table:table-cell office:value-type="float" office:value="3865823" calcext:value-type="float">
            <text:p>3865823</text:p>
          </table:table-cell>
          <table:table-cell office:value-type="float" office:value="3920243" calcext:value-type="float">
            <text:p>3920243</text:p>
          </table:table-cell>
          <table:table-cell office:value-type="float" office:value="54420" calcext:value-type="float">
            <text:p>54420</text:p>
          </table:table-cell>
          <table:table-cell office:value-type="string" calcext:value-type="string">
            <text:p>+1.4%</text:p>
          </table:table-cell>
          <table:table-cell office:value-type="float" office:value="121" calcext:value-type="float">
            <text:p>1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arroll St</text:p>
          </table:table-cell>
          <table:table-cell office:value-type="float" office:value="3059642" calcext:value-type="float">
            <text:p>3059642</text:p>
          </table:table-cell>
          <table:table-cell office:value-type="float" office:value="3089357" calcext:value-type="float">
            <text:p>3089357</text:p>
          </table:table-cell>
          <table:table-cell office:value-type="float" office:value="2995068" calcext:value-type="float">
            <text:p>2995068</text:p>
          </table:table-cell>
          <table:table-cell office:value-type="float" office:value="3025719" calcext:value-type="float">
            <text:p>3025719</text:p>
          </table:table-cell>
          <table:table-cell office:value-type="float" office:value="3598477" calcext:value-type="float">
            <text:p>3598477</text:p>
          </table:table-cell>
          <table:table-cell office:value-type="float" office:value="3961111" calcext:value-type="float">
            <text:p>3961111</text:p>
          </table:table-cell>
          <table:table-cell office:value-type="float" office:value="362634" calcext:value-type="float">
            <text:p>362634</text:p>
          </table:table-cell>
          <table:table-cell office:value-type="string" calcext:value-type="string">
            <text:p>+10.1%</text:p>
          </table:table-cell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entral Av</text:p>
          </table:table-cell>
          <table:table-cell office:value-type="float" office:value="620228" calcext:value-type="float">
            <text:p>620228</text:p>
          </table:table-cell>
          <table:table-cell office:value-type="float" office:value="684847" calcext:value-type="float">
            <text:p>684847</text:p>
          </table:table-cell>
          <table:table-cell office:value-type="float" office:value="747651" calcext:value-type="float">
            <text:p>747651</text:p>
          </table:table-cell>
          <table:table-cell office:value-type="float" office:value="760657" calcext:value-type="float">
            <text:p>760657</text:p>
          </table:table-cell>
          <table:table-cell office:value-type="float" office:value="890194" calcext:value-type="float">
            <text:p>890194</text:p>
          </table:table-cell>
          <table:table-cell office:value-type="float" office:value="992142" calcext:value-type="float">
            <text:p>992142</text:p>
          </table:table-cell>
          <table:table-cell office:value-type="float" office:value="101948" calcext:value-type="float">
            <text:p>101948</text:p>
          </table:table-cell>
          <table:table-cell office:value-type="string" calcext:value-type="string">
            <text:p>+11.5%</text:p>
          </table:table-cell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auncey St</text:p>
          </table:table-cell>
          <table:table-cell office:value-type="float" office:value="771353" calcext:value-type="float">
            <text:p>771353</text:p>
          </table:table-cell>
          <table:table-cell office:value-type="float" office:value="822076" calcext:value-type="float">
            <text:p>822076</text:p>
          </table:table-cell>
          <table:table-cell office:value-type="float" office:value="847239" calcext:value-type="float">
            <text:p>847239</text:p>
          </table:table-cell>
          <table:table-cell office:value-type="float" office:value="898984" calcext:value-type="float">
            <text:p>898984</text:p>
          </table:table-cell>
          <table:table-cell office:value-type="float" office:value="966989" calcext:value-type="float">
            <text:p>966989</text:p>
          </table:table-cell>
          <table:table-cell office:value-type="float" office:value="964735" calcext:value-type="float">
            <text:p>964735</text:p>
          </table:table-cell>
          <table:table-cell office:value-type="float" office:value="-2254" calcext:value-type="float">
            <text:p>-2254</text:p>
          </table:table-cell>
          <table:table-cell office:value-type="string" calcext:value-type="string">
            <text:p>-0.2%</text:p>
          </table:table-cell>
          <table:table-cell office:value-type="float" office:value="360" calcext:value-type="float">
            <text:p>3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</text:p>
          </table:table-cell>
          <table:table-cell office:value-type="float" office:value="2921895" calcext:value-type="float">
            <text:p>2921895</text:p>
          </table:table-cell>
          <table:table-cell office:value-type="float" office:value="2949285" calcext:value-type="float">
            <text:p>2949285</text:p>
          </table:table-cell>
          <table:table-cell office:value-type="float" office:value="2872287" calcext:value-type="float">
            <text:p>2872287</text:p>
          </table:table-cell>
          <table:table-cell office:value-type="float" office:value="2994162" calcext:value-type="float">
            <text:p>2994162</text:p>
          </table:table-cell>
          <table:table-cell office:value-type="float" office:value="3057877" calcext:value-type="float">
            <text:p>3057877</text:p>
          </table:table-cell>
          <table:table-cell office:value-type="float" office:value="2987887" calcext:value-type="float">
            <text:p>2987887</text:p>
          </table:table-cell>
          <table:table-cell office:value-type="float" office:value="-69990" calcext:value-type="float">
            <text:p>-69990</text:p>
          </table:table-cell>
          <table:table-cell office:value-type="string" calcext:value-type="string">
            <text:p>-2.3%</text:p>
          </table:table-cell>
          <table:table-cell office:value-type="float" office:value="160" calcext:value-type="float">
            <text:p>1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</text:p>
          </table:table-cell>
          <table:table-cell office:value-type="float" office:value="4875322" calcext:value-type="float">
            <text:p>4875322</text:p>
          </table:table-cell>
          <table:table-cell office:value-type="float" office:value="5173847" calcext:value-type="float">
            <text:p>5173847</text:p>
          </table:table-cell>
          <table:table-cell office:value-type="float" office:value="4966209" calcext:value-type="float">
            <text:p>4966209</text:p>
          </table:table-cell>
          <table:table-cell office:value-type="float" office:value="4654613" calcext:value-type="float">
            <text:p>4654613</text:p>
          </table:table-cell>
          <table:table-cell office:value-type="float" office:value="4665059" calcext:value-type="float">
            <text:p>4665059</text:p>
          </table:table-cell>
          <table:table-cell office:value-type="float" office:value="4982615" calcext:value-type="float">
            <text:p>4982615</text:p>
          </table:table-cell>
          <table:table-cell office:value-type="float" office:value="317556" calcext:value-type="float">
            <text:p>317556</text:p>
          </table:table-cell>
          <table:table-cell office:value-type="string" calcext:value-type="string">
            <text:p>+6.8%</text:p>
          </table:table-cell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hurch Av</text:p>
          </table:table-cell>
          <table:table-cell office:value-type="float" office:value="2941806" calcext:value-type="float">
            <text:p>2941806</text:p>
          </table:table-cell>
          <table:table-cell office:value-type="float" office:value="2965803" calcext:value-type="float">
            <text:p>2965803</text:p>
          </table:table-cell>
          <table:table-cell office:value-type="float" office:value="2908011" calcext:value-type="float">
            <text:p>2908011</text:p>
          </table:table-cell>
          <table:table-cell office:value-type="float" office:value="2968167" calcext:value-type="float">
            <text:p>2968167</text:p>
          </table:table-cell>
          <table:table-cell office:value-type="float" office:value="3271729" calcext:value-type="float">
            <text:p>3271729</text:p>
          </table:table-cell>
          <table:table-cell office:value-type="float" office:value="3081142" calcext:value-type="float">
            <text:p>3081142</text:p>
          </table:table-cell>
          <table:table-cell office:value-type="float" office:value="-190587" calcext:value-type="float">
            <text:p>-190587</text:p>
          </table:table-cell>
          <table:table-cell office:value-type="string" calcext:value-type="string">
            <text:p>-5.8%</text:p>
          </table:table-cell>
          <table:table-cell office:value-type="float" office:value="155" calcext:value-type="float">
            <text:p>1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rk St</text:p>
          </table:table-cell>
          <table:table-cell office:value-type="float" office:value="1592264" calcext:value-type="float">
            <text:p>1592264</text:p>
          </table:table-cell>
          <table:table-cell office:value-type="float" office:value="1627465" calcext:value-type="float">
            <text:p>1627465</text:p>
          </table:table-cell>
          <table:table-cell office:value-type="float" office:value="1706174" calcext:value-type="float">
            <text:p>1706174</text:p>
          </table:table-cell>
          <table:table-cell office:value-type="float" office:value="1711829" calcext:value-type="float">
            <text:p>1711829</text:p>
          </table:table-cell>
          <table:table-cell office:value-type="float" office:value="1754204" calcext:value-type="float">
            <text:p>1754204</text:p>
          </table:table-cell>
          <table:table-cell office:value-type="float" office:value="1855650" calcext:value-type="float">
            <text:p>1855650</text:p>
          </table:table-cell>
          <table:table-cell office:value-type="float" office:value="101446" calcext:value-type="float">
            <text:p>101446</text:p>
          </table:table-cell>
          <table:table-cell office:value-type="string" calcext:value-type="string">
            <text:p>+5.8%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asson Av</text:p>
          </table:table-cell>
          <table:table-cell office:value-type="float" office:value="1102407" calcext:value-type="float">
            <text:p>1102407</text:p>
          </table:table-cell>
          <table:table-cell office:value-type="float" office:value="1145468" calcext:value-type="float">
            <text:p>1145468</text:p>
          </table:table-cell>
          <table:table-cell office:value-type="float" office:value="1186685" calcext:value-type="float">
            <text:p>1186685</text:p>
          </table:table-cell>
          <table:table-cell office:value-type="float" office:value="1207680" calcext:value-type="float">
            <text:p>1207680</text:p>
          </table:table-cell>
          <table:table-cell office:value-type="float" office:value="1308232" calcext:value-type="float">
            <text:p>1308232</text:p>
          </table:table-cell>
          <table:table-cell office:value-type="float" office:value="1355886" calcext:value-type="float">
            <text:p>1355886</text:p>
          </table:table-cell>
          <table:table-cell office:value-type="float" office:value="47654" calcext:value-type="float">
            <text:p>47654</text:p>
          </table:table-cell>
          <table:table-cell office:value-type="string" calcext:value-type="string">
            <text:p>+3.6%</text:p>
          </table:table-cell>
          <table:table-cell office:value-type="float" office:value="310" calcext:value-type="float">
            <text:p>3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eveland St</text:p>
          </table:table-cell>
          <table:table-cell office:value-type="float" office:value="818018" calcext:value-type="float">
            <text:p>818018</text:p>
          </table:table-cell>
          <table:table-cell office:value-type="float" office:value="937050" calcext:value-type="float">
            <text:p>937050</text:p>
          </table:table-cell>
          <table:table-cell office:value-type="float" office:value="951023" calcext:value-type="float">
            <text:p>951023</text:p>
          </table:table-cell>
          <table:table-cell office:value-type="float" office:value="970732" calcext:value-type="float">
            <text:p>970732</text:p>
          </table:table-cell>
          <table:table-cell office:value-type="float" office:value="1002848" calcext:value-type="float">
            <text:p>1002848</text:p>
          </table:table-cell>
          <table:table-cell office:value-type="float" office:value="1029708" calcext:value-type="float">
            <text:p>1029708</text:p>
          </table:table-cell>
          <table:table-cell office:value-type="float" office:value="26860" calcext:value-type="float">
            <text:p>26860</text:p>
          </table:table-cell>
          <table:table-cell office:value-type="string" calcext:value-type="string">
            <text:p>+2.7%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</text:p>
          </table:table-cell>
          <table:table-cell office:value-type="float" office:value="1531187" calcext:value-type="float">
            <text:p>1531187</text:p>
          </table:table-cell>
          <table:table-cell office:value-type="float" office:value="1636635" calcext:value-type="float">
            <text:p>1636635</text:p>
          </table:table-cell>
          <table:table-cell office:value-type="float" office:value="1559809" calcext:value-type="float">
            <text:p>1559809</text:p>
          </table:table-cell>
          <table:table-cell office:value-type="float" office:value="1707500" calcext:value-type="float">
            <text:p>1707500</text:p>
          </table:table-cell>
          <table:table-cell office:value-type="float" office:value="1819542" calcext:value-type="float">
            <text:p>1819542</text:p>
          </table:table-cell>
          <table:table-cell office:value-type="float" office:value="1891559" calcext:value-type="float">
            <text:p>1891559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+4.0%</text:p>
          </table:table-cell>
          <table:table-cell office:value-type="float" office:value="246" calcext:value-type="float">
            <text:p>2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linton-Washington Avs</text:p>
          </table:table-cell>
          <table:table-cell office:value-type="float" office:value="1417193" calcext:value-type="float">
            <text:p>1417193</text:p>
          </table:table-cell>
          <table:table-cell office:value-type="float" office:value="1464016" calcext:value-type="float">
            <text:p>1464016</text:p>
          </table:table-cell>
          <table:table-cell office:value-type="float" office:value="1503550" calcext:value-type="float">
            <text:p>1503550</text:p>
          </table:table-cell>
          <table:table-cell office:value-type="float" office:value="1517296" calcext:value-type="float">
            <text:p>1517296</text:p>
          </table:table-cell>
          <table:table-cell office:value-type="float" office:value="1628558" calcext:value-type="float">
            <text:p>1628558</text:p>
          </table:table-cell>
          <table:table-cell office:value-type="float" office:value="1637463" calcext:value-type="float">
            <text:p>1637463</text:p>
          </table:table-cell>
          <table:table-cell office:value-type="float" office:value="8905" calcext:value-type="float">
            <text:p>8905</text:p>
          </table:table-cell>
          <table:table-cell office:value-type="string" calcext:value-type="string">
            <text:p>+0.5%</text:p>
          </table:table-cell>
          <table:table-cell office:value-type="float" office:value="276" calcext:value-type="float">
            <text:p>2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ney Island-Stillwell Av</text:p>
          </table:table-cell>
          <table:table-cell office:value-type="float" office:value="4258403" calcext:value-type="float">
            <text:p>4258403</text:p>
          </table:table-cell>
          <table:table-cell office:value-type="float" office:value="4482958" calcext:value-type="float">
            <text:p>4482958</text:p>
          </table:table-cell>
          <table:table-cell office:value-type="float" office:value="4378886" calcext:value-type="float">
            <text:p>4378886</text:p>
          </table:table-cell>
          <table:table-cell office:value-type="float" office:value="4768416" calcext:value-type="float">
            <text:p>4768416</text:p>
          </table:table-cell>
          <table:table-cell office:value-type="float" office:value="4649438" calcext:value-type="float">
            <text:p>4649438</text:p>
          </table:table-cell>
          <table:table-cell office:value-type="float" office:value="4733106" calcext:value-type="float">
            <text:p>4733106</text:p>
          </table:table-cell>
          <table:table-cell office:value-type="float" office:value="83668" calcext:value-type="float">
            <text:p>83668</text:p>
          </table:table-cell>
          <table:table-cell office:value-type="string" calcext:value-type="string">
            <text:p>+1.8%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rtelyou Rd</text:p>
          </table:table-cell>
          <table:table-cell office:value-type="float" office:value="1883312" calcext:value-type="float">
            <text:p>1883312</text:p>
          </table:table-cell>
          <table:table-cell office:value-type="float" office:value="1985030" calcext:value-type="float">
            <text:p>1985030</text:p>
          </table:table-cell>
          <table:table-cell office:value-type="float" office:value="1879021" calcext:value-type="float">
            <text:p>1879021</text:p>
          </table:table-cell>
          <table:table-cell office:value-type="float" office:value="2086918" calcext:value-type="float">
            <text:p>2086918</text:p>
          </table:table-cell>
          <table:table-cell office:value-type="float" office:value="2135444" calcext:value-type="float">
            <text:p>2135444</text:p>
          </table:table-cell>
          <table:table-cell office:value-type="float" office:value="1992781" calcext:value-type="float">
            <text:p>1992781</text:p>
          </table:table-cell>
          <table:table-cell office:value-type="float" office:value="-142663" calcext:value-type="float">
            <text:p>-142663</text:p>
          </table:table-cell>
          <table:table-cell office:value-type="string" calcext:value-type="string">
            <text:p>-6.7%</text:p>
          </table:table-cell>
          <table:table-cell office:value-type="float" office:value="234" calcext:value-type="float">
            <text:p>2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ourt St/Borough Hall</text:p>
          </table:table-cell>
          <table:table-cell office:value-type="float" office:value="10147974" calcext:value-type="float">
            <text:p>10147974</text:p>
          </table:table-cell>
          <table:table-cell office:value-type="float" office:value="10698228" calcext:value-type="float">
            <text:p>10698228</text:p>
          </table:table-cell>
          <table:table-cell office:value-type="float" office:value="10788326" calcext:value-type="float">
            <text:p>10788326</text:p>
          </table:table-cell>
          <table:table-cell office:value-type="float" office:value="11134599" calcext:value-type="float">
            <text:p>11134599</text:p>
          </table:table-cell>
          <table:table-cell office:value-type="float" office:value="11115037" calcext:value-type="float">
            <text:p>11115037</text:p>
          </table:table-cell>
          <table:table-cell office:value-type="float" office:value="10988473" calcext:value-type="float">
            <text:p>10988473</text:p>
          </table:table-cell>
          <table:table-cell office:value-type="float" office:value="-126564" calcext:value-type="float">
            <text:p>-126564</text:p>
          </table:table-cell>
          <table:table-cell office:value-type="string" calcext:value-type="string">
            <text:p>-1.1%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escent St</text:p>
          </table:table-cell>
          <table:table-cell office:value-type="float" office:value="1277248" calcext:value-type="float">
            <text:p>1277248</text:p>
          </table:table-cell>
          <table:table-cell office:value-type="float" office:value="1436424" calcext:value-type="float">
            <text:p>1436424</text:p>
          </table:table-cell>
          <table:table-cell office:value-type="float" office:value="1400697" calcext:value-type="float">
            <text:p>1400697</text:p>
          </table:table-cell>
          <table:table-cell office:value-type="float" office:value="1464238" calcext:value-type="float">
            <text:p>1464238</text:p>
          </table:table-cell>
          <table:table-cell office:value-type="float" office:value="1514075" calcext:value-type="float">
            <text:p>1514075</text:p>
          </table:table-cell>
          <table:table-cell office:value-type="float" office:value="1504645" calcext:value-type="float">
            <text:p>1504645</text:p>
          </table:table-cell>
          <table:table-cell office:value-type="float" office:value="-9430" calcext:value-type="float">
            <text:p>-9430</text:p>
          </table:table-cell>
          <table:table-cell office:value-type="string" calcext:value-type="string">
            <text:p>-0.6%</text:p>
          </table:table-cell>
          <table:table-cell office:value-type="float" office:value="292" calcext:value-type="float">
            <text:p>2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rown Heights-Utica Av</text:p>
          </table:table-cell>
          <table:table-cell office:value-type="float" office:value="8303467" calcext:value-type="float">
            <text:p>8303467</text:p>
          </table:table-cell>
          <table:table-cell office:value-type="float" office:value="8573661" calcext:value-type="float">
            <text:p>8573661</text:p>
          </table:table-cell>
          <table:table-cell office:value-type="float" office:value="8330192" calcext:value-type="float">
            <text:p>8330192</text:p>
          </table:table-cell>
          <table:table-cell office:value-type="float" office:value="8498343" calcext:value-type="float">
            <text:p>8498343</text:p>
          </table:table-cell>
          <table:table-cell office:value-type="float" office:value="8438284" calcext:value-type="float">
            <text:p>8438284</text:p>
          </table:table-cell>
          <table:table-cell office:value-type="float" office:value="8469613" calcext:value-type="float">
            <text:p>8469613</text:p>
          </table:table-cell>
          <table:table-cell office:value-type="float" office:value="31329" calcext:value-type="float">
            <text:p>31329</text:p>
          </table:table-cell>
          <table:table-cell office:value-type="string" calcext:value-type="string">
            <text:p>+0.4%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Cypress Hills</text:p>
          </table:table-cell>
          <table:table-cell office:value-type="float" office:value="425388" calcext:value-type="float">
            <text:p>425388</text:p>
          </table:table-cell>
          <table:table-cell office:value-type="float" office:value="429277" calcext:value-type="float">
            <text:p>429277</text:p>
          </table:table-cell>
          <table:table-cell office:value-type="float" office:value="427322" calcext:value-type="float">
            <text:p>427322</text:p>
          </table:table-cell>
          <table:table-cell office:value-type="float" office:value="419062" calcext:value-type="float">
            <text:p>419062</text:p>
          </table:table-cell>
          <table:table-cell office:value-type="float" office:value="435446" calcext:value-type="float">
            <text:p>435446</text:p>
          </table:table-cell>
          <table:table-cell office:value-type="float" office:value="411495" calcext:value-type="float">
            <text:p>411495</text:p>
          </table:table-cell>
          <table:table-cell office:value-type="float" office:value="-23951" calcext:value-type="float">
            <text:p>-23951</text:p>
          </table:table-cell>
          <table:table-cell office:value-type="string" calcext:value-type="string">
            <text:p>-5.5%</text:p>
          </table:table-cell>
          <table:table-cell office:value-type="float" office:value="410" calcext:value-type="float">
            <text:p>4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</text:p>
          </table:table-cell>
          <table:table-cell office:value-type="float" office:value="4843313" calcext:value-type="float">
            <text:p>4843313</text:p>
          </table:table-cell>
          <table:table-cell office:value-type="float" office:value="5043274" calcext:value-type="float">
            <text:p>5043274</text:p>
          </table:table-cell>
          <table:table-cell office:value-type="float" office:value="5014623" calcext:value-type="float">
            <text:p>5014623</text:p>
          </table:table-cell>
          <table:table-cell office:value-type="float" office:value="5079961" calcext:value-type="float">
            <text:p>5079961</text:p>
          </table:table-cell>
          <table:table-cell office:value-type="float" office:value="5122803" calcext:value-type="float">
            <text:p>5122803</text:p>
          </table:table-cell>
          <table:table-cell office:value-type="float" office:value="5222096" calcext:value-type="float">
            <text:p>5222096</text:p>
          </table:table-cell>
          <table:table-cell office:value-type="float" office:value="99293" calcext:value-type="float">
            <text:p>99293</text:p>
          </table:table-cell>
          <table:table-cell office:value-type="string" calcext:value-type="string">
            <text:p>+1.9%</text:p>
          </table:table-cell>
          <table:table-cell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eKalb Av</text:p>
          </table:table-cell>
          <table:table-cell office:value-type="float" office:value="3024645" calcext:value-type="float">
            <text:p>3024645</text:p>
          </table:table-cell>
          <table:table-cell office:value-type="float" office:value="3329950" calcext:value-type="float">
            <text:p>3329950</text:p>
          </table:table-cell>
          <table:table-cell office:value-type="float" office:value="3110345" calcext:value-type="float">
            <text:p>3110345</text:p>
          </table:table-cell>
          <table:table-cell office:value-type="float" office:value="3343666" calcext:value-type="float">
            <text:p>3343666</text:p>
          </table:table-cell>
          <table:table-cell office:value-type="float" office:value="3382468" calcext:value-type="float">
            <text:p>3382468</text:p>
          </table:table-cell>
          <table:table-cell office:value-type="float" office:value="3495896" calcext:value-type="float">
            <text:p>3495896</text:p>
          </table:table-cell>
          <table:table-cell office:value-type="float" office:value="113428" calcext:value-type="float">
            <text:p>113428</text:p>
          </table:table-cell>
          <table:table-cell office:value-type="string" calcext:value-type="string">
            <text:p>+3.4%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Ditmas Av</text:p>
          </table:table-cell>
          <table:table-cell office:value-type="float" office:value="1484299" calcext:value-type="float">
            <text:p>1484299</text:p>
          </table:table-cell>
          <table:table-cell office:value-type="float" office:value="1478231" calcext:value-type="float">
            <text:p>1478231</text:p>
          </table:table-cell>
          <table:table-cell office:value-type="float" office:value="1398512" calcext:value-type="float">
            <text:p>1398512</text:p>
          </table:table-cell>
          <table:table-cell office:value-type="float" office:value="1377549" calcext:value-type="float">
            <text:p>1377549</text:p>
          </table:table-cell>
          <table:table-cell office:value-type="float" office:value="1392790" calcext:value-type="float">
            <text:p>1392790</text:p>
          </table:table-cell>
          <table:table-cell office:value-type="float" office:value="1404811" calcext:value-type="float">
            <text:p>140481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+0.9%</text:p>
          </table:table-cell>
          <table:table-cell office:value-type="float" office:value="301" calcext:value-type="float">
            <text:p>3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 105 St</text:p>
          </table:table-cell>
          <table:table-cell office:value-type="float" office:value="933164" calcext:value-type="float">
            <text:p>933164</text:p>
          </table:table-cell>
          <table:table-cell office:value-type="float" office:value="1017671" calcext:value-type="float">
            <text:p>1017671</text:p>
          </table:table-cell>
          <table:table-cell office:value-type="float" office:value="1014253" calcext:value-type="float">
            <text:p>1014253</text:p>
          </table:table-cell>
          <table:table-cell office:value-type="float" office:value="1065469" calcext:value-type="float">
            <text:p>1065469</text:p>
          </table:table-cell>
          <table:table-cell office:value-type="float" office:value="1101683" calcext:value-type="float">
            <text:p>1101683</text:p>
          </table:table-cell>
          <table:table-cell office:value-type="float" office:value="1110433" calcext:value-type="float">
            <text:p>111043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+0.8%</text:p>
          </table:table-cell>
          <table:table-cell office:value-type="float" office:value="340" calcext:value-type="float">
            <text:p>3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astern Pkwy-Brooklyn Museum</text:p>
          </table:table-cell>
          <table:table-cell office:value-type="float" office:value="1564980" calcext:value-type="float">
            <text:p>1564980</text:p>
          </table:table-cell>
          <table:table-cell office:value-type="float" office:value="1602404" calcext:value-type="float">
            <text:p>1602404</text:p>
          </table:table-cell>
          <table:table-cell office:value-type="float" office:value="1557736" calcext:value-type="float">
            <text:p>1557736</text:p>
          </table:table-cell>
          <table:table-cell office:value-type="float" office:value="1590190" calcext:value-type="float">
            <text:p>1590190</text:p>
          </table:table-cell>
          <table:table-cell office:value-type="float" office:value="1568924" calcext:value-type="float">
            <text:p>1568924</text:p>
          </table:table-cell>
          <table:table-cell office:value-type="float" office:value="1578613" calcext:value-type="float">
            <text:p>1578613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+0.6%</text:p>
          </table:table-cell>
          <table:table-cell office:value-type="float" office:value="285" calcext:value-type="float">
            <text:p>2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Euclid Av</text:p>
          </table:table-cell>
          <table:table-cell office:value-type="float" office:value="2866128" calcext:value-type="float">
            <text:p>2866128</text:p>
          </table:table-cell>
          <table:table-cell office:value-type="float" office:value="2995164" calcext:value-type="float">
            <text:p>2995164</text:p>
          </table:table-cell>
          <table:table-cell office:value-type="float" office:value="2888392" calcext:value-type="float">
            <text:p>2888392</text:p>
          </table:table-cell>
          <table:table-cell office:value-type="float" office:value="3004395" calcext:value-type="float">
            <text:p>3004395</text:p>
          </table:table-cell>
          <table:table-cell office:value-type="float" office:value="3100867" calcext:value-type="float">
            <text:p>3100867</text:p>
          </table:table-cell>
          <table:table-cell office:value-type="float" office:value="3115445" calcext:value-type="float">
            <text:p>3115445</text:p>
          </table:table-cell>
          <table:table-cell office:value-type="float" office:value="14578" calcext:value-type="float">
            <text:p>14578</text:p>
          </table:table-cell>
          <table:table-cell office:value-type="string" calcext:value-type="string">
            <text:p>+0.5%</text:p>
          </table:table-cell>
          <table:table-cell office:value-type="float" office:value="153" calcext:value-type="float">
            <text:p>1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atbush Av-Brooklyn College</text:p>
          </table:table-cell>
          <table:table-cell office:value-type="float" office:value="5849991" calcext:value-type="float">
            <text:p>5849991</text:p>
          </table:table-cell>
          <table:table-cell office:value-type="float" office:value="6035079" calcext:value-type="float">
            <text:p>6035079</text:p>
          </table:table-cell>
          <table:table-cell office:value-type="float" office:value="5951280" calcext:value-type="float">
            <text:p>5951280</text:p>
          </table:table-cell>
          <table:table-cell office:value-type="float" office:value="6335954" calcext:value-type="float">
            <text:p>6335954</text:p>
          </table:table-cell>
          <table:table-cell office:value-type="float" office:value="6547958" calcext:value-type="float">
            <text:p>6547958</text:p>
          </table:table-cell>
          <table:table-cell office:value-type="float" office:value="6384496" calcext:value-type="float">
            <text:p>6384496</text:p>
          </table:table-cell>
          <table:table-cell office:value-type="float" office:value="-163462" calcext:value-type="float">
            <text:p>-163462</text:p>
          </table:table-cell>
          <table:table-cell office:value-type="string" calcext:value-type="string">
            <text:p>-2.5%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</text:p>
          </table:table-cell>
          <table:table-cell office:value-type="float" office:value="596342" calcext:value-type="float">
            <text:p>596342</text:p>
          </table:table-cell>
          <table:table-cell office:value-type="float" office:value="599449" calcext:value-type="float">
            <text:p>599449</text:p>
          </table:table-cell>
          <table:table-cell office:value-type="float" office:value="582662" calcext:value-type="float">
            <text:p>582662</text:p>
          </table:table-cell>
          <table:table-cell office:value-type="float" office:value="553739" calcext:value-type="float">
            <text:p>553739</text:p>
          </table:table-cell>
          <table:table-cell office:value-type="float" office:value="616083" calcext:value-type="float">
            <text:p>616083</text:p>
          </table:table-cell>
          <table:table-cell office:value-type="float" office:value="655317" calcext:value-type="float">
            <text:p>655317</text:p>
          </table:table-cell>
          <table:table-cell office:value-type="float" office:value="39234" calcext:value-type="float">
            <text:p>39234</text:p>
          </table:table-cell>
          <table:table-cell office:value-type="string" calcext:value-type="string">
            <text:p>+6.4%</text:p>
          </table:table-cell>
          <table:table-cell office:value-type="float" office:value="395" calcext:value-type="float">
            <text:p>3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lushing Av</text:p>
          </table:table-cell>
          <table:table-cell office:value-type="float" office:value="2189891" calcext:value-type="float">
            <text:p>2189891</text:p>
          </table:table-cell>
          <table:table-cell office:value-type="float" office:value="2359615" calcext:value-type="float">
            <text:p>2359615</text:p>
          </table:table-cell>
          <table:table-cell office:value-type="float" office:value="2472600" calcext:value-type="float">
            <text:p>2472600</text:p>
          </table:table-cell>
          <table:table-cell office:value-type="float" office:value="2610974" calcext:value-type="float">
            <text:p>2610974</text:p>
          </table:table-cell>
          <table:table-cell office:value-type="float" office:value="2683278" calcext:value-type="float">
            <text:p>2683278</text:p>
          </table:table-cell>
          <table:table-cell office:value-type="float" office:value="2776360" calcext:value-type="float">
            <text:p>2776360</text:p>
          </table:table-cell>
          <table:table-cell office:value-type="float" office:value="93082" calcext:value-type="float">
            <text:p>93082</text:p>
          </table:table-cell>
          <table:table-cell office:value-type="string" calcext:value-type="string">
            <text:p>+3.5%</text:p>
          </table:table-cell>
          <table:table-cell office:value-type="float" office:value="176" calcext:value-type="float">
            <text:p>1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</text:p>
          </table:table-cell>
          <table:table-cell office:value-type="float" office:value="1148030" calcext:value-type="float">
            <text:p>1148030</text:p>
          </table:table-cell>
          <table:table-cell office:value-type="float" office:value="1188918" calcext:value-type="float">
            <text:p>1188918</text:p>
          </table:table-cell>
          <table:table-cell office:value-type="float" office:value="1159841" calcext:value-type="float">
            <text:p>1159841</text:p>
          </table:table-cell>
          <table:table-cell office:value-type="float" office:value="1154051" calcext:value-type="float">
            <text:p>1154051</text:p>
          </table:table-cell>
          <table:table-cell office:value-type="float" office:value="1103024" calcext:value-type="float">
            <text:p>1103024</text:p>
          </table:table-cell>
          <table:table-cell office:value-type="float" office:value="1025285" calcext:value-type="float">
            <text:p>1025285</text:p>
          </table:table-cell>
          <table:table-cell office:value-type="float" office:value="-77739" calcext:value-type="float">
            <text:p>-77739</text:p>
          </table:table-cell>
          <table:table-cell office:value-type="string" calcext:value-type="string">
            <text:p>-7.0%</text:p>
          </table:table-cell>
          <table:table-cell office:value-type="float" office:value="351" calcext:value-type="float">
            <text:p>3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</text:p>
          </table:table-cell>
          <table:table-cell office:value-type="float" office:value="1419753" calcext:value-type="float">
            <text:p>1419753</text:p>
          </table:table-cell>
          <table:table-cell office:value-type="float" office:value="1474745" calcext:value-type="float">
            <text:p>1474745</text:p>
          </table:table-cell>
          <table:table-cell office:value-type="float" office:value="1468106" calcext:value-type="float">
            <text:p>1468106</text:p>
          </table:table-cell>
          <table:table-cell office:value-type="float" office:value="1509737" calcext:value-type="float">
            <text:p>1509737</text:p>
          </table:table-cell>
          <table:table-cell office:value-type="float" office:value="1292131" calcext:value-type="float">
            <text:p>1292131</text:p>
          </table:table-cell>
          <table:table-cell office:value-type="float" office:value="1538039" calcext:value-type="float">
            <text:p>1538039</text:p>
          </table:table-cell>
          <table:table-cell office:value-type="float" office:value="245908" calcext:value-type="float">
            <text:p>245908</text:p>
          </table:table-cell>
          <table:table-cell office:value-type="string" calcext:value-type="string">
            <text:p>+19.0%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ort Hamilton Pkwy</text:p>
          </table:table-cell>
          <table:table-cell office:value-type="float" office:value="1839810" calcext:value-type="float">
            <text:p>1839810</text:p>
          </table:table-cell>
          <table:table-cell office:value-type="float" office:value="1979256" calcext:value-type="float">
            <text:p>1979256</text:p>
          </table:table-cell>
          <table:table-cell office:value-type="float" office:value="1994402" calcext:value-type="float">
            <text:p>1994402</text:p>
          </table:table-cell>
          <table:table-cell office:value-type="float" office:value="2045741" calcext:value-type="float">
            <text:p>2045741</text:p>
          </table:table-cell>
          <table:table-cell office:value-type="float" office:value="2086389" calcext:value-type="float">
            <text:p>2086389</text:p>
          </table:table-cell>
          <table:table-cell office:value-type="float" office:value="2105486" calcext:value-type="float">
            <text:p>2105486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+0.9%</text:p>
          </table:table-cell>
          <table:table-cell office:value-type="float" office:value="219" calcext:value-type="float">
            <text:p>2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/Botanic Garden</text:p>
          </table:table-cell>
          <table:table-cell office:value-type="float" office:value="4013780" calcext:value-type="float">
            <text:p>4013780</text:p>
          </table:table-cell>
          <table:table-cell office:value-type="float" office:value="4228510" calcext:value-type="float">
            <text:p>4228510</text:p>
          </table:table-cell>
          <table:table-cell office:value-type="float" office:value="4302121" calcext:value-type="float">
            <text:p>4302121</text:p>
          </table:table-cell>
          <table:table-cell office:value-type="float" office:value="4433981" calcext:value-type="float">
            <text:p>4433981</text:p>
          </table:table-cell>
          <table:table-cell office:value-type="float" office:value="4712492" calcext:value-type="float">
            <text:p>4712492</text:p>
          </table:table-cell>
          <table:table-cell office:value-type="float" office:value="4934593" calcext:value-type="float">
            <text:p>4934593</text:p>
          </table:table-cell>
          <table:table-cell office:value-type="float" office:value="222101" calcext:value-type="float">
            <text:p>222101</text:p>
          </table:table-cell>
          <table:table-cell office:value-type="string" calcext:value-type="string">
            <text:p>+4.7%</text:p>
          </table:table-cell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ranklin Av</text:p>
          </table:table-cell>
          <table:table-cell office:value-type="float" office:value="1562157" calcext:value-type="float">
            <text:p>1562157</text:p>
          </table:table-cell>
          <table:table-cell office:value-type="float" office:value="1659913" calcext:value-type="float">
            <text:p>1659913</text:p>
          </table:table-cell>
          <table:table-cell office:value-type="float" office:value="1608062" calcext:value-type="float">
            <text:p>1608062</text:p>
          </table:table-cell>
          <table:table-cell office:value-type="float" office:value="1768472" calcext:value-type="float">
            <text:p>1768472</text:p>
          </table:table-cell>
          <table:table-cell office:value-type="float" office:value="1904736" calcext:value-type="float">
            <text:p>1904736</text:p>
          </table:table-cell>
          <table:table-cell office:value-type="float" office:value="1982691" calcext:value-type="float">
            <text:p>1982691</text:p>
          </table:table-cell>
          <table:table-cell office:value-type="float" office:value="77955" calcext:value-type="float">
            <text:p>77955</text:p>
          </table:table-cell>
          <table:table-cell office:value-type="string" calcext:value-type="string">
            <text:p>+4.1%</text:p>
          </table:table-cell>
          <table:table-cell office:value-type="float" office:value="235" calcext:value-type="float">
            <text:p>2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Fulton St</text:p>
          </table:table-cell>
          <table:table-cell office:value-type="float" office:value="935284" calcext:value-type="float">
            <text:p>935284</text:p>
          </table:table-cell>
          <table:table-cell office:value-type="float" office:value="1013751" calcext:value-type="float">
            <text:p>1013751</text:p>
          </table:table-cell>
          <table:table-cell office:value-type="float" office:value="1089757" calcext:value-type="float">
            <text:p>1089757</text:p>
          </table:table-cell>
          <table:table-cell office:value-type="float" office:value="1098862" calcext:value-type="float">
            <text:p>1098862</text:p>
          </table:table-cell>
          <table:table-cell office:value-type="float" office:value="1179034" calcext:value-type="float">
            <text:p>1179034</text:p>
          </table:table-cell>
          <table:table-cell office:value-type="float" office:value="1280063" calcext:value-type="float">
            <text:p>1280063</text:p>
          </table:table-cell>
          <table:table-cell office:value-type="float" office:value="101029" calcext:value-type="float">
            <text:p>101029</text:p>
          </table:table-cell>
          <table:table-cell office:value-type="string" calcext:value-type="string">
            <text:p>+8.6%</text:p>
          </table:table-cell>
          <table:table-cell office:value-type="float" office:value="317" calcext:value-type="float">
            <text:p>3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ates Av</text:p>
          </table:table-cell>
          <table:table-cell office:value-type="float" office:value="1495901" calcext:value-type="float">
            <text:p>1495901</text:p>
          </table:table-cell>
          <table:table-cell office:value-type="float" office:value="1609242" calcext:value-type="float">
            <text:p>1609242</text:p>
          </table:table-cell>
          <table:table-cell office:value-type="float" office:value="1666134" calcext:value-type="float">
            <text:p>1666134</text:p>
          </table:table-cell>
          <table:table-cell office:value-type="float" office:value="1749349" calcext:value-type="float">
            <text:p>1749349</text:p>
          </table:table-cell>
          <table:table-cell office:value-type="float" office:value="1870109" calcext:value-type="float">
            <text:p>1870109</text:p>
          </table:table-cell>
          <table:table-cell office:value-type="float" office:value="1901060" calcext:value-type="float">
            <text:p>1901060</text:p>
          </table:table-cell>
          <table:table-cell office:value-type="float" office:value="30951" calcext:value-type="float">
            <text:p>30951</text:p>
          </table:table-cell>
          <table:table-cell office:value-type="string" calcext:value-type="string">
            <text:p>+1.7%</text:p>
          </table:table-cell>
          <table:table-cell office:value-type="float" office:value="245" calcext:value-type="float">
            <text:p>2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ham Av</text:p>
          </table:table-cell>
          <table:table-cell office:value-type="float" office:value="2505392" calcext:value-type="float">
            <text:p>2505392</text:p>
          </table:table-cell>
          <table:table-cell office:value-type="float" office:value="2727719" calcext:value-type="float">
            <text:p>2727719</text:p>
          </table:table-cell>
          <table:table-cell office:value-type="float" office:value="2717687" calcext:value-type="float">
            <text:p>2717687</text:p>
          </table:table-cell>
          <table:table-cell office:value-type="float" office:value="3028830" calcext:value-type="float">
            <text:p>3028830</text:p>
          </table:table-cell>
          <table:table-cell office:value-type="float" office:value="3054897" calcext:value-type="float">
            <text:p>3054897</text:p>
          </table:table-cell>
          <table:table-cell office:value-type="float" office:value="3086342" calcext:value-type="float">
            <text:p>3086342</text:p>
          </table:table-cell>
          <table:table-cell office:value-type="float" office:value="31445" calcext:value-type="float">
            <text:p>31445</text:p>
          </table:table-cell>
          <table:table-cell office:value-type="string" calcext:value-type="string">
            <text:p>+1.0%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Army Plaza</text:p>
          </table:table-cell>
          <table:table-cell office:value-type="float" office:value="2412986" calcext:value-type="float">
            <text:p>2412986</text:p>
          </table:table-cell>
          <table:table-cell office:value-type="float" office:value="2412424" calcext:value-type="float">
            <text:p>2412424</text:p>
          </table:table-cell>
          <table:table-cell office:value-type="float" office:value="2366786" calcext:value-type="float">
            <text:p>2366786</text:p>
          </table:table-cell>
          <table:table-cell office:value-type="float" office:value="2369355" calcext:value-type="float">
            <text:p>2369355</text:p>
          </table:table-cell>
          <table:table-cell office:value-type="float" office:value="2417351" calcext:value-type="float">
            <text:p>2417351</text:p>
          </table:table-cell>
          <table:table-cell office:value-type="float" office:value="2507555" calcext:value-type="float">
            <text:p>2507555</text:p>
          </table:table-cell>
          <table:table-cell office:value-type="float" office:value="90204" calcext:value-type="float">
            <text:p>90204</text:p>
          </table:table-cell>
          <table:table-cell office:value-type="string" calcext:value-type="string">
            <text:p>+3.7%</text:p>
          </table:table-cell>
          <table:table-cell office:value-type="float" office:value="186" calcext:value-type="float">
            <text:p>1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d St</text:p>
          </table:table-cell>
          <table:table-cell office:value-type="float" office:value="1925383" calcext:value-type="float">
            <text:p>1925383</text:p>
          </table:table-cell>
          <table:table-cell office:value-type="float" office:value="2075718" calcext:value-type="float">
            <text:p>2075718</text:p>
          </table:table-cell>
          <table:table-cell office:value-type="float" office:value="1981342" calcext:value-type="float">
            <text:p>1981342</text:p>
          </table:table-cell>
          <table:table-cell office:value-type="float" office:value="2103847" calcext:value-type="float">
            <text:p>2103847</text:p>
          </table:table-cell>
          <table:table-cell office:value-type="float" office:value="2135063" calcext:value-type="float">
            <text:p>2135063</text:p>
          </table:table-cell>
          <table:table-cell office:value-type="float" office:value="2145374" calcext:value-type="float">
            <text:p>2145374</text:p>
          </table:table-cell>
          <table:table-cell office:value-type="float" office:value="10311" calcext:value-type="float">
            <text:p>10311</text:p>
          </table:table-cell>
          <table:table-cell office:value-type="string" calcext:value-type="string">
            <text:p>+0.5%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ant Av</text:p>
          </table:table-cell>
          <table:table-cell office:value-type="float" office:value="1858974" calcext:value-type="float">
            <text:p>1858974</text:p>
          </table:table-cell>
          <table:table-cell office:value-type="float" office:value="1940737" calcext:value-type="float">
            <text:p>1940737</text:p>
          </table:table-cell>
          <table:table-cell office:value-type="float" office:value="1898215" calcext:value-type="float">
            <text:p>1898215</text:p>
          </table:table-cell>
          <table:table-cell office:value-type="float" office:value="1910245" calcext:value-type="float">
            <text:p>1910245</text:p>
          </table:table-cell>
          <table:table-cell office:value-type="float" office:value="1953637" calcext:value-type="float">
            <text:p>1953637</text:p>
          </table:table-cell>
          <table:table-cell office:value-type="float" office:value="1952581" calcext:value-type="float">
            <text:p>1952581</text:p>
          </table:table-cell>
          <table:table-cell office:value-type="float" office:value="-1056" calcext:value-type="float">
            <text:p>-1056</text:p>
          </table:table-cell>
          <table:table-cell office:value-type="string" calcext:value-type="string">
            <text:p>-0.1%</text:p>
          </table:table-cell>
          <table:table-cell office:value-type="float" office:value="238" calcext:value-type="float">
            <text:p>2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Greenpoint Av</text:p>
          </table:table-cell>
          <table:table-cell office:value-type="float" office:value="2305443" calcext:value-type="float">
            <text:p>2305443</text:p>
          </table:table-cell>
          <table:table-cell office:value-type="float" office:value="2392113" calcext:value-type="float">
            <text:p>2392113</text:p>
          </table:table-cell>
          <table:table-cell office:value-type="float" office:value="2319327" calcext:value-type="float">
            <text:p>2319327</text:p>
          </table:table-cell>
          <table:table-cell office:value-type="float" office:value="2200679" calcext:value-type="float">
            <text:p>2200679</text:p>
          </table:table-cell>
          <table:table-cell office:value-type="float" office:value="2490286" calcext:value-type="float">
            <text:p>2490286</text:p>
          </table:table-cell>
          <table:table-cell office:value-type="float" office:value="2521422" calcext:value-type="float">
            <text:p>2521422</text:p>
          </table:table-cell>
          <table:table-cell office:value-type="float" office:value="31136" calcext:value-type="float">
            <text:p>31136</text:p>
          </table:table-cell>
          <table:table-cell office:value-type="string" calcext:value-type="string">
            <text:p>+1.3%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</text:p>
          </table:table-cell>
          <table:table-cell office:value-type="float" office:value="1503525" calcext:value-type="float">
            <text:p>1503525</text:p>
          </table:table-cell>
          <table:table-cell office:value-type="float" office:value="1619882" calcext:value-type="float">
            <text:p>1619882</text:p>
          </table:table-cell>
          <table:table-cell office:value-type="float" office:value="1632375" calcext:value-type="float">
            <text:p>1632375</text:p>
          </table:table-cell>
          <table:table-cell office:value-type="float" office:value="1730267" calcext:value-type="float">
            <text:p>1730267</text:p>
          </table:table-cell>
          <table:table-cell office:value-type="float" office:value="1805490" calcext:value-type="float">
            <text:p>1805490</text:p>
          </table:table-cell>
          <table:table-cell office:value-type="float" office:value="1800505" calcext:value-type="float">
            <text:p>1800505</text:p>
          </table:table-cell>
          <table:table-cell office:value-type="float" office:value="-4985" calcext:value-type="float">
            <text:p>-4985</text:p>
          </table:table-cell>
          <table:table-cell office:value-type="string" calcext:value-type="string">
            <text:p>-0.3%</text:p>
          </table:table-cell>
          <table:table-cell office:value-type="float" office:value="257" calcext:value-type="float">
            <text:p>2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alsey St</text:p>
          </table:table-cell>
          <table:table-cell office:value-type="float" office:value="1758909" calcext:value-type="float">
            <text:p>1758909</text:p>
          </table:table-cell>
          <table:table-cell office:value-type="float" office:value="1946762" calcext:value-type="float">
            <text:p>1946762</text:p>
          </table:table-cell>
          <table:table-cell office:value-type="float" office:value="1907900" calcext:value-type="float">
            <text:p>1907900</text:p>
          </table:table-cell>
          <table:table-cell office:value-type="float" office:value="2019248" calcext:value-type="float">
            <text:p>2019248</text:p>
          </table:table-cell>
          <table:table-cell office:value-type="float" office:value="2037729" calcext:value-type="float">
            <text:p>2037729</text:p>
          </table:table-cell>
          <table:table-cell office:value-type="float" office:value="2136529" calcext:value-type="float">
            <text:p>2136529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+4.8%</text:p>
          </table:table-cell>
          <table:table-cell office:value-type="float" office:value="217" calcext:value-type="float">
            <text:p>2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ewes St</text:p>
          </table:table-cell>
          <table:table-cell office:value-type="float" office:value="657361" calcext:value-type="float">
            <text:p>657361</text:p>
          </table:table-cell>
          <table:table-cell office:value-type="float" office:value="703052" calcext:value-type="float">
            <text:p>703052</text:p>
          </table:table-cell>
          <table:table-cell office:value-type="float" office:value="744898" calcext:value-type="float">
            <text:p>744898</text:p>
          </table:table-cell>
          <table:table-cell office:value-type="float" office:value="785545" calcext:value-type="float">
            <text:p>785545</text:p>
          </table:table-cell>
          <table:table-cell office:value-type="float" office:value="848377" calcext:value-type="float">
            <text:p>848377</text:p>
          </table:table-cell>
          <table:table-cell office:value-type="float" office:value="895661" calcext:value-type="float">
            <text:p>895661</text:p>
          </table:table-cell>
          <table:table-cell office:value-type="float" office:value="47284" calcext:value-type="float">
            <text:p>47284</text:p>
          </table:table-cell>
          <table:table-cell office:value-type="string" calcext:value-type="string">
            <text:p>+5.6%</text:p>
          </table:table-cell>
          <table:table-cell office:value-type="float" office:value="370" calcext:value-type="float">
            <text:p>3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igh St</text:p>
          </table:table-cell>
          <table:table-cell office:value-type="float" office:value="1746191" calcext:value-type="float">
            <text:p>1746191</text:p>
          </table:table-cell>
          <table:table-cell office:value-type="float" office:value="1915125" calcext:value-type="float">
            <text:p>1915125</text:p>
          </table:table-cell>
          <table:table-cell office:value-type="float" office:value="1888271" calcext:value-type="float">
            <text:p>1888271</text:p>
          </table:table-cell>
          <table:table-cell office:value-type="float" office:value="1968091" calcext:value-type="float">
            <text:p>1968091</text:p>
          </table:table-cell>
          <table:table-cell office:value-type="float" office:value="2093306" calcext:value-type="float">
            <text:p>2093306</text:p>
          </table:table-cell>
          <table:table-cell office:value-type="float" office:value="2209212" calcext:value-type="float">
            <text:p>2209212</text:p>
          </table:table-cell>
          <table:table-cell office:value-type="float" office:value="115906" calcext:value-type="float">
            <text:p>115906</text:p>
          </table:table-cell>
          <table:table-cell office:value-type="string" calcext:value-type="string">
            <text:p>+5.5%</text:p>
          </table:table-cell>
          <table:table-cell office:value-type="float" office:value="207" calcext:value-type="float">
            <text:p>2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 St</text:p>
          </table:table-cell>
          <table:table-cell office:value-type="float" office:value="1986330" calcext:value-type="float">
            <text:p>1986330</text:p>
          </table:table-cell>
          <table:table-cell office:value-type="float" office:value="1938805" calcext:value-type="float">
            <text:p>1938805</text:p>
          </table:table-cell>
          <table:table-cell office:value-type="float" office:value="1902962" calcext:value-type="float">
            <text:p>1902962</text:p>
          </table:table-cell>
          <table:table-cell office:value-type="float" office:value="1839662" calcext:value-type="float">
            <text:p>1839662</text:p>
          </table:table-cell>
          <table:table-cell office:value-type="float" office:value="1922916" calcext:value-type="float">
            <text:p>1922916</text:p>
          </table:table-cell>
          <table:table-cell office:value-type="float" office:value="1978582" calcext:value-type="float">
            <text:p>1978582</text:p>
          </table:table-cell>
          <table:table-cell office:value-type="float" office:value="55666" calcext:value-type="float">
            <text:p>55666</text:p>
          </table:table-cell>
          <table:table-cell office:value-type="string" calcext:value-type="string">
            <text:p>+2.9%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Hoyt-Schermerhorn Sts</text:p>
          </table:table-cell>
          <table:table-cell office:value-type="float" office:value="2641181" calcext:value-type="float">
            <text:p>2641181</text:p>
          </table:table-cell>
          <table:table-cell office:value-type="float" office:value="2897619" calcext:value-type="float">
            <text:p>2897619</text:p>
          </table:table-cell>
          <table:table-cell office:value-type="float" office:value="2862942" calcext:value-type="float">
            <text:p>2862942</text:p>
          </table:table-cell>
          <table:table-cell office:value-type="float" office:value="2923091" calcext:value-type="float">
            <text:p>2923091</text:p>
          </table:table-cell>
          <table:table-cell office:value-type="float" office:value="2968639" calcext:value-type="float">
            <text:p>2968639</text:p>
          </table:table-cell>
          <table:table-cell office:value-type="float" office:value="2990881" calcext:value-type="float">
            <text:p>2990881</text:p>
          </table:table-cell>
          <table:table-cell office:value-type="float" office:value="22242" calcext:value-type="float">
            <text:p>22242</text:p>
          </table:table-cell>
          <table:table-cell office:value-type="string" calcext:value-type="string">
            <text:p>+0.7%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ay St-MetroTech</text:p>
          </table:table-cell>
          <table:table-cell office:value-type="float" office:value="10429024" calcext:value-type="float">
            <text:p>10429024</text:p>
          </table:table-cell>
          <table:table-cell office:value-type="float" office:value="10642207" calcext:value-type="float">
            <text:p>10642207</text:p>
          </table:table-cell>
          <table:table-cell office:value-type="float" office:value="10355187" calcext:value-type="float">
            <text:p>10355187</text:p>
          </table:table-cell>
          <table:table-cell office:value-type="float" office:value="10488087" calcext:value-type="float">
            <text:p>10488087</text:p>
          </table:table-cell>
          <table:table-cell office:value-type="float" office:value="11149629" calcext:value-type="float">
            <text:p>11149629</text:p>
          </table:table-cell>
          <table:table-cell office:value-type="float" office:value="11492780" calcext:value-type="float">
            <text:p>11492780</text:p>
          </table:table-cell>
          <table:table-cell office:value-type="float" office:value="343151" calcext:value-type="float">
            <text:p>343151</text:p>
          </table:table-cell>
          <table:table-cell office:value-type="string" calcext:value-type="string">
            <text:p>+3.1%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efferson St</text:p>
          </table:table-cell>
          <table:table-cell office:value-type="float" office:value="1403678" calcext:value-type="float">
            <text:p>1403678</text:p>
          </table:table-cell>
          <table:table-cell office:value-type="float" office:value="1569253" calcext:value-type="float">
            <text:p>1569253</text:p>
          </table:table-cell>
          <table:table-cell office:value-type="float" office:value="1581941" calcext:value-type="float">
            <text:p>1581941</text:p>
          </table:table-cell>
          <table:table-cell office:value-type="float" office:value="1740644" calcext:value-type="float">
            <text:p>1740644</text:p>
          </table:table-cell>
          <table:table-cell office:value-type="float" office:value="1815391" calcext:value-type="float">
            <text:p>1815391</text:p>
          </table:table-cell>
          <table:table-cell office:value-type="float" office:value="1906878" calcext:value-type="float">
            <text:p>1906878</text:p>
          </table:table-cell>
          <table:table-cell office:value-type="float" office:value="91487" calcext:value-type="float">
            <text:p>91487</text:p>
          </table:table-cell>
          <table:table-cell office:value-type="string" calcext:value-type="string">
            <text:p>+5.0%</text:p>
          </table:table-cell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Junius St</text:p>
          </table:table-cell>
          <table:table-cell office:value-type="float" office:value="645442" calcext:value-type="float">
            <text:p>645442</text:p>
          </table:table-cell>
          <table:table-cell office:value-type="float" office:value="660409" calcext:value-type="float">
            <text:p>660409</text:p>
          </table:table-cell>
          <table:table-cell office:value-type="float" office:value="628879" calcext:value-type="float">
            <text:p>628879</text:p>
          </table:table-cell>
          <table:table-cell office:value-type="float" office:value="672366" calcext:value-type="float">
            <text:p>672366</text:p>
          </table:table-cell>
          <table:table-cell office:value-type="float" office:value="678990" calcext:value-type="float">
            <text:p>678990</text:p>
          </table:table-cell>
          <table:table-cell office:value-type="float" office:value="660013" calcext:value-type="float">
            <text:p>660013</text:p>
          </table:table-cell>
          <table:table-cell office:value-type="float" office:value="-18977" calcext:value-type="float">
            <text:p>-18977</text:p>
          </table:table-cell>
          <table:table-cell office:value-type="string" calcext:value-type="string">
            <text:p>-2.8%</text:p>
          </table:table-cell>
          <table:table-cell office:value-type="float" office:value="394" calcext:value-type="float">
            <text:p>3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</text:p>
          </table:table-cell>
          <table:table-cell office:value-type="float" office:value="5470271" calcext:value-type="float">
            <text:p>5470271</text:p>
          </table:table-cell>
          <table:table-cell office:value-type="float" office:value="5821580" calcext:value-type="float">
            <text:p>5821580</text:p>
          </table:table-cell>
          <table:table-cell office:value-type="float" office:value="5549765" calcext:value-type="float">
            <text:p>5549765</text:p>
          </table:table-cell>
          <table:table-cell office:value-type="float" office:value="5755515" calcext:value-type="float">
            <text:p>5755515</text:p>
          </table:table-cell>
          <table:table-cell office:value-type="float" office:value="5311662" calcext:value-type="float">
            <text:p>5311662</text:p>
          </table:table-cell>
          <table:table-cell office:value-type="float" office:value="5453084" calcext:value-type="float">
            <text:p>5453084</text:p>
          </table:table-cell>
          <table:table-cell office:value-type="float" office:value="141422" calcext:value-type="float">
            <text:p>141422</text:p>
          </table:table-cell>
          <table:table-cell office:value-type="string" calcext:value-type="string">
            <text:p>+2.7%</text:p>
          </table:table-cell>
          <table:table-cell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</text:p>
          </table:table-cell>
          <table:table-cell office:value-type="float" office:value="1106013" calcext:value-type="float">
            <text:p>1106013</text:p>
          </table:table-cell>
          <table:table-cell office:value-type="float" office:value="1105178" calcext:value-type="float">
            <text:p>1105178</text:p>
          </table:table-cell>
          <table:table-cell office:value-type="float" office:value="1038778" calcext:value-type="float">
            <text:p>1038778</text:p>
          </table:table-cell>
          <table:table-cell office:value-type="float" office:value="1073519" calcext:value-type="float">
            <text:p>1073519</text:p>
          </table:table-cell>
          <table:table-cell office:value-type="float" office:value="1115062" calcext:value-type="float">
            <text:p>1115062</text:p>
          </table:table-cell>
          <table:table-cell office:value-type="float" office:value="1117098" calcext:value-type="float">
            <text:p>1117098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+0.2%</text:p>
          </table:table-cell>
          <table:table-cell office:value-type="float" office:value="337" calcext:value-type="float">
            <text:p>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 Hwy</text:p>
          </table:table-cell>
          <table:table-cell office:value-type="float" office:value="1406790" calcext:value-type="float">
            <text:p>1406790</text:p>
          </table:table-cell>
          <table:table-cell office:value-type="float" office:value="1530933" calcext:value-type="float">
            <text:p>1530933</text:p>
          </table:table-cell>
          <table:table-cell office:value-type="float" office:value="1584172" calcext:value-type="float">
            <text:p>1584172</text:p>
          </table:table-cell>
          <table:table-cell office:value-type="float" office:value="1602420" calcext:value-type="float">
            <text:p>1602420</text:p>
          </table:table-cell>
          <table:table-cell office:value-type="float" office:value="1601357" calcext:value-type="float">
            <text:p>1601357</text:p>
          </table:table-cell>
          <table:table-cell office:value-type="float" office:value="1616827" calcext:value-type="float">
            <text:p>1616827</text:p>
          </table:table-cell>
          <table:table-cell office:value-type="float" office:value="15470" calcext:value-type="float">
            <text:p>15470</text:p>
          </table:table-cell>
          <table:table-cell office:value-type="string" calcext:value-type="string">
            <text:p>+1.0%</text:p>
          </table:table-cell>
          <table:table-cell office:value-type="float" office:value="279" calcext:value-type="float">
            <text:p>2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 Av</text:p>
          </table:table-cell>
          <table:table-cell office:value-type="float" office:value="1486763" calcext:value-type="float">
            <text:p>1486763</text:p>
          </table:table-cell>
          <table:table-cell office:value-type="float" office:value="1544975" calcext:value-type="float">
            <text:p>1544975</text:p>
          </table:table-cell>
          <table:table-cell office:value-type="float" office:value="1450448" calcext:value-type="float">
            <text:p>1450448</text:p>
          </table:table-cell>
          <table:table-cell office:value-type="float" office:value="1485344" calcext:value-type="float">
            <text:p>1485344</text:p>
          </table:table-cell>
          <table:table-cell office:value-type="float" office:value="1519113" calcext:value-type="float">
            <text:p>1519113</text:p>
          </table:table-cell>
          <table:table-cell office:value-type="float" office:value="1515277" calcext:value-type="float">
            <text:p>1515277</text:p>
          </table:table-cell>
          <table:table-cell office:value-type="float" office:value="-3836" calcext:value-type="float">
            <text:p>-3836</text:p>
          </table:table-cell>
          <table:table-cell office:value-type="string" calcext:value-type="string">
            <text:p>-0.3%</text:p>
          </table:table-cell>
          <table:table-cell office:value-type="float" office:value="291" calcext:value-type="float">
            <text:p>2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ingston-Throop Avs</text:p>
          </table:table-cell>
          <table:table-cell office:value-type="float" office:value="1513915" calcext:value-type="float">
            <text:p>1513915</text:p>
          </table:table-cell>
          <table:table-cell office:value-type="float" office:value="1577316" calcext:value-type="float">
            <text:p>1577316</text:p>
          </table:table-cell>
          <table:table-cell office:value-type="float" office:value="1501234" calcext:value-type="float">
            <text:p>1501234</text:p>
          </table:table-cell>
          <table:table-cell office:value-type="float" office:value="1571551" calcext:value-type="float">
            <text:p>1571551</text:p>
          </table:table-cell>
          <table:table-cell office:value-type="float" office:value="1659127" calcext:value-type="float">
            <text:p>1659127</text:p>
          </table:table-cell>
          <table:table-cell office:value-type="float" office:value="1703474" calcext:value-type="float">
            <text:p>1703474</text:p>
          </table:table-cell>
          <table:table-cell office:value-type="float" office:value="44347" calcext:value-type="float">
            <text:p>44347</text:p>
          </table:table-cell>
          <table:table-cell office:value-type="string" calcext:value-type="string">
            <text:p>+2.7%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nickerbocker Av</text:p>
          </table:table-cell>
          <table:table-cell office:value-type="float" office:value="965345" calcext:value-type="float">
            <text:p>965345</text:p>
          </table:table-cell>
          <table:table-cell office:value-type="float" office:value="1018665" calcext:value-type="float">
            <text:p>1018665</text:p>
          </table:table-cell>
          <table:table-cell office:value-type="float" office:value="1054258" calcext:value-type="float">
            <text:p>1054258</text:p>
          </table:table-cell>
          <table:table-cell office:value-type="float" office:value="1007087" calcext:value-type="float">
            <text:p>1007087</text:p>
          </table:table-cell>
          <table:table-cell office:value-type="float" office:value="1136213" calcext:value-type="float">
            <text:p>1136213</text:p>
          </table:table-cell>
          <table:table-cell office:value-type="float" office:value="702426" calcext:value-type="float">
            <text:p>702426</text:p>
          </table:table-cell>
          <table:table-cell office:value-type="float" office:value="-433787" calcext:value-type="float">
            <text:p>-433787</text:p>
          </table:table-cell>
          <table:table-cell office:value-type="string" calcext:value-type="string">
            <text:p>-38.2%</text:p>
          </table:table-cell>
          <table:table-cell office:value-type="float" office:value="390" calcext:value-type="float">
            <text:p>3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Kosciuszko St</text:p>
          </table:table-cell>
          <table:table-cell office:value-type="float" office:value="1198873" calcext:value-type="float">
            <text:p>1198873</text:p>
          </table:table-cell>
          <table:table-cell office:value-type="float" office:value="1293503" calcext:value-type="float">
            <text:p>1293503</text:p>
          </table:table-cell>
          <table:table-cell office:value-type="float" office:value="1324395" calcext:value-type="float">
            <text:p>1324395</text:p>
          </table:table-cell>
          <table:table-cell office:value-type="float" office:value="1401401" calcext:value-type="float">
            <text:p>1401401</text:p>
          </table:table-cell>
          <table:table-cell office:value-type="float" office:value="1468119" calcext:value-type="float">
            <text:p>1468119</text:p>
          </table:table-cell>
          <table:table-cell office:value-type="float" office:value="1482044" calcext:value-type="float">
            <text:p>1482044</text:p>
          </table:table-cell>
          <table:table-cell office:value-type="float" office:value="13925" calcext:value-type="float">
            <text:p>13925</text:p>
          </table:table-cell>
          <table:table-cell office:value-type="string" calcext:value-type="string">
            <text:p>+0.9%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afayette Av</text:p>
          </table:table-cell>
          <table:table-cell office:value-type="float" office:value="1339622" calcext:value-type="float">
            <text:p>1339622</text:p>
          </table:table-cell>
          <table:table-cell office:value-type="float" office:value="1472253" calcext:value-type="float">
            <text:p>1472253</text:p>
          </table:table-cell>
          <table:table-cell office:value-type="float" office:value="1410635" calcext:value-type="float">
            <text:p>1410635</text:p>
          </table:table-cell>
          <table:table-cell office:value-type="float" office:value="1525942" calcext:value-type="float">
            <text:p>1525942</text:p>
          </table:table-cell>
          <table:table-cell office:value-type="float" office:value="1556902" calcext:value-type="float">
            <text:p>1556902</text:p>
          </table:table-cell>
          <table:table-cell office:value-type="float" office:value="1582360" calcext:value-type="float">
            <text:p>1582360</text:p>
          </table:table-cell>
          <table:table-cell office:value-type="float" office:value="25458" calcext:value-type="float">
            <text:p>25458</text:p>
          </table:table-cell>
          <table:table-cell office:value-type="string" calcext:value-type="string">
            <text:p>+1.6%</text:p>
          </table:table-cell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berty Av</text:p>
          </table:table-cell>
          <table:table-cell office:value-type="float" office:value="891810" calcext:value-type="float">
            <text:p>891810</text:p>
          </table:table-cell>
          <table:table-cell office:value-type="float" office:value="898961" calcext:value-type="float">
            <text:p>898961</text:p>
          </table:table-cell>
          <table:table-cell office:value-type="float" office:value="872268" calcext:value-type="float">
            <text:p>872268</text:p>
          </table:table-cell>
          <table:table-cell office:value-type="float" office:value="837165" calcext:value-type="float">
            <text:p>837165</text:p>
          </table:table-cell>
          <table:table-cell office:value-type="float" office:value="817481" calcext:value-type="float">
            <text:p>817481</text:p>
          </table:table-cell>
          <table:table-cell office:value-type="float" office:value="796044" calcext:value-type="float">
            <text:p>796044</text:p>
          </table:table-cell>
          <table:table-cell office:value-type="float" office:value="-21437" calcext:value-type="float">
            <text:p>-21437</text:p>
          </table:table-cell>
          <table:table-cell office:value-type="string" calcext:value-type="string">
            <text:p>-2.6%</text:p>
          </table:table-cell>
          <table:table-cell office:value-type="float" office:value="381" calcext:value-type="float">
            <text:p>3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ivonia Av</text:p>
          </table:table-cell>
          <table:table-cell office:value-type="float" office:value="603620" calcext:value-type="float">
            <text:p>603620</text:p>
          </table:table-cell>
          <table:table-cell office:value-type="float" office:value="691560" calcext:value-type="float">
            <text:p>691560</text:p>
          </table:table-cell>
          <table:table-cell office:value-type="float" office:value="704067" calcext:value-type="float">
            <text:p>704067</text:p>
          </table:table-cell>
          <table:table-cell office:value-type="float" office:value="785229" calcext:value-type="float">
            <text:p>785229</text:p>
          </table:table-cell>
          <table:table-cell office:value-type="float" office:value="829015" calcext:value-type="float">
            <text:p>829015</text:p>
          </table:table-cell>
          <table:table-cell office:value-type="float" office:value="902860" calcext:value-type="float">
            <text:p>902860</text:p>
          </table:table-cell>
          <table:table-cell office:value-type="float" office:value="73845" calcext:value-type="float">
            <text:p>73845</text:p>
          </table:table-cell>
          <table:table-cell office:value-type="string" calcext:value-type="string">
            <text:p>+8.9%</text:p>
          </table:table-cell>
          <table:table-cell office:value-type="float" office:value="368" calcext:value-type="float">
            <text:p>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orimer St</text:p>
          </table:table-cell>
          <table:table-cell office:value-type="float" office:value="1233330" calcext:value-type="float">
            <text:p>1233330</text:p>
          </table:table-cell>
          <table:table-cell office:value-type="float" office:value="1345921" calcext:value-type="float">
            <text:p>1345921</text:p>
          </table:table-cell>
          <table:table-cell office:value-type="float" office:value="1379364" calcext:value-type="float">
            <text:p>1379364</text:p>
          </table:table-cell>
          <table:table-cell office:value-type="float" office:value="1404557" calcext:value-type="float">
            <text:p>1404557</text:p>
          </table:table-cell>
          <table:table-cell office:value-type="float" office:value="1470761" calcext:value-type="float">
            <text:p>1470761</text:p>
          </table:table-cell>
          <table:table-cell office:value-type="float" office:value="1494085" calcext:value-type="float">
            <text:p>1494085</text:p>
          </table:table-cell>
          <table:table-cell office:value-type="float" office:value="23324" calcext:value-type="float">
            <text:p>23324</text:p>
          </table:table-cell>
          <table:table-cell office:value-type="string" calcext:value-type="string">
            <text:p>+1.6%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Lorimer St/Metropolitan Av</text:p>
          </table:table-cell>
          <table:table-cell office:value-type="float" office:value="3859353" calcext:value-type="float">
            <text:p>3859353</text:p>
          </table:table-cell>
          <table:table-cell office:value-type="float" office:value="3831975" calcext:value-type="float">
            <text:p>3831975</text:p>
          </table:table-cell>
          <table:table-cell office:value-type="float" office:value="4273071" calcext:value-type="float">
            <text:p>4273071</text:p>
          </table:table-cell>
          <table:table-cell office:value-type="float" office:value="4394498" calcext:value-type="float">
            <text:p>4394498</text:p>
          </table:table-cell>
          <table:table-cell office:value-type="float" office:value="4479022" calcext:value-type="float">
            <text:p>4479022</text:p>
          </table:table-cell>
          <table:table-cell office:value-type="float" office:value="4643512" calcext:value-type="float">
            <text:p>4643512</text:p>
          </table:table-cell>
          <table:table-cell office:value-type="float" office:value="164490" calcext:value-type="float">
            <text:p>164490</text:p>
          </table:table-cell>
          <table:table-cell office:value-type="string" calcext:value-type="string">
            <text:p>+3.7%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arcy Av</text:p>
          </table:table-cell>
          <table:table-cell office:value-type="float" office:value="2600039" calcext:value-type="float">
            <text:p>2600039</text:p>
          </table:table-cell>
          <table:table-cell office:value-type="float" office:value="2897071" calcext:value-type="float">
            <text:p>2897071</text:p>
          </table:table-cell>
          <table:table-cell office:value-type="float" office:value="3007825" calcext:value-type="float">
            <text:p>3007825</text:p>
          </table:table-cell>
          <table:table-cell office:value-type="float" office:value="3276009" calcext:value-type="float">
            <text:p>3276009</text:p>
          </table:table-cell>
          <table:table-cell office:value-type="float" office:value="3609981" calcext:value-type="float">
            <text:p>3609981</text:p>
          </table:table-cell>
          <table:table-cell office:value-type="float" office:value="3564065" calcext:value-type="float">
            <text:p>3564065</text:p>
          </table:table-cell>
          <table:table-cell office:value-type="float" office:value="-45916" calcext:value-type="float">
            <text:p>-45916</text:p>
          </table:table-cell>
          <table:table-cell office:value-type="string" calcext:value-type="string">
            <text:p>-1.3%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ntrose Av</text:p>
          </table:table-cell>
          <table:table-cell office:value-type="float" office:value="1593816" calcext:value-type="float">
            <text:p>1593816</text:p>
          </table:table-cell>
          <table:table-cell office:value-type="float" office:value="1747376" calcext:value-type="float">
            <text:p>1747376</text:p>
          </table:table-cell>
          <table:table-cell office:value-type="float" office:value="1718655" calcext:value-type="float">
            <text:p>1718655</text:p>
          </table:table-cell>
          <table:table-cell office:value-type="float" office:value="1951066" calcext:value-type="float">
            <text:p>1951066</text:p>
          </table:table-cell>
          <table:table-cell office:value-type="float" office:value="1983449" calcext:value-type="float">
            <text:p>1983449</text:p>
          </table:table-cell>
          <table:table-cell office:value-type="float" office:value="2075901" calcext:value-type="float">
            <text:p>2075901</text:p>
          </table:table-cell>
          <table:table-cell office:value-type="float" office:value="92452" calcext:value-type="float">
            <text:p>92452</text:p>
          </table:table-cell>
          <table:table-cell office:value-type="string" calcext:value-type="string">
            <text:p>+4.7%</text:p>
          </table:table-cell>
          <table:table-cell office:value-type="float" office:value="222" calcext:value-type="float">
            <text:p>2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organ Av</text:p>
          </table:table-cell>
          <table:table-cell office:value-type="float" office:value="1455193" calcext:value-type="float">
            <text:p>1455193</text:p>
          </table:table-cell>
          <table:table-cell office:value-type="float" office:value="1664668" calcext:value-type="float">
            <text:p>1664668</text:p>
          </table:table-cell>
          <table:table-cell office:value-type="float" office:value="1684084" calcext:value-type="float">
            <text:p>1684084</text:p>
          </table:table-cell>
          <table:table-cell office:value-type="float" office:value="2021162" calcext:value-type="float">
            <text:p>2021162</text:p>
          </table:table-cell>
          <table:table-cell office:value-type="float" office:value="2114813" calcext:value-type="float">
            <text:p>2114813</text:p>
          </table:table-cell>
          <table:table-cell office:value-type="float" office:value="2262826" calcext:value-type="float">
            <text:p>2262826</text:p>
          </table:table-cell>
          <table:table-cell office:value-type="float" office:value="148013" calcext:value-type="float">
            <text:p>148013</text:p>
          </table:table-cell>
          <table:table-cell office:value-type="string" calcext:value-type="string">
            <text:p>+7.0%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 Av</text:p>
          </table:table-cell>
          <table:table-cell office:value-type="float" office:value="2434091" calcext:value-type="float">
            <text:p>2434091</text:p>
          </table:table-cell>
          <table:table-cell office:value-type="float" office:value="2676471" calcext:value-type="float">
            <text:p>2676471</text:p>
          </table:table-cell>
          <table:table-cell office:value-type="float" office:value="2748162" calcext:value-type="float">
            <text:p>2748162</text:p>
          </table:table-cell>
          <table:table-cell office:value-type="float" office:value="2991967" calcext:value-type="float">
            <text:p>2991967</text:p>
          </table:table-cell>
          <table:table-cell office:value-type="float" office:value="3155344" calcext:value-type="float">
            <text:p>3155344</text:p>
          </table:table-cell>
          <table:table-cell office:value-type="float" office:value="3257338" calcext:value-type="float">
            <text:p>3257338</text:p>
          </table:table-cell>
          <table:table-cell office:value-type="float" office:value="101994" calcext:value-type="float">
            <text:p>101994</text:p>
          </table:table-cell>
          <table:table-cell office:value-type="string" calcext:value-type="string">
            <text:p>+3.2%</text:p>
          </table:table-cell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-Willoughby Avs</text:p>
          </table:table-cell>
          <table:table-cell office:value-type="float" office:value="1192656" calcext:value-type="float">
            <text:p>1192656</text:p>
          </table:table-cell>
          <table:table-cell office:value-type="float" office:value="1307569" calcext:value-type="float">
            <text:p>1307569</text:p>
          </table:table-cell>
          <table:table-cell office:value-type="float" office:value="1346184" calcext:value-type="float">
            <text:p>1346184</text:p>
          </table:table-cell>
          <table:table-cell office:value-type="float" office:value="1223378" calcext:value-type="float">
            <text:p>1223378</text:p>
          </table:table-cell>
          <table:table-cell office:value-type="float" office:value="1383197" calcext:value-type="float">
            <text:p>1383197</text:p>
          </table:table-cell>
          <table:table-cell office:value-type="float" office:value="1440313" calcext:value-type="float">
            <text:p>1440313</text:p>
          </table:table-cell>
          <table:table-cell office:value-type="float" office:value="57116" calcext:value-type="float">
            <text:p>57116</text:p>
          </table:table-cell>
          <table:table-cell office:value-type="string" calcext:value-type="string">
            <text:p>+4.1%</text:p>
          </table:table-cell>
          <table:table-cell office:value-type="float" office:value="300" calcext:value-type="float">
            <text:p>3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Myrtle-Wyckoff Avs</text:p>
          </table:table-cell>
          <table:table-cell office:value-type="float" office:value="4710774" calcext:value-type="float">
            <text:p>4710774</text:p>
          </table:table-cell>
          <table:table-cell office:value-type="float" office:value="5230077" calcext:value-type="float">
            <text:p>5230077</text:p>
          </table:table-cell>
          <table:table-cell office:value-type="float" office:value="5111569" calcext:value-type="float">
            <text:p>5111569</text:p>
          </table:table-cell>
          <table:table-cell office:value-type="float" office:value="5399769" calcext:value-type="float">
            <text:p>5399769</text:p>
          </table:table-cell>
          <table:table-cell office:value-type="float" office:value="5358434" calcext:value-type="float">
            <text:p>5358434</text:p>
          </table:table-cell>
          <table:table-cell office:value-type="float" office:value="5662633" calcext:value-type="float">
            <text:p>5662633</text:p>
          </table:table-cell>
          <table:table-cell office:value-type="float" office:value="304199" calcext:value-type="float">
            <text:p>304199</text:p>
          </table:table-cell>
          <table:table-cell office:value-type="string" calcext:value-type="string">
            <text:p>+5.7%</text:p>
          </table:table-cell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assau Av</text:p>
          </table:table-cell>
          <table:table-cell office:value-type="float" office:value="2363088" calcext:value-type="float">
            <text:p>2363088</text:p>
          </table:table-cell>
          <table:table-cell office:value-type="float" office:value="2391486" calcext:value-type="float">
            <text:p>2391486</text:p>
          </table:table-cell>
          <table:table-cell office:value-type="float" office:value="2321809" calcext:value-type="float">
            <text:p>2321809</text:p>
          </table:table-cell>
          <table:table-cell office:value-type="float" office:value="2126804" calcext:value-type="float">
            <text:p>2126804</text:p>
          </table:table-cell>
          <table:table-cell office:value-type="float" office:value="2396169" calcext:value-type="float">
            <text:p>2396169</text:p>
          </table:table-cell>
          <table:table-cell office:value-type="float" office:value="2479649" calcext:value-type="float">
            <text:p>2479649</text:p>
          </table:table-cell>
          <table:table-cell office:value-type="float" office:value="83480" calcext:value-type="float">
            <text:p>83480</text:p>
          </table:table-cell>
          <table:table-cell office:value-type="string" calcext:value-type="string">
            <text:p>+3.5%</text:p>
          </table:table-cell>
          <table:table-cell office:value-type="float" office:value="187" calcext:value-type="float">
            <text:p>1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ck Rd</text:p>
          </table:table-cell>
          <table:table-cell office:value-type="float" office:value="1148045" calcext:value-type="float">
            <text:p>1148045</text:p>
          </table:table-cell>
          <table:table-cell office:value-type="float" office:value="1172413" calcext:value-type="float">
            <text:p>1172413</text:p>
          </table:table-cell>
          <table:table-cell office:value-type="float" office:value="954832" calcext:value-type="float">
            <text:p>954832</text:p>
          </table:table-cell>
          <table:table-cell office:value-type="float" office:value="791867" calcext:value-type="float">
            <text:p>791867</text:p>
          </table:table-cell>
          <table:table-cell office:value-type="float" office:value="1242661" calcext:value-type="float">
            <text:p>1242661</text:p>
          </table:table-cell>
          <table:table-cell office:value-type="float" office:value="1148708" calcext:value-type="float">
            <text:p>1148708</text:p>
          </table:table-cell>
          <table:table-cell office:value-type="float" office:value="-93953" calcext:value-type="float">
            <text:p>-93953</text:p>
          </table:table-cell>
          <table:table-cell office:value-type="string" calcext:value-type="string">
            <text:p>-7.6%</text:p>
          </table:table-cell>
          <table:table-cell office:value-type="float" office:value="331" calcext:value-type="float">
            <text:p>3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ptune Av</text:p>
          </table:table-cell>
          <table:table-cell office:value-type="float" office:value="492359" calcext:value-type="float">
            <text:p>492359</text:p>
          </table:table-cell>
          <table:table-cell office:value-type="float" office:value="490569" calcext:value-type="float">
            <text:p>490569</text:p>
          </table:table-cell>
          <table:table-cell office:value-type="float" office:value="480865" calcext:value-type="float">
            <text:p>480865</text:p>
          </table:table-cell>
          <table:table-cell office:value-type="float" office:value="516846" calcext:value-type="float">
            <text:p>516846</text:p>
          </table:table-cell>
          <table:table-cell office:value-type="float" office:value="536991" calcext:value-type="float">
            <text:p>536991</text:p>
          </table:table-cell>
          <table:table-cell office:value-type="float" office:value="505076" calcext:value-type="float">
            <text:p>505076</text:p>
          </table:table-cell>
          <table:table-cell office:value-type="float" office:value="-31915" calcext:value-type="float">
            <text:p>-31915</text:p>
          </table:table-cell>
          <table:table-cell office:value-type="string" calcext:value-type="string">
            <text:p>-5.9%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vins St</text:p>
          </table:table-cell>
          <table:table-cell office:value-type="float" office:value="3369278" calcext:value-type="float">
            <text:p>3369278</text:p>
          </table:table-cell>
          <table:table-cell office:value-type="float" office:value="3459284" calcext:value-type="float">
            <text:p>3459284</text:p>
          </table:table-cell>
          <table:table-cell office:value-type="float" office:value="3479130" calcext:value-type="float">
            <text:p>3479130</text:p>
          </table:table-cell>
          <table:table-cell office:value-type="float" office:value="3566500" calcext:value-type="float">
            <text:p>3566500</text:p>
          </table:table-cell>
          <table:table-cell office:value-type="float" office:value="3524471" calcext:value-type="float">
            <text:p>3524471</text:p>
          </table:table-cell>
          <table:table-cell office:value-type="float" office:value="3454621" calcext:value-type="float">
            <text:p>3454621</text:p>
          </table:table-cell>
          <table:table-cell office:value-type="float" office:value="-69850" calcext:value-type="float">
            <text:p>-69850</text:p>
          </table:table-cell>
          <table:table-cell office:value-type="string" calcext:value-type="string">
            <text:p>-2.0%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</text:p>
          </table:table-cell>
          <table:table-cell office:value-type="float" office:value="1783927" calcext:value-type="float">
            <text:p>1783927</text:p>
          </table:table-cell>
          <table:table-cell office:value-type="float" office:value="1840488" calcext:value-type="float">
            <text:p>1840488</text:p>
          </table:table-cell>
          <table:table-cell office:value-type="float" office:value="1781691" calcext:value-type="float">
            <text:p>1781691</text:p>
          </table:table-cell>
          <table:table-cell office:value-type="float" office:value="1885350" calcext:value-type="float">
            <text:p>1885350</text:p>
          </table:table-cell>
          <table:table-cell office:value-type="float" office:value="1954353" calcext:value-type="float">
            <text:p>1954353</text:p>
          </table:table-cell>
          <table:table-cell office:value-type="float" office:value="1857630" calcext:value-type="float">
            <text:p>1857630</text:p>
          </table:table-cell>
          <table:table-cell office:value-type="float" office:value="-96723" calcext:value-type="float">
            <text:p>-96723</text:p>
          </table:table-cell>
          <table:table-cell office:value-type="string" calcext:value-type="string">
            <text:p>-4.9%</text:p>
          </table:table-cell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Lots Av</text:p>
          </table:table-cell>
          <table:table-cell office:value-type="float" office:value="939010" calcext:value-type="float">
            <text:p>939010</text:p>
          </table:table-cell>
          <table:table-cell office:value-type="float" office:value="1072250" calcext:value-type="float">
            <text:p>1072250</text:p>
          </table:table-cell>
          <table:table-cell office:value-type="float" office:value="1138348" calcext:value-type="float">
            <text:p>1138348</text:p>
          </table:table-cell>
          <table:table-cell office:value-type="float" office:value="1231257" calcext:value-type="float">
            <text:p>1231257</text:p>
          </table:table-cell>
          <table:table-cell office:value-type="float" office:value="1304384" calcext:value-type="float">
            <text:p>1304384</text:p>
          </table:table-cell>
          <table:table-cell office:value-type="float" office:value="1379065" calcext:value-type="float">
            <text:p>1379065</text:p>
          </table:table-cell>
          <table:table-cell office:value-type="float" office:value="74681" calcext:value-type="float">
            <text:p>74681</text:p>
          </table:table-cell>
          <table:table-cell office:value-type="string" calcext:value-type="string">
            <text:p>+5.7%</text:p>
          </table:table-cell>
          <table:table-cell office:value-type="float" office:value="307" calcext:value-type="float">
            <text:p>3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Utrecht Av/62 St</text:p>
          </table:table-cell>
          <table:table-cell office:value-type="float" office:value="1672534" calcext:value-type="float">
            <text:p>1672534</text:p>
          </table:table-cell>
          <table:table-cell office:value-type="float" office:value="1689985" calcext:value-type="float">
            <text:p>1689985</text:p>
          </table:table-cell>
          <table:table-cell office:value-type="float" office:value="1645572" calcext:value-type="float">
            <text:p>1645572</text:p>
          </table:table-cell>
          <table:table-cell office:value-type="float" office:value="1692800" calcext:value-type="float">
            <text:p>1692800</text:p>
          </table:table-cell>
          <table:table-cell office:value-type="float" office:value="1768935" calcext:value-type="float">
            <text:p>1768935</text:p>
          </table:table-cell>
          <table:table-cell office:value-type="float" office:value="1931306" calcext:value-type="float">
            <text:p>1931306</text:p>
          </table:table-cell>
          <table:table-cell office:value-type="float" office:value="162371" calcext:value-type="float">
            <text:p>162371</text:p>
          </table:table-cell>
          <table:table-cell office:value-type="string" calcext:value-type="string">
            <text:p>+9.2%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kirk Av</text:p>
          </table:table-cell>
          <table:table-cell office:value-type="float" office:value="2337181" calcext:value-type="float">
            <text:p>2337181</text:p>
          </table:table-cell>
          <table:table-cell office:value-type="float" office:value="2403333" calcext:value-type="float">
            <text:p>2403333</text:p>
          </table:table-cell>
          <table:table-cell office:value-type="float" office:value="2298052" calcext:value-type="float">
            <text:p>2298052</text:p>
          </table:table-cell>
          <table:table-cell office:value-type="float" office:value="2347178" calcext:value-type="float">
            <text:p>2347178</text:p>
          </table:table-cell>
          <table:table-cell office:value-type="float" office:value="2352060" calcext:value-type="float">
            <text:p>2352060</text:p>
          </table:table-cell>
          <table:table-cell office:value-type="float" office:value="2279365" calcext:value-type="float">
            <text:p>2279365</text:p>
          </table:table-cell>
          <table:table-cell office:value-type="float" office:value="-72695" calcext:value-type="float">
            <text:p>-72695</text:p>
          </table:table-cell>
          <table:table-cell office:value-type="string" calcext:value-type="string">
            <text:p>-3.1%</text:p>
          </table:table-cell>
          <table:table-cell office:value-type="float" office:value="199" calcext:value-type="float">
            <text:p>1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kirk Plaza</text:p>
          </table:table-cell>
          <table:table-cell office:value-type="float" office:value="2988166" calcext:value-type="float">
            <text:p>2988166</text:p>
          </table:table-cell>
          <table:table-cell office:value-type="float" office:value="3138236" calcext:value-type="float">
            <text:p>3138236</text:p>
          </table:table-cell>
          <table:table-cell office:value-type="float" office:value="2842893" calcext:value-type="float">
            <text:p>2842893</text:p>
          </table:table-cell>
          <table:table-cell office:value-type="float" office:value="2867372" calcext:value-type="float">
            <text:p>2867372</text:p>
          </table:table-cell>
          <table:table-cell office:value-type="float" office:value="2999870" calcext:value-type="float">
            <text:p>2999870</text:p>
          </table:table-cell>
          <table:table-cell office:value-type="float" office:value="3021079" calcext:value-type="float">
            <text:p>3021079</text:p>
          </table:table-cell>
          <table:table-cell office:value-type="float" office:value="21209" calcext:value-type="float">
            <text:p>21209</text:p>
          </table:table-cell>
          <table:table-cell office:value-type="string" calcext:value-type="string">
            <text:p>+0.7%</text:p>
          </table:table-cell>
          <table:table-cell office:value-type="float" office:value="158" calcext:value-type="float">
            <text:p>1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rwood Av</text:p>
          </table:table-cell>
          <table:table-cell office:value-type="float" office:value="1009451" calcext:value-type="float">
            <text:p>1009451</text:p>
          </table:table-cell>
          <table:table-cell office:value-type="float" office:value="1077051" calcext:value-type="float">
            <text:p>1077051</text:p>
          </table:table-cell>
          <table:table-cell office:value-type="float" office:value="1041356" calcext:value-type="float">
            <text:p>1041356</text:p>
          </table:table-cell>
          <table:table-cell office:value-type="float" office:value="1056263" calcext:value-type="float">
            <text:p>1056263</text:p>
          </table:table-cell>
          <table:table-cell office:value-type="float" office:value="1065062" calcext:value-type="float">
            <text:p>1065062</text:p>
          </table:table-cell>
          <table:table-cell office:value-type="float" office:value="1097011" calcext:value-type="float">
            <text:p>1097011</text:p>
          </table:table-cell>
          <table:table-cell office:value-type="float" office:value="31949" calcext:value-type="float">
            <text:p>31949</text:p>
          </table:table-cell>
          <table:table-cell office:value-type="string" calcext:value-type="string">
            <text:p>+3.0%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</text:p>
          </table:table-cell>
          <table:table-cell office:value-type="float" office:value="1251246" calcext:value-type="float">
            <text:p>1251246</text:p>
          </table:table-cell>
          <table:table-cell office:value-type="float" office:value="1250756" calcext:value-type="float">
            <text:p>1250756</text:p>
          </table:table-cell>
          <table:table-cell office:value-type="float" office:value="1200968" calcext:value-type="float">
            <text:p>1200968</text:p>
          </table:table-cell>
          <table:table-cell office:value-type="float" office:value="1290482" calcext:value-type="float">
            <text:p>1290482</text:p>
          </table:table-cell>
          <table:table-cell office:value-type="float" office:value="1324424" calcext:value-type="float">
            <text:p>1324424</text:p>
          </table:table-cell>
          <table:table-cell office:value-type="float" office:value="1313227" calcext:value-type="float">
            <text:p>1313227</text:p>
          </table:table-cell>
          <table:table-cell office:value-type="float" office:value="-11197" calcext:value-type="float">
            <text:p>-11197</text:p>
          </table:table-cell>
          <table:table-cell office:value-type="string" calcext:value-type="string">
            <text:p>-0.8%</text:p>
          </table:table-cell>
          <table:table-cell office:value-type="float" office:value="313" calcext:value-type="float">
            <text:p>3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ostrand Av</text:p>
          </table:table-cell>
          <table:table-cell office:value-type="float" office:value="4666962" calcext:value-type="float">
            <text:p>4666962</text:p>
          </table:table-cell>
          <table:table-cell office:value-type="float" office:value="5034844" calcext:value-type="float">
            <text:p>5034844</text:p>
          </table:table-cell>
          <table:table-cell office:value-type="float" office:value="4676059" calcext:value-type="float">
            <text:p>4676059</text:p>
          </table:table-cell>
          <table:table-cell office:value-type="float" office:value="4863842" calcext:value-type="float">
            <text:p>4863842</text:p>
          </table:table-cell>
          <table:table-cell office:value-type="float" office:value="5139201" calcext:value-type="float">
            <text:p>5139201</text:p>
          </table:table-cell>
          <table:table-cell office:value-type="float" office:value="5283444" calcext:value-type="float">
            <text:p>5283444</text:p>
          </table:table-cell>
          <table:table-cell office:value-type="float" office:value="144243" calcext:value-type="float">
            <text:p>144243</text:p>
          </table:table-cell>
          <table:table-cell office:value-type="string" calcext:value-type="string">
            <text:p>+2.8%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Ocean Pkwy</text:p>
          </table:table-cell>
          <table:table-cell office:value-type="float" office:value="935145" calcext:value-type="float">
            <text:p>935145</text:p>
          </table:table-cell>
          <table:table-cell office:value-type="float" office:value="969515" calcext:value-type="float">
            <text:p>969515</text:p>
          </table:table-cell>
          <table:table-cell office:value-type="float" office:value="973380" calcext:value-type="float">
            <text:p>973380</text:p>
          </table:table-cell>
          <table:table-cell office:value-type="float" office:value="1057060" calcext:value-type="float">
            <text:p>1057060</text:p>
          </table:table-cell>
          <table:table-cell office:value-type="float" office:value="1033582" calcext:value-type="float">
            <text:p>1033582</text:p>
          </table:table-cell>
          <table:table-cell office:value-type="float" office:value="983972" calcext:value-type="float">
            <text:p>983972</text:p>
          </table:table-cell>
          <table:table-cell office:value-type="float" office:value="-49610" calcext:value-type="float">
            <text:p>-49610</text:p>
          </table:table-cell>
          <table:table-cell office:value-type="string" calcext:value-type="string">
            <text:p>-4.8%</text:p>
          </table:table-cell>
          <table:table-cell office:value-type="float" office:value="358" calcext:value-type="float">
            <text:p>3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 Pl</text:p>
          </table:table-cell>
          <table:table-cell office:value-type="float" office:value="750049" calcext:value-type="float">
            <text:p>750049</text:p>
          </table:table-cell>
          <table:table-cell office:value-type="float" office:value="767373" calcext:value-type="float">
            <text:p>767373</text:p>
          </table:table-cell>
          <table:table-cell office:value-type="float" office:value="715532" calcext:value-type="float">
            <text:p>715532</text:p>
          </table:table-cell>
          <table:table-cell office:value-type="float" office:value="710863" calcext:value-type="float">
            <text:p>710863</text:p>
          </table:table-cell>
          <table:table-cell office:value-type="float" office:value="707253" calcext:value-type="float">
            <text:p>707253</text:p>
          </table:table-cell>
          <table:table-cell office:value-type="float" office:value="682438" calcext:value-type="float">
            <text:p>682438</text:p>
          </table:table-cell>
          <table:table-cell office:value-type="float" office:value="-24815" calcext:value-type="float">
            <text:p>-24815</text:p>
          </table:table-cell>
          <table:table-cell office:value-type="string" calcext:value-type="string">
            <text:p>-3.5%</text:p>
          </table:table-cell>
          <table:table-cell office:value-type="float" office:value="392" calcext:value-type="float">
            <text:p>3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arkside Av</text:p>
          </table:table-cell>
          <table:table-cell office:value-type="float" office:value="1827294" calcext:value-type="float">
            <text:p>1827294</text:p>
          </table:table-cell>
          <table:table-cell office:value-type="float" office:value="1855373" calcext:value-type="float">
            <text:p>1855373</text:p>
          </table:table-cell>
          <table:table-cell office:value-type="float" office:value="1777758" calcext:value-type="float">
            <text:p>1777758</text:p>
          </table:table-cell>
          <table:table-cell office:value-type="float" office:value="2050518" calcext:value-type="float">
            <text:p>2050518</text:p>
          </table:table-cell>
          <table:table-cell office:value-type="float" office:value="2098007" calcext:value-type="float">
            <text:p>2098007</text:p>
          </table:table-cell>
          <table:table-cell office:value-type="float" office:value="1812362" calcext:value-type="float">
            <text:p>1812362</text:p>
          </table:table-cell>
          <table:table-cell office:value-type="float" office:value="-285645" calcext:value-type="float">
            <text:p>-285645</text:p>
          </table:table-cell>
          <table:table-cell office:value-type="string" calcext:value-type="string">
            <text:p>-13.6%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ennsylvania Av</text:p>
          </table:table-cell>
          <table:table-cell office:value-type="float" office:value="1825213" calcext:value-type="float">
            <text:p>1825213</text:p>
          </table:table-cell>
          <table:table-cell office:value-type="float" office:value="1865416" calcext:value-type="float">
            <text:p>1865416</text:p>
          </table:table-cell>
          <table:table-cell office:value-type="float" office:value="1786525" calcext:value-type="float">
            <text:p>1786525</text:p>
          </table:table-cell>
          <table:table-cell office:value-type="float" office:value="1805195" calcext:value-type="float">
            <text:p>1805195</text:p>
          </table:table-cell>
          <table:table-cell office:value-type="float" office:value="1805956" calcext:value-type="float">
            <text:p>1805956</text:p>
          </table:table-cell>
          <table:table-cell office:value-type="float" office:value="1690851" calcext:value-type="float">
            <text:p>1690851</text:p>
          </table:table-cell>
          <table:table-cell office:value-type="float" office:value="-115105" calcext:value-type="float">
            <text:p>-115105</text:p>
          </table:table-cell>
          <table:table-cell office:value-type="string" calcext:value-type="string">
            <text:p>-6.4%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esident St</text:p>
          </table:table-cell>
          <table:table-cell office:value-type="float" office:value="1029299" calcext:value-type="float">
            <text:p>1029299</text:p>
          </table:table-cell>
          <table:table-cell office:value-type="float" office:value="1065963" calcext:value-type="float">
            <text:p>1065963</text:p>
          </table:table-cell>
          <table:table-cell office:value-type="float" office:value="1044562" calcext:value-type="float">
            <text:p>1044562</text:p>
          </table:table-cell>
          <table:table-cell office:value-type="float" office:value="1130601" calcext:value-type="float">
            <text:p>1130601</text:p>
          </table:table-cell>
          <table:table-cell office:value-type="float" office:value="1133831" calcext:value-type="float">
            <text:p>1133831</text:p>
          </table:table-cell>
          <table:table-cell office:value-type="float" office:value="1142008" calcext:value-type="float">
            <text:p>1142008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+0.7%</text:p>
          </table:table-cell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Av</text:p>
          </table:table-cell>
          <table:table-cell office:value-type="float" office:value="1788418" calcext:value-type="float">
            <text:p>1788418</text:p>
          </table:table-cell>
          <table:table-cell office:value-type="float" office:value="1876991" calcext:value-type="float">
            <text:p>1876991</text:p>
          </table:table-cell>
          <table:table-cell office:value-type="float" office:value="1860934" calcext:value-type="float">
            <text:p>1860934</text:p>
          </table:table-cell>
          <table:table-cell office:value-type="float" office:value="1863247" calcext:value-type="float">
            <text:p>1863247</text:p>
          </table:table-cell>
          <table:table-cell office:value-type="float" office:value="1930101" calcext:value-type="float">
            <text:p>1930101</text:p>
          </table:table-cell>
          <table:table-cell office:value-type="float" office:value="1864725" calcext:value-type="float">
            <text:p>1864725</text:p>
          </table:table-cell>
          <table:table-cell office:value-type="float" office:value="-65376" calcext:value-type="float">
            <text:p>-65376</text:p>
          </table:table-cell>
          <table:table-cell office:value-type="string" calcext:value-type="string">
            <text:p>-3.4%</text:p>
          </table:table-cell>
          <table:table-cell office:value-type="float" office:value="247" calcext:value-type="float">
            <text:p>2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Prospect Park</text:p>
          </table:table-cell>
          <table:table-cell office:value-type="float" office:value="2706111" calcext:value-type="float">
            <text:p>2706111</text:p>
          </table:table-cell>
          <table:table-cell office:value-type="float" office:value="2824450" calcext:value-type="float">
            <text:p>2824450</text:p>
          </table:table-cell>
          <table:table-cell office:value-type="float" office:value="2955204" calcext:value-type="float">
            <text:p>2955204</text:p>
          </table:table-cell>
          <table:table-cell office:value-type="float" office:value="2867309" calcext:value-type="float">
            <text:p>2867309</text:p>
          </table:table-cell>
          <table:table-cell office:value-type="float" office:value="2815199" calcext:value-type="float">
            <text:p>2815199</text:p>
          </table:table-cell>
          <table:table-cell office:value-type="float" office:value="2892200" calcext:value-type="float">
            <text:p>2892200</text:p>
          </table:table-cell>
          <table:table-cell office:value-type="float" office:value="77001" calcext:value-type="float">
            <text:p>77001</text:p>
          </table:table-cell>
          <table:table-cell office:value-type="string" calcext:value-type="string">
            <text:p>+2.7%</text:p>
          </table:table-cell>
          <table:table-cell office:value-type="float" office:value="165" calcext:value-type="float">
            <text:p>1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alph Av</text:p>
          </table:table-cell>
          <table:table-cell office:value-type="float" office:value="1434216" calcext:value-type="float">
            <text:p>1434216</text:p>
          </table:table-cell>
          <table:table-cell office:value-type="float" office:value="1498036" calcext:value-type="float">
            <text:p>1498036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1529747" calcext:value-type="float">
            <text:p>1529747</text:p>
          </table:table-cell>
          <table:table-cell office:value-type="float" office:value="1585546" calcext:value-type="float">
            <text:p>1585546</text:p>
          </table:table-cell>
          <table:table-cell office:value-type="float" office:value="1625548" calcext:value-type="float">
            <text:p>1625548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+2.5%</text:p>
          </table:table-cell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</text:p>
          </table:table-cell>
          <table:table-cell office:value-type="float" office:value="1759237" calcext:value-type="float">
            <text:p>1759237</text:p>
          </table:table-cell>
          <table:table-cell office:value-type="float" office:value="1825246" calcext:value-type="float">
            <text:p>1825246</text:p>
          </table:table-cell>
          <table:table-cell office:value-type="float" office:value="1758538" calcext:value-type="float">
            <text:p>1758538</text:p>
          </table:table-cell>
          <table:table-cell office:value-type="float" office:value="1787382" calcext:value-type="float">
            <text:p>1787382</text:p>
          </table:table-cell>
          <table:table-cell office:value-type="float" office:value="1792136" calcext:value-type="float">
            <text:p>1792136</text:p>
          </table:table-cell>
          <table:table-cell office:value-type="float" office:value="1682755" calcext:value-type="float">
            <text:p>1682755</text:p>
          </table:table-cell>
          <table:table-cell office:value-type="float" office:value="-109381" calcext:value-type="float">
            <text:p>-109381</text:p>
          </table:table-cell>
          <table:table-cell office:value-type="string" calcext:value-type="string">
            <text:p>-6.1%</text:p>
          </table:table-cell>
          <table:table-cell office:value-type="float" office:value="269" calcext:value-type="float">
            <text:p>2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Rockaway Av</text:p>
          </table:table-cell>
          <table:table-cell office:value-type="float" office:value="1446190" calcext:value-type="float">
            <text:p>1446190</text:p>
          </table:table-cell>
          <table:table-cell office:value-type="float" office:value="1522803" calcext:value-type="float">
            <text:p>1522803</text:p>
          </table:table-cell>
          <table:table-cell office:value-type="float" office:value="1480189" calcext:value-type="float">
            <text:p>1480189</text:p>
          </table:table-cell>
          <table:table-cell office:value-type="float" office:value="1499681" calcext:value-type="float">
            <text:p>1499681</text:p>
          </table:table-cell>
          <table:table-cell office:value-type="float" office:value="1548571" calcext:value-type="float">
            <text:p>1548571</text:p>
          </table:table-cell>
          <table:table-cell office:value-type="float" office:value="1574733" calcext:value-type="float">
            <text:p>1574733</text:p>
          </table:table-cell>
          <table:table-cell office:value-type="float" office:value="26162" calcext:value-type="float">
            <text:p>26162</text:p>
          </table:table-cell>
          <table:table-cell office:value-type="string" calcext:value-type="string">
            <text:p>+1.7%</text:p>
          </table:table-cell>
          <table:table-cell office:value-type="float" office:value="286" calcext:value-type="float">
            <text:p>2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aratoga Av</text:p>
          </table:table-cell>
          <table:table-cell office:value-type="float" office:value="1673813" calcext:value-type="float">
            <text:p>1673813</text:p>
          </table:table-cell>
          <table:table-cell office:value-type="float" office:value="1720382" calcext:value-type="float">
            <text:p>1720382</text:p>
          </table:table-cell>
          <table:table-cell office:value-type="float" office:value="1663923" calcext:value-type="float">
            <text:p>1663923</text:p>
          </table:table-cell>
          <table:table-cell office:value-type="float" office:value="1699652" calcext:value-type="float">
            <text:p>1699652</text:p>
          </table:table-cell>
          <table:table-cell office:value-type="float" office:value="1743578" calcext:value-type="float">
            <text:p>1743578</text:p>
          </table:table-cell>
          <table:table-cell office:value-type="float" office:value="1676421" calcext:value-type="float">
            <text:p>1676421</text:p>
          </table:table-cell>
          <table:table-cell office:value-type="float" office:value="-67157" calcext:value-type="float">
            <text:p>-67157</text:p>
          </table:table-cell>
          <table:table-cell office:value-type="string" calcext:value-type="string">
            <text:p>-3.9%</text:p>
          </table:table-cell>
          <table:table-cell office:value-type="float" office:value="270" calcext:value-type="float">
            <text:p>2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epshead Bay</text:p>
          </table:table-cell>
          <table:table-cell office:value-type="float" office:value="4298721" calcext:value-type="float">
            <text:p>4298721</text:p>
          </table:table-cell>
          <table:table-cell office:value-type="float" office:value="4455963" calcext:value-type="float">
            <text:p>4455963</text:p>
          </table:table-cell>
          <table:table-cell office:value-type="float" office:value="4361205" calcext:value-type="float">
            <text:p>4361205</text:p>
          </table:table-cell>
          <table:table-cell office:value-type="float" office:value="4481755" calcext:value-type="float">
            <text:p>4481755</text:p>
          </table:table-cell>
          <table:table-cell office:value-type="float" office:value="4096449" calcext:value-type="float">
            <text:p>4096449</text:p>
          </table:table-cell>
          <table:table-cell office:value-type="float" office:value="4148629" calcext:value-type="float">
            <text:p>4148629</text:p>
          </table:table-cell>
          <table:table-cell office:value-type="float" office:value="52180" calcext:value-type="float">
            <text:p>52180</text:p>
          </table:table-cell>
          <table:table-cell office:value-type="string" calcext:value-type="string">
            <text:p>+1.3%</text:p>
          </table:table-cell>
          <table:table-cell office:value-type="float" office:value="114" calcext:value-type="float">
            <text:p>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hepherd Av</text:p>
          </table:table-cell>
          <table:table-cell office:value-type="float" office:value="912247" calcext:value-type="float">
            <text:p>912247</text:p>
          </table:table-cell>
          <table:table-cell office:value-type="float" office:value="966964" calcext:value-type="float">
            <text:p>966964</text:p>
          </table:table-cell>
          <table:table-cell office:value-type="float" office:value="922420" calcext:value-type="float">
            <text:p>922420</text:p>
          </table:table-cell>
          <table:table-cell office:value-type="float" office:value="917964" calcext:value-type="float">
            <text:p>917964</text:p>
          </table:table-cell>
          <table:table-cell office:value-type="float" office:value="930613" calcext:value-type="float">
            <text:p>930613</text:p>
          </table:table-cell>
          <table:table-cell office:value-type="float" office:value="945113" calcext:value-type="float">
            <text:p>945113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+1.6%</text:p>
          </table:table-cell>
          <table:table-cell office:value-type="float" office:value="362" calcext:value-type="float">
            <text:p>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mith-9 Sts</text:p>
          </table:table-cell>
          <table:table-cell office:value-type="float" office:value="1313577" calcext:value-type="float">
            <text:p>1313577</text:p>
          </table:table-cell>
          <table:table-cell office:value-type="float" office:value="1439644" calcext:value-type="float">
            <text:p>1439644</text:p>
          </table:table-cell>
          <table:table-cell office:value-type="float" office:value="1465834" calcext:value-type="float">
            <text:p>1465834</text:p>
          </table:table-cell>
          <table:table-cell office:value-type="float" office:value="1501360" calcext:value-type="float">
            <text:p>1501360</text:p>
          </table:table-cell>
          <table:table-cell office:value-type="float" office:value="577571" calcext:value-type="float">
            <text:p>577571</text:p>
          </table:table-cell>
          <table:table-cell table:style-name="Default"/>
          <table:table-cell office:value-type="float" office:value="-577571" calcext:value-type="float">
            <text:p>-577571</text:p>
          </table:table-cell>
          <table:table-cell office:value-type="string" calcext:value-type="string">
            <text:p>-100.0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terling St</text:p>
          </table:table-cell>
          <table:table-cell office:value-type="float" office:value="1654595" calcext:value-type="float">
            <text:p>1654595</text:p>
          </table:table-cell>
          <table:table-cell office:value-type="float" office:value="1684561" calcext:value-type="float">
            <text:p>1684561</text:p>
          </table:table-cell>
          <table:table-cell office:value-type="float" office:value="1636794" calcext:value-type="float">
            <text:p>1636794</text:p>
          </table:table-cell>
          <table:table-cell office:value-type="float" office:value="1743151" calcext:value-type="float">
            <text:p>1743151</text:p>
          </table:table-cell>
          <table:table-cell office:value-type="float" office:value="1787824" calcext:value-type="float">
            <text:p>1787824</text:p>
          </table:table-cell>
          <table:table-cell office:value-type="float" office:value="1803628" calcext:value-type="float">
            <text:p>1803628</text:p>
          </table:table-cell>
          <table:table-cell office:value-type="float" office:value="15804" calcext:value-type="float">
            <text:p>15804</text:p>
          </table:table-cell>
          <table:table-cell office:value-type="string" calcext:value-type="string">
            <text:p>+0.9%</text:p>
          </table:table-cell>
          <table:table-cell office:value-type="float" office:value="256" calcext:value-type="float">
            <text:p>2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utter Av</text:p>
          </table:table-cell>
          <table:table-cell office:value-type="float" office:value="1001950" calcext:value-type="float">
            <text:p>1001950</text:p>
          </table:table-cell>
          <table:table-cell office:value-type="float" office:value="1104244" calcext:value-type="float">
            <text:p>1104244</text:p>
          </table:table-cell>
          <table:table-cell office:value-type="float" office:value="1168953" calcext:value-type="float">
            <text:p>1168953</text:p>
          </table:table-cell>
          <table:table-cell office:value-type="float" office:value="1280175" calcext:value-type="float">
            <text:p>1280175</text:p>
          </table:table-cell>
          <table:table-cell office:value-type="float" office:value="1303422" calcext:value-type="float">
            <text:p>1303422</text:p>
          </table:table-cell>
          <table:table-cell office:value-type="float" office:value="1383957" calcext:value-type="float">
            <text:p>1383957</text:p>
          </table:table-cell>
          <table:table-cell office:value-type="float" office:value="80535" calcext:value-type="float">
            <text:p>80535</text:p>
          </table:table-cell>
          <table:table-cell office:value-type="string" calcext:value-type="string">
            <text:p>+6.2%</text:p>
          </table:table-cell>
          <table:table-cell office:value-type="float" office:value="305" calcext:value-type="float">
            <text:p>3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Sutter Av-Rutland Rd</text:p>
          </table:table-cell>
          <table:table-cell office:value-type="float" office:value="2282569" calcext:value-type="float">
            <text:p>2282569</text:p>
          </table:table-cell>
          <table:table-cell office:value-type="float" office:value="2335881" calcext:value-type="float">
            <text:p>2335881</text:p>
          </table:table-cell>
          <table:table-cell office:value-type="float" office:value="2219406" calcext:value-type="float">
            <text:p>2219406</text:p>
          </table:table-cell>
          <table:table-cell office:value-type="float" office:value="2317306" calcext:value-type="float">
            <text:p>2317306</text:p>
          </table:table-cell>
          <table:table-cell office:value-type="float" office:value="2370949" calcext:value-type="float">
            <text:p>2370949</text:p>
          </table:table-cell>
          <table:table-cell office:value-type="float" office:value="2288256" calcext:value-type="float">
            <text:p>2288256</text:p>
          </table:table-cell>
          <table:table-cell office:value-type="float" office:value="-82693" calcext:value-type="float">
            <text:p>-82693</text:p>
          </table:table-cell>
          <table:table-cell office:value-type="string" calcext:value-type="string">
            <text:p>-3.5%</text:p>
          </table:table-cell>
          <table:table-cell office:value-type="float" office:value="198" calcext:value-type="float">
            <text:p>1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nion St</text:p>
          </table:table-cell>
          <table:table-cell office:value-type="float" office:value="1984448" calcext:value-type="float">
            <text:p>1984448</text:p>
          </table:table-cell>
          <table:table-cell office:value-type="float" office:value="2071096" calcext:value-type="float">
            <text:p>2071096</text:p>
          </table:table-cell>
          <table:table-cell office:value-type="float" office:value="2067255" calcext:value-type="float">
            <text:p>2067255</text:p>
          </table:table-cell>
          <table:table-cell office:value-type="float" office:value="2126492" calcext:value-type="float">
            <text:p>2126492</text:p>
          </table:table-cell>
          <table:table-cell office:value-type="float" office:value="2228520" calcext:value-type="float">
            <text:p>2228520</text:p>
          </table:table-cell>
          <table:table-cell office:value-type="float" office:value="2148505" calcext:value-type="float">
            <text:p>2148505</text:p>
          </table:table-cell>
          <table:table-cell office:value-type="float" office:value="-80015" calcext:value-type="float">
            <text:p>-80015</text:p>
          </table:table-cell>
          <table:table-cell office:value-type="string" calcext:value-type="string">
            <text:p>-3.6%</text:p>
          </table:table-cell>
          <table:table-cell office:value-type="float" office:value="213" calcext:value-type="float">
            <text:p>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Utica Av</text:p>
          </table:table-cell>
          <table:table-cell office:value-type="float" office:value="4171867" calcext:value-type="float">
            <text:p>4171867</text:p>
          </table:table-cell>
          <table:table-cell office:value-type="float" office:value="4435837" calcext:value-type="float">
            <text:p>4435837</text:p>
          </table:table-cell>
          <table:table-cell office:value-type="float" office:value="4235887" calcext:value-type="float">
            <text:p>4235887</text:p>
          </table:table-cell>
          <table:table-cell office:value-type="float" office:value="4272623" calcext:value-type="float">
            <text:p>4272623</text:p>
          </table:table-cell>
          <table:table-cell office:value-type="float" office:value="4437282" calcext:value-type="float">
            <text:p>4437282</text:p>
          </table:table-cell>
          <table:table-cell office:value-type="float" office:value="4530536" calcext:value-type="float">
            <text:p>4530536</text:p>
          </table:table-cell>
          <table:table-cell office:value-type="float" office:value="93254" calcext:value-type="float">
            <text:p>93254</text:p>
          </table:table-cell>
          <table:table-cell office:value-type="string" calcext:value-type="string">
            <text:p>+2.1%</text:p>
          </table:table-cell>
          <table:table-cell office:value-type="float" office:value="102" calcext:value-type="float">
            <text:p>1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Van Siclen Av</text:p>
          </table:table-cell>
          <table:table-cell office:value-type="float" office:value="914388" calcext:value-type="float">
            <text:p>914388</text:p>
          </table:table-cell>
          <table:table-cell office:value-type="float" office:value="958573" calcext:value-type="float">
            <text:p>958573</text:p>
          </table:table-cell>
          <table:table-cell office:value-type="float" office:value="956623" calcext:value-type="float">
            <text:p>956623</text:p>
          </table:table-cell>
          <table:table-cell office:value-type="float" office:value="1023416" calcext:value-type="float">
            <text:p>1023416</text:p>
          </table:table-cell>
          <table:table-cell office:value-type="float" office:value="1061359" calcext:value-type="float">
            <text:p>1061359</text:p>
          </table:table-cell>
          <table:table-cell office:value-type="float" office:value="1016466" calcext:value-type="float">
            <text:p>1016466</text:p>
          </table:table-cell>
          <table:table-cell office:value-type="float" office:value="-44893" calcext:value-type="float">
            <text:p>-44893</text:p>
          </table:table-cell>
          <table:table-cell office:value-type="string" calcext:value-type="string">
            <text:p>-4.2%</text:p>
          </table:table-cell>
          <table:table-cell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Van Siclen Av</text:p>
          </table:table-cell>
          <table:table-cell office:value-type="float" office:value="833443" calcext:value-type="float">
            <text:p>833443</text:p>
          </table:table-cell>
          <table:table-cell office:value-type="float" office:value="915167" calcext:value-type="float">
            <text:p>915167</text:p>
          </table:table-cell>
          <table:table-cell office:value-type="float" office:value="869166" calcext:value-type="float">
            <text:p>869166</text:p>
          </table:table-cell>
          <table:table-cell office:value-type="float" office:value="893234" calcext:value-type="float">
            <text:p>893234</text:p>
          </table:table-cell>
          <table:table-cell office:value-type="float" office:value="901530" calcext:value-type="float">
            <text:p>901530</text:p>
          </table:table-cell>
          <table:table-cell office:value-type="float" office:value="897528" calcext:value-type="float">
            <text:p>897528</text:p>
          </table:table-cell>
          <table:table-cell office:value-type="float" office:value="-4002" calcext:value-type="float">
            <text:p>-4002</text:p>
          </table:table-cell>
          <table:table-cell office:value-type="string" calcext:value-type="string">
            <text:p>-0.4%</text:p>
          </table:table-cell>
          <table:table-cell office:value-type="float" office:value="369" calcext:value-type="float">
            <text:p>3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Van Siclen Av</text:p>
          </table:table-cell>
          <table:table-cell office:value-type="float" office:value="717189" calcext:value-type="float">
            <text:p>717189</text:p>
          </table:table-cell>
          <table:table-cell office:value-type="float" office:value="780986" calcext:value-type="float">
            <text:p>780986</text:p>
          </table:table-cell>
          <table:table-cell office:value-type="float" office:value="808772" calcext:value-type="float">
            <text:p>808772</text:p>
          </table:table-cell>
          <table:table-cell office:value-type="float" office:value="828566" calcext:value-type="float">
            <text:p>828566</text:p>
          </table:table-cell>
          <table:table-cell office:value-type="float" office:value="886663" calcext:value-type="float">
            <text:p>886663</text:p>
          </table:table-cell>
          <table:table-cell office:value-type="float" office:value="893665" calcext:value-type="float">
            <text:p>893665</text:p>
          </table:table-cell>
          <table:table-cell office:value-type="float" office:value="7002" calcext:value-type="float">
            <text:p>7002</text:p>
          </table:table-cell>
          <table:table-cell office:value-type="string" calcext:value-type="string">
            <text:p>+0.8%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est 8 St-New York Aquarium</text:p>
          </table:table-cell>
          <table:table-cell office:value-type="float" office:value="772932" calcext:value-type="float">
            <text:p>772932</text:p>
          </table:table-cell>
          <table:table-cell office:value-type="float" office:value="809964" calcext:value-type="float">
            <text:p>809964</text:p>
          </table:table-cell>
          <table:table-cell office:value-type="float" office:value="779782" calcext:value-type="float">
            <text:p>779782</text:p>
          </table:table-cell>
          <table:table-cell office:value-type="float" office:value="867792" calcext:value-type="float">
            <text:p>867792</text:p>
          </table:table-cell>
          <table:table-cell office:value-type="float" office:value="814749" calcext:value-type="float">
            <text:p>814749</text:p>
          </table:table-cell>
          <table:table-cell office:value-type="float" office:value="767921" calcext:value-type="float">
            <text:p>767921</text:p>
          </table:table-cell>
          <table:table-cell office:value-type="float" office:value="-46828" calcext:value-type="float">
            <text:p>-46828</text:p>
          </table:table-cell>
          <table:table-cell office:value-type="string" calcext:value-type="string">
            <text:p>-5.7%</text:p>
          </table:table-cell>
          <table:table-cell office:value-type="float" office:value="385" calcext:value-type="float">
            <text:p>3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lson Av</text:p>
          </table:table-cell>
          <table:table-cell office:value-type="float" office:value="931948" calcext:value-type="float">
            <text:p>931948</text:p>
          </table:table-cell>
          <table:table-cell office:value-type="float" office:value="1055011" calcext:value-type="float">
            <text:p>1055011</text:p>
          </table:table-cell>
          <table:table-cell office:value-type="float" office:value="1067833" calcext:value-type="float">
            <text:p>1067833</text:p>
          </table:table-cell>
          <table:table-cell office:value-type="float" office:value="1089448" calcext:value-type="float">
            <text:p>1089448</text:p>
          </table:table-cell>
          <table:table-cell office:value-type="float" office:value="1093030" calcext:value-type="float">
            <text:p>1093030</text:p>
          </table:table-cell>
          <table:table-cell office:value-type="float" office:value="1115994" calcext:value-type="float">
            <text:p>1115994</text:p>
          </table:table-cell>
          <table:table-cell office:value-type="float" office:value="22964" calcext:value-type="float">
            <text:p>22964</text:p>
          </table:table-cell>
          <table:table-cell office:value-type="string" calcext:value-type="string">
            <text:p>+2.1%</text:p>
          </table:table-cell>
          <table:table-cell office:value-type="float" office:value="338" calcext:value-type="float">
            <text:p>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Winthrop St</text:p>
          </table:table-cell>
          <table:table-cell office:value-type="float" office:value="1936151" calcext:value-type="float">
            <text:p>1936151</text:p>
          </table:table-cell>
          <table:table-cell office:value-type="float" office:value="2022238" calcext:value-type="float">
            <text:p>2022238</text:p>
          </table:table-cell>
          <table:table-cell office:value-type="float" office:value="2006133" calcext:value-type="float">
            <text:p>2006133</text:p>
          </table:table-cell>
          <table:table-cell office:value-type="float" office:value="2110081" calcext:value-type="float">
            <text:p>2110081</text:p>
          </table:table-cell>
          <table:table-cell office:value-type="float" office:value="2173945" calcext:value-type="float">
            <text:p>2173945</text:p>
          </table:table-cell>
          <table:table-cell office:value-type="float" office:value="2171267" calcext:value-type="float">
            <text:p>2171267</text:p>
          </table:table-cell>
          <table:table-cell office:value-type="float" office:value="-2678" calcext:value-type="float">
            <text:p>-2678</text:p>
          </table:table-cell>
          <table:table-cell office:value-type="string" calcext:value-type="string">
            <text:p>-0.1%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York St</text:p>
          </table:table-cell>
          <table:table-cell office:value-type="float" office:value="1603908" calcext:value-type="float">
            <text:p>1603908</text:p>
          </table:table-cell>
          <table:table-cell office:value-type="float" office:value="1855120" calcext:value-type="float">
            <text:p>1855120</text:p>
          </table:table-cell>
          <table:table-cell office:value-type="float" office:value="1913869" calcext:value-type="float">
            <text:p>1913869</text:p>
          </table:table-cell>
          <table:table-cell office:value-type="float" office:value="2041208" calcext:value-type="float">
            <text:p>2041208</text:p>
          </table:table-cell>
          <table:table-cell office:value-type="float" office:value="2251649" calcext:value-type="float">
            <text:p>2251649</text:p>
          </table:table-cell>
          <table:table-cell office:value-type="float" office:value="2344141" calcext:value-type="float">
            <text:p>2344141</text:p>
          </table:table-cell>
          <table:table-cell office:value-type="float" office:value="92492" calcext:value-type="float">
            <text:p>92492</text:p>
          </table:table-cell>
          <table:table-cell office:value-type="string" calcext:value-type="string">
            <text:p>+4.1%</text:p>
          </table:table-cell>
          <table:table-cell office:value-type="float" office:value="195" calcext:value-type="float">
            <text:p>195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Manhattan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 Av</text:p>
          </table:table-cell>
          <table:table-cell office:value-type="float" office:value="5598821" calcext:value-type="float">
            <text:p>5598821</text:p>
          </table:table-cell>
          <table:table-cell office:value-type="float" office:value="6201745" calcext:value-type="float">
            <text:p>6201745</text:p>
          </table:table-cell>
          <table:table-cell office:value-type="float" office:value="6490329" calcext:value-type="float">
            <text:p>6490329</text:p>
          </table:table-cell>
          <table:table-cell office:value-type="float" office:value="6936132" calcext:value-type="float">
            <text:p>6936132</text:p>
          </table:table-cell>
          <table:table-cell office:value-type="float" office:value="7050336" calcext:value-type="float">
            <text:p>7050336</text:p>
          </table:table-cell>
          <table:table-cell office:value-type="float" office:value="7296576" calcext:value-type="float">
            <text:p>7296576</text:p>
          </table:table-cell>
          <table:table-cell office:value-type="float" office:value="246240" calcext:value-type="float">
            <text:p>246240</text:p>
          </table:table-cell>
          <table:table-cell office:value-type="string" calcext:value-type="string">
            <text:p>+3.5%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</text:p>
          </table:table-cell>
          <table:table-cell office:value-type="float" office:value="4347657" calcext:value-type="float">
            <text:p>4347657</text:p>
          </table:table-cell>
          <table:table-cell office:value-type="float" office:value="4447213" calcext:value-type="float">
            <text:p>4447213</text:p>
          </table:table-cell>
          <table:table-cell office:value-type="float" office:value="4419549" calcext:value-type="float">
            <text:p>4419549</text:p>
          </table:table-cell>
          <table:table-cell office:value-type="float" office:value="4167100" calcext:value-type="float">
            <text:p>4167100</text:p>
          </table:table-cell>
          <table:table-cell office:value-type="float" office:value="4302101" calcext:value-type="float">
            <text:p>4302101</text:p>
          </table:table-cell>
          <table:table-cell office:value-type="float" office:value="4366343" calcext:value-type="float">
            <text:p>4366343</text:p>
          </table:table-cell>
          <table:table-cell office:value-type="float" office:value="64242" calcext:value-type="float">
            <text:p>64242</text:p>
          </table:table-cell>
          <table:table-cell office:value-type="string" calcext:value-type="string">
            <text:p>+1.5%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</text:p>
          </table:table-cell>
          <table:table-cell office:value-type="float" office:value="4402659" calcext:value-type="float">
            <text:p>4402659</text:p>
          </table:table-cell>
          <table:table-cell office:value-type="float" office:value="4573700" calcext:value-type="float">
            <text:p>4573700</text:p>
          </table:table-cell>
          <table:table-cell office:value-type="float" office:value="4631356" calcext:value-type="float">
            <text:p>4631356</text:p>
          </table:table-cell>
          <table:table-cell office:value-type="float" office:value="4799555" calcext:value-type="float">
            <text:p>4799555</text:p>
          </table:table-cell>
          <table:table-cell office:value-type="float" office:value="4901637" calcext:value-type="float">
            <text:p>4901637</text:p>
          </table:table-cell>
          <table:table-cell office:value-type="float" office:value="4861001" calcext:value-type="float">
            <text:p>4861001</text:p>
          </table:table-cell>
          <table:table-cell office:value-type="float" office:value="-40636" calcext:value-type="float">
            <text:p>-40636</text:p>
          </table:table-cell>
          <table:table-cell office:value-type="string" calcext:value-type="string">
            <text:p>-0.8%</text:p>
          </table:table-cell>
          <table:table-cell office:value-type="float" office:value="92" calcext:value-type="float">
            <text:p>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03 St</text:p>
          </table:table-cell>
          <table:table-cell office:value-type="float" office:value="1535588" calcext:value-type="float">
            <text:p>1535588</text:p>
          </table:table-cell>
          <table:table-cell office:value-type="float" office:value="1599818" calcext:value-type="float">
            <text:p>1599818</text:p>
          </table:table-cell>
          <table:table-cell office:value-type="float" office:value="1524460" calcext:value-type="float">
            <text:p>1524460</text:p>
          </table:table-cell>
          <table:table-cell office:value-type="float" office:value="1556919" calcext:value-type="float">
            <text:p>1556919</text:p>
          </table:table-cell>
          <table:table-cell office:value-type="float" office:value="1453267" calcext:value-type="float">
            <text:p>1453267</text:p>
          </table:table-cell>
          <table:table-cell office:value-type="float" office:value="1472319" calcext:value-type="float">
            <text:p>1472319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+1.3%</text:p>
          </table:table-cell>
          <table:table-cell office:value-type="float" office:value="297" calcext:value-type="float">
            <text:p>2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0 St</text:p>
          </table:table-cell>
          <table:table-cell office:value-type="float" office:value="3521483" calcext:value-type="float">
            <text:p>3521483</text:p>
          </table:table-cell>
          <table:table-cell office:value-type="float" office:value="3626056" calcext:value-type="float">
            <text:p>3626056</text:p>
          </table:table-cell>
          <table:table-cell office:value-type="float" office:value="3668518" calcext:value-type="float">
            <text:p>3668518</text:p>
          </table:table-cell>
          <table:table-cell office:value-type="float" office:value="3722821" calcext:value-type="float">
            <text:p>3722821</text:p>
          </table:table-cell>
          <table:table-cell office:value-type="float" office:value="3771563" calcext:value-type="float">
            <text:p>3771563</text:p>
          </table:table-cell>
          <table:table-cell office:value-type="float" office:value="3740549" calcext:value-type="float">
            <text:p>3740549</text:p>
          </table:table-cell>
          <table:table-cell office:value-type="float" office:value="-31014" calcext:value-type="float">
            <text:p>-31014</text:p>
          </table:table-cell>
          <table:table-cell office:value-type="string" calcext:value-type="string">
            <text:p>-0.8%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</text:p>
          </table:table-cell>
          <table:table-cell office:value-type="float" office:value="3053832" calcext:value-type="float">
            <text:p>3053832</text:p>
          </table:table-cell>
          <table:table-cell office:value-type="float" office:value="3156704" calcext:value-type="float">
            <text:p>3156704</text:p>
          </table:table-cell>
          <table:table-cell office:value-type="float" office:value="3281869" calcext:value-type="float">
            <text:p>3281869</text:p>
          </table:table-cell>
          <table:table-cell office:value-type="float" office:value="3225207" calcext:value-type="float">
            <text:p>3225207</text:p>
          </table:table-cell>
          <table:table-cell office:value-type="float" office:value="3439949" calcext:value-type="float">
            <text:p>3439949</text:p>
          </table:table-cell>
          <table:table-cell office:value-type="float" office:value="3584234" calcext:value-type="float">
            <text:p>3584234</text:p>
          </table:table-cell>
          <table:table-cell office:value-type="float" office:value="144285" calcext:value-type="float">
            <text:p>144285</text:p>
          </table:table-cell>
          <table:table-cell office:value-type="string" calcext:value-type="string">
            <text:p>+4.2%</text:p>
          </table:table-cell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</text:p>
          </table:table-cell>
          <table:table-cell office:value-type="float" office:value="4585336" calcext:value-type="float">
            <text:p>4585336</text:p>
          </table:table-cell>
          <table:table-cell office:value-type="float" office:value="4798220" calcext:value-type="float">
            <text:p>4798220</text:p>
          </table:table-cell>
          <table:table-cell office:value-type="float" office:value="4849246" calcext:value-type="float">
            <text:p>4849246</text:p>
          </table:table-cell>
          <table:table-cell office:value-type="float" office:value="5100170" calcext:value-type="float">
            <text:p>5100170</text:p>
          </table:table-cell>
          <table:table-cell office:value-type="float" office:value="5253753" calcext:value-type="float">
            <text:p>5253753</text:p>
          </table:table-cell>
          <table:table-cell office:value-type="float" office:value="5264035" calcext:value-type="float">
            <text:p>5264035</text:p>
          </table:table-cell>
          <table:table-cell office:value-type="float" office:value="10282" calcext:value-type="float">
            <text:p>10282</text:p>
          </table:table-cell>
          <table:table-cell office:value-type="string" calcext:value-type="string">
            <text:p>+0.2%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</text:p>
          </table:table-cell>
          <table:table-cell office:value-type="float" office:value="1682020" calcext:value-type="float">
            <text:p>1682020</text:p>
          </table:table-cell>
          <table:table-cell office:value-type="float" office:value="1849963" calcext:value-type="float">
            <text:p>1849963</text:p>
          </table:table-cell>
          <table:table-cell office:value-type="float" office:value="1838683" calcext:value-type="float">
            <text:p>1838683</text:p>
          </table:table-cell>
          <table:table-cell office:value-type="float" office:value="1921860" calcext:value-type="float">
            <text:p>1921860</text:p>
          </table:table-cell>
          <table:table-cell office:value-type="float" office:value="1944599" calcext:value-type="float">
            <text:p>1944599</text:p>
          </table:table-cell>
          <table:table-cell office:value-type="float" office:value="2000033" calcext:value-type="float">
            <text:p>2000033</text:p>
          </table:table-cell>
          <table:table-cell office:value-type="float" office:value="55434" calcext:value-type="float">
            <text:p>55434</text:p>
          </table:table-cell>
          <table:table-cell office:value-type="string" calcext:value-type="string">
            <text:p>+2.9%</text:p>
          </table:table-cell>
          <table:table-cell office:value-type="float" office:value="232" calcext:value-type="float">
            <text:p>2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16 St-Columbia University</text:p>
          </table:table-cell>
          <table:table-cell office:value-type="float" office:value="4825577" calcext:value-type="float">
            <text:p>4825577</text:p>
          </table:table-cell>
          <table:table-cell office:value-type="float" office:value="4912623" calcext:value-type="float">
            <text:p>4912623</text:p>
          </table:table-cell>
          <table:table-cell office:value-type="float" office:value="4870652" calcext:value-type="float">
            <text:p>4870652</text:p>
          </table:table-cell>
          <table:table-cell office:value-type="float" office:value="4774192" calcext:value-type="float">
            <text:p>4774192</text:p>
          </table:table-cell>
          <table:table-cell office:value-type="float" office:value="4932065" calcext:value-type="float">
            <text:p>4932065</text:p>
          </table:table-cell>
          <table:table-cell office:value-type="float" office:value="4942022" calcext:value-type="float">
            <text:p>4942022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+0.2%</text:p>
          </table:table-cell>
          <table:table-cell office:value-type="float" office:value="89" calcext:value-type="float">
            <text:p>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2358932" calcext:value-type="float">
            <text:p>2358932</text:p>
          </table:table-cell>
          <table:table-cell office:value-type="float" office:value="2444771" calcext:value-type="float">
            <text:p>2444771</text:p>
          </table:table-cell>
          <table:table-cell office:value-type="float" office:value="2402477" calcext:value-type="float">
            <text:p>2402477</text:p>
          </table:table-cell>
          <table:table-cell office:value-type="float" office:value="2358252" calcext:value-type="float">
            <text:p>2358252</text:p>
          </table:table-cell>
          <table:table-cell office:value-type="float" office:value="2438449" calcext:value-type="float">
            <text:p>2438449</text:p>
          </table:table-cell>
          <table:table-cell office:value-type="float" office:value="2560513" calcext:value-type="float">
            <text:p>2560513</text:p>
          </table:table-cell>
          <table:table-cell office:value-type="float" office:value="122064" calcext:value-type="float">
            <text:p>122064</text:p>
          </table:table-cell>
          <table:table-cell office:value-type="string" calcext:value-type="string">
            <text:p>+5.0%</text:p>
          </table:table-cell>
          <table:table-cell office:value-type="float" office:value="181" calcext:value-type="float">
            <text:p>1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4196876" calcext:value-type="float">
            <text:p>4196876</text:p>
          </table:table-cell>
          <table:table-cell office:value-type="float" office:value="4342867" calcext:value-type="float">
            <text:p>4342867</text:p>
          </table:table-cell>
          <table:table-cell office:value-type="float" office:value="4514621" calcext:value-type="float">
            <text:p>4514621</text:p>
          </table:table-cell>
          <table:table-cell office:value-type="float" office:value="4317843" calcext:value-type="float">
            <text:p>4317843</text:p>
          </table:table-cell>
          <table:table-cell office:value-type="float" office:value="4518487" calcext:value-type="float">
            <text:p>4518487</text:p>
          </table:table-cell>
          <table:table-cell office:value-type="float" office:value="4635697" calcext:value-type="float">
            <text:p>4635697</text:p>
          </table:table-cell>
          <table:table-cell office:value-type="float" office:value="117210" calcext:value-type="float">
            <text:p>117210</text:p>
          </table:table-cell>
          <table:table-cell office:value-type="string" calcext:value-type="string">
            <text:p>+2.6%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8295082" calcext:value-type="float">
            <text:p>8295082</text:p>
          </table:table-cell>
          <table:table-cell office:value-type="float" office:value="8681735" calcext:value-type="float">
            <text:p>8681735</text:p>
          </table:table-cell>
          <table:table-cell office:value-type="float" office:value="8710718" calcext:value-type="float">
            <text:p>8710718</text:p>
          </table:table-cell>
          <table:table-cell office:value-type="float" office:value="8834429" calcext:value-type="float">
            <text:p>8834429</text:p>
          </table:table-cell>
          <table:table-cell office:value-type="float" office:value="8868272" calcext:value-type="float">
            <text:p>8868272</text:p>
          </table:table-cell>
          <table:table-cell office:value-type="float" office:value="8965496" calcext:value-type="float">
            <text:p>8965496</text:p>
          </table:table-cell>
          <table:table-cell office:value-type="float" office:value="97224" calcext:value-type="float">
            <text:p>97224</text:p>
          </table:table-cell>
          <table:table-cell office:value-type="string" calcext:value-type="string">
            <text:p>+1.1%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25 St</text:p>
          </table:table-cell>
          <table:table-cell office:value-type="float" office:value="7612421" calcext:value-type="float">
            <text:p>7612421</text:p>
          </table:table-cell>
          <table:table-cell office:value-type="float" office:value="7986389" calcext:value-type="float">
            <text:p>7986389</text:p>
          </table:table-cell>
          <table:table-cell office:value-type="float" office:value="7872649" calcext:value-type="float">
            <text:p>7872649</text:p>
          </table:table-cell>
          <table:table-cell office:value-type="float" office:value="8003946" calcext:value-type="float">
            <text:p>8003946</text:p>
          </table:table-cell>
          <table:table-cell office:value-type="float" office:value="8173608" calcext:value-type="float">
            <text:p>8173608</text:p>
          </table:table-cell>
          <table:table-cell office:value-type="float" office:value="8427453" calcext:value-type="float">
            <text:p>8427453</text:p>
          </table:table-cell>
          <table:table-cell office:value-type="float" office:value="253845" calcext:value-type="float">
            <text:p>253845</text:p>
          </table:table-cell>
          <table:table-cell office:value-type="string" calcext:value-type="string">
            <text:p>+3.1%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</text:p>
          </table:table-cell>
          <table:table-cell office:value-type="float" office:value="3853829" calcext:value-type="float">
            <text:p>3853829</text:p>
          </table:table-cell>
          <table:table-cell office:value-type="float" office:value="3944165" calcext:value-type="float">
            <text:p>3944165</text:p>
          </table:table-cell>
          <table:table-cell office:value-type="float" office:value="4022802" calcext:value-type="float">
            <text:p>4022802</text:p>
          </table:table-cell>
          <table:table-cell office:value-type="float" office:value="4043860" calcext:value-type="float">
            <text:p>4043860</text:p>
          </table:table-cell>
          <table:table-cell office:value-type="float" office:value="4344677" calcext:value-type="float">
            <text:p>4344677</text:p>
          </table:table-cell>
          <table:table-cell office:value-type="float" office:value="4477110" calcext:value-type="float">
            <text:p>4477110</text:p>
          </table:table-cell>
          <table:table-cell office:value-type="float" office:value="132433" calcext:value-type="float">
            <text:p>132433</text:p>
          </table:table-cell>
          <table:table-cell office:value-type="string" calcext:value-type="string">
            <text:p>+3.0%</text:p>
          </table:table-cell>
          <table:table-cell office:value-type="float" office:value="104" calcext:value-type="float">
            <text:p>1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5 St</text:p>
          </table:table-cell>
          <table:table-cell office:value-type="float" office:value="1391512" calcext:value-type="float">
            <text:p>1391512</text:p>
          </table:table-cell>
          <table:table-cell office:value-type="float" office:value="1467646" calcext:value-type="float">
            <text:p>1467646</text:p>
          </table:table-cell>
          <table:table-cell office:value-type="float" office:value="1428140" calcext:value-type="float">
            <text:p>1428140</text:p>
          </table:table-cell>
          <table:table-cell office:value-type="float" office:value="1511387" calcext:value-type="float">
            <text:p>1511387</text:p>
          </table:table-cell>
          <table:table-cell office:value-type="float" office:value="1575802" calcext:value-type="float">
            <text:p>1575802</text:p>
          </table:table-cell>
          <table:table-cell office:value-type="float" office:value="1633467" calcext:value-type="float">
            <text:p>1633467</text:p>
          </table:table-cell>
          <table:table-cell office:value-type="float" office:value="57665" calcext:value-type="float">
            <text:p>57665</text:p>
          </table:table-cell>
          <table:table-cell office:value-type="string" calcext:value-type="string">
            <text:p>+3.7%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37 St-City College</text:p>
          </table:table-cell>
          <table:table-cell office:value-type="float" office:value="4515446" calcext:value-type="float">
            <text:p>4515446</text:p>
          </table:table-cell>
          <table:table-cell office:value-type="float" office:value="4618524" calcext:value-type="float">
            <text:p>4618524</text:p>
          </table:table-cell>
          <table:table-cell office:value-type="float" office:value="4523575" calcext:value-type="float">
            <text:p>4523575</text:p>
          </table:table-cell>
          <table:table-cell office:value-type="float" office:value="4436971" calcext:value-type="float">
            <text:p>4436971</text:p>
          </table:table-cell>
          <table:table-cell office:value-type="float" office:value="4546654" calcext:value-type="float">
            <text:p>4546654</text:p>
          </table:table-cell>
          <table:table-cell office:value-type="float" office:value="4634498" calcext:value-type="float">
            <text:p>4634498</text:p>
          </table:table-cell>
          <table:table-cell office:value-type="float" office:value="87844" calcext:value-type="float">
            <text:p>87844</text:p>
          </table:table-cell>
          <table:table-cell office:value-type="string" calcext:value-type="string">
            <text:p>+1.9%</text:p>
          </table:table-cell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/8 Av</text:p>
          </table:table-cell>
          <table:table-cell office:value-type="float" office:value="10985541" calcext:value-type="float">
            <text:p>10985541</text:p>
          </table:table-cell>
          <table:table-cell office:value-type="float" office:value="11568852" calcext:value-type="float">
            <text:p>11568852</text:p>
          </table:table-cell>
          <table:table-cell office:value-type="float" office:value="11129412" calcext:value-type="float">
            <text:p>11129412</text:p>
          </table:table-cell>
          <table:table-cell office:value-type="float" office:value="11795495" calcext:value-type="float">
            <text:p>11795495</text:p>
          </table:table-cell>
          <table:table-cell office:value-type="float" office:value="12415290" calcext:value-type="float">
            <text:p>12415290</text:p>
          </table:table-cell>
          <table:table-cell office:value-type="float" office:value="13044037" calcext:value-type="float">
            <text:p>13044037</text:p>
          </table:table-cell>
          <table:table-cell office:value-type="float" office:value="628747" calcext:value-type="float">
            <text:p>628747</text:p>
          </table:table-cell>
          <table:table-cell office:value-type="string" calcext:value-type="string">
            <text:p>+5.1%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/6 Av</text:p>
          </table:table-cell>
          <table:table-cell office:value-type="float" office:value="14761349" calcext:value-type="float">
            <text:p>14761349</text:p>
          </table:table-cell>
          <table:table-cell office:value-type="float" office:value="15304268" calcext:value-type="float">
            <text:p>15304268</text:p>
          </table:table-cell>
          <table:table-cell office:value-type="float" office:value="15220076" calcext:value-type="float">
            <text:p>15220076</text:p>
          </table:table-cell>
          <table:table-cell office:value-type="float" office:value="15029178" calcext:value-type="float">
            <text:p>15029178</text:p>
          </table:table-cell>
          <table:table-cell office:value-type="float" office:value="15199211" calcext:value-type="float">
            <text:p>15199211</text:p>
          </table:table-cell>
          <table:table-cell office:value-type="float" office:value="15487097" calcext:value-type="float">
            <text:p>15487097</text:p>
          </table:table-cell>
          <table:table-cell office:value-type="float" office:value="287886" calcext:value-type="float">
            <text:p>287886</text:p>
          </table:table-cell>
          <table:table-cell office:value-type="string" calcext:value-type="string">
            <text:p>+1.9%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 St-Union Sq</text:p>
          </table:table-cell>
          <table:table-cell office:value-type="float" office:value="33744169" calcext:value-type="float">
            <text:p>33744169</text:p>
          </table:table-cell>
          <table:table-cell office:value-type="float" office:value="35545653" calcext:value-type="float">
            <text:p>35545653</text:p>
          </table:table-cell>
          <table:table-cell office:value-type="float" office:value="34245245" calcext:value-type="float">
            <text:p>34245245</text:p>
          </table:table-cell>
          <table:table-cell office:value-type="float" office:value="34730692" calcext:value-type="float">
            <text:p>34730692</text:p>
          </table:table-cell>
          <table:table-cell office:value-type="float" office:value="34927178" calcext:value-type="float">
            <text:p>34927178</text:p>
          </table:table-cell>
          <table:table-cell office:value-type="float" office:value="34639575" calcext:value-type="float">
            <text:p>34639575</text:p>
          </table:table-cell>
          <table:table-cell office:value-type="float" office:value="-287603" calcext:value-type="float">
            <text:p>-287603</text:p>
          </table:table-cell>
          <table:table-cell office:value-type="string" calcext:value-type="string">
            <text:p>-0.8%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</text:p>
          </table:table-cell>
          <table:table-cell office:value-type="float" office:value="3166049" calcext:value-type="float">
            <text:p>3166049</text:p>
          </table:table-cell>
          <table:table-cell office:value-type="float" office:value="3191262" calcext:value-type="float">
            <text:p>3191262</text:p>
          </table:table-cell>
          <table:table-cell office:value-type="float" office:value="3128091" calcext:value-type="float">
            <text:p>3128091</text:p>
          </table:table-cell>
          <table:table-cell office:value-type="float" office:value="3115174" calcext:value-type="float">
            <text:p>3115174</text:p>
          </table:table-cell>
          <table:table-cell office:value-type="float" office:value="3138419" calcext:value-type="float">
            <text:p>3138419</text:p>
          </table:table-cell>
          <table:table-cell office:value-type="float" office:value="3289827" calcext:value-type="float">
            <text:p>3289827</text:p>
          </table:table-cell>
          <table:table-cell office:value-type="float" office:value="151408" calcext:value-type="float">
            <text:p>151408</text:p>
          </table:table-cell>
          <table:table-cell office:value-type="string" calcext:value-type="string">
            <text:p>+4.8%</text:p>
          </table:table-cell>
          <table:table-cell office:value-type="float" office:value="148" calcext:value-type="float">
            <text:p>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</text:p>
          </table:table-cell>
          <table:table-cell office:value-type="float" office:value="790639" calcext:value-type="float">
            <text:p>790639</text:p>
          </table:table-cell>
          <table:table-cell office:value-type="float" office:value="826061" calcext:value-type="float">
            <text:p>826061</text:p>
          </table:table-cell>
          <table:table-cell office:value-type="float" office:value="878906" calcext:value-type="float">
            <text:p>878906</text:p>
          </table:table-cell>
          <table:table-cell office:value-type="float" office:value="873390" calcext:value-type="float">
            <text:p>873390</text:p>
          </table:table-cell>
          <table:table-cell office:value-type="float" office:value="981914" calcext:value-type="float">
            <text:p>981914</text:p>
          </table:table-cell>
          <table:table-cell office:value-type="float" office:value="1014623" calcext:value-type="float">
            <text:p>1014623</text:p>
          </table:table-cell>
          <table:table-cell office:value-type="float" office:value="32709" calcext:value-type="float">
            <text:p>32709</text:p>
          </table:table-cell>
          <table:table-cell office:value-type="string" calcext:value-type="string">
            <text:p>+3.3%</text:p>
          </table:table-cell>
          <table:table-cell office:value-type="float" office:value="354" calcext:value-type="float">
            <text:p>3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45 St</text:p>
          </table:table-cell>
          <table:table-cell office:value-type="float" office:value="6176544" calcext:value-type="float">
            <text:p>6176544</text:p>
          </table:table-cell>
          <table:table-cell office:value-type="float" office:value="6602419" calcext:value-type="float">
            <text:p>6602419</text:p>
          </table:table-cell>
          <table:table-cell office:value-type="float" office:value="6446603" calcext:value-type="float">
            <text:p>6446603</text:p>
          </table:table-cell>
          <table:table-cell office:value-type="float" office:value="6694537" calcext:value-type="float">
            <text:p>6694537</text:p>
          </table:table-cell>
          <table:table-cell office:value-type="float" office:value="6948193" calcext:value-type="float">
            <text:p>6948193</text:p>
          </table:table-cell>
          <table:table-cell office:value-type="float" office:value="7048936" calcext:value-type="float">
            <text:p>7048936</text:p>
          </table:table-cell>
          <table:table-cell office:value-type="float" office:value="100743" calcext:value-type="float">
            <text:p>100743</text:p>
          </table:table-cell>
          <table:table-cell office:value-type="string" calcext:value-type="string">
            <text:p>+1.4%</text:p>
          </table:table-cell>
          <table:table-cell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</text:p>
          </table:table-cell>
          <table:table-cell office:value-type="float" office:value="1181067" calcext:value-type="float">
            <text:p>1181067</text:p>
          </table:table-cell>
          <table:table-cell office:value-type="float" office:value="1199549" calcext:value-type="float">
            <text:p>1199549</text:p>
          </table:table-cell>
          <table:table-cell office:value-type="float" office:value="1199677" calcext:value-type="float">
            <text:p>1199677</text:p>
          </table:table-cell>
          <table:table-cell office:value-type="float" office:value="1241223" calcext:value-type="float">
            <text:p>1241223</text:p>
          </table:table-cell>
          <table:table-cell office:value-type="float" office:value="1248295" calcext:value-type="float">
            <text:p>1248295</text:p>
          </table:table-cell>
          <table:table-cell office:value-type="float" office:value="1257551" calcext:value-type="float">
            <text:p>1257551</text:p>
          </table:table-cell>
          <table:table-cell office:value-type="float" office:value="9256" calcext:value-type="float">
            <text:p>9256</text:p>
          </table:table-cell>
          <table:table-cell office:value-type="string" calcext:value-type="string">
            <text:p>+0.7%</text:p>
          </table:table-cell>
          <table:table-cell office:value-type="float" office:value="319" calcext:value-type="float">
            <text:p>3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5 St</text:p>
          </table:table-cell>
          <table:table-cell office:value-type="float" office:value="726080" calcext:value-type="float">
            <text:p>726080</text:p>
          </table:table-cell>
          <table:table-cell office:value-type="float" office:value="739611" calcext:value-type="float">
            <text:p>739611</text:p>
          </table:table-cell>
          <table:table-cell office:value-type="float" office:value="710556" calcext:value-type="float">
            <text:p>710556</text:p>
          </table:table-cell>
          <table:table-cell office:value-type="float" office:value="735801" calcext:value-type="float">
            <text:p>735801</text:p>
          </table:table-cell>
          <table:table-cell office:value-type="float" office:value="792465" calcext:value-type="float">
            <text:p>792465</text:p>
          </table:table-cell>
          <table:table-cell office:value-type="float" office:value="798881" calcext:value-type="float">
            <text:p>798881</text:p>
          </table:table-cell>
          <table:table-cell office:value-type="float" office:value="6416" calcext:value-type="float">
            <text:p>6416</text:p>
          </table:table-cell>
          <table:table-cell office:value-type="string" calcext:value-type="string">
            <text:p>+0.8%</text:p>
          </table:table-cell>
          <table:table-cell office:value-type="float" office:value="379" calcext:value-type="float">
            <text:p>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57 St</text:p>
          </table:table-cell>
          <table:table-cell office:value-type="float" office:value="3213412" calcext:value-type="float">
            <text:p>3213412</text:p>
          </table:table-cell>
          <table:table-cell office:value-type="float" office:value="3255229" calcext:value-type="float">
            <text:p>3255229</text:p>
          </table:table-cell>
          <table:table-cell office:value-type="float" office:value="3251747" calcext:value-type="float">
            <text:p>3251747</text:p>
          </table:table-cell>
          <table:table-cell office:value-type="float" office:value="3238373" calcext:value-type="float">
            <text:p>3238373</text:p>
          </table:table-cell>
          <table:table-cell office:value-type="float" office:value="3259408" calcext:value-type="float">
            <text:p>3259408</text:p>
          </table:table-cell>
          <table:table-cell office:value-type="float" office:value="3381015" calcext:value-type="float">
            <text:p>3381015</text:p>
          </table:table-cell>
          <table:table-cell office:value-type="float" office:value="121607" calcext:value-type="float">
            <text:p>121607</text:p>
          </table:table-cell>
          <table:table-cell office:value-type="string" calcext:value-type="string">
            <text:p>+3.7%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3 St-Amsterdam Av</text:p>
          </table:table-cell>
          <table:table-cell office:value-type="float" office:value="1162204" calcext:value-type="float">
            <text:p>1162204</text:p>
          </table:table-cell>
          <table:table-cell office:value-type="float" office:value="1167101" calcext:value-type="float">
            <text:p>1167101</text:p>
          </table:table-cell>
          <table:table-cell office:value-type="float" office:value="1142625" calcext:value-type="float">
            <text:p>1142625</text:p>
          </table:table-cell>
          <table:table-cell office:value-type="float" office:value="1193933" calcext:value-type="float">
            <text:p>1193933</text:p>
          </table:table-cell>
          <table:table-cell office:value-type="float" office:value="1221336" calcext:value-type="float">
            <text:p>1221336</text:p>
          </table:table-cell>
          <table:table-cell office:value-type="float" office:value="1230018" calcext:value-type="float">
            <text:p>1230018</text:p>
          </table:table-cell>
          <table:table-cell office:value-type="float" office:value="8682" calcext:value-type="float">
            <text:p>8682</text:p>
          </table:table-cell>
          <table:table-cell office:value-type="string" calcext:value-type="string">
            <text:p>+0.7%</text:p>
          </table:table-cell>
          <table:table-cell office:value-type="float" office:value="323" calcext:value-type="float">
            <text:p>3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68 St</text:p>
          </table:table-cell>
          <table:table-cell office:value-type="float" office:value="7068332" calcext:value-type="float">
            <text:p>7068332</text:p>
          </table:table-cell>
          <table:table-cell office:value-type="float" office:value="7703324" calcext:value-type="float">
            <text:p>7703324</text:p>
          </table:table-cell>
          <table:table-cell office:value-type="float" office:value="7532891" calcext:value-type="float">
            <text:p>7532891</text:p>
          </table:table-cell>
          <table:table-cell office:value-type="float" office:value="7325739" calcext:value-type="float">
            <text:p>7325739</text:p>
          </table:table-cell>
          <table:table-cell office:value-type="float" office:value="7500154" calcext:value-type="float">
            <text:p>7500154</text:p>
          </table:table-cell>
          <table:table-cell office:value-type="float" office:value="7503282" calcext:value-type="float">
            <text:p>7503282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+0.0%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75 St</text:p>
          </table:table-cell>
          <table:table-cell office:value-type="float" office:value="3754654" calcext:value-type="float">
            <text:p>3754654</text:p>
          </table:table-cell>
          <table:table-cell office:value-type="float" office:value="3606024" calcext:value-type="float">
            <text:p>3606024</text:p>
          </table:table-cell>
          <table:table-cell office:value-type="float" office:value="3500536" calcext:value-type="float">
            <text:p>3500536</text:p>
          </table:table-cell>
          <table:table-cell office:value-type="float" office:value="3783719" calcext:value-type="float">
            <text:p>3783719</text:p>
          </table:table-cell>
          <table:table-cell office:value-type="float" office:value="4029936" calcext:value-type="float">
            <text:p>4029936</text:p>
          </table:table-cell>
          <table:table-cell office:value-type="float" office:value="4028015" calcext:value-type="float">
            <text:p>4028015</text:p>
          </table:table-cell>
          <table:table-cell office:value-type="float" office:value="-1921" calcext:value-type="float">
            <text:p>-1921</text:p>
          </table:table-cell>
          <table:table-cell office:value-type="string" calcext:value-type="string">
            <text:p>-0.0%</text:p>
          </table:table-cell>
          <table:table-cell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 St</text:p>
          </table:table-cell>
          <table:table-cell office:value-type="float" office:value="2427699" calcext:value-type="float">
            <text:p>2427699</text:p>
          </table:table-cell>
          <table:table-cell office:value-type="float" office:value="2457457" calcext:value-type="float">
            <text:p>2457457</text:p>
          </table:table-cell>
          <table:table-cell office:value-type="float" office:value="2407729" calcext:value-type="float">
            <text:p>2407729</text:p>
          </table:table-cell>
          <table:table-cell office:value-type="float" office:value="2435685" calcext:value-type="float">
            <text:p>2435685</text:p>
          </table:table-cell>
          <table:table-cell office:value-type="float" office:value="2497134" calcext:value-type="float">
            <text:p>2497134</text:p>
          </table:table-cell>
          <table:table-cell office:value-type="float" office:value="2533877" calcext:value-type="float">
            <text:p>2533877</text:p>
          </table:table-cell>
          <table:table-cell office:value-type="float" office:value="36743" calcext:value-type="float">
            <text:p>36743</text:p>
          </table:table-cell>
          <table:table-cell office:value-type="string" calcext:value-type="string">
            <text:p>+1.5%</text:p>
          </table:table-cell>
          <table:table-cell office:value-type="float" office:value="182" calcext:value-type="float">
            <text:p>1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</text:p>
          </table:table-cell>
          <table:table-cell office:value-type="float" office:value="3583169" calcext:value-type="float">
            <text:p>3583169</text:p>
          </table:table-cell>
          <table:table-cell office:value-type="float" office:value="3764024" calcext:value-type="float">
            <text:p>3764024</text:p>
          </table:table-cell>
          <table:table-cell office:value-type="float" office:value="3551740" calcext:value-type="float">
            <text:p>3551740</text:p>
          </table:table-cell>
          <table:table-cell office:value-type="float" office:value="3429260" calcext:value-type="float">
            <text:p>3429260</text:p>
          </table:table-cell>
          <table:table-cell office:value-type="float" office:value="3171483" calcext:value-type="float">
            <text:p>3171483</text:p>
          </table:table-cell>
          <table:table-cell office:value-type="float" office:value="3496979" calcext:value-type="float">
            <text:p>3496979</text:p>
          </table:table-cell>
          <table:table-cell office:value-type="float" office:value="325496" calcext:value-type="float">
            <text:p>325496</text:p>
          </table:table-cell>
          <table:table-cell office:value-type="string" calcext:value-type="string">
            <text:p>+10.3%</text:p>
          </table:table-cell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81 St</text:p>
          </table:table-cell>
          <table:table-cell office:value-type="float" office:value="3040302" calcext:value-type="float">
            <text:p>3040302</text:p>
          </table:table-cell>
          <table:table-cell office:value-type="float" office:value="2876719" calcext:value-type="float">
            <text:p>2876719</text:p>
          </table:table-cell>
          <table:table-cell office:value-type="float" office:value="2877894" calcext:value-type="float">
            <text:p>2877894</text:p>
          </table:table-cell>
          <table:table-cell office:value-type="float" office:value="3106184" calcext:value-type="float">
            <text:p>3106184</text:p>
          </table:table-cell>
          <table:table-cell office:value-type="float" office:value="3245786" calcext:value-type="float">
            <text:p>3245786</text:p>
          </table:table-cell>
          <table:table-cell office:value-type="float" office:value="3242555" calcext:value-type="float">
            <text:p>3242555</text:p>
          </table:table-cell>
          <table:table-cell office:value-type="float" office:value="-3231" calcext:value-type="float">
            <text:p>-3231</text:p>
          </table:table-cell>
          <table:table-cell office:value-type="string" calcext:value-type="string">
            <text:p>-0.1%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0 St</text:p>
          </table:table-cell>
          <table:table-cell office:value-type="float" office:value="1242833" calcext:value-type="float">
            <text:p>1242833</text:p>
          </table:table-cell>
          <table:table-cell office:value-type="float" office:value="1175432" calcext:value-type="float">
            <text:p>1175432</text:p>
          </table:table-cell>
          <table:table-cell office:value-type="float" office:value="1177378" calcext:value-type="float">
            <text:p>1177378</text:p>
          </table:table-cell>
          <table:table-cell office:value-type="float" office:value="1287568" calcext:value-type="float">
            <text:p>1287568</text:p>
          </table:table-cell>
          <table:table-cell office:value-type="float" office:value="1445656" calcext:value-type="float">
            <text:p>1445656</text:p>
          </table:table-cell>
          <table:table-cell office:value-type="float" office:value="1473807" calcext:value-type="float">
            <text:p>1473807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+1.9%</text:p>
          </table:table-cell>
          <table:table-cell office:value-type="float" office:value="296" calcext:value-type="float">
            <text:p>2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191 St</text:p>
          </table:table-cell>
          <table:table-cell office:value-type="float" office:value="2441749" calcext:value-type="float">
            <text:p>2441749</text:p>
          </table:table-cell>
          <table:table-cell office:value-type="float" office:value="2562177" calcext:value-type="float">
            <text:p>2562177</text:p>
          </table:table-cell>
          <table:table-cell office:value-type="float" office:value="2432768" calcext:value-type="float">
            <text:p>2432768</text:p>
          </table:table-cell>
          <table:table-cell office:value-type="float" office:value="2344317" calcext:value-type="float">
            <text:p>2344317</text:p>
          </table:table-cell>
          <table:table-cell office:value-type="float" office:value="2318562" calcext:value-type="float">
            <text:p>2318562</text:p>
          </table:table-cell>
          <table:table-cell office:value-type="float" office:value="2512719" calcext:value-type="float">
            <text:p>2512719</text:p>
          </table:table-cell>
          <table:table-cell office:value-type="float" office:value="194157" calcext:value-type="float">
            <text:p>194157</text:p>
          </table:table-cell>
          <table:table-cell office:value-type="string" calcext:value-type="string">
            <text:p>+8.4%</text:p>
          </table:table-cell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 Av</text:p>
          </table:table-cell>
          <table:table-cell office:value-type="float" office:value="5501841" calcext:value-type="float">
            <text:p>5501841</text:p>
          </table:table-cell>
          <table:table-cell office:value-type="float" office:value="5845342" calcext:value-type="float">
            <text:p>5845342</text:p>
          </table:table-cell>
          <table:table-cell office:value-type="float" office:value="5734200" calcext:value-type="float">
            <text:p>5734200</text:p>
          </table:table-cell>
          <table:table-cell office:value-type="float" office:value="5627896" calcext:value-type="float">
            <text:p>5627896</text:p>
          </table:table-cell>
          <table:table-cell office:value-type="float" office:value="5728217" calcext:value-type="float">
            <text:p>5728217</text:p>
          </table:table-cell>
          <table:table-cell office:value-type="float" office:value="5706955" calcext:value-type="float">
            <text:p>5706955</text:p>
          </table:table-cell>
          <table:table-cell office:value-type="float" office:value="-21262" calcext:value-type="float">
            <text:p>-21262</text:p>
          </table:table-cell>
          <table:table-cell office:value-type="string" calcext:value-type="string">
            <text:p>-0.4%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07 St</text:p>
          </table:table-cell>
          <table:table-cell office:value-type="float" office:value="1711716" calcext:value-type="float">
            <text:p>1711716</text:p>
          </table:table-cell>
          <table:table-cell office:value-type="float" office:value="1907159" calcext:value-type="float">
            <text:p>1907159</text:p>
          </table:table-cell>
          <table:table-cell office:value-type="float" office:value="1919631" calcext:value-type="float">
            <text:p>1919631</text:p>
          </table:table-cell>
          <table:table-cell office:value-type="float" office:value="1875395" calcext:value-type="float">
            <text:p>1875395</text:p>
          </table:table-cell>
          <table:table-cell office:value-type="float" office:value="2054287" calcext:value-type="float">
            <text:p>2054287</text:p>
          </table:table-cell>
          <table:table-cell office:value-type="float" office:value="2205288" calcext:value-type="float">
            <text:p>2205288</text:p>
          </table:table-cell>
          <table:table-cell office:value-type="float" office:value="151001" calcext:value-type="float">
            <text:p>151001</text:p>
          </table:table-cell>
          <table:table-cell office:value-type="string" calcext:value-type="string">
            <text:p>+7.4%</text:p>
          </table:table-cell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15 St</text:p>
          </table:table-cell>
          <table:table-cell office:value-type="float" office:value="474222" calcext:value-type="float">
            <text:p>474222</text:p>
          </table:table-cell>
          <table:table-cell office:value-type="float" office:value="597454" calcext:value-type="float">
            <text:p>597454</text:p>
          </table:table-cell>
          <table:table-cell office:value-type="float" office:value="635361" calcext:value-type="float">
            <text:p>635361</text:p>
          </table:table-cell>
          <table:table-cell office:value-type="float" office:value="582955" calcext:value-type="float">
            <text:p>582955</text:p>
          </table:table-cell>
          <table:table-cell office:value-type="float" office:value="583486" calcext:value-type="float">
            <text:p>583486</text:p>
          </table:table-cell>
          <table:table-cell office:value-type="float" office:value="599790" calcext:value-type="float">
            <text:p>599790</text:p>
          </table:table-cell>
          <table:table-cell office:value-type="float" office:value="16304" calcext:value-type="float">
            <text:p>16304</text:p>
          </table:table-cell>
          <table:table-cell office:value-type="string" calcext:value-type="string">
            <text:p>+2.8%</text:p>
          </table:table-cell>
          <table:table-cell office:value-type="float" office:value="396" calcext:value-type="float">
            <text:p>3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4658455" calcext:value-type="float">
            <text:p>4658455</text:p>
          </table:table-cell>
          <table:table-cell office:value-type="float" office:value="4615267" calcext:value-type="float">
            <text:p>4615267</text:p>
          </table:table-cell>
          <table:table-cell office:value-type="float" office:value="4516335" calcext:value-type="float">
            <text:p>4516335</text:p>
          </table:table-cell>
          <table:table-cell office:value-type="float" office:value="4517687" calcext:value-type="float">
            <text:p>4517687</text:p>
          </table:table-cell>
          <table:table-cell office:value-type="float" office:value="4622230" calcext:value-type="float">
            <text:p>4622230</text:p>
          </table:table-cell>
          <table:table-cell office:value-type="float" office:value="4654520" calcext:value-type="float">
            <text:p>4654520</text:p>
          </table:table-cell>
          <table:table-cell office:value-type="float" office:value="32290" calcext:value-type="float">
            <text:p>32290</text:p>
          </table:table-cell>
          <table:table-cell office:value-type="string" calcext:value-type="string">
            <text:p>+0.7%</text:p>
          </table:table-cell>
          <table:table-cell office:value-type="float" office:value="95" calcext:value-type="float">
            <text:p>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9049048" calcext:value-type="float">
            <text:p>9049048</text:p>
          </table:table-cell>
          <table:table-cell office:value-type="float" office:value="9239171" calcext:value-type="float">
            <text:p>9239171</text:p>
          </table:table-cell>
          <table:table-cell office:value-type="float" office:value="8914123" calcext:value-type="float">
            <text:p>8914123</text:p>
          </table:table-cell>
          <table:table-cell office:value-type="float" office:value="8925824" calcext:value-type="float">
            <text:p>8925824</text:p>
          </table:table-cell>
          <table:table-cell office:value-type="float" office:value="8999142" calcext:value-type="float">
            <text:p>8999142</text:p>
          </table:table-cell>
          <table:table-cell office:value-type="float" office:value="8901705" calcext:value-type="float">
            <text:p>8901705</text:p>
          </table:table-cell>
          <table:table-cell office:value-type="float" office:value="-97437" calcext:value-type="float">
            <text:p>-97437</text:p>
          </table:table-cell>
          <table:table-cell office:value-type="string" calcext:value-type="string">
            <text:p>-1.1%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6785651" calcext:value-type="float">
            <text:p>6785651</text:p>
          </table:table-cell>
          <table:table-cell office:value-type="float" office:value="7060491" calcext:value-type="float">
            <text:p>7060491</text:p>
          </table:table-cell>
          <table:table-cell office:value-type="float" office:value="6819642" calcext:value-type="float">
            <text:p>6819642</text:p>
          </table:table-cell>
          <table:table-cell office:value-type="float" office:value="6707382" calcext:value-type="float">
            <text:p>6707382</text:p>
          </table:table-cell>
          <table:table-cell office:value-type="float" office:value="7001778" calcext:value-type="float">
            <text:p>7001778</text:p>
          </table:table-cell>
          <table:table-cell office:value-type="float" office:value="7155940" calcext:value-type="float">
            <text:p>7155940</text:p>
          </table:table-cell>
          <table:table-cell office:value-type="float" office:value="154162" calcext:value-type="float">
            <text:p>154162</text:p>
          </table:table-cell>
          <table:table-cell office:value-type="string" calcext:value-type="string">
            <text:p>+2.2%</text:p>
          </table:table-cell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7512297" calcext:value-type="float">
            <text:p>7512297</text:p>
          </table:table-cell>
          <table:table-cell office:value-type="float" office:value="7565129" calcext:value-type="float">
            <text:p>7565129</text:p>
          </table:table-cell>
          <table:table-cell office:value-type="float" office:value="7161707" calcext:value-type="float">
            <text:p>7161707</text:p>
          </table:table-cell>
          <table:table-cell office:value-type="float" office:value="7394628" calcext:value-type="float">
            <text:p>7394628</text:p>
          </table:table-cell>
          <table:table-cell office:value-type="float" office:value="7911886" calcext:value-type="float">
            <text:p>7911886</text:p>
          </table:table-cell>
          <table:table-cell office:value-type="float" office:value="8078511" calcext:value-type="float">
            <text:p>8078511</text:p>
          </table:table-cell>
          <table:table-cell office:value-type="float" office:value="166625" calcext:value-type="float">
            <text:p>166625</text:p>
          </table:table-cell>
          <table:table-cell office:value-type="string" calcext:value-type="string">
            <text:p>+2.1%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3 St</text:p>
          </table:table-cell>
          <table:table-cell office:value-type="float" office:value="5636909" calcext:value-type="float">
            <text:p>5636909</text:p>
          </table:table-cell>
          <table:table-cell office:value-type="float" office:value="5889298" calcext:value-type="float">
            <text:p>5889298</text:p>
          </table:table-cell>
          <table:table-cell office:value-type="float" office:value="5736345" calcext:value-type="float">
            <text:p>5736345</text:p>
          </table:table-cell>
          <table:table-cell office:value-type="float" office:value="5998303" calcext:value-type="float">
            <text:p>5998303</text:p>
          </table:table-cell>
          <table:table-cell office:value-type="float" office:value="6659479" calcext:value-type="float">
            <text:p>6659479</text:p>
          </table:table-cell>
          <table:table-cell office:value-type="float" office:value="6805210" calcext:value-type="float">
            <text:p>6805210</text:p>
          </table:table-cell>
          <table:table-cell office:value-type="float" office:value="145731" calcext:value-type="float">
            <text:p>145731</text:p>
          </table:table-cell>
          <table:table-cell office:value-type="string" calcext:value-type="string">
            <text:p>+2.2%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</text:p>
          </table:table-cell>
          <table:table-cell office:value-type="float" office:value="3585713" calcext:value-type="float">
            <text:p>3585713</text:p>
          </table:table-cell>
          <table:table-cell office:value-type="float" office:value="3680019" calcext:value-type="float">
            <text:p>3680019</text:p>
          </table:table-cell>
          <table:table-cell office:value-type="float" office:value="3783842" calcext:value-type="float">
            <text:p>3783842</text:p>
          </table:table-cell>
          <table:table-cell office:value-type="float" office:value="3941656" calcext:value-type="float">
            <text:p>3941656</text:p>
          </table:table-cell>
          <table:table-cell office:value-type="float" office:value="4093901" calcext:value-type="float">
            <text:p>4093901</text:p>
          </table:table-cell>
          <table:table-cell office:value-type="float" office:value="4346501" calcext:value-type="float">
            <text:p>4346501</text:p>
          </table:table-cell>
          <table:table-cell office:value-type="float" office:value="252600" calcext:value-type="float">
            <text:p>252600</text:p>
          </table:table-cell>
          <table:table-cell office:value-type="string" calcext:value-type="string">
            <text:p>+6.2%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</text:p>
          </table:table-cell>
          <table:table-cell office:value-type="float" office:value="6593781" calcext:value-type="float">
            <text:p>6593781</text:p>
          </table:table-cell>
          <table:table-cell office:value-type="float" office:value="6751198" calcext:value-type="float">
            <text:p>6751198</text:p>
          </table:table-cell>
          <table:table-cell office:value-type="float" office:value="6548905" calcext:value-type="float">
            <text:p>6548905</text:p>
          </table:table-cell>
          <table:table-cell office:value-type="float" office:value="6621732" calcext:value-type="float">
            <text:p>6621732</text:p>
          </table:table-cell>
          <table:table-cell office:value-type="float" office:value="6741400" calcext:value-type="float">
            <text:p>6741400</text:p>
          </table:table-cell>
          <table:table-cell office:value-type="float" office:value="6688570" calcext:value-type="float">
            <text:p>6688570</text:p>
          </table:table-cell>
          <table:table-cell office:value-type="float" office:value="-52830" calcext:value-type="float">
            <text:p>-52830</text:p>
          </table:table-cell>
          <table:table-cell office:value-type="string" calcext:value-type="string">
            <text:p>-0.8%</text:p>
          </table:table-cell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28 St</text:p>
          </table:table-cell>
          <table:table-cell office:value-type="float" office:value="2951768" calcext:value-type="float">
            <text:p>2951768</text:p>
          </table:table-cell>
          <table:table-cell office:value-type="float" office:value="3011248" calcext:value-type="float">
            <text:p>3011248</text:p>
          </table:table-cell>
          <table:table-cell office:value-type="float" office:value="2931184" calcext:value-type="float">
            <text:p>2931184</text:p>
          </table:table-cell>
          <table:table-cell office:value-type="float" office:value="3044555" calcext:value-type="float">
            <text:p>3044555</text:p>
          </table:table-cell>
          <table:table-cell office:value-type="float" office:value="3297714" calcext:value-type="float">
            <text:p>3297714</text:p>
          </table:table-cell>
          <table:table-cell office:value-type="float" office:value="3413315" calcext:value-type="float">
            <text:p>3413315</text:p>
          </table:table-cell>
          <table:table-cell office:value-type="float" office:value="115601" calcext:value-type="float">
            <text:p>115601</text:p>
          </table:table-cell>
          <table:table-cell office:value-type="string" calcext:value-type="string">
            <text:p>+3.5%</text:p>
          </table:table-cell>
          <table:table-cell office:value-type="float" office:value="142" calcext:value-type="float">
            <text:p>1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 Av</text:p>
          </table:table-cell>
          <table:table-cell office:value-type="float" office:value="1733892" calcext:value-type="float">
            <text:p>1733892</text:p>
          </table:table-cell>
          <table:table-cell office:value-type="float" office:value="1825033" calcext:value-type="float">
            <text:p>1825033</text:p>
          </table:table-cell>
          <table:table-cell office:value-type="float" office:value="1886833" calcext:value-type="float">
            <text:p>1886833</text:p>
          </table:table-cell>
          <table:table-cell office:value-type="float" office:value="2060364" calcext:value-type="float">
            <text:p>2060364</text:p>
          </table:table-cell>
          <table:table-cell office:value-type="float" office:value="2048408" calcext:value-type="float">
            <text:p>2048408</text:p>
          </table:table-cell>
          <table:table-cell office:value-type="float" office:value="2182023" calcext:value-type="float">
            <text:p>2182023</text:p>
          </table:table-cell>
          <table:table-cell office:value-type="float" office:value="133615" calcext:value-type="float">
            <text:p>133615</text:p>
          </table:table-cell>
          <table:table-cell office:value-type="string" calcext:value-type="string">
            <text:p>+6.5%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3 St</text:p>
          </table:table-cell>
          <table:table-cell office:value-type="float" office:value="9261797" calcext:value-type="float">
            <text:p>9261797</text:p>
          </table:table-cell>
          <table:table-cell office:value-type="float" office:value="9483622" calcext:value-type="float">
            <text:p>9483622</text:p>
          </table:table-cell>
          <table:table-cell office:value-type="float" office:value="8958763" calcext:value-type="float">
            <text:p>8958763</text:p>
          </table:table-cell>
          <table:table-cell office:value-type="float" office:value="9090245" calcext:value-type="float">
            <text:p>9090245</text:p>
          </table:table-cell>
          <table:table-cell office:value-type="float" office:value="9220240" calcext:value-type="float">
            <text:p>9220240</text:p>
          </table:table-cell>
          <table:table-cell office:value-type="float" office:value="9374676" calcext:value-type="float">
            <text:p>9374676</text:p>
          </table:table-cell>
          <table:table-cell office:value-type="float" office:value="154436" calcext:value-type="float">
            <text:p>154436</text:p>
          </table:table-cell>
          <table:table-cell office:value-type="string" calcext:value-type="string">
            <text:p>+1.7%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Herald Square</text:p>
          </table:table-cell>
          <table:table-cell office:value-type="float" office:value="38564625" calcext:value-type="float">
            <text:p>38564625</text:p>
          </table:table-cell>
          <table:table-cell office:value-type="float" office:value="39040943" calcext:value-type="float">
            <text:p>39040943</text:p>
          </table:table-cell>
          <table:table-cell office:value-type="float" office:value="36945680" calcext:value-type="float">
            <text:p>36945680</text:p>
          </table:table-cell>
          <table:table-cell office:value-type="float" office:value="37769752" calcext:value-type="float">
            <text:p>37769752</text:p>
          </table:table-cell>
          <table:table-cell office:value-type="float" office:value="37731386" calcext:value-type="float">
            <text:p>37731386</text:p>
          </table:table-cell>
          <table:table-cell office:value-type="float" office:value="37154138" calcext:value-type="float">
            <text:p>37154138</text:p>
          </table:table-cell>
          <table:table-cell office:value-type="float" office:value="-577248" calcext:value-type="float">
            <text:p>-577248</text:p>
          </table:table-cell>
          <table:table-cell office:value-type="string" calcext:value-type="string">
            <text:p>-1.5%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</text:p>
          </table:table-cell>
          <table:table-cell office:value-type="float" office:value="27804027" calcext:value-type="float">
            <text:p>27804027</text:p>
          </table:table-cell>
          <table:table-cell office:value-type="float" office:value="28343889" calcext:value-type="float">
            <text:p>28343889</text:p>
          </table:table-cell>
          <table:table-cell office:value-type="float" office:value="27196195" calcext:value-type="float">
            <text:p>27196195</text:p>
          </table:table-cell>
          <table:table-cell office:value-type="float" office:value="26892243" calcext:value-type="float">
            <text:p>26892243</text:p>
          </table:table-cell>
          <table:table-cell office:value-type="float" office:value="26758623" calcext:value-type="float">
            <text:p>26758623</text:p>
          </table:table-cell>
          <table:table-cell office:value-type="float" office:value="27010176" calcext:value-type="float">
            <text:p>27010176</text:p>
          </table:table-cell>
          <table:table-cell office:value-type="float" office:value="251553" calcext:value-type="float">
            <text:p>251553</text:p>
          </table:table-cell>
          <table:table-cell office:value-type="string" calcext:value-type="string">
            <text:p>+0.9%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34 St-Penn Station</text:p>
          </table:table-cell>
          <table:table-cell office:value-type="float" office:value="25262174" calcext:value-type="float">
            <text:p>25262174</text:p>
          </table:table-cell>
          <table:table-cell office:value-type="float" office:value="26013432" calcext:value-type="float">
            <text:p>26013432</text:p>
          </table:table-cell>
          <table:table-cell office:value-type="float" office:value="24182097" calcext:value-type="float">
            <text:p>24182097</text:p>
          </table:table-cell>
          <table:table-cell office:value-type="float" office:value="24265016" calcext:value-type="float">
            <text:p>24265016</text:p>
          </table:table-cell>
          <table:table-cell office:value-type="float" office:value="24751771" calcext:value-type="float">
            <text:p>24751771</text:p>
          </table:table-cell>
          <table:table-cell office:value-type="float" office:value="24851746" calcext:value-type="float">
            <text:p>24851746</text:p>
          </table:table-cell>
          <table:table-cell office:value-type="float" office:value="99975" calcext:value-type="float">
            <text:p>99975</text:p>
          </table:table-cell>
          <table:table-cell office:value-type="string" calcext:value-type="string">
            <text:p>+0.4%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2 St-Bryant Pk/5 Av</text:p>
          </table:table-cell>
          <table:table-cell office:value-type="float" office:value="13575482" calcext:value-type="float">
            <text:p>13575482</text:p>
          </table:table-cell>
          <table:table-cell office:value-type="float" office:value="14200488" calcext:value-type="float">
            <text:p>14200488</text:p>
          </table:table-cell>
          <table:table-cell office:value-type="float" office:value="13502111" calcext:value-type="float">
            <text:p>13502111</text:p>
          </table:table-cell>
          <table:table-cell office:value-type="float" office:value="13979224" calcext:value-type="float">
            <text:p>13979224</text:p>
          </table:table-cell>
          <table:table-cell office:value-type="float" office:value="14752187" calcext:value-type="float">
            <text:p>14752187</text:p>
          </table:table-cell>
          <table:table-cell office:value-type="float" office:value="14917245" calcext:value-type="float">
            <text:p>14917245</text:p>
          </table:table-cell>
          <table:table-cell office:value-type="float" office:value="165058" calcext:value-type="float">
            <text:p>165058</text:p>
          </table:table-cell>
          <table:table-cell office:value-type="string" calcext:value-type="string">
            <text:p>+1.1%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7-50 Sts-Rockefeller Center</text:p>
          </table:table-cell>
          <table:table-cell office:value-type="float" office:value="17628737" calcext:value-type="float">
            <text:p>17628737</text:p>
          </table:table-cell>
          <table:table-cell office:value-type="float" office:value="17477350" calcext:value-type="float">
            <text:p>17477350</text:p>
          </table:table-cell>
          <table:table-cell office:value-type="float" office:value="15977449" calcext:value-type="float">
            <text:p>15977449</text:p>
          </table:table-cell>
          <table:table-cell office:value-type="float" office:value="16517856" calcext:value-type="float">
            <text:p>16517856</text:p>
          </table:table-cell>
          <table:table-cell office:value-type="float" office:value="17466013" calcext:value-type="float">
            <text:p>17466013</text:p>
          </table:table-cell>
          <table:table-cell office:value-type="float" office:value="17091251" calcext:value-type="float">
            <text:p>17091251</text:p>
          </table:table-cell>
          <table:table-cell office:value-type="float" office:value="-374762" calcext:value-type="float">
            <text:p>-374762</text:p>
          </table:table-cell>
          <table:table-cell office:value-type="string" calcext:value-type="string">
            <text:p>-2.1%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49 St</text:p>
          </table:table-cell>
          <table:table-cell office:value-type="float" office:value="7976466" calcext:value-type="float">
            <text:p>7976466</text:p>
          </table:table-cell>
          <table:table-cell office:value-type="float" office:value="8106715" calcext:value-type="float">
            <text:p>8106715</text:p>
          </table:table-cell>
          <table:table-cell office:value-type="float" office:value="7817461" calcext:value-type="float">
            <text:p>7817461</text:p>
          </table:table-cell>
          <table:table-cell office:value-type="float" office:value="8139011" calcext:value-type="float">
            <text:p>8139011</text:p>
          </table:table-cell>
          <table:table-cell office:value-type="float" office:value="8121552" calcext:value-type="float">
            <text:p>8121552</text:p>
          </table:table-cell>
          <table:table-cell office:value-type="float" office:value="8186576" calcext:value-type="float">
            <text:p>8186576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+0.8%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3 St</text:p>
          </table:table-cell>
          <table:table-cell office:value-type="float" office:value="7339012" calcext:value-type="float">
            <text:p>7339012</text:p>
          </table:table-cell>
          <table:table-cell office:value-type="float" office:value="7488443" calcext:value-type="float">
            <text:p>7488443</text:p>
          </table:table-cell>
          <table:table-cell office:value-type="float" office:value="6636192" calcext:value-type="float">
            <text:p>6636192</text:p>
          </table:table-cell>
          <table:table-cell office:value-type="float" office:value="6309404" calcext:value-type="float">
            <text:p>6309404</text:p>
          </table:table-cell>
          <table:table-cell office:value-type="float" office:value="6519696" calcext:value-type="float">
            <text:p>6519696</text:p>
          </table:table-cell>
          <table:table-cell office:value-type="float" office:value="6744422" calcext:value-type="float">
            <text:p>6744422</text:p>
          </table:table-cell>
          <table:table-cell office:value-type="float" office:value="224726" calcext:value-type="float">
            <text:p>224726</text:p>
          </table:table-cell>
          <table:table-cell office:value-type="string" calcext:value-type="string">
            <text:p>+3.4%</text:p>
          </table:table-cell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 Av-59 St</text:p>
          </table:table-cell>
          <table:table-cell office:value-type="float" office:value="5589873" calcext:value-type="float">
            <text:p>5589873</text:p>
          </table:table-cell>
          <table:table-cell office:value-type="float" office:value="5865430" calcext:value-type="float">
            <text:p>5865430</text:p>
          </table:table-cell>
          <table:table-cell office:value-type="float" office:value="5582248" calcext:value-type="float">
            <text:p>5582248</text:p>
          </table:table-cell>
          <table:table-cell office:value-type="float" office:value="5770964" calcext:value-type="float">
            <text:p>5770964</text:p>
          </table:table-cell>
          <table:table-cell office:value-type="float" office:value="5893657" calcext:value-type="float">
            <text:p>5893657</text:p>
          </table:table-cell>
          <table:table-cell office:value-type="float" office:value="5941836" calcext:value-type="float">
            <text:p>5941836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+0.8%</text:p>
          </table:table-cell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</text:p>
          </table:table-cell>
          <table:table-cell office:value-type="float" office:value="8227633" calcext:value-type="float">
            <text:p>8227633</text:p>
          </table:table-cell>
          <table:table-cell office:value-type="float" office:value="8042404" calcext:value-type="float">
            <text:p>8042404</text:p>
          </table:table-cell>
          <table:table-cell office:value-type="float" office:value="7477965" calcext:value-type="float">
            <text:p>7477965</text:p>
          </table:table-cell>
          <table:table-cell office:value-type="float" office:value="7465528" calcext:value-type="float">
            <text:p>7465528</text:p>
          </table:table-cell>
          <table:table-cell office:value-type="float" office:value="7647852" calcext:value-type="float">
            <text:p>7647852</text:p>
          </table:table-cell>
          <table:table-cell office:value-type="float" office:value="7927578" calcext:value-type="float">
            <text:p>7927578</text:p>
          </table:table-cell>
          <table:table-cell office:value-type="float" office:value="279726" calcext:value-type="float">
            <text:p>279726</text:p>
          </table:table-cell>
          <table:table-cell office:value-type="string" calcext:value-type="string">
            <text:p>+3.7%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0 St</text:p>
          </table:table-cell>
          <table:table-cell office:value-type="float" office:value="5832174" calcext:value-type="float">
            <text:p>5832174</text:p>
          </table:table-cell>
          <table:table-cell office:value-type="float" office:value="6014215" calcext:value-type="float">
            <text:p>6014215</text:p>
          </table:table-cell>
          <table:table-cell office:value-type="float" office:value="5543164" calcext:value-type="float">
            <text:p>5543164</text:p>
          </table:table-cell>
          <table:table-cell office:value-type="float" office:value="5407322" calcext:value-type="float">
            <text:p>5407322</text:p>
          </table:table-cell>
          <table:table-cell office:value-type="float" office:value="5573587" calcext:value-type="float">
            <text:p>5573587</text:p>
          </table:table-cell>
          <table:table-cell office:value-type="float" office:value="5714183" calcext:value-type="float">
            <text:p>5714183</text:p>
          </table:table-cell>
          <table:table-cell office:value-type="float" office:value="140596" calcext:value-type="float">
            <text:p>140596</text:p>
          </table:table-cell>
          <table:table-cell office:value-type="string" calcext:value-type="string">
            <text:p>+2.5%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</text:p>
          </table:table-cell>
          <table:table-cell office:value-type="float" office:value="4473695" calcext:value-type="float">
            <text:p>4473695</text:p>
          </table:table-cell>
          <table:table-cell office:value-type="float" office:value="4559484" calcext:value-type="float">
            <text:p>4559484</text:p>
          </table:table-cell>
          <table:table-cell office:value-type="float" office:value="4237742" calcext:value-type="float">
            <text:p>4237742</text:p>
          </table:table-cell>
          <table:table-cell office:value-type="float" office:value="4510875" calcext:value-type="float">
            <text:p>4510875</text:p>
          </table:table-cell>
          <table:table-cell office:value-type="float" office:value="4630781" calcext:value-type="float">
            <text:p>4630781</text:p>
          </table:table-cell>
          <table:table-cell office:value-type="float" office:value="4408190" calcext:value-type="float">
            <text:p>4408190</text:p>
          </table:table-cell>
          <table:table-cell office:value-type="float" office:value="-222591" calcext:value-type="float">
            <text:p>-222591</text:p>
          </table:table-cell>
          <table:table-cell office:value-type="string" calcext:value-type="string">
            <text:p>-4.8%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7 St-7 Av</text:p>
          </table:table-cell>
          <table:table-cell office:value-type="float" office:value="8851888" calcext:value-type="float">
            <text:p>8851888</text:p>
          </table:table-cell>
          <table:table-cell office:value-type="float" office:value="9132165" calcext:value-type="float">
            <text:p>9132165</text:p>
          </table:table-cell>
          <table:table-cell office:value-type="float" office:value="8766257" calcext:value-type="float">
            <text:p>8766257</text:p>
          </table:table-cell>
          <table:table-cell office:value-type="float" office:value="8804794" calcext:value-type="float">
            <text:p>8804794</text:p>
          </table:table-cell>
          <table:table-cell office:value-type="float" office:value="8613792" calcext:value-type="float">
            <text:p>8613792</text:p>
          </table:table-cell>
          <table:table-cell office:value-type="float" office:value="8726980" calcext:value-type="float">
            <text:p>8726980</text:p>
          </table:table-cell>
          <table:table-cell office:value-type="float" office:value="113188" calcext:value-type="float">
            <text:p>113188</text:p>
          </table:table-cell>
          <table:table-cell office:value-type="string" calcext:value-type="string">
            <text:p>+1.3%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59 St-Columbus Circle</text:p>
          </table:table-cell>
          <table:table-cell office:value-type="float" office:value="20303125" calcext:value-type="float">
            <text:p>20303125</text:p>
          </table:table-cell>
          <table:table-cell office:value-type="float" office:value="20858197" calcext:value-type="float">
            <text:p>20858197</text:p>
          </table:table-cell>
          <table:table-cell office:value-type="float" office:value="20418815" calcext:value-type="float">
            <text:p>20418815</text:p>
          </table:table-cell>
          <table:table-cell office:value-type="float" office:value="20711058" calcext:value-type="float">
            <text:p>20711058</text:p>
          </table:table-cell>
          <table:table-cell office:value-type="float" office:value="21300892" calcext:value-type="float">
            <text:p>21300892</text:p>
          </table:table-cell>
          <table:table-cell office:value-type="float" office:value="21599586" calcext:value-type="float">
            <text:p>21599586</text:p>
          </table:table-cell>
          <table:table-cell office:value-type="float" office:value="298694" calcext:value-type="float">
            <text:p>298694</text:p>
          </table:table-cell>
          <table:table-cell office:value-type="string" calcext:value-type="string">
            <text:p>+1.4%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6 St-Lincoln Center</text:p>
          </table:table-cell>
          <table:table-cell office:value-type="float" office:value="7165177" calcext:value-type="float">
            <text:p>7165177</text:p>
          </table:table-cell>
          <table:table-cell office:value-type="float" office:value="7090347" calcext:value-type="float">
            <text:p>7090347</text:p>
          </table:table-cell>
          <table:table-cell office:value-type="float" office:value="6714696" calcext:value-type="float">
            <text:p>6714696</text:p>
          </table:table-cell>
          <table:table-cell office:value-type="float" office:value="6783446" calcext:value-type="float">
            <text:p>6783446</text:p>
          </table:table-cell>
          <table:table-cell office:value-type="float" office:value="7089390" calcext:value-type="float">
            <text:p>7089390</text:p>
          </table:table-cell>
          <table:table-cell office:value-type="float" office:value="7367599" calcext:value-type="float">
            <text:p>7367599</text:p>
          </table:table-cell>
          <table:table-cell office:value-type="float" office:value="278209" calcext:value-type="float">
            <text:p>278209</text:p>
          </table:table-cell>
          <table:table-cell office:value-type="string" calcext:value-type="string">
            <text:p>+3.9%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68 St-Hunter College</text:p>
          </table:table-cell>
          <table:table-cell office:value-type="float" office:value="10421267" calcext:value-type="float">
            <text:p>10421267</text:p>
          </table:table-cell>
          <table:table-cell office:value-type="float" office:value="10558351" calcext:value-type="float">
            <text:p>10558351</text:p>
          </table:table-cell>
          <table:table-cell office:value-type="float" office:value="10311822" calcext:value-type="float">
            <text:p>10311822</text:p>
          </table:table-cell>
          <table:table-cell office:value-type="float" office:value="10165641" calcext:value-type="float">
            <text:p>10165641</text:p>
          </table:table-cell>
          <table:table-cell office:value-type="float" office:value="10481234" calcext:value-type="float">
            <text:p>10481234</text:p>
          </table:table-cell>
          <table:table-cell office:value-type="float" office:value="10373302" calcext:value-type="float">
            <text:p>10373302</text:p>
          </table:table-cell>
          <table:table-cell office:value-type="float" office:value="-107932" calcext:value-type="float">
            <text:p>-107932</text:p>
          </table:table-cell>
          <table:table-cell office:value-type="string" calcext:value-type="string">
            <text:p>-1.0%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 Av</text:p>
          </table:table-cell>
          <table:table-cell office:value-type="float" office:value="4274701" calcext:value-type="float">
            <text:p>4274701</text:p>
          </table:table-cell>
          <table:table-cell office:value-type="float" office:value="4407607" calcext:value-type="float">
            <text:p>4407607</text:p>
          </table:table-cell>
          <table:table-cell office:value-type="float" office:value="4121196" calcext:value-type="float">
            <text:p>4121196</text:p>
          </table:table-cell>
          <table:table-cell office:value-type="float" office:value="4136423" calcext:value-type="float">
            <text:p>4136423</text:p>
          </table:table-cell>
          <table:table-cell office:value-type="float" office:value="4297779" calcext:value-type="float">
            <text:p>4297779</text:p>
          </table:table-cell>
          <table:table-cell office:value-type="float" office:value="4384090" calcext:value-type="float">
            <text:p>4384090</text:p>
          </table:table-cell>
          <table:table-cell office:value-type="float" office:value="86311" calcext:value-type="float">
            <text:p>86311</text:p>
          </table:table-cell>
          <table:table-cell office:value-type="string" calcext:value-type="string">
            <text:p>+2.0%</text:p>
          </table:table-cell>
          <table:table-cell office:value-type="float" office:value="106" calcext:value-type="float">
            <text:p>1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</text:p>
          </table:table-cell>
          <table:table-cell office:value-type="float" office:value="11471075" calcext:value-type="float">
            <text:p>11471075</text:p>
          </table:table-cell>
          <table:table-cell office:value-type="float" office:value="11868122" calcext:value-type="float">
            <text:p>11868122</text:p>
          </table:table-cell>
          <table:table-cell office:value-type="float" office:value="11924279" calcext:value-type="float">
            <text:p>11924279</text:p>
          </table:table-cell>
          <table:table-cell office:value-type="float" office:value="12136784" calcext:value-type="float">
            <text:p>12136784</text:p>
          </table:table-cell>
          <table:table-cell office:value-type="float" office:value="12784301" calcext:value-type="float">
            <text:p>12784301</text:p>
          </table:table-cell>
          <table:table-cell office:value-type="float" office:value="13043031" calcext:value-type="float">
            <text:p>13043031</text:p>
          </table:table-cell>
          <table:table-cell office:value-type="float" office:value="258730" calcext:value-type="float">
            <text:p>258730</text:p>
          </table:table-cell>
          <table:table-cell office:value-type="string" calcext:value-type="string">
            <text:p>+2.0%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2 St</text:p>
          </table:table-cell>
          <table:table-cell office:value-type="float" office:value="2567885" calcext:value-type="float">
            <text:p>2567885</text:p>
          </table:table-cell>
          <table:table-cell office:value-type="float" office:value="2750338" calcext:value-type="float">
            <text:p>2750338</text:p>
          </table:table-cell>
          <table:table-cell office:value-type="float" office:value="2670067" calcext:value-type="float">
            <text:p>2670067</text:p>
          </table:table-cell>
          <table:table-cell office:value-type="float" office:value="2760109" calcext:value-type="float">
            <text:p>2760109</text:p>
          </table:table-cell>
          <table:table-cell office:value-type="float" office:value="2787379" calcext:value-type="float">
            <text:p>2787379</text:p>
          </table:table-cell>
          <table:table-cell office:value-type="float" office:value="2832934" calcext:value-type="float">
            <text:p>2832934</text:p>
          </table:table-cell>
          <table:table-cell office:value-type="float" office:value="45555" calcext:value-type="float">
            <text:p>45555</text:p>
          </table:table-cell>
          <table:table-cell office:value-type="string" calcext:value-type="string">
            <text:p>+1.6%</text:p>
          </table:table-cell>
          <table:table-cell office:value-type="float" office:value="168" calcext:value-type="float">
            <text:p>1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7 St</text:p>
          </table:table-cell>
          <table:table-cell office:value-type="float" office:value="10734505" calcext:value-type="float">
            <text:p>10734505</text:p>
          </table:table-cell>
          <table:table-cell office:value-type="float" office:value="10954760" calcext:value-type="float">
            <text:p>10954760</text:p>
          </table:table-cell>
          <table:table-cell office:value-type="float" office:value="10762089" calcext:value-type="float">
            <text:p>10762089</text:p>
          </table:table-cell>
          <table:table-cell office:value-type="float" office:value="10819466" calcext:value-type="float">
            <text:p>10819466</text:p>
          </table:table-cell>
          <table:table-cell office:value-type="float" office:value="11163007" calcext:value-type="float">
            <text:p>11163007</text:p>
          </table:table-cell>
          <table:table-cell office:value-type="float" office:value="11109431" calcext:value-type="float">
            <text:p>11109431</text:p>
          </table:table-cell>
          <table:table-cell office:value-type="float" office:value="-53576" calcext:value-type="float">
            <text:p>-53576</text:p>
          </table:table-cell>
          <table:table-cell office:value-type="string" calcext:value-type="string">
            <text:p>-0.5%</text:p>
          </table:table-cell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79 St</text:p>
          </table:table-cell>
          <table:table-cell office:value-type="float" office:value="5548857" calcext:value-type="float">
            <text:p>5548857</text:p>
          </table:table-cell>
          <table:table-cell office:value-type="float" office:value="5285382" calcext:value-type="float">
            <text:p>5285382</text:p>
          </table:table-cell>
          <table:table-cell office:value-type="float" office:value="5148529" calcext:value-type="float">
            <text:p>5148529</text:p>
          </table:table-cell>
          <table:table-cell office:value-type="float" office:value="5113161" calcext:value-type="float">
            <text:p>5113161</text:p>
          </table:table-cell>
          <table:table-cell office:value-type="float" office:value="5330857" calcext:value-type="float">
            <text:p>5330857</text:p>
          </table:table-cell>
          <table:table-cell office:value-type="float" office:value="5292422" calcext:value-type="float">
            <text:p>5292422</text:p>
          </table:table-cell>
          <table:table-cell office:value-type="float" office:value="-38435" calcext:value-type="float">
            <text:p>-38435</text:p>
          </table:table-cell>
          <table:table-cell office:value-type="string" calcext:value-type="string">
            <text:p>-0.7%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 St-New York University</text:p>
          </table:table-cell>
          <table:table-cell office:value-type="float" office:value="5398289" calcext:value-type="float">
            <text:p>5398289</text:p>
          </table:table-cell>
          <table:table-cell office:value-type="float" office:value="5469490" calcext:value-type="float">
            <text:p>5469490</text:p>
          </table:table-cell>
          <table:table-cell office:value-type="float" office:value="5414133" calcext:value-type="float">
            <text:p>5414133</text:p>
          </table:table-cell>
          <table:table-cell office:value-type="float" office:value="5474109" calcext:value-type="float">
            <text:p>5474109</text:p>
          </table:table-cell>
          <table:table-cell office:value-type="float" office:value="5779126" calcext:value-type="float">
            <text:p>5779126</text:p>
          </table:table-cell>
          <table:table-cell office:value-type="float" office:value="5663358" calcext:value-type="float">
            <text:p>5663358</text:p>
          </table:table-cell>
          <table:table-cell office:value-type="float" office:value="-115768" calcext:value-type="float">
            <text:p>-115768</text:p>
          </table:table-cell>
          <table:table-cell office:value-type="string" calcext:value-type="string">
            <text:p>-2.0%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1 St-Museum of Natural History</text:p>
          </table:table-cell>
          <table:table-cell office:value-type="float" office:value="3885270" calcext:value-type="float">
            <text:p>3885270</text:p>
          </table:table-cell>
          <table:table-cell office:value-type="float" office:value="4073856" calcext:value-type="float">
            <text:p>4073856</text:p>
          </table:table-cell>
          <table:table-cell office:value-type="float" office:value="4034001" calcext:value-type="float">
            <text:p>4034001</text:p>
          </table:table-cell>
          <table:table-cell office:value-type="float" office:value="4063020" calcext:value-type="float">
            <text:p>4063020</text:p>
          </table:table-cell>
          <table:table-cell office:value-type="float" office:value="4116976" calcext:value-type="float">
            <text:p>4116976</text:p>
          </table:table-cell>
          <table:table-cell office:value-type="float" office:value="4232404" calcext:value-type="float">
            <text:p>4232404</text:p>
          </table:table-cell>
          <table:table-cell office:value-type="float" office:value="115428" calcext:value-type="float">
            <text:p>115428</text:p>
          </table:table-cell>
          <table:table-cell office:value-type="string" calcext:value-type="string">
            <text:p>+2.8%</text:p>
          </table:table-cell>
          <table:table-cell office:value-type="float" office:value="112" calcext:value-type="float">
            <text:p>1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</text:p>
          </table:table-cell>
          <table:table-cell office:value-type="float" office:value="6244181" calcext:value-type="float">
            <text:p>6244181</text:p>
          </table:table-cell>
          <table:table-cell office:value-type="float" office:value="6096820" calcext:value-type="float">
            <text:p>6096820</text:p>
          </table:table-cell>
          <table:table-cell office:value-type="float" office:value="6040177" calcext:value-type="float">
            <text:p>6040177</text:p>
          </table:table-cell>
          <table:table-cell office:value-type="float" office:value="5910540" calcext:value-type="float">
            <text:p>5910540</text:p>
          </table:table-cell>
          <table:table-cell office:value-type="float" office:value="6128225" calcext:value-type="float">
            <text:p>6128225</text:p>
          </table:table-cell>
          <table:table-cell office:value-type="float" office:value="6219513" calcext:value-type="float">
            <text:p>6219513</text:p>
          </table:table-cell>
          <table:table-cell office:value-type="float" office:value="91288" calcext:value-type="float">
            <text:p>91288</text:p>
          </table:table-cell>
          <table:table-cell office:value-type="string" calcext:value-type="string">
            <text:p>+1.5%</text:p>
          </table:table-cell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</text:p>
          </table:table-cell>
          <table:table-cell office:value-type="float" office:value="18669644" calcext:value-type="float">
            <text:p>18669644</text:p>
          </table:table-cell>
          <table:table-cell office:value-type="float" office:value="19432701" calcext:value-type="float">
            <text:p>19432701</text:p>
          </table:table-cell>
          <table:table-cell office:value-type="float" office:value="18891890" calcext:value-type="float">
            <text:p>18891890</text:p>
          </table:table-cell>
          <table:table-cell office:value-type="float" office:value="19147021" calcext:value-type="float">
            <text:p>19147021</text:p>
          </table:table-cell>
          <table:table-cell office:value-type="float" office:value="19425347" calcext:value-type="float">
            <text:p>19425347</text:p>
          </table:table-cell>
          <table:table-cell office:value-type="float" office:value="19686985" calcext:value-type="float">
            <text:p>19686985</text:p>
          </table:table-cell>
          <table:table-cell office:value-type="float" office:value="261638" calcext:value-type="float">
            <text:p>261638</text:p>
          </table:table-cell>
          <table:table-cell office:value-type="string" calcext:value-type="string">
            <text:p>+1.3%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86 St</text:p>
          </table:table-cell>
          <table:table-cell office:value-type="float" office:value="3186744" calcext:value-type="float">
            <text:p>3186744</text:p>
          </table:table-cell>
          <table:table-cell office:value-type="float" office:value="3288494" calcext:value-type="float">
            <text:p>3288494</text:p>
          </table:table-cell>
          <table:table-cell office:value-type="float" office:value="3139359" calcext:value-type="float">
            <text:p>3139359</text:p>
          </table:table-cell>
          <table:table-cell office:value-type="float" office:value="3204204" calcext:value-type="float">
            <text:p>3204204</text:p>
          </table:table-cell>
          <table:table-cell office:value-type="float" office:value="3238616" calcext:value-type="float">
            <text:p>3238616</text:p>
          </table:table-cell>
          <table:table-cell office:value-type="float" office:value="3300644" calcext:value-type="float">
            <text:p>3300644</text:p>
          </table:table-cell>
          <table:table-cell office:value-type="float" office:value="62028" calcext:value-type="float">
            <text:p>62028</text:p>
          </table:table-cell>
          <table:table-cell office:value-type="string" calcext:value-type="string">
            <text:p>+1.9%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</text:p>
          </table:table-cell>
          <table:table-cell office:value-type="float" office:value="11285713" calcext:value-type="float">
            <text:p>11285713</text:p>
          </table:table-cell>
          <table:table-cell office:value-type="float" office:value="11464868" calcext:value-type="float">
            <text:p>11464868</text:p>
          </table:table-cell>
          <table:table-cell office:value-type="float" office:value="11019564" calcext:value-type="float">
            <text:p>11019564</text:p>
          </table:table-cell>
          <table:table-cell office:value-type="float" office:value="11526582" calcext:value-type="float">
            <text:p>11526582</text:p>
          </table:table-cell>
          <table:table-cell office:value-type="float" office:value="11784341" calcext:value-type="float">
            <text:p>11784341</text:p>
          </table:table-cell>
          <table:table-cell office:value-type="float" office:value="12108040" calcext:value-type="float">
            <text:p>12108040</text:p>
          </table:table-cell>
          <table:table-cell office:value-type="float" office:value="323699" calcext:value-type="float">
            <text:p>323699</text:p>
          </table:table-cell>
          <table:table-cell office:value-type="string" calcext:value-type="string">
            <text:p>+2.7%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</text:p>
          </table:table-cell>
          <table:table-cell office:value-type="float" office:value="7229943" calcext:value-type="float">
            <text:p>7229943</text:p>
          </table:table-cell>
          <table:table-cell office:value-type="float" office:value="7470326" calcext:value-type="float">
            <text:p>7470326</text:p>
          </table:table-cell>
          <table:table-cell office:value-type="float" office:value="7391483" calcext:value-type="float">
            <text:p>7391483</text:p>
          </table:table-cell>
          <table:table-cell office:value-type="float" office:value="7458694" calcext:value-type="float">
            <text:p>7458694</text:p>
          </table:table-cell>
          <table:table-cell office:value-type="float" office:value="7753114" calcext:value-type="float">
            <text:p>7753114</text:p>
          </table:table-cell>
          <table:table-cell office:value-type="float" office:value="7708346" calcext:value-type="float">
            <text:p>7708346</text:p>
          </table:table-cell>
          <table:table-cell office:value-type="float" office:value="-44768" calcext:value-type="float">
            <text:p>-44768</text:p>
          </table:table-cell>
          <table:table-cell office:value-type="string" calcext:value-type="string">
            <text:p>-0.6%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96 St</text:p>
          </table:table-cell>
          <table:table-cell office:value-type="float" office:value="2419299" calcext:value-type="float">
            <text:p>2419299</text:p>
          </table:table-cell>
          <table:table-cell office:value-type="float" office:value="2583733" calcext:value-type="float">
            <text:p>2583733</text:p>
          </table:table-cell>
          <table:table-cell office:value-type="float" office:value="2559373" calcext:value-type="float">
            <text:p>2559373</text:p>
          </table:table-cell>
          <table:table-cell office:value-type="float" office:value="2731945" calcext:value-type="float">
            <text:p>2731945</text:p>
          </table:table-cell>
          <table:table-cell office:value-type="float" office:value="2775904" calcext:value-type="float">
            <text:p>2775904</text:p>
          </table:table-cell>
          <table:table-cell office:value-type="float" office:value="2829949" calcext:value-type="float">
            <text:p>2829949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+1.9%</text:p>
          </table:table-cell>
          <table:table-cell office:value-type="float" office:value="169" calcext:value-type="float">
            <text:p>1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Astor Place</text:p>
          </table:table-cell>
          <table:table-cell office:value-type="float" office:value="5761704" calcext:value-type="float">
            <text:p>5761704</text:p>
          </table:table-cell>
          <table:table-cell office:value-type="float" office:value="5877128" calcext:value-type="float">
            <text:p>5877128</text:p>
          </table:table-cell>
          <table:table-cell office:value-type="float" office:value="5522077" calcext:value-type="float">
            <text:p>5522077</text:p>
          </table:table-cell>
          <table:table-cell office:value-type="float" office:value="5623822" calcext:value-type="float">
            <text:p>5623822</text:p>
          </table:table-cell>
          <table:table-cell office:value-type="float" office:value="5571077" calcext:value-type="float">
            <text:p>5571077</text:p>
          </table:table-cell>
          <table:table-cell office:value-type="float" office:value="5535996" calcext:value-type="float">
            <text:p>5535996</text:p>
          </table:table-cell>
          <table:table-cell office:value-type="float" office:value="-35081" calcext:value-type="float">
            <text:p>-35081</text:p>
          </table:table-cell>
          <table:table-cell office:value-type="string" calcext:value-type="string">
            <text:p>-0.6%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ery</text:p>
          </table:table-cell>
          <table:table-cell office:value-type="float" office:value="819021" calcext:value-type="float">
            <text:p>819021</text:p>
          </table:table-cell>
          <table:table-cell office:value-type="float" office:value="938115" calcext:value-type="float">
            <text:p>938115</text:p>
          </table:table-cell>
          <table:table-cell office:value-type="float" office:value="1051028" calcext:value-type="float">
            <text:p>1051028</text:p>
          </table:table-cell>
          <table:table-cell office:value-type="float" office:value="1044394" calcext:value-type="float">
            <text:p>1044394</text:p>
          </table:table-cell>
          <table:table-cell office:value-type="float" office:value="991686" calcext:value-type="float">
            <text:p>991686</text:p>
          </table:table-cell>
          <table:table-cell office:value-type="float" office:value="968629" calcext:value-type="float">
            <text:p>968629</text:p>
          </table:table-cell>
          <table:table-cell office:value-type="float" office:value="-23057" calcext:value-type="float">
            <text:p>-23057</text:p>
          </table:table-cell>
          <table:table-cell office:value-type="string" calcext:value-type="string">
            <text:p>-2.3%</text:p>
          </table:table-cell>
          <table:table-cell office:value-type="float" office:value="359" calcext:value-type="float">
            <text:p>3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owling Green</text:p>
          </table:table-cell>
          <table:table-cell office:value-type="float" office:value="7373350" calcext:value-type="float">
            <text:p>7373350</text:p>
          </table:table-cell>
          <table:table-cell office:value-type="float" office:value="8149442" calcext:value-type="float">
            <text:p>8149442</text:p>
          </table:table-cell>
          <table:table-cell office:value-type="float" office:value="7931319" calcext:value-type="float">
            <text:p>7931319</text:p>
          </table:table-cell>
          <table:table-cell office:value-type="float" office:value="7770956" calcext:value-type="float">
            <text:p>7770956</text:p>
          </table:table-cell>
          <table:table-cell office:value-type="float" office:value="7793614" calcext:value-type="float">
            <text:p>7793614</text:p>
          </table:table-cell>
          <table:table-cell office:value-type="float" office:value="7990789" calcext:value-type="float">
            <text:p>7990789</text:p>
          </table:table-cell>
          <table:table-cell office:value-type="float" office:value="197175" calcext:value-type="float">
            <text:p>197175</text:p>
          </table:table-cell>
          <table:table-cell office:value-type="string" calcext:value-type="string">
            <text:p>+2.5%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 St</text:p>
          </table:table-cell>
          <table:table-cell office:value-type="float" office:value="1764904" calcext:value-type="float">
            <text:p>1764904</text:p>
          </table:table-cell>
          <table:table-cell office:value-type="float" office:value="1866784" calcext:value-type="float">
            <text:p>1866784</text:p>
          </table:table-cell>
          <table:table-cell office:value-type="float" office:value="1795906" calcext:value-type="float">
            <text:p>1795906</text:p>
          </table:table-cell>
          <table:table-cell office:value-type="float" office:value="1636627" calcext:value-type="float">
            <text:p>1636627</text:p>
          </table:table-cell>
          <table:table-cell office:value-type="float" office:value="1473717" calcext:value-type="float">
            <text:p>1473717</text:p>
          </table:table-cell>
          <table:table-cell office:value-type="float" office:value="1315012" calcext:value-type="float">
            <text:p>1315012</text:p>
          </table:table-cell>
          <table:table-cell office:value-type="float" office:value="-158705" calcext:value-type="float">
            <text:p>-158705</text:p>
          </table:table-cell>
          <table:table-cell office:value-type="string" calcext:value-type="string">
            <text:p>-10.8%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adway-Lafayette St/Bleecker St</text:p>
          </table:table-cell>
          <table:table-cell office:value-type="float" office:value="10292447" calcext:value-type="float">
            <text:p>10292447</text:p>
          </table:table-cell>
          <table:table-cell office:value-type="float" office:value="10815409" calcext:value-type="float">
            <text:p>10815409</text:p>
          </table:table-cell>
          <table:table-cell office:value-type="float" office:value="10439953" calcext:value-type="float">
            <text:p>10439953</text:p>
          </table:table-cell>
          <table:table-cell office:value-type="float" office:value="11062580" calcext:value-type="float">
            <text:p>11062580</text:p>
          </table:table-cell>
          <table:table-cell office:value-type="float" office:value="11651990" calcext:value-type="float">
            <text:p>11651990</text:p>
          </table:table-cell>
          <table:table-cell office:value-type="float" office:value="11792114" calcext:value-type="float">
            <text:p>11792114</text:p>
          </table:table-cell>
          <table:table-cell office:value-type="float" office:value="140124" calcext:value-type="float">
            <text:p>140124</text:p>
          </table:table-cell>
          <table:table-cell office:value-type="string" calcext:value-type="string">
            <text:p>+1.2%</text:p>
          </table:table-cell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Brooklyn Bridge-City Hall/Chambers St</text:p>
          </table:table-cell>
          <table:table-cell office:value-type="float" office:value="9998832" calcext:value-type="float">
            <text:p>9998832</text:p>
          </table:table-cell>
          <table:table-cell office:value-type="float" office:value="10696528" calcext:value-type="float">
            <text:p>10696528</text:p>
          </table:table-cell>
          <table:table-cell office:value-type="float" office:value="10669147" calcext:value-type="float">
            <text:p>10669147</text:p>
          </table:table-cell>
          <table:table-cell office:value-type="float" office:value="10783128" calcext:value-type="float">
            <text:p>10783128</text:p>
          </table:table-cell>
          <table:table-cell office:value-type="float" office:value="10681037" calcext:value-type="float">
            <text:p>10681037</text:p>
          </table:table-cell>
          <table:table-cell office:value-type="float" office:value="10650508" calcext:value-type="float">
            <text:p>10650508</text:p>
          </table:table-cell>
          <table:table-cell office:value-type="float" office:value="-30529" calcext:value-type="float">
            <text:p>-30529</text:p>
          </table:table-cell>
          <table:table-cell office:value-type="string" calcext:value-type="string">
            <text:p>-0.3%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</text:p>
          </table:table-cell>
          <table:table-cell office:value-type="float" office:value="1646809" calcext:value-type="float">
            <text:p>1646809</text:p>
          </table:table-cell>
          <table:table-cell office:value-type="float" office:value="1730591" calcext:value-type="float">
            <text:p>1730591</text:p>
          </table:table-cell>
          <table:table-cell office:value-type="float" office:value="1699577" calcext:value-type="float">
            <text:p>1699577</text:p>
          </table:table-cell>
          <table:table-cell office:value-type="float" office:value="1720337" calcext:value-type="float">
            <text:p>1720337</text:p>
          </table:table-cell>
          <table:table-cell office:value-type="float" office:value="1785923" calcext:value-type="float">
            <text:p>1785923</text:p>
          </table:table-cell>
          <table:table-cell office:value-type="float" office:value="1727415" calcext:value-type="float">
            <text:p>1727415</text:p>
          </table:table-cell>
          <table:table-cell office:value-type="float" office:value="-58508" calcext:value-type="float">
            <text:p>-58508</text:p>
          </table:table-cell>
          <table:table-cell office:value-type="string" calcext:value-type="string">
            <text:p>-3.3%</text:p>
          </table:table-cell>
          <table:table-cell office:value-type="float" office:value="261" calcext:value-type="float">
            <text:p>2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</text:p>
          </table:table-cell>
          <table:table-cell office:value-type="float" office:value="5342257" calcext:value-type="float">
            <text:p>5342257</text:p>
          </table:table-cell>
          <table:table-cell office:value-type="float" office:value="5537713" calcext:value-type="float">
            <text:p>5537713</text:p>
          </table:table-cell>
          <table:table-cell office:value-type="float" office:value="5331572" calcext:value-type="float">
            <text:p>5331572</text:p>
          </table:table-cell>
          <table:table-cell office:value-type="float" office:value="5351984" calcext:value-type="float">
            <text:p>5351984</text:p>
          </table:table-cell>
          <table:table-cell office:value-type="float" office:value="5646937" calcext:value-type="float">
            <text:p>5646937</text:p>
          </table:table-cell>
          <table:table-cell office:value-type="float" office:value="5612068" calcext:value-type="float">
            <text:p>5612068</text:p>
          </table:table-cell>
          <table:table-cell office:value-type="float" office:value="-34869" calcext:value-type="float">
            <text:p>-34869</text:p>
          </table:table-cell>
          <table:table-cell office:value-type="string" calcext:value-type="string">
            <text:p>-0.6%</text:p>
          </table:table-cell>
          <table:table-cell office:value-type="float" office:value="74" calcext:value-type="float">
            <text:p>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nal St</text:p>
          </table:table-cell>
          <table:table-cell office:value-type="float" office:value="15965933" calcext:value-type="float">
            <text:p>15965933</text:p>
          </table:table-cell>
          <table:table-cell office:value-type="float" office:value="16444588" calcext:value-type="float">
            <text:p>16444588</text:p>
          </table:table-cell>
          <table:table-cell office:value-type="float" office:value="15970032" calcext:value-type="float">
            <text:p>15970032</text:p>
          </table:table-cell>
          <table:table-cell office:value-type="float" office:value="16007057" calcext:value-type="float">
            <text:p>16007057</text:p>
          </table:table-cell>
          <table:table-cell office:value-type="float" office:value="15577018" calcext:value-type="float">
            <text:p>15577018</text:p>
          </table:table-cell>
          <table:table-cell office:value-type="float" office:value="15529659" calcext:value-type="float">
            <text:p>15529659</text:p>
          </table:table-cell>
          <table:table-cell office:value-type="float" office:value="-47359" calcext:value-type="float">
            <text:p>-47359</text:p>
          </table:table-cell>
          <table:table-cell office:value-type="string" calcext:value-type="string">
            <text:p>-0.3%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</text:p>
          </table:table-cell>
          <table:table-cell office:value-type="float" office:value="4225558" calcext:value-type="float">
            <text:p>4225558</text:p>
          </table:table-cell>
          <table:table-cell office:value-type="float" office:value="4389552" calcext:value-type="float">
            <text:p>4389552</text:p>
          </table:table-cell>
          <table:table-cell office:value-type="float" office:value="4359005" calcext:value-type="float">
            <text:p>4359005</text:p>
          </table:table-cell>
          <table:table-cell office:value-type="float" office:value="4220891" calcext:value-type="float">
            <text:p>4220891</text:p>
          </table:table-cell>
          <table:table-cell office:value-type="float" office:value="4440822" calcext:value-type="float">
            <text:p>4440822</text:p>
          </table:table-cell>
          <table:table-cell office:value-type="float" office:value="4491643" calcext:value-type="float">
            <text:p>4491643</text:p>
          </table:table-cell>
          <table:table-cell office:value-type="float" office:value="50821" calcext:value-type="float">
            <text:p>50821</text:p>
          </table:table-cell>
          <table:table-cell office:value-type="string" calcext:value-type="string">
            <text:p>+1.1%</text:p>
          </table:table-cell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athedral Pkwy-110 St</text:p>
          </table:table-cell>
          <table:table-cell office:value-type="float" office:value="1955675" calcext:value-type="float">
            <text:p>1955675</text:p>
          </table:table-cell>
          <table:table-cell office:value-type="float" office:value="2092340" calcext:value-type="float">
            <text:p>2092340</text:p>
          </table:table-cell>
          <table:table-cell office:value-type="float" office:value="2038519" calcext:value-type="float">
            <text:p>2038519</text:p>
          </table:table-cell>
          <table:table-cell office:value-type="float" office:value="2159675" calcext:value-type="float">
            <text:p>2159675</text:p>
          </table:table-cell>
          <table:table-cell office:value-type="float" office:value="2166542" calcext:value-type="float">
            <text:p>2166542</text:p>
          </table:table-cell>
          <table:table-cell office:value-type="float" office:value="2207790" calcext:value-type="float">
            <text:p>2207790</text:p>
          </table:table-cell>
          <table:table-cell office:value-type="float" office:value="41248" calcext:value-type="float">
            <text:p>41248</text:p>
          </table:table-cell>
          <table:table-cell office:value-type="string" calcext:value-type="string">
            <text:p>+1.9%</text:p>
          </table:table-cell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entral Park North-110 St</text:p>
          </table:table-cell>
          <table:table-cell office:value-type="float" office:value="2364377" calcext:value-type="float">
            <text:p>2364377</text:p>
          </table:table-cell>
          <table:table-cell office:value-type="float" office:value="2428811" calcext:value-type="float">
            <text:p>2428811</text:p>
          </table:table-cell>
          <table:table-cell office:value-type="float" office:value="2537204" calcext:value-type="float">
            <text:p>2537204</text:p>
          </table:table-cell>
          <table:table-cell office:value-type="float" office:value="2532019" calcext:value-type="float">
            <text:p>2532019</text:p>
          </table:table-cell>
          <table:table-cell office:value-type="float" office:value="2724841" calcext:value-type="float">
            <text:p>2724841</text:p>
          </table:table-cell>
          <table:table-cell office:value-type="float" office:value="2808386" calcext:value-type="float">
            <text:p>2808386</text:p>
          </table:table-cell>
          <table:table-cell office:value-type="float" office:value="83545" calcext:value-type="float">
            <text:p>83545</text:p>
          </table:table-cell>
          <table:table-cell office:value-type="string" calcext:value-type="string">
            <text:p>+3.1%</text:p>
          </table:table-cell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</text:p>
          </table:table-cell>
          <table:table-cell office:value-type="float" office:value="5240212" calcext:value-type="float">
            <text:p>5240212</text:p>
          </table:table-cell>
          <table:table-cell office:value-type="float" office:value="5501448" calcext:value-type="float">
            <text:p>5501448</text:p>
          </table:table-cell>
          <table:table-cell office:value-type="float" office:value="5867390" calcext:value-type="float">
            <text:p>5867390</text:p>
          </table:table-cell>
          <table:table-cell office:value-type="float" office:value="6273448" calcext:value-type="float">
            <text:p>6273448</text:p>
          </table:table-cell>
          <table:table-cell office:value-type="float" office:value="6554728" calcext:value-type="float">
            <text:p>6554728</text:p>
          </table:table-cell>
          <table:table-cell office:value-type="float" office:value="6603287" calcext:value-type="float">
            <text:p>6603287</text:p>
          </table:table-cell>
          <table:table-cell office:value-type="float" office:value="48559" calcext:value-type="float">
            <text:p>48559</text:p>
          </table:table-cell>
          <table:table-cell office:value-type="string" calcext:value-type="string">
            <text:p>+0.7%</text:p>
          </table:table-cell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ambers St/WTC/Park Place</text:p>
          </table:table-cell>
          <table:table-cell office:value-type="float" office:value="15824723" calcext:value-type="float">
            <text:p>15824723</text:p>
          </table:table-cell>
          <table:table-cell office:value-type="float" office:value="15889622" calcext:value-type="float">
            <text:p>15889622</text:p>
          </table:table-cell>
          <table:table-cell office:value-type="float" office:value="14770515" calcext:value-type="float">
            <text:p>14770515</text:p>
          </table:table-cell>
          <table:table-cell office:value-type="float" office:value="14760127" calcext:value-type="float">
            <text:p>14760127</text:p>
          </table:table-cell>
          <table:table-cell office:value-type="float" office:value="15458781" calcext:value-type="float">
            <text:p>15458781</text:p>
          </table:table-cell>
          <table:table-cell office:value-type="float" office:value="15364366" calcext:value-type="float">
            <text:p>15364366</text:p>
          </table:table-cell>
          <table:table-cell office:value-type="float" office:value="-94415" calcext:value-type="float">
            <text:p>-94415</text:p>
          </table:table-cell>
          <table:table-cell office:value-type="string" calcext:value-type="string">
            <text:p>-0.6%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hristopher St-Sheridan Sq</text:p>
          </table:table-cell>
          <table:table-cell office:value-type="float" office:value="3457597" calcext:value-type="float">
            <text:p>3457597</text:p>
          </table:table-cell>
          <table:table-cell office:value-type="float" office:value="3479120" calcext:value-type="float">
            <text:p>3479120</text:p>
          </table:table-cell>
          <table:table-cell office:value-type="float" office:value="3482575" calcext:value-type="float">
            <text:p>3482575</text:p>
          </table:table-cell>
          <table:table-cell office:value-type="float" office:value="3454080" calcext:value-type="float">
            <text:p>3454080</text:p>
          </table:table-cell>
          <table:table-cell office:value-type="float" office:value="3471186" calcext:value-type="float">
            <text:p>3471186</text:p>
          </table:table-cell>
          <table:table-cell office:value-type="float" office:value="3435088" calcext:value-type="float">
            <text:p>3435088</text:p>
          </table:table-cell>
          <table:table-cell office:value-type="float" office:value="-36098" calcext:value-type="float">
            <text:p>-36098</text:p>
          </table:table-cell>
          <table:table-cell office:value-type="string" calcext:value-type="string">
            <text:p>-1.0%</text:p>
          </table:table-cell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ity Hall</text:p>
          </table:table-cell>
          <table:table-cell office:value-type="float" office:value="3081719" calcext:value-type="float">
            <text:p>3081719</text:p>
          </table:table-cell>
          <table:table-cell office:value-type="float" office:value="3205157" calcext:value-type="float">
            <text:p>3205157</text:p>
          </table:table-cell>
          <table:table-cell office:value-type="float" office:value="2974836" calcext:value-type="float">
            <text:p>2974836</text:p>
          </table:table-cell>
          <table:table-cell office:value-type="float" office:value="2790204" calcext:value-type="float">
            <text:p>2790204</text:p>
          </table:table-cell>
          <table:table-cell office:value-type="float" office:value="2627822" calcext:value-type="float">
            <text:p>2627822</text:p>
          </table:table-cell>
          <table:table-cell office:value-type="float" office:value="2094122" calcext:value-type="float">
            <text:p>2094122</text:p>
          </table:table-cell>
          <table:table-cell office:value-type="float" office:value="-533700" calcext:value-type="float">
            <text:p>-533700</text:p>
          </table:table-cell>
          <table:table-cell office:value-type="string" calcext:value-type="string">
            <text:p>-20.3%</text:p>
          </table:table-cell>
          <table:table-cell office:value-type="float" office:value="221" calcext:value-type="float">
            <text:p>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ortlandt St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Cortlandt 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457" calcext:value-type="float">
            <text:p>125457</text:p>
          </table:table-cell>
          <table:table-cell office:value-type="float" office:value="1130741" calcext:value-type="float">
            <text:p>1130741</text:p>
          </table:table-cell>
          <table:table-cell office:value-type="float" office:value="1640638" calcext:value-type="float">
            <text:p>1640638</text:p>
          </table:table-cell>
          <table:table-cell office:value-type="float" office:value="2062289" calcext:value-type="float">
            <text:p>2062289</text:p>
          </table:table-cell>
          <table:table-cell office:value-type="float" office:value="421651" calcext:value-type="float">
            <text:p>421651</text:p>
          </table:table-cell>
          <table:table-cell office:value-type="string" calcext:value-type="string">
            <text:p>+25.7%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Delancey St/Essex St</text:p>
          </table:table-cell>
          <table:table-cell office:value-type="float" office:value="5833377" calcext:value-type="float">
            <text:p>5833377</text:p>
          </table:table-cell>
          <table:table-cell office:value-type="float" office:value="6203633" calcext:value-type="float">
            <text:p>6203633</text:p>
          </table:table-cell>
          <table:table-cell office:value-type="float" office:value="6297228" calcext:value-type="float">
            <text:p>6297228</text:p>
          </table:table-cell>
          <table:table-cell office:value-type="float" office:value="6745791" calcext:value-type="float">
            <text:p>6745791</text:p>
          </table:table-cell>
          <table:table-cell office:value-type="float" office:value="7172867" calcext:value-type="float">
            <text:p>7172867</text:p>
          </table:table-cell>
          <table:table-cell office:value-type="float" office:value="7280936" calcext:value-type="float">
            <text:p>7280936</text:p>
          </table:table-cell>
          <table:table-cell office:value-type="float" office:value="108069" calcext:value-type="float">
            <text:p>108069</text:p>
          </table:table-cell>
          <table:table-cell office:value-type="string" calcext:value-type="string">
            <text:p>+1.5%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Dyckman St</text:p>
          </table:table-cell>
          <table:table-cell office:value-type="float" office:value="2370738" calcext:value-type="float">
            <text:p>2370738</text:p>
          </table:table-cell>
          <table:table-cell office:value-type="float" office:value="2507617" calcext:value-type="float">
            <text:p>2507617</text:p>
          </table:table-cell>
          <table:table-cell office:value-type="float" office:value="2406407" calcext:value-type="float">
            <text:p>2406407</text:p>
          </table:table-cell>
          <table:table-cell office:value-type="float" office:value="2237661" calcext:value-type="float">
            <text:p>2237661</text:p>
          </table:table-cell>
          <table:table-cell office:value-type="float" office:value="1212678" calcext:value-type="float">
            <text:p>1212678</text:p>
          </table:table-cell>
          <table:table-cell office:value-type="float" office:value="1231954" calcext:value-type="float">
            <text:p>1231954</text:p>
          </table:table-cell>
          <table:table-cell office:value-type="float" office:value="19276" calcext:value-type="float">
            <text:p>19276</text:p>
          </table:table-cell>
          <table:table-cell office:value-type="string" calcext:value-type="string">
            <text:p>+1.6%</text:p>
          </table:table-cell>
          <table:table-cell office:value-type="float" office:value="322" calcext:value-type="float">
            <text:p>3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Dyckman St</text:p>
          </table:table-cell>
          <table:table-cell office:value-type="float" office:value="1837484" calcext:value-type="float">
            <text:p>1837484</text:p>
          </table:table-cell>
          <table:table-cell office:value-type="float" office:value="1697915" calcext:value-type="float">
            <text:p>1697915</text:p>
          </table:table-cell>
          <table:table-cell office:value-type="float" office:value="1681370" calcext:value-type="float">
            <text:p>1681370</text:p>
          </table:table-cell>
          <table:table-cell office:value-type="float" office:value="1931287" calcext:value-type="float">
            <text:p>1931287</text:p>
          </table:table-cell>
          <table:table-cell office:value-type="float" office:value="2326780" calcext:value-type="float">
            <text:p>2326780</text:p>
          </table:table-cell>
          <table:table-cell office:value-type="float" office:value="2344316" calcext:value-type="float">
            <text:p>2344316</text:p>
          </table:table-cell>
          <table:table-cell office:value-type="float" office:value="17536" calcext:value-type="float">
            <text:p>17536</text:p>
          </table:table-cell>
          <table:table-cell office:value-type="string" calcext:value-type="string">
            <text:p>+0.8%</text:p>
          </table:table-cell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East Broadway</text:p>
          </table:table-cell>
          <table:table-cell office:value-type="float" office:value="4149390" calcext:value-type="float">
            <text:p>4149390</text:p>
          </table:table-cell>
          <table:table-cell office:value-type="float" office:value="4281913" calcext:value-type="float">
            <text:p>4281913</text:p>
          </table:table-cell>
          <table:table-cell office:value-type="float" office:value="4042581" calcext:value-type="float">
            <text:p>4042581</text:p>
          </table:table-cell>
          <table:table-cell office:value-type="float" office:value="4001149" calcext:value-type="float">
            <text:p>4001149</text:p>
          </table:table-cell>
          <table:table-cell office:value-type="float" office:value="4057707" calcext:value-type="float">
            <text:p>4057707</text:p>
          </table:table-cell>
          <table:table-cell office:value-type="float" office:value="4021679" calcext:value-type="float">
            <text:p>4021679</text:p>
          </table:table-cell>
          <table:table-cell office:value-type="float" office:value="-36028" calcext:value-type="float">
            <text:p>-36028</text:p>
          </table:table-cell>
          <table:table-cell office:value-type="string" calcext:value-type="string">
            <text:p>-0.9%</text:p>
          </table:table-cell>
          <table:table-cell office:value-type="float" office:value="117" calcext:value-type="float">
            <text:p>1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ranklin St</text:p>
          </table:table-cell>
          <table:table-cell office:value-type="float" office:value="1704179" calcext:value-type="float">
            <text:p>1704179</text:p>
          </table:table-cell>
          <table:table-cell office:value-type="float" office:value="1740043" calcext:value-type="float">
            <text:p>1740043</text:p>
          </table:table-cell>
          <table:table-cell office:value-type="float" office:value="1660670" calcext:value-type="float">
            <text:p>1660670</text:p>
          </table:table-cell>
          <table:table-cell office:value-type="float" office:value="1719780" calcext:value-type="float">
            <text:p>1719780</text:p>
          </table:table-cell>
          <table:table-cell office:value-type="float" office:value="1777323" calcext:value-type="float">
            <text:p>1777323</text:p>
          </table:table-cell>
          <table:table-cell office:value-type="float" office:value="1714218" calcext:value-type="float">
            <text:p>1714218</text:p>
          </table:table-cell>
          <table:table-cell office:value-type="float" office:value="-63105" calcext:value-type="float">
            <text:p>-63105</text:p>
          </table:table-cell>
          <table:table-cell office:value-type="string" calcext:value-type="string">
            <text:p>-3.6%</text:p>
          </table:table-cell>
          <table:table-cell office:value-type="float" office:value="263" calcext:value-type="float">
            <text:p>2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Fulton St</text:p>
          </table:table-cell>
          <table:table-cell office:value-type="float" office:value="18924944" calcext:value-type="float">
            <text:p>18924944</text:p>
          </table:table-cell>
          <table:table-cell office:value-type="float" office:value="19813040" calcext:value-type="float">
            <text:p>19813040</text:p>
          </table:table-cell>
          <table:table-cell office:value-type="float" office:value="18845513" calcext:value-type="float">
            <text:p>18845513</text:p>
          </table:table-cell>
          <table:table-cell office:value-type="float" office:value="18303963" calcext:value-type="float">
            <text:p>18303963</text:p>
          </table:table-cell>
          <table:table-cell office:value-type="float" office:value="17971983" calcext:value-type="float">
            <text:p>17971983</text:p>
          </table:table-cell>
          <table:table-cell office:value-type="float" office:value="17868334" calcext:value-type="float">
            <text:p>17868334</text:p>
          </table:table-cell>
          <table:table-cell office:value-type="float" office:value="-103649" calcext:value-type="float">
            <text:p>-103649</text:p>
          </table:table-cell>
          <table:table-cell office:value-type="string" calcext:value-type="string">
            <text:p>-0.6%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Central-42 St</text:p>
          </table:table-cell>
          <table:table-cell office:value-type="float" office:value="42981811" calcext:value-type="float">
            <text:p>42981811</text:p>
          </table:table-cell>
          <table:table-cell office:value-type="float" office:value="44600738" calcext:value-type="float">
            <text:p>44600738</text:p>
          </table:table-cell>
          <table:table-cell office:value-type="float" office:value="42002971" calcext:value-type="float">
            <text:p>42002971</text:p>
          </table:table-cell>
          <table:table-cell office:value-type="float" office:value="41903210" calcext:value-type="float">
            <text:p>41903210</text:p>
          </table:table-cell>
          <table:table-cell office:value-type="float" office:value="42795505" calcext:value-type="float">
            <text:p>42795505</text:p>
          </table:table-cell>
          <table:table-cell office:value-type="float" office:value="42984249" calcext:value-type="float">
            <text:p>42984249</text:p>
          </table:table-cell>
          <table:table-cell office:value-type="float" office:value="188744" calcext:value-type="float">
            <text:p>188744</text:p>
          </table:table-cell>
          <table:table-cell office:value-type="string" calcext:value-type="string">
            <text:p>+0.4%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Grand St</text:p>
          </table:table-cell>
          <table:table-cell office:value-type="float" office:value="7562391" calcext:value-type="float">
            <text:p>7562391</text:p>
          </table:table-cell>
          <table:table-cell office:value-type="float" office:value="7916118" calcext:value-type="float">
            <text:p>7916118</text:p>
          </table:table-cell>
          <table:table-cell office:value-type="float" office:value="7767488" calcext:value-type="float">
            <text:p>7767488</text:p>
          </table:table-cell>
          <table:table-cell office:value-type="float" office:value="7746428" calcext:value-type="float">
            <text:p>7746428</text:p>
          </table:table-cell>
          <table:table-cell office:value-type="float" office:value="7770139" calcext:value-type="float">
            <text:p>7770139</text:p>
          </table:table-cell>
          <table:table-cell office:value-type="float" office:value="7658249" calcext:value-type="float">
            <text:p>7658249</text:p>
          </table:table-cell>
          <table:table-cell office:value-type="float" office:value="-111890" calcext:value-type="float">
            <text:p>-111890</text:p>
          </table:table-cell>
          <table:table-cell office:value-type="string" calcext:value-type="string">
            <text:p>-1.4%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arlem-148 St</text:p>
          </table:table-cell>
          <table:table-cell office:value-type="float" office:value="925233" calcext:value-type="float">
            <text:p>925233</text:p>
          </table:table-cell>
          <table:table-cell office:value-type="float" office:value="973522" calcext:value-type="float">
            <text:p>973522</text:p>
          </table:table-cell>
          <table:table-cell office:value-type="float" office:value="1003481" calcext:value-type="float">
            <text:p>1003481</text:p>
          </table:table-cell>
          <table:table-cell office:value-type="float" office:value="989568" calcext:value-type="float">
            <text:p>989568</text:p>
          </table:table-cell>
          <table:table-cell office:value-type="float" office:value="1101666" calcext:value-type="float">
            <text:p>1101666</text:p>
          </table:table-cell>
          <table:table-cell office:value-type="float" office:value="1110842" calcext:value-type="float">
            <text:p>1110842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+0.8%</text:p>
          </table:table-cell>
          <table:table-cell office:value-type="float" office:value="339" calcext:value-type="float">
            <text:p>3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Houston St</text:p>
          </table:table-cell>
          <table:table-cell office:value-type="float" office:value="3840225" calcext:value-type="float">
            <text:p>3840225</text:p>
          </table:table-cell>
          <table:table-cell office:value-type="float" office:value="3905755" calcext:value-type="float">
            <text:p>3905755</text:p>
          </table:table-cell>
          <table:table-cell office:value-type="float" office:value="3910500" calcext:value-type="float">
            <text:p>3910500</text:p>
          </table:table-cell>
          <table:table-cell office:value-type="float" office:value="3966857" calcext:value-type="float">
            <text:p>3966857</text:p>
          </table:table-cell>
          <table:table-cell office:value-type="float" office:value="4225089" calcext:value-type="float">
            <text:p>4225089</text:p>
          </table:table-cell>
          <table:table-cell office:value-type="float" office:value="4287926" calcext:value-type="float">
            <text:p>4287926</text:p>
          </table:table-cell>
          <table:table-cell office:value-type="float" office:value="62837" calcext:value-type="float">
            <text:p>62837</text:p>
          </table:table-cell>
          <table:table-cell office:value-type="string" calcext:value-type="string">
            <text:p>+1.5%</text:p>
          </table:table-cell>
          <table:table-cell office:value-type="float" office:value="111" calcext:value-type="float">
            <text:p>1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Inwood-207 St</text:p>
          </table:table-cell>
          <table:table-cell office:value-type="float" office:value="2537715" calcext:value-type="float">
            <text:p>2537715</text:p>
          </table:table-cell>
          <table:table-cell office:value-type="float" office:value="2375232" calcext:value-type="float">
            <text:p>2375232</text:p>
          </table:table-cell>
          <table:table-cell office:value-type="float" office:value="2413925" calcext:value-type="float">
            <text:p>2413925</text:p>
          </table:table-cell>
          <table:table-cell office:value-type="float" office:value="2747423" calcext:value-type="float">
            <text:p>2747423</text:p>
          </table:table-cell>
          <table:table-cell office:value-type="float" office:value="3079573" calcext:value-type="float">
            <text:p>3079573</text:p>
          </table:table-cell>
          <table:table-cell office:value-type="float" office:value="2795992" calcext:value-type="float">
            <text:p>2795992</text:p>
          </table:table-cell>
          <table:table-cell office:value-type="float" office:value="-283581" calcext:value-type="float">
            <text:p>-283581</text:p>
          </table:table-cell>
          <table:table-cell office:value-type="string" calcext:value-type="string">
            <text:p>-9.2%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/59 St</text:p>
          </table:table-cell>
          <table:table-cell office:value-type="float" office:value="19296354" calcext:value-type="float">
            <text:p>19296354</text:p>
          </table:table-cell>
          <table:table-cell office:value-type="float" office:value="20053574" calcext:value-type="float">
            <text:p>20053574</text:p>
          </table:table-cell>
          <table:table-cell office:value-type="float" office:value="18924005" calcext:value-type="float">
            <text:p>18924005</text:p>
          </table:table-cell>
          <table:table-cell office:value-type="float" office:value="19553597" calcext:value-type="float">
            <text:p>19553597</text:p>
          </table:table-cell>
          <table:table-cell office:value-type="float" office:value="20377141" calcext:value-type="float">
            <text:p>20377141</text:p>
          </table:table-cell>
          <table:table-cell office:value-type="float" office:value="20628942" calcext:value-type="float">
            <text:p>20628942</text:p>
          </table:table-cell>
          <table:table-cell office:value-type="float" office:value="251801" calcext:value-type="float">
            <text:p>251801</text:p>
          </table:table-cell>
          <table:table-cell office:value-type="string" calcext:value-type="string">
            <text:p>+1.2%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53 St/51 St</text:p>
          </table:table-cell>
          <table:table-cell office:value-type="float" office:value="20523760" calcext:value-type="float">
            <text:p>20523760</text:p>
          </table:table-cell>
          <table:table-cell office:value-type="float" office:value="20475053" calcext:value-type="float">
            <text:p>20475053</text:p>
          </table:table-cell>
          <table:table-cell office:value-type="float" office:value="18618358" calcext:value-type="float">
            <text:p>18618358</text:p>
          </table:table-cell>
          <table:table-cell office:value-type="float" office:value="18025148" calcext:value-type="float">
            <text:p>18025148</text:p>
          </table:table-cell>
          <table:table-cell office:value-type="float" office:value="18948032" calcext:value-type="float">
            <text:p>18948032</text:p>
          </table:table-cell>
          <table:table-cell office:value-type="float" office:value="19280036" calcext:value-type="float">
            <text:p>19280036</text:p>
          </table:table-cell>
          <table:table-cell office:value-type="float" office:value="332004" calcext:value-type="float">
            <text:p>332004</text:p>
          </table:table-cell>
          <table:table-cell office:value-type="string" calcext:value-type="string">
            <text:p>+1.8%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Lexington Av-63 St</text:p>
          </table:table-cell>
          <table:table-cell office:value-type="float" office:value="3807931" calcext:value-type="float">
            <text:p>3807931</text:p>
          </table:table-cell>
          <table:table-cell office:value-type="float" office:value="3951573" calcext:value-type="float">
            <text:p>3951573</text:p>
          </table:table-cell>
          <table:table-cell office:value-type="float" office:value="3989743" calcext:value-type="float">
            <text:p>3989743</text:p>
          </table:table-cell>
          <table:table-cell office:value-type="float" office:value="4889704" calcext:value-type="float">
            <text:p>4889704</text:p>
          </table:table-cell>
          <table:table-cell office:value-type="float" office:value="4722939" calcext:value-type="float">
            <text:p>4722939</text:p>
          </table:table-cell>
          <table:table-cell office:value-type="float" office:value="4566850" calcext:value-type="float">
            <text:p>4566850</text:p>
          </table:table-cell>
          <table:table-cell office:value-type="float" office:value="-156089" calcext:value-type="float">
            <text:p>-156089</text:p>
          </table:table-cell>
          <table:table-cell office:value-type="string" calcext:value-type="string">
            <text:p>-3.3%</text:p>
          </table:table-cell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Marble Hill-225 St</text:p>
          </table:table-cell>
          <table:table-cell office:value-type="float" office:value="1782958" calcext:value-type="float">
            <text:p>1782958</text:p>
          </table:table-cell>
          <table:table-cell office:value-type="float" office:value="1907845" calcext:value-type="float">
            <text:p>1907845</text:p>
          </table:table-cell>
          <table:table-cell office:value-type="float" office:value="1851554" calcext:value-type="float">
            <text:p>1851554</text:p>
          </table:table-cell>
          <table:table-cell office:value-type="float" office:value="1769012" calcext:value-type="float">
            <text:p>1769012</text:p>
          </table:table-cell>
          <table:table-cell office:value-type="float" office:value="1476489" calcext:value-type="float">
            <text:p>1476489</text:p>
          </table:table-cell>
          <table:table-cell office:value-type="float" office:value="1721707" calcext:value-type="float">
            <text:p>1721707</text:p>
          </table:table-cell>
          <table:table-cell office:value-type="float" office:value="245218" calcext:value-type="float">
            <text:p>245218</text:p>
          </table:table-cell>
          <table:table-cell office:value-type="string" calcext:value-type="string">
            <text:p>+16.6%</text:p>
          </table:table-cell>
          <table:table-cell office:value-type="float" office:value="262" calcext:value-type="float">
            <text:p>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Prince St</text:p>
          </table:table-cell>
          <table:table-cell office:value-type="float" office:value="4827910" calcext:value-type="float">
            <text:p>4827910</text:p>
          </table:table-cell>
          <table:table-cell office:value-type="float" office:value="4971704" calcext:value-type="float">
            <text:p>4971704</text:p>
          </table:table-cell>
          <table:table-cell office:value-type="float" office:value="4856796" calcext:value-type="float">
            <text:p>4856796</text:p>
          </table:table-cell>
          <table:table-cell office:value-type="float" office:value="5146546" calcext:value-type="float">
            <text:p>5146546</text:p>
          </table:table-cell>
          <table:table-cell office:value-type="float" office:value="5603783" calcext:value-type="float">
            <text:p>5603783</text:p>
          </table:table-cell>
          <table:table-cell office:value-type="float" office:value="5508110" calcext:value-type="float">
            <text:p>5508110</text:p>
          </table:table-cell>
          <table:table-cell office:value-type="float" office:value="-95673" calcext:value-type="float">
            <text:p>-95673</text:p>
          </table:table-cell>
          <table:table-cell office:value-type="string" calcext:value-type="string">
            <text:p>-1.7%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</text:p>
          </table:table-cell>
          <table:table-cell office:value-type="float" office:value="1992921" calcext:value-type="float">
            <text:p>1992921</text:p>
          </table:table-cell>
          <table:table-cell office:value-type="float" office:value="2281857" calcext:value-type="float">
            <text:p>2281857</text:p>
          </table:table-cell>
          <table:table-cell office:value-type="float" office:value="2331905" calcext:value-type="float">
            <text:p>2331905</text:p>
          </table:table-cell>
          <table:table-cell office:value-type="float" office:value="2366733" calcext:value-type="float">
            <text:p>2366733</text:p>
          </table:table-cell>
          <table:table-cell office:value-type="float" office:value="2636681" calcext:value-type="float">
            <text:p>2636681</text:p>
          </table:table-cell>
          <table:table-cell office:value-type="float" office:value="3055453" calcext:value-type="float">
            <text:p>3055453</text:p>
          </table:table-cell>
          <table:table-cell office:value-type="float" office:value="418772" calcext:value-type="float">
            <text:p>418772</text:p>
          </table:table-cell>
          <table:table-cell office:value-type="string" calcext:value-type="string">
            <text:p>+15.9%</text:p>
          </table:table-cell>
          <table:table-cell office:value-type="float" office:value="156" calcext:value-type="float">
            <text:p>1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ector St</text:p>
          </table:table-cell>
          <table:table-cell office:value-type="float" office:value="3023850" calcext:value-type="float">
            <text:p>3023850</text:p>
          </table:table-cell>
          <table:table-cell office:value-type="float" office:value="3051759" calcext:value-type="float">
            <text:p>3051759</text:p>
          </table:table-cell>
          <table:table-cell office:value-type="float" office:value="2662135" calcext:value-type="float">
            <text:p>2662135</text:p>
          </table:table-cell>
          <table:table-cell office:value-type="float" office:value="2463933" calcext:value-type="float">
            <text:p>2463933</text:p>
          </table:table-cell>
          <table:table-cell office:value-type="float" office:value="2413512" calcext:value-type="float">
            <text:p>2413512</text:p>
          </table:table-cell>
          <table:table-cell office:value-type="float" office:value="2053706" calcext:value-type="float">
            <text:p>2053706</text:p>
          </table:table-cell>
          <table:table-cell office:value-type="float" office:value="-359806" calcext:value-type="float">
            <text:p>-359806</text:p>
          </table:table-cell>
          <table:table-cell office:value-type="string" calcext:value-type="string">
            <text:p>-14.9%</text:p>
          </table:table-cell>
          <table:table-cell office:value-type="float" office:value="226" calcext:value-type="float">
            <text:p>2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Roosevelt Island</text:p>
          </table:table-cell>
          <table:table-cell office:value-type="float" office:value="1874023" calcext:value-type="float">
            <text:p>1874023</text:p>
          </table:table-cell>
          <table:table-cell office:value-type="float" office:value="1929468" calcext:value-type="float">
            <text:p>1929468</text:p>
          </table:table-cell>
          <table:table-cell office:value-type="float" office:value="1875228" calcext:value-type="float">
            <text:p>1875228</text:p>
          </table:table-cell>
          <table:table-cell office:value-type="float" office:value="2580003" calcext:value-type="float">
            <text:p>2580003</text:p>
          </table:table-cell>
          <table:table-cell office:value-type="float" office:value="2114468" calcext:value-type="float">
            <text:p>2114468</text:p>
          </table:table-cell>
          <table:table-cell office:value-type="float" office:value="2026567" calcext:value-type="float">
            <text:p>2026567</text:p>
          </table:table-cell>
          <table:table-cell office:value-type="float" office:value="-87901" calcext:value-type="float">
            <text:p>-87901</text:p>
          </table:table-cell>
          <table:table-cell office:value-type="string" calcext:value-type="string">
            <text:p>-4.2%</text:p>
          </table:table-cell>
          <table:table-cell office:value-type="float" office:value="231" calcext:value-type="float">
            <text:p>2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outh Ferry1 train icon/Whitehall St</text:p>
          </table:table-cell>
          <table:table-cell office:value-type="float" office:value="8211970" calcext:value-type="float">
            <text:p>8211970</text:p>
          </table:table-cell>
          <table:table-cell office:value-type="float" office:value="8658540" calcext:value-type="float">
            <text:p>8658540</text:p>
          </table:table-cell>
          <table:table-cell office:value-type="float" office:value="8823138" calcext:value-type="float">
            <text:p>8823138</text:p>
          </table:table-cell>
          <table:table-cell office:value-type="float" office:value="8807719" calcext:value-type="float">
            <text:p>8807719</text:p>
          </table:table-cell>
          <table:table-cell office:value-type="float" office:value="9073709" calcext:value-type="float">
            <text:p>9073709</text:p>
          </table:table-cell>
          <table:table-cell office:value-type="float" office:value="8123655" calcext:value-type="float">
            <text:p>8123655</text:p>
          </table:table-cell>
          <table:table-cell office:value-type="float" office:value="-950054" calcext:value-type="float">
            <text:p>-950054</text:p>
          </table:table-cell>
          <table:table-cell office:value-type="string" calcext:value-type="string">
            <text:p>-10.5%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</text:p>
          </table:table-cell>
          <table:table-cell office:value-type="float" office:value="3605195" calcext:value-type="float">
            <text:p>3605195</text:p>
          </table:table-cell>
          <table:table-cell office:value-type="float" office:value="3735740" calcext:value-type="float">
            <text:p>3735740</text:p>
          </table:table-cell>
          <table:table-cell office:value-type="float" office:value="3539095" calcext:value-type="float">
            <text:p>3539095</text:p>
          </table:table-cell>
          <table:table-cell office:value-type="float" office:value="3727534" calcext:value-type="float">
            <text:p>3727534</text:p>
          </table:table-cell>
          <table:table-cell office:value-type="float" office:value="3887184" calcext:value-type="float">
            <text:p>3887184</text:p>
          </table:table-cell>
          <table:table-cell office:value-type="float" office:value="3999949" calcext:value-type="float">
            <text:p>3999949</text:p>
          </table:table-cell>
          <table:table-cell office:value-type="float" office:value="112765" calcext:value-type="float">
            <text:p>112765</text:p>
          </table:table-cell>
          <table:table-cell office:value-type="string" calcext:value-type="string">
            <text:p>+2.9%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Spring St</text:p>
          </table:table-cell>
          <table:table-cell office:value-type="float" office:value="3319086" calcext:value-type="float">
            <text:p>3319086</text:p>
          </table:table-cell>
          <table:table-cell office:value-type="float" office:value="3399017" calcext:value-type="float">
            <text:p>3399017</text:p>
          </table:table-cell>
          <table:table-cell office:value-type="float" office:value="3223654" calcext:value-type="float">
            <text:p>3223654</text:p>
          </table:table-cell>
          <table:table-cell office:value-type="float" office:value="3301437" calcext:value-type="float">
            <text:p>3301437</text:p>
          </table:table-cell>
          <table:table-cell office:value-type="float" office:value="3589809" calcext:value-type="float">
            <text:p>3589809</text:p>
          </table:table-cell>
          <table:table-cell office:value-type="float" office:value="3718956" calcext:value-type="float">
            <text:p>3718956</text:p>
          </table:table-cell>
          <table:table-cell office:value-type="float" office:value="129147" calcext:value-type="float">
            <text:p>129147</text:p>
          </table:table-cell>
          <table:table-cell office:value-type="string" calcext:value-type="string">
            <text:p>+3.6%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Times Sq-42 St/42 St</text:p>
          </table:table-cell>
          <table:table-cell office:value-type="float" office:value="58506230" calcext:value-type="float">
            <text:p>58506230</text:p>
          </table:table-cell>
          <table:table-cell office:value-type="float" office:value="60880668" calcext:value-type="float">
            <text:p>60880668</text:p>
          </table:table-cell>
          <table:table-cell office:value-type="float" office:value="58099313" calcext:value-type="float">
            <text:p>58099313</text:p>
          </table:table-cell>
          <table:table-cell office:value-type="float" office:value="58422597" calcext:value-type="float">
            <text:p>58422597</text:p>
          </table:table-cell>
          <table:table-cell office:value-type="float" office:value="60604822" calcext:value-type="float">
            <text:p>60604822</text:p>
          </table:table-cell>
          <table:table-cell office:value-type="float" office:value="62069437" calcext:value-type="float">
            <text:p>62069437</text:p>
          </table:table-cell>
          <table:table-cell office:value-type="float" office:value="1464615" calcext:value-type="float">
            <text:p>1464615</text:p>
          </table:table-cell>
          <table:table-cell office:value-type="string" calcext:value-type="string">
            <text:p>+2.4%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</text:p>
          </table:table-cell>
          <table:table-cell office:value-type="float" office:value="7141634" calcext:value-type="float">
            <text:p>7141634</text:p>
          </table:table-cell>
          <table:table-cell office:value-type="float" office:value="7210267" calcext:value-type="float">
            <text:p>7210267</text:p>
          </table:table-cell>
          <table:table-cell office:value-type="float" office:value="7103567" calcext:value-type="float">
            <text:p>7103567</text:p>
          </table:table-cell>
          <table:table-cell office:value-type="float" office:value="6919577" calcext:value-type="float">
            <text:p>6919577</text:p>
          </table:table-cell>
          <table:table-cell office:value-type="float" office:value="7016078" calcext:value-type="float">
            <text:p>7016078</text:p>
          </table:table-cell>
          <table:table-cell office:value-type="float" office:value="7034940" calcext:value-type="float">
            <text:p>7034940</text:p>
          </table:table-cell>
          <table:table-cell office:value-type="float" office:value="18862" calcext:value-type="float">
            <text:p>18862</text:p>
          </table:table-cell>
          <table:table-cell office:value-type="string" calcext:value-type="string">
            <text:p>+0.3%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all St</text:p>
          </table:table-cell>
          <table:table-cell office:value-type="float" office:value="6389005" calcext:value-type="float">
            <text:p>6389005</text:p>
          </table:table-cell>
          <table:table-cell office:value-type="float" office:value="6554082" calcext:value-type="float">
            <text:p>6554082</text:p>
          </table:table-cell>
          <table:table-cell office:value-type="float" office:value="6333204" calcext:value-type="float">
            <text:p>6333204</text:p>
          </table:table-cell>
          <table:table-cell office:value-type="float" office:value="6393591" calcext:value-type="float">
            <text:p>6393591</text:p>
          </table:table-cell>
          <table:table-cell office:value-type="float" office:value="6526692" calcext:value-type="float">
            <text:p>6526692</text:p>
          </table:table-cell>
          <table:table-cell office:value-type="float" office:value="6658687" calcext:value-type="float">
            <text:p>6658687</text:p>
          </table:table-cell>
          <table:table-cell office:value-type="float" office:value="131995" calcext:value-type="float">
            <text:p>131995</text:p>
          </table:table-cell>
          <table:table-cell office:value-type="string" calcext:value-type="string">
            <text:p>+2.0%</text:p>
          </table:table-cell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West 4 St-Washington Sq</text:p>
          </table:table-cell>
          <table:table-cell office:value-type="float" office:value="12249863" calcext:value-type="float">
            <text:p>12249863</text:p>
          </table:table-cell>
          <table:table-cell office:value-type="float" office:value="12587648" calcext:value-type="float">
            <text:p>12587648</text:p>
          </table:table-cell>
          <table:table-cell office:value-type="float" office:value="12297799" calcext:value-type="float">
            <text:p>12297799</text:p>
          </table:table-cell>
          <table:table-cell office:value-type="float" office:value="12295023" calcext:value-type="float">
            <text:p>12295023</text:p>
          </table:table-cell>
          <table:table-cell office:value-type="float" office:value="12506322" calcext:value-type="float">
            <text:p>12506322</text:p>
          </table:table-cell>
          <table:table-cell office:value-type="float" office:value="12727443" calcext:value-type="float">
            <text:p>12727443</text:p>
          </table:table-cell>
          <table:table-cell office:value-type="float" office:value="221121" calcext:value-type="float">
            <text:p>221121</text:p>
          </table:table-cell>
          <table:table-cell office:value-type="string" calcext:value-type="string">
            <text:p>+1.8%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 calcext:value-type="string">
            <text:p>Queens</text:p>
          </table:table-cell>
          <table:table-cell table:style-name="Default" table:number-columns-repeated="9"/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3 St-Corona Plaza</text:p>
          </table:table-cell>
          <table:table-cell office:value-type="float" office:value="5396217" calcext:value-type="float">
            <text:p>5396217</text:p>
          </table:table-cell>
          <table:table-cell office:value-type="float" office:value="5893000" calcext:value-type="float">
            <text:p>5893000</text:p>
          </table:table-cell>
          <table:table-cell office:value-type="float" office:value="5733398" calcext:value-type="float">
            <text:p>5733398</text:p>
          </table:table-cell>
          <table:table-cell office:value-type="float" office:value="5831332" calcext:value-type="float">
            <text:p>5831332</text:p>
          </table:table-cell>
          <table:table-cell office:value-type="float" office:value="6095306" calcext:value-type="float">
            <text:p>6095306</text:p>
          </table:table-cell>
          <table:table-cell office:value-type="float" office:value="6130376" calcext:value-type="float">
            <text:p>6130376</text:p>
          </table:table-cell>
          <table:table-cell office:value-type="float" office:value="35070" calcext:value-type="float">
            <text:p>35070</text:p>
          </table:table-cell>
          <table:table-cell office:value-type="string" calcext:value-type="string">
            <text:p>+0.6%</text:p>
          </table:table-cell>
          <table:table-cell office:value-type="float" office:value="67" calcext:value-type="float">
            <text:p>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</text:p>
          </table:table-cell>
          <table:table-cell office:value-type="float" office:value="534166" calcext:value-type="float">
            <text:p>534166</text:p>
          </table:table-cell>
          <table:table-cell office:value-type="float" office:value="550019" calcext:value-type="float">
            <text:p>550019</text:p>
          </table:table-cell>
          <table:table-cell office:value-type="float" office:value="510620" calcext:value-type="float">
            <text:p>510620</text:p>
          </table:table-cell>
          <table:table-cell office:value-type="float" office:value="503835" calcext:value-type="float">
            <text:p>503835</text:p>
          </table:table-cell>
          <table:table-cell office:value-type="float" office:value="523212" calcext:value-type="float">
            <text:p>523212</text:p>
          </table:table-cell>
          <table:table-cell office:value-type="float" office:value="507774" calcext:value-type="float">
            <text:p>507774</text:p>
          </table:table-cell>
          <table:table-cell office:value-type="float" office:value="-15438" calcext:value-type="float">
            <text:p>-15438</text:p>
          </table:table-cell>
          <table:table-cell office:value-type="string" calcext:value-type="string">
            <text:p>-3.0%</text:p>
          </table:table-cell>
          <table:table-cell office:value-type="float" office:value="403" calcext:value-type="float">
            <text:p>4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4 St</text:p>
          </table:table-cell>
          <table:table-cell office:value-type="float" office:value="722113" calcext:value-type="float">
            <text:p>722113</text:p>
          </table:table-cell>
          <table:table-cell office:value-type="float" office:value="765115" calcext:value-type="float">
            <text:p>765115</text:p>
          </table:table-cell>
          <table:table-cell office:value-type="float" office:value="771323" calcext:value-type="float">
            <text:p>771323</text:p>
          </table:table-cell>
          <table:table-cell office:value-type="float" office:value="760419" calcext:value-type="float">
            <text:p>760419</text:p>
          </table:table-cell>
          <table:table-cell office:value-type="float" office:value="782115" calcext:value-type="float">
            <text:p>782115</text:p>
          </table:table-cell>
          <table:table-cell office:value-type="float" office:value="755193" calcext:value-type="float">
            <text:p>755193</text:p>
          </table:table-cell>
          <table:table-cell office:value-type="float" office:value="-26922" calcext:value-type="float">
            <text:p>-26922</text:p>
          </table:table-cell>
          <table:table-cell office:value-type="string" calcext:value-type="string">
            <text:p>-3.4%</text:p>
          </table:table-cell>
          <table:table-cell office:value-type="float" office:value="387" calcext:value-type="float">
            <text:p>3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</text:p>
          </table:table-cell>
          <table:table-cell office:value-type="float" office:value="3293751" calcext:value-type="float">
            <text:p>3293751</text:p>
          </table:table-cell>
          <table:table-cell office:value-type="float" office:value="3398514" calcext:value-type="float">
            <text:p>3398514</text:p>
          </table:table-cell>
          <table:table-cell office:value-type="float" office:value="3417102" calcext:value-type="float">
            <text:p>3417102</text:p>
          </table:table-cell>
          <table:table-cell office:value-type="float" office:value="3457250" calcext:value-type="float">
            <text:p>3457250</text:p>
          </table:table-cell>
          <table:table-cell office:value-type="float" office:value="3494533" calcext:value-type="float">
            <text:p>3494533</text:p>
          </table:table-cell>
          <table:table-cell office:value-type="float" office:value="3473313" calcext:value-type="float">
            <text:p>3473313</text:p>
          </table:table-cell>
          <table:table-cell office:value-type="float" office:value="-21220" calcext:value-type="float">
            <text:p>-21220</text:p>
          </table:table-cell>
          <table:table-cell office:value-type="string" calcext:value-type="string">
            <text:p>-0.6%</text:p>
          </table:table-cell>
          <table:table-cell office:value-type="float" office:value="139" calcext:value-type="float">
            <text:p>1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</text:p>
          </table:table-cell>
          <table:table-cell office:value-type="float" office:value="784560" calcext:value-type="float">
            <text:p>784560</text:p>
          </table:table-cell>
          <table:table-cell office:value-type="float" office:value="823229" calcext:value-type="float">
            <text:p>823229</text:p>
          </table:table-cell>
          <table:table-cell office:value-type="float" office:value="783299" calcext:value-type="float">
            <text:p>783299</text:p>
          </table:table-cell>
          <table:table-cell office:value-type="float" office:value="771073" calcext:value-type="float">
            <text:p>771073</text:p>
          </table:table-cell>
          <table:table-cell office:value-type="float" office:value="798886" calcext:value-type="float">
            <text:p>798886</text:p>
          </table:table-cell>
          <table:table-cell office:value-type="float" office:value="796622" calcext:value-type="float">
            <text:p>796622</text:p>
          </table:table-cell>
          <table:table-cell office:value-type="float" office:value="-2264" calcext:value-type="float">
            <text:p>-2264</text:p>
          </table:table-cell>
          <table:table-cell office:value-type="string" calcext:value-type="string">
            <text:p>-0.3%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11 St</text:p>
          </table:table-cell>
          <table:table-cell office:value-type="float" office:value="766667" calcext:value-type="float">
            <text:p>766667</text:p>
          </table:table-cell>
          <table:table-cell office:value-type="float" office:value="788314" calcext:value-type="float">
            <text:p>788314</text:p>
          </table:table-cell>
          <table:table-cell office:value-type="float" office:value="790197" calcext:value-type="float">
            <text:p>790197</text:p>
          </table:table-cell>
          <table:table-cell office:value-type="float" office:value="781872" calcext:value-type="float">
            <text:p>781872</text:p>
          </table:table-cell>
          <table:table-cell office:value-type="float" office:value="805590" calcext:value-type="float">
            <text:p>805590</text:p>
          </table:table-cell>
          <table:table-cell office:value-type="float" office:value="764882" calcext:value-type="float">
            <text:p>764882</text:p>
          </table:table-cell>
          <table:table-cell office:value-type="float" office:value="-40708" calcext:value-type="float">
            <text:p>-40708</text:p>
          </table:table-cell>
          <table:table-cell office:value-type="string" calcext:value-type="string">
            <text:p>-5.1%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21 St</text:p>
          </table:table-cell>
          <table:table-cell office:value-type="float" office:value="569945" calcext:value-type="float">
            <text:p>569945</text:p>
          </table:table-cell>
          <table:table-cell office:value-type="float" office:value="618089" calcext:value-type="float">
            <text:p>618089</text:p>
          </table:table-cell>
          <table:table-cell office:value-type="float" office:value="651821" calcext:value-type="float">
            <text:p>651821</text:p>
          </table:table-cell>
          <table:table-cell office:value-type="float" office:value="663832" calcext:value-type="float">
            <text:p>663832</text:p>
          </table:table-cell>
          <table:table-cell office:value-type="float" office:value="694567" calcext:value-type="float">
            <text:p>694567</text:p>
          </table:table-cell>
          <table:table-cell office:value-type="float" office:value="664855" calcext:value-type="float">
            <text:p>664855</text:p>
          </table:table-cell>
          <table:table-cell office:value-type="float" office:value="-29712" calcext:value-type="float">
            <text:p>-29712</text:p>
          </table:table-cell>
          <table:table-cell office:value-type="string" calcext:value-type="string">
            <text:p>-4.3%</text:p>
          </table:table-cell>
          <table:table-cell office:value-type="float" office:value="393" calcext:value-type="float">
            <text:p>3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69 St</text:p>
          </table:table-cell>
          <table:table-cell office:value-type="float" office:value="2477996" calcext:value-type="float">
            <text:p>2477996</text:p>
          </table:table-cell>
          <table:table-cell office:value-type="float" office:value="2609045" calcext:value-type="float">
            <text:p>2609045</text:p>
          </table:table-cell>
          <table:table-cell office:value-type="float" office:value="2607968" calcext:value-type="float">
            <text:p>2607968</text:p>
          </table:table-cell>
          <table:table-cell office:value-type="float" office:value="2679080" calcext:value-type="float">
            <text:p>2679080</text:p>
          </table:table-cell>
          <table:table-cell office:value-type="float" office:value="2781001" calcext:value-type="float">
            <text:p>2781001</text:p>
          </table:table-cell>
          <table:table-cell office:value-type="float" office:value="2759602" calcext:value-type="float">
            <text:p>2759602</text:p>
          </table:table-cell>
          <table:table-cell office:value-type="float" office:value="-21399" calcext:value-type="float">
            <text:p>-21399</text:p>
          </table:table-cell>
          <table:table-cell office:value-type="string" calcext:value-type="string">
            <text:p>-0.8%</text:p>
          </table:table-cell>
          <table:table-cell office:value-type="float" office:value="178" calcext:value-type="float">
            <text:p>1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</text:p>
          </table:table-cell>
          <table:table-cell office:value-type="float" office:value="300359" calcext:value-type="float">
            <text:p>300359</text:p>
          </table:table-cell>
          <table:table-cell office:value-type="float" office:value="315835" calcext:value-type="float">
            <text:p>315835</text:p>
          </table:table-cell>
          <table:table-cell office:value-type="float" office:value="333612" calcext:value-type="float">
            <text:p>333612</text:p>
          </table:table-cell>
          <table:table-cell office:value-type="float" office:value="319984" calcext:value-type="float">
            <text:p>319984</text:p>
          </table:table-cell>
          <table:table-cell office:value-type="float" office:value="364597" calcext:value-type="float">
            <text:p>364597</text:p>
          </table:table-cell>
          <table:table-cell office:value-type="float" office:value="469173" calcext:value-type="float">
            <text:p>469173</text:p>
          </table:table-cell>
          <table:table-cell office:value-type="float" office:value="104576" calcext:value-type="float">
            <text:p>104576</text:p>
          </table:table-cell>
          <table:table-cell office:value-type="string" calcext:value-type="string">
            <text:p>+28.7%</text:p>
          </table:table-cell>
          <table:table-cell office:value-type="float" office:value="405" calcext:value-type="float">
            <text:p>4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21 St-Queensbridge</text:p>
          </table:table-cell>
          <table:table-cell office:value-type="float" office:value="2156028" calcext:value-type="float">
            <text:p>2156028</text:p>
          </table:table-cell>
          <table:table-cell office:value-type="float" office:value="2237998" calcext:value-type="float">
            <text:p>2237998</text:p>
          </table:table-cell>
          <table:table-cell office:value-type="float" office:value="2354997" calcext:value-type="float">
            <text:p>2354997</text:p>
          </table:table-cell>
          <table:table-cell office:value-type="float" office:value="2653708" calcext:value-type="float">
            <text:p>2653708</text:p>
          </table:table-cell>
          <table:table-cell office:value-type="float" office:value="2707275" calcext:value-type="float">
            <text:p>2707275</text:p>
          </table:table-cell>
          <table:table-cell office:value-type="float" office:value="2654261" calcext:value-type="float">
            <text:p>2654261</text:p>
          </table:table-cell>
          <table:table-cell office:value-type="float" office:value="-53014" calcext:value-type="float">
            <text:p>-53014</text:p>
          </table:table-cell>
          <table:table-cell office:value-type="string" calcext:value-type="string">
            <text:p>-2.0%</text:p>
          </table:table-cell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0 Av</text:p>
          </table:table-cell>
          <table:table-cell office:value-type="float" office:value="4335014" calcext:value-type="float">
            <text:p>4335014</text:p>
          </table:table-cell>
          <table:table-cell office:value-type="float" office:value="4445528" calcext:value-type="float">
            <text:p>4445528</text:p>
          </table:table-cell>
          <table:table-cell office:value-type="float" office:value="4311747" calcext:value-type="float">
            <text:p>4311747</text:p>
          </table:table-cell>
          <table:table-cell office:value-type="float" office:value="4459345" calcext:value-type="float">
            <text:p>4459345</text:p>
          </table:table-cell>
          <table:table-cell office:value-type="float" office:value="4340888" calcext:value-type="float">
            <text:p>4340888</text:p>
          </table:table-cell>
          <table:table-cell office:value-type="float" office:value="4622323" calcext:value-type="float">
            <text:p>4622323</text:p>
          </table:table-cell>
          <table:table-cell office:value-type="float" office:value="281435" calcext:value-type="float">
            <text:p>281435</text:p>
          </table:table-cell>
          <table:table-cell office:value-type="string" calcext:value-type="string">
            <text:p>+6.5%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3 St-Rawson St</text:p>
          </table:table-cell>
          <table:table-cell office:value-type="float" office:value="3433896" calcext:value-type="float">
            <text:p>3433896</text:p>
          </table:table-cell>
          <table:table-cell office:value-type="float" office:value="3584119" calcext:value-type="float">
            <text:p>3584119</text:p>
          </table:table-cell>
          <table:table-cell office:value-type="float" office:value="3649228" calcext:value-type="float">
            <text:p>3649228</text:p>
          </table:table-cell>
          <table:table-cell office:value-type="float" office:value="3729133" calcext:value-type="float">
            <text:p>3729133</text:p>
          </table:table-cell>
          <table:table-cell office:value-type="float" office:value="3707015" calcext:value-type="float">
            <text:p>3707015</text:p>
          </table:table-cell>
          <table:table-cell office:value-type="float" office:value="3752701" calcext:value-type="float">
            <text:p>3752701</text:p>
          </table:table-cell>
          <table:table-cell office:value-type="float" office:value="45686" calcext:value-type="float">
            <text:p>45686</text:p>
          </table:table-cell>
          <table:table-cell office:value-type="string" calcext:value-type="string">
            <text:p>+1.2%</text:p>
          </table:table-cell>
          <table:table-cell office:value-type="float" office:value="126" calcext:value-type="float">
            <text:p>1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Av</text:p>
          </table:table-cell>
          <table:table-cell office:value-type="float" office:value="2297693" calcext:value-type="float">
            <text:p>2297693</text:p>
          </table:table-cell>
          <table:table-cell office:value-type="float" office:value="2359911" calcext:value-type="float">
            <text:p>2359911</text:p>
          </table:table-cell>
          <table:table-cell office:value-type="float" office:value="2290524" calcext:value-type="float">
            <text:p>2290524</text:p>
          </table:table-cell>
          <table:table-cell office:value-type="float" office:value="2354426" calcext:value-type="float">
            <text:p>2354426</text:p>
          </table:table-cell>
          <table:table-cell office:value-type="float" office:value="2246477" calcext:value-type="float">
            <text:p>2246477</text:p>
          </table:table-cell>
          <table:table-cell office:value-type="float" office:value="2412794" calcext:value-type="float">
            <text:p>2412794</text:p>
          </table:table-cell>
          <table:table-cell office:value-type="float" office:value="166317" calcext:value-type="float">
            <text:p>166317</text:p>
          </table:table-cell>
          <table:table-cell office:value-type="string" calcext:value-type="string">
            <text:p>+7.4%</text:p>
          </table:table-cell>
          <table:table-cell office:value-type="float" office:value="192" calcext:value-type="float">
            <text:p>1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6 St</text:p>
          </table:table-cell>
          <table:table-cell office:value-type="float" office:value="928673" calcext:value-type="float">
            <text:p>928673</text:p>
          </table:table-cell>
          <table:table-cell office:value-type="float" office:value="962391" calcext:value-type="float">
            <text:p>962391</text:p>
          </table:table-cell>
          <table:table-cell office:value-type="float" office:value="1060569" calcext:value-type="float">
            <text:p>1060569</text:p>
          </table:table-cell>
          <table:table-cell office:value-type="float" office:value="1128415" calcext:value-type="float">
            <text:p>1128415</text:p>
          </table:table-cell>
          <table:table-cell office:value-type="float" office:value="1238985" calcext:value-type="float">
            <text:p>1238985</text:p>
          </table:table-cell>
          <table:table-cell office:value-type="float" office:value="1257059" calcext:value-type="float">
            <text:p>1257059</text:p>
          </table:table-cell>
          <table:table-cell office:value-type="float" office:value="18074" calcext:value-type="float">
            <text:p>18074</text:p>
          </table:table-cell>
          <table:table-cell office:value-type="string" calcext:value-type="string">
            <text:p>+1.5%</text:p>
          </table:table-cell>
          <table:table-cell office:value-type="float" office:value="320" calcext:value-type="float">
            <text:p>3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39 Av</text:p>
          </table:table-cell>
          <table:table-cell office:value-type="float" office:value="652674" calcext:value-type="float">
            <text:p>652674</text:p>
          </table:table-cell>
          <table:table-cell office:value-type="float" office:value="698572" calcext:value-type="float">
            <text:p>698572</text:p>
          </table:table-cell>
          <table:table-cell office:value-type="float" office:value="789295" calcext:value-type="float">
            <text:p>789295</text:p>
          </table:table-cell>
          <table:table-cell office:value-type="float" office:value="868691" calcext:value-type="float">
            <text:p>868691</text:p>
          </table:table-cell>
          <table:table-cell office:value-type="float" office:value="823763" calcext:value-type="float">
            <text:p>823763</text:p>
          </table:table-cell>
          <table:table-cell office:value-type="float" office:value="930291" calcext:value-type="float">
            <text:p>930291</text:p>
          </table:table-cell>
          <table:table-cell office:value-type="float" office:value="106528" calcext:value-type="float">
            <text:p>106528</text:p>
          </table:table-cell>
          <table:table-cell office:value-type="string" calcext:value-type="string">
            <text:p>+12.9%</text:p>
          </table:table-cell>
          <table:table-cell office:value-type="float" office:value="366" calcext:value-type="float">
            <text:p>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0 St-Lowery St</text:p>
          </table:table-cell>
          <table:table-cell office:value-type="float" office:value="3238060" calcext:value-type="float">
            <text:p>3238060</text:p>
          </table:table-cell>
          <table:table-cell office:value-type="float" office:value="3364462" calcext:value-type="float">
            <text:p>3364462</text:p>
          </table:table-cell>
          <table:table-cell office:value-type="float" office:value="3276105" calcext:value-type="float">
            <text:p>3276105</text:p>
          </table:table-cell>
          <table:table-cell office:value-type="float" office:value="3370172" calcext:value-type="float">
            <text:p>3370172</text:p>
          </table:table-cell>
          <table:table-cell office:value-type="float" office:value="3378636" calcext:value-type="float">
            <text:p>3378636</text:p>
          </table:table-cell>
          <table:table-cell office:value-type="float" office:value="3393418" calcext:value-type="float">
            <text:p>3393418</text:p>
          </table:table-cell>
          <table:table-cell office:value-type="float" office:value="14782" calcext:value-type="float">
            <text:p>14782</text:p>
          </table:table-cell>
          <table:table-cell office:value-type="string" calcext:value-type="string">
            <text:p>+0.4%</text:p>
          </table:table-cell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</text:p>
          </table:table-cell>
          <table:table-cell office:value-type="float" office:value="3013452" calcext:value-type="float">
            <text:p>3013452</text:p>
          </table:table-cell>
          <table:table-cell office:value-type="float" office:value="3115423" calcext:value-type="float">
            <text:p>3115423</text:p>
          </table:table-cell>
          <table:table-cell office:value-type="float" office:value="2911842" calcext:value-type="float">
            <text:p>2911842</text:p>
          </table:table-cell>
          <table:table-cell office:value-type="float" office:value="2935729" calcext:value-type="float">
            <text:p>2935729</text:p>
          </table:table-cell>
          <table:table-cell office:value-type="float" office:value="2964965" calcext:value-type="float">
            <text:p>2964965</text:p>
          </table:table-cell>
          <table:table-cell office:value-type="float" office:value="2978233" calcext:value-type="float">
            <text:p>2978233</text:p>
          </table:table-cell>
          <table:table-cell office:value-type="float" office:value="13268" calcext:value-type="float">
            <text:p>13268</text:p>
          </table:table-cell>
          <table:table-cell office:value-type="string" calcext:value-type="string">
            <text:p>+0.4%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46 St-Bliss St</text:p>
          </table:table-cell>
          <table:table-cell office:value-type="float" office:value="4489751" calcext:value-type="float">
            <text:p>4489751</text:p>
          </table:table-cell>
          <table:table-cell office:value-type="float" office:value="4706888" calcext:value-type="float">
            <text:p>4706888</text:p>
          </table:table-cell>
          <table:table-cell office:value-type="float" office:value="4643082" calcext:value-type="float">
            <text:p>4643082</text:p>
          </table:table-cell>
          <table:table-cell office:value-type="float" office:value="4704924" calcext:value-type="float">
            <text:p>4704924</text:p>
          </table:table-cell>
          <table:table-cell office:value-type="float" office:value="4683092" calcext:value-type="float">
            <text:p>4683092</text:p>
          </table:table-cell>
          <table:table-cell office:value-type="float" office:value="4638262" calcext:value-type="float">
            <text:p>4638262</text:p>
          </table:table-cell>
          <table:table-cell office:value-type="float" office:value="-44830" calcext:value-type="float">
            <text:p>-44830</text:p>
          </table:table-cell>
          <table:table-cell office:value-type="string" calcext:value-type="string">
            <text:p>-1.0%</text:p>
          </table:table-cell>
          <table:table-cell office:value-type="float" office:value="97" calcext:value-type="float">
            <text:p>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52 St</text:p>
          </table:table-cell>
          <table:table-cell office:value-type="float" office:value="2046013" calcext:value-type="float">
            <text:p>2046013</text:p>
          </table:table-cell>
          <table:table-cell office:value-type="float" office:value="2108716" calcext:value-type="float">
            <text:p>2108716</text:p>
          </table:table-cell>
          <table:table-cell office:value-type="float" office:value="2050269" calcext:value-type="float">
            <text:p>2050269</text:p>
          </table:table-cell>
          <table:table-cell office:value-type="float" office:value="2080234" calcext:value-type="float">
            <text:p>2080234</text:p>
          </table:table-cell>
          <table:table-cell office:value-type="float" office:value="2117202" calcext:value-type="float">
            <text:p>2117202</text:p>
          </table:table-cell>
          <table:table-cell office:value-type="float" office:value="2138307" calcext:value-type="float">
            <text:p>2138307</text:p>
          </table:table-cell>
          <table:table-cell office:value-type="float" office:value="21105" calcext:value-type="float">
            <text:p>21105</text:p>
          </table:table-cell>
          <table:table-cell office:value-type="string" calcext:value-type="string">
            <text:p>+1.0%</text:p>
          </table:table-cell>
          <table:table-cell office:value-type="float" office:value="216" calcext:value-type="float">
            <text:p>2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3 Dr-Rego Park</text:p>
          </table:table-cell>
          <table:table-cell office:value-type="float" office:value="4666901" calcext:value-type="float">
            <text:p>4666901</text:p>
          </table:table-cell>
          <table:table-cell office:value-type="float" office:value="4690625" calcext:value-type="float">
            <text:p>4690625</text:p>
          </table:table-cell>
          <table:table-cell office:value-type="float" office:value="4455069" calcext:value-type="float">
            <text:p>4455069</text:p>
          </table:table-cell>
          <table:table-cell office:value-type="float" office:value="4660828" calcext:value-type="float">
            <text:p>4660828</text:p>
          </table:table-cell>
          <table:table-cell office:value-type="float" office:value="4891415" calcext:value-type="float">
            <text:p>4891415</text:p>
          </table:table-cell>
          <table:table-cell office:value-type="float" office:value="4998378" calcext:value-type="float">
            <text:p>4998378</text:p>
          </table:table-cell>
          <table:table-cell office:value-type="float" office:value="106963" calcext:value-type="float">
            <text:p>106963</text:p>
          </table:table-cell>
          <table:table-cell office:value-type="string" calcext:value-type="string">
            <text:p>+2.2%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5 St</text:p>
          </table:table-cell>
          <table:table-cell office:value-type="float" office:value="1044744" calcext:value-type="float">
            <text:p>1044744</text:p>
          </table:table-cell>
          <table:table-cell office:value-type="float" office:value="1088018" calcext:value-type="float">
            <text:p>1088018</text:p>
          </table:table-cell>
          <table:table-cell office:value-type="float" office:value="1049810" calcext:value-type="float">
            <text:p>1049810</text:p>
          </table:table-cell>
          <table:table-cell office:value-type="float" office:value="1065702" calcext:value-type="float">
            <text:p>1065702</text:p>
          </table:table-cell>
          <table:table-cell office:value-type="float" office:value="1098734" calcext:value-type="float">
            <text:p>1098734</text:p>
          </table:table-cell>
          <table:table-cell office:value-type="float" office:value="1131591" calcext:value-type="float">
            <text:p>1131591</text:p>
          </table:table-cell>
          <table:table-cell office:value-type="float" office:value="32857" calcext:value-type="float">
            <text:p>32857</text:p>
          </table:table-cell>
          <table:table-cell office:value-type="string" calcext:value-type="string">
            <text:p>+3.0%</text:p>
          </table:table-cell>
          <table:table-cell office:value-type="float" office:value="334" calcext:value-type="float">
            <text:p>3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7 Av</text:p>
          </table:table-cell>
          <table:table-cell office:value-type="float" office:value="2760770" calcext:value-type="float">
            <text:p>2760770</text:p>
          </table:table-cell>
          <table:table-cell office:value-type="float" office:value="2841420" calcext:value-type="float">
            <text:p>2841420</text:p>
          </table:table-cell>
          <table:table-cell office:value-type="float" office:value="2791115" calcext:value-type="float">
            <text:p>2791115</text:p>
          </table:table-cell>
          <table:table-cell office:value-type="float" office:value="2757795" calcext:value-type="float">
            <text:p>2757795</text:p>
          </table:table-cell>
          <table:table-cell office:value-type="float" office:value="2791494" calcext:value-type="float">
            <text:p>2791494</text:p>
          </table:table-cell>
          <table:table-cell office:value-type="float" office:value="2770364" calcext:value-type="float">
            <text:p>2770364</text:p>
          </table:table-cell>
          <table:table-cell office:value-type="float" office:value="-21130" calcext:value-type="float">
            <text:p>-21130</text:p>
          </table:table-cell>
          <table:table-cell office:value-type="string" calcext:value-type="string">
            <text:p>-0.8%</text:p>
          </table:table-cell>
          <table:table-cell office:value-type="float" office:value="177" calcext:value-type="float">
            <text:p>1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69 St</text:p>
          </table:table-cell>
          <table:table-cell office:value-type="float" office:value="1603867" calcext:value-type="float">
            <text:p>1603867</text:p>
          </table:table-cell>
          <table:table-cell office:value-type="float" office:value="1615823" calcext:value-type="float">
            <text:p>1615823</text:p>
          </table:table-cell>
          <table:table-cell office:value-type="float" office:value="1618011" calcext:value-type="float">
            <text:p>1618011</text:p>
          </table:table-cell>
          <table:table-cell office:value-type="float" office:value="1696216" calcext:value-type="float">
            <text:p>1696216</text:p>
          </table:table-cell>
          <table:table-cell office:value-type="float" office:value="1649055" calcext:value-type="float">
            <text:p>1649055</text:p>
          </table:table-cell>
          <table:table-cell office:value-type="float" office:value="1647057" calcext:value-type="float">
            <text:p>1647057</text:p>
          </table:table-cell>
          <table:table-cell office:value-type="float" office:value="-1998" calcext:value-type="float">
            <text:p>-1998</text:p>
          </table:table-cell>
          <table:table-cell office:value-type="string" calcext:value-type="string">
            <text:p>-0.1%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4-Bway/Jackson Hts-Roosevelt Av</text:p>
          </table:table-cell>
          <table:table-cell office:value-type="float" office:value="15964663" calcext:value-type="float">
            <text:p>15964663</text:p>
          </table:table-cell>
          <table:table-cell office:value-type="float" office:value="16466572" calcext:value-type="float">
            <text:p>16466572</text:p>
          </table:table-cell>
          <table:table-cell office:value-type="float" office:value="16049407" calcext:value-type="float">
            <text:p>16049407</text:p>
          </table:table-cell>
          <table:table-cell office:value-type="float" office:value="16279556" calcext:value-type="float">
            <text:p>16279556</text:p>
          </table:table-cell>
          <table:table-cell office:value-type="float" office:value="16377496" calcext:value-type="float">
            <text:p>16377496</text:p>
          </table:table-cell>
          <table:table-cell office:value-type="float" office:value="16366669" calcext:value-type="float">
            <text:p>16366669</text:p>
          </table:table-cell>
          <table:table-cell office:value-type="float" office:value="-10827" calcext:value-type="float">
            <text:p>-10827</text:p>
          </table:table-cell>
          <table:table-cell office:value-type="string" calcext:value-type="string">
            <text:p>-0.1%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Av</text:p>
          </table:table-cell>
          <table:table-cell office:value-type="float" office:value="1155358" calcext:value-type="float">
            <text:p>1155358</text:p>
          </table:table-cell>
          <table:table-cell office:value-type="float" office:value="1141477" calcext:value-type="float">
            <text:p>1141477</text:p>
          </table:table-cell>
          <table:table-cell office:value-type="float" office:value="1109370" calcext:value-type="float">
            <text:p>1109370</text:p>
          </table:table-cell>
          <table:table-cell office:value-type="float" office:value="1134336" calcext:value-type="float">
            <text:p>1134336</text:p>
          </table:table-cell>
          <table:table-cell office:value-type="float" office:value="1171380" calcext:value-type="float">
            <text:p>1171380</text:p>
          </table:table-cell>
          <table:table-cell office:value-type="float" office:value="1130707" calcext:value-type="float">
            <text:p>1130707</text:p>
          </table:table-cell>
          <table:table-cell office:value-type="float" office:value="-40673" calcext:value-type="float">
            <text:p>-40673</text:p>
          </table:table-cell>
          <table:table-cell office:value-type="string" calcext:value-type="string">
            <text:p>-3.5%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75 St-Elderts Ln</text:p>
          </table:table-cell>
          <table:table-cell office:value-type="float" office:value="1082548" calcext:value-type="float">
            <text:p>1082548</text:p>
          </table:table-cell>
          <table:table-cell office:value-type="float" office:value="1138288" calcext:value-type="float">
            <text:p>1138288</text:p>
          </table:table-cell>
          <table:table-cell office:value-type="float" office:value="1146401" calcext:value-type="float">
            <text:p>1146401</text:p>
          </table:table-cell>
          <table:table-cell office:value-type="float" office:value="1102869" calcext:value-type="float">
            <text:p>1102869</text:p>
          </table:table-cell>
          <table:table-cell office:value-type="float" office:value="1128911" calcext:value-type="float">
            <text:p>1128911</text:p>
          </table:table-cell>
          <table:table-cell office:value-type="float" office:value="1107947" calcext:value-type="float">
            <text:p>1107947</text:p>
          </table:table-cell>
          <table:table-cell office:value-type="float" office:value="-20964" calcext:value-type="float">
            <text:p>-20964</text:p>
          </table:table-cell>
          <table:table-cell office:value-type="string" calcext:value-type="string">
            <text:p>-1.9%</text:p>
          </table:table-cell>
          <table:table-cell office:value-type="float" office:value="341" calcext:value-type="float">
            <text:p>3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0 St</text:p>
          </table:table-cell>
          <table:table-cell office:value-type="float" office:value="1264255" calcext:value-type="float">
            <text:p>1264255</text:p>
          </table:table-cell>
          <table:table-cell office:value-type="float" office:value="1315559" calcext:value-type="float">
            <text:p>1315559</text:p>
          </table:table-cell>
          <table:table-cell office:value-type="float" office:value="1267343" calcext:value-type="float">
            <text:p>1267343</text:p>
          </table:table-cell>
          <table:table-cell office:value-type="float" office:value="1259783" calcext:value-type="float">
            <text:p>1259783</text:p>
          </table:table-cell>
          <table:table-cell office:value-type="float" office:value="1283827" calcext:value-type="float">
            <text:p>1283827</text:p>
          </table:table-cell>
          <table:table-cell office:value-type="float" office:value="1294099" calcext:value-type="float">
            <text:p>1294099</text:p>
          </table:table-cell>
          <table:table-cell office:value-type="float" office:value="10272" calcext:value-type="float">
            <text:p>10272</text:p>
          </table:table-cell>
          <table:table-cell office:value-type="string" calcext:value-type="string">
            <text:p>+0.8%</text:p>
          </table:table-cell>
          <table:table-cell office:value-type="float" office:value="316" calcext:value-type="float">
            <text:p>3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2 St-Jackson Hts</text:p>
          </table:table-cell>
          <table:table-cell office:value-type="float" office:value="5311181" calcext:value-type="float">
            <text:p>5311181</text:p>
          </table:table-cell>
          <table:table-cell office:value-type="float" office:value="5438796" calcext:value-type="float">
            <text:p>5438796</text:p>
          </table:table-cell>
          <table:table-cell office:value-type="float" office:value="5227935" calcext:value-type="float">
            <text:p>5227935</text:p>
          </table:table-cell>
          <table:table-cell office:value-type="float" office:value="5110694" calcext:value-type="float">
            <text:p>5110694</text:p>
          </table:table-cell>
          <table:table-cell office:value-type="float" office:value="5163208" calcext:value-type="float">
            <text:p>5163208</text:p>
          </table:table-cell>
          <table:table-cell office:value-type="float" office:value="5013810" calcext:value-type="float">
            <text:p>5013810</text:p>
          </table:table-cell>
          <table:table-cell office:value-type="float" office:value="-149398" calcext:value-type="float">
            <text:p>-149398</text:p>
          </table:table-cell>
          <table:table-cell office:value-type="string" calcext:value-type="string">
            <text:p>-2.9%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5 St-Forest Pkwy</text:p>
          </table:table-cell>
          <table:table-cell office:value-type="float" office:value="1115695" calcext:value-type="float">
            <text:p>1115695</text:p>
          </table:table-cell>
          <table:table-cell office:value-type="float" office:value="1134066" calcext:value-type="float">
            <text:p>1134066</text:p>
          </table:table-cell>
          <table:table-cell office:value-type="float" office:value="1117772" calcext:value-type="float">
            <text:p>1117772</text:p>
          </table:table-cell>
          <table:table-cell office:value-type="float" office:value="1100059" calcext:value-type="float">
            <text:p>1100059</text:p>
          </table:table-cell>
          <table:table-cell office:value-type="float" office:value="1138842" calcext:value-type="float">
            <text:p>1138842</text:p>
          </table:table-cell>
          <table:table-cell office:value-type="float" office:value="1125639" calcext:value-type="float">
            <text:p>1125639</text:p>
          </table:table-cell>
          <table:table-cell office:value-type="float" office:value="-13203" calcext:value-type="float">
            <text:p>-13203</text:p>
          </table:table-cell>
          <table:table-cell office:value-type="string" calcext:value-type="string">
            <text:p>-1.2%</text:p>
          </table:table-cell>
          <table:table-cell office:value-type="float" office:value="336" calcext:value-type="float">
            <text:p>3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88 St</text:p>
          </table:table-cell>
          <table:table-cell office:value-type="float" office:value="768436" calcext:value-type="float">
            <text:p>768436</text:p>
          </table:table-cell>
          <table:table-cell office:value-type="float" office:value="812392" calcext:value-type="float">
            <text:p>812392</text:p>
          </table:table-cell>
          <table:table-cell office:value-type="float" office:value="786807" calcext:value-type="float">
            <text:p>786807</text:p>
          </table:table-cell>
          <table:table-cell office:value-type="float" office:value="790264" calcext:value-type="float">
            <text:p>790264</text:p>
          </table:table-cell>
          <table:table-cell office:value-type="float" office:value="805054" calcext:value-type="float">
            <text:p>805054</text:p>
          </table:table-cell>
          <table:table-cell office:value-type="float" office:value="792615" calcext:value-type="float">
            <text:p>792615</text:p>
          </table:table-cell>
          <table:table-cell office:value-type="float" office:value="-12439" calcext:value-type="float">
            <text:p>-12439</text:p>
          </table:table-cell>
          <table:table-cell office:value-type="string" calcext:value-type="string">
            <text:p>-1.5%</text:p>
          </table:table-cell>
          <table:table-cell office:value-type="float" office:value="382" calcext:value-type="float">
            <text:p>3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90 St-Elmhurst Av</text:p>
          </table:table-cell>
          <table:table-cell office:value-type="float" office:value="5486746" calcext:value-type="float">
            <text:p>5486746</text:p>
          </table:table-cell>
          <table:table-cell office:value-type="float" office:value="5671029" calcext:value-type="float">
            <text:p>5671029</text:p>
          </table:table-cell>
          <table:table-cell office:value-type="float" office:value="5456494" calcext:value-type="float">
            <text:p>5456494</text:p>
          </table:table-cell>
          <table:table-cell office:value-type="float" office:value="5482132" calcext:value-type="float">
            <text:p>5482132</text:p>
          </table:table-cell>
          <table:table-cell office:value-type="float" office:value="5480782" calcext:value-type="float">
            <text:p>5480782</text:p>
          </table:table-cell>
          <table:table-cell office:value-type="float" office:value="5428872" calcext:value-type="float">
            <text:p>5428872</text:p>
          </table:table-cell>
          <table:table-cell office:value-type="float" office:value="-51910" calcext:value-type="float">
            <text:p>-51910</text:p>
          </table:table-cell>
          <table:table-cell office:value-type="string" calcext:value-type="string">
            <text:p>-0.9%</text:p>
          </table:table-cell>
          <table:table-cell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 Racetrack</text:p>
          </table:table-cell>
          <table:table-cell office:value-type="float" office:value="29868" calcext:value-type="float">
            <text:p>29868</text:p>
          </table:table-cell>
          <table:table-cell office:value-type="float" office:value="30535" calcext:value-type="float">
            <text:p>30535</text:p>
          </table:table-cell>
          <table:table-cell office:value-type="float" office:value="27004" calcext:value-type="float">
            <text:p>27004</text:p>
          </table:table-cell>
          <table:table-cell office:value-type="float" office:value="29644" calcext:value-type="float">
            <text:p>29644</text:p>
          </table:table-cell>
          <table:table-cell office:value-type="float" office:value="54183" calcext:value-type="float">
            <text:p>54183</text:p>
          </table:table-cell>
          <table:table-cell table:style-name="Default"/>
          <table:table-cell office:value-type="float" office:value="-54183" calcext:value-type="float">
            <text:p>-54183</text:p>
          </table:table-cell>
          <table:table-cell office:value-type="string" calcext:value-type="string">
            <text:p>-100.0%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queduct-North Conduit Av</text:p>
          </table:table-cell>
          <table:table-cell office:value-type="float" office:value="268999" calcext:value-type="float">
            <text:p>268999</text:p>
          </table:table-cell>
          <table:table-cell office:value-type="float" office:value="268814" calcext:value-type="float">
            <text:p>268814</text:p>
          </table:table-cell>
          <table:table-cell office:value-type="float" office:value="249341" calcext:value-type="float">
            <text:p>249341</text:p>
          </table:table-cell>
          <table:table-cell office:value-type="float" office:value="238119" calcext:value-type="float">
            <text:p>238119</text:p>
          </table:table-cell>
          <table:table-cell office:value-type="float" office:value="474915" calcext:value-type="float">
            <text:p>474915</text:p>
          </table:table-cell>
          <table:table-cell office:value-type="float" office:value="890505" calcext:value-type="float">
            <text:p>890505</text:p>
          </table:table-cell>
          <table:table-cell office:value-type="float" office:value="415590" calcext:value-type="float">
            <text:p>415590</text:p>
          </table:table-cell>
          <table:table-cell office:value-type="string" calcext:value-type="string">
            <text:p>+87.5%</text:p>
          </table:table-cell>
          <table:table-cell office:value-type="float" office:value="372" calcext:value-type="float">
            <text:p>3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 Blvd</text:p>
          </table:table-cell>
          <table:table-cell office:value-type="float" office:value="3407485" calcext:value-type="float">
            <text:p>3407485</text:p>
          </table:table-cell>
          <table:table-cell office:value-type="float" office:value="3605708" calcext:value-type="float">
            <text:p>3605708</text:p>
          </table:table-cell>
          <table:table-cell office:value-type="float" office:value="3532735" calcext:value-type="float">
            <text:p>3532735</text:p>
          </table:table-cell>
          <table:table-cell office:value-type="float" office:value="3621730" calcext:value-type="float">
            <text:p>3621730</text:p>
          </table:table-cell>
          <table:table-cell office:value-type="float" office:value="3850546" calcext:value-type="float">
            <text:p>3850546</text:p>
          </table:table-cell>
          <table:table-cell office:value-type="float" office:value="3871213" calcext:value-type="float">
            <text:p>3871213</text:p>
          </table:table-cell>
          <table:table-cell office:value-type="float" office:value="20667" calcext:value-type="float">
            <text:p>20667</text:p>
          </table:table-cell>
          <table:table-cell office:value-type="string" calcext:value-type="string">
            <text:p>+0.5%</text:p>
          </table:table-cell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Astoria-Ditmars Blvd</text:p>
          </table:table-cell>
          <table:table-cell office:value-type="float" office:value="5090254" calcext:value-type="float">
            <text:p>5090254</text:p>
          </table:table-cell>
          <table:table-cell office:value-type="float" office:value="5276352" calcext:value-type="float">
            <text:p>5276352</text:p>
          </table:table-cell>
          <table:table-cell office:value-type="float" office:value="5033498" calcext:value-type="float">
            <text:p>5033498</text:p>
          </table:table-cell>
          <table:table-cell office:value-type="float" office:value="5102415" calcext:value-type="float">
            <text:p>5102415</text:p>
          </table:table-cell>
          <table:table-cell office:value-type="float" office:value="5203409" calcext:value-type="float">
            <text:p>5203409</text:p>
          </table:table-cell>
          <table:table-cell office:value-type="float" office:value="5233305" calcext:value-type="float">
            <text:p>5233305</text:p>
          </table:table-cell>
          <table:table-cell office:value-type="float" office:value="29896" calcext:value-type="float">
            <text:p>29896</text:p>
          </table:table-cell>
          <table:table-cell office:value-type="string" calcext:value-type="string">
            <text:p>+0.6%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105 St</text:p>
          </table:table-cell>
          <table:table-cell office:value-type="float" office:value="78625" calcext:value-type="float">
            <text:p>78625</text:p>
          </table:table-cell>
          <table:table-cell office:value-type="float" office:value="86044" calcext:value-type="float">
            <text:p>86044</text:p>
          </table:table-cell>
          <table:table-cell office:value-type="float" office:value="58588" calcext:value-type="float">
            <text:p>58588</text:p>
          </table:table-cell>
          <table:table-cell office:value-type="float" office:value="65802" calcext:value-type="float">
            <text:p>65802</text:p>
          </table:table-cell>
          <table:table-cell office:value-type="float" office:value="80580" calcext:value-type="float">
            <text:p>80580</text:p>
          </table:table-cell>
          <table:table-cell office:value-type="float" office:value="82088" calcext:value-type="float">
            <text:p>82088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+1.9%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25 St</text:p>
          </table:table-cell>
          <table:table-cell office:value-type="float" office:value="519992" calcext:value-type="float">
            <text:p>519992</text:p>
          </table:table-cell>
          <table:table-cell office:value-type="float" office:value="554927" calcext:value-type="float">
            <text:p>554927</text:p>
          </table:table-cell>
          <table:table-cell office:value-type="float" office:value="502246" calcext:value-type="float">
            <text:p>502246</text:p>
          </table:table-cell>
          <table:table-cell office:value-type="float" office:value="388387" calcext:value-type="float">
            <text:p>388387</text:p>
          </table:table-cell>
          <table:table-cell office:value-type="float" office:value="501037" calcext:value-type="float">
            <text:p>501037</text:p>
          </table:table-cell>
          <table:table-cell office:value-type="float" office:value="437602" calcext:value-type="float">
            <text:p>437602</text:p>
          </table:table-cell>
          <table:table-cell office:value-type="float" office:value="-63435" calcext:value-type="float">
            <text:p>-63435</text:p>
          </table:table-cell>
          <table:table-cell office:value-type="string" calcext:value-type="string">
            <text:p>-12.7%</text:p>
          </table:table-cell>
          <table:table-cell office:value-type="float" office:value="408" calcext:value-type="float">
            <text:p>4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36 St</text:p>
          </table:table-cell>
          <table:table-cell office:value-type="float" office:value="267575" calcext:value-type="float">
            <text:p>267575</text:p>
          </table:table-cell>
          <table:table-cell office:value-type="float" office:value="269057" calcext:value-type="float">
            <text:p>269057</text:p>
          </table:table-cell>
          <table:table-cell office:value-type="float" office:value="263693" calcext:value-type="float">
            <text:p>263693</text:p>
          </table:table-cell>
          <table:table-cell office:value-type="float" office:value="326592" calcext:value-type="float">
            <text:p>326592</text:p>
          </table:table-cell>
          <table:table-cell office:value-type="float" office:value="192676" calcext:value-type="float">
            <text:p>192676</text:p>
          </table:table-cell>
          <table:table-cell office:value-type="float" office:value="217880" calcext:value-type="float">
            <text:p>217880</text:p>
          </table:table-cell>
          <table:table-cell office:value-type="float" office:value="25204" calcext:value-type="float">
            <text:p>25204</text:p>
          </table:table-cell>
          <table:table-cell office:value-type="string" calcext:value-type="string">
            <text:p>+13.1%</text:p>
          </table:table-cell>
          <table:table-cell office:value-type="float" office:value="414" calcext:value-type="float">
            <text:p>4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44 St</text:p>
          </table:table-cell>
          <table:table-cell office:value-type="float" office:value="161583" calcext:value-type="float">
            <text:p>161583</text:p>
          </table:table-cell>
          <table:table-cell office:value-type="float" office:value="186281" calcext:value-type="float">
            <text:p>186281</text:p>
          </table:table-cell>
          <table:table-cell office:value-type="float" office:value="176647" calcext:value-type="float">
            <text:p>176647</text:p>
          </table:table-cell>
          <table:table-cell office:value-type="float" office:value="143788" calcext:value-type="float">
            <text:p>143788</text:p>
          </table:table-cell>
          <table:table-cell office:value-type="float" office:value="225250" calcext:value-type="float">
            <text:p>225250</text:p>
          </table:table-cell>
          <table:table-cell office:value-type="float" office:value="161946" calcext:value-type="float">
            <text:p>161946</text:p>
          </table:table-cell>
          <table:table-cell office:value-type="float" office:value="-63304" calcext:value-type="float">
            <text:p>-63304</text:p>
          </table:table-cell>
          <table:table-cell office:value-type="string" calcext:value-type="string">
            <text:p>-28.1%</text:p>
          </table:table-cell>
          <table:table-cell office:value-type="float" office:value="416" calcext:value-type="float">
            <text:p>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0 St</text:p>
          </table:table-cell>
          <table:table-cell office:value-type="float" office:value="755916" calcext:value-type="float">
            <text:p>755916</text:p>
          </table:table-cell>
          <table:table-cell office:value-type="float" office:value="767363" calcext:value-type="float">
            <text:p>767363</text:p>
          </table:table-cell>
          <table:table-cell office:value-type="float" office:value="720544" calcext:value-type="float">
            <text:p>720544</text:p>
          </table:table-cell>
          <table:table-cell office:value-type="float" office:value="789468" calcext:value-type="float">
            <text:p>789468</text:p>
          </table:table-cell>
          <table:table-cell office:value-type="float" office:value="555937" calcext:value-type="float">
            <text:p>555937</text:p>
          </table:table-cell>
          <table:table-cell office:value-type="float" office:value="588970" calcext:value-type="float">
            <text:p>588970</text:p>
          </table:table-cell>
          <table:table-cell office:value-type="float" office:value="33033" calcext:value-type="float">
            <text:p>33033</text:p>
          </table:table-cell>
          <table:table-cell office:value-type="string" calcext:value-type="string">
            <text:p>+5.9%</text:p>
          </table:table-cell>
          <table:table-cell office:value-type="float" office:value="398" calcext:value-type="float">
            <text:p>3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67 St</text:p>
          </table:table-cell>
          <table:table-cell office:value-type="float" office:value="548672" calcext:value-type="float">
            <text:p>548672</text:p>
          </table:table-cell>
          <table:table-cell office:value-type="float" office:value="587384" calcext:value-type="float">
            <text:p>587384</text:p>
          </table:table-cell>
          <table:table-cell office:value-type="float" office:value="565130" calcext:value-type="float">
            <text:p>565130</text:p>
          </table:table-cell>
          <table:table-cell office:value-type="float" office:value="473942" calcext:value-type="float">
            <text:p>473942</text:p>
          </table:table-cell>
          <table:table-cell office:value-type="float" office:value="681006" calcext:value-type="float">
            <text:p>681006</text:p>
          </table:table-cell>
          <table:table-cell office:value-type="float" office:value="572418" calcext:value-type="float">
            <text:p>572418</text:p>
          </table:table-cell>
          <table:table-cell office:value-type="float" office:value="-108588" calcext:value-type="float">
            <text:p>-108588</text:p>
          </table:table-cell>
          <table:table-cell office:value-type="string" calcext:value-type="string">
            <text:p>-15.9%</text:p>
          </table:table-cell>
          <table:table-cell office:value-type="float" office:value="399" calcext:value-type="float">
            <text:p>3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0 St</text:p>
          </table:table-cell>
          <table:table-cell office:value-type="float" office:value="351425" calcext:value-type="float">
            <text:p>351425</text:p>
          </table:table-cell>
          <table:table-cell office:value-type="float" office:value="411581" calcext:value-type="float">
            <text:p>411581</text:p>
          </table:table-cell>
          <table:table-cell office:value-type="float" office:value="344465" calcext:value-type="float">
            <text:p>344465</text:p>
          </table:table-cell>
          <table:table-cell office:value-type="float" office:value="338595" calcext:value-type="float">
            <text:p>338595</text:p>
          </table:table-cell>
          <table:table-cell office:value-type="float" office:value="387012" calcext:value-type="float">
            <text:p>387012</text:p>
          </table:table-cell>
          <table:table-cell office:value-type="float" office:value="305397" calcext:value-type="float">
            <text:p>305397</text:p>
          </table:table-cell>
          <table:table-cell office:value-type="float" office:value="-81615" calcext:value-type="float">
            <text:p>-81615</text:p>
          </table:table-cell>
          <table:table-cell office:value-type="string" calcext:value-type="string">
            <text:p>-21.1%</text:p>
          </table:table-cell>
          <table:table-cell office:value-type="float" office:value="411" calcext:value-type="float">
            <text:p>4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each 98 St</text:p>
          </table:table-cell>
          <table:table-cell office:value-type="float" office:value="266027" calcext:value-type="float">
            <text:p>266027</text:p>
          </table:table-cell>
          <table:table-cell office:value-type="float" office:value="232945" calcext:value-type="float">
            <text:p>232945</text:p>
          </table:table-cell>
          <table:table-cell office:value-type="float" office:value="259501" calcext:value-type="float">
            <text:p>259501</text:p>
          </table:table-cell>
          <table:table-cell office:value-type="float" office:value="215474" calcext:value-type="float">
            <text:p>215474</text:p>
          </table:table-cell>
          <table:table-cell office:value-type="float" office:value="198503" calcext:value-type="float">
            <text:p>198503</text:p>
          </table:table-cell>
          <table:table-cell office:value-type="float" office:value="193332" calcext:value-type="float">
            <text:p>193332</text:p>
          </table:table-cell>
          <table:table-cell office:value-type="float" office:value="-5171" calcext:value-type="float">
            <text:p>-5171</text:p>
          </table:table-cell>
          <table:table-cell office:value-type="string" calcext:value-type="string">
            <text:p>-2.6%</text:p>
          </table:table-cell>
          <table:table-cell office:value-type="float" office:value="415" calcext:value-type="float">
            <text:p>4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iarwood-Van Wyck Blvd</text:p>
          </table:table-cell>
          <table:table-cell office:value-type="float" office:value="1794777" calcext:value-type="float">
            <text:p>1794777</text:p>
          </table:table-cell>
          <table:table-cell office:value-type="float" office:value="1855107" calcext:value-type="float">
            <text:p>1855107</text:p>
          </table:table-cell>
          <table:table-cell office:value-type="float" office:value="1764008" calcext:value-type="float">
            <text:p>1764008</text:p>
          </table:table-cell>
          <table:table-cell office:value-type="float" office:value="1752198" calcext:value-type="float">
            <text:p>1752198</text:p>
          </table:table-cell>
          <table:table-cell office:value-type="float" office:value="1730276" calcext:value-type="float">
            <text:p>1730276</text:p>
          </table:table-cell>
          <table:table-cell office:value-type="float" office:value="1563242" calcext:value-type="float">
            <text:p>1563242</text:p>
          </table:table-cell>
          <table:table-cell office:value-type="float" office:value="-167034" calcext:value-type="float">
            <text:p>-167034</text:p>
          </table:table-cell>
          <table:table-cell office:value-type="string" calcext:value-type="string">
            <text:p>-9.7%</text:p>
          </table:table-cell>
          <table:table-cell office:value-type="float" office:value="287" calcext:value-type="float">
            <text:p>2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 Channel</text:p>
          </table:table-cell>
          <table:table-cell office:value-type="float" office:value="99178" calcext:value-type="float">
            <text:p>99178</text:p>
          </table:table-cell>
          <table:table-cell office:value-type="float" office:value="103573" calcext:value-type="float">
            <text:p>103573</text:p>
          </table:table-cell>
          <table:table-cell office:value-type="float" office:value="93087" calcext:value-type="float">
            <text:p>93087</text:p>
          </table:table-cell>
          <table:table-cell office:value-type="float" office:value="92523" calcext:value-type="float">
            <text:p>92523</text:p>
          </table:table-cell>
          <table:table-cell office:value-type="float" office:value="88837" calcext:value-type="float">
            <text:p>88837</text:p>
          </table:table-cell>
          <table:table-cell office:value-type="float" office:value="75969" calcext:value-type="float">
            <text:p>75969</text:p>
          </table:table-cell>
          <table:table-cell office:value-type="float" office:value="-12868" calcext:value-type="float">
            <text:p>-12868</text:p>
          </table:table-cell>
          <table:table-cell office:value-type="string" calcext:value-type="string">
            <text:p>-14.5%</text:p>
          </table:table-cell>
          <table:table-cell office:value-type="float" office:value="418" calcext:value-type="float">
            <text:p>4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Broadway</text:p>
          </table:table-cell>
          <table:table-cell office:value-type="float" office:value="4127193" calcext:value-type="float">
            <text:p>4127193</text:p>
          </table:table-cell>
          <table:table-cell office:value-type="float" office:value="4192433" calcext:value-type="float">
            <text:p>4192433</text:p>
          </table:table-cell>
          <table:table-cell office:value-type="float" office:value="4012746" calcext:value-type="float">
            <text:p>4012746</text:p>
          </table:table-cell>
          <table:table-cell office:value-type="float" office:value="4078606" calcext:value-type="float">
            <text:p>4078606</text:p>
          </table:table-cell>
          <table:table-cell office:value-type="float" office:value="4007018" calcext:value-type="float">
            <text:p>4007018</text:p>
          </table:table-cell>
          <table:table-cell office:value-type="float" office:value="4161120" calcext:value-type="float">
            <text:p>4161120</text:p>
          </table:table-cell>
          <table:table-cell office:value-type="float" office:value="154102" calcext:value-type="float">
            <text:p>154102</text:p>
          </table:table-cell>
          <table:table-cell office:value-type="string" calcext:value-type="string">
            <text:p>+3.8%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Court Sq</text:p>
          </table:table-cell>
          <table:table-cell office:value-type="float" office:value="7982397" calcext:value-type="float">
            <text:p>7982397</text:p>
          </table:table-cell>
          <table:table-cell office:value-type="float" office:value="8530602" calcext:value-type="float">
            <text:p>8530602</text:p>
          </table:table-cell>
          <table:table-cell office:value-type="float" office:value="7384821" calcext:value-type="float">
            <text:p>7384821</text:p>
          </table:table-cell>
          <table:table-cell office:value-type="float" office:value="7249807" calcext:value-type="float">
            <text:p>7249807</text:p>
          </table:table-cell>
          <table:table-cell office:value-type="float" office:value="6334869" calcext:value-type="float">
            <text:p>6334869</text:p>
          </table:table-cell>
          <table:table-cell office:value-type="float" office:value="5340581" calcext:value-type="float">
            <text:p>5340581</text:p>
          </table:table-cell>
          <table:table-cell office:value-type="float" office:value="-994288" calcext:value-type="float">
            <text:p>-994288</text:p>
          </table:table-cell>
          <table:table-cell office:value-type="string" calcext:value-type="string">
            <text:p>-15.7%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Elmhurst Av</text:p>
          </table:table-cell>
          <table:table-cell office:value-type="float" office:value="4336533" calcext:value-type="float">
            <text:p>4336533</text:p>
          </table:table-cell>
          <table:table-cell office:value-type="float" office:value="4468498" calcext:value-type="float">
            <text:p>4468498</text:p>
          </table:table-cell>
          <table:table-cell office:value-type="float" office:value="4360761" calcext:value-type="float">
            <text:p>4360761</text:p>
          </table:table-cell>
          <table:table-cell office:value-type="float" office:value="4228036" calcext:value-type="float">
            <text:p>4228036</text:p>
          </table:table-cell>
          <table:table-cell office:value-type="float" office:value="4338857" calcext:value-type="float">
            <text:p>4338857</text:p>
          </table:table-cell>
          <table:table-cell office:value-type="float" office:value="4344648" calcext:value-type="float">
            <text:p>4344648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+0.1%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ar Rockaway-Mott Av</text:p>
          </table:table-cell>
          <table:table-cell office:value-type="float" office:value="1340080" calcext:value-type="float">
            <text:p>1340080</text:p>
          </table:table-cell>
          <table:table-cell office:value-type="float" office:value="1410829" calcext:value-type="float">
            <text:p>1410829</text:p>
          </table:table-cell>
          <table:table-cell office:value-type="float" office:value="1337737" calcext:value-type="float">
            <text:p>1337737</text:p>
          </table:table-cell>
          <table:table-cell office:value-type="float" office:value="1374989" calcext:value-type="float">
            <text:p>1374989</text:p>
          </table:table-cell>
          <table:table-cell office:value-type="float" office:value="1426835" calcext:value-type="float">
            <text:p>1426835</text:p>
          </table:table-cell>
          <table:table-cell office:value-type="float" office:value="1217871" calcext:value-type="float">
            <text:p>1217871</text:p>
          </table:table-cell>
          <table:table-cell office:value-type="float" office:value="-208964" calcext:value-type="float">
            <text:p>-208964</text:p>
          </table:table-cell>
          <table:table-cell office:value-type="string" calcext:value-type="string">
            <text:p>-14.6%</text:p>
          </table:table-cell>
          <table:table-cell office:value-type="float" office:value="324" calcext:value-type="float">
            <text:p>3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lushing-Main St</text:p>
          </table:table-cell>
          <table:table-cell office:value-type="float" office:value="17987206" calcext:value-type="float">
            <text:p>17987206</text:p>
          </table:table-cell>
          <table:table-cell office:value-type="float" office:value="18429212" calcext:value-type="float">
            <text:p>18429212</text:p>
          </table:table-cell>
          <table:table-cell office:value-type="float" office:value="18287069" calcext:value-type="float">
            <text:p>18287069</text:p>
          </table:table-cell>
          <table:table-cell office:value-type="float" office:value="18630490" calcext:value-type="float">
            <text:p>18630490</text:p>
          </table:table-cell>
          <table:table-cell office:value-type="float" office:value="18967751" calcext:value-type="float">
            <text:p>18967751</text:p>
          </table:table-cell>
          <table:table-cell office:value-type="float" office:value="19034789" calcext:value-type="float">
            <text:p>19034789</text:p>
          </table:table-cell>
          <table:table-cell office:value-type="float" office:value="67038" calcext:value-type="float">
            <text:p>67038</text:p>
          </table:table-cell>
          <table:table-cell office:value-type="string" calcext:value-type="string">
            <text:p>+0.4%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Av</text:p>
          </table:table-cell>
          <table:table-cell office:value-type="float" office:value="1021673" calcext:value-type="float">
            <text:p>1021673</text:p>
          </table:table-cell>
          <table:table-cell office:value-type="float" office:value="1055248" calcext:value-type="float">
            <text:p>1055248</text:p>
          </table:table-cell>
          <table:table-cell office:value-type="float" office:value="1068754" calcext:value-type="float">
            <text:p>1068754</text:p>
          </table:table-cell>
          <table:table-cell office:value-type="float" office:value="1045413" calcext:value-type="float">
            <text:p>1045413</text:p>
          </table:table-cell>
          <table:table-cell office:value-type="float" office:value="1172881" calcext:value-type="float">
            <text:p>1172881</text:p>
          </table:table-cell>
          <table:table-cell office:value-type="float" office:value="1134938" calcext:value-type="float">
            <text:p>1134938</text:p>
          </table:table-cell>
          <table:table-cell office:value-type="float" office:value="-37943" calcext:value-type="float">
            <text:p>-37943</text:p>
          </table:table-cell>
          <table:table-cell office:value-type="string" calcext:value-type="string">
            <text:p>-3.2%</text:p>
          </table:table-cell>
          <table:table-cell office:value-type="float" office:value="333" calcext:value-type="float">
            <text:p>3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orest Hills-71 Av</text:p>
          </table:table-cell>
          <table:table-cell office:value-type="float" office:value="8249613" calcext:value-type="float">
            <text:p>8249613</text:p>
          </table:table-cell>
          <table:table-cell office:value-type="float" office:value="8407640" calcext:value-type="float">
            <text:p>8407640</text:p>
          </table:table-cell>
          <table:table-cell office:value-type="float" office:value="8068855" calcext:value-type="float">
            <text:p>8068855</text:p>
          </table:table-cell>
          <table:table-cell office:value-type="float" office:value="8137277" calcext:value-type="float">
            <text:p>8137277</text:p>
          </table:table-cell>
          <table:table-cell office:value-type="float" office:value="8316825" calcext:value-type="float">
            <text:p>8316825</text:p>
          </table:table-cell>
          <table:table-cell office:value-type="float" office:value="8342293" calcext:value-type="float">
            <text:p>8342293</text:p>
          </table:table-cell>
          <table:table-cell office:value-type="float" office:value="25468" calcext:value-type="float">
            <text:p>25468</text:p>
          </table:table-cell>
          <table:table-cell office:value-type="string" calcext:value-type="string">
            <text:p>+0.3%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Fresh Pond Rd</text:p>
          </table:table-cell>
          <table:table-cell office:value-type="float" office:value="1364646" calcext:value-type="float">
            <text:p>1364646</text:p>
          </table:table-cell>
          <table:table-cell office:value-type="float" office:value="1453096" calcext:value-type="float">
            <text:p>1453096</text:p>
          </table:table-cell>
          <table:table-cell office:value-type="float" office:value="1450986" calcext:value-type="float">
            <text:p>1450986</text:p>
          </table:table-cell>
          <table:table-cell office:value-type="float" office:value="1453610" calcext:value-type="float">
            <text:p>1453610</text:p>
          </table:table-cell>
          <table:table-cell office:value-type="float" office:value="1617252" calcext:value-type="float">
            <text:p>1617252</text:p>
          </table:table-cell>
          <table:table-cell office:value-type="float" office:value="1590304" calcext:value-type="float">
            <text:p>1590304</text:p>
          </table:table-cell>
          <table:table-cell office:value-type="float" office:value="-26948" calcext:value-type="float">
            <text:p>-26948</text:p>
          </table:table-cell>
          <table:table-cell office:value-type="string" calcext:value-type="string">
            <text:p>-1.7%</text:p>
          </table:table-cell>
          <table:table-cell office:value-type="float" office:value="283" calcext:value-type="float">
            <text:p>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Grand Av-Newtown</text:p>
          </table:table-cell>
          <table:table-cell office:value-type="float" office:value="5549621" calcext:value-type="float">
            <text:p>5549621</text:p>
          </table:table-cell>
          <table:table-cell office:value-type="float" office:value="5707340" calcext:value-type="float">
            <text:p>5707340</text:p>
          </table:table-cell>
          <table:table-cell office:value-type="float" office:value="5597743" calcext:value-type="float">
            <text:p>5597743</text:p>
          </table:table-cell>
          <table:table-cell office:value-type="float" office:value="5564842" calcext:value-type="float">
            <text:p>5564842</text:p>
          </table:table-cell>
          <table:table-cell office:value-type="float" office:value="5721038" calcext:value-type="float">
            <text:p>5721038</text:p>
          </table:table-cell>
          <table:table-cell office:value-type="float" office:value="5741626" calcext:value-type="float">
            <text:p>5741626</text:p>
          </table:table-cell>
          <table:table-cell office:value-type="float" office:value="20588" calcext:value-type="float">
            <text:p>20588</text:p>
          </table:table-cell>
          <table:table-cell office:value-type="string" calcext:value-type="string">
            <text:p>+0.4%</text:p>
          </table:table-cell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oward Beach-JFK Airport</text:p>
          </table:table-cell>
          <table:table-cell office:value-type="float" office:value="952812" calcext:value-type="float">
            <text:p>952812</text:p>
          </table:table-cell>
          <table:table-cell office:value-type="float" office:value="1005669" calcext:value-type="float">
            <text:p>1005669</text:p>
          </table:table-cell>
          <table:table-cell office:value-type="float" office:value="976481" calcext:value-type="float">
            <text:p>976481</text:p>
          </table:table-cell>
          <table:table-cell office:value-type="float" office:value="908576" calcext:value-type="float">
            <text:p>908576</text:p>
          </table:table-cell>
          <table:table-cell office:value-type="float" office:value="928529" calcext:value-type="float">
            <text:p>928529</text:p>
          </table:table-cell>
          <table:table-cell office:value-type="float" office:value="1074516" calcext:value-type="float">
            <text:p>1074516</text:p>
          </table:table-cell>
          <table:table-cell office:value-type="float" office:value="145987" calcext:value-type="float">
            <text:p>145987</text:p>
          </table:table-cell>
          <table:table-cell office:value-type="string" calcext:value-type="string">
            <text:p>+15.7%</text:p>
          </table:table-cell>
          <table:table-cell office:value-type="float" office:value="347" calcext:value-type="float">
            <text:p>3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Hunters Point Av</text:p>
          </table:table-cell>
          <table:table-cell office:value-type="float" office:value="1809854" calcext:value-type="float">
            <text:p>1809854</text:p>
          </table:table-cell>
          <table:table-cell office:value-type="float" office:value="1799350" calcext:value-type="float">
            <text:p>1799350</text:p>
          </table:table-cell>
          <table:table-cell office:value-type="float" office:value="1662776" calcext:value-type="float">
            <text:p>1662776</text:p>
          </table:table-cell>
          <table:table-cell office:value-type="float" office:value="1623490" calcext:value-type="float">
            <text:p>1623490</text:p>
          </table:table-cell>
          <table:table-cell office:value-type="float" office:value="1655252" calcext:value-type="float">
            <text:p>1655252</text:p>
          </table:table-cell>
          <table:table-cell office:value-type="float" office:value="1704114" calcext:value-type="float">
            <text:p>1704114</text:p>
          </table:table-cell>
          <table:table-cell office:value-type="float" office:value="48862" calcext:value-type="float">
            <text:p>48862</text:p>
          </table:table-cell>
          <table:table-cell office:value-type="string" calcext:value-type="string">
            <text:p>+3.0%</text:p>
          </table:table-cell>
          <table:table-cell office:value-type="float" office:value="264" calcext:value-type="float">
            <text:p>2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 Center-Parsons-Archer</text:p>
          </table:table-cell>
          <table:table-cell office:value-type="float" office:value="11281412" calcext:value-type="float">
            <text:p>11281412</text:p>
          </table:table-cell>
          <table:table-cell office:value-type="float" office:value="11738947" calcext:value-type="float">
            <text:p>11738947</text:p>
          </table:table-cell>
          <table:table-cell office:value-type="float" office:value="11607937" calcext:value-type="float">
            <text:p>11607937</text:p>
          </table:table-cell>
          <table:table-cell office:value-type="float" office:value="11656110" calcext:value-type="float">
            <text:p>11656110</text:p>
          </table:table-cell>
          <table:table-cell office:value-type="float" office:value="12147163" calcext:value-type="float">
            <text:p>12147163</text:p>
          </table:table-cell>
          <table:table-cell office:value-type="float" office:value="12204423" calcext:value-type="float">
            <text:p>12204423</text:p>
          </table:table-cell>
          <table:table-cell office:value-type="float" office:value="57260" calcext:value-type="float">
            <text:p>57260</text:p>
          </table:table-cell>
          <table:table-cell office:value-type="string" calcext:value-type="string">
            <text:p>+0.5%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179 St</text:p>
          </table:table-cell>
          <table:table-cell office:value-type="float" office:value="6692124" calcext:value-type="float">
            <text:p>6692124</text:p>
          </table:table-cell>
          <table:table-cell office:value-type="float" office:value="6887104" calcext:value-type="float">
            <text:p>6887104</text:p>
          </table:table-cell>
          <table:table-cell office:value-type="float" office:value="6624050" calcext:value-type="float">
            <text:p>6624050</text:p>
          </table:table-cell>
          <table:table-cell office:value-type="float" office:value="6711779" calcext:value-type="float">
            <text:p>6711779</text:p>
          </table:table-cell>
          <table:table-cell office:value-type="float" office:value="6818728" calcext:value-type="float">
            <text:p>6818728</text:p>
          </table:table-cell>
          <table:table-cell office:value-type="float" office:value="6767423" calcext:value-type="float">
            <text:p>6767423</text:p>
          </table:table-cell>
          <table:table-cell office:value-type="float" office:value="-51305" calcext:value-type="float">
            <text:p>-51305</text:p>
          </table:table-cell>
          <table:table-cell office:value-type="string" calcext:value-type="string">
            <text:p>-0.8%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amaica-Van Wyck</text:p>
          </table:table-cell>
          <table:table-cell office:value-type="float" office:value="1495426" calcext:value-type="float">
            <text:p>1495426</text:p>
          </table:table-cell>
          <table:table-cell office:value-type="float" office:value="1366891" calcext:value-type="float">
            <text:p>1366891</text:p>
          </table:table-cell>
          <table:table-cell office:value-type="float" office:value="1339135" calcext:value-type="float">
            <text:p>1339135</text:p>
          </table:table-cell>
          <table:table-cell office:value-type="float" office:value="1421186" calcext:value-type="float">
            <text:p>1421186</text:p>
          </table:table-cell>
          <table:table-cell office:value-type="float" office:value="1527249" calcext:value-type="float">
            <text:p>1527249</text:p>
          </table:table-cell>
          <table:table-cell office:value-type="float" office:value="1552178" calcext:value-type="float">
            <text:p>1552178</text:p>
          </table:table-cell>
          <table:table-cell office:value-type="float" office:value="24929" calcext:value-type="float">
            <text:p>24929</text:p>
          </table:table-cell>
          <table:table-cell office:value-type="string" calcext:value-type="string">
            <text:p>+1.6%</text:p>
          </table:table-cell>
          <table:table-cell office:value-type="float" office:value="288" calcext:value-type="float">
            <text:p>2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Junction Blvd</text:p>
          </table:table-cell>
          <table:table-cell office:value-type="float" office:value="6801898" calcext:value-type="float">
            <text:p>6801898</text:p>
          </table:table-cell>
          <table:table-cell office:value-type="float" office:value="6888532" calcext:value-type="float">
            <text:p>6888532</text:p>
          </table:table-cell>
          <table:table-cell office:value-type="float" office:value="7054657" calcext:value-type="float">
            <text:p>7054657</text:p>
          </table:table-cell>
          <table:table-cell office:value-type="float" office:value="7140456" calcext:value-type="float">
            <text:p>7140456</text:p>
          </table:table-cell>
          <table:table-cell office:value-type="float" office:value="6963489" calcext:value-type="float">
            <text:p>6963489</text:p>
          </table:table-cell>
          <table:table-cell office:value-type="float" office:value="6784942" calcext:value-type="float">
            <text:p>6784942</text:p>
          </table:table-cell>
          <table:table-cell office:value-type="float" office:value="-178547" calcext:value-type="float">
            <text:p>-178547</text:p>
          </table:table-cell>
          <table:table-cell office:value-type="string" calcext:value-type="string">
            <text:p>-2.6%</text:p>
          </table:table-cell>
          <table:table-cell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Kew Gardens-Union Turnpike</text:p>
          </table:table-cell>
          <table:table-cell office:value-type="float" office:value="7865052" calcext:value-type="float">
            <text:p>7865052</text:p>
          </table:table-cell>
          <table:table-cell office:value-type="float" office:value="8147255" calcext:value-type="float">
            <text:p>8147255</text:p>
          </table:table-cell>
          <table:table-cell office:value-type="float" office:value="7958721" calcext:value-type="float">
            <text:p>7958721</text:p>
          </table:table-cell>
          <table:table-cell office:value-type="float" office:value="8170406" calcext:value-type="float">
            <text:p>8170406</text:p>
          </table:table-cell>
          <table:table-cell office:value-type="float" office:value="8179749" calcext:value-type="float">
            <text:p>8179749</text:p>
          </table:table-cell>
          <table:table-cell office:value-type="float" office:value="8296905" calcext:value-type="float">
            <text:p>8296905</text:p>
          </table:table-cell>
          <table:table-cell office:value-type="float" office:value="117156" calcext:value-type="float">
            <text:p>117156</text:p>
          </table:table-cell>
          <table:table-cell office:value-type="string" calcext:value-type="string">
            <text:p>+1.4%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ets-Willets Point</text:p>
          </table:table-cell>
          <table:table-cell office:value-type="float" office:value="1863860" calcext:value-type="float">
            <text:p>1863860</text:p>
          </table:table-cell>
          <table:table-cell office:value-type="float" office:value="2036355" calcext:value-type="float">
            <text:p>2036355</text:p>
          </table:table-cell>
          <table:table-cell office:value-type="float" office:value="1862720" calcext:value-type="float">
            <text:p>1862720</text:p>
          </table:table-cell>
          <table:table-cell office:value-type="float" office:value="1856485" calcext:value-type="float">
            <text:p>1856485</text:p>
          </table:table-cell>
          <table:table-cell office:value-type="float" office:value="1729243" calcext:value-type="float">
            <text:p>1729243</text:p>
          </table:table-cell>
          <table:table-cell office:value-type="float" office:value="1693024" calcext:value-type="float">
            <text:p>1693024</text:p>
          </table:table-cell>
          <table:table-cell office:value-type="float" office:value="-36219" calcext:value-type="float">
            <text:p>-36219</text:p>
          </table:table-cell>
          <table:table-cell office:value-type="string" calcext:value-type="string">
            <text:p>-2.1%</text:p>
          </table:table-cell>
          <table:table-cell office:value-type="float" office:value="266" calcext:value-type="float">
            <text:p>2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Middle Village-Metropolitan Av</text:p>
          </table:table-cell>
          <table:table-cell office:value-type="float" office:value="1023174" calcext:value-type="float">
            <text:p>1023174</text:p>
          </table:table-cell>
          <table:table-cell office:value-type="float" office:value="1116504" calcext:value-type="float">
            <text:p>1116504</text:p>
          </table:table-cell>
          <table:table-cell office:value-type="float" office:value="1169385" calcext:value-type="float">
            <text:p>1169385</text:p>
          </table:table-cell>
          <table:table-cell office:value-type="float" office:value="1124754" calcext:value-type="float">
            <text:p>1124754</text:p>
          </table:table-cell>
          <table:table-cell office:value-type="float" office:value="1220377" calcext:value-type="float">
            <text:p>1220377</text:p>
          </table:table-cell>
          <table:table-cell office:value-type="float" office:value="1189616" calcext:value-type="float">
            <text:p>1189616</text:p>
          </table:table-cell>
          <table:table-cell office:value-type="float" office:value="-30761" calcext:value-type="float">
            <text:p>-30761</text:p>
          </table:table-cell>
          <table:table-cell office:value-type="string" calcext:value-type="string">
            <text:p>-2.5%</text:p>
          </table:table-cell>
          <table:table-cell office:value-type="float" office:value="329" calcext:value-type="float">
            <text:p>3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orthern Blvd</text:p>
          </table:table-cell>
          <table:table-cell office:value-type="float" office:value="2204059" calcext:value-type="float">
            <text:p>2204059</text:p>
          </table:table-cell>
          <table:table-cell office:value-type="float" office:value="2353366" calcext:value-type="float">
            <text:p>2353366</text:p>
          </table:table-cell>
          <table:table-cell office:value-type="float" office:value="2250701" calcext:value-type="float">
            <text:p>2250701</text:p>
          </table:table-cell>
          <table:table-cell office:value-type="float" office:value="2204923" calcext:value-type="float">
            <text:p>2204923</text:p>
          </table:table-cell>
          <table:table-cell office:value-type="float" office:value="2184353" calcext:value-type="float">
            <text:p>2184353</text:p>
          </table:table-cell>
          <table:table-cell office:value-type="float" office:value="2214223" calcext:value-type="float">
            <text:p>2214223</text:p>
          </table:table-cell>
          <table:table-cell office:value-type="float" office:value="29870" calcext:value-type="float">
            <text:p>29870</text:p>
          </table:table-cell>
          <table:table-cell office:value-type="string" calcext:value-type="string">
            <text:p>+1.4%</text:p>
          </table:table-cell>
          <table:table-cell office:value-type="float" office:value="206" calcext:value-type="float">
            <text:p>2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Ozone Park-Lefferts Blvd</text:p>
          </table:table-cell>
          <table:table-cell office:value-type="float" office:value="2256299" calcext:value-type="float">
            <text:p>2256299</text:p>
          </table:table-cell>
          <table:table-cell office:value-type="float" office:value="2375496" calcext:value-type="float">
            <text:p>2375496</text:p>
          </table:table-cell>
          <table:table-cell office:value-type="float" office:value="2243456" calcext:value-type="float">
            <text:p>2243456</text:p>
          </table:table-cell>
          <table:table-cell office:value-type="float" office:value="2221497" calcext:value-type="float">
            <text:p>2221497</text:p>
          </table:table-cell>
          <table:table-cell office:value-type="float" office:value="2286542" calcext:value-type="float">
            <text:p>2286542</text:p>
          </table:table-cell>
          <table:table-cell office:value-type="float" office:value="2246624" calcext:value-type="float">
            <text:p>2246624</text:p>
          </table:table-cell>
          <table:table-cell office:value-type="float" office:value="-39918" calcext:value-type="float">
            <text:p>-39918</text:p>
          </table:table-cell>
          <table:table-cell office:value-type="string" calcext:value-type="string">
            <text:p>-1.7%</text:p>
          </table:table-cell>
          <table:table-cell office:value-type="float" office:value="203" calcext:value-type="float">
            <text:p>2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Parsons Blvd</text:p>
          </table:table-cell>
          <table:table-cell office:value-type="float" office:value="1840179" calcext:value-type="float">
            <text:p>1840179</text:p>
          </table:table-cell>
          <table:table-cell office:value-type="float" office:value="1902715" calcext:value-type="float">
            <text:p>1902715</text:p>
          </table:table-cell>
          <table:table-cell office:value-type="float" office:value="1838982" calcext:value-type="float">
            <text:p>1838982</text:p>
          </table:table-cell>
          <table:table-cell office:value-type="float" office:value="1903041" calcext:value-type="float">
            <text:p>1903041</text:p>
          </table:table-cell>
          <table:table-cell office:value-type="float" office:value="1920497" calcext:value-type="float">
            <text:p>1920497</text:p>
          </table:table-cell>
          <table:table-cell office:value-type="float" office:value="1950852" calcext:value-type="float">
            <text:p>1950852</text:p>
          </table:table-cell>
          <table:table-cell office:value-type="float" office:value="30355" calcext:value-type="float">
            <text:p>30355</text:p>
          </table:table-cell>
          <table:table-cell office:value-type="string" calcext:value-type="string">
            <text:p>+1.6%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 Plaza</text:p>
          </table:table-cell>
          <table:table-cell office:value-type="float" office:value="2431479" calcext:value-type="float">
            <text:p>2431479</text:p>
          </table:table-cell>
          <table:table-cell office:value-type="float" office:value="2531924" calcext:value-type="float">
            <text:p>2531924</text:p>
          </table:table-cell>
          <table:table-cell office:value-type="float" office:value="2421042" calcext:value-type="float">
            <text:p>2421042</text:p>
          </table:table-cell>
          <table:table-cell office:value-type="float" office:value="2408523" calcext:value-type="float">
            <text:p>2408523</text:p>
          </table:table-cell>
          <table:table-cell office:value-type="float" office:value="2550906" calcext:value-type="float">
            <text:p>2550906</text:p>
          </table:table-cell>
          <table:table-cell office:value-type="float" office:value="2747366" calcext:value-type="float">
            <text:p>2747366</text:p>
          </table:table-cell>
          <table:table-cell office:value-type="float" office:value="196460" calcext:value-type="float">
            <text:p>196460</text:p>
          </table:table-cell>
          <table:table-cell office:value-type="string" calcext:value-type="string">
            <text:p>+7.7%</text:p>
          </table:table-cell>
          <table:table-cell office:value-type="float" office:value="179" calcext:value-type="float">
            <text:p>1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Queensboro Plaza</text:p>
          </table:table-cell>
          <table:table-cell office:value-type="float" office:value="2704362" calcext:value-type="float">
            <text:p>2704362</text:p>
          </table:table-cell>
          <table:table-cell office:value-type="float" office:value="2772097" calcext:value-type="float">
            <text:p>2772097</text:p>
          </table:table-cell>
          <table:table-cell office:value-type="float" office:value="2792245" calcext:value-type="float">
            <text:p>2792245</text:p>
          </table:table-cell>
          <table:table-cell office:value-type="float" office:value="2813789" calcext:value-type="float">
            <text:p>2813789</text:p>
          </table:table-cell>
          <table:table-cell office:value-type="float" office:value="3047146" calcext:value-type="float">
            <text:p>3047146</text:p>
          </table:table-cell>
          <table:table-cell office:value-type="float" office:value="3350219" calcext:value-type="float">
            <text:p>3350219</text:p>
          </table:table-cell>
          <table:table-cell office:value-type="float" office:value="303073" calcext:value-type="float">
            <text:p>303073</text:p>
          </table:table-cell>
          <table:table-cell office:value-type="string" calcext:value-type="string">
            <text:p>+9.9%</text:p>
          </table:table-cell>
          <table:table-cell office:value-type="float" office:value="146" calcext:value-type="float">
            <text:p>1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Blvd</text:p>
          </table:table-cell>
          <table:table-cell office:value-type="float" office:value="2124742" calcext:value-type="float">
            <text:p>2124742</text:p>
          </table:table-cell>
          <table:table-cell office:value-type="float" office:value="2254731" calcext:value-type="float">
            <text:p>2254731</text:p>
          </table:table-cell>
          <table:table-cell office:value-type="float" office:value="2254869" calcext:value-type="float">
            <text:p>2254869</text:p>
          </table:table-cell>
          <table:table-cell office:value-type="float" office:value="2353592" calcext:value-type="float">
            <text:p>2353592</text:p>
          </table:table-cell>
          <table:table-cell office:value-type="float" office:value="2373967" calcext:value-type="float">
            <text:p>2373967</text:p>
          </table:table-cell>
          <table:table-cell office:value-type="float" office:value="2446937" calcext:value-type="float">
            <text:p>2446937</text:p>
          </table:table-cell>
          <table:table-cell office:value-type="float" office:value="72970" calcext:value-type="float">
            <text:p>72970</text:p>
          </table:table-cell>
          <table:table-cell office:value-type="string" calcext:value-type="string">
            <text:p>+3.1%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Rockaway Park-Beach 116 St</text:p>
          </table:table-cell>
          <table:table-cell office:value-type="float" office:value="284184" calcext:value-type="float">
            <text:p>284184</text:p>
          </table:table-cell>
          <table:table-cell office:value-type="float" office:value="293817" calcext:value-type="float">
            <text:p>293817</text:p>
          </table:table-cell>
          <table:table-cell office:value-type="float" office:value="267902" calcext:value-type="float">
            <text:p>267902</text:p>
          </table:table-cell>
          <table:table-cell office:value-type="float" office:value="268625" calcext:value-type="float">
            <text:p>268625</text:p>
          </table:table-cell>
          <table:table-cell office:value-type="float" office:value="286902" calcext:value-type="float">
            <text:p>286902</text:p>
          </table:table-cell>
          <table:table-cell office:value-type="float" office:value="251080" calcext:value-type="float">
            <text:p>251080</text:p>
          </table:table-cell>
          <table:table-cell office:value-type="float" office:value="-35822" calcext:value-type="float">
            <text:p>-35822</text:p>
          </table:table-cell>
          <table:table-cell office:value-type="string" calcext:value-type="string">
            <text:p>-12.5%</text:p>
          </table:table-cell>
          <table:table-cell office:value-type="float" office:value="413" calcext:value-type="float">
            <text:p>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eneca Av</text:p>
          </table:table-cell>
          <table:table-cell office:value-type="float" office:value="648147" calcext:value-type="float">
            <text:p>648147</text:p>
          </table:table-cell>
          <table:table-cell office:value-type="float" office:value="662730" calcext:value-type="float">
            <text:p>662730</text:p>
          </table:table-cell>
          <table:table-cell office:value-type="float" office:value="691907" calcext:value-type="float">
            <text:p>691907</text:p>
          </table:table-cell>
          <table:table-cell office:value-type="float" office:value="670795" calcext:value-type="float">
            <text:p>670795</text:p>
          </table:table-cell>
          <table:table-cell office:value-type="float" office:value="758144" calcext:value-type="float">
            <text:p>758144</text:p>
          </table:table-cell>
          <table:table-cell office:value-type="float" office:value="716729" calcext:value-type="float">
            <text:p>716729</text:p>
          </table:table-cell>
          <table:table-cell office:value-type="float" office:value="-41415" calcext:value-type="float">
            <text:p>-41415</text:p>
          </table:table-cell>
          <table:table-cell office:value-type="string" calcext:value-type="string">
            <text:p>-5.5%</text:p>
          </table:table-cell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teinway St</text:p>
          </table:table-cell>
          <table:table-cell office:value-type="float" office:value="4467959" calcext:value-type="float">
            <text:p>4467959</text:p>
          </table:table-cell>
          <table:table-cell office:value-type="float" office:value="4659675" calcext:value-type="float">
            <text:p>4659675</text:p>
          </table:table-cell>
          <table:table-cell office:value-type="float" office:value="4547327" calcext:value-type="float">
            <text:p>4547327</text:p>
          </table:table-cell>
          <table:table-cell office:value-type="float" office:value="4561738" calcext:value-type="float">
            <text:p>4561738</text:p>
          </table:table-cell>
          <table:table-cell office:value-type="float" office:value="4930914" calcext:value-type="float">
            <text:p>4930914</text:p>
          </table:table-cell>
          <table:table-cell office:value-type="float" office:value="4866245" calcext:value-type="float">
            <text:p>4866245</text:p>
          </table:table-cell>
          <table:table-cell office:value-type="float" office:value="-64669" calcext:value-type="float">
            <text:p>-64669</text:p>
          </table:table-cell>
          <table:table-cell office:value-type="string" calcext:value-type="string">
            <text:p>-1.3%</text:p>
          </table:table-cell>
          <table:table-cell office:value-type="float" office:value="91" calcext:value-type="float">
            <text:p>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utphin Blvd</text:p>
          </table:table-cell>
          <table:table-cell office:value-type="float" office:value="1357689" calcext:value-type="float">
            <text:p>1357689</text:p>
          </table:table-cell>
          <table:table-cell office:value-type="float" office:value="1399317" calcext:value-type="float">
            <text:p>1399317</text:p>
          </table:table-cell>
          <table:table-cell office:value-type="float" office:value="1375351" calcext:value-type="float">
            <text:p>1375351</text:p>
          </table:table-cell>
          <table:table-cell office:value-type="float" office:value="1465324" calcext:value-type="float">
            <text:p>1465324</text:p>
          </table:table-cell>
          <table:table-cell office:value-type="float" office:value="1470022" calcext:value-type="float">
            <text:p>1470022</text:p>
          </table:table-cell>
          <table:table-cell office:value-type="float" office:value="1468970" calcext:value-type="float">
            <text:p>1468970</text:p>
          </table:table-cell>
          <table:table-cell office:value-type="float" office:value="-1052" calcext:value-type="float">
            <text:p>-1052</text:p>
          </table:table-cell>
          <table:table-cell office:value-type="string" calcext:value-type="string">
            <text:p>-0.1%</text:p>
          </table:table-cell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Sutphin Blvd-Archer Av-JFK Airport</text:p>
          </table:table-cell>
          <table:table-cell office:value-type="float" office:value="6064612" calcext:value-type="float">
            <text:p>6064612</text:p>
          </table:table-cell>
          <table:table-cell office:value-type="float" office:value="6433286" calcext:value-type="float">
            <text:p>6433286</text:p>
          </table:table-cell>
          <table:table-cell office:value-type="float" office:value="6418547" calcext:value-type="float">
            <text:p>6418547</text:p>
          </table:table-cell>
          <table:table-cell office:value-type="float" office:value="6447287" calcext:value-type="float">
            <text:p>6447287</text:p>
          </table:table-cell>
          <table:table-cell office:value-type="float" office:value="6839255" calcext:value-type="float">
            <text:p>6839255</text:p>
          </table:table-cell>
          <table:table-cell office:value-type="float" office:value="6975316" calcext:value-type="float">
            <text:p>6975316</text:p>
          </table:table-cell>
          <table:table-cell office:value-type="float" office:value="136061" calcext:value-type="float">
            <text:p>136061</text:p>
          </table:table-cell>
          <table:table-cell office:value-type="string" calcext:value-type="string">
            <text:p>+2.0%</text:p>
          </table:table-cell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Vernon Blvd-Jackson Av</text:p>
          </table:table-cell>
          <table:table-cell office:value-type="float" office:value="2414808" calcext:value-type="float">
            <text:p>2414808</text:p>
          </table:table-cell>
          <table:table-cell office:value-type="float" office:value="2967358" calcext:value-type="float">
            <text:p>2967358</text:p>
          </table:table-cell>
          <table:table-cell office:value-type="float" office:value="2939995" calcext:value-type="float">
            <text:p>2939995</text:p>
          </table:table-cell>
          <table:table-cell office:value-type="float" office:value="3110952" calcext:value-type="float">
            <text:p>3110952</text:p>
          </table:table-cell>
          <table:table-cell office:value-type="float" office:value="3170128" calcext:value-type="float">
            <text:p>3170128</text:p>
          </table:table-cell>
          <table:table-cell office:value-type="float" office:value="3357030" calcext:value-type="float">
            <text:p>3357030</text:p>
          </table:table-cell>
          <table:table-cell office:value-type="float" office:value="186902" calcext:value-type="float">
            <text:p>186902</text:p>
          </table:table-cell>
          <table:table-cell office:value-type="string" calcext:value-type="string">
            <text:p>+5.9%</text:p>
          </table:table-cell>
          <table:table-cell office:value-type="float" office:value="145" calcext:value-type="float">
            <text:p>1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haven Blvd</text:p>
          </table:table-cell>
          <table:table-cell office:value-type="float" office:value="1180476" calcext:value-type="float">
            <text:p>1180476</text:p>
          </table:table-cell>
          <table:table-cell office:value-type="float" office:value="1269407" calcext:value-type="float">
            <text:p>1269407</text:p>
          </table:table-cell>
          <table:table-cell office:value-type="float" office:value="1285768" calcext:value-type="float">
            <text:p>1285768</text:p>
          </table:table-cell>
          <table:table-cell office:value-type="float" office:value="1285323" calcext:value-type="float">
            <text:p>1285323</text:p>
          </table:table-cell>
          <table:table-cell office:value-type="float" office:value="1357800" calcext:value-type="float">
            <text:p>1357800</text:p>
          </table:table-cell>
          <table:table-cell office:value-type="float" office:value="1328319" calcext:value-type="float">
            <text:p>1328319</text:p>
          </table:table-cell>
          <table:table-cell office:value-type="float" office:value="-29481" calcext:value-type="float">
            <text:p>-29481</text:p>
          </table:table-cell>
          <table:table-cell office:value-type="string" calcext:value-type="string">
            <text:p>-2.2%</text:p>
          </table:table-cell>
          <table:table-cell office:value-type="float" office:value="311" calcext:value-type="float">
            <text:p>3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haven Blvd</text:p>
          </table:table-cell>
          <table:table-cell office:value-type="float" office:value="7443133" calcext:value-type="float">
            <text:p>7443133</text:p>
          </table:table-cell>
          <table:table-cell office:value-type="float" office:value="7695845" calcext:value-type="float">
            <text:p>7695845</text:p>
          </table:table-cell>
          <table:table-cell office:value-type="float" office:value="7447147" calcext:value-type="float">
            <text:p>7447147</text:p>
          </table:table-cell>
          <table:table-cell office:value-type="float" office:value="7307038" calcext:value-type="float">
            <text:p>7307038</text:p>
          </table:table-cell>
          <table:table-cell office:value-type="float" office:value="7241776" calcext:value-type="float">
            <text:p>7241776</text:p>
          </table:table-cell>
          <table:table-cell office:value-type="float" office:value="7157320" calcext:value-type="float">
            <text:p>7157320</text:p>
          </table:table-cell>
          <table:table-cell office:value-type="float" office:value="-84456" calcext:value-type="float">
            <text:p>-84456</text:p>
          </table:table-cell>
          <table:table-cell office:value-type="string" calcext:value-type="string">
            <text:p>-1.2%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Woodside-61 St</text:p>
          </table:table-cell>
          <table:table-cell office:value-type="float" office:value="5169510" calcext:value-type="float">
            <text:p>5169510</text:p>
          </table:table-cell>
          <table:table-cell office:value-type="float" office:value="5517813" calcext:value-type="float">
            <text:p>5517813</text:p>
          </table:table-cell>
          <table:table-cell office:value-type="float" office:value="5379712" calcext:value-type="float">
            <text:p>5379712</text:p>
          </table:table-cell>
          <table:table-cell office:value-type="float" office:value="5394103" calcext:value-type="float">
            <text:p>5394103</text:p>
          </table:table-cell>
          <table:table-cell office:value-type="float" office:value="5382589" calcext:value-type="float">
            <text:p>5382589</text:p>
          </table:table-cell>
          <table:table-cell office:value-type="float" office:value="5273308" calcext:value-type="float">
            <text:p>5273308</text:p>
          </table:table-cell>
          <table:table-cell office:value-type="float" office:value="-109281" calcext:value-type="float">
            <text:p>-109281</text:p>
          </table:table-cell>
          <table:table-cell office:value-type="string" calcext:value-type="string">
            <text:p>-2.0%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</table:table>
      <table:table table:name="Summaries" table:style-name="ta7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2012 Weekend</text:p>
          </table:table-cell>
          <table:table-cell table:style-name="ce1" office:value-type="string" calcext:value-type="string">
            <text:p>2012 Week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ystemwide Adjustment</text:p>
          </table:table-cell>
          <table:table-cell office:value-type="float" office:value="-6" calcext:value-type="float">
            <text:p>-6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nx</text:p>
          </table:table-cell>
          <table:table-cell office:value-type="float" office:value="504897" calcext:value-type="float">
            <text:p>504897</text:p>
          </table:table-cell>
          <table:table-cell office:value-type="float" office:value="469571" calcext:value-type="float">
            <text:p>4695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Queens</text:p>
          </table:table-cell>
          <table:table-cell office:value-type="float" office:value="844804" calcext:value-type="float">
            <text:p>844804</text:p>
          </table:table-cell>
          <table:table-cell office:value-type="float" office:value="777473" calcext:value-type="float">
            <text:p>7774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oklyn</text:p>
          </table:table-cell>
          <table:table-cell office:value-type="float" office:value="1259307" calcext:value-type="float">
            <text:p>1259307</text:p>
          </table:table-cell>
          <table:table-cell office:value-type="float" office:value="1151433" calcext:value-type="float">
            <text:p>11514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Manhattan</text:p>
          </table:table-cell>
          <table:table-cell office:value-type="float" office:value="3054361" calcext:value-type="float">
            <text:p>3054361</text:p>
          </table:table-cell>
          <table:table-cell office:value-type="float" office:value="2981657" calcext:value-type="float">
            <text:p>298165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System Total</text:p>
          </table:table-cell>
          <table:table-cell office:value-type="float" office:value="5663363" calcext:value-type="float">
            <text:p>5663363</text:p>
          </table:table-cell>
          <table:table-cell office:value-type="float" office:value="5380184" calcext:value-type="float">
            <text:p>5380184</text:p>
          </table:table-cell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Boro</text:p>
          </table:table-cell>
          <table:table-cell table:style-name="ce1" office:value-type="string" calcext:value-type="string">
            <text:p>Station (alphabetical by borough)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2" table:style-name="ce1" office:value-type="string" calcext:value-type="string">
            <text:p>2011-12 Change</text:p>
          </table:table-cell>
          <table:table-cell table:style-name="ce1" office:value-type="string" calcext:value-type="string">
            <text:p>2012 Rank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oklyn</text:p>
          </table:table-cell>
          <table:table-cell office:value-type="float" office:value="324264155" calcext:value-type="float">
            <text:p>324264155</text:p>
          </table:table-cell>
          <table:table-cell office:value-type="float" office:value="340763988" calcext:value-type="float">
            <text:p>340763988</text:p>
          </table:table-cell>
          <table:table-cell table:style-name="ce2" office:value-type="float" office:value="335374660" calcext:value-type="float">
            <text:p>335374660</text:p>
          </table:table-cell>
          <table:table-cell table:style-name="ce2" office:value-type="float" office:value="344584252" calcext:value-type="float">
            <text:p>344584252</text:p>
          </table:table-cell>
          <table:table-cell table:style-name="ce2" office:value-type="float" office:value="352296972" calcext:value-type="float">
            <text:p>352296972</text:p>
          </table:table-cell>
          <table:table-cell table:style-name="ce2" office:value-type="float" office:value="356868204" calcext:value-type="float">
            <text:p>356868204</text:p>
          </table:table-cell>
          <table:table-cell table:style-name="ce2" office:value-type="float" office:value="4571232" calcext:value-type="float">
            <text:p>4571232</text:p>
          </table:table-cell>
          <table:table-cell table:style-name="ce3" office:value-type="string" calcext:value-type="string">
            <text:p>+1.3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Bronx</text:p>
          </table:table-cell>
          <table:table-cell office:value-type="float" office:value="130833982" calcext:value-type="float">
            <text:p>130833982</text:p>
          </table:table-cell>
          <table:table-cell office:value-type="float" office:value="139326991" calcext:value-type="float">
            <text:p>139326991</text:p>
          </table:table-cell>
          <table:table-cell table:style-name="ce2" office:value-type="float" office:value="138321301" calcext:value-type="float">
            <text:p>138321301</text:p>
          </table:table-cell>
          <table:table-cell table:style-name="ce2" office:value-type="float" office:value="140641852" calcext:value-type="float">
            <text:p>140641852</text:p>
          </table:table-cell>
          <table:table-cell table:style-name="ce2" office:value-type="float" office:value="142957026" calcext:value-type="float">
            <text:p>142957026</text:p>
          </table:table-cell>
          <table:table-cell table:style-name="ce2" office:value-type="float" office:value="145029400" calcext:value-type="float">
            <text:p>145029400</text:p>
          </table:table-cell>
          <table:table-cell table:style-name="ce2" office:value-type="float" office:value="2072374" calcext:value-type="float">
            <text:p>2072374</text:p>
          </table:table-cell>
          <table:table-cell table:style-name="ce3" office:value-type="string" calcext:value-type="string">
            <text:p>+1.4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Manhattan</text:p>
          </table:table-cell>
          <table:table-cell office:value-type="float" office:value="876966709" calcext:value-type="float">
            <text:p>876966709</text:p>
          </table:table-cell>
          <table:table-cell office:value-type="float" office:value="904312751" calcext:value-type="float">
            <text:p>904312751</text:p>
          </table:table-cell>
          <table:table-cell table:style-name="ce2" office:value-type="float" office:value="872984163" calcext:value-type="float">
            <text:p>872984163</text:p>
          </table:table-cell>
          <table:table-cell table:style-name="ce2" office:value-type="float" office:value="883711067" calcext:value-type="float">
            <text:p>883711067</text:p>
          </table:table-cell>
          <table:table-cell table:style-name="ce2" office:value-type="float" office:value="904762522" calcext:value-type="float">
            <text:p>904762522</text:p>
          </table:table-cell>
          <table:table-cell table:style-name="ce2" office:value-type="float" office:value="912045393" calcext:value-type="float">
            <text:p>912045393</text:p>
          </table:table-cell>
          <table:table-cell table:style-name="ce2" office:value-type="float" office:value="7282871" calcext:value-type="float">
            <text:p>7282871</text:p>
          </table:table-cell>
          <table:table-cell table:style-name="ce3" office:value-type="string" calcext:value-type="string">
            <text:p>+0.8%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Queens</text:p>
          </table:table-cell>
          <table:table-cell office:value-type="float" office:value="231638780" calcext:value-type="float">
            <text:p>231638780</text:p>
          </table:table-cell>
          <table:table-cell office:value-type="float" office:value="240665986" calcext:value-type="float">
            <text:p>240665986</text:p>
          </table:table-cell>
          <table:table-cell table:style-name="ce2" office:value-type="float" office:value="234583304" calcext:value-type="float">
            <text:p>234583304</text:p>
          </table:table-cell>
          <table:table-cell table:style-name="ce2" office:value-type="float" office:value="236865227" calcext:value-type="float">
            <text:p>236865227</text:p>
          </table:table-cell>
          <table:table-cell table:style-name="ce2" office:value-type="float" office:value="240626516" calcext:value-type="float">
            <text:p>240626516</text:p>
          </table:table-cell>
          <table:table-cell table:style-name="ce2" office:value-type="float" office:value="240626903" calcext:value-type="float">
            <text:p>240626903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string" calcext:value-type="string">
            <text:p>+0.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ystemwide Adjustment</text:p>
          </table:table-cell>
          <table:table-cell office:value-type="float" office:value="-1188561" calcext:value-type="float">
            <text:p>-1188561</text:p>
          </table:table-cell>
          <table:table-cell office:value-type="float" office:value="-1188347" calcext:value-type="float">
            <text:p>-1188347</text:p>
          </table:table-cell>
          <table:table-cell table:style-name="ce2" office:value-type="float" office:value="-1396828" calcext:value-type="float">
            <text:p>-1396828</text:p>
          </table:table-cell>
          <table:table-cell table:style-name="ce2" office:value-type="float" office:value="-1604381" calcext:value-type="float">
            <text:p>-1604381</text:p>
          </table:table-cell>
          <table:table-cell table:style-name="ce2" office:value-type="float" office:value="-208364" calcext:value-type="float">
            <text:p>-208364</text:p>
          </table:table-cell>
          <table:table-cell table:style-name="ce2" office:value-type="float" office:value="12365" calcext:value-type="float">
            <text:p>123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System Total</text:p>
          </table:table-cell>
          <table:table-cell office:value-type="float" office:value="1562515065" calcext:value-type="float">
            <text:p>1562515065</text:p>
          </table:table-cell>
          <table:table-cell office:value-type="float" office:value="1623881369" calcext:value-type="float">
            <text:p>1623881369</text:p>
          </table:table-cell>
          <table:table-cell table:style-name="ce2" office:value-type="float" office:value="1579866600" calcext:value-type="float">
            <text:p>1579866600</text:p>
          </table:table-cell>
          <table:table-cell table:style-name="ce2" office:value-type="float" office:value="1604198017" calcext:value-type="float">
            <text:p>1604198017</text:p>
          </table:table-cell>
          <table:table-cell table:style-name="ce2" office:value-type="float" office:value="1640434672" calcext:value-type="float">
            <text:p>1640434672</text:p>
          </table:table-cell>
          <table:table-cell table:style-name="ce2" office:value-type="float" office:value="1654582265" calcext:value-type="float">
            <text:p>1654582265</text:p>
          </table:table-cell>
          <table:table-cell table:style-name="ce2" office:value-type="float" office:value="14147593" calcext:value-type="float">
            <text:p>14147593</text:p>
          </table:table-cell>
          <table:table-cell table:style-name="ce3" office:value-type="string" calcext:value-type="string">
            <text:p>+0.9%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bway_5f_weekends" style:display-name="PageStyle_subway_weeken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ubway_20_weekday" style:display-name="PageStyle_subway weekda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idership" style:display-name="PageStyle_Ridershi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012_20_Only" style:display-name="PageStyle_2012 Onl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012_20_Clean" style:display-name="PageStyle_2012 Clea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nual_20_Ridership" style:display-name="PageStyle_Annual Ridershi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ummaries" style:display-name="PageStyle_Summari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22:34:43</meta:creation-date>
    <meta:initial-creator>Amanda Hickman</meta:initial-creator>
    <meta:editing-cycles>0</meta:editing-cycles>
    <meta:editing-duration>P0D</meta:editing-duration>
    <meta:generator>LibreOffice/4.1.3.2$Linux_X86_64 LibreOffice_project/410m0$Build-2</meta:generator>
    <meta:document-statistic meta:table-count="7" meta:cell-count="19279" meta:object-count="0"/>
  </office:meta>
</office:document-meta>
</file>